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047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1.1689in"/>
    </style:style>
    <style:style style:name="co4" style:family="table-column">
      <style:table-column-properties fo:break-before="auto" style:column-width="1.1252in"/>
    </style:style>
    <style:style style:name="co5" style:family="table-column">
      <style:table-column-properties fo:break-before="auto" style:column-width="1.1138in"/>
    </style:style>
    <style:style style:name="co6" style:family="table-column">
      <style:table-column-properties fo:break-before="auto" style:column-width="1.1362in"/>
    </style:style>
    <style:style style:name="co7" style:family="table-column">
      <style:table-column-properties fo:break-before="auto" style:column-width="1.1465in"/>
    </style:style>
    <style:style style:name="co8" style:family="table-column">
      <style:table-column-properties fo:break-before="auto" style:column-width="1.081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PageStyle_5f_MATH_20_averages">
      <style:table-properties table:display="true" style:writing-mode="lr-tb"/>
    </style:style>
    <style:style style:name="ta2" style:family="table" style:master-page-name="PageStyle_5f_READ_20_averages">
      <style:table-properties table:display="true" style:writing-mode="lr-tb"/>
    </style:style>
    <style:style style:name="ta3" style:family="table" style:master-page-name="PageStyle_5f_SCIE_20_averages">
      <style:table-properties table:display="true" style:writing-mode="lr-tb"/>
    </style:style>
    <style:style style:name="ta4" style:family="table" style:master-page-name="PageStyle_5f_MATH_20_sd">
      <style:table-properties table:display="true" style:writing-mode="lr-tb"/>
    </style:style>
    <style:style style:name="ta5" style:family="table" style:master-page-name="PageStyle_5f_READ_20_sd">
      <style:table-properties table:display="true" style:writing-mode="lr-tb"/>
    </style:style>
    <style:style style:name="ta6" style:family="table" style:master-page-name="PageStyle_5f_SCIE_20_sd">
      <style:table-properties table:display="true" style:writing-mode="lr-tb"/>
    </style:style>
    <style:style style:name="ta7" style:family="table" style:master-page-name="PageStyle_5f_population_20_share">
      <style:table-properties table:display="true" style:writing-mode="lr-tb"/>
    </style:style>
    <style:style style:name="ta8" style:family="table" style:master-page-name="PageStyle_5f_number_20_of_20_students">
      <style:table-properties table:display="true" style:writing-mode="lr-tb"/>
    </style:style>
    <style:style style:name="ta9" style:family="table" style:master-page-name="PageStyle_5f_number_20_od_20_schools">
      <style:table-properties table:display="true" style:writing-mode="lr-tb"/>
    </style:style>
    <style:style style:name="ce1" style:family="table-cell" style:parent-style-name="Default">
      <style:table-cell-properties fo:background-color="#83caff"/>
    </style:style>
  </office:automatic-styles>
  <office:body>
    <office:spreadsheet>
      <table:calculation-settings table:case-sensitive="false" table:automatic-find-labels="false" table:use-regular-expressions="false"/>
      <table:table table:name="MATH averages" table:style-name="ta1" table:print="false">
        <office:forms form:automatic-focus="false" form:apply-design-mode="false"/>
        <table:table-column table:style-name="co1" table:default-cell-style-name="ce1"/>
        <table:table-column table:style-name="co1" table:number-columns-repeated="1023" table:default-cell-style-name="Default"/>
        <table:table-row table:style-name="ro1">
          <table:table-cell/>
          <table:table-cell table:style-name="ce1" office:value-type="string">
            <text:p>Country</text:p>
          </table:table-cell>
          <table:table-cell table:style-name="ce1" office:value-type="string">
            <text:p>ISCO.1xxx.Managers</text:p>
          </table:table-cell>
          <table:table-cell table:style-name="ce1" office:value-type="string">
            <text:p>ISCO.2xxx.Professionals</text:p>
          </table:table-cell>
          <table:table-cell table:style-name="ce1" office:value-type="string">
            <text:p>ISCO.3xxx.Technicians.and.associate.professionals</text:p>
          </table:table-cell>
          <table:table-cell table:style-name="ce1" office:value-type="string">
            <text:p>ISCO.4xxx.Clerical.support.workers</text:p>
          </table:table-cell>
          <table:table-cell table:style-name="ce1" office:value-type="string">
            <text:p>ISCO.5xxx.Service.and.sales.workers</text:p>
          </table:table-cell>
          <table:table-cell table:style-name="ce1" office:value-type="string">
            <text:p>ISCO.6xxx.Skilled.agricultural..forestry.and</text:p>
          </table:table-cell>
          <table:table-cell table:style-name="ce1" office:value-type="string">
            <text:p>ISCO.7xxx.Craft.and.related.trades</text:p>
          </table:table-cell>
          <table:table-cell table:style-name="ce1" office:value-type="string">
            <text:p>ISCO.8xxx.Plant.and.machine.operators.</text:p>
          </table:table-cell>
          <table:table-cell table:style-name="ce1" office:value-type="string">
            <text:p>ISCO.9xxx.Elementary.occupations</text:p>
          </table:table-cell>
          <table:table-cell table:style-name="ce1" office:value-type="string">
            <text:p>ISCO.11xx.Chief.executives..senior.officials</text:p>
          </table:table-cell>
          <table:table-cell table:style-name="ce1" office:value-type="string">
            <text:p>ISCO.12xx.Administrative.and.commercial.managers</text:p>
          </table:table-cell>
          <table:table-cell table:style-name="ce1" office:value-type="string">
            <text:p>ISCO.13xx.Production.and.specialised.services</text:p>
          </table:table-cell>
          <table:table-cell table:style-name="ce1" office:value-type="string">
            <text:p>ISCO.14xx.Hospitality..retail.and.other</text:p>
          </table:table-cell>
          <table:table-cell table:style-name="ce1" office:value-type="string">
            <text:p>ISCO.21xx.Science.and.engineering.professionals</text:p>
          </table:table-cell>
          <table:table-cell table:style-name="ce1" office:value-type="string">
            <text:p>ISCO.22xx.Health.professionals</text:p>
          </table:table-cell>
          <table:table-cell table:style-name="ce1" office:value-type="string">
            <text:p>ISCO.23xx.Teaching.professionals</text:p>
          </table:table-cell>
          <table:table-cell table:style-name="ce1" office:value-type="string">
            <text:p>ISCO.24xx.Business.and.administration.professionals</text:p>
          </table:table-cell>
          <table:table-cell table:style-name="ce1" office:value-type="string">
            <text:p>ISCO.25xx.Information.and.communications.technology</text:p>
          </table:table-cell>
          <table:table-cell table:style-name="ce1" office:value-type="string">
            <text:p>ISCO.26xx.Legal..social.and.cultural</text:p>
          </table:table-cell>
          <table:table-cell table:style-name="ce1" office:value-type="string">
            <text:p>ISCO.31xx.Science.and.engineering.associate</text:p>
          </table:table-cell>
          <table:table-cell table:style-name="ce1" office:value-type="string">
            <text:p>ISCO.32xx.Health.associate.professionals</text:p>
          </table:table-cell>
          <table:table-cell table:style-name="ce1" office:value-type="string">
            <text:p>ISCO.33xx.Business.and.administration.associate</text:p>
          </table:table-cell>
          <table:table-cell table:style-name="ce1" office:value-type="string">
            <text:p>ISCO.34xx.Legal..social..cultural.and</text:p>
          </table:table-cell>
          <table:table-cell table:style-name="ce1" office:value-type="string">
            <text:p>ISCO.35xx.Information.and.communications.technicians</text:p>
          </table:table-cell>
          <table:table-cell table:style-name="ce1" office:value-type="string">
            <text:p>ISCO.41xx.General.and.keyboard.clerks</text:p>
          </table:table-cell>
          <table:table-cell table:style-name="ce1" office:value-type="string">
            <text:p>ISCO.42xx.Customer.services.clerks</text:p>
          </table:table-cell>
          <table:table-cell table:style-name="ce1" office:value-type="string">
            <text:p>ISCO.43xx.Numerical.and.material.recording</text:p>
          </table:table-cell>
          <table:table-cell table:style-name="ce1" office:value-type="string">
            <text:p>ISCO.44xx.Other.clerical.support.workers</text:p>
          </table:table-cell>
          <table:table-cell table:style-name="ce1" office:value-type="string">
            <text:p>ISCO.51xx.Personal.service.workers</text:p>
          </table:table-cell>
          <table:table-cell table:style-name="ce1" office:value-type="string">
            <text:p>ISCO.52xx.Sales.workers</text:p>
          </table:table-cell>
          <table:table-cell table:style-name="ce1" office:value-type="string">
            <text:p>ISCO.53xx.Personal.care.workers</text:p>
          </table:table-cell>
          <table:table-cell table:style-name="ce1" office:value-type="string">
            <text:p>ISCO.54xx.Protective.services.workers</text:p>
          </table:table-cell>
          <table:table-cell table:style-name="ce1" office:value-type="string">
            <text:p>ISCO.61xx.Market.oriented.skilled.agricultural.workers</text:p>
          </table:table-cell>
          <table:table-cell table:style-name="ce1" office:value-type="string">
            <text:p>ISCO.62xx.Market.oriented.skilled.forestry..fishery</text:p>
          </table:table-cell>
          <table:table-cell table:style-name="ce1" office:value-type="string">
            <text:p>ISCO.71xx.Building.and.related.trades</text:p>
          </table:table-cell>
          <table:table-cell table:style-name="ce1" office:value-type="string">
            <text:p>ISCO.72xx.Metal..machinery.and.related</text:p>
          </table:table-cell>
          <table:table-cell table:style-name="ce1" office:value-type="string">
            <text:p>ISCO.73xx.Handicraft.and.printing.workers</text:p>
          </table:table-cell>
          <table:table-cell table:style-name="ce1" office:value-type="string">
            <text:p>ISCO.74xx.Electrical.and.electronic.trades</text:p>
          </table:table-cell>
          <table:table-cell table:style-name="ce1" office:value-type="string">
            <text:p>ISCO.75xx.Food.processing..wood.working.</text:p>
          </table:table-cell>
          <table:table-cell table:style-name="ce1" office:value-type="string">
            <text:p>ISCO.81xx.Stationary.plant.and.machine</text:p>
          </table:table-cell>
          <table:table-cell table:style-name="ce1" office:value-type="string">
            <text:p>ISCO.82xx.Assemblers</text:p>
          </table:table-cell>
          <table:table-cell table:style-name="ce1" office:value-type="string">
            <text:p>ISCO.83xx.Drivers.and.mobile.plant</text:p>
          </table:table-cell>
          <table:table-cell table:style-name="ce1" office:value-type="string">
            <text:p>ISCO.91xx.Cleaners.and.helpers</text:p>
          </table:table-cell>
          <table:table-cell table:style-name="ce1" office:value-type="string">
            <text:p>ISCO.92xx.Agricultural..forestry.and.fishery</text:p>
          </table:table-cell>
          <table:table-cell table:style-name="ce1" office:value-type="string">
            <text:p>ISCO.93xx.Labourers.in.mining..construction.</text:p>
          </table:table-cell>
          <table:table-cell table:style-name="ce1" office:value-type="string">
            <text:p>ISCO.94xx.Food.preparation.assistants</text:p>
          </table:table-cell>
          <table:table-cell table:style-name="ce1" office:value-type="string">
            <text:p>ISCO.95xx.Street.and.related.sales</text:p>
          </table:table-cell>
          <table:table-cell table:style-name="ce1" office:value-type="string">
            <text:p>ISCO.96xx.Refuse.workers.and.other</text:p>
          </table:table-cell>
          <table:table-cell table:style-name="ce1" table:number-columns-repeated="974"/>
        </table:table-row>
        <table:table-row table:style-name="ro1">
          <table:table-cell office:value-type="string">
            <text:p>Albania</text:p>
          </table:table-cell>
          <table:table-cell office:value-type="float" office:value="394.33">
            <text:p>394.33</text:p>
          </table:table-cell>
          <table:table-cell office:value-type="float" office:value="393">
            <text:p>393</text:p>
          </table:table-cell>
          <table:table-cell office:value-type="float" office:value="385.88">
            <text:p>385.88</text:p>
          </table:table-cell>
          <table:table-cell office:value-type="float" office:value="387.9">
            <text:p>387.9</text:p>
          </table:table-cell>
          <table:table-cell office:value-type="float" office:value="393.14">
            <text:p>393.14</text:p>
          </table:table-cell>
          <table:table-cell office:value-type="float" office:value="396.38">
            <text:p>396.38</text:p>
          </table:table-cell>
          <table:table-cell office:value-type="float" office:value="384.62">
            <text:p>384.62</text:p>
          </table:table-cell>
          <table:table-cell office:value-type="float" office:value="395.79">
            <text:p>395.79</text:p>
          </table:table-cell>
          <table:table-cell office:value-type="float" office:value="388.23">
            <text:p>388.23</text:p>
          </table:table-cell>
          <table:table-cell office:value-type="float" office:value="395.58">
            <text:p>395.58</text:p>
          </table:table-cell>
          <table:table-cell office:value-type="float" office:value="394.06">
            <text:p>394.06</text:p>
          </table:table-cell>
          <table:table-cell office:value-type="float" office:value="400.76">
            <text:p>400.76</text:p>
          </table:table-cell>
          <table:table-cell office:value-type="float" office:value="390.96">
            <text:p>390.96</text:p>
          </table:table-cell>
          <table:table-cell office:value-type="float" office:value="380.46">
            <text:p>380.46</text:p>
          </table:table-cell>
          <table:table-cell office:value-type="float" office:value="393.05">
            <text:p>393.05</text:p>
          </table:table-cell>
          <table:table-cell office:value-type="float" office:value="391.04">
            <text:p>391.04</text:p>
          </table:table-cell>
          <table:table-cell office:value-type="float" office:value="382.38">
            <text:p>382.38</text:p>
          </table:table-cell>
          <table:table-cell table:number-columns-repeated="2"/>
          <table:table-cell office:value-type="float" office:value="382.1">
            <text:p>382.1</text:p>
          </table:table-cell>
          <table:table-cell table:number-columns-repeated="2"/>
          <table:table-cell office:value-type="float" office:value="386.98">
            <text:p>386.98</text:p>
          </table:table-cell>
          <table:table-cell table:number-columns-repeated="2"/>
          <table:table-cell office:value-type="float" office:value="389.16">
            <text:p>389.16</text:p>
          </table:table-cell>
          <table:table-cell table:number-columns-repeated="3"/>
          <table:table-cell office:value-type="float" office:value="397.78">
            <text:p>397.78</text:p>
          </table:table-cell>
          <table:table-cell office:value-type="float" office:value="397.21">
            <text:p>397.21</text:p>
          </table:table-cell>
          <table:table-cell/>
          <table:table-cell office:value-type="float" office:value="394.19">
            <text:p>394.19</text:p>
          </table:table-cell>
          <table:table-cell office:value-type="float" office:value="382.3">
            <text:p>382.3</text:p>
          </table:table-cell>
          <table:table-cell/>
          <table:table-cell office:value-type="float" office:value="394.96">
            <text:p>394.96</text:p>
          </table:table-cell>
          <table:table-cell office:value-type="float" office:value="408.21">
            <text:p>408.21</text:p>
          </table:table-cell>
          <table:table-cell/>
          <table:table-cell office:value-type="float" office:value="382.34">
            <text:p>382.34</text:p>
          </table:table-cell>
          <table:table-cell office:value-type="float" office:value="396.75">
            <text:p>396.75</text:p>
          </table:table-cell>
          <table:table-cell office:value-type="float" office:value="394.81">
            <text:p>394.81</text:p>
          </table:table-cell>
          <table:table-cell/>
          <table:table-cell office:value-type="float" office:value="386.34">
            <text:p>386.34</text:p>
          </table:table-cell>
          <table:table-cell office:value-type="float" office:value="388.99">
            <text:p>388.99</text:p>
          </table:table-cell>
          <table:table-cell/>
          <table:table-cell office:value-type="float" office:value="373.51">
            <text:p>373.51</text:p>
          </table:table-cell>
          <table:table-cell office:value-type="float" office:value="382.73">
            <text:p>382.73</text:p>
          </table:table-cell>
          <table:table-cell/>
          <table:table-cell office:value-type="float" office:value="396.63">
            <text:p>396.63</text:p>
          </table:table-cell>
          <table:table-cell table:number-columns-repeated="974"/>
        </table:table-row>
        <table:table-row table:style-name="ro1">
          <table:table-cell office:value-type="string">
            <text:p>Argentina</text:p>
          </table:table-cell>
          <table:table-cell office:value-type="float" office:value="388.43">
            <text:p>388.43</text:p>
          </table:table-cell>
          <table:table-cell office:value-type="float" office:value="427.49">
            <text:p>427.49</text:p>
          </table:table-cell>
          <table:table-cell office:value-type="float" office:value="431.52">
            <text:p>431.52</text:p>
          </table:table-cell>
          <table:table-cell office:value-type="float" office:value="412.37">
            <text:p>412.37</text:p>
          </table:table-cell>
          <table:table-cell office:value-type="float" office:value="422.91">
            <text:p>422.91</text:p>
          </table:table-cell>
          <table:table-cell office:value-type="float" office:value="394.49">
            <text:p>394.49</text:p>
          </table:table-cell>
          <table:table-cell office:value-type="float" office:value="401.76">
            <text:p>401.76</text:p>
          </table:table-cell>
          <table:table-cell office:value-type="float" office:value="376.49">
            <text:p>376.49</text:p>
          </table:table-cell>
          <table:table-cell office:value-type="float" office:value="385.13">
            <text:p>385.13</text:p>
          </table:table-cell>
          <table:table-cell office:value-type="float" office:value="372.93">
            <text:p>372.93</text:p>
          </table:table-cell>
          <table:table-cell office:value-type="float" office:value="432.76">
            <text:p>432.76</text:p>
          </table:table-cell>
          <table:table-cell office:value-type="float" office:value="433.14">
            <text:p>433.14</text:p>
          </table:table-cell>
          <table:table-cell office:value-type="float" office:value="419.47">
            <text:p>419.47</text:p>
          </table:table-cell>
          <table:table-cell office:value-type="float" office:value="426.85">
            <text:p>426.85</text:p>
          </table:table-cell>
          <table:table-cell office:value-type="float" office:value="444.98">
            <text:p>444.98</text:p>
          </table:table-cell>
          <table:table-cell office:value-type="float" office:value="418.61">
            <text:p>418.61</text:p>
          </table:table-cell>
          <table:table-cell office:value-type="float" office:value="432.03">
            <text:p>432.03</text:p>
          </table:table-cell>
          <table:table-cell office:value-type="float" office:value="464.78">
            <text:p>464.78</text:p>
          </table:table-cell>
          <table:table-cell office:value-type="float" office:value="443.41">
            <text:p>443.41</text:p>
          </table:table-cell>
          <table:table-cell office:value-type="float" office:value="439.25">
            <text:p>439.25</text:p>
          </table:table-cell>
          <table:table-cell office:value-type="float" office:value="410.46">
            <text:p>410.46</text:p>
          </table:table-cell>
          <table:table-cell office:value-type="float" office:value="418.44">
            <text:p>418.44</text:p>
          </table:table-cell>
          <table:table-cell office:value-type="float" office:value="409.29">
            <text:p>409.29</text:p>
          </table:table-cell>
          <table:table-cell office:value-type="float" office:value="415.2">
            <text:p>415.2</text:p>
          </table:table-cell>
          <table:table-cell/>
          <table:table-cell office:value-type="float" office:value="427.44">
            <text:p>427.44</text:p>
          </table:table-cell>
          <table:table-cell office:value-type="float" office:value="411.79">
            <text:p>411.79</text:p>
          </table:table-cell>
          <table:table-cell office:value-type="float" office:value="424.75">
            <text:p>424.75</text:p>
          </table:table-cell>
          <table:table-cell office:value-type="float" office:value="429.58">
            <text:p>429.58</text:p>
          </table:table-cell>
          <table:table-cell office:value-type="float" office:value="393.56">
            <text:p>393.56</text:p>
          </table:table-cell>
          <table:table-cell office:value-type="float" office:value="407.84">
            <text:p>407.84</text:p>
          </table:table-cell>
          <table:table-cell office:value-type="float" office:value="368.42">
            <text:p>368.42</text:p>
          </table:table-cell>
          <table:table-cell office:value-type="float" office:value="381.86">
            <text:p>381.86</text:p>
          </table:table-cell>
          <table:table-cell office:value-type="float" office:value="405.33">
            <text:p>405.33</text:p>
          </table:table-cell>
          <table:table-cell/>
          <table:table-cell office:value-type="float" office:value="366.47">
            <text:p>366.47</text:p>
          </table:table-cell>
          <table:table-cell office:value-type="float" office:value="385.61">
            <text:p>385.61</text:p>
          </table:table-cell>
          <table:table-cell office:value-type="float" office:value="385.34">
            <text:p>385.34</text:p>
          </table:table-cell>
          <table:table-cell office:value-type="float" office:value="401.72">
            <text:p>401.72</text:p>
          </table:table-cell>
          <table:table-cell office:value-type="float" office:value="386.36">
            <text:p>386.36</text:p>
          </table:table-cell>
          <table:table-cell office:value-type="float" office:value="381.05">
            <text:p>381.05</text:p>
          </table:table-cell>
          <table:table-cell/>
          <table:table-cell office:value-type="float" office:value="385.57">
            <text:p>385.57</text:p>
          </table:table-cell>
          <table:table-cell office:value-type="float" office:value="365.56">
            <text:p>365.56</text:p>
          </table:table-cell>
          <table:table-cell office:value-type="float" office:value="385.85">
            <text:p>385.85</text:p>
          </table:table-cell>
          <table:table-cell office:value-type="float" office:value="363.01">
            <text:p>363.01</text:p>
          </table:table-cell>
          <table:table-cell table:number-columns-repeated="2"/>
          <table:table-cell office:value-type="float" office:value="394.05">
            <text:p>394.05</text:p>
          </table:table-cell>
          <table:table-cell table:number-columns-repeated="974"/>
        </table:table-row>
        <table:table-row table:style-name="ro1">
          <table:table-cell office:value-type="string">
            <text:p>Australia</text:p>
          </table:table-cell>
          <table:table-cell office:value-type="float" office:value="504.15">
            <text:p>504.15</text:p>
          </table:table-cell>
          <table:table-cell office:value-type="float" office:value="520.5">
            <text:p>520.5</text:p>
          </table:table-cell>
          <table:table-cell office:value-type="float" office:value="535.65">
            <text:p>535.65</text:p>
          </table:table-cell>
          <table:table-cell office:value-type="float" office:value="517.24">
            <text:p>517.24</text:p>
          </table:table-cell>
          <table:table-cell office:value-type="float" office:value="516.45">
            <text:p>516.45</text:p>
          </table:table-cell>
          <table:table-cell office:value-type="float" office:value="494.77">
            <text:p>494.77</text:p>
          </table:table-cell>
          <table:table-cell office:value-type="float" office:value="498.17">
            <text:p>498.17</text:p>
          </table:table-cell>
          <table:table-cell office:value-type="float" office:value="490.78">
            <text:p>490.78</text:p>
          </table:table-cell>
          <table:table-cell office:value-type="float" office:value="479.87">
            <text:p>479.87</text:p>
          </table:table-cell>
          <table:table-cell office:value-type="float" office:value="471.77">
            <text:p>471.77</text:p>
          </table:table-cell>
          <table:table-cell office:value-type="float" office:value="540.13">
            <text:p>540.13</text:p>
          </table:table-cell>
          <table:table-cell office:value-type="float" office:value="517.88">
            <text:p>517.88</text:p>
          </table:table-cell>
          <table:table-cell office:value-type="float" office:value="525.73">
            <text:p>525.73</text:p>
          </table:table-cell>
          <table:table-cell office:value-type="float" office:value="519.62">
            <text:p>519.62</text:p>
          </table:table-cell>
          <table:table-cell office:value-type="float" office:value="544.97">
            <text:p>544.97</text:p>
          </table:table-cell>
          <table:table-cell office:value-type="float" office:value="530.85">
            <text:p>530.85</text:p>
          </table:table-cell>
          <table:table-cell office:value-type="float" office:value="530.76">
            <text:p>530.76</text:p>
          </table:table-cell>
          <table:table-cell office:value-type="float" office:value="548.11">
            <text:p>548.11</text:p>
          </table:table-cell>
          <table:table-cell office:value-type="float" office:value="554.59">
            <text:p>554.59</text:p>
          </table:table-cell>
          <table:table-cell office:value-type="float" office:value="539.39">
            <text:p>539.39</text:p>
          </table:table-cell>
          <table:table-cell office:value-type="float" office:value="546.98">
            <text:p>546.98</text:p>
          </table:table-cell>
          <table:table-cell office:value-type="float" office:value="509.27">
            <text:p>509.27</text:p>
          </table:table-cell>
          <table:table-cell office:value-type="float" office:value="529.16">
            <text:p>529.16</text:p>
          </table:table-cell>
          <table:table-cell office:value-type="float" office:value="507.35">
            <text:p>507.35</text:p>
          </table:table-cell>
          <table:table-cell office:value-type="float" office:value="525.89">
            <text:p>525.89</text:p>
          </table:table-cell>
          <table:table-cell office:value-type="float" office:value="515.34">
            <text:p>515.34</text:p>
          </table:table-cell>
          <table:table-cell office:value-type="float" office:value="516.78">
            <text:p>516.78</text:p>
          </table:table-cell>
          <table:table-cell office:value-type="float" office:value="525.26">
            <text:p>525.26</text:p>
          </table:table-cell>
          <table:table-cell office:value-type="float" office:value="510.01">
            <text:p>510.01</text:p>
          </table:table-cell>
          <table:table-cell office:value-type="float" office:value="488.64">
            <text:p>488.64</text:p>
          </table:table-cell>
          <table:table-cell office:value-type="float" office:value="500.63">
            <text:p>500.63</text:p>
          </table:table-cell>
          <table:table-cell office:value-type="float" office:value="490.56">
            <text:p>490.56</text:p>
          </table:table-cell>
          <table:table-cell office:value-type="float" office:value="494.44">
            <text:p>494.44</text:p>
          </table:table-cell>
          <table:table-cell office:value-type="float" office:value="499.45">
            <text:p>499.45</text:p>
          </table:table-cell>
          <table:table-cell/>
          <table:table-cell office:value-type="float" office:value="487.36">
            <text:p>487.36</text:p>
          </table:table-cell>
          <table:table-cell office:value-type="float" office:value="486.61">
            <text:p>486.61</text:p>
          </table:table-cell>
          <table:table-cell office:value-type="float" office:value="516.26">
            <text:p>516.26</text:p>
          </table:table-cell>
          <table:table-cell office:value-type="float" office:value="515.29">
            <text:p>515.29</text:p>
          </table:table-cell>
          <table:table-cell office:value-type="float" office:value="483.17">
            <text:p>483.17</text:p>
          </table:table-cell>
          <table:table-cell office:value-type="float" office:value="464.27">
            <text:p>464.27</text:p>
          </table:table-cell>
          <table:table-cell/>
          <table:table-cell office:value-type="float" office:value="482.37">
            <text:p>482.37</text:p>
          </table:table-cell>
          <table:table-cell office:value-type="float" office:value="464.49">
            <text:p>464.49</text:p>
          </table:table-cell>
          <table:table-cell office:value-type="float" office:value="486.23">
            <text:p>486.23</text:p>
          </table:table-cell>
          <table:table-cell office:value-type="float" office:value="480.1">
            <text:p>480.1</text:p>
          </table:table-cell>
          <table:table-cell office:value-type="float" office:value="480.56">
            <text:p>480.56</text:p>
          </table:table-cell>
          <table:table-cell/>
          <table:table-cell office:value-type="float" office:value="481.6">
            <text:p>481.6</text:p>
          </table:table-cell>
          <table:table-cell table:number-columns-repeated="974"/>
        </table:table-row>
        <table:table-row table:style-name="ro1">
          <table:table-cell office:value-type="string">
            <text:p>Belgium</text:p>
          </table:table-cell>
          <table:table-cell office:value-type="float" office:value="514.53">
            <text:p>514.53</text:p>
          </table:table-cell>
          <table:table-cell office:value-type="float" office:value="552.42">
            <text:p>552.42</text:p>
          </table:table-cell>
          <table:table-cell office:value-type="float" office:value="566.62">
            <text:p>566.62</text:p>
          </table:table-cell>
          <table:table-cell office:value-type="float" office:value="537.66">
            <text:p>537.66</text:p>
          </table:table-cell>
          <table:table-cell office:value-type="float" office:value="537.34">
            <text:p>537.34</text:p>
          </table:table-cell>
          <table:table-cell office:value-type="float" office:value="501.51">
            <text:p>501.51</text:p>
          </table:table-cell>
          <table:table-cell office:value-type="float" office:value="527.02">
            <text:p>527.02</text:p>
          </table:table-cell>
          <table:table-cell office:value-type="float" office:value="489.09">
            <text:p>489.09</text:p>
          </table:table-cell>
          <table:table-cell office:value-type="float" office:value="477.8">
            <text:p>477.8</text:p>
          </table:table-cell>
          <table:table-cell office:value-type="float" office:value="470.13">
            <text:p>470.13</text:p>
          </table:table-cell>
          <table:table-cell office:value-type="float" office:value="576.04">
            <text:p>576.04</text:p>
          </table:table-cell>
          <table:table-cell office:value-type="float" office:value="575.54">
            <text:p>575.54</text:p>
          </table:table-cell>
          <table:table-cell office:value-type="float" office:value="549.19">
            <text:p>549.19</text:p>
          </table:table-cell>
          <table:table-cell office:value-type="float" office:value="527.52">
            <text:p>527.52</text:p>
          </table:table-cell>
          <table:table-cell office:value-type="float" office:value="569.41">
            <text:p>569.41</text:p>
          </table:table-cell>
          <table:table-cell office:value-type="float" office:value="567.75">
            <text:p>567.75</text:p>
          </table:table-cell>
          <table:table-cell office:value-type="float" office:value="569">
            <text:p>569</text:p>
          </table:table-cell>
          <table:table-cell office:value-type="float" office:value="576.31">
            <text:p>576.31</text:p>
          </table:table-cell>
          <table:table-cell office:value-type="float" office:value="584.41">
            <text:p>584.41</text:p>
          </table:table-cell>
          <table:table-cell office:value-type="float" office:value="564.01">
            <text:p>564.01</text:p>
          </table:table-cell>
          <table:table-cell office:value-type="float" office:value="525.45">
            <text:p>525.45</text:p>
          </table:table-cell>
          <table:table-cell office:value-type="float" office:value="522.8">
            <text:p>522.8</text:p>
          </table:table-cell>
          <table:table-cell office:value-type="float" office:value="553.39">
            <text:p>553.39</text:p>
          </table:table-cell>
          <table:table-cell office:value-type="float" office:value="526">
            <text:p>526</text:p>
          </table:table-cell>
          <table:table-cell office:value-type="float" office:value="557.4">
            <text:p>557.4</text:p>
          </table:table-cell>
          <table:table-cell office:value-type="float" office:value="533.03">
            <text:p>533.03</text:p>
          </table:table-cell>
          <table:table-cell office:value-type="float" office:value="560.24">
            <text:p>560.24</text:p>
          </table:table-cell>
          <table:table-cell office:value-type="float" office:value="539.96">
            <text:p>539.96</text:p>
          </table:table-cell>
          <table:table-cell office:value-type="float" office:value="520.6">
            <text:p>520.6</text:p>
          </table:table-cell>
          <table:table-cell office:value-type="float" office:value="494.18">
            <text:p>494.18</text:p>
          </table:table-cell>
          <table:table-cell office:value-type="float" office:value="505.39">
            <text:p>505.39</text:p>
          </table:table-cell>
          <table:table-cell office:value-type="float" office:value="500.06">
            <text:p>500.06</text:p>
          </table:table-cell>
          <table:table-cell office:value-type="float" office:value="511.51">
            <text:p>511.51</text:p>
          </table:table-cell>
          <table:table-cell office:value-type="float" office:value="529.73">
            <text:p>529.73</text:p>
          </table:table-cell>
          <table:table-cell/>
          <table:table-cell office:value-type="float" office:value="477.08">
            <text:p>477.08</text:p>
          </table:table-cell>
          <table:table-cell office:value-type="float" office:value="492.74">
            <text:p>492.74</text:p>
          </table:table-cell>
          <table:table-cell office:value-type="float" office:value="505.14">
            <text:p>505.14</text:p>
          </table:table-cell>
          <table:table-cell office:value-type="float" office:value="513.01">
            <text:p>513.01</text:p>
          </table:table-cell>
          <table:table-cell office:value-type="float" office:value="488.21">
            <text:p>488.21</text:p>
          </table:table-cell>
          <table:table-cell office:value-type="float" office:value="485.44">
            <text:p>485.44</text:p>
          </table:table-cell>
          <table:table-cell office:value-type="float" office:value="490.93">
            <text:p>490.93</text:p>
          </table:table-cell>
          <table:table-cell office:value-type="float" office:value="474.59">
            <text:p>474.59</text:p>
          </table:table-cell>
          <table:table-cell office:value-type="float" office:value="454.54">
            <text:p>454.54</text:p>
          </table:table-cell>
          <table:table-cell/>
          <table:table-cell office:value-type="float" office:value="479.92">
            <text:p>479.92</text:p>
          </table:table-cell>
          <table:table-cell office:value-type="float" office:value="478.58">
            <text:p>478.58</text:p>
          </table:table-cell>
          <table:table-cell/>
          <table:table-cell office:value-type="float" office:value="475.39">
            <text:p>475.39</text:p>
          </table:table-cell>
          <table:table-cell table:number-columns-repeated="974"/>
        </table:table-row>
        <table:table-row table:style-name="ro1">
          <table:table-cell office:value-type="string">
            <text:p>Brazil</text:p>
          </table:table-cell>
          <table:table-cell office:value-type="float" office:value="388.51">
            <text:p>388.51</text:p>
          </table:table-cell>
          <table:table-cell office:value-type="float" office:value="424.39">
            <text:p>424.39</text:p>
          </table:table-cell>
          <table:table-cell office:value-type="float" office:value="435.52">
            <text:p>435.52</text:p>
          </table:table-cell>
          <table:table-cell office:value-type="float" office:value="417.94">
            <text:p>417.94</text:p>
          </table:table-cell>
          <table:table-cell office:value-type="float" office:value="416.01">
            <text:p>416.01</text:p>
          </table:table-cell>
          <table:table-cell office:value-type="float" office:value="387.27">
            <text:p>387.27</text:p>
          </table:table-cell>
          <table:table-cell office:value-type="float" office:value="365.79">
            <text:p>365.79</text:p>
          </table:table-cell>
          <table:table-cell office:value-type="float" office:value="381.96">
            <text:p>381.96</text:p>
          </table:table-cell>
          <table:table-cell office:value-type="float" office:value="389.72">
            <text:p>389.72</text:p>
          </table:table-cell>
          <table:table-cell office:value-type="float" office:value="369.95">
            <text:p>369.95</text:p>
          </table:table-cell>
          <table:table-cell office:value-type="float" office:value="426.34">
            <text:p>426.34</text:p>
          </table:table-cell>
          <table:table-cell office:value-type="float" office:value="438.61">
            <text:p>438.61</text:p>
          </table:table-cell>
          <table:table-cell office:value-type="float" office:value="436.46">
            <text:p>436.46</text:p>
          </table:table-cell>
          <table:table-cell office:value-type="float" office:value="411.45">
            <text:p>411.45</text:p>
          </table:table-cell>
          <table:table-cell office:value-type="float" office:value="457.11">
            <text:p>457.11</text:p>
          </table:table-cell>
          <table:table-cell office:value-type="float" office:value="435.96">
            <text:p>435.96</text:p>
          </table:table-cell>
          <table:table-cell office:value-type="float" office:value="426.51">
            <text:p>426.51</text:p>
          </table:table-cell>
          <table:table-cell office:value-type="float" office:value="446.72">
            <text:p>446.72</text:p>
          </table:table-cell>
          <table:table-cell/>
          <table:table-cell office:value-type="float" office:value="455.52">
            <text:p>455.52</text:p>
          </table:table-cell>
          <table:table-cell office:value-type="float" office:value="429.29">
            <text:p>429.29</text:p>
          </table:table-cell>
          <table:table-cell office:value-type="float" office:value="407.9">
            <text:p>407.9</text:p>
          </table:table-cell>
          <table:table-cell office:value-type="float" office:value="422.86">
            <text:p>422.86</text:p>
          </table:table-cell>
          <table:table-cell office:value-type="float" office:value="420.05">
            <text:p>420.05</text:p>
          </table:table-cell>
          <table:table-cell/>
          <table:table-cell office:value-type="float" office:value="422.53">
            <text:p>422.53</text:p>
          </table:table-cell>
          <table:table-cell office:value-type="float" office:value="420.48">
            <text:p>420.48</text:p>
          </table:table-cell>
          <table:table-cell office:value-type="float" office:value="393.9">
            <text:p>393.9</text:p>
          </table:table-cell>
          <table:table-cell office:value-type="float" office:value="425.62">
            <text:p>425.62</text:p>
          </table:table-cell>
          <table:table-cell office:value-type="float" office:value="379.37">
            <text:p>379.37</text:p>
          </table:table-cell>
          <table:table-cell office:value-type="float" office:value="398.83">
            <text:p>398.83</text:p>
          </table:table-cell>
          <table:table-cell office:value-type="float" office:value="375.54">
            <text:p>375.54</text:p>
          </table:table-cell>
          <table:table-cell office:value-type="float" office:value="394.69">
            <text:p>394.69</text:p>
          </table:table-cell>
          <table:table-cell office:value-type="float" office:value="367.32">
            <text:p>367.32</text:p>
          </table:table-cell>
          <table:table-cell office:value-type="float" office:value="343.5">
            <text:p>343.5</text:p>
          </table:table-cell>
          <table:table-cell office:value-type="float" office:value="365.16">
            <text:p>365.16</text:p>
          </table:table-cell>
          <table:table-cell office:value-type="float" office:value="399.03">
            <text:p>399.03</text:p>
          </table:table-cell>
          <table:table-cell office:value-type="float" office:value="401.5">
            <text:p>401.5</text:p>
          </table:table-cell>
          <table:table-cell office:value-type="float" office:value="393.72">
            <text:p>393.72</text:p>
          </table:table-cell>
          <table:table-cell office:value-type="float" office:value="392.25">
            <text:p>392.25</text:p>
          </table:table-cell>
          <table:table-cell office:value-type="float" office:value="399.81">
            <text:p>399.81</text:p>
          </table:table-cell>
          <table:table-cell office:value-type="float" office:value="402.1">
            <text:p>402.1</text:p>
          </table:table-cell>
          <table:table-cell office:value-type="float" office:value="387.38">
            <text:p>387.38</text:p>
          </table:table-cell>
          <table:table-cell office:value-type="float" office:value="372.54">
            <text:p>372.54</text:p>
          </table:table-cell>
          <table:table-cell office:value-type="float" office:value="361.69">
            <text:p>361.69</text:p>
          </table:table-cell>
          <table:table-cell office:value-type="float" office:value="368.9">
            <text:p>368.9</text:p>
          </table:table-cell>
          <table:table-cell office:value-type="float" office:value="349.26">
            <text:p>349.26</text:p>
          </table:table-cell>
          <table:table-cell office:value-type="float" office:value="356.04">
            <text:p>356.04</text:p>
          </table:table-cell>
          <table:table-cell office:value-type="float" office:value="374.53">
            <text:p>374.53</text:p>
          </table:table-cell>
          <table:table-cell table:number-columns-repeated="974"/>
        </table:table-row>
        <table:table-row table:style-name="ro1">
          <table:table-cell office:value-type="string">
            <text:p>Bulgaria</text:p>
          </table:table-cell>
          <table:table-cell office:value-type="float" office:value="438.74">
            <text:p>438.74</text:p>
          </table:table-cell>
          <table:table-cell office:value-type="float" office:value="489.04">
            <text:p>489.04</text:p>
          </table:table-cell>
          <table:table-cell office:value-type="float" office:value="493.31">
            <text:p>493.31</text:p>
          </table:table-cell>
          <table:table-cell office:value-type="float" office:value="477.53">
            <text:p>477.53</text:p>
          </table:table-cell>
          <table:table-cell office:value-type="float" office:value="468.93">
            <text:p>468.93</text:p>
          </table:table-cell>
          <table:table-cell office:value-type="float" office:value="436.6">
            <text:p>436.6</text:p>
          </table:table-cell>
          <table:table-cell office:value-type="float" office:value="419.62">
            <text:p>419.62</text:p>
          </table:table-cell>
          <table:table-cell office:value-type="float" office:value="422.31">
            <text:p>422.31</text:p>
          </table:table-cell>
          <table:table-cell office:value-type="float" office:value="421.88">
            <text:p>421.88</text:p>
          </table:table-cell>
          <table:table-cell office:value-type="float" office:value="398.03">
            <text:p>398.03</text:p>
          </table:table-cell>
          <table:table-cell office:value-type="float" office:value="495.94">
            <text:p>495.94</text:p>
          </table:table-cell>
          <table:table-cell office:value-type="float" office:value="521.56">
            <text:p>521.56</text:p>
          </table:table-cell>
          <table:table-cell office:value-type="float" office:value="498.69">
            <text:p>498.69</text:p>
          </table:table-cell>
          <table:table-cell office:value-type="float" office:value="484.2">
            <text:p>484.2</text:p>
          </table:table-cell>
          <table:table-cell office:value-type="float" office:value="518.35">
            <text:p>518.35</text:p>
          </table:table-cell>
          <table:table-cell office:value-type="float" office:value="484.97">
            <text:p>484.97</text:p>
          </table:table-cell>
          <table:table-cell office:value-type="float" office:value="482.59">
            <text:p>482.59</text:p>
          </table:table-cell>
          <table:table-cell office:value-type="float" office:value="496.63">
            <text:p>496.63</text:p>
          </table:table-cell>
          <table:table-cell office:value-type="float" office:value="537.37">
            <text:p>537.37</text:p>
          </table:table-cell>
          <table:table-cell office:value-type="float" office:value="495.45">
            <text:p>495.45</text:p>
          </table:table-cell>
          <table:table-cell office:value-type="float" office:value="477.85">
            <text:p>477.85</text:p>
          </table:table-cell>
          <table:table-cell office:value-type="float" office:value="473.73">
            <text:p>473.73</text:p>
          </table:table-cell>
          <table:table-cell office:value-type="float" office:value="490.33">
            <text:p>490.33</text:p>
          </table:table-cell>
          <table:table-cell office:value-type="float" office:value="464.32">
            <text:p>464.32</text:p>
          </table:table-cell>
          <table:table-cell/>
          <table:table-cell office:value-type="float" office:value="463.21">
            <text:p>463.21</text:p>
          </table:table-cell>
          <table:table-cell office:value-type="float" office:value="473.17">
            <text:p>473.17</text:p>
          </table:table-cell>
          <table:table-cell office:value-type="float" office:value="466.27">
            <text:p>466.27</text:p>
          </table:table-cell>
          <table:table-cell office:value-type="float" office:value="485">
            <text:p>485</text:p>
          </table:table-cell>
          <table:table-cell office:value-type="float" office:value="431.03">
            <text:p>431.03</text:p>
          </table:table-cell>
          <table:table-cell office:value-type="float" office:value="438.98">
            <text:p>438.98</text:p>
          </table:table-cell>
          <table:table-cell office:value-type="float" office:value="433.19">
            <text:p>433.19</text:p>
          </table:table-cell>
          <table:table-cell office:value-type="float" office:value="441.11">
            <text:p>441.11</text:p>
          </table:table-cell>
          <table:table-cell office:value-type="float" office:value="418.97">
            <text:p>418.97</text:p>
          </table:table-cell>
          <table:table-cell/>
          <table:table-cell office:value-type="float" office:value="406.85">
            <text:p>406.85</text:p>
          </table:table-cell>
          <table:table-cell office:value-type="float" office:value="435.57">
            <text:p>435.57</text:p>
          </table:table-cell>
          <table:table-cell office:value-type="float" office:value="433.64">
            <text:p>433.64</text:p>
          </table:table-cell>
          <table:table-cell office:value-type="float" office:value="444.51">
            <text:p>444.51</text:p>
          </table:table-cell>
          <table:table-cell office:value-type="float" office:value="422.38">
            <text:p>422.38</text:p>
          </table:table-cell>
          <table:table-cell office:value-type="float" office:value="412.45">
            <text:p>412.45</text:p>
          </table:table-cell>
          <table:table-cell office:value-type="float" office:value="413.13">
            <text:p>413.13</text:p>
          </table:table-cell>
          <table:table-cell office:value-type="float" office:value="430.6">
            <text:p>430.6</text:p>
          </table:table-cell>
          <table:table-cell office:value-type="float" office:value="398.45">
            <text:p>398.45</text:p>
          </table:table-cell>
          <table:table-cell office:value-type="float" office:value="343.48">
            <text:p>343.48</text:p>
          </table:table-cell>
          <table:table-cell office:value-type="float" office:value="401.18">
            <text:p>401.18</text:p>
          </table:table-cell>
          <table:table-cell office:value-type="float" office:value="401.22">
            <text:p>401.22</text:p>
          </table:table-cell>
          <table:table-cell office:value-type="float" office:value="385.19">
            <text:p>385.19</text:p>
          </table:table-cell>
          <table:table-cell office:value-type="float" office:value="400.14">
            <text:p>400.14</text:p>
          </table:table-cell>
          <table:table-cell table:number-columns-repeated="974"/>
        </table:table-row>
        <table:table-row table:style-name="ro1">
          <table:table-cell office:value-type="string">
            <text:p>Canada</text:p>
          </table:table-cell>
          <table:table-cell office:value-type="float" office:value="518.07">
            <text:p>518.07</text:p>
          </table:table-cell>
          <table:table-cell office:value-type="float" office:value="536.37">
            <text:p>536.37</text:p>
          </table:table-cell>
          <table:table-cell office:value-type="float" office:value="545.3">
            <text:p>545.3</text:p>
          </table:table-cell>
          <table:table-cell office:value-type="float" office:value="533.97">
            <text:p>533.97</text:p>
          </table:table-cell>
          <table:table-cell office:value-type="float" office:value="524.47">
            <text:p>524.47</text:p>
          </table:table-cell>
          <table:table-cell office:value-type="float" office:value="504.03">
            <text:p>504.03</text:p>
          </table:table-cell>
          <table:table-cell office:value-type="float" office:value="523.32">
            <text:p>523.32</text:p>
          </table:table-cell>
          <table:table-cell office:value-type="float" office:value="508.93">
            <text:p>508.93</text:p>
          </table:table-cell>
          <table:table-cell office:value-type="float" office:value="497.68">
            <text:p>497.68</text:p>
          </table:table-cell>
          <table:table-cell office:value-type="float" office:value="494.15">
            <text:p>494.15</text:p>
          </table:table-cell>
          <table:table-cell office:value-type="float" office:value="553.99">
            <text:p>553.99</text:p>
          </table:table-cell>
          <table:table-cell office:value-type="float" office:value="544.32">
            <text:p>544.32</text:p>
          </table:table-cell>
          <table:table-cell office:value-type="float" office:value="541.94">
            <text:p>541.94</text:p>
          </table:table-cell>
          <table:table-cell office:value-type="float" office:value="522.23">
            <text:p>522.23</text:p>
          </table:table-cell>
          <table:table-cell office:value-type="float" office:value="559.75">
            <text:p>559.75</text:p>
          </table:table-cell>
          <table:table-cell office:value-type="float" office:value="527.95">
            <text:p>527.95</text:p>
          </table:table-cell>
          <table:table-cell office:value-type="float" office:value="551.05">
            <text:p>551.05</text:p>
          </table:table-cell>
          <table:table-cell office:value-type="float" office:value="550.48">
            <text:p>550.48</text:p>
          </table:table-cell>
          <table:table-cell office:value-type="float" office:value="584.87">
            <text:p>584.87</text:p>
          </table:table-cell>
          <table:table-cell office:value-type="float" office:value="552.09">
            <text:p>552.09</text:p>
          </table:table-cell>
          <table:table-cell office:value-type="float" office:value="540.69">
            <text:p>540.69</text:p>
          </table:table-cell>
          <table:table-cell office:value-type="float" office:value="527.61">
            <text:p>527.61</text:p>
          </table:table-cell>
          <table:table-cell office:value-type="float" office:value="536.3">
            <text:p>536.3</text:p>
          </table:table-cell>
          <table:table-cell office:value-type="float" office:value="527.47">
            <text:p>527.47</text:p>
          </table:table-cell>
          <table:table-cell office:value-type="float" office:value="544.58">
            <text:p>544.58</text:p>
          </table:table-cell>
          <table:table-cell office:value-type="float" office:value="530.93">
            <text:p>530.93</text:p>
          </table:table-cell>
          <table:table-cell office:value-type="float" office:value="515.3">
            <text:p>515.3</text:p>
          </table:table-cell>
          <table:table-cell office:value-type="float" office:value="525.24">
            <text:p>525.24</text:p>
          </table:table-cell>
          <table:table-cell office:value-type="float" office:value="524.02">
            <text:p>524.02</text:p>
          </table:table-cell>
          <table:table-cell office:value-type="float" office:value="495.27">
            <text:p>495.27</text:p>
          </table:table-cell>
          <table:table-cell office:value-type="float" office:value="511.29">
            <text:p>511.29</text:p>
          </table:table-cell>
          <table:table-cell office:value-type="float" office:value="503.89">
            <text:p>503.89</text:p>
          </table:table-cell>
          <table:table-cell office:value-type="float" office:value="515.42">
            <text:p>515.42</text:p>
          </table:table-cell>
          <table:table-cell office:value-type="float" office:value="531.75">
            <text:p>531.75</text:p>
          </table:table-cell>
          <table:table-cell office:value-type="float" office:value="486.52">
            <text:p>486.52</text:p>
          </table:table-cell>
          <table:table-cell office:value-type="float" office:value="500.43">
            <text:p>500.43</text:p>
          </table:table-cell>
          <table:table-cell office:value-type="float" office:value="506.15">
            <text:p>506.15</text:p>
          </table:table-cell>
          <table:table-cell office:value-type="float" office:value="517.09">
            <text:p>517.09</text:p>
          </table:table-cell>
          <table:table-cell office:value-type="float" office:value="532.96">
            <text:p>532.96</text:p>
          </table:table-cell>
          <table:table-cell office:value-type="float" office:value="505.28">
            <text:p>505.28</text:p>
          </table:table-cell>
          <table:table-cell office:value-type="float" office:value="498.6">
            <text:p>498.6</text:p>
          </table:table-cell>
          <table:table-cell office:value-type="float" office:value="506.48">
            <text:p>506.48</text:p>
          </table:table-cell>
          <table:table-cell office:value-type="float" office:value="495.45">
            <text:p>495.45</text:p>
          </table:table-cell>
          <table:table-cell office:value-type="float" office:value="474.18">
            <text:p>474.18</text:p>
          </table:table-cell>
          <table:table-cell office:value-type="float" office:value="482.9">
            <text:p>482.9</text:p>
          </table:table-cell>
          <table:table-cell office:value-type="float" office:value="497.32">
            <text:p>497.32</text:p>
          </table:table-cell>
          <table:table-cell office:value-type="float" office:value="492.19">
            <text:p>492.19</text:p>
          </table:table-cell>
          <table:table-cell/>
          <table:table-cell office:value-type="float" office:value="495.13">
            <text:p>495.13</text:p>
          </table:table-cell>
          <table:table-cell table:number-columns-repeated="974"/>
        </table:table-row>
        <table:table-row table:style-name="ro1">
          <table:table-cell office:value-type="string">
            <text:p>Chile</text:p>
          </table:table-cell>
          <table:table-cell office:value-type="float" office:value="422.63">
            <text:p>422.63</text:p>
          </table:table-cell>
          <table:table-cell office:value-type="float" office:value="468.4">
            <text:p>468.4</text:p>
          </table:table-cell>
          <table:table-cell office:value-type="float" office:value="481.36">
            <text:p>481.36</text:p>
          </table:table-cell>
          <table:table-cell office:value-type="float" office:value="448.76">
            <text:p>448.76</text:p>
          </table:table-cell>
          <table:table-cell office:value-type="float" office:value="450.47">
            <text:p>450.47</text:p>
          </table:table-cell>
          <table:table-cell office:value-type="float" office:value="420.12">
            <text:p>420.12</text:p>
          </table:table-cell>
          <table:table-cell office:value-type="float" office:value="382.78">
            <text:p>382.78</text:p>
          </table:table-cell>
          <table:table-cell office:value-type="float" office:value="409.21">
            <text:p>409.21</text:p>
          </table:table-cell>
          <table:table-cell office:value-type="float" office:value="413.29">
            <text:p>413.29</text:p>
          </table:table-cell>
          <table:table-cell office:value-type="float" office:value="404.09">
            <text:p>404.09</text:p>
          </table:table-cell>
          <table:table-cell office:value-type="float" office:value="507.28">
            <text:p>507.28</text:p>
          </table:table-cell>
          <table:table-cell office:value-type="float" office:value="477.48">
            <text:p>477.48</text:p>
          </table:table-cell>
          <table:table-cell office:value-type="float" office:value="484.69">
            <text:p>484.69</text:p>
          </table:table-cell>
          <table:table-cell office:value-type="float" office:value="452.04">
            <text:p>452.04</text:p>
          </table:table-cell>
          <table:table-cell office:value-type="float" office:value="492.71">
            <text:p>492.71</text:p>
          </table:table-cell>
          <table:table-cell office:value-type="float" office:value="483.11">
            <text:p>483.11</text:p>
          </table:table-cell>
          <table:table-cell office:value-type="float" office:value="477.3">
            <text:p>477.3</text:p>
          </table:table-cell>
          <table:table-cell office:value-type="float" office:value="483.03">
            <text:p>483.03</text:p>
          </table:table-cell>
          <table:table-cell/>
          <table:table-cell office:value-type="float" office:value="492.06">
            <text:p>492.06</text:p>
          </table:table-cell>
          <table:table-cell office:value-type="float" office:value="441.18">
            <text:p>441.18</text:p>
          </table:table-cell>
          <table:table-cell office:value-type="float" office:value="432.72">
            <text:p>432.72</text:p>
          </table:table-cell>
          <table:table-cell office:value-type="float" office:value="462.13">
            <text:p>462.13</text:p>
          </table:table-cell>
          <table:table-cell office:value-type="float" office:value="457.33">
            <text:p>457.33</text:p>
          </table:table-cell>
          <table:table-cell/>
          <table:table-cell office:value-type="float" office:value="454.11">
            <text:p>454.11</text:p>
          </table:table-cell>
          <table:table-cell office:value-type="float" office:value="440.93">
            <text:p>440.93</text:p>
          </table:table-cell>
          <table:table-cell office:value-type="float" office:value="447.1">
            <text:p>447.1</text:p>
          </table:table-cell>
          <table:table-cell office:value-type="float" office:value="462.98">
            <text:p>462.98</text:p>
          </table:table-cell>
          <table:table-cell office:value-type="float" office:value="415.25">
            <text:p>415.25</text:p>
          </table:table-cell>
          <table:table-cell office:value-type="float" office:value="426.74">
            <text:p>426.74</text:p>
          </table:table-cell>
          <table:table-cell office:value-type="float" office:value="408.59">
            <text:p>408.59</text:p>
          </table:table-cell>
          <table:table-cell office:value-type="float" office:value="411.49">
            <text:p>411.49</text:p>
          </table:table-cell>
          <table:table-cell office:value-type="float" office:value="396.2">
            <text:p>396.2</text:p>
          </table:table-cell>
          <table:table-cell/>
          <table:table-cell office:value-type="float" office:value="398.66">
            <text:p>398.66</text:p>
          </table:table-cell>
          <table:table-cell office:value-type="float" office:value="417.01">
            <text:p>417.01</text:p>
          </table:table-cell>
          <table:table-cell office:value-type="float" office:value="432.26">
            <text:p>432.26</text:p>
          </table:table-cell>
          <table:table-cell office:value-type="float" office:value="428.26">
            <text:p>428.26</text:p>
          </table:table-cell>
          <table:table-cell office:value-type="float" office:value="407">
            <text:p>407</text:p>
          </table:table-cell>
          <table:table-cell office:value-type="float" office:value="424.12">
            <text:p>424.12</text:p>
          </table:table-cell>
          <table:table-cell/>
          <table:table-cell office:value-type="float" office:value="411.07">
            <text:p>411.07</text:p>
          </table:table-cell>
          <table:table-cell office:value-type="float" office:value="392.65">
            <text:p>392.65</text:p>
          </table:table-cell>
          <table:table-cell office:value-type="float" office:value="388.14">
            <text:p>388.14</text:p>
          </table:table-cell>
          <table:table-cell office:value-type="float" office:value="397.3">
            <text:p>397.3</text:p>
          </table:table-cell>
          <table:table-cell office:value-type="float" office:value="389.96">
            <text:p>389.96</text:p>
          </table:table-cell>
          <table:table-cell/>
          <table:table-cell office:value-type="float" office:value="388.21">
            <text:p>388.21</text:p>
          </table:table-cell>
          <table:table-cell table:number-columns-repeated="974"/>
        </table:table-row>
        <table:table-row table:style-name="ro1">
          <table:table-cell office:value-type="string">
            <text:p>Chinese Taipei</text:p>
          </table:table-cell>
          <table:table-cell office:value-type="float" office:value="559.82">
            <text:p>559.82</text:p>
          </table:table-cell>
          <table:table-cell office:value-type="float" office:value="620.54">
            <text:p>620.54</text:p>
          </table:table-cell>
          <table:table-cell office:value-type="float" office:value="621.12">
            <text:p>621.12</text:p>
          </table:table-cell>
          <table:table-cell office:value-type="float" office:value="596.95">
            <text:p>596.95</text:p>
          </table:table-cell>
          <table:table-cell office:value-type="float" office:value="587.9">
            <text:p>587.9</text:p>
          </table:table-cell>
          <table:table-cell office:value-type="float" office:value="553.76">
            <text:p>553.76</text:p>
          </table:table-cell>
          <table:table-cell office:value-type="float" office:value="539.85">
            <text:p>539.85</text:p>
          </table:table-cell>
          <table:table-cell office:value-type="float" office:value="541.27">
            <text:p>541.27</text:p>
          </table:table-cell>
          <table:table-cell office:value-type="float" office:value="541.13">
            <text:p>541.13</text:p>
          </table:table-cell>
          <table:table-cell office:value-type="float" office:value="518.66">
            <text:p>518.66</text:p>
          </table:table-cell>
          <table:table-cell office:value-type="float" office:value="611.07">
            <text:p>611.07</text:p>
          </table:table-cell>
          <table:table-cell office:value-type="float" office:value="630.51">
            <text:p>630.51</text:p>
          </table:table-cell>
          <table:table-cell office:value-type="float" office:value="624.63">
            <text:p>624.63</text:p>
          </table:table-cell>
          <table:table-cell/>
          <table:table-cell office:value-type="float" office:value="605.96">
            <text:p>605.96</text:p>
          </table:table-cell>
          <table:table-cell office:value-type="float" office:value="610.6">
            <text:p>610.6</text:p>
          </table:table-cell>
          <table:table-cell office:value-type="float" office:value="643.66">
            <text:p>643.66</text:p>
          </table:table-cell>
          <table:table-cell office:value-type="float" office:value="608.69">
            <text:p>608.69</text:p>
          </table:table-cell>
          <table:table-cell office:value-type="float" office:value="620.7">
            <text:p>620.7</text:p>
          </table:table-cell>
          <table:table-cell office:value-type="float" office:value="600.7">
            <text:p>600.7</text:p>
          </table:table-cell>
          <table:table-cell office:value-type="float" office:value="583.47">
            <text:p>583.47</text:p>
          </table:table-cell>
          <table:table-cell office:value-type="float" office:value="605.27">
            <text:p>605.27</text:p>
          </table:table-cell>
          <table:table-cell office:value-type="float" office:value="602.02">
            <text:p>602.02</text:p>
          </table:table-cell>
          <table:table-cell office:value-type="float" office:value="569.33">
            <text:p>569.33</text:p>
          </table:table-cell>
          <table:table-cell office:value-type="float" office:value="607.61">
            <text:p>607.61</text:p>
          </table:table-cell>
          <table:table-cell office:value-type="float" office:value="587.31">
            <text:p>587.31</text:p>
          </table:table-cell>
          <table:table-cell office:value-type="float" office:value="597.55">
            <text:p>597.55</text:p>
          </table:table-cell>
          <table:table-cell office:value-type="float" office:value="584.03">
            <text:p>584.03</text:p>
          </table:table-cell>
          <table:table-cell office:value-type="float" office:value="593">
            <text:p>593</text:p>
          </table:table-cell>
          <table:table-cell office:value-type="float" office:value="538.31">
            <text:p>538.31</text:p>
          </table:table-cell>
          <table:table-cell office:value-type="float" office:value="557.36">
            <text:p>557.36</text:p>
          </table:table-cell>
          <table:table-cell office:value-type="float" office:value="556.95">
            <text:p>556.95</text:p>
          </table:table-cell>
          <table:table-cell office:value-type="float" office:value="563.61">
            <text:p>563.61</text:p>
          </table:table-cell>
          <table:table-cell office:value-type="float" office:value="538.35">
            <text:p>538.35</text:p>
          </table:table-cell>
          <table:table-cell/>
          <table:table-cell office:value-type="float" office:value="521.94">
            <text:p>521.94</text:p>
          </table:table-cell>
          <table:table-cell office:value-type="float" office:value="546.8">
            <text:p>546.8</text:p>
          </table:table-cell>
          <table:table-cell office:value-type="float" office:value="551.88">
            <text:p>551.88</text:p>
          </table:table-cell>
          <table:table-cell office:value-type="float" office:value="576.28">
            <text:p>576.28</text:p>
          </table:table-cell>
          <table:table-cell office:value-type="float" office:value="545.4">
            <text:p>545.4</text:p>
          </table:table-cell>
          <table:table-cell office:value-type="float" office:value="544.65">
            <text:p>544.65</text:p>
          </table:table-cell>
          <table:table-cell office:value-type="float" office:value="547.46">
            <text:p>547.46</text:p>
          </table:table-cell>
          <table:table-cell office:value-type="float" office:value="535.62">
            <text:p>535.62</text:p>
          </table:table-cell>
          <table:table-cell office:value-type="float" office:value="523.17">
            <text:p>523.17</text:p>
          </table:table-cell>
          <table:table-cell/>
          <table:table-cell office:value-type="float" office:value="505.99">
            <text:p>505.99</text:p>
          </table:table-cell>
          <table:table-cell office:value-type="float" office:value="515.03">
            <text:p>515.03</text:p>
          </table:table-cell>
          <table:table-cell/>
          <table:table-cell office:value-type="float" office:value="509.61">
            <text:p>509.61</text:p>
          </table:table-cell>
          <table:table-cell table:number-columns-repeated="974"/>
        </table:table-row>
        <table:table-row table:style-name="ro1">
          <table:table-cell office:value-type="string">
            <text:p>Colombia</text:p>
          </table:table-cell>
          <table:table-cell office:value-type="float" office:value="376.49">
            <text:p>376.49</text:p>
          </table:table-cell>
          <table:table-cell office:value-type="float" office:value="419.34">
            <text:p>419.34</text:p>
          </table:table-cell>
          <table:table-cell office:value-type="float" office:value="416.2">
            <text:p>416.2</text:p>
          </table:table-cell>
          <table:table-cell office:value-type="float" office:value="397.75">
            <text:p>397.75</text:p>
          </table:table-cell>
          <table:table-cell office:value-type="float" office:value="410.94">
            <text:p>410.94</text:p>
          </table:table-cell>
          <table:table-cell office:value-type="float" office:value="381.34">
            <text:p>381.34</text:p>
          </table:table-cell>
          <table:table-cell office:value-type="float" office:value="350.81">
            <text:p>350.81</text:p>
          </table:table-cell>
          <table:table-cell office:value-type="float" office:value="374.3">
            <text:p>374.3</text:p>
          </table:table-cell>
          <table:table-cell office:value-type="float" office:value="378.19">
            <text:p>378.19</text:p>
          </table:table-cell>
          <table:table-cell office:value-type="float" office:value="362.15">
            <text:p>362.15</text:p>
          </table:table-cell>
          <table:table-cell office:value-type="float" office:value="424.95">
            <text:p>424.95</text:p>
          </table:table-cell>
          <table:table-cell office:value-type="float" office:value="391.28">
            <text:p>391.28</text:p>
          </table:table-cell>
          <table:table-cell/>
          <table:table-cell office:value-type="float" office:value="489.07">
            <text:p>489.07</text:p>
          </table:table-cell>
          <table:table-cell office:value-type="float" office:value="430.11">
            <text:p>430.11</text:p>
          </table:table-cell>
          <table:table-cell office:value-type="float" office:value="409.9">
            <text:p>409.9</text:p>
          </table:table-cell>
          <table:table-cell office:value-type="float" office:value="409">
            <text:p>409</text:p>
          </table:table-cell>
          <table:table-cell office:value-type="float" office:value="428.68">
            <text:p>428.68</text:p>
          </table:table-cell>
          <table:table-cell office:value-type="float" office:value="441.56">
            <text:p>441.56</text:p>
          </table:table-cell>
          <table:table-cell office:value-type="float" office:value="431.53">
            <text:p>431.53</text:p>
          </table:table-cell>
          <table:table-cell office:value-type="float" office:value="389.59">
            <text:p>389.59</text:p>
          </table:table-cell>
          <table:table-cell office:value-type="float" office:value="406.41">
            <text:p>406.41</text:p>
          </table:table-cell>
          <table:table-cell office:value-type="float" office:value="404.82">
            <text:p>404.82</text:p>
          </table:table-cell>
          <table:table-cell office:value-type="float" office:value="397.39">
            <text:p>397.39</text:p>
          </table:table-cell>
          <table:table-cell/>
          <table:table-cell office:value-type="float" office:value="422.31">
            <text:p>422.31</text:p>
          </table:table-cell>
          <table:table-cell office:value-type="float" office:value="399.61">
            <text:p>399.61</text:p>
          </table:table-cell>
          <table:table-cell office:value-type="float" office:value="404.26">
            <text:p>404.26</text:p>
          </table:table-cell>
          <table:table-cell office:value-type="float" office:value="412.25">
            <text:p>412.25</text:p>
          </table:table-cell>
          <table:table-cell office:value-type="float" office:value="369.52">
            <text:p>369.52</text:p>
          </table:table-cell>
          <table:table-cell office:value-type="float" office:value="387.67">
            <text:p>387.67</text:p>
          </table:table-cell>
          <table:table-cell office:value-type="float" office:value="373.14">
            <text:p>373.14</text:p>
          </table:table-cell>
          <table:table-cell office:value-type="float" office:value="380.77">
            <text:p>380.77</text:p>
          </table:table-cell>
          <table:table-cell office:value-type="float" office:value="350.88">
            <text:p>350.88</text:p>
          </table:table-cell>
          <table:table-cell/>
          <table:table-cell office:value-type="float" office:value="365.11">
            <text:p>365.11</text:p>
          </table:table-cell>
          <table:table-cell office:value-type="float" office:value="381.31">
            <text:p>381.31</text:p>
          </table:table-cell>
          <table:table-cell office:value-type="float" office:value="375.64">
            <text:p>375.64</text:p>
          </table:table-cell>
          <table:table-cell office:value-type="float" office:value="374.22">
            <text:p>374.22</text:p>
          </table:table-cell>
          <table:table-cell office:value-type="float" office:value="383.17">
            <text:p>383.17</text:p>
          </table:table-cell>
          <table:table-cell office:value-type="float" office:value="369.44">
            <text:p>369.44</text:p>
          </table:table-cell>
          <table:table-cell/>
          <table:table-cell office:value-type="float" office:value="381.72">
            <text:p>381.72</text:p>
          </table:table-cell>
          <table:table-cell office:value-type="float" office:value="360">
            <text:p>360</text:p>
          </table:table-cell>
          <table:table-cell office:value-type="float" office:value="351.7">
            <text:p>351.7</text:p>
          </table:table-cell>
          <table:table-cell office:value-type="float" office:value="360.98">
            <text:p>360.98</text:p>
          </table:table-cell>
          <table:table-cell office:value-type="float" office:value="349.74">
            <text:p>349.74</text:p>
          </table:table-cell>
          <table:table-cell office:value-type="float" office:value="370.42">
            <text:p>370.42</text:p>
          </table:table-cell>
          <table:table-cell office:value-type="float" office:value="359.7">
            <text:p>359.7</text:p>
          </table:table-cell>
          <table:table-cell table:number-columns-repeated="974"/>
        </table:table-row>
        <table:table-row table:style-name="ro1">
          <table:table-cell office:value-type="string">
            <text:p>Costa Rica</text:p>
          </table:table-cell>
          <table:table-cell office:value-type="float" office:value="407">
            <text:p>407</text:p>
          </table:table-cell>
          <table:table-cell office:value-type="float" office:value="433.1">
            <text:p>433.1</text:p>
          </table:table-cell>
          <table:table-cell office:value-type="float" office:value="448.36">
            <text:p>448.36</text:p>
          </table:table-cell>
          <table:table-cell office:value-type="float" office:value="437.16">
            <text:p>437.16</text:p>
          </table:table-cell>
          <table:table-cell office:value-type="float" office:value="429.2">
            <text:p>429.2</text:p>
          </table:table-cell>
          <table:table-cell office:value-type="float" office:value="402.87">
            <text:p>402.87</text:p>
          </table:table-cell>
          <table:table-cell office:value-type="float" office:value="372.05">
            <text:p>372.05</text:p>
          </table:table-cell>
          <table:table-cell office:value-type="float" office:value="404.61">
            <text:p>404.61</text:p>
          </table:table-cell>
          <table:table-cell office:value-type="float" office:value="403.85">
            <text:p>403.85</text:p>
          </table:table-cell>
          <table:table-cell office:value-type="float" office:value="393.4">
            <text:p>393.4</text:p>
          </table:table-cell>
          <table:table-cell/>
          <table:table-cell office:value-type="float" office:value="438.01">
            <text:p>438.01</text:p>
          </table:table-cell>
          <table:table-cell office:value-type="float" office:value="406.25">
            <text:p>406.25</text:p>
          </table:table-cell>
          <table:table-cell/>
          <table:table-cell office:value-type="float" office:value="445.11">
            <text:p>445.11</text:p>
          </table:table-cell>
          <table:table-cell office:value-type="float" office:value="445.99">
            <text:p>445.99</text:p>
          </table:table-cell>
          <table:table-cell office:value-type="float" office:value="447.64">
            <text:p>447.64</text:p>
          </table:table-cell>
          <table:table-cell office:value-type="float" office:value="453.07">
            <text:p>453.07</text:p>
          </table:table-cell>
          <table:table-cell office:value-type="float" office:value="472.38">
            <text:p>472.38</text:p>
          </table:table-cell>
          <table:table-cell office:value-type="float" office:value="464.23">
            <text:p>464.23</text:p>
          </table:table-cell>
          <table:table-cell office:value-type="float" office:value="427.49">
            <text:p>427.49</text:p>
          </table:table-cell>
          <table:table-cell office:value-type="float" office:value="437.5">
            <text:p>437.5</text:p>
          </table:table-cell>
          <table:table-cell office:value-type="float" office:value="442.74">
            <text:p>442.74</text:p>
          </table:table-cell>
          <table:table-cell office:value-type="float" office:value="422.35">
            <text:p>422.35</text:p>
          </table:table-cell>
          <table:table-cell/>
          <table:table-cell office:value-type="float" office:value="427.94">
            <text:p>427.94</text:p>
          </table:table-cell>
          <table:table-cell office:value-type="float" office:value="436.1">
            <text:p>436.1</text:p>
          </table:table-cell>
          <table:table-cell table:number-columns-repeated="2"/>
          <table:table-cell office:value-type="float" office:value="396.56">
            <text:p>396.56</text:p>
          </table:table-cell>
          <table:table-cell office:value-type="float" office:value="418.22">
            <text:p>418.22</text:p>
          </table:table-cell>
          <table:table-cell office:value-type="float" office:value="395.73">
            <text:p>395.73</text:p>
          </table:table-cell>
          <table:table-cell office:value-type="float" office:value="389.48">
            <text:p>389.48</text:p>
          </table:table-cell>
          <table:table-cell office:value-type="float" office:value="385.06">
            <text:p>385.06</text:p>
          </table:table-cell>
          <table:table-cell/>
          <table:table-cell office:value-type="float" office:value="392.16">
            <text:p>392.16</text:p>
          </table:table-cell>
          <table:table-cell office:value-type="float" office:value="405.91">
            <text:p>405.91</text:p>
          </table:table-cell>
          <table:table-cell office:value-type="float" office:value="431.42">
            <text:p>431.42</text:p>
          </table:table-cell>
          <table:table-cell office:value-type="float" office:value="407.8">
            <text:p>407.8</text:p>
          </table:table-cell>
          <table:table-cell office:value-type="float" office:value="413.3">
            <text:p>413.3</text:p>
          </table:table-cell>
          <table:table-cell office:value-type="float" office:value="403.56">
            <text:p>403.56</text:p>
          </table:table-cell>
          <table:table-cell/>
          <table:table-cell office:value-type="float" office:value="404.24">
            <text:p>404.24</text:p>
          </table:table-cell>
          <table:table-cell/>
          <table:table-cell office:value-type="float" office:value="374.8">
            <text:p>374.8</text:p>
          </table:table-cell>
          <table:table-cell office:value-type="float" office:value="384.21">
            <text:p>384.21</text:p>
          </table:table-cell>
          <table:table-cell office:value-type="float" office:value="377.24">
            <text:p>377.24</text:p>
          </table:table-cell>
          <table:table-cell/>
          <table:table-cell office:value-type="float" office:value="418.49">
            <text:p>418.49</text:p>
          </table:table-cell>
          <table:table-cell table:number-columns-repeated="974"/>
        </table:table-row>
        <table:table-row table:style-name="ro1">
          <table:table-cell office:value-type="string">
            <text:p>Croatia</text:p>
          </table:table-cell>
          <table:table-cell office:value-type="float" office:value="471.13">
            <text:p>471.13</text:p>
          </table:table-cell>
          <table:table-cell office:value-type="float" office:value="502.78">
            <text:p>502.78</text:p>
          </table:table-cell>
          <table:table-cell office:value-type="float" office:value="527.56">
            <text:p>527.56</text:p>
          </table:table-cell>
          <table:table-cell office:value-type="float" office:value="491.6">
            <text:p>491.6</text:p>
          </table:table-cell>
          <table:table-cell office:value-type="float" office:value="493.25">
            <text:p>493.25</text:p>
          </table:table-cell>
          <table:table-cell office:value-type="float" office:value="461.31">
            <text:p>461.31</text:p>
          </table:table-cell>
          <table:table-cell office:value-type="float" office:value="453.25">
            <text:p>453.25</text:p>
          </table:table-cell>
          <table:table-cell office:value-type="float" office:value="459.75">
            <text:p>459.75</text:p>
          </table:table-cell>
          <table:table-cell office:value-type="float" office:value="451.23">
            <text:p>451.23</text:p>
          </table:table-cell>
          <table:table-cell office:value-type="float" office:value="444.36">
            <text:p>444.36</text:p>
          </table:table-cell>
          <table:table-cell office:value-type="float" office:value="501.09">
            <text:p>501.09</text:p>
          </table:table-cell>
          <table:table-cell office:value-type="float" office:value="521.4">
            <text:p>521.4</text:p>
          </table:table-cell>
          <table:table-cell office:value-type="float" office:value="503.36">
            <text:p>503.36</text:p>
          </table:table-cell>
          <table:table-cell office:value-type="float" office:value="488.06">
            <text:p>488.06</text:p>
          </table:table-cell>
          <table:table-cell office:value-type="float" office:value="531.84">
            <text:p>531.84</text:p>
          </table:table-cell>
          <table:table-cell office:value-type="float" office:value="537.04">
            <text:p>537.04</text:p>
          </table:table-cell>
          <table:table-cell office:value-type="float" office:value="528.76">
            <text:p>528.76</text:p>
          </table:table-cell>
          <table:table-cell/>
          <table:table-cell office:value-type="float" office:value="567.82">
            <text:p>567.82</text:p>
          </table:table-cell>
          <table:table-cell office:value-type="float" office:value="520.06">
            <text:p>520.06</text:p>
          </table:table-cell>
          <table:table-cell office:value-type="float" office:value="484.43">
            <text:p>484.43</text:p>
          </table:table-cell>
          <table:table-cell office:value-type="float" office:value="488.52">
            <text:p>488.52</text:p>
          </table:table-cell>
          <table:table-cell office:value-type="float" office:value="498.99">
            <text:p>498.99</text:p>
          </table:table-cell>
          <table:table-cell office:value-type="float" office:value="513.03">
            <text:p>513.03</text:p>
          </table:table-cell>
          <table:table-cell/>
          <table:table-cell office:value-type="float" office:value="499.7">
            <text:p>499.7</text:p>
          </table:table-cell>
          <table:table-cell office:value-type="float" office:value="489.94">
            <text:p>489.94</text:p>
          </table:table-cell>
          <table:table-cell office:value-type="float" office:value="503.26">
            <text:p>503.26</text:p>
          </table:table-cell>
          <table:table-cell office:value-type="float" office:value="465.78">
            <text:p>465.78</text:p>
          </table:table-cell>
          <table:table-cell office:value-type="float" office:value="452.43">
            <text:p>452.43</text:p>
          </table:table-cell>
          <table:table-cell office:value-type="float" office:value="468.76">
            <text:p>468.76</text:p>
          </table:table-cell>
          <table:table-cell office:value-type="float" office:value="446.62">
            <text:p>446.62</text:p>
          </table:table-cell>
          <table:table-cell office:value-type="float" office:value="463.72">
            <text:p>463.72</text:p>
          </table:table-cell>
          <table:table-cell office:value-type="float" office:value="456.58">
            <text:p>456.58</text:p>
          </table:table-cell>
          <table:table-cell office:value-type="float" office:value="473.86">
            <text:p>473.86</text:p>
          </table:table-cell>
          <table:table-cell office:value-type="float" office:value="454.95">
            <text:p>454.95</text:p>
          </table:table-cell>
          <table:table-cell office:value-type="float" office:value="461.13">
            <text:p>461.13</text:p>
          </table:table-cell>
          <table:table-cell office:value-type="float" office:value="464.44">
            <text:p>464.44</text:p>
          </table:table-cell>
          <table:table-cell office:value-type="float" office:value="477.37">
            <text:p>477.37</text:p>
          </table:table-cell>
          <table:table-cell office:value-type="float" office:value="454.74">
            <text:p>454.74</text:p>
          </table:table-cell>
          <table:table-cell office:value-type="float" office:value="455.54">
            <text:p>455.54</text:p>
          </table:table-cell>
          <table:table-cell/>
          <table:table-cell office:value-type="float" office:value="450.29">
            <text:p>450.29</text:p>
          </table:table-cell>
          <table:table-cell office:value-type="float" office:value="450.91">
            <text:p>450.91</text:p>
          </table:table-cell>
          <table:table-cell office:value-type="float" office:value="431.92">
            <text:p>431.92</text:p>
          </table:table-cell>
          <table:table-cell office:value-type="float" office:value="456.44">
            <text:p>456.44</text:p>
          </table:table-cell>
          <table:table-cell office:value-type="float" office:value="435.69">
            <text:p>435.69</text:p>
          </table:table-cell>
          <table:table-cell/>
          <table:table-cell office:value-type="float" office:value="459.64">
            <text:p>459.64</text:p>
          </table:table-cell>
          <table:table-cell table:number-columns-repeated="974"/>
        </table:table-row>
        <table:table-row table:style-name="ro1">
          <table:table-cell office:value-type="string">
            <text:p>Czech Republic</text:p>
          </table:table-cell>
          <table:table-cell office:value-type="float" office:value="498.96">
            <text:p>498.96</text:p>
          </table:table-cell>
          <table:table-cell office:value-type="float" office:value="532.62">
            <text:p>532.62</text:p>
          </table:table-cell>
          <table:table-cell office:value-type="float" office:value="550.75">
            <text:p>550.75</text:p>
          </table:table-cell>
          <table:table-cell office:value-type="float" office:value="530.64">
            <text:p>530.64</text:p>
          </table:table-cell>
          <table:table-cell office:value-type="float" office:value="514.43">
            <text:p>514.43</text:p>
          </table:table-cell>
          <table:table-cell office:value-type="float" office:value="492.37">
            <text:p>492.37</text:p>
          </table:table-cell>
          <table:table-cell office:value-type="float" office:value="488.83">
            <text:p>488.83</text:p>
          </table:table-cell>
          <table:table-cell office:value-type="float" office:value="483.51">
            <text:p>483.51</text:p>
          </table:table-cell>
          <table:table-cell office:value-type="float" office:value="474.99">
            <text:p>474.99</text:p>
          </table:table-cell>
          <table:table-cell office:value-type="float" office:value="468.71">
            <text:p>468.71</text:p>
          </table:table-cell>
          <table:table-cell/>
          <table:table-cell office:value-type="float" office:value="558.86">
            <text:p>558.86</text:p>
          </table:table-cell>
          <table:table-cell office:value-type="float" office:value="531.87">
            <text:p>531.87</text:p>
          </table:table-cell>
          <table:table-cell office:value-type="float" office:value="508.19">
            <text:p>508.19</text:p>
          </table:table-cell>
          <table:table-cell office:value-type="float" office:value="562.18">
            <text:p>562.18</text:p>
          </table:table-cell>
          <table:table-cell office:value-type="float" office:value="556.11">
            <text:p>556.11</text:p>
          </table:table-cell>
          <table:table-cell office:value-type="float" office:value="549.36">
            <text:p>549.36</text:p>
          </table:table-cell>
          <table:table-cell office:value-type="float" office:value="549.9">
            <text:p>549.9</text:p>
          </table:table-cell>
          <table:table-cell office:value-type="float" office:value="577.49">
            <text:p>577.49</text:p>
          </table:table-cell>
          <table:table-cell office:value-type="float" office:value="539.18">
            <text:p>539.18</text:p>
          </table:table-cell>
          <table:table-cell office:value-type="float" office:value="531.63">
            <text:p>531.63</text:p>
          </table:table-cell>
          <table:table-cell office:value-type="float" office:value="519.19">
            <text:p>519.19</text:p>
          </table:table-cell>
          <table:table-cell office:value-type="float" office:value="539.36">
            <text:p>539.36</text:p>
          </table:table-cell>
          <table:table-cell office:value-type="float" office:value="518.33">
            <text:p>518.33</text:p>
          </table:table-cell>
          <table:table-cell office:value-type="float" office:value="543.73">
            <text:p>543.73</text:p>
          </table:table-cell>
          <table:table-cell office:value-type="float" office:value="519.17">
            <text:p>519.17</text:p>
          </table:table-cell>
          <table:table-cell office:value-type="float" office:value="507.03">
            <text:p>507.03</text:p>
          </table:table-cell>
          <table:table-cell office:value-type="float" office:value="515.27">
            <text:p>515.27</text:p>
          </table:table-cell>
          <table:table-cell office:value-type="float" office:value="504.66">
            <text:p>504.66</text:p>
          </table:table-cell>
          <table:table-cell office:value-type="float" office:value="483.82">
            <text:p>483.82</text:p>
          </table:table-cell>
          <table:table-cell office:value-type="float" office:value="494.53">
            <text:p>494.53</text:p>
          </table:table-cell>
          <table:table-cell office:value-type="float" office:value="513.66">
            <text:p>513.66</text:p>
          </table:table-cell>
          <table:table-cell office:value-type="float" office:value="486.41">
            <text:p>486.41</text:p>
          </table:table-cell>
          <table:table-cell office:value-type="float" office:value="500.97">
            <text:p>500.97</text:p>
          </table:table-cell>
          <table:table-cell/>
          <table:table-cell office:value-type="float" office:value="467.27">
            <text:p>467.27</text:p>
          </table:table-cell>
          <table:table-cell office:value-type="float" office:value="490.97">
            <text:p>490.97</text:p>
          </table:table-cell>
          <table:table-cell office:value-type="float" office:value="498.31">
            <text:p>498.31</text:p>
          </table:table-cell>
          <table:table-cell office:value-type="float" office:value="504.42">
            <text:p>504.42</text:p>
          </table:table-cell>
          <table:table-cell office:value-type="float" office:value="482">
            <text:p>482</text:p>
          </table:table-cell>
          <table:table-cell office:value-type="float" office:value="461.16">
            <text:p>461.16</text:p>
          </table:table-cell>
          <table:table-cell office:value-type="float" office:value="469.04">
            <text:p>469.04</text:p>
          </table:table-cell>
          <table:table-cell office:value-type="float" office:value="483.03">
            <text:p>483.03</text:p>
          </table:table-cell>
          <table:table-cell office:value-type="float" office:value="465.57">
            <text:p>465.57</text:p>
          </table:table-cell>
          <table:table-cell/>
          <table:table-cell office:value-type="float" office:value="475.82">
            <text:p>475.82</text:p>
          </table:table-cell>
          <table:table-cell table:number-columns-repeated="977"/>
        </table:table-row>
        <table:table-row table:style-name="ro1">
          <table:table-cell office:value-type="string">
            <text:p>Denmark</text:p>
          </table:table-cell>
          <table:table-cell office:value-type="float" office:value="500.03">
            <text:p>500.03</text:p>
          </table:table-cell>
          <table:table-cell office:value-type="float" office:value="522.5">
            <text:p>522.5</text:p>
          </table:table-cell>
          <table:table-cell office:value-type="float" office:value="532.85">
            <text:p>532.85</text:p>
          </table:table-cell>
          <table:table-cell office:value-type="float" office:value="517.64">
            <text:p>517.64</text:p>
          </table:table-cell>
          <table:table-cell office:value-type="float" office:value="510.43">
            <text:p>510.43</text:p>
          </table:table-cell>
          <table:table-cell office:value-type="float" office:value="487.87">
            <text:p>487.87</text:p>
          </table:table-cell>
          <table:table-cell office:value-type="float" office:value="488.82">
            <text:p>488.82</text:p>
          </table:table-cell>
          <table:table-cell office:value-type="float" office:value="485.92">
            <text:p>485.92</text:p>
          </table:table-cell>
          <table:table-cell office:value-type="float" office:value="470.56">
            <text:p>470.56</text:p>
          </table:table-cell>
          <table:table-cell office:value-type="float" office:value="466.27">
            <text:p>466.27</text:p>
          </table:table-cell>
          <table:table-cell office:value-type="float" office:value="533.89">
            <text:p>533.89</text:p>
          </table:table-cell>
          <table:table-cell office:value-type="float" office:value="530.57">
            <text:p>530.57</text:p>
          </table:table-cell>
          <table:table-cell office:value-type="float" office:value="517.27">
            <text:p>517.27</text:p>
          </table:table-cell>
          <table:table-cell office:value-type="float" office:value="492.68">
            <text:p>492.68</text:p>
          </table:table-cell>
          <table:table-cell office:value-type="float" office:value="542.53">
            <text:p>542.53</text:p>
          </table:table-cell>
          <table:table-cell office:value-type="float" office:value="526.86">
            <text:p>526.86</text:p>
          </table:table-cell>
          <table:table-cell office:value-type="float" office:value="531.57">
            <text:p>531.57</text:p>
          </table:table-cell>
          <table:table-cell office:value-type="float" office:value="538.67">
            <text:p>538.67</text:p>
          </table:table-cell>
          <table:table-cell office:value-type="float" office:value="554.31">
            <text:p>554.31</text:p>
          </table:table-cell>
          <table:table-cell office:value-type="float" office:value="537.98">
            <text:p>537.98</text:p>
          </table:table-cell>
          <table:table-cell office:value-type="float" office:value="515.16">
            <text:p>515.16</text:p>
          </table:table-cell>
          <table:table-cell office:value-type="float" office:value="512.26">
            <text:p>512.26</text:p>
          </table:table-cell>
          <table:table-cell office:value-type="float" office:value="521.34">
            <text:p>521.34</text:p>
          </table:table-cell>
          <table:table-cell office:value-type="float" office:value="497.58">
            <text:p>497.58</text:p>
          </table:table-cell>
          <table:table-cell office:value-type="float" office:value="530">
            <text:p>530</text:p>
          </table:table-cell>
          <table:table-cell office:value-type="float" office:value="511.63">
            <text:p>511.63</text:p>
          </table:table-cell>
          <table:table-cell office:value-type="float" office:value="500.46">
            <text:p>500.46</text:p>
          </table:table-cell>
          <table:table-cell office:value-type="float" office:value="522.98">
            <text:p>522.98</text:p>
          </table:table-cell>
          <table:table-cell office:value-type="float" office:value="491.28">
            <text:p>491.28</text:p>
          </table:table-cell>
          <table:table-cell office:value-type="float" office:value="480.56">
            <text:p>480.56</text:p>
          </table:table-cell>
          <table:table-cell office:value-type="float" office:value="494.03">
            <text:p>494.03</text:p>
          </table:table-cell>
          <table:table-cell office:value-type="float" office:value="485.93">
            <text:p>485.93</text:p>
          </table:table-cell>
          <table:table-cell office:value-type="float" office:value="489.28">
            <text:p>489.28</text:p>
          </table:table-cell>
          <table:table-cell table:number-columns-repeated="2"/>
          <table:table-cell office:value-type="float" office:value="481.92">
            <text:p>481.92</text:p>
          </table:table-cell>
          <table:table-cell office:value-type="float" office:value="486.68">
            <text:p>486.68</text:p>
          </table:table-cell>
          <table:table-cell office:value-type="float" office:value="508.86">
            <text:p>508.86</text:p>
          </table:table-cell>
          <table:table-cell office:value-type="float" office:value="501.97">
            <text:p>501.97</text:p>
          </table:table-cell>
          <table:table-cell office:value-type="float" office:value="469.75">
            <text:p>469.75</text:p>
          </table:table-cell>
          <table:table-cell office:value-type="float" office:value="479.03">
            <text:p>479.03</text:p>
          </table:table-cell>
          <table:table-cell/>
          <table:table-cell office:value-type="float" office:value="466.92">
            <text:p>466.92</text:p>
          </table:table-cell>
          <table:table-cell office:value-type="float" office:value="455.63">
            <text:p>455.63</text:p>
          </table:table-cell>
          <table:table-cell office:value-type="float" office:value="490.56">
            <text:p>490.56</text:p>
          </table:table-cell>
          <table:table-cell office:value-type="float" office:value="486.04">
            <text:p>486.04</text:p>
          </table:table-cell>
          <table:table-cell office:value-type="float" office:value="463.67">
            <text:p>463.67</text:p>
          </table:table-cell>
          <table:table-cell/>
          <table:table-cell office:value-type="float" office:value="482.07">
            <text:p>482.07</text:p>
          </table:table-cell>
          <table:table-cell table:number-columns-repeated="974"/>
        </table:table-row>
        <table:table-row table:style-name="ro1">
          <table:table-cell office:value-type="string">
            <text:p>Estonia</text:p>
          </table:table-cell>
          <table:table-cell office:value-type="float" office:value="520.55">
            <text:p>520.55</text:p>
          </table:table-cell>
          <table:table-cell office:value-type="float" office:value="540.27">
            <text:p>540.27</text:p>
          </table:table-cell>
          <table:table-cell office:value-type="float" office:value="553.25">
            <text:p>553.25</text:p>
          </table:table-cell>
          <table:table-cell office:value-type="float" office:value="531.13">
            <text:p>531.13</text:p>
          </table:table-cell>
          <table:table-cell office:value-type="float" office:value="527.61">
            <text:p>527.61</text:p>
          </table:table-cell>
          <table:table-cell office:value-type="float" office:value="510.59">
            <text:p>510.59</text:p>
          </table:table-cell>
          <table:table-cell office:value-type="float" office:value="506.84">
            <text:p>506.84</text:p>
          </table:table-cell>
          <table:table-cell office:value-type="float" office:value="508.15">
            <text:p>508.15</text:p>
          </table:table-cell>
          <table:table-cell office:value-type="float" office:value="507.16">
            <text:p>507.16</text:p>
          </table:table-cell>
          <table:table-cell office:value-type="float" office:value="500.96">
            <text:p>500.96</text:p>
          </table:table-cell>
          <table:table-cell office:value-type="float" office:value="556.22">
            <text:p>556.22</text:p>
          </table:table-cell>
          <table:table-cell office:value-type="float" office:value="564.41">
            <text:p>564.41</text:p>
          </table:table-cell>
          <table:table-cell office:value-type="float" office:value="535.82">
            <text:p>535.82</text:p>
          </table:table-cell>
          <table:table-cell office:value-type="float" office:value="532.83">
            <text:p>532.83</text:p>
          </table:table-cell>
          <table:table-cell office:value-type="float" office:value="569.02">
            <text:p>569.02</text:p>
          </table:table-cell>
          <table:table-cell office:value-type="float" office:value="547.26">
            <text:p>547.26</text:p>
          </table:table-cell>
          <table:table-cell office:value-type="float" office:value="553.23">
            <text:p>553.23</text:p>
          </table:table-cell>
          <table:table-cell office:value-type="float" office:value="552.1">
            <text:p>552.1</text:p>
          </table:table-cell>
          <table:table-cell office:value-type="float" office:value="584.99">
            <text:p>584.99</text:p>
          </table:table-cell>
          <table:table-cell office:value-type="float" office:value="557.56">
            <text:p>557.56</text:p>
          </table:table-cell>
          <table:table-cell office:value-type="float" office:value="538.26">
            <text:p>538.26</text:p>
          </table:table-cell>
          <table:table-cell office:value-type="float" office:value="520.82">
            <text:p>520.82</text:p>
          </table:table-cell>
          <table:table-cell office:value-type="float" office:value="533.09">
            <text:p>533.09</text:p>
          </table:table-cell>
          <table:table-cell office:value-type="float" office:value="530.74">
            <text:p>530.74</text:p>
          </table:table-cell>
          <table:table-cell/>
          <table:table-cell office:value-type="float" office:value="531.55">
            <text:p>531.55</text:p>
          </table:table-cell>
          <table:table-cell office:value-type="float" office:value="535.09">
            <text:p>535.09</text:p>
          </table:table-cell>
          <table:table-cell office:value-type="float" office:value="521.88">
            <text:p>521.88</text:p>
          </table:table-cell>
          <table:table-cell office:value-type="float" office:value="520.88">
            <text:p>520.88</text:p>
          </table:table-cell>
          <table:table-cell office:value-type="float" office:value="506.27">
            <text:p>506.27</text:p>
          </table:table-cell>
          <table:table-cell office:value-type="float" office:value="508.43">
            <text:p>508.43</text:p>
          </table:table-cell>
          <table:table-cell office:value-type="float" office:value="521.82">
            <text:p>521.82</text:p>
          </table:table-cell>
          <table:table-cell office:value-type="float" office:value="509.81">
            <text:p>509.81</text:p>
          </table:table-cell>
          <table:table-cell office:value-type="float" office:value="502.22">
            <text:p>502.22</text:p>
          </table:table-cell>
          <table:table-cell office:value-type="float" office:value="515.03">
            <text:p>515.03</text:p>
          </table:table-cell>
          <table:table-cell office:value-type="float" office:value="500.91">
            <text:p>500.91</text:p>
          </table:table-cell>
          <table:table-cell office:value-type="float" office:value="507.72">
            <text:p>507.72</text:p>
          </table:table-cell>
          <table:table-cell/>
          <table:table-cell office:value-type="float" office:value="521.61">
            <text:p>521.61</text:p>
          </table:table-cell>
          <table:table-cell office:value-type="float" office:value="516.39">
            <text:p>516.39</text:p>
          </table:table-cell>
          <table:table-cell office:value-type="float" office:value="505.1">
            <text:p>505.1</text:p>
          </table:table-cell>
          <table:table-cell office:value-type="float" office:value="495.73">
            <text:p>495.73</text:p>
          </table:table-cell>
          <table:table-cell office:value-type="float" office:value="509.34">
            <text:p>509.34</text:p>
          </table:table-cell>
          <table:table-cell office:value-type="float" office:value="500.07">
            <text:p>500.07</text:p>
          </table:table-cell>
          <table:table-cell/>
          <table:table-cell office:value-type="float" office:value="496.37">
            <text:p>496.37</text:p>
          </table:table-cell>
          <table:table-cell office:value-type="float" office:value="491.12">
            <text:p>491.12</text:p>
          </table:table-cell>
          <table:table-cell/>
          <table:table-cell office:value-type="float" office:value="512.29">
            <text:p>512.29</text:p>
          </table:table-cell>
          <table:table-cell table:number-columns-repeated="974"/>
        </table:table-row>
        <table:table-row table:style-name="ro1">
          <table:table-cell office:value-type="string">
            <text:p>Finland</text:p>
          </table:table-cell>
          <table:table-cell office:value-type="float" office:value="518.75">
            <text:p>518.75</text:p>
          </table:table-cell>
          <table:table-cell office:value-type="float" office:value="537.95">
            <text:p>537.95</text:p>
          </table:table-cell>
          <table:table-cell office:value-type="float" office:value="543.87">
            <text:p>543.87</text:p>
          </table:table-cell>
          <table:table-cell office:value-type="float" office:value="522.35">
            <text:p>522.35</text:p>
          </table:table-cell>
          <table:table-cell office:value-type="float" office:value="526.77">
            <text:p>526.77</text:p>
          </table:table-cell>
          <table:table-cell office:value-type="float" office:value="505">
            <text:p>505</text:p>
          </table:table-cell>
          <table:table-cell office:value-type="float" office:value="524.47">
            <text:p>524.47</text:p>
          </table:table-cell>
          <table:table-cell office:value-type="float" office:value="505.26">
            <text:p>505.26</text:p>
          </table:table-cell>
          <table:table-cell office:value-type="float" office:value="500.49">
            <text:p>500.49</text:p>
          </table:table-cell>
          <table:table-cell office:value-type="float" office:value="480.85">
            <text:p>480.85</text:p>
          </table:table-cell>
          <table:table-cell office:value-type="float" office:value="538.73">
            <text:p>538.73</text:p>
          </table:table-cell>
          <table:table-cell office:value-type="float" office:value="548.52">
            <text:p>548.52</text:p>
          </table:table-cell>
          <table:table-cell office:value-type="float" office:value="547.09">
            <text:p>547.09</text:p>
          </table:table-cell>
          <table:table-cell office:value-type="float" office:value="513.35">
            <text:p>513.35</text:p>
          </table:table-cell>
          <table:table-cell office:value-type="float" office:value="551.01">
            <text:p>551.01</text:p>
          </table:table-cell>
          <table:table-cell office:value-type="float" office:value="535.86">
            <text:p>535.86</text:p>
          </table:table-cell>
          <table:table-cell office:value-type="float" office:value="551.13">
            <text:p>551.13</text:p>
          </table:table-cell>
          <table:table-cell office:value-type="float" office:value="547.52">
            <text:p>547.52</text:p>
          </table:table-cell>
          <table:table-cell office:value-type="float" office:value="564.4">
            <text:p>564.4</text:p>
          </table:table-cell>
          <table:table-cell office:value-type="float" office:value="555.21">
            <text:p>555.21</text:p>
          </table:table-cell>
          <table:table-cell office:value-type="float" office:value="530.25">
            <text:p>530.25</text:p>
          </table:table-cell>
          <table:table-cell office:value-type="float" office:value="501.85">
            <text:p>501.85</text:p>
          </table:table-cell>
          <table:table-cell office:value-type="float" office:value="533.01">
            <text:p>533.01</text:p>
          </table:table-cell>
          <table:table-cell office:value-type="float" office:value="527.04">
            <text:p>527.04</text:p>
          </table:table-cell>
          <table:table-cell office:value-type="float" office:value="546.04">
            <text:p>546.04</text:p>
          </table:table-cell>
          <table:table-cell office:value-type="float" office:value="524.93">
            <text:p>524.93</text:p>
          </table:table-cell>
          <table:table-cell office:value-type="float" office:value="518.64">
            <text:p>518.64</text:p>
          </table:table-cell>
          <table:table-cell office:value-type="float" office:value="534.66">
            <text:p>534.66</text:p>
          </table:table-cell>
          <table:table-cell office:value-type="float" office:value="536.24">
            <text:p>536.24</text:p>
          </table:table-cell>
          <table:table-cell office:value-type="float" office:value="494.18">
            <text:p>494.18</text:p>
          </table:table-cell>
          <table:table-cell office:value-type="float" office:value="505.91">
            <text:p>505.91</text:p>
          </table:table-cell>
          <table:table-cell office:value-type="float" office:value="506.48">
            <text:p>506.48</text:p>
          </table:table-cell>
          <table:table-cell office:value-type="float" office:value="514.62">
            <text:p>514.62</text:p>
          </table:table-cell>
          <table:table-cell office:value-type="float" office:value="530.43">
            <text:p>530.43</text:p>
          </table:table-cell>
          <table:table-cell office:value-type="float" office:value="498.88">
            <text:p>498.88</text:p>
          </table:table-cell>
          <table:table-cell office:value-type="float" office:value="496.9">
            <text:p>496.9</text:p>
          </table:table-cell>
          <table:table-cell office:value-type="float" office:value="504.78">
            <text:p>504.78</text:p>
          </table:table-cell>
          <table:table-cell office:value-type="float" office:value="529.34">
            <text:p>529.34</text:p>
          </table:table-cell>
          <table:table-cell office:value-type="float" office:value="519.11">
            <text:p>519.11</text:p>
          </table:table-cell>
          <table:table-cell office:value-type="float" office:value="502.82">
            <text:p>502.82</text:p>
          </table:table-cell>
          <table:table-cell office:value-type="float" office:value="505.57">
            <text:p>505.57</text:p>
          </table:table-cell>
          <table:table-cell office:value-type="float" office:value="515.3">
            <text:p>515.3</text:p>
          </table:table-cell>
          <table:table-cell office:value-type="float" office:value="496.19">
            <text:p>496.19</text:p>
          </table:table-cell>
          <table:table-cell office:value-type="float" office:value="486.56">
            <text:p>486.56</text:p>
          </table:table-cell>
          <table:table-cell/>
          <table:table-cell office:value-type="float" office:value="504.34">
            <text:p>504.34</text:p>
          </table:table-cell>
          <table:table-cell office:value-type="float" office:value="478.96">
            <text:p>478.96</text:p>
          </table:table-cell>
          <table:table-cell table:number-columns-repeated="976"/>
        </table:table-row>
        <table:table-row table:style-name="ro1">
          <table:table-cell office:value-type="string">
            <text:p>France</text:p>
          </table:table-cell>
          <table:table-cell office:value-type="float" office:value="494.98">
            <text:p>494.98</text:p>
          </table:table-cell>
          <table:table-cell office:value-type="float" office:value="525.83">
            <text:p>525.83</text:p>
          </table:table-cell>
          <table:table-cell office:value-type="float" office:value="547.57">
            <text:p>547.57</text:p>
          </table:table-cell>
          <table:table-cell office:value-type="float" office:value="519.98">
            <text:p>519.98</text:p>
          </table:table-cell>
          <table:table-cell office:value-type="float" office:value="507.53">
            <text:p>507.53</text:p>
          </table:table-cell>
          <table:table-cell office:value-type="float" office:value="481.52">
            <text:p>481.52</text:p>
          </table:table-cell>
          <table:table-cell office:value-type="float" office:value="490.8">
            <text:p>490.8</text:p>
          </table:table-cell>
          <table:table-cell office:value-type="float" office:value="475.41">
            <text:p>475.41</text:p>
          </table:table-cell>
          <table:table-cell office:value-type="float" office:value="465.1">
            <text:p>465.1</text:p>
          </table:table-cell>
          <table:table-cell office:value-type="float" office:value="452.92">
            <text:p>452.92</text:p>
          </table:table-cell>
          <table:table-cell office:value-type="float" office:value="536.27">
            <text:p>536.27</text:p>
          </table:table-cell>
          <table:table-cell office:value-type="float" office:value="543.64">
            <text:p>543.64</text:p>
          </table:table-cell>
          <table:table-cell office:value-type="float" office:value="518.78">
            <text:p>518.78</text:p>
          </table:table-cell>
          <table:table-cell office:value-type="float" office:value="512.54">
            <text:p>512.54</text:p>
          </table:table-cell>
          <table:table-cell office:value-type="float" office:value="544.77">
            <text:p>544.77</text:p>
          </table:table-cell>
          <table:table-cell office:value-type="float" office:value="559.1">
            <text:p>559.1</text:p>
          </table:table-cell>
          <table:table-cell office:value-type="float" office:value="549.92">
            <text:p>549.92</text:p>
          </table:table-cell>
          <table:table-cell office:value-type="float" office:value="549.29">
            <text:p>549.29</text:p>
          </table:table-cell>
          <table:table-cell office:value-type="float" office:value="571.3">
            <text:p>571.3</text:p>
          </table:table-cell>
          <table:table-cell office:value-type="float" office:value="547.39">
            <text:p>547.39</text:p>
          </table:table-cell>
          <table:table-cell office:value-type="float" office:value="519.87">
            <text:p>519.87</text:p>
          </table:table-cell>
          <table:table-cell office:value-type="float" office:value="512.42">
            <text:p>512.42</text:p>
          </table:table-cell>
          <table:table-cell office:value-type="float" office:value="527.88">
            <text:p>527.88</text:p>
          </table:table-cell>
          <table:table-cell office:value-type="float" office:value="493.76">
            <text:p>493.76</text:p>
          </table:table-cell>
          <table:table-cell office:value-type="float" office:value="540.24">
            <text:p>540.24</text:p>
          </table:table-cell>
          <table:table-cell office:value-type="float" office:value="512.02">
            <text:p>512.02</text:p>
          </table:table-cell>
          <table:table-cell office:value-type="float" office:value="499.38">
            <text:p>499.38</text:p>
          </table:table-cell>
          <table:table-cell office:value-type="float" office:value="506.79">
            <text:p>506.79</text:p>
          </table:table-cell>
          <table:table-cell office:value-type="float" office:value="506.99">
            <text:p>506.99</text:p>
          </table:table-cell>
          <table:table-cell office:value-type="float" office:value="463.94">
            <text:p>463.94</text:p>
          </table:table-cell>
          <table:table-cell office:value-type="float" office:value="496.81">
            <text:p>496.81</text:p>
          </table:table-cell>
          <table:table-cell office:value-type="float" office:value="480.16">
            <text:p>480.16</text:p>
          </table:table-cell>
          <table:table-cell office:value-type="float" office:value="480.29">
            <text:p>480.29</text:p>
          </table:table-cell>
          <table:table-cell office:value-type="float" office:value="494.17">
            <text:p>494.17</text:p>
          </table:table-cell>
          <table:table-cell/>
          <table:table-cell office:value-type="float" office:value="456.24">
            <text:p>456.24</text:p>
          </table:table-cell>
          <table:table-cell office:value-type="float" office:value="487.04">
            <text:p>487.04</text:p>
          </table:table-cell>
          <table:table-cell office:value-type="float" office:value="481.04">
            <text:p>481.04</text:p>
          </table:table-cell>
          <table:table-cell office:value-type="float" office:value="485.55">
            <text:p>485.55</text:p>
          </table:table-cell>
          <table:table-cell office:value-type="float" office:value="490.16">
            <text:p>490.16</text:p>
          </table:table-cell>
          <table:table-cell table:number-columns-repeated="2"/>
          <table:table-cell office:value-type="float" office:value="462.65">
            <text:p>462.65</text:p>
          </table:table-cell>
          <table:table-cell office:value-type="float" office:value="448.1">
            <text:p>448.1</text:p>
          </table:table-cell>
          <table:table-cell office:value-type="float" office:value="495.89">
            <text:p>495.89</text:p>
          </table:table-cell>
          <table:table-cell office:value-type="float" office:value="480.07">
            <text:p>480.07</text:p>
          </table:table-cell>
          <table:table-cell office:value-type="float" office:value="441.48">
            <text:p>441.48</text:p>
          </table:table-cell>
          <table:table-cell/>
          <table:table-cell office:value-type="float" office:value="474.95">
            <text:p>474.95</text:p>
          </table:table-cell>
          <table:table-cell table:number-columns-repeated="974"/>
        </table:table-row>
        <table:table-row table:style-name="ro1">
          <table:table-cell office:value-type="string">
            <text:p>Germany</text:p>
          </table:table-cell>
          <table:table-cell office:value-type="float" office:value="513.53">
            <text:p>513.53</text:p>
          </table:table-cell>
          <table:table-cell office:value-type="float" office:value="554.08">
            <text:p>554.08</text:p>
          </table:table-cell>
          <table:table-cell office:value-type="float" office:value="569.65">
            <text:p>569.65</text:p>
          </table:table-cell>
          <table:table-cell office:value-type="float" office:value="539.28">
            <text:p>539.28</text:p>
          </table:table-cell>
          <table:table-cell office:value-type="float" office:value="535.28">
            <text:p>535.28</text:p>
          </table:table-cell>
          <table:table-cell office:value-type="float" office:value="504.19">
            <text:p>504.19</text:p>
          </table:table-cell>
          <table:table-cell office:value-type="float" office:value="500.19">
            <text:p>500.19</text:p>
          </table:table-cell>
          <table:table-cell office:value-type="float" office:value="504.83">
            <text:p>504.83</text:p>
          </table:table-cell>
          <table:table-cell office:value-type="float" office:value="480.84">
            <text:p>480.84</text:p>
          </table:table-cell>
          <table:table-cell office:value-type="float" office:value="479.45">
            <text:p>479.45</text:p>
          </table:table-cell>
          <table:table-cell office:value-type="float" office:value="559.33">
            <text:p>559.33</text:p>
          </table:table-cell>
          <table:table-cell office:value-type="float" office:value="570.59">
            <text:p>570.59</text:p>
          </table:table-cell>
          <table:table-cell office:value-type="float" office:value="563.12">
            <text:p>563.12</text:p>
          </table:table-cell>
          <table:table-cell office:value-type="float" office:value="522.75">
            <text:p>522.75</text:p>
          </table:table-cell>
          <table:table-cell office:value-type="float" office:value="573.08">
            <text:p>573.08</text:p>
          </table:table-cell>
          <table:table-cell office:value-type="float" office:value="557.53">
            <text:p>557.53</text:p>
          </table:table-cell>
          <table:table-cell office:value-type="float" office:value="577.65">
            <text:p>577.65</text:p>
          </table:table-cell>
          <table:table-cell office:value-type="float" office:value="573.2">
            <text:p>573.2</text:p>
          </table:table-cell>
          <table:table-cell office:value-type="float" office:value="603.75">
            <text:p>603.75</text:p>
          </table:table-cell>
          <table:table-cell office:value-type="float" office:value="572.88">
            <text:p>572.88</text:p>
          </table:table-cell>
          <table:table-cell office:value-type="float" office:value="541.77">
            <text:p>541.77</text:p>
          </table:table-cell>
          <table:table-cell office:value-type="float" office:value="531.42">
            <text:p>531.42</text:p>
          </table:table-cell>
          <table:table-cell office:value-type="float" office:value="550.1">
            <text:p>550.1</text:p>
          </table:table-cell>
          <table:table-cell office:value-type="float" office:value="530.56">
            <text:p>530.56</text:p>
          </table:table-cell>
          <table:table-cell office:value-type="float" office:value="566.65">
            <text:p>566.65</text:p>
          </table:table-cell>
          <table:table-cell office:value-type="float" office:value="538.58">
            <text:p>538.58</text:p>
          </table:table-cell>
          <table:table-cell office:value-type="float" office:value="533.85">
            <text:p>533.85</text:p>
          </table:table-cell>
          <table:table-cell office:value-type="float" office:value="530.24">
            <text:p>530.24</text:p>
          </table:table-cell>
          <table:table-cell office:value-type="float" office:value="534.84">
            <text:p>534.84</text:p>
          </table:table-cell>
          <table:table-cell office:value-type="float" office:value="487.65">
            <text:p>487.65</text:p>
          </table:table-cell>
          <table:table-cell office:value-type="float" office:value="504.71">
            <text:p>504.71</text:p>
          </table:table-cell>
          <table:table-cell office:value-type="float" office:value="527.4">
            <text:p>527.4</text:p>
          </table:table-cell>
          <table:table-cell office:value-type="float" office:value="524.88">
            <text:p>524.88</text:p>
          </table:table-cell>
          <table:table-cell office:value-type="float" office:value="499.96">
            <text:p>499.96</text:p>
          </table:table-cell>
          <table:table-cell/>
          <table:table-cell office:value-type="float" office:value="495.79">
            <text:p>495.79</text:p>
          </table:table-cell>
          <table:table-cell office:value-type="float" office:value="505.17">
            <text:p>505.17</text:p>
          </table:table-cell>
          <table:table-cell office:value-type="float" office:value="512.57">
            <text:p>512.57</text:p>
          </table:table-cell>
          <table:table-cell office:value-type="float" office:value="519.45">
            <text:p>519.45</text:p>
          </table:table-cell>
          <table:table-cell office:value-type="float" office:value="507.03">
            <text:p>507.03</text:p>
          </table:table-cell>
          <table:table-cell office:value-type="float" office:value="493.72">
            <text:p>493.72</text:p>
          </table:table-cell>
          <table:table-cell office:value-type="float" office:value="493.48">
            <text:p>493.48</text:p>
          </table:table-cell>
          <table:table-cell office:value-type="float" office:value="467.22">
            <text:p>467.22</text:p>
          </table:table-cell>
          <table:table-cell office:value-type="float" office:value="461.1">
            <text:p>461.1</text:p>
          </table:table-cell>
          <table:table-cell/>
          <table:table-cell office:value-type="float" office:value="474.15">
            <text:p>474.15</text:p>
          </table:table-cell>
          <table:table-cell office:value-type="float" office:value="460.09">
            <text:p>460.09</text:p>
          </table:table-cell>
          <table:table-cell/>
          <table:table-cell office:value-type="float" office:value="505.84">
            <text:p>505.84</text:p>
          </table:table-cell>
          <table:table-cell table:number-columns-repeated="974"/>
        </table:table-row>
        <table:table-row table:style-name="ro1">
          <table:table-cell office:value-type="string">
            <text:p>Greece</text:p>
          </table:table-cell>
          <table:table-cell office:value-type="float" office:value="452.97">
            <text:p>452.97</text:p>
          </table:table-cell>
          <table:table-cell office:value-type="float" office:value="480.73">
            <text:p>480.73</text:p>
          </table:table-cell>
          <table:table-cell office:value-type="float" office:value="495.99">
            <text:p>495.99</text:p>
          </table:table-cell>
          <table:table-cell office:value-type="float" office:value="470.62">
            <text:p>470.62</text:p>
          </table:table-cell>
          <table:table-cell office:value-type="float" office:value="475.62">
            <text:p>475.62</text:p>
          </table:table-cell>
          <table:table-cell office:value-type="float" office:value="446.75">
            <text:p>446.75</text:p>
          </table:table-cell>
          <table:table-cell office:value-type="float" office:value="422.55">
            <text:p>422.55</text:p>
          </table:table-cell>
          <table:table-cell office:value-type="float" office:value="440.06">
            <text:p>440.06</text:p>
          </table:table-cell>
          <table:table-cell office:value-type="float" office:value="433.3">
            <text:p>433.3</text:p>
          </table:table-cell>
          <table:table-cell office:value-type="float" office:value="422.13">
            <text:p>422.13</text:p>
          </table:table-cell>
          <table:table-cell office:value-type="float" office:value="462.88">
            <text:p>462.88</text:p>
          </table:table-cell>
          <table:table-cell office:value-type="float" office:value="490.48">
            <text:p>490.48</text:p>
          </table:table-cell>
          <table:table-cell office:value-type="float" office:value="495.34">
            <text:p>495.34</text:p>
          </table:table-cell>
          <table:table-cell office:value-type="float" office:value="458.61">
            <text:p>458.61</text:p>
          </table:table-cell>
          <table:table-cell office:value-type="float" office:value="504.98">
            <text:p>504.98</text:p>
          </table:table-cell>
          <table:table-cell office:value-type="float" office:value="501.69">
            <text:p>501.69</text:p>
          </table:table-cell>
          <table:table-cell office:value-type="float" office:value="506.1">
            <text:p>506.1</text:p>
          </table:table-cell>
          <table:table-cell office:value-type="float" office:value="482.56">
            <text:p>482.56</text:p>
          </table:table-cell>
          <table:table-cell/>
          <table:table-cell office:value-type="float" office:value="481.74">
            <text:p>481.74</text:p>
          </table:table-cell>
          <table:table-cell office:value-type="float" office:value="474.17">
            <text:p>474.17</text:p>
          </table:table-cell>
          <table:table-cell office:value-type="float" office:value="464.56">
            <text:p>464.56</text:p>
          </table:table-cell>
          <table:table-cell office:value-type="float" office:value="473.25">
            <text:p>473.25</text:p>
          </table:table-cell>
          <table:table-cell office:value-type="float" office:value="463.36">
            <text:p>463.36</text:p>
          </table:table-cell>
          <table:table-cell/>
          <table:table-cell office:value-type="float" office:value="473.34">
            <text:p>473.34</text:p>
          </table:table-cell>
          <table:table-cell office:value-type="float" office:value="472.08">
            <text:p>472.08</text:p>
          </table:table-cell>
          <table:table-cell office:value-type="float" office:value="492.38">
            <text:p>492.38</text:p>
          </table:table-cell>
          <table:table-cell/>
          <table:table-cell office:value-type="float" office:value="428.31">
            <text:p>428.31</text:p>
          </table:table-cell>
          <table:table-cell office:value-type="float" office:value="454.92">
            <text:p>454.92</text:p>
          </table:table-cell>
          <table:table-cell office:value-type="float" office:value="425.43">
            <text:p>425.43</text:p>
          </table:table-cell>
          <table:table-cell office:value-type="float" office:value="457.37">
            <text:p>457.37</text:p>
          </table:table-cell>
          <table:table-cell office:value-type="float" office:value="442.61">
            <text:p>442.61</text:p>
          </table:table-cell>
          <table:table-cell/>
          <table:table-cell office:value-type="float" office:value="428.97">
            <text:p>428.97</text:p>
          </table:table-cell>
          <table:table-cell office:value-type="float" office:value="444.2">
            <text:p>444.2</text:p>
          </table:table-cell>
          <table:table-cell office:value-type="float" office:value="459.89">
            <text:p>459.89</text:p>
          </table:table-cell>
          <table:table-cell office:value-type="float" office:value="454.07">
            <text:p>454.07</text:p>
          </table:table-cell>
          <table:table-cell office:value-type="float" office:value="440.78">
            <text:p>440.78</text:p>
          </table:table-cell>
          <table:table-cell office:value-type="float" office:value="415.49">
            <text:p>415.49</text:p>
          </table:table-cell>
          <table:table-cell/>
          <table:table-cell office:value-type="float" office:value="435.51">
            <text:p>435.51</text:p>
          </table:table-cell>
          <table:table-cell office:value-type="float" office:value="410.65">
            <text:p>410.65</text:p>
          </table:table-cell>
          <table:table-cell office:value-type="float" office:value="394.6">
            <text:p>394.6</text:p>
          </table:table-cell>
          <table:table-cell office:value-type="float" office:value="410.2">
            <text:p>410.2</text:p>
          </table:table-cell>
          <table:table-cell office:value-type="float" office:value="410.02">
            <text:p>410.02</text:p>
          </table:table-cell>
          <table:table-cell/>
          <table:table-cell office:value-type="float" office:value="422.13">
            <text:p>422.13</text:p>
          </table:table-cell>
          <table:table-cell table:number-columns-repeated="974"/>
        </table:table-row>
        <table:table-row table:style-name="ro1">
          <table:table-cell office:value-type="string">
            <text:p>Hong Kong-China</text:p>
          </table:table-cell>
          <table:table-cell office:value-type="float" office:value="561.24">
            <text:p>561.24</text:p>
          </table:table-cell>
          <table:table-cell office:value-type="float" office:value="585.56">
            <text:p>585.56</text:p>
          </table:table-cell>
          <table:table-cell office:value-type="float" office:value="599.08">
            <text:p>599.08</text:p>
          </table:table-cell>
          <table:table-cell office:value-type="float" office:value="579.26">
            <text:p>579.26</text:p>
          </table:table-cell>
          <table:table-cell office:value-type="float" office:value="583.02">
            <text:p>583.02</text:p>
          </table:table-cell>
          <table:table-cell office:value-type="float" office:value="556.85">
            <text:p>556.85</text:p>
          </table:table-cell>
          <table:table-cell office:value-type="float" office:value="528.94">
            <text:p>528.94</text:p>
          </table:table-cell>
          <table:table-cell office:value-type="float" office:value="562.11">
            <text:p>562.11</text:p>
          </table:table-cell>
          <table:table-cell office:value-type="float" office:value="551.76">
            <text:p>551.76</text:p>
          </table:table-cell>
          <table:table-cell office:value-type="float" office:value="542.13">
            <text:p>542.13</text:p>
          </table:table-cell>
          <table:table-cell office:value-type="float" office:value="581.05">
            <text:p>581.05</text:p>
          </table:table-cell>
          <table:table-cell office:value-type="float" office:value="589.17">
            <text:p>589.17</text:p>
          </table:table-cell>
          <table:table-cell office:value-type="float" office:value="597.53">
            <text:p>597.53</text:p>
          </table:table-cell>
          <table:table-cell office:value-type="float" office:value="567.49">
            <text:p>567.49</text:p>
          </table:table-cell>
          <table:table-cell office:value-type="float" office:value="596.39">
            <text:p>596.39</text:p>
          </table:table-cell>
          <table:table-cell office:value-type="float" office:value="601.05">
            <text:p>601.05</text:p>
          </table:table-cell>
          <table:table-cell office:value-type="float" office:value="600.44">
            <text:p>600.44</text:p>
          </table:table-cell>
          <table:table-cell office:value-type="float" office:value="609.86">
            <text:p>609.86</text:p>
          </table:table-cell>
          <table:table-cell/>
          <table:table-cell office:value-type="float" office:value="598.4">
            <text:p>598.4</text:p>
          </table:table-cell>
          <table:table-cell office:value-type="float" office:value="573.2">
            <text:p>573.2</text:p>
          </table:table-cell>
          <table:table-cell office:value-type="float" office:value="574.43">
            <text:p>574.43</text:p>
          </table:table-cell>
          <table:table-cell office:value-type="float" office:value="586.95">
            <text:p>586.95</text:p>
          </table:table-cell>
          <table:table-cell office:value-type="float" office:value="536.1">
            <text:p>536.1</text:p>
          </table:table-cell>
          <table:table-cell/>
          <table:table-cell office:value-type="float" office:value="583.23">
            <text:p>583.23</text:p>
          </table:table-cell>
          <table:table-cell office:value-type="float" office:value="574.33">
            <text:p>574.33</text:p>
          </table:table-cell>
          <table:table-cell office:value-type="float" office:value="592.28">
            <text:p>592.28</text:p>
          </table:table-cell>
          <table:table-cell office:value-type="float" office:value="546.45">
            <text:p>546.45</text:p>
          </table:table-cell>
          <table:table-cell office:value-type="float" office:value="550.93">
            <text:p>550.93</text:p>
          </table:table-cell>
          <table:table-cell office:value-type="float" office:value="559.39">
            <text:p>559.39</text:p>
          </table:table-cell>
          <table:table-cell office:value-type="float" office:value="567.31">
            <text:p>567.31</text:p>
          </table:table-cell>
          <table:table-cell office:value-type="float" office:value="557.24">
            <text:p>557.24</text:p>
          </table:table-cell>
          <table:table-cell table:number-columns-repeated="2"/>
          <table:table-cell office:value-type="float" office:value="553.6">
            <text:p>553.6</text:p>
          </table:table-cell>
          <table:table-cell office:value-type="float" office:value="571.28">
            <text:p>571.28</text:p>
          </table:table-cell>
          <table:table-cell office:value-type="float" office:value="571.21">
            <text:p>571.21</text:p>
          </table:table-cell>
          <table:table-cell office:value-type="float" office:value="578.85">
            <text:p>578.85</text:p>
          </table:table-cell>
          <table:table-cell office:value-type="float" office:value="566.7">
            <text:p>566.7</text:p>
          </table:table-cell>
          <table:table-cell table:number-columns-repeated="2"/>
          <table:table-cell office:value-type="float" office:value="551.39">
            <text:p>551.39</text:p>
          </table:table-cell>
          <table:table-cell office:value-type="float" office:value="547.16">
            <text:p>547.16</text:p>
          </table:table-cell>
          <table:table-cell/>
          <table:table-cell office:value-type="float" office:value="541.32">
            <text:p>541.32</text:p>
          </table:table-cell>
          <table:table-cell office:value-type="float" office:value="531.22">
            <text:p>531.22</text:p>
          </table:table-cell>
          <table:table-cell/>
          <table:table-cell office:value-type="float" office:value="546.97">
            <text:p>546.97</text:p>
          </table:table-cell>
          <table:table-cell table:number-columns-repeated="974"/>
        </table:table-row>
        <table:table-row table:style-name="ro1">
          <table:table-cell office:value-type="string">
            <text:p>Hungary</text:p>
          </table:table-cell>
          <table:table-cell office:value-type="float" office:value="477.04">
            <text:p>477.04</text:p>
          </table:table-cell>
          <table:table-cell office:value-type="float" office:value="527.03">
            <text:p>527.03</text:p>
          </table:table-cell>
          <table:table-cell office:value-type="float" office:value="535.8">
            <text:p>535.8</text:p>
          </table:table-cell>
          <table:table-cell office:value-type="float" office:value="504.84">
            <text:p>504.84</text:p>
          </table:table-cell>
          <table:table-cell office:value-type="float" office:value="500.91">
            <text:p>500.91</text:p>
          </table:table-cell>
          <table:table-cell office:value-type="float" office:value="469.86">
            <text:p>469.86</text:p>
          </table:table-cell>
          <table:table-cell office:value-type="float" office:value="454.76">
            <text:p>454.76</text:p>
          </table:table-cell>
          <table:table-cell office:value-type="float" office:value="464.61">
            <text:p>464.61</text:p>
          </table:table-cell>
          <table:table-cell office:value-type="float" office:value="461.12">
            <text:p>461.12</text:p>
          </table:table-cell>
          <table:table-cell office:value-type="float" office:value="442.57">
            <text:p>442.57</text:p>
          </table:table-cell>
          <table:table-cell office:value-type="float" office:value="536.96">
            <text:p>536.96</text:p>
          </table:table-cell>
          <table:table-cell office:value-type="float" office:value="543.18">
            <text:p>543.18</text:p>
          </table:table-cell>
          <table:table-cell office:value-type="float" office:value="515.42">
            <text:p>515.42</text:p>
          </table:table-cell>
          <table:table-cell office:value-type="float" office:value="528.81">
            <text:p>528.81</text:p>
          </table:table-cell>
          <table:table-cell office:value-type="float" office:value="539.39">
            <text:p>539.39</text:p>
          </table:table-cell>
          <table:table-cell office:value-type="float" office:value="548.74">
            <text:p>548.74</text:p>
          </table:table-cell>
          <table:table-cell office:value-type="float" office:value="537.59">
            <text:p>537.59</text:p>
          </table:table-cell>
          <table:table-cell office:value-type="float" office:value="540.51">
            <text:p>540.51</text:p>
          </table:table-cell>
          <table:table-cell office:value-type="float" office:value="567.67">
            <text:p>567.67</text:p>
          </table:table-cell>
          <table:table-cell office:value-type="float" office:value="539.12">
            <text:p>539.12</text:p>
          </table:table-cell>
          <table:table-cell office:value-type="float" office:value="512.27">
            <text:p>512.27</text:p>
          </table:table-cell>
          <table:table-cell office:value-type="float" office:value="493.27">
            <text:p>493.27</text:p>
          </table:table-cell>
          <table:table-cell office:value-type="float" office:value="522.82">
            <text:p>522.82</text:p>
          </table:table-cell>
          <table:table-cell office:value-type="float" office:value="476.04">
            <text:p>476.04</text:p>
          </table:table-cell>
          <table:table-cell/>
          <table:table-cell office:value-type="float" office:value="492.48">
            <text:p>492.48</text:p>
          </table:table-cell>
          <table:table-cell office:value-type="float" office:value="505.87">
            <text:p>505.87</text:p>
          </table:table-cell>
          <table:table-cell office:value-type="float" office:value="506.1">
            <text:p>506.1</text:p>
          </table:table-cell>
          <table:table-cell office:value-type="float" office:value="501.23">
            <text:p>501.23</text:p>
          </table:table-cell>
          <table:table-cell office:value-type="float" office:value="473.8">
            <text:p>473.8</text:p>
          </table:table-cell>
          <table:table-cell office:value-type="float" office:value="469.46">
            <text:p>469.46</text:p>
          </table:table-cell>
          <table:table-cell office:value-type="float" office:value="454.16">
            <text:p>454.16</text:p>
          </table:table-cell>
          <table:table-cell office:value-type="float" office:value="472.5">
            <text:p>472.5</text:p>
          </table:table-cell>
          <table:table-cell office:value-type="float" office:value="457.35">
            <text:p>457.35</text:p>
          </table:table-cell>
          <table:table-cell office:value-type="float" office:value="439.64">
            <text:p>439.64</text:p>
          </table:table-cell>
          <table:table-cell office:value-type="float" office:value="449.36">
            <text:p>449.36</text:p>
          </table:table-cell>
          <table:table-cell office:value-type="float" office:value="474.21">
            <text:p>474.21</text:p>
          </table:table-cell>
          <table:table-cell office:value-type="float" office:value="477.65">
            <text:p>477.65</text:p>
          </table:table-cell>
          <table:table-cell office:value-type="float" office:value="486.81">
            <text:p>486.81</text:p>
          </table:table-cell>
          <table:table-cell office:value-type="float" office:value="460.17">
            <text:p>460.17</text:p>
          </table:table-cell>
          <table:table-cell office:value-type="float" office:value="447.95">
            <text:p>447.95</text:p>
          </table:table-cell>
          <table:table-cell office:value-type="float" office:value="450.69">
            <text:p>450.69</text:p>
          </table:table-cell>
          <table:table-cell office:value-type="float" office:value="468.54">
            <text:p>468.54</text:p>
          </table:table-cell>
          <table:table-cell office:value-type="float" office:value="435.68">
            <text:p>435.68</text:p>
          </table:table-cell>
          <table:table-cell/>
          <table:table-cell office:value-type="float" office:value="431.02">
            <text:p>431.02</text:p>
          </table:table-cell>
          <table:table-cell office:value-type="float" office:value="442.69">
            <text:p>442.69</text:p>
          </table:table-cell>
          <table:table-cell/>
          <table:table-cell office:value-type="float" office:value="458.65">
            <text:p>458.65</text:p>
          </table:table-cell>
          <table:table-cell table:number-columns-repeated="974"/>
        </table:table-row>
        <table:table-row table:style-name="ro1">
          <table:table-cell office:value-type="string">
            <text:p>Iceland</text:p>
          </table:table-cell>
          <table:table-cell office:value-type="float" office:value="492.8">
            <text:p>492.8</text:p>
          </table:table-cell>
          <table:table-cell office:value-type="float" office:value="510.27">
            <text:p>510.27</text:p>
          </table:table-cell>
          <table:table-cell office:value-type="float" office:value="518.67">
            <text:p>518.67</text:p>
          </table:table-cell>
          <table:table-cell office:value-type="float" office:value="496.63">
            <text:p>496.63</text:p>
          </table:table-cell>
          <table:table-cell office:value-type="float" office:value="503.81">
            <text:p>503.81</text:p>
          </table:table-cell>
          <table:table-cell office:value-type="float" office:value="477.4">
            <text:p>477.4</text:p>
          </table:table-cell>
          <table:table-cell office:value-type="float" office:value="512.64">
            <text:p>512.64</text:p>
          </table:table-cell>
          <table:table-cell office:value-type="float" office:value="483.32">
            <text:p>483.32</text:p>
          </table:table-cell>
          <table:table-cell office:value-type="float" office:value="464.9">
            <text:p>464.9</text:p>
          </table:table-cell>
          <table:table-cell office:value-type="float" office:value="459.35">
            <text:p>459.35</text:p>
          </table:table-cell>
          <table:table-cell/>
          <table:table-cell office:value-type="float" office:value="511.74">
            <text:p>511.74</text:p>
          </table:table-cell>
          <table:table-cell office:value-type="float" office:value="518.31">
            <text:p>518.31</text:p>
          </table:table-cell>
          <table:table-cell office:value-type="float" office:value="481.63">
            <text:p>481.63</text:p>
          </table:table-cell>
          <table:table-cell office:value-type="float" office:value="536.84">
            <text:p>536.84</text:p>
          </table:table-cell>
          <table:table-cell office:value-type="float" office:value="517.41">
            <text:p>517.41</text:p>
          </table:table-cell>
          <table:table-cell office:value-type="float" office:value="515.65">
            <text:p>515.65</text:p>
          </table:table-cell>
          <table:table-cell office:value-type="float" office:value="532.07">
            <text:p>532.07</text:p>
          </table:table-cell>
          <table:table-cell office:value-type="float" office:value="543.84">
            <text:p>543.84</text:p>
          </table:table-cell>
          <table:table-cell office:value-type="float" office:value="529.87">
            <text:p>529.87</text:p>
          </table:table-cell>
          <table:table-cell office:value-type="float" office:value="501.91">
            <text:p>501.91</text:p>
          </table:table-cell>
          <table:table-cell office:value-type="float" office:value="470.22">
            <text:p>470.22</text:p>
          </table:table-cell>
          <table:table-cell office:value-type="float" office:value="507.47">
            <text:p>507.47</text:p>
          </table:table-cell>
          <table:table-cell office:value-type="float" office:value="489.43">
            <text:p>489.43</text:p>
          </table:table-cell>
          <table:table-cell office:value-type="float" office:value="495.15">
            <text:p>495.15</text:p>
          </table:table-cell>
          <table:table-cell office:value-type="float" office:value="500.55">
            <text:p>500.55</text:p>
          </table:table-cell>
          <table:table-cell office:value-type="float" office:value="508.9">
            <text:p>508.9</text:p>
          </table:table-cell>
          <table:table-cell office:value-type="float" office:value="503.81">
            <text:p>503.81</text:p>
          </table:table-cell>
          <table:table-cell/>
          <table:table-cell office:value-type="float" office:value="482.94">
            <text:p>482.94</text:p>
          </table:table-cell>
          <table:table-cell office:value-type="float" office:value="474.3">
            <text:p>474.3</text:p>
          </table:table-cell>
          <table:table-cell office:value-type="float" office:value="469.96">
            <text:p>469.96</text:p>
          </table:table-cell>
          <table:table-cell office:value-type="float" office:value="491.94">
            <text:p>491.94</text:p>
          </table:table-cell>
          <table:table-cell office:value-type="float" office:value="516.54">
            <text:p>516.54</text:p>
          </table:table-cell>
          <table:table-cell/>
          <table:table-cell office:value-type="float" office:value="480.26">
            <text:p>480.26</text:p>
          </table:table-cell>
          <table:table-cell office:value-type="float" office:value="483.14">
            <text:p>483.14</text:p>
          </table:table-cell>
          <table:table-cell office:value-type="float" office:value="498.49">
            <text:p>498.49</text:p>
          </table:table-cell>
          <table:table-cell office:value-type="float" office:value="487.93">
            <text:p>487.93</text:p>
          </table:table-cell>
          <table:table-cell office:value-type="float" office:value="480.98">
            <text:p>480.98</text:p>
          </table:table-cell>
          <table:table-cell table:number-columns-repeated="2"/>
          <table:table-cell office:value-type="float" office:value="466.81">
            <text:p>466.81</text:p>
          </table:table-cell>
          <table:table-cell office:value-type="float" office:value="446.63">
            <text:p>446.63</text:p>
          </table:table-cell>
          <table:table-cell office:value-type="float" office:value="462.23">
            <text:p>462.23</text:p>
          </table:table-cell>
          <table:table-cell office:value-type="float" office:value="466.39">
            <text:p>466.39</text:p>
          </table:table-cell>
          <table:table-cell office:value-type="float" office:value="465.93">
            <text:p>465.93</text:p>
          </table:table-cell>
          <table:table-cell/>
          <table:table-cell office:value-type="float" office:value="455.89">
            <text:p>455.89</text:p>
          </table:table-cell>
          <table:table-cell table:number-columns-repeated="974"/>
        </table:table-row>
        <table:table-row table:style-name="ro1">
          <table:table-cell office:value-type="string">
            <text:p>Indonesia</text:p>
          </table:table-cell>
          <table:table-cell office:value-type="float" office:value="375.11">
            <text:p>375.11</text:p>
          </table:table-cell>
          <table:table-cell office:value-type="float" office:value="420.33">
            <text:p>420.33</text:p>
          </table:table-cell>
          <table:table-cell office:value-type="float" office:value="408.54">
            <text:p>408.54</text:p>
          </table:table-cell>
          <table:table-cell office:value-type="float" office:value="405.76">
            <text:p>405.76</text:p>
          </table:table-cell>
          <table:table-cell office:value-type="float" office:value="415.36">
            <text:p>415.36</text:p>
          </table:table-cell>
          <table:table-cell office:value-type="float" office:value="386.36">
            <text:p>386.36</text:p>
          </table:table-cell>
          <table:table-cell office:value-type="float" office:value="360.04">
            <text:p>360.04</text:p>
          </table:table-cell>
          <table:table-cell office:value-type="float" office:value="398.34">
            <text:p>398.34</text:p>
          </table:table-cell>
          <table:table-cell office:value-type="float" office:value="386.85">
            <text:p>386.85</text:p>
          </table:table-cell>
          <table:table-cell office:value-type="float" office:value="368.05">
            <text:p>368.05</text:p>
          </table:table-cell>
          <table:table-cell/>
          <table:table-cell office:value-type="float" office:value="410.27">
            <text:p>410.27</text:p>
          </table:table-cell>
          <table:table-cell office:value-type="float" office:value="416.55">
            <text:p>416.55</text:p>
          </table:table-cell>
          <table:table-cell table:number-columns-repeated="3"/>
          <table:table-cell office:value-type="float" office:value="406.6">
            <text:p>406.6</text:p>
          </table:table-cell>
          <table:table-cell office:value-type="float" office:value="398.99">
            <text:p>398.99</text:p>
          </table:table-cell>
          <table:table-cell table:number-columns-repeated="2"/>
          <table:table-cell office:value-type="float" office:value="429.68">
            <text:p>429.68</text:p>
          </table:table-cell>
          <table:table-cell/>
          <table:table-cell office:value-type="float" office:value="402.07">
            <text:p>402.07</text:p>
          </table:table-cell>
          <table:table-cell office:value-type="float" office:value="367.36">
            <text:p>367.36</text:p>
          </table:table-cell>
          <table:table-cell/>
          <table:table-cell office:value-type="float" office:value="417.4">
            <text:p>417.4</text:p>
          </table:table-cell>
          <table:table-cell table:number-columns-repeated="2"/>
          <table:table-cell office:value-type="float" office:value="388.4">
            <text:p>388.4</text:p>
          </table:table-cell>
          <table:table-cell office:value-type="float" office:value="383.76">
            <text:p>383.76</text:p>
          </table:table-cell>
          <table:table-cell office:value-type="float" office:value="385.85">
            <text:p>385.85</text:p>
          </table:table-cell>
          <table:table-cell/>
          <table:table-cell office:value-type="float" office:value="404.66">
            <text:p>404.66</text:p>
          </table:table-cell>
          <table:table-cell office:value-type="float" office:value="366.2">
            <text:p>366.2</text:p>
          </table:table-cell>
          <table:table-cell office:value-type="float" office:value="364.98">
            <text:p>364.98</text:p>
          </table:table-cell>
          <table:table-cell office:value-type="float" office:value="380.99">
            <text:p>380.99</text:p>
          </table:table-cell>
          <table:table-cell office:value-type="float" office:value="387.59">
            <text:p>387.59</text:p>
          </table:table-cell>
          <table:table-cell office:value-type="float" office:value="401.01">
            <text:p>401.01</text:p>
          </table:table-cell>
          <table:table-cell/>
          <table:table-cell office:value-type="float" office:value="405.35">
            <text:p>405.35</text:p>
          </table:table-cell>
          <table:table-cell table:number-columns-repeated="2"/>
          <table:table-cell office:value-type="float" office:value="383.84">
            <text:p>383.84</text:p>
          </table:table-cell>
          <table:table-cell office:value-type="float" office:value="372.03">
            <text:p>372.03</text:p>
          </table:table-cell>
          <table:table-cell office:value-type="float" office:value="350.13">
            <text:p>350.13</text:p>
          </table:table-cell>
          <table:table-cell office:value-type="float" office:value="376.21">
            <text:p>376.21</text:p>
          </table:table-cell>
          <table:table-cell office:value-type="float" office:value="347.91">
            <text:p>347.91</text:p>
          </table:table-cell>
          <table:table-cell/>
          <table:table-cell office:value-type="float" office:value="368.41">
            <text:p>368.41</text:p>
          </table:table-cell>
          <table:table-cell table:number-columns-repeated="974"/>
        </table:table-row>
        <table:table-row table:style-name="ro1">
          <table:table-cell office:value-type="string">
            <text:p>Ireland</text:p>
          </table:table-cell>
          <table:table-cell office:value-type="float" office:value="501.5">
            <text:p>501.5</text:p>
          </table:table-cell>
          <table:table-cell office:value-type="float" office:value="526.24">
            <text:p>526.24</text:p>
          </table:table-cell>
          <table:table-cell office:value-type="float" office:value="530.35">
            <text:p>530.35</text:p>
          </table:table-cell>
          <table:table-cell office:value-type="float" office:value="510.79">
            <text:p>510.79</text:p>
          </table:table-cell>
          <table:table-cell office:value-type="float" office:value="515.56">
            <text:p>515.56</text:p>
          </table:table-cell>
          <table:table-cell office:value-type="float" office:value="487.87">
            <text:p>487.87</text:p>
          </table:table-cell>
          <table:table-cell office:value-type="float" office:value="508.58">
            <text:p>508.58</text:p>
          </table:table-cell>
          <table:table-cell office:value-type="float" office:value="493.52">
            <text:p>493.52</text:p>
          </table:table-cell>
          <table:table-cell office:value-type="float" office:value="483.13">
            <text:p>483.13</text:p>
          </table:table-cell>
          <table:table-cell office:value-type="float" office:value="472.57">
            <text:p>472.57</text:p>
          </table:table-cell>
          <table:table-cell office:value-type="float" office:value="532.9">
            <text:p>532.9</text:p>
          </table:table-cell>
          <table:table-cell office:value-type="float" office:value="527.16">
            <text:p>527.16</text:p>
          </table:table-cell>
          <table:table-cell office:value-type="float" office:value="541.22">
            <text:p>541.22</text:p>
          </table:table-cell>
          <table:table-cell office:value-type="float" office:value="509.28">
            <text:p>509.28</text:p>
          </table:table-cell>
          <table:table-cell office:value-type="float" office:value="534.81">
            <text:p>534.81</text:p>
          </table:table-cell>
          <table:table-cell office:value-type="float" office:value="527.31">
            <text:p>527.31</text:p>
          </table:table-cell>
          <table:table-cell office:value-type="float" office:value="532.43">
            <text:p>532.43</text:p>
          </table:table-cell>
          <table:table-cell office:value-type="float" office:value="540.1">
            <text:p>540.1</text:p>
          </table:table-cell>
          <table:table-cell office:value-type="float" office:value="569.52">
            <text:p>569.52</text:p>
          </table:table-cell>
          <table:table-cell office:value-type="float" office:value="531.92">
            <text:p>531.92</text:p>
          </table:table-cell>
          <table:table-cell office:value-type="float" office:value="506.94">
            <text:p>506.94</text:p>
          </table:table-cell>
          <table:table-cell office:value-type="float" office:value="508.98">
            <text:p>508.98</text:p>
          </table:table-cell>
          <table:table-cell office:value-type="float" office:value="523.16">
            <text:p>523.16</text:p>
          </table:table-cell>
          <table:table-cell office:value-type="float" office:value="488.99">
            <text:p>488.99</text:p>
          </table:table-cell>
          <table:table-cell office:value-type="float" office:value="523.68">
            <text:p>523.68</text:p>
          </table:table-cell>
          <table:table-cell office:value-type="float" office:value="515.09">
            <text:p>515.09</text:p>
          </table:table-cell>
          <table:table-cell office:value-type="float" office:value="513.42">
            <text:p>513.42</text:p>
          </table:table-cell>
          <table:table-cell office:value-type="float" office:value="529.15">
            <text:p>529.15</text:p>
          </table:table-cell>
          <table:table-cell office:value-type="float" office:value="494.81">
            <text:p>494.81</text:p>
          </table:table-cell>
          <table:table-cell office:value-type="float" office:value="481.86">
            <text:p>481.86</text:p>
          </table:table-cell>
          <table:table-cell office:value-type="float" office:value="495.55">
            <text:p>495.55</text:p>
          </table:table-cell>
          <table:table-cell office:value-type="float" office:value="481.98">
            <text:p>481.98</text:p>
          </table:table-cell>
          <table:table-cell office:value-type="float" office:value="491.22">
            <text:p>491.22</text:p>
          </table:table-cell>
          <table:table-cell office:value-type="float" office:value="513.59">
            <text:p>513.59</text:p>
          </table:table-cell>
          <table:table-cell/>
          <table:table-cell office:value-type="float" office:value="489.87">
            <text:p>489.87</text:p>
          </table:table-cell>
          <table:table-cell office:value-type="float" office:value="496.24">
            <text:p>496.24</text:p>
          </table:table-cell>
          <table:table-cell/>
          <table:table-cell office:value-type="float" office:value="502.55">
            <text:p>502.55</text:p>
          </table:table-cell>
          <table:table-cell office:value-type="float" office:value="502.27">
            <text:p>502.27</text:p>
          </table:table-cell>
          <table:table-cell office:value-type="float" office:value="485.04">
            <text:p>485.04</text:p>
          </table:table-cell>
          <table:table-cell office:value-type="float" office:value="519.82">
            <text:p>519.82</text:p>
          </table:table-cell>
          <table:table-cell office:value-type="float" office:value="479.09">
            <text:p>479.09</text:p>
          </table:table-cell>
          <table:table-cell office:value-type="float" office:value="453.96">
            <text:p>453.96</text:p>
          </table:table-cell>
          <table:table-cell/>
          <table:table-cell office:value-type="float" office:value="473.68">
            <text:p>473.68</text:p>
          </table:table-cell>
          <table:table-cell office:value-type="float" office:value="446.43">
            <text:p>446.43</text:p>
          </table:table-cell>
          <table:table-cell/>
          <table:table-cell office:value-type="float" office:value="472.6">
            <text:p>472.6</text:p>
          </table:table-cell>
          <table:table-cell table:number-columns-repeated="974"/>
        </table:table-row>
        <table:table-row table:style-name="ro1">
          <table:table-cell office:value-type="string">
            <text:p>Israel</text:p>
          </table:table-cell>
          <table:table-cell office:value-type="float" office:value="466.48">
            <text:p>466.48</text:p>
          </table:table-cell>
          <table:table-cell office:value-type="float" office:value="491.85">
            <text:p>491.85</text:p>
          </table:table-cell>
          <table:table-cell office:value-type="float" office:value="512.19">
            <text:p>512.19</text:p>
          </table:table-cell>
          <table:table-cell office:value-type="float" office:value="488.22">
            <text:p>488.22</text:p>
          </table:table-cell>
          <table:table-cell office:value-type="float" office:value="474.8">
            <text:p>474.8</text:p>
          </table:table-cell>
          <table:table-cell office:value-type="float" office:value="451.18">
            <text:p>451.18</text:p>
          </table:table-cell>
          <table:table-cell office:value-type="float" office:value="456.99">
            <text:p>456.99</text:p>
          </table:table-cell>
          <table:table-cell office:value-type="float" office:value="442.85">
            <text:p>442.85</text:p>
          </table:table-cell>
          <table:table-cell office:value-type="float" office:value="428.05">
            <text:p>428.05</text:p>
          </table:table-cell>
          <table:table-cell office:value-type="float" office:value="416.6">
            <text:p>416.6</text:p>
          </table:table-cell>
          <table:table-cell office:value-type="float" office:value="513.37">
            <text:p>513.37</text:p>
          </table:table-cell>
          <table:table-cell office:value-type="float" office:value="500.78">
            <text:p>500.78</text:p>
          </table:table-cell>
          <table:table-cell office:value-type="float" office:value="486.91">
            <text:p>486.91</text:p>
          </table:table-cell>
          <table:table-cell office:value-type="float" office:value="483.95">
            <text:p>483.95</text:p>
          </table:table-cell>
          <table:table-cell office:value-type="float" office:value="529.36">
            <text:p>529.36</text:p>
          </table:table-cell>
          <table:table-cell office:value-type="float" office:value="521.4">
            <text:p>521.4</text:p>
          </table:table-cell>
          <table:table-cell office:value-type="float" office:value="495.05">
            <text:p>495.05</text:p>
          </table:table-cell>
          <table:table-cell office:value-type="float" office:value="545.06">
            <text:p>545.06</text:p>
          </table:table-cell>
          <table:table-cell office:value-type="float" office:value="576.69">
            <text:p>576.69</text:p>
          </table:table-cell>
          <table:table-cell office:value-type="float" office:value="529.83">
            <text:p>529.83</text:p>
          </table:table-cell>
          <table:table-cell office:value-type="float" office:value="482.26">
            <text:p>482.26</text:p>
          </table:table-cell>
          <table:table-cell office:value-type="float" office:value="476.12">
            <text:p>476.12</text:p>
          </table:table-cell>
          <table:table-cell office:value-type="float" office:value="491.35">
            <text:p>491.35</text:p>
          </table:table-cell>
          <table:table-cell office:value-type="float" office:value="480.24">
            <text:p>480.24</text:p>
          </table:table-cell>
          <table:table-cell office:value-type="float" office:value="561.6">
            <text:p>561.6</text:p>
          </table:table-cell>
          <table:table-cell office:value-type="float" office:value="464.02">
            <text:p>464.02</text:p>
          </table:table-cell>
          <table:table-cell office:value-type="float" office:value="498.81">
            <text:p>498.81</text:p>
          </table:table-cell>
          <table:table-cell office:value-type="float" office:value="460.75">
            <text:p>460.75</text:p>
          </table:table-cell>
          <table:table-cell/>
          <table:table-cell office:value-type="float" office:value="446.9">
            <text:p>446.9</text:p>
          </table:table-cell>
          <table:table-cell office:value-type="float" office:value="458.16">
            <text:p>458.16</text:p>
          </table:table-cell>
          <table:table-cell office:value-type="float" office:value="451.45">
            <text:p>451.45</text:p>
          </table:table-cell>
          <table:table-cell office:value-type="float" office:value="433.89">
            <text:p>433.89</text:p>
          </table:table-cell>
          <table:table-cell office:value-type="float" office:value="455.26">
            <text:p>455.26</text:p>
          </table:table-cell>
          <table:table-cell/>
          <table:table-cell office:value-type="float" office:value="417.46">
            <text:p>417.46</text:p>
          </table:table-cell>
          <table:table-cell office:value-type="float" office:value="439.87">
            <text:p>439.87</text:p>
          </table:table-cell>
          <table:table-cell office:value-type="float" office:value="472.32">
            <text:p>472.32</text:p>
          </table:table-cell>
          <table:table-cell office:value-type="float" office:value="468.27">
            <text:p>468.27</text:p>
          </table:table-cell>
          <table:table-cell office:value-type="float" office:value="460.33">
            <text:p>460.33</text:p>
          </table:table-cell>
          <table:table-cell office:value-type="float" office:value="439.58">
            <text:p>439.58</text:p>
          </table:table-cell>
          <table:table-cell office:value-type="float" office:value="432.68">
            <text:p>432.68</text:p>
          </table:table-cell>
          <table:table-cell office:value-type="float" office:value="426.13">
            <text:p>426.13</text:p>
          </table:table-cell>
          <table:table-cell office:value-type="float" office:value="424.78">
            <text:p>424.78</text:p>
          </table:table-cell>
          <table:table-cell/>
          <table:table-cell office:value-type="float" office:value="413.38">
            <text:p>413.38</text:p>
          </table:table-cell>
          <table:table-cell table:number-columns-repeated="2"/>
          <table:table-cell office:value-type="float" office:value="437.25">
            <text:p>437.25</text:p>
          </table:table-cell>
          <table:table-cell table:number-columns-repeated="974"/>
        </table:table-row>
        <table:table-row table:style-name="ro1">
          <table:table-cell office:value-type="string">
            <text:p>Italy</text:p>
          </table:table-cell>
          <table:table-cell office:value-type="float" office:value="485.32">
            <text:p>485.32</text:p>
          </table:table-cell>
          <table:table-cell office:value-type="float" office:value="526.21">
            <text:p>526.21</text:p>
          </table:table-cell>
          <table:table-cell office:value-type="float" office:value="521.87">
            <text:p>521.87</text:p>
          </table:table-cell>
          <table:table-cell office:value-type="float" office:value="508.16">
            <text:p>508.16</text:p>
          </table:table-cell>
          <table:table-cell office:value-type="float" office:value="513.74">
            <text:p>513.74</text:p>
          </table:table-cell>
          <table:table-cell office:value-type="float" office:value="479.41">
            <text:p>479.41</text:p>
          </table:table-cell>
          <table:table-cell office:value-type="float" office:value="469.18">
            <text:p>469.18</text:p>
          </table:table-cell>
          <table:table-cell office:value-type="float" office:value="469.87">
            <text:p>469.87</text:p>
          </table:table-cell>
          <table:table-cell office:value-type="float" office:value="475.58">
            <text:p>475.58</text:p>
          </table:table-cell>
          <table:table-cell office:value-type="float" office:value="454.89">
            <text:p>454.89</text:p>
          </table:table-cell>
          <table:table-cell office:value-type="float" office:value="534.04">
            <text:p>534.04</text:p>
          </table:table-cell>
          <table:table-cell office:value-type="float" office:value="538.28">
            <text:p>538.28</text:p>
          </table:table-cell>
          <table:table-cell office:value-type="float" office:value="527.86">
            <text:p>527.86</text:p>
          </table:table-cell>
          <table:table-cell office:value-type="float" office:value="532.94">
            <text:p>532.94</text:p>
          </table:table-cell>
          <table:table-cell office:value-type="float" office:value="536.32">
            <text:p>536.32</text:p>
          </table:table-cell>
          <table:table-cell office:value-type="float" office:value="516.63">
            <text:p>516.63</text:p>
          </table:table-cell>
          <table:table-cell office:value-type="float" office:value="523.34">
            <text:p>523.34</text:p>
          </table:table-cell>
          <table:table-cell office:value-type="float" office:value="533.15">
            <text:p>533.15</text:p>
          </table:table-cell>
          <table:table-cell office:value-type="float" office:value="546.98">
            <text:p>546.98</text:p>
          </table:table-cell>
          <table:table-cell office:value-type="float" office:value="519.49">
            <text:p>519.49</text:p>
          </table:table-cell>
          <table:table-cell office:value-type="float" office:value="501.86">
            <text:p>501.86</text:p>
          </table:table-cell>
          <table:table-cell office:value-type="float" office:value="506.14">
            <text:p>506.14</text:p>
          </table:table-cell>
          <table:table-cell office:value-type="float" office:value="516.12">
            <text:p>516.12</text:p>
          </table:table-cell>
          <table:table-cell office:value-type="float" office:value="493.08">
            <text:p>493.08</text:p>
          </table:table-cell>
          <table:table-cell office:value-type="float" office:value="529">
            <text:p>529</text:p>
          </table:table-cell>
          <table:table-cell office:value-type="float" office:value="512.31">
            <text:p>512.31</text:p>
          </table:table-cell>
          <table:table-cell office:value-type="float" office:value="518.15">
            <text:p>518.15</text:p>
          </table:table-cell>
          <table:table-cell office:value-type="float" office:value="526.08">
            <text:p>526.08</text:p>
          </table:table-cell>
          <table:table-cell office:value-type="float" office:value="516.43">
            <text:p>516.43</text:p>
          </table:table-cell>
          <table:table-cell office:value-type="float" office:value="469.81">
            <text:p>469.81</text:p>
          </table:table-cell>
          <table:table-cell office:value-type="float" office:value="488.71">
            <text:p>488.71</text:p>
          </table:table-cell>
          <table:table-cell office:value-type="float" office:value="457.3">
            <text:p>457.3</text:p>
          </table:table-cell>
          <table:table-cell office:value-type="float" office:value="478.79">
            <text:p>478.79</text:p>
          </table:table-cell>
          <table:table-cell office:value-type="float" office:value="471.56">
            <text:p>471.56</text:p>
          </table:table-cell>
          <table:table-cell office:value-type="float" office:value="436.17">
            <text:p>436.17</text:p>
          </table:table-cell>
          <table:table-cell office:value-type="float" office:value="456.9">
            <text:p>456.9</text:p>
          </table:table-cell>
          <table:table-cell office:value-type="float" office:value="470.51">
            <text:p>470.51</text:p>
          </table:table-cell>
          <table:table-cell office:value-type="float" office:value="491.2">
            <text:p>491.2</text:p>
          </table:table-cell>
          <table:table-cell office:value-type="float" office:value="485.12">
            <text:p>485.12</text:p>
          </table:table-cell>
          <table:table-cell office:value-type="float" office:value="476.62">
            <text:p>476.62</text:p>
          </table:table-cell>
          <table:table-cell office:value-type="float" office:value="487.66">
            <text:p>487.66</text:p>
          </table:table-cell>
          <table:table-cell office:value-type="float" office:value="496.75">
            <text:p>496.75</text:p>
          </table:table-cell>
          <table:table-cell office:value-type="float" office:value="467.79">
            <text:p>467.79</text:p>
          </table:table-cell>
          <table:table-cell office:value-type="float" office:value="452.42">
            <text:p>452.42</text:p>
          </table:table-cell>
          <table:table-cell office:value-type="float" office:value="440.64">
            <text:p>440.64</text:p>
          </table:table-cell>
          <table:table-cell office:value-type="float" office:value="479.55">
            <text:p>479.55</text:p>
          </table:table-cell>
          <table:table-cell office:value-type="float" office:value="462.76">
            <text:p>462.76</text:p>
          </table:table-cell>
          <table:table-cell/>
          <table:table-cell office:value-type="float" office:value="449.04">
            <text:p>449.04</text:p>
          </table:table-cell>
          <table:table-cell table:number-columns-repeated="974"/>
        </table:table-row>
        <table:table-row table:style-name="ro1">
          <table:table-cell office:value-type="string">
            <text:p>Japan</text:p>
          </table:table-cell>
          <table:table-cell office:value-type="float" office:value="536.41">
            <text:p>536.41</text:p>
          </table:table-cell>
          <table:table-cell office:value-type="float" office:value="553">
            <text:p>553</text:p>
          </table:table-cell>
          <table:table-cell office:value-type="float" office:value="561.78">
            <text:p>561.78</text:p>
          </table:table-cell>
          <table:table-cell office:value-type="float" office:value="554.65">
            <text:p>554.65</text:p>
          </table:table-cell>
          <table:table-cell office:value-type="float" office:value="564.09">
            <text:p>564.09</text:p>
          </table:table-cell>
          <table:table-cell office:value-type="float" office:value="529.84">
            <text:p>529.84</text:p>
          </table:table-cell>
          <table:table-cell office:value-type="float" office:value="532.49">
            <text:p>532.49</text:p>
          </table:table-cell>
          <table:table-cell office:value-type="float" office:value="520.21">
            <text:p>520.21</text:p>
          </table:table-cell>
          <table:table-cell office:value-type="float" office:value="518.47">
            <text:p>518.47</text:p>
          </table:table-cell>
          <table:table-cell office:value-type="float" office:value="520.13">
            <text:p>520.13</text:p>
          </table:table-cell>
          <table:table-cell office:value-type="float" office:value="560.86">
            <text:p>560.86</text:p>
          </table:table-cell>
          <table:table-cell office:value-type="float" office:value="565.39">
            <text:p>565.39</text:p>
          </table:table-cell>
          <table:table-cell office:value-type="float" office:value="557.45">
            <text:p>557.45</text:p>
          </table:table-cell>
          <table:table-cell office:value-type="float" office:value="533.77">
            <text:p>533.77</text:p>
          </table:table-cell>
          <table:table-cell office:value-type="float" office:value="565.43">
            <text:p>565.43</text:p>
          </table:table-cell>
          <table:table-cell office:value-type="float" office:value="551.4">
            <text:p>551.4</text:p>
          </table:table-cell>
          <table:table-cell office:value-type="float" office:value="577.96">
            <text:p>577.96</text:p>
          </table:table-cell>
          <table:table-cell office:value-type="float" office:value="586.27">
            <text:p>586.27</text:p>
          </table:table-cell>
          <table:table-cell office:value-type="float" office:value="587.74">
            <text:p>587.74</text:p>
          </table:table-cell>
          <table:table-cell office:value-type="float" office:value="545.13">
            <text:p>545.13</text:p>
          </table:table-cell>
          <table:table-cell office:value-type="float" office:value="558.02">
            <text:p>558.02</text:p>
          </table:table-cell>
          <table:table-cell office:value-type="float" office:value="549.81">
            <text:p>549.81</text:p>
          </table:table-cell>
          <table:table-cell office:value-type="float" office:value="558.54">
            <text:p>558.54</text:p>
          </table:table-cell>
          <table:table-cell office:value-type="float" office:value="531">
            <text:p>531</text:p>
          </table:table-cell>
          <table:table-cell/>
          <table:table-cell office:value-type="float" office:value="562.28">
            <text:p>562.28</text:p>
          </table:table-cell>
          <table:table-cell office:value-type="float" office:value="558.14">
            <text:p>558.14</text:p>
          </table:table-cell>
          <table:table-cell office:value-type="float" office:value="583.62">
            <text:p>583.62</text:p>
          </table:table-cell>
          <table:table-cell office:value-type="float" office:value="575.88">
            <text:p>575.88</text:p>
          </table:table-cell>
          <table:table-cell office:value-type="float" office:value="523.03">
            <text:p>523.03</text:p>
          </table:table-cell>
          <table:table-cell office:value-type="float" office:value="529.8">
            <text:p>529.8</text:p>
          </table:table-cell>
          <table:table-cell office:value-type="float" office:value="536.11">
            <text:p>536.11</text:p>
          </table:table-cell>
          <table:table-cell office:value-type="float" office:value="542.72">
            <text:p>542.72</text:p>
          </table:table-cell>
          <table:table-cell office:value-type="float" office:value="537.87">
            <text:p>537.87</text:p>
          </table:table-cell>
          <table:table-cell office:value-type="float" office:value="512.89">
            <text:p>512.89</text:p>
          </table:table-cell>
          <table:table-cell office:value-type="float" office:value="505.08">
            <text:p>505.08</text:p>
          </table:table-cell>
          <table:table-cell office:value-type="float" office:value="524.86">
            <text:p>524.86</text:p>
          </table:table-cell>
          <table:table-cell office:value-type="float" office:value="531.62">
            <text:p>531.62</text:p>
          </table:table-cell>
          <table:table-cell office:value-type="float" office:value="518.14">
            <text:p>518.14</text:p>
          </table:table-cell>
          <table:table-cell office:value-type="float" office:value="531.12">
            <text:p>531.12</text:p>
          </table:table-cell>
          <table:table-cell office:value-type="float" office:value="532.9">
            <text:p>532.9</text:p>
          </table:table-cell>
          <table:table-cell office:value-type="float" office:value="535.79">
            <text:p>535.79</text:p>
          </table:table-cell>
          <table:table-cell office:value-type="float" office:value="507.3">
            <text:p>507.3</text:p>
          </table:table-cell>
          <table:table-cell office:value-type="float" office:value="527.5">
            <text:p>527.5</text:p>
          </table:table-cell>
          <table:table-cell/>
          <table:table-cell office:value-type="float" office:value="525.81">
            <text:p>525.81</text:p>
          </table:table-cell>
          <table:table-cell office:value-type="float" office:value="523.59">
            <text:p>523.59</text:p>
          </table:table-cell>
          <table:table-cell/>
          <table:table-cell office:value-type="float" office:value="519.34">
            <text:p>519.34</text:p>
          </table:table-cell>
          <table:table-cell table:number-columns-repeated="974"/>
        </table:table-row>
        <table:table-row table:style-name="ro1">
          <table:table-cell office:value-type="string">
            <text:p>Jordan</text:p>
          </table:table-cell>
          <table:table-cell office:value-type="float" office:value="385.6">
            <text:p>385.6</text:p>
          </table:table-cell>
          <table:table-cell office:value-type="float" office:value="399.77">
            <text:p>399.77</text:p>
          </table:table-cell>
          <table:table-cell office:value-type="float" office:value="420.64">
            <text:p>420.64</text:p>
          </table:table-cell>
          <table:table-cell office:value-type="float" office:value="411.36">
            <text:p>411.36</text:p>
          </table:table-cell>
          <table:table-cell office:value-type="float" office:value="393.55">
            <text:p>393.55</text:p>
          </table:table-cell>
          <table:table-cell office:value-type="float" office:value="389.05">
            <text:p>389.05</text:p>
          </table:table-cell>
          <table:table-cell/>
          <table:table-cell office:value-type="float" office:value="381.61">
            <text:p>381.61</text:p>
          </table:table-cell>
          <table:table-cell office:value-type="float" office:value="373.22">
            <text:p>373.22</text:p>
          </table:table-cell>
          <table:table-cell office:value-type="float" office:value="375.83">
            <text:p>375.83</text:p>
          </table:table-cell>
          <table:table-cell office:value-type="float" office:value="389.38">
            <text:p>389.38</text:p>
          </table:table-cell>
          <table:table-cell office:value-type="float" office:value="393.02">
            <text:p>393.02</text:p>
          </table:table-cell>
          <table:table-cell office:value-type="float" office:value="424.32">
            <text:p>424.32</text:p>
          </table:table-cell>
          <table:table-cell office:value-type="float" office:value="401.34">
            <text:p>401.34</text:p>
          </table:table-cell>
          <table:table-cell office:value-type="float" office:value="433.75">
            <text:p>433.75</text:p>
          </table:table-cell>
          <table:table-cell office:value-type="float" office:value="433.99">
            <text:p>433.99</text:p>
          </table:table-cell>
          <table:table-cell office:value-type="float" office:value="418.77">
            <text:p>418.77</text:p>
          </table:table-cell>
          <table:table-cell office:value-type="float" office:value="407.01">
            <text:p>407.01</text:p>
          </table:table-cell>
          <table:table-cell/>
          <table:table-cell office:value-type="float" office:value="426.09">
            <text:p>426.09</text:p>
          </table:table-cell>
          <table:table-cell office:value-type="float" office:value="397.34">
            <text:p>397.34</text:p>
          </table:table-cell>
          <table:table-cell office:value-type="float" office:value="415.5">
            <text:p>415.5</text:p>
          </table:table-cell>
          <table:table-cell office:value-type="float" office:value="424.19">
            <text:p>424.19</text:p>
          </table:table-cell>
          <table:table-cell office:value-type="float" office:value="393.94">
            <text:p>393.94</text:p>
          </table:table-cell>
          <table:table-cell/>
          <table:table-cell office:value-type="float" office:value="389.51">
            <text:p>389.51</text:p>
          </table:table-cell>
          <table:table-cell office:value-type="float" office:value="411.75">
            <text:p>411.75</text:p>
          </table:table-cell>
          <table:table-cell office:value-type="float" office:value="407.94">
            <text:p>407.94</text:p>
          </table:table-cell>
          <table:table-cell office:value-type="float" office:value="404.94">
            <text:p>404.94</text:p>
          </table:table-cell>
          <table:table-cell office:value-type="float" office:value="393.61">
            <text:p>393.61</text:p>
          </table:table-cell>
          <table:table-cell office:value-type="float" office:value="390.8">
            <text:p>390.8</text:p>
          </table:table-cell>
          <table:table-cell/>
          <table:table-cell office:value-type="float" office:value="376.33">
            <text:p>376.33</text:p>
          </table:table-cell>
          <table:table-cell table:number-columns-repeated="2"/>
          <table:table-cell office:value-type="float" office:value="378.4">
            <text:p>378.4</text:p>
          </table:table-cell>
          <table:table-cell office:value-type="float" office:value="374.12">
            <text:p>374.12</text:p>
          </table:table-cell>
          <table:table-cell office:value-type="float" office:value="403.94">
            <text:p>403.94</text:p>
          </table:table-cell>
          <table:table-cell/>
          <table:table-cell office:value-type="float" office:value="393.53">
            <text:p>393.53</text:p>
          </table:table-cell>
          <table:table-cell table:number-columns-repeated="2"/>
          <table:table-cell office:value-type="float" office:value="372.33">
            <text:p>372.33</text:p>
          </table:table-cell>
          <table:table-cell table:number-columns-repeated="2"/>
          <table:table-cell office:value-type="float" office:value="364.73">
            <text:p>364.73</text:p>
          </table:table-cell>
          <table:table-cell table:number-columns-repeated="2"/>
          <table:table-cell office:value-type="float" office:value="376.23">
            <text:p>376.23</text:p>
          </table:table-cell>
          <table:table-cell table:number-columns-repeated="974"/>
        </table:table-row>
        <table:table-row table:style-name="ro1">
          <table:table-cell office:value-type="string">
            <text:p>Kazakhstan</text:p>
          </table:table-cell>
          <table:table-cell office:value-type="float" office:value="431.8">
            <text:p>431.8</text:p>
          </table:table-cell>
          <table:table-cell office:value-type="float" office:value="447.66">
            <text:p>447.66</text:p>
          </table:table-cell>
          <table:table-cell office:value-type="float" office:value="443.03">
            <text:p>443.03</text:p>
          </table:table-cell>
          <table:table-cell office:value-type="float" office:value="442.05">
            <text:p>442.05</text:p>
          </table:table-cell>
          <table:table-cell office:value-type="float" office:value="439.77">
            <text:p>439.77</text:p>
          </table:table-cell>
          <table:table-cell office:value-type="float" office:value="426.45">
            <text:p>426.45</text:p>
          </table:table-cell>
          <table:table-cell office:value-type="float" office:value="418.32">
            <text:p>418.32</text:p>
          </table:table-cell>
          <table:table-cell office:value-type="float" office:value="429.87">
            <text:p>429.87</text:p>
          </table:table-cell>
          <table:table-cell office:value-type="float" office:value="434.21">
            <text:p>434.21</text:p>
          </table:table-cell>
          <table:table-cell office:value-type="float" office:value="419.87">
            <text:p>419.87</text:p>
          </table:table-cell>
          <table:table-cell office:value-type="float" office:value="465.79">
            <text:p>465.79</text:p>
          </table:table-cell>
          <table:table-cell office:value-type="float" office:value="443.62">
            <text:p>443.62</text:p>
          </table:table-cell>
          <table:table-cell office:value-type="float" office:value="450.69">
            <text:p>450.69</text:p>
          </table:table-cell>
          <table:table-cell office:value-type="float" office:value="441.55">
            <text:p>441.55</text:p>
          </table:table-cell>
          <table:table-cell office:value-type="float" office:value="449.02">
            <text:p>449.02</text:p>
          </table:table-cell>
          <table:table-cell office:value-type="float" office:value="439.35">
            <text:p>439.35</text:p>
          </table:table-cell>
          <table:table-cell office:value-type="float" office:value="438.39">
            <text:p>438.39</text:p>
          </table:table-cell>
          <table:table-cell office:value-type="float" office:value="454.95">
            <text:p>454.95</text:p>
          </table:table-cell>
          <table:table-cell/>
          <table:table-cell office:value-type="float" office:value="452.44">
            <text:p>452.44</text:p>
          </table:table-cell>
          <table:table-cell office:value-type="float" office:value="433.54">
            <text:p>433.54</text:p>
          </table:table-cell>
          <table:table-cell office:value-type="float" office:value="432.66">
            <text:p>432.66</text:p>
          </table:table-cell>
          <table:table-cell office:value-type="float" office:value="448.84">
            <text:p>448.84</text:p>
          </table:table-cell>
          <table:table-cell office:value-type="float" office:value="437.34">
            <text:p>437.34</text:p>
          </table:table-cell>
          <table:table-cell table:number-columns-repeated="2"/>
          <table:table-cell office:value-type="float" office:value="447.12">
            <text:p>447.12</text:p>
          </table:table-cell>
          <table:table-cell table:number-columns-repeated="2"/>
          <table:table-cell office:value-type="float" office:value="421.64">
            <text:p>421.64</text:p>
          </table:table-cell>
          <table:table-cell office:value-type="float" office:value="428.45">
            <text:p>428.45</text:p>
          </table:table-cell>
          <table:table-cell/>
          <table:table-cell office:value-type="float" office:value="426.3">
            <text:p>426.3</text:p>
          </table:table-cell>
          <table:table-cell office:value-type="float" office:value="417.79">
            <text:p>417.79</text:p>
          </table:table-cell>
          <table:table-cell/>
          <table:table-cell office:value-type="float" office:value="424.54">
            <text:p>424.54</text:p>
          </table:table-cell>
          <table:table-cell office:value-type="float" office:value="431.03">
            <text:p>431.03</text:p>
          </table:table-cell>
          <table:table-cell office:value-type="float" office:value="419.18">
            <text:p>419.18</text:p>
          </table:table-cell>
          <table:table-cell office:value-type="float" office:value="444.73">
            <text:p>444.73</text:p>
          </table:table-cell>
          <table:table-cell office:value-type="float" office:value="436.47">
            <text:p>436.47</text:p>
          </table:table-cell>
          <table:table-cell office:value-type="float" office:value="448.64">
            <text:p>448.64</text:p>
          </table:table-cell>
          <table:table-cell/>
          <table:table-cell office:value-type="float" office:value="432.86">
            <text:p>432.86</text:p>
          </table:table-cell>
          <table:table-cell office:value-type="float" office:value="420.81">
            <text:p>420.81</text:p>
          </table:table-cell>
          <table:table-cell/>
          <table:table-cell office:value-type="float" office:value="419.15">
            <text:p>419.15</text:p>
          </table:table-cell>
          <table:table-cell office:value-type="float" office:value="401.72">
            <text:p>401.72</text:p>
          </table:table-cell>
          <table:table-cell/>
          <table:table-cell office:value-type="float" office:value="430.01">
            <text:p>430.01</text:p>
          </table:table-cell>
          <table:table-cell table:number-columns-repeated="974"/>
        </table:table-row>
        <table:table-row table:style-name="ro1">
          <table:table-cell office:value-type="string">
            <text:p>Korea</text:p>
          </table:table-cell>
          <table:table-cell office:value-type="float" office:value="553.77">
            <text:p>553.77</text:p>
          </table:table-cell>
          <table:table-cell office:value-type="float" office:value="563.27">
            <text:p>563.27</text:p>
          </table:table-cell>
          <table:table-cell office:value-type="float" office:value="585.43">
            <text:p>585.43</text:p>
          </table:table-cell>
          <table:table-cell office:value-type="float" office:value="565.17">
            <text:p>565.17</text:p>
          </table:table-cell>
          <table:table-cell office:value-type="float" office:value="554.94">
            <text:p>554.94</text:p>
          </table:table-cell>
          <table:table-cell office:value-type="float" office:value="546.89">
            <text:p>546.89</text:p>
          </table:table-cell>
          <table:table-cell office:value-type="float" office:value="521.55">
            <text:p>521.55</text:p>
          </table:table-cell>
          <table:table-cell office:value-type="float" office:value="534.02">
            <text:p>534.02</text:p>
          </table:table-cell>
          <table:table-cell office:value-type="float" office:value="535.21">
            <text:p>535.21</text:p>
          </table:table-cell>
          <table:table-cell office:value-type="float" office:value="538.06">
            <text:p>538.06</text:p>
          </table:table-cell>
          <table:table-cell office:value-type="float" office:value="531.64">
            <text:p>531.64</text:p>
          </table:table-cell>
          <table:table-cell office:value-type="float" office:value="574.01">
            <text:p>574.01</text:p>
          </table:table-cell>
          <table:table-cell office:value-type="float" office:value="564.57">
            <text:p>564.57</text:p>
          </table:table-cell>
          <table:table-cell office:value-type="float" office:value="555.46">
            <text:p>555.46</text:p>
          </table:table-cell>
          <table:table-cell office:value-type="float" office:value="553.26">
            <text:p>553.26</text:p>
          </table:table-cell>
          <table:table-cell office:value-type="float" office:value="602.42">
            <text:p>602.42</text:p>
          </table:table-cell>
          <table:table-cell office:value-type="float" office:value="599.4">
            <text:p>599.4</text:p>
          </table:table-cell>
          <table:table-cell office:value-type="float" office:value="575.19">
            <text:p>575.19</text:p>
          </table:table-cell>
          <table:table-cell/>
          <table:table-cell office:value-type="float" office:value="602.12">
            <text:p>602.12</text:p>
          </table:table-cell>
          <table:table-cell office:value-type="float" office:value="567.75">
            <text:p>567.75</text:p>
          </table:table-cell>
          <table:table-cell office:value-type="float" office:value="558.66">
            <text:p>558.66</text:p>
          </table:table-cell>
          <table:table-cell office:value-type="float" office:value="571.64">
            <text:p>571.64</text:p>
          </table:table-cell>
          <table:table-cell office:value-type="float" office:value="546.09">
            <text:p>546.09</text:p>
          </table:table-cell>
          <table:table-cell/>
          <table:table-cell office:value-type="float" office:value="557.88">
            <text:p>557.88</text:p>
          </table:table-cell>
          <table:table-cell office:value-type="float" office:value="573.3">
            <text:p>573.3</text:p>
          </table:table-cell>
          <table:table-cell office:value-type="float" office:value="549.63">
            <text:p>549.63</text:p>
          </table:table-cell>
          <table:table-cell office:value-type="float" office:value="558.61">
            <text:p>558.61</text:p>
          </table:table-cell>
          <table:table-cell office:value-type="float" office:value="543.49">
            <text:p>543.49</text:p>
          </table:table-cell>
          <table:table-cell office:value-type="float" office:value="546.48">
            <text:p>546.48</text:p>
          </table:table-cell>
          <table:table-cell office:value-type="float" office:value="553.19">
            <text:p>553.19</text:p>
          </table:table-cell>
          <table:table-cell office:value-type="float" office:value="550.65">
            <text:p>550.65</text:p>
          </table:table-cell>
          <table:table-cell office:value-type="float" office:value="526.26">
            <text:p>526.26</text:p>
          </table:table-cell>
          <table:table-cell/>
          <table:table-cell office:value-type="float" office:value="522.05">
            <text:p>522.05</text:p>
          </table:table-cell>
          <table:table-cell office:value-type="float" office:value="533.88">
            <text:p>533.88</text:p>
          </table:table-cell>
          <table:table-cell office:value-type="float" office:value="546.2">
            <text:p>546.2</text:p>
          </table:table-cell>
          <table:table-cell office:value-type="float" office:value="549.49">
            <text:p>549.49</text:p>
          </table:table-cell>
          <table:table-cell office:value-type="float" office:value="538.18">
            <text:p>538.18</text:p>
          </table:table-cell>
          <table:table-cell office:value-type="float" office:value="522.62">
            <text:p>522.62</text:p>
          </table:table-cell>
          <table:table-cell/>
          <table:table-cell office:value-type="float" office:value="539.82">
            <text:p>539.82</text:p>
          </table:table-cell>
          <table:table-cell table:number-columns-repeated="2"/>
          <table:table-cell office:value-type="float" office:value="529.07">
            <text:p>529.07</text:p>
          </table:table-cell>
          <table:table-cell office:value-type="float" office:value="520.31">
            <text:p>520.31</text:p>
          </table:table-cell>
          <table:table-cell/>
          <table:table-cell office:value-type="float" office:value="519.03">
            <text:p>519.03</text:p>
          </table:table-cell>
          <table:table-cell table:number-columns-repeated="974"/>
        </table:table-row>
        <table:table-row table:style-name="ro1">
          <table:table-cell office:value-type="string">
            <text:p>Latvia</text:p>
          </table:table-cell>
          <table:table-cell office:value-type="float" office:value="490.57">
            <text:p>490.57</text:p>
          </table:table-cell>
          <table:table-cell office:value-type="float" office:value="519.83">
            <text:p>519.83</text:p>
          </table:table-cell>
          <table:table-cell office:value-type="float" office:value="530.43">
            <text:p>530.43</text:p>
          </table:table-cell>
          <table:table-cell office:value-type="float" office:value="517.4">
            <text:p>517.4</text:p>
          </table:table-cell>
          <table:table-cell office:value-type="float" office:value="509.64">
            <text:p>509.64</text:p>
          </table:table-cell>
          <table:table-cell office:value-type="float" office:value="475.47">
            <text:p>475.47</text:p>
          </table:table-cell>
          <table:table-cell office:value-type="float" office:value="482.23">
            <text:p>482.23</text:p>
          </table:table-cell>
          <table:table-cell office:value-type="float" office:value="480.72">
            <text:p>480.72</text:p>
          </table:table-cell>
          <table:table-cell office:value-type="float" office:value="481.62">
            <text:p>481.62</text:p>
          </table:table-cell>
          <table:table-cell office:value-type="float" office:value="465.65">
            <text:p>465.65</text:p>
          </table:table-cell>
          <table:table-cell office:value-type="float" office:value="535.71">
            <text:p>535.71</text:p>
          </table:table-cell>
          <table:table-cell office:value-type="float" office:value="527.77">
            <text:p>527.77</text:p>
          </table:table-cell>
          <table:table-cell office:value-type="float" office:value="529.07">
            <text:p>529.07</text:p>
          </table:table-cell>
          <table:table-cell office:value-type="float" office:value="504.56">
            <text:p>504.56</text:p>
          </table:table-cell>
          <table:table-cell office:value-type="float" office:value="535.35">
            <text:p>535.35</text:p>
          </table:table-cell>
          <table:table-cell office:value-type="float" office:value="529.88">
            <text:p>529.88</text:p>
          </table:table-cell>
          <table:table-cell office:value-type="float" office:value="522.95">
            <text:p>522.95</text:p>
          </table:table-cell>
          <table:table-cell office:value-type="float" office:value="547.61">
            <text:p>547.61</text:p>
          </table:table-cell>
          <table:table-cell/>
          <table:table-cell office:value-type="float" office:value="533.18">
            <text:p>533.18</text:p>
          </table:table-cell>
          <table:table-cell office:value-type="float" office:value="517.96">
            <text:p>517.96</text:p>
          </table:table-cell>
          <table:table-cell office:value-type="float" office:value="501.71">
            <text:p>501.71</text:p>
          </table:table-cell>
          <table:table-cell office:value-type="float" office:value="528.52">
            <text:p>528.52</text:p>
          </table:table-cell>
          <table:table-cell office:value-type="float" office:value="506.34">
            <text:p>506.34</text:p>
          </table:table-cell>
          <table:table-cell/>
          <table:table-cell office:value-type="float" office:value="508.09">
            <text:p>508.09</text:p>
          </table:table-cell>
          <table:table-cell office:value-type="float" office:value="500.94">
            <text:p>500.94</text:p>
          </table:table-cell>
          <table:table-cell office:value-type="float" office:value="521.43">
            <text:p>521.43</text:p>
          </table:table-cell>
          <table:table-cell office:value-type="float" office:value="496.24">
            <text:p>496.24</text:p>
          </table:table-cell>
          <table:table-cell office:value-type="float" office:value="476.69">
            <text:p>476.69</text:p>
          </table:table-cell>
          <table:table-cell office:value-type="float" office:value="473.99">
            <text:p>473.99</text:p>
          </table:table-cell>
          <table:table-cell office:value-type="float" office:value="456.77">
            <text:p>456.77</text:p>
          </table:table-cell>
          <table:table-cell office:value-type="float" office:value="483.18">
            <text:p>483.18</text:p>
          </table:table-cell>
          <table:table-cell office:value-type="float" office:value="487.55">
            <text:p>487.55</text:p>
          </table:table-cell>
          <table:table-cell/>
          <table:table-cell office:value-type="float" office:value="469.98">
            <text:p>469.98</text:p>
          </table:table-cell>
          <table:table-cell office:value-type="float" office:value="485.02">
            <text:p>485.02</text:p>
          </table:table-cell>
          <table:table-cell office:value-type="float" office:value="493.84">
            <text:p>493.84</text:p>
          </table:table-cell>
          <table:table-cell office:value-type="float" office:value="486.02">
            <text:p>486.02</text:p>
          </table:table-cell>
          <table:table-cell office:value-type="float" office:value="483.97">
            <text:p>483.97</text:p>
          </table:table-cell>
          <table:table-cell office:value-type="float" office:value="478.95">
            <text:p>478.95</text:p>
          </table:table-cell>
          <table:table-cell/>
          <table:table-cell office:value-type="float" office:value="481.95">
            <text:p>481.95</text:p>
          </table:table-cell>
          <table:table-cell office:value-type="float" office:value="450.59">
            <text:p>450.59</text:p>
          </table:table-cell>
          <table:table-cell office:value-type="float" office:value="436.82">
            <text:p>436.82</text:p>
          </table:table-cell>
          <table:table-cell office:value-type="float" office:value="468.03">
            <text:p>468.03</text:p>
          </table:table-cell>
          <table:table-cell office:value-type="float" office:value="429.39">
            <text:p>429.39</text:p>
          </table:table-cell>
          <table:table-cell/>
          <table:table-cell office:value-type="float" office:value="474.04">
            <text:p>474.04</text:p>
          </table:table-cell>
          <table:table-cell table:number-columns-repeated="974"/>
        </table:table-row>
        <table:table-row table:style-name="ro1">
          <table:table-cell office:value-type="string">
            <text:p>Liechtenstein</text:p>
          </table:table-cell>
          <table:table-cell office:value-type="float" office:value="534.97">
            <text:p>534.97</text:p>
          </table:table-cell>
          <table:table-cell office:value-type="float" office:value="548.16">
            <text:p>548.16</text:p>
          </table:table-cell>
          <table:table-cell office:value-type="float" office:value="579.46">
            <text:p>579.46</text:p>
          </table:table-cell>
          <table:table-cell office:value-type="float" office:value="542.56">
            <text:p>542.56</text:p>
          </table:table-cell>
          <table:table-cell office:value-type="float" office:value="531.01">
            <text:p>531.01</text:p>
          </table:table-cell>
          <table:table-cell office:value-type="float" office:value="541.96">
            <text:p>541.96</text:p>
          </table:table-cell>
          <table:table-cell/>
          <table:table-cell office:value-type="float" office:value="495.27">
            <text:p>495.27</text:p>
          </table:table-cell>
          <table:table-cell/>
          <table:table-cell office:value-type="float" office:value="502.12">
            <text:p>502.12</text:p>
          </table:table-cell>
          <table:table-cell table:number-columns-repeated="12"/>
          <table:table-cell office:value-type="float" office:value="552.28">
            <text:p>552.28</text:p>
          </table:table-cell>
          <table:table-cell table:number-columns-repeated="1000"/>
        </table:table-row>
        <table:table-row table:style-name="ro1">
          <table:table-cell office:value-type="string">
            <text:p>Lithuania</text:p>
          </table:table-cell>
          <table:table-cell office:value-type="float" office:value="478.82">
            <text:p>478.82</text:p>
          </table:table-cell>
          <table:table-cell office:value-type="float" office:value="513.4">
            <text:p>513.4</text:p>
          </table:table-cell>
          <table:table-cell office:value-type="float" office:value="512.93">
            <text:p>512.93</text:p>
          </table:table-cell>
          <table:table-cell office:value-type="float" office:value="504.97">
            <text:p>504.97</text:p>
          </table:table-cell>
          <table:table-cell office:value-type="float" office:value="503.22">
            <text:p>503.22</text:p>
          </table:table-cell>
          <table:table-cell office:value-type="float" office:value="477.71">
            <text:p>477.71</text:p>
          </table:table-cell>
          <table:table-cell office:value-type="float" office:value="467.71">
            <text:p>467.71</text:p>
          </table:table-cell>
          <table:table-cell office:value-type="float" office:value="467.02">
            <text:p>467.02</text:p>
          </table:table-cell>
          <table:table-cell office:value-type="float" office:value="471.27">
            <text:p>471.27</text:p>
          </table:table-cell>
          <table:table-cell office:value-type="float" office:value="445.4">
            <text:p>445.4</text:p>
          </table:table-cell>
          <table:table-cell office:value-type="float" office:value="515.9">
            <text:p>515.9</text:p>
          </table:table-cell>
          <table:table-cell office:value-type="float" office:value="513.53">
            <text:p>513.53</text:p>
          </table:table-cell>
          <table:table-cell office:value-type="float" office:value="513.98">
            <text:p>513.98</text:p>
          </table:table-cell>
          <table:table-cell/>
          <table:table-cell office:value-type="float" office:value="527.56">
            <text:p>527.56</text:p>
          </table:table-cell>
          <table:table-cell office:value-type="float" office:value="505.28">
            <text:p>505.28</text:p>
          </table:table-cell>
          <table:table-cell office:value-type="float" office:value="512.01">
            <text:p>512.01</text:p>
          </table:table-cell>
          <table:table-cell office:value-type="float" office:value="519.51">
            <text:p>519.51</text:p>
          </table:table-cell>
          <table:table-cell/>
          <table:table-cell office:value-type="float" office:value="512.95">
            <text:p>512.95</text:p>
          </table:table-cell>
          <table:table-cell office:value-type="float" office:value="495.97">
            <text:p>495.97</text:p>
          </table:table-cell>
          <table:table-cell office:value-type="float" office:value="496.54">
            <text:p>496.54</text:p>
          </table:table-cell>
          <table:table-cell office:value-type="float" office:value="506.64">
            <text:p>506.64</text:p>
          </table:table-cell>
          <table:table-cell office:value-type="float" office:value="515.78">
            <text:p>515.78</text:p>
          </table:table-cell>
          <table:table-cell table:number-columns-repeated="2"/>
          <table:table-cell office:value-type="float" office:value="514.87">
            <text:p>514.87</text:p>
          </table:table-cell>
          <table:table-cell office:value-type="float" office:value="505.9">
            <text:p>505.9</text:p>
          </table:table-cell>
          <table:table-cell office:value-type="float" office:value="484.85">
            <text:p>484.85</text:p>
          </table:table-cell>
          <table:table-cell office:value-type="float" office:value="472.48">
            <text:p>472.48</text:p>
          </table:table-cell>
          <table:table-cell office:value-type="float" office:value="476.92">
            <text:p>476.92</text:p>
          </table:table-cell>
          <table:table-cell office:value-type="float" office:value="485.18">
            <text:p>485.18</text:p>
          </table:table-cell>
          <table:table-cell office:value-type="float" office:value="482.7">
            <text:p>482.7</text:p>
          </table:table-cell>
          <table:table-cell office:value-type="float" office:value="476.55">
            <text:p>476.55</text:p>
          </table:table-cell>
          <table:table-cell office:value-type="float" office:value="436.78">
            <text:p>436.78</text:p>
          </table:table-cell>
          <table:table-cell office:value-type="float" office:value="459.49">
            <text:p>459.49</text:p>
          </table:table-cell>
          <table:table-cell office:value-type="float" office:value="473.64">
            <text:p>473.64</text:p>
          </table:table-cell>
          <table:table-cell office:value-type="float" office:value="471.28">
            <text:p>471.28</text:p>
          </table:table-cell>
          <table:table-cell office:value-type="float" office:value="481.61">
            <text:p>481.61</text:p>
          </table:table-cell>
          <table:table-cell office:value-type="float" office:value="462.14">
            <text:p>462.14</text:p>
          </table:table-cell>
          <table:table-cell office:value-type="float" office:value="468.29">
            <text:p>468.29</text:p>
          </table:table-cell>
          <table:table-cell/>
          <table:table-cell office:value-type="float" office:value="471.32">
            <text:p>471.32</text:p>
          </table:table-cell>
          <table:table-cell office:value-type="float" office:value="455.15">
            <text:p>455.15</text:p>
          </table:table-cell>
          <table:table-cell office:value-type="float" office:value="417.02">
            <text:p>417.02</text:p>
          </table:table-cell>
          <table:table-cell office:value-type="float" office:value="456.56">
            <text:p>456.56</text:p>
          </table:table-cell>
          <table:table-cell office:value-type="float" office:value="439.03">
            <text:p>439.03</text:p>
          </table:table-cell>
          <table:table-cell/>
          <table:table-cell office:value-type="float" office:value="463.75">
            <text:p>463.75</text:p>
          </table:table-cell>
          <table:table-cell table:number-columns-repeated="974"/>
        </table:table-row>
        <table:table-row table:style-name="ro1">
          <table:table-cell office:value-type="string">
            <text:p>Luxembourg</text:p>
          </table:table-cell>
          <table:table-cell office:value-type="float" office:value="489.85">
            <text:p>489.85</text:p>
          </table:table-cell>
          <table:table-cell office:value-type="float" office:value="527.8">
            <text:p>527.8</text:p>
          </table:table-cell>
          <table:table-cell office:value-type="float" office:value="545.75">
            <text:p>545.75</text:p>
          </table:table-cell>
          <table:table-cell office:value-type="float" office:value="518.93">
            <text:p>518.93</text:p>
          </table:table-cell>
          <table:table-cell office:value-type="float" office:value="507.03">
            <text:p>507.03</text:p>
          </table:table-cell>
          <table:table-cell office:value-type="float" office:value="470.05">
            <text:p>470.05</text:p>
          </table:table-cell>
          <table:table-cell office:value-type="float" office:value="478.3">
            <text:p>478.3</text:p>
          </table:table-cell>
          <table:table-cell office:value-type="float" office:value="455.08">
            <text:p>455.08</text:p>
          </table:table-cell>
          <table:table-cell office:value-type="float" office:value="455.31">
            <text:p>455.31</text:p>
          </table:table-cell>
          <table:table-cell office:value-type="float" office:value="455.96">
            <text:p>455.96</text:p>
          </table:table-cell>
          <table:table-cell office:value-type="float" office:value="521.11">
            <text:p>521.11</text:p>
          </table:table-cell>
          <table:table-cell office:value-type="float" office:value="537.68">
            <text:p>537.68</text:p>
          </table:table-cell>
          <table:table-cell office:value-type="float" office:value="540.15">
            <text:p>540.15</text:p>
          </table:table-cell>
          <table:table-cell office:value-type="float" office:value="506.46">
            <text:p>506.46</text:p>
          </table:table-cell>
          <table:table-cell office:value-type="float" office:value="552.33">
            <text:p>552.33</text:p>
          </table:table-cell>
          <table:table-cell office:value-type="float" office:value="544.44">
            <text:p>544.44</text:p>
          </table:table-cell>
          <table:table-cell office:value-type="float" office:value="547.93">
            <text:p>547.93</text:p>
          </table:table-cell>
          <table:table-cell office:value-type="float" office:value="552.3">
            <text:p>552.3</text:p>
          </table:table-cell>
          <table:table-cell office:value-type="float" office:value="569.02">
            <text:p>569.02</text:p>
          </table:table-cell>
          <table:table-cell office:value-type="float" office:value="547.31">
            <text:p>547.31</text:p>
          </table:table-cell>
          <table:table-cell office:value-type="float" office:value="493.84">
            <text:p>493.84</text:p>
          </table:table-cell>
          <table:table-cell office:value-type="float" office:value="525.21">
            <text:p>525.21</text:p>
          </table:table-cell>
          <table:table-cell office:value-type="float" office:value="528.39">
            <text:p>528.39</text:p>
          </table:table-cell>
          <table:table-cell office:value-type="float" office:value="514.98">
            <text:p>514.98</text:p>
          </table:table-cell>
          <table:table-cell office:value-type="float" office:value="520.8">
            <text:p>520.8</text:p>
          </table:table-cell>
          <table:table-cell office:value-type="float" office:value="504.17">
            <text:p>504.17</text:p>
          </table:table-cell>
          <table:table-cell office:value-type="float" office:value="511.24">
            <text:p>511.24</text:p>
          </table:table-cell>
          <table:table-cell office:value-type="float" office:value="515.48">
            <text:p>515.48</text:p>
          </table:table-cell>
          <table:table-cell office:value-type="float" office:value="498.76">
            <text:p>498.76</text:p>
          </table:table-cell>
          <table:table-cell office:value-type="float" office:value="466.61">
            <text:p>466.61</text:p>
          </table:table-cell>
          <table:table-cell office:value-type="float" office:value="473.26">
            <text:p>473.26</text:p>
          </table:table-cell>
          <table:table-cell office:value-type="float" office:value="470.14">
            <text:p>470.14</text:p>
          </table:table-cell>
          <table:table-cell office:value-type="float" office:value="471.46">
            <text:p>471.46</text:p>
          </table:table-cell>
          <table:table-cell office:value-type="float" office:value="475.68">
            <text:p>475.68</text:p>
          </table:table-cell>
          <table:table-cell/>
          <table:table-cell office:value-type="float" office:value="439.95">
            <text:p>439.95</text:p>
          </table:table-cell>
          <table:table-cell office:value-type="float" office:value="463.05">
            <text:p>463.05</text:p>
          </table:table-cell>
          <table:table-cell office:value-type="float" office:value="485.11">
            <text:p>485.11</text:p>
          </table:table-cell>
          <table:table-cell office:value-type="float" office:value="491.63">
            <text:p>491.63</text:p>
          </table:table-cell>
          <table:table-cell office:value-type="float" office:value="465.54">
            <text:p>465.54</text:p>
          </table:table-cell>
          <table:table-cell office:value-type="float" office:value="445.53">
            <text:p>445.53</text:p>
          </table:table-cell>
          <table:table-cell/>
          <table:table-cell office:value-type="float" office:value="458.63">
            <text:p>458.63</text:p>
          </table:table-cell>
          <table:table-cell office:value-type="float" office:value="440.9">
            <text:p>440.9</text:p>
          </table:table-cell>
          <table:table-cell/>
          <table:table-cell office:value-type="float" office:value="446.09">
            <text:p>446.09</text:p>
          </table:table-cell>
          <table:table-cell office:value-type="float" office:value="446.27">
            <text:p>446.27</text:p>
          </table:table-cell>
          <table:table-cell/>
          <table:table-cell office:value-type="float" office:value="464.74">
            <text:p>464.74</text:p>
          </table:table-cell>
          <table:table-cell table:number-columns-repeated="974"/>
        </table:table-row>
        <table:table-row table:style-name="ro1">
          <table:table-cell office:value-type="string">
            <text:p>Macao-China</text:p>
          </table:table-cell>
          <table:table-cell office:value-type="float" office:value="538.13">
            <text:p>538.13</text:p>
          </table:table-cell>
          <table:table-cell office:value-type="float" office:value="564.74">
            <text:p>564.74</text:p>
          </table:table-cell>
          <table:table-cell office:value-type="float" office:value="562.23">
            <text:p>562.23</text:p>
          </table:table-cell>
          <table:table-cell office:value-type="float" office:value="555.16">
            <text:p>555.16</text:p>
          </table:table-cell>
          <table:table-cell office:value-type="float" office:value="541.66">
            <text:p>541.66</text:p>
          </table:table-cell>
          <table:table-cell office:value-type="float" office:value="537.39">
            <text:p>537.39</text:p>
          </table:table-cell>
          <table:table-cell office:value-type="float" office:value="520.6">
            <text:p>520.6</text:p>
          </table:table-cell>
          <table:table-cell office:value-type="float" office:value="539.33">
            <text:p>539.33</text:p>
          </table:table-cell>
          <table:table-cell office:value-type="float" office:value="542.94">
            <text:p>542.94</text:p>
          </table:table-cell>
          <table:table-cell office:value-type="float" office:value="520.9">
            <text:p>520.9</text:p>
          </table:table-cell>
          <table:table-cell/>
          <table:table-cell office:value-type="float" office:value="581.78">
            <text:p>581.78</text:p>
          </table:table-cell>
          <table:table-cell office:value-type="float" office:value="570.48">
            <text:p>570.48</text:p>
          </table:table-cell>
          <table:table-cell/>
          <table:table-cell office:value-type="float" office:value="546.89">
            <text:p>546.89</text:p>
          </table:table-cell>
          <table:table-cell office:value-type="float" office:value="566.79">
            <text:p>566.79</text:p>
          </table:table-cell>
          <table:table-cell office:value-type="float" office:value="568.49">
            <text:p>568.49</text:p>
          </table:table-cell>
          <table:table-cell office:value-type="float" office:value="573.78">
            <text:p>573.78</text:p>
          </table:table-cell>
          <table:table-cell/>
          <table:table-cell office:value-type="float" office:value="572.2">
            <text:p>572.2</text:p>
          </table:table-cell>
          <table:table-cell office:value-type="float" office:value="570.65">
            <text:p>570.65</text:p>
          </table:table-cell>
          <table:table-cell office:value-type="float" office:value="550.74">
            <text:p>550.74</text:p>
          </table:table-cell>
          <table:table-cell office:value-type="float" office:value="552.39">
            <text:p>552.39</text:p>
          </table:table-cell>
          <table:table-cell office:value-type="float" office:value="550.09">
            <text:p>550.09</text:p>
          </table:table-cell>
          <table:table-cell/>
          <table:table-cell office:value-type="float" office:value="556.84">
            <text:p>556.84</text:p>
          </table:table-cell>
          <table:table-cell office:value-type="float" office:value="533.85">
            <text:p>533.85</text:p>
          </table:table-cell>
          <table:table-cell office:value-type="float" office:value="560.4">
            <text:p>560.4</text:p>
          </table:table-cell>
          <table:table-cell office:value-type="float" office:value="547.95">
            <text:p>547.95</text:p>
          </table:table-cell>
          <table:table-cell office:value-type="float" office:value="532.79">
            <text:p>532.79</text:p>
          </table:table-cell>
          <table:table-cell office:value-type="float" office:value="541.5">
            <text:p>541.5</text:p>
          </table:table-cell>
          <table:table-cell office:value-type="float" office:value="545.71">
            <text:p>545.71</text:p>
          </table:table-cell>
          <table:table-cell office:value-type="float" office:value="533.2">
            <text:p>533.2</text:p>
          </table:table-cell>
          <table:table-cell table:number-columns-repeated="2"/>
          <table:table-cell office:value-type="float" office:value="536.16">
            <text:p>536.16</text:p>
          </table:table-cell>
          <table:table-cell office:value-type="float" office:value="528.85">
            <text:p>528.85</text:p>
          </table:table-cell>
          <table:table-cell office:value-type="float" office:value="554.47">
            <text:p>554.47</text:p>
          </table:table-cell>
          <table:table-cell office:value-type="float" office:value="539.15">
            <text:p>539.15</text:p>
          </table:table-cell>
          <table:table-cell office:value-type="float" office:value="552.73">
            <text:p>552.73</text:p>
          </table:table-cell>
          <table:table-cell table:number-columns-repeated="2"/>
          <table:table-cell office:value-type="float" office:value="542.91">
            <text:p>542.91</text:p>
          </table:table-cell>
          <table:table-cell office:value-type="float" office:value="533.54">
            <text:p>533.54</text:p>
          </table:table-cell>
          <table:table-cell/>
          <table:table-cell office:value-type="float" office:value="531.52">
            <text:p>531.52</text:p>
          </table:table-cell>
          <table:table-cell office:value-type="float" office:value="515.97">
            <text:p>515.97</text:p>
          </table:table-cell>
          <table:table-cell/>
          <table:table-cell office:value-type="float" office:value="533.61">
            <text:p>533.61</text:p>
          </table:table-cell>
          <table:table-cell table:number-columns-repeated="974"/>
        </table:table-row>
        <table:table-row table:style-name="ro1">
          <table:table-cell office:value-type="string">
            <text:p>Malaysia</text:p>
          </table:table-cell>
          <table:table-cell office:value-type="float" office:value="420.51">
            <text:p>420.51</text:p>
          </table:table-cell>
          <table:table-cell office:value-type="float" office:value="454.41">
            <text:p>454.41</text:p>
          </table:table-cell>
          <table:table-cell office:value-type="float" office:value="463.29">
            <text:p>463.29</text:p>
          </table:table-cell>
          <table:table-cell office:value-type="float" office:value="444.93">
            <text:p>444.93</text:p>
          </table:table-cell>
          <table:table-cell office:value-type="float" office:value="438.94">
            <text:p>438.94</text:p>
          </table:table-cell>
          <table:table-cell office:value-type="float" office:value="417.29">
            <text:p>417.29</text:p>
          </table:table-cell>
          <table:table-cell office:value-type="float" office:value="390.03">
            <text:p>390.03</text:p>
          </table:table-cell>
          <table:table-cell office:value-type="float" office:value="428.12">
            <text:p>428.12</text:p>
          </table:table-cell>
          <table:table-cell office:value-type="float" office:value="405.93">
            <text:p>405.93</text:p>
          </table:table-cell>
          <table:table-cell office:value-type="float" office:value="402.74">
            <text:p>402.74</text:p>
          </table:table-cell>
          <table:table-cell office:value-type="float" office:value="479.86">
            <text:p>479.86</text:p>
          </table:table-cell>
          <table:table-cell office:value-type="float" office:value="449.35">
            <text:p>449.35</text:p>
          </table:table-cell>
          <table:table-cell office:value-type="float" office:value="468.61">
            <text:p>468.61</text:p>
          </table:table-cell>
          <table:table-cell office:value-type="float" office:value="439.84">
            <text:p>439.84</text:p>
          </table:table-cell>
          <table:table-cell office:value-type="float" office:value="471.41">
            <text:p>471.41</text:p>
          </table:table-cell>
          <table:table-cell office:value-type="float" office:value="462.97">
            <text:p>462.97</text:p>
          </table:table-cell>
          <table:table-cell office:value-type="float" office:value="461.01">
            <text:p>461.01</text:p>
          </table:table-cell>
          <table:table-cell office:value-type="float" office:value="486.78">
            <text:p>486.78</text:p>
          </table:table-cell>
          <table:table-cell/>
          <table:table-cell office:value-type="float" office:value="453.74">
            <text:p>453.74</text:p>
          </table:table-cell>
          <table:table-cell office:value-type="float" office:value="434.85">
            <text:p>434.85</text:p>
          </table:table-cell>
          <table:table-cell office:value-type="float" office:value="438.45">
            <text:p>438.45</text:p>
          </table:table-cell>
          <table:table-cell office:value-type="float" office:value="456.86">
            <text:p>456.86</text:p>
          </table:table-cell>
          <table:table-cell table:number-columns-repeated="2"/>
          <table:table-cell office:value-type="float" office:value="439">
            <text:p>439</text:p>
          </table:table-cell>
          <table:table-cell office:value-type="float" office:value="434.75">
            <text:p>434.75</text:p>
          </table:table-cell>
          <table:table-cell office:value-type="float" office:value="461.64">
            <text:p>461.64</text:p>
          </table:table-cell>
          <table:table-cell office:value-type="float" office:value="422.14">
            <text:p>422.14</text:p>
          </table:table-cell>
          <table:table-cell office:value-type="float" office:value="401.85">
            <text:p>401.85</text:p>
          </table:table-cell>
          <table:table-cell office:value-type="float" office:value="427">
            <text:p>427</text:p>
          </table:table-cell>
          <table:table-cell office:value-type="float" office:value="418.66">
            <text:p>418.66</text:p>
          </table:table-cell>
          <table:table-cell office:value-type="float" office:value="416.55">
            <text:p>416.55</text:p>
          </table:table-cell>
          <table:table-cell office:value-type="float" office:value="392.52">
            <text:p>392.52</text:p>
          </table:table-cell>
          <table:table-cell office:value-type="float" office:value="390.6">
            <text:p>390.6</text:p>
          </table:table-cell>
          <table:table-cell office:value-type="float" office:value="420.47">
            <text:p>420.47</text:p>
          </table:table-cell>
          <table:table-cell office:value-type="float" office:value="425.73">
            <text:p>425.73</text:p>
          </table:table-cell>
          <table:table-cell/>
          <table:table-cell office:value-type="float" office:value="435.74">
            <text:p>435.74</text:p>
          </table:table-cell>
          <table:table-cell office:value-type="float" office:value="436.35">
            <text:p>436.35</text:p>
          </table:table-cell>
          <table:table-cell office:value-type="float" office:value="412.49">
            <text:p>412.49</text:p>
          </table:table-cell>
          <table:table-cell/>
          <table:table-cell office:value-type="float" office:value="402.26">
            <text:p>402.26</text:p>
          </table:table-cell>
          <table:table-cell office:value-type="float" office:value="397.91">
            <text:p>397.91</text:p>
          </table:table-cell>
          <table:table-cell office:value-type="float" office:value="391.41">
            <text:p>391.41</text:p>
          </table:table-cell>
          <table:table-cell office:value-type="float" office:value="396.43">
            <text:p>396.43</text:p>
          </table:table-cell>
          <table:table-cell office:value-type="float" office:value="401.24">
            <text:p>401.24</text:p>
          </table:table-cell>
          <table:table-cell/>
          <table:table-cell office:value-type="float" office:value="382.56">
            <text:p>382.56</text:p>
          </table:table-cell>
          <table:table-cell table:number-columns-repeated="974"/>
        </table:table-row>
        <table:table-row table:style-name="ro1">
          <table:table-cell office:value-type="string">
            <text:p>Mexico</text:p>
          </table:table-cell>
          <table:table-cell office:value-type="float" office:value="413.28">
            <text:p>413.28</text:p>
          </table:table-cell>
          <table:table-cell office:value-type="float" office:value="452.91">
            <text:p>452.91</text:p>
          </table:table-cell>
          <table:table-cell office:value-type="float" office:value="448.88">
            <text:p>448.88</text:p>
          </table:table-cell>
          <table:table-cell office:value-type="float" office:value="432.48">
            <text:p>432.48</text:p>
          </table:table-cell>
          <table:table-cell office:value-type="float" office:value="430.87">
            <text:p>430.87</text:p>
          </table:table-cell>
          <table:table-cell office:value-type="float" office:value="418.92">
            <text:p>418.92</text:p>
          </table:table-cell>
          <table:table-cell office:value-type="float" office:value="392.86">
            <text:p>392.86</text:p>
          </table:table-cell>
          <table:table-cell office:value-type="float" office:value="408.57">
            <text:p>408.57</text:p>
          </table:table-cell>
          <table:table-cell office:value-type="float" office:value="410.32">
            <text:p>410.32</text:p>
          </table:table-cell>
          <table:table-cell office:value-type="float" office:value="400.85">
            <text:p>400.85</text:p>
          </table:table-cell>
          <table:table-cell office:value-type="float" office:value="450.24">
            <text:p>450.24</text:p>
          </table:table-cell>
          <table:table-cell office:value-type="float" office:value="459.76">
            <text:p>459.76</text:p>
          </table:table-cell>
          <table:table-cell office:value-type="float" office:value="462.51">
            <text:p>462.51</text:p>
          </table:table-cell>
          <table:table-cell office:value-type="float" office:value="446.41">
            <text:p>446.41</text:p>
          </table:table-cell>
          <table:table-cell office:value-type="float" office:value="456.67">
            <text:p>456.67</text:p>
          </table:table-cell>
          <table:table-cell office:value-type="float" office:value="450.47">
            <text:p>450.47</text:p>
          </table:table-cell>
          <table:table-cell office:value-type="float" office:value="444.29">
            <text:p>444.29</text:p>
          </table:table-cell>
          <table:table-cell office:value-type="float" office:value="458.65">
            <text:p>458.65</text:p>
          </table:table-cell>
          <table:table-cell office:value-type="float" office:value="499.15">
            <text:p>499.15</text:p>
          </table:table-cell>
          <table:table-cell office:value-type="float" office:value="452.98">
            <text:p>452.98</text:p>
          </table:table-cell>
          <table:table-cell office:value-type="float" office:value="434.42">
            <text:p>434.42</text:p>
          </table:table-cell>
          <table:table-cell office:value-type="float" office:value="432.04">
            <text:p>432.04</text:p>
          </table:table-cell>
          <table:table-cell office:value-type="float" office:value="435.25">
            <text:p>435.25</text:p>
          </table:table-cell>
          <table:table-cell office:value-type="float" office:value="423.37">
            <text:p>423.37</text:p>
          </table:table-cell>
          <table:table-cell office:value-type="float" office:value="454.12">
            <text:p>454.12</text:p>
          </table:table-cell>
          <table:table-cell office:value-type="float" office:value="439.58">
            <text:p>439.58</text:p>
          </table:table-cell>
          <table:table-cell office:value-type="float" office:value="440.8">
            <text:p>440.8</text:p>
          </table:table-cell>
          <table:table-cell office:value-type="float" office:value="421.98">
            <text:p>421.98</text:p>
          </table:table-cell>
          <table:table-cell office:value-type="float" office:value="435.39">
            <text:p>435.39</text:p>
          </table:table-cell>
          <table:table-cell office:value-type="float" office:value="411.7">
            <text:p>411.7</text:p>
          </table:table-cell>
          <table:table-cell office:value-type="float" office:value="423.82">
            <text:p>423.82</text:p>
          </table:table-cell>
          <table:table-cell office:value-type="float" office:value="415.21">
            <text:p>415.21</text:p>
          </table:table-cell>
          <table:table-cell office:value-type="float" office:value="409.97">
            <text:p>409.97</text:p>
          </table:table-cell>
          <table:table-cell office:value-type="float" office:value="399.82">
            <text:p>399.82</text:p>
          </table:table-cell>
          <table:table-cell office:value-type="float" office:value="391.96">
            <text:p>391.96</text:p>
          </table:table-cell>
          <table:table-cell office:value-type="float" office:value="398.77">
            <text:p>398.77</text:p>
          </table:table-cell>
          <table:table-cell office:value-type="float" office:value="417.48">
            <text:p>417.48</text:p>
          </table:table-cell>
          <table:table-cell office:value-type="float" office:value="414.18">
            <text:p>414.18</text:p>
          </table:table-cell>
          <table:table-cell office:value-type="float" office:value="427.02">
            <text:p>427.02</text:p>
          </table:table-cell>
          <table:table-cell office:value-type="float" office:value="410.96">
            <text:p>410.96</text:p>
          </table:table-cell>
          <table:table-cell office:value-type="float" office:value="411.73">
            <text:p>411.73</text:p>
          </table:table-cell>
          <table:table-cell office:value-type="float" office:value="407.19">
            <text:p>407.19</text:p>
          </table:table-cell>
          <table:table-cell office:value-type="float" office:value="409.71">
            <text:p>409.71</text:p>
          </table:table-cell>
          <table:table-cell office:value-type="float" office:value="409.6">
            <text:p>409.6</text:p>
          </table:table-cell>
          <table:table-cell office:value-type="float" office:value="385.49">
            <text:p>385.49</text:p>
          </table:table-cell>
          <table:table-cell office:value-type="float" office:value="402.06">
            <text:p>402.06</text:p>
          </table:table-cell>
          <table:table-cell office:value-type="float" office:value="389.21">
            <text:p>389.21</text:p>
          </table:table-cell>
          <table:table-cell office:value-type="float" office:value="400.49">
            <text:p>400.49</text:p>
          </table:table-cell>
          <table:table-cell office:value-type="float" office:value="408.46">
            <text:p>408.46</text:p>
          </table:table-cell>
          <table:table-cell table:number-columns-repeated="974"/>
        </table:table-row>
        <table:table-row table:style-name="ro1">
          <table:table-cell office:value-type="string">
            <text:p>Montenegro</text:p>
          </table:table-cell>
          <table:table-cell office:value-type="float" office:value="409.63">
            <text:p>409.63</text:p>
          </table:table-cell>
          <table:table-cell office:value-type="float" office:value="450.76">
            <text:p>450.76</text:p>
          </table:table-cell>
          <table:table-cell office:value-type="float" office:value="454.19">
            <text:p>454.19</text:p>
          </table:table-cell>
          <table:table-cell office:value-type="float" office:value="437.95">
            <text:p>437.95</text:p>
          </table:table-cell>
          <table:table-cell office:value-type="float" office:value="434.01">
            <text:p>434.01</text:p>
          </table:table-cell>
          <table:table-cell office:value-type="float" office:value="408.2">
            <text:p>408.2</text:p>
          </table:table-cell>
          <table:table-cell office:value-type="float" office:value="368.84">
            <text:p>368.84</text:p>
          </table:table-cell>
          <table:table-cell office:value-type="float" office:value="403.36">
            <text:p>403.36</text:p>
          </table:table-cell>
          <table:table-cell office:value-type="float" office:value="405.52">
            <text:p>405.52</text:p>
          </table:table-cell>
          <table:table-cell office:value-type="float" office:value="389.01">
            <text:p>389.01</text:p>
          </table:table-cell>
          <table:table-cell office:value-type="float" office:value="447.9">
            <text:p>447.9</text:p>
          </table:table-cell>
          <table:table-cell office:value-type="float" office:value="461.79">
            <text:p>461.79</text:p>
          </table:table-cell>
          <table:table-cell office:value-type="float" office:value="456.32">
            <text:p>456.32</text:p>
          </table:table-cell>
          <table:table-cell office:value-type="float" office:value="445.38">
            <text:p>445.38</text:p>
          </table:table-cell>
          <table:table-cell office:value-type="float" office:value="470.02">
            <text:p>470.02</text:p>
          </table:table-cell>
          <table:table-cell office:value-type="float" office:value="469.67">
            <text:p>469.67</text:p>
          </table:table-cell>
          <table:table-cell office:value-type="float" office:value="446.56">
            <text:p>446.56</text:p>
          </table:table-cell>
          <table:table-cell office:value-type="float" office:value="445.09">
            <text:p>445.09</text:p>
          </table:table-cell>
          <table:table-cell/>
          <table:table-cell office:value-type="float" office:value="455.27">
            <text:p>455.27</text:p>
          </table:table-cell>
          <table:table-cell office:value-type="float" office:value="436.03">
            <text:p>436.03</text:p>
          </table:table-cell>
          <table:table-cell office:value-type="float" office:value="439.79">
            <text:p>439.79</text:p>
          </table:table-cell>
          <table:table-cell office:value-type="float" office:value="443.71">
            <text:p>443.71</text:p>
          </table:table-cell>
          <table:table-cell office:value-type="float" office:value="428.87">
            <text:p>428.87</text:p>
          </table:table-cell>
          <table:table-cell/>
          <table:table-cell office:value-type="float" office:value="438.13">
            <text:p>438.13</text:p>
          </table:table-cell>
          <table:table-cell office:value-type="float" office:value="431.06">
            <text:p>431.06</text:p>
          </table:table-cell>
          <table:table-cell office:value-type="float" office:value="421.83">
            <text:p>421.83</text:p>
          </table:table-cell>
          <table:table-cell office:value-type="float" office:value="447.14">
            <text:p>447.14</text:p>
          </table:table-cell>
          <table:table-cell office:value-type="float" office:value="398.83">
            <text:p>398.83</text:p>
          </table:table-cell>
          <table:table-cell office:value-type="float" office:value="412.47">
            <text:p>412.47</text:p>
          </table:table-cell>
          <table:table-cell/>
          <table:table-cell office:value-type="float" office:value="403.82">
            <text:p>403.82</text:p>
          </table:table-cell>
          <table:table-cell table:number-columns-repeated="2"/>
          <table:table-cell office:value-type="float" office:value="399.72">
            <text:p>399.72</text:p>
          </table:table-cell>
          <table:table-cell office:value-type="float" office:value="396.49">
            <text:p>396.49</text:p>
          </table:table-cell>
          <table:table-cell/>
          <table:table-cell office:value-type="float" office:value="419.61">
            <text:p>419.61</text:p>
          </table:table-cell>
          <table:table-cell office:value-type="float" office:value="395.23">
            <text:p>395.23</text:p>
          </table:table-cell>
          <table:table-cell office:value-type="float" office:value="396.47">
            <text:p>396.47</text:p>
          </table:table-cell>
          <table:table-cell/>
          <table:table-cell office:value-type="float" office:value="405.9">
            <text:p>405.9</text:p>
          </table:table-cell>
          <table:table-cell office:value-type="float" office:value="396.43">
            <text:p>396.43</text:p>
          </table:table-cell>
          <table:table-cell/>
          <table:table-cell office:value-type="float" office:value="395.03">
            <text:p>395.03</text:p>
          </table:table-cell>
          <table:table-cell office:value-type="float" office:value="387.61">
            <text:p>387.61</text:p>
          </table:table-cell>
          <table:table-cell/>
          <table:table-cell office:value-type="float" office:value="377.42">
            <text:p>377.42</text:p>
          </table:table-cell>
          <table:table-cell table:number-columns-repeated="974"/>
        </table:table-row>
        <table:table-row table:style-name="ro1">
          <table:table-cell office:value-type="string">
            <text:p>Netherlands</text:p>
          </table:table-cell>
          <table:table-cell office:value-type="float" office:value="522.97">
            <text:p>522.97</text:p>
          </table:table-cell>
          <table:table-cell office:value-type="float" office:value="542.08">
            <text:p>542.08</text:p>
          </table:table-cell>
          <table:table-cell office:value-type="float" office:value="559.23">
            <text:p>559.23</text:p>
          </table:table-cell>
          <table:table-cell office:value-type="float" office:value="539.22">
            <text:p>539.22</text:p>
          </table:table-cell>
          <table:table-cell office:value-type="float" office:value="531.74">
            <text:p>531.74</text:p>
          </table:table-cell>
          <table:table-cell office:value-type="float" office:value="509.75">
            <text:p>509.75</text:p>
          </table:table-cell>
          <table:table-cell office:value-type="float" office:value="535.04">
            <text:p>535.04</text:p>
          </table:table-cell>
          <table:table-cell office:value-type="float" office:value="496.5">
            <text:p>496.5</text:p>
          </table:table-cell>
          <table:table-cell office:value-type="float" office:value="493.96">
            <text:p>493.96</text:p>
          </table:table-cell>
          <table:table-cell office:value-type="float" office:value="480.37">
            <text:p>480.37</text:p>
          </table:table-cell>
          <table:table-cell/>
          <table:table-cell office:value-type="float" office:value="542.66">
            <text:p>542.66</text:p>
          </table:table-cell>
          <table:table-cell office:value-type="float" office:value="543.53">
            <text:p>543.53</text:p>
          </table:table-cell>
          <table:table-cell office:value-type="float" office:value="532.74">
            <text:p>532.74</text:p>
          </table:table-cell>
          <table:table-cell office:value-type="float" office:value="570.2">
            <text:p>570.2</text:p>
          </table:table-cell>
          <table:table-cell office:value-type="float" office:value="566.68">
            <text:p>566.68</text:p>
          </table:table-cell>
          <table:table-cell office:value-type="float" office:value="557.48">
            <text:p>557.48</text:p>
          </table:table-cell>
          <table:table-cell office:value-type="float" office:value="565.38">
            <text:p>565.38</text:p>
          </table:table-cell>
          <table:table-cell office:value-type="float" office:value="569.49">
            <text:p>569.49</text:p>
          </table:table-cell>
          <table:table-cell office:value-type="float" office:value="551.71">
            <text:p>551.71</text:p>
          </table:table-cell>
          <table:table-cell office:value-type="float" office:value="539.94">
            <text:p>539.94</text:p>
          </table:table-cell>
          <table:table-cell office:value-type="float" office:value="533.78">
            <text:p>533.78</text:p>
          </table:table-cell>
          <table:table-cell office:value-type="float" office:value="548.11">
            <text:p>548.11</text:p>
          </table:table-cell>
          <table:table-cell office:value-type="float" office:value="534.16">
            <text:p>534.16</text:p>
          </table:table-cell>
          <table:table-cell office:value-type="float" office:value="547.32">
            <text:p>547.32</text:p>
          </table:table-cell>
          <table:table-cell office:value-type="float" office:value="535.02">
            <text:p>535.02</text:p>
          </table:table-cell>
          <table:table-cell office:value-type="float" office:value="517.92">
            <text:p>517.92</text:p>
          </table:table-cell>
          <table:table-cell office:value-type="float" office:value="530">
            <text:p>530</text:p>
          </table:table-cell>
          <table:table-cell office:value-type="float" office:value="536.01">
            <text:p>536.01</text:p>
          </table:table-cell>
          <table:table-cell office:value-type="float" office:value="500.51">
            <text:p>500.51</text:p>
          </table:table-cell>
          <table:table-cell office:value-type="float" office:value="522.61">
            <text:p>522.61</text:p>
          </table:table-cell>
          <table:table-cell office:value-type="float" office:value="506.39">
            <text:p>506.39</text:p>
          </table:table-cell>
          <table:table-cell office:value-type="float" office:value="497.05">
            <text:p>497.05</text:p>
          </table:table-cell>
          <table:table-cell office:value-type="float" office:value="535.02">
            <text:p>535.02</text:p>
          </table:table-cell>
          <table:table-cell/>
          <table:table-cell office:value-type="float" office:value="490.09">
            <text:p>490.09</text:p>
          </table:table-cell>
          <table:table-cell office:value-type="float" office:value="490.31">
            <text:p>490.31</text:p>
          </table:table-cell>
          <table:table-cell/>
          <table:table-cell office:value-type="float" office:value="521.04">
            <text:p>521.04</text:p>
          </table:table-cell>
          <table:table-cell office:value-type="float" office:value="511.02">
            <text:p>511.02</text:p>
          </table:table-cell>
          <table:table-cell office:value-type="float" office:value="493.21">
            <text:p>493.21</text:p>
          </table:table-cell>
          <table:table-cell/>
          <table:table-cell office:value-type="float" office:value="494.19">
            <text:p>494.19</text:p>
          </table:table-cell>
          <table:table-cell office:value-type="float" office:value="480.02">
            <text:p>480.02</text:p>
          </table:table-cell>
          <table:table-cell/>
          <table:table-cell office:value-type="float" office:value="492">
            <text:p>492</text:p>
          </table:table-cell>
          <table:table-cell table:number-columns-repeated="977"/>
        </table:table-row>
        <table:table-row table:style-name="ro1">
          <table:table-cell office:value-type="string">
            <text:p>New Zealand</text:p>
          </table:table-cell>
          <table:table-cell office:value-type="float" office:value="499.75">
            <text:p>499.75</text:p>
          </table:table-cell>
          <table:table-cell office:value-type="float" office:value="527.86">
            <text:p>527.86</text:p>
          </table:table-cell>
          <table:table-cell office:value-type="float" office:value="538.43">
            <text:p>538.43</text:p>
          </table:table-cell>
          <table:table-cell office:value-type="float" office:value="522.75">
            <text:p>522.75</text:p>
          </table:table-cell>
          <table:table-cell office:value-type="float" office:value="515.3">
            <text:p>515.3</text:p>
          </table:table-cell>
          <table:table-cell office:value-type="float" office:value="485.03">
            <text:p>485.03</text:p>
          </table:table-cell>
          <table:table-cell office:value-type="float" office:value="473.17">
            <text:p>473.17</text:p>
          </table:table-cell>
          <table:table-cell office:value-type="float" office:value="484.42">
            <text:p>484.42</text:p>
          </table:table-cell>
          <table:table-cell office:value-type="float" office:value="465.37">
            <text:p>465.37</text:p>
          </table:table-cell>
          <table:table-cell office:value-type="float" office:value="460.62">
            <text:p>460.62</text:p>
          </table:table-cell>
          <table:table-cell office:value-type="float" office:value="560.16">
            <text:p>560.16</text:p>
          </table:table-cell>
          <table:table-cell office:value-type="float" office:value="572.26">
            <text:p>572.26</text:p>
          </table:table-cell>
          <table:table-cell office:value-type="float" office:value="523.87">
            <text:p>523.87</text:p>
          </table:table-cell>
          <table:table-cell office:value-type="float" office:value="514.39">
            <text:p>514.39</text:p>
          </table:table-cell>
          <table:table-cell office:value-type="float" office:value="546.16">
            <text:p>546.16</text:p>
          </table:table-cell>
          <table:table-cell office:value-type="float" office:value="537.71">
            <text:p>537.71</text:p>
          </table:table-cell>
          <table:table-cell office:value-type="float" office:value="533.58">
            <text:p>533.58</text:p>
          </table:table-cell>
          <table:table-cell office:value-type="float" office:value="558.45">
            <text:p>558.45</text:p>
          </table:table-cell>
          <table:table-cell office:value-type="float" office:value="569.36">
            <text:p>569.36</text:p>
          </table:table-cell>
          <table:table-cell office:value-type="float" office:value="534.87">
            <text:p>534.87</text:p>
          </table:table-cell>
          <table:table-cell office:value-type="float" office:value="524.67">
            <text:p>524.67</text:p>
          </table:table-cell>
          <table:table-cell office:value-type="float" office:value="513.11">
            <text:p>513.11</text:p>
          </table:table-cell>
          <table:table-cell office:value-type="float" office:value="525.72">
            <text:p>525.72</text:p>
          </table:table-cell>
          <table:table-cell office:value-type="float" office:value="511.3">
            <text:p>511.3</text:p>
          </table:table-cell>
          <table:table-cell office:value-type="float" office:value="561.81">
            <text:p>561.81</text:p>
          </table:table-cell>
          <table:table-cell office:value-type="float" office:value="525.61">
            <text:p>525.61</text:p>
          </table:table-cell>
          <table:table-cell office:value-type="float" office:value="512.61">
            <text:p>512.61</text:p>
          </table:table-cell>
          <table:table-cell office:value-type="float" office:value="517.92">
            <text:p>517.92</text:p>
          </table:table-cell>
          <table:table-cell/>
          <table:table-cell office:value-type="float" office:value="475.27">
            <text:p>475.27</text:p>
          </table:table-cell>
          <table:table-cell office:value-type="float" office:value="493.91">
            <text:p>493.91</text:p>
          </table:table-cell>
          <table:table-cell office:value-type="float" office:value="477.69">
            <text:p>477.69</text:p>
          </table:table-cell>
          <table:table-cell office:value-type="float" office:value="494.77">
            <text:p>494.77</text:p>
          </table:table-cell>
          <table:table-cell office:value-type="float" office:value="477.26">
            <text:p>477.26</text:p>
          </table:table-cell>
          <table:table-cell office:value-type="float" office:value="456.58">
            <text:p>456.58</text:p>
          </table:table-cell>
          <table:table-cell office:value-type="float" office:value="483.06">
            <text:p>483.06</text:p>
          </table:table-cell>
          <table:table-cell office:value-type="float" office:value="487.73">
            <text:p>487.73</text:p>
          </table:table-cell>
          <table:table-cell office:value-type="float" office:value="477.55">
            <text:p>477.55</text:p>
          </table:table-cell>
          <table:table-cell office:value-type="float" office:value="508.74">
            <text:p>508.74</text:p>
          </table:table-cell>
          <table:table-cell office:value-type="float" office:value="451.74">
            <text:p>451.74</text:p>
          </table:table-cell>
          <table:table-cell office:value-type="float" office:value="462.67">
            <text:p>462.67</text:p>
          </table:table-cell>
          <table:table-cell/>
          <table:table-cell office:value-type="float" office:value="466.94">
            <text:p>466.94</text:p>
          </table:table-cell>
          <table:table-cell office:value-type="float" office:value="450.71">
            <text:p>450.71</text:p>
          </table:table-cell>
          <table:table-cell office:value-type="float" office:value="464.7">
            <text:p>464.7</text:p>
          </table:table-cell>
          <table:table-cell office:value-type="float" office:value="446.31">
            <text:p>446.31</text:p>
          </table:table-cell>
          <table:table-cell office:value-type="float" office:value="460.31">
            <text:p>460.31</text:p>
          </table:table-cell>
          <table:table-cell table:number-columns-repeated="976"/>
        </table:table-row>
        <table:table-row table:style-name="ro1">
          <table:table-cell office:value-type="string">
            <text:p>Norway</text:p>
          </table:table-cell>
          <table:table-cell office:value-type="float" office:value="489.37">
            <text:p>489.37</text:p>
          </table:table-cell>
          <table:table-cell office:value-type="float" office:value="505.79">
            <text:p>505.79</text:p>
          </table:table-cell>
          <table:table-cell office:value-type="float" office:value="509.25">
            <text:p>509.25</text:p>
          </table:table-cell>
          <table:table-cell office:value-type="float" office:value="493.06">
            <text:p>493.06</text:p>
          </table:table-cell>
          <table:table-cell office:value-type="float" office:value="498.07">
            <text:p>498.07</text:p>
          </table:table-cell>
          <table:table-cell office:value-type="float" office:value="474.89">
            <text:p>474.89</text:p>
          </table:table-cell>
          <table:table-cell office:value-type="float" office:value="505.01">
            <text:p>505.01</text:p>
          </table:table-cell>
          <table:table-cell office:value-type="float" office:value="475.99">
            <text:p>475.99</text:p>
          </table:table-cell>
          <table:table-cell office:value-type="float" office:value="459.75">
            <text:p>459.75</text:p>
          </table:table-cell>
          <table:table-cell office:value-type="float" office:value="459.55">
            <text:p>459.55</text:p>
          </table:table-cell>
          <table:table-cell/>
          <table:table-cell office:value-type="float" office:value="516.16">
            <text:p>516.16</text:p>
          </table:table-cell>
          <table:table-cell office:value-type="float" office:value="502.09">
            <text:p>502.09</text:p>
          </table:table-cell>
          <table:table-cell office:value-type="float" office:value="502.62">
            <text:p>502.62</text:p>
          </table:table-cell>
          <table:table-cell office:value-type="float" office:value="538.55">
            <text:p>538.55</text:p>
          </table:table-cell>
          <table:table-cell office:value-type="float" office:value="504.69">
            <text:p>504.69</text:p>
          </table:table-cell>
          <table:table-cell office:value-type="float" office:value="498.09">
            <text:p>498.09</text:p>
          </table:table-cell>
          <table:table-cell office:value-type="float" office:value="515.87">
            <text:p>515.87</text:p>
          </table:table-cell>
          <table:table-cell office:value-type="float" office:value="518.78">
            <text:p>518.78</text:p>
          </table:table-cell>
          <table:table-cell office:value-type="float" office:value="518.23">
            <text:p>518.23</text:p>
          </table:table-cell>
          <table:table-cell office:value-type="float" office:value="487.85">
            <text:p>487.85</text:p>
          </table:table-cell>
          <table:table-cell office:value-type="float" office:value="472.14">
            <text:p>472.14</text:p>
          </table:table-cell>
          <table:table-cell office:value-type="float" office:value="504.96">
            <text:p>504.96</text:p>
          </table:table-cell>
          <table:table-cell office:value-type="float" office:value="504.31">
            <text:p>504.31</text:p>
          </table:table-cell>
          <table:table-cell office:value-type="float" office:value="506.66">
            <text:p>506.66</text:p>
          </table:table-cell>
          <table:table-cell office:value-type="float" office:value="521.95">
            <text:p>521.95</text:p>
          </table:table-cell>
          <table:table-cell office:value-type="float" office:value="490.79">
            <text:p>490.79</text:p>
          </table:table-cell>
          <table:table-cell office:value-type="float" office:value="497.71">
            <text:p>497.71</text:p>
          </table:table-cell>
          <table:table-cell office:value-type="float" office:value="493.47">
            <text:p>493.47</text:p>
          </table:table-cell>
          <table:table-cell office:value-type="float" office:value="468.91">
            <text:p>468.91</text:p>
          </table:table-cell>
          <table:table-cell office:value-type="float" office:value="476.34">
            <text:p>476.34</text:p>
          </table:table-cell>
          <table:table-cell office:value-type="float" office:value="473.56">
            <text:p>473.56</text:p>
          </table:table-cell>
          <table:table-cell office:value-type="float" office:value="483.8">
            <text:p>483.8</text:p>
          </table:table-cell>
          <table:table-cell office:value-type="float" office:value="520.76">
            <text:p>520.76</text:p>
          </table:table-cell>
          <table:table-cell office:value-type="float" office:value="465.16">
            <text:p>465.16</text:p>
          </table:table-cell>
          <table:table-cell office:value-type="float" office:value="471.36">
            <text:p>471.36</text:p>
          </table:table-cell>
          <table:table-cell office:value-type="float" office:value="470.54">
            <text:p>470.54</text:p>
          </table:table-cell>
          <table:table-cell/>
          <table:table-cell office:value-type="float" office:value="493.31">
            <text:p>493.31</text:p>
          </table:table-cell>
          <table:table-cell office:value-type="float" office:value="491.72">
            <text:p>491.72</text:p>
          </table:table-cell>
          <table:table-cell office:value-type="float" office:value="483.08">
            <text:p>483.08</text:p>
          </table:table-cell>
          <table:table-cell/>
          <table:table-cell office:value-type="float" office:value="456.95">
            <text:p>456.95</text:p>
          </table:table-cell>
          <table:table-cell office:value-type="float" office:value="439.57">
            <text:p>439.57</text:p>
          </table:table-cell>
          <table:table-cell/>
          <table:table-cell office:value-type="float" office:value="484.07">
            <text:p>484.07</text:p>
          </table:table-cell>
          <table:table-cell table:number-columns-repeated="977"/>
        </table:table-row>
        <table:table-row table:style-name="ro1">
          <table:table-cell office:value-type="string">
            <text:p>Peru</text:p>
          </table:table-cell>
          <table:table-cell office:value-type="float" office:value="368.1">
            <text:p>368.1</text:p>
          </table:table-cell>
          <table:table-cell office:value-type="float" office:value="438.96">
            <text:p>438.96</text:p>
          </table:table-cell>
          <table:table-cell office:value-type="float" office:value="420.56">
            <text:p>420.56</text:p>
          </table:table-cell>
          <table:table-cell office:value-type="float" office:value="421.83">
            <text:p>421.83</text:p>
          </table:table-cell>
          <table:table-cell office:value-type="float" office:value="415.62">
            <text:p>415.62</text:p>
          </table:table-cell>
          <table:table-cell office:value-type="float" office:value="381.43">
            <text:p>381.43</text:p>
          </table:table-cell>
          <table:table-cell office:value-type="float" office:value="328.78">
            <text:p>328.78</text:p>
          </table:table-cell>
          <table:table-cell office:value-type="float" office:value="374.7">
            <text:p>374.7</text:p>
          </table:table-cell>
          <table:table-cell office:value-type="float" office:value="386.73">
            <text:p>386.73</text:p>
          </table:table-cell>
          <table:table-cell office:value-type="float" office:value="346.81">
            <text:p>346.81</text:p>
          </table:table-cell>
          <table:table-cell table:number-columns-repeated="3"/>
          <table:table-cell office:value-type="float" office:value="457.02">
            <text:p>457.02</text:p>
          </table:table-cell>
          <table:table-cell office:value-type="float" office:value="422.36">
            <text:p>422.36</text:p>
          </table:table-cell>
          <table:table-cell office:value-type="float" office:value="437.05">
            <text:p>437.05</text:p>
          </table:table-cell>
          <table:table-cell office:value-type="float" office:value="412.38">
            <text:p>412.38</text:p>
          </table:table-cell>
          <table:table-cell office:value-type="float" office:value="444.17">
            <text:p>444.17</text:p>
          </table:table-cell>
          <table:table-cell/>
          <table:table-cell office:value-type="float" office:value="436.51">
            <text:p>436.51</text:p>
          </table:table-cell>
          <table:table-cell office:value-type="float" office:value="410.96">
            <text:p>410.96</text:p>
          </table:table-cell>
          <table:table-cell office:value-type="float" office:value="412.47">
            <text:p>412.47</text:p>
          </table:table-cell>
          <table:table-cell office:value-type="float" office:value="441.96">
            <text:p>441.96</text:p>
          </table:table-cell>
          <table:table-cell office:value-type="float" office:value="426.49">
            <text:p>426.49</text:p>
          </table:table-cell>
          <table:table-cell/>
          <table:table-cell office:value-type="float" office:value="417.87">
            <text:p>417.87</text:p>
          </table:table-cell>
          <table:table-cell office:value-type="float" office:value="412.75">
            <text:p>412.75</text:p>
          </table:table-cell>
          <table:table-cell office:value-type="float" office:value="411.89">
            <text:p>411.89</text:p>
          </table:table-cell>
          <table:table-cell office:value-type="float" office:value="420.68">
            <text:p>420.68</text:p>
          </table:table-cell>
          <table:table-cell office:value-type="float" office:value="365.51">
            <text:p>365.51</text:p>
          </table:table-cell>
          <table:table-cell office:value-type="float" office:value="386.1">
            <text:p>386.1</text:p>
          </table:table-cell>
          <table:table-cell office:value-type="float" office:value="397.68">
            <text:p>397.68</text:p>
          </table:table-cell>
          <table:table-cell office:value-type="float" office:value="380.99">
            <text:p>380.99</text:p>
          </table:table-cell>
          <table:table-cell table:number-columns-repeated="2"/>
          <table:table-cell office:value-type="float" office:value="366.64">
            <text:p>366.64</text:p>
          </table:table-cell>
          <table:table-cell office:value-type="float" office:value="381.48">
            <text:p>381.48</text:p>
          </table:table-cell>
          <table:table-cell office:value-type="float" office:value="369.73">
            <text:p>369.73</text:p>
          </table:table-cell>
          <table:table-cell office:value-type="float" office:value="400.82">
            <text:p>400.82</text:p>
          </table:table-cell>
          <table:table-cell office:value-type="float" office:value="380.87">
            <text:p>380.87</text:p>
          </table:table-cell>
          <table:table-cell office:value-type="float" office:value="379.97">
            <text:p>379.97</text:p>
          </table:table-cell>
          <table:table-cell/>
          <table:table-cell office:value-type="float" office:value="387.63">
            <text:p>387.63</text:p>
          </table:table-cell>
          <table:table-cell office:value-type="float" office:value="372.28">
            <text:p>372.28</text:p>
          </table:table-cell>
          <table:table-cell office:value-type="float" office:value="315.3">
            <text:p>315.3</text:p>
          </table:table-cell>
          <table:table-cell office:value-type="float" office:value="365.5">
            <text:p>365.5</text:p>
          </table:table-cell>
          <table:table-cell office:value-type="float" office:value="337.87">
            <text:p>337.87</text:p>
          </table:table-cell>
          <table:table-cell office:value-type="float" office:value="384.95">
            <text:p>384.95</text:p>
          </table:table-cell>
          <table:table-cell office:value-type="float" office:value="365.84">
            <text:p>365.84</text:p>
          </table:table-cell>
          <table:table-cell table:number-columns-repeated="974"/>
        </table:table-row>
        <table:table-row table:style-name="ro1">
          <table:table-cell office:value-type="string">
            <text:p>Poland</text:p>
          </table:table-cell>
          <table:table-cell office:value-type="float" office:value="517.5">
            <text:p>517.5</text:p>
          </table:table-cell>
          <table:table-cell office:value-type="float" office:value="556.75">
            <text:p>556.75</text:p>
          </table:table-cell>
          <table:table-cell office:value-type="float" office:value="570.73">
            <text:p>570.73</text:p>
          </table:table-cell>
          <table:table-cell office:value-type="float" office:value="538.95">
            <text:p>538.95</text:p>
          </table:table-cell>
          <table:table-cell office:value-type="float" office:value="534.68">
            <text:p>534.68</text:p>
          </table:table-cell>
          <table:table-cell office:value-type="float" office:value="509.1">
            <text:p>509.1</text:p>
          </table:table-cell>
          <table:table-cell office:value-type="float" office:value="491.72">
            <text:p>491.72</text:p>
          </table:table-cell>
          <table:table-cell office:value-type="float" office:value="502.15">
            <text:p>502.15</text:p>
          </table:table-cell>
          <table:table-cell office:value-type="float" office:value="505.74">
            <text:p>505.74</text:p>
          </table:table-cell>
          <table:table-cell office:value-type="float" office:value="488.34">
            <text:p>488.34</text:p>
          </table:table-cell>
          <table:table-cell office:value-type="float" office:value="575.11">
            <text:p>575.11</text:p>
          </table:table-cell>
          <table:table-cell office:value-type="float" office:value="566.51">
            <text:p>566.51</text:p>
          </table:table-cell>
          <table:table-cell office:value-type="float" office:value="550.95">
            <text:p>550.95</text:p>
          </table:table-cell>
          <table:table-cell office:value-type="float" office:value="544.68">
            <text:p>544.68</text:p>
          </table:table-cell>
          <table:table-cell office:value-type="float" office:value="575.92">
            <text:p>575.92</text:p>
          </table:table-cell>
          <table:table-cell office:value-type="float" office:value="568.43">
            <text:p>568.43</text:p>
          </table:table-cell>
          <table:table-cell office:value-type="float" office:value="570.41">
            <text:p>570.41</text:p>
          </table:table-cell>
          <table:table-cell office:value-type="float" office:value="578.91">
            <text:p>578.91</text:p>
          </table:table-cell>
          <table:table-cell/>
          <table:table-cell office:value-type="float" office:value="565.04">
            <text:p>565.04</text:p>
          </table:table-cell>
          <table:table-cell office:value-type="float" office:value="533.02">
            <text:p>533.02</text:p>
          </table:table-cell>
          <table:table-cell office:value-type="float" office:value="533.86">
            <text:p>533.86</text:p>
          </table:table-cell>
          <table:table-cell office:value-type="float" office:value="541.37">
            <text:p>541.37</text:p>
          </table:table-cell>
          <table:table-cell office:value-type="float" office:value="549.56">
            <text:p>549.56</text:p>
          </table:table-cell>
          <table:table-cell/>
          <table:table-cell office:value-type="float" office:value="537.97">
            <text:p>537.97</text:p>
          </table:table-cell>
          <table:table-cell office:value-type="float" office:value="563.42">
            <text:p>563.42</text:p>
          </table:table-cell>
          <table:table-cell office:value-type="float" office:value="525.06">
            <text:p>525.06</text:p>
          </table:table-cell>
          <table:table-cell office:value-type="float" office:value="522.11">
            <text:p>522.11</text:p>
          </table:table-cell>
          <table:table-cell office:value-type="float" office:value="502.06">
            <text:p>502.06</text:p>
          </table:table-cell>
          <table:table-cell office:value-type="float" office:value="512.67">
            <text:p>512.67</text:p>
          </table:table-cell>
          <table:table-cell office:value-type="float" office:value="490.92">
            <text:p>490.92</text:p>
          </table:table-cell>
          <table:table-cell office:value-type="float" office:value="519.91">
            <text:p>519.91</text:p>
          </table:table-cell>
          <table:table-cell office:value-type="float" office:value="492.71">
            <text:p>492.71</text:p>
          </table:table-cell>
          <table:table-cell/>
          <table:table-cell office:value-type="float" office:value="492.9">
            <text:p>492.9</text:p>
          </table:table-cell>
          <table:table-cell office:value-type="float" office:value="507.96">
            <text:p>507.96</text:p>
          </table:table-cell>
          <table:table-cell office:value-type="float" office:value="497.23">
            <text:p>497.23</text:p>
          </table:table-cell>
          <table:table-cell office:value-type="float" office:value="523.64">
            <text:p>523.64</text:p>
          </table:table-cell>
          <table:table-cell office:value-type="float" office:value="501.57">
            <text:p>501.57</text:p>
          </table:table-cell>
          <table:table-cell office:value-type="float" office:value="494.05">
            <text:p>494.05</text:p>
          </table:table-cell>
          <table:table-cell office:value-type="float" office:value="506.74">
            <text:p>506.74</text:p>
          </table:table-cell>
          <table:table-cell office:value-type="float" office:value="511.34">
            <text:p>511.34</text:p>
          </table:table-cell>
          <table:table-cell office:value-type="float" office:value="493.31">
            <text:p>493.31</text:p>
          </table:table-cell>
          <table:table-cell/>
          <table:table-cell office:value-type="float" office:value="496.51">
            <text:p>496.51</text:p>
          </table:table-cell>
          <table:table-cell office:value-type="float" office:value="467.29">
            <text:p>467.29</text:p>
          </table:table-cell>
          <table:table-cell table:number-columns-repeated="976"/>
        </table:table-row>
        <table:table-row table:style-name="ro1">
          <table:table-cell office:value-type="string">
            <text:p>Portugal</text:p>
          </table:table-cell>
          <table:table-cell office:value-type="float" office:value="487.06">
            <text:p>487.06</text:p>
          </table:table-cell>
          <table:table-cell office:value-type="float" office:value="523.26">
            <text:p>523.26</text:p>
          </table:table-cell>
          <table:table-cell office:value-type="float" office:value="552.95">
            <text:p>552.95</text:p>
          </table:table-cell>
          <table:table-cell office:value-type="float" office:value="515.74">
            <text:p>515.74</text:p>
          </table:table-cell>
          <table:table-cell office:value-type="float" office:value="520.12">
            <text:p>520.12</text:p>
          </table:table-cell>
          <table:table-cell office:value-type="float" office:value="485.16">
            <text:p>485.16</text:p>
          </table:table-cell>
          <table:table-cell office:value-type="float" office:value="461.41">
            <text:p>461.41</text:p>
          </table:table-cell>
          <table:table-cell office:value-type="float" office:value="471.36">
            <text:p>471.36</text:p>
          </table:table-cell>
          <table:table-cell office:value-type="float" office:value="475.17">
            <text:p>475.17</text:p>
          </table:table-cell>
          <table:table-cell office:value-type="float" office:value="453.45">
            <text:p>453.45</text:p>
          </table:table-cell>
          <table:table-cell office:value-type="float" office:value="559.03">
            <text:p>559.03</text:p>
          </table:table-cell>
          <table:table-cell office:value-type="float" office:value="543.62">
            <text:p>543.62</text:p>
          </table:table-cell>
          <table:table-cell office:value-type="float" office:value="526.16">
            <text:p>526.16</text:p>
          </table:table-cell>
          <table:table-cell office:value-type="float" office:value="510.76">
            <text:p>510.76</text:p>
          </table:table-cell>
          <table:table-cell office:value-type="float" office:value="559.03">
            <text:p>559.03</text:p>
          </table:table-cell>
          <table:table-cell office:value-type="float" office:value="561.26">
            <text:p>561.26</text:p>
          </table:table-cell>
          <table:table-cell office:value-type="float" office:value="556.4">
            <text:p>556.4</text:p>
          </table:table-cell>
          <table:table-cell office:value-type="float" office:value="546.53">
            <text:p>546.53</text:p>
          </table:table-cell>
          <table:table-cell/>
          <table:table-cell office:value-type="float" office:value="553.14">
            <text:p>553.14</text:p>
          </table:table-cell>
          <table:table-cell office:value-type="float" office:value="497.26">
            <text:p>497.26</text:p>
          </table:table-cell>
          <table:table-cell office:value-type="float" office:value="507.45">
            <text:p>507.45</text:p>
          </table:table-cell>
          <table:table-cell office:value-type="float" office:value="527.57">
            <text:p>527.57</text:p>
          </table:table-cell>
          <table:table-cell office:value-type="float" office:value="540.24">
            <text:p>540.24</text:p>
          </table:table-cell>
          <table:table-cell office:value-type="float" office:value="510.7">
            <text:p>510.7</text:p>
          </table:table-cell>
          <table:table-cell office:value-type="float" office:value="521.48">
            <text:p>521.48</text:p>
          </table:table-cell>
          <table:table-cell office:value-type="float" office:value="525.28">
            <text:p>525.28</text:p>
          </table:table-cell>
          <table:table-cell office:value-type="float" office:value="511.73">
            <text:p>511.73</text:p>
          </table:table-cell>
          <table:table-cell/>
          <table:table-cell office:value-type="float" office:value="466.2">
            <text:p>466.2</text:p>
          </table:table-cell>
          <table:table-cell office:value-type="float" office:value="497.42">
            <text:p>497.42</text:p>
          </table:table-cell>
          <table:table-cell office:value-type="float" office:value="482.24">
            <text:p>482.24</text:p>
          </table:table-cell>
          <table:table-cell office:value-type="float" office:value="488.32">
            <text:p>488.32</text:p>
          </table:table-cell>
          <table:table-cell office:value-type="float" office:value="486.65">
            <text:p>486.65</text:p>
          </table:table-cell>
          <table:table-cell office:value-type="float" office:value="457.66">
            <text:p>457.66</text:p>
          </table:table-cell>
          <table:table-cell office:value-type="float" office:value="460.84">
            <text:p>460.84</text:p>
          </table:table-cell>
          <table:table-cell office:value-type="float" office:value="480.12">
            <text:p>480.12</text:p>
          </table:table-cell>
          <table:table-cell office:value-type="float" office:value="484.66">
            <text:p>484.66</text:p>
          </table:table-cell>
          <table:table-cell office:value-type="float" office:value="488.36">
            <text:p>488.36</text:p>
          </table:table-cell>
          <table:table-cell office:value-type="float" office:value="475.02">
            <text:p>475.02</text:p>
          </table:table-cell>
          <table:table-cell office:value-type="float" office:value="470.84">
            <text:p>470.84</text:p>
          </table:table-cell>
          <table:table-cell/>
          <table:table-cell office:value-type="float" office:value="480.5">
            <text:p>480.5</text:p>
          </table:table-cell>
          <table:table-cell office:value-type="float" office:value="450.06">
            <text:p>450.06</text:p>
          </table:table-cell>
          <table:table-cell office:value-type="float" office:value="449.61">
            <text:p>449.61</text:p>
          </table:table-cell>
          <table:table-cell office:value-type="float" office:value="456.26">
            <text:p>456.26</text:p>
          </table:table-cell>
          <table:table-cell office:value-type="float" office:value="451.25">
            <text:p>451.25</text:p>
          </table:table-cell>
          <table:table-cell/>
          <table:table-cell office:value-type="float" office:value="453.21">
            <text:p>453.21</text:p>
          </table:table-cell>
          <table:table-cell table:number-columns-repeated="974"/>
        </table:table-row>
        <table:table-row table:style-name="ro1">
          <table:table-cell office:value-type="string">
            <text:p>Qatar</text:p>
          </table:table-cell>
          <table:table-cell office:value-type="float" office:value="376.45">
            <text:p>376.45</text:p>
          </table:table-cell>
          <table:table-cell office:value-type="float" office:value="404.08">
            <text:p>404.08</text:p>
          </table:table-cell>
          <table:table-cell office:value-type="float" office:value="414.92">
            <text:p>414.92</text:p>
          </table:table-cell>
          <table:table-cell office:value-type="float" office:value="384.69">
            <text:p>384.69</text:p>
          </table:table-cell>
          <table:table-cell office:value-type="float" office:value="377.28">
            <text:p>377.28</text:p>
          </table:table-cell>
          <table:table-cell office:value-type="float" office:value="359.74">
            <text:p>359.74</text:p>
          </table:table-cell>
          <table:table-cell/>
          <table:table-cell office:value-type="float" office:value="404.11">
            <text:p>404.11</text:p>
          </table:table-cell>
          <table:table-cell office:value-type="float" office:value="381.96">
            <text:p>381.96</text:p>
          </table:table-cell>
          <table:table-cell office:value-type="float" office:value="350.36">
            <text:p>350.36</text:p>
          </table:table-cell>
          <table:table-cell office:value-type="float" office:value="400.69">
            <text:p>400.69</text:p>
          </table:table-cell>
          <table:table-cell office:value-type="float" office:value="406.07">
            <text:p>406.07</text:p>
          </table:table-cell>
          <table:table-cell office:value-type="float" office:value="422.55">
            <text:p>422.55</text:p>
          </table:table-cell>
          <table:table-cell office:value-type="float" office:value="428.96">
            <text:p>428.96</text:p>
          </table:table-cell>
          <table:table-cell office:value-type="float" office:value="434.78">
            <text:p>434.78</text:p>
          </table:table-cell>
          <table:table-cell office:value-type="float" office:value="437.43">
            <text:p>437.43</text:p>
          </table:table-cell>
          <table:table-cell office:value-type="float" office:value="405.47">
            <text:p>405.47</text:p>
          </table:table-cell>
          <table:table-cell office:value-type="float" office:value="422.74">
            <text:p>422.74</text:p>
          </table:table-cell>
          <table:table-cell office:value-type="float" office:value="432.12">
            <text:p>432.12</text:p>
          </table:table-cell>
          <table:table-cell office:value-type="float" office:value="395.33">
            <text:p>395.33</text:p>
          </table:table-cell>
          <table:table-cell office:value-type="float" office:value="362.1">
            <text:p>362.1</text:p>
          </table:table-cell>
          <table:table-cell office:value-type="float" office:value="424.95">
            <text:p>424.95</text:p>
          </table:table-cell>
          <table:table-cell office:value-type="float" office:value="399.21">
            <text:p>399.21</text:p>
          </table:table-cell>
          <table:table-cell office:value-type="float" office:value="405.81">
            <text:p>405.81</text:p>
          </table:table-cell>
          <table:table-cell office:value-type="float" office:value="446.03">
            <text:p>446.03</text:p>
          </table:table-cell>
          <table:table-cell office:value-type="float" office:value="370.79">
            <text:p>370.79</text:p>
          </table:table-cell>
          <table:table-cell office:value-type="float" office:value="443.8">
            <text:p>443.8</text:p>
          </table:table-cell>
          <table:table-cell/>
          <table:table-cell office:value-type="float" office:value="411.66">
            <text:p>411.66</text:p>
          </table:table-cell>
          <table:table-cell office:value-type="float" office:value="374.63">
            <text:p>374.63</text:p>
          </table:table-cell>
          <table:table-cell/>
          <table:table-cell office:value-type="float" office:value="466.77">
            <text:p>466.77</text:p>
          </table:table-cell>
          <table:table-cell office:value-type="float" office:value="338.07">
            <text:p>338.07</text:p>
          </table:table-cell>
          <table:table-cell table:number-columns-repeated="3"/>
          <table:table-cell office:value-type="float" office:value="414.97">
            <text:p>414.97</text:p>
          </table:table-cell>
          <table:table-cell table:number-columns-repeated="5"/>
          <table:table-cell office:value-type="float" office:value="369.22">
            <text:p>369.22</text:p>
          </table:table-cell>
          <table:table-cell table:number-columns-repeated="3"/>
          <table:table-cell office:value-type="float" office:value="329.14">
            <text:p>329.14</text:p>
          </table:table-cell>
          <table:table-cell table:number-columns-repeated="976"/>
        </table:table-row>
        <table:table-row table:style-name="ro1">
          <table:table-cell office:value-type="string">
            <text:p>Romania</text:p>
          </table:table-cell>
          <table:table-cell office:value-type="float" office:value="444.55">
            <text:p>444.55</text:p>
          </table:table-cell>
          <table:table-cell office:value-type="float" office:value="494.61">
            <text:p>494.61</text:p>
          </table:table-cell>
          <table:table-cell office:value-type="float" office:value="507.54">
            <text:p>507.54</text:p>
          </table:table-cell>
          <table:table-cell office:value-type="float" office:value="471.77">
            <text:p>471.77</text:p>
          </table:table-cell>
          <table:table-cell office:value-type="float" office:value="471.03">
            <text:p>471.03</text:p>
          </table:table-cell>
          <table:table-cell office:value-type="float" office:value="439.32">
            <text:p>439.32</text:p>
          </table:table-cell>
          <table:table-cell office:value-type="float" office:value="404.72">
            <text:p>404.72</text:p>
          </table:table-cell>
          <table:table-cell office:value-type="float" office:value="438.83">
            <text:p>438.83</text:p>
          </table:table-cell>
          <table:table-cell office:value-type="float" office:value="439.24">
            <text:p>439.24</text:p>
          </table:table-cell>
          <table:table-cell office:value-type="float" office:value="415.15">
            <text:p>415.15</text:p>
          </table:table-cell>
          <table:table-cell office:value-type="float" office:value="524.2">
            <text:p>524.2</text:p>
          </table:table-cell>
          <table:table-cell office:value-type="float" office:value="484.13">
            <text:p>484.13</text:p>
          </table:table-cell>
          <table:table-cell office:value-type="float" office:value="494.38">
            <text:p>494.38</text:p>
          </table:table-cell>
          <table:table-cell office:value-type="float" office:value="485.35">
            <text:p>485.35</text:p>
          </table:table-cell>
          <table:table-cell office:value-type="float" office:value="522.03">
            <text:p>522.03</text:p>
          </table:table-cell>
          <table:table-cell office:value-type="float" office:value="514.43">
            <text:p>514.43</text:p>
          </table:table-cell>
          <table:table-cell office:value-type="float" office:value="506.3">
            <text:p>506.3</text:p>
          </table:table-cell>
          <table:table-cell office:value-type="float" office:value="503.09">
            <text:p>503.09</text:p>
          </table:table-cell>
          <table:table-cell office:value-type="float" office:value="524.49">
            <text:p>524.49</text:p>
          </table:table-cell>
          <table:table-cell office:value-type="float" office:value="512.05">
            <text:p>512.05</text:p>
          </table:table-cell>
          <table:table-cell office:value-type="float" office:value="470.18">
            <text:p>470.18</text:p>
          </table:table-cell>
          <table:table-cell office:value-type="float" office:value="458.57">
            <text:p>458.57</text:p>
          </table:table-cell>
          <table:table-cell office:value-type="float" office:value="491.28">
            <text:p>491.28</text:p>
          </table:table-cell>
          <table:table-cell office:value-type="float" office:value="479.15">
            <text:p>479.15</text:p>
          </table:table-cell>
          <table:table-cell/>
          <table:table-cell office:value-type="float" office:value="469.28">
            <text:p>469.28</text:p>
          </table:table-cell>
          <table:table-cell office:value-type="float" office:value="470.29">
            <text:p>470.29</text:p>
          </table:table-cell>
          <table:table-cell office:value-type="float" office:value="482.62">
            <text:p>482.62</text:p>
          </table:table-cell>
          <table:table-cell office:value-type="float" office:value="452.06">
            <text:p>452.06</text:p>
          </table:table-cell>
          <table:table-cell office:value-type="float" office:value="433">
            <text:p>433</text:p>
          </table:table-cell>
          <table:table-cell office:value-type="float" office:value="446.64">
            <text:p>446.64</text:p>
          </table:table-cell>
          <table:table-cell office:value-type="float" office:value="432.93">
            <text:p>432.93</text:p>
          </table:table-cell>
          <table:table-cell office:value-type="float" office:value="434.46">
            <text:p>434.46</text:p>
          </table:table-cell>
          <table:table-cell office:value-type="float" office:value="403.47">
            <text:p>403.47</text:p>
          </table:table-cell>
          <table:table-cell/>
          <table:table-cell office:value-type="float" office:value="432.11">
            <text:p>432.11</text:p>
          </table:table-cell>
          <table:table-cell office:value-type="float" office:value="437.35">
            <text:p>437.35</text:p>
          </table:table-cell>
          <table:table-cell office:value-type="float" office:value="456.26">
            <text:p>456.26</text:p>
          </table:table-cell>
          <table:table-cell office:value-type="float" office:value="470.05">
            <text:p>470.05</text:p>
          </table:table-cell>
          <table:table-cell office:value-type="float" office:value="432.23">
            <text:p>432.23</text:p>
          </table:table-cell>
          <table:table-cell office:value-type="float" office:value="433.09">
            <text:p>433.09</text:p>
          </table:table-cell>
          <table:table-cell/>
          <table:table-cell office:value-type="float" office:value="440.29">
            <text:p>440.29</text:p>
          </table:table-cell>
          <table:table-cell table:number-columns-repeated="2"/>
          <table:table-cell office:value-type="float" office:value="424.36">
            <text:p>424.36</text:p>
          </table:table-cell>
          <table:table-cell office:value-type="float" office:value="407.97">
            <text:p>407.97</text:p>
          </table:table-cell>
          <table:table-cell/>
          <table:table-cell office:value-type="float" office:value="409.66">
            <text:p>409.66</text:p>
          </table:table-cell>
          <table:table-cell table:number-columns-repeated="974"/>
        </table:table-row>
        <table:table-row table:style-name="ro1">
          <table:table-cell office:value-type="string">
            <text:p>Russian Federation</text:p>
          </table:table-cell>
          <table:table-cell office:value-type="float" office:value="482.17">
            <text:p>482.17</text:p>
          </table:table-cell>
          <table:table-cell office:value-type="float" office:value="507.72">
            <text:p>507.72</text:p>
          </table:table-cell>
          <table:table-cell office:value-type="float" office:value="513.86">
            <text:p>513.86</text:p>
          </table:table-cell>
          <table:table-cell office:value-type="float" office:value="492.94">
            <text:p>492.94</text:p>
          </table:table-cell>
          <table:table-cell office:value-type="float" office:value="488.14">
            <text:p>488.14</text:p>
          </table:table-cell>
          <table:table-cell office:value-type="float" office:value="473.84">
            <text:p>473.84</text:p>
          </table:table-cell>
          <table:table-cell office:value-type="float" office:value="458.69">
            <text:p>458.69</text:p>
          </table:table-cell>
          <table:table-cell office:value-type="float" office:value="469.92">
            <text:p>469.92</text:p>
          </table:table-cell>
          <table:table-cell office:value-type="float" office:value="473.02">
            <text:p>473.02</text:p>
          </table:table-cell>
          <table:table-cell office:value-type="float" office:value="457.08">
            <text:p>457.08</text:p>
          </table:table-cell>
          <table:table-cell office:value-type="float" office:value="512.76">
            <text:p>512.76</text:p>
          </table:table-cell>
          <table:table-cell office:value-type="float" office:value="508">
            <text:p>508</text:p>
          </table:table-cell>
          <table:table-cell office:value-type="float" office:value="513.93">
            <text:p>513.93</text:p>
          </table:table-cell>
          <table:table-cell office:value-type="float" office:value="498.25">
            <text:p>498.25</text:p>
          </table:table-cell>
          <table:table-cell office:value-type="float" office:value="525.99">
            <text:p>525.99</text:p>
          </table:table-cell>
          <table:table-cell office:value-type="float" office:value="525.74">
            <text:p>525.74</text:p>
          </table:table-cell>
          <table:table-cell office:value-type="float" office:value="501.52">
            <text:p>501.52</text:p>
          </table:table-cell>
          <table:table-cell office:value-type="float" office:value="514.16">
            <text:p>514.16</text:p>
          </table:table-cell>
          <table:table-cell office:value-type="float" office:value="574.64">
            <text:p>574.64</text:p>
          </table:table-cell>
          <table:table-cell office:value-type="float" office:value="524.11">
            <text:p>524.11</text:p>
          </table:table-cell>
          <table:table-cell office:value-type="float" office:value="486.9">
            <text:p>486.9</text:p>
          </table:table-cell>
          <table:table-cell office:value-type="float" office:value="487.33">
            <text:p>487.33</text:p>
          </table:table-cell>
          <table:table-cell office:value-type="float" office:value="506.55">
            <text:p>506.55</text:p>
          </table:table-cell>
          <table:table-cell office:value-type="float" office:value="489.12">
            <text:p>489.12</text:p>
          </table:table-cell>
          <table:table-cell/>
          <table:table-cell office:value-type="float" office:value="484.01">
            <text:p>484.01</text:p>
          </table:table-cell>
          <table:table-cell office:value-type="float" office:value="493.7">
            <text:p>493.7</text:p>
          </table:table-cell>
          <table:table-cell office:value-type="float" office:value="485.19">
            <text:p>485.19</text:p>
          </table:table-cell>
          <table:table-cell office:value-type="float" office:value="487.47">
            <text:p>487.47</text:p>
          </table:table-cell>
          <table:table-cell office:value-type="float" office:value="463.29">
            <text:p>463.29</text:p>
          </table:table-cell>
          <table:table-cell office:value-type="float" office:value="475.68">
            <text:p>475.68</text:p>
          </table:table-cell>
          <table:table-cell office:value-type="float" office:value="453.53">
            <text:p>453.53</text:p>
          </table:table-cell>
          <table:table-cell office:value-type="float" office:value="480.92">
            <text:p>480.92</text:p>
          </table:table-cell>
          <table:table-cell office:value-type="float" office:value="453.04">
            <text:p>453.04</text:p>
          </table:table-cell>
          <table:table-cell office:value-type="float" office:value="469">
            <text:p>469</text:p>
          </table:table-cell>
          <table:table-cell office:value-type="float" office:value="458.75">
            <text:p>458.75</text:p>
          </table:table-cell>
          <table:table-cell office:value-type="float" office:value="482.23">
            <text:p>482.23</text:p>
          </table:table-cell>
          <table:table-cell/>
          <table:table-cell office:value-type="float" office:value="478.74">
            <text:p>478.74</text:p>
          </table:table-cell>
          <table:table-cell office:value-type="float" office:value="460.6">
            <text:p>460.6</text:p>
          </table:table-cell>
          <table:table-cell office:value-type="float" office:value="476.79">
            <text:p>476.79</text:p>
          </table:table-cell>
          <table:table-cell/>
          <table:table-cell office:value-type="float" office:value="471.42">
            <text:p>471.42</text:p>
          </table:table-cell>
          <table:table-cell office:value-type="float" office:value="443.42">
            <text:p>443.42</text:p>
          </table:table-cell>
          <table:table-cell/>
          <table:table-cell office:value-type="float" office:value="460.66">
            <text:p>460.66</text:p>
          </table:table-cell>
          <table:table-cell table:number-columns-repeated="2"/>
          <table:table-cell office:value-type="float" office:value="445.94">
            <text:p>445.94</text:p>
          </table:table-cell>
          <table:table-cell table:number-columns-repeated="974"/>
        </table:table-row>
        <table:table-row table:style-name="ro1">
          <table:table-cell office:value-type="string">
            <text:p>Serbia</text:p>
          </table:table-cell>
          <table:table-cell office:value-type="float" office:value="448.86">
            <text:p>448.86</text:p>
          </table:table-cell>
          <table:table-cell office:value-type="float" office:value="492.03">
            <text:p>492.03</text:p>
          </table:table-cell>
          <table:table-cell office:value-type="float" office:value="495.87">
            <text:p>495.87</text:p>
          </table:table-cell>
          <table:table-cell office:value-type="float" office:value="469.76">
            <text:p>469.76</text:p>
          </table:table-cell>
          <table:table-cell office:value-type="float" office:value="471.55">
            <text:p>471.55</text:p>
          </table:table-cell>
          <table:table-cell office:value-type="float" office:value="432.84">
            <text:p>432.84</text:p>
          </table:table-cell>
          <table:table-cell/>
          <table:table-cell office:value-type="float" office:value="430.96">
            <text:p>430.96</text:p>
          </table:table-cell>
          <table:table-cell office:value-type="float" office:value="434.67">
            <text:p>434.67</text:p>
          </table:table-cell>
          <table:table-cell office:value-type="float" office:value="426.02">
            <text:p>426.02</text:p>
          </table:table-cell>
          <table:table-cell office:value-type="float" office:value="513.7">
            <text:p>513.7</text:p>
          </table:table-cell>
          <table:table-cell office:value-type="float" office:value="514.28">
            <text:p>514.28</text:p>
          </table:table-cell>
          <table:table-cell office:value-type="float" office:value="490.79">
            <text:p>490.79</text:p>
          </table:table-cell>
          <table:table-cell office:value-type="float" office:value="484.47">
            <text:p>484.47</text:p>
          </table:table-cell>
          <table:table-cell office:value-type="float" office:value="515.28">
            <text:p>515.28</text:p>
          </table:table-cell>
          <table:table-cell office:value-type="float" office:value="478.69">
            <text:p>478.69</text:p>
          </table:table-cell>
          <table:table-cell office:value-type="float" office:value="504.38">
            <text:p>504.38</text:p>
          </table:table-cell>
          <table:table-cell office:value-type="float" office:value="509.23">
            <text:p>509.23</text:p>
          </table:table-cell>
          <table:table-cell/>
          <table:table-cell office:value-type="float" office:value="494.11">
            <text:p>494.11</text:p>
          </table:table-cell>
          <table:table-cell office:value-type="float" office:value="463.53">
            <text:p>463.53</text:p>
          </table:table-cell>
          <table:table-cell office:value-type="float" office:value="477.55">
            <text:p>477.55</text:p>
          </table:table-cell>
          <table:table-cell office:value-type="float" office:value="477.73">
            <text:p>477.73</text:p>
          </table:table-cell>
          <table:table-cell office:value-type="float" office:value="466.15">
            <text:p>466.15</text:p>
          </table:table-cell>
          <table:table-cell/>
          <table:table-cell office:value-type="float" office:value="473.47">
            <text:p>473.47</text:p>
          </table:table-cell>
          <table:table-cell office:value-type="float" office:value="459.78">
            <text:p>459.78</text:p>
          </table:table-cell>
          <table:table-cell office:value-type="float" office:value="484.99">
            <text:p>484.99</text:p>
          </table:table-cell>
          <table:table-cell office:value-type="float" office:value="437.51">
            <text:p>437.51</text:p>
          </table:table-cell>
          <table:table-cell office:value-type="float" office:value="418.6">
            <text:p>418.6</text:p>
          </table:table-cell>
          <table:table-cell office:value-type="float" office:value="445.68">
            <text:p>445.68</text:p>
          </table:table-cell>
          <table:table-cell/>
          <table:table-cell office:value-type="float" office:value="441.73">
            <text:p>441.73</text:p>
          </table:table-cell>
          <table:table-cell table:number-columns-repeated="2"/>
          <table:table-cell office:value-type="float" office:value="420.6">
            <text:p>420.6</text:p>
          </table:table-cell>
          <table:table-cell office:value-type="float" office:value="432.84">
            <text:p>432.84</text:p>
          </table:table-cell>
          <table:table-cell office:value-type="float" office:value="440.8">
            <text:p>440.8</text:p>
          </table:table-cell>
          <table:table-cell office:value-type="float" office:value="477.81">
            <text:p>477.81</text:p>
          </table:table-cell>
          <table:table-cell office:value-type="float" office:value="427.82">
            <text:p>427.82</text:p>
          </table:table-cell>
          <table:table-cell office:value-type="float" office:value="436.08">
            <text:p>436.08</text:p>
          </table:table-cell>
          <table:table-cell/>
          <table:table-cell office:value-type="float" office:value="433.49">
            <text:p>433.49</text:p>
          </table:table-cell>
          <table:table-cell office:value-type="float" office:value="426.57">
            <text:p>426.57</text:p>
          </table:table-cell>
          <table:table-cell office:value-type="float" office:value="419.44">
            <text:p>419.44</text:p>
          </table:table-cell>
          <table:table-cell office:value-type="float" office:value="428.05">
            <text:p>428.05</text:p>
          </table:table-cell>
          <table:table-cell office:value-type="float" office:value="420.61">
            <text:p>420.61</text:p>
          </table:table-cell>
          <table:table-cell/>
          <table:table-cell office:value-type="float" office:value="388.06">
            <text:p>388.06</text:p>
          </table:table-cell>
          <table:table-cell table:number-columns-repeated="974"/>
        </table:table-row>
        <table:table-row table:style-name="ro1">
          <table:table-cell office:value-type="string">
            <text:p>Shanghai-China</text:p>
          </table:table-cell>
          <table:table-cell office:value-type="float" office:value="612.68">
            <text:p>612.68</text:p>
          </table:table-cell>
          <table:table-cell office:value-type="float" office:value="636.43">
            <text:p>636.43</text:p>
          </table:table-cell>
          <table:table-cell office:value-type="float" office:value="656.06">
            <text:p>656.06</text:p>
          </table:table-cell>
          <table:table-cell office:value-type="float" office:value="632.89">
            <text:p>632.89</text:p>
          </table:table-cell>
          <table:table-cell office:value-type="float" office:value="627.07">
            <text:p>627.07</text:p>
          </table:table-cell>
          <table:table-cell office:value-type="float" office:value="599">
            <text:p>599</text:p>
          </table:table-cell>
          <table:table-cell office:value-type="float" office:value="542.17">
            <text:p>542.17</text:p>
          </table:table-cell>
          <table:table-cell office:value-type="float" office:value="602.09">
            <text:p>602.09</text:p>
          </table:table-cell>
          <table:table-cell office:value-type="float" office:value="599.88">
            <text:p>599.88</text:p>
          </table:table-cell>
          <table:table-cell office:value-type="float" office:value="568.9">
            <text:p>568.9</text:p>
          </table:table-cell>
          <table:table-cell office:value-type="float" office:value="653.71">
            <text:p>653.71</text:p>
          </table:table-cell>
          <table:table-cell office:value-type="float" office:value="639.35">
            <text:p>639.35</text:p>
          </table:table-cell>
          <table:table-cell office:value-type="float" office:value="632.5">
            <text:p>632.5</text:p>
          </table:table-cell>
          <table:table-cell office:value-type="float" office:value="632.65">
            <text:p>632.65</text:p>
          </table:table-cell>
          <table:table-cell office:value-type="float" office:value="664.22">
            <text:p>664.22</text:p>
          </table:table-cell>
          <table:table-cell office:value-type="float" office:value="646.55">
            <text:p>646.55</text:p>
          </table:table-cell>
          <table:table-cell office:value-type="float" office:value="661.04">
            <text:p>661.04</text:p>
          </table:table-cell>
          <table:table-cell table:number-columns-repeated="2"/>
          <table:table-cell office:value-type="float" office:value="661.43">
            <text:p>661.43</text:p>
          </table:table-cell>
          <table:table-cell office:value-type="float" office:value="618.27">
            <text:p>618.27</text:p>
          </table:table-cell>
          <table:table-cell office:value-type="float" office:value="641.51">
            <text:p>641.51</text:p>
          </table:table-cell>
          <table:table-cell office:value-type="float" office:value="639.3">
            <text:p>639.3</text:p>
          </table:table-cell>
          <table:table-cell office:value-type="float" office:value="621.91">
            <text:p>621.91</text:p>
          </table:table-cell>
          <table:table-cell/>
          <table:table-cell office:value-type="float" office:value="620.9">
            <text:p>620.9</text:p>
          </table:table-cell>
          <table:table-cell office:value-type="float" office:value="635.86">
            <text:p>635.86</text:p>
          </table:table-cell>
          <table:table-cell office:value-type="float" office:value="627.85">
            <text:p>627.85</text:p>
          </table:table-cell>
          <table:table-cell office:value-type="float" office:value="624.12">
            <text:p>624.12</text:p>
          </table:table-cell>
          <table:table-cell office:value-type="float" office:value="592.61">
            <text:p>592.61</text:p>
          </table:table-cell>
          <table:table-cell office:value-type="float" office:value="600.07">
            <text:p>600.07</text:p>
          </table:table-cell>
          <table:table-cell office:value-type="float" office:value="591.26">
            <text:p>591.26</text:p>
          </table:table-cell>
          <table:table-cell office:value-type="float" office:value="603.96">
            <text:p>603.96</text:p>
          </table:table-cell>
          <table:table-cell office:value-type="float" office:value="550.89">
            <text:p>550.89</text:p>
          </table:table-cell>
          <table:table-cell/>
          <table:table-cell office:value-type="float" office:value="549.47">
            <text:p>549.47</text:p>
          </table:table-cell>
          <table:table-cell office:value-type="float" office:value="614.81">
            <text:p>614.81</text:p>
          </table:table-cell>
          <table:table-cell office:value-type="float" office:value="598.55">
            <text:p>598.55</text:p>
          </table:table-cell>
          <table:table-cell office:value-type="float" office:value="610.05">
            <text:p>610.05</text:p>
          </table:table-cell>
          <table:table-cell office:value-type="float" office:value="599.35">
            <text:p>599.35</text:p>
          </table:table-cell>
          <table:table-cell office:value-type="float" office:value="602.11">
            <text:p>602.11</text:p>
          </table:table-cell>
          <table:table-cell office:value-type="float" office:value="603.58">
            <text:p>603.58</text:p>
          </table:table-cell>
          <table:table-cell office:value-type="float" office:value="599.44">
            <text:p>599.44</text:p>
          </table:table-cell>
          <table:table-cell office:value-type="float" office:value="571.86">
            <text:p>571.86</text:p>
          </table:table-cell>
          <table:table-cell/>
          <table:table-cell office:value-type="float" office:value="565.66">
            <text:p>565.66</text:p>
          </table:table-cell>
          <table:table-cell office:value-type="float" office:value="548.03">
            <text:p>548.03</text:p>
          </table:table-cell>
          <table:table-cell/>
          <table:table-cell office:value-type="float" office:value="592.68">
            <text:p>592.68</text:p>
          </table:table-cell>
          <table:table-cell table:number-columns-repeated="974"/>
        </table:table-row>
        <table:table-row table:style-name="ro1">
          <table:table-cell office:value-type="string">
            <text:p>Singapore</text:p>
          </table:table-cell>
          <table:table-cell office:value-type="float" office:value="573.47">
            <text:p>573.47</text:p>
          </table:table-cell>
          <table:table-cell office:value-type="float" office:value="608.11">
            <text:p>608.11</text:p>
          </table:table-cell>
          <table:table-cell office:value-type="float" office:value="609.45">
            <text:p>609.45</text:p>
          </table:table-cell>
          <table:table-cell office:value-type="float" office:value="578.46">
            <text:p>578.46</text:p>
          </table:table-cell>
          <table:table-cell office:value-type="float" office:value="571.66">
            <text:p>571.66</text:p>
          </table:table-cell>
          <table:table-cell office:value-type="float" office:value="552.23">
            <text:p>552.23</text:p>
          </table:table-cell>
          <table:table-cell/>
          <table:table-cell office:value-type="float" office:value="546.45">
            <text:p>546.45</text:p>
          </table:table-cell>
          <table:table-cell office:value-type="float" office:value="541.02">
            <text:p>541.02</text:p>
          </table:table-cell>
          <table:table-cell office:value-type="float" office:value="533.58">
            <text:p>533.58</text:p>
          </table:table-cell>
          <table:table-cell office:value-type="float" office:value="621.3">
            <text:p>621.3</text:p>
          </table:table-cell>
          <table:table-cell office:value-type="float" office:value="604.15">
            <text:p>604.15</text:p>
          </table:table-cell>
          <table:table-cell office:value-type="float" office:value="624.9">
            <text:p>624.9</text:p>
          </table:table-cell>
          <table:table-cell office:value-type="float" office:value="578.02">
            <text:p>578.02</text:p>
          </table:table-cell>
          <table:table-cell office:value-type="float" office:value="608.46">
            <text:p>608.46</text:p>
          </table:table-cell>
          <table:table-cell office:value-type="float" office:value="602.76">
            <text:p>602.76</text:p>
          </table:table-cell>
          <table:table-cell office:value-type="float" office:value="615.36">
            <text:p>615.36</text:p>
          </table:table-cell>
          <table:table-cell office:value-type="float" office:value="613.61">
            <text:p>613.61</text:p>
          </table:table-cell>
          <table:table-cell office:value-type="float" office:value="629.46">
            <text:p>629.46</text:p>
          </table:table-cell>
          <table:table-cell office:value-type="float" office:value="603.48">
            <text:p>603.48</text:p>
          </table:table-cell>
          <table:table-cell office:value-type="float" office:value="574.14">
            <text:p>574.14</text:p>
          </table:table-cell>
          <table:table-cell office:value-type="float" office:value="556.5">
            <text:p>556.5</text:p>
          </table:table-cell>
          <table:table-cell office:value-type="float" office:value="593.5">
            <text:p>593.5</text:p>
          </table:table-cell>
          <table:table-cell office:value-type="float" office:value="555.75">
            <text:p>555.75</text:p>
          </table:table-cell>
          <table:table-cell office:value-type="float" office:value="584.43">
            <text:p>584.43</text:p>
          </table:table-cell>
          <table:table-cell office:value-type="float" office:value="574.52">
            <text:p>574.52</text:p>
          </table:table-cell>
          <table:table-cell office:value-type="float" office:value="571.65">
            <text:p>571.65</text:p>
          </table:table-cell>
          <table:table-cell office:value-type="float" office:value="572.69">
            <text:p>572.69</text:p>
          </table:table-cell>
          <table:table-cell office:value-type="float" office:value="563.14">
            <text:p>563.14</text:p>
          </table:table-cell>
          <table:table-cell office:value-type="float" office:value="546.54">
            <text:p>546.54</text:p>
          </table:table-cell>
          <table:table-cell office:value-type="float" office:value="561.42">
            <text:p>561.42</text:p>
          </table:table-cell>
          <table:table-cell office:value-type="float" office:value="545.5">
            <text:p>545.5</text:p>
          </table:table-cell>
          <table:table-cell office:value-type="float" office:value="525.21">
            <text:p>525.21</text:p>
          </table:table-cell>
          <table:table-cell table:number-columns-repeated="2"/>
          <table:table-cell office:value-type="float" office:value="546.1">
            <text:p>546.1</text:p>
          </table:table-cell>
          <table:table-cell office:value-type="float" office:value="541.16">
            <text:p>541.16</text:p>
          </table:table-cell>
          <table:table-cell office:value-type="float" office:value="555.22">
            <text:p>555.22</text:p>
          </table:table-cell>
          <table:table-cell office:value-type="float" office:value="550.01">
            <text:p>550.01</text:p>
          </table:table-cell>
          <table:table-cell office:value-type="float" office:value="545.48">
            <text:p>545.48</text:p>
          </table:table-cell>
          <table:table-cell office:value-type="float" office:value="554.07">
            <text:p>554.07</text:p>
          </table:table-cell>
          <table:table-cell/>
          <table:table-cell office:value-type="float" office:value="541.84">
            <text:p>541.84</text:p>
          </table:table-cell>
          <table:table-cell office:value-type="float" office:value="513.59">
            <text:p>513.59</text:p>
          </table:table-cell>
          <table:table-cell/>
          <table:table-cell office:value-type="float" office:value="520.3">
            <text:p>520.3</text:p>
          </table:table-cell>
          <table:table-cell office:value-type="float" office:value="518.97">
            <text:p>518.97</text:p>
          </table:table-cell>
          <table:table-cell/>
          <table:table-cell office:value-type="float" office:value="523.58">
            <text:p>523.58</text:p>
          </table:table-cell>
          <table:table-cell table:number-columns-repeated="974"/>
        </table:table-row>
        <table:table-row table:style-name="ro1">
          <table:table-cell office:value-type="string">
            <text:p>Slovak Republic</text:p>
          </table:table-cell>
          <table:table-cell office:value-type="float" office:value="481.64">
            <text:p>481.64</text:p>
          </table:table-cell>
          <table:table-cell office:value-type="float" office:value="547.96">
            <text:p>547.96</text:p>
          </table:table-cell>
          <table:table-cell office:value-type="float" office:value="552.53">
            <text:p>552.53</text:p>
          </table:table-cell>
          <table:table-cell office:value-type="float" office:value="525.16">
            <text:p>525.16</text:p>
          </table:table-cell>
          <table:table-cell office:value-type="float" office:value="515.57">
            <text:p>515.57</text:p>
          </table:table-cell>
          <table:table-cell office:value-type="float" office:value="487.88">
            <text:p>487.88</text:p>
          </table:table-cell>
          <table:table-cell office:value-type="float" office:value="463.63">
            <text:p>463.63</text:p>
          </table:table-cell>
          <table:table-cell office:value-type="float" office:value="471.64">
            <text:p>471.64</text:p>
          </table:table-cell>
          <table:table-cell office:value-type="float" office:value="478.56">
            <text:p>478.56</text:p>
          </table:table-cell>
          <table:table-cell office:value-type="float" office:value="440.92">
            <text:p>440.92</text:p>
          </table:table-cell>
          <table:table-cell office:value-type="float" office:value="545.5">
            <text:p>545.5</text:p>
          </table:table-cell>
          <table:table-cell office:value-type="float" office:value="546.82">
            <text:p>546.82</text:p>
          </table:table-cell>
          <table:table-cell office:value-type="float" office:value="549.81">
            <text:p>549.81</text:p>
          </table:table-cell>
          <table:table-cell office:value-type="float" office:value="545.01">
            <text:p>545.01</text:p>
          </table:table-cell>
          <table:table-cell office:value-type="float" office:value="560.34">
            <text:p>560.34</text:p>
          </table:table-cell>
          <table:table-cell office:value-type="float" office:value="537.91">
            <text:p>537.91</text:p>
          </table:table-cell>
          <table:table-cell office:value-type="float" office:value="555.97">
            <text:p>555.97</text:p>
          </table:table-cell>
          <table:table-cell office:value-type="float" office:value="562.64">
            <text:p>562.64</text:p>
          </table:table-cell>
          <table:table-cell office:value-type="float" office:value="590.78">
            <text:p>590.78</text:p>
          </table:table-cell>
          <table:table-cell office:value-type="float" office:value="553.61">
            <text:p>553.61</text:p>
          </table:table-cell>
          <table:table-cell office:value-type="float" office:value="519.74">
            <text:p>519.74</text:p>
          </table:table-cell>
          <table:table-cell office:value-type="float" office:value="519.31">
            <text:p>519.31</text:p>
          </table:table-cell>
          <table:table-cell office:value-type="float" office:value="528.05">
            <text:p>528.05</text:p>
          </table:table-cell>
          <table:table-cell office:value-type="float" office:value="507.75">
            <text:p>507.75</text:p>
          </table:table-cell>
          <table:table-cell/>
          <table:table-cell office:value-type="float" office:value="521.45">
            <text:p>521.45</text:p>
          </table:table-cell>
          <table:table-cell office:value-type="float" office:value="525.21">
            <text:p>525.21</text:p>
          </table:table-cell>
          <table:table-cell office:value-type="float" office:value="500.43">
            <text:p>500.43</text:p>
          </table:table-cell>
          <table:table-cell office:value-type="float" office:value="491.47">
            <text:p>491.47</text:p>
          </table:table-cell>
          <table:table-cell office:value-type="float" office:value="472.09">
            <text:p>472.09</text:p>
          </table:table-cell>
          <table:table-cell office:value-type="float" office:value="495.42">
            <text:p>495.42</text:p>
          </table:table-cell>
          <table:table-cell office:value-type="float" office:value="479.64">
            <text:p>479.64</text:p>
          </table:table-cell>
          <table:table-cell office:value-type="float" office:value="494.13">
            <text:p>494.13</text:p>
          </table:table-cell>
          <table:table-cell office:value-type="float" office:value="480.28">
            <text:p>480.28</text:p>
          </table:table-cell>
          <table:table-cell office:value-type="float" office:value="448.27">
            <text:p>448.27</text:p>
          </table:table-cell>
          <table:table-cell office:value-type="float" office:value="453.48">
            <text:p>453.48</text:p>
          </table:table-cell>
          <table:table-cell office:value-type="float" office:value="476.21">
            <text:p>476.21</text:p>
          </table:table-cell>
          <table:table-cell office:value-type="float" office:value="505.77">
            <text:p>505.77</text:p>
          </table:table-cell>
          <table:table-cell office:value-type="float" office:value="512.04">
            <text:p>512.04</text:p>
          </table:table-cell>
          <table:table-cell office:value-type="float" office:value="464.78">
            <text:p>464.78</text:p>
          </table:table-cell>
          <table:table-cell office:value-type="float" office:value="483.5">
            <text:p>483.5</text:p>
          </table:table-cell>
          <table:table-cell office:value-type="float" office:value="478.57">
            <text:p>478.57</text:p>
          </table:table-cell>
          <table:table-cell office:value-type="float" office:value="477.06">
            <text:p>477.06</text:p>
          </table:table-cell>
          <table:table-cell office:value-type="float" office:value="451.1">
            <text:p>451.1</text:p>
          </table:table-cell>
          <table:table-cell office:value-type="float" office:value="455.22">
            <text:p>455.22</text:p>
          </table:table-cell>
          <table:table-cell office:value-type="float" office:value="466.03">
            <text:p>466.03</text:p>
          </table:table-cell>
          <table:table-cell office:value-type="float" office:value="420.65">
            <text:p>420.65</text:p>
          </table:table-cell>
          <table:table-cell/>
          <table:table-cell office:value-type="float" office:value="388.33">
            <text:p>388.33</text:p>
          </table:table-cell>
          <table:table-cell table:number-columns-repeated="974"/>
        </table:table-row>
        <table:table-row table:style-name="ro1">
          <table:table-cell office:value-type="string">
            <text:p>Slovenia</text:p>
          </table:table-cell>
          <table:table-cell office:value-type="float" office:value="501.13">
            <text:p>501.13</text:p>
          </table:table-cell>
          <table:table-cell office:value-type="float" office:value="525.57">
            <text:p>525.57</text:p>
          </table:table-cell>
          <table:table-cell office:value-type="float" office:value="552.63">
            <text:p>552.63</text:p>
          </table:table-cell>
          <table:table-cell office:value-type="float" office:value="513.47">
            <text:p>513.47</text:p>
          </table:table-cell>
          <table:table-cell office:value-type="float" office:value="525.57">
            <text:p>525.57</text:p>
          </table:table-cell>
          <table:table-cell office:value-type="float" office:value="486.45">
            <text:p>486.45</text:p>
          </table:table-cell>
          <table:table-cell office:value-type="float" office:value="491.67">
            <text:p>491.67</text:p>
          </table:table-cell>
          <table:table-cell office:value-type="float" office:value="479.55">
            <text:p>479.55</text:p>
          </table:table-cell>
          <table:table-cell office:value-type="float" office:value="469.98">
            <text:p>469.98</text:p>
          </table:table-cell>
          <table:table-cell office:value-type="float" office:value="466.57">
            <text:p>466.57</text:p>
          </table:table-cell>
          <table:table-cell office:value-type="float" office:value="526.23">
            <text:p>526.23</text:p>
          </table:table-cell>
          <table:table-cell office:value-type="float" office:value="553.66">
            <text:p>553.66</text:p>
          </table:table-cell>
          <table:table-cell office:value-type="float" office:value="523.37">
            <text:p>523.37</text:p>
          </table:table-cell>
          <table:table-cell office:value-type="float" office:value="512.78">
            <text:p>512.78</text:p>
          </table:table-cell>
          <table:table-cell office:value-type="float" office:value="559.85">
            <text:p>559.85</text:p>
          </table:table-cell>
          <table:table-cell office:value-type="float" office:value="567.2">
            <text:p>567.2</text:p>
          </table:table-cell>
          <table:table-cell office:value-type="float" office:value="547.66">
            <text:p>547.66</text:p>
          </table:table-cell>
          <table:table-cell office:value-type="float" office:value="578.75">
            <text:p>578.75</text:p>
          </table:table-cell>
          <table:table-cell office:value-type="float" office:value="573.84">
            <text:p>573.84</text:p>
          </table:table-cell>
          <table:table-cell office:value-type="float" office:value="553.19">
            <text:p>553.19</text:p>
          </table:table-cell>
          <table:table-cell office:value-type="float" office:value="509.91">
            <text:p>509.91</text:p>
          </table:table-cell>
          <table:table-cell office:value-type="float" office:value="499.48">
            <text:p>499.48</text:p>
          </table:table-cell>
          <table:table-cell office:value-type="float" office:value="525.12">
            <text:p>525.12</text:p>
          </table:table-cell>
          <table:table-cell office:value-type="float" office:value="507.23">
            <text:p>507.23</text:p>
          </table:table-cell>
          <table:table-cell office:value-type="float" office:value="551.52">
            <text:p>551.52</text:p>
          </table:table-cell>
          <table:table-cell office:value-type="float" office:value="513.79">
            <text:p>513.79</text:p>
          </table:table-cell>
          <table:table-cell office:value-type="float" office:value="528.84">
            <text:p>528.84</text:p>
          </table:table-cell>
          <table:table-cell office:value-type="float" office:value="531.14">
            <text:p>531.14</text:p>
          </table:table-cell>
          <table:table-cell office:value-type="float" office:value="508.31">
            <text:p>508.31</text:p>
          </table:table-cell>
          <table:table-cell office:value-type="float" office:value="484.36">
            <text:p>484.36</text:p>
          </table:table-cell>
          <table:table-cell office:value-type="float" office:value="493.64">
            <text:p>493.64</text:p>
          </table:table-cell>
          <table:table-cell office:value-type="float" office:value="471.41">
            <text:p>471.41</text:p>
          </table:table-cell>
          <table:table-cell office:value-type="float" office:value="465.19">
            <text:p>465.19</text:p>
          </table:table-cell>
          <table:table-cell office:value-type="float" office:value="496.07">
            <text:p>496.07</text:p>
          </table:table-cell>
          <table:table-cell office:value-type="float" office:value="469.01">
            <text:p>469.01</text:p>
          </table:table-cell>
          <table:table-cell office:value-type="float" office:value="464.46">
            <text:p>464.46</text:p>
          </table:table-cell>
          <table:table-cell office:value-type="float" office:value="486.35">
            <text:p>486.35</text:p>
          </table:table-cell>
          <table:table-cell office:value-type="float" office:value="465.53">
            <text:p>465.53</text:p>
          </table:table-cell>
          <table:table-cell office:value-type="float" office:value="500.48">
            <text:p>500.48</text:p>
          </table:table-cell>
          <table:table-cell office:value-type="float" office:value="479.46">
            <text:p>479.46</text:p>
          </table:table-cell>
          <table:table-cell office:value-type="float" office:value="473.64">
            <text:p>473.64</text:p>
          </table:table-cell>
          <table:table-cell office:value-type="float" office:value="493.83">
            <text:p>493.83</text:p>
          </table:table-cell>
          <table:table-cell office:value-type="float" office:value="467.15">
            <text:p>467.15</text:p>
          </table:table-cell>
          <table:table-cell office:value-type="float" office:value="452.42">
            <text:p>452.42</text:p>
          </table:table-cell>
          <table:table-cell/>
          <table:table-cell office:value-type="float" office:value="476.25">
            <text:p>476.25</text:p>
          </table:table-cell>
          <table:table-cell office:value-type="float" office:value="451.61">
            <text:p>451.61</text:p>
          </table:table-cell>
          <table:table-cell table:number-columns-repeated="976"/>
        </table:table-row>
        <table:table-row table:style-name="ro1">
          <table:table-cell office:value-type="string">
            <text:p>Spain</text:p>
          </table:table-cell>
          <table:table-cell office:value-type="float" office:value="484.32">
            <text:p>484.32</text:p>
          </table:table-cell>
          <table:table-cell office:value-type="float" office:value="514.14">
            <text:p>514.14</text:p>
          </table:table-cell>
          <table:table-cell office:value-type="float" office:value="527.3">
            <text:p>527.3</text:p>
          </table:table-cell>
          <table:table-cell office:value-type="float" office:value="510.24">
            <text:p>510.24</text:p>
          </table:table-cell>
          <table:table-cell office:value-type="float" office:value="509.99">
            <text:p>509.99</text:p>
          </table:table-cell>
          <table:table-cell office:value-type="float" office:value="474.44">
            <text:p>474.44</text:p>
          </table:table-cell>
          <table:table-cell office:value-type="float" office:value="468.37">
            <text:p>468.37</text:p>
          </table:table-cell>
          <table:table-cell office:value-type="float" office:value="465.49">
            <text:p>465.49</text:p>
          </table:table-cell>
          <table:table-cell office:value-type="float" office:value="474.69">
            <text:p>474.69</text:p>
          </table:table-cell>
          <table:table-cell office:value-type="float" office:value="457.26">
            <text:p>457.26</text:p>
          </table:table-cell>
          <table:table-cell office:value-type="float" office:value="502.46">
            <text:p>502.46</text:p>
          </table:table-cell>
          <table:table-cell office:value-type="float" office:value="520.05">
            <text:p>520.05</text:p>
          </table:table-cell>
          <table:table-cell office:value-type="float" office:value="526.34">
            <text:p>526.34</text:p>
          </table:table-cell>
          <table:table-cell office:value-type="float" office:value="508.55">
            <text:p>508.55</text:p>
          </table:table-cell>
          <table:table-cell office:value-type="float" office:value="520.47">
            <text:p>520.47</text:p>
          </table:table-cell>
          <table:table-cell office:value-type="float" office:value="530">
            <text:p>530</text:p>
          </table:table-cell>
          <table:table-cell office:value-type="float" office:value="532.85">
            <text:p>532.85</text:p>
          </table:table-cell>
          <table:table-cell office:value-type="float" office:value="522.92">
            <text:p>522.92</text:p>
          </table:table-cell>
          <table:table-cell office:value-type="float" office:value="547.97">
            <text:p>547.97</text:p>
          </table:table-cell>
          <table:table-cell office:value-type="float" office:value="529.19">
            <text:p>529.19</text:p>
          </table:table-cell>
          <table:table-cell office:value-type="float" office:value="501.68">
            <text:p>501.68</text:p>
          </table:table-cell>
          <table:table-cell office:value-type="float" office:value="508.76">
            <text:p>508.76</text:p>
          </table:table-cell>
          <table:table-cell office:value-type="float" office:value="516.02">
            <text:p>516.02</text:p>
          </table:table-cell>
          <table:table-cell office:value-type="float" office:value="506.28">
            <text:p>506.28</text:p>
          </table:table-cell>
          <table:table-cell office:value-type="float" office:value="528.39">
            <text:p>528.39</text:p>
          </table:table-cell>
          <table:table-cell office:value-type="float" office:value="513.44">
            <text:p>513.44</text:p>
          </table:table-cell>
          <table:table-cell office:value-type="float" office:value="504.6">
            <text:p>504.6</text:p>
          </table:table-cell>
          <table:table-cell office:value-type="float" office:value="508.55">
            <text:p>508.55</text:p>
          </table:table-cell>
          <table:table-cell office:value-type="float" office:value="509.25">
            <text:p>509.25</text:p>
          </table:table-cell>
          <table:table-cell office:value-type="float" office:value="462.13">
            <text:p>462.13</text:p>
          </table:table-cell>
          <table:table-cell office:value-type="float" office:value="488.56">
            <text:p>488.56</text:p>
          </table:table-cell>
          <table:table-cell office:value-type="float" office:value="472.04">
            <text:p>472.04</text:p>
          </table:table-cell>
          <table:table-cell office:value-type="float" office:value="482.91">
            <text:p>482.91</text:p>
          </table:table-cell>
          <table:table-cell office:value-type="float" office:value="469.24">
            <text:p>469.24</text:p>
          </table:table-cell>
          <table:table-cell office:value-type="float" office:value="460.48">
            <text:p>460.48</text:p>
          </table:table-cell>
          <table:table-cell office:value-type="float" office:value="452.92">
            <text:p>452.92</text:p>
          </table:table-cell>
          <table:table-cell office:value-type="float" office:value="481.08">
            <text:p>481.08</text:p>
          </table:table-cell>
          <table:table-cell office:value-type="float" office:value="465.06">
            <text:p>465.06</text:p>
          </table:table-cell>
          <table:table-cell office:value-type="float" office:value="484.37">
            <text:p>484.37</text:p>
          </table:table-cell>
          <table:table-cell office:value-type="float" office:value="468.66">
            <text:p>468.66</text:p>
          </table:table-cell>
          <table:table-cell office:value-type="float" office:value="474.39">
            <text:p>474.39</text:p>
          </table:table-cell>
          <table:table-cell office:value-type="float" office:value="463.48">
            <text:p>463.48</text:p>
          </table:table-cell>
          <table:table-cell office:value-type="float" office:value="475.26">
            <text:p>475.26</text:p>
          </table:table-cell>
          <table:table-cell office:value-type="float" office:value="451.19">
            <text:p>451.19</text:p>
          </table:table-cell>
          <table:table-cell office:value-type="float" office:value="451.1">
            <text:p>451.1</text:p>
          </table:table-cell>
          <table:table-cell office:value-type="float" office:value="470.06">
            <text:p>470.06</text:p>
          </table:table-cell>
          <table:table-cell office:value-type="float" office:value="450.49">
            <text:p>450.49</text:p>
          </table:table-cell>
          <table:table-cell office:value-type="float" office:value="441.63">
            <text:p>441.63</text:p>
          </table:table-cell>
          <table:table-cell office:value-type="float" office:value="461.65">
            <text:p>461.65</text:p>
          </table:table-cell>
          <table:table-cell table:number-columns-repeated="974"/>
        </table:table-row>
        <table:table-row table:style-name="ro1">
          <table:table-cell office:value-type="string">
            <text:p>Sweden</text:p>
          </table:table-cell>
          <table:table-cell office:value-type="float" office:value="478.26">
            <text:p>478.26</text:p>
          </table:table-cell>
          <table:table-cell office:value-type="float" office:value="509.3">
            <text:p>509.3</text:p>
          </table:table-cell>
          <table:table-cell office:value-type="float" office:value="504.08">
            <text:p>504.08</text:p>
          </table:table-cell>
          <table:table-cell office:value-type="float" office:value="503.29">
            <text:p>503.29</text:p>
          </table:table-cell>
          <table:table-cell office:value-type="float" office:value="488.89">
            <text:p>488.89</text:p>
          </table:table-cell>
          <table:table-cell office:value-type="float" office:value="465.15">
            <text:p>465.15</text:p>
          </table:table-cell>
          <table:table-cell office:value-type="float" office:value="479.28">
            <text:p>479.28</text:p>
          </table:table-cell>
          <table:table-cell office:value-type="float" office:value="470.66">
            <text:p>470.66</text:p>
          </table:table-cell>
          <table:table-cell office:value-type="float" office:value="451.93">
            <text:p>451.93</text:p>
          </table:table-cell>
          <table:table-cell office:value-type="float" office:value="440.96">
            <text:p>440.96</text:p>
          </table:table-cell>
          <table:table-cell office:value-type="float" office:value="518.35">
            <text:p>518.35</text:p>
          </table:table-cell>
          <table:table-cell office:value-type="float" office:value="520.93">
            <text:p>520.93</text:p>
          </table:table-cell>
          <table:table-cell office:value-type="float" office:value="511.04">
            <text:p>511.04</text:p>
          </table:table-cell>
          <table:table-cell office:value-type="float" office:value="470.54">
            <text:p>470.54</text:p>
          </table:table-cell>
          <table:table-cell office:value-type="float" office:value="535.08">
            <text:p>535.08</text:p>
          </table:table-cell>
          <table:table-cell office:value-type="float" office:value="498.87">
            <text:p>498.87</text:p>
          </table:table-cell>
          <table:table-cell office:value-type="float" office:value="496.35">
            <text:p>496.35</text:p>
          </table:table-cell>
          <table:table-cell office:value-type="float" office:value="527.06">
            <text:p>527.06</text:p>
          </table:table-cell>
          <table:table-cell office:value-type="float" office:value="511.63">
            <text:p>511.63</text:p>
          </table:table-cell>
          <table:table-cell office:value-type="float" office:value="511.03">
            <text:p>511.03</text:p>
          </table:table-cell>
          <table:table-cell office:value-type="float" office:value="509.24">
            <text:p>509.24</text:p>
          </table:table-cell>
          <table:table-cell office:value-type="float" office:value="500.32">
            <text:p>500.32</text:p>
          </table:table-cell>
          <table:table-cell office:value-type="float" office:value="502.42">
            <text:p>502.42</text:p>
          </table:table-cell>
          <table:table-cell office:value-type="float" office:value="482">
            <text:p>482</text:p>
          </table:table-cell>
          <table:table-cell office:value-type="float" office:value="527.91">
            <text:p>527.91</text:p>
          </table:table-cell>
          <table:table-cell office:value-type="float" office:value="482.64">
            <text:p>482.64</text:p>
          </table:table-cell>
          <table:table-cell office:value-type="float" office:value="488.03">
            <text:p>488.03</text:p>
          </table:table-cell>
          <table:table-cell office:value-type="float" office:value="501.41">
            <text:p>501.41</text:p>
          </table:table-cell>
          <table:table-cell office:value-type="float" office:value="474.49">
            <text:p>474.49</text:p>
          </table:table-cell>
          <table:table-cell office:value-type="float" office:value="460.67">
            <text:p>460.67</text:p>
          </table:table-cell>
          <table:table-cell office:value-type="float" office:value="471.98">
            <text:p>471.98</text:p>
          </table:table-cell>
          <table:table-cell office:value-type="float" office:value="458.97">
            <text:p>458.97</text:p>
          </table:table-cell>
          <table:table-cell office:value-type="float" office:value="486.25">
            <text:p>486.25</text:p>
          </table:table-cell>
          <table:table-cell office:value-type="float" office:value="480.6">
            <text:p>480.6</text:p>
          </table:table-cell>
          <table:table-cell/>
          <table:table-cell office:value-type="float" office:value="467.25">
            <text:p>467.25</text:p>
          </table:table-cell>
          <table:table-cell office:value-type="float" office:value="462.8">
            <text:p>462.8</text:p>
          </table:table-cell>
          <table:table-cell office:value-type="float" office:value="503.7">
            <text:p>503.7</text:p>
          </table:table-cell>
          <table:table-cell office:value-type="float" office:value="488.94">
            <text:p>488.94</text:p>
          </table:table-cell>
          <table:table-cell office:value-type="float" office:value="470.58">
            <text:p>470.58</text:p>
          </table:table-cell>
          <table:table-cell office:value-type="float" office:value="446.08">
            <text:p>446.08</text:p>
          </table:table-cell>
          <table:table-cell office:value-type="float" office:value="463.32">
            <text:p>463.32</text:p>
          </table:table-cell>
          <table:table-cell office:value-type="float" office:value="450.92">
            <text:p>450.92</text:p>
          </table:table-cell>
          <table:table-cell office:value-type="float" office:value="443.19">
            <text:p>443.19</text:p>
          </table:table-cell>
          <table:table-cell/>
          <table:table-cell office:value-type="float" office:value="467.94">
            <text:p>467.94</text:p>
          </table:table-cell>
          <table:table-cell office:value-type="float" office:value="425.18">
            <text:p>425.18</text:p>
          </table:table-cell>
          <table:table-cell table:number-columns-repeated="976"/>
        </table:table-row>
        <table:table-row table:style-name="ro1">
          <table:table-cell office:value-type="string">
            <text:p>Switzerland</text:p>
          </table:table-cell>
          <table:table-cell office:value-type="float" office:value="530.93">
            <text:p>530.93</text:p>
          </table:table-cell>
          <table:table-cell office:value-type="float" office:value="542.85">
            <text:p>542.85</text:p>
          </table:table-cell>
          <table:table-cell office:value-type="float" office:value="566.73">
            <text:p>566.73</text:p>
          </table:table-cell>
          <table:table-cell office:value-type="float" office:value="549.9">
            <text:p>549.9</text:p>
          </table:table-cell>
          <table:table-cell office:value-type="float" office:value="538.37">
            <text:p>538.37</text:p>
          </table:table-cell>
          <table:table-cell office:value-type="float" office:value="513.03">
            <text:p>513.03</text:p>
          </table:table-cell>
          <table:table-cell office:value-type="float" office:value="535.78">
            <text:p>535.78</text:p>
          </table:table-cell>
          <table:table-cell office:value-type="float" office:value="509.46">
            <text:p>509.46</text:p>
          </table:table-cell>
          <table:table-cell office:value-type="float" office:value="494.04">
            <text:p>494.04</text:p>
          </table:table-cell>
          <table:table-cell office:value-type="float" office:value="486.49">
            <text:p>486.49</text:p>
          </table:table-cell>
          <table:table-cell office:value-type="float" office:value="543.21">
            <text:p>543.21</text:p>
          </table:table-cell>
          <table:table-cell office:value-type="float" office:value="552.97">
            <text:p>552.97</text:p>
          </table:table-cell>
          <table:table-cell office:value-type="float" office:value="543.14">
            <text:p>543.14</text:p>
          </table:table-cell>
          <table:table-cell office:value-type="float" office:value="514">
            <text:p>514</text:p>
          </table:table-cell>
          <table:table-cell office:value-type="float" office:value="571.88">
            <text:p>571.88</text:p>
          </table:table-cell>
          <table:table-cell office:value-type="float" office:value="579.41">
            <text:p>579.41</text:p>
          </table:table-cell>
          <table:table-cell office:value-type="float" office:value="575.54">
            <text:p>575.54</text:p>
          </table:table-cell>
          <table:table-cell office:value-type="float" office:value="547.76">
            <text:p>547.76</text:p>
          </table:table-cell>
          <table:table-cell office:value-type="float" office:value="569.1">
            <text:p>569.1</text:p>
          </table:table-cell>
          <table:table-cell office:value-type="float" office:value="574.23">
            <text:p>574.23</text:p>
          </table:table-cell>
          <table:table-cell office:value-type="float" office:value="545.81">
            <text:p>545.81</text:p>
          </table:table-cell>
          <table:table-cell office:value-type="float" office:value="554.01">
            <text:p>554.01</text:p>
          </table:table-cell>
          <table:table-cell office:value-type="float" office:value="553.46">
            <text:p>553.46</text:p>
          </table:table-cell>
          <table:table-cell office:value-type="float" office:value="535.54">
            <text:p>535.54</text:p>
          </table:table-cell>
          <table:table-cell office:value-type="float" office:value="533.71">
            <text:p>533.71</text:p>
          </table:table-cell>
          <table:table-cell office:value-type="float" office:value="542.53">
            <text:p>542.53</text:p>
          </table:table-cell>
          <table:table-cell office:value-type="float" office:value="530.94">
            <text:p>530.94</text:p>
          </table:table-cell>
          <table:table-cell office:value-type="float" office:value="529.38">
            <text:p>529.38</text:p>
          </table:table-cell>
          <table:table-cell office:value-type="float" office:value="529.6">
            <text:p>529.6</text:p>
          </table:table-cell>
          <table:table-cell office:value-type="float" office:value="507.79">
            <text:p>507.79</text:p>
          </table:table-cell>
          <table:table-cell office:value-type="float" office:value="517.27">
            <text:p>517.27</text:p>
          </table:table-cell>
          <table:table-cell office:value-type="float" office:value="517.89">
            <text:p>517.89</text:p>
          </table:table-cell>
          <table:table-cell office:value-type="float" office:value="512.24">
            <text:p>512.24</text:p>
          </table:table-cell>
          <table:table-cell office:value-type="float" office:value="535.8">
            <text:p>535.8</text:p>
          </table:table-cell>
          <table:table-cell/>
          <table:table-cell office:value-type="float" office:value="494">
            <text:p>494</text:p>
          </table:table-cell>
          <table:table-cell office:value-type="float" office:value="514.64">
            <text:p>514.64</text:p>
          </table:table-cell>
          <table:table-cell office:value-type="float" office:value="513.43">
            <text:p>513.43</text:p>
          </table:table-cell>
          <table:table-cell office:value-type="float" office:value="531.3">
            <text:p>531.3</text:p>
          </table:table-cell>
          <table:table-cell office:value-type="float" office:value="513.4">
            <text:p>513.4</text:p>
          </table:table-cell>
          <table:table-cell office:value-type="float" office:value="483.4">
            <text:p>483.4</text:p>
          </table:table-cell>
          <table:table-cell office:value-type="float" office:value="490.99">
            <text:p>490.99</text:p>
          </table:table-cell>
          <table:table-cell office:value-type="float" office:value="500.06">
            <text:p>500.06</text:p>
          </table:table-cell>
          <table:table-cell office:value-type="float" office:value="469.64">
            <text:p>469.64</text:p>
          </table:table-cell>
          <table:table-cell/>
          <table:table-cell office:value-type="float" office:value="467.07">
            <text:p>467.07</text:p>
          </table:table-cell>
          <table:table-cell table:number-columns-repeated="2"/>
          <table:table-cell office:value-type="float" office:value="517.57">
            <text:p>517.57</text:p>
          </table:table-cell>
          <table:table-cell table:number-columns-repeated="974"/>
        </table:table-row>
        <table:table-row table:style-name="ro1">
          <table:table-cell office:value-type="string">
            <text:p>Thailand</text:p>
          </table:table-cell>
          <table:table-cell office:value-type="float" office:value="426.74">
            <text:p>426.74</text:p>
          </table:table-cell>
          <table:table-cell office:value-type="float" office:value="458.45">
            <text:p>458.45</text:p>
          </table:table-cell>
          <table:table-cell office:value-type="float" office:value="485.45">
            <text:p>485.45</text:p>
          </table:table-cell>
          <table:table-cell office:value-type="float" office:value="468.08">
            <text:p>468.08</text:p>
          </table:table-cell>
          <table:table-cell office:value-type="float" office:value="458.41">
            <text:p>458.41</text:p>
          </table:table-cell>
          <table:table-cell office:value-type="float" office:value="437.93">
            <text:p>437.93</text:p>
          </table:table-cell>
          <table:table-cell office:value-type="float" office:value="418.03">
            <text:p>418.03</text:p>
          </table:table-cell>
          <table:table-cell office:value-type="float" office:value="429.62">
            <text:p>429.62</text:p>
          </table:table-cell>
          <table:table-cell office:value-type="float" office:value="429.58">
            <text:p>429.58</text:p>
          </table:table-cell>
          <table:table-cell office:value-type="float" office:value="412.39">
            <text:p>412.39</text:p>
          </table:table-cell>
          <table:table-cell office:value-type="float" office:value="455.47">
            <text:p>455.47</text:p>
          </table:table-cell>
          <table:table-cell office:value-type="float" office:value="459.57">
            <text:p>459.57</text:p>
          </table:table-cell>
          <table:table-cell office:value-type="float" office:value="457.14">
            <text:p>457.14</text:p>
          </table:table-cell>
          <table:table-cell office:value-type="float" office:value="473.38">
            <text:p>473.38</text:p>
          </table:table-cell>
          <table:table-cell office:value-type="float" office:value="482.29">
            <text:p>482.29</text:p>
          </table:table-cell>
          <table:table-cell office:value-type="float" office:value="518.86">
            <text:p>518.86</text:p>
          </table:table-cell>
          <table:table-cell office:value-type="float" office:value="476.82">
            <text:p>476.82</text:p>
          </table:table-cell>
          <table:table-cell office:value-type="float" office:value="485.67">
            <text:p>485.67</text:p>
          </table:table-cell>
          <table:table-cell/>
          <table:table-cell office:value-type="float" office:value="483.13">
            <text:p>483.13</text:p>
          </table:table-cell>
          <table:table-cell office:value-type="float" office:value="450.6">
            <text:p>450.6</text:p>
          </table:table-cell>
          <table:table-cell office:value-type="float" office:value="458.1">
            <text:p>458.1</text:p>
          </table:table-cell>
          <table:table-cell office:value-type="float" office:value="481.7">
            <text:p>481.7</text:p>
          </table:table-cell>
          <table:table-cell table:number-columns-repeated="2"/>
          <table:table-cell office:value-type="float" office:value="452.5">
            <text:p>452.5</text:p>
          </table:table-cell>
          <table:table-cell office:value-type="float" office:value="471.14">
            <text:p>471.14</text:p>
          </table:table-cell>
          <table:table-cell office:value-type="float" office:value="452.95">
            <text:p>452.95</text:p>
          </table:table-cell>
          <table:table-cell/>
          <table:table-cell office:value-type="float" office:value="425.2">
            <text:p>425.2</text:p>
          </table:table-cell>
          <table:table-cell office:value-type="float" office:value="441.39">
            <text:p>441.39</text:p>
          </table:table-cell>
          <table:table-cell office:value-type="float" office:value="430.9">
            <text:p>430.9</text:p>
          </table:table-cell>
          <table:table-cell office:value-type="float" office:value="450.82">
            <text:p>450.82</text:p>
          </table:table-cell>
          <table:table-cell office:value-type="float" office:value="417.97">
            <text:p>417.97</text:p>
          </table:table-cell>
          <table:table-cell office:value-type="float" office:value="415.88">
            <text:p>415.88</text:p>
          </table:table-cell>
          <table:table-cell office:value-type="float" office:value="422.26">
            <text:p>422.26</text:p>
          </table:table-cell>
          <table:table-cell office:value-type="float" office:value="428.43">
            <text:p>428.43</text:p>
          </table:table-cell>
          <table:table-cell office:value-type="float" office:value="441.58">
            <text:p>441.58</text:p>
          </table:table-cell>
          <table:table-cell office:value-type="float" office:value="438.74">
            <text:p>438.74</text:p>
          </table:table-cell>
          <table:table-cell office:value-type="float" office:value="427.77">
            <text:p>427.77</text:p>
          </table:table-cell>
          <table:table-cell office:value-type="float" office:value="432.38">
            <text:p>432.38</text:p>
          </table:table-cell>
          <table:table-cell/>
          <table:table-cell office:value-type="float" office:value="428.4">
            <text:p>428.4</text:p>
          </table:table-cell>
          <table:table-cell office:value-type="float" office:value="411.21">
            <text:p>411.21</text:p>
          </table:table-cell>
          <table:table-cell office:value-type="float" office:value="408.38">
            <text:p>408.38</text:p>
          </table:table-cell>
          <table:table-cell office:value-type="float" office:value="417.04">
            <text:p>417.04</text:p>
          </table:table-cell>
          <table:table-cell office:value-type="float" office:value="391.38">
            <text:p>391.38</text:p>
          </table:table-cell>
          <table:table-cell/>
          <table:table-cell office:value-type="float" office:value="403.73">
            <text:p>403.73</text:p>
          </table:table-cell>
          <table:table-cell table:number-columns-repeated="974"/>
        </table:table-row>
        <table:table-row table:style-name="ro1">
          <table:table-cell office:value-type="string">
            <text:p>Tunisia</text:p>
          </table:table-cell>
          <table:table-cell office:value-type="float" office:value="387.82">
            <text:p>387.82</text:p>
          </table:table-cell>
          <table:table-cell office:value-type="float" office:value="432.18">
            <text:p>432.18</text:p>
          </table:table-cell>
          <table:table-cell office:value-type="float" office:value="446.1">
            <text:p>446.1</text:p>
          </table:table-cell>
          <table:table-cell office:value-type="float" office:value="418.66">
            <text:p>418.66</text:p>
          </table:table-cell>
          <table:table-cell office:value-type="float" office:value="408.72">
            <text:p>408.72</text:p>
          </table:table-cell>
          <table:table-cell office:value-type="float" office:value="385.2">
            <text:p>385.2</text:p>
          </table:table-cell>
          <table:table-cell office:value-type="float" office:value="397.65">
            <text:p>397.65</text:p>
          </table:table-cell>
          <table:table-cell office:value-type="float" office:value="385.87">
            <text:p>385.87</text:p>
          </table:table-cell>
          <table:table-cell office:value-type="float" office:value="386.23">
            <text:p>386.23</text:p>
          </table:table-cell>
          <table:table-cell office:value-type="float" office:value="375.64">
            <text:p>375.64</text:p>
          </table:table-cell>
          <table:table-cell office:value-type="float" office:value="426.93">
            <text:p>426.93</text:p>
          </table:table-cell>
          <table:table-cell office:value-type="float" office:value="461.98">
            <text:p>461.98</text:p>
          </table:table-cell>
          <table:table-cell office:value-type="float" office:value="449.16">
            <text:p>449.16</text:p>
          </table:table-cell>
          <table:table-cell office:value-type="float" office:value="422.76">
            <text:p>422.76</text:p>
          </table:table-cell>
          <table:table-cell office:value-type="float" office:value="440.58">
            <text:p>440.58</text:p>
          </table:table-cell>
          <table:table-cell office:value-type="float" office:value="465.62">
            <text:p>465.62</text:p>
          </table:table-cell>
          <table:table-cell office:value-type="float" office:value="447.2">
            <text:p>447.2</text:p>
          </table:table-cell>
          <table:table-cell office:value-type="float" office:value="446.2">
            <text:p>446.2</text:p>
          </table:table-cell>
          <table:table-cell table:number-columns-repeated="2"/>
          <table:table-cell office:value-type="float" office:value="416.65">
            <text:p>416.65</text:p>
          </table:table-cell>
          <table:table-cell office:value-type="float" office:value="422.78">
            <text:p>422.78</text:p>
          </table:table-cell>
          <table:table-cell office:value-type="float" office:value="423.8">
            <text:p>423.8</text:p>
          </table:table-cell>
          <table:table-cell table:number-columns-repeated="2"/>
          <table:table-cell office:value-type="float" office:value="413.16">
            <text:p>413.16</text:p>
          </table:table-cell>
          <table:table-cell/>
          <table:table-cell office:value-type="float" office:value="427.67">
            <text:p>427.67</text:p>
          </table:table-cell>
          <table:table-cell office:value-type="float" office:value="383.55">
            <text:p>383.55</text:p>
          </table:table-cell>
          <table:table-cell office:value-type="float" office:value="378.37">
            <text:p>378.37</text:p>
          </table:table-cell>
          <table:table-cell office:value-type="float" office:value="392.45">
            <text:p>392.45</text:p>
          </table:table-cell>
          <table:table-cell/>
          <table:table-cell office:value-type="float" office:value="375.47">
            <text:p>375.47</text:p>
          </table:table-cell>
          <table:table-cell/>
          <table:table-cell office:value-type="float" office:value="395.69">
            <text:p>395.69</text:p>
          </table:table-cell>
          <table:table-cell office:value-type="float" office:value="374.82">
            <text:p>374.82</text:p>
          </table:table-cell>
          <table:table-cell table:number-columns-repeated="2" office:value-type="float" office:value="386.65">
            <text:p>386.65</text:p>
          </table:table-cell>
          <table:table-cell/>
          <table:table-cell office:value-type="float" office:value="388.8">
            <text:p>388.8</text:p>
          </table:table-cell>
          <table:table-cell table:number-columns-repeated="2"/>
          <table:table-cell office:value-type="float" office:value="385.6">
            <text:p>385.6</text:p>
          </table:table-cell>
          <table:table-cell office:value-type="float" office:value="361.64">
            <text:p>361.64</text:p>
          </table:table-cell>
          <table:table-cell office:value-type="float" office:value="370.09">
            <text:p>370.09</text:p>
          </table:table-cell>
          <table:table-cell office:value-type="float" office:value="367.05">
            <text:p>367.05</text:p>
          </table:table-cell>
          <table:table-cell office:value-type="float" office:value="333.37">
            <text:p>333.37</text:p>
          </table:table-cell>
          <table:table-cell/>
          <table:table-cell office:value-type="float" office:value="359.02">
            <text:p>359.02</text:p>
          </table:table-cell>
          <table:table-cell table:number-columns-repeated="974"/>
        </table:table-row>
        <table:table-row table:style-name="ro1">
          <table:table-cell office:value-type="string">
            <text:p>Turkey</text:p>
          </table:table-cell>
          <table:table-cell office:value-type="float" office:value="447.98">
            <text:p>447.98</text:p>
          </table:table-cell>
          <table:table-cell office:value-type="float" office:value="479.23">
            <text:p>479.23</text:p>
          </table:table-cell>
          <table:table-cell office:value-type="float" office:value="515.69">
            <text:p>515.69</text:p>
          </table:table-cell>
          <table:table-cell office:value-type="float" office:value="475.44">
            <text:p>475.44</text:p>
          </table:table-cell>
          <table:table-cell office:value-type="float" office:value="479.62">
            <text:p>479.62</text:p>
          </table:table-cell>
          <table:table-cell office:value-type="float" office:value="446.65">
            <text:p>446.65</text:p>
          </table:table-cell>
          <table:table-cell office:value-type="float" office:value="429.47">
            <text:p>429.47</text:p>
          </table:table-cell>
          <table:table-cell office:value-type="float" office:value="443.84">
            <text:p>443.84</text:p>
          </table:table-cell>
          <table:table-cell office:value-type="float" office:value="439.1">
            <text:p>439.1</text:p>
          </table:table-cell>
          <table:table-cell office:value-type="float" office:value="442.07">
            <text:p>442.07</text:p>
          </table:table-cell>
          <table:table-cell office:value-type="float" office:value="497.53">
            <text:p>497.53</text:p>
          </table:table-cell>
          <table:table-cell office:value-type="float" office:value="498.47">
            <text:p>498.47</text:p>
          </table:table-cell>
          <table:table-cell office:value-type="float" office:value="481.86">
            <text:p>481.86</text:p>
          </table:table-cell>
          <table:table-cell office:value-type="float" office:value="452.78">
            <text:p>452.78</text:p>
          </table:table-cell>
          <table:table-cell office:value-type="float" office:value="515.54">
            <text:p>515.54</text:p>
          </table:table-cell>
          <table:table-cell office:value-type="float" office:value="509.58">
            <text:p>509.58</text:p>
          </table:table-cell>
          <table:table-cell office:value-type="float" office:value="541.44">
            <text:p>541.44</text:p>
          </table:table-cell>
          <table:table-cell table:number-columns-repeated="2"/>
          <table:table-cell office:value-type="float" office:value="489.48">
            <text:p>489.48</text:p>
          </table:table-cell>
          <table:table-cell office:value-type="float" office:value="491.51">
            <text:p>491.51</text:p>
          </table:table-cell>
          <table:table-cell/>
          <table:table-cell office:value-type="float" office:value="457.9">
            <text:p>457.9</text:p>
          </table:table-cell>
          <table:table-cell office:value-type="float" office:value="457.4">
            <text:p>457.4</text:p>
          </table:table-cell>
          <table:table-cell/>
          <table:table-cell office:value-type="float" office:value="475.19">
            <text:p>475.19</text:p>
          </table:table-cell>
          <table:table-cell/>
          <table:table-cell office:value-type="float" office:value="479.9">
            <text:p>479.9</text:p>
          </table:table-cell>
          <table:table-cell/>
          <table:table-cell office:value-type="float" office:value="441.04">
            <text:p>441.04</text:p>
          </table:table-cell>
          <table:table-cell office:value-type="float" office:value="451.98">
            <text:p>451.98</text:p>
          </table:table-cell>
          <table:table-cell office:value-type="float" office:value="445.85">
            <text:p>445.85</text:p>
          </table:table-cell>
          <table:table-cell office:value-type="float" office:value="450.28">
            <text:p>450.28</text:p>
          </table:table-cell>
          <table:table-cell office:value-type="float" office:value="429.65">
            <text:p>429.65</text:p>
          </table:table-cell>
          <table:table-cell/>
          <table:table-cell office:value-type="float" office:value="440.63">
            <text:p>440.63</text:p>
          </table:table-cell>
          <table:table-cell office:value-type="float" office:value="445.69">
            <text:p>445.69</text:p>
          </table:table-cell>
          <table:table-cell/>
          <table:table-cell office:value-type="float" office:value="446.63">
            <text:p>446.63</text:p>
          </table:table-cell>
          <table:table-cell office:value-type="float" office:value="443.55">
            <text:p>443.55</text:p>
          </table:table-cell>
          <table:table-cell office:value-type="float" office:value="436.37">
            <text:p>436.37</text:p>
          </table:table-cell>
          <table:table-cell/>
          <table:table-cell office:value-type="float" office:value="438.74">
            <text:p>438.74</text:p>
          </table:table-cell>
          <table:table-cell office:value-type="float" office:value="429.06">
            <text:p>429.06</text:p>
          </table:table-cell>
          <table:table-cell/>
          <table:table-cell office:value-type="float" office:value="427.11">
            <text:p>427.11</text:p>
          </table:table-cell>
          <table:table-cell office:value-type="float" office:value="441.02">
            <text:p>441.02</text:p>
          </table:table-cell>
          <table:table-cell table:number-columns-repeated="976"/>
        </table:table-row>
        <table:table-row table:style-name="ro1">
          <table:table-cell office:value-type="string">
            <text:p>United Arab Emirates</text:p>
          </table:table-cell>
          <table:table-cell office:value-type="float" office:value="434.01">
            <text:p>434.01</text:p>
          </table:table-cell>
          <table:table-cell office:value-type="float" office:value="453.54">
            <text:p>453.54</text:p>
          </table:table-cell>
          <table:table-cell office:value-type="float" office:value="467.84">
            <text:p>467.84</text:p>
          </table:table-cell>
          <table:table-cell office:value-type="float" office:value="447.4">
            <text:p>447.4</text:p>
          </table:table-cell>
          <table:table-cell office:value-type="float" office:value="443.81">
            <text:p>443.81</text:p>
          </table:table-cell>
          <table:table-cell office:value-type="float" office:value="409.78">
            <text:p>409.78</text:p>
          </table:table-cell>
          <table:table-cell/>
          <table:table-cell office:value-type="float" office:value="447.62">
            <text:p>447.62</text:p>
          </table:table-cell>
          <table:table-cell office:value-type="float" office:value="395.95">
            <text:p>395.95</text:p>
          </table:table-cell>
          <table:table-cell office:value-type="float" office:value="415.29">
            <text:p>415.29</text:p>
          </table:table-cell>
          <table:table-cell office:value-type="float" office:value="441.48">
            <text:p>441.48</text:p>
          </table:table-cell>
          <table:table-cell office:value-type="float" office:value="472.45">
            <text:p>472.45</text:p>
          </table:table-cell>
          <table:table-cell office:value-type="float" office:value="455.33">
            <text:p>455.33</text:p>
          </table:table-cell>
          <table:table-cell office:value-type="float" office:value="453.57">
            <text:p>453.57</text:p>
          </table:table-cell>
          <table:table-cell office:value-type="float" office:value="472.39">
            <text:p>472.39</text:p>
          </table:table-cell>
          <table:table-cell office:value-type="float" office:value="473.6">
            <text:p>473.6</text:p>
          </table:table-cell>
          <table:table-cell office:value-type="float" office:value="472.53">
            <text:p>472.53</text:p>
          </table:table-cell>
          <table:table-cell office:value-type="float" office:value="472.08">
            <text:p>472.08</text:p>
          </table:table-cell>
          <table:table-cell office:value-type="float" office:value="504.11">
            <text:p>504.11</text:p>
          </table:table-cell>
          <table:table-cell office:value-type="float" office:value="440.02">
            <text:p>440.02</text:p>
          </table:table-cell>
          <table:table-cell office:value-type="float" office:value="470.62">
            <text:p>470.62</text:p>
          </table:table-cell>
          <table:table-cell office:value-type="float" office:value="467.2">
            <text:p>467.2</text:p>
          </table:table-cell>
          <table:table-cell office:value-type="float" office:value="439.77">
            <text:p>439.77</text:p>
          </table:table-cell>
          <table:table-cell office:value-type="float" office:value="427.06">
            <text:p>427.06</text:p>
          </table:table-cell>
          <table:table-cell/>
          <table:table-cell office:value-type="float" office:value="434.9">
            <text:p>434.9</text:p>
          </table:table-cell>
          <table:table-cell office:value-type="float" office:value="466.78">
            <text:p>466.78</text:p>
          </table:table-cell>
          <table:table-cell table:number-columns-repeated="2"/>
          <table:table-cell office:value-type="float" office:value="462.86">
            <text:p>462.86</text:p>
          </table:table-cell>
          <table:table-cell office:value-type="float" office:value="453.1">
            <text:p>453.1</text:p>
          </table:table-cell>
          <table:table-cell office:value-type="float" office:value="420.27">
            <text:p>420.27</text:p>
          </table:table-cell>
          <table:table-cell office:value-type="float" office:value="394.23">
            <text:p>394.23</text:p>
          </table:table-cell>
          <table:table-cell table:number-columns-repeated="3"/>
          <table:table-cell office:value-type="float" office:value="437.91">
            <text:p>437.91</text:p>
          </table:table-cell>
          <table:table-cell table:number-columns-repeated="5"/>
          <table:table-cell office:value-type="float" office:value="395.25">
            <text:p>395.25</text:p>
          </table:table-cell>
          <table:table-cell table:number-columns-repeated="3"/>
          <table:table-cell office:value-type="float" office:value="396.64">
            <text:p>396.64</text:p>
          </table:table-cell>
          <table:table-cell/>
          <table:table-cell office:value-type="float" office:value="393.39">
            <text:p>393.39</text:p>
          </table:table-cell>
          <table:table-cell table:number-columns-repeated="974"/>
        </table:table-row>
        <table:table-row table:style-name="ro1">
          <table:table-cell office:value-type="string">
            <text:p>United Kingdom</text:p>
          </table:table-cell>
          <table:table-cell office:value-type="float" office:value="493.93">
            <text:p>493.93</text:p>
          </table:table-cell>
          <table:table-cell office:value-type="float" office:value="517.39">
            <text:p>517.39</text:p>
          </table:table-cell>
          <table:table-cell office:value-type="float" office:value="525.94">
            <text:p>525.94</text:p>
          </table:table-cell>
          <table:table-cell office:value-type="float" office:value="511.75">
            <text:p>511.75</text:p>
          </table:table-cell>
          <table:table-cell office:value-type="float" office:value="510.72">
            <text:p>510.72</text:p>
          </table:table-cell>
          <table:table-cell office:value-type="float" office:value="481.56">
            <text:p>481.56</text:p>
          </table:table-cell>
          <table:table-cell office:value-type="float" office:value="495.76">
            <text:p>495.76</text:p>
          </table:table-cell>
          <table:table-cell office:value-type="float" office:value="479.72">
            <text:p>479.72</text:p>
          </table:table-cell>
          <table:table-cell office:value-type="float" office:value="467.77">
            <text:p>467.77</text:p>
          </table:table-cell>
          <table:table-cell office:value-type="float" office:value="460.61">
            <text:p>460.61</text:p>
          </table:table-cell>
          <table:table-cell office:value-type="float" office:value="545.27">
            <text:p>545.27</text:p>
          </table:table-cell>
          <table:table-cell office:value-type="float" office:value="531.37">
            <text:p>531.37</text:p>
          </table:table-cell>
          <table:table-cell office:value-type="float" office:value="514.6">
            <text:p>514.6</text:p>
          </table:table-cell>
          <table:table-cell office:value-type="float" office:value="505.06">
            <text:p>505.06</text:p>
          </table:table-cell>
          <table:table-cell office:value-type="float" office:value="527.92">
            <text:p>527.92</text:p>
          </table:table-cell>
          <table:table-cell office:value-type="float" office:value="522.72">
            <text:p>522.72</text:p>
          </table:table-cell>
          <table:table-cell office:value-type="float" office:value="531">
            <text:p>531</text:p>
          </table:table-cell>
          <table:table-cell office:value-type="float" office:value="537.57">
            <text:p>537.57</text:p>
          </table:table-cell>
          <table:table-cell office:value-type="float" office:value="561.38">
            <text:p>561.38</text:p>
          </table:table-cell>
          <table:table-cell office:value-type="float" office:value="519.1">
            <text:p>519.1</text:p>
          </table:table-cell>
          <table:table-cell office:value-type="float" office:value="496.13">
            <text:p>496.13</text:p>
          </table:table-cell>
          <table:table-cell office:value-type="float" office:value="519.1">
            <text:p>519.1</text:p>
          </table:table-cell>
          <table:table-cell office:value-type="float" office:value="524.19">
            <text:p>524.19</text:p>
          </table:table-cell>
          <table:table-cell office:value-type="float" office:value="487.85">
            <text:p>487.85</text:p>
          </table:table-cell>
          <table:table-cell office:value-type="float" office:value="538.03">
            <text:p>538.03</text:p>
          </table:table-cell>
          <table:table-cell office:value-type="float" office:value="513.96">
            <text:p>513.96</text:p>
          </table:table-cell>
          <table:table-cell office:value-type="float" office:value="505.16">
            <text:p>505.16</text:p>
          </table:table-cell>
          <table:table-cell office:value-type="float" office:value="520.99">
            <text:p>520.99</text:p>
          </table:table-cell>
          <table:table-cell office:value-type="float" office:value="511.47">
            <text:p>511.47</text:p>
          </table:table-cell>
          <table:table-cell office:value-type="float" office:value="470.61">
            <text:p>470.61</text:p>
          </table:table-cell>
          <table:table-cell office:value-type="float" office:value="477.97">
            <text:p>477.97</text:p>
          </table:table-cell>
          <table:table-cell office:value-type="float" office:value="487.29">
            <text:p>487.29</text:p>
          </table:table-cell>
          <table:table-cell office:value-type="float" office:value="488.01">
            <text:p>488.01</text:p>
          </table:table-cell>
          <table:table-cell office:value-type="float" office:value="498.19">
            <text:p>498.19</text:p>
          </table:table-cell>
          <table:table-cell office:value-type="float" office:value="467.71">
            <text:p>467.71</text:p>
          </table:table-cell>
          <table:table-cell office:value-type="float" office:value="468.81">
            <text:p>468.81</text:p>
          </table:table-cell>
          <table:table-cell office:value-type="float" office:value="483.66">
            <text:p>483.66</text:p>
          </table:table-cell>
          <table:table-cell office:value-type="float" office:value="521.33">
            <text:p>521.33</text:p>
          </table:table-cell>
          <table:table-cell office:value-type="float" office:value="506.11">
            <text:p>506.11</text:p>
          </table:table-cell>
          <table:table-cell office:value-type="float" office:value="460.12">
            <text:p>460.12</text:p>
          </table:table-cell>
          <table:table-cell office:value-type="float" office:value="471.92">
            <text:p>471.92</text:p>
          </table:table-cell>
          <table:table-cell/>
          <table:table-cell office:value-type="float" office:value="466.36">
            <text:p>466.36</text:p>
          </table:table-cell>
          <table:table-cell office:value-type="float" office:value="456.93">
            <text:p>456.93</text:p>
          </table:table-cell>
          <table:table-cell/>
          <table:table-cell office:value-type="float" office:value="472.95">
            <text:p>472.95</text:p>
          </table:table-cell>
          <table:table-cell office:value-type="float" office:value="484.06">
            <text:p>484.06</text:p>
          </table:table-cell>
          <table:table-cell/>
          <table:table-cell office:value-type="float" office:value="491.82">
            <text:p>491.82</text:p>
          </table:table-cell>
          <table:table-cell table:number-columns-repeated="974"/>
        </table:table-row>
        <table:table-row table:style-name="ro1">
          <table:table-cell office:value-type="string">
            <text:p>United States</text:p>
          </table:table-cell>
          <table:table-cell office:value-type="float" office:value="481.37">
            <text:p>481.37</text:p>
          </table:table-cell>
          <table:table-cell office:value-type="float" office:value="504.27">
            <text:p>504.27</text:p>
          </table:table-cell>
          <table:table-cell office:value-type="float" office:value="515.18">
            <text:p>515.18</text:p>
          </table:table-cell>
          <table:table-cell office:value-type="float" office:value="499.5">
            <text:p>499.5</text:p>
          </table:table-cell>
          <table:table-cell office:value-type="float" office:value="494.31">
            <text:p>494.31</text:p>
          </table:table-cell>
          <table:table-cell office:value-type="float" office:value="471.17">
            <text:p>471.17</text:p>
          </table:table-cell>
          <table:table-cell office:value-type="float" office:value="462.1">
            <text:p>462.1</text:p>
          </table:table-cell>
          <table:table-cell office:value-type="float" office:value="470.39">
            <text:p>470.39</text:p>
          </table:table-cell>
          <table:table-cell office:value-type="float" office:value="463.15">
            <text:p>463.15</text:p>
          </table:table-cell>
          <table:table-cell office:value-type="float" office:value="450.9">
            <text:p>450.9</text:p>
          </table:table-cell>
          <table:table-cell office:value-type="float" office:value="508.45">
            <text:p>508.45</text:p>
          </table:table-cell>
          <table:table-cell office:value-type="float" office:value="513.29">
            <text:p>513.29</text:p>
          </table:table-cell>
          <table:table-cell office:value-type="float" office:value="511.91">
            <text:p>511.91</text:p>
          </table:table-cell>
          <table:table-cell office:value-type="float" office:value="491.97">
            <text:p>491.97</text:p>
          </table:table-cell>
          <table:table-cell office:value-type="float" office:value="528.51">
            <text:p>528.51</text:p>
          </table:table-cell>
          <table:table-cell office:value-type="float" office:value="491.83">
            <text:p>491.83</text:p>
          </table:table-cell>
          <table:table-cell office:value-type="float" office:value="531.11">
            <text:p>531.11</text:p>
          </table:table-cell>
          <table:table-cell office:value-type="float" office:value="531.97">
            <text:p>531.97</text:p>
          </table:table-cell>
          <table:table-cell office:value-type="float" office:value="547.02">
            <text:p>547.02</text:p>
          </table:table-cell>
          <table:table-cell office:value-type="float" office:value="517.03">
            <text:p>517.03</text:p>
          </table:table-cell>
          <table:table-cell office:value-type="float" office:value="500.08">
            <text:p>500.08</text:p>
          </table:table-cell>
          <table:table-cell office:value-type="float" office:value="481.91">
            <text:p>481.91</text:p>
          </table:table-cell>
          <table:table-cell office:value-type="float" office:value="507.26">
            <text:p>507.26</text:p>
          </table:table-cell>
          <table:table-cell office:value-type="float" office:value="503.58">
            <text:p>503.58</text:p>
          </table:table-cell>
          <table:table-cell office:value-type="float" office:value="521.92">
            <text:p>521.92</text:p>
          </table:table-cell>
          <table:table-cell office:value-type="float" office:value="497.94">
            <text:p>497.94</text:p>
          </table:table-cell>
          <table:table-cell office:value-type="float" office:value="487.82">
            <text:p>487.82</text:p>
          </table:table-cell>
          <table:table-cell office:value-type="float" office:value="494.41">
            <text:p>494.41</text:p>
          </table:table-cell>
          <table:table-cell office:value-type="float" office:value="507.42">
            <text:p>507.42</text:p>
          </table:table-cell>
          <table:table-cell office:value-type="float" office:value="462.82">
            <text:p>462.82</text:p>
          </table:table-cell>
          <table:table-cell office:value-type="float" office:value="478.68">
            <text:p>478.68</text:p>
          </table:table-cell>
          <table:table-cell office:value-type="float" office:value="465.41">
            <text:p>465.41</text:p>
          </table:table-cell>
          <table:table-cell office:value-type="float" office:value="485.04">
            <text:p>485.04</text:p>
          </table:table-cell>
          <table:table-cell office:value-type="float" office:value="459.64">
            <text:p>459.64</text:p>
          </table:table-cell>
          <table:table-cell/>
          <table:table-cell office:value-type="float" office:value="464.67">
            <text:p>464.67</text:p>
          </table:table-cell>
          <table:table-cell office:value-type="float" office:value="471.62">
            <text:p>471.62</text:p>
          </table:table-cell>
          <table:table-cell/>
          <table:table-cell office:value-type="float" office:value="486.97">
            <text:p>486.97</text:p>
          </table:table-cell>
          <table:table-cell office:value-type="float" office:value="465.63">
            <text:p>465.63</text:p>
          </table:table-cell>
          <table:table-cell office:value-type="float" office:value="458.04">
            <text:p>458.04</text:p>
          </table:table-cell>
          <table:table-cell/>
          <table:table-cell office:value-type="float" office:value="465.36">
            <text:p>465.36</text:p>
          </table:table-cell>
          <table:table-cell office:value-type="float" office:value="441.29">
            <text:p>441.29</text:p>
          </table:table-cell>
          <table:table-cell office:value-type="float" office:value="451.99">
            <text:p>451.99</text:p>
          </table:table-cell>
          <table:table-cell office:value-type="float" office:value="451.56">
            <text:p>451.56</text:p>
          </table:table-cell>
          <table:table-cell office:value-type="float" office:value="433.83">
            <text:p>433.83</text:p>
          </table:table-cell>
          <table:table-cell/>
          <table:table-cell office:value-type="float" office:value="451.53">
            <text:p>451.53</text:p>
          </table:table-cell>
          <table:table-cell table:number-columns-repeated="974"/>
        </table:table-row>
        <table:table-row table:style-name="ro1">
          <table:table-cell office:value-type="string">
            <text:p>Uruguay</text:p>
          </table:table-cell>
          <table:table-cell office:value-type="float" office:value="409.29">
            <text:p>409.29</text:p>
          </table:table-cell>
          <table:table-cell office:value-type="float" office:value="475.06">
            <text:p>475.06</text:p>
          </table:table-cell>
          <table:table-cell office:value-type="float" office:value="485.41">
            <text:p>485.41</text:p>
          </table:table-cell>
          <table:table-cell office:value-type="float" office:value="443.83">
            <text:p>443.83</text:p>
          </table:table-cell>
          <table:table-cell office:value-type="float" office:value="450.45">
            <text:p>450.45</text:p>
          </table:table-cell>
          <table:table-cell office:value-type="float" office:value="405.77">
            <text:p>405.77</text:p>
          </table:table-cell>
          <table:table-cell office:value-type="float" office:value="414.09">
            <text:p>414.09</text:p>
          </table:table-cell>
          <table:table-cell office:value-type="float" office:value="402.31">
            <text:p>402.31</text:p>
          </table:table-cell>
          <table:table-cell office:value-type="float" office:value="404.31">
            <text:p>404.31</text:p>
          </table:table-cell>
          <table:table-cell office:value-type="float" office:value="382.48">
            <text:p>382.48</text:p>
          </table:table-cell>
          <table:table-cell/>
          <table:table-cell office:value-type="float" office:value="489.26">
            <text:p>489.26</text:p>
          </table:table-cell>
          <table:table-cell office:value-type="float" office:value="482.75">
            <text:p>482.75</text:p>
          </table:table-cell>
          <table:table-cell office:value-type="float" office:value="457.97">
            <text:p>457.97</text:p>
          </table:table-cell>
          <table:table-cell office:value-type="float" office:value="516.18">
            <text:p>516.18</text:p>
          </table:table-cell>
          <table:table-cell office:value-type="float" office:value="484.78">
            <text:p>484.78</text:p>
          </table:table-cell>
          <table:table-cell office:value-type="float" office:value="474.03">
            <text:p>474.03</text:p>
          </table:table-cell>
          <table:table-cell office:value-type="float" office:value="511.03">
            <text:p>511.03</text:p>
          </table:table-cell>
          <table:table-cell/>
          <table:table-cell office:value-type="float" office:value="489.7">
            <text:p>489.7</text:p>
          </table:table-cell>
          <table:table-cell office:value-type="float" office:value="417.59">
            <text:p>417.59</text:p>
          </table:table-cell>
          <table:table-cell office:value-type="float" office:value="442.11">
            <text:p>442.11</text:p>
          </table:table-cell>
          <table:table-cell office:value-type="float" office:value="476.19">
            <text:p>476.19</text:p>
          </table:table-cell>
          <table:table-cell office:value-type="float" office:value="439.03">
            <text:p>439.03</text:p>
          </table:table-cell>
          <table:table-cell/>
          <table:table-cell office:value-type="float" office:value="454.35">
            <text:p>454.35</text:p>
          </table:table-cell>
          <table:table-cell office:value-type="float" office:value="439.82">
            <text:p>439.82</text:p>
          </table:table-cell>
          <table:table-cell office:value-type="float" office:value="466.32">
            <text:p>466.32</text:p>
          </table:table-cell>
          <table:table-cell office:value-type="float" office:value="439.17">
            <text:p>439.17</text:p>
          </table:table-cell>
          <table:table-cell office:value-type="float" office:value="401.68">
            <text:p>401.68</text:p>
          </table:table-cell>
          <table:table-cell office:value-type="float" office:value="422.01">
            <text:p>422.01</text:p>
          </table:table-cell>
          <table:table-cell office:value-type="float" office:value="384.49">
            <text:p>384.49</text:p>
          </table:table-cell>
          <table:table-cell office:value-type="float" office:value="387.33">
            <text:p>387.33</text:p>
          </table:table-cell>
          <table:table-cell office:value-type="float" office:value="424.03">
            <text:p>424.03</text:p>
          </table:table-cell>
          <table:table-cell/>
          <table:table-cell office:value-type="float" office:value="393.79">
            <text:p>393.79</text:p>
          </table:table-cell>
          <table:table-cell office:value-type="float" office:value="403.18">
            <text:p>403.18</text:p>
          </table:table-cell>
          <table:table-cell office:value-type="float" office:value="432.11">
            <text:p>432.11</text:p>
          </table:table-cell>
          <table:table-cell office:value-type="float" office:value="421.64">
            <text:p>421.64</text:p>
          </table:table-cell>
          <table:table-cell office:value-type="float" office:value="404.78">
            <text:p>404.78</text:p>
          </table:table-cell>
          <table:table-cell office:value-type="float" office:value="401.17">
            <text:p>401.17</text:p>
          </table:table-cell>
          <table:table-cell/>
          <table:table-cell office:value-type="float" office:value="404.39">
            <text:p>404.39</text:p>
          </table:table-cell>
          <table:table-cell office:value-type="float" office:value="375.24">
            <text:p>375.24</text:p>
          </table:table-cell>
          <table:table-cell office:value-type="float" office:value="375.52">
            <text:p>375.52</text:p>
          </table:table-cell>
          <table:table-cell office:value-type="float" office:value="370.48">
            <text:p>370.48</text:p>
          </table:table-cell>
          <table:table-cell office:value-type="float" office:value="379.11">
            <text:p>379.11</text:p>
          </table:table-cell>
          <table:table-cell office:value-type="float" office:value="397.83">
            <text:p>397.83</text:p>
          </table:table-cell>
          <table:table-cell office:value-type="float" office:value="392.68">
            <text:p>392.68</text:p>
          </table:table-cell>
          <table:table-cell table:number-columns-repeated="974"/>
        </table:table-row>
        <table:table-row table:style-name="ro1">
          <table:table-cell office:value-type="string">
            <text:p>Viet Nam</text:p>
          </table:table-cell>
          <table:table-cell office:value-type="float" office:value="511.34">
            <text:p>511.34</text:p>
          </table:table-cell>
          <table:table-cell office:value-type="float" office:value="571.85">
            <text:p>571.85</text:p>
          </table:table-cell>
          <table:table-cell office:value-type="float" office:value="574.46">
            <text:p>574.46</text:p>
          </table:table-cell>
          <table:table-cell office:value-type="float" office:value="549.39">
            <text:p>549.39</text:p>
          </table:table-cell>
          <table:table-cell office:value-type="float" office:value="576.76">
            <text:p>576.76</text:p>
          </table:table-cell>
          <table:table-cell office:value-type="float" office:value="535.3">
            <text:p>535.3</text:p>
          </table:table-cell>
          <table:table-cell office:value-type="float" office:value="495.28">
            <text:p>495.28</text:p>
          </table:table-cell>
          <table:table-cell office:value-type="float" office:value="522.51">
            <text:p>522.51</text:p>
          </table:table-cell>
          <table:table-cell office:value-type="float" office:value="522.78">
            <text:p>522.78</text:p>
          </table:table-cell>
          <table:table-cell office:value-type="float" office:value="511.14">
            <text:p>511.14</text:p>
          </table:table-cell>
          <table:table-cell office:value-type="float" office:value="577.72">
            <text:p>577.72</text:p>
          </table:table-cell>
          <table:table-cell/>
          <table:table-cell office:value-type="float" office:value="564.06">
            <text:p>564.06</text:p>
          </table:table-cell>
          <table:table-cell/>
          <table:table-cell office:value-type="float" office:value="598.06">
            <text:p>598.06</text:p>
          </table:table-cell>
          <table:table-cell office:value-type="float" office:value="551.55">
            <text:p>551.55</text:p>
          </table:table-cell>
          <table:table-cell office:value-type="float" office:value="582.19">
            <text:p>582.19</text:p>
          </table:table-cell>
          <table:table-cell table:number-columns-repeated="3"/>
          <table:table-cell office:value-type="float" office:value="565.98">
            <text:p>565.98</text:p>
          </table:table-cell>
          <table:table-cell/>
          <table:table-cell office:value-type="float" office:value="527.41">
            <text:p>527.41</text:p>
          </table:table-cell>
          <table:table-cell table:number-columns-repeated="4"/>
          <table:table-cell office:value-type="float" office:value="573.66">
            <text:p>573.66</text:p>
          </table:table-cell>
          <table:table-cell/>
          <table:table-cell office:value-type="float" office:value="539.27">
            <text:p>539.27</text:p>
          </table:table-cell>
          <table:table-cell office:value-type="float" office:value="535.33">
            <text:p>535.33</text:p>
          </table:table-cell>
          <table:table-cell/>
          <table:table-cell office:value-type="float" office:value="528.72">
            <text:p>528.72</text:p>
          </table:table-cell>
          <table:table-cell office:value-type="float" office:value="509.11">
            <text:p>509.11</text:p>
          </table:table-cell>
          <table:table-cell office:value-type="float" office:value="482.02">
            <text:p>482.02</text:p>
          </table:table-cell>
          <table:table-cell office:value-type="float" office:value="520.92">
            <text:p>520.92</text:p>
          </table:table-cell>
          <table:table-cell office:value-type="float" office:value="520.91">
            <text:p>520.91</text:p>
          </table:table-cell>
          <table:table-cell office:value-type="float" office:value="537.35">
            <text:p>537.35</text:p>
          </table:table-cell>
          <table:table-cell office:value-type="float" office:value="532.71">
            <text:p>532.71</text:p>
          </table:table-cell>
          <table:table-cell office:value-type="float" office:value="521.78">
            <text:p>521.78</text:p>
          </table:table-cell>
          <table:table-cell office:value-type="float" office:value="517.47">
            <text:p>517.47</text:p>
          </table:table-cell>
          <table:table-cell/>
          <table:table-cell office:value-type="float" office:value="521.55">
            <text:p>521.55</text:p>
          </table:table-cell>
          <table:table-cell office:value-type="float" office:value="529.22">
            <text:p>529.22</text:p>
          </table:table-cell>
          <table:table-cell office:value-type="float" office:value="461.11">
            <text:p>461.11</text:p>
          </table:table-cell>
          <table:table-cell office:value-type="float" office:value="507.8">
            <text:p>507.8</text:p>
          </table:table-cell>
          <table:table-cell/>
          <table:table-cell office:value-type="float" office:value="504.11">
            <text:p>504.11</text:p>
          </table:table-cell>
          <table:table-cell office:value-type="float" office:value="514.03">
            <text:p>514.03</text:p>
          </table:table-cell>
          <table:table-cell table:number-columns-repeated="974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AD averages" table:style-name="ta2" table:print="false">
        <office:forms form:automatic-focus="false" form:apply-design-mode="false"/>
        <table:table-column table:style-name="co2" table:default-cell-style-name="ce1"/>
        <table:table-column table:style-name="co2" table:number-columns-repeated="1023" table:default-cell-style-name="Default"/>
        <table:table-row table:style-name="ro1">
          <table:table-cell/>
          <table:table-cell table:style-name="ce1" office:value-type="string">
            <text:p>Country</text:p>
          </table:table-cell>
          <table:table-cell table:style-name="ce1" office:value-type="string">
            <text:p>ISCO.1xxx.Managers</text:p>
          </table:table-cell>
          <table:table-cell table:style-name="ce1" office:value-type="string">
            <text:p>ISCO.2xxx.Professionals</text:p>
          </table:table-cell>
          <table:table-cell table:style-name="ce1" office:value-type="string">
            <text:p>ISCO.3xxx.Technicians.and.associate.professionals</text:p>
          </table:table-cell>
          <table:table-cell table:style-name="ce1" office:value-type="string">
            <text:p>ISCO.4xxx.Clerical.support.workers</text:p>
          </table:table-cell>
          <table:table-cell table:style-name="ce1" office:value-type="string">
            <text:p>ISCO.5xxx.Service.and.sales.workers</text:p>
          </table:table-cell>
          <table:table-cell table:style-name="ce1" office:value-type="string">
            <text:p>ISCO.6xxx.Skilled.agricultural..forestry.and</text:p>
          </table:table-cell>
          <table:table-cell table:style-name="ce1" office:value-type="string">
            <text:p>ISCO.7xxx.Craft.and.related.trades</text:p>
          </table:table-cell>
          <table:table-cell table:style-name="ce1" office:value-type="string">
            <text:p>ISCO.8xxx.Plant.and.machine.operators.</text:p>
          </table:table-cell>
          <table:table-cell table:style-name="ce1" office:value-type="string">
            <text:p>ISCO.9xxx.Elementary.occupations</text:p>
          </table:table-cell>
          <table:table-cell table:style-name="ce1" office:value-type="string">
            <text:p>ISCO.11xx.Chief.executives..senior.officials</text:p>
          </table:table-cell>
          <table:table-cell table:style-name="ce1" office:value-type="string">
            <text:p>ISCO.12xx.Administrative.and.commercial.managers</text:p>
          </table:table-cell>
          <table:table-cell table:style-name="ce1" office:value-type="string">
            <text:p>ISCO.13xx.Production.and.specialised.services</text:p>
          </table:table-cell>
          <table:table-cell table:style-name="ce1" office:value-type="string">
            <text:p>ISCO.14xx.Hospitality..retail.and.other</text:p>
          </table:table-cell>
          <table:table-cell table:style-name="ce1" office:value-type="string">
            <text:p>ISCO.21xx.Science.and.engineering.professionals</text:p>
          </table:table-cell>
          <table:table-cell table:style-name="ce1" office:value-type="string">
            <text:p>ISCO.22xx.Health.professionals</text:p>
          </table:table-cell>
          <table:table-cell table:style-name="ce1" office:value-type="string">
            <text:p>ISCO.23xx.Teaching.professionals</text:p>
          </table:table-cell>
          <table:table-cell table:style-name="ce1" office:value-type="string">
            <text:p>ISCO.24xx.Business.and.administration.professionals</text:p>
          </table:table-cell>
          <table:table-cell table:style-name="ce1" office:value-type="string">
            <text:p>ISCO.25xx.Information.and.communications.technology</text:p>
          </table:table-cell>
          <table:table-cell table:style-name="ce1" office:value-type="string">
            <text:p>ISCO.26xx.Legal..social.and.cultural</text:p>
          </table:table-cell>
          <table:table-cell table:style-name="ce1" office:value-type="string">
            <text:p>ISCO.31xx.Science.and.engineering.associate</text:p>
          </table:table-cell>
          <table:table-cell table:style-name="ce1" office:value-type="string">
            <text:p>ISCO.32xx.Health.associate.professionals</text:p>
          </table:table-cell>
          <table:table-cell table:style-name="ce1" office:value-type="string">
            <text:p>ISCO.33xx.Business.and.administration.associate</text:p>
          </table:table-cell>
          <table:table-cell table:style-name="ce1" office:value-type="string">
            <text:p>ISCO.34xx.Legal..social..cultural.and</text:p>
          </table:table-cell>
          <table:table-cell table:style-name="ce1" office:value-type="string">
            <text:p>ISCO.35xx.Information.and.communications.technicians</text:p>
          </table:table-cell>
          <table:table-cell table:style-name="ce1" office:value-type="string">
            <text:p>ISCO.41xx.General.and.keyboard.clerks</text:p>
          </table:table-cell>
          <table:table-cell table:style-name="ce1" office:value-type="string">
            <text:p>ISCO.42xx.Customer.services.clerks</text:p>
          </table:table-cell>
          <table:table-cell table:style-name="ce1" office:value-type="string">
            <text:p>ISCO.43xx.Numerical.and.material.recording</text:p>
          </table:table-cell>
          <table:table-cell table:style-name="ce1" office:value-type="string">
            <text:p>ISCO.44xx.Other.clerical.support.workers</text:p>
          </table:table-cell>
          <table:table-cell table:style-name="ce1" office:value-type="string">
            <text:p>ISCO.51xx.Personal.service.workers</text:p>
          </table:table-cell>
          <table:table-cell table:style-name="ce1" office:value-type="string">
            <text:p>ISCO.52xx.Sales.workers</text:p>
          </table:table-cell>
          <table:table-cell table:style-name="ce1" office:value-type="string">
            <text:p>ISCO.53xx.Personal.care.workers</text:p>
          </table:table-cell>
          <table:table-cell table:style-name="ce1" office:value-type="string">
            <text:p>ISCO.54xx.Protective.services.workers</text:p>
          </table:table-cell>
          <table:table-cell table:style-name="ce1" office:value-type="string">
            <text:p>ISCO.61xx.Market.oriented.skilled.agricultural.workers</text:p>
          </table:table-cell>
          <table:table-cell table:style-name="ce1" office:value-type="string">
            <text:p>ISCO.62xx.Market.oriented.skilled.forestry..fishery</text:p>
          </table:table-cell>
          <table:table-cell table:style-name="ce1" office:value-type="string">
            <text:p>ISCO.71xx.Building.and.related.trades</text:p>
          </table:table-cell>
          <table:table-cell table:style-name="ce1" office:value-type="string">
            <text:p>ISCO.72xx.Metal..machinery.and.related</text:p>
          </table:table-cell>
          <table:table-cell table:style-name="ce1" office:value-type="string">
            <text:p>ISCO.73xx.Handicraft.and.printing.workers</text:p>
          </table:table-cell>
          <table:table-cell table:style-name="ce1" office:value-type="string">
            <text:p>ISCO.74xx.Electrical.and.electronic.trades</text:p>
          </table:table-cell>
          <table:table-cell table:style-name="ce1" office:value-type="string">
            <text:p>ISCO.75xx.Food.processing..wood.working.</text:p>
          </table:table-cell>
          <table:table-cell table:style-name="ce1" office:value-type="string">
            <text:p>ISCO.81xx.Stationary.plant.and.machine</text:p>
          </table:table-cell>
          <table:table-cell table:style-name="ce1" office:value-type="string">
            <text:p>ISCO.82xx.Assemblers</text:p>
          </table:table-cell>
          <table:table-cell table:style-name="ce1" office:value-type="string">
            <text:p>ISCO.83xx.Drivers.and.mobile.plant</text:p>
          </table:table-cell>
          <table:table-cell table:style-name="ce1" office:value-type="string">
            <text:p>ISCO.91xx.Cleaners.and.helpers</text:p>
          </table:table-cell>
          <table:table-cell table:style-name="ce1" office:value-type="string">
            <text:p>ISCO.92xx.Agricultural..forestry.and.fishery</text:p>
          </table:table-cell>
          <table:table-cell table:style-name="ce1" office:value-type="string">
            <text:p>ISCO.93xx.Labourers.in.mining..construction.</text:p>
          </table:table-cell>
          <table:table-cell table:style-name="ce1" office:value-type="string">
            <text:p>ISCO.94xx.Food.preparation.assistants</text:p>
          </table:table-cell>
          <table:table-cell table:style-name="ce1" office:value-type="string">
            <text:p>ISCO.95xx.Street.and.related.sales</text:p>
          </table:table-cell>
          <table:table-cell table:style-name="ce1" office:value-type="string">
            <text:p>ISCO.96xx.Refuse.workers.and.other</text:p>
          </table:table-cell>
          <table:table-cell table:style-name="ce1" table:number-columns-repeated="974"/>
        </table:table-row>
        <table:table-row table:style-name="ro1">
          <table:table-cell office:value-type="string">
            <text:p>Albania</text:p>
          </table:table-cell>
          <table:table-cell office:value-type="float" office:value="393.96">
            <text:p>393.96</text:p>
          </table:table-cell>
          <table:table-cell office:value-type="float" office:value="389.19">
            <text:p>389.19</text:p>
          </table:table-cell>
          <table:table-cell office:value-type="float" office:value="382.32">
            <text:p>382.32</text:p>
          </table:table-cell>
          <table:table-cell office:value-type="float" office:value="388.77">
            <text:p>388.77</text:p>
          </table:table-cell>
          <table:table-cell office:value-type="float" office:value="381.93">
            <text:p>381.93</text:p>
          </table:table-cell>
          <table:table-cell office:value-type="float" office:value="395.54">
            <text:p>395.54</text:p>
          </table:table-cell>
          <table:table-cell office:value-type="float" office:value="379.78">
            <text:p>379.78</text:p>
          </table:table-cell>
          <table:table-cell office:value-type="float" office:value="395.07">
            <text:p>395.07</text:p>
          </table:table-cell>
          <table:table-cell office:value-type="float" office:value="390.36">
            <text:p>390.36</text:p>
          </table:table-cell>
          <table:table-cell office:value-type="float" office:value="395.95">
            <text:p>395.95</text:p>
          </table:table-cell>
          <table:table-cell office:value-type="float" office:value="395.28">
            <text:p>395.28</text:p>
          </table:table-cell>
          <table:table-cell office:value-type="float" office:value="401.68">
            <text:p>401.68</text:p>
          </table:table-cell>
          <table:table-cell office:value-type="float" office:value="380.21">
            <text:p>380.21</text:p>
          </table:table-cell>
          <table:table-cell office:value-type="float" office:value="381.16">
            <text:p>381.16</text:p>
          </table:table-cell>
          <table:table-cell office:value-type="float" office:value="386.55">
            <text:p>386.55</text:p>
          </table:table-cell>
          <table:table-cell office:value-type="float" office:value="395.5">
            <text:p>395.5</text:p>
          </table:table-cell>
          <table:table-cell office:value-type="float" office:value="377.62">
            <text:p>377.62</text:p>
          </table:table-cell>
          <table:table-cell table:number-columns-repeated="2"/>
          <table:table-cell office:value-type="float" office:value="379.37">
            <text:p>379.37</text:p>
          </table:table-cell>
          <table:table-cell table:number-columns-repeated="2"/>
          <table:table-cell office:value-type="float" office:value="388.72">
            <text:p>388.72</text:p>
          </table:table-cell>
          <table:table-cell table:number-columns-repeated="2"/>
          <table:table-cell office:value-type="float" office:value="377.53">
            <text:p>377.53</text:p>
          </table:table-cell>
          <table:table-cell table:number-columns-repeated="3"/>
          <table:table-cell office:value-type="float" office:value="398.91">
            <text:p>398.91</text:p>
          </table:table-cell>
          <table:table-cell office:value-type="float" office:value="394.28">
            <text:p>394.28</text:p>
          </table:table-cell>
          <table:table-cell/>
          <table:table-cell office:value-type="float" office:value="396.55">
            <text:p>396.55</text:p>
          </table:table-cell>
          <table:table-cell office:value-type="float" office:value="377.48">
            <text:p>377.48</text:p>
          </table:table-cell>
          <table:table-cell/>
          <table:table-cell office:value-type="float" office:value="392.73">
            <text:p>392.73</text:p>
          </table:table-cell>
          <table:table-cell office:value-type="float" office:value="417.86">
            <text:p>417.86</text:p>
          </table:table-cell>
          <table:table-cell/>
          <table:table-cell office:value-type="float" office:value="383.07">
            <text:p>383.07</text:p>
          </table:table-cell>
          <table:table-cell office:value-type="float" office:value="395.34">
            <text:p>395.34</text:p>
          </table:table-cell>
          <table:table-cell office:value-type="float" office:value="404.87">
            <text:p>404.87</text:p>
          </table:table-cell>
          <table:table-cell/>
          <table:table-cell office:value-type="float" office:value="386.66">
            <text:p>386.66</text:p>
          </table:table-cell>
          <table:table-cell office:value-type="float" office:value="391.41">
            <text:p>391.41</text:p>
          </table:table-cell>
          <table:table-cell/>
          <table:table-cell office:value-type="float" office:value="368.31">
            <text:p>368.31</text:p>
          </table:table-cell>
          <table:table-cell office:value-type="float" office:value="377.25">
            <text:p>377.25</text:p>
          </table:table-cell>
          <table:table-cell/>
          <table:table-cell office:value-type="float" office:value="391.6">
            <text:p>391.6</text:p>
          </table:table-cell>
          <table:table-cell table:number-columns-repeated="974"/>
        </table:table-row>
        <table:table-row table:style-name="ro1">
          <table:table-cell office:value-type="string">
            <text:p>Argentina</text:p>
          </table:table-cell>
          <table:table-cell office:value-type="float" office:value="395.98">
            <text:p>395.98</text:p>
          </table:table-cell>
          <table:table-cell office:value-type="float" office:value="440.16">
            <text:p>440.16</text:p>
          </table:table-cell>
          <table:table-cell office:value-type="float" office:value="441.68">
            <text:p>441.68</text:p>
          </table:table-cell>
          <table:table-cell office:value-type="float" office:value="426.26">
            <text:p>426.26</text:p>
          </table:table-cell>
          <table:table-cell office:value-type="float" office:value="436.03">
            <text:p>436.03</text:p>
          </table:table-cell>
          <table:table-cell office:value-type="float" office:value="403.58">
            <text:p>403.58</text:p>
          </table:table-cell>
          <table:table-cell office:value-type="float" office:value="408.63">
            <text:p>408.63</text:p>
          </table:table-cell>
          <table:table-cell office:value-type="float" office:value="385.07">
            <text:p>385.07</text:p>
          </table:table-cell>
          <table:table-cell office:value-type="float" office:value="393.97">
            <text:p>393.97</text:p>
          </table:table-cell>
          <table:table-cell office:value-type="float" office:value="378.37">
            <text:p>378.37</text:p>
          </table:table-cell>
          <table:table-cell office:value-type="float" office:value="439.12">
            <text:p>439.12</text:p>
          </table:table-cell>
          <table:table-cell office:value-type="float" office:value="437.46">
            <text:p>437.46</text:p>
          </table:table-cell>
          <table:table-cell office:value-type="float" office:value="432.82">
            <text:p>432.82</text:p>
          </table:table-cell>
          <table:table-cell office:value-type="float" office:value="449.09">
            <text:p>449.09</text:p>
          </table:table-cell>
          <table:table-cell office:value-type="float" office:value="461.85">
            <text:p>461.85</text:p>
          </table:table-cell>
          <table:table-cell office:value-type="float" office:value="429.45">
            <text:p>429.45</text:p>
          </table:table-cell>
          <table:table-cell office:value-type="float" office:value="439.19">
            <text:p>439.19</text:p>
          </table:table-cell>
          <table:table-cell office:value-type="float" office:value="480.82">
            <text:p>480.82</text:p>
          </table:table-cell>
          <table:table-cell office:value-type="float" office:value="456.74">
            <text:p>456.74</text:p>
          </table:table-cell>
          <table:table-cell office:value-type="float" office:value="451.2">
            <text:p>451.2</text:p>
          </table:table-cell>
          <table:table-cell office:value-type="float" office:value="426.87">
            <text:p>426.87</text:p>
          </table:table-cell>
          <table:table-cell office:value-type="float" office:value="437.43">
            <text:p>437.43</text:p>
          </table:table-cell>
          <table:table-cell office:value-type="float" office:value="423.54">
            <text:p>423.54</text:p>
          </table:table-cell>
          <table:table-cell office:value-type="float" office:value="424.7">
            <text:p>424.7</text:p>
          </table:table-cell>
          <table:table-cell/>
          <table:table-cell office:value-type="float" office:value="444.79">
            <text:p>444.79</text:p>
          </table:table-cell>
          <table:table-cell office:value-type="float" office:value="421.23">
            <text:p>421.23</text:p>
          </table:table-cell>
          <table:table-cell office:value-type="float" office:value="431.8">
            <text:p>431.8</text:p>
          </table:table-cell>
          <table:table-cell office:value-type="float" office:value="446.71">
            <text:p>446.71</text:p>
          </table:table-cell>
          <table:table-cell office:value-type="float" office:value="399.39">
            <text:p>399.39</text:p>
          </table:table-cell>
          <table:table-cell office:value-type="float" office:value="415.74">
            <text:p>415.74</text:p>
          </table:table-cell>
          <table:table-cell office:value-type="float" office:value="382.89">
            <text:p>382.89</text:p>
          </table:table-cell>
          <table:table-cell office:value-type="float" office:value="393.39">
            <text:p>393.39</text:p>
          </table:table-cell>
          <table:table-cell office:value-type="float" office:value="414.54">
            <text:p>414.54</text:p>
          </table:table-cell>
          <table:table-cell/>
          <table:table-cell office:value-type="float" office:value="373.33">
            <text:p>373.33</text:p>
          </table:table-cell>
          <table:table-cell office:value-type="float" office:value="391.39">
            <text:p>391.39</text:p>
          </table:table-cell>
          <table:table-cell office:value-type="float" office:value="385.57">
            <text:p>385.57</text:p>
          </table:table-cell>
          <table:table-cell office:value-type="float" office:value="411.71">
            <text:p>411.71</text:p>
          </table:table-cell>
          <table:table-cell office:value-type="float" office:value="400.88">
            <text:p>400.88</text:p>
          </table:table-cell>
          <table:table-cell office:value-type="float" office:value="391.06">
            <text:p>391.06</text:p>
          </table:table-cell>
          <table:table-cell/>
          <table:table-cell office:value-type="float" office:value="393.76">
            <text:p>393.76</text:p>
          </table:table-cell>
          <table:table-cell office:value-type="float" office:value="376.69">
            <text:p>376.69</text:p>
          </table:table-cell>
          <table:table-cell office:value-type="float" office:value="379.18">
            <text:p>379.18</text:p>
          </table:table-cell>
          <table:table-cell office:value-type="float" office:value="379.24">
            <text:p>379.24</text:p>
          </table:table-cell>
          <table:table-cell table:number-columns-repeated="2"/>
          <table:table-cell office:value-type="float" office:value="407.71">
            <text:p>407.71</text:p>
          </table:table-cell>
          <table:table-cell table:number-columns-repeated="974"/>
        </table:table-row>
        <table:table-row table:style-name="ro1">
          <table:table-cell office:value-type="string">
            <text:p>Australia</text:p>
          </table:table-cell>
          <table:table-cell office:value-type="float" office:value="511.8">
            <text:p>511.8</text:p>
          </table:table-cell>
          <table:table-cell office:value-type="float" office:value="529.44">
            <text:p>529.44</text:p>
          </table:table-cell>
          <table:table-cell office:value-type="float" office:value="542.91">
            <text:p>542.91</text:p>
          </table:table-cell>
          <table:table-cell office:value-type="float" office:value="527.39">
            <text:p>527.39</text:p>
          </table:table-cell>
          <table:table-cell office:value-type="float" office:value="525.61">
            <text:p>525.61</text:p>
          </table:table-cell>
          <table:table-cell office:value-type="float" office:value="504.34">
            <text:p>504.34</text:p>
          </table:table-cell>
          <table:table-cell office:value-type="float" office:value="507.3">
            <text:p>507.3</text:p>
          </table:table-cell>
          <table:table-cell office:value-type="float" office:value="497.54">
            <text:p>497.54</text:p>
          </table:table-cell>
          <table:table-cell office:value-type="float" office:value="488.58">
            <text:p>488.58</text:p>
          </table:table-cell>
          <table:table-cell office:value-type="float" office:value="478.35">
            <text:p>478.35</text:p>
          </table:table-cell>
          <table:table-cell office:value-type="float" office:value="544.67">
            <text:p>544.67</text:p>
          </table:table-cell>
          <table:table-cell office:value-type="float" office:value="527.16">
            <text:p>527.16</text:p>
          </table:table-cell>
          <table:table-cell office:value-type="float" office:value="534.33">
            <text:p>534.33</text:p>
          </table:table-cell>
          <table:table-cell office:value-type="float" office:value="532.07">
            <text:p>532.07</text:p>
          </table:table-cell>
          <table:table-cell office:value-type="float" office:value="550.64">
            <text:p>550.64</text:p>
          </table:table-cell>
          <table:table-cell office:value-type="float" office:value="538.37">
            <text:p>538.37</text:p>
          </table:table-cell>
          <table:table-cell office:value-type="float" office:value="540.05">
            <text:p>540.05</text:p>
          </table:table-cell>
          <table:table-cell office:value-type="float" office:value="553.52">
            <text:p>553.52</text:p>
          </table:table-cell>
          <table:table-cell office:value-type="float" office:value="556.32">
            <text:p>556.32</text:p>
          </table:table-cell>
          <table:table-cell office:value-type="float" office:value="549.13">
            <text:p>549.13</text:p>
          </table:table-cell>
          <table:table-cell office:value-type="float" office:value="553.95">
            <text:p>553.95</text:p>
          </table:table-cell>
          <table:table-cell office:value-type="float" office:value="520.03">
            <text:p>520.03</text:p>
          </table:table-cell>
          <table:table-cell office:value-type="float" office:value="537.83">
            <text:p>537.83</text:p>
          </table:table-cell>
          <table:table-cell office:value-type="float" office:value="518.48">
            <text:p>518.48</text:p>
          </table:table-cell>
          <table:table-cell office:value-type="float" office:value="536.78">
            <text:p>536.78</text:p>
          </table:table-cell>
          <table:table-cell office:value-type="float" office:value="525.12">
            <text:p>525.12</text:p>
          </table:table-cell>
          <table:table-cell office:value-type="float" office:value="529.36">
            <text:p>529.36</text:p>
          </table:table-cell>
          <table:table-cell office:value-type="float" office:value="528.12">
            <text:p>528.12</text:p>
          </table:table-cell>
          <table:table-cell office:value-type="float" office:value="513.12">
            <text:p>513.12</text:p>
          </table:table-cell>
          <table:table-cell office:value-type="float" office:value="498.98">
            <text:p>498.98</text:p>
          </table:table-cell>
          <table:table-cell office:value-type="float" office:value="507.38">
            <text:p>507.38</text:p>
          </table:table-cell>
          <table:table-cell office:value-type="float" office:value="502.86">
            <text:p>502.86</text:p>
          </table:table-cell>
          <table:table-cell office:value-type="float" office:value="507.26">
            <text:p>507.26</text:p>
          </table:table-cell>
          <table:table-cell office:value-type="float" office:value="508.67">
            <text:p>508.67</text:p>
          </table:table-cell>
          <table:table-cell/>
          <table:table-cell office:value-type="float" office:value="494.23">
            <text:p>494.23</text:p>
          </table:table-cell>
          <table:table-cell office:value-type="float" office:value="492.19">
            <text:p>492.19</text:p>
          </table:table-cell>
          <table:table-cell office:value-type="float" office:value="521.51">
            <text:p>521.51</text:p>
          </table:table-cell>
          <table:table-cell office:value-type="float" office:value="523.73">
            <text:p>523.73</text:p>
          </table:table-cell>
          <table:table-cell office:value-type="float" office:value="489.36">
            <text:p>489.36</text:p>
          </table:table-cell>
          <table:table-cell office:value-type="float" office:value="468.53">
            <text:p>468.53</text:p>
          </table:table-cell>
          <table:table-cell/>
          <table:table-cell office:value-type="float" office:value="491.83">
            <text:p>491.83</text:p>
          </table:table-cell>
          <table:table-cell office:value-type="float" office:value="480.31">
            <text:p>480.31</text:p>
          </table:table-cell>
          <table:table-cell office:value-type="float" office:value="495.05">
            <text:p>495.05</text:p>
          </table:table-cell>
          <table:table-cell office:value-type="float" office:value="492.11">
            <text:p>492.11</text:p>
          </table:table-cell>
          <table:table-cell office:value-type="float" office:value="482.88">
            <text:p>482.88</text:p>
          </table:table-cell>
          <table:table-cell/>
          <table:table-cell office:value-type="float" office:value="491.83">
            <text:p>491.83</text:p>
          </table:table-cell>
          <table:table-cell table:number-columns-repeated="974"/>
        </table:table-row>
        <table:table-row table:style-name="ro1">
          <table:table-cell office:value-type="string">
            <text:p>Belgium</text:p>
          </table:table-cell>
          <table:table-cell office:value-type="float" office:value="508.62">
            <text:p>508.62</text:p>
          </table:table-cell>
          <table:table-cell office:value-type="float" office:value="543.54">
            <text:p>543.54</text:p>
          </table:table-cell>
          <table:table-cell office:value-type="float" office:value="559.73">
            <text:p>559.73</text:p>
          </table:table-cell>
          <table:table-cell office:value-type="float" office:value="534.58">
            <text:p>534.58</text:p>
          </table:table-cell>
          <table:table-cell office:value-type="float" office:value="532.44">
            <text:p>532.44</text:p>
          </table:table-cell>
          <table:table-cell office:value-type="float" office:value="497.84">
            <text:p>497.84</text:p>
          </table:table-cell>
          <table:table-cell office:value-type="float" office:value="514.41">
            <text:p>514.41</text:p>
          </table:table-cell>
          <table:table-cell office:value-type="float" office:value="481.7">
            <text:p>481.7</text:p>
          </table:table-cell>
          <table:table-cell office:value-type="float" office:value="477.07">
            <text:p>477.07</text:p>
          </table:table-cell>
          <table:table-cell office:value-type="float" office:value="464.93">
            <text:p>464.93</text:p>
          </table:table-cell>
          <table:table-cell office:value-type="float" office:value="561.92">
            <text:p>561.92</text:p>
          </table:table-cell>
          <table:table-cell office:value-type="float" office:value="563.85">
            <text:p>563.85</text:p>
          </table:table-cell>
          <table:table-cell office:value-type="float" office:value="544.07">
            <text:p>544.07</text:p>
          </table:table-cell>
          <table:table-cell office:value-type="float" office:value="519.55">
            <text:p>519.55</text:p>
          </table:table-cell>
          <table:table-cell office:value-type="float" office:value="564.38">
            <text:p>564.38</text:p>
          </table:table-cell>
          <table:table-cell office:value-type="float" office:value="557.18">
            <text:p>557.18</text:p>
          </table:table-cell>
          <table:table-cell office:value-type="float" office:value="562.01">
            <text:p>562.01</text:p>
          </table:table-cell>
          <table:table-cell office:value-type="float" office:value="567.48">
            <text:p>567.48</text:p>
          </table:table-cell>
          <table:table-cell office:value-type="float" office:value="573.68">
            <text:p>573.68</text:p>
          </table:table-cell>
          <table:table-cell office:value-type="float" office:value="566.29">
            <text:p>566.29</text:p>
          </table:table-cell>
          <table:table-cell office:value-type="float" office:value="520.4">
            <text:p>520.4</text:p>
          </table:table-cell>
          <table:table-cell office:value-type="float" office:value="522.73">
            <text:p>522.73</text:p>
          </table:table-cell>
          <table:table-cell office:value-type="float" office:value="548.54">
            <text:p>548.54</text:p>
          </table:table-cell>
          <table:table-cell office:value-type="float" office:value="531.05">
            <text:p>531.05</text:p>
          </table:table-cell>
          <table:table-cell office:value-type="float" office:value="545.6">
            <text:p>545.6</text:p>
          </table:table-cell>
          <table:table-cell office:value-type="float" office:value="527.6">
            <text:p>527.6</text:p>
          </table:table-cell>
          <table:table-cell office:value-type="float" office:value="555.69">
            <text:p>555.69</text:p>
          </table:table-cell>
          <table:table-cell office:value-type="float" office:value="531.5">
            <text:p>531.5</text:p>
          </table:table-cell>
          <table:table-cell office:value-type="float" office:value="522.1">
            <text:p>522.1</text:p>
          </table:table-cell>
          <table:table-cell office:value-type="float" office:value="491.36">
            <text:p>491.36</text:p>
          </table:table-cell>
          <table:table-cell office:value-type="float" office:value="499.72">
            <text:p>499.72</text:p>
          </table:table-cell>
          <table:table-cell office:value-type="float" office:value="498.03">
            <text:p>498.03</text:p>
          </table:table-cell>
          <table:table-cell office:value-type="float" office:value="506">
            <text:p>506</text:p>
          </table:table-cell>
          <table:table-cell office:value-type="float" office:value="516.31">
            <text:p>516.31</text:p>
          </table:table-cell>
          <table:table-cell/>
          <table:table-cell office:value-type="float" office:value="470.85">
            <text:p>470.85</text:p>
          </table:table-cell>
          <table:table-cell office:value-type="float" office:value="484.16">
            <text:p>484.16</text:p>
          </table:table-cell>
          <table:table-cell office:value-type="float" office:value="503.46">
            <text:p>503.46</text:p>
          </table:table-cell>
          <table:table-cell office:value-type="float" office:value="502.59">
            <text:p>502.59</text:p>
          </table:table-cell>
          <table:table-cell office:value-type="float" office:value="479.73">
            <text:p>479.73</text:p>
          </table:table-cell>
          <table:table-cell office:value-type="float" office:value="488.18">
            <text:p>488.18</text:p>
          </table:table-cell>
          <table:table-cell office:value-type="float" office:value="481.46">
            <text:p>481.46</text:p>
          </table:table-cell>
          <table:table-cell office:value-type="float" office:value="473.6">
            <text:p>473.6</text:p>
          </table:table-cell>
          <table:table-cell office:value-type="float" office:value="455.54">
            <text:p>455.54</text:p>
          </table:table-cell>
          <table:table-cell/>
          <table:table-cell office:value-type="float" office:value="475.94">
            <text:p>475.94</text:p>
          </table:table-cell>
          <table:table-cell office:value-type="float" office:value="481.18">
            <text:p>481.18</text:p>
          </table:table-cell>
          <table:table-cell/>
          <table:table-cell office:value-type="float" office:value="478.51">
            <text:p>478.51</text:p>
          </table:table-cell>
          <table:table-cell table:number-columns-repeated="974"/>
        </table:table-row>
        <table:table-row table:style-name="ro1">
          <table:table-cell office:value-type="string">
            <text:p>Brazil</text:p>
          </table:table-cell>
          <table:table-cell office:value-type="float" office:value="406.53">
            <text:p>406.53</text:p>
          </table:table-cell>
          <table:table-cell office:value-type="float" office:value="438.06">
            <text:p>438.06</text:p>
          </table:table-cell>
          <table:table-cell office:value-type="float" office:value="451">
            <text:p>451</text:p>
          </table:table-cell>
          <table:table-cell office:value-type="float" office:value="440.4">
            <text:p>440.4</text:p>
          </table:table-cell>
          <table:table-cell office:value-type="float" office:value="441">
            <text:p>441</text:p>
          </table:table-cell>
          <table:table-cell office:value-type="float" office:value="408.2">
            <text:p>408.2</text:p>
          </table:table-cell>
          <table:table-cell office:value-type="float" office:value="377.38">
            <text:p>377.38</text:p>
          </table:table-cell>
          <table:table-cell office:value-type="float" office:value="401.98">
            <text:p>401.98</text:p>
          </table:table-cell>
          <table:table-cell office:value-type="float" office:value="414.13">
            <text:p>414.13</text:p>
          </table:table-cell>
          <table:table-cell office:value-type="float" office:value="386.46">
            <text:p>386.46</text:p>
          </table:table-cell>
          <table:table-cell office:value-type="float" office:value="438.06">
            <text:p>438.06</text:p>
          </table:table-cell>
          <table:table-cell office:value-type="float" office:value="461.03">
            <text:p>461.03</text:p>
          </table:table-cell>
          <table:table-cell office:value-type="float" office:value="451.74">
            <text:p>451.74</text:p>
          </table:table-cell>
          <table:table-cell office:value-type="float" office:value="426.26">
            <text:p>426.26</text:p>
          </table:table-cell>
          <table:table-cell office:value-type="float" office:value="463.38">
            <text:p>463.38</text:p>
          </table:table-cell>
          <table:table-cell office:value-type="float" office:value="453.05">
            <text:p>453.05</text:p>
          </table:table-cell>
          <table:table-cell office:value-type="float" office:value="443.36">
            <text:p>443.36</text:p>
          </table:table-cell>
          <table:table-cell office:value-type="float" office:value="458.3">
            <text:p>458.3</text:p>
          </table:table-cell>
          <table:table-cell/>
          <table:table-cell office:value-type="float" office:value="469.56">
            <text:p>469.56</text:p>
          </table:table-cell>
          <table:table-cell office:value-type="float" office:value="452.24">
            <text:p>452.24</text:p>
          </table:table-cell>
          <table:table-cell office:value-type="float" office:value="432.98">
            <text:p>432.98</text:p>
          </table:table-cell>
          <table:table-cell office:value-type="float" office:value="448.61">
            <text:p>448.61</text:p>
          </table:table-cell>
          <table:table-cell office:value-type="float" office:value="435.75">
            <text:p>435.75</text:p>
          </table:table-cell>
          <table:table-cell/>
          <table:table-cell office:value-type="float" office:value="448.98">
            <text:p>448.98</text:p>
          </table:table-cell>
          <table:table-cell office:value-type="float" office:value="441.92">
            <text:p>441.92</text:p>
          </table:table-cell>
          <table:table-cell office:value-type="float" office:value="422.08">
            <text:p>422.08</text:p>
          </table:table-cell>
          <table:table-cell office:value-type="float" office:value="456.43">
            <text:p>456.43</text:p>
          </table:table-cell>
          <table:table-cell office:value-type="float" office:value="399.1">
            <text:p>399.1</text:p>
          </table:table-cell>
          <table:table-cell office:value-type="float" office:value="420.53">
            <text:p>420.53</text:p>
          </table:table-cell>
          <table:table-cell office:value-type="float" office:value="399.03">
            <text:p>399.03</text:p>
          </table:table-cell>
          <table:table-cell office:value-type="float" office:value="418.6">
            <text:p>418.6</text:p>
          </table:table-cell>
          <table:table-cell office:value-type="float" office:value="379.95">
            <text:p>379.95</text:p>
          </table:table-cell>
          <table:table-cell office:value-type="float" office:value="352.09">
            <text:p>352.09</text:p>
          </table:table-cell>
          <table:table-cell office:value-type="float" office:value="383.13">
            <text:p>383.13</text:p>
          </table:table-cell>
          <table:table-cell office:value-type="float" office:value="425.68">
            <text:p>425.68</text:p>
          </table:table-cell>
          <table:table-cell office:value-type="float" office:value="424.29">
            <text:p>424.29</text:p>
          </table:table-cell>
          <table:table-cell office:value-type="float" office:value="414.87">
            <text:p>414.87</text:p>
          </table:table-cell>
          <table:table-cell office:value-type="float" office:value="411.78">
            <text:p>411.78</text:p>
          </table:table-cell>
          <table:table-cell office:value-type="float" office:value="424.55">
            <text:p>424.55</text:p>
          </table:table-cell>
          <table:table-cell office:value-type="float" office:value="436.12">
            <text:p>436.12</text:p>
          </table:table-cell>
          <table:table-cell office:value-type="float" office:value="411.38">
            <text:p>411.38</text:p>
          </table:table-cell>
          <table:table-cell office:value-type="float" office:value="394.82">
            <text:p>394.82</text:p>
          </table:table-cell>
          <table:table-cell office:value-type="float" office:value="379.14">
            <text:p>379.14</text:p>
          </table:table-cell>
          <table:table-cell office:value-type="float" office:value="392.47">
            <text:p>392.47</text:p>
          </table:table-cell>
          <table:table-cell office:value-type="float" office:value="365.72">
            <text:p>365.72</text:p>
          </table:table-cell>
          <table:table-cell office:value-type="float" office:value="375.1">
            <text:p>375.1</text:p>
          </table:table-cell>
          <table:table-cell office:value-type="float" office:value="394.66">
            <text:p>394.66</text:p>
          </table:table-cell>
          <table:table-cell table:number-columns-repeated="974"/>
        </table:table-row>
        <table:table-row table:style-name="ro1">
          <table:table-cell office:value-type="string">
            <text:p>Bulgaria</text:p>
          </table:table-cell>
          <table:table-cell office:value-type="float" office:value="436.13">
            <text:p>436.13</text:p>
          </table:table-cell>
          <table:table-cell office:value-type="float" office:value="496.5">
            <text:p>496.5</text:p>
          </table:table-cell>
          <table:table-cell office:value-type="float" office:value="503.07">
            <text:p>503.07</text:p>
          </table:table-cell>
          <table:table-cell office:value-type="float" office:value="492.95">
            <text:p>492.95</text:p>
          </table:table-cell>
          <table:table-cell office:value-type="float" office:value="478.76">
            <text:p>478.76</text:p>
          </table:table-cell>
          <table:table-cell office:value-type="float" office:value="439.47">
            <text:p>439.47</text:p>
          </table:table-cell>
          <table:table-cell office:value-type="float" office:value="420.29">
            <text:p>420.29</text:p>
          </table:table-cell>
          <table:table-cell office:value-type="float" office:value="419.69">
            <text:p>419.69</text:p>
          </table:table-cell>
          <table:table-cell office:value-type="float" office:value="418.07">
            <text:p>418.07</text:p>
          </table:table-cell>
          <table:table-cell office:value-type="float" office:value="378.96">
            <text:p>378.96</text:p>
          </table:table-cell>
          <table:table-cell office:value-type="float" office:value="504.57">
            <text:p>504.57</text:p>
          </table:table-cell>
          <table:table-cell office:value-type="float" office:value="532.91">
            <text:p>532.91</text:p>
          </table:table-cell>
          <table:table-cell office:value-type="float" office:value="514.23">
            <text:p>514.23</text:p>
          </table:table-cell>
          <table:table-cell office:value-type="float" office:value="488.9">
            <text:p>488.9</text:p>
          </table:table-cell>
          <table:table-cell office:value-type="float" office:value="527.54">
            <text:p>527.54</text:p>
          </table:table-cell>
          <table:table-cell office:value-type="float" office:value="493.69">
            <text:p>493.69</text:p>
          </table:table-cell>
          <table:table-cell office:value-type="float" office:value="495.88">
            <text:p>495.88</text:p>
          </table:table-cell>
          <table:table-cell office:value-type="float" office:value="502.3">
            <text:p>502.3</text:p>
          </table:table-cell>
          <table:table-cell office:value-type="float" office:value="544.42">
            <text:p>544.42</text:p>
          </table:table-cell>
          <table:table-cell office:value-type="float" office:value="510.28">
            <text:p>510.28</text:p>
          </table:table-cell>
          <table:table-cell office:value-type="float" office:value="491.54">
            <text:p>491.54</text:p>
          </table:table-cell>
          <table:table-cell office:value-type="float" office:value="500.29">
            <text:p>500.29</text:p>
          </table:table-cell>
          <table:table-cell office:value-type="float" office:value="505.54">
            <text:p>505.54</text:p>
          </table:table-cell>
          <table:table-cell office:value-type="float" office:value="482.03">
            <text:p>482.03</text:p>
          </table:table-cell>
          <table:table-cell/>
          <table:table-cell office:value-type="float" office:value="463.4">
            <text:p>463.4</text:p>
          </table:table-cell>
          <table:table-cell office:value-type="float" office:value="483.33">
            <text:p>483.33</text:p>
          </table:table-cell>
          <table:table-cell office:value-type="float" office:value="479.38">
            <text:p>479.38</text:p>
          </table:table-cell>
          <table:table-cell office:value-type="float" office:value="510.85">
            <text:p>510.85</text:p>
          </table:table-cell>
          <table:table-cell office:value-type="float" office:value="430.67">
            <text:p>430.67</text:p>
          </table:table-cell>
          <table:table-cell office:value-type="float" office:value="440.44">
            <text:p>440.44</text:p>
          </table:table-cell>
          <table:table-cell office:value-type="float" office:value="448.71">
            <text:p>448.71</text:p>
          </table:table-cell>
          <table:table-cell office:value-type="float" office:value="447.78">
            <text:p>447.78</text:p>
          </table:table-cell>
          <table:table-cell office:value-type="float" office:value="421.3">
            <text:p>421.3</text:p>
          </table:table-cell>
          <table:table-cell/>
          <table:table-cell office:value-type="float" office:value="400.7">
            <text:p>400.7</text:p>
          </table:table-cell>
          <table:table-cell office:value-type="float" office:value="437.86">
            <text:p>437.86</text:p>
          </table:table-cell>
          <table:table-cell office:value-type="float" office:value="442.45">
            <text:p>442.45</text:p>
          </table:table-cell>
          <table:table-cell office:value-type="float" office:value="439.91">
            <text:p>439.91</text:p>
          </table:table-cell>
          <table:table-cell office:value-type="float" office:value="424.42">
            <text:p>424.42</text:p>
          </table:table-cell>
          <table:table-cell office:value-type="float" office:value="407.62">
            <text:p>407.62</text:p>
          </table:table-cell>
          <table:table-cell office:value-type="float" office:value="393.73">
            <text:p>393.73</text:p>
          </table:table-cell>
          <table:table-cell office:value-type="float" office:value="428.65">
            <text:p>428.65</text:p>
          </table:table-cell>
          <table:table-cell office:value-type="float" office:value="386.83">
            <text:p>386.83</text:p>
          </table:table-cell>
          <table:table-cell office:value-type="float" office:value="338.82">
            <text:p>338.82</text:p>
          </table:table-cell>
          <table:table-cell office:value-type="float" office:value="386.78">
            <text:p>386.78</text:p>
          </table:table-cell>
          <table:table-cell office:value-type="float" office:value="389.37">
            <text:p>389.37</text:p>
          </table:table-cell>
          <table:table-cell office:value-type="float" office:value="371.3">
            <text:p>371.3</text:p>
          </table:table-cell>
          <table:table-cell office:value-type="float" office:value="397.61">
            <text:p>397.61</text:p>
          </table:table-cell>
          <table:table-cell table:number-columns-repeated="974"/>
        </table:table-row>
        <table:table-row table:style-name="ro1">
          <table:table-cell office:value-type="string">
            <text:p>Canada</text:p>
          </table:table-cell>
          <table:table-cell office:value-type="float" office:value="523.12">
            <text:p>523.12</text:p>
          </table:table-cell>
          <table:table-cell office:value-type="float" office:value="541.11">
            <text:p>541.11</text:p>
          </table:table-cell>
          <table:table-cell office:value-type="float" office:value="549.03">
            <text:p>549.03</text:p>
          </table:table-cell>
          <table:table-cell office:value-type="float" office:value="541.09">
            <text:p>541.09</text:p>
          </table:table-cell>
          <table:table-cell office:value-type="float" office:value="530.73">
            <text:p>530.73</text:p>
          </table:table-cell>
          <table:table-cell office:value-type="float" office:value="511.89">
            <text:p>511.89</text:p>
          </table:table-cell>
          <table:table-cell office:value-type="float" office:value="524.72">
            <text:p>524.72</text:p>
          </table:table-cell>
          <table:table-cell office:value-type="float" office:value="515.09">
            <text:p>515.09</text:p>
          </table:table-cell>
          <table:table-cell office:value-type="float" office:value="509.58">
            <text:p>509.58</text:p>
          </table:table-cell>
          <table:table-cell office:value-type="float" office:value="498.11">
            <text:p>498.11</text:p>
          </table:table-cell>
          <table:table-cell office:value-type="float" office:value="551.45">
            <text:p>551.45</text:p>
          </table:table-cell>
          <table:table-cell office:value-type="float" office:value="546.87">
            <text:p>546.87</text:p>
          </table:table-cell>
          <table:table-cell office:value-type="float" office:value="547.67">
            <text:p>547.67</text:p>
          </table:table-cell>
          <table:table-cell office:value-type="float" office:value="528.72">
            <text:p>528.72</text:p>
          </table:table-cell>
          <table:table-cell office:value-type="float" office:value="561.16">
            <text:p>561.16</text:p>
          </table:table-cell>
          <table:table-cell office:value-type="float" office:value="529.82">
            <text:p>529.82</text:p>
          </table:table-cell>
          <table:table-cell office:value-type="float" office:value="555.63">
            <text:p>555.63</text:p>
          </table:table-cell>
          <table:table-cell office:value-type="float" office:value="554.75">
            <text:p>554.75</text:p>
          </table:table-cell>
          <table:table-cell office:value-type="float" office:value="591.29">
            <text:p>591.29</text:p>
          </table:table-cell>
          <table:table-cell office:value-type="float" office:value="556.92">
            <text:p>556.92</text:p>
          </table:table-cell>
          <table:table-cell office:value-type="float" office:value="543.13">
            <text:p>543.13</text:p>
          </table:table-cell>
          <table:table-cell office:value-type="float" office:value="537.6">
            <text:p>537.6</text:p>
          </table:table-cell>
          <table:table-cell office:value-type="float" office:value="542.9">
            <text:p>542.9</text:p>
          </table:table-cell>
          <table:table-cell office:value-type="float" office:value="537.63">
            <text:p>537.63</text:p>
          </table:table-cell>
          <table:table-cell office:value-type="float" office:value="545.99">
            <text:p>545.99</text:p>
          </table:table-cell>
          <table:table-cell office:value-type="float" office:value="536.64">
            <text:p>536.64</text:p>
          </table:table-cell>
          <table:table-cell office:value-type="float" office:value="522.85">
            <text:p>522.85</text:p>
          </table:table-cell>
          <table:table-cell office:value-type="float" office:value="531.3">
            <text:p>531.3</text:p>
          </table:table-cell>
          <table:table-cell office:value-type="float" office:value="529.67">
            <text:p>529.67</text:p>
          </table:table-cell>
          <table:table-cell office:value-type="float" office:value="499.52">
            <text:p>499.52</text:p>
          </table:table-cell>
          <table:table-cell office:value-type="float" office:value="519.71">
            <text:p>519.71</text:p>
          </table:table-cell>
          <table:table-cell office:value-type="float" office:value="516.18">
            <text:p>516.18</text:p>
          </table:table-cell>
          <table:table-cell office:value-type="float" office:value="519.92">
            <text:p>519.92</text:p>
          </table:table-cell>
          <table:table-cell office:value-type="float" office:value="532.06">
            <text:p>532.06</text:p>
          </table:table-cell>
          <table:table-cell office:value-type="float" office:value="492.17">
            <text:p>492.17</text:p>
          </table:table-cell>
          <table:table-cell office:value-type="float" office:value="506.44">
            <text:p>506.44</text:p>
          </table:table-cell>
          <table:table-cell office:value-type="float" office:value="512.28">
            <text:p>512.28</text:p>
          </table:table-cell>
          <table:table-cell office:value-type="float" office:value="524.63">
            <text:p>524.63</text:p>
          </table:table-cell>
          <table:table-cell office:value-type="float" office:value="537.03">
            <text:p>537.03</text:p>
          </table:table-cell>
          <table:table-cell office:value-type="float" office:value="513.24">
            <text:p>513.24</text:p>
          </table:table-cell>
          <table:table-cell office:value-type="float" office:value="507.19">
            <text:p>507.19</text:p>
          </table:table-cell>
          <table:table-cell office:value-type="float" office:value="522.97">
            <text:p>522.97</text:p>
          </table:table-cell>
          <table:table-cell office:value-type="float" office:value="506.97">
            <text:p>506.97</text:p>
          </table:table-cell>
          <table:table-cell office:value-type="float" office:value="491.67">
            <text:p>491.67</text:p>
          </table:table-cell>
          <table:table-cell office:value-type="float" office:value="486.93">
            <text:p>486.93</text:p>
          </table:table-cell>
          <table:table-cell office:value-type="float" office:value="511.49">
            <text:p>511.49</text:p>
          </table:table-cell>
          <table:table-cell office:value-type="float" office:value="505.27">
            <text:p>505.27</text:p>
          </table:table-cell>
          <table:table-cell/>
          <table:table-cell office:value-type="float" office:value="515.5">
            <text:p>515.5</text:p>
          </table:table-cell>
          <table:table-cell table:number-columns-repeated="974"/>
        </table:table-row>
        <table:table-row table:style-name="ro1">
          <table:table-cell office:value-type="string">
            <text:p>Chile</text:p>
          </table:table-cell>
          <table:table-cell office:value-type="float" office:value="441.4">
            <text:p>441.4</text:p>
          </table:table-cell>
          <table:table-cell office:value-type="float" office:value="481.03">
            <text:p>481.03</text:p>
          </table:table-cell>
          <table:table-cell office:value-type="float" office:value="493.47">
            <text:p>493.47</text:p>
          </table:table-cell>
          <table:table-cell office:value-type="float" office:value="466.56">
            <text:p>466.56</text:p>
          </table:table-cell>
          <table:table-cell office:value-type="float" office:value="469.99">
            <text:p>469.99</text:p>
          </table:table-cell>
          <table:table-cell office:value-type="float" office:value="440.7">
            <text:p>440.7</text:p>
          </table:table-cell>
          <table:table-cell office:value-type="float" office:value="402.42">
            <text:p>402.42</text:p>
          </table:table-cell>
          <table:table-cell office:value-type="float" office:value="426.71">
            <text:p>426.71</text:p>
          </table:table-cell>
          <table:table-cell office:value-type="float" office:value="432.74">
            <text:p>432.74</text:p>
          </table:table-cell>
          <table:table-cell office:value-type="float" office:value="424.46">
            <text:p>424.46</text:p>
          </table:table-cell>
          <table:table-cell office:value-type="float" office:value="497.38">
            <text:p>497.38</text:p>
          </table:table-cell>
          <table:table-cell office:value-type="float" office:value="491.04">
            <text:p>491.04</text:p>
          </table:table-cell>
          <table:table-cell office:value-type="float" office:value="491.41">
            <text:p>491.41</text:p>
          </table:table-cell>
          <table:table-cell office:value-type="float" office:value="468.69">
            <text:p>468.69</text:p>
          </table:table-cell>
          <table:table-cell office:value-type="float" office:value="503.3">
            <text:p>503.3</text:p>
          </table:table-cell>
          <table:table-cell office:value-type="float" office:value="495.34">
            <text:p>495.34</text:p>
          </table:table-cell>
          <table:table-cell office:value-type="float" office:value="490.88">
            <text:p>490.88</text:p>
          </table:table-cell>
          <table:table-cell office:value-type="float" office:value="492.54">
            <text:p>492.54</text:p>
          </table:table-cell>
          <table:table-cell/>
          <table:table-cell office:value-type="float" office:value="505.68">
            <text:p>505.68</text:p>
          </table:table-cell>
          <table:table-cell office:value-type="float" office:value="454.64">
            <text:p>454.64</text:p>
          </table:table-cell>
          <table:table-cell office:value-type="float" office:value="459.01">
            <text:p>459.01</text:p>
          </table:table-cell>
          <table:table-cell office:value-type="float" office:value="481.37">
            <text:p>481.37</text:p>
          </table:table-cell>
          <table:table-cell office:value-type="float" office:value="475.66">
            <text:p>475.66</text:p>
          </table:table-cell>
          <table:table-cell/>
          <table:table-cell office:value-type="float" office:value="472.26">
            <text:p>472.26</text:p>
          </table:table-cell>
          <table:table-cell office:value-type="float" office:value="466.87">
            <text:p>466.87</text:p>
          </table:table-cell>
          <table:table-cell office:value-type="float" office:value="466.8">
            <text:p>466.8</text:p>
          </table:table-cell>
          <table:table-cell office:value-type="float" office:value="475.99">
            <text:p>475.99</text:p>
          </table:table-cell>
          <table:table-cell office:value-type="float" office:value="437.29">
            <text:p>437.29</text:p>
          </table:table-cell>
          <table:table-cell office:value-type="float" office:value="445.21">
            <text:p>445.21</text:p>
          </table:table-cell>
          <table:table-cell office:value-type="float" office:value="433.63">
            <text:p>433.63</text:p>
          </table:table-cell>
          <table:table-cell office:value-type="float" office:value="436.07">
            <text:p>436.07</text:p>
          </table:table-cell>
          <table:table-cell office:value-type="float" office:value="417.03">
            <text:p>417.03</text:p>
          </table:table-cell>
          <table:table-cell/>
          <table:table-cell office:value-type="float" office:value="416.65">
            <text:p>416.65</text:p>
          </table:table-cell>
          <table:table-cell office:value-type="float" office:value="436.48">
            <text:p>436.48</text:p>
          </table:table-cell>
          <table:table-cell office:value-type="float" office:value="454.7">
            <text:p>454.7</text:p>
          </table:table-cell>
          <table:table-cell office:value-type="float" office:value="437.11">
            <text:p>437.11</text:p>
          </table:table-cell>
          <table:table-cell office:value-type="float" office:value="423.82">
            <text:p>423.82</text:p>
          </table:table-cell>
          <table:table-cell office:value-type="float" office:value="443.62">
            <text:p>443.62</text:p>
          </table:table-cell>
          <table:table-cell/>
          <table:table-cell office:value-type="float" office:value="430.45">
            <text:p>430.45</text:p>
          </table:table-cell>
          <table:table-cell office:value-type="float" office:value="419.03">
            <text:p>419.03</text:p>
          </table:table-cell>
          <table:table-cell office:value-type="float" office:value="406.47">
            <text:p>406.47</text:p>
          </table:table-cell>
          <table:table-cell office:value-type="float" office:value="421.24">
            <text:p>421.24</text:p>
          </table:table-cell>
          <table:table-cell office:value-type="float" office:value="414.58">
            <text:p>414.58</text:p>
          </table:table-cell>
          <table:table-cell/>
          <table:table-cell office:value-type="float" office:value="414.89">
            <text:p>414.89</text:p>
          </table:table-cell>
          <table:table-cell table:number-columns-repeated="974"/>
        </table:table-row>
        <table:table-row table:style-name="ro1">
          <table:table-cell office:value-type="string">
            <text:p>Chinese Taipei</text:p>
          </table:table-cell>
          <table:table-cell office:value-type="float" office:value="523.12">
            <text:p>523.12</text:p>
          </table:table-cell>
          <table:table-cell office:value-type="float" office:value="566.85">
            <text:p>566.85</text:p>
          </table:table-cell>
          <table:table-cell office:value-type="float" office:value="568.15">
            <text:p>568.15</text:p>
          </table:table-cell>
          <table:table-cell office:value-type="float" office:value="550.8">
            <text:p>550.8</text:p>
          </table:table-cell>
          <table:table-cell office:value-type="float" office:value="543.87">
            <text:p>543.87</text:p>
          </table:table-cell>
          <table:table-cell office:value-type="float" office:value="521.1">
            <text:p>521.1</text:p>
          </table:table-cell>
          <table:table-cell office:value-type="float" office:value="510.63">
            <text:p>510.63</text:p>
          </table:table-cell>
          <table:table-cell office:value-type="float" office:value="512.45">
            <text:p>512.45</text:p>
          </table:table-cell>
          <table:table-cell office:value-type="float" office:value="512.44">
            <text:p>512.44</text:p>
          </table:table-cell>
          <table:table-cell office:value-type="float" office:value="489.19">
            <text:p>489.19</text:p>
          </table:table-cell>
          <table:table-cell office:value-type="float" office:value="564.37">
            <text:p>564.37</text:p>
          </table:table-cell>
          <table:table-cell office:value-type="float" office:value="571.18">
            <text:p>571.18</text:p>
          </table:table-cell>
          <table:table-cell office:value-type="float" office:value="566.83">
            <text:p>566.83</text:p>
          </table:table-cell>
          <table:table-cell/>
          <table:table-cell office:value-type="float" office:value="558.16">
            <text:p>558.16</text:p>
          </table:table-cell>
          <table:table-cell office:value-type="float" office:value="557.45">
            <text:p>557.45</text:p>
          </table:table-cell>
          <table:table-cell office:value-type="float" office:value="585.03">
            <text:p>585.03</text:p>
          </table:table-cell>
          <table:table-cell office:value-type="float" office:value="558.42">
            <text:p>558.42</text:p>
          </table:table-cell>
          <table:table-cell office:value-type="float" office:value="565.54">
            <text:p>565.54</text:p>
          </table:table-cell>
          <table:table-cell office:value-type="float" office:value="555.42">
            <text:p>555.42</text:p>
          </table:table-cell>
          <table:table-cell office:value-type="float" office:value="542.66">
            <text:p>542.66</text:p>
          </table:table-cell>
          <table:table-cell office:value-type="float" office:value="561.11">
            <text:p>561.11</text:p>
          </table:table-cell>
          <table:table-cell office:value-type="float" office:value="553.5">
            <text:p>553.5</text:p>
          </table:table-cell>
          <table:table-cell office:value-type="float" office:value="531.32">
            <text:p>531.32</text:p>
          </table:table-cell>
          <table:table-cell office:value-type="float" office:value="560.35">
            <text:p>560.35</text:p>
          </table:table-cell>
          <table:table-cell office:value-type="float" office:value="545.31">
            <text:p>545.31</text:p>
          </table:table-cell>
          <table:table-cell office:value-type="float" office:value="549.85">
            <text:p>549.85</text:p>
          </table:table-cell>
          <table:table-cell office:value-type="float" office:value="537.79">
            <text:p>537.79</text:p>
          </table:table-cell>
          <table:table-cell office:value-type="float" office:value="551.09">
            <text:p>551.09</text:p>
          </table:table-cell>
          <table:table-cell office:value-type="float" office:value="509.48">
            <text:p>509.48</text:p>
          </table:table-cell>
          <table:table-cell office:value-type="float" office:value="524.38">
            <text:p>524.38</text:p>
          </table:table-cell>
          <table:table-cell office:value-type="float" office:value="522.73">
            <text:p>522.73</text:p>
          </table:table-cell>
          <table:table-cell office:value-type="float" office:value="526.73">
            <text:p>526.73</text:p>
          </table:table-cell>
          <table:table-cell office:value-type="float" office:value="510.83">
            <text:p>510.83</text:p>
          </table:table-cell>
          <table:table-cell/>
          <table:table-cell office:value-type="float" office:value="501.24">
            <text:p>501.24</text:p>
          </table:table-cell>
          <table:table-cell office:value-type="float" office:value="511.66">
            <text:p>511.66</text:p>
          </table:table-cell>
          <table:table-cell office:value-type="float" office:value="523.42">
            <text:p>523.42</text:p>
          </table:table-cell>
          <table:table-cell office:value-type="float" office:value="534.66">
            <text:p>534.66</text:p>
          </table:table-cell>
          <table:table-cell office:value-type="float" office:value="518.36">
            <text:p>518.36</text:p>
          </table:table-cell>
          <table:table-cell office:value-type="float" office:value="517.34">
            <text:p>517.34</text:p>
          </table:table-cell>
          <table:table-cell office:value-type="float" office:value="514.75">
            <text:p>514.75</text:p>
          </table:table-cell>
          <table:table-cell office:value-type="float" office:value="506.79">
            <text:p>506.79</text:p>
          </table:table-cell>
          <table:table-cell office:value-type="float" office:value="500.18">
            <text:p>500.18</text:p>
          </table:table-cell>
          <table:table-cell/>
          <table:table-cell office:value-type="float" office:value="486.45">
            <text:p>486.45</text:p>
          </table:table-cell>
          <table:table-cell office:value-type="float" office:value="493.69">
            <text:p>493.69</text:p>
          </table:table-cell>
          <table:table-cell/>
          <table:table-cell office:value-type="float" office:value="490.36">
            <text:p>490.36</text:p>
          </table:table-cell>
          <table:table-cell table:number-columns-repeated="974"/>
        </table:table-row>
        <table:table-row table:style-name="ro1">
          <table:table-cell office:value-type="string">
            <text:p>Colombia</text:p>
          </table:table-cell>
          <table:table-cell office:value-type="float" office:value="403.4">
            <text:p>403.4</text:p>
          </table:table-cell>
          <table:table-cell office:value-type="float" office:value="456.43">
            <text:p>456.43</text:p>
          </table:table-cell>
          <table:table-cell office:value-type="float" office:value="447.81">
            <text:p>447.81</text:p>
          </table:table-cell>
          <table:table-cell office:value-type="float" office:value="429.08">
            <text:p>429.08</text:p>
          </table:table-cell>
          <table:table-cell office:value-type="float" office:value="442.43">
            <text:p>442.43</text:p>
          </table:table-cell>
          <table:table-cell office:value-type="float" office:value="410.32">
            <text:p>410.32</text:p>
          </table:table-cell>
          <table:table-cell office:value-type="float" office:value="368.75">
            <text:p>368.75</text:p>
          </table:table-cell>
          <table:table-cell office:value-type="float" office:value="401.08">
            <text:p>401.08</text:p>
          </table:table-cell>
          <table:table-cell office:value-type="float" office:value="405.52">
            <text:p>405.52</text:p>
          </table:table-cell>
          <table:table-cell office:value-type="float" office:value="386.75">
            <text:p>386.75</text:p>
          </table:table-cell>
          <table:table-cell office:value-type="float" office:value="467.75">
            <text:p>467.75</text:p>
          </table:table-cell>
          <table:table-cell office:value-type="float" office:value="430.56">
            <text:p>430.56</text:p>
          </table:table-cell>
          <table:table-cell/>
          <table:table-cell office:value-type="float" office:value="495.22">
            <text:p>495.22</text:p>
          </table:table-cell>
          <table:table-cell office:value-type="float" office:value="466.29">
            <text:p>466.29</text:p>
          </table:table-cell>
          <table:table-cell office:value-type="float" office:value="445.92">
            <text:p>445.92</text:p>
          </table:table-cell>
          <table:table-cell office:value-type="float" office:value="438.56">
            <text:p>438.56</text:p>
          </table:table-cell>
          <table:table-cell office:value-type="float" office:value="458.59">
            <text:p>458.59</text:p>
          </table:table-cell>
          <table:table-cell office:value-type="float" office:value="464.77">
            <text:p>464.77</text:p>
          </table:table-cell>
          <table:table-cell office:value-type="float" office:value="463.13">
            <text:p>463.13</text:p>
          </table:table-cell>
          <table:table-cell office:value-type="float" office:value="424.98">
            <text:p>424.98</text:p>
          </table:table-cell>
          <table:table-cell office:value-type="float" office:value="447.02">
            <text:p>447.02</text:p>
          </table:table-cell>
          <table:table-cell office:value-type="float" office:value="432.66">
            <text:p>432.66</text:p>
          </table:table-cell>
          <table:table-cell office:value-type="float" office:value="429.07">
            <text:p>429.07</text:p>
          </table:table-cell>
          <table:table-cell/>
          <table:table-cell office:value-type="float" office:value="449.9">
            <text:p>449.9</text:p>
          </table:table-cell>
          <table:table-cell office:value-type="float" office:value="438.08">
            <text:p>438.08</text:p>
          </table:table-cell>
          <table:table-cell office:value-type="float" office:value="430.91">
            <text:p>430.91</text:p>
          </table:table-cell>
          <table:table-cell office:value-type="float" office:value="444.49">
            <text:p>444.49</text:p>
          </table:table-cell>
          <table:table-cell office:value-type="float" office:value="397.71">
            <text:p>397.71</text:p>
          </table:table-cell>
          <table:table-cell office:value-type="float" office:value="417.95">
            <text:p>417.95</text:p>
          </table:table-cell>
          <table:table-cell office:value-type="float" office:value="399.75">
            <text:p>399.75</text:p>
          </table:table-cell>
          <table:table-cell office:value-type="float" office:value="406.25">
            <text:p>406.25</text:p>
          </table:table-cell>
          <table:table-cell office:value-type="float" office:value="368.74">
            <text:p>368.74</text:p>
          </table:table-cell>
          <table:table-cell/>
          <table:table-cell office:value-type="float" office:value="390.77">
            <text:p>390.77</text:p>
          </table:table-cell>
          <table:table-cell office:value-type="float" office:value="412.44">
            <text:p>412.44</text:p>
          </table:table-cell>
          <table:table-cell office:value-type="float" office:value="398.97">
            <text:p>398.97</text:p>
          </table:table-cell>
          <table:table-cell office:value-type="float" office:value="404.18">
            <text:p>404.18</text:p>
          </table:table-cell>
          <table:table-cell office:value-type="float" office:value="410.11">
            <text:p>410.11</text:p>
          </table:table-cell>
          <table:table-cell office:value-type="float" office:value="395.17">
            <text:p>395.17</text:p>
          </table:table-cell>
          <table:table-cell/>
          <table:table-cell office:value-type="float" office:value="410">
            <text:p>410</text:p>
          </table:table-cell>
          <table:table-cell office:value-type="float" office:value="390.82">
            <text:p>390.82</text:p>
          </table:table-cell>
          <table:table-cell office:value-type="float" office:value="385.69">
            <text:p>385.69</text:p>
          </table:table-cell>
          <table:table-cell office:value-type="float" office:value="378.43">
            <text:p>378.43</text:p>
          </table:table-cell>
          <table:table-cell office:value-type="float" office:value="371.42">
            <text:p>371.42</text:p>
          </table:table-cell>
          <table:table-cell office:value-type="float" office:value="403.57">
            <text:p>403.57</text:p>
          </table:table-cell>
          <table:table-cell office:value-type="float" office:value="392.67">
            <text:p>392.67</text:p>
          </table:table-cell>
          <table:table-cell table:number-columns-repeated="974"/>
        </table:table-row>
        <table:table-row table:style-name="ro1">
          <table:table-cell office:value-type="string">
            <text:p>Costa Rica</text:p>
          </table:table-cell>
          <table:table-cell office:value-type="float" office:value="440.55">
            <text:p>440.55</text:p>
          </table:table-cell>
          <table:table-cell office:value-type="float" office:value="465.5">
            <text:p>465.5</text:p>
          </table:table-cell>
          <table:table-cell office:value-type="float" office:value="483.53">
            <text:p>483.53</text:p>
          </table:table-cell>
          <table:table-cell office:value-type="float" office:value="469.71">
            <text:p>469.71</text:p>
          </table:table-cell>
          <table:table-cell office:value-type="float" office:value="460.63">
            <text:p>460.63</text:p>
          </table:table-cell>
          <table:table-cell office:value-type="float" office:value="439.09">
            <text:p>439.09</text:p>
          </table:table-cell>
          <table:table-cell office:value-type="float" office:value="402.13">
            <text:p>402.13</text:p>
          </table:table-cell>
          <table:table-cell office:value-type="float" office:value="438.18">
            <text:p>438.18</text:p>
          </table:table-cell>
          <table:table-cell office:value-type="float" office:value="439.86">
            <text:p>439.86</text:p>
          </table:table-cell>
          <table:table-cell office:value-type="float" office:value="425.51">
            <text:p>425.51</text:p>
          </table:table-cell>
          <table:table-cell/>
          <table:table-cell office:value-type="float" office:value="470.67">
            <text:p>470.67</text:p>
          </table:table-cell>
          <table:table-cell office:value-type="float" office:value="434.95">
            <text:p>434.95</text:p>
          </table:table-cell>
          <table:table-cell/>
          <table:table-cell office:value-type="float" office:value="484.68">
            <text:p>484.68</text:p>
          </table:table-cell>
          <table:table-cell office:value-type="float" office:value="484.35">
            <text:p>484.35</text:p>
          </table:table-cell>
          <table:table-cell office:value-type="float" office:value="479.95">
            <text:p>479.95</text:p>
          </table:table-cell>
          <table:table-cell office:value-type="float" office:value="486.15">
            <text:p>486.15</text:p>
          </table:table-cell>
          <table:table-cell office:value-type="float" office:value="497.36">
            <text:p>497.36</text:p>
          </table:table-cell>
          <table:table-cell office:value-type="float" office:value="511.29">
            <text:p>511.29</text:p>
          </table:table-cell>
          <table:table-cell office:value-type="float" office:value="458.78">
            <text:p>458.78</text:p>
          </table:table-cell>
          <table:table-cell office:value-type="float" office:value="472.52">
            <text:p>472.52</text:p>
          </table:table-cell>
          <table:table-cell office:value-type="float" office:value="474.53">
            <text:p>474.53</text:p>
          </table:table-cell>
          <table:table-cell office:value-type="float" office:value="460.69">
            <text:p>460.69</text:p>
          </table:table-cell>
          <table:table-cell/>
          <table:table-cell office:value-type="float" office:value="459.42">
            <text:p>459.42</text:p>
          </table:table-cell>
          <table:table-cell office:value-type="float" office:value="466.47">
            <text:p>466.47</text:p>
          </table:table-cell>
          <table:table-cell table:number-columns-repeated="2"/>
          <table:table-cell office:value-type="float" office:value="431.12">
            <text:p>431.12</text:p>
          </table:table-cell>
          <table:table-cell office:value-type="float" office:value="456.83">
            <text:p>456.83</text:p>
          </table:table-cell>
          <table:table-cell office:value-type="float" office:value="440.6">
            <text:p>440.6</text:p>
          </table:table-cell>
          <table:table-cell office:value-type="float" office:value="425.12">
            <text:p>425.12</text:p>
          </table:table-cell>
          <table:table-cell office:value-type="float" office:value="413.39">
            <text:p>413.39</text:p>
          </table:table-cell>
          <table:table-cell/>
          <table:table-cell office:value-type="float" office:value="425.92">
            <text:p>425.92</text:p>
          </table:table-cell>
          <table:table-cell office:value-type="float" office:value="439.29">
            <text:p>439.29</text:p>
          </table:table-cell>
          <table:table-cell office:value-type="float" office:value="464.09">
            <text:p>464.09</text:p>
          </table:table-cell>
          <table:table-cell office:value-type="float" office:value="456.98">
            <text:p>456.98</text:p>
          </table:table-cell>
          <table:table-cell office:value-type="float" office:value="444.06">
            <text:p>444.06</text:p>
          </table:table-cell>
          <table:table-cell office:value-type="float" office:value="448.64">
            <text:p>448.64</text:p>
          </table:table-cell>
          <table:table-cell/>
          <table:table-cell office:value-type="float" office:value="438.62">
            <text:p>438.62</text:p>
          </table:table-cell>
          <table:table-cell/>
          <table:table-cell office:value-type="float" office:value="407.52">
            <text:p>407.52</text:p>
          </table:table-cell>
          <table:table-cell office:value-type="float" office:value="419.04">
            <text:p>419.04</text:p>
          </table:table-cell>
          <table:table-cell office:value-type="float" office:value="409.68">
            <text:p>409.68</text:p>
          </table:table-cell>
          <table:table-cell/>
          <table:table-cell office:value-type="float" office:value="442.36">
            <text:p>442.36</text:p>
          </table:table-cell>
          <table:table-cell table:number-columns-repeated="974"/>
        </table:table-row>
        <table:table-row table:style-name="ro1">
          <table:table-cell office:value-type="string">
            <text:p>Croatia</text:p>
          </table:table-cell>
          <table:table-cell office:value-type="float" office:value="484.57">
            <text:p>484.57</text:p>
          </table:table-cell>
          <table:table-cell office:value-type="float" office:value="514.34">
            <text:p>514.34</text:p>
          </table:table-cell>
          <table:table-cell office:value-type="float" office:value="537.15">
            <text:p>537.15</text:p>
          </table:table-cell>
          <table:table-cell office:value-type="float" office:value="504.46">
            <text:p>504.46</text:p>
          </table:table-cell>
          <table:table-cell office:value-type="float" office:value="507.81">
            <text:p>507.81</text:p>
          </table:table-cell>
          <table:table-cell office:value-type="float" office:value="477.04">
            <text:p>477.04</text:p>
          </table:table-cell>
          <table:table-cell office:value-type="float" office:value="460.36">
            <text:p>460.36</text:p>
          </table:table-cell>
          <table:table-cell office:value-type="float" office:value="474.29">
            <text:p>474.29</text:p>
          </table:table-cell>
          <table:table-cell office:value-type="float" office:value="468.16">
            <text:p>468.16</text:p>
          </table:table-cell>
          <table:table-cell office:value-type="float" office:value="456.79">
            <text:p>456.79</text:p>
          </table:table-cell>
          <table:table-cell office:value-type="float" office:value="510.18">
            <text:p>510.18</text:p>
          </table:table-cell>
          <table:table-cell office:value-type="float" office:value="528.32">
            <text:p>528.32</text:p>
          </table:table-cell>
          <table:table-cell office:value-type="float" office:value="517.24">
            <text:p>517.24</text:p>
          </table:table-cell>
          <table:table-cell office:value-type="float" office:value="504.6">
            <text:p>504.6</text:p>
          </table:table-cell>
          <table:table-cell office:value-type="float" office:value="543.68">
            <text:p>543.68</text:p>
          </table:table-cell>
          <table:table-cell office:value-type="float" office:value="548.34">
            <text:p>548.34</text:p>
          </table:table-cell>
          <table:table-cell office:value-type="float" office:value="537.12">
            <text:p>537.12</text:p>
          </table:table-cell>
          <table:table-cell/>
          <table:table-cell office:value-type="float" office:value="570.41">
            <text:p>570.41</text:p>
          </table:table-cell>
          <table:table-cell office:value-type="float" office:value="533.1">
            <text:p>533.1</text:p>
          </table:table-cell>
          <table:table-cell office:value-type="float" office:value="495.01">
            <text:p>495.01</text:p>
          </table:table-cell>
          <table:table-cell office:value-type="float" office:value="500.52">
            <text:p>500.52</text:p>
          </table:table-cell>
          <table:table-cell office:value-type="float" office:value="516.6">
            <text:p>516.6</text:p>
          </table:table-cell>
          <table:table-cell office:value-type="float" office:value="522.36">
            <text:p>522.36</text:p>
          </table:table-cell>
          <table:table-cell/>
          <table:table-cell office:value-type="float" office:value="522.3">
            <text:p>522.3</text:p>
          </table:table-cell>
          <table:table-cell office:value-type="float" office:value="504.74">
            <text:p>504.74</text:p>
          </table:table-cell>
          <table:table-cell office:value-type="float" office:value="511.59">
            <text:p>511.59</text:p>
          </table:table-cell>
          <table:table-cell office:value-type="float" office:value="478.18">
            <text:p>478.18</text:p>
          </table:table-cell>
          <table:table-cell office:value-type="float" office:value="468.39">
            <text:p>468.39</text:p>
          </table:table-cell>
          <table:table-cell office:value-type="float" office:value="484.36">
            <text:p>484.36</text:p>
          </table:table-cell>
          <table:table-cell office:value-type="float" office:value="466.32">
            <text:p>466.32</text:p>
          </table:table-cell>
          <table:table-cell office:value-type="float" office:value="477.05">
            <text:p>477.05</text:p>
          </table:table-cell>
          <table:table-cell office:value-type="float" office:value="451.91">
            <text:p>451.91</text:p>
          </table:table-cell>
          <table:table-cell office:value-type="float" office:value="492.07">
            <text:p>492.07</text:p>
          </table:table-cell>
          <table:table-cell office:value-type="float" office:value="470.48">
            <text:p>470.48</text:p>
          </table:table-cell>
          <table:table-cell office:value-type="float" office:value="474.94">
            <text:p>474.94</text:p>
          </table:table-cell>
          <table:table-cell office:value-type="float" office:value="490.87">
            <text:p>490.87</text:p>
          </table:table-cell>
          <table:table-cell office:value-type="float" office:value="477.6">
            <text:p>477.6</text:p>
          </table:table-cell>
          <table:table-cell office:value-type="float" office:value="469.91">
            <text:p>469.91</text:p>
          </table:table-cell>
          <table:table-cell office:value-type="float" office:value="474.67">
            <text:p>474.67</text:p>
          </table:table-cell>
          <table:table-cell/>
          <table:table-cell office:value-type="float" office:value="467.33">
            <text:p>467.33</text:p>
          </table:table-cell>
          <table:table-cell office:value-type="float" office:value="459.4">
            <text:p>459.4</text:p>
          </table:table-cell>
          <table:table-cell office:value-type="float" office:value="455.68">
            <text:p>455.68</text:p>
          </table:table-cell>
          <table:table-cell office:value-type="float" office:value="464.95">
            <text:p>464.95</text:p>
          </table:table-cell>
          <table:table-cell office:value-type="float" office:value="452.62">
            <text:p>452.62</text:p>
          </table:table-cell>
          <table:table-cell/>
          <table:table-cell office:value-type="float" office:value="477.9">
            <text:p>477.9</text:p>
          </table:table-cell>
          <table:table-cell table:number-columns-repeated="974"/>
        </table:table-row>
        <table:table-row table:style-name="ro1">
          <table:table-cell office:value-type="string">
            <text:p>Czech Republic</text:p>
          </table:table-cell>
          <table:table-cell office:value-type="float" office:value="492.89">
            <text:p>492.89</text:p>
          </table:table-cell>
          <table:table-cell office:value-type="float" office:value="522.5">
            <text:p>522.5</text:p>
          </table:table-cell>
          <table:table-cell office:value-type="float" office:value="541.5">
            <text:p>541.5</text:p>
          </table:table-cell>
          <table:table-cell office:value-type="float" office:value="520.7">
            <text:p>520.7</text:p>
          </table:table-cell>
          <table:table-cell office:value-type="float" office:value="509.47">
            <text:p>509.47</text:p>
          </table:table-cell>
          <table:table-cell office:value-type="float" office:value="489.29">
            <text:p>489.29</text:p>
          </table:table-cell>
          <table:table-cell office:value-type="float" office:value="483.36">
            <text:p>483.36</text:p>
          </table:table-cell>
          <table:table-cell office:value-type="float" office:value="477.46">
            <text:p>477.46</text:p>
          </table:table-cell>
          <table:table-cell office:value-type="float" office:value="472.35">
            <text:p>472.35</text:p>
          </table:table-cell>
          <table:table-cell office:value-type="float" office:value="463.28">
            <text:p>463.28</text:p>
          </table:table-cell>
          <table:table-cell/>
          <table:table-cell office:value-type="float" office:value="539.87">
            <text:p>539.87</text:p>
          </table:table-cell>
          <table:table-cell office:value-type="float" office:value="520.38">
            <text:p>520.38</text:p>
          </table:table-cell>
          <table:table-cell office:value-type="float" office:value="504.51">
            <text:p>504.51</text:p>
          </table:table-cell>
          <table:table-cell office:value-type="float" office:value="549.06">
            <text:p>549.06</text:p>
          </table:table-cell>
          <table:table-cell office:value-type="float" office:value="540.45">
            <text:p>540.45</text:p>
          </table:table-cell>
          <table:table-cell office:value-type="float" office:value="540.1">
            <text:p>540.1</text:p>
          </table:table-cell>
          <table:table-cell office:value-type="float" office:value="548.26">
            <text:p>548.26</text:p>
          </table:table-cell>
          <table:table-cell office:value-type="float" office:value="570.82">
            <text:p>570.82</text:p>
          </table:table-cell>
          <table:table-cell office:value-type="float" office:value="538.57">
            <text:p>538.57</text:p>
          </table:table-cell>
          <table:table-cell office:value-type="float" office:value="519.89">
            <text:p>519.89</text:p>
          </table:table-cell>
          <table:table-cell office:value-type="float" office:value="515.71">
            <text:p>515.71</text:p>
          </table:table-cell>
          <table:table-cell office:value-type="float" office:value="527.53">
            <text:p>527.53</text:p>
          </table:table-cell>
          <table:table-cell office:value-type="float" office:value="511.93">
            <text:p>511.93</text:p>
          </table:table-cell>
          <table:table-cell office:value-type="float" office:value="533.18">
            <text:p>533.18</text:p>
          </table:table-cell>
          <table:table-cell office:value-type="float" office:value="513.07">
            <text:p>513.07</text:p>
          </table:table-cell>
          <table:table-cell office:value-type="float" office:value="505.52">
            <text:p>505.52</text:p>
          </table:table-cell>
          <table:table-cell office:value-type="float" office:value="511.41">
            <text:p>511.41</text:p>
          </table:table-cell>
          <table:table-cell office:value-type="float" office:value="497.52">
            <text:p>497.52</text:p>
          </table:table-cell>
          <table:table-cell office:value-type="float" office:value="482.82">
            <text:p>482.82</text:p>
          </table:table-cell>
          <table:table-cell office:value-type="float" office:value="490.37">
            <text:p>490.37</text:p>
          </table:table-cell>
          <table:table-cell office:value-type="float" office:value="518.95">
            <text:p>518.95</text:p>
          </table:table-cell>
          <table:table-cell office:value-type="float" office:value="482.15">
            <text:p>482.15</text:p>
          </table:table-cell>
          <table:table-cell office:value-type="float" office:value="483.95">
            <text:p>483.95</text:p>
          </table:table-cell>
          <table:table-cell/>
          <table:table-cell office:value-type="float" office:value="464.79">
            <text:p>464.79</text:p>
          </table:table-cell>
          <table:table-cell office:value-type="float" office:value="481.53">
            <text:p>481.53</text:p>
          </table:table-cell>
          <table:table-cell office:value-type="float" office:value="492.44">
            <text:p>492.44</text:p>
          </table:table-cell>
          <table:table-cell office:value-type="float" office:value="494.53">
            <text:p>494.53</text:p>
          </table:table-cell>
          <table:table-cell office:value-type="float" office:value="474.68">
            <text:p>474.68</text:p>
          </table:table-cell>
          <table:table-cell office:value-type="float" office:value="458.9">
            <text:p>458.9</text:p>
          </table:table-cell>
          <table:table-cell office:value-type="float" office:value="472.69">
            <text:p>472.69</text:p>
          </table:table-cell>
          <table:table-cell office:value-type="float" office:value="478.98">
            <text:p>478.98</text:p>
          </table:table-cell>
          <table:table-cell office:value-type="float" office:value="464.54">
            <text:p>464.54</text:p>
          </table:table-cell>
          <table:table-cell/>
          <table:table-cell office:value-type="float" office:value="468.69">
            <text:p>468.69</text:p>
          </table:table-cell>
          <table:table-cell table:number-columns-repeated="977"/>
        </table:table-row>
        <table:table-row table:style-name="ro1">
          <table:table-cell office:value-type="string">
            <text:p>Denmark</text:p>
          </table:table-cell>
          <table:table-cell office:value-type="float" office:value="496.13">
            <text:p>496.13</text:p>
          </table:table-cell>
          <table:table-cell office:value-type="float" office:value="518.46">
            <text:p>518.46</text:p>
          </table:table-cell>
          <table:table-cell office:value-type="float" office:value="529.74">
            <text:p>529.74</text:p>
          </table:table-cell>
          <table:table-cell office:value-type="float" office:value="515.19">
            <text:p>515.19</text:p>
          </table:table-cell>
          <table:table-cell office:value-type="float" office:value="508.79">
            <text:p>508.79</text:p>
          </table:table-cell>
          <table:table-cell office:value-type="float" office:value="486.03">
            <text:p>486.03</text:p>
          </table:table-cell>
          <table:table-cell office:value-type="float" office:value="472.53">
            <text:p>472.53</text:p>
          </table:table-cell>
          <table:table-cell office:value-type="float" office:value="481.28">
            <text:p>481.28</text:p>
          </table:table-cell>
          <table:table-cell office:value-type="float" office:value="473.09">
            <text:p>473.09</text:p>
          </table:table-cell>
          <table:table-cell office:value-type="float" office:value="458.72">
            <text:p>458.72</text:p>
          </table:table-cell>
          <table:table-cell office:value-type="float" office:value="528.05">
            <text:p>528.05</text:p>
          </table:table-cell>
          <table:table-cell office:value-type="float" office:value="526.47">
            <text:p>526.47</text:p>
          </table:table-cell>
          <table:table-cell office:value-type="float" office:value="515.58">
            <text:p>515.58</text:p>
          </table:table-cell>
          <table:table-cell office:value-type="float" office:value="488.21">
            <text:p>488.21</text:p>
          </table:table-cell>
          <table:table-cell office:value-type="float" office:value="537.91">
            <text:p>537.91</text:p>
          </table:table-cell>
          <table:table-cell office:value-type="float" office:value="524.52">
            <text:p>524.52</text:p>
          </table:table-cell>
          <table:table-cell office:value-type="float" office:value="528.04">
            <text:p>528.04</text:p>
          </table:table-cell>
          <table:table-cell office:value-type="float" office:value="533.39">
            <text:p>533.39</text:p>
          </table:table-cell>
          <table:table-cell office:value-type="float" office:value="551.51">
            <text:p>551.51</text:p>
          </table:table-cell>
          <table:table-cell office:value-type="float" office:value="541.26">
            <text:p>541.26</text:p>
          </table:table-cell>
          <table:table-cell office:value-type="float" office:value="510.94">
            <text:p>510.94</text:p>
          </table:table-cell>
          <table:table-cell office:value-type="float" office:value="512.89">
            <text:p>512.89</text:p>
          </table:table-cell>
          <table:table-cell office:value-type="float" office:value="518.74">
            <text:p>518.74</text:p>
          </table:table-cell>
          <table:table-cell office:value-type="float" office:value="500.93">
            <text:p>500.93</text:p>
          </table:table-cell>
          <table:table-cell office:value-type="float" office:value="524.99">
            <text:p>524.99</text:p>
          </table:table-cell>
          <table:table-cell office:value-type="float" office:value="511.01">
            <text:p>511.01</text:p>
          </table:table-cell>
          <table:table-cell office:value-type="float" office:value="494.35">
            <text:p>494.35</text:p>
          </table:table-cell>
          <table:table-cell office:value-type="float" office:value="515.51">
            <text:p>515.51</text:p>
          </table:table-cell>
          <table:table-cell office:value-type="float" office:value="504.25">
            <text:p>504.25</text:p>
          </table:table-cell>
          <table:table-cell office:value-type="float" office:value="478.11">
            <text:p>478.11</text:p>
          </table:table-cell>
          <table:table-cell office:value-type="float" office:value="491.45">
            <text:p>491.45</text:p>
          </table:table-cell>
          <table:table-cell office:value-type="float" office:value="484.89">
            <text:p>484.89</text:p>
          </table:table-cell>
          <table:table-cell office:value-type="float" office:value="488.85">
            <text:p>488.85</text:p>
          </table:table-cell>
          <table:table-cell table:number-columns-repeated="2"/>
          <table:table-cell office:value-type="float" office:value="476.58">
            <text:p>476.58</text:p>
          </table:table-cell>
          <table:table-cell office:value-type="float" office:value="480.74">
            <text:p>480.74</text:p>
          </table:table-cell>
          <table:table-cell office:value-type="float" office:value="505.13">
            <text:p>505.13</text:p>
          </table:table-cell>
          <table:table-cell office:value-type="float" office:value="499.62">
            <text:p>499.62</text:p>
          </table:table-cell>
          <table:table-cell office:value-type="float" office:value="466.69">
            <text:p>466.69</text:p>
          </table:table-cell>
          <table:table-cell office:value-type="float" office:value="476.19">
            <text:p>476.19</text:p>
          </table:table-cell>
          <table:table-cell/>
          <table:table-cell office:value-type="float" office:value="471.27">
            <text:p>471.27</text:p>
          </table:table-cell>
          <table:table-cell office:value-type="float" office:value="459.12">
            <text:p>459.12</text:p>
          </table:table-cell>
          <table:table-cell office:value-type="float" office:value="473.48">
            <text:p>473.48</text:p>
          </table:table-cell>
          <table:table-cell office:value-type="float" office:value="482.97">
            <text:p>482.97</text:p>
          </table:table-cell>
          <table:table-cell office:value-type="float" office:value="455.88">
            <text:p>455.88</text:p>
          </table:table-cell>
          <table:table-cell/>
          <table:table-cell office:value-type="float" office:value="464.03">
            <text:p>464.03</text:p>
          </table:table-cell>
          <table:table-cell table:number-columns-repeated="974"/>
        </table:table-row>
        <table:table-row table:style-name="ro1">
          <table:table-cell office:value-type="string">
            <text:p>Estonia</text:p>
          </table:table-cell>
          <table:table-cell office:value-type="float" office:value="516.29">
            <text:p>516.29</text:p>
          </table:table-cell>
          <table:table-cell office:value-type="float" office:value="535.77">
            <text:p>535.77</text:p>
          </table:table-cell>
          <table:table-cell office:value-type="float" office:value="549.39">
            <text:p>549.39</text:p>
          </table:table-cell>
          <table:table-cell office:value-type="float" office:value="527.52">
            <text:p>527.52</text:p>
          </table:table-cell>
          <table:table-cell office:value-type="float" office:value="524.52">
            <text:p>524.52</text:p>
          </table:table-cell>
          <table:table-cell office:value-type="float" office:value="505.83">
            <text:p>505.83</text:p>
          </table:table-cell>
          <table:table-cell office:value-type="float" office:value="503.68">
            <text:p>503.68</text:p>
          </table:table-cell>
          <table:table-cell office:value-type="float" office:value="506.14">
            <text:p>506.14</text:p>
          </table:table-cell>
          <table:table-cell office:value-type="float" office:value="502.25">
            <text:p>502.25</text:p>
          </table:table-cell>
          <table:table-cell office:value-type="float" office:value="495.55">
            <text:p>495.55</text:p>
          </table:table-cell>
          <table:table-cell office:value-type="float" office:value="555.71">
            <text:p>555.71</text:p>
          </table:table-cell>
          <table:table-cell office:value-type="float" office:value="563.95">
            <text:p>563.95</text:p>
          </table:table-cell>
          <table:table-cell office:value-type="float" office:value="528.85">
            <text:p>528.85</text:p>
          </table:table-cell>
          <table:table-cell office:value-type="float" office:value="527.76">
            <text:p>527.76</text:p>
          </table:table-cell>
          <table:table-cell office:value-type="float" office:value="567.04">
            <text:p>567.04</text:p>
          </table:table-cell>
          <table:table-cell office:value-type="float" office:value="545.91">
            <text:p>545.91</text:p>
          </table:table-cell>
          <table:table-cell office:value-type="float" office:value="546.94">
            <text:p>546.94</text:p>
          </table:table-cell>
          <table:table-cell office:value-type="float" office:value="548.37">
            <text:p>548.37</text:p>
          </table:table-cell>
          <table:table-cell office:value-type="float" office:value="581.71">
            <text:p>581.71</text:p>
          </table:table-cell>
          <table:table-cell office:value-type="float" office:value="556.49">
            <text:p>556.49</text:p>
          </table:table-cell>
          <table:table-cell office:value-type="float" office:value="527.81">
            <text:p>527.81</text:p>
          </table:table-cell>
          <table:table-cell office:value-type="float" office:value="522.99">
            <text:p>522.99</text:p>
          </table:table-cell>
          <table:table-cell office:value-type="float" office:value="530.75">
            <text:p>530.75</text:p>
          </table:table-cell>
          <table:table-cell office:value-type="float" office:value="520.48">
            <text:p>520.48</text:p>
          </table:table-cell>
          <table:table-cell/>
          <table:table-cell office:value-type="float" office:value="526.15">
            <text:p>526.15</text:p>
          </table:table-cell>
          <table:table-cell office:value-type="float" office:value="533.09">
            <text:p>533.09</text:p>
          </table:table-cell>
          <table:table-cell office:value-type="float" office:value="519.1">
            <text:p>519.1</text:p>
          </table:table-cell>
          <table:table-cell office:value-type="float" office:value="519.19">
            <text:p>519.19</text:p>
          </table:table-cell>
          <table:table-cell office:value-type="float" office:value="502.44">
            <text:p>502.44</text:p>
          </table:table-cell>
          <table:table-cell office:value-type="float" office:value="507.48">
            <text:p>507.48</text:p>
          </table:table-cell>
          <table:table-cell office:value-type="float" office:value="508.37">
            <text:p>508.37</text:p>
          </table:table-cell>
          <table:table-cell office:value-type="float" office:value="501.21">
            <text:p>501.21</text:p>
          </table:table-cell>
          <table:table-cell office:value-type="float" office:value="500.01">
            <text:p>500.01</text:p>
          </table:table-cell>
          <table:table-cell office:value-type="float" office:value="510.16">
            <text:p>510.16</text:p>
          </table:table-cell>
          <table:table-cell office:value-type="float" office:value="502.53">
            <text:p>502.53</text:p>
          </table:table-cell>
          <table:table-cell office:value-type="float" office:value="506.56">
            <text:p>506.56</text:p>
          </table:table-cell>
          <table:table-cell/>
          <table:table-cell office:value-type="float" office:value="505.36">
            <text:p>505.36</text:p>
          </table:table-cell>
          <table:table-cell office:value-type="float" office:value="509.73">
            <text:p>509.73</text:p>
          </table:table-cell>
          <table:table-cell office:value-type="float" office:value="499.89">
            <text:p>499.89</text:p>
          </table:table-cell>
          <table:table-cell office:value-type="float" office:value="494.36">
            <text:p>494.36</text:p>
          </table:table-cell>
          <table:table-cell office:value-type="float" office:value="504.09">
            <text:p>504.09</text:p>
          </table:table-cell>
          <table:table-cell office:value-type="float" office:value="495.98">
            <text:p>495.98</text:p>
          </table:table-cell>
          <table:table-cell/>
          <table:table-cell office:value-type="float" office:value="494.36">
            <text:p>494.36</text:p>
          </table:table-cell>
          <table:table-cell office:value-type="float" office:value="485.38">
            <text:p>485.38</text:p>
          </table:table-cell>
          <table:table-cell/>
          <table:table-cell office:value-type="float" office:value="505.82">
            <text:p>505.82</text:p>
          </table:table-cell>
          <table:table-cell table:number-columns-repeated="974"/>
        </table:table-row>
        <table:table-row table:style-name="ro1">
          <table:table-cell office:value-type="string">
            <text:p>Finland</text:p>
          </table:table-cell>
          <table:table-cell office:value-type="float" office:value="524.02">
            <text:p>524.02</text:p>
          </table:table-cell>
          <table:table-cell office:value-type="float" office:value="542.46">
            <text:p>542.46</text:p>
          </table:table-cell>
          <table:table-cell office:value-type="float" office:value="549.52">
            <text:p>549.52</text:p>
          </table:table-cell>
          <table:table-cell office:value-type="float" office:value="529.44">
            <text:p>529.44</text:p>
          </table:table-cell>
          <table:table-cell office:value-type="float" office:value="533.06">
            <text:p>533.06</text:p>
          </table:table-cell>
          <table:table-cell office:value-type="float" office:value="511.58">
            <text:p>511.58</text:p>
          </table:table-cell>
          <table:table-cell office:value-type="float" office:value="525.88">
            <text:p>525.88</text:p>
          </table:table-cell>
          <table:table-cell office:value-type="float" office:value="511">
            <text:p>511</text:p>
          </table:table-cell>
          <table:table-cell office:value-type="float" office:value="506.26">
            <text:p>506.26</text:p>
          </table:table-cell>
          <table:table-cell office:value-type="float" office:value="484.22">
            <text:p>484.22</text:p>
          </table:table-cell>
          <table:table-cell office:value-type="float" office:value="540.26">
            <text:p>540.26</text:p>
          </table:table-cell>
          <table:table-cell office:value-type="float" office:value="554.03">
            <text:p>554.03</text:p>
          </table:table-cell>
          <table:table-cell office:value-type="float" office:value="553.17">
            <text:p>553.17</text:p>
          </table:table-cell>
          <table:table-cell office:value-type="float" office:value="515.2">
            <text:p>515.2</text:p>
          </table:table-cell>
          <table:table-cell office:value-type="float" office:value="558.25">
            <text:p>558.25</text:p>
          </table:table-cell>
          <table:table-cell office:value-type="float" office:value="538.07">
            <text:p>538.07</text:p>
          </table:table-cell>
          <table:table-cell office:value-type="float" office:value="557.83">
            <text:p>557.83</text:p>
          </table:table-cell>
          <table:table-cell office:value-type="float" office:value="554.17">
            <text:p>554.17</text:p>
          </table:table-cell>
          <table:table-cell office:value-type="float" office:value="566.38">
            <text:p>566.38</text:p>
          </table:table-cell>
          <table:table-cell office:value-type="float" office:value="560.87">
            <text:p>560.87</text:p>
          </table:table-cell>
          <table:table-cell office:value-type="float" office:value="536.13">
            <text:p>536.13</text:p>
          </table:table-cell>
          <table:table-cell office:value-type="float" office:value="508.27">
            <text:p>508.27</text:p>
          </table:table-cell>
          <table:table-cell office:value-type="float" office:value="540.87">
            <text:p>540.87</text:p>
          </table:table-cell>
          <table:table-cell office:value-type="float" office:value="538.99">
            <text:p>538.99</text:p>
          </table:table-cell>
          <table:table-cell office:value-type="float" office:value="549.37">
            <text:p>549.37</text:p>
          </table:table-cell>
          <table:table-cell office:value-type="float" office:value="531.17">
            <text:p>531.17</text:p>
          </table:table-cell>
          <table:table-cell office:value-type="float" office:value="521.81">
            <text:p>521.81</text:p>
          </table:table-cell>
          <table:table-cell office:value-type="float" office:value="543.47">
            <text:p>543.47</text:p>
          </table:table-cell>
          <table:table-cell office:value-type="float" office:value="543.27">
            <text:p>543.27</text:p>
          </table:table-cell>
          <table:table-cell office:value-type="float" office:value="498.59">
            <text:p>498.59</text:p>
          </table:table-cell>
          <table:table-cell office:value-type="float" office:value="511.42">
            <text:p>511.42</text:p>
          </table:table-cell>
          <table:table-cell office:value-type="float" office:value="513.64">
            <text:p>513.64</text:p>
          </table:table-cell>
          <table:table-cell office:value-type="float" office:value="530.8">
            <text:p>530.8</text:p>
          </table:table-cell>
          <table:table-cell office:value-type="float" office:value="532.27">
            <text:p>532.27</text:p>
          </table:table-cell>
          <table:table-cell office:value-type="float" office:value="498.81">
            <text:p>498.81</text:p>
          </table:table-cell>
          <table:table-cell office:value-type="float" office:value="503.35">
            <text:p>503.35</text:p>
          </table:table-cell>
          <table:table-cell office:value-type="float" office:value="511.29">
            <text:p>511.29</text:p>
          </table:table-cell>
          <table:table-cell office:value-type="float" office:value="524.5">
            <text:p>524.5</text:p>
          </table:table-cell>
          <table:table-cell office:value-type="float" office:value="525.78">
            <text:p>525.78</text:p>
          </table:table-cell>
          <table:table-cell office:value-type="float" office:value="508.49">
            <text:p>508.49</text:p>
          </table:table-cell>
          <table:table-cell office:value-type="float" office:value="511.98">
            <text:p>511.98</text:p>
          </table:table-cell>
          <table:table-cell office:value-type="float" office:value="523.67">
            <text:p>523.67</text:p>
          </table:table-cell>
          <table:table-cell office:value-type="float" office:value="501.94">
            <text:p>501.94</text:p>
          </table:table-cell>
          <table:table-cell office:value-type="float" office:value="496.24">
            <text:p>496.24</text:p>
          </table:table-cell>
          <table:table-cell/>
          <table:table-cell office:value-type="float" office:value="512.78">
            <text:p>512.78</text:p>
          </table:table-cell>
          <table:table-cell office:value-type="float" office:value="479.86">
            <text:p>479.86</text:p>
          </table:table-cell>
          <table:table-cell table:number-columns-repeated="976"/>
        </table:table-row>
        <table:table-row table:style-name="ro1">
          <table:table-cell office:value-type="string">
            <text:p>France</text:p>
          </table:table-cell>
          <table:table-cell office:value-type="float" office:value="505.48">
            <text:p>505.48</text:p>
          </table:table-cell>
          <table:table-cell office:value-type="float" office:value="539.91">
            <text:p>539.91</text:p>
          </table:table-cell>
          <table:table-cell office:value-type="float" office:value="560.9">
            <text:p>560.9</text:p>
          </table:table-cell>
          <table:table-cell office:value-type="float" office:value="534.64">
            <text:p>534.64</text:p>
          </table:table-cell>
          <table:table-cell office:value-type="float" office:value="524.02">
            <text:p>524.02</text:p>
          </table:table-cell>
          <table:table-cell office:value-type="float" office:value="491.68">
            <text:p>491.68</text:p>
          </table:table-cell>
          <table:table-cell office:value-type="float" office:value="490.97">
            <text:p>490.97</text:p>
          </table:table-cell>
          <table:table-cell office:value-type="float" office:value="483.97">
            <text:p>483.97</text:p>
          </table:table-cell>
          <table:table-cell office:value-type="float" office:value="479.21">
            <text:p>479.21</text:p>
          </table:table-cell>
          <table:table-cell office:value-type="float" office:value="458.88">
            <text:p>458.88</text:p>
          </table:table-cell>
          <table:table-cell office:value-type="float" office:value="546.31">
            <text:p>546.31</text:p>
          </table:table-cell>
          <table:table-cell office:value-type="float" office:value="562.77">
            <text:p>562.77</text:p>
          </table:table-cell>
          <table:table-cell office:value-type="float" office:value="529.93">
            <text:p>529.93</text:p>
          </table:table-cell>
          <table:table-cell office:value-type="float" office:value="531.25">
            <text:p>531.25</text:p>
          </table:table-cell>
          <table:table-cell office:value-type="float" office:value="552.67">
            <text:p>552.67</text:p>
          </table:table-cell>
          <table:table-cell office:value-type="float" office:value="571.08">
            <text:p>571.08</text:p>
          </table:table-cell>
          <table:table-cell office:value-type="float" office:value="565.35">
            <text:p>565.35</text:p>
          </table:table-cell>
          <table:table-cell office:value-type="float" office:value="560.48">
            <text:p>560.48</text:p>
          </table:table-cell>
          <table:table-cell office:value-type="float" office:value="585.75">
            <text:p>585.75</text:p>
          </table:table-cell>
          <table:table-cell office:value-type="float" office:value="571.55">
            <text:p>571.55</text:p>
          </table:table-cell>
          <table:table-cell office:value-type="float" office:value="534.91">
            <text:p>534.91</text:p>
          </table:table-cell>
          <table:table-cell office:value-type="float" office:value="526.63">
            <text:p>526.63</text:p>
          </table:table-cell>
          <table:table-cell office:value-type="float" office:value="540.8">
            <text:p>540.8</text:p>
          </table:table-cell>
          <table:table-cell office:value-type="float" office:value="511.17">
            <text:p>511.17</text:p>
          </table:table-cell>
          <table:table-cell office:value-type="float" office:value="552.75">
            <text:p>552.75</text:p>
          </table:table-cell>
          <table:table-cell office:value-type="float" office:value="526.56">
            <text:p>526.56</text:p>
          </table:table-cell>
          <table:table-cell office:value-type="float" office:value="515.19">
            <text:p>515.19</text:p>
          </table:table-cell>
          <table:table-cell office:value-type="float" office:value="525.17">
            <text:p>525.17</text:p>
          </table:table-cell>
          <table:table-cell office:value-type="float" office:value="528.31">
            <text:p>528.31</text:p>
          </table:table-cell>
          <table:table-cell office:value-type="float" office:value="474.37">
            <text:p>474.37</text:p>
          </table:table-cell>
          <table:table-cell office:value-type="float" office:value="505.99">
            <text:p>505.99</text:p>
          </table:table-cell>
          <table:table-cell office:value-type="float" office:value="490">
            <text:p>490</text:p>
          </table:table-cell>
          <table:table-cell office:value-type="float" office:value="492.05">
            <text:p>492.05</text:p>
          </table:table-cell>
          <table:table-cell office:value-type="float" office:value="492.49">
            <text:p>492.49</text:p>
          </table:table-cell>
          <table:table-cell/>
          <table:table-cell office:value-type="float" office:value="465.62">
            <text:p>465.62</text:p>
          </table:table-cell>
          <table:table-cell office:value-type="float" office:value="491.71">
            <text:p>491.71</text:p>
          </table:table-cell>
          <table:table-cell office:value-type="float" office:value="488.55">
            <text:p>488.55</text:p>
          </table:table-cell>
          <table:table-cell office:value-type="float" office:value="488.92">
            <text:p>488.92</text:p>
          </table:table-cell>
          <table:table-cell office:value-type="float" office:value="503.05">
            <text:p>503.05</text:p>
          </table:table-cell>
          <table:table-cell table:number-columns-repeated="2"/>
          <table:table-cell office:value-type="float" office:value="474.98">
            <text:p>474.98</text:p>
          </table:table-cell>
          <table:table-cell office:value-type="float" office:value="459.46">
            <text:p>459.46</text:p>
          </table:table-cell>
          <table:table-cell office:value-type="float" office:value="496.54">
            <text:p>496.54</text:p>
          </table:table-cell>
          <table:table-cell office:value-type="float" office:value="492.66">
            <text:p>492.66</text:p>
          </table:table-cell>
          <table:table-cell office:value-type="float" office:value="442.25">
            <text:p>442.25</text:p>
          </table:table-cell>
          <table:table-cell/>
          <table:table-cell office:value-type="float" office:value="484.57">
            <text:p>484.57</text:p>
          </table:table-cell>
          <table:table-cell table:number-columns-repeated="974"/>
        </table:table-row>
        <table:table-row table:style-name="ro1">
          <table:table-cell office:value-type="string">
            <text:p>Germany</text:p>
          </table:table-cell>
          <table:table-cell office:value-type="float" office:value="507.68">
            <text:p>507.68</text:p>
          </table:table-cell>
          <table:table-cell office:value-type="float" office:value="546.62">
            <text:p>546.62</text:p>
          </table:table-cell>
          <table:table-cell office:value-type="float" office:value="559.15">
            <text:p>559.15</text:p>
          </table:table-cell>
          <table:table-cell office:value-type="float" office:value="537.51">
            <text:p>537.51</text:p>
          </table:table-cell>
          <table:table-cell office:value-type="float" office:value="531.66">
            <text:p>531.66</text:p>
          </table:table-cell>
          <table:table-cell office:value-type="float" office:value="501.5">
            <text:p>501.5</text:p>
          </table:table-cell>
          <table:table-cell office:value-type="float" office:value="489.6">
            <text:p>489.6</text:p>
          </table:table-cell>
          <table:table-cell office:value-type="float" office:value="503.26">
            <text:p>503.26</text:p>
          </table:table-cell>
          <table:table-cell office:value-type="float" office:value="482.39">
            <text:p>482.39</text:p>
          </table:table-cell>
          <table:table-cell office:value-type="float" office:value="470.43">
            <text:p>470.43</text:p>
          </table:table-cell>
          <table:table-cell office:value-type="float" office:value="556.81">
            <text:p>556.81</text:p>
          </table:table-cell>
          <table:table-cell office:value-type="float" office:value="564.75">
            <text:p>564.75</text:p>
          </table:table-cell>
          <table:table-cell office:value-type="float" office:value="557.91">
            <text:p>557.91</text:p>
          </table:table-cell>
          <table:table-cell office:value-type="float" office:value="526.24">
            <text:p>526.24</text:p>
          </table:table-cell>
          <table:table-cell office:value-type="float" office:value="559.86">
            <text:p>559.86</text:p>
          </table:table-cell>
          <table:table-cell office:value-type="float" office:value="546.37">
            <text:p>546.37</text:p>
          </table:table-cell>
          <table:table-cell office:value-type="float" office:value="566.72">
            <text:p>566.72</text:p>
          </table:table-cell>
          <table:table-cell office:value-type="float" office:value="565.58">
            <text:p>565.58</text:p>
          </table:table-cell>
          <table:table-cell office:value-type="float" office:value="583.49">
            <text:p>583.49</text:p>
          </table:table-cell>
          <table:table-cell office:value-type="float" office:value="566.61">
            <text:p>566.61</text:p>
          </table:table-cell>
          <table:table-cell office:value-type="float" office:value="537.19">
            <text:p>537.19</text:p>
          </table:table-cell>
          <table:table-cell office:value-type="float" office:value="531.73">
            <text:p>531.73</text:p>
          </table:table-cell>
          <table:table-cell office:value-type="float" office:value="546.63">
            <text:p>546.63</text:p>
          </table:table-cell>
          <table:table-cell office:value-type="float" office:value="527.86">
            <text:p>527.86</text:p>
          </table:table-cell>
          <table:table-cell office:value-type="float" office:value="564.2">
            <text:p>564.2</text:p>
          </table:table-cell>
          <table:table-cell office:value-type="float" office:value="539.08">
            <text:p>539.08</text:p>
          </table:table-cell>
          <table:table-cell office:value-type="float" office:value="530.62">
            <text:p>530.62</text:p>
          </table:table-cell>
          <table:table-cell office:value-type="float" office:value="522.54">
            <text:p>522.54</text:p>
          </table:table-cell>
          <table:table-cell office:value-type="float" office:value="536.86">
            <text:p>536.86</text:p>
          </table:table-cell>
          <table:table-cell office:value-type="float" office:value="486.44">
            <text:p>486.44</text:p>
          </table:table-cell>
          <table:table-cell office:value-type="float" office:value="504.8">
            <text:p>504.8</text:p>
          </table:table-cell>
          <table:table-cell office:value-type="float" office:value="517.58">
            <text:p>517.58</text:p>
          </table:table-cell>
          <table:table-cell office:value-type="float" office:value="514.79">
            <text:p>514.79</text:p>
          </table:table-cell>
          <table:table-cell office:value-type="float" office:value="489.54">
            <text:p>489.54</text:p>
          </table:table-cell>
          <table:table-cell/>
          <table:table-cell office:value-type="float" office:value="496.52">
            <text:p>496.52</text:p>
          </table:table-cell>
          <table:table-cell office:value-type="float" office:value="504.52">
            <text:p>504.52</text:p>
          </table:table-cell>
          <table:table-cell office:value-type="float" office:value="510.9">
            <text:p>510.9</text:p>
          </table:table-cell>
          <table:table-cell office:value-type="float" office:value="514.99">
            <text:p>514.99</text:p>
          </table:table-cell>
          <table:table-cell office:value-type="float" office:value="502.63">
            <text:p>502.63</text:p>
          </table:table-cell>
          <table:table-cell office:value-type="float" office:value="494.86">
            <text:p>494.86</text:p>
          </table:table-cell>
          <table:table-cell office:value-type="float" office:value="491.27">
            <text:p>491.27</text:p>
          </table:table-cell>
          <table:table-cell office:value-type="float" office:value="470.16">
            <text:p>470.16</text:p>
          </table:table-cell>
          <table:table-cell office:value-type="float" office:value="455.06">
            <text:p>455.06</text:p>
          </table:table-cell>
          <table:table-cell/>
          <table:table-cell office:value-type="float" office:value="483.59">
            <text:p>483.59</text:p>
          </table:table-cell>
          <table:table-cell office:value-type="float" office:value="465.69">
            <text:p>465.69</text:p>
          </table:table-cell>
          <table:table-cell/>
          <table:table-cell office:value-type="float" office:value="496.45">
            <text:p>496.45</text:p>
          </table:table-cell>
          <table:table-cell table:number-columns-repeated="974"/>
        </table:table-row>
        <table:table-row table:style-name="ro1">
          <table:table-cell office:value-type="string">
            <text:p>Greece</text:p>
          </table:table-cell>
          <table:table-cell office:value-type="float" office:value="477.2">
            <text:p>477.2</text:p>
          </table:table-cell>
          <table:table-cell office:value-type="float" office:value="508.48">
            <text:p>508.48</text:p>
          </table:table-cell>
          <table:table-cell office:value-type="float" office:value="520.36">
            <text:p>520.36</text:p>
          </table:table-cell>
          <table:table-cell office:value-type="float" office:value="501.2">
            <text:p>501.2</text:p>
          </table:table-cell>
          <table:table-cell office:value-type="float" office:value="499.19">
            <text:p>499.19</text:p>
          </table:table-cell>
          <table:table-cell office:value-type="float" office:value="475.16">
            <text:p>475.16</text:p>
          </table:table-cell>
          <table:table-cell office:value-type="float" office:value="444.41">
            <text:p>444.41</text:p>
          </table:table-cell>
          <table:table-cell office:value-type="float" office:value="465.14">
            <text:p>465.14</text:p>
          </table:table-cell>
          <table:table-cell office:value-type="float" office:value="462.69">
            <text:p>462.69</text:p>
          </table:table-cell>
          <table:table-cell office:value-type="float" office:value="441.06">
            <text:p>441.06</text:p>
          </table:table-cell>
          <table:table-cell office:value-type="float" office:value="495.78">
            <text:p>495.78</text:p>
          </table:table-cell>
          <table:table-cell office:value-type="float" office:value="514.04">
            <text:p>514.04</text:p>
          </table:table-cell>
          <table:table-cell office:value-type="float" office:value="520">
            <text:p>520</text:p>
          </table:table-cell>
          <table:table-cell office:value-type="float" office:value="495.83">
            <text:p>495.83</text:p>
          </table:table-cell>
          <table:table-cell office:value-type="float" office:value="525.79">
            <text:p>525.79</text:p>
          </table:table-cell>
          <table:table-cell office:value-type="float" office:value="518.04">
            <text:p>518.04</text:p>
          </table:table-cell>
          <table:table-cell office:value-type="float" office:value="530.42">
            <text:p>530.42</text:p>
          </table:table-cell>
          <table:table-cell office:value-type="float" office:value="515.39">
            <text:p>515.39</text:p>
          </table:table-cell>
          <table:table-cell/>
          <table:table-cell office:value-type="float" office:value="502.98">
            <text:p>502.98</text:p>
          </table:table-cell>
          <table:table-cell office:value-type="float" office:value="504.73">
            <text:p>504.73</text:p>
          </table:table-cell>
          <table:table-cell office:value-type="float" office:value="496.13">
            <text:p>496.13</text:p>
          </table:table-cell>
          <table:table-cell office:value-type="float" office:value="504.12">
            <text:p>504.12</text:p>
          </table:table-cell>
          <table:table-cell office:value-type="float" office:value="489.27">
            <text:p>489.27</text:p>
          </table:table-cell>
          <table:table-cell/>
          <table:table-cell office:value-type="float" office:value="495.89">
            <text:p>495.89</text:p>
          </table:table-cell>
          <table:table-cell office:value-type="float" office:value="494.51">
            <text:p>494.51</text:p>
          </table:table-cell>
          <table:table-cell office:value-type="float" office:value="515.58">
            <text:p>515.58</text:p>
          </table:table-cell>
          <table:table-cell/>
          <table:table-cell office:value-type="float" office:value="455.39">
            <text:p>455.39</text:p>
          </table:table-cell>
          <table:table-cell office:value-type="float" office:value="483.79">
            <text:p>483.79</text:p>
          </table:table-cell>
          <table:table-cell office:value-type="float" office:value="452.04">
            <text:p>452.04</text:p>
          </table:table-cell>
          <table:table-cell office:value-type="float" office:value="485.23">
            <text:p>485.23</text:p>
          </table:table-cell>
          <table:table-cell office:value-type="float" office:value="468.61">
            <text:p>468.61</text:p>
          </table:table-cell>
          <table:table-cell/>
          <table:table-cell office:value-type="float" office:value="447.45">
            <text:p>447.45</text:p>
          </table:table-cell>
          <table:table-cell office:value-type="float" office:value="474.53">
            <text:p>474.53</text:p>
          </table:table-cell>
          <table:table-cell office:value-type="float" office:value="480.29">
            <text:p>480.29</text:p>
          </table:table-cell>
          <table:table-cell office:value-type="float" office:value="476.93">
            <text:p>476.93</text:p>
          </table:table-cell>
          <table:table-cell office:value-type="float" office:value="468.9">
            <text:p>468.9</text:p>
          </table:table-cell>
          <table:table-cell office:value-type="float" office:value="446.57">
            <text:p>446.57</text:p>
          </table:table-cell>
          <table:table-cell/>
          <table:table-cell office:value-type="float" office:value="465.23">
            <text:p>465.23</text:p>
          </table:table-cell>
          <table:table-cell office:value-type="float" office:value="439.05">
            <text:p>439.05</text:p>
          </table:table-cell>
          <table:table-cell office:value-type="float" office:value="412.25">
            <text:p>412.25</text:p>
          </table:table-cell>
          <table:table-cell office:value-type="float" office:value="437.51">
            <text:p>437.51</text:p>
          </table:table-cell>
          <table:table-cell office:value-type="float" office:value="439.18">
            <text:p>439.18</text:p>
          </table:table-cell>
          <table:table-cell/>
          <table:table-cell office:value-type="float" office:value="457.36">
            <text:p>457.36</text:p>
          </table:table-cell>
          <table:table-cell table:number-columns-repeated="974"/>
        </table:table-row>
        <table:table-row table:style-name="ro1">
          <table:table-cell office:value-type="string">
            <text:p>Hong Kong-China</text:p>
          </table:table-cell>
          <table:table-cell office:value-type="float" office:value="544.6">
            <text:p>544.6</text:p>
          </table:table-cell>
          <table:table-cell office:value-type="float" office:value="562.35">
            <text:p>562.35</text:p>
          </table:table-cell>
          <table:table-cell office:value-type="float" office:value="571.49">
            <text:p>571.49</text:p>
          </table:table-cell>
          <table:table-cell office:value-type="float" office:value="557.17">
            <text:p>557.17</text:p>
          </table:table-cell>
          <table:table-cell office:value-type="float" office:value="563">
            <text:p>563</text:p>
          </table:table-cell>
          <table:table-cell office:value-type="float" office:value="543.13">
            <text:p>543.13</text:p>
          </table:table-cell>
          <table:table-cell office:value-type="float" office:value="512.27">
            <text:p>512.27</text:p>
          </table:table-cell>
          <table:table-cell office:value-type="float" office:value="548.78">
            <text:p>548.78</text:p>
          </table:table-cell>
          <table:table-cell office:value-type="float" office:value="537.96">
            <text:p>537.96</text:p>
          </table:table-cell>
          <table:table-cell office:value-type="float" office:value="528.18">
            <text:p>528.18</text:p>
          </table:table-cell>
          <table:table-cell office:value-type="float" office:value="554.9">
            <text:p>554.9</text:p>
          </table:table-cell>
          <table:table-cell office:value-type="float" office:value="568.84">
            <text:p>568.84</text:p>
          </table:table-cell>
          <table:table-cell office:value-type="float" office:value="570.36">
            <text:p>570.36</text:p>
          </table:table-cell>
          <table:table-cell office:value-type="float" office:value="556.26">
            <text:p>556.26</text:p>
          </table:table-cell>
          <table:table-cell office:value-type="float" office:value="565.37">
            <text:p>565.37</text:p>
          </table:table-cell>
          <table:table-cell office:value-type="float" office:value="570.49">
            <text:p>570.49</text:p>
          </table:table-cell>
          <table:table-cell office:value-type="float" office:value="572.76">
            <text:p>572.76</text:p>
          </table:table-cell>
          <table:table-cell office:value-type="float" office:value="583.51">
            <text:p>583.51</text:p>
          </table:table-cell>
          <table:table-cell/>
          <table:table-cell office:value-type="float" office:value="573.39">
            <text:p>573.39</text:p>
          </table:table-cell>
          <table:table-cell office:value-type="float" office:value="554.02">
            <text:p>554.02</text:p>
          </table:table-cell>
          <table:table-cell office:value-type="float" office:value="551.43">
            <text:p>551.43</text:p>
          </table:table-cell>
          <table:table-cell office:value-type="float" office:value="561.41">
            <text:p>561.41</text:p>
          </table:table-cell>
          <table:table-cell office:value-type="float" office:value="528.97">
            <text:p>528.97</text:p>
          </table:table-cell>
          <table:table-cell/>
          <table:table-cell office:value-type="float" office:value="563.83">
            <text:p>563.83</text:p>
          </table:table-cell>
          <table:table-cell office:value-type="float" office:value="555.84">
            <text:p>555.84</text:p>
          </table:table-cell>
          <table:table-cell office:value-type="float" office:value="567.59">
            <text:p>567.59</text:p>
          </table:table-cell>
          <table:table-cell office:value-type="float" office:value="534.89">
            <text:p>534.89</text:p>
          </table:table-cell>
          <table:table-cell office:value-type="float" office:value="539.97">
            <text:p>539.97</text:p>
          </table:table-cell>
          <table:table-cell office:value-type="float" office:value="544.7">
            <text:p>544.7</text:p>
          </table:table-cell>
          <table:table-cell office:value-type="float" office:value="549.49">
            <text:p>549.49</text:p>
          </table:table-cell>
          <table:table-cell office:value-type="float" office:value="541.95">
            <text:p>541.95</text:p>
          </table:table-cell>
          <table:table-cell table:number-columns-repeated="2"/>
          <table:table-cell office:value-type="float" office:value="542.77">
            <text:p>542.77</text:p>
          </table:table-cell>
          <table:table-cell office:value-type="float" office:value="551.21">
            <text:p>551.21</text:p>
          </table:table-cell>
          <table:table-cell office:value-type="float" office:value="565.61">
            <text:p>565.61</text:p>
          </table:table-cell>
          <table:table-cell office:value-type="float" office:value="562.28">
            <text:p>562.28</text:p>
          </table:table-cell>
          <table:table-cell office:value-type="float" office:value="552.74">
            <text:p>552.74</text:p>
          </table:table-cell>
          <table:table-cell table:number-columns-repeated="2"/>
          <table:table-cell office:value-type="float" office:value="537.28">
            <text:p>537.28</text:p>
          </table:table-cell>
          <table:table-cell office:value-type="float" office:value="539.18">
            <text:p>539.18</text:p>
          </table:table-cell>
          <table:table-cell/>
          <table:table-cell office:value-type="float" office:value="530.69">
            <text:p>530.69</text:p>
          </table:table-cell>
          <table:table-cell office:value-type="float" office:value="524.04">
            <text:p>524.04</text:p>
          </table:table-cell>
          <table:table-cell/>
          <table:table-cell office:value-type="float" office:value="533.33">
            <text:p>533.33</text:p>
          </table:table-cell>
          <table:table-cell table:number-columns-repeated="974"/>
        </table:table-row>
        <table:table-row table:style-name="ro1">
          <table:table-cell office:value-type="string">
            <text:p>Hungary</text:p>
          </table:table-cell>
          <table:table-cell office:value-type="float" office:value="488.46">
            <text:p>488.46</text:p>
          </table:table-cell>
          <table:table-cell office:value-type="float" office:value="531.84">
            <text:p>531.84</text:p>
          </table:table-cell>
          <table:table-cell office:value-type="float" office:value="543.19">
            <text:p>543.19</text:p>
          </table:table-cell>
          <table:table-cell office:value-type="float" office:value="517.96">
            <text:p>517.96</text:p>
          </table:table-cell>
          <table:table-cell office:value-type="float" office:value="509.03">
            <text:p>509.03</text:p>
          </table:table-cell>
          <table:table-cell office:value-type="float" office:value="484.29">
            <text:p>484.29</text:p>
          </table:table-cell>
          <table:table-cell office:value-type="float" office:value="468.3">
            <text:p>468.3</text:p>
          </table:table-cell>
          <table:table-cell office:value-type="float" office:value="478.53">
            <text:p>478.53</text:p>
          </table:table-cell>
          <table:table-cell office:value-type="float" office:value="474.59">
            <text:p>474.59</text:p>
          </table:table-cell>
          <table:table-cell office:value-type="float" office:value="454.05">
            <text:p>454.05</text:p>
          </table:table-cell>
          <table:table-cell office:value-type="float" office:value="538.16">
            <text:p>538.16</text:p>
          </table:table-cell>
          <table:table-cell office:value-type="float" office:value="546.84">
            <text:p>546.84</text:p>
          </table:table-cell>
          <table:table-cell office:value-type="float" office:value="521.99">
            <text:p>521.99</text:p>
          </table:table-cell>
          <table:table-cell office:value-type="float" office:value="533.04">
            <text:p>533.04</text:p>
          </table:table-cell>
          <table:table-cell office:value-type="float" office:value="537.49">
            <text:p>537.49</text:p>
          </table:table-cell>
          <table:table-cell office:value-type="float" office:value="550.87">
            <text:p>550.87</text:p>
          </table:table-cell>
          <table:table-cell office:value-type="float" office:value="548.95">
            <text:p>548.95</text:p>
          </table:table-cell>
          <table:table-cell office:value-type="float" office:value="552.03">
            <text:p>552.03</text:p>
          </table:table-cell>
          <table:table-cell office:value-type="float" office:value="567.25">
            <text:p>567.25</text:p>
          </table:table-cell>
          <table:table-cell office:value-type="float" office:value="546.06">
            <text:p>546.06</text:p>
          </table:table-cell>
          <table:table-cell office:value-type="float" office:value="524.05">
            <text:p>524.05</text:p>
          </table:table-cell>
          <table:table-cell office:value-type="float" office:value="505.16">
            <text:p>505.16</text:p>
          </table:table-cell>
          <table:table-cell office:value-type="float" office:value="533.25">
            <text:p>533.25</text:p>
          </table:table-cell>
          <table:table-cell office:value-type="float" office:value="498.44">
            <text:p>498.44</text:p>
          </table:table-cell>
          <table:table-cell/>
          <table:table-cell office:value-type="float" office:value="503.01">
            <text:p>503.01</text:p>
          </table:table-cell>
          <table:table-cell office:value-type="float" office:value="516.04">
            <text:p>516.04</text:p>
          </table:table-cell>
          <table:table-cell office:value-type="float" office:value="510.92">
            <text:p>510.92</text:p>
          </table:table-cell>
          <table:table-cell office:value-type="float" office:value="507.01">
            <text:p>507.01</text:p>
          </table:table-cell>
          <table:table-cell office:value-type="float" office:value="488.31">
            <text:p>488.31</text:p>
          </table:table-cell>
          <table:table-cell office:value-type="float" office:value="483.17">
            <text:p>483.17</text:p>
          </table:table-cell>
          <table:table-cell office:value-type="float" office:value="473.87">
            <text:p>473.87</text:p>
          </table:table-cell>
          <table:table-cell office:value-type="float" office:value="489.12">
            <text:p>489.12</text:p>
          </table:table-cell>
          <table:table-cell office:value-type="float" office:value="474.74">
            <text:p>474.74</text:p>
          </table:table-cell>
          <table:table-cell office:value-type="float" office:value="435.71">
            <text:p>435.71</text:p>
          </table:table-cell>
          <table:table-cell office:value-type="float" office:value="461.61">
            <text:p>461.61</text:p>
          </table:table-cell>
          <table:table-cell office:value-type="float" office:value="485.18">
            <text:p>485.18</text:p>
          </table:table-cell>
          <table:table-cell office:value-type="float" office:value="492.71">
            <text:p>492.71</text:p>
          </table:table-cell>
          <table:table-cell office:value-type="float" office:value="501.64">
            <text:p>501.64</text:p>
          </table:table-cell>
          <table:table-cell office:value-type="float" office:value="476.46">
            <text:p>476.46</text:p>
          </table:table-cell>
          <table:table-cell office:value-type="float" office:value="452.98">
            <text:p>452.98</text:p>
          </table:table-cell>
          <table:table-cell office:value-type="float" office:value="466.45">
            <text:p>466.45</text:p>
          </table:table-cell>
          <table:table-cell office:value-type="float" office:value="484.91">
            <text:p>484.91</text:p>
          </table:table-cell>
          <table:table-cell office:value-type="float" office:value="448.11">
            <text:p>448.11</text:p>
          </table:table-cell>
          <table:table-cell/>
          <table:table-cell office:value-type="float" office:value="451.8">
            <text:p>451.8</text:p>
          </table:table-cell>
          <table:table-cell office:value-type="float" office:value="455.72">
            <text:p>455.72</text:p>
          </table:table-cell>
          <table:table-cell/>
          <table:table-cell office:value-type="float" office:value="487.52">
            <text:p>487.52</text:p>
          </table:table-cell>
          <table:table-cell table:number-columns-repeated="974"/>
        </table:table-row>
        <table:table-row table:style-name="ro1">
          <table:table-cell office:value-type="string">
            <text:p>Iceland</text:p>
          </table:table-cell>
          <table:table-cell office:value-type="float" office:value="482.52">
            <text:p>482.52</text:p>
          </table:table-cell>
          <table:table-cell office:value-type="float" office:value="501.96">
            <text:p>501.96</text:p>
          </table:table-cell>
          <table:table-cell office:value-type="float" office:value="509.65">
            <text:p>509.65</text:p>
          </table:table-cell>
          <table:table-cell office:value-type="float" office:value="487.85">
            <text:p>487.85</text:p>
          </table:table-cell>
          <table:table-cell office:value-type="float" office:value="495.37">
            <text:p>495.37</text:p>
          </table:table-cell>
          <table:table-cell office:value-type="float" office:value="469.09">
            <text:p>469.09</text:p>
          </table:table-cell>
          <table:table-cell office:value-type="float" office:value="506.61">
            <text:p>506.61</text:p>
          </table:table-cell>
          <table:table-cell office:value-type="float" office:value="472.79">
            <text:p>472.79</text:p>
          </table:table-cell>
          <table:table-cell office:value-type="float" office:value="460.27">
            <text:p>460.27</text:p>
          </table:table-cell>
          <table:table-cell office:value-type="float" office:value="444.93">
            <text:p>444.93</text:p>
          </table:table-cell>
          <table:table-cell/>
          <table:table-cell office:value-type="float" office:value="500.34">
            <text:p>500.34</text:p>
          </table:table-cell>
          <table:table-cell office:value-type="float" office:value="514.53">
            <text:p>514.53</text:p>
          </table:table-cell>
          <table:table-cell office:value-type="float" office:value="480.44">
            <text:p>480.44</text:p>
          </table:table-cell>
          <table:table-cell office:value-type="float" office:value="527.38">
            <text:p>527.38</text:p>
          </table:table-cell>
          <table:table-cell office:value-type="float" office:value="507.21">
            <text:p>507.21</text:p>
          </table:table-cell>
          <table:table-cell office:value-type="float" office:value="507.6">
            <text:p>507.6</text:p>
          </table:table-cell>
          <table:table-cell office:value-type="float" office:value="515.44">
            <text:p>515.44</text:p>
          </table:table-cell>
          <table:table-cell office:value-type="float" office:value="533.24">
            <text:p>533.24</text:p>
          </table:table-cell>
          <table:table-cell office:value-type="float" office:value="522.01">
            <text:p>522.01</text:p>
          </table:table-cell>
          <table:table-cell office:value-type="float" office:value="490.98">
            <text:p>490.98</text:p>
          </table:table-cell>
          <table:table-cell office:value-type="float" office:value="469.95">
            <text:p>469.95</text:p>
          </table:table-cell>
          <table:table-cell office:value-type="float" office:value="498.65">
            <text:p>498.65</text:p>
          </table:table-cell>
          <table:table-cell office:value-type="float" office:value="476.97">
            <text:p>476.97</text:p>
          </table:table-cell>
          <table:table-cell office:value-type="float" office:value="488.21">
            <text:p>488.21</text:p>
          </table:table-cell>
          <table:table-cell office:value-type="float" office:value="492.77">
            <text:p>492.77</text:p>
          </table:table-cell>
          <table:table-cell office:value-type="float" office:value="502.06">
            <text:p>502.06</text:p>
          </table:table-cell>
          <table:table-cell office:value-type="float" office:value="492.89">
            <text:p>492.89</text:p>
          </table:table-cell>
          <table:table-cell/>
          <table:table-cell office:value-type="float" office:value="473.18">
            <text:p>473.18</text:p>
          </table:table-cell>
          <table:table-cell office:value-type="float" office:value="467.89">
            <text:p>467.89</text:p>
          </table:table-cell>
          <table:table-cell office:value-type="float" office:value="463.04">
            <text:p>463.04</text:p>
          </table:table-cell>
          <table:table-cell office:value-type="float" office:value="482.35">
            <text:p>482.35</text:p>
          </table:table-cell>
          <table:table-cell office:value-type="float" office:value="510.85">
            <text:p>510.85</text:p>
          </table:table-cell>
          <table:table-cell/>
          <table:table-cell office:value-type="float" office:value="470.75">
            <text:p>470.75</text:p>
          </table:table-cell>
          <table:table-cell office:value-type="float" office:value="472.04">
            <text:p>472.04</text:p>
          </table:table-cell>
          <table:table-cell office:value-type="float" office:value="486.67">
            <text:p>486.67</text:p>
          </table:table-cell>
          <table:table-cell office:value-type="float" office:value="477.52">
            <text:p>477.52</text:p>
          </table:table-cell>
          <table:table-cell office:value-type="float" office:value="467.53">
            <text:p>467.53</text:p>
          </table:table-cell>
          <table:table-cell table:number-columns-repeated="2"/>
          <table:table-cell office:value-type="float" office:value="460.5">
            <text:p>460.5</text:p>
          </table:table-cell>
          <table:table-cell office:value-type="float" office:value="437.82">
            <text:p>437.82</text:p>
          </table:table-cell>
          <table:table-cell office:value-type="float" office:value="447.21">
            <text:p>447.21</text:p>
          </table:table-cell>
          <table:table-cell office:value-type="float" office:value="452.66">
            <text:p>452.66</text:p>
          </table:table-cell>
          <table:table-cell office:value-type="float" office:value="461.05">
            <text:p>461.05</text:p>
          </table:table-cell>
          <table:table-cell/>
          <table:table-cell office:value-type="float" office:value="458.69">
            <text:p>458.69</text:p>
          </table:table-cell>
          <table:table-cell table:number-columns-repeated="974"/>
        </table:table-row>
        <table:table-row table:style-name="ro1">
          <table:table-cell office:value-type="string">
            <text:p>Indonesia</text:p>
          </table:table-cell>
          <table:table-cell office:value-type="float" office:value="396.12">
            <text:p>396.12</text:p>
          </table:table-cell>
          <table:table-cell office:value-type="float" office:value="438.33">
            <text:p>438.33</text:p>
          </table:table-cell>
          <table:table-cell office:value-type="float" office:value="425.5">
            <text:p>425.5</text:p>
          </table:table-cell>
          <table:table-cell office:value-type="float" office:value="427.03">
            <text:p>427.03</text:p>
          </table:table-cell>
          <table:table-cell office:value-type="float" office:value="435.72">
            <text:p>435.72</text:p>
          </table:table-cell>
          <table:table-cell office:value-type="float" office:value="409.97">
            <text:p>409.97</text:p>
          </table:table-cell>
          <table:table-cell office:value-type="float" office:value="383.04">
            <text:p>383.04</text:p>
          </table:table-cell>
          <table:table-cell office:value-type="float" office:value="418.25">
            <text:p>418.25</text:p>
          </table:table-cell>
          <table:table-cell office:value-type="float" office:value="409.03">
            <text:p>409.03</text:p>
          </table:table-cell>
          <table:table-cell office:value-type="float" office:value="388.94">
            <text:p>388.94</text:p>
          </table:table-cell>
          <table:table-cell/>
          <table:table-cell office:value-type="float" office:value="431.93">
            <text:p>431.93</text:p>
          </table:table-cell>
          <table:table-cell office:value-type="float" office:value="436.15">
            <text:p>436.15</text:p>
          </table:table-cell>
          <table:table-cell table:number-columns-repeated="3"/>
          <table:table-cell office:value-type="float" office:value="423.82">
            <text:p>423.82</text:p>
          </table:table-cell>
          <table:table-cell office:value-type="float" office:value="427.61">
            <text:p>427.61</text:p>
          </table:table-cell>
          <table:table-cell table:number-columns-repeated="2"/>
          <table:table-cell office:value-type="float" office:value="448.25">
            <text:p>448.25</text:p>
          </table:table-cell>
          <table:table-cell/>
          <table:table-cell office:value-type="float" office:value="424.87">
            <text:p>424.87</text:p>
          </table:table-cell>
          <table:table-cell office:value-type="float" office:value="387.83">
            <text:p>387.83</text:p>
          </table:table-cell>
          <table:table-cell/>
          <table:table-cell office:value-type="float" office:value="435.66">
            <text:p>435.66</text:p>
          </table:table-cell>
          <table:table-cell table:number-columns-repeated="2"/>
          <table:table-cell office:value-type="float" office:value="415.35">
            <text:p>415.35</text:p>
          </table:table-cell>
          <table:table-cell office:value-type="float" office:value="404.52">
            <text:p>404.52</text:p>
          </table:table-cell>
          <table:table-cell office:value-type="float" office:value="410.16">
            <text:p>410.16</text:p>
          </table:table-cell>
          <table:table-cell/>
          <table:table-cell office:value-type="float" office:value="428.89">
            <text:p>428.89</text:p>
          </table:table-cell>
          <table:table-cell office:value-type="float" office:value="386.88">
            <text:p>386.88</text:p>
          </table:table-cell>
          <table:table-cell office:value-type="float" office:value="391.39">
            <text:p>391.39</text:p>
          </table:table-cell>
          <table:table-cell office:value-type="float" office:value="409.34">
            <text:p>409.34</text:p>
          </table:table-cell>
          <table:table-cell office:value-type="float" office:value="423.88">
            <text:p>423.88</text:p>
          </table:table-cell>
          <table:table-cell office:value-type="float" office:value="398.96">
            <text:p>398.96</text:p>
          </table:table-cell>
          <table:table-cell/>
          <table:table-cell office:value-type="float" office:value="424.46">
            <text:p>424.46</text:p>
          </table:table-cell>
          <table:table-cell table:number-columns-repeated="2"/>
          <table:table-cell office:value-type="float" office:value="407.87">
            <text:p>407.87</text:p>
          </table:table-cell>
          <table:table-cell office:value-type="float" office:value="395.7">
            <text:p>395.7</text:p>
          </table:table-cell>
          <table:table-cell office:value-type="float" office:value="362.03">
            <text:p>362.03</text:p>
          </table:table-cell>
          <table:table-cell office:value-type="float" office:value="404.51">
            <text:p>404.51</text:p>
          </table:table-cell>
          <table:table-cell office:value-type="float" office:value="374.13">
            <text:p>374.13</text:p>
          </table:table-cell>
          <table:table-cell/>
          <table:table-cell office:value-type="float" office:value="392.32">
            <text:p>392.32</text:p>
          </table:table-cell>
          <table:table-cell table:number-columns-repeated="974"/>
        </table:table-row>
        <table:table-row table:style-name="ro1">
          <table:table-cell office:value-type="string">
            <text:p>Ireland</text:p>
          </table:table-cell>
          <table:table-cell office:value-type="float" office:value="523.17">
            <text:p>523.17</text:p>
          </table:table-cell>
          <table:table-cell office:value-type="float" office:value="551.25">
            <text:p>551.25</text:p>
          </table:table-cell>
          <table:table-cell office:value-type="float" office:value="552.68">
            <text:p>552.68</text:p>
          </table:table-cell>
          <table:table-cell office:value-type="float" office:value="536.84">
            <text:p>536.84</text:p>
          </table:table-cell>
          <table:table-cell office:value-type="float" office:value="537.19">
            <text:p>537.19</text:p>
          </table:table-cell>
          <table:table-cell office:value-type="float" office:value="510.38">
            <text:p>510.38</text:p>
          </table:table-cell>
          <table:table-cell office:value-type="float" office:value="523.84">
            <text:p>523.84</text:p>
          </table:table-cell>
          <table:table-cell office:value-type="float" office:value="513.86">
            <text:p>513.86</text:p>
          </table:table-cell>
          <table:table-cell office:value-type="float" office:value="503.4">
            <text:p>503.4</text:p>
          </table:table-cell>
          <table:table-cell office:value-type="float" office:value="492.87">
            <text:p>492.87</text:p>
          </table:table-cell>
          <table:table-cell office:value-type="float" office:value="563.46">
            <text:p>563.46</text:p>
          </table:table-cell>
          <table:table-cell office:value-type="float" office:value="550.86">
            <text:p>550.86</text:p>
          </table:table-cell>
          <table:table-cell office:value-type="float" office:value="567.13">
            <text:p>567.13</text:p>
          </table:table-cell>
          <table:table-cell office:value-type="float" office:value="531.69">
            <text:p>531.69</text:p>
          </table:table-cell>
          <table:table-cell office:value-type="float" office:value="561.15">
            <text:p>561.15</text:p>
          </table:table-cell>
          <table:table-cell office:value-type="float" office:value="545.72">
            <text:p>545.72</text:p>
          </table:table-cell>
          <table:table-cell office:value-type="float" office:value="555.12">
            <text:p>555.12</text:p>
          </table:table-cell>
          <table:table-cell office:value-type="float" office:value="563.32">
            <text:p>563.32</text:p>
          </table:table-cell>
          <table:table-cell office:value-type="float" office:value="580.49">
            <text:p>580.49</text:p>
          </table:table-cell>
          <table:table-cell office:value-type="float" office:value="561.42">
            <text:p>561.42</text:p>
          </table:table-cell>
          <table:table-cell office:value-type="float" office:value="531.1">
            <text:p>531.1</text:p>
          </table:table-cell>
          <table:table-cell office:value-type="float" office:value="535.2">
            <text:p>535.2</text:p>
          </table:table-cell>
          <table:table-cell office:value-type="float" office:value="549.3">
            <text:p>549.3</text:p>
          </table:table-cell>
          <table:table-cell office:value-type="float" office:value="514.48">
            <text:p>514.48</text:p>
          </table:table-cell>
          <table:table-cell office:value-type="float" office:value="554.09">
            <text:p>554.09</text:p>
          </table:table-cell>
          <table:table-cell office:value-type="float" office:value="537.36">
            <text:p>537.36</text:p>
          </table:table-cell>
          <table:table-cell office:value-type="float" office:value="536.84">
            <text:p>536.84</text:p>
          </table:table-cell>
          <table:table-cell office:value-type="float" office:value="542.77">
            <text:p>542.77</text:p>
          </table:table-cell>
          <table:table-cell office:value-type="float" office:value="520.03">
            <text:p>520.03</text:p>
          </table:table-cell>
          <table:table-cell office:value-type="float" office:value="503.36">
            <text:p>503.36</text:p>
          </table:table-cell>
          <table:table-cell office:value-type="float" office:value="517.39">
            <text:p>517.39</text:p>
          </table:table-cell>
          <table:table-cell office:value-type="float" office:value="506.32">
            <text:p>506.32</text:p>
          </table:table-cell>
          <table:table-cell office:value-type="float" office:value="512.27">
            <text:p>512.27</text:p>
          </table:table-cell>
          <table:table-cell office:value-type="float" office:value="526.97">
            <text:p>526.97</text:p>
          </table:table-cell>
          <table:table-cell/>
          <table:table-cell office:value-type="float" office:value="512.13">
            <text:p>512.13</text:p>
          </table:table-cell>
          <table:table-cell office:value-type="float" office:value="514.04">
            <text:p>514.04</text:p>
          </table:table-cell>
          <table:table-cell/>
          <table:table-cell office:value-type="float" office:value="524.46">
            <text:p>524.46</text:p>
          </table:table-cell>
          <table:table-cell office:value-type="float" office:value="514.1">
            <text:p>514.1</text:p>
          </table:table-cell>
          <table:table-cell office:value-type="float" office:value="505.58">
            <text:p>505.58</text:p>
          </table:table-cell>
          <table:table-cell office:value-type="float" office:value="528.57">
            <text:p>528.57</text:p>
          </table:table-cell>
          <table:table-cell office:value-type="float" office:value="500.1">
            <text:p>500.1</text:p>
          </table:table-cell>
          <table:table-cell office:value-type="float" office:value="476.74">
            <text:p>476.74</text:p>
          </table:table-cell>
          <table:table-cell/>
          <table:table-cell office:value-type="float" office:value="492.97">
            <text:p>492.97</text:p>
          </table:table-cell>
          <table:table-cell office:value-type="float" office:value="462.49">
            <text:p>462.49</text:p>
          </table:table-cell>
          <table:table-cell/>
          <table:table-cell office:value-type="float" office:value="492.67">
            <text:p>492.67</text:p>
          </table:table-cell>
          <table:table-cell table:number-columns-repeated="974"/>
        </table:table-row>
        <table:table-row table:style-name="ro1">
          <table:table-cell office:value-type="string">
            <text:p>Israel</text:p>
          </table:table-cell>
          <table:table-cell office:value-type="float" office:value="485.8">
            <text:p>485.8</text:p>
          </table:table-cell>
          <table:table-cell office:value-type="float" office:value="510.55">
            <text:p>510.55</text:p>
          </table:table-cell>
          <table:table-cell office:value-type="float" office:value="528.67">
            <text:p>528.67</text:p>
          </table:table-cell>
          <table:table-cell office:value-type="float" office:value="510.22">
            <text:p>510.22</text:p>
          </table:table-cell>
          <table:table-cell office:value-type="float" office:value="498.76">
            <text:p>498.76</text:p>
          </table:table-cell>
          <table:table-cell office:value-type="float" office:value="479.08">
            <text:p>479.08</text:p>
          </table:table-cell>
          <table:table-cell office:value-type="float" office:value="477.57">
            <text:p>477.57</text:p>
          </table:table-cell>
          <table:table-cell office:value-type="float" office:value="467.82">
            <text:p>467.82</text:p>
          </table:table-cell>
          <table:table-cell office:value-type="float" office:value="446.17">
            <text:p>446.17</text:p>
          </table:table-cell>
          <table:table-cell office:value-type="float" office:value="433">
            <text:p>433</text:p>
          </table:table-cell>
          <table:table-cell office:value-type="float" office:value="520.46">
            <text:p>520.46</text:p>
          </table:table-cell>
          <table:table-cell office:value-type="float" office:value="513.2">
            <text:p>513.2</text:p>
          </table:table-cell>
          <table:table-cell office:value-type="float" office:value="507.74">
            <text:p>507.74</text:p>
          </table:table-cell>
          <table:table-cell office:value-type="float" office:value="515.17">
            <text:p>515.17</text:p>
          </table:table-cell>
          <table:table-cell office:value-type="float" office:value="548.36">
            <text:p>548.36</text:p>
          </table:table-cell>
          <table:table-cell office:value-type="float" office:value="538.03">
            <text:p>538.03</text:p>
          </table:table-cell>
          <table:table-cell office:value-type="float" office:value="511.44">
            <text:p>511.44</text:p>
          </table:table-cell>
          <table:table-cell office:value-type="float" office:value="554.64">
            <text:p>554.64</text:p>
          </table:table-cell>
          <table:table-cell office:value-type="float" office:value="591.51">
            <text:p>591.51</text:p>
          </table:table-cell>
          <table:table-cell office:value-type="float" office:value="544.76">
            <text:p>544.76</text:p>
          </table:table-cell>
          <table:table-cell office:value-type="float" office:value="494.14">
            <text:p>494.14</text:p>
          </table:table-cell>
          <table:table-cell office:value-type="float" office:value="508.94">
            <text:p>508.94</text:p>
          </table:table-cell>
          <table:table-cell office:value-type="float" office:value="512.83">
            <text:p>512.83</text:p>
          </table:table-cell>
          <table:table-cell office:value-type="float" office:value="510.26">
            <text:p>510.26</text:p>
          </table:table-cell>
          <table:table-cell office:value-type="float" office:value="568.03">
            <text:p>568.03</text:p>
          </table:table-cell>
          <table:table-cell office:value-type="float" office:value="488.46">
            <text:p>488.46</text:p>
          </table:table-cell>
          <table:table-cell office:value-type="float" office:value="520.48">
            <text:p>520.48</text:p>
          </table:table-cell>
          <table:table-cell office:value-type="float" office:value="485.86">
            <text:p>485.86</text:p>
          </table:table-cell>
          <table:table-cell/>
          <table:table-cell office:value-type="float" office:value="474.44">
            <text:p>474.44</text:p>
          </table:table-cell>
          <table:table-cell office:value-type="float" office:value="484.56">
            <text:p>484.56</text:p>
          </table:table-cell>
          <table:table-cell office:value-type="float" office:value="483.49">
            <text:p>483.49</text:p>
          </table:table-cell>
          <table:table-cell office:value-type="float" office:value="463.8">
            <text:p>463.8</text:p>
          </table:table-cell>
          <table:table-cell office:value-type="float" office:value="481.58">
            <text:p>481.58</text:p>
          </table:table-cell>
          <table:table-cell/>
          <table:table-cell office:value-type="float" office:value="447.63">
            <text:p>447.63</text:p>
          </table:table-cell>
          <table:table-cell office:value-type="float" office:value="451.28">
            <text:p>451.28</text:p>
          </table:table-cell>
          <table:table-cell office:value-type="float" office:value="507.95">
            <text:p>507.95</text:p>
          </table:table-cell>
          <table:table-cell office:value-type="float" office:value="487.86">
            <text:p>487.86</text:p>
          </table:table-cell>
          <table:table-cell office:value-type="float" office:value="495.71">
            <text:p>495.71</text:p>
          </table:table-cell>
          <table:table-cell office:value-type="float" office:value="457.12">
            <text:p>457.12</text:p>
          </table:table-cell>
          <table:table-cell office:value-type="float" office:value="447.83">
            <text:p>447.83</text:p>
          </table:table-cell>
          <table:table-cell office:value-type="float" office:value="445.35">
            <text:p>445.35</text:p>
          </table:table-cell>
          <table:table-cell office:value-type="float" office:value="442.52">
            <text:p>442.52</text:p>
          </table:table-cell>
          <table:table-cell/>
          <table:table-cell office:value-type="float" office:value="441.19">
            <text:p>441.19</text:p>
          </table:table-cell>
          <table:table-cell table:number-columns-repeated="2"/>
          <table:table-cell office:value-type="float" office:value="459.35">
            <text:p>459.35</text:p>
          </table:table-cell>
          <table:table-cell table:number-columns-repeated="974"/>
        </table:table-row>
        <table:table-row table:style-name="ro1">
          <table:table-cell office:value-type="string">
            <text:p>Italy</text:p>
          </table:table-cell>
          <table:table-cell office:value-type="float" office:value="489.75">
            <text:p>489.75</text:p>
          </table:table-cell>
          <table:table-cell office:value-type="float" office:value="529.73">
            <text:p>529.73</text:p>
          </table:table-cell>
          <table:table-cell office:value-type="float" office:value="529.39">
            <text:p>529.39</text:p>
          </table:table-cell>
          <table:table-cell office:value-type="float" office:value="515.46">
            <text:p>515.46</text:p>
          </table:table-cell>
          <table:table-cell office:value-type="float" office:value="520.04">
            <text:p>520.04</text:p>
          </table:table-cell>
          <table:table-cell office:value-type="float" office:value="486.31">
            <text:p>486.31</text:p>
          </table:table-cell>
          <table:table-cell office:value-type="float" office:value="468.93">
            <text:p>468.93</text:p>
          </table:table-cell>
          <table:table-cell office:value-type="float" office:value="473.52">
            <text:p>473.52</text:p>
          </table:table-cell>
          <table:table-cell office:value-type="float" office:value="480.03">
            <text:p>480.03</text:p>
          </table:table-cell>
          <table:table-cell office:value-type="float" office:value="455.9">
            <text:p>455.9</text:p>
          </table:table-cell>
          <table:table-cell office:value-type="float" office:value="536.01">
            <text:p>536.01</text:p>
          </table:table-cell>
          <table:table-cell office:value-type="float" office:value="545.98">
            <text:p>545.98</text:p>
          </table:table-cell>
          <table:table-cell office:value-type="float" office:value="534.16">
            <text:p>534.16</text:p>
          </table:table-cell>
          <table:table-cell office:value-type="float" office:value="534.24">
            <text:p>534.24</text:p>
          </table:table-cell>
          <table:table-cell office:value-type="float" office:value="536.83">
            <text:p>536.83</text:p>
          </table:table-cell>
          <table:table-cell office:value-type="float" office:value="524">
            <text:p>524</text:p>
          </table:table-cell>
          <table:table-cell office:value-type="float" office:value="531.97">
            <text:p>531.97</text:p>
          </table:table-cell>
          <table:table-cell office:value-type="float" office:value="538.06">
            <text:p>538.06</text:p>
          </table:table-cell>
          <table:table-cell office:value-type="float" office:value="548.47">
            <text:p>548.47</text:p>
          </table:table-cell>
          <table:table-cell office:value-type="float" office:value="532.17">
            <text:p>532.17</text:p>
          </table:table-cell>
          <table:table-cell office:value-type="float" office:value="510.82">
            <text:p>510.82</text:p>
          </table:table-cell>
          <table:table-cell office:value-type="float" office:value="514.29">
            <text:p>514.29</text:p>
          </table:table-cell>
          <table:table-cell office:value-type="float" office:value="522.61">
            <text:p>522.61</text:p>
          </table:table-cell>
          <table:table-cell office:value-type="float" office:value="498.97">
            <text:p>498.97</text:p>
          </table:table-cell>
          <table:table-cell office:value-type="float" office:value="525.5">
            <text:p>525.5</text:p>
          </table:table-cell>
          <table:table-cell office:value-type="float" office:value="521.77">
            <text:p>521.77</text:p>
          </table:table-cell>
          <table:table-cell office:value-type="float" office:value="523.51">
            <text:p>523.51</text:p>
          </table:table-cell>
          <table:table-cell office:value-type="float" office:value="527.78">
            <text:p>527.78</text:p>
          </table:table-cell>
          <table:table-cell office:value-type="float" office:value="521.6">
            <text:p>521.6</text:p>
          </table:table-cell>
          <table:table-cell office:value-type="float" office:value="477.9">
            <text:p>477.9</text:p>
          </table:table-cell>
          <table:table-cell office:value-type="float" office:value="493.9">
            <text:p>493.9</text:p>
          </table:table-cell>
          <table:table-cell office:value-type="float" office:value="468.69">
            <text:p>468.69</text:p>
          </table:table-cell>
          <table:table-cell office:value-type="float" office:value="488.69">
            <text:p>488.69</text:p>
          </table:table-cell>
          <table:table-cell office:value-type="float" office:value="470.2">
            <text:p>470.2</text:p>
          </table:table-cell>
          <table:table-cell office:value-type="float" office:value="446.17">
            <text:p>446.17</text:p>
          </table:table-cell>
          <table:table-cell office:value-type="float" office:value="458.56">
            <text:p>458.56</text:p>
          </table:table-cell>
          <table:table-cell office:value-type="float" office:value="475.2">
            <text:p>475.2</text:p>
          </table:table-cell>
          <table:table-cell office:value-type="float" office:value="498.77">
            <text:p>498.77</text:p>
          </table:table-cell>
          <table:table-cell office:value-type="float" office:value="489.97">
            <text:p>489.97</text:p>
          </table:table-cell>
          <table:table-cell office:value-type="float" office:value="482.18">
            <text:p>482.18</text:p>
          </table:table-cell>
          <table:table-cell office:value-type="float" office:value="491.91">
            <text:p>491.91</text:p>
          </table:table-cell>
          <table:table-cell office:value-type="float" office:value="499.57">
            <text:p>499.57</text:p>
          </table:table-cell>
          <table:table-cell office:value-type="float" office:value="472.52">
            <text:p>472.52</text:p>
          </table:table-cell>
          <table:table-cell office:value-type="float" office:value="461.6">
            <text:p>461.6</text:p>
          </table:table-cell>
          <table:table-cell office:value-type="float" office:value="442.51">
            <text:p>442.51</text:p>
          </table:table-cell>
          <table:table-cell office:value-type="float" office:value="483.76">
            <text:p>483.76</text:p>
          </table:table-cell>
          <table:table-cell office:value-type="float" office:value="467.09">
            <text:p>467.09</text:p>
          </table:table-cell>
          <table:table-cell/>
          <table:table-cell office:value-type="float" office:value="453.36">
            <text:p>453.36</text:p>
          </table:table-cell>
          <table:table-cell table:number-columns-repeated="974"/>
        </table:table-row>
        <table:table-row table:style-name="ro1">
          <table:table-cell office:value-type="string">
            <text:p>Japan</text:p>
          </table:table-cell>
          <table:table-cell office:value-type="float" office:value="538.05">
            <text:p>538.05</text:p>
          </table:table-cell>
          <table:table-cell office:value-type="float" office:value="556.8">
            <text:p>556.8</text:p>
          </table:table-cell>
          <table:table-cell office:value-type="float" office:value="562.9">
            <text:p>562.9</text:p>
          </table:table-cell>
          <table:table-cell office:value-type="float" office:value="559.12">
            <text:p>559.12</text:p>
          </table:table-cell>
          <table:table-cell office:value-type="float" office:value="568.97">
            <text:p>568.97</text:p>
          </table:table-cell>
          <table:table-cell office:value-type="float" office:value="534.29">
            <text:p>534.29</text:p>
          </table:table-cell>
          <table:table-cell office:value-type="float" office:value="539.27">
            <text:p>539.27</text:p>
          </table:table-cell>
          <table:table-cell office:value-type="float" office:value="526.28">
            <text:p>526.28</text:p>
          </table:table-cell>
          <table:table-cell office:value-type="float" office:value="524.84">
            <text:p>524.84</text:p>
          </table:table-cell>
          <table:table-cell office:value-type="float" office:value="517.76">
            <text:p>517.76</text:p>
          </table:table-cell>
          <table:table-cell office:value-type="float" office:value="560.52">
            <text:p>560.52</text:p>
          </table:table-cell>
          <table:table-cell office:value-type="float" office:value="575.22">
            <text:p>575.22</text:p>
          </table:table-cell>
          <table:table-cell office:value-type="float" office:value="560.24">
            <text:p>560.24</text:p>
          </table:table-cell>
          <table:table-cell office:value-type="float" office:value="540.99">
            <text:p>540.99</text:p>
          </table:table-cell>
          <table:table-cell office:value-type="float" office:value="567.52">
            <text:p>567.52</text:p>
          </table:table-cell>
          <table:table-cell office:value-type="float" office:value="549.53">
            <text:p>549.53</text:p>
          </table:table-cell>
          <table:table-cell office:value-type="float" office:value="578.93">
            <text:p>578.93</text:p>
          </table:table-cell>
          <table:table-cell office:value-type="float" office:value="587.53">
            <text:p>587.53</text:p>
          </table:table-cell>
          <table:table-cell office:value-type="float" office:value="587.45">
            <text:p>587.45</text:p>
          </table:table-cell>
          <table:table-cell office:value-type="float" office:value="549.96">
            <text:p>549.96</text:p>
          </table:table-cell>
          <table:table-cell office:value-type="float" office:value="564.84">
            <text:p>564.84</text:p>
          </table:table-cell>
          <table:table-cell office:value-type="float" office:value="556.59">
            <text:p>556.59</text:p>
          </table:table-cell>
          <table:table-cell office:value-type="float" office:value="561.87">
            <text:p>561.87</text:p>
          </table:table-cell>
          <table:table-cell office:value-type="float" office:value="533.65">
            <text:p>533.65</text:p>
          </table:table-cell>
          <table:table-cell/>
          <table:table-cell office:value-type="float" office:value="567.18">
            <text:p>567.18</text:p>
          </table:table-cell>
          <table:table-cell office:value-type="float" office:value="561.66">
            <text:p>561.66</text:p>
          </table:table-cell>
          <table:table-cell office:value-type="float" office:value="588.65">
            <text:p>588.65</text:p>
          </table:table-cell>
          <table:table-cell office:value-type="float" office:value="582.64">
            <text:p>582.64</text:p>
          </table:table-cell>
          <table:table-cell office:value-type="float" office:value="530.05">
            <text:p>530.05</text:p>
          </table:table-cell>
          <table:table-cell office:value-type="float" office:value="533.01">
            <text:p>533.01</text:p>
          </table:table-cell>
          <table:table-cell office:value-type="float" office:value="540.96">
            <text:p>540.96</text:p>
          </table:table-cell>
          <table:table-cell office:value-type="float" office:value="548.88">
            <text:p>548.88</text:p>
          </table:table-cell>
          <table:table-cell office:value-type="float" office:value="545.69">
            <text:p>545.69</text:p>
          </table:table-cell>
          <table:table-cell office:value-type="float" office:value="515.99">
            <text:p>515.99</text:p>
          </table:table-cell>
          <table:table-cell office:value-type="float" office:value="512.27">
            <text:p>512.27</text:p>
          </table:table-cell>
          <table:table-cell office:value-type="float" office:value="532.63">
            <text:p>532.63</text:p>
          </table:table-cell>
          <table:table-cell office:value-type="float" office:value="537.24">
            <text:p>537.24</text:p>
          </table:table-cell>
          <table:table-cell office:value-type="float" office:value="528.44">
            <text:p>528.44</text:p>
          </table:table-cell>
          <table:table-cell office:value-type="float" office:value="531.18">
            <text:p>531.18</text:p>
          </table:table-cell>
          <table:table-cell office:value-type="float" office:value="536.48">
            <text:p>536.48</text:p>
          </table:table-cell>
          <table:table-cell office:value-type="float" office:value="545.44">
            <text:p>545.44</text:p>
          </table:table-cell>
          <table:table-cell office:value-type="float" office:value="513.45">
            <text:p>513.45</text:p>
          </table:table-cell>
          <table:table-cell office:value-type="float" office:value="536.74">
            <text:p>536.74</text:p>
          </table:table-cell>
          <table:table-cell/>
          <table:table-cell office:value-type="float" office:value="535.38">
            <text:p>535.38</text:p>
          </table:table-cell>
          <table:table-cell office:value-type="float" office:value="532.94">
            <text:p>532.94</text:p>
          </table:table-cell>
          <table:table-cell/>
          <table:table-cell office:value-type="float" office:value="522.37">
            <text:p>522.37</text:p>
          </table:table-cell>
          <table:table-cell table:number-columns-repeated="974"/>
        </table:table-row>
        <table:table-row table:style-name="ro1">
          <table:table-cell office:value-type="string">
            <text:p>Jordan</text:p>
          </table:table-cell>
          <table:table-cell office:value-type="float" office:value="399.03">
            <text:p>399.03</text:p>
          </table:table-cell>
          <table:table-cell office:value-type="float" office:value="417.34">
            <text:p>417.34</text:p>
          </table:table-cell>
          <table:table-cell office:value-type="float" office:value="436.5">
            <text:p>436.5</text:p>
          </table:table-cell>
          <table:table-cell office:value-type="float" office:value="430.8">
            <text:p>430.8</text:p>
          </table:table-cell>
          <table:table-cell office:value-type="float" office:value="411.73">
            <text:p>411.73</text:p>
          </table:table-cell>
          <table:table-cell office:value-type="float" office:value="411.95">
            <text:p>411.95</text:p>
          </table:table-cell>
          <table:table-cell/>
          <table:table-cell office:value-type="float" office:value="401.68">
            <text:p>401.68</text:p>
          </table:table-cell>
          <table:table-cell office:value-type="float" office:value="393.26">
            <text:p>393.26</text:p>
          </table:table-cell>
          <table:table-cell office:value-type="float" office:value="388.08">
            <text:p>388.08</text:p>
          </table:table-cell>
          <table:table-cell office:value-type="float" office:value="402.82">
            <text:p>402.82</text:p>
          </table:table-cell>
          <table:table-cell office:value-type="float" office:value="407.98">
            <text:p>407.98</text:p>
          </table:table-cell>
          <table:table-cell office:value-type="float" office:value="446.17">
            <text:p>446.17</text:p>
          </table:table-cell>
          <table:table-cell office:value-type="float" office:value="419.99">
            <text:p>419.99</text:p>
          </table:table-cell>
          <table:table-cell office:value-type="float" office:value="448.7">
            <text:p>448.7</text:p>
          </table:table-cell>
          <table:table-cell office:value-type="float" office:value="447.34">
            <text:p>447.34</text:p>
          </table:table-cell>
          <table:table-cell office:value-type="float" office:value="433.25">
            <text:p>433.25</text:p>
          </table:table-cell>
          <table:table-cell office:value-type="float" office:value="425.67">
            <text:p>425.67</text:p>
          </table:table-cell>
          <table:table-cell/>
          <table:table-cell office:value-type="float" office:value="450.06">
            <text:p>450.06</text:p>
          </table:table-cell>
          <table:table-cell office:value-type="float" office:value="419.76">
            <text:p>419.76</text:p>
          </table:table-cell>
          <table:table-cell office:value-type="float" office:value="442.72">
            <text:p>442.72</text:p>
          </table:table-cell>
          <table:table-cell office:value-type="float" office:value="439.68">
            <text:p>439.68</text:p>
          </table:table-cell>
          <table:table-cell office:value-type="float" office:value="409.53">
            <text:p>409.53</text:p>
          </table:table-cell>
          <table:table-cell/>
          <table:table-cell office:value-type="float" office:value="409.85">
            <text:p>409.85</text:p>
          </table:table-cell>
          <table:table-cell office:value-type="float" office:value="423.45">
            <text:p>423.45</text:p>
          </table:table-cell>
          <table:table-cell office:value-type="float" office:value="419.4">
            <text:p>419.4</text:p>
          </table:table-cell>
          <table:table-cell office:value-type="float" office:value="414.37">
            <text:p>414.37</text:p>
          </table:table-cell>
          <table:table-cell office:value-type="float" office:value="419.29">
            <text:p>419.29</text:p>
          </table:table-cell>
          <table:table-cell office:value-type="float" office:value="416.72">
            <text:p>416.72</text:p>
          </table:table-cell>
          <table:table-cell/>
          <table:table-cell office:value-type="float" office:value="389.79">
            <text:p>389.79</text:p>
          </table:table-cell>
          <table:table-cell table:number-columns-repeated="2"/>
          <table:table-cell office:value-type="float" office:value="397.23">
            <text:p>397.23</text:p>
          </table:table-cell>
          <table:table-cell office:value-type="float" office:value="395.83">
            <text:p>395.83</text:p>
          </table:table-cell>
          <table:table-cell office:value-type="float" office:value="418.57">
            <text:p>418.57</text:p>
          </table:table-cell>
          <table:table-cell/>
          <table:table-cell office:value-type="float" office:value="416.19">
            <text:p>416.19</text:p>
          </table:table-cell>
          <table:table-cell table:number-columns-repeated="2"/>
          <table:table-cell office:value-type="float" office:value="392.69">
            <text:p>392.69</text:p>
          </table:table-cell>
          <table:table-cell table:number-columns-repeated="2"/>
          <table:table-cell office:value-type="float" office:value="373.54">
            <text:p>373.54</text:p>
          </table:table-cell>
          <table:table-cell table:number-columns-repeated="2"/>
          <table:table-cell office:value-type="float" office:value="388.42">
            <text:p>388.42</text:p>
          </table:table-cell>
          <table:table-cell table:number-columns-repeated="974"/>
        </table:table-row>
        <table:table-row table:style-name="ro1">
          <table:table-cell office:value-type="string">
            <text:p>Kazakhstan</text:p>
          </table:table-cell>
          <table:table-cell office:value-type="float" office:value="392.74">
            <text:p>392.74</text:p>
          </table:table-cell>
          <table:table-cell office:value-type="float" office:value="411.77">
            <text:p>411.77</text:p>
          </table:table-cell>
          <table:table-cell office:value-type="float" office:value="404.71">
            <text:p>404.71</text:p>
          </table:table-cell>
          <table:table-cell office:value-type="float" office:value="410.28">
            <text:p>410.28</text:p>
          </table:table-cell>
          <table:table-cell office:value-type="float" office:value="402.91">
            <text:p>402.91</text:p>
          </table:table-cell>
          <table:table-cell office:value-type="float" office:value="394.32">
            <text:p>394.32</text:p>
          </table:table-cell>
          <table:table-cell office:value-type="float" office:value="357.35">
            <text:p>357.35</text:p>
          </table:table-cell>
          <table:table-cell office:value-type="float" office:value="393.01">
            <text:p>393.01</text:p>
          </table:table-cell>
          <table:table-cell office:value-type="float" office:value="391.84">
            <text:p>391.84</text:p>
          </table:table-cell>
          <table:table-cell office:value-type="float" office:value="376.62">
            <text:p>376.62</text:p>
          </table:table-cell>
          <table:table-cell office:value-type="float" office:value="430.73">
            <text:p>430.73</text:p>
          </table:table-cell>
          <table:table-cell office:value-type="float" office:value="415.29">
            <text:p>415.29</text:p>
          </table:table-cell>
          <table:table-cell office:value-type="float" office:value="413.41">
            <text:p>413.41</text:p>
          </table:table-cell>
          <table:table-cell office:value-type="float" office:value="404.34">
            <text:p>404.34</text:p>
          </table:table-cell>
          <table:table-cell office:value-type="float" office:value="415.06">
            <text:p>415.06</text:p>
          </table:table-cell>
          <table:table-cell office:value-type="float" office:value="401.61">
            <text:p>401.61</text:p>
          </table:table-cell>
          <table:table-cell office:value-type="float" office:value="396.79">
            <text:p>396.79</text:p>
          </table:table-cell>
          <table:table-cell office:value-type="float" office:value="420.78">
            <text:p>420.78</text:p>
          </table:table-cell>
          <table:table-cell/>
          <table:table-cell office:value-type="float" office:value="413.77">
            <text:p>413.77</text:p>
          </table:table-cell>
          <table:table-cell office:value-type="float" office:value="399.84">
            <text:p>399.84</text:p>
          </table:table-cell>
          <table:table-cell office:value-type="float" office:value="407.91">
            <text:p>407.91</text:p>
          </table:table-cell>
          <table:table-cell office:value-type="float" office:value="416.44">
            <text:p>416.44</text:p>
          </table:table-cell>
          <table:table-cell office:value-type="float" office:value="410.22">
            <text:p>410.22</text:p>
          </table:table-cell>
          <table:table-cell table:number-columns-repeated="2"/>
          <table:table-cell office:value-type="float" office:value="413.26">
            <text:p>413.26</text:p>
          </table:table-cell>
          <table:table-cell table:number-columns-repeated="2"/>
          <table:table-cell office:value-type="float" office:value="389.06">
            <text:p>389.06</text:p>
          </table:table-cell>
          <table:table-cell office:value-type="float" office:value="399.3">
            <text:p>399.3</text:p>
          </table:table-cell>
          <table:table-cell/>
          <table:table-cell office:value-type="float" office:value="390.86">
            <text:p>390.86</text:p>
          </table:table-cell>
          <table:table-cell office:value-type="float" office:value="357.2">
            <text:p>357.2</text:p>
          </table:table-cell>
          <table:table-cell/>
          <table:table-cell office:value-type="float" office:value="389.02">
            <text:p>389.02</text:p>
          </table:table-cell>
          <table:table-cell office:value-type="float" office:value="391">
            <text:p>391</text:p>
          </table:table-cell>
          <table:table-cell office:value-type="float" office:value="381.27">
            <text:p>381.27</text:p>
          </table:table-cell>
          <table:table-cell office:value-type="float" office:value="412.01">
            <text:p>412.01</text:p>
          </table:table-cell>
          <table:table-cell office:value-type="float" office:value="397.61">
            <text:p>397.61</text:p>
          </table:table-cell>
          <table:table-cell office:value-type="float" office:value="409.43">
            <text:p>409.43</text:p>
          </table:table-cell>
          <table:table-cell/>
          <table:table-cell office:value-type="float" office:value="390.49">
            <text:p>390.49</text:p>
          </table:table-cell>
          <table:table-cell office:value-type="float" office:value="383.96">
            <text:p>383.96</text:p>
          </table:table-cell>
          <table:table-cell/>
          <table:table-cell office:value-type="float" office:value="378.73">
            <text:p>378.73</text:p>
          </table:table-cell>
          <table:table-cell office:value-type="float" office:value="359.78">
            <text:p>359.78</text:p>
          </table:table-cell>
          <table:table-cell/>
          <table:table-cell office:value-type="float" office:value="394.02">
            <text:p>394.02</text:p>
          </table:table-cell>
          <table:table-cell table:number-columns-repeated="974"/>
        </table:table-row>
        <table:table-row table:style-name="ro1">
          <table:table-cell office:value-type="string">
            <text:p>Korea</text:p>
          </table:table-cell>
          <table:table-cell office:value-type="float" office:value="535.79">
            <text:p>535.79</text:p>
          </table:table-cell>
          <table:table-cell office:value-type="float" office:value="543.79">
            <text:p>543.79</text:p>
          </table:table-cell>
          <table:table-cell office:value-type="float" office:value="560.5">
            <text:p>560.5</text:p>
          </table:table-cell>
          <table:table-cell office:value-type="float" office:value="545.05">
            <text:p>545.05</text:p>
          </table:table-cell>
          <table:table-cell office:value-type="float" office:value="538.11">
            <text:p>538.11</text:p>
          </table:table-cell>
          <table:table-cell office:value-type="float" office:value="531.41">
            <text:p>531.41</text:p>
          </table:table-cell>
          <table:table-cell office:value-type="float" office:value="519.13">
            <text:p>519.13</text:p>
          </table:table-cell>
          <table:table-cell office:value-type="float" office:value="520.79">
            <text:p>520.79</text:p>
          </table:table-cell>
          <table:table-cell office:value-type="float" office:value="522.24">
            <text:p>522.24</text:p>
          </table:table-cell>
          <table:table-cell office:value-type="float" office:value="520.4">
            <text:p>520.4</text:p>
          </table:table-cell>
          <table:table-cell office:value-type="float" office:value="520.59">
            <text:p>520.59</text:p>
          </table:table-cell>
          <table:table-cell office:value-type="float" office:value="547.83">
            <text:p>547.83</text:p>
          </table:table-cell>
          <table:table-cell office:value-type="float" office:value="547.54">
            <text:p>547.54</text:p>
          </table:table-cell>
          <table:table-cell office:value-type="float" office:value="540.41">
            <text:p>540.41</text:p>
          </table:table-cell>
          <table:table-cell office:value-type="float" office:value="531.82">
            <text:p>531.82</text:p>
          </table:table-cell>
          <table:table-cell office:value-type="float" office:value="569.37">
            <text:p>569.37</text:p>
          </table:table-cell>
          <table:table-cell office:value-type="float" office:value="574.32">
            <text:p>574.32</text:p>
          </table:table-cell>
          <table:table-cell office:value-type="float" office:value="550.64">
            <text:p>550.64</text:p>
          </table:table-cell>
          <table:table-cell/>
          <table:table-cell office:value-type="float" office:value="579.46">
            <text:p>579.46</text:p>
          </table:table-cell>
          <table:table-cell office:value-type="float" office:value="548.12">
            <text:p>548.12</text:p>
          </table:table-cell>
          <table:table-cell office:value-type="float" office:value="546.05">
            <text:p>546.05</text:p>
          </table:table-cell>
          <table:table-cell office:value-type="float" office:value="549.51">
            <text:p>549.51</text:p>
          </table:table-cell>
          <table:table-cell office:value-type="float" office:value="530.66">
            <text:p>530.66</text:p>
          </table:table-cell>
          <table:table-cell/>
          <table:table-cell office:value-type="float" office:value="540.22">
            <text:p>540.22</text:p>
          </table:table-cell>
          <table:table-cell office:value-type="float" office:value="550.99">
            <text:p>550.99</text:p>
          </table:table-cell>
          <table:table-cell office:value-type="float" office:value="535.3">
            <text:p>535.3</text:p>
          </table:table-cell>
          <table:table-cell office:value-type="float" office:value="541.84">
            <text:p>541.84</text:p>
          </table:table-cell>
          <table:table-cell office:value-type="float" office:value="528.65">
            <text:p>528.65</text:p>
          </table:table-cell>
          <table:table-cell office:value-type="float" office:value="531.31">
            <text:p>531.31</text:p>
          </table:table-cell>
          <table:table-cell office:value-type="float" office:value="538.78">
            <text:p>538.78</text:p>
          </table:table-cell>
          <table:table-cell office:value-type="float" office:value="527.5">
            <text:p>527.5</text:p>
          </table:table-cell>
          <table:table-cell office:value-type="float" office:value="521.75">
            <text:p>521.75</text:p>
          </table:table-cell>
          <table:table-cell/>
          <table:table-cell office:value-type="float" office:value="513.52">
            <text:p>513.52</text:p>
          </table:table-cell>
          <table:table-cell office:value-type="float" office:value="520.93">
            <text:p>520.93</text:p>
          </table:table-cell>
          <table:table-cell office:value-type="float" office:value="531.31">
            <text:p>531.31</text:p>
          </table:table-cell>
          <table:table-cell office:value-type="float" office:value="531.79">
            <text:p>531.79</text:p>
          </table:table-cell>
          <table:table-cell office:value-type="float" office:value="522.72">
            <text:p>522.72</text:p>
          </table:table-cell>
          <table:table-cell office:value-type="float" office:value="506.91">
            <text:p>506.91</text:p>
          </table:table-cell>
          <table:table-cell/>
          <table:table-cell office:value-type="float" office:value="528.15">
            <text:p>528.15</text:p>
          </table:table-cell>
          <table:table-cell table:number-columns-repeated="2"/>
          <table:table-cell office:value-type="float" office:value="519.85">
            <text:p>519.85</text:p>
          </table:table-cell>
          <table:table-cell office:value-type="float" office:value="510.79">
            <text:p>510.79</text:p>
          </table:table-cell>
          <table:table-cell/>
          <table:table-cell office:value-type="float" office:value="507.17">
            <text:p>507.17</text:p>
          </table:table-cell>
          <table:table-cell table:number-columns-repeated="974"/>
        </table:table-row>
        <table:table-row table:style-name="ro1">
          <table:table-cell office:value-type="string">
            <text:p>Latvia</text:p>
          </table:table-cell>
          <table:table-cell office:value-type="float" office:value="488.69">
            <text:p>488.69</text:p>
          </table:table-cell>
          <table:table-cell office:value-type="float" office:value="519.88">
            <text:p>519.88</text:p>
          </table:table-cell>
          <table:table-cell office:value-type="float" office:value="528.89">
            <text:p>528.89</text:p>
          </table:table-cell>
          <table:table-cell office:value-type="float" office:value="519.5">
            <text:p>519.5</text:p>
          </table:table-cell>
          <table:table-cell office:value-type="float" office:value="506.33">
            <text:p>506.33</text:p>
          </table:table-cell>
          <table:table-cell office:value-type="float" office:value="476.1">
            <text:p>476.1</text:p>
          </table:table-cell>
          <table:table-cell office:value-type="float" office:value="467">
            <text:p>467</text:p>
          </table:table-cell>
          <table:table-cell office:value-type="float" office:value="481.79">
            <text:p>481.79</text:p>
          </table:table-cell>
          <table:table-cell office:value-type="float" office:value="480.7">
            <text:p>480.7</text:p>
          </table:table-cell>
          <table:table-cell office:value-type="float" office:value="461.3">
            <text:p>461.3</text:p>
          </table:table-cell>
          <table:table-cell office:value-type="float" office:value="539.13">
            <text:p>539.13</text:p>
          </table:table-cell>
          <table:table-cell office:value-type="float" office:value="527.18">
            <text:p>527.18</text:p>
          </table:table-cell>
          <table:table-cell office:value-type="float" office:value="528.44">
            <text:p>528.44</text:p>
          </table:table-cell>
          <table:table-cell office:value-type="float" office:value="507">
            <text:p>507</text:p>
          </table:table-cell>
          <table:table-cell office:value-type="float" office:value="533.47">
            <text:p>533.47</text:p>
          </table:table-cell>
          <table:table-cell office:value-type="float" office:value="526.57">
            <text:p>526.57</text:p>
          </table:table-cell>
          <table:table-cell office:value-type="float" office:value="521.15">
            <text:p>521.15</text:p>
          </table:table-cell>
          <table:table-cell office:value-type="float" office:value="549.62">
            <text:p>549.62</text:p>
          </table:table-cell>
          <table:table-cell/>
          <table:table-cell office:value-type="float" office:value="533.42">
            <text:p>533.42</text:p>
          </table:table-cell>
          <table:table-cell office:value-type="float" office:value="516.77">
            <text:p>516.77</text:p>
          </table:table-cell>
          <table:table-cell office:value-type="float" office:value="507.68">
            <text:p>507.68</text:p>
          </table:table-cell>
          <table:table-cell office:value-type="float" office:value="527.93">
            <text:p>527.93</text:p>
          </table:table-cell>
          <table:table-cell office:value-type="float" office:value="514.71">
            <text:p>514.71</text:p>
          </table:table-cell>
          <table:table-cell/>
          <table:table-cell office:value-type="float" office:value="518.78">
            <text:p>518.78</text:p>
          </table:table-cell>
          <table:table-cell office:value-type="float" office:value="495.95">
            <text:p>495.95</text:p>
          </table:table-cell>
          <table:table-cell office:value-type="float" office:value="514.89">
            <text:p>514.89</text:p>
          </table:table-cell>
          <table:table-cell office:value-type="float" office:value="493.99">
            <text:p>493.99</text:p>
          </table:table-cell>
          <table:table-cell office:value-type="float" office:value="478.11">
            <text:p>478.11</text:p>
          </table:table-cell>
          <table:table-cell office:value-type="float" office:value="474.62">
            <text:p>474.62</text:p>
          </table:table-cell>
          <table:table-cell office:value-type="float" office:value="460.19">
            <text:p>460.19</text:p>
          </table:table-cell>
          <table:table-cell office:value-type="float" office:value="480.03">
            <text:p>480.03</text:p>
          </table:table-cell>
          <table:table-cell office:value-type="float" office:value="472.89">
            <text:p>472.89</text:p>
          </table:table-cell>
          <table:table-cell/>
          <table:table-cell office:value-type="float" office:value="472.15">
            <text:p>472.15</text:p>
          </table:table-cell>
          <table:table-cell office:value-type="float" office:value="488.26">
            <text:p>488.26</text:p>
          </table:table-cell>
          <table:table-cell office:value-type="float" office:value="491.33">
            <text:p>491.33</text:p>
          </table:table-cell>
          <table:table-cell office:value-type="float" office:value="481.43">
            <text:p>481.43</text:p>
          </table:table-cell>
          <table:table-cell office:value-type="float" office:value="484.43">
            <text:p>484.43</text:p>
          </table:table-cell>
          <table:table-cell office:value-type="float" office:value="467.72">
            <text:p>467.72</text:p>
          </table:table-cell>
          <table:table-cell/>
          <table:table-cell office:value-type="float" office:value="483.7">
            <text:p>483.7</text:p>
          </table:table-cell>
          <table:table-cell office:value-type="float" office:value="457.22">
            <text:p>457.22</text:p>
          </table:table-cell>
          <table:table-cell office:value-type="float" office:value="438.44">
            <text:p>438.44</text:p>
          </table:table-cell>
          <table:table-cell office:value-type="float" office:value="473.49">
            <text:p>473.49</text:p>
          </table:table-cell>
          <table:table-cell office:value-type="float" office:value="433.75">
            <text:p>433.75</text:p>
          </table:table-cell>
          <table:table-cell/>
          <table:table-cell office:value-type="float" office:value="472.65">
            <text:p>472.65</text:p>
          </table:table-cell>
          <table:table-cell table:number-columns-repeated="974"/>
        </table:table-row>
        <table:table-row table:style-name="ro1">
          <table:table-cell office:value-type="string">
            <text:p>Liechtenstein</text:p>
          </table:table-cell>
          <table:table-cell office:value-type="float" office:value="515.52">
            <text:p>515.52</text:p>
          </table:table-cell>
          <table:table-cell office:value-type="float" office:value="529.71">
            <text:p>529.71</text:p>
          </table:table-cell>
          <table:table-cell office:value-type="float" office:value="556.72">
            <text:p>556.72</text:p>
          </table:table-cell>
          <table:table-cell office:value-type="float" office:value="521.07">
            <text:p>521.07</text:p>
          </table:table-cell>
          <table:table-cell office:value-type="float" office:value="511.9">
            <text:p>511.9</text:p>
          </table:table-cell>
          <table:table-cell office:value-type="float" office:value="510.67">
            <text:p>510.67</text:p>
          </table:table-cell>
          <table:table-cell/>
          <table:table-cell office:value-type="float" office:value="479.75">
            <text:p>479.75</text:p>
          </table:table-cell>
          <table:table-cell/>
          <table:table-cell office:value-type="float" office:value="486.52">
            <text:p>486.52</text:p>
          </table:table-cell>
          <table:table-cell table:number-columns-repeated="12"/>
          <table:table-cell office:value-type="float" office:value="527.86">
            <text:p>527.86</text:p>
          </table:table-cell>
          <table:table-cell table:number-columns-repeated="1000"/>
        </table:table-row>
        <table:table-row table:style-name="ro1">
          <table:table-cell office:value-type="string">
            <text:p>Lithuania</text:p>
          </table:table-cell>
          <table:table-cell office:value-type="float" office:value="477.31">
            <text:p>477.31</text:p>
          </table:table-cell>
          <table:table-cell office:value-type="float" office:value="510.23">
            <text:p>510.23</text:p>
          </table:table-cell>
          <table:table-cell office:value-type="float" office:value="506.88">
            <text:p>506.88</text:p>
          </table:table-cell>
          <table:table-cell office:value-type="float" office:value="504.12">
            <text:p>504.12</text:p>
          </table:table-cell>
          <table:table-cell office:value-type="float" office:value="499.39">
            <text:p>499.39</text:p>
          </table:table-cell>
          <table:table-cell office:value-type="float" office:value="478.4">
            <text:p>478.4</text:p>
          </table:table-cell>
          <table:table-cell office:value-type="float" office:value="463.56">
            <text:p>463.56</text:p>
          </table:table-cell>
          <table:table-cell office:value-type="float" office:value="468.33">
            <text:p>468.33</text:p>
          </table:table-cell>
          <table:table-cell office:value-type="float" office:value="470.89">
            <text:p>470.89</text:p>
          </table:table-cell>
          <table:table-cell office:value-type="float" office:value="444.14">
            <text:p>444.14</text:p>
          </table:table-cell>
          <table:table-cell office:value-type="float" office:value="510.51">
            <text:p>510.51</text:p>
          </table:table-cell>
          <table:table-cell office:value-type="float" office:value="507.05">
            <text:p>507.05</text:p>
          </table:table-cell>
          <table:table-cell office:value-type="float" office:value="518.41">
            <text:p>518.41</text:p>
          </table:table-cell>
          <table:table-cell/>
          <table:table-cell office:value-type="float" office:value="519.05">
            <text:p>519.05</text:p>
          </table:table-cell>
          <table:table-cell office:value-type="float" office:value="499.64">
            <text:p>499.64</text:p>
          </table:table-cell>
          <table:table-cell office:value-type="float" office:value="506.71">
            <text:p>506.71</text:p>
          </table:table-cell>
          <table:table-cell office:value-type="float" office:value="512.46">
            <text:p>512.46</text:p>
          </table:table-cell>
          <table:table-cell/>
          <table:table-cell office:value-type="float" office:value="506.77">
            <text:p>506.77</text:p>
          </table:table-cell>
          <table:table-cell office:value-type="float" office:value="494.08">
            <text:p>494.08</text:p>
          </table:table-cell>
          <table:table-cell office:value-type="float" office:value="497.75">
            <text:p>497.75</text:p>
          </table:table-cell>
          <table:table-cell office:value-type="float" office:value="506.6">
            <text:p>506.6</text:p>
          </table:table-cell>
          <table:table-cell office:value-type="float" office:value="508.35">
            <text:p>508.35</text:p>
          </table:table-cell>
          <table:table-cell table:number-columns-repeated="2"/>
          <table:table-cell office:value-type="float" office:value="513.09">
            <text:p>513.09</text:p>
          </table:table-cell>
          <table:table-cell office:value-type="float" office:value="498.35">
            <text:p>498.35</text:p>
          </table:table-cell>
          <table:table-cell office:value-type="float" office:value="485.3">
            <text:p>485.3</text:p>
          </table:table-cell>
          <table:table-cell office:value-type="float" office:value="474.77">
            <text:p>474.77</text:p>
          </table:table-cell>
          <table:table-cell office:value-type="float" office:value="476.56">
            <text:p>476.56</text:p>
          </table:table-cell>
          <table:table-cell office:value-type="float" office:value="489.82">
            <text:p>489.82</text:p>
          </table:table-cell>
          <table:table-cell office:value-type="float" office:value="481">
            <text:p>481</text:p>
          </table:table-cell>
          <table:table-cell office:value-type="float" office:value="469.47">
            <text:p>469.47</text:p>
          </table:table-cell>
          <table:table-cell office:value-type="float" office:value="443.09">
            <text:p>443.09</text:p>
          </table:table-cell>
          <table:table-cell office:value-type="float" office:value="462.91">
            <text:p>462.91</text:p>
          </table:table-cell>
          <table:table-cell office:value-type="float" office:value="471.71">
            <text:p>471.71</text:p>
          </table:table-cell>
          <table:table-cell office:value-type="float" office:value="472.86">
            <text:p>472.86</text:p>
          </table:table-cell>
          <table:table-cell office:value-type="float" office:value="480.35">
            <text:p>480.35</text:p>
          </table:table-cell>
          <table:table-cell office:value-type="float" office:value="465.04">
            <text:p>465.04</text:p>
          </table:table-cell>
          <table:table-cell office:value-type="float" office:value="471.12">
            <text:p>471.12</text:p>
          </table:table-cell>
          <table:table-cell/>
          <table:table-cell office:value-type="float" office:value="470.4">
            <text:p>470.4</text:p>
          </table:table-cell>
          <table:table-cell office:value-type="float" office:value="454.21">
            <text:p>454.21</text:p>
          </table:table-cell>
          <table:table-cell office:value-type="float" office:value="429.81">
            <text:p>429.81</text:p>
          </table:table-cell>
          <table:table-cell office:value-type="float" office:value="460.89">
            <text:p>460.89</text:p>
          </table:table-cell>
          <table:table-cell office:value-type="float" office:value="438.15">
            <text:p>438.15</text:p>
          </table:table-cell>
          <table:table-cell/>
          <table:table-cell office:value-type="float" office:value="465.4">
            <text:p>465.4</text:p>
          </table:table-cell>
          <table:table-cell table:number-columns-repeated="974"/>
        </table:table-row>
        <table:table-row table:style-name="ro1">
          <table:table-cell office:value-type="string">
            <text:p>Luxembourg</text:p>
          </table:table-cell>
          <table:table-cell office:value-type="float" office:value="487.81">
            <text:p>487.81</text:p>
          </table:table-cell>
          <table:table-cell office:value-type="float" office:value="527.36">
            <text:p>527.36</text:p>
          </table:table-cell>
          <table:table-cell office:value-type="float" office:value="545.44">
            <text:p>545.44</text:p>
          </table:table-cell>
          <table:table-cell office:value-type="float" office:value="520.72">
            <text:p>520.72</text:p>
          </table:table-cell>
          <table:table-cell office:value-type="float" office:value="509.71">
            <text:p>509.71</text:p>
          </table:table-cell>
          <table:table-cell office:value-type="float" office:value="471.35">
            <text:p>471.35</text:p>
          </table:table-cell>
          <table:table-cell office:value-type="float" office:value="475.9">
            <text:p>475.9</text:p>
          </table:table-cell>
          <table:table-cell office:value-type="float" office:value="451.39">
            <text:p>451.39</text:p>
          </table:table-cell>
          <table:table-cell office:value-type="float" office:value="454.63">
            <text:p>454.63</text:p>
          </table:table-cell>
          <table:table-cell office:value-type="float" office:value="449.42">
            <text:p>449.42</text:p>
          </table:table-cell>
          <table:table-cell office:value-type="float" office:value="521.89">
            <text:p>521.89</text:p>
          </table:table-cell>
          <table:table-cell office:value-type="float" office:value="533.45">
            <text:p>533.45</text:p>
          </table:table-cell>
          <table:table-cell office:value-type="float" office:value="544.23">
            <text:p>544.23</text:p>
          </table:table-cell>
          <table:table-cell office:value-type="float" office:value="500.93">
            <text:p>500.93</text:p>
          </table:table-cell>
          <table:table-cell office:value-type="float" office:value="549.39">
            <text:p>549.39</text:p>
          </table:table-cell>
          <table:table-cell office:value-type="float" office:value="540.67">
            <text:p>540.67</text:p>
          </table:table-cell>
          <table:table-cell office:value-type="float" office:value="546.75">
            <text:p>546.75</text:p>
          </table:table-cell>
          <table:table-cell office:value-type="float" office:value="552.26">
            <text:p>552.26</text:p>
          </table:table-cell>
          <table:table-cell office:value-type="float" office:value="570.57">
            <text:p>570.57</text:p>
          </table:table-cell>
          <table:table-cell office:value-type="float" office:value="551.92">
            <text:p>551.92</text:p>
          </table:table-cell>
          <table:table-cell office:value-type="float" office:value="496.74">
            <text:p>496.74</text:p>
          </table:table-cell>
          <table:table-cell office:value-type="float" office:value="532.37">
            <text:p>532.37</text:p>
          </table:table-cell>
          <table:table-cell office:value-type="float" office:value="529.55">
            <text:p>529.55</text:p>
          </table:table-cell>
          <table:table-cell office:value-type="float" office:value="510.13">
            <text:p>510.13</text:p>
          </table:table-cell>
          <table:table-cell office:value-type="float" office:value="528.88">
            <text:p>528.88</text:p>
          </table:table-cell>
          <table:table-cell office:value-type="float" office:value="505.37">
            <text:p>505.37</text:p>
          </table:table-cell>
          <table:table-cell office:value-type="float" office:value="524.05">
            <text:p>524.05</text:p>
          </table:table-cell>
          <table:table-cell office:value-type="float" office:value="519.55">
            <text:p>519.55</text:p>
          </table:table-cell>
          <table:table-cell office:value-type="float" office:value="489.47">
            <text:p>489.47</text:p>
          </table:table-cell>
          <table:table-cell office:value-type="float" office:value="465.19">
            <text:p>465.19</text:p>
          </table:table-cell>
          <table:table-cell office:value-type="float" office:value="477.29">
            <text:p>477.29</text:p>
          </table:table-cell>
          <table:table-cell office:value-type="float" office:value="472.44">
            <text:p>472.44</text:p>
          </table:table-cell>
          <table:table-cell office:value-type="float" office:value="470.26">
            <text:p>470.26</text:p>
          </table:table-cell>
          <table:table-cell office:value-type="float" office:value="472.61">
            <text:p>472.61</text:p>
          </table:table-cell>
          <table:table-cell/>
          <table:table-cell office:value-type="float" office:value="435.91">
            <text:p>435.91</text:p>
          </table:table-cell>
          <table:table-cell office:value-type="float" office:value="459.64">
            <text:p>459.64</text:p>
          </table:table-cell>
          <table:table-cell office:value-type="float" office:value="490.31">
            <text:p>490.31</text:p>
          </table:table-cell>
          <table:table-cell office:value-type="float" office:value="491.46">
            <text:p>491.46</text:p>
          </table:table-cell>
          <table:table-cell office:value-type="float" office:value="456.47">
            <text:p>456.47</text:p>
          </table:table-cell>
          <table:table-cell office:value-type="float" office:value="447.91">
            <text:p>447.91</text:p>
          </table:table-cell>
          <table:table-cell/>
          <table:table-cell office:value-type="float" office:value="456.52">
            <text:p>456.52</text:p>
          </table:table-cell>
          <table:table-cell office:value-type="float" office:value="436.01">
            <text:p>436.01</text:p>
          </table:table-cell>
          <table:table-cell/>
          <table:table-cell office:value-type="float" office:value="453.08">
            <text:p>453.08</text:p>
          </table:table-cell>
          <table:table-cell office:value-type="float" office:value="445.11">
            <text:p>445.11</text:p>
          </table:table-cell>
          <table:table-cell/>
          <table:table-cell office:value-type="float" office:value="462.67">
            <text:p>462.67</text:p>
          </table:table-cell>
          <table:table-cell table:number-columns-repeated="974"/>
        </table:table-row>
        <table:table-row table:style-name="ro1">
          <table:table-cell office:value-type="string">
            <text:p>Macao-China</text:p>
          </table:table-cell>
          <table:table-cell office:value-type="float" office:value="508.95">
            <text:p>508.95</text:p>
          </table:table-cell>
          <table:table-cell office:value-type="float" office:value="526.89">
            <text:p>526.89</text:p>
          </table:table-cell>
          <table:table-cell office:value-type="float" office:value="524.6">
            <text:p>524.6</text:p>
          </table:table-cell>
          <table:table-cell office:value-type="float" office:value="520.13">
            <text:p>520.13</text:p>
          </table:table-cell>
          <table:table-cell office:value-type="float" office:value="511.92">
            <text:p>511.92</text:p>
          </table:table-cell>
          <table:table-cell office:value-type="float" office:value="507.88">
            <text:p>507.88</text:p>
          </table:table-cell>
          <table:table-cell office:value-type="float" office:value="494.32">
            <text:p>494.32</text:p>
          </table:table-cell>
          <table:table-cell office:value-type="float" office:value="516.5">
            <text:p>516.5</text:p>
          </table:table-cell>
          <table:table-cell office:value-type="float" office:value="513.4">
            <text:p>513.4</text:p>
          </table:table-cell>
          <table:table-cell office:value-type="float" office:value="496.43">
            <text:p>496.43</text:p>
          </table:table-cell>
          <table:table-cell/>
          <table:table-cell office:value-type="float" office:value="545.9">
            <text:p>545.9</text:p>
          </table:table-cell>
          <table:table-cell office:value-type="float" office:value="526.8">
            <text:p>526.8</text:p>
          </table:table-cell>
          <table:table-cell/>
          <table:table-cell office:value-type="float" office:value="509.59">
            <text:p>509.59</text:p>
          </table:table-cell>
          <table:table-cell office:value-type="float" office:value="529.6">
            <text:p>529.6</text:p>
          </table:table-cell>
          <table:table-cell office:value-type="float" office:value="531.15">
            <text:p>531.15</text:p>
          </table:table-cell>
          <table:table-cell office:value-type="float" office:value="527.04">
            <text:p>527.04</text:p>
          </table:table-cell>
          <table:table-cell/>
          <table:table-cell office:value-type="float" office:value="545.79">
            <text:p>545.79</text:p>
          </table:table-cell>
          <table:table-cell office:value-type="float" office:value="537.17">
            <text:p>537.17</text:p>
          </table:table-cell>
          <table:table-cell office:value-type="float" office:value="516.8">
            <text:p>516.8</text:p>
          </table:table-cell>
          <table:table-cell office:value-type="float" office:value="516.4">
            <text:p>516.4</text:p>
          </table:table-cell>
          <table:table-cell office:value-type="float" office:value="517.91">
            <text:p>517.91</text:p>
          </table:table-cell>
          <table:table-cell/>
          <table:table-cell office:value-type="float" office:value="518.15">
            <text:p>518.15</text:p>
          </table:table-cell>
          <table:table-cell office:value-type="float" office:value="507.63">
            <text:p>507.63</text:p>
          </table:table-cell>
          <table:table-cell office:value-type="float" office:value="527.24">
            <text:p>527.24</text:p>
          </table:table-cell>
          <table:table-cell office:value-type="float" office:value="523.63">
            <text:p>523.63</text:p>
          </table:table-cell>
          <table:table-cell office:value-type="float" office:value="508.11">
            <text:p>508.11</text:p>
          </table:table-cell>
          <table:table-cell office:value-type="float" office:value="509.28">
            <text:p>509.28</text:p>
          </table:table-cell>
          <table:table-cell office:value-type="float" office:value="516.76">
            <text:p>516.76</text:p>
          </table:table-cell>
          <table:table-cell office:value-type="float" office:value="502.2">
            <text:p>502.2</text:p>
          </table:table-cell>
          <table:table-cell table:number-columns-repeated="2"/>
          <table:table-cell office:value-type="float" office:value="515.5">
            <text:p>515.5</text:p>
          </table:table-cell>
          <table:table-cell office:value-type="float" office:value="504.75">
            <text:p>504.75</text:p>
          </table:table-cell>
          <table:table-cell office:value-type="float" office:value="526.05">
            <text:p>526.05</text:p>
          </table:table-cell>
          <table:table-cell office:value-type="float" office:value="512.75">
            <text:p>512.75</text:p>
          </table:table-cell>
          <table:table-cell office:value-type="float" office:value="528.96">
            <text:p>528.96</text:p>
          </table:table-cell>
          <table:table-cell table:number-columns-repeated="2"/>
          <table:table-cell office:value-type="float" office:value="513.55">
            <text:p>513.55</text:p>
          </table:table-cell>
          <table:table-cell office:value-type="float" office:value="512.73">
            <text:p>512.73</text:p>
          </table:table-cell>
          <table:table-cell/>
          <table:table-cell office:value-type="float" office:value="505.8">
            <text:p>505.8</text:p>
          </table:table-cell>
          <table:table-cell office:value-type="float" office:value="488.26">
            <text:p>488.26</text:p>
          </table:table-cell>
          <table:table-cell/>
          <table:table-cell office:value-type="float" office:value="510.61">
            <text:p>510.61</text:p>
          </table:table-cell>
          <table:table-cell table:number-columns-repeated="974"/>
        </table:table-row>
        <table:table-row table:style-name="ro1">
          <table:table-cell office:value-type="string">
            <text:p>Malaysia</text:p>
          </table:table-cell>
          <table:table-cell office:value-type="float" office:value="398.2">
            <text:p>398.2</text:p>
          </table:table-cell>
          <table:table-cell office:value-type="float" office:value="420.15">
            <text:p>420.15</text:p>
          </table:table-cell>
          <table:table-cell office:value-type="float" office:value="436.57">
            <text:p>436.57</text:p>
          </table:table-cell>
          <table:table-cell office:value-type="float" office:value="422.22">
            <text:p>422.22</text:p>
          </table:table-cell>
          <table:table-cell office:value-type="float" office:value="420.97">
            <text:p>420.97</text:p>
          </table:table-cell>
          <table:table-cell office:value-type="float" office:value="397.16">
            <text:p>397.16</text:p>
          </table:table-cell>
          <table:table-cell office:value-type="float" office:value="382.98">
            <text:p>382.98</text:p>
          </table:table-cell>
          <table:table-cell office:value-type="float" office:value="399.68">
            <text:p>399.68</text:p>
          </table:table-cell>
          <table:table-cell office:value-type="float" office:value="389.55">
            <text:p>389.55</text:p>
          </table:table-cell>
          <table:table-cell office:value-type="float" office:value="381.17">
            <text:p>381.17</text:p>
          </table:table-cell>
          <table:table-cell office:value-type="float" office:value="447.95">
            <text:p>447.95</text:p>
          </table:table-cell>
          <table:table-cell office:value-type="float" office:value="413.18">
            <text:p>413.18</text:p>
          </table:table-cell>
          <table:table-cell office:value-type="float" office:value="439.5">
            <text:p>439.5</text:p>
          </table:table-cell>
          <table:table-cell office:value-type="float" office:value="408.64">
            <text:p>408.64</text:p>
          </table:table-cell>
          <table:table-cell office:value-type="float" office:value="441.09">
            <text:p>441.09</text:p>
          </table:table-cell>
          <table:table-cell office:value-type="float" office:value="440.1">
            <text:p>440.1</text:p>
          </table:table-cell>
          <table:table-cell office:value-type="float" office:value="436.06">
            <text:p>436.06</text:p>
          </table:table-cell>
          <table:table-cell office:value-type="float" office:value="446.74">
            <text:p>446.74</text:p>
          </table:table-cell>
          <table:table-cell/>
          <table:table-cell office:value-type="float" office:value="432.56">
            <text:p>432.56</text:p>
          </table:table-cell>
          <table:table-cell office:value-type="float" office:value="411.86">
            <text:p>411.86</text:p>
          </table:table-cell>
          <table:table-cell office:value-type="float" office:value="422.17">
            <text:p>422.17</text:p>
          </table:table-cell>
          <table:table-cell office:value-type="float" office:value="431.37">
            <text:p>431.37</text:p>
          </table:table-cell>
          <table:table-cell table:number-columns-repeated="2"/>
          <table:table-cell office:value-type="float" office:value="423.69">
            <text:p>423.69</text:p>
          </table:table-cell>
          <table:table-cell office:value-type="float" office:value="416.01">
            <text:p>416.01</text:p>
          </table:table-cell>
          <table:table-cell office:value-type="float" office:value="433.4">
            <text:p>433.4</text:p>
          </table:table-cell>
          <table:table-cell office:value-type="float" office:value="403.86">
            <text:p>403.86</text:p>
          </table:table-cell>
          <table:table-cell office:value-type="float" office:value="376.31">
            <text:p>376.31</text:p>
          </table:table-cell>
          <table:table-cell office:value-type="float" office:value="403.53">
            <text:p>403.53</text:p>
          </table:table-cell>
          <table:table-cell office:value-type="float" office:value="413.72">
            <text:p>413.72</text:p>
          </table:table-cell>
          <table:table-cell office:value-type="float" office:value="404.63">
            <text:p>404.63</text:p>
          </table:table-cell>
          <table:table-cell office:value-type="float" office:value="387.56">
            <text:p>387.56</text:p>
          </table:table-cell>
          <table:table-cell office:value-type="float" office:value="385.47">
            <text:p>385.47</text:p>
          </table:table-cell>
          <table:table-cell office:value-type="float" office:value="387.82">
            <text:p>387.82</text:p>
          </table:table-cell>
          <table:table-cell office:value-type="float" office:value="397.36">
            <text:p>397.36</text:p>
          </table:table-cell>
          <table:table-cell/>
          <table:table-cell office:value-type="float" office:value="406.7">
            <text:p>406.7</text:p>
          </table:table-cell>
          <table:table-cell office:value-type="float" office:value="413.23">
            <text:p>413.23</text:p>
          </table:table-cell>
          <table:table-cell office:value-type="float" office:value="401.98">
            <text:p>401.98</text:p>
          </table:table-cell>
          <table:table-cell/>
          <table:table-cell office:value-type="float" office:value="384.34">
            <text:p>384.34</text:p>
          </table:table-cell>
          <table:table-cell office:value-type="float" office:value="391.36">
            <text:p>391.36</text:p>
          </table:table-cell>
          <table:table-cell office:value-type="float" office:value="384.28">
            <text:p>384.28</text:p>
          </table:table-cell>
          <table:table-cell office:value-type="float" office:value="386.71">
            <text:p>386.71</text:p>
          </table:table-cell>
          <table:table-cell office:value-type="float" office:value="365.04">
            <text:p>365.04</text:p>
          </table:table-cell>
          <table:table-cell/>
          <table:table-cell office:value-type="float" office:value="374.1">
            <text:p>374.1</text:p>
          </table:table-cell>
          <table:table-cell table:number-columns-repeated="974"/>
        </table:table-row>
        <table:table-row table:style-name="ro1">
          <table:table-cell office:value-type="string">
            <text:p>Mexico</text:p>
          </table:table-cell>
          <table:table-cell office:value-type="float" office:value="423.55">
            <text:p>423.55</text:p>
          </table:table-cell>
          <table:table-cell office:value-type="float" office:value="466.46">
            <text:p>466.46</text:p>
          </table:table-cell>
          <table:table-cell office:value-type="float" office:value="462.47">
            <text:p>462.47</text:p>
          </table:table-cell>
          <table:table-cell office:value-type="float" office:value="445.42">
            <text:p>445.42</text:p>
          </table:table-cell>
          <table:table-cell office:value-type="float" office:value="445.68">
            <text:p>445.68</text:p>
          </table:table-cell>
          <table:table-cell office:value-type="float" office:value="430.92">
            <text:p>430.92</text:p>
          </table:table-cell>
          <table:table-cell office:value-type="float" office:value="400.88">
            <text:p>400.88</text:p>
          </table:table-cell>
          <table:table-cell office:value-type="float" office:value="417.71">
            <text:p>417.71</text:p>
          </table:table-cell>
          <table:table-cell office:value-type="float" office:value="422.78">
            <text:p>422.78</text:p>
          </table:table-cell>
          <table:table-cell office:value-type="float" office:value="409.62">
            <text:p>409.62</text:p>
          </table:table-cell>
          <table:table-cell office:value-type="float" office:value="462.67">
            <text:p>462.67</text:p>
          </table:table-cell>
          <table:table-cell office:value-type="float" office:value="474.39">
            <text:p>474.39</text:p>
          </table:table-cell>
          <table:table-cell office:value-type="float" office:value="474.16">
            <text:p>474.16</text:p>
          </table:table-cell>
          <table:table-cell office:value-type="float" office:value="462.86">
            <text:p>462.86</text:p>
          </table:table-cell>
          <table:table-cell office:value-type="float" office:value="470.02">
            <text:p>470.02</text:p>
          </table:table-cell>
          <table:table-cell office:value-type="float" office:value="462.36">
            <text:p>462.36</text:p>
          </table:table-cell>
          <table:table-cell office:value-type="float" office:value="457.34">
            <text:p>457.34</text:p>
          </table:table-cell>
          <table:table-cell office:value-type="float" office:value="472.48">
            <text:p>472.48</text:p>
          </table:table-cell>
          <table:table-cell office:value-type="float" office:value="512.86">
            <text:p>512.86</text:p>
          </table:table-cell>
          <table:table-cell office:value-type="float" office:value="468.86">
            <text:p>468.86</text:p>
          </table:table-cell>
          <table:table-cell office:value-type="float" office:value="446.63">
            <text:p>446.63</text:p>
          </table:table-cell>
          <table:table-cell office:value-type="float" office:value="448.49">
            <text:p>448.49</text:p>
          </table:table-cell>
          <table:table-cell office:value-type="float" office:value="447.78">
            <text:p>447.78</text:p>
          </table:table-cell>
          <table:table-cell office:value-type="float" office:value="435.5">
            <text:p>435.5</text:p>
          </table:table-cell>
          <table:table-cell office:value-type="float" office:value="464.64">
            <text:p>464.64</text:p>
          </table:table-cell>
          <table:table-cell office:value-type="float" office:value="454.97">
            <text:p>454.97</text:p>
          </table:table-cell>
          <table:table-cell office:value-type="float" office:value="455.68">
            <text:p>455.68</text:p>
          </table:table-cell>
          <table:table-cell office:value-type="float" office:value="435.52">
            <text:p>435.52</text:p>
          </table:table-cell>
          <table:table-cell office:value-type="float" office:value="454.32">
            <text:p>454.32</text:p>
          </table:table-cell>
          <table:table-cell office:value-type="float" office:value="423.79">
            <text:p>423.79</text:p>
          </table:table-cell>
          <table:table-cell office:value-type="float" office:value="435.05">
            <text:p>435.05</text:p>
          </table:table-cell>
          <table:table-cell office:value-type="float" office:value="430.89">
            <text:p>430.89</text:p>
          </table:table-cell>
          <table:table-cell office:value-type="float" office:value="424.92">
            <text:p>424.92</text:p>
          </table:table-cell>
          <table:table-cell office:value-type="float" office:value="409.16">
            <text:p>409.16</text:p>
          </table:table-cell>
          <table:table-cell office:value-type="float" office:value="399.65">
            <text:p>399.65</text:p>
          </table:table-cell>
          <table:table-cell office:value-type="float" office:value="405.92">
            <text:p>405.92</text:p>
          </table:table-cell>
          <table:table-cell office:value-type="float" office:value="427.89">
            <text:p>427.89</text:p>
          </table:table-cell>
          <table:table-cell office:value-type="float" office:value="422.96">
            <text:p>422.96</text:p>
          </table:table-cell>
          <table:table-cell office:value-type="float" office:value="434.81">
            <text:p>434.81</text:p>
          </table:table-cell>
          <table:table-cell office:value-type="float" office:value="422.97">
            <text:p>422.97</text:p>
          </table:table-cell>
          <table:table-cell office:value-type="float" office:value="424.92">
            <text:p>424.92</text:p>
          </table:table-cell>
          <table:table-cell office:value-type="float" office:value="424.46">
            <text:p>424.46</text:p>
          </table:table-cell>
          <table:table-cell office:value-type="float" office:value="421.71">
            <text:p>421.71</text:p>
          </table:table-cell>
          <table:table-cell office:value-type="float" office:value="424.52">
            <text:p>424.52</text:p>
          </table:table-cell>
          <table:table-cell office:value-type="float" office:value="387.65">
            <text:p>387.65</text:p>
          </table:table-cell>
          <table:table-cell office:value-type="float" office:value="414.46">
            <text:p>414.46</text:p>
          </table:table-cell>
          <table:table-cell office:value-type="float" office:value="398.91">
            <text:p>398.91</text:p>
          </table:table-cell>
          <table:table-cell office:value-type="float" office:value="405.79">
            <text:p>405.79</text:p>
          </table:table-cell>
          <table:table-cell office:value-type="float" office:value="417.66">
            <text:p>417.66</text:p>
          </table:table-cell>
          <table:table-cell table:number-columns-repeated="974"/>
        </table:table-row>
        <table:table-row table:style-name="ro1">
          <table:table-cell office:value-type="string">
            <text:p>Montenegro</text:p>
          </table:table-cell>
          <table:table-cell office:value-type="float" office:value="422.11">
            <text:p>422.11</text:p>
          </table:table-cell>
          <table:table-cell office:value-type="float" office:value="465.66">
            <text:p>465.66</text:p>
          </table:table-cell>
          <table:table-cell office:value-type="float" office:value="468.15">
            <text:p>468.15</text:p>
          </table:table-cell>
          <table:table-cell office:value-type="float" office:value="453.51">
            <text:p>453.51</text:p>
          </table:table-cell>
          <table:table-cell office:value-type="float" office:value="449.61">
            <text:p>449.61</text:p>
          </table:table-cell>
          <table:table-cell office:value-type="float" office:value="423.31">
            <text:p>423.31</text:p>
          </table:table-cell>
          <table:table-cell office:value-type="float" office:value="374.12">
            <text:p>374.12</text:p>
          </table:table-cell>
          <table:table-cell office:value-type="float" office:value="414.3">
            <text:p>414.3</text:p>
          </table:table-cell>
          <table:table-cell office:value-type="float" office:value="417.65">
            <text:p>417.65</text:p>
          </table:table-cell>
          <table:table-cell office:value-type="float" office:value="399.13">
            <text:p>399.13</text:p>
          </table:table-cell>
          <table:table-cell office:value-type="float" office:value="460.61">
            <text:p>460.61</text:p>
          </table:table-cell>
          <table:table-cell office:value-type="float" office:value="478.7">
            <text:p>478.7</text:p>
          </table:table-cell>
          <table:table-cell office:value-type="float" office:value="462.15">
            <text:p>462.15</text:p>
          </table:table-cell>
          <table:table-cell office:value-type="float" office:value="463.35">
            <text:p>463.35</text:p>
          </table:table-cell>
          <table:table-cell office:value-type="float" office:value="476.93">
            <text:p>476.93</text:p>
          </table:table-cell>
          <table:table-cell office:value-type="float" office:value="477.03">
            <text:p>477.03</text:p>
          </table:table-cell>
          <table:table-cell office:value-type="float" office:value="464.86">
            <text:p>464.86</text:p>
          </table:table-cell>
          <table:table-cell office:value-type="float" office:value="469.1">
            <text:p>469.1</text:p>
          </table:table-cell>
          <table:table-cell/>
          <table:table-cell office:value-type="float" office:value="471.23">
            <text:p>471.23</text:p>
          </table:table-cell>
          <table:table-cell office:value-type="float" office:value="452.15">
            <text:p>452.15</text:p>
          </table:table-cell>
          <table:table-cell office:value-type="float" office:value="452.74">
            <text:p>452.74</text:p>
          </table:table-cell>
          <table:table-cell office:value-type="float" office:value="461.99">
            <text:p>461.99</text:p>
          </table:table-cell>
          <table:table-cell office:value-type="float" office:value="444.51">
            <text:p>444.51</text:p>
          </table:table-cell>
          <table:table-cell/>
          <table:table-cell office:value-type="float" office:value="451.49">
            <text:p>451.49</text:p>
          </table:table-cell>
          <table:table-cell office:value-type="float" office:value="453.18">
            <text:p>453.18</text:p>
          </table:table-cell>
          <table:table-cell office:value-type="float" office:value="445.51">
            <text:p>445.51</text:p>
          </table:table-cell>
          <table:table-cell office:value-type="float" office:value="452.16">
            <text:p>452.16</text:p>
          </table:table-cell>
          <table:table-cell office:value-type="float" office:value="413.59">
            <text:p>413.59</text:p>
          </table:table-cell>
          <table:table-cell office:value-type="float" office:value="427.88">
            <text:p>427.88</text:p>
          </table:table-cell>
          <table:table-cell/>
          <table:table-cell office:value-type="float" office:value="419.59">
            <text:p>419.59</text:p>
          </table:table-cell>
          <table:table-cell table:number-columns-repeated="2"/>
          <table:table-cell office:value-type="float" office:value="409.1">
            <text:p>409.1</text:p>
          </table:table-cell>
          <table:table-cell office:value-type="float" office:value="409.44">
            <text:p>409.44</text:p>
          </table:table-cell>
          <table:table-cell/>
          <table:table-cell office:value-type="float" office:value="424.13">
            <text:p>424.13</text:p>
          </table:table-cell>
          <table:table-cell office:value-type="float" office:value="416.32">
            <text:p>416.32</text:p>
          </table:table-cell>
          <table:table-cell office:value-type="float" office:value="398.15">
            <text:p>398.15</text:p>
          </table:table-cell>
          <table:table-cell/>
          <table:table-cell office:value-type="float" office:value="419.39">
            <text:p>419.39</text:p>
          </table:table-cell>
          <table:table-cell office:value-type="float" office:value="416.52">
            <text:p>416.52</text:p>
          </table:table-cell>
          <table:table-cell/>
          <table:table-cell office:value-type="float" office:value="413.38">
            <text:p>413.38</text:p>
          </table:table-cell>
          <table:table-cell office:value-type="float" office:value="396.66">
            <text:p>396.66</text:p>
          </table:table-cell>
          <table:table-cell/>
          <table:table-cell office:value-type="float" office:value="382.63">
            <text:p>382.63</text:p>
          </table:table-cell>
          <table:table-cell table:number-columns-repeated="974"/>
        </table:table-row>
        <table:table-row table:style-name="ro1">
          <table:table-cell office:value-type="string">
            <text:p>Netherlands</text:p>
          </table:table-cell>
          <table:table-cell office:value-type="float" office:value="511.23">
            <text:p>511.23</text:p>
          </table:table-cell>
          <table:table-cell office:value-type="float" office:value="528.86">
            <text:p>528.86</text:p>
          </table:table-cell>
          <table:table-cell office:value-type="float" office:value="547.16">
            <text:p>547.16</text:p>
          </table:table-cell>
          <table:table-cell office:value-type="float" office:value="529.34">
            <text:p>529.34</text:p>
          </table:table-cell>
          <table:table-cell office:value-type="float" office:value="520.64">
            <text:p>520.64</text:p>
          </table:table-cell>
          <table:table-cell office:value-type="float" office:value="500.06">
            <text:p>500.06</text:p>
          </table:table-cell>
          <table:table-cell office:value-type="float" office:value="517.9">
            <text:p>517.9</text:p>
          </table:table-cell>
          <table:table-cell office:value-type="float" office:value="487.77">
            <text:p>487.77</text:p>
          </table:table-cell>
          <table:table-cell office:value-type="float" office:value="484.83">
            <text:p>484.83</text:p>
          </table:table-cell>
          <table:table-cell office:value-type="float" office:value="464.39">
            <text:p>464.39</text:p>
          </table:table-cell>
          <table:table-cell/>
          <table:table-cell office:value-type="float" office:value="524.5">
            <text:p>524.5</text:p>
          </table:table-cell>
          <table:table-cell office:value-type="float" office:value="534.77">
            <text:p>534.77</text:p>
          </table:table-cell>
          <table:table-cell office:value-type="float" office:value="519.42">
            <text:p>519.42</text:p>
          </table:table-cell>
          <table:table-cell office:value-type="float" office:value="551.53">
            <text:p>551.53</text:p>
          </table:table-cell>
          <table:table-cell office:value-type="float" office:value="555.85">
            <text:p>555.85</text:p>
          </table:table-cell>
          <table:table-cell office:value-type="float" office:value="548.71">
            <text:p>548.71</text:p>
          </table:table-cell>
          <table:table-cell office:value-type="float" office:value="550.92">
            <text:p>550.92</text:p>
          </table:table-cell>
          <table:table-cell office:value-type="float" office:value="558.13">
            <text:p>558.13</text:p>
          </table:table-cell>
          <table:table-cell office:value-type="float" office:value="543.74">
            <text:p>543.74</text:p>
          </table:table-cell>
          <table:table-cell office:value-type="float" office:value="526.68">
            <text:p>526.68</text:p>
          </table:table-cell>
          <table:table-cell office:value-type="float" office:value="523.02">
            <text:p>523.02</text:p>
          </table:table-cell>
          <table:table-cell office:value-type="float" office:value="538.5">
            <text:p>538.5</text:p>
          </table:table-cell>
          <table:table-cell office:value-type="float" office:value="528.42">
            <text:p>528.42</text:p>
          </table:table-cell>
          <table:table-cell office:value-type="float" office:value="531.82">
            <text:p>531.82</text:p>
          </table:table-cell>
          <table:table-cell office:value-type="float" office:value="523.43">
            <text:p>523.43</text:p>
          </table:table-cell>
          <table:table-cell office:value-type="float" office:value="502.45">
            <text:p>502.45</text:p>
          </table:table-cell>
          <table:table-cell office:value-type="float" office:value="518.81">
            <text:p>518.81</text:p>
          </table:table-cell>
          <table:table-cell office:value-type="float" office:value="527.91">
            <text:p>527.91</text:p>
          </table:table-cell>
          <table:table-cell office:value-type="float" office:value="491.55">
            <text:p>491.55</text:p>
          </table:table-cell>
          <table:table-cell office:value-type="float" office:value="507.19">
            <text:p>507.19</text:p>
          </table:table-cell>
          <table:table-cell office:value-type="float" office:value="501.73">
            <text:p>501.73</text:p>
          </table:table-cell>
          <table:table-cell office:value-type="float" office:value="490.54">
            <text:p>490.54</text:p>
          </table:table-cell>
          <table:table-cell office:value-type="float" office:value="518.17">
            <text:p>518.17</text:p>
          </table:table-cell>
          <table:table-cell/>
          <table:table-cell office:value-type="float" office:value="482.1">
            <text:p>482.1</text:p>
          </table:table-cell>
          <table:table-cell office:value-type="float" office:value="479.97">
            <text:p>479.97</text:p>
          </table:table-cell>
          <table:table-cell/>
          <table:table-cell office:value-type="float" office:value="512.85">
            <text:p>512.85</text:p>
          </table:table-cell>
          <table:table-cell office:value-type="float" office:value="498.45">
            <text:p>498.45</text:p>
          </table:table-cell>
          <table:table-cell office:value-type="float" office:value="477.9">
            <text:p>477.9</text:p>
          </table:table-cell>
          <table:table-cell/>
          <table:table-cell office:value-type="float" office:value="487.43">
            <text:p>487.43</text:p>
          </table:table-cell>
          <table:table-cell office:value-type="float" office:value="465.7">
            <text:p>465.7</text:p>
          </table:table-cell>
          <table:table-cell/>
          <table:table-cell office:value-type="float" office:value="483.77">
            <text:p>483.77</text:p>
          </table:table-cell>
          <table:table-cell table:number-columns-repeated="977"/>
        </table:table-row>
        <table:table-row table:style-name="ro1">
          <table:table-cell office:value-type="string">
            <text:p>New Zealand</text:p>
          </table:table-cell>
          <table:table-cell office:value-type="float" office:value="512.19">
            <text:p>512.19</text:p>
          </table:table-cell>
          <table:table-cell office:value-type="float" office:value="541.87">
            <text:p>541.87</text:p>
          </table:table-cell>
          <table:table-cell office:value-type="float" office:value="551.55">
            <text:p>551.55</text:p>
          </table:table-cell>
          <table:table-cell office:value-type="float" office:value="536.06">
            <text:p>536.06</text:p>
          </table:table-cell>
          <table:table-cell office:value-type="float" office:value="529.99">
            <text:p>529.99</text:p>
          </table:table-cell>
          <table:table-cell office:value-type="float" office:value="502.99">
            <text:p>502.99</text:p>
          </table:table-cell>
          <table:table-cell office:value-type="float" office:value="490.06">
            <text:p>490.06</text:p>
          </table:table-cell>
          <table:table-cell office:value-type="float" office:value="497.13">
            <text:p>497.13</text:p>
          </table:table-cell>
          <table:table-cell office:value-type="float" office:value="481.12">
            <text:p>481.12</text:p>
          </table:table-cell>
          <table:table-cell office:value-type="float" office:value="468.37">
            <text:p>468.37</text:p>
          </table:table-cell>
          <table:table-cell office:value-type="float" office:value="573.06">
            <text:p>573.06</text:p>
          </table:table-cell>
          <table:table-cell office:value-type="float" office:value="586.34">
            <text:p>586.34</text:p>
          </table:table-cell>
          <table:table-cell office:value-type="float" office:value="540.67">
            <text:p>540.67</text:p>
          </table:table-cell>
          <table:table-cell office:value-type="float" office:value="525.73">
            <text:p>525.73</text:p>
          </table:table-cell>
          <table:table-cell office:value-type="float" office:value="558.87">
            <text:p>558.87</text:p>
          </table:table-cell>
          <table:table-cell office:value-type="float" office:value="553.79">
            <text:p>553.79</text:p>
          </table:table-cell>
          <table:table-cell office:value-type="float" office:value="548.65">
            <text:p>548.65</text:p>
          </table:table-cell>
          <table:table-cell office:value-type="float" office:value="564.9">
            <text:p>564.9</text:p>
          </table:table-cell>
          <table:table-cell office:value-type="float" office:value="573.76">
            <text:p>573.76</text:p>
          </table:table-cell>
          <table:table-cell office:value-type="float" office:value="552.73">
            <text:p>552.73</text:p>
          </table:table-cell>
          <table:table-cell office:value-type="float" office:value="535.57">
            <text:p>535.57</text:p>
          </table:table-cell>
          <table:table-cell office:value-type="float" office:value="531.95">
            <text:p>531.95</text:p>
          </table:table-cell>
          <table:table-cell office:value-type="float" office:value="539.42">
            <text:p>539.42</text:p>
          </table:table-cell>
          <table:table-cell office:value-type="float" office:value="524.8">
            <text:p>524.8</text:p>
          </table:table-cell>
          <table:table-cell office:value-type="float" office:value="581.47">
            <text:p>581.47</text:p>
          </table:table-cell>
          <table:table-cell office:value-type="float" office:value="543.33">
            <text:p>543.33</text:p>
          </table:table-cell>
          <table:table-cell office:value-type="float" office:value="524.12">
            <text:p>524.12</text:p>
          </table:table-cell>
          <table:table-cell office:value-type="float" office:value="531.27">
            <text:p>531.27</text:p>
          </table:table-cell>
          <table:table-cell/>
          <table:table-cell office:value-type="float" office:value="490.85">
            <text:p>490.85</text:p>
          </table:table-cell>
          <table:table-cell office:value-type="float" office:value="510.32">
            <text:p>510.32</text:p>
          </table:table-cell>
          <table:table-cell office:value-type="float" office:value="499.47">
            <text:p>499.47</text:p>
          </table:table-cell>
          <table:table-cell office:value-type="float" office:value="511.45">
            <text:p>511.45</text:p>
          </table:table-cell>
          <table:table-cell office:value-type="float" office:value="492.57">
            <text:p>492.57</text:p>
          </table:table-cell>
          <table:table-cell office:value-type="float" office:value="479.29">
            <text:p>479.29</text:p>
          </table:table-cell>
          <table:table-cell office:value-type="float" office:value="492.76">
            <text:p>492.76</text:p>
          </table:table-cell>
          <table:table-cell office:value-type="float" office:value="505.03">
            <text:p>505.03</text:p>
          </table:table-cell>
          <table:table-cell office:value-type="float" office:value="501.55">
            <text:p>501.55</text:p>
          </table:table-cell>
          <table:table-cell office:value-type="float" office:value="523.55">
            <text:p>523.55</text:p>
          </table:table-cell>
          <table:table-cell office:value-type="float" office:value="463.14">
            <text:p>463.14</text:p>
          </table:table-cell>
          <table:table-cell office:value-type="float" office:value="477.61">
            <text:p>477.61</text:p>
          </table:table-cell>
          <table:table-cell/>
          <table:table-cell office:value-type="float" office:value="483.67">
            <text:p>483.67</text:p>
          </table:table-cell>
          <table:table-cell office:value-type="float" office:value="466.45">
            <text:p>466.45</text:p>
          </table:table-cell>
          <table:table-cell office:value-type="float" office:value="466.71">
            <text:p>466.71</text:p>
          </table:table-cell>
          <table:table-cell office:value-type="float" office:value="465.45">
            <text:p>465.45</text:p>
          </table:table-cell>
          <table:table-cell office:value-type="float" office:value="454.36">
            <text:p>454.36</text:p>
          </table:table-cell>
          <table:table-cell table:number-columns-repeated="976"/>
        </table:table-row>
        <table:table-row table:style-name="ro1">
          <table:table-cell office:value-type="string">
            <text:p>Norway</text:p>
          </table:table-cell>
          <table:table-cell office:value-type="float" office:value="503.94">
            <text:p>503.94</text:p>
          </table:table-cell>
          <table:table-cell office:value-type="float" office:value="523.25">
            <text:p>523.25</text:p>
          </table:table-cell>
          <table:table-cell office:value-type="float" office:value="525.59">
            <text:p>525.59</text:p>
          </table:table-cell>
          <table:table-cell office:value-type="float" office:value="512.57">
            <text:p>512.57</text:p>
          </table:table-cell>
          <table:table-cell office:value-type="float" office:value="514.77">
            <text:p>514.77</text:p>
          </table:table-cell>
          <table:table-cell office:value-type="float" office:value="493.53">
            <text:p>493.53</text:p>
          </table:table-cell>
          <table:table-cell office:value-type="float" office:value="516.54">
            <text:p>516.54</text:p>
          </table:table-cell>
          <table:table-cell office:value-type="float" office:value="490.08">
            <text:p>490.08</text:p>
          </table:table-cell>
          <table:table-cell office:value-type="float" office:value="474.97">
            <text:p>474.97</text:p>
          </table:table-cell>
          <table:table-cell office:value-type="float" office:value="468.86">
            <text:p>468.86</text:p>
          </table:table-cell>
          <table:table-cell/>
          <table:table-cell office:value-type="float" office:value="533.03">
            <text:p>533.03</text:p>
          </table:table-cell>
          <table:table-cell office:value-type="float" office:value="519.48">
            <text:p>519.48</text:p>
          </table:table-cell>
          <table:table-cell office:value-type="float" office:value="515.47">
            <text:p>515.47</text:p>
          </table:table-cell>
          <table:table-cell office:value-type="float" office:value="550.25">
            <text:p>550.25</text:p>
          </table:table-cell>
          <table:table-cell office:value-type="float" office:value="520.77">
            <text:p>520.77</text:p>
          </table:table-cell>
          <table:table-cell office:value-type="float" office:value="515.62">
            <text:p>515.62</text:p>
          </table:table-cell>
          <table:table-cell office:value-type="float" office:value="532.68">
            <text:p>532.68</text:p>
          </table:table-cell>
          <table:table-cell office:value-type="float" office:value="540.67">
            <text:p>540.67</text:p>
          </table:table-cell>
          <table:table-cell office:value-type="float" office:value="537.89">
            <text:p>537.89</text:p>
          </table:table-cell>
          <table:table-cell office:value-type="float" office:value="505.39">
            <text:p>505.39</text:p>
          </table:table-cell>
          <table:table-cell office:value-type="float" office:value="492.72">
            <text:p>492.72</text:p>
          </table:table-cell>
          <table:table-cell office:value-type="float" office:value="526.13">
            <text:p>526.13</text:p>
          </table:table-cell>
          <table:table-cell office:value-type="float" office:value="523.86">
            <text:p>523.86</text:p>
          </table:table-cell>
          <table:table-cell office:value-type="float" office:value="520.91">
            <text:p>520.91</text:p>
          </table:table-cell>
          <table:table-cell office:value-type="float" office:value="537.57">
            <text:p>537.57</text:p>
          </table:table-cell>
          <table:table-cell office:value-type="float" office:value="507.81">
            <text:p>507.81</text:p>
          </table:table-cell>
          <table:table-cell office:value-type="float" office:value="511.73">
            <text:p>511.73</text:p>
          </table:table-cell>
          <table:table-cell office:value-type="float" office:value="513.17">
            <text:p>513.17</text:p>
          </table:table-cell>
          <table:table-cell office:value-type="float" office:value="486.19">
            <text:p>486.19</text:p>
          </table:table-cell>
          <table:table-cell office:value-type="float" office:value="495.11">
            <text:p>495.11</text:p>
          </table:table-cell>
          <table:table-cell office:value-type="float" office:value="492.58">
            <text:p>492.58</text:p>
          </table:table-cell>
          <table:table-cell office:value-type="float" office:value="500">
            <text:p>500</text:p>
          </table:table-cell>
          <table:table-cell office:value-type="float" office:value="532.59">
            <text:p>532.59</text:p>
          </table:table-cell>
          <table:table-cell office:value-type="float" office:value="475.65">
            <text:p>475.65</text:p>
          </table:table-cell>
          <table:table-cell office:value-type="float" office:value="487.14">
            <text:p>487.14</text:p>
          </table:table-cell>
          <table:table-cell office:value-type="float" office:value="483.6">
            <text:p>483.6</text:p>
          </table:table-cell>
          <table:table-cell/>
          <table:table-cell office:value-type="float" office:value="505.74">
            <text:p>505.74</text:p>
          </table:table-cell>
          <table:table-cell office:value-type="float" office:value="515.55">
            <text:p>515.55</text:p>
          </table:table-cell>
          <table:table-cell office:value-type="float" office:value="499.26">
            <text:p>499.26</text:p>
          </table:table-cell>
          <table:table-cell/>
          <table:table-cell office:value-type="float" office:value="472.57">
            <text:p>472.57</text:p>
          </table:table-cell>
          <table:table-cell office:value-type="float" office:value="454.6">
            <text:p>454.6</text:p>
          </table:table-cell>
          <table:table-cell/>
          <table:table-cell office:value-type="float" office:value="500.03">
            <text:p>500.03</text:p>
          </table:table-cell>
          <table:table-cell table:number-columns-repeated="977"/>
        </table:table-row>
        <table:table-row table:style-name="ro1">
          <table:table-cell office:value-type="string">
            <text:p>Peru</text:p>
          </table:table-cell>
          <table:table-cell office:value-type="float" office:value="384.15">
            <text:p>384.15</text:p>
          </table:table-cell>
          <table:table-cell office:value-type="float" office:value="459.41">
            <text:p>459.41</text:p>
          </table:table-cell>
          <table:table-cell office:value-type="float" office:value="445.48">
            <text:p>445.48</text:p>
          </table:table-cell>
          <table:table-cell office:value-type="float" office:value="449.61">
            <text:p>449.61</text:p>
          </table:table-cell>
          <table:table-cell office:value-type="float" office:value="440.24">
            <text:p>440.24</text:p>
          </table:table-cell>
          <table:table-cell office:value-type="float" office:value="399.28">
            <text:p>399.28</text:p>
          </table:table-cell>
          <table:table-cell office:value-type="float" office:value="338.03">
            <text:p>338.03</text:p>
          </table:table-cell>
          <table:table-cell office:value-type="float" office:value="392.4">
            <text:p>392.4</text:p>
          </table:table-cell>
          <table:table-cell office:value-type="float" office:value="407.12">
            <text:p>407.12</text:p>
          </table:table-cell>
          <table:table-cell office:value-type="float" office:value="359.53">
            <text:p>359.53</text:p>
          </table:table-cell>
          <table:table-cell table:number-columns-repeated="3"/>
          <table:table-cell office:value-type="float" office:value="470.62">
            <text:p>470.62</text:p>
          </table:table-cell>
          <table:table-cell office:value-type="float" office:value="445.53">
            <text:p>445.53</text:p>
          </table:table-cell>
          <table:table-cell office:value-type="float" office:value="458.1">
            <text:p>458.1</text:p>
          </table:table-cell>
          <table:table-cell office:value-type="float" office:value="436.83">
            <text:p>436.83</text:p>
          </table:table-cell>
          <table:table-cell office:value-type="float" office:value="473.07">
            <text:p>473.07</text:p>
          </table:table-cell>
          <table:table-cell/>
          <table:table-cell office:value-type="float" office:value="467.5">
            <text:p>467.5</text:p>
          </table:table-cell>
          <table:table-cell office:value-type="float" office:value="440.44">
            <text:p>440.44</text:p>
          </table:table-cell>
          <table:table-cell office:value-type="float" office:value="443.11">
            <text:p>443.11</text:p>
          </table:table-cell>
          <table:table-cell office:value-type="float" office:value="468.73">
            <text:p>468.73</text:p>
          </table:table-cell>
          <table:table-cell office:value-type="float" office:value="451.64">
            <text:p>451.64</text:p>
          </table:table-cell>
          <table:table-cell/>
          <table:table-cell office:value-type="float" office:value="441.4">
            <text:p>441.4</text:p>
          </table:table-cell>
          <table:table-cell office:value-type="float" office:value="441.39">
            <text:p>441.39</text:p>
          </table:table-cell>
          <table:table-cell office:value-type="float" office:value="426.74">
            <text:p>426.74</text:p>
          </table:table-cell>
          <table:table-cell office:value-type="float" office:value="448.33">
            <text:p>448.33</text:p>
          </table:table-cell>
          <table:table-cell office:value-type="float" office:value="381.15">
            <text:p>381.15</text:p>
          </table:table-cell>
          <table:table-cell office:value-type="float" office:value="403.82">
            <text:p>403.82</text:p>
          </table:table-cell>
          <table:table-cell office:value-type="float" office:value="422.4">
            <text:p>422.4</text:p>
          </table:table-cell>
          <table:table-cell office:value-type="float" office:value="402.55">
            <text:p>402.55</text:p>
          </table:table-cell>
          <table:table-cell table:number-columns-repeated="2"/>
          <table:table-cell office:value-type="float" office:value="384.06">
            <text:p>384.06</text:p>
          </table:table-cell>
          <table:table-cell office:value-type="float" office:value="401.7">
            <text:p>401.7</text:p>
          </table:table-cell>
          <table:table-cell office:value-type="float" office:value="386.26">
            <text:p>386.26</text:p>
          </table:table-cell>
          <table:table-cell office:value-type="float" office:value="414.04">
            <text:p>414.04</text:p>
          </table:table-cell>
          <table:table-cell office:value-type="float" office:value="398.93">
            <text:p>398.93</text:p>
          </table:table-cell>
          <table:table-cell office:value-type="float" office:value="399.44">
            <text:p>399.44</text:p>
          </table:table-cell>
          <table:table-cell/>
          <table:table-cell office:value-type="float" office:value="408.14">
            <text:p>408.14</text:p>
          </table:table-cell>
          <table:table-cell office:value-type="float" office:value="392.11">
            <text:p>392.11</text:p>
          </table:table-cell>
          <table:table-cell office:value-type="float" office:value="323.8">
            <text:p>323.8</text:p>
          </table:table-cell>
          <table:table-cell office:value-type="float" office:value="376.08">
            <text:p>376.08</text:p>
          </table:table-cell>
          <table:table-cell office:value-type="float" office:value="347.9">
            <text:p>347.9</text:p>
          </table:table-cell>
          <table:table-cell office:value-type="float" office:value="410.13">
            <text:p>410.13</text:p>
          </table:table-cell>
          <table:table-cell office:value-type="float" office:value="394.53">
            <text:p>394.53</text:p>
          </table:table-cell>
          <table:table-cell table:number-columns-repeated="974"/>
        </table:table-row>
        <table:table-row table:style-name="ro1">
          <table:table-cell office:value-type="string">
            <text:p>Poland</text:p>
          </table:table-cell>
          <table:table-cell office:value-type="float" office:value="518.19">
            <text:p>518.19</text:p>
          </table:table-cell>
          <table:table-cell office:value-type="float" office:value="555.79">
            <text:p>555.79</text:p>
          </table:table-cell>
          <table:table-cell office:value-type="float" office:value="564.54">
            <text:p>564.54</text:p>
          </table:table-cell>
          <table:table-cell office:value-type="float" office:value="541.44">
            <text:p>541.44</text:p>
          </table:table-cell>
          <table:table-cell office:value-type="float" office:value="533.5">
            <text:p>533.5</text:p>
          </table:table-cell>
          <table:table-cell office:value-type="float" office:value="510.5">
            <text:p>510.5</text:p>
          </table:table-cell>
          <table:table-cell office:value-type="float" office:value="488.32">
            <text:p>488.32</text:p>
          </table:table-cell>
          <table:table-cell office:value-type="float" office:value="506.64">
            <text:p>506.64</text:p>
          </table:table-cell>
          <table:table-cell office:value-type="float" office:value="507.61">
            <text:p>507.61</text:p>
          </table:table-cell>
          <table:table-cell office:value-type="float" office:value="490.45">
            <text:p>490.45</text:p>
          </table:table-cell>
          <table:table-cell office:value-type="float" office:value="567.15">
            <text:p>567.15</text:p>
          </table:table-cell>
          <table:table-cell office:value-type="float" office:value="561.92">
            <text:p>561.92</text:p>
          </table:table-cell>
          <table:table-cell office:value-type="float" office:value="553.31">
            <text:p>553.31</text:p>
          </table:table-cell>
          <table:table-cell office:value-type="float" office:value="548.03">
            <text:p>548.03</text:p>
          </table:table-cell>
          <table:table-cell office:value-type="float" office:value="570.01">
            <text:p>570.01</text:p>
          </table:table-cell>
          <table:table-cell office:value-type="float" office:value="565.05">
            <text:p>565.05</text:p>
          </table:table-cell>
          <table:table-cell office:value-type="float" office:value="563.11">
            <text:p>563.11</text:p>
          </table:table-cell>
          <table:table-cell office:value-type="float" office:value="572.43">
            <text:p>572.43</text:p>
          </table:table-cell>
          <table:table-cell/>
          <table:table-cell office:value-type="float" office:value="564.61">
            <text:p>564.61</text:p>
          </table:table-cell>
          <table:table-cell office:value-type="float" office:value="538.72">
            <text:p>538.72</text:p>
          </table:table-cell>
          <table:table-cell office:value-type="float" office:value="533.87">
            <text:p>533.87</text:p>
          </table:table-cell>
          <table:table-cell office:value-type="float" office:value="544.4">
            <text:p>544.4</text:p>
          </table:table-cell>
          <table:table-cell office:value-type="float" office:value="551.38">
            <text:p>551.38</text:p>
          </table:table-cell>
          <table:table-cell/>
          <table:table-cell office:value-type="float" office:value="531.18">
            <text:p>531.18</text:p>
          </table:table-cell>
          <table:table-cell office:value-type="float" office:value="552.76">
            <text:p>552.76</text:p>
          </table:table-cell>
          <table:table-cell office:value-type="float" office:value="525.43">
            <text:p>525.43</text:p>
          </table:table-cell>
          <table:table-cell office:value-type="float" office:value="527.73">
            <text:p>527.73</text:p>
          </table:table-cell>
          <table:table-cell office:value-type="float" office:value="505.64">
            <text:p>505.64</text:p>
          </table:table-cell>
          <table:table-cell office:value-type="float" office:value="513.58">
            <text:p>513.58</text:p>
          </table:table-cell>
          <table:table-cell office:value-type="float" office:value="495.62">
            <text:p>495.62</text:p>
          </table:table-cell>
          <table:table-cell office:value-type="float" office:value="517.72">
            <text:p>517.72</text:p>
          </table:table-cell>
          <table:table-cell office:value-type="float" office:value="488.84">
            <text:p>488.84</text:p>
          </table:table-cell>
          <table:table-cell/>
          <table:table-cell office:value-type="float" office:value="498.26">
            <text:p>498.26</text:p>
          </table:table-cell>
          <table:table-cell office:value-type="float" office:value="512.32">
            <text:p>512.32</text:p>
          </table:table-cell>
          <table:table-cell office:value-type="float" office:value="500.31">
            <text:p>500.31</text:p>
          </table:table-cell>
          <table:table-cell office:value-type="float" office:value="532.95">
            <text:p>532.95</text:p>
          </table:table-cell>
          <table:table-cell office:value-type="float" office:value="505.28">
            <text:p>505.28</text:p>
          </table:table-cell>
          <table:table-cell office:value-type="float" office:value="499.25">
            <text:p>499.25</text:p>
          </table:table-cell>
          <table:table-cell office:value-type="float" office:value="505.2">
            <text:p>505.2</text:p>
          </table:table-cell>
          <table:table-cell office:value-type="float" office:value="512.22">
            <text:p>512.22</text:p>
          </table:table-cell>
          <table:table-cell office:value-type="float" office:value="495.58">
            <text:p>495.58</text:p>
          </table:table-cell>
          <table:table-cell/>
          <table:table-cell office:value-type="float" office:value="500.06">
            <text:p>500.06</text:p>
          </table:table-cell>
          <table:table-cell office:value-type="float" office:value="474.92">
            <text:p>474.92</text:p>
          </table:table-cell>
          <table:table-cell table:number-columns-repeated="976"/>
        </table:table-row>
        <table:table-row table:style-name="ro1">
          <table:table-cell office:value-type="string">
            <text:p>Portugal</text:p>
          </table:table-cell>
          <table:table-cell office:value-type="float" office:value="487.76">
            <text:p>487.76</text:p>
          </table:table-cell>
          <table:table-cell office:value-type="float" office:value="523.89">
            <text:p>523.89</text:p>
          </table:table-cell>
          <table:table-cell office:value-type="float" office:value="544.52">
            <text:p>544.52</text:p>
          </table:table-cell>
          <table:table-cell office:value-type="float" office:value="518.27">
            <text:p>518.27</text:p>
          </table:table-cell>
          <table:table-cell office:value-type="float" office:value="518.04">
            <text:p>518.04</text:p>
          </table:table-cell>
          <table:table-cell office:value-type="float" office:value="489.11">
            <text:p>489.11</text:p>
          </table:table-cell>
          <table:table-cell office:value-type="float" office:value="454.73">
            <text:p>454.73</text:p>
          </table:table-cell>
          <table:table-cell office:value-type="float" office:value="472.85">
            <text:p>472.85</text:p>
          </table:table-cell>
          <table:table-cell office:value-type="float" office:value="480.14">
            <text:p>480.14</text:p>
          </table:table-cell>
          <table:table-cell office:value-type="float" office:value="455.32">
            <text:p>455.32</text:p>
          </table:table-cell>
          <table:table-cell office:value-type="float" office:value="548.44">
            <text:p>548.44</text:p>
          </table:table-cell>
          <table:table-cell office:value-type="float" office:value="535.12">
            <text:p>535.12</text:p>
          </table:table-cell>
          <table:table-cell office:value-type="float" office:value="528.15">
            <text:p>528.15</text:p>
          </table:table-cell>
          <table:table-cell office:value-type="float" office:value="515.07">
            <text:p>515.07</text:p>
          </table:table-cell>
          <table:table-cell office:value-type="float" office:value="545.83">
            <text:p>545.83</text:p>
          </table:table-cell>
          <table:table-cell office:value-type="float" office:value="551.61">
            <text:p>551.61</text:p>
          </table:table-cell>
          <table:table-cell office:value-type="float" office:value="546.51">
            <text:p>546.51</text:p>
          </table:table-cell>
          <table:table-cell office:value-type="float" office:value="541.45">
            <text:p>541.45</text:p>
          </table:table-cell>
          <table:table-cell/>
          <table:table-cell office:value-type="float" office:value="554.6">
            <text:p>554.6</text:p>
          </table:table-cell>
          <table:table-cell office:value-type="float" office:value="499.48">
            <text:p>499.48</text:p>
          </table:table-cell>
          <table:table-cell office:value-type="float" office:value="523.31">
            <text:p>523.31</text:p>
          </table:table-cell>
          <table:table-cell office:value-type="float" office:value="525.75">
            <text:p>525.75</text:p>
          </table:table-cell>
          <table:table-cell office:value-type="float" office:value="540.87">
            <text:p>540.87</text:p>
          </table:table-cell>
          <table:table-cell office:value-type="float" office:value="516.84">
            <text:p>516.84</text:p>
          </table:table-cell>
          <table:table-cell office:value-type="float" office:value="516.9">
            <text:p>516.9</text:p>
          </table:table-cell>
          <table:table-cell office:value-type="float" office:value="525.7">
            <text:p>525.7</text:p>
          </table:table-cell>
          <table:table-cell office:value-type="float" office:value="511.87">
            <text:p>511.87</text:p>
          </table:table-cell>
          <table:table-cell/>
          <table:table-cell office:value-type="float" office:value="471.98">
            <text:p>471.98</text:p>
          </table:table-cell>
          <table:table-cell office:value-type="float" office:value="498.49">
            <text:p>498.49</text:p>
          </table:table-cell>
          <table:table-cell office:value-type="float" office:value="488.87">
            <text:p>488.87</text:p>
          </table:table-cell>
          <table:table-cell office:value-type="float" office:value="493.13">
            <text:p>493.13</text:p>
          </table:table-cell>
          <table:table-cell office:value-type="float" office:value="486.77">
            <text:p>486.77</text:p>
          </table:table-cell>
          <table:table-cell office:value-type="float" office:value="449.95">
            <text:p>449.95</text:p>
          </table:table-cell>
          <table:table-cell office:value-type="float" office:value="461.91">
            <text:p>461.91</text:p>
          </table:table-cell>
          <table:table-cell office:value-type="float" office:value="479.74">
            <text:p>479.74</text:p>
          </table:table-cell>
          <table:table-cell office:value-type="float" office:value="484.52">
            <text:p>484.52</text:p>
          </table:table-cell>
          <table:table-cell office:value-type="float" office:value="487.41">
            <text:p>487.41</text:p>
          </table:table-cell>
          <table:table-cell office:value-type="float" office:value="480.19">
            <text:p>480.19</text:p>
          </table:table-cell>
          <table:table-cell office:value-type="float" office:value="474">
            <text:p>474</text:p>
          </table:table-cell>
          <table:table-cell/>
          <table:table-cell office:value-type="float" office:value="488.94">
            <text:p>488.94</text:p>
          </table:table-cell>
          <table:table-cell office:value-type="float" office:value="457.27">
            <text:p>457.27</text:p>
          </table:table-cell>
          <table:table-cell office:value-type="float" office:value="454.49">
            <text:p>454.49</text:p>
          </table:table-cell>
          <table:table-cell office:value-type="float" office:value="460.49">
            <text:p>460.49</text:p>
          </table:table-cell>
          <table:table-cell office:value-type="float" office:value="455.11">
            <text:p>455.11</text:p>
          </table:table-cell>
          <table:table-cell/>
          <table:table-cell office:value-type="float" office:value="459.44">
            <text:p>459.44</text:p>
          </table:table-cell>
          <table:table-cell table:number-columns-repeated="974"/>
        </table:table-row>
        <table:table-row table:style-name="ro1">
          <table:table-cell office:value-type="string">
            <text:p>Qatar</text:p>
          </table:table-cell>
          <table:table-cell office:value-type="float" office:value="387.5">
            <text:p>387.5</text:p>
          </table:table-cell>
          <table:table-cell office:value-type="float" office:value="417.29">
            <text:p>417.29</text:p>
          </table:table-cell>
          <table:table-cell office:value-type="float" office:value="429.19">
            <text:p>429.19</text:p>
          </table:table-cell>
          <table:table-cell office:value-type="float" office:value="399.21">
            <text:p>399.21</text:p>
          </table:table-cell>
          <table:table-cell office:value-type="float" office:value="396.29">
            <text:p>396.29</text:p>
          </table:table-cell>
          <table:table-cell office:value-type="float" office:value="379">
            <text:p>379</text:p>
          </table:table-cell>
          <table:table-cell/>
          <table:table-cell office:value-type="float" office:value="413.92">
            <text:p>413.92</text:p>
          </table:table-cell>
          <table:table-cell office:value-type="float" office:value="405.94">
            <text:p>405.94</text:p>
          </table:table-cell>
          <table:table-cell office:value-type="float" office:value="357.87">
            <text:p>357.87</text:p>
          </table:table-cell>
          <table:table-cell office:value-type="float" office:value="414.28">
            <text:p>414.28</text:p>
          </table:table-cell>
          <table:table-cell office:value-type="float" office:value="416.75">
            <text:p>416.75</text:p>
          </table:table-cell>
          <table:table-cell office:value-type="float" office:value="437.54">
            <text:p>437.54</text:p>
          </table:table-cell>
          <table:table-cell office:value-type="float" office:value="447.1">
            <text:p>447.1</text:p>
          </table:table-cell>
          <table:table-cell office:value-type="float" office:value="443.28">
            <text:p>443.28</text:p>
          </table:table-cell>
          <table:table-cell office:value-type="float" office:value="448.32">
            <text:p>448.32</text:p>
          </table:table-cell>
          <table:table-cell office:value-type="float" office:value="423.55">
            <text:p>423.55</text:p>
          </table:table-cell>
          <table:table-cell office:value-type="float" office:value="443.4">
            <text:p>443.4</text:p>
          </table:table-cell>
          <table:table-cell office:value-type="float" office:value="438.6">
            <text:p>438.6</text:p>
          </table:table-cell>
          <table:table-cell office:value-type="float" office:value="413.72">
            <text:p>413.72</text:p>
          </table:table-cell>
          <table:table-cell office:value-type="float" office:value="374.71">
            <text:p>374.71</text:p>
          </table:table-cell>
          <table:table-cell office:value-type="float" office:value="451.67">
            <text:p>451.67</text:p>
          </table:table-cell>
          <table:table-cell office:value-type="float" office:value="413.78">
            <text:p>413.78</text:p>
          </table:table-cell>
          <table:table-cell office:value-type="float" office:value="426.85">
            <text:p>426.85</text:p>
          </table:table-cell>
          <table:table-cell office:value-type="float" office:value="461.8">
            <text:p>461.8</text:p>
          </table:table-cell>
          <table:table-cell office:value-type="float" office:value="390.09">
            <text:p>390.09</text:p>
          </table:table-cell>
          <table:table-cell office:value-type="float" office:value="456.44">
            <text:p>456.44</text:p>
          </table:table-cell>
          <table:table-cell/>
          <table:table-cell office:value-type="float" office:value="439.05">
            <text:p>439.05</text:p>
          </table:table-cell>
          <table:table-cell office:value-type="float" office:value="390.83">
            <text:p>390.83</text:p>
          </table:table-cell>
          <table:table-cell/>
          <table:table-cell office:value-type="float" office:value="484.98">
            <text:p>484.98</text:p>
          </table:table-cell>
          <table:table-cell office:value-type="float" office:value="358.9">
            <text:p>358.9</text:p>
          </table:table-cell>
          <table:table-cell table:number-columns-repeated="3"/>
          <table:table-cell office:value-type="float" office:value="429.03">
            <text:p>429.03</text:p>
          </table:table-cell>
          <table:table-cell table:number-columns-repeated="5"/>
          <table:table-cell office:value-type="float" office:value="391.74">
            <text:p>391.74</text:p>
          </table:table-cell>
          <table:table-cell table:number-columns-repeated="3"/>
          <table:table-cell office:value-type="float" office:value="326.87">
            <text:p>326.87</text:p>
          </table:table-cell>
          <table:table-cell table:number-columns-repeated="976"/>
        </table:table-row>
        <table:table-row table:style-name="ro1">
          <table:table-cell office:value-type="string">
            <text:p>Romania</text:p>
          </table:table-cell>
          <table:table-cell office:value-type="float" office:value="437.6">
            <text:p>437.6</text:p>
          </table:table-cell>
          <table:table-cell office:value-type="float" office:value="490.56">
            <text:p>490.56</text:p>
          </table:table-cell>
          <table:table-cell office:value-type="float" office:value="498.04">
            <text:p>498.04</text:p>
          </table:table-cell>
          <table:table-cell office:value-type="float" office:value="469.99">
            <text:p>469.99</text:p>
          </table:table-cell>
          <table:table-cell office:value-type="float" office:value="471.78">
            <text:p>471.78</text:p>
          </table:table-cell>
          <table:table-cell office:value-type="float" office:value="437.54">
            <text:p>437.54</text:p>
          </table:table-cell>
          <table:table-cell office:value-type="float" office:value="402.88">
            <text:p>402.88</text:p>
          </table:table-cell>
          <table:table-cell office:value-type="float" office:value="434.92">
            <text:p>434.92</text:p>
          </table:table-cell>
          <table:table-cell office:value-type="float" office:value="437.63">
            <text:p>437.63</text:p>
          </table:table-cell>
          <table:table-cell office:value-type="float" office:value="402.86">
            <text:p>402.86</text:p>
          </table:table-cell>
          <table:table-cell office:value-type="float" office:value="520.37">
            <text:p>520.37</text:p>
          </table:table-cell>
          <table:table-cell office:value-type="float" office:value="477.35">
            <text:p>477.35</text:p>
          </table:table-cell>
          <table:table-cell office:value-type="float" office:value="491.76">
            <text:p>491.76</text:p>
          </table:table-cell>
          <table:table-cell office:value-type="float" office:value="488.58">
            <text:p>488.58</text:p>
          </table:table-cell>
          <table:table-cell office:value-type="float" office:value="507.63">
            <text:p>507.63</text:p>
          </table:table-cell>
          <table:table-cell office:value-type="float" office:value="509.48">
            <text:p>509.48</text:p>
          </table:table-cell>
          <table:table-cell office:value-type="float" office:value="497.32">
            <text:p>497.32</text:p>
          </table:table-cell>
          <table:table-cell office:value-type="float" office:value="494.64">
            <text:p>494.64</text:p>
          </table:table-cell>
          <table:table-cell office:value-type="float" office:value="505.65">
            <text:p>505.65</text:p>
          </table:table-cell>
          <table:table-cell office:value-type="float" office:value="505.67">
            <text:p>505.67</text:p>
          </table:table-cell>
          <table:table-cell office:value-type="float" office:value="468.09">
            <text:p>468.09</text:p>
          </table:table-cell>
          <table:table-cell office:value-type="float" office:value="454.98">
            <text:p>454.98</text:p>
          </table:table-cell>
          <table:table-cell office:value-type="float" office:value="492.9">
            <text:p>492.9</text:p>
          </table:table-cell>
          <table:table-cell office:value-type="float" office:value="493.48">
            <text:p>493.48</text:p>
          </table:table-cell>
          <table:table-cell/>
          <table:table-cell office:value-type="float" office:value="462.49">
            <text:p>462.49</text:p>
          </table:table-cell>
          <table:table-cell office:value-type="float" office:value="467.91">
            <text:p>467.91</text:p>
          </table:table-cell>
          <table:table-cell office:value-type="float" office:value="483.83">
            <text:p>483.83</text:p>
          </table:table-cell>
          <table:table-cell office:value-type="float" office:value="460.38">
            <text:p>460.38</text:p>
          </table:table-cell>
          <table:table-cell office:value-type="float" office:value="434.24">
            <text:p>434.24</text:p>
          </table:table-cell>
          <table:table-cell office:value-type="float" office:value="441.71">
            <text:p>441.71</text:p>
          </table:table-cell>
          <table:table-cell office:value-type="float" office:value="432.22">
            <text:p>432.22</text:p>
          </table:table-cell>
          <table:table-cell office:value-type="float" office:value="433.95">
            <text:p>433.95</text:p>
          </table:table-cell>
          <table:table-cell office:value-type="float" office:value="397.23">
            <text:p>397.23</text:p>
          </table:table-cell>
          <table:table-cell/>
          <table:table-cell office:value-type="float" office:value="429.02">
            <text:p>429.02</text:p>
          </table:table-cell>
          <table:table-cell office:value-type="float" office:value="431.22">
            <text:p>431.22</text:p>
          </table:table-cell>
          <table:table-cell office:value-type="float" office:value="458.05">
            <text:p>458.05</text:p>
          </table:table-cell>
          <table:table-cell office:value-type="float" office:value="463.31">
            <text:p>463.31</text:p>
          </table:table-cell>
          <table:table-cell office:value-type="float" office:value="429.84">
            <text:p>429.84</text:p>
          </table:table-cell>
          <table:table-cell office:value-type="float" office:value="434.73">
            <text:p>434.73</text:p>
          </table:table-cell>
          <table:table-cell/>
          <table:table-cell office:value-type="float" office:value="437.85">
            <text:p>437.85</text:p>
          </table:table-cell>
          <table:table-cell table:number-columns-repeated="2"/>
          <table:table-cell office:value-type="float" office:value="411.61">
            <text:p>411.61</text:p>
          </table:table-cell>
          <table:table-cell office:value-type="float" office:value="404.71">
            <text:p>404.71</text:p>
          </table:table-cell>
          <table:table-cell/>
          <table:table-cell office:value-type="float" office:value="406.06">
            <text:p>406.06</text:p>
          </table:table-cell>
          <table:table-cell table:number-columns-repeated="974"/>
        </table:table-row>
        <table:table-row table:style-name="ro1">
          <table:table-cell office:value-type="string">
            <text:p>Russian Federation</text:p>
          </table:table-cell>
          <table:table-cell office:value-type="float" office:value="475.15">
            <text:p>475.15</text:p>
          </table:table-cell>
          <table:table-cell office:value-type="float" office:value="505.83">
            <text:p>505.83</text:p>
          </table:table-cell>
          <table:table-cell office:value-type="float" office:value="509.64">
            <text:p>509.64</text:p>
          </table:table-cell>
          <table:table-cell office:value-type="float" office:value="490.96">
            <text:p>490.96</text:p>
          </table:table-cell>
          <table:table-cell office:value-type="float" office:value="486.14">
            <text:p>486.14</text:p>
          </table:table-cell>
          <table:table-cell office:value-type="float" office:value="469.01">
            <text:p>469.01</text:p>
          </table:table-cell>
          <table:table-cell office:value-type="float" office:value="444.25">
            <text:p>444.25</text:p>
          </table:table-cell>
          <table:table-cell office:value-type="float" office:value="458.44">
            <text:p>458.44</text:p>
          </table:table-cell>
          <table:table-cell office:value-type="float" office:value="462.81">
            <text:p>462.81</text:p>
          </table:table-cell>
          <table:table-cell office:value-type="float" office:value="446.6">
            <text:p>446.6</text:p>
          </table:table-cell>
          <table:table-cell office:value-type="float" office:value="508.69">
            <text:p>508.69</text:p>
          </table:table-cell>
          <table:table-cell office:value-type="float" office:value="508.98">
            <text:p>508.98</text:p>
          </table:table-cell>
          <table:table-cell office:value-type="float" office:value="508.15">
            <text:p>508.15</text:p>
          </table:table-cell>
          <table:table-cell office:value-type="float" office:value="494.86">
            <text:p>494.86</text:p>
          </table:table-cell>
          <table:table-cell office:value-type="float" office:value="525.13">
            <text:p>525.13</text:p>
          </table:table-cell>
          <table:table-cell office:value-type="float" office:value="525.92">
            <text:p>525.92</text:p>
          </table:table-cell>
          <table:table-cell office:value-type="float" office:value="491.65">
            <text:p>491.65</text:p>
          </table:table-cell>
          <table:table-cell office:value-type="float" office:value="510.67">
            <text:p>510.67</text:p>
          </table:table-cell>
          <table:table-cell office:value-type="float" office:value="577.37">
            <text:p>577.37</text:p>
          </table:table-cell>
          <table:table-cell office:value-type="float" office:value="525.66">
            <text:p>525.66</text:p>
          </table:table-cell>
          <table:table-cell office:value-type="float" office:value="484.09">
            <text:p>484.09</text:p>
          </table:table-cell>
          <table:table-cell office:value-type="float" office:value="481.52">
            <text:p>481.52</text:p>
          </table:table-cell>
          <table:table-cell office:value-type="float" office:value="508.36">
            <text:p>508.36</text:p>
          </table:table-cell>
          <table:table-cell office:value-type="float" office:value="490.12">
            <text:p>490.12</text:p>
          </table:table-cell>
          <table:table-cell/>
          <table:table-cell office:value-type="float" office:value="473.66">
            <text:p>473.66</text:p>
          </table:table-cell>
          <table:table-cell office:value-type="float" office:value="503.11">
            <text:p>503.11</text:p>
          </table:table-cell>
          <table:table-cell office:value-type="float" office:value="480.31">
            <text:p>480.31</text:p>
          </table:table-cell>
          <table:table-cell office:value-type="float" office:value="477.96">
            <text:p>477.96</text:p>
          </table:table-cell>
          <table:table-cell office:value-type="float" office:value="456.58">
            <text:p>456.58</text:p>
          </table:table-cell>
          <table:table-cell office:value-type="float" office:value="470.41">
            <text:p>470.41</text:p>
          </table:table-cell>
          <table:table-cell office:value-type="float" office:value="448.02">
            <text:p>448.02</text:p>
          </table:table-cell>
          <table:table-cell office:value-type="float" office:value="478.29">
            <text:p>478.29</text:p>
          </table:table-cell>
          <table:table-cell office:value-type="float" office:value="439.52">
            <text:p>439.52</text:p>
          </table:table-cell>
          <table:table-cell office:value-type="float" office:value="454.7">
            <text:p>454.7</text:p>
          </table:table-cell>
          <table:table-cell office:value-type="float" office:value="442.49">
            <text:p>442.49</text:p>
          </table:table-cell>
          <table:table-cell office:value-type="float" office:value="469.32">
            <text:p>469.32</text:p>
          </table:table-cell>
          <table:table-cell/>
          <table:table-cell office:value-type="float" office:value="468.5">
            <text:p>468.5</text:p>
          </table:table-cell>
          <table:table-cell office:value-type="float" office:value="456.23">
            <text:p>456.23</text:p>
          </table:table-cell>
          <table:table-cell office:value-type="float" office:value="463.03">
            <text:p>463.03</text:p>
          </table:table-cell>
          <table:table-cell/>
          <table:table-cell office:value-type="float" office:value="461.74">
            <text:p>461.74</text:p>
          </table:table-cell>
          <table:table-cell office:value-type="float" office:value="429.76">
            <text:p>429.76</text:p>
          </table:table-cell>
          <table:table-cell/>
          <table:table-cell office:value-type="float" office:value="453.65">
            <text:p>453.65</text:p>
          </table:table-cell>
          <table:table-cell table:number-columns-repeated="2"/>
          <table:table-cell office:value-type="float" office:value="439.78">
            <text:p>439.78</text:p>
          </table:table-cell>
          <table:table-cell table:number-columns-repeated="974"/>
        </table:table-row>
        <table:table-row table:style-name="ro1">
          <table:table-cell office:value-type="string">
            <text:p>Serbia</text:p>
          </table:table-cell>
          <table:table-cell office:value-type="float" office:value="446.13">
            <text:p>446.13</text:p>
          </table:table-cell>
          <table:table-cell office:value-type="float" office:value="483.28">
            <text:p>483.28</text:p>
          </table:table-cell>
          <table:table-cell office:value-type="float" office:value="489.38">
            <text:p>489.38</text:p>
          </table:table-cell>
          <table:table-cell office:value-type="float" office:value="469.74">
            <text:p>469.74</text:p>
          </table:table-cell>
          <table:table-cell office:value-type="float" office:value="472.78">
            <text:p>472.78</text:p>
          </table:table-cell>
          <table:table-cell office:value-type="float" office:value="431.75">
            <text:p>431.75</text:p>
          </table:table-cell>
          <table:table-cell/>
          <table:table-cell office:value-type="float" office:value="432.32">
            <text:p>432.32</text:p>
          </table:table-cell>
          <table:table-cell office:value-type="float" office:value="438.07">
            <text:p>438.07</text:p>
          </table:table-cell>
          <table:table-cell office:value-type="float" office:value="421.32">
            <text:p>421.32</text:p>
          </table:table-cell>
          <table:table-cell office:value-type="float" office:value="502.62">
            <text:p>502.62</text:p>
          </table:table-cell>
          <table:table-cell office:value-type="float" office:value="510.64">
            <text:p>510.64</text:p>
          </table:table-cell>
          <table:table-cell office:value-type="float" office:value="477.09">
            <text:p>477.09</text:p>
          </table:table-cell>
          <table:table-cell office:value-type="float" office:value="478.31">
            <text:p>478.31</text:p>
          </table:table-cell>
          <table:table-cell office:value-type="float" office:value="504.7">
            <text:p>504.7</text:p>
          </table:table-cell>
          <table:table-cell office:value-type="float" office:value="470.69">
            <text:p>470.69</text:p>
          </table:table-cell>
          <table:table-cell office:value-type="float" office:value="497.86">
            <text:p>497.86</text:p>
          </table:table-cell>
          <table:table-cell office:value-type="float" office:value="499.45">
            <text:p>499.45</text:p>
          </table:table-cell>
          <table:table-cell/>
          <table:table-cell office:value-type="float" office:value="493.01">
            <text:p>493.01</text:p>
          </table:table-cell>
          <table:table-cell office:value-type="float" office:value="463.23">
            <text:p>463.23</text:p>
          </table:table-cell>
          <table:table-cell office:value-type="float" office:value="478.67">
            <text:p>478.67</text:p>
          </table:table-cell>
          <table:table-cell office:value-type="float" office:value="472.37">
            <text:p>472.37</text:p>
          </table:table-cell>
          <table:table-cell office:value-type="float" office:value="473.99">
            <text:p>473.99</text:p>
          </table:table-cell>
          <table:table-cell/>
          <table:table-cell office:value-type="float" office:value="478.23">
            <text:p>478.23</text:p>
          </table:table-cell>
          <table:table-cell office:value-type="float" office:value="461.87">
            <text:p>461.87</text:p>
          </table:table-cell>
          <table:table-cell office:value-type="float" office:value="481.87">
            <text:p>481.87</text:p>
          </table:table-cell>
          <table:table-cell office:value-type="float" office:value="443.79">
            <text:p>443.79</text:p>
          </table:table-cell>
          <table:table-cell office:value-type="float" office:value="415.13">
            <text:p>415.13</text:p>
          </table:table-cell>
          <table:table-cell office:value-type="float" office:value="446.63">
            <text:p>446.63</text:p>
          </table:table-cell>
          <table:table-cell/>
          <table:table-cell office:value-type="float" office:value="443">
            <text:p>443</text:p>
          </table:table-cell>
          <table:table-cell table:number-columns-repeated="2"/>
          <table:table-cell office:value-type="float" office:value="426.81">
            <text:p>426.81</text:p>
          </table:table-cell>
          <table:table-cell office:value-type="float" office:value="435.14">
            <text:p>435.14</text:p>
          </table:table-cell>
          <table:table-cell office:value-type="float" office:value="444.28">
            <text:p>444.28</text:p>
          </table:table-cell>
          <table:table-cell office:value-type="float" office:value="482.24">
            <text:p>482.24</text:p>
          </table:table-cell>
          <table:table-cell office:value-type="float" office:value="426.23">
            <text:p>426.23</text:p>
          </table:table-cell>
          <table:table-cell office:value-type="float" office:value="437.86">
            <text:p>437.86</text:p>
          </table:table-cell>
          <table:table-cell/>
          <table:table-cell office:value-type="float" office:value="436.49">
            <text:p>436.49</text:p>
          </table:table-cell>
          <table:table-cell office:value-type="float" office:value="432.11">
            <text:p>432.11</text:p>
          </table:table-cell>
          <table:table-cell office:value-type="float" office:value="409.89">
            <text:p>409.89</text:p>
          </table:table-cell>
          <table:table-cell office:value-type="float" office:value="427.88">
            <text:p>427.88</text:p>
          </table:table-cell>
          <table:table-cell office:value-type="float" office:value="419.35">
            <text:p>419.35</text:p>
          </table:table-cell>
          <table:table-cell/>
          <table:table-cell office:value-type="float" office:value="394.5">
            <text:p>394.5</text:p>
          </table:table-cell>
          <table:table-cell table:number-columns-repeated="974"/>
        </table:table-row>
        <table:table-row table:style-name="ro1">
          <table:table-cell office:value-type="string">
            <text:p>Shanghai-China</text:p>
          </table:table-cell>
          <table:table-cell office:value-type="float" office:value="569.59">
            <text:p>569.59</text:p>
          </table:table-cell>
          <table:table-cell office:value-type="float" office:value="589.29">
            <text:p>589.29</text:p>
          </table:table-cell>
          <table:table-cell office:value-type="float" office:value="604.61">
            <text:p>604.61</text:p>
          </table:table-cell>
          <table:table-cell office:value-type="float" office:value="586.92">
            <text:p>586.92</text:p>
          </table:table-cell>
          <table:table-cell office:value-type="float" office:value="582.12">
            <text:p>582.12</text:p>
          </table:table-cell>
          <table:table-cell office:value-type="float" office:value="559.73">
            <text:p>559.73</text:p>
          </table:table-cell>
          <table:table-cell office:value-type="float" office:value="508.38">
            <text:p>508.38</text:p>
          </table:table-cell>
          <table:table-cell office:value-type="float" office:value="560.63">
            <text:p>560.63</text:p>
          </table:table-cell>
          <table:table-cell office:value-type="float" office:value="558.73">
            <text:p>558.73</text:p>
          </table:table-cell>
          <table:table-cell office:value-type="float" office:value="532.15">
            <text:p>532.15</text:p>
          </table:table-cell>
          <table:table-cell office:value-type="float" office:value="603.06">
            <text:p>603.06</text:p>
          </table:table-cell>
          <table:table-cell office:value-type="float" office:value="591.21">
            <text:p>591.21</text:p>
          </table:table-cell>
          <table:table-cell office:value-type="float" office:value="588.02">
            <text:p>588.02</text:p>
          </table:table-cell>
          <table:table-cell office:value-type="float" office:value="586.85">
            <text:p>586.85</text:p>
          </table:table-cell>
          <table:table-cell office:value-type="float" office:value="609.71">
            <text:p>609.71</text:p>
          </table:table-cell>
          <table:table-cell office:value-type="float" office:value="598.72">
            <text:p>598.72</text:p>
          </table:table-cell>
          <table:table-cell office:value-type="float" office:value="608.11">
            <text:p>608.11</text:p>
          </table:table-cell>
          <table:table-cell table:number-columns-repeated="2"/>
          <table:table-cell office:value-type="float" office:value="608.16">
            <text:p>608.16</text:p>
          </table:table-cell>
          <table:table-cell office:value-type="float" office:value="575.69">
            <text:p>575.69</text:p>
          </table:table-cell>
          <table:table-cell office:value-type="float" office:value="596.15">
            <text:p>596.15</text:p>
          </table:table-cell>
          <table:table-cell office:value-type="float" office:value="592.06">
            <text:p>592.06</text:p>
          </table:table-cell>
          <table:table-cell office:value-type="float" office:value="578.9">
            <text:p>578.9</text:p>
          </table:table-cell>
          <table:table-cell/>
          <table:table-cell office:value-type="float" office:value="574.59">
            <text:p>574.59</text:p>
          </table:table-cell>
          <table:table-cell office:value-type="float" office:value="589.02">
            <text:p>589.02</text:p>
          </table:table-cell>
          <table:table-cell office:value-type="float" office:value="583.94">
            <text:p>583.94</text:p>
          </table:table-cell>
          <table:table-cell office:value-type="float" office:value="579.44">
            <text:p>579.44</text:p>
          </table:table-cell>
          <table:table-cell office:value-type="float" office:value="554.39">
            <text:p>554.39</text:p>
          </table:table-cell>
          <table:table-cell office:value-type="float" office:value="559.84">
            <text:p>559.84</text:p>
          </table:table-cell>
          <table:table-cell office:value-type="float" office:value="559.37">
            <text:p>559.37</text:p>
          </table:table-cell>
          <table:table-cell office:value-type="float" office:value="564.7">
            <text:p>564.7</text:p>
          </table:table-cell>
          <table:table-cell office:value-type="float" office:value="513.79">
            <text:p>513.79</text:p>
          </table:table-cell>
          <table:table-cell/>
          <table:table-cell office:value-type="float" office:value="519.76">
            <text:p>519.76</text:p>
          </table:table-cell>
          <table:table-cell office:value-type="float" office:value="567.98">
            <text:p>567.98</text:p>
          </table:table-cell>
          <table:table-cell office:value-type="float" office:value="562.3">
            <text:p>562.3</text:p>
          </table:table-cell>
          <table:table-cell office:value-type="float" office:value="567.51">
            <text:p>567.51</text:p>
          </table:table-cell>
          <table:table-cell office:value-type="float" office:value="559.14">
            <text:p>559.14</text:p>
          </table:table-cell>
          <table:table-cell office:value-type="float" office:value="560.22">
            <text:p>560.22</text:p>
          </table:table-cell>
          <table:table-cell office:value-type="float" office:value="562.92">
            <text:p>562.92</text:p>
          </table:table-cell>
          <table:table-cell office:value-type="float" office:value="558.48">
            <text:p>558.48</text:p>
          </table:table-cell>
          <table:table-cell office:value-type="float" office:value="540.56">
            <text:p>540.56</text:p>
          </table:table-cell>
          <table:table-cell/>
          <table:table-cell office:value-type="float" office:value="533.92">
            <text:p>533.92</text:p>
          </table:table-cell>
          <table:table-cell office:value-type="float" office:value="520.41">
            <text:p>520.41</text:p>
          </table:table-cell>
          <table:table-cell/>
          <table:table-cell office:value-type="float" office:value="557.18">
            <text:p>557.18</text:p>
          </table:table-cell>
          <table:table-cell table:number-columns-repeated="974"/>
        </table:table-row>
        <table:table-row table:style-name="ro1">
          <table:table-cell office:value-type="string">
            <text:p>Singapore</text:p>
          </table:table-cell>
          <table:table-cell office:value-type="float" office:value="542.22">
            <text:p>542.22</text:p>
          </table:table-cell>
          <table:table-cell office:value-type="float" office:value="575.91">
            <text:p>575.91</text:p>
          </table:table-cell>
          <table:table-cell office:value-type="float" office:value="576.17">
            <text:p>576.17</text:p>
          </table:table-cell>
          <table:table-cell office:value-type="float" office:value="547.91">
            <text:p>547.91</text:p>
          </table:table-cell>
          <table:table-cell office:value-type="float" office:value="543.08">
            <text:p>543.08</text:p>
          </table:table-cell>
          <table:table-cell office:value-type="float" office:value="522.1">
            <text:p>522.1</text:p>
          </table:table-cell>
          <table:table-cell/>
          <table:table-cell office:value-type="float" office:value="517.72">
            <text:p>517.72</text:p>
          </table:table-cell>
          <table:table-cell office:value-type="float" office:value="513.11">
            <text:p>513.11</text:p>
          </table:table-cell>
          <table:table-cell office:value-type="float" office:value="502.66">
            <text:p>502.66</text:p>
          </table:table-cell>
          <table:table-cell office:value-type="float" office:value="592.51">
            <text:p>592.51</text:p>
          </table:table-cell>
          <table:table-cell office:value-type="float" office:value="572.15">
            <text:p>572.15</text:p>
          </table:table-cell>
          <table:table-cell office:value-type="float" office:value="591.19">
            <text:p>591.19</text:p>
          </table:table-cell>
          <table:table-cell office:value-type="float" office:value="546.43">
            <text:p>546.43</text:p>
          </table:table-cell>
          <table:table-cell office:value-type="float" office:value="573.35">
            <text:p>573.35</text:p>
          </table:table-cell>
          <table:table-cell office:value-type="float" office:value="566.43">
            <text:p>566.43</text:p>
          </table:table-cell>
          <table:table-cell office:value-type="float" office:value="580.81">
            <text:p>580.81</text:p>
          </table:table-cell>
          <table:table-cell office:value-type="float" office:value="580.85">
            <text:p>580.85</text:p>
          </table:table-cell>
          <table:table-cell office:value-type="float" office:value="601.96">
            <text:p>601.96</text:p>
          </table:table-cell>
          <table:table-cell office:value-type="float" office:value="572.75">
            <text:p>572.75</text:p>
          </table:table-cell>
          <table:table-cell office:value-type="float" office:value="546.94">
            <text:p>546.94</text:p>
          </table:table-cell>
          <table:table-cell office:value-type="float" office:value="530.4">
            <text:p>530.4</text:p>
          </table:table-cell>
          <table:table-cell office:value-type="float" office:value="560.49">
            <text:p>560.49</text:p>
          </table:table-cell>
          <table:table-cell office:value-type="float" office:value="528.68">
            <text:p>528.68</text:p>
          </table:table-cell>
          <table:table-cell office:value-type="float" office:value="543.27">
            <text:p>543.27</text:p>
          </table:table-cell>
          <table:table-cell office:value-type="float" office:value="546.37">
            <text:p>546.37</text:p>
          </table:table-cell>
          <table:table-cell office:value-type="float" office:value="541.85">
            <text:p>541.85</text:p>
          </table:table-cell>
          <table:table-cell office:value-type="float" office:value="544">
            <text:p>544</text:p>
          </table:table-cell>
          <table:table-cell office:value-type="float" office:value="531.1">
            <text:p>531.1</text:p>
          </table:table-cell>
          <table:table-cell office:value-type="float" office:value="515.22">
            <text:p>515.22</text:p>
          </table:table-cell>
          <table:table-cell office:value-type="float" office:value="530.8">
            <text:p>530.8</text:p>
          </table:table-cell>
          <table:table-cell office:value-type="float" office:value="514.68">
            <text:p>514.68</text:p>
          </table:table-cell>
          <table:table-cell office:value-type="float" office:value="497.33">
            <text:p>497.33</text:p>
          </table:table-cell>
          <table:table-cell table:number-columns-repeated="2"/>
          <table:table-cell office:value-type="float" office:value="514.98">
            <text:p>514.98</text:p>
          </table:table-cell>
          <table:table-cell office:value-type="float" office:value="514.03">
            <text:p>514.03</text:p>
          </table:table-cell>
          <table:table-cell office:value-type="float" office:value="525.48">
            <text:p>525.48</text:p>
          </table:table-cell>
          <table:table-cell office:value-type="float" office:value="519.79">
            <text:p>519.79</text:p>
          </table:table-cell>
          <table:table-cell office:value-type="float" office:value="515.74">
            <text:p>515.74</text:p>
          </table:table-cell>
          <table:table-cell office:value-type="float" office:value="520.45">
            <text:p>520.45</text:p>
          </table:table-cell>
          <table:table-cell/>
          <table:table-cell office:value-type="float" office:value="514.17">
            <text:p>514.17</text:p>
          </table:table-cell>
          <table:table-cell office:value-type="float" office:value="484.93">
            <text:p>484.93</text:p>
          </table:table-cell>
          <table:table-cell/>
          <table:table-cell office:value-type="float" office:value="494.9">
            <text:p>494.9</text:p>
          </table:table-cell>
          <table:table-cell office:value-type="float" office:value="490.99">
            <text:p>490.99</text:p>
          </table:table-cell>
          <table:table-cell/>
          <table:table-cell office:value-type="float" office:value="495.71">
            <text:p>495.71</text:p>
          </table:table-cell>
          <table:table-cell table:number-columns-repeated="974"/>
        </table:table-row>
        <table:table-row table:style-name="ro1">
          <table:table-cell office:value-type="string">
            <text:p>Slovak Republic</text:p>
          </table:table-cell>
          <table:table-cell office:value-type="float" office:value="462.77">
            <text:p>462.77</text:p>
          </table:table-cell>
          <table:table-cell office:value-type="float" office:value="525.78">
            <text:p>525.78</text:p>
          </table:table-cell>
          <table:table-cell office:value-type="float" office:value="532.54">
            <text:p>532.54</text:p>
          </table:table-cell>
          <table:table-cell office:value-type="float" office:value="508.7">
            <text:p>508.7</text:p>
          </table:table-cell>
          <table:table-cell office:value-type="float" office:value="502.12">
            <text:p>502.12</text:p>
          </table:table-cell>
          <table:table-cell office:value-type="float" office:value="471.75">
            <text:p>471.75</text:p>
          </table:table-cell>
          <table:table-cell office:value-type="float" office:value="448.85">
            <text:p>448.85</text:p>
          </table:table-cell>
          <table:table-cell office:value-type="float" office:value="455.13">
            <text:p>455.13</text:p>
          </table:table-cell>
          <table:table-cell office:value-type="float" office:value="460.19">
            <text:p>460.19</text:p>
          </table:table-cell>
          <table:table-cell office:value-type="float" office:value="419.32">
            <text:p>419.32</text:p>
          </table:table-cell>
          <table:table-cell office:value-type="float" office:value="510.43">
            <text:p>510.43</text:p>
          </table:table-cell>
          <table:table-cell office:value-type="float" office:value="520.57">
            <text:p>520.57</text:p>
          </table:table-cell>
          <table:table-cell office:value-type="float" office:value="536.54">
            <text:p>536.54</text:p>
          </table:table-cell>
          <table:table-cell office:value-type="float" office:value="519.09">
            <text:p>519.09</text:p>
          </table:table-cell>
          <table:table-cell office:value-type="float" office:value="533.17">
            <text:p>533.17</text:p>
          </table:table-cell>
          <table:table-cell office:value-type="float" office:value="525.04">
            <text:p>525.04</text:p>
          </table:table-cell>
          <table:table-cell office:value-type="float" office:value="535.5">
            <text:p>535.5</text:p>
          </table:table-cell>
          <table:table-cell office:value-type="float" office:value="545.53">
            <text:p>545.53</text:p>
          </table:table-cell>
          <table:table-cell office:value-type="float" office:value="570.82">
            <text:p>570.82</text:p>
          </table:table-cell>
          <table:table-cell office:value-type="float" office:value="528.38">
            <text:p>528.38</text:p>
          </table:table-cell>
          <table:table-cell office:value-type="float" office:value="502.85">
            <text:p>502.85</text:p>
          </table:table-cell>
          <table:table-cell office:value-type="float" office:value="504.41">
            <text:p>504.41</text:p>
          </table:table-cell>
          <table:table-cell office:value-type="float" office:value="511.7">
            <text:p>511.7</text:p>
          </table:table-cell>
          <table:table-cell office:value-type="float" office:value="503.46">
            <text:p>503.46</text:p>
          </table:table-cell>
          <table:table-cell/>
          <table:table-cell office:value-type="float" office:value="506.52">
            <text:p>506.52</text:p>
          </table:table-cell>
          <table:table-cell office:value-type="float" office:value="518.52">
            <text:p>518.52</text:p>
          </table:table-cell>
          <table:table-cell office:value-type="float" office:value="487.62">
            <text:p>487.62</text:p>
          </table:table-cell>
          <table:table-cell office:value-type="float" office:value="477.14">
            <text:p>477.14</text:p>
          </table:table-cell>
          <table:table-cell office:value-type="float" office:value="455.86">
            <text:p>455.86</text:p>
          </table:table-cell>
          <table:table-cell office:value-type="float" office:value="478.15">
            <text:p>478.15</text:p>
          </table:table-cell>
          <table:table-cell office:value-type="float" office:value="464.14">
            <text:p>464.14</text:p>
          </table:table-cell>
          <table:table-cell office:value-type="float" office:value="480.76">
            <text:p>480.76</text:p>
          </table:table-cell>
          <table:table-cell office:value-type="float" office:value="464.98">
            <text:p>464.98</text:p>
          </table:table-cell>
          <table:table-cell office:value-type="float" office:value="433.98">
            <text:p>433.98</text:p>
          </table:table-cell>
          <table:table-cell office:value-type="float" office:value="433.48">
            <text:p>433.48</text:p>
          </table:table-cell>
          <table:table-cell office:value-type="float" office:value="462.46">
            <text:p>462.46</text:p>
          </table:table-cell>
          <table:table-cell office:value-type="float" office:value="491.93">
            <text:p>491.93</text:p>
          </table:table-cell>
          <table:table-cell office:value-type="float" office:value="492.93">
            <text:p>492.93</text:p>
          </table:table-cell>
          <table:table-cell office:value-type="float" office:value="447.07">
            <text:p>447.07</text:p>
          </table:table-cell>
          <table:table-cell office:value-type="float" office:value="470.11">
            <text:p>470.11</text:p>
          </table:table-cell>
          <table:table-cell office:value-type="float" office:value="460.7">
            <text:p>460.7</text:p>
          </table:table-cell>
          <table:table-cell office:value-type="float" office:value="456.4">
            <text:p>456.4</text:p>
          </table:table-cell>
          <table:table-cell office:value-type="float" office:value="436.77">
            <text:p>436.77</text:p>
          </table:table-cell>
          <table:table-cell office:value-type="float" office:value="441.19">
            <text:p>441.19</text:p>
          </table:table-cell>
          <table:table-cell office:value-type="float" office:value="445.38">
            <text:p>445.38</text:p>
          </table:table-cell>
          <table:table-cell office:value-type="float" office:value="400.22">
            <text:p>400.22</text:p>
          </table:table-cell>
          <table:table-cell/>
          <table:table-cell office:value-type="float" office:value="362.19">
            <text:p>362.19</text:p>
          </table:table-cell>
          <table:table-cell table:number-columns-repeated="974"/>
        </table:table-row>
        <table:table-row table:style-name="ro1">
          <table:table-cell office:value-type="string">
            <text:p>Slovenia</text:p>
          </table:table-cell>
          <table:table-cell office:value-type="float" office:value="481.32">
            <text:p>481.32</text:p>
          </table:table-cell>
          <table:table-cell office:value-type="float" office:value="506.5">
            <text:p>506.5</text:p>
          </table:table-cell>
          <table:table-cell office:value-type="float" office:value="532.54">
            <text:p>532.54</text:p>
          </table:table-cell>
          <table:table-cell office:value-type="float" office:value="496.76">
            <text:p>496.76</text:p>
          </table:table-cell>
          <table:table-cell office:value-type="float" office:value="502.1">
            <text:p>502.1</text:p>
          </table:table-cell>
          <table:table-cell office:value-type="float" office:value="468.56">
            <text:p>468.56</text:p>
          </table:table-cell>
          <table:table-cell office:value-type="float" office:value="463.3">
            <text:p>463.3</text:p>
          </table:table-cell>
          <table:table-cell office:value-type="float" office:value="460.38">
            <text:p>460.38</text:p>
          </table:table-cell>
          <table:table-cell office:value-type="float" office:value="453.96">
            <text:p>453.96</text:p>
          </table:table-cell>
          <table:table-cell office:value-type="float" office:value="446.65">
            <text:p>446.65</text:p>
          </table:table-cell>
          <table:table-cell office:value-type="float" office:value="504.73">
            <text:p>504.73</text:p>
          </table:table-cell>
          <table:table-cell office:value-type="float" office:value="528.7">
            <text:p>528.7</text:p>
          </table:table-cell>
          <table:table-cell office:value-type="float" office:value="505.7">
            <text:p>505.7</text:p>
          </table:table-cell>
          <table:table-cell office:value-type="float" office:value="498.68">
            <text:p>498.68</text:p>
          </table:table-cell>
          <table:table-cell office:value-type="float" office:value="540.47">
            <text:p>540.47</text:p>
          </table:table-cell>
          <table:table-cell office:value-type="float" office:value="545.98">
            <text:p>545.98</text:p>
          </table:table-cell>
          <table:table-cell office:value-type="float" office:value="524.87">
            <text:p>524.87</text:p>
          </table:table-cell>
          <table:table-cell office:value-type="float" office:value="566.03">
            <text:p>566.03</text:p>
          </table:table-cell>
          <table:table-cell office:value-type="float" office:value="544.68">
            <text:p>544.68</text:p>
          </table:table-cell>
          <table:table-cell office:value-type="float" office:value="536.94">
            <text:p>536.94</text:p>
          </table:table-cell>
          <table:table-cell office:value-type="float" office:value="489.4">
            <text:p>489.4</text:p>
          </table:table-cell>
          <table:table-cell office:value-type="float" office:value="486.61">
            <text:p>486.61</text:p>
          </table:table-cell>
          <table:table-cell office:value-type="float" office:value="510.92">
            <text:p>510.92</text:p>
          </table:table-cell>
          <table:table-cell office:value-type="float" office:value="487.42">
            <text:p>487.42</text:p>
          </table:table-cell>
          <table:table-cell office:value-type="float" office:value="532.41">
            <text:p>532.41</text:p>
          </table:table-cell>
          <table:table-cell office:value-type="float" office:value="492.82">
            <text:p>492.82</text:p>
          </table:table-cell>
          <table:table-cell office:value-type="float" office:value="515.66">
            <text:p>515.66</text:p>
          </table:table-cell>
          <table:table-cell office:value-type="float" office:value="502.97">
            <text:p>502.97</text:p>
          </table:table-cell>
          <table:table-cell office:value-type="float" office:value="490.87">
            <text:p>490.87</text:p>
          </table:table-cell>
          <table:table-cell office:value-type="float" office:value="462.25">
            <text:p>462.25</text:p>
          </table:table-cell>
          <table:table-cell office:value-type="float" office:value="477.18">
            <text:p>477.18</text:p>
          </table:table-cell>
          <table:table-cell office:value-type="float" office:value="456.02">
            <text:p>456.02</text:p>
          </table:table-cell>
          <table:table-cell office:value-type="float" office:value="452.18">
            <text:p>452.18</text:p>
          </table:table-cell>
          <table:table-cell office:value-type="float" office:value="467.41">
            <text:p>467.41</text:p>
          </table:table-cell>
          <table:table-cell office:value-type="float" office:value="441.75">
            <text:p>441.75</text:p>
          </table:table-cell>
          <table:table-cell office:value-type="float" office:value="448.7">
            <text:p>448.7</text:p>
          </table:table-cell>
          <table:table-cell office:value-type="float" office:value="464.75">
            <text:p>464.75</text:p>
          </table:table-cell>
          <table:table-cell office:value-type="float" office:value="446.66">
            <text:p>446.66</text:p>
          </table:table-cell>
          <table:table-cell office:value-type="float" office:value="484.93">
            <text:p>484.93</text:p>
          </table:table-cell>
          <table:table-cell office:value-type="float" office:value="456.9">
            <text:p>456.9</text:p>
          </table:table-cell>
          <table:table-cell office:value-type="float" office:value="464.65">
            <text:p>464.65</text:p>
          </table:table-cell>
          <table:table-cell office:value-type="float" office:value="464.78">
            <text:p>464.78</text:p>
          </table:table-cell>
          <table:table-cell office:value-type="float" office:value="451.41">
            <text:p>451.41</text:p>
          </table:table-cell>
          <table:table-cell office:value-type="float" office:value="441.95">
            <text:p>441.95</text:p>
          </table:table-cell>
          <table:table-cell/>
          <table:table-cell office:value-type="float" office:value="462.75">
            <text:p>462.75</text:p>
          </table:table-cell>
          <table:table-cell office:value-type="float" office:value="449.86">
            <text:p>449.86</text:p>
          </table:table-cell>
          <table:table-cell table:number-columns-repeated="976"/>
        </table:table-row>
        <table:table-row table:style-name="ro1">
          <table:table-cell office:value-type="string">
            <text:p>Spain</text:p>
          </table:table-cell>
          <table:table-cell office:value-type="float" office:value="487.94">
            <text:p>487.94</text:p>
          </table:table-cell>
          <table:table-cell office:value-type="float" office:value="513.51">
            <text:p>513.51</text:p>
          </table:table-cell>
          <table:table-cell office:value-type="float" office:value="529.45">
            <text:p>529.45</text:p>
          </table:table-cell>
          <table:table-cell office:value-type="float" office:value="513.07">
            <text:p>513.07</text:p>
          </table:table-cell>
          <table:table-cell office:value-type="float" office:value="515.17">
            <text:p>515.17</text:p>
          </table:table-cell>
          <table:table-cell office:value-type="float" office:value="480.29">
            <text:p>480.29</text:p>
          </table:table-cell>
          <table:table-cell office:value-type="float" office:value="465.5">
            <text:p>465.5</text:p>
          </table:table-cell>
          <table:table-cell office:value-type="float" office:value="469.89">
            <text:p>469.89</text:p>
          </table:table-cell>
          <table:table-cell office:value-type="float" office:value="480.69">
            <text:p>480.69</text:p>
          </table:table-cell>
          <table:table-cell office:value-type="float" office:value="461.65">
            <text:p>461.65</text:p>
          </table:table-cell>
          <table:table-cell office:value-type="float" office:value="500.81">
            <text:p>500.81</text:p>
          </table:table-cell>
          <table:table-cell office:value-type="float" office:value="516.31">
            <text:p>516.31</text:p>
          </table:table-cell>
          <table:table-cell office:value-type="float" office:value="525.51">
            <text:p>525.51</text:p>
          </table:table-cell>
          <table:table-cell office:value-type="float" office:value="510.91">
            <text:p>510.91</text:p>
          </table:table-cell>
          <table:table-cell office:value-type="float" office:value="523.32">
            <text:p>523.32</text:p>
          </table:table-cell>
          <table:table-cell office:value-type="float" office:value="530.29">
            <text:p>530.29</text:p>
          </table:table-cell>
          <table:table-cell office:value-type="float" office:value="533.66">
            <text:p>533.66</text:p>
          </table:table-cell>
          <table:table-cell office:value-type="float" office:value="526.7">
            <text:p>526.7</text:p>
          </table:table-cell>
          <table:table-cell office:value-type="float" office:value="547.44">
            <text:p>547.44</text:p>
          </table:table-cell>
          <table:table-cell office:value-type="float" office:value="533.88">
            <text:p>533.88</text:p>
          </table:table-cell>
          <table:table-cell office:value-type="float" office:value="506.38">
            <text:p>506.38</text:p>
          </table:table-cell>
          <table:table-cell office:value-type="float" office:value="510.98">
            <text:p>510.98</text:p>
          </table:table-cell>
          <table:table-cell office:value-type="float" office:value="517.08">
            <text:p>517.08</text:p>
          </table:table-cell>
          <table:table-cell office:value-type="float" office:value="514.46">
            <text:p>514.46</text:p>
          </table:table-cell>
          <table:table-cell office:value-type="float" office:value="527.14">
            <text:p>527.14</text:p>
          </table:table-cell>
          <table:table-cell office:value-type="float" office:value="517.74">
            <text:p>517.74</text:p>
          </table:table-cell>
          <table:table-cell office:value-type="float" office:value="508.86">
            <text:p>508.86</text:p>
          </table:table-cell>
          <table:table-cell office:value-type="float" office:value="515.55">
            <text:p>515.55</text:p>
          </table:table-cell>
          <table:table-cell office:value-type="float" office:value="515.57">
            <text:p>515.57</text:p>
          </table:table-cell>
          <table:table-cell office:value-type="float" office:value="467.5">
            <text:p>467.5</text:p>
          </table:table-cell>
          <table:table-cell office:value-type="float" office:value="493.82">
            <text:p>493.82</text:p>
          </table:table-cell>
          <table:table-cell office:value-type="float" office:value="478.1">
            <text:p>478.1</text:p>
          </table:table-cell>
          <table:table-cell office:value-type="float" office:value="490.95">
            <text:p>490.95</text:p>
          </table:table-cell>
          <table:table-cell office:value-type="float" office:value="464.38">
            <text:p>464.38</text:p>
          </table:table-cell>
          <table:table-cell office:value-type="float" office:value="470.91">
            <text:p>470.91</text:p>
          </table:table-cell>
          <table:table-cell office:value-type="float" office:value="457.84">
            <text:p>457.84</text:p>
          </table:table-cell>
          <table:table-cell office:value-type="float" office:value="485.34">
            <text:p>485.34</text:p>
          </table:table-cell>
          <table:table-cell office:value-type="float" office:value="471.35">
            <text:p>471.35</text:p>
          </table:table-cell>
          <table:table-cell office:value-type="float" office:value="484.6">
            <text:p>484.6</text:p>
          </table:table-cell>
          <table:table-cell office:value-type="float" office:value="472.62">
            <text:p>472.62</text:p>
          </table:table-cell>
          <table:table-cell office:value-type="float" office:value="485.99">
            <text:p>485.99</text:p>
          </table:table-cell>
          <table:table-cell office:value-type="float" office:value="476.71">
            <text:p>476.71</text:p>
          </table:table-cell>
          <table:table-cell office:value-type="float" office:value="478.22">
            <text:p>478.22</text:p>
          </table:table-cell>
          <table:table-cell office:value-type="float" office:value="463.18">
            <text:p>463.18</text:p>
          </table:table-cell>
          <table:table-cell office:value-type="float" office:value="451.04">
            <text:p>451.04</text:p>
          </table:table-cell>
          <table:table-cell office:value-type="float" office:value="477.68">
            <text:p>477.68</text:p>
          </table:table-cell>
          <table:table-cell office:value-type="float" office:value="464.64">
            <text:p>464.64</text:p>
          </table:table-cell>
          <table:table-cell office:value-type="float" office:value="452.22">
            <text:p>452.22</text:p>
          </table:table-cell>
          <table:table-cell office:value-type="float" office:value="465.01">
            <text:p>465.01</text:p>
          </table:table-cell>
          <table:table-cell table:number-columns-repeated="974"/>
        </table:table-row>
        <table:table-row table:style-name="ro1">
          <table:table-cell office:value-type="string">
            <text:p>Sweden</text:p>
          </table:table-cell>
          <table:table-cell office:value-type="float" office:value="483.34">
            <text:p>483.34</text:p>
          </table:table-cell>
          <table:table-cell office:value-type="float" office:value="512.54">
            <text:p>512.54</text:p>
          </table:table-cell>
          <table:table-cell office:value-type="float" office:value="513.65">
            <text:p>513.65</text:p>
          </table:table-cell>
          <table:table-cell office:value-type="float" office:value="510.78">
            <text:p>510.78</text:p>
          </table:table-cell>
          <table:table-cell office:value-type="float" office:value="499.24">
            <text:p>499.24</text:p>
          </table:table-cell>
          <table:table-cell office:value-type="float" office:value="474.09">
            <text:p>474.09</text:p>
          </table:table-cell>
          <table:table-cell office:value-type="float" office:value="483.4">
            <text:p>483.4</text:p>
          </table:table-cell>
          <table:table-cell office:value-type="float" office:value="473.11">
            <text:p>473.11</text:p>
          </table:table-cell>
          <table:table-cell office:value-type="float" office:value="458.04">
            <text:p>458.04</text:p>
          </table:table-cell>
          <table:table-cell office:value-type="float" office:value="437.07">
            <text:p>437.07</text:p>
          </table:table-cell>
          <table:table-cell office:value-type="float" office:value="516.39">
            <text:p>516.39</text:p>
          </table:table-cell>
          <table:table-cell office:value-type="float" office:value="522.56">
            <text:p>522.56</text:p>
          </table:table-cell>
          <table:table-cell office:value-type="float" office:value="520.67">
            <text:p>520.67</text:p>
          </table:table-cell>
          <table:table-cell office:value-type="float" office:value="471.78">
            <text:p>471.78</text:p>
          </table:table-cell>
          <table:table-cell office:value-type="float" office:value="539.7">
            <text:p>539.7</text:p>
          </table:table-cell>
          <table:table-cell office:value-type="float" office:value="508.34">
            <text:p>508.34</text:p>
          </table:table-cell>
          <table:table-cell office:value-type="float" office:value="505.97">
            <text:p>505.97</text:p>
          </table:table-cell>
          <table:table-cell office:value-type="float" office:value="533.31">
            <text:p>533.31</text:p>
          </table:table-cell>
          <table:table-cell office:value-type="float" office:value="524.41">
            <text:p>524.41</text:p>
          </table:table-cell>
          <table:table-cell office:value-type="float" office:value="524.39">
            <text:p>524.39</text:p>
          </table:table-cell>
          <table:table-cell office:value-type="float" office:value="517.54">
            <text:p>517.54</text:p>
          </table:table-cell>
          <table:table-cell office:value-type="float" office:value="505.14">
            <text:p>505.14</text:p>
          </table:table-cell>
          <table:table-cell office:value-type="float" office:value="507.79">
            <text:p>507.79</text:p>
          </table:table-cell>
          <table:table-cell office:value-type="float" office:value="506.16">
            <text:p>506.16</text:p>
          </table:table-cell>
          <table:table-cell office:value-type="float" office:value="536.95">
            <text:p>536.95</text:p>
          </table:table-cell>
          <table:table-cell office:value-type="float" office:value="485.52">
            <text:p>485.52</text:p>
          </table:table-cell>
          <table:table-cell office:value-type="float" office:value="507.33">
            <text:p>507.33</text:p>
          </table:table-cell>
          <table:table-cell office:value-type="float" office:value="512.91">
            <text:p>512.91</text:p>
          </table:table-cell>
          <table:table-cell office:value-type="float" office:value="486.89">
            <text:p>486.89</text:p>
          </table:table-cell>
          <table:table-cell office:value-type="float" office:value="470.19">
            <text:p>470.19</text:p>
          </table:table-cell>
          <table:table-cell office:value-type="float" office:value="480.38">
            <text:p>480.38</text:p>
          </table:table-cell>
          <table:table-cell office:value-type="float" office:value="468.12">
            <text:p>468.12</text:p>
          </table:table-cell>
          <table:table-cell office:value-type="float" office:value="499.29">
            <text:p>499.29</text:p>
          </table:table-cell>
          <table:table-cell office:value-type="float" office:value="480.91">
            <text:p>480.91</text:p>
          </table:table-cell>
          <table:table-cell/>
          <table:table-cell office:value-type="float" office:value="469.33">
            <text:p>469.33</text:p>
          </table:table-cell>
          <table:table-cell office:value-type="float" office:value="466.13">
            <text:p>466.13</text:p>
          </table:table-cell>
          <table:table-cell office:value-type="float" office:value="500.32">
            <text:p>500.32</text:p>
          </table:table-cell>
          <table:table-cell office:value-type="float" office:value="489.78">
            <text:p>489.78</text:p>
          </table:table-cell>
          <table:table-cell office:value-type="float" office:value="475.37">
            <text:p>475.37</text:p>
          </table:table-cell>
          <table:table-cell office:value-type="float" office:value="451.27">
            <text:p>451.27</text:p>
          </table:table-cell>
          <table:table-cell office:value-type="float" office:value="482.54">
            <text:p>482.54</text:p>
          </table:table-cell>
          <table:table-cell office:value-type="float" office:value="454.96">
            <text:p>454.96</text:p>
          </table:table-cell>
          <table:table-cell office:value-type="float" office:value="448.05">
            <text:p>448.05</text:p>
          </table:table-cell>
          <table:table-cell/>
          <table:table-cell office:value-type="float" office:value="471.35">
            <text:p>471.35</text:p>
          </table:table-cell>
          <table:table-cell office:value-type="float" office:value="419.07">
            <text:p>419.07</text:p>
          </table:table-cell>
          <table:table-cell table:number-columns-repeated="976"/>
        </table:table-row>
        <table:table-row table:style-name="ro1">
          <table:table-cell office:value-type="string">
            <text:p>Switzerland</text:p>
          </table:table-cell>
          <table:table-cell office:value-type="float" office:value="509.04">
            <text:p>509.04</text:p>
          </table:table-cell>
          <table:table-cell office:value-type="float" office:value="525.3">
            <text:p>525.3</text:p>
          </table:table-cell>
          <table:table-cell office:value-type="float" office:value="545.2">
            <text:p>545.2</text:p>
          </table:table-cell>
          <table:table-cell office:value-type="float" office:value="528.59">
            <text:p>528.59</text:p>
          </table:table-cell>
          <table:table-cell office:value-type="float" office:value="519.96">
            <text:p>519.96</text:p>
          </table:table-cell>
          <table:table-cell office:value-type="float" office:value="493.28">
            <text:p>493.28</text:p>
          </table:table-cell>
          <table:table-cell office:value-type="float" office:value="497.8">
            <text:p>497.8</text:p>
          </table:table-cell>
          <table:table-cell office:value-type="float" office:value="487.84">
            <text:p>487.84</text:p>
          </table:table-cell>
          <table:table-cell office:value-type="float" office:value="476.66">
            <text:p>476.66</text:p>
          </table:table-cell>
          <table:table-cell office:value-type="float" office:value="459.97">
            <text:p>459.97</text:p>
          </table:table-cell>
          <table:table-cell office:value-type="float" office:value="524.77">
            <text:p>524.77</text:p>
          </table:table-cell>
          <table:table-cell office:value-type="float" office:value="536.96">
            <text:p>536.96</text:p>
          </table:table-cell>
          <table:table-cell office:value-type="float" office:value="524.8">
            <text:p>524.8</text:p>
          </table:table-cell>
          <table:table-cell office:value-type="float" office:value="503.4">
            <text:p>503.4</text:p>
          </table:table-cell>
          <table:table-cell office:value-type="float" office:value="548.42">
            <text:p>548.42</text:p>
          </table:table-cell>
          <table:table-cell office:value-type="float" office:value="556.36">
            <text:p>556.36</text:p>
          </table:table-cell>
          <table:table-cell office:value-type="float" office:value="551.08">
            <text:p>551.08</text:p>
          </table:table-cell>
          <table:table-cell office:value-type="float" office:value="529.24">
            <text:p>529.24</text:p>
          </table:table-cell>
          <table:table-cell office:value-type="float" office:value="548.52">
            <text:p>548.52</text:p>
          </table:table-cell>
          <table:table-cell office:value-type="float" office:value="556.72">
            <text:p>556.72</text:p>
          </table:table-cell>
          <table:table-cell office:value-type="float" office:value="523.19">
            <text:p>523.19</text:p>
          </table:table-cell>
          <table:table-cell office:value-type="float" office:value="530.17">
            <text:p>530.17</text:p>
          </table:table-cell>
          <table:table-cell office:value-type="float" office:value="534.17">
            <text:p>534.17</text:p>
          </table:table-cell>
          <table:table-cell office:value-type="float" office:value="516.23">
            <text:p>516.23</text:p>
          </table:table-cell>
          <table:table-cell office:value-type="float" office:value="526.87">
            <text:p>526.87</text:p>
          </table:table-cell>
          <table:table-cell office:value-type="float" office:value="525.15">
            <text:p>525.15</text:p>
          </table:table-cell>
          <table:table-cell office:value-type="float" office:value="510.38">
            <text:p>510.38</text:p>
          </table:table-cell>
          <table:table-cell office:value-type="float" office:value="509.45">
            <text:p>509.45</text:p>
          </table:table-cell>
          <table:table-cell office:value-type="float" office:value="504.01">
            <text:p>504.01</text:p>
          </table:table-cell>
          <table:table-cell office:value-type="float" office:value="487.52">
            <text:p>487.52</text:p>
          </table:table-cell>
          <table:table-cell office:value-type="float" office:value="496.35">
            <text:p>496.35</text:p>
          </table:table-cell>
          <table:table-cell office:value-type="float" office:value="501.05">
            <text:p>501.05</text:p>
          </table:table-cell>
          <table:table-cell office:value-type="float" office:value="489.88">
            <text:p>489.88</text:p>
          </table:table-cell>
          <table:table-cell office:value-type="float" office:value="497.64">
            <text:p>497.64</text:p>
          </table:table-cell>
          <table:table-cell/>
          <table:table-cell office:value-type="float" office:value="474.95">
            <text:p>474.95</text:p>
          </table:table-cell>
          <table:table-cell office:value-type="float" office:value="492.31">
            <text:p>492.31</text:p>
          </table:table-cell>
          <table:table-cell office:value-type="float" office:value="496.73">
            <text:p>496.73</text:p>
          </table:table-cell>
          <table:table-cell office:value-type="float" office:value="508.75">
            <text:p>508.75</text:p>
          </table:table-cell>
          <table:table-cell office:value-type="float" office:value="488.9">
            <text:p>488.9</text:p>
          </table:table-cell>
          <table:table-cell office:value-type="float" office:value="467.25">
            <text:p>467.25</text:p>
          </table:table-cell>
          <table:table-cell office:value-type="float" office:value="478.39">
            <text:p>478.39</text:p>
          </table:table-cell>
          <table:table-cell office:value-type="float" office:value="481.51">
            <text:p>481.51</text:p>
          </table:table-cell>
          <table:table-cell office:value-type="float" office:value="452.18">
            <text:p>452.18</text:p>
          </table:table-cell>
          <table:table-cell/>
          <table:table-cell office:value-type="float" office:value="450.91">
            <text:p>450.91</text:p>
          </table:table-cell>
          <table:table-cell table:number-columns-repeated="2"/>
          <table:table-cell office:value-type="float" office:value="496.12">
            <text:p>496.12</text:p>
          </table:table-cell>
          <table:table-cell table:number-columns-repeated="974"/>
        </table:table-row>
        <table:table-row table:style-name="ro1">
          <table:table-cell office:value-type="string">
            <text:p>Thailand</text:p>
          </table:table-cell>
          <table:table-cell office:value-type="float" office:value="441.22">
            <text:p>441.22</text:p>
          </table:table-cell>
          <table:table-cell office:value-type="float" office:value="474.66">
            <text:p>474.66</text:p>
          </table:table-cell>
          <table:table-cell office:value-type="float" office:value="495.75">
            <text:p>495.75</text:p>
          </table:table-cell>
          <table:table-cell office:value-type="float" office:value="481.8">
            <text:p>481.8</text:p>
          </table:table-cell>
          <table:table-cell office:value-type="float" office:value="474.81">
            <text:p>474.81</text:p>
          </table:table-cell>
          <table:table-cell office:value-type="float" office:value="457.68">
            <text:p>457.68</text:p>
          </table:table-cell>
          <table:table-cell office:value-type="float" office:value="432.26">
            <text:p>432.26</text:p>
          </table:table-cell>
          <table:table-cell office:value-type="float" office:value="447.18">
            <text:p>447.18</text:p>
          </table:table-cell>
          <table:table-cell office:value-type="float" office:value="453.47">
            <text:p>453.47</text:p>
          </table:table-cell>
          <table:table-cell office:value-type="float" office:value="425.41">
            <text:p>425.41</text:p>
          </table:table-cell>
          <table:table-cell office:value-type="float" office:value="471.14">
            <text:p>471.14</text:p>
          </table:table-cell>
          <table:table-cell office:value-type="float" office:value="470.53">
            <text:p>470.53</text:p>
          </table:table-cell>
          <table:table-cell office:value-type="float" office:value="477.98">
            <text:p>477.98</text:p>
          </table:table-cell>
          <table:table-cell office:value-type="float" office:value="488.22">
            <text:p>488.22</text:p>
          </table:table-cell>
          <table:table-cell office:value-type="float" office:value="500.13">
            <text:p>500.13</text:p>
          </table:table-cell>
          <table:table-cell office:value-type="float" office:value="519.2">
            <text:p>519.2</text:p>
          </table:table-cell>
          <table:table-cell office:value-type="float" office:value="484.92">
            <text:p>484.92</text:p>
          </table:table-cell>
          <table:table-cell office:value-type="float" office:value="499.07">
            <text:p>499.07</text:p>
          </table:table-cell>
          <table:table-cell/>
          <table:table-cell office:value-type="float" office:value="493.96">
            <text:p>493.96</text:p>
          </table:table-cell>
          <table:table-cell office:value-type="float" office:value="468.06">
            <text:p>468.06</text:p>
          </table:table-cell>
          <table:table-cell office:value-type="float" office:value="474.99">
            <text:p>474.99</text:p>
          </table:table-cell>
          <table:table-cell office:value-type="float" office:value="491.33">
            <text:p>491.33</text:p>
          </table:table-cell>
          <table:table-cell table:number-columns-repeated="2"/>
          <table:table-cell office:value-type="float" office:value="465.53">
            <text:p>465.53</text:p>
          </table:table-cell>
          <table:table-cell office:value-type="float" office:value="486.34">
            <text:p>486.34</text:p>
          </table:table-cell>
          <table:table-cell office:value-type="float" office:value="472.18">
            <text:p>472.18</text:p>
          </table:table-cell>
          <table:table-cell/>
          <table:table-cell office:value-type="float" office:value="445.97">
            <text:p>445.97</text:p>
          </table:table-cell>
          <table:table-cell office:value-type="float" office:value="461.5">
            <text:p>461.5</text:p>
          </table:table-cell>
          <table:table-cell office:value-type="float" office:value="452.83">
            <text:p>452.83</text:p>
          </table:table-cell>
          <table:table-cell office:value-type="float" office:value="467.42">
            <text:p>467.42</text:p>
          </table:table-cell>
          <table:table-cell office:value-type="float" office:value="431.94">
            <text:p>431.94</text:p>
          </table:table-cell>
          <table:table-cell office:value-type="float" office:value="444.13">
            <text:p>444.13</text:p>
          </table:table-cell>
          <table:table-cell office:value-type="float" office:value="441.29">
            <text:p>441.29</text:p>
          </table:table-cell>
          <table:table-cell office:value-type="float" office:value="444.12">
            <text:p>444.12</text:p>
          </table:table-cell>
          <table:table-cell office:value-type="float" office:value="467">
            <text:p>467</text:p>
          </table:table-cell>
          <table:table-cell office:value-type="float" office:value="449.84">
            <text:p>449.84</text:p>
          </table:table-cell>
          <table:table-cell office:value-type="float" office:value="445.22">
            <text:p>445.22</text:p>
          </table:table-cell>
          <table:table-cell office:value-type="float" office:value="457.98">
            <text:p>457.98</text:p>
          </table:table-cell>
          <table:table-cell/>
          <table:table-cell office:value-type="float" office:value="451.64">
            <text:p>451.64</text:p>
          </table:table-cell>
          <table:table-cell office:value-type="float" office:value="438.53">
            <text:p>438.53</text:p>
          </table:table-cell>
          <table:table-cell office:value-type="float" office:value="422.26">
            <text:p>422.26</text:p>
          </table:table-cell>
          <table:table-cell office:value-type="float" office:value="438.75">
            <text:p>438.75</text:p>
          </table:table-cell>
          <table:table-cell office:value-type="float" office:value="402.97">
            <text:p>402.97</text:p>
          </table:table-cell>
          <table:table-cell/>
          <table:table-cell office:value-type="float" office:value="420.72">
            <text:p>420.72</text:p>
          </table:table-cell>
          <table:table-cell table:number-columns-repeated="974"/>
        </table:table-row>
        <table:table-row table:style-name="ro1">
          <table:table-cell office:value-type="string">
            <text:p>Tunisia</text:p>
          </table:table-cell>
          <table:table-cell office:value-type="float" office:value="404.08">
            <text:p>404.08</text:p>
          </table:table-cell>
          <table:table-cell office:value-type="float" office:value="443.19">
            <text:p>443.19</text:p>
          </table:table-cell>
          <table:table-cell office:value-type="float" office:value="458.92">
            <text:p>458.92</text:p>
          </table:table-cell>
          <table:table-cell office:value-type="float" office:value="437.49">
            <text:p>437.49</text:p>
          </table:table-cell>
          <table:table-cell office:value-type="float" office:value="430.11">
            <text:p>430.11</text:p>
          </table:table-cell>
          <table:table-cell office:value-type="float" office:value="407.55">
            <text:p>407.55</text:p>
          </table:table-cell>
          <table:table-cell office:value-type="float" office:value="412.96">
            <text:p>412.96</text:p>
          </table:table-cell>
          <table:table-cell office:value-type="float" office:value="406.62">
            <text:p>406.62</text:p>
          </table:table-cell>
          <table:table-cell office:value-type="float" office:value="402.91">
            <text:p>402.91</text:p>
          </table:table-cell>
          <table:table-cell office:value-type="float" office:value="391.52">
            <text:p>391.52</text:p>
          </table:table-cell>
          <table:table-cell office:value-type="float" office:value="441.2">
            <text:p>441.2</text:p>
          </table:table-cell>
          <table:table-cell office:value-type="float" office:value="470.2">
            <text:p>470.2</text:p>
          </table:table-cell>
          <table:table-cell office:value-type="float" office:value="462.87">
            <text:p>462.87</text:p>
          </table:table-cell>
          <table:table-cell office:value-type="float" office:value="430.34">
            <text:p>430.34</text:p>
          </table:table-cell>
          <table:table-cell office:value-type="float" office:value="456.36">
            <text:p>456.36</text:p>
          </table:table-cell>
          <table:table-cell office:value-type="float" office:value="466.54">
            <text:p>466.54</text:p>
          </table:table-cell>
          <table:table-cell office:value-type="float" office:value="458.62">
            <text:p>458.62</text:p>
          </table:table-cell>
          <table:table-cell office:value-type="float" office:value="467.89">
            <text:p>467.89</text:p>
          </table:table-cell>
          <table:table-cell table:number-columns-repeated="2"/>
          <table:table-cell office:value-type="float" office:value="430.47">
            <text:p>430.47</text:p>
          </table:table-cell>
          <table:table-cell office:value-type="float" office:value="442.41">
            <text:p>442.41</text:p>
          </table:table-cell>
          <table:table-cell office:value-type="float" office:value="444.71">
            <text:p>444.71</text:p>
          </table:table-cell>
          <table:table-cell table:number-columns-repeated="2"/>
          <table:table-cell office:value-type="float" office:value="433.77">
            <text:p>433.77</text:p>
          </table:table-cell>
          <table:table-cell/>
          <table:table-cell office:value-type="float" office:value="452.07">
            <text:p>452.07</text:p>
          </table:table-cell>
          <table:table-cell office:value-type="float" office:value="404.18">
            <text:p>404.18</text:p>
          </table:table-cell>
          <table:table-cell office:value-type="float" office:value="403.08">
            <text:p>403.08</text:p>
          </table:table-cell>
          <table:table-cell office:value-type="float" office:value="413.54">
            <text:p>413.54</text:p>
          </table:table-cell>
          <table:table-cell/>
          <table:table-cell office:value-type="float" office:value="395.48">
            <text:p>395.48</text:p>
          </table:table-cell>
          <table:table-cell/>
          <table:table-cell office:value-type="float" office:value="419.97">
            <text:p>419.97</text:p>
          </table:table-cell>
          <table:table-cell office:value-type="float" office:value="398.68">
            <text:p>398.68</text:p>
          </table:table-cell>
          <table:table-cell office:value-type="float" office:value="403.38">
            <text:p>403.38</text:p>
          </table:table-cell>
          <table:table-cell office:value-type="float" office:value="399.37">
            <text:p>399.37</text:p>
          </table:table-cell>
          <table:table-cell/>
          <table:table-cell office:value-type="float" office:value="411.34">
            <text:p>411.34</text:p>
          </table:table-cell>
          <table:table-cell table:number-columns-repeated="2"/>
          <table:table-cell office:value-type="float" office:value="402.85">
            <text:p>402.85</text:p>
          </table:table-cell>
          <table:table-cell office:value-type="float" office:value="386.32">
            <text:p>386.32</text:p>
          </table:table-cell>
          <table:table-cell office:value-type="float" office:value="384.18">
            <text:p>384.18</text:p>
          </table:table-cell>
          <table:table-cell office:value-type="float" office:value="391.08">
            <text:p>391.08</text:p>
          </table:table-cell>
          <table:table-cell office:value-type="float" office:value="345.25">
            <text:p>345.25</text:p>
          </table:table-cell>
          <table:table-cell/>
          <table:table-cell office:value-type="float" office:value="374.93">
            <text:p>374.93</text:p>
          </table:table-cell>
          <table:table-cell table:number-columns-repeated="974"/>
        </table:table-row>
        <table:table-row table:style-name="ro1">
          <table:table-cell office:value-type="string">
            <text:p>Turkey</text:p>
          </table:table-cell>
          <table:table-cell office:value-type="float" office:value="475.49">
            <text:p>475.49</text:p>
          </table:table-cell>
          <table:table-cell office:value-type="float" office:value="503.52">
            <text:p>503.52</text:p>
          </table:table-cell>
          <table:table-cell office:value-type="float" office:value="541.67">
            <text:p>541.67</text:p>
          </table:table-cell>
          <table:table-cell office:value-type="float" office:value="504.23">
            <text:p>504.23</text:p>
          </table:table-cell>
          <table:table-cell office:value-type="float" office:value="505.44">
            <text:p>505.44</text:p>
          </table:table-cell>
          <table:table-cell office:value-type="float" office:value="474.74">
            <text:p>474.74</text:p>
          </table:table-cell>
          <table:table-cell office:value-type="float" office:value="456.62">
            <text:p>456.62</text:p>
          </table:table-cell>
          <table:table-cell office:value-type="float" office:value="470.06">
            <text:p>470.06</text:p>
          </table:table-cell>
          <table:table-cell office:value-type="float" office:value="463.72">
            <text:p>463.72</text:p>
          </table:table-cell>
          <table:table-cell office:value-type="float" office:value="469.79">
            <text:p>469.79</text:p>
          </table:table-cell>
          <table:table-cell office:value-type="float" office:value="525.15">
            <text:p>525.15</text:p>
          </table:table-cell>
          <table:table-cell office:value-type="float" office:value="517.95">
            <text:p>517.95</text:p>
          </table:table-cell>
          <table:table-cell office:value-type="float" office:value="509.46">
            <text:p>509.46</text:p>
          </table:table-cell>
          <table:table-cell office:value-type="float" office:value="474">
            <text:p>474</text:p>
          </table:table-cell>
          <table:table-cell office:value-type="float" office:value="536.28">
            <text:p>536.28</text:p>
          </table:table-cell>
          <table:table-cell office:value-type="float" office:value="534.98">
            <text:p>534.98</text:p>
          </table:table-cell>
          <table:table-cell office:value-type="float" office:value="566.77">
            <text:p>566.77</text:p>
          </table:table-cell>
          <table:table-cell table:number-columns-repeated="2"/>
          <table:table-cell office:value-type="float" office:value="526.64">
            <text:p>526.64</text:p>
          </table:table-cell>
          <table:table-cell office:value-type="float" office:value="508.65">
            <text:p>508.65</text:p>
          </table:table-cell>
          <table:table-cell/>
          <table:table-cell office:value-type="float" office:value="494.39">
            <text:p>494.39</text:p>
          </table:table-cell>
          <table:table-cell office:value-type="float" office:value="493.65">
            <text:p>493.65</text:p>
          </table:table-cell>
          <table:table-cell/>
          <table:table-cell office:value-type="float" office:value="501.72">
            <text:p>501.72</text:p>
          </table:table-cell>
          <table:table-cell/>
          <table:table-cell office:value-type="float" office:value="506.31">
            <text:p>506.31</text:p>
          </table:table-cell>
          <table:table-cell/>
          <table:table-cell office:value-type="float" office:value="471.54">
            <text:p>471.54</text:p>
          </table:table-cell>
          <table:table-cell office:value-type="float" office:value="477.88">
            <text:p>477.88</text:p>
          </table:table-cell>
          <table:table-cell office:value-type="float" office:value="485.17">
            <text:p>485.17</text:p>
          </table:table-cell>
          <table:table-cell office:value-type="float" office:value="475.49">
            <text:p>475.49</text:p>
          </table:table-cell>
          <table:table-cell office:value-type="float" office:value="456.84">
            <text:p>456.84</text:p>
          </table:table-cell>
          <table:table-cell/>
          <table:table-cell office:value-type="float" office:value="465.79">
            <text:p>465.79</text:p>
          </table:table-cell>
          <table:table-cell office:value-type="float" office:value="472.37">
            <text:p>472.37</text:p>
          </table:table-cell>
          <table:table-cell/>
          <table:table-cell office:value-type="float" office:value="476.97">
            <text:p>476.97</text:p>
          </table:table-cell>
          <table:table-cell office:value-type="float" office:value="469.88">
            <text:p>469.88</text:p>
          </table:table-cell>
          <table:table-cell office:value-type="float" office:value="469.37">
            <text:p>469.37</text:p>
          </table:table-cell>
          <table:table-cell/>
          <table:table-cell office:value-type="float" office:value="462.63">
            <text:p>462.63</text:p>
          </table:table-cell>
          <table:table-cell office:value-type="float" office:value="461.38">
            <text:p>461.38</text:p>
          </table:table-cell>
          <table:table-cell/>
          <table:table-cell office:value-type="float" office:value="461.89">
            <text:p>461.89</text:p>
          </table:table-cell>
          <table:table-cell office:value-type="float" office:value="468.86">
            <text:p>468.86</text:p>
          </table:table-cell>
          <table:table-cell table:number-columns-repeated="976"/>
        </table:table-row>
        <table:table-row table:style-name="ro1">
          <table:table-cell office:value-type="string">
            <text:p>United Arab Emirates</text:p>
          </table:table-cell>
          <table:table-cell office:value-type="float" office:value="441.7">
            <text:p>441.7</text:p>
          </table:table-cell>
          <table:table-cell office:value-type="float" office:value="460.07">
            <text:p>460.07</text:p>
          </table:table-cell>
          <table:table-cell office:value-type="float" office:value="474.56">
            <text:p>474.56</text:p>
          </table:table-cell>
          <table:table-cell office:value-type="float" office:value="458.57">
            <text:p>458.57</text:p>
          </table:table-cell>
          <table:table-cell office:value-type="float" office:value="458.91">
            <text:p>458.91</text:p>
          </table:table-cell>
          <table:table-cell office:value-type="float" office:value="419.19">
            <text:p>419.19</text:p>
          </table:table-cell>
          <table:table-cell/>
          <table:table-cell office:value-type="float" office:value="455.2">
            <text:p>455.2</text:p>
          </table:table-cell>
          <table:table-cell office:value-type="float" office:value="404.51">
            <text:p>404.51</text:p>
          </table:table-cell>
          <table:table-cell office:value-type="float" office:value="422.52">
            <text:p>422.52</text:p>
          </table:table-cell>
          <table:table-cell office:value-type="float" office:value="449.57">
            <text:p>449.57</text:p>
          </table:table-cell>
          <table:table-cell office:value-type="float" office:value="476.92">
            <text:p>476.92</text:p>
          </table:table-cell>
          <table:table-cell office:value-type="float" office:value="460.61">
            <text:p>460.61</text:p>
          </table:table-cell>
          <table:table-cell office:value-type="float" office:value="465.97">
            <text:p>465.97</text:p>
          </table:table-cell>
          <table:table-cell office:value-type="float" office:value="473.76">
            <text:p>473.76</text:p>
          </table:table-cell>
          <table:table-cell office:value-type="float" office:value="480.13">
            <text:p>480.13</text:p>
          </table:table-cell>
          <table:table-cell office:value-type="float" office:value="479.17">
            <text:p>479.17</text:p>
          </table:table-cell>
          <table:table-cell office:value-type="float" office:value="479.43">
            <text:p>479.43</text:p>
          </table:table-cell>
          <table:table-cell office:value-type="float" office:value="517.87">
            <text:p>517.87</text:p>
          </table:table-cell>
          <table:table-cell office:value-type="float" office:value="453.56">
            <text:p>453.56</text:p>
          </table:table-cell>
          <table:table-cell office:value-type="float" office:value="478.73">
            <text:p>478.73</text:p>
          </table:table-cell>
          <table:table-cell office:value-type="float" office:value="478.81">
            <text:p>478.81</text:p>
          </table:table-cell>
          <table:table-cell office:value-type="float" office:value="452.26">
            <text:p>452.26</text:p>
          </table:table-cell>
          <table:table-cell office:value-type="float" office:value="439.28">
            <text:p>439.28</text:p>
          </table:table-cell>
          <table:table-cell/>
          <table:table-cell office:value-type="float" office:value="451.53">
            <text:p>451.53</text:p>
          </table:table-cell>
          <table:table-cell office:value-type="float" office:value="478.99">
            <text:p>478.99</text:p>
          </table:table-cell>
          <table:table-cell table:number-columns-repeated="2"/>
          <table:table-cell office:value-type="float" office:value="463.96">
            <text:p>463.96</text:p>
          </table:table-cell>
          <table:table-cell office:value-type="float" office:value="453.55">
            <text:p>453.55</text:p>
          </table:table-cell>
          <table:table-cell office:value-type="float" office:value="429.74">
            <text:p>429.74</text:p>
          </table:table-cell>
          <table:table-cell office:value-type="float" office:value="406.35">
            <text:p>406.35</text:p>
          </table:table-cell>
          <table:table-cell table:number-columns-repeated="3"/>
          <table:table-cell office:value-type="float" office:value="460.53">
            <text:p>460.53</text:p>
          </table:table-cell>
          <table:table-cell table:number-columns-repeated="5"/>
          <table:table-cell office:value-type="float" office:value="404.08">
            <text:p>404.08</text:p>
          </table:table-cell>
          <table:table-cell table:number-columns-repeated="3"/>
          <table:table-cell office:value-type="float" office:value="380.9">
            <text:p>380.9</text:p>
          </table:table-cell>
          <table:table-cell/>
          <table:table-cell office:value-type="float" office:value="404.53">
            <text:p>404.53</text:p>
          </table:table-cell>
          <table:table-cell table:number-columns-repeated="974"/>
        </table:table-row>
        <table:table-row table:style-name="ro1">
          <table:table-cell office:value-type="string">
            <text:p>United Kingdom</text:p>
          </table:table-cell>
          <table:table-cell office:value-type="float" office:value="499.32">
            <text:p>499.32</text:p>
          </table:table-cell>
          <table:table-cell office:value-type="float" office:value="523.32">
            <text:p>523.32</text:p>
          </table:table-cell>
          <table:table-cell office:value-type="float" office:value="533.21">
            <text:p>533.21</text:p>
          </table:table-cell>
          <table:table-cell office:value-type="float" office:value="516.33">
            <text:p>516.33</text:p>
          </table:table-cell>
          <table:table-cell office:value-type="float" office:value="518.05">
            <text:p>518.05</text:p>
          </table:table-cell>
          <table:table-cell office:value-type="float" office:value="489.12">
            <text:p>489.12</text:p>
          </table:table-cell>
          <table:table-cell office:value-type="float" office:value="505.67">
            <text:p>505.67</text:p>
          </table:table-cell>
          <table:table-cell office:value-type="float" office:value="483.26">
            <text:p>483.26</text:p>
          </table:table-cell>
          <table:table-cell office:value-type="float" office:value="473.72">
            <text:p>473.72</text:p>
          </table:table-cell>
          <table:table-cell office:value-type="float" office:value="463.58">
            <text:p>463.58</text:p>
          </table:table-cell>
          <table:table-cell office:value-type="float" office:value="547.43">
            <text:p>547.43</text:p>
          </table:table-cell>
          <table:table-cell office:value-type="float" office:value="532.59">
            <text:p>532.59</text:p>
          </table:table-cell>
          <table:table-cell office:value-type="float" office:value="525.14">
            <text:p>525.14</text:p>
          </table:table-cell>
          <table:table-cell office:value-type="float" office:value="511.86">
            <text:p>511.86</text:p>
          </table:table-cell>
          <table:table-cell office:value-type="float" office:value="535.09">
            <text:p>535.09</text:p>
          </table:table-cell>
          <table:table-cell office:value-type="float" office:value="530.68">
            <text:p>530.68</text:p>
          </table:table-cell>
          <table:table-cell office:value-type="float" office:value="539.18">
            <text:p>539.18</text:p>
          </table:table-cell>
          <table:table-cell office:value-type="float" office:value="539.95">
            <text:p>539.95</text:p>
          </table:table-cell>
          <table:table-cell office:value-type="float" office:value="565.02">
            <text:p>565.02</text:p>
          </table:table-cell>
          <table:table-cell office:value-type="float" office:value="530.24">
            <text:p>530.24</text:p>
          </table:table-cell>
          <table:table-cell office:value-type="float" office:value="498.97">
            <text:p>498.97</text:p>
          </table:table-cell>
          <table:table-cell office:value-type="float" office:value="519.63">
            <text:p>519.63</text:p>
          </table:table-cell>
          <table:table-cell office:value-type="float" office:value="527.15">
            <text:p>527.15</text:p>
          </table:table-cell>
          <table:table-cell office:value-type="float" office:value="498.01">
            <text:p>498.01</text:p>
          </table:table-cell>
          <table:table-cell office:value-type="float" office:value="539.65">
            <text:p>539.65</text:p>
          </table:table-cell>
          <table:table-cell office:value-type="float" office:value="521.78">
            <text:p>521.78</text:p>
          </table:table-cell>
          <table:table-cell office:value-type="float" office:value="513.16">
            <text:p>513.16</text:p>
          </table:table-cell>
          <table:table-cell office:value-type="float" office:value="521.25">
            <text:p>521.25</text:p>
          </table:table-cell>
          <table:table-cell office:value-type="float" office:value="529.94">
            <text:p>529.94</text:p>
          </table:table-cell>
          <table:table-cell office:value-type="float" office:value="475.62">
            <text:p>475.62</text:p>
          </table:table-cell>
          <table:table-cell office:value-type="float" office:value="481.82">
            <text:p>481.82</text:p>
          </table:table-cell>
          <table:table-cell office:value-type="float" office:value="497.4">
            <text:p>497.4</text:p>
          </table:table-cell>
          <table:table-cell office:value-type="float" office:value="501.28">
            <text:p>501.28</text:p>
          </table:table-cell>
          <table:table-cell office:value-type="float" office:value="508.81">
            <text:p>508.81</text:p>
          </table:table-cell>
          <table:table-cell office:value-type="float" office:value="470.17">
            <text:p>470.17</text:p>
          </table:table-cell>
          <table:table-cell office:value-type="float" office:value="473.21">
            <text:p>473.21</text:p>
          </table:table-cell>
          <table:table-cell office:value-type="float" office:value="486.9">
            <text:p>486.9</text:p>
          </table:table-cell>
          <table:table-cell office:value-type="float" office:value="515.71">
            <text:p>515.71</text:p>
          </table:table-cell>
          <table:table-cell office:value-type="float" office:value="508.92">
            <text:p>508.92</text:p>
          </table:table-cell>
          <table:table-cell office:value-type="float" office:value="469.89">
            <text:p>469.89</text:p>
          </table:table-cell>
          <table:table-cell office:value-type="float" office:value="473.2">
            <text:p>473.2</text:p>
          </table:table-cell>
          <table:table-cell/>
          <table:table-cell office:value-type="float" office:value="472.81">
            <text:p>472.81</text:p>
          </table:table-cell>
          <table:table-cell office:value-type="float" office:value="458.43">
            <text:p>458.43</text:p>
          </table:table-cell>
          <table:table-cell/>
          <table:table-cell office:value-type="float" office:value="478.23">
            <text:p>478.23</text:p>
          </table:table-cell>
          <table:table-cell office:value-type="float" office:value="485.99">
            <text:p>485.99</text:p>
          </table:table-cell>
          <table:table-cell/>
          <table:table-cell office:value-type="float" office:value="493.87">
            <text:p>493.87</text:p>
          </table:table-cell>
          <table:table-cell table:number-columns-repeated="974"/>
        </table:table-row>
        <table:table-row table:style-name="ro1">
          <table:table-cell office:value-type="string">
            <text:p>United States</text:p>
          </table:table-cell>
          <table:table-cell office:value-type="float" office:value="497.58">
            <text:p>497.58</text:p>
          </table:table-cell>
          <table:table-cell office:value-type="float" office:value="522.33">
            <text:p>522.33</text:p>
          </table:table-cell>
          <table:table-cell office:value-type="float" office:value="529.93">
            <text:p>529.93</text:p>
          </table:table-cell>
          <table:table-cell office:value-type="float" office:value="517.08">
            <text:p>517.08</text:p>
          </table:table-cell>
          <table:table-cell office:value-type="float" office:value="507.5">
            <text:p>507.5</text:p>
          </table:table-cell>
          <table:table-cell office:value-type="float" office:value="487.7">
            <text:p>487.7</text:p>
          </table:table-cell>
          <table:table-cell office:value-type="float" office:value="472.23">
            <text:p>472.23</text:p>
          </table:table-cell>
          <table:table-cell office:value-type="float" office:value="489.64">
            <text:p>489.64</text:p>
          </table:table-cell>
          <table:table-cell office:value-type="float" office:value="484.18">
            <text:p>484.18</text:p>
          </table:table-cell>
          <table:table-cell office:value-type="float" office:value="466.64">
            <text:p>466.64</text:p>
          </table:table-cell>
          <table:table-cell office:value-type="float" office:value="527.7">
            <text:p>527.7</text:p>
          </table:table-cell>
          <table:table-cell office:value-type="float" office:value="531.62">
            <text:p>531.62</text:p>
          </table:table-cell>
          <table:table-cell office:value-type="float" office:value="528.76">
            <text:p>528.76</text:p>
          </table:table-cell>
          <table:table-cell office:value-type="float" office:value="511.96">
            <text:p>511.96</text:p>
          </table:table-cell>
          <table:table-cell office:value-type="float" office:value="543.91">
            <text:p>543.91</text:p>
          </table:table-cell>
          <table:table-cell office:value-type="float" office:value="505.19">
            <text:p>505.19</text:p>
          </table:table-cell>
          <table:table-cell office:value-type="float" office:value="545.85">
            <text:p>545.85</text:p>
          </table:table-cell>
          <table:table-cell office:value-type="float" office:value="547.83">
            <text:p>547.83</text:p>
          </table:table-cell>
          <table:table-cell office:value-type="float" office:value="550.52">
            <text:p>550.52</text:p>
          </table:table-cell>
          <table:table-cell office:value-type="float" office:value="536.44">
            <text:p>536.44</text:p>
          </table:table-cell>
          <table:table-cell office:value-type="float" office:value="524.78">
            <text:p>524.78</text:p>
          </table:table-cell>
          <table:table-cell office:value-type="float" office:value="500.42">
            <text:p>500.42</text:p>
          </table:table-cell>
          <table:table-cell office:value-type="float" office:value="521.84">
            <text:p>521.84</text:p>
          </table:table-cell>
          <table:table-cell office:value-type="float" office:value="524.48">
            <text:p>524.48</text:p>
          </table:table-cell>
          <table:table-cell office:value-type="float" office:value="549.41">
            <text:p>549.41</text:p>
          </table:table-cell>
          <table:table-cell office:value-type="float" office:value="513.06">
            <text:p>513.06</text:p>
          </table:table-cell>
          <table:table-cell office:value-type="float" office:value="498.99">
            <text:p>498.99</text:p>
          </table:table-cell>
          <table:table-cell office:value-type="float" office:value="508.08">
            <text:p>508.08</text:p>
          </table:table-cell>
          <table:table-cell office:value-type="float" office:value="521.7">
            <text:p>521.7</text:p>
          </table:table-cell>
          <table:table-cell office:value-type="float" office:value="476.85">
            <text:p>476.85</text:p>
          </table:table-cell>
          <table:table-cell office:value-type="float" office:value="495.52">
            <text:p>495.52</text:p>
          </table:table-cell>
          <table:table-cell office:value-type="float" office:value="483.99">
            <text:p>483.99</text:p>
          </table:table-cell>
          <table:table-cell office:value-type="float" office:value="506.27">
            <text:p>506.27</text:p>
          </table:table-cell>
          <table:table-cell office:value-type="float" office:value="469.54">
            <text:p>469.54</text:p>
          </table:table-cell>
          <table:table-cell/>
          <table:table-cell office:value-type="float" office:value="485.45">
            <text:p>485.45</text:p>
          </table:table-cell>
          <table:table-cell office:value-type="float" office:value="488.12">
            <text:p>488.12</text:p>
          </table:table-cell>
          <table:table-cell/>
          <table:table-cell office:value-type="float" office:value="504.65">
            <text:p>504.65</text:p>
          </table:table-cell>
          <table:table-cell office:value-type="float" office:value="488.89">
            <text:p>488.89</text:p>
          </table:table-cell>
          <table:table-cell office:value-type="float" office:value="481.98">
            <text:p>481.98</text:p>
          </table:table-cell>
          <table:table-cell/>
          <table:table-cell office:value-type="float" office:value="486.83">
            <text:p>486.83</text:p>
          </table:table-cell>
          <table:table-cell office:value-type="float" office:value="469.38">
            <text:p>469.38</text:p>
          </table:table-cell>
          <table:table-cell office:value-type="float" office:value="474.85">
            <text:p>474.85</text:p>
          </table:table-cell>
          <table:table-cell office:value-type="float" office:value="470.36">
            <text:p>470.36</text:p>
          </table:table-cell>
          <table:table-cell office:value-type="float" office:value="454.7">
            <text:p>454.7</text:p>
          </table:table-cell>
          <table:table-cell/>
          <table:table-cell office:value-type="float" office:value="469.05">
            <text:p>469.05</text:p>
          </table:table-cell>
          <table:table-cell table:number-columns-repeated="974"/>
        </table:table-row>
        <table:table-row table:style-name="ro1">
          <table:table-cell office:value-type="string">
            <text:p>Uruguay</text:p>
          </table:table-cell>
          <table:table-cell office:value-type="float" office:value="411.35">
            <text:p>411.35</text:p>
          </table:table-cell>
          <table:table-cell office:value-type="float" office:value="476.23">
            <text:p>476.23</text:p>
          </table:table-cell>
          <table:table-cell office:value-type="float" office:value="483.26">
            <text:p>483.26</text:p>
          </table:table-cell>
          <table:table-cell office:value-type="float" office:value="447.22">
            <text:p>447.22</text:p>
          </table:table-cell>
          <table:table-cell office:value-type="float" office:value="455.92">
            <text:p>455.92</text:p>
          </table:table-cell>
          <table:table-cell office:value-type="float" office:value="410.38">
            <text:p>410.38</text:p>
          </table:table-cell>
          <table:table-cell office:value-type="float" office:value="413.9">
            <text:p>413.9</text:p>
          </table:table-cell>
          <table:table-cell office:value-type="float" office:value="405.13">
            <text:p>405.13</text:p>
          </table:table-cell>
          <table:table-cell office:value-type="float" office:value="406.6">
            <text:p>406.6</text:p>
          </table:table-cell>
          <table:table-cell office:value-type="float" office:value="384.23">
            <text:p>384.23</text:p>
          </table:table-cell>
          <table:table-cell/>
          <table:table-cell office:value-type="float" office:value="494.94">
            <text:p>494.94</text:p>
          </table:table-cell>
          <table:table-cell office:value-type="float" office:value="481.73">
            <text:p>481.73</text:p>
          </table:table-cell>
          <table:table-cell office:value-type="float" office:value="457.75">
            <text:p>457.75</text:p>
          </table:table-cell>
          <table:table-cell office:value-type="float" office:value="510.64">
            <text:p>510.64</text:p>
          </table:table-cell>
          <table:table-cell office:value-type="float" office:value="480.02">
            <text:p>480.02</text:p>
          </table:table-cell>
          <table:table-cell office:value-type="float" office:value="472.24">
            <text:p>472.24</text:p>
          </table:table-cell>
          <table:table-cell office:value-type="float" office:value="508.35">
            <text:p>508.35</text:p>
          </table:table-cell>
          <table:table-cell/>
          <table:table-cell office:value-type="float" office:value="494.19">
            <text:p>494.19</text:p>
          </table:table-cell>
          <table:table-cell office:value-type="float" office:value="418.52">
            <text:p>418.52</text:p>
          </table:table-cell>
          <table:table-cell office:value-type="float" office:value="444.3">
            <text:p>444.3</text:p>
          </table:table-cell>
          <table:table-cell office:value-type="float" office:value="482.8">
            <text:p>482.8</text:p>
          </table:table-cell>
          <table:table-cell office:value-type="float" office:value="434.8">
            <text:p>434.8</text:p>
          </table:table-cell>
          <table:table-cell/>
          <table:table-cell office:value-type="float" office:value="453.79">
            <text:p>453.79</text:p>
          </table:table-cell>
          <table:table-cell office:value-type="float" office:value="453.23">
            <text:p>453.23</text:p>
          </table:table-cell>
          <table:table-cell office:value-type="float" office:value="472.84">
            <text:p>472.84</text:p>
          </table:table-cell>
          <table:table-cell office:value-type="float" office:value="460.27">
            <text:p>460.27</text:p>
          </table:table-cell>
          <table:table-cell office:value-type="float" office:value="405.92">
            <text:p>405.92</text:p>
          </table:table-cell>
          <table:table-cell office:value-type="float" office:value="427.43">
            <text:p>427.43</text:p>
          </table:table-cell>
          <table:table-cell office:value-type="float" office:value="390.05">
            <text:p>390.05</text:p>
          </table:table-cell>
          <table:table-cell office:value-type="float" office:value="390.7">
            <text:p>390.7</text:p>
          </table:table-cell>
          <table:table-cell office:value-type="float" office:value="417.81">
            <text:p>417.81</text:p>
          </table:table-cell>
          <table:table-cell/>
          <table:table-cell office:value-type="float" office:value="395.55">
            <text:p>395.55</text:p>
          </table:table-cell>
          <table:table-cell office:value-type="float" office:value="409.1">
            <text:p>409.1</text:p>
          </table:table-cell>
          <table:table-cell office:value-type="float" office:value="440.74">
            <text:p>440.74</text:p>
          </table:table-cell>
          <table:table-cell office:value-type="float" office:value="424.79">
            <text:p>424.79</text:p>
          </table:table-cell>
          <table:table-cell office:value-type="float" office:value="405.14">
            <text:p>405.14</text:p>
          </table:table-cell>
          <table:table-cell office:value-type="float" office:value="400.32">
            <text:p>400.32</text:p>
          </table:table-cell>
          <table:table-cell/>
          <table:table-cell office:value-type="float" office:value="407.58">
            <text:p>407.58</text:p>
          </table:table-cell>
          <table:table-cell office:value-type="float" office:value="383.94">
            <text:p>383.94</text:p>
          </table:table-cell>
          <table:table-cell office:value-type="float" office:value="379.02">
            <text:p>379.02</text:p>
          </table:table-cell>
          <table:table-cell office:value-type="float" office:value="375.85">
            <text:p>375.85</text:p>
          </table:table-cell>
          <table:table-cell office:value-type="float" office:value="383.86">
            <text:p>383.86</text:p>
          </table:table-cell>
          <table:table-cell office:value-type="float" office:value="416.07">
            <text:p>416.07</text:p>
          </table:table-cell>
          <table:table-cell office:value-type="float" office:value="390.92">
            <text:p>390.92</text:p>
          </table:table-cell>
          <table:table-cell table:number-columns-repeated="974"/>
        </table:table-row>
        <table:table-row table:style-name="ro1">
          <table:table-cell office:value-type="string">
            <text:p>Viet Nam</text:p>
          </table:table-cell>
          <table:table-cell office:value-type="float" office:value="508.22">
            <text:p>508.22</text:p>
          </table:table-cell>
          <table:table-cell office:value-type="float" office:value="553.49">
            <text:p>553.49</text:p>
          </table:table-cell>
          <table:table-cell office:value-type="float" office:value="554.49">
            <text:p>554.49</text:p>
          </table:table-cell>
          <table:table-cell office:value-type="float" office:value="533.32">
            <text:p>533.32</text:p>
          </table:table-cell>
          <table:table-cell office:value-type="float" office:value="551.95">
            <text:p>551.95</text:p>
          </table:table-cell>
          <table:table-cell office:value-type="float" office:value="528.38">
            <text:p>528.38</text:p>
          </table:table-cell>
          <table:table-cell office:value-type="float" office:value="495.83">
            <text:p>495.83</text:p>
          </table:table-cell>
          <table:table-cell office:value-type="float" office:value="516.95">
            <text:p>516.95</text:p>
          </table:table-cell>
          <table:table-cell office:value-type="float" office:value="515.33">
            <text:p>515.33</text:p>
          </table:table-cell>
          <table:table-cell office:value-type="float" office:value="507.7">
            <text:p>507.7</text:p>
          </table:table-cell>
          <table:table-cell office:value-type="float" office:value="555.43">
            <text:p>555.43</text:p>
          </table:table-cell>
          <table:table-cell/>
          <table:table-cell office:value-type="float" office:value="546.16">
            <text:p>546.16</text:p>
          </table:table-cell>
          <table:table-cell/>
          <table:table-cell office:value-type="float" office:value="574.72">
            <text:p>574.72</text:p>
          </table:table-cell>
          <table:table-cell office:value-type="float" office:value="531.39">
            <text:p>531.39</text:p>
          </table:table-cell>
          <table:table-cell office:value-type="float" office:value="561.1">
            <text:p>561.1</text:p>
          </table:table-cell>
          <table:table-cell table:number-columns-repeated="3"/>
          <table:table-cell office:value-type="float" office:value="539.59">
            <text:p>539.59</text:p>
          </table:table-cell>
          <table:table-cell/>
          <table:table-cell office:value-type="float" office:value="524.9">
            <text:p>524.9</text:p>
          </table:table-cell>
          <table:table-cell table:number-columns-repeated="4"/>
          <table:table-cell office:value-type="float" office:value="550.04">
            <text:p>550.04</text:p>
          </table:table-cell>
          <table:table-cell/>
          <table:table-cell office:value-type="float" office:value="538.75">
            <text:p>538.75</text:p>
          </table:table-cell>
          <table:table-cell office:value-type="float" office:value="528.14">
            <text:p>528.14</text:p>
          </table:table-cell>
          <table:table-cell/>
          <table:table-cell office:value-type="float" office:value="524.32">
            <text:p>524.32</text:p>
          </table:table-cell>
          <table:table-cell office:value-type="float" office:value="507.81">
            <text:p>507.81</text:p>
          </table:table-cell>
          <table:table-cell office:value-type="float" office:value="481.83">
            <text:p>481.83</text:p>
          </table:table-cell>
          <table:table-cell office:value-type="float" office:value="513.55">
            <text:p>513.55</text:p>
          </table:table-cell>
          <table:table-cell office:value-type="float" office:value="515.34">
            <text:p>515.34</text:p>
          </table:table-cell>
          <table:table-cell office:value-type="float" office:value="536.34">
            <text:p>536.34</text:p>
          </table:table-cell>
          <table:table-cell office:value-type="float" office:value="522.1">
            <text:p>522.1</text:p>
          </table:table-cell>
          <table:table-cell office:value-type="float" office:value="518.04">
            <text:p>518.04</text:p>
          </table:table-cell>
          <table:table-cell office:value-type="float" office:value="497.88">
            <text:p>497.88</text:p>
          </table:table-cell>
          <table:table-cell/>
          <table:table-cell office:value-type="float" office:value="515.9">
            <text:p>515.9</text:p>
          </table:table-cell>
          <table:table-cell office:value-type="float" office:value="520.93">
            <text:p>520.93</text:p>
          </table:table-cell>
          <table:table-cell office:value-type="float" office:value="460.51">
            <text:p>460.51</text:p>
          </table:table-cell>
          <table:table-cell office:value-type="float" office:value="501.46">
            <text:p>501.46</text:p>
          </table:table-cell>
          <table:table-cell/>
          <table:table-cell office:value-type="float" office:value="509.49">
            <text:p>509.49</text:p>
          </table:table-cell>
          <table:table-cell office:value-type="float" office:value="503.94">
            <text:p>503.94</text:p>
          </table:table-cell>
          <table:table-cell table:number-columns-repeated="974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IE averages" table:style-name="ta3" table:print="false">
        <office:forms form:automatic-focus="false" form:apply-design-mode="false"/>
        <table:table-column table:style-name="co3" table:default-cell-style-name="ce1"/>
        <table:table-column table:style-name="co3" table:number-columns-repeated="1023" table:default-cell-style-name="Default"/>
        <table:table-row table:style-name="ro1">
          <table:table-cell/>
          <table:table-cell table:style-name="ce1" office:value-type="string">
            <text:p>Country</text:p>
          </table:table-cell>
          <table:table-cell table:style-name="ce1" office:value-type="string">
            <text:p>ISCO.1xxx.Managers</text:p>
          </table:table-cell>
          <table:table-cell table:style-name="ce1" office:value-type="string">
            <text:p>ISCO.2xxx.Professionals</text:p>
          </table:table-cell>
          <table:table-cell table:style-name="ce1" office:value-type="string">
            <text:p>ISCO.3xxx.Technicians.and.associate.professionals</text:p>
          </table:table-cell>
          <table:table-cell table:style-name="ce1" office:value-type="string">
            <text:p>ISCO.4xxx.Clerical.support.workers</text:p>
          </table:table-cell>
          <table:table-cell table:style-name="ce1" office:value-type="string">
            <text:p>ISCO.5xxx.Service.and.sales.workers</text:p>
          </table:table-cell>
          <table:table-cell table:style-name="ce1" office:value-type="string">
            <text:p>ISCO.6xxx.Skilled.agricultural..forestry.and</text:p>
          </table:table-cell>
          <table:table-cell table:style-name="ce1" office:value-type="string">
            <text:p>ISCO.7xxx.Craft.and.related.trades</text:p>
          </table:table-cell>
          <table:table-cell table:style-name="ce1" office:value-type="string">
            <text:p>ISCO.8xxx.Plant.and.machine.operators.</text:p>
          </table:table-cell>
          <table:table-cell table:style-name="ce1" office:value-type="string">
            <text:p>ISCO.9xxx.Elementary.occupations</text:p>
          </table:table-cell>
          <table:table-cell table:style-name="ce1" office:value-type="string">
            <text:p>ISCO.11xx.Chief.executives..senior.officials</text:p>
          </table:table-cell>
          <table:table-cell table:style-name="ce1" office:value-type="string">
            <text:p>ISCO.12xx.Administrative.and.commercial.managers</text:p>
          </table:table-cell>
          <table:table-cell table:style-name="ce1" office:value-type="string">
            <text:p>ISCO.13xx.Production.and.specialised.services</text:p>
          </table:table-cell>
          <table:table-cell table:style-name="ce1" office:value-type="string">
            <text:p>ISCO.14xx.Hospitality..retail.and.other</text:p>
          </table:table-cell>
          <table:table-cell table:style-name="ce1" office:value-type="string">
            <text:p>ISCO.21xx.Science.and.engineering.professionals</text:p>
          </table:table-cell>
          <table:table-cell table:style-name="ce1" office:value-type="string">
            <text:p>ISCO.22xx.Health.professionals</text:p>
          </table:table-cell>
          <table:table-cell table:style-name="ce1" office:value-type="string">
            <text:p>ISCO.23xx.Teaching.professionals</text:p>
          </table:table-cell>
          <table:table-cell table:style-name="ce1" office:value-type="string">
            <text:p>ISCO.24xx.Business.and.administration.professionals</text:p>
          </table:table-cell>
          <table:table-cell table:style-name="ce1" office:value-type="string">
            <text:p>ISCO.25xx.Information.and.communications.technology</text:p>
          </table:table-cell>
          <table:table-cell table:style-name="ce1" office:value-type="string">
            <text:p>ISCO.26xx.Legal..social.and.cultural</text:p>
          </table:table-cell>
          <table:table-cell table:style-name="ce1" office:value-type="string">
            <text:p>ISCO.31xx.Science.and.engineering.associate</text:p>
          </table:table-cell>
          <table:table-cell table:style-name="ce1" office:value-type="string">
            <text:p>ISCO.32xx.Health.associate.professionals</text:p>
          </table:table-cell>
          <table:table-cell table:style-name="ce1" office:value-type="string">
            <text:p>ISCO.33xx.Business.and.administration.associate</text:p>
          </table:table-cell>
          <table:table-cell table:style-name="ce1" office:value-type="string">
            <text:p>ISCO.34xx.Legal..social..cultural.and</text:p>
          </table:table-cell>
          <table:table-cell table:style-name="ce1" office:value-type="string">
            <text:p>ISCO.35xx.Information.and.communications.technicians</text:p>
          </table:table-cell>
          <table:table-cell table:style-name="ce1" office:value-type="string">
            <text:p>ISCO.41xx.General.and.keyboard.clerks</text:p>
          </table:table-cell>
          <table:table-cell table:style-name="ce1" office:value-type="string">
            <text:p>ISCO.42xx.Customer.services.clerks</text:p>
          </table:table-cell>
          <table:table-cell table:style-name="ce1" office:value-type="string">
            <text:p>ISCO.43xx.Numerical.and.material.recording</text:p>
          </table:table-cell>
          <table:table-cell table:style-name="ce1" office:value-type="string">
            <text:p>ISCO.44xx.Other.clerical.support.workers</text:p>
          </table:table-cell>
          <table:table-cell table:style-name="ce1" office:value-type="string">
            <text:p>ISCO.51xx.Personal.service.workers</text:p>
          </table:table-cell>
          <table:table-cell table:style-name="ce1" office:value-type="string">
            <text:p>ISCO.52xx.Sales.workers</text:p>
          </table:table-cell>
          <table:table-cell table:style-name="ce1" office:value-type="string">
            <text:p>ISCO.53xx.Personal.care.workers</text:p>
          </table:table-cell>
          <table:table-cell table:style-name="ce1" office:value-type="string">
            <text:p>ISCO.54xx.Protective.services.workers</text:p>
          </table:table-cell>
          <table:table-cell table:style-name="ce1" office:value-type="string">
            <text:p>ISCO.61xx.Market.oriented.skilled.agricultural.workers</text:p>
          </table:table-cell>
          <table:table-cell table:style-name="ce1" office:value-type="string">
            <text:p>ISCO.62xx.Market.oriented.skilled.forestry..fishery</text:p>
          </table:table-cell>
          <table:table-cell table:style-name="ce1" office:value-type="string">
            <text:p>ISCO.71xx.Building.and.related.trades</text:p>
          </table:table-cell>
          <table:table-cell table:style-name="ce1" office:value-type="string">
            <text:p>ISCO.72xx.Metal..machinery.and.related</text:p>
          </table:table-cell>
          <table:table-cell table:style-name="ce1" office:value-type="string">
            <text:p>ISCO.73xx.Handicraft.and.printing.workers</text:p>
          </table:table-cell>
          <table:table-cell table:style-name="ce1" office:value-type="string">
            <text:p>ISCO.74xx.Electrical.and.electronic.trades</text:p>
          </table:table-cell>
          <table:table-cell table:style-name="ce1" office:value-type="string">
            <text:p>ISCO.75xx.Food.processing..wood.working.</text:p>
          </table:table-cell>
          <table:table-cell table:style-name="ce1" office:value-type="string">
            <text:p>ISCO.81xx.Stationary.plant.and.machine</text:p>
          </table:table-cell>
          <table:table-cell table:style-name="ce1" office:value-type="string">
            <text:p>ISCO.82xx.Assemblers</text:p>
          </table:table-cell>
          <table:table-cell table:style-name="ce1" office:value-type="string">
            <text:p>ISCO.83xx.Drivers.and.mobile.plant</text:p>
          </table:table-cell>
          <table:table-cell table:style-name="ce1" office:value-type="string">
            <text:p>ISCO.91xx.Cleaners.and.helpers</text:p>
          </table:table-cell>
          <table:table-cell table:style-name="ce1" office:value-type="string">
            <text:p>ISCO.92xx.Agricultural..forestry.and.fishery</text:p>
          </table:table-cell>
          <table:table-cell table:style-name="ce1" office:value-type="string">
            <text:p>ISCO.93xx.Labourers.in.mining..construction.</text:p>
          </table:table-cell>
          <table:table-cell table:style-name="ce1" office:value-type="string">
            <text:p>ISCO.94xx.Food.preparation.assistants</text:p>
          </table:table-cell>
          <table:table-cell table:style-name="ce1" office:value-type="string">
            <text:p>ISCO.95xx.Street.and.related.sales</text:p>
          </table:table-cell>
          <table:table-cell table:style-name="ce1" office:value-type="string">
            <text:p>ISCO.96xx.Refuse.workers.and.other</text:p>
          </table:table-cell>
          <table:table-cell table:style-name="ce1" table:number-columns-repeated="974"/>
        </table:table-row>
        <table:table-row table:style-name="ro1">
          <table:table-cell office:value-type="string">
            <text:p>Albania</text:p>
          </table:table-cell>
          <table:table-cell office:value-type="float" office:value="397.37">
            <text:p>397.37</text:p>
          </table:table-cell>
          <table:table-cell office:value-type="float" office:value="392.36">
            <text:p>392.36</text:p>
          </table:table-cell>
          <table:table-cell office:value-type="float" office:value="387.87">
            <text:p>387.87</text:p>
          </table:table-cell>
          <table:table-cell office:value-type="float" office:value="394.67">
            <text:p>394.67</text:p>
          </table:table-cell>
          <table:table-cell office:value-type="float" office:value="390.69">
            <text:p>390.69</text:p>
          </table:table-cell>
          <table:table-cell office:value-type="float" office:value="399.39">
            <text:p>399.39</text:p>
          </table:table-cell>
          <table:table-cell office:value-type="float" office:value="387.16">
            <text:p>387.16</text:p>
          </table:table-cell>
          <table:table-cell office:value-type="float" office:value="400.19">
            <text:p>400.19</text:p>
          </table:table-cell>
          <table:table-cell office:value-type="float" office:value="394.46">
            <text:p>394.46</text:p>
          </table:table-cell>
          <table:table-cell office:value-type="float" office:value="398.45">
            <text:p>398.45</text:p>
          </table:table-cell>
          <table:table-cell office:value-type="float" office:value="394.26">
            <text:p>394.26</text:p>
          </table:table-cell>
          <table:table-cell office:value-type="float" office:value="401.49">
            <text:p>401.49</text:p>
          </table:table-cell>
          <table:table-cell office:value-type="float" office:value="391.02">
            <text:p>391.02</text:p>
          </table:table-cell>
          <table:table-cell office:value-type="float" office:value="369.41">
            <text:p>369.41</text:p>
          </table:table-cell>
          <table:table-cell office:value-type="float" office:value="391.72">
            <text:p>391.72</text:p>
          </table:table-cell>
          <table:table-cell office:value-type="float" office:value="397.39">
            <text:p>397.39</text:p>
          </table:table-cell>
          <table:table-cell office:value-type="float" office:value="381.99">
            <text:p>381.99</text:p>
          </table:table-cell>
          <table:table-cell table:number-columns-repeated="2"/>
          <table:table-cell office:value-type="float" office:value="387.16">
            <text:p>387.16</text:p>
          </table:table-cell>
          <table:table-cell table:number-columns-repeated="2"/>
          <table:table-cell office:value-type="float" office:value="394.76">
            <text:p>394.76</text:p>
          </table:table-cell>
          <table:table-cell table:number-columns-repeated="2"/>
          <table:table-cell office:value-type="float" office:value="386.59">
            <text:p>386.59</text:p>
          </table:table-cell>
          <table:table-cell table:number-columns-repeated="3"/>
          <table:table-cell office:value-type="float" office:value="401.53">
            <text:p>401.53</text:p>
          </table:table-cell>
          <table:table-cell office:value-type="float" office:value="399.71">
            <text:p>399.71</text:p>
          </table:table-cell>
          <table:table-cell/>
          <table:table-cell office:value-type="float" office:value="397.61">
            <text:p>397.61</text:p>
          </table:table-cell>
          <table:table-cell office:value-type="float" office:value="385.98">
            <text:p>385.98</text:p>
          </table:table-cell>
          <table:table-cell/>
          <table:table-cell office:value-type="float" office:value="396.06">
            <text:p>396.06</text:p>
          </table:table-cell>
          <table:table-cell office:value-type="float" office:value="416.49">
            <text:p>416.49</text:p>
          </table:table-cell>
          <table:table-cell/>
          <table:table-cell office:value-type="float" office:value="390.24">
            <text:p>390.24</text:p>
          </table:table-cell>
          <table:table-cell office:value-type="float" office:value="404.89">
            <text:p>404.89</text:p>
          </table:table-cell>
          <table:table-cell office:value-type="float" office:value="398.48">
            <text:p>398.48</text:p>
          </table:table-cell>
          <table:table-cell/>
          <table:table-cell office:value-type="float" office:value="393.41">
            <text:p>393.41</text:p>
          </table:table-cell>
          <table:table-cell office:value-type="float" office:value="392.98">
            <text:p>392.98</text:p>
          </table:table-cell>
          <table:table-cell/>
          <table:table-cell office:value-type="float" office:value="378.11">
            <text:p>378.11</text:p>
          </table:table-cell>
          <table:table-cell office:value-type="float" office:value="391.2">
            <text:p>391.2</text:p>
          </table:table-cell>
          <table:table-cell/>
          <table:table-cell office:value-type="float" office:value="400.17">
            <text:p>400.17</text:p>
          </table:table-cell>
          <table:table-cell table:number-columns-repeated="974"/>
        </table:table-row>
        <table:table-row table:style-name="ro1">
          <table:table-cell office:value-type="string">
            <text:p>Argentina</text:p>
          </table:table-cell>
          <table:table-cell office:value-type="float" office:value="405.63">
            <text:p>405.63</text:p>
          </table:table-cell>
          <table:table-cell office:value-type="float" office:value="451.27">
            <text:p>451.27</text:p>
          </table:table-cell>
          <table:table-cell office:value-type="float" office:value="452.69">
            <text:p>452.69</text:p>
          </table:table-cell>
          <table:table-cell office:value-type="float" office:value="434.7">
            <text:p>434.7</text:p>
          </table:table-cell>
          <table:table-cell office:value-type="float" office:value="445.32">
            <text:p>445.32</text:p>
          </table:table-cell>
          <table:table-cell office:value-type="float" office:value="412.88">
            <text:p>412.88</text:p>
          </table:table-cell>
          <table:table-cell office:value-type="float" office:value="425.77">
            <text:p>425.77</text:p>
          </table:table-cell>
          <table:table-cell office:value-type="float" office:value="391.56">
            <text:p>391.56</text:p>
          </table:table-cell>
          <table:table-cell office:value-type="float" office:value="402.78">
            <text:p>402.78</text:p>
          </table:table-cell>
          <table:table-cell office:value-type="float" office:value="388.49">
            <text:p>388.49</text:p>
          </table:table-cell>
          <table:table-cell office:value-type="float" office:value="459.36">
            <text:p>459.36</text:p>
          </table:table-cell>
          <table:table-cell office:value-type="float" office:value="451.54">
            <text:p>451.54</text:p>
          </table:table-cell>
          <table:table-cell office:value-type="float" office:value="443.22">
            <text:p>443.22</text:p>
          </table:table-cell>
          <table:table-cell office:value-type="float" office:value="448.91">
            <text:p>448.91</text:p>
          </table:table-cell>
          <table:table-cell office:value-type="float" office:value="469.22">
            <text:p>469.22</text:p>
          </table:table-cell>
          <table:table-cell office:value-type="float" office:value="441.88">
            <text:p>441.88</text:p>
          </table:table-cell>
          <table:table-cell office:value-type="float" office:value="451.84">
            <text:p>451.84</text:p>
          </table:table-cell>
          <table:table-cell office:value-type="float" office:value="485.68">
            <text:p>485.68</text:p>
          </table:table-cell>
          <table:table-cell office:value-type="float" office:value="453.99">
            <text:p>453.99</text:p>
          </table:table-cell>
          <table:table-cell office:value-type="float" office:value="460.67">
            <text:p>460.67</text:p>
          </table:table-cell>
          <table:table-cell office:value-type="float" office:value="437.67">
            <text:p>437.67</text:p>
          </table:table-cell>
          <table:table-cell office:value-type="float" office:value="438.34">
            <text:p>438.34</text:p>
          </table:table-cell>
          <table:table-cell office:value-type="float" office:value="432.01">
            <text:p>432.01</text:p>
          </table:table-cell>
          <table:table-cell office:value-type="float" office:value="434.76">
            <text:p>434.76</text:p>
          </table:table-cell>
          <table:table-cell/>
          <table:table-cell office:value-type="float" office:value="453.34">
            <text:p>453.34</text:p>
          </table:table-cell>
          <table:table-cell office:value-type="float" office:value="431.72">
            <text:p>431.72</text:p>
          </table:table-cell>
          <table:table-cell office:value-type="float" office:value="445.96">
            <text:p>445.96</text:p>
          </table:table-cell>
          <table:table-cell office:value-type="float" office:value="448.88">
            <text:p>448.88</text:p>
          </table:table-cell>
          <table:table-cell office:value-type="float" office:value="411.17">
            <text:p>411.17</text:p>
          </table:table-cell>
          <table:table-cell office:value-type="float" office:value="426.68">
            <text:p>426.68</text:p>
          </table:table-cell>
          <table:table-cell office:value-type="float" office:value="389.95">
            <text:p>389.95</text:p>
          </table:table-cell>
          <table:table-cell office:value-type="float" office:value="398.58">
            <text:p>398.58</text:p>
          </table:table-cell>
          <table:table-cell office:value-type="float" office:value="431.49">
            <text:p>431.49</text:p>
          </table:table-cell>
          <table:table-cell/>
          <table:table-cell office:value-type="float" office:value="380.47">
            <text:p>380.47</text:p>
          </table:table-cell>
          <table:table-cell office:value-type="float" office:value="399.87">
            <text:p>399.87</text:p>
          </table:table-cell>
          <table:table-cell office:value-type="float" office:value="406.52">
            <text:p>406.52</text:p>
          </table:table-cell>
          <table:table-cell office:value-type="float" office:value="419.47">
            <text:p>419.47</text:p>
          </table:table-cell>
          <table:table-cell office:value-type="float" office:value="403.67">
            <text:p>403.67</text:p>
          </table:table-cell>
          <table:table-cell office:value-type="float" office:value="396.47">
            <text:p>396.47</text:p>
          </table:table-cell>
          <table:table-cell/>
          <table:table-cell office:value-type="float" office:value="403.97">
            <text:p>403.97</text:p>
          </table:table-cell>
          <table:table-cell office:value-type="float" office:value="380.31">
            <text:p>380.31</text:p>
          </table:table-cell>
          <table:table-cell office:value-type="float" office:value="402.71">
            <text:p>402.71</text:p>
          </table:table-cell>
          <table:table-cell office:value-type="float" office:value="386.43">
            <text:p>386.43</text:p>
          </table:table-cell>
          <table:table-cell table:number-columns-repeated="2"/>
          <table:table-cell office:value-type="float" office:value="405.21">
            <text:p>405.21</text:p>
          </table:table-cell>
          <table:table-cell table:number-columns-repeated="974"/>
        </table:table-row>
        <table:table-row table:style-name="ro1">
          <table:table-cell office:value-type="string">
            <text:p>Australia</text:p>
          </table:table-cell>
          <table:table-cell office:value-type="float" office:value="521.49">
            <text:p>521.49</text:p>
          </table:table-cell>
          <table:table-cell office:value-type="float" office:value="537.85">
            <text:p>537.85</text:p>
          </table:table-cell>
          <table:table-cell office:value-type="float" office:value="554.6">
            <text:p>554.6</text:p>
          </table:table-cell>
          <table:table-cell office:value-type="float" office:value="537.4">
            <text:p>537.4</text:p>
          </table:table-cell>
          <table:table-cell office:value-type="float" office:value="533.1">
            <text:p>533.1</text:p>
          </table:table-cell>
          <table:table-cell office:value-type="float" office:value="512.74">
            <text:p>512.74</text:p>
          </table:table-cell>
          <table:table-cell office:value-type="float" office:value="520.98">
            <text:p>520.98</text:p>
          </table:table-cell>
          <table:table-cell office:value-type="float" office:value="507.31">
            <text:p>507.31</text:p>
          </table:table-cell>
          <table:table-cell office:value-type="float" office:value="498.29">
            <text:p>498.29</text:p>
          </table:table-cell>
          <table:table-cell office:value-type="float" office:value="487.36">
            <text:p>487.36</text:p>
          </table:table-cell>
          <table:table-cell office:value-type="float" office:value="552.93">
            <text:p>552.93</text:p>
          </table:table-cell>
          <table:table-cell office:value-type="float" office:value="533.67">
            <text:p>533.67</text:p>
          </table:table-cell>
          <table:table-cell office:value-type="float" office:value="544.82">
            <text:p>544.82</text:p>
          </table:table-cell>
          <table:table-cell office:value-type="float" office:value="537.96">
            <text:p>537.96</text:p>
          </table:table-cell>
          <table:table-cell office:value-type="float" office:value="559.85">
            <text:p>559.85</text:p>
          </table:table-cell>
          <table:table-cell office:value-type="float" office:value="550.32">
            <text:p>550.32</text:p>
          </table:table-cell>
          <table:table-cell office:value-type="float" office:value="552.75">
            <text:p>552.75</text:p>
          </table:table-cell>
          <table:table-cell office:value-type="float" office:value="563.41">
            <text:p>563.41</text:p>
          </table:table-cell>
          <table:table-cell office:value-type="float" office:value="568.68">
            <text:p>568.68</text:p>
          </table:table-cell>
          <table:table-cell office:value-type="float" office:value="563.45">
            <text:p>563.45</text:p>
          </table:table-cell>
          <table:table-cell office:value-type="float" office:value="559.93">
            <text:p>559.93</text:p>
          </table:table-cell>
          <table:table-cell office:value-type="float" office:value="531.06">
            <text:p>531.06</text:p>
          </table:table-cell>
          <table:table-cell office:value-type="float" office:value="548.87">
            <text:p>548.87</text:p>
          </table:table-cell>
          <table:table-cell office:value-type="float" office:value="525.86">
            <text:p>525.86</text:p>
          </table:table-cell>
          <table:table-cell office:value-type="float" office:value="548.3">
            <text:p>548.3</text:p>
          </table:table-cell>
          <table:table-cell office:value-type="float" office:value="532.59">
            <text:p>532.59</text:p>
          </table:table-cell>
          <table:table-cell table:number-columns-repeated="2" office:value-type="float" office:value="536.13">
            <text:p>536.13</text:p>
          </table:table-cell>
          <table:table-cell office:value-type="float" office:value="519.25">
            <text:p>519.25</text:p>
          </table:table-cell>
          <table:table-cell office:value-type="float" office:value="505.67">
            <text:p>505.67</text:p>
          </table:table-cell>
          <table:table-cell office:value-type="float" office:value="516.18">
            <text:p>516.18</text:p>
          </table:table-cell>
          <table:table-cell office:value-type="float" office:value="511.91">
            <text:p>511.91</text:p>
          </table:table-cell>
          <table:table-cell office:value-type="float" office:value="516.73">
            <text:p>516.73</text:p>
          </table:table-cell>
          <table:table-cell office:value-type="float" office:value="522.34">
            <text:p>522.34</text:p>
          </table:table-cell>
          <table:table-cell/>
          <table:table-cell office:value-type="float" office:value="504.81">
            <text:p>504.81</text:p>
          </table:table-cell>
          <table:table-cell office:value-type="float" office:value="502.6">
            <text:p>502.6</text:p>
          </table:table-cell>
          <table:table-cell office:value-type="float" office:value="530.18">
            <text:p>530.18</text:p>
          </table:table-cell>
          <table:table-cell office:value-type="float" office:value="533.26">
            <text:p>533.26</text:p>
          </table:table-cell>
          <table:table-cell office:value-type="float" office:value="496">
            <text:p>496</text:p>
          </table:table-cell>
          <table:table-cell office:value-type="float" office:value="480.47">
            <text:p>480.47</text:p>
          </table:table-cell>
          <table:table-cell/>
          <table:table-cell office:value-type="float" office:value="501.11">
            <text:p>501.11</text:p>
          </table:table-cell>
          <table:table-cell office:value-type="float" office:value="483.95">
            <text:p>483.95</text:p>
          </table:table-cell>
          <table:table-cell office:value-type="float" office:value="505.93">
            <text:p>505.93</text:p>
          </table:table-cell>
          <table:table-cell office:value-type="float" office:value="495.48">
            <text:p>495.48</text:p>
          </table:table-cell>
          <table:table-cell office:value-type="float" office:value="493.11">
            <text:p>493.11</text:p>
          </table:table-cell>
          <table:table-cell/>
          <table:table-cell office:value-type="float" office:value="500.64">
            <text:p>500.64</text:p>
          </table:table-cell>
          <table:table-cell table:number-columns-repeated="974"/>
        </table:table-row>
        <table:table-row table:style-name="ro1">
          <table:table-cell office:value-type="string">
            <text:p>Belgium</text:p>
          </table:table-cell>
          <table:table-cell office:value-type="float" office:value="504.87">
            <text:p>504.87</text:p>
          </table:table-cell>
          <table:table-cell office:value-type="float" office:value="539.78">
            <text:p>539.78</text:p>
          </table:table-cell>
          <table:table-cell office:value-type="float" office:value="555.53">
            <text:p>555.53</text:p>
          </table:table-cell>
          <table:table-cell office:value-type="float" office:value="529.59">
            <text:p>529.59</text:p>
          </table:table-cell>
          <table:table-cell office:value-type="float" office:value="529.43">
            <text:p>529.43</text:p>
          </table:table-cell>
          <table:table-cell office:value-type="float" office:value="494.27">
            <text:p>494.27</text:p>
          </table:table-cell>
          <table:table-cell office:value-type="float" office:value="515.84">
            <text:p>515.84</text:p>
          </table:table-cell>
          <table:table-cell office:value-type="float" office:value="479.18">
            <text:p>479.18</text:p>
          </table:table-cell>
          <table:table-cell office:value-type="float" office:value="472.1">
            <text:p>472.1</text:p>
          </table:table-cell>
          <table:table-cell office:value-type="float" office:value="460.57">
            <text:p>460.57</text:p>
          </table:table-cell>
          <table:table-cell office:value-type="float" office:value="561.57">
            <text:p>561.57</text:p>
          </table:table-cell>
          <table:table-cell office:value-type="float" office:value="562.25">
            <text:p>562.25</text:p>
          </table:table-cell>
          <table:table-cell office:value-type="float" office:value="540.13">
            <text:p>540.13</text:p>
          </table:table-cell>
          <table:table-cell office:value-type="float" office:value="512.98">
            <text:p>512.98</text:p>
          </table:table-cell>
          <table:table-cell office:value-type="float" office:value="559.02">
            <text:p>559.02</text:p>
          </table:table-cell>
          <table:table-cell office:value-type="float" office:value="555.04">
            <text:p>555.04</text:p>
          </table:table-cell>
          <table:table-cell office:value-type="float" office:value="558.5">
            <text:p>558.5</text:p>
          </table:table-cell>
          <table:table-cell office:value-type="float" office:value="564.08">
            <text:p>564.08</text:p>
          </table:table-cell>
          <table:table-cell office:value-type="float" office:value="570.24">
            <text:p>570.24</text:p>
          </table:table-cell>
          <table:table-cell office:value-type="float" office:value="556.26">
            <text:p>556.26</text:p>
          </table:table-cell>
          <table:table-cell office:value-type="float" office:value="519.43">
            <text:p>519.43</text:p>
          </table:table-cell>
          <table:table-cell office:value-type="float" office:value="516.06">
            <text:p>516.06</text:p>
          </table:table-cell>
          <table:table-cell office:value-type="float" office:value="543.07">
            <text:p>543.07</text:p>
          </table:table-cell>
          <table:table-cell office:value-type="float" office:value="522.06">
            <text:p>522.06</text:p>
          </table:table-cell>
          <table:table-cell office:value-type="float" office:value="547.25">
            <text:p>547.25</text:p>
          </table:table-cell>
          <table:table-cell office:value-type="float" office:value="524.76">
            <text:p>524.76</text:p>
          </table:table-cell>
          <table:table-cell office:value-type="float" office:value="552.77">
            <text:p>552.77</text:p>
          </table:table-cell>
          <table:table-cell office:value-type="float" office:value="530.14">
            <text:p>530.14</text:p>
          </table:table-cell>
          <table:table-cell office:value-type="float" office:value="515.59">
            <text:p>515.59</text:p>
          </table:table-cell>
          <table:table-cell office:value-type="float" office:value="486.08">
            <text:p>486.08</text:p>
          </table:table-cell>
          <table:table-cell office:value-type="float" office:value="497.1">
            <text:p>497.1</text:p>
          </table:table-cell>
          <table:table-cell office:value-type="float" office:value="495.01">
            <text:p>495.01</text:p>
          </table:table-cell>
          <table:table-cell office:value-type="float" office:value="501.18">
            <text:p>501.18</text:p>
          </table:table-cell>
          <table:table-cell office:value-type="float" office:value="517.7">
            <text:p>517.7</text:p>
          </table:table-cell>
          <table:table-cell/>
          <table:table-cell office:value-type="float" office:value="466.65">
            <text:p>466.65</text:p>
          </table:table-cell>
          <table:table-cell office:value-type="float" office:value="485.99">
            <text:p>485.99</text:p>
          </table:table-cell>
          <table:table-cell office:value-type="float" office:value="492.76">
            <text:p>492.76</text:p>
          </table:table-cell>
          <table:table-cell office:value-type="float" office:value="501.04">
            <text:p>501.04</text:p>
          </table:table-cell>
          <table:table-cell office:value-type="float" office:value="477.73">
            <text:p>477.73</text:p>
          </table:table-cell>
          <table:table-cell office:value-type="float" office:value="478.24">
            <text:p>478.24</text:p>
          </table:table-cell>
          <table:table-cell office:value-type="float" office:value="477.95">
            <text:p>477.95</text:p>
          </table:table-cell>
          <table:table-cell office:value-type="float" office:value="470.46">
            <text:p>470.46</text:p>
          </table:table-cell>
          <table:table-cell office:value-type="float" office:value="449.81">
            <text:p>449.81</text:p>
          </table:table-cell>
          <table:table-cell/>
          <table:table-cell office:value-type="float" office:value="471.09">
            <text:p>471.09</text:p>
          </table:table-cell>
          <table:table-cell office:value-type="float" office:value="478.63">
            <text:p>478.63</text:p>
          </table:table-cell>
          <table:table-cell/>
          <table:table-cell office:value-type="float" office:value="472.56">
            <text:p>472.56</text:p>
          </table:table-cell>
          <table:table-cell table:number-columns-repeated="974"/>
        </table:table-row>
        <table:table-row table:style-name="ro1">
          <table:table-cell office:value-type="string">
            <text:p>Brazil</text:p>
          </table:table-cell>
          <table:table-cell office:value-type="float" office:value="401.62">
            <text:p>401.62</text:p>
          </table:table-cell>
          <table:table-cell office:value-type="float" office:value="434.08">
            <text:p>434.08</text:p>
          </table:table-cell>
          <table:table-cell office:value-type="float" office:value="446.25">
            <text:p>446.25</text:p>
          </table:table-cell>
          <table:table-cell office:value-type="float" office:value="433.06">
            <text:p>433.06</text:p>
          </table:table-cell>
          <table:table-cell office:value-type="float" office:value="430.29">
            <text:p>430.29</text:p>
          </table:table-cell>
          <table:table-cell office:value-type="float" office:value="401.8">
            <text:p>401.8</text:p>
          </table:table-cell>
          <table:table-cell office:value-type="float" office:value="379.5">
            <text:p>379.5</text:p>
          </table:table-cell>
          <table:table-cell office:value-type="float" office:value="395.56">
            <text:p>395.56</text:p>
          </table:table-cell>
          <table:table-cell office:value-type="float" office:value="404.67">
            <text:p>404.67</text:p>
          </table:table-cell>
          <table:table-cell office:value-type="float" office:value="383.31">
            <text:p>383.31</text:p>
          </table:table-cell>
          <table:table-cell office:value-type="float" office:value="435.41">
            <text:p>435.41</text:p>
          </table:table-cell>
          <table:table-cell office:value-type="float" office:value="449.18">
            <text:p>449.18</text:p>
          </table:table-cell>
          <table:table-cell office:value-type="float" office:value="447.65">
            <text:p>447.65</text:p>
          </table:table-cell>
          <table:table-cell office:value-type="float" office:value="421.39">
            <text:p>421.39</text:p>
          </table:table-cell>
          <table:table-cell office:value-type="float" office:value="463.38">
            <text:p>463.38</text:p>
          </table:table-cell>
          <table:table-cell office:value-type="float" office:value="448.19">
            <text:p>448.19</text:p>
          </table:table-cell>
          <table:table-cell office:value-type="float" office:value="437.36">
            <text:p>437.36</text:p>
          </table:table-cell>
          <table:table-cell office:value-type="float" office:value="456.05">
            <text:p>456.05</text:p>
          </table:table-cell>
          <table:table-cell/>
          <table:table-cell office:value-type="float" office:value="463.8">
            <text:p>463.8</text:p>
          </table:table-cell>
          <table:table-cell office:value-type="float" office:value="445.31">
            <text:p>445.31</text:p>
          </table:table-cell>
          <table:table-cell office:value-type="float" office:value="421.89">
            <text:p>421.89</text:p>
          </table:table-cell>
          <table:table-cell office:value-type="float" office:value="439.68">
            <text:p>439.68</text:p>
          </table:table-cell>
          <table:table-cell office:value-type="float" office:value="428.95">
            <text:p>428.95</text:p>
          </table:table-cell>
          <table:table-cell/>
          <table:table-cell office:value-type="float" office:value="437.52">
            <text:p>437.52</text:p>
          </table:table-cell>
          <table:table-cell office:value-type="float" office:value="433.24">
            <text:p>433.24</text:p>
          </table:table-cell>
          <table:table-cell office:value-type="float" office:value="405.96">
            <text:p>405.96</text:p>
          </table:table-cell>
          <table:table-cell office:value-type="float" office:value="442.82">
            <text:p>442.82</text:p>
          </table:table-cell>
          <table:table-cell office:value-type="float" office:value="392.99">
            <text:p>392.99</text:p>
          </table:table-cell>
          <table:table-cell office:value-type="float" office:value="413.44">
            <text:p>413.44</text:p>
          </table:table-cell>
          <table:table-cell office:value-type="float" office:value="392.26">
            <text:p>392.26</text:p>
          </table:table-cell>
          <table:table-cell office:value-type="float" office:value="412.49">
            <text:p>412.49</text:p>
          </table:table-cell>
          <table:table-cell office:value-type="float" office:value="389.37">
            <text:p>389.37</text:p>
          </table:table-cell>
          <table:table-cell office:value-type="float" office:value="352.75">
            <text:p>352.75</text:p>
          </table:table-cell>
          <table:table-cell office:value-type="float" office:value="379.31">
            <text:p>379.31</text:p>
          </table:table-cell>
          <table:table-cell office:value-type="float" office:value="414.49">
            <text:p>414.49</text:p>
          </table:table-cell>
          <table:table-cell office:value-type="float" office:value="415.85">
            <text:p>415.85</text:p>
          </table:table-cell>
          <table:table-cell office:value-type="float" office:value="409.92">
            <text:p>409.92</text:p>
          </table:table-cell>
          <table:table-cell office:value-type="float" office:value="403.6">
            <text:p>403.6</text:p>
          </table:table-cell>
          <table:table-cell office:value-type="float" office:value="416.07">
            <text:p>416.07</text:p>
          </table:table-cell>
          <table:table-cell office:value-type="float" office:value="422">
            <text:p>422</text:p>
          </table:table-cell>
          <table:table-cell office:value-type="float" office:value="401.75">
            <text:p>401.75</text:p>
          </table:table-cell>
          <table:table-cell office:value-type="float" office:value="389.71">
            <text:p>389.71</text:p>
          </table:table-cell>
          <table:table-cell office:value-type="float" office:value="380.13">
            <text:p>380.13</text:p>
          </table:table-cell>
          <table:table-cell office:value-type="float" office:value="380.48">
            <text:p>380.48</text:p>
          </table:table-cell>
          <table:table-cell office:value-type="float" office:value="366.5">
            <text:p>366.5</text:p>
          </table:table-cell>
          <table:table-cell office:value-type="float" office:value="360.41">
            <text:p>360.41</text:p>
          </table:table-cell>
          <table:table-cell office:value-type="float" office:value="389.93">
            <text:p>389.93</text:p>
          </table:table-cell>
          <table:table-cell table:number-columns-repeated="974"/>
        </table:table-row>
        <table:table-row table:style-name="ro1">
          <table:table-cell office:value-type="string">
            <text:p>Bulgaria</text:p>
          </table:table-cell>
          <table:table-cell office:value-type="float" office:value="446.47">
            <text:p>446.47</text:p>
          </table:table-cell>
          <table:table-cell office:value-type="float" office:value="498.88">
            <text:p>498.88</text:p>
          </table:table-cell>
          <table:table-cell office:value-type="float" office:value="505.6">
            <text:p>505.6</text:p>
          </table:table-cell>
          <table:table-cell office:value-type="float" office:value="494.12">
            <text:p>494.12</text:p>
          </table:table-cell>
          <table:table-cell office:value-type="float" office:value="480.95">
            <text:p>480.95</text:p>
          </table:table-cell>
          <table:table-cell office:value-type="float" office:value="446.74">
            <text:p>446.74</text:p>
          </table:table-cell>
          <table:table-cell office:value-type="float" office:value="431.61">
            <text:p>431.61</text:p>
          </table:table-cell>
          <table:table-cell office:value-type="float" office:value="430.43">
            <text:p>430.43</text:p>
          </table:table-cell>
          <table:table-cell office:value-type="float" office:value="426.6">
            <text:p>426.6</text:p>
          </table:table-cell>
          <table:table-cell office:value-type="float" office:value="400.25">
            <text:p>400.25</text:p>
          </table:table-cell>
          <table:table-cell office:value-type="float" office:value="505.29">
            <text:p>505.29</text:p>
          </table:table-cell>
          <table:table-cell office:value-type="float" office:value="532.69">
            <text:p>532.69</text:p>
          </table:table-cell>
          <table:table-cell office:value-type="float" office:value="516.75">
            <text:p>516.75</text:p>
          </table:table-cell>
          <table:table-cell office:value-type="float" office:value="491.63">
            <text:p>491.63</text:p>
          </table:table-cell>
          <table:table-cell office:value-type="float" office:value="526.97">
            <text:p>526.97</text:p>
          </table:table-cell>
          <table:table-cell office:value-type="float" office:value="500.02">
            <text:p>500.02</text:p>
          </table:table-cell>
          <table:table-cell office:value-type="float" office:value="495.74">
            <text:p>495.74</text:p>
          </table:table-cell>
          <table:table-cell office:value-type="float" office:value="506.41">
            <text:p>506.41</text:p>
          </table:table-cell>
          <table:table-cell office:value-type="float" office:value="540.39">
            <text:p>540.39</text:p>
          </table:table-cell>
          <table:table-cell office:value-type="float" office:value="511.88">
            <text:p>511.88</text:p>
          </table:table-cell>
          <table:table-cell office:value-type="float" office:value="492.87">
            <text:p>492.87</text:p>
          </table:table-cell>
          <table:table-cell office:value-type="float" office:value="493.66">
            <text:p>493.66</text:p>
          </table:table-cell>
          <table:table-cell office:value-type="float" office:value="507.45">
            <text:p>507.45</text:p>
          </table:table-cell>
          <table:table-cell office:value-type="float" office:value="485.56">
            <text:p>485.56</text:p>
          </table:table-cell>
          <table:table-cell/>
          <table:table-cell office:value-type="float" office:value="474.36">
            <text:p>474.36</text:p>
          </table:table-cell>
          <table:table-cell office:value-type="float" office:value="485.39">
            <text:p>485.39</text:p>
          </table:table-cell>
          <table:table-cell office:value-type="float" office:value="477.12">
            <text:p>477.12</text:p>
          </table:table-cell>
          <table:table-cell office:value-type="float" office:value="502.6">
            <text:p>502.6</text:p>
          </table:table-cell>
          <table:table-cell office:value-type="float" office:value="441.85">
            <text:p>441.85</text:p>
          </table:table-cell>
          <table:table-cell office:value-type="float" office:value="447.35">
            <text:p>447.35</text:p>
          </table:table-cell>
          <table:table-cell office:value-type="float" office:value="446.62">
            <text:p>446.62</text:p>
          </table:table-cell>
          <table:table-cell office:value-type="float" office:value="453.38">
            <text:p>453.38</text:p>
          </table:table-cell>
          <table:table-cell office:value-type="float" office:value="432.06">
            <text:p>432.06</text:p>
          </table:table-cell>
          <table:table-cell/>
          <table:table-cell office:value-type="float" office:value="412.79">
            <text:p>412.79</text:p>
          </table:table-cell>
          <table:table-cell office:value-type="float" office:value="446.14">
            <text:p>446.14</text:p>
          </table:table-cell>
          <table:table-cell office:value-type="float" office:value="441.98">
            <text:p>441.98</text:p>
          </table:table-cell>
          <table:table-cell office:value-type="float" office:value="453.8">
            <text:p>453.8</text:p>
          </table:table-cell>
          <table:table-cell office:value-type="float" office:value="433.1">
            <text:p>433.1</text:p>
          </table:table-cell>
          <table:table-cell office:value-type="float" office:value="416.19">
            <text:p>416.19</text:p>
          </table:table-cell>
          <table:table-cell office:value-type="float" office:value="410.6">
            <text:p>410.6</text:p>
          </table:table-cell>
          <table:table-cell office:value-type="float" office:value="436.69">
            <text:p>436.69</text:p>
          </table:table-cell>
          <table:table-cell office:value-type="float" office:value="406.31">
            <text:p>406.31</text:p>
          </table:table-cell>
          <table:table-cell office:value-type="float" office:value="341.84">
            <text:p>341.84</text:p>
          </table:table-cell>
          <table:table-cell office:value-type="float" office:value="402.19">
            <text:p>402.19</text:p>
          </table:table-cell>
          <table:table-cell office:value-type="float" office:value="406.47">
            <text:p>406.47</text:p>
          </table:table-cell>
          <table:table-cell office:value-type="float" office:value="395.73">
            <text:p>395.73</text:p>
          </table:table-cell>
          <table:table-cell office:value-type="float" office:value="405.16">
            <text:p>405.16</text:p>
          </table:table-cell>
          <table:table-cell table:number-columns-repeated="974"/>
        </table:table-row>
        <table:table-row table:style-name="ro1">
          <table:table-cell office:value-type="string">
            <text:p>Canada</text:p>
          </table:table-cell>
          <table:table-cell office:value-type="float" office:value="525.44">
            <text:p>525.44</text:p>
          </table:table-cell>
          <table:table-cell office:value-type="float" office:value="542.55">
            <text:p>542.55</text:p>
          </table:table-cell>
          <table:table-cell office:value-type="float" office:value="549.32">
            <text:p>549.32</text:p>
          </table:table-cell>
          <table:table-cell office:value-type="float" office:value="542.92">
            <text:p>542.92</text:p>
          </table:table-cell>
          <table:table-cell office:value-type="float" office:value="533.42">
            <text:p>533.42</text:p>
          </table:table-cell>
          <table:table-cell office:value-type="float" office:value="513.37">
            <text:p>513.37</text:p>
          </table:table-cell>
          <table:table-cell office:value-type="float" office:value="536.42">
            <text:p>536.42</text:p>
          </table:table-cell>
          <table:table-cell office:value-type="float" office:value="517.99">
            <text:p>517.99</text:p>
          </table:table-cell>
          <table:table-cell office:value-type="float" office:value="510.1">
            <text:p>510.1</text:p>
          </table:table-cell>
          <table:table-cell office:value-type="float" office:value="501.54">
            <text:p>501.54</text:p>
          </table:table-cell>
          <table:table-cell office:value-type="float" office:value="559.78">
            <text:p>559.78</text:p>
          </table:table-cell>
          <table:table-cell office:value-type="float" office:value="547.8">
            <text:p>547.8</text:p>
          </table:table-cell>
          <table:table-cell office:value-type="float" office:value="549.67">
            <text:p>549.67</text:p>
          </table:table-cell>
          <table:table-cell office:value-type="float" office:value="529.1">
            <text:p>529.1</text:p>
          </table:table-cell>
          <table:table-cell office:value-type="float" office:value="559.03">
            <text:p>559.03</text:p>
          </table:table-cell>
          <table:table-cell office:value-type="float" office:value="535.1">
            <text:p>535.1</text:p>
          </table:table-cell>
          <table:table-cell office:value-type="float" office:value="556.53">
            <text:p>556.53</text:p>
          </table:table-cell>
          <table:table-cell office:value-type="float" office:value="551.11">
            <text:p>551.11</text:p>
          </table:table-cell>
          <table:table-cell office:value-type="float" office:value="589.18">
            <text:p>589.18</text:p>
          </table:table-cell>
          <table:table-cell office:value-type="float" office:value="557.17">
            <text:p>557.17</text:p>
          </table:table-cell>
          <table:table-cell office:value-type="float" office:value="548.74">
            <text:p>548.74</text:p>
          </table:table-cell>
          <table:table-cell office:value-type="float" office:value="541.96">
            <text:p>541.96</text:p>
          </table:table-cell>
          <table:table-cell office:value-type="float" office:value="543.37">
            <text:p>543.37</text:p>
          </table:table-cell>
          <table:table-cell office:value-type="float" office:value="537.82">
            <text:p>537.82</text:p>
          </table:table-cell>
          <table:table-cell office:value-type="float" office:value="551.67">
            <text:p>551.67</text:p>
          </table:table-cell>
          <table:table-cell office:value-type="float" office:value="537.63">
            <text:p>537.63</text:p>
          </table:table-cell>
          <table:table-cell office:value-type="float" office:value="527.07">
            <text:p>527.07</text:p>
          </table:table-cell>
          <table:table-cell office:value-type="float" office:value="535.03">
            <text:p>535.03</text:p>
          </table:table-cell>
          <table:table-cell office:value-type="float" office:value="532.54">
            <text:p>532.54</text:p>
          </table:table-cell>
          <table:table-cell office:value-type="float" office:value="503.16">
            <text:p>503.16</text:p>
          </table:table-cell>
          <table:table-cell office:value-type="float" office:value="522.27">
            <text:p>522.27</text:p>
          </table:table-cell>
          <table:table-cell office:value-type="float" office:value="514.04">
            <text:p>514.04</text:p>
          </table:table-cell>
          <table:table-cell office:value-type="float" office:value="522.88">
            <text:p>522.88</text:p>
          </table:table-cell>
          <table:table-cell office:value-type="float" office:value="543.98">
            <text:p>543.98</text:p>
          </table:table-cell>
          <table:table-cell office:value-type="float" office:value="502.72">
            <text:p>502.72</text:p>
          </table:table-cell>
          <table:table-cell office:value-type="float" office:value="509.38">
            <text:p>509.38</text:p>
          </table:table-cell>
          <table:table-cell office:value-type="float" office:value="517.05">
            <text:p>517.05</text:p>
          </table:table-cell>
          <table:table-cell office:value-type="float" office:value="528.54">
            <text:p>528.54</text:p>
          </table:table-cell>
          <table:table-cell office:value-type="float" office:value="541.01">
            <text:p>541.01</text:p>
          </table:table-cell>
          <table:table-cell office:value-type="float" office:value="509.4">
            <text:p>509.4</text:p>
          </table:table-cell>
          <table:table-cell office:value-type="float" office:value="506.82">
            <text:p>506.82</text:p>
          </table:table-cell>
          <table:table-cell office:value-type="float" office:value="520.19">
            <text:p>520.19</text:p>
          </table:table-cell>
          <table:table-cell office:value-type="float" office:value="508.22">
            <text:p>508.22</text:p>
          </table:table-cell>
          <table:table-cell office:value-type="float" office:value="484.98">
            <text:p>484.98</text:p>
          </table:table-cell>
          <table:table-cell office:value-type="float" office:value="498.8">
            <text:p>498.8</text:p>
          </table:table-cell>
          <table:table-cell office:value-type="float" office:value="512.1">
            <text:p>512.1</text:p>
          </table:table-cell>
          <table:table-cell office:value-type="float" office:value="501.23">
            <text:p>501.23</text:p>
          </table:table-cell>
          <table:table-cell/>
          <table:table-cell office:value-type="float" office:value="514.13">
            <text:p>514.13</text:p>
          </table:table-cell>
          <table:table-cell table:number-columns-repeated="974"/>
        </table:table-row>
        <table:table-row table:style-name="ro1">
          <table:table-cell office:value-type="string">
            <text:p>Chile</text:p>
          </table:table-cell>
          <table:table-cell office:value-type="float" office:value="444.93">
            <text:p>444.93</text:p>
          </table:table-cell>
          <table:table-cell office:value-type="float" office:value="485.94">
            <text:p>485.94</text:p>
          </table:table-cell>
          <table:table-cell office:value-type="float" office:value="500.01">
            <text:p>500.01</text:p>
          </table:table-cell>
          <table:table-cell office:value-type="float" office:value="469.06">
            <text:p>469.06</text:p>
          </table:table-cell>
          <table:table-cell office:value-type="float" office:value="473.69">
            <text:p>473.69</text:p>
          </table:table-cell>
          <table:table-cell office:value-type="float" office:value="441.87">
            <text:p>441.87</text:p>
          </table:table-cell>
          <table:table-cell office:value-type="float" office:value="411.64">
            <text:p>411.64</text:p>
          </table:table-cell>
          <table:table-cell office:value-type="float" office:value="432.31">
            <text:p>432.31</text:p>
          </table:table-cell>
          <table:table-cell office:value-type="float" office:value="434.61">
            <text:p>434.61</text:p>
          </table:table-cell>
          <table:table-cell office:value-type="float" office:value="427.77">
            <text:p>427.77</text:p>
          </table:table-cell>
          <table:table-cell office:value-type="float" office:value="511.66">
            <text:p>511.66</text:p>
          </table:table-cell>
          <table:table-cell office:value-type="float" office:value="493.36">
            <text:p>493.36</text:p>
          </table:table-cell>
          <table:table-cell office:value-type="float" office:value="501.31">
            <text:p>501.31</text:p>
          </table:table-cell>
          <table:table-cell office:value-type="float" office:value="471.74">
            <text:p>471.74</text:p>
          </table:table-cell>
          <table:table-cell office:value-type="float" office:value="510.83">
            <text:p>510.83</text:p>
          </table:table-cell>
          <table:table-cell office:value-type="float" office:value="500.77">
            <text:p>500.77</text:p>
          </table:table-cell>
          <table:table-cell office:value-type="float" office:value="500.17">
            <text:p>500.17</text:p>
          </table:table-cell>
          <table:table-cell office:value-type="float" office:value="496.23">
            <text:p>496.23</text:p>
          </table:table-cell>
          <table:table-cell/>
          <table:table-cell office:value-type="float" office:value="512.13">
            <text:p>512.13</text:p>
          </table:table-cell>
          <table:table-cell office:value-type="float" office:value="458.13">
            <text:p>458.13</text:p>
          </table:table-cell>
          <table:table-cell office:value-type="float" office:value="459.89">
            <text:p>459.89</text:p>
          </table:table-cell>
          <table:table-cell office:value-type="float" office:value="483.83">
            <text:p>483.83</text:p>
          </table:table-cell>
          <table:table-cell office:value-type="float" office:value="473.68">
            <text:p>473.68</text:p>
          </table:table-cell>
          <table:table-cell/>
          <table:table-cell office:value-type="float" office:value="476.66">
            <text:p>476.66</text:p>
          </table:table-cell>
          <table:table-cell office:value-type="float" office:value="468.83">
            <text:p>468.83</text:p>
          </table:table-cell>
          <table:table-cell office:value-type="float" office:value="470.16">
            <text:p>470.16</text:p>
          </table:table-cell>
          <table:table-cell office:value-type="float" office:value="483.91">
            <text:p>483.91</text:p>
          </table:table-cell>
          <table:table-cell office:value-type="float" office:value="438.98">
            <text:p>438.98</text:p>
          </table:table-cell>
          <table:table-cell office:value-type="float" office:value="445.2">
            <text:p>445.2</text:p>
          </table:table-cell>
          <table:table-cell office:value-type="float" office:value="436.54">
            <text:p>436.54</text:p>
          </table:table-cell>
          <table:table-cell office:value-type="float" office:value="440.66">
            <text:p>440.66</text:p>
          </table:table-cell>
          <table:table-cell office:value-type="float" office:value="423.6">
            <text:p>423.6</text:p>
          </table:table-cell>
          <table:table-cell/>
          <table:table-cell office:value-type="float" office:value="423.18">
            <text:p>423.18</text:p>
          </table:table-cell>
          <table:table-cell office:value-type="float" office:value="442.14">
            <text:p>442.14</text:p>
          </table:table-cell>
          <table:table-cell office:value-type="float" office:value="466.85">
            <text:p>466.85</text:p>
          </table:table-cell>
          <table:table-cell office:value-type="float" office:value="445.34">
            <text:p>445.34</text:p>
          </table:table-cell>
          <table:table-cell office:value-type="float" office:value="425.51">
            <text:p>425.51</text:p>
          </table:table-cell>
          <table:table-cell office:value-type="float" office:value="442.9">
            <text:p>442.9</text:p>
          </table:table-cell>
          <table:table-cell/>
          <table:table-cell office:value-type="float" office:value="432.79">
            <text:p>432.79</text:p>
          </table:table-cell>
          <table:table-cell office:value-type="float" office:value="417.78">
            <text:p>417.78</text:p>
          </table:table-cell>
          <table:table-cell office:value-type="float" office:value="410.19">
            <text:p>410.19</text:p>
          </table:table-cell>
          <table:table-cell office:value-type="float" office:value="420.7">
            <text:p>420.7</text:p>
          </table:table-cell>
          <table:table-cell office:value-type="float" office:value="416.14">
            <text:p>416.14</text:p>
          </table:table-cell>
          <table:table-cell/>
          <table:table-cell office:value-type="float" office:value="416.36">
            <text:p>416.36</text:p>
          </table:table-cell>
          <table:table-cell table:number-columns-repeated="974"/>
        </table:table-row>
        <table:table-row table:style-name="ro1">
          <table:table-cell office:value-type="string">
            <text:p>Chinese Taipei</text:p>
          </table:table-cell>
          <table:table-cell office:value-type="float" office:value="523.31">
            <text:p>523.31</text:p>
          </table:table-cell>
          <table:table-cell office:value-type="float" office:value="563.63">
            <text:p>563.63</text:p>
          </table:table-cell>
          <table:table-cell office:value-type="float" office:value="566.68">
            <text:p>566.68</text:p>
          </table:table-cell>
          <table:table-cell office:value-type="float" office:value="548.92">
            <text:p>548.92</text:p>
          </table:table-cell>
          <table:table-cell office:value-type="float" office:value="541.12">
            <text:p>541.12</text:p>
          </table:table-cell>
          <table:table-cell office:value-type="float" office:value="519.58">
            <text:p>519.58</text:p>
          </table:table-cell>
          <table:table-cell office:value-type="float" office:value="508.4">
            <text:p>508.4</text:p>
          </table:table-cell>
          <table:table-cell office:value-type="float" office:value="512.5">
            <text:p>512.5</text:p>
          </table:table-cell>
          <table:table-cell office:value-type="float" office:value="512.27">
            <text:p>512.27</text:p>
          </table:table-cell>
          <table:table-cell office:value-type="float" office:value="493.88">
            <text:p>493.88</text:p>
          </table:table-cell>
          <table:table-cell office:value-type="float" office:value="557.68">
            <text:p>557.68</text:p>
          </table:table-cell>
          <table:table-cell office:value-type="float" office:value="570.16">
            <text:p>570.16</text:p>
          </table:table-cell>
          <table:table-cell office:value-type="float" office:value="566.67">
            <text:p>566.67</text:p>
          </table:table-cell>
          <table:table-cell/>
          <table:table-cell office:value-type="float" office:value="554.73">
            <text:p>554.73</text:p>
          </table:table-cell>
          <table:table-cell office:value-type="float" office:value="555.15">
            <text:p>555.15</text:p>
          </table:table-cell>
          <table:table-cell office:value-type="float" office:value="584.53">
            <text:p>584.53</text:p>
          </table:table-cell>
          <table:table-cell office:value-type="float" office:value="556.54">
            <text:p>556.54</text:p>
          </table:table-cell>
          <table:table-cell office:value-type="float" office:value="570.48">
            <text:p>570.48</text:p>
          </table:table-cell>
          <table:table-cell office:value-type="float" office:value="554.07">
            <text:p>554.07</text:p>
          </table:table-cell>
          <table:table-cell office:value-type="float" office:value="540.05">
            <text:p>540.05</text:p>
          </table:table-cell>
          <table:table-cell office:value-type="float" office:value="552.79">
            <text:p>552.79</text:p>
          </table:table-cell>
          <table:table-cell office:value-type="float" office:value="552.39">
            <text:p>552.39</text:p>
          </table:table-cell>
          <table:table-cell office:value-type="float" office:value="526.87">
            <text:p>526.87</text:p>
          </table:table-cell>
          <table:table-cell office:value-type="float" office:value="564.97">
            <text:p>564.97</text:p>
          </table:table-cell>
          <table:table-cell office:value-type="float" office:value="540.37">
            <text:p>540.37</text:p>
          </table:table-cell>
          <table:table-cell office:value-type="float" office:value="551.73">
            <text:p>551.73</text:p>
          </table:table-cell>
          <table:table-cell office:value-type="float" office:value="535.57">
            <text:p>535.57</text:p>
          </table:table-cell>
          <table:table-cell office:value-type="float" office:value="547.79">
            <text:p>547.79</text:p>
          </table:table-cell>
          <table:table-cell office:value-type="float" office:value="508.87">
            <text:p>508.87</text:p>
          </table:table-cell>
          <table:table-cell office:value-type="float" office:value="521.92">
            <text:p>521.92</text:p>
          </table:table-cell>
          <table:table-cell office:value-type="float" office:value="522.05">
            <text:p>522.05</text:p>
          </table:table-cell>
          <table:table-cell office:value-type="float" office:value="526.16">
            <text:p>526.16</text:p>
          </table:table-cell>
          <table:table-cell office:value-type="float" office:value="508.25">
            <text:p>508.25</text:p>
          </table:table-cell>
          <table:table-cell/>
          <table:table-cell office:value-type="float" office:value="498.92">
            <text:p>498.92</text:p>
          </table:table-cell>
          <table:table-cell office:value-type="float" office:value="515.86">
            <text:p>515.86</text:p>
          </table:table-cell>
          <table:table-cell office:value-type="float" office:value="520.96">
            <text:p>520.96</text:p>
          </table:table-cell>
          <table:table-cell office:value-type="float" office:value="536.68">
            <text:p>536.68</text:p>
          </table:table-cell>
          <table:table-cell office:value-type="float" office:value="516.34">
            <text:p>516.34</text:p>
          </table:table-cell>
          <table:table-cell office:value-type="float" office:value="514.64">
            <text:p>514.64</text:p>
          </table:table-cell>
          <table:table-cell office:value-type="float" office:value="518.8">
            <text:p>518.8</text:p>
          </table:table-cell>
          <table:table-cell office:value-type="float" office:value="507.45">
            <text:p>507.45</text:p>
          </table:table-cell>
          <table:table-cell office:value-type="float" office:value="499.2">
            <text:p>499.2</text:p>
          </table:table-cell>
          <table:table-cell/>
          <table:table-cell office:value-type="float" office:value="487.76">
            <text:p>487.76</text:p>
          </table:table-cell>
          <table:table-cell office:value-type="float" office:value="493.31">
            <text:p>493.31</text:p>
          </table:table-cell>
          <table:table-cell/>
          <table:table-cell office:value-type="float" office:value="492.11">
            <text:p>492.11</text:p>
          </table:table-cell>
          <table:table-cell table:number-columns-repeated="974"/>
        </table:table-row>
        <table:table-row table:style-name="ro1">
          <table:table-cell office:value-type="string">
            <text:p>Colombia</text:p>
          </table:table-cell>
          <table:table-cell office:value-type="float" office:value="398.68">
            <text:p>398.68</text:p>
          </table:table-cell>
          <table:table-cell office:value-type="float" office:value="442.83">
            <text:p>442.83</text:p>
          </table:table-cell>
          <table:table-cell office:value-type="float" office:value="436.59">
            <text:p>436.59</text:p>
          </table:table-cell>
          <table:table-cell office:value-type="float" office:value="417.56">
            <text:p>417.56</text:p>
          </table:table-cell>
          <table:table-cell office:value-type="float" office:value="434.05">
            <text:p>434.05</text:p>
          </table:table-cell>
          <table:table-cell office:value-type="float" office:value="403.27">
            <text:p>403.27</text:p>
          </table:table-cell>
          <table:table-cell office:value-type="float" office:value="372.24">
            <text:p>372.24</text:p>
          </table:table-cell>
          <table:table-cell office:value-type="float" office:value="396.34">
            <text:p>396.34</text:p>
          </table:table-cell>
          <table:table-cell office:value-type="float" office:value="400.37">
            <text:p>400.37</text:p>
          </table:table-cell>
          <table:table-cell office:value-type="float" office:value="385.17">
            <text:p>385.17</text:p>
          </table:table-cell>
          <table:table-cell office:value-type="float" office:value="451.26">
            <text:p>451.26</text:p>
          </table:table-cell>
          <table:table-cell office:value-type="float" office:value="418.31">
            <text:p>418.31</text:p>
          </table:table-cell>
          <table:table-cell/>
          <table:table-cell office:value-type="float" office:value="499.27">
            <text:p>499.27</text:p>
          </table:table-cell>
          <table:table-cell office:value-type="float" office:value="449.2">
            <text:p>449.2</text:p>
          </table:table-cell>
          <table:table-cell office:value-type="float" office:value="428.63">
            <text:p>428.63</text:p>
          </table:table-cell>
          <table:table-cell office:value-type="float" office:value="429.35">
            <text:p>429.35</text:p>
          </table:table-cell>
          <table:table-cell office:value-type="float" office:value="446.33">
            <text:p>446.33</text:p>
          </table:table-cell>
          <table:table-cell office:value-type="float" office:value="455.89">
            <text:p>455.89</text:p>
          </table:table-cell>
          <table:table-cell office:value-type="float" office:value="456.4">
            <text:p>456.4</text:p>
          </table:table-cell>
          <table:table-cell office:value-type="float" office:value="405.9">
            <text:p>405.9</text:p>
          </table:table-cell>
          <table:table-cell office:value-type="float" office:value="431.65">
            <text:p>431.65</text:p>
          </table:table-cell>
          <table:table-cell office:value-type="float" office:value="422.8">
            <text:p>422.8</text:p>
          </table:table-cell>
          <table:table-cell office:value-type="float" office:value="425.77">
            <text:p>425.77</text:p>
          </table:table-cell>
          <table:table-cell/>
          <table:table-cell office:value-type="float" office:value="444.3">
            <text:p>444.3</text:p>
          </table:table-cell>
          <table:table-cell office:value-type="float" office:value="429.13">
            <text:p>429.13</text:p>
          </table:table-cell>
          <table:table-cell office:value-type="float" office:value="422.85">
            <text:p>422.85</text:p>
          </table:table-cell>
          <table:table-cell office:value-type="float" office:value="432.91">
            <text:p>432.91</text:p>
          </table:table-cell>
          <table:table-cell office:value-type="float" office:value="395.12">
            <text:p>395.12</text:p>
          </table:table-cell>
          <table:table-cell office:value-type="float" office:value="409.05">
            <text:p>409.05</text:p>
          </table:table-cell>
          <table:table-cell office:value-type="float" office:value="390.47">
            <text:p>390.47</text:p>
          </table:table-cell>
          <table:table-cell office:value-type="float" office:value="401.25">
            <text:p>401.25</text:p>
          </table:table-cell>
          <table:table-cell office:value-type="float" office:value="372.21">
            <text:p>372.21</text:p>
          </table:table-cell>
          <table:table-cell/>
          <table:table-cell office:value-type="float" office:value="388.95">
            <text:p>388.95</text:p>
          </table:table-cell>
          <table:table-cell office:value-type="float" office:value="400.08">
            <text:p>400.08</text:p>
          </table:table-cell>
          <table:table-cell office:value-type="float" office:value="396.63">
            <text:p>396.63</text:p>
          </table:table-cell>
          <table:table-cell office:value-type="float" office:value="403.08">
            <text:p>403.08</text:p>
          </table:table-cell>
          <table:table-cell office:value-type="float" office:value="402.53">
            <text:p>402.53</text:p>
          </table:table-cell>
          <table:table-cell office:value-type="float" office:value="388.62">
            <text:p>388.62</text:p>
          </table:table-cell>
          <table:table-cell/>
          <table:table-cell office:value-type="float" office:value="405.3">
            <text:p>405.3</text:p>
          </table:table-cell>
          <table:table-cell office:value-type="float" office:value="385.31">
            <text:p>385.31</text:p>
          </table:table-cell>
          <table:table-cell office:value-type="float" office:value="380.21">
            <text:p>380.21</text:p>
          </table:table-cell>
          <table:table-cell office:value-type="float" office:value="380.6">
            <text:p>380.6</text:p>
          </table:table-cell>
          <table:table-cell office:value-type="float" office:value="375.04">
            <text:p>375.04</text:p>
          </table:table-cell>
          <table:table-cell office:value-type="float" office:value="401.92">
            <text:p>401.92</text:p>
          </table:table-cell>
          <table:table-cell office:value-type="float" office:value="382.87">
            <text:p>382.87</text:p>
          </table:table-cell>
          <table:table-cell table:number-columns-repeated="974"/>
        </table:table-row>
        <table:table-row table:style-name="ro1">
          <table:table-cell office:value-type="string">
            <text:p>Costa Rica</text:p>
          </table:table-cell>
          <table:table-cell office:value-type="float" office:value="429.35">
            <text:p>429.35</text:p>
          </table:table-cell>
          <table:table-cell office:value-type="float" office:value="455.24">
            <text:p>455.24</text:p>
          </table:table-cell>
          <table:table-cell office:value-type="float" office:value="468.63">
            <text:p>468.63</text:p>
          </table:table-cell>
          <table:table-cell office:value-type="float" office:value="459.94">
            <text:p>459.94</text:p>
          </table:table-cell>
          <table:table-cell office:value-type="float" office:value="446.83">
            <text:p>446.83</text:p>
          </table:table-cell>
          <table:table-cell office:value-type="float" office:value="426.61">
            <text:p>426.61</text:p>
          </table:table-cell>
          <table:table-cell office:value-type="float" office:value="393.94">
            <text:p>393.94</text:p>
          </table:table-cell>
          <table:table-cell office:value-type="float" office:value="428.57">
            <text:p>428.57</text:p>
          </table:table-cell>
          <table:table-cell office:value-type="float" office:value="428.29">
            <text:p>428.29</text:p>
          </table:table-cell>
          <table:table-cell office:value-type="float" office:value="415.95">
            <text:p>415.95</text:p>
          </table:table-cell>
          <table:table-cell/>
          <table:table-cell office:value-type="float" office:value="459.9">
            <text:p>459.9</text:p>
          </table:table-cell>
          <table:table-cell office:value-type="float" office:value="430.36">
            <text:p>430.36</text:p>
          </table:table-cell>
          <table:table-cell/>
          <table:table-cell office:value-type="float" office:value="470.14">
            <text:p>470.14</text:p>
          </table:table-cell>
          <table:table-cell office:value-type="float" office:value="466.01">
            <text:p>466.01</text:p>
          </table:table-cell>
          <table:table-cell office:value-type="float" office:value="466.56">
            <text:p>466.56</text:p>
          </table:table-cell>
          <table:table-cell office:value-type="float" office:value="474.9">
            <text:p>474.9</text:p>
          </table:table-cell>
          <table:table-cell office:value-type="float" office:value="477.58">
            <text:p>477.58</text:p>
          </table:table-cell>
          <table:table-cell office:value-type="float" office:value="489.49">
            <text:p>489.49</text:p>
          </table:table-cell>
          <table:table-cell office:value-type="float" office:value="451.53">
            <text:p>451.53</text:p>
          </table:table-cell>
          <table:table-cell office:value-type="float" office:value="467.28">
            <text:p>467.28</text:p>
          </table:table-cell>
          <table:table-cell office:value-type="float" office:value="463.98">
            <text:p>463.98</text:p>
          </table:table-cell>
          <table:table-cell office:value-type="float" office:value="443.57">
            <text:p>443.57</text:p>
          </table:table-cell>
          <table:table-cell/>
          <table:table-cell office:value-type="float" office:value="446.05">
            <text:p>446.05</text:p>
          </table:table-cell>
          <table:table-cell office:value-type="float" office:value="454.63">
            <text:p>454.63</text:p>
          </table:table-cell>
          <table:table-cell table:number-columns-repeated="2"/>
          <table:table-cell office:value-type="float" office:value="418.92">
            <text:p>418.92</text:p>
          </table:table-cell>
          <table:table-cell office:value-type="float" office:value="443.21">
            <text:p>443.21</text:p>
          </table:table-cell>
          <table:table-cell office:value-type="float" office:value="421.76">
            <text:p>421.76</text:p>
          </table:table-cell>
          <table:table-cell office:value-type="float" office:value="415.14">
            <text:p>415.14</text:p>
          </table:table-cell>
          <table:table-cell office:value-type="float" office:value="397.48">
            <text:p>397.48</text:p>
          </table:table-cell>
          <table:table-cell/>
          <table:table-cell office:value-type="float" office:value="413.72">
            <text:p>413.72</text:p>
          </table:table-cell>
          <table:table-cell office:value-type="float" office:value="431.17">
            <text:p>431.17</text:p>
          </table:table-cell>
          <table:table-cell office:value-type="float" office:value="453.67">
            <text:p>453.67</text:p>
          </table:table-cell>
          <table:table-cell office:value-type="float" office:value="434.63">
            <text:p>434.63</text:p>
          </table:table-cell>
          <table:table-cell office:value-type="float" office:value="438.52">
            <text:p>438.52</text:p>
          </table:table-cell>
          <table:table-cell office:value-type="float" office:value="430.6">
            <text:p>430.6</text:p>
          </table:table-cell>
          <table:table-cell/>
          <table:table-cell office:value-type="float" office:value="428.32">
            <text:p>428.32</text:p>
          </table:table-cell>
          <table:table-cell/>
          <table:table-cell office:value-type="float" office:value="398.99">
            <text:p>398.99</text:p>
          </table:table-cell>
          <table:table-cell office:value-type="float" office:value="406.63">
            <text:p>406.63</text:p>
          </table:table-cell>
          <table:table-cell office:value-type="float" office:value="398.24">
            <text:p>398.24</text:p>
          </table:table-cell>
          <table:table-cell/>
          <table:table-cell office:value-type="float" office:value="432.22">
            <text:p>432.22</text:p>
          </table:table-cell>
          <table:table-cell table:number-columns-repeated="974"/>
        </table:table-row>
        <table:table-row table:style-name="ro1">
          <table:table-cell office:value-type="string">
            <text:p>Croatia</text:p>
          </table:table-cell>
          <table:table-cell office:value-type="float" office:value="491.36">
            <text:p>491.36</text:p>
          </table:table-cell>
          <table:table-cell office:value-type="float" office:value="518.64">
            <text:p>518.64</text:p>
          </table:table-cell>
          <table:table-cell office:value-type="float" office:value="539.33">
            <text:p>539.33</text:p>
          </table:table-cell>
          <table:table-cell office:value-type="float" office:value="509.79">
            <text:p>509.79</text:p>
          </table:table-cell>
          <table:table-cell office:value-type="float" office:value="511.34">
            <text:p>511.34</text:p>
          </table:table-cell>
          <table:table-cell office:value-type="float" office:value="482.58">
            <text:p>482.58</text:p>
          </table:table-cell>
          <table:table-cell office:value-type="float" office:value="475.91">
            <text:p>475.91</text:p>
          </table:table-cell>
          <table:table-cell office:value-type="float" office:value="480.75">
            <text:p>480.75</text:p>
          </table:table-cell>
          <table:table-cell office:value-type="float" office:value="475.47">
            <text:p>475.47</text:p>
          </table:table-cell>
          <table:table-cell office:value-type="float" office:value="468.38">
            <text:p>468.38</text:p>
          </table:table-cell>
          <table:table-cell office:value-type="float" office:value="516.36">
            <text:p>516.36</text:p>
          </table:table-cell>
          <table:table-cell office:value-type="float" office:value="530.98">
            <text:p>530.98</text:p>
          </table:table-cell>
          <table:table-cell office:value-type="float" office:value="518.38">
            <text:p>518.38</text:p>
          </table:table-cell>
          <table:table-cell office:value-type="float" office:value="509.13">
            <text:p>509.13</text:p>
          </table:table-cell>
          <table:table-cell office:value-type="float" office:value="541.98">
            <text:p>541.98</text:p>
          </table:table-cell>
          <table:table-cell office:value-type="float" office:value="545.09">
            <text:p>545.09</text:p>
          </table:table-cell>
          <table:table-cell office:value-type="float" office:value="542.72">
            <text:p>542.72</text:p>
          </table:table-cell>
          <table:table-cell/>
          <table:table-cell office:value-type="float" office:value="574.26">
            <text:p>574.26</text:p>
          </table:table-cell>
          <table:table-cell office:value-type="float" office:value="533.02">
            <text:p>533.02</text:p>
          </table:table-cell>
          <table:table-cell office:value-type="float" office:value="501.49">
            <text:p>501.49</text:p>
          </table:table-cell>
          <table:table-cell office:value-type="float" office:value="505.84">
            <text:p>505.84</text:p>
          </table:table-cell>
          <table:table-cell office:value-type="float" office:value="518.9">
            <text:p>518.9</text:p>
          </table:table-cell>
          <table:table-cell office:value-type="float" office:value="520.87">
            <text:p>520.87</text:p>
          </table:table-cell>
          <table:table-cell/>
          <table:table-cell office:value-type="float" office:value="519.73">
            <text:p>519.73</text:p>
          </table:table-cell>
          <table:table-cell office:value-type="float" office:value="507.38">
            <text:p>507.38</text:p>
          </table:table-cell>
          <table:table-cell office:value-type="float" office:value="519.61">
            <text:p>519.61</text:p>
          </table:table-cell>
          <table:table-cell office:value-type="float" office:value="486.46">
            <text:p>486.46</text:p>
          </table:table-cell>
          <table:table-cell office:value-type="float" office:value="473.99">
            <text:p>473.99</text:p>
          </table:table-cell>
          <table:table-cell office:value-type="float" office:value="490.26">
            <text:p>490.26</text:p>
          </table:table-cell>
          <table:table-cell office:value-type="float" office:value="467.04">
            <text:p>467.04</text:p>
          </table:table-cell>
          <table:table-cell office:value-type="float" office:value="485.26">
            <text:p>485.26</text:p>
          </table:table-cell>
          <table:table-cell office:value-type="float" office:value="479.84">
            <text:p>479.84</text:p>
          </table:table-cell>
          <table:table-cell office:value-type="float" office:value="489.61">
            <text:p>489.61</text:p>
          </table:table-cell>
          <table:table-cell office:value-type="float" office:value="474.5">
            <text:p>474.5</text:p>
          </table:table-cell>
          <table:table-cell office:value-type="float" office:value="482.53">
            <text:p>482.53</text:p>
          </table:table-cell>
          <table:table-cell office:value-type="float" office:value="490.49">
            <text:p>490.49</text:p>
          </table:table-cell>
          <table:table-cell office:value-type="float" office:value="489.14">
            <text:p>489.14</text:p>
          </table:table-cell>
          <table:table-cell office:value-type="float" office:value="478.18">
            <text:p>478.18</text:p>
          </table:table-cell>
          <table:table-cell office:value-type="float" office:value="483.17">
            <text:p>483.17</text:p>
          </table:table-cell>
          <table:table-cell/>
          <table:table-cell office:value-type="float" office:value="474.12">
            <text:p>474.12</text:p>
          </table:table-cell>
          <table:table-cell office:value-type="float" office:value="468.38">
            <text:p>468.38</text:p>
          </table:table-cell>
          <table:table-cell office:value-type="float" office:value="455.52">
            <text:p>455.52</text:p>
          </table:table-cell>
          <table:table-cell office:value-type="float" office:value="476.96">
            <text:p>476.96</text:p>
          </table:table-cell>
          <table:table-cell office:value-type="float" office:value="458.52">
            <text:p>458.52</text:p>
          </table:table-cell>
          <table:table-cell/>
          <table:table-cell office:value-type="float" office:value="477.05">
            <text:p>477.05</text:p>
          </table:table-cell>
          <table:table-cell table:number-columns-repeated="974"/>
        </table:table-row>
        <table:table-row table:style-name="ro1">
          <table:table-cell office:value-type="string">
            <text:p>Czech Republic</text:p>
          </table:table-cell>
          <table:table-cell office:value-type="float" office:value="508.3">
            <text:p>508.3</text:p>
          </table:table-cell>
          <table:table-cell office:value-type="float" office:value="535.37">
            <text:p>535.37</text:p>
          </table:table-cell>
          <table:table-cell office:value-type="float" office:value="556.52">
            <text:p>556.52</text:p>
          </table:table-cell>
          <table:table-cell office:value-type="float" office:value="538.26">
            <text:p>538.26</text:p>
          </table:table-cell>
          <table:table-cell office:value-type="float" office:value="523.43">
            <text:p>523.43</text:p>
          </table:table-cell>
          <table:table-cell office:value-type="float" office:value="503.26">
            <text:p>503.26</text:p>
          </table:table-cell>
          <table:table-cell office:value-type="float" office:value="500.17">
            <text:p>500.17</text:p>
          </table:table-cell>
          <table:table-cell office:value-type="float" office:value="495.41">
            <text:p>495.41</text:p>
          </table:table-cell>
          <table:table-cell office:value-type="float" office:value="487.37">
            <text:p>487.37</text:p>
          </table:table-cell>
          <table:table-cell office:value-type="float" office:value="479.45">
            <text:p>479.45</text:p>
          </table:table-cell>
          <table:table-cell/>
          <table:table-cell office:value-type="float" office:value="558.73">
            <text:p>558.73</text:p>
          </table:table-cell>
          <table:table-cell office:value-type="float" office:value="534.15">
            <text:p>534.15</text:p>
          </table:table-cell>
          <table:table-cell office:value-type="float" office:value="509.71">
            <text:p>509.71</text:p>
          </table:table-cell>
          <table:table-cell office:value-type="float" office:value="563.37">
            <text:p>563.37</text:p>
          </table:table-cell>
          <table:table-cell office:value-type="float" office:value="555.61">
            <text:p>555.61</text:p>
          </table:table-cell>
          <table:table-cell office:value-type="float" office:value="556.3">
            <text:p>556.3</text:p>
          </table:table-cell>
          <table:table-cell office:value-type="float" office:value="552.66">
            <text:p>552.66</text:p>
          </table:table-cell>
          <table:table-cell office:value-type="float" office:value="582.09">
            <text:p>582.09</text:p>
          </table:table-cell>
          <table:table-cell office:value-type="float" office:value="555.47">
            <text:p>555.47</text:p>
          </table:table-cell>
          <table:table-cell office:value-type="float" office:value="538.86">
            <text:p>538.86</text:p>
          </table:table-cell>
          <table:table-cell office:value-type="float" office:value="530.82">
            <text:p>530.82</text:p>
          </table:table-cell>
          <table:table-cell office:value-type="float" office:value="545.42">
            <text:p>545.42</text:p>
          </table:table-cell>
          <table:table-cell office:value-type="float" office:value="528.53">
            <text:p>528.53</text:p>
          </table:table-cell>
          <table:table-cell office:value-type="float" office:value="546.82">
            <text:p>546.82</text:p>
          </table:table-cell>
          <table:table-cell office:value-type="float" office:value="530.38">
            <text:p>530.38</text:p>
          </table:table-cell>
          <table:table-cell office:value-type="float" office:value="516.03">
            <text:p>516.03</text:p>
          </table:table-cell>
          <table:table-cell office:value-type="float" office:value="524.13">
            <text:p>524.13</text:p>
          </table:table-cell>
          <table:table-cell office:value-type="float" office:value="510.94">
            <text:p>510.94</text:p>
          </table:table-cell>
          <table:table-cell office:value-type="float" office:value="495.21">
            <text:p>495.21</text:p>
          </table:table-cell>
          <table:table-cell office:value-type="float" office:value="504.32">
            <text:p>504.32</text:p>
          </table:table-cell>
          <table:table-cell office:value-type="float" office:value="535.75">
            <text:p>535.75</text:p>
          </table:table-cell>
          <table:table-cell office:value-type="float" office:value="496.32">
            <text:p>496.32</text:p>
          </table:table-cell>
          <table:table-cell office:value-type="float" office:value="510.7">
            <text:p>510.7</text:p>
          </table:table-cell>
          <table:table-cell/>
          <table:table-cell office:value-type="float" office:value="478.57">
            <text:p>478.57</text:p>
          </table:table-cell>
          <table:table-cell office:value-type="float" office:value="502.36">
            <text:p>502.36</text:p>
          </table:table-cell>
          <table:table-cell office:value-type="float" office:value="507.94">
            <text:p>507.94</text:p>
          </table:table-cell>
          <table:table-cell office:value-type="float" office:value="513.22">
            <text:p>513.22</text:p>
          </table:table-cell>
          <table:table-cell office:value-type="float" office:value="495.65">
            <text:p>495.65</text:p>
          </table:table-cell>
          <table:table-cell office:value-type="float" office:value="475.22">
            <text:p>475.22</text:p>
          </table:table-cell>
          <table:table-cell office:value-type="float" office:value="484.64">
            <text:p>484.64</text:p>
          </table:table-cell>
          <table:table-cell office:value-type="float" office:value="493.91">
            <text:p>493.91</text:p>
          </table:table-cell>
          <table:table-cell office:value-type="float" office:value="477.86">
            <text:p>477.86</text:p>
          </table:table-cell>
          <table:table-cell/>
          <table:table-cell office:value-type="float" office:value="486.96">
            <text:p>486.96</text:p>
          </table:table-cell>
          <table:table-cell table:number-columns-repeated="977"/>
        </table:table-row>
        <table:table-row table:style-name="ro1">
          <table:table-cell office:value-type="string">
            <text:p>Denmark</text:p>
          </table:table-cell>
          <table:table-cell office:value-type="float" office:value="498.47">
            <text:p>498.47</text:p>
          </table:table-cell>
          <table:table-cell office:value-type="float" office:value="522.48">
            <text:p>522.48</text:p>
          </table:table-cell>
          <table:table-cell office:value-type="float" office:value="534.43">
            <text:p>534.43</text:p>
          </table:table-cell>
          <table:table-cell office:value-type="float" office:value="516.85">
            <text:p>516.85</text:p>
          </table:table-cell>
          <table:table-cell office:value-type="float" office:value="510.76">
            <text:p>510.76</text:p>
          </table:table-cell>
          <table:table-cell office:value-type="float" office:value="487.09">
            <text:p>487.09</text:p>
          </table:table-cell>
          <table:table-cell office:value-type="float" office:value="483.63">
            <text:p>483.63</text:p>
          </table:table-cell>
          <table:table-cell office:value-type="float" office:value="482.32">
            <text:p>482.32</text:p>
          </table:table-cell>
          <table:table-cell office:value-type="float" office:value="466.85">
            <text:p>466.85</text:p>
          </table:table-cell>
          <table:table-cell office:value-type="float" office:value="461.14">
            <text:p>461.14</text:p>
          </table:table-cell>
          <table:table-cell office:value-type="float" office:value="530.76">
            <text:p>530.76</text:p>
          </table:table-cell>
          <table:table-cell office:value-type="float" office:value="530.25">
            <text:p>530.25</text:p>
          </table:table-cell>
          <table:table-cell office:value-type="float" office:value="520.03">
            <text:p>520.03</text:p>
          </table:table-cell>
          <table:table-cell office:value-type="float" office:value="492.34">
            <text:p>492.34</text:p>
          </table:table-cell>
          <table:table-cell office:value-type="float" office:value="543.16">
            <text:p>543.16</text:p>
          </table:table-cell>
          <table:table-cell office:value-type="float" office:value="527.47">
            <text:p>527.47</text:p>
          </table:table-cell>
          <table:table-cell office:value-type="float" office:value="534.97">
            <text:p>534.97</text:p>
          </table:table-cell>
          <table:table-cell office:value-type="float" office:value="536.54">
            <text:p>536.54</text:p>
          </table:table-cell>
          <table:table-cell office:value-type="float" office:value="561.25">
            <text:p>561.25</text:p>
          </table:table-cell>
          <table:table-cell office:value-type="float" office:value="542.31">
            <text:p>542.31</text:p>
          </table:table-cell>
          <table:table-cell office:value-type="float" office:value="515.3">
            <text:p>515.3</text:p>
          </table:table-cell>
          <table:table-cell office:value-type="float" office:value="516.24">
            <text:p>516.24</text:p>
          </table:table-cell>
          <table:table-cell office:value-type="float" office:value="520.01">
            <text:p>520.01</text:p>
          </table:table-cell>
          <table:table-cell office:value-type="float" office:value="494.66">
            <text:p>494.66</text:p>
          </table:table-cell>
          <table:table-cell office:value-type="float" office:value="530.88">
            <text:p>530.88</text:p>
          </table:table-cell>
          <table:table-cell office:value-type="float" office:value="513.03">
            <text:p>513.03</text:p>
          </table:table-cell>
          <table:table-cell office:value-type="float" office:value="496.09">
            <text:p>496.09</text:p>
          </table:table-cell>
          <table:table-cell office:value-type="float" office:value="520.55">
            <text:p>520.55</text:p>
          </table:table-cell>
          <table:table-cell office:value-type="float" office:value="500.46">
            <text:p>500.46</text:p>
          </table:table-cell>
          <table:table-cell office:value-type="float" office:value="479.15">
            <text:p>479.15</text:p>
          </table:table-cell>
          <table:table-cell office:value-type="float" office:value="490.99">
            <text:p>490.99</text:p>
          </table:table-cell>
          <table:table-cell office:value-type="float" office:value="486.14">
            <text:p>486.14</text:p>
          </table:table-cell>
          <table:table-cell office:value-type="float" office:value="494.21">
            <text:p>494.21</text:p>
          </table:table-cell>
          <table:table-cell table:number-columns-repeated="2"/>
          <table:table-cell office:value-type="float" office:value="480.38">
            <text:p>480.38</text:p>
          </table:table-cell>
          <table:table-cell office:value-type="float" office:value="479.65">
            <text:p>479.65</text:p>
          </table:table-cell>
          <table:table-cell office:value-type="float" office:value="513.16">
            <text:p>513.16</text:p>
          </table:table-cell>
          <table:table-cell office:value-type="float" office:value="502.19">
            <text:p>502.19</text:p>
          </table:table-cell>
          <table:table-cell office:value-type="float" office:value="461.63">
            <text:p>461.63</text:p>
          </table:table-cell>
          <table:table-cell office:value-type="float" office:value="474.12">
            <text:p>474.12</text:p>
          </table:table-cell>
          <table:table-cell/>
          <table:table-cell office:value-type="float" office:value="463.03">
            <text:p>463.03</text:p>
          </table:table-cell>
          <table:table-cell office:value-type="float" office:value="450.91">
            <text:p>450.91</text:p>
          </table:table-cell>
          <table:table-cell office:value-type="float" office:value="489.7">
            <text:p>489.7</text:p>
          </table:table-cell>
          <table:table-cell office:value-type="float" office:value="486.75">
            <text:p>486.75</text:p>
          </table:table-cell>
          <table:table-cell office:value-type="float" office:value="449.89">
            <text:p>449.89</text:p>
          </table:table-cell>
          <table:table-cell/>
          <table:table-cell office:value-type="float" office:value="473.85">
            <text:p>473.85</text:p>
          </table:table-cell>
          <table:table-cell table:number-columns-repeated="974"/>
        </table:table-row>
        <table:table-row table:style-name="ro1">
          <table:table-cell office:value-type="string">
            <text:p>Estonia</text:p>
          </table:table-cell>
          <table:table-cell office:value-type="float" office:value="541.4">
            <text:p>541.4</text:p>
          </table:table-cell>
          <table:table-cell office:value-type="float" office:value="560.28">
            <text:p>560.28</text:p>
          </table:table-cell>
          <table:table-cell office:value-type="float" office:value="575.9">
            <text:p>575.9</text:p>
          </table:table-cell>
          <table:table-cell office:value-type="float" office:value="551.39">
            <text:p>551.39</text:p>
          </table:table-cell>
          <table:table-cell office:value-type="float" office:value="548.58">
            <text:p>548.58</text:p>
          </table:table-cell>
          <table:table-cell office:value-type="float" office:value="529.67">
            <text:p>529.67</text:p>
          </table:table-cell>
          <table:table-cell office:value-type="float" office:value="533.3">
            <text:p>533.3</text:p>
          </table:table-cell>
          <table:table-cell office:value-type="float" office:value="529.3">
            <text:p>529.3</text:p>
          </table:table-cell>
          <table:table-cell office:value-type="float" office:value="526.35">
            <text:p>526.35</text:p>
          </table:table-cell>
          <table:table-cell office:value-type="float" office:value="523.25">
            <text:p>523.25</text:p>
          </table:table-cell>
          <table:table-cell office:value-type="float" office:value="585.34">
            <text:p>585.34</text:p>
          </table:table-cell>
          <table:table-cell office:value-type="float" office:value="583.4">
            <text:p>583.4</text:p>
          </table:table-cell>
          <table:table-cell office:value-type="float" office:value="556.61">
            <text:p>556.61</text:p>
          </table:table-cell>
          <table:table-cell office:value-type="float" office:value="551.76">
            <text:p>551.76</text:p>
          </table:table-cell>
          <table:table-cell office:value-type="float" office:value="589.8">
            <text:p>589.8</text:p>
          </table:table-cell>
          <table:table-cell office:value-type="float" office:value="571.24">
            <text:p>571.24</text:p>
          </table:table-cell>
          <table:table-cell office:value-type="float" office:value="575.2">
            <text:p>575.2</text:p>
          </table:table-cell>
          <table:table-cell office:value-type="float" office:value="574.01">
            <text:p>574.01</text:p>
          </table:table-cell>
          <table:table-cell office:value-type="float" office:value="606.42">
            <text:p>606.42</text:p>
          </table:table-cell>
          <table:table-cell office:value-type="float" office:value="584.64">
            <text:p>584.64</text:p>
          </table:table-cell>
          <table:table-cell office:value-type="float" office:value="553.99">
            <text:p>553.99</text:p>
          </table:table-cell>
          <table:table-cell office:value-type="float" office:value="542.31">
            <text:p>542.31</text:p>
          </table:table-cell>
          <table:table-cell office:value-type="float" office:value="554.78">
            <text:p>554.78</text:p>
          </table:table-cell>
          <table:table-cell office:value-type="float" office:value="551.61">
            <text:p>551.61</text:p>
          </table:table-cell>
          <table:table-cell/>
          <table:table-cell office:value-type="float" office:value="553.08">
            <text:p>553.08</text:p>
          </table:table-cell>
          <table:table-cell office:value-type="float" office:value="553.24">
            <text:p>553.24</text:p>
          </table:table-cell>
          <table:table-cell office:value-type="float" office:value="540.58">
            <text:p>540.58</text:p>
          </table:table-cell>
          <table:table-cell office:value-type="float" office:value="548.06">
            <text:p>548.06</text:p>
          </table:table-cell>
          <table:table-cell office:value-type="float" office:value="524.25">
            <text:p>524.25</text:p>
          </table:table-cell>
          <table:table-cell office:value-type="float" office:value="527.91">
            <text:p>527.91</text:p>
          </table:table-cell>
          <table:table-cell office:value-type="float" office:value="540.62">
            <text:p>540.62</text:p>
          </table:table-cell>
          <table:table-cell office:value-type="float" office:value="528.06">
            <text:p>528.06</text:p>
          </table:table-cell>
          <table:table-cell office:value-type="float" office:value="529.93">
            <text:p>529.93</text:p>
          </table:table-cell>
          <table:table-cell office:value-type="float" office:value="539.41">
            <text:p>539.41</text:p>
          </table:table-cell>
          <table:table-cell office:value-type="float" office:value="525.05">
            <text:p>525.05</text:p>
          </table:table-cell>
          <table:table-cell office:value-type="float" office:value="530.11">
            <text:p>530.11</text:p>
          </table:table-cell>
          <table:table-cell/>
          <table:table-cell office:value-type="float" office:value="533.16">
            <text:p>533.16</text:p>
          </table:table-cell>
          <table:table-cell office:value-type="float" office:value="532.27">
            <text:p>532.27</text:p>
          </table:table-cell>
          <table:table-cell office:value-type="float" office:value="522.6">
            <text:p>522.6</text:p>
          </table:table-cell>
          <table:table-cell office:value-type="float" office:value="515.99">
            <text:p>515.99</text:p>
          </table:table-cell>
          <table:table-cell office:value-type="float" office:value="529.33">
            <text:p>529.33</text:p>
          </table:table-cell>
          <table:table-cell office:value-type="float" office:value="522.75">
            <text:p>522.75</text:p>
          </table:table-cell>
          <table:table-cell/>
          <table:table-cell office:value-type="float" office:value="520.5">
            <text:p>520.5</text:p>
          </table:table-cell>
          <table:table-cell office:value-type="float" office:value="512.06">
            <text:p>512.06</text:p>
          </table:table-cell>
          <table:table-cell/>
          <table:table-cell office:value-type="float" office:value="528.01">
            <text:p>528.01</text:p>
          </table:table-cell>
          <table:table-cell table:number-columns-repeated="974"/>
        </table:table-row>
        <table:table-row table:style-name="ro1">
          <table:table-cell office:value-type="string">
            <text:p>Finland</text:p>
          </table:table-cell>
          <table:table-cell office:value-type="float" office:value="545.44">
            <text:p>545.44</text:p>
          </table:table-cell>
          <table:table-cell office:value-type="float" office:value="564.72">
            <text:p>564.72</text:p>
          </table:table-cell>
          <table:table-cell office:value-type="float" office:value="570.91">
            <text:p>570.91</text:p>
          </table:table-cell>
          <table:table-cell office:value-type="float" office:value="550.85">
            <text:p>550.85</text:p>
          </table:table-cell>
          <table:table-cell office:value-type="float" office:value="553.19">
            <text:p>553.19</text:p>
          </table:table-cell>
          <table:table-cell office:value-type="float" office:value="531.66">
            <text:p>531.66</text:p>
          </table:table-cell>
          <table:table-cell office:value-type="float" office:value="550.24">
            <text:p>550.24</text:p>
          </table:table-cell>
          <table:table-cell office:value-type="float" office:value="532.9">
            <text:p>532.9</text:p>
          </table:table-cell>
          <table:table-cell office:value-type="float" office:value="527.56">
            <text:p>527.56</text:p>
          </table:table-cell>
          <table:table-cell office:value-type="float" office:value="505.63">
            <text:p>505.63</text:p>
          </table:table-cell>
          <table:table-cell office:value-type="float" office:value="564.58">
            <text:p>564.58</text:p>
          </table:table-cell>
          <table:table-cell office:value-type="float" office:value="575.95">
            <text:p>575.95</text:p>
          </table:table-cell>
          <table:table-cell office:value-type="float" office:value="575.45">
            <text:p>575.45</text:p>
          </table:table-cell>
          <table:table-cell office:value-type="float" office:value="538">
            <text:p>538</text:p>
          </table:table-cell>
          <table:table-cell office:value-type="float" office:value="576.86">
            <text:p>576.86</text:p>
          </table:table-cell>
          <table:table-cell office:value-type="float" office:value="563.44">
            <text:p>563.44</text:p>
          </table:table-cell>
          <table:table-cell office:value-type="float" office:value="577.62">
            <text:p>577.62</text:p>
          </table:table-cell>
          <table:table-cell office:value-type="float" office:value="574.32">
            <text:p>574.32</text:p>
          </table:table-cell>
          <table:table-cell office:value-type="float" office:value="591.38">
            <text:p>591.38</text:p>
          </table:table-cell>
          <table:table-cell office:value-type="float" office:value="581.28">
            <text:p>581.28</text:p>
          </table:table-cell>
          <table:table-cell office:value-type="float" office:value="559.37">
            <text:p>559.37</text:p>
          </table:table-cell>
          <table:table-cell office:value-type="float" office:value="530.48">
            <text:p>530.48</text:p>
          </table:table-cell>
          <table:table-cell office:value-type="float" office:value="560.82">
            <text:p>560.82</text:p>
          </table:table-cell>
          <table:table-cell office:value-type="float" office:value="558.48">
            <text:p>558.48</text:p>
          </table:table-cell>
          <table:table-cell office:value-type="float" office:value="570.78">
            <text:p>570.78</text:p>
          </table:table-cell>
          <table:table-cell office:value-type="float" office:value="551.54">
            <text:p>551.54</text:p>
          </table:table-cell>
          <table:table-cell office:value-type="float" office:value="543.19">
            <text:p>543.19</text:p>
          </table:table-cell>
          <table:table-cell office:value-type="float" office:value="562.71">
            <text:p>562.71</text:p>
          </table:table-cell>
          <table:table-cell office:value-type="float" office:value="560.06">
            <text:p>560.06</text:p>
          </table:table-cell>
          <table:table-cell office:value-type="float" office:value="520.15">
            <text:p>520.15</text:p>
          </table:table-cell>
          <table:table-cell office:value-type="float" office:value="530.64">
            <text:p>530.64</text:p>
          </table:table-cell>
          <table:table-cell office:value-type="float" office:value="533.91">
            <text:p>533.91</text:p>
          </table:table-cell>
          <table:table-cell office:value-type="float" office:value="546.44">
            <text:p>546.44</text:p>
          </table:table-cell>
          <table:table-cell office:value-type="float" office:value="556.56">
            <text:p>556.56</text:p>
          </table:table-cell>
          <table:table-cell office:value-type="float" office:value="521.93">
            <text:p>521.93</text:p>
          </table:table-cell>
          <table:table-cell office:value-type="float" office:value="524.48">
            <text:p>524.48</text:p>
          </table:table-cell>
          <table:table-cell office:value-type="float" office:value="532.45">
            <text:p>532.45</text:p>
          </table:table-cell>
          <table:table-cell office:value-type="float" office:value="551.92">
            <text:p>551.92</text:p>
          </table:table-cell>
          <table:table-cell office:value-type="float" office:value="548.65">
            <text:p>548.65</text:p>
          </table:table-cell>
          <table:table-cell office:value-type="float" office:value="530.14">
            <text:p>530.14</text:p>
          </table:table-cell>
          <table:table-cell office:value-type="float" office:value="535.55">
            <text:p>535.55</text:p>
          </table:table-cell>
          <table:table-cell office:value-type="float" office:value="540.13">
            <text:p>540.13</text:p>
          </table:table-cell>
          <table:table-cell office:value-type="float" office:value="522.24">
            <text:p>522.24</text:p>
          </table:table-cell>
          <table:table-cell office:value-type="float" office:value="516.34">
            <text:p>516.34</text:p>
          </table:table-cell>
          <table:table-cell/>
          <table:table-cell office:value-type="float" office:value="530.65">
            <text:p>530.65</text:p>
          </table:table-cell>
          <table:table-cell office:value-type="float" office:value="498.04">
            <text:p>498.04</text:p>
          </table:table-cell>
          <table:table-cell table:number-columns-repeated="976"/>
        </table:table-row>
        <table:table-row table:style-name="ro1">
          <table:table-cell office:value-type="string">
            <text:p>France</text:p>
          </table:table-cell>
          <table:table-cell office:value-type="float" office:value="498.97">
            <text:p>498.97</text:p>
          </table:table-cell>
          <table:table-cell office:value-type="float" office:value="530.84">
            <text:p>530.84</text:p>
          </table:table-cell>
          <table:table-cell office:value-type="float" office:value="551.52">
            <text:p>551.52</text:p>
          </table:table-cell>
          <table:table-cell office:value-type="float" office:value="522.8">
            <text:p>522.8</text:p>
          </table:table-cell>
          <table:table-cell office:value-type="float" office:value="513.71">
            <text:p>513.71</text:p>
          </table:table-cell>
          <table:table-cell office:value-type="float" office:value="486.38">
            <text:p>486.38</text:p>
          </table:table-cell>
          <table:table-cell office:value-type="float" office:value="489.32">
            <text:p>489.32</text:p>
          </table:table-cell>
          <table:table-cell office:value-type="float" office:value="477.99">
            <text:p>477.99</text:p>
          </table:table-cell>
          <table:table-cell office:value-type="float" office:value="468.46">
            <text:p>468.46</text:p>
          </table:table-cell>
          <table:table-cell office:value-type="float" office:value="457.24">
            <text:p>457.24</text:p>
          </table:table-cell>
          <table:table-cell office:value-type="float" office:value="539.14">
            <text:p>539.14</text:p>
          </table:table-cell>
          <table:table-cell office:value-type="float" office:value="550.21">
            <text:p>550.21</text:p>
          </table:table-cell>
          <table:table-cell office:value-type="float" office:value="523.97">
            <text:p>523.97</text:p>
          </table:table-cell>
          <table:table-cell office:value-type="float" office:value="516.89">
            <text:p>516.89</text:p>
          </table:table-cell>
          <table:table-cell office:value-type="float" office:value="545.07">
            <text:p>545.07</text:p>
          </table:table-cell>
          <table:table-cell office:value-type="float" office:value="562.36">
            <text:p>562.36</text:p>
          </table:table-cell>
          <table:table-cell office:value-type="float" office:value="554.72">
            <text:p>554.72</text:p>
          </table:table-cell>
          <table:table-cell office:value-type="float" office:value="551.04">
            <text:p>551.04</text:p>
          </table:table-cell>
          <table:table-cell office:value-type="float" office:value="575.61">
            <text:p>575.61</text:p>
          </table:table-cell>
          <table:table-cell office:value-type="float" office:value="561.78">
            <text:p>561.78</text:p>
          </table:table-cell>
          <table:table-cell office:value-type="float" office:value="525.98">
            <text:p>525.98</text:p>
          </table:table-cell>
          <table:table-cell office:value-type="float" office:value="515.1">
            <text:p>515.1</text:p>
          </table:table-cell>
          <table:table-cell office:value-type="float" office:value="529.04">
            <text:p>529.04</text:p>
          </table:table-cell>
          <table:table-cell office:value-type="float" office:value="497.74">
            <text:p>497.74</text:p>
          </table:table-cell>
          <table:table-cell office:value-type="float" office:value="541.52">
            <text:p>541.52</text:p>
          </table:table-cell>
          <table:table-cell office:value-type="float" office:value="517.8">
            <text:p>517.8</text:p>
          </table:table-cell>
          <table:table-cell office:value-type="float" office:value="504.35">
            <text:p>504.35</text:p>
          </table:table-cell>
          <table:table-cell office:value-type="float" office:value="517.12">
            <text:p>517.12</text:p>
          </table:table-cell>
          <table:table-cell office:value-type="float" office:value="513.81">
            <text:p>513.81</text:p>
          </table:table-cell>
          <table:table-cell office:value-type="float" office:value="468.46">
            <text:p>468.46</text:p>
          </table:table-cell>
          <table:table-cell office:value-type="float" office:value="501.15">
            <text:p>501.15</text:p>
          </table:table-cell>
          <table:table-cell office:value-type="float" office:value="484.55">
            <text:p>484.55</text:p>
          </table:table-cell>
          <table:table-cell office:value-type="float" office:value="489.91">
            <text:p>489.91</text:p>
          </table:table-cell>
          <table:table-cell office:value-type="float" office:value="492.84">
            <text:p>492.84</text:p>
          </table:table-cell>
          <table:table-cell/>
          <table:table-cell office:value-type="float" office:value="459.89">
            <text:p>459.89</text:p>
          </table:table-cell>
          <table:table-cell office:value-type="float" office:value="490.27">
            <text:p>490.27</text:p>
          </table:table-cell>
          <table:table-cell office:value-type="float" office:value="480.05">
            <text:p>480.05</text:p>
          </table:table-cell>
          <table:table-cell office:value-type="float" office:value="484.51">
            <text:p>484.51</text:p>
          </table:table-cell>
          <table:table-cell office:value-type="float" office:value="494">
            <text:p>494</text:p>
          </table:table-cell>
          <table:table-cell table:number-columns-repeated="2"/>
          <table:table-cell office:value-type="float" office:value="466.51">
            <text:p>466.51</text:p>
          </table:table-cell>
          <table:table-cell office:value-type="float" office:value="452.74">
            <text:p>452.74</text:p>
          </table:table-cell>
          <table:table-cell office:value-type="float" office:value="493.78">
            <text:p>493.78</text:p>
          </table:table-cell>
          <table:table-cell office:value-type="float" office:value="486.42">
            <text:p>486.42</text:p>
          </table:table-cell>
          <table:table-cell office:value-type="float" office:value="446.75">
            <text:p>446.75</text:p>
          </table:table-cell>
          <table:table-cell/>
          <table:table-cell office:value-type="float" office:value="476.86">
            <text:p>476.86</text:p>
          </table:table-cell>
          <table:table-cell table:number-columns-repeated="974"/>
        </table:table-row>
        <table:table-row table:style-name="ro1">
          <table:table-cell office:value-type="string">
            <text:p>Germany</text:p>
          </table:table-cell>
          <table:table-cell office:value-type="float" office:value="524.12">
            <text:p>524.12</text:p>
          </table:table-cell>
          <table:table-cell office:value-type="float" office:value="562.86">
            <text:p>562.86</text:p>
          </table:table-cell>
          <table:table-cell office:value-type="float" office:value="576.83">
            <text:p>576.83</text:p>
          </table:table-cell>
          <table:table-cell office:value-type="float" office:value="551.48">
            <text:p>551.48</text:p>
          </table:table-cell>
          <table:table-cell office:value-type="float" office:value="545.17">
            <text:p>545.17</text:p>
          </table:table-cell>
          <table:table-cell office:value-type="float" office:value="517.91">
            <text:p>517.91</text:p>
          </table:table-cell>
          <table:table-cell office:value-type="float" office:value="512.55">
            <text:p>512.55</text:p>
          </table:table-cell>
          <table:table-cell office:value-type="float" office:value="517.95">
            <text:p>517.95</text:p>
          </table:table-cell>
          <table:table-cell office:value-type="float" office:value="494.12">
            <text:p>494.12</text:p>
          </table:table-cell>
          <table:table-cell office:value-type="float" office:value="488.45">
            <text:p>488.45</text:p>
          </table:table-cell>
          <table:table-cell office:value-type="float" office:value="568.18">
            <text:p>568.18</text:p>
          </table:table-cell>
          <table:table-cell office:value-type="float" office:value="584.68">
            <text:p>584.68</text:p>
          </table:table-cell>
          <table:table-cell office:value-type="float" office:value="573.74">
            <text:p>573.74</text:p>
          </table:table-cell>
          <table:table-cell office:value-type="float" office:value="527.1">
            <text:p>527.1</text:p>
          </table:table-cell>
          <table:table-cell office:value-type="float" office:value="579.27">
            <text:p>579.27</text:p>
          </table:table-cell>
          <table:table-cell office:value-type="float" office:value="562.84">
            <text:p>562.84</text:p>
          </table:table-cell>
          <table:table-cell office:value-type="float" office:value="586.15">
            <text:p>586.15</text:p>
          </table:table-cell>
          <table:table-cell office:value-type="float" office:value="579.36">
            <text:p>579.36</text:p>
          </table:table-cell>
          <table:table-cell office:value-type="float" office:value="604.34">
            <text:p>604.34</text:p>
          </table:table-cell>
          <table:table-cell office:value-type="float" office:value="583.86">
            <text:p>583.86</text:p>
          </table:table-cell>
          <table:table-cell office:value-type="float" office:value="554.34">
            <text:p>554.34</text:p>
          </table:table-cell>
          <table:table-cell office:value-type="float" office:value="545.51">
            <text:p>545.51</text:p>
          </table:table-cell>
          <table:table-cell office:value-type="float" office:value="559.81">
            <text:p>559.81</text:p>
          </table:table-cell>
          <table:table-cell office:value-type="float" office:value="544.49">
            <text:p>544.49</text:p>
          </table:table-cell>
          <table:table-cell office:value-type="float" office:value="578.22">
            <text:p>578.22</text:p>
          </table:table-cell>
          <table:table-cell office:value-type="float" office:value="551.33">
            <text:p>551.33</text:p>
          </table:table-cell>
          <table:table-cell office:value-type="float" office:value="541.33">
            <text:p>541.33</text:p>
          </table:table-cell>
          <table:table-cell office:value-type="float" office:value="537.71">
            <text:p>537.71</text:p>
          </table:table-cell>
          <table:table-cell office:value-type="float" office:value="545.79">
            <text:p>545.79</text:p>
          </table:table-cell>
          <table:table-cell office:value-type="float" office:value="500.24">
            <text:p>500.24</text:p>
          </table:table-cell>
          <table:table-cell office:value-type="float" office:value="518.44">
            <text:p>518.44</text:p>
          </table:table-cell>
          <table:table-cell office:value-type="float" office:value="542.75">
            <text:p>542.75</text:p>
          </table:table-cell>
          <table:table-cell office:value-type="float" office:value="540.77">
            <text:p>540.77</text:p>
          </table:table-cell>
          <table:table-cell office:value-type="float" office:value="512.43">
            <text:p>512.43</text:p>
          </table:table-cell>
          <table:table-cell/>
          <table:table-cell office:value-type="float" office:value="510.11">
            <text:p>510.11</text:p>
          </table:table-cell>
          <table:table-cell office:value-type="float" office:value="515.59">
            <text:p>515.59</text:p>
          </table:table-cell>
          <table:table-cell office:value-type="float" office:value="529.69">
            <text:p>529.69</text:p>
          </table:table-cell>
          <table:table-cell office:value-type="float" office:value="533.12">
            <text:p>533.12</text:p>
          </table:table-cell>
          <table:table-cell office:value-type="float" office:value="520.46">
            <text:p>520.46</text:p>
          </table:table-cell>
          <table:table-cell office:value-type="float" office:value="507.32">
            <text:p>507.32</text:p>
          </table:table-cell>
          <table:table-cell office:value-type="float" office:value="500.64">
            <text:p>500.64</text:p>
          </table:table-cell>
          <table:table-cell office:value-type="float" office:value="482.95">
            <text:p>482.95</text:p>
          </table:table-cell>
          <table:table-cell office:value-type="float" office:value="472.22">
            <text:p>472.22</text:p>
          </table:table-cell>
          <table:table-cell/>
          <table:table-cell office:value-type="float" office:value="486.07">
            <text:p>486.07</text:p>
          </table:table-cell>
          <table:table-cell office:value-type="float" office:value="468.34">
            <text:p>468.34</text:p>
          </table:table-cell>
          <table:table-cell/>
          <table:table-cell office:value-type="float" office:value="509.92">
            <text:p>509.92</text:p>
          </table:table-cell>
          <table:table-cell table:number-columns-repeated="974"/>
        </table:table-row>
        <table:table-row table:style-name="ro1">
          <table:table-cell office:value-type="string">
            <text:p>Greece</text:p>
          </table:table-cell>
          <table:table-cell office:value-type="float" office:value="466.72">
            <text:p>466.72</text:p>
          </table:table-cell>
          <table:table-cell office:value-type="float" office:value="494.24">
            <text:p>494.24</text:p>
          </table:table-cell>
          <table:table-cell office:value-type="float" office:value="507.27">
            <text:p>507.27</text:p>
          </table:table-cell>
          <table:table-cell office:value-type="float" office:value="488.25">
            <text:p>488.25</text:p>
          </table:table-cell>
          <table:table-cell office:value-type="float" office:value="488">
            <text:p>488</text:p>
          </table:table-cell>
          <table:table-cell office:value-type="float" office:value="461.89">
            <text:p>461.89</text:p>
          </table:table-cell>
          <table:table-cell office:value-type="float" office:value="432.94">
            <text:p>432.94</text:p>
          </table:table-cell>
          <table:table-cell office:value-type="float" office:value="455.15">
            <text:p>455.15</text:p>
          </table:table-cell>
          <table:table-cell office:value-type="float" office:value="450.39">
            <text:p>450.39</text:p>
          </table:table-cell>
          <table:table-cell office:value-type="float" office:value="435.93">
            <text:p>435.93</text:p>
          </table:table-cell>
          <table:table-cell office:value-type="float" office:value="481.07">
            <text:p>481.07</text:p>
          </table:table-cell>
          <table:table-cell office:value-type="float" office:value="502.53">
            <text:p>502.53</text:p>
          </table:table-cell>
          <table:table-cell office:value-type="float" office:value="505.68">
            <text:p>505.68</text:p>
          </table:table-cell>
          <table:table-cell office:value-type="float" office:value="476.77">
            <text:p>476.77</text:p>
          </table:table-cell>
          <table:table-cell office:value-type="float" office:value="513.82">
            <text:p>513.82</text:p>
          </table:table-cell>
          <table:table-cell office:value-type="float" office:value="511.44">
            <text:p>511.44</text:p>
          </table:table-cell>
          <table:table-cell office:value-type="float" office:value="516.92">
            <text:p>516.92</text:p>
          </table:table-cell>
          <table:table-cell office:value-type="float" office:value="494.9">
            <text:p>494.9</text:p>
          </table:table-cell>
          <table:table-cell/>
          <table:table-cell office:value-type="float" office:value="490.3">
            <text:p>490.3</text:p>
          </table:table-cell>
          <table:table-cell office:value-type="float" office:value="492.92">
            <text:p>492.92</text:p>
          </table:table-cell>
          <table:table-cell office:value-type="float" office:value="482.54">
            <text:p>482.54</text:p>
          </table:table-cell>
          <table:table-cell office:value-type="float" office:value="490.51">
            <text:p>490.51</text:p>
          </table:table-cell>
          <table:table-cell office:value-type="float" office:value="476.96">
            <text:p>476.96</text:p>
          </table:table-cell>
          <table:table-cell/>
          <table:table-cell office:value-type="float" office:value="486.11">
            <text:p>486.11</text:p>
          </table:table-cell>
          <table:table-cell office:value-type="float" office:value="482.9">
            <text:p>482.9</text:p>
          </table:table-cell>
          <table:table-cell office:value-type="float" office:value="509.89">
            <text:p>509.89</text:p>
          </table:table-cell>
          <table:table-cell/>
          <table:table-cell office:value-type="float" office:value="444.72">
            <text:p>444.72</text:p>
          </table:table-cell>
          <table:table-cell office:value-type="float" office:value="468.58">
            <text:p>468.58</text:p>
          </table:table-cell>
          <table:table-cell office:value-type="float" office:value="441.45">
            <text:p>441.45</text:p>
          </table:table-cell>
          <table:table-cell office:value-type="float" office:value="475.57">
            <text:p>475.57</text:p>
          </table:table-cell>
          <table:table-cell office:value-type="float" office:value="455.66">
            <text:p>455.66</text:p>
          </table:table-cell>
          <table:table-cell/>
          <table:table-cell office:value-type="float" office:value="441.86">
            <text:p>441.86</text:p>
          </table:table-cell>
          <table:table-cell office:value-type="float" office:value="462.15">
            <text:p>462.15</text:p>
          </table:table-cell>
          <table:table-cell office:value-type="float" office:value="475.76">
            <text:p>475.76</text:p>
          </table:table-cell>
          <table:table-cell office:value-type="float" office:value="469.7">
            <text:p>469.7</text:p>
          </table:table-cell>
          <table:table-cell office:value-type="float" office:value="455.08">
            <text:p>455.08</text:p>
          </table:table-cell>
          <table:table-cell office:value-type="float" office:value="431.84">
            <text:p>431.84</text:p>
          </table:table-cell>
          <table:table-cell/>
          <table:table-cell office:value-type="float" office:value="452.8">
            <text:p>452.8</text:p>
          </table:table-cell>
          <table:table-cell office:value-type="float" office:value="430.44">
            <text:p>430.44</text:p>
          </table:table-cell>
          <table:table-cell office:value-type="float" office:value="406.8">
            <text:p>406.8</text:p>
          </table:table-cell>
          <table:table-cell office:value-type="float" office:value="428.56">
            <text:p>428.56</text:p>
          </table:table-cell>
          <table:table-cell office:value-type="float" office:value="423.76">
            <text:p>423.76</text:p>
          </table:table-cell>
          <table:table-cell/>
          <table:table-cell office:value-type="float" office:value="441.68">
            <text:p>441.68</text:p>
          </table:table-cell>
          <table:table-cell table:number-columns-repeated="974"/>
        </table:table-row>
        <table:table-row table:style-name="ro1">
          <table:table-cell office:value-type="string">
            <text:p>Hong Kong-China</text:p>
          </table:table-cell>
          <table:table-cell office:value-type="float" office:value="554.94">
            <text:p>554.94</text:p>
          </table:table-cell>
          <table:table-cell office:value-type="float" office:value="574.63">
            <text:p>574.63</text:p>
          </table:table-cell>
          <table:table-cell office:value-type="float" office:value="583.47">
            <text:p>583.47</text:p>
          </table:table-cell>
          <table:table-cell office:value-type="float" office:value="566.53">
            <text:p>566.53</text:p>
          </table:table-cell>
          <table:table-cell office:value-type="float" office:value="573.71">
            <text:p>573.71</text:p>
          </table:table-cell>
          <table:table-cell office:value-type="float" office:value="552.35">
            <text:p>552.35</text:p>
          </table:table-cell>
          <table:table-cell office:value-type="float" office:value="519.22">
            <text:p>519.22</text:p>
          </table:table-cell>
          <table:table-cell office:value-type="float" office:value="557.63">
            <text:p>557.63</text:p>
          </table:table-cell>
          <table:table-cell office:value-type="float" office:value="547.72">
            <text:p>547.72</text:p>
          </table:table-cell>
          <table:table-cell office:value-type="float" office:value="539.26">
            <text:p>539.26</text:p>
          </table:table-cell>
          <table:table-cell office:value-type="float" office:value="568.55">
            <text:p>568.55</text:p>
          </table:table-cell>
          <table:table-cell office:value-type="float" office:value="579.26">
            <text:p>579.26</text:p>
          </table:table-cell>
          <table:table-cell office:value-type="float" office:value="582.68">
            <text:p>582.68</text:p>
          </table:table-cell>
          <table:table-cell office:value-type="float" office:value="567.46">
            <text:p>567.46</text:p>
          </table:table-cell>
          <table:table-cell office:value-type="float" office:value="580.79">
            <text:p>580.79</text:p>
          </table:table-cell>
          <table:table-cell office:value-type="float" office:value="583.34">
            <text:p>583.34</text:p>
          </table:table-cell>
          <table:table-cell office:value-type="float" office:value="583.93">
            <text:p>583.93</text:p>
          </table:table-cell>
          <table:table-cell office:value-type="float" office:value="590.23">
            <text:p>590.23</text:p>
          </table:table-cell>
          <table:table-cell/>
          <table:table-cell office:value-type="float" office:value="584.9">
            <text:p>584.9</text:p>
          </table:table-cell>
          <table:table-cell office:value-type="float" office:value="566.44">
            <text:p>566.44</text:p>
          </table:table-cell>
          <table:table-cell office:value-type="float" office:value="556.29">
            <text:p>556.29</text:p>
          </table:table-cell>
          <table:table-cell office:value-type="float" office:value="571.02">
            <text:p>571.02</text:p>
          </table:table-cell>
          <table:table-cell office:value-type="float" office:value="541.46">
            <text:p>541.46</text:p>
          </table:table-cell>
          <table:table-cell/>
          <table:table-cell office:value-type="float" office:value="574.51">
            <text:p>574.51</text:p>
          </table:table-cell>
          <table:table-cell office:value-type="float" office:value="561.36">
            <text:p>561.36</text:p>
          </table:table-cell>
          <table:table-cell office:value-type="float" office:value="581.4">
            <text:p>581.4</text:p>
          </table:table-cell>
          <table:table-cell office:value-type="float" office:value="542.37">
            <text:p>542.37</text:p>
          </table:table-cell>
          <table:table-cell office:value-type="float" office:value="548.42">
            <text:p>548.42</text:p>
          </table:table-cell>
          <table:table-cell office:value-type="float" office:value="555.74">
            <text:p>555.74</text:p>
          </table:table-cell>
          <table:table-cell office:value-type="float" office:value="559.6">
            <text:p>559.6</text:p>
          </table:table-cell>
          <table:table-cell office:value-type="float" office:value="549.97">
            <text:p>549.97</text:p>
          </table:table-cell>
          <table:table-cell table:number-columns-repeated="2"/>
          <table:table-cell office:value-type="float" office:value="551.32">
            <text:p>551.32</text:p>
          </table:table-cell>
          <table:table-cell office:value-type="float" office:value="562.68">
            <text:p>562.68</text:p>
          </table:table-cell>
          <table:table-cell office:value-type="float" office:value="567.59">
            <text:p>567.59</text:p>
          </table:table-cell>
          <table:table-cell office:value-type="float" office:value="569.79">
            <text:p>569.79</text:p>
          </table:table-cell>
          <table:table-cell office:value-type="float" office:value="560.74">
            <text:p>560.74</text:p>
          </table:table-cell>
          <table:table-cell table:number-columns-repeated="2"/>
          <table:table-cell office:value-type="float" office:value="547.6">
            <text:p>547.6</text:p>
          </table:table-cell>
          <table:table-cell office:value-type="float" office:value="547.38">
            <text:p>547.38</text:p>
          </table:table-cell>
          <table:table-cell/>
          <table:table-cell office:value-type="float" office:value="541.38">
            <text:p>541.38</text:p>
          </table:table-cell>
          <table:table-cell office:value-type="float" office:value="532.13">
            <text:p>532.13</text:p>
          </table:table-cell>
          <table:table-cell/>
          <table:table-cell office:value-type="float" office:value="537.6">
            <text:p>537.6</text:p>
          </table:table-cell>
          <table:table-cell table:number-columns-repeated="974"/>
        </table:table-row>
        <table:table-row table:style-name="ro1">
          <table:table-cell office:value-type="string">
            <text:p>Hungary</text:p>
          </table:table-cell>
          <table:table-cell office:value-type="float" office:value="494.3">
            <text:p>494.3</text:p>
          </table:table-cell>
          <table:table-cell office:value-type="float" office:value="542.26">
            <text:p>542.26</text:p>
          </table:table-cell>
          <table:table-cell office:value-type="float" office:value="549.05">
            <text:p>549.05</text:p>
          </table:table-cell>
          <table:table-cell office:value-type="float" office:value="523.54">
            <text:p>523.54</text:p>
          </table:table-cell>
          <table:table-cell office:value-type="float" office:value="516.71">
            <text:p>516.71</text:p>
          </table:table-cell>
          <table:table-cell office:value-type="float" office:value="488.4">
            <text:p>488.4</text:p>
          </table:table-cell>
          <table:table-cell office:value-type="float" office:value="472.28">
            <text:p>472.28</text:p>
          </table:table-cell>
          <table:table-cell office:value-type="float" office:value="484.57">
            <text:p>484.57</text:p>
          </table:table-cell>
          <table:table-cell office:value-type="float" office:value="481.34">
            <text:p>481.34</text:p>
          </table:table-cell>
          <table:table-cell office:value-type="float" office:value="459.65">
            <text:p>459.65</text:p>
          </table:table-cell>
          <table:table-cell office:value-type="float" office:value="548.13">
            <text:p>548.13</text:p>
          </table:table-cell>
          <table:table-cell office:value-type="float" office:value="556.07">
            <text:p>556.07</text:p>
          </table:table-cell>
          <table:table-cell office:value-type="float" office:value="534.57">
            <text:p>534.57</text:p>
          </table:table-cell>
          <table:table-cell office:value-type="float" office:value="542.16">
            <text:p>542.16</text:p>
          </table:table-cell>
          <table:table-cell office:value-type="float" office:value="548.1">
            <text:p>548.1</text:p>
          </table:table-cell>
          <table:table-cell office:value-type="float" office:value="560.13">
            <text:p>560.13</text:p>
          </table:table-cell>
          <table:table-cell office:value-type="float" office:value="550.64">
            <text:p>550.64</text:p>
          </table:table-cell>
          <table:table-cell office:value-type="float" office:value="557.85">
            <text:p>557.85</text:p>
          </table:table-cell>
          <table:table-cell office:value-type="float" office:value="575.4">
            <text:p>575.4</text:p>
          </table:table-cell>
          <table:table-cell office:value-type="float" office:value="556.14">
            <text:p>556.14</text:p>
          </table:table-cell>
          <table:table-cell office:value-type="float" office:value="529.46">
            <text:p>529.46</text:p>
          </table:table-cell>
          <table:table-cell office:value-type="float" office:value="514.1">
            <text:p>514.1</text:p>
          </table:table-cell>
          <table:table-cell office:value-type="float" office:value="538.82">
            <text:p>538.82</text:p>
          </table:table-cell>
          <table:table-cell office:value-type="float" office:value="497.94">
            <text:p>497.94</text:p>
          </table:table-cell>
          <table:table-cell/>
          <table:table-cell office:value-type="float" office:value="508.75">
            <text:p>508.75</text:p>
          </table:table-cell>
          <table:table-cell office:value-type="float" office:value="523.4">
            <text:p>523.4</text:p>
          </table:table-cell>
          <table:table-cell office:value-type="float" office:value="519.57">
            <text:p>519.57</text:p>
          </table:table-cell>
          <table:table-cell office:value-type="float" office:value="518.16">
            <text:p>518.16</text:p>
          </table:table-cell>
          <table:table-cell office:value-type="float" office:value="491.81">
            <text:p>491.81</text:p>
          </table:table-cell>
          <table:table-cell office:value-type="float" office:value="487.74">
            <text:p>487.74</text:p>
          </table:table-cell>
          <table:table-cell office:value-type="float" office:value="478.06">
            <text:p>478.06</text:p>
          </table:table-cell>
          <table:table-cell office:value-type="float" office:value="488.75">
            <text:p>488.75</text:p>
          </table:table-cell>
          <table:table-cell office:value-type="float" office:value="477.11">
            <text:p>477.11</text:p>
          </table:table-cell>
          <table:table-cell office:value-type="float" office:value="446.8">
            <text:p>446.8</text:p>
          </table:table-cell>
          <table:table-cell office:value-type="float" office:value="468.05">
            <text:p>468.05</text:p>
          </table:table-cell>
          <table:table-cell office:value-type="float" office:value="491.23">
            <text:p>491.23</text:p>
          </table:table-cell>
          <table:table-cell office:value-type="float" office:value="499.7">
            <text:p>499.7</text:p>
          </table:table-cell>
          <table:table-cell office:value-type="float" office:value="508.05">
            <text:p>508.05</text:p>
          </table:table-cell>
          <table:table-cell office:value-type="float" office:value="481.1">
            <text:p>481.1</text:p>
          </table:table-cell>
          <table:table-cell office:value-type="float" office:value="465.27">
            <text:p>465.27</text:p>
          </table:table-cell>
          <table:table-cell office:value-type="float" office:value="479.3">
            <text:p>479.3</text:p>
          </table:table-cell>
          <table:table-cell office:value-type="float" office:value="488.29">
            <text:p>488.29</text:p>
          </table:table-cell>
          <table:table-cell office:value-type="float" office:value="454.01">
            <text:p>454.01</text:p>
          </table:table-cell>
          <table:table-cell/>
          <table:table-cell office:value-type="float" office:value="455.8">
            <text:p>455.8</text:p>
          </table:table-cell>
          <table:table-cell office:value-type="float" office:value="462.46">
            <text:p>462.46</text:p>
          </table:table-cell>
          <table:table-cell/>
          <table:table-cell office:value-type="float" office:value="472.27">
            <text:p>472.27</text:p>
          </table:table-cell>
          <table:table-cell table:number-columns-repeated="974"/>
        </table:table-row>
        <table:table-row table:style-name="ro1">
          <table:table-cell office:value-type="string">
            <text:p>Iceland</text:p>
          </table:table-cell>
          <table:table-cell office:value-type="float" office:value="478.15">
            <text:p>478.15</text:p>
          </table:table-cell>
          <table:table-cell office:value-type="float" office:value="497.08">
            <text:p>497.08</text:p>
          </table:table-cell>
          <table:table-cell office:value-type="float" office:value="506.28">
            <text:p>506.28</text:p>
          </table:table-cell>
          <table:table-cell office:value-type="float" office:value="479.57">
            <text:p>479.57</text:p>
          </table:table-cell>
          <table:table-cell office:value-type="float" office:value="486.79">
            <text:p>486.79</text:p>
          </table:table-cell>
          <table:table-cell office:value-type="float" office:value="460.01">
            <text:p>460.01</text:p>
          </table:table-cell>
          <table:table-cell office:value-type="float" office:value="506.57">
            <text:p>506.57</text:p>
          </table:table-cell>
          <table:table-cell office:value-type="float" office:value="467.07">
            <text:p>467.07</text:p>
          </table:table-cell>
          <table:table-cell office:value-type="float" office:value="448.9">
            <text:p>448.9</text:p>
          </table:table-cell>
          <table:table-cell office:value-type="float" office:value="444.31">
            <text:p>444.31</text:p>
          </table:table-cell>
          <table:table-cell/>
          <table:table-cell office:value-type="float" office:value="497.93">
            <text:p>497.93</text:p>
          </table:table-cell>
          <table:table-cell office:value-type="float" office:value="506.39">
            <text:p>506.39</text:p>
          </table:table-cell>
          <table:table-cell office:value-type="float" office:value="468.35">
            <text:p>468.35</text:p>
          </table:table-cell>
          <table:table-cell office:value-type="float" office:value="525.15">
            <text:p>525.15</text:p>
          </table:table-cell>
          <table:table-cell office:value-type="float" office:value="507.69">
            <text:p>507.69</text:p>
          </table:table-cell>
          <table:table-cell office:value-type="float" office:value="503.63">
            <text:p>503.63</text:p>
          </table:table-cell>
          <table:table-cell office:value-type="float" office:value="511.57">
            <text:p>511.57</text:p>
          </table:table-cell>
          <table:table-cell office:value-type="float" office:value="525.49">
            <text:p>525.49</text:p>
          </table:table-cell>
          <table:table-cell office:value-type="float" office:value="518.95">
            <text:p>518.95</text:p>
          </table:table-cell>
          <table:table-cell office:value-type="float" office:value="486.51">
            <text:p>486.51</text:p>
          </table:table-cell>
          <table:table-cell office:value-type="float" office:value="458.53">
            <text:p>458.53</text:p>
          </table:table-cell>
          <table:table-cell office:value-type="float" office:value="488.42">
            <text:p>488.42</text:p>
          </table:table-cell>
          <table:table-cell office:value-type="float" office:value="466">
            <text:p>466</text:p>
          </table:table-cell>
          <table:table-cell office:value-type="float" office:value="481.36">
            <text:p>481.36</text:p>
          </table:table-cell>
          <table:table-cell office:value-type="float" office:value="489.78">
            <text:p>489.78</text:p>
          </table:table-cell>
          <table:table-cell office:value-type="float" office:value="487.6">
            <text:p>487.6</text:p>
          </table:table-cell>
          <table:table-cell office:value-type="float" office:value="483.45">
            <text:p>483.45</text:p>
          </table:table-cell>
          <table:table-cell/>
          <table:table-cell office:value-type="float" office:value="464.81">
            <text:p>464.81</text:p>
          </table:table-cell>
          <table:table-cell office:value-type="float" office:value="456.83">
            <text:p>456.83</text:p>
          </table:table-cell>
          <table:table-cell office:value-type="float" office:value="451.58">
            <text:p>451.58</text:p>
          </table:table-cell>
          <table:table-cell office:value-type="float" office:value="478.7">
            <text:p>478.7</text:p>
          </table:table-cell>
          <table:table-cell office:value-type="float" office:value="511.72">
            <text:p>511.72</text:p>
          </table:table-cell>
          <table:table-cell/>
          <table:table-cell office:value-type="float" office:value="464.22">
            <text:p>464.22</text:p>
          </table:table-cell>
          <table:table-cell office:value-type="float" office:value="467.31">
            <text:p>467.31</text:p>
          </table:table-cell>
          <table:table-cell office:value-type="float" office:value="479.93">
            <text:p>479.93</text:p>
          </table:table-cell>
          <table:table-cell office:value-type="float" office:value="472.91">
            <text:p>472.91</text:p>
          </table:table-cell>
          <table:table-cell office:value-type="float" office:value="460.37">
            <text:p>460.37</text:p>
          </table:table-cell>
          <table:table-cell table:number-columns-repeated="2"/>
          <table:table-cell office:value-type="float" office:value="450.73">
            <text:p>450.73</text:p>
          </table:table-cell>
          <table:table-cell office:value-type="float" office:value="430.01">
            <text:p>430.01</text:p>
          </table:table-cell>
          <table:table-cell office:value-type="float" office:value="434.57">
            <text:p>434.57</text:p>
          </table:table-cell>
          <table:table-cell office:value-type="float" office:value="446.29">
            <text:p>446.29</text:p>
          </table:table-cell>
          <table:table-cell office:value-type="float" office:value="451.98">
            <text:p>451.98</text:p>
          </table:table-cell>
          <table:table-cell/>
          <table:table-cell office:value-type="float" office:value="445.45">
            <text:p>445.45</text:p>
          </table:table-cell>
          <table:table-cell table:number-columns-repeated="974"/>
        </table:table-row>
        <table:table-row table:style-name="ro1">
          <table:table-cell office:value-type="string">
            <text:p>Indonesia</text:p>
          </table:table-cell>
          <table:table-cell office:value-type="float" office:value="381.91">
            <text:p>381.91</text:p>
          </table:table-cell>
          <table:table-cell office:value-type="float" office:value="422.78">
            <text:p>422.78</text:p>
          </table:table-cell>
          <table:table-cell office:value-type="float" office:value="413.88">
            <text:p>413.88</text:p>
          </table:table-cell>
          <table:table-cell office:value-type="float" office:value="411.56">
            <text:p>411.56</text:p>
          </table:table-cell>
          <table:table-cell office:value-type="float" office:value="416.45">
            <text:p>416.45</text:p>
          </table:table-cell>
          <table:table-cell office:value-type="float" office:value="393.37">
            <text:p>393.37</text:p>
          </table:table-cell>
          <table:table-cell office:value-type="float" office:value="369.43">
            <text:p>369.43</text:p>
          </table:table-cell>
          <table:table-cell office:value-type="float" office:value="400.59">
            <text:p>400.59</text:p>
          </table:table-cell>
          <table:table-cell office:value-type="float" office:value="390.79">
            <text:p>390.79</text:p>
          </table:table-cell>
          <table:table-cell office:value-type="float" office:value="375.04">
            <text:p>375.04</text:p>
          </table:table-cell>
          <table:table-cell/>
          <table:table-cell office:value-type="float" office:value="417.39">
            <text:p>417.39</text:p>
          </table:table-cell>
          <table:table-cell office:value-type="float" office:value="423.13">
            <text:p>423.13</text:p>
          </table:table-cell>
          <table:table-cell table:number-columns-repeated="3"/>
          <table:table-cell office:value-type="float" office:value="413.22">
            <text:p>413.22</text:p>
          </table:table-cell>
          <table:table-cell office:value-type="float" office:value="402.42">
            <text:p>402.42</text:p>
          </table:table-cell>
          <table:table-cell table:number-columns-repeated="2"/>
          <table:table-cell office:value-type="float" office:value="431.6">
            <text:p>431.6</text:p>
          </table:table-cell>
          <table:table-cell/>
          <table:table-cell office:value-type="float" office:value="409.11">
            <text:p>409.11</text:p>
          </table:table-cell>
          <table:table-cell office:value-type="float" office:value="378.06">
            <text:p>378.06</text:p>
          </table:table-cell>
          <table:table-cell/>
          <table:table-cell office:value-type="float" office:value="415.31">
            <text:p>415.31</text:p>
          </table:table-cell>
          <table:table-cell table:number-columns-repeated="2"/>
          <table:table-cell office:value-type="float" office:value="393.67">
            <text:p>393.67</text:p>
          </table:table-cell>
          <table:table-cell office:value-type="float" office:value="389.6">
            <text:p>389.6</text:p>
          </table:table-cell>
          <table:table-cell office:value-type="float" office:value="393.51">
            <text:p>393.51</text:p>
          </table:table-cell>
          <table:table-cell/>
          <table:table-cell office:value-type="float" office:value="406.36">
            <text:p>406.36</text:p>
          </table:table-cell>
          <table:table-cell office:value-type="float" office:value="374.53">
            <text:p>374.53</text:p>
          </table:table-cell>
          <table:table-cell office:value-type="float" office:value="369.49">
            <text:p>369.49</text:p>
          </table:table-cell>
          <table:table-cell office:value-type="float" office:value="385.31">
            <text:p>385.31</text:p>
          </table:table-cell>
          <table:table-cell office:value-type="float" office:value="404.47">
            <text:p>404.47</text:p>
          </table:table-cell>
          <table:table-cell office:value-type="float" office:value="388.19">
            <text:p>388.19</text:p>
          </table:table-cell>
          <table:table-cell/>
          <table:table-cell office:value-type="float" office:value="406.68">
            <text:p>406.68</text:p>
          </table:table-cell>
          <table:table-cell table:number-columns-repeated="2"/>
          <table:table-cell office:value-type="float" office:value="388.33">
            <text:p>388.33</text:p>
          </table:table-cell>
          <table:table-cell office:value-type="float" office:value="366.84">
            <text:p>366.84</text:p>
          </table:table-cell>
          <table:table-cell office:value-type="float" office:value="355.34">
            <text:p>355.34</text:p>
          </table:table-cell>
          <table:table-cell office:value-type="float" office:value="388.53">
            <text:p>388.53</text:p>
          </table:table-cell>
          <table:table-cell office:value-type="float" office:value="362.03">
            <text:p>362.03</text:p>
          </table:table-cell>
          <table:table-cell/>
          <table:table-cell office:value-type="float" office:value="375.54">
            <text:p>375.54</text:p>
          </table:table-cell>
          <table:table-cell table:number-columns-repeated="974"/>
        </table:table-row>
        <table:table-row table:style-name="ro1">
          <table:table-cell office:value-type="string">
            <text:p>Ireland</text:p>
          </table:table-cell>
          <table:table-cell office:value-type="float" office:value="522">
            <text:p>522</text:p>
          </table:table-cell>
          <table:table-cell office:value-type="float" office:value="550.77">
            <text:p>550.77</text:p>
          </table:table-cell>
          <table:table-cell office:value-type="float" office:value="553.84">
            <text:p>553.84</text:p>
          </table:table-cell>
          <table:table-cell office:value-type="float" office:value="533.51">
            <text:p>533.51</text:p>
          </table:table-cell>
          <table:table-cell office:value-type="float" office:value="538.34">
            <text:p>538.34</text:p>
          </table:table-cell>
          <table:table-cell office:value-type="float" office:value="508.15">
            <text:p>508.15</text:p>
          </table:table-cell>
          <table:table-cell office:value-type="float" office:value="527.3">
            <text:p>527.3</text:p>
          </table:table-cell>
          <table:table-cell office:value-type="float" office:value="513.78">
            <text:p>513.78</text:p>
          </table:table-cell>
          <table:table-cell office:value-type="float" office:value="502.19">
            <text:p>502.19</text:p>
          </table:table-cell>
          <table:table-cell office:value-type="float" office:value="487.49">
            <text:p>487.49</text:p>
          </table:table-cell>
          <table:table-cell office:value-type="float" office:value="560.86">
            <text:p>560.86</text:p>
          </table:table-cell>
          <table:table-cell office:value-type="float" office:value="549.4">
            <text:p>549.4</text:p>
          </table:table-cell>
          <table:table-cell office:value-type="float" office:value="566.51">
            <text:p>566.51</text:p>
          </table:table-cell>
          <table:table-cell office:value-type="float" office:value="533.99">
            <text:p>533.99</text:p>
          </table:table-cell>
          <table:table-cell office:value-type="float" office:value="561.52">
            <text:p>561.52</text:p>
          </table:table-cell>
          <table:table-cell office:value-type="float" office:value="549.26">
            <text:p>549.26</text:p>
          </table:table-cell>
          <table:table-cell office:value-type="float" office:value="557.26">
            <text:p>557.26</text:p>
          </table:table-cell>
          <table:table-cell office:value-type="float" office:value="562.81">
            <text:p>562.81</text:p>
          </table:table-cell>
          <table:table-cell office:value-type="float" office:value="595.14">
            <text:p>595.14</text:p>
          </table:table-cell>
          <table:table-cell office:value-type="float" office:value="558.5">
            <text:p>558.5</text:p>
          </table:table-cell>
          <table:table-cell office:value-type="float" office:value="531.11">
            <text:p>531.11</text:p>
          </table:table-cell>
          <table:table-cell office:value-type="float" office:value="536.08">
            <text:p>536.08</text:p>
          </table:table-cell>
          <table:table-cell office:value-type="float" office:value="546.14">
            <text:p>546.14</text:p>
          </table:table-cell>
          <table:table-cell office:value-type="float" office:value="509.35">
            <text:p>509.35</text:p>
          </table:table-cell>
          <table:table-cell office:value-type="float" office:value="542.32">
            <text:p>542.32</text:p>
          </table:table-cell>
          <table:table-cell office:value-type="float" office:value="537.26">
            <text:p>537.26</text:p>
          </table:table-cell>
          <table:table-cell office:value-type="float" office:value="536.77">
            <text:p>536.77</text:p>
          </table:table-cell>
          <table:table-cell office:value-type="float" office:value="548.5">
            <text:p>548.5</text:p>
          </table:table-cell>
          <table:table-cell office:value-type="float" office:value="525.38">
            <text:p>525.38</text:p>
          </table:table-cell>
          <table:table-cell office:value-type="float" office:value="501.45">
            <text:p>501.45</text:p>
          </table:table-cell>
          <table:table-cell office:value-type="float" office:value="516.11">
            <text:p>516.11</text:p>
          </table:table-cell>
          <table:table-cell office:value-type="float" office:value="503.6">
            <text:p>503.6</text:p>
          </table:table-cell>
          <table:table-cell office:value-type="float" office:value="512.82">
            <text:p>512.82</text:p>
          </table:table-cell>
          <table:table-cell office:value-type="float" office:value="531.36">
            <text:p>531.36</text:p>
          </table:table-cell>
          <table:table-cell/>
          <table:table-cell office:value-type="float" office:value="509.9">
            <text:p>509.9</text:p>
          </table:table-cell>
          <table:table-cell office:value-type="float" office:value="518.24">
            <text:p>518.24</text:p>
          </table:table-cell>
          <table:table-cell/>
          <table:table-cell office:value-type="float" office:value="523.53">
            <text:p>523.53</text:p>
          </table:table-cell>
          <table:table-cell office:value-type="float" office:value="520.67">
            <text:p>520.67</text:p>
          </table:table-cell>
          <table:table-cell office:value-type="float" office:value="506.12">
            <text:p>506.12</text:p>
          </table:table-cell>
          <table:table-cell office:value-type="float" office:value="531.71">
            <text:p>531.71</text:p>
          </table:table-cell>
          <table:table-cell office:value-type="float" office:value="498.3">
            <text:p>498.3</text:p>
          </table:table-cell>
          <table:table-cell office:value-type="float" office:value="471.7">
            <text:p>471.7</text:p>
          </table:table-cell>
          <table:table-cell/>
          <table:table-cell office:value-type="float" office:value="489.47">
            <text:p>489.47</text:p>
          </table:table-cell>
          <table:table-cell office:value-type="float" office:value="456.98">
            <text:p>456.98</text:p>
          </table:table-cell>
          <table:table-cell/>
          <table:table-cell office:value-type="float" office:value="488.88">
            <text:p>488.88</text:p>
          </table:table-cell>
          <table:table-cell table:number-columns-repeated="974"/>
        </table:table-row>
        <table:table-row table:style-name="ro1">
          <table:table-cell office:value-type="string">
            <text:p>Israel</text:p>
          </table:table-cell>
          <table:table-cell office:value-type="float" office:value="470.07">
            <text:p>470.07</text:p>
          </table:table-cell>
          <table:table-cell office:value-type="float" office:value="495.7">
            <text:p>495.7</text:p>
          </table:table-cell>
          <table:table-cell office:value-type="float" office:value="514.69">
            <text:p>514.69</text:p>
          </table:table-cell>
          <table:table-cell office:value-type="float" office:value="491.13">
            <text:p>491.13</text:p>
          </table:table-cell>
          <table:table-cell office:value-type="float" office:value="478.6">
            <text:p>478.6</text:p>
          </table:table-cell>
          <table:table-cell office:value-type="float" office:value="455.76">
            <text:p>455.76</text:p>
          </table:table-cell>
          <table:table-cell office:value-type="float" office:value="464.61">
            <text:p>464.61</text:p>
          </table:table-cell>
          <table:table-cell office:value-type="float" office:value="448.93">
            <text:p>448.93</text:p>
          </table:table-cell>
          <table:table-cell office:value-type="float" office:value="430.6">
            <text:p>430.6</text:p>
          </table:table-cell>
          <table:table-cell office:value-type="float" office:value="419.72">
            <text:p>419.72</text:p>
          </table:table-cell>
          <table:table-cell office:value-type="float" office:value="515.16">
            <text:p>515.16</text:p>
          </table:table-cell>
          <table:table-cell office:value-type="float" office:value="503.04">
            <text:p>503.04</text:p>
          </table:table-cell>
          <table:table-cell office:value-type="float" office:value="492.57">
            <text:p>492.57</text:p>
          </table:table-cell>
          <table:table-cell office:value-type="float" office:value="489.27">
            <text:p>489.27</text:p>
          </table:table-cell>
          <table:table-cell office:value-type="float" office:value="530.08">
            <text:p>530.08</text:p>
          </table:table-cell>
          <table:table-cell office:value-type="float" office:value="525.89">
            <text:p>525.89</text:p>
          </table:table-cell>
          <table:table-cell office:value-type="float" office:value="497.63">
            <text:p>497.63</text:p>
          </table:table-cell>
          <table:table-cell office:value-type="float" office:value="543.44">
            <text:p>543.44</text:p>
          </table:table-cell>
          <table:table-cell office:value-type="float" office:value="579.51">
            <text:p>579.51</text:p>
          </table:table-cell>
          <table:table-cell office:value-type="float" office:value="533.02">
            <text:p>533.02</text:p>
          </table:table-cell>
          <table:table-cell office:value-type="float" office:value="483.18">
            <text:p>483.18</text:p>
          </table:table-cell>
          <table:table-cell office:value-type="float" office:value="490.1">
            <text:p>490.1</text:p>
          </table:table-cell>
          <table:table-cell office:value-type="float" office:value="492.75">
            <text:p>492.75</text:p>
          </table:table-cell>
          <table:table-cell office:value-type="float" office:value="486.26">
            <text:p>486.26</text:p>
          </table:table-cell>
          <table:table-cell office:value-type="float" office:value="560.88">
            <text:p>560.88</text:p>
          </table:table-cell>
          <table:table-cell office:value-type="float" office:value="468.16">
            <text:p>468.16</text:p>
          </table:table-cell>
          <table:table-cell office:value-type="float" office:value="505.68">
            <text:p>505.68</text:p>
          </table:table-cell>
          <table:table-cell office:value-type="float" office:value="461.42">
            <text:p>461.42</text:p>
          </table:table-cell>
          <table:table-cell/>
          <table:table-cell office:value-type="float" office:value="450.37">
            <text:p>450.37</text:p>
          </table:table-cell>
          <table:table-cell office:value-type="float" office:value="461.5">
            <text:p>461.5</text:p>
          </table:table-cell>
          <table:table-cell office:value-type="float" office:value="457.79">
            <text:p>457.79</text:p>
          </table:table-cell>
          <table:table-cell office:value-type="float" office:value="442.46">
            <text:p>442.46</text:p>
          </table:table-cell>
          <table:table-cell office:value-type="float" office:value="466.96">
            <text:p>466.96</text:p>
          </table:table-cell>
          <table:table-cell/>
          <table:table-cell office:value-type="float" office:value="426.3">
            <text:p>426.3</text:p>
          </table:table-cell>
          <table:table-cell office:value-type="float" office:value="439.92">
            <text:p>439.92</text:p>
          </table:table-cell>
          <table:table-cell office:value-type="float" office:value="477.17">
            <text:p>477.17</text:p>
          </table:table-cell>
          <table:table-cell office:value-type="float" office:value="470.41">
            <text:p>470.41</text:p>
          </table:table-cell>
          <table:table-cell office:value-type="float" office:value="475.33">
            <text:p>475.33</text:p>
          </table:table-cell>
          <table:table-cell office:value-type="float" office:value="440.61">
            <text:p>440.61</text:p>
          </table:table-cell>
          <table:table-cell office:value-type="float" office:value="434.31">
            <text:p>434.31</text:p>
          </table:table-cell>
          <table:table-cell office:value-type="float" office:value="429.69">
            <text:p>429.69</text:p>
          </table:table-cell>
          <table:table-cell office:value-type="float" office:value="429.71">
            <text:p>429.71</text:p>
          </table:table-cell>
          <table:table-cell/>
          <table:table-cell office:value-type="float" office:value="421.57">
            <text:p>421.57</text:p>
          </table:table-cell>
          <table:table-cell table:number-columns-repeated="2"/>
          <table:table-cell office:value-type="float" office:value="450.94">
            <text:p>450.94</text:p>
          </table:table-cell>
          <table:table-cell table:number-columns-repeated="974"/>
        </table:table-row>
        <table:table-row table:style-name="ro1">
          <table:table-cell office:value-type="string">
            <text:p>Italy</text:p>
          </table:table-cell>
          <table:table-cell office:value-type="float" office:value="493.54">
            <text:p>493.54</text:p>
          </table:table-cell>
          <table:table-cell office:value-type="float" office:value="533.75">
            <text:p>533.75</text:p>
          </table:table-cell>
          <table:table-cell office:value-type="float" office:value="530.26">
            <text:p>530.26</text:p>
          </table:table-cell>
          <table:table-cell office:value-type="float" office:value="517.99">
            <text:p>517.99</text:p>
          </table:table-cell>
          <table:table-cell office:value-type="float" office:value="521.13">
            <text:p>521.13</text:p>
          </table:table-cell>
          <table:table-cell office:value-type="float" office:value="487.62">
            <text:p>487.62</text:p>
          </table:table-cell>
          <table:table-cell office:value-type="float" office:value="477.2">
            <text:p>477.2</text:p>
          </table:table-cell>
          <table:table-cell office:value-type="float" office:value="478.85">
            <text:p>478.85</text:p>
          </table:table-cell>
          <table:table-cell office:value-type="float" office:value="484.5">
            <text:p>484.5</text:p>
          </table:table-cell>
          <table:table-cell office:value-type="float" office:value="462.05">
            <text:p>462.05</text:p>
          </table:table-cell>
          <table:table-cell office:value-type="float" office:value="539.96">
            <text:p>539.96</text:p>
          </table:table-cell>
          <table:table-cell office:value-type="float" office:value="548.4">
            <text:p>548.4</text:p>
          </table:table-cell>
          <table:table-cell office:value-type="float" office:value="533.89">
            <text:p>533.89</text:p>
          </table:table-cell>
          <table:table-cell office:value-type="float" office:value="540.27">
            <text:p>540.27</text:p>
          </table:table-cell>
          <table:table-cell office:value-type="float" office:value="539.18">
            <text:p>539.18</text:p>
          </table:table-cell>
          <table:table-cell office:value-type="float" office:value="525.57">
            <text:p>525.57</text:p>
          </table:table-cell>
          <table:table-cell office:value-type="float" office:value="532.44">
            <text:p>532.44</text:p>
          </table:table-cell>
          <table:table-cell office:value-type="float" office:value="538.02">
            <text:p>538.02</text:p>
          </table:table-cell>
          <table:table-cell office:value-type="float" office:value="550.32">
            <text:p>550.32</text:p>
          </table:table-cell>
          <table:table-cell office:value-type="float" office:value="530.99">
            <text:p>530.99</text:p>
          </table:table-cell>
          <table:table-cell office:value-type="float" office:value="511.32">
            <text:p>511.32</text:p>
          </table:table-cell>
          <table:table-cell office:value-type="float" office:value="517.36">
            <text:p>517.36</text:p>
          </table:table-cell>
          <table:table-cell office:value-type="float" office:value="525.7">
            <text:p>525.7</text:p>
          </table:table-cell>
          <table:table-cell office:value-type="float" office:value="505.74">
            <text:p>505.74</text:p>
          </table:table-cell>
          <table:table-cell office:value-type="float" office:value="536.72">
            <text:p>536.72</text:p>
          </table:table-cell>
          <table:table-cell office:value-type="float" office:value="520.69">
            <text:p>520.69</text:p>
          </table:table-cell>
          <table:table-cell office:value-type="float" office:value="524.86">
            <text:p>524.86</text:p>
          </table:table-cell>
          <table:table-cell office:value-type="float" office:value="533.63">
            <text:p>533.63</text:p>
          </table:table-cell>
          <table:table-cell office:value-type="float" office:value="524.31">
            <text:p>524.31</text:p>
          </table:table-cell>
          <table:table-cell office:value-type="float" office:value="480.46">
            <text:p>480.46</text:p>
          </table:table-cell>
          <table:table-cell office:value-type="float" office:value="495.2">
            <text:p>495.2</text:p>
          </table:table-cell>
          <table:table-cell office:value-type="float" office:value="468.14">
            <text:p>468.14</text:p>
          </table:table-cell>
          <table:table-cell office:value-type="float" office:value="486.16">
            <text:p>486.16</text:p>
          </table:table-cell>
          <table:table-cell office:value-type="float" office:value="478.76">
            <text:p>478.76</text:p>
          </table:table-cell>
          <table:table-cell office:value-type="float" office:value="453.66">
            <text:p>453.66</text:p>
          </table:table-cell>
          <table:table-cell office:value-type="float" office:value="465.56">
            <text:p>465.56</text:p>
          </table:table-cell>
          <table:table-cell office:value-type="float" office:value="480.28">
            <text:p>480.28</text:p>
          </table:table-cell>
          <table:table-cell office:value-type="float" office:value="502.22">
            <text:p>502.22</text:p>
          </table:table-cell>
          <table:table-cell office:value-type="float" office:value="493.47">
            <text:p>493.47</text:p>
          </table:table-cell>
          <table:table-cell office:value-type="float" office:value="485.33">
            <text:p>485.33</text:p>
          </table:table-cell>
          <table:table-cell office:value-type="float" office:value="496.69">
            <text:p>496.69</text:p>
          </table:table-cell>
          <table:table-cell office:value-type="float" office:value="506.99">
            <text:p>506.99</text:p>
          </table:table-cell>
          <table:table-cell office:value-type="float" office:value="476.65">
            <text:p>476.65</text:p>
          </table:table-cell>
          <table:table-cell office:value-type="float" office:value="463.03">
            <text:p>463.03</text:p>
          </table:table-cell>
          <table:table-cell office:value-type="float" office:value="441.63">
            <text:p>441.63</text:p>
          </table:table-cell>
          <table:table-cell office:value-type="float" office:value="487.56">
            <text:p>487.56</text:p>
          </table:table-cell>
          <table:table-cell office:value-type="float" office:value="471.37">
            <text:p>471.37</text:p>
          </table:table-cell>
          <table:table-cell/>
          <table:table-cell office:value-type="float" office:value="460.12">
            <text:p>460.12</text:p>
          </table:table-cell>
          <table:table-cell table:number-columns-repeated="974"/>
        </table:table-row>
        <table:table-row table:style-name="ro1">
          <table:table-cell office:value-type="string">
            <text:p>Japan</text:p>
          </table:table-cell>
          <table:table-cell office:value-type="float" office:value="546.74">
            <text:p>546.74</text:p>
          </table:table-cell>
          <table:table-cell office:value-type="float" office:value="563.26">
            <text:p>563.26</text:p>
          </table:table-cell>
          <table:table-cell office:value-type="float" office:value="569.3">
            <text:p>569.3</text:p>
          </table:table-cell>
          <table:table-cell office:value-type="float" office:value="566.65">
            <text:p>566.65</text:p>
          </table:table-cell>
          <table:table-cell office:value-type="float" office:value="575.12">
            <text:p>575.12</text:p>
          </table:table-cell>
          <table:table-cell office:value-type="float" office:value="543.25">
            <text:p>543.25</text:p>
          </table:table-cell>
          <table:table-cell office:value-type="float" office:value="553.35">
            <text:p>553.35</text:p>
          </table:table-cell>
          <table:table-cell office:value-type="float" office:value="534.47">
            <text:p>534.47</text:p>
          </table:table-cell>
          <table:table-cell office:value-type="float" office:value="534.29">
            <text:p>534.29</text:p>
          </table:table-cell>
          <table:table-cell office:value-type="float" office:value="527.8">
            <text:p>527.8</text:p>
          </table:table-cell>
          <table:table-cell office:value-type="float" office:value="564.83">
            <text:p>564.83</text:p>
          </table:table-cell>
          <table:table-cell office:value-type="float" office:value="571.48">
            <text:p>571.48</text:p>
          </table:table-cell>
          <table:table-cell office:value-type="float" office:value="569.85">
            <text:p>569.85</text:p>
          </table:table-cell>
          <table:table-cell office:value-type="float" office:value="549.92">
            <text:p>549.92</text:p>
          </table:table-cell>
          <table:table-cell office:value-type="float" office:value="570.77">
            <text:p>570.77</text:p>
          </table:table-cell>
          <table:table-cell office:value-type="float" office:value="558.62">
            <text:p>558.62</text:p>
          </table:table-cell>
          <table:table-cell office:value-type="float" office:value="585.73">
            <text:p>585.73</text:p>
          </table:table-cell>
          <table:table-cell office:value-type="float" office:value="585.44">
            <text:p>585.44</text:p>
          </table:table-cell>
          <table:table-cell office:value-type="float" office:value="597.74">
            <text:p>597.74</text:p>
          </table:table-cell>
          <table:table-cell office:value-type="float" office:value="556.07">
            <text:p>556.07</text:p>
          </table:table-cell>
          <table:table-cell office:value-type="float" office:value="571.09">
            <text:p>571.09</text:p>
          </table:table-cell>
          <table:table-cell office:value-type="float" office:value="568.84">
            <text:p>568.84</text:p>
          </table:table-cell>
          <table:table-cell office:value-type="float" office:value="567.65">
            <text:p>567.65</text:p>
          </table:table-cell>
          <table:table-cell office:value-type="float" office:value="547.86">
            <text:p>547.86</text:p>
          </table:table-cell>
          <table:table-cell/>
          <table:table-cell office:value-type="float" office:value="572.66">
            <text:p>572.66</text:p>
          </table:table-cell>
          <table:table-cell office:value-type="float" office:value="568.52">
            <text:p>568.52</text:p>
          </table:table-cell>
          <table:table-cell office:value-type="float" office:value="593.86">
            <text:p>593.86</text:p>
          </table:table-cell>
          <table:table-cell office:value-type="float" office:value="592.41">
            <text:p>592.41</text:p>
          </table:table-cell>
          <table:table-cell office:value-type="float" office:value="537.71">
            <text:p>537.71</text:p>
          </table:table-cell>
          <table:table-cell office:value-type="float" office:value="543.22">
            <text:p>543.22</text:p>
          </table:table-cell>
          <table:table-cell office:value-type="float" office:value="549.55">
            <text:p>549.55</text:p>
          </table:table-cell>
          <table:table-cell office:value-type="float" office:value="554.76">
            <text:p>554.76</text:p>
          </table:table-cell>
          <table:table-cell office:value-type="float" office:value="560.37">
            <text:p>560.37</text:p>
          </table:table-cell>
          <table:table-cell office:value-type="float" office:value="529.37">
            <text:p>529.37</text:p>
          </table:table-cell>
          <table:table-cell office:value-type="float" office:value="519.36">
            <text:p>519.36</text:p>
          </table:table-cell>
          <table:table-cell office:value-type="float" office:value="542.61">
            <text:p>542.61</text:p>
          </table:table-cell>
          <table:table-cell office:value-type="float" office:value="544.26">
            <text:p>544.26</text:p>
          </table:table-cell>
          <table:table-cell office:value-type="float" office:value="527.15">
            <text:p>527.15</text:p>
          </table:table-cell>
          <table:table-cell office:value-type="float" office:value="544.14">
            <text:p>544.14</text:p>
          </table:table-cell>
          <table:table-cell office:value-type="float" office:value="538.64">
            <text:p>538.64</text:p>
          </table:table-cell>
          <table:table-cell office:value-type="float" office:value="552.64">
            <text:p>552.64</text:p>
          </table:table-cell>
          <table:table-cell office:value-type="float" office:value="524.27">
            <text:p>524.27</text:p>
          </table:table-cell>
          <table:table-cell office:value-type="float" office:value="545.65">
            <text:p>545.65</text:p>
          </table:table-cell>
          <table:table-cell/>
          <table:table-cell office:value-type="float" office:value="543.76">
            <text:p>543.76</text:p>
          </table:table-cell>
          <table:table-cell office:value-type="float" office:value="540.61">
            <text:p>540.61</text:p>
          </table:table-cell>
          <table:table-cell/>
          <table:table-cell office:value-type="float" office:value="536.85">
            <text:p>536.85</text:p>
          </table:table-cell>
          <table:table-cell table:number-columns-repeated="974"/>
        </table:table-row>
        <table:table-row table:style-name="ro1">
          <table:table-cell office:value-type="string">
            <text:p>Jordan</text:p>
          </table:table-cell>
          <table:table-cell office:value-type="float" office:value="409.37">
            <text:p>409.37</text:p>
          </table:table-cell>
          <table:table-cell office:value-type="float" office:value="423.85">
            <text:p>423.85</text:p>
          </table:table-cell>
          <table:table-cell office:value-type="float" office:value="445.5">
            <text:p>445.5</text:p>
          </table:table-cell>
          <table:table-cell office:value-type="float" office:value="437.4">
            <text:p>437.4</text:p>
          </table:table-cell>
          <table:table-cell office:value-type="float" office:value="417.59">
            <text:p>417.59</text:p>
          </table:table-cell>
          <table:table-cell office:value-type="float" office:value="417.49">
            <text:p>417.49</text:p>
          </table:table-cell>
          <table:table-cell/>
          <table:table-cell office:value-type="float" office:value="410.39">
            <text:p>410.39</text:p>
          </table:table-cell>
          <table:table-cell office:value-type="float" office:value="398.39">
            <text:p>398.39</text:p>
          </table:table-cell>
          <table:table-cell office:value-type="float" office:value="399.22">
            <text:p>399.22</text:p>
          </table:table-cell>
          <table:table-cell office:value-type="float" office:value="414.64">
            <text:p>414.64</text:p>
          </table:table-cell>
          <table:table-cell office:value-type="float" office:value="415.91">
            <text:p>415.91</text:p>
          </table:table-cell>
          <table:table-cell office:value-type="float" office:value="452.52">
            <text:p>452.52</text:p>
          </table:table-cell>
          <table:table-cell office:value-type="float" office:value="423.68">
            <text:p>423.68</text:p>
          </table:table-cell>
          <table:table-cell office:value-type="float" office:value="457.76">
            <text:p>457.76</text:p>
          </table:table-cell>
          <table:table-cell office:value-type="float" office:value="457.6">
            <text:p>457.6</text:p>
          </table:table-cell>
          <table:table-cell office:value-type="float" office:value="443.84">
            <text:p>443.84</text:p>
          </table:table-cell>
          <table:table-cell office:value-type="float" office:value="428.91">
            <text:p>428.91</text:p>
          </table:table-cell>
          <table:table-cell/>
          <table:table-cell office:value-type="float" office:value="456.61">
            <text:p>456.61</text:p>
          </table:table-cell>
          <table:table-cell office:value-type="float" office:value="426.1">
            <text:p>426.1</text:p>
          </table:table-cell>
          <table:table-cell office:value-type="float" office:value="446.24">
            <text:p>446.24</text:p>
          </table:table-cell>
          <table:table-cell office:value-type="float" office:value="446.82">
            <text:p>446.82</text:p>
          </table:table-cell>
          <table:table-cell office:value-type="float" office:value="416.43">
            <text:p>416.43</text:p>
          </table:table-cell>
          <table:table-cell/>
          <table:table-cell office:value-type="float" office:value="414.47">
            <text:p>414.47</text:p>
          </table:table-cell>
          <table:table-cell office:value-type="float" office:value="428.87">
            <text:p>428.87</text:p>
          </table:table-cell>
          <table:table-cell office:value-type="float" office:value="431.61">
            <text:p>431.61</text:p>
          </table:table-cell>
          <table:table-cell office:value-type="float" office:value="432.25">
            <text:p>432.25</text:p>
          </table:table-cell>
          <table:table-cell office:value-type="float" office:value="420.55">
            <text:p>420.55</text:p>
          </table:table-cell>
          <table:table-cell office:value-type="float" office:value="422.57">
            <text:p>422.57</text:p>
          </table:table-cell>
          <table:table-cell/>
          <table:table-cell office:value-type="float" office:value="399.87">
            <text:p>399.87</text:p>
          </table:table-cell>
          <table:table-cell table:number-columns-repeated="2"/>
          <table:table-cell office:value-type="float" office:value="406.67">
            <text:p>406.67</text:p>
          </table:table-cell>
          <table:table-cell office:value-type="float" office:value="403.79">
            <text:p>403.79</text:p>
          </table:table-cell>
          <table:table-cell office:value-type="float" office:value="428.95">
            <text:p>428.95</text:p>
          </table:table-cell>
          <table:table-cell/>
          <table:table-cell office:value-type="float" office:value="421.9">
            <text:p>421.9</text:p>
          </table:table-cell>
          <table:table-cell table:number-columns-repeated="2"/>
          <table:table-cell office:value-type="float" office:value="397.36">
            <text:p>397.36</text:p>
          </table:table-cell>
          <table:table-cell table:number-columns-repeated="2"/>
          <table:table-cell office:value-type="float" office:value="394.43">
            <text:p>394.43</text:p>
          </table:table-cell>
          <table:table-cell table:number-columns-repeated="2"/>
          <table:table-cell office:value-type="float" office:value="405.94">
            <text:p>405.94</text:p>
          </table:table-cell>
          <table:table-cell table:number-columns-repeated="974"/>
        </table:table-row>
        <table:table-row table:style-name="ro1">
          <table:table-cell office:value-type="string">
            <text:p>Kazakhstan</text:p>
          </table:table-cell>
          <table:table-cell office:value-type="float" office:value="424.71">
            <text:p>424.71</text:p>
          </table:table-cell>
          <table:table-cell office:value-type="float" office:value="441.57">
            <text:p>441.57</text:p>
          </table:table-cell>
          <table:table-cell office:value-type="float" office:value="434.44">
            <text:p>434.44</text:p>
          </table:table-cell>
          <table:table-cell office:value-type="float" office:value="439.43">
            <text:p>439.43</text:p>
          </table:table-cell>
          <table:table-cell office:value-type="float" office:value="441.49">
            <text:p>441.49</text:p>
          </table:table-cell>
          <table:table-cell office:value-type="float" office:value="425.62">
            <text:p>425.62</text:p>
          </table:table-cell>
          <table:table-cell office:value-type="float" office:value="401.07">
            <text:p>401.07</text:p>
          </table:table-cell>
          <table:table-cell office:value-type="float" office:value="423.88">
            <text:p>423.88</text:p>
          </table:table-cell>
          <table:table-cell office:value-type="float" office:value="424.85">
            <text:p>424.85</text:p>
          </table:table-cell>
          <table:table-cell office:value-type="float" office:value="411.11">
            <text:p>411.11</text:p>
          </table:table-cell>
          <table:table-cell office:value-type="float" office:value="457.77">
            <text:p>457.77</text:p>
          </table:table-cell>
          <table:table-cell office:value-type="float" office:value="443.23">
            <text:p>443.23</text:p>
          </table:table-cell>
          <table:table-cell office:value-type="float" office:value="437.5">
            <text:p>437.5</text:p>
          </table:table-cell>
          <table:table-cell office:value-type="float" office:value="435.52">
            <text:p>435.52</text:p>
          </table:table-cell>
          <table:table-cell office:value-type="float" office:value="445.16">
            <text:p>445.16</text:p>
          </table:table-cell>
          <table:table-cell office:value-type="float" office:value="430.86">
            <text:p>430.86</text:p>
          </table:table-cell>
          <table:table-cell office:value-type="float" office:value="427.23">
            <text:p>427.23</text:p>
          </table:table-cell>
          <table:table-cell office:value-type="float" office:value="449.43">
            <text:p>449.43</text:p>
          </table:table-cell>
          <table:table-cell/>
          <table:table-cell office:value-type="float" office:value="437.22">
            <text:p>437.22</text:p>
          </table:table-cell>
          <table:table-cell office:value-type="float" office:value="428.43">
            <text:p>428.43</text:p>
          </table:table-cell>
          <table:table-cell office:value-type="float" office:value="433.64">
            <text:p>433.64</text:p>
          </table:table-cell>
          <table:table-cell office:value-type="float" office:value="447.78">
            <text:p>447.78</text:p>
          </table:table-cell>
          <table:table-cell office:value-type="float" office:value="435.48">
            <text:p>435.48</text:p>
          </table:table-cell>
          <table:table-cell table:number-columns-repeated="2"/>
          <table:table-cell office:value-type="float" office:value="444.55">
            <text:p>444.55</text:p>
          </table:table-cell>
          <table:table-cell table:number-columns-repeated="2"/>
          <table:table-cell office:value-type="float" office:value="418.51">
            <text:p>418.51</text:p>
          </table:table-cell>
          <table:table-cell office:value-type="float" office:value="430.47">
            <text:p>430.47</text:p>
          </table:table-cell>
          <table:table-cell/>
          <table:table-cell office:value-type="float" office:value="423.8">
            <text:p>423.8</text:p>
          </table:table-cell>
          <table:table-cell office:value-type="float" office:value="400.32">
            <text:p>400.32</text:p>
          </table:table-cell>
          <table:table-cell/>
          <table:table-cell office:value-type="float" office:value="419.76">
            <text:p>419.76</text:p>
          </table:table-cell>
          <table:table-cell office:value-type="float" office:value="422.58">
            <text:p>422.58</text:p>
          </table:table-cell>
          <table:table-cell office:value-type="float" office:value="411.79">
            <text:p>411.79</text:p>
          </table:table-cell>
          <table:table-cell office:value-type="float" office:value="440.86">
            <text:p>440.86</text:p>
          </table:table-cell>
          <table:table-cell office:value-type="float" office:value="428.93">
            <text:p>428.93</text:p>
          </table:table-cell>
          <table:table-cell office:value-type="float" office:value="434.29">
            <text:p>434.29</text:p>
          </table:table-cell>
          <table:table-cell/>
          <table:table-cell office:value-type="float" office:value="424.03">
            <text:p>424.03</text:p>
          </table:table-cell>
          <table:table-cell office:value-type="float" office:value="414.49">
            <text:p>414.49</text:p>
          </table:table-cell>
          <table:table-cell/>
          <table:table-cell office:value-type="float" office:value="411.6">
            <text:p>411.6</text:p>
          </table:table-cell>
          <table:table-cell office:value-type="float" office:value="394.74">
            <text:p>394.74</text:p>
          </table:table-cell>
          <table:table-cell/>
          <table:table-cell office:value-type="float" office:value="428.14">
            <text:p>428.14</text:p>
          </table:table-cell>
          <table:table-cell table:number-columns-repeated="974"/>
        </table:table-row>
        <table:table-row table:style-name="ro1">
          <table:table-cell office:value-type="string">
            <text:p>Korea</text:p>
          </table:table-cell>
          <table:table-cell office:value-type="float" office:value="537.79">
            <text:p>537.79</text:p>
          </table:table-cell>
          <table:table-cell office:value-type="float" office:value="543.57">
            <text:p>543.57</text:p>
          </table:table-cell>
          <table:table-cell office:value-type="float" office:value="560.43">
            <text:p>560.43</text:p>
          </table:table-cell>
          <table:table-cell office:value-type="float" office:value="546.3">
            <text:p>546.3</text:p>
          </table:table-cell>
          <table:table-cell office:value-type="float" office:value="538.21">
            <text:p>538.21</text:p>
          </table:table-cell>
          <table:table-cell office:value-type="float" office:value="533.04">
            <text:p>533.04</text:p>
          </table:table-cell>
          <table:table-cell office:value-type="float" office:value="520.58">
            <text:p>520.58</text:p>
          </table:table-cell>
          <table:table-cell office:value-type="float" office:value="523.49">
            <text:p>523.49</text:p>
          </table:table-cell>
          <table:table-cell office:value-type="float" office:value="529.14">
            <text:p>529.14</text:p>
          </table:table-cell>
          <table:table-cell office:value-type="float" office:value="525.84">
            <text:p>525.84</text:p>
          </table:table-cell>
          <table:table-cell office:value-type="float" office:value="514.2">
            <text:p>514.2</text:p>
          </table:table-cell>
          <table:table-cell office:value-type="float" office:value="550.32">
            <text:p>550.32</text:p>
          </table:table-cell>
          <table:table-cell office:value-type="float" office:value="546.95">
            <text:p>546.95</text:p>
          </table:table-cell>
          <table:table-cell office:value-type="float" office:value="538.13">
            <text:p>538.13</text:p>
          </table:table-cell>
          <table:table-cell office:value-type="float" office:value="537.8">
            <text:p>537.8</text:p>
          </table:table-cell>
          <table:table-cell office:value-type="float" office:value="570.11">
            <text:p>570.11</text:p>
          </table:table-cell>
          <table:table-cell office:value-type="float" office:value="569.58">
            <text:p>569.58</text:p>
          </table:table-cell>
          <table:table-cell office:value-type="float" office:value="554.69">
            <text:p>554.69</text:p>
          </table:table-cell>
          <table:table-cell/>
          <table:table-cell office:value-type="float" office:value="576.76">
            <text:p>576.76</text:p>
          </table:table-cell>
          <table:table-cell office:value-type="float" office:value="549.21">
            <text:p>549.21</text:p>
          </table:table-cell>
          <table:table-cell office:value-type="float" office:value="541.05">
            <text:p>541.05</text:p>
          </table:table-cell>
          <table:table-cell office:value-type="float" office:value="550.65">
            <text:p>550.65</text:p>
          </table:table-cell>
          <table:table-cell office:value-type="float" office:value="534.25">
            <text:p>534.25</text:p>
          </table:table-cell>
          <table:table-cell/>
          <table:table-cell office:value-type="float" office:value="540.52">
            <text:p>540.52</text:p>
          </table:table-cell>
          <table:table-cell office:value-type="float" office:value="546.82">
            <text:p>546.82</text:p>
          </table:table-cell>
          <table:table-cell office:value-type="float" office:value="535.77">
            <text:p>535.77</text:p>
          </table:table-cell>
          <table:table-cell office:value-type="float" office:value="542.52">
            <text:p>542.52</text:p>
          </table:table-cell>
          <table:table-cell office:value-type="float" office:value="531.71">
            <text:p>531.71</text:p>
          </table:table-cell>
          <table:table-cell office:value-type="float" office:value="531.55">
            <text:p>531.55</text:p>
          </table:table-cell>
          <table:table-cell office:value-type="float" office:value="544">
            <text:p>544</text:p>
          </table:table-cell>
          <table:table-cell office:value-type="float" office:value="535.31">
            <text:p>535.31</text:p>
          </table:table-cell>
          <table:table-cell office:value-type="float" office:value="524.16">
            <text:p>524.16</text:p>
          </table:table-cell>
          <table:table-cell/>
          <table:table-cell office:value-type="float" office:value="514.17">
            <text:p>514.17</text:p>
          </table:table-cell>
          <table:table-cell office:value-type="float" office:value="522.93">
            <text:p>522.93</text:p>
          </table:table-cell>
          <table:table-cell office:value-type="float" office:value="538.29">
            <text:p>538.29</text:p>
          </table:table-cell>
          <table:table-cell office:value-type="float" office:value="536.32">
            <text:p>536.32</text:p>
          </table:table-cell>
          <table:table-cell office:value-type="float" office:value="526.49">
            <text:p>526.49</text:p>
          </table:table-cell>
          <table:table-cell office:value-type="float" office:value="520.48">
            <text:p>520.48</text:p>
          </table:table-cell>
          <table:table-cell/>
          <table:table-cell office:value-type="float" office:value="532.11">
            <text:p>532.11</text:p>
          </table:table-cell>
          <table:table-cell table:number-columns-repeated="2"/>
          <table:table-cell office:value-type="float" office:value="523.1">
            <text:p>523.1</text:p>
          </table:table-cell>
          <table:table-cell office:value-type="float" office:value="520.5">
            <text:p>520.5</text:p>
          </table:table-cell>
          <table:table-cell/>
          <table:table-cell office:value-type="float" office:value="513.36">
            <text:p>513.36</text:p>
          </table:table-cell>
          <table:table-cell table:number-columns-repeated="974"/>
        </table:table-row>
        <table:table-row table:style-name="ro1">
          <table:table-cell office:value-type="string">
            <text:p>Latvia</text:p>
          </table:table-cell>
          <table:table-cell office:value-type="float" office:value="502.19">
            <text:p>502.19</text:p>
          </table:table-cell>
          <table:table-cell office:value-type="float" office:value="527.76">
            <text:p>527.76</text:p>
          </table:table-cell>
          <table:table-cell office:value-type="float" office:value="541.27">
            <text:p>541.27</text:p>
          </table:table-cell>
          <table:table-cell office:value-type="float" office:value="526.73">
            <text:p>526.73</text:p>
          </table:table-cell>
          <table:table-cell office:value-type="float" office:value="520.19">
            <text:p>520.19</text:p>
          </table:table-cell>
          <table:table-cell office:value-type="float" office:value="488.16">
            <text:p>488.16</text:p>
          </table:table-cell>
          <table:table-cell office:value-type="float" office:value="498.95">
            <text:p>498.95</text:p>
          </table:table-cell>
          <table:table-cell office:value-type="float" office:value="495.02">
            <text:p>495.02</text:p>
          </table:table-cell>
          <table:table-cell office:value-type="float" office:value="493.56">
            <text:p>493.56</text:p>
          </table:table-cell>
          <table:table-cell office:value-type="float" office:value="477.95">
            <text:p>477.95</text:p>
          </table:table-cell>
          <table:table-cell office:value-type="float" office:value="539.26">
            <text:p>539.26</text:p>
          </table:table-cell>
          <table:table-cell office:value-type="float" office:value="532.62">
            <text:p>532.62</text:p>
          </table:table-cell>
          <table:table-cell office:value-type="float" office:value="538.69">
            <text:p>538.69</text:p>
          </table:table-cell>
          <table:table-cell office:value-type="float" office:value="515.24">
            <text:p>515.24</text:p>
          </table:table-cell>
          <table:table-cell office:value-type="float" office:value="544.01">
            <text:p>544.01</text:p>
          </table:table-cell>
          <table:table-cell office:value-type="float" office:value="539.28">
            <text:p>539.28</text:p>
          </table:table-cell>
          <table:table-cell office:value-type="float" office:value="535.99">
            <text:p>535.99</text:p>
          </table:table-cell>
          <table:table-cell office:value-type="float" office:value="554.98">
            <text:p>554.98</text:p>
          </table:table-cell>
          <table:table-cell/>
          <table:table-cell office:value-type="float" office:value="545.52">
            <text:p>545.52</text:p>
          </table:table-cell>
          <table:table-cell office:value-type="float" office:value="526.42">
            <text:p>526.42</text:p>
          </table:table-cell>
          <table:table-cell office:value-type="float" office:value="514.22">
            <text:p>514.22</text:p>
          </table:table-cell>
          <table:table-cell office:value-type="float" office:value="536.79">
            <text:p>536.79</text:p>
          </table:table-cell>
          <table:table-cell office:value-type="float" office:value="514.21">
            <text:p>514.21</text:p>
          </table:table-cell>
          <table:table-cell/>
          <table:table-cell office:value-type="float" office:value="526.5">
            <text:p>526.5</text:p>
          </table:table-cell>
          <table:table-cell office:value-type="float" office:value="509.03">
            <text:p>509.03</text:p>
          </table:table-cell>
          <table:table-cell office:value-type="float" office:value="528.9">
            <text:p>528.9</text:p>
          </table:table-cell>
          <table:table-cell office:value-type="float" office:value="511.51">
            <text:p>511.51</text:p>
          </table:table-cell>
          <table:table-cell office:value-type="float" office:value="485.31">
            <text:p>485.31</text:p>
          </table:table-cell>
          <table:table-cell office:value-type="float" office:value="487.54">
            <text:p>487.54</text:p>
          </table:table-cell>
          <table:table-cell office:value-type="float" office:value="478.35">
            <text:p>478.35</text:p>
          </table:table-cell>
          <table:table-cell office:value-type="float" office:value="497.17">
            <text:p>497.17</text:p>
          </table:table-cell>
          <table:table-cell office:value-type="float" office:value="502.06">
            <text:p>502.06</text:p>
          </table:table-cell>
          <table:table-cell/>
          <table:table-cell office:value-type="float" office:value="485.48">
            <text:p>485.48</text:p>
          </table:table-cell>
          <table:table-cell office:value-type="float" office:value="500.07">
            <text:p>500.07</text:p>
          </table:table-cell>
          <table:table-cell office:value-type="float" office:value="508.39">
            <text:p>508.39</text:p>
          </table:table-cell>
          <table:table-cell office:value-type="float" office:value="497.24">
            <text:p>497.24</text:p>
          </table:table-cell>
          <table:table-cell office:value-type="float" office:value="495.88">
            <text:p>495.88</text:p>
          </table:table-cell>
          <table:table-cell office:value-type="float" office:value="487.84">
            <text:p>487.84</text:p>
          </table:table-cell>
          <table:table-cell/>
          <table:table-cell office:value-type="float" office:value="494.57">
            <text:p>494.57</text:p>
          </table:table-cell>
          <table:table-cell office:value-type="float" office:value="462.58">
            <text:p>462.58</text:p>
          </table:table-cell>
          <table:table-cell office:value-type="float" office:value="463.86">
            <text:p>463.86</text:p>
          </table:table-cell>
          <table:table-cell office:value-type="float" office:value="485.44">
            <text:p>485.44</text:p>
          </table:table-cell>
          <table:table-cell office:value-type="float" office:value="451.61">
            <text:p>451.61</text:p>
          </table:table-cell>
          <table:table-cell/>
          <table:table-cell office:value-type="float" office:value="488.63">
            <text:p>488.63</text:p>
          </table:table-cell>
          <table:table-cell table:number-columns-repeated="974"/>
        </table:table-row>
        <table:table-row table:style-name="ro1">
          <table:table-cell office:value-type="string">
            <text:p>Liechtenstein</text:p>
          </table:table-cell>
          <table:table-cell office:value-type="float" office:value="524.69">
            <text:p>524.69</text:p>
          </table:table-cell>
          <table:table-cell office:value-type="float" office:value="544.09">
            <text:p>544.09</text:p>
          </table:table-cell>
          <table:table-cell office:value-type="float" office:value="563.83">
            <text:p>563.83</text:p>
          </table:table-cell>
          <table:table-cell office:value-type="float" office:value="529.78">
            <text:p>529.78</text:p>
          </table:table-cell>
          <table:table-cell office:value-type="float" office:value="524.36">
            <text:p>524.36</text:p>
          </table:table-cell>
          <table:table-cell office:value-type="float" office:value="531.45">
            <text:p>531.45</text:p>
          </table:table-cell>
          <table:table-cell/>
          <table:table-cell office:value-type="float" office:value="484.78">
            <text:p>484.78</text:p>
          </table:table-cell>
          <table:table-cell/>
          <table:table-cell office:value-type="float" office:value="498.23">
            <text:p>498.23</text:p>
          </table:table-cell>
          <table:table-cell table:number-columns-repeated="12"/>
          <table:table-cell office:value-type="float" office:value="538.71">
            <text:p>538.71</text:p>
          </table:table-cell>
          <table:table-cell table:number-columns-repeated="1000"/>
        </table:table-row>
        <table:table-row table:style-name="ro1">
          <table:table-cell office:value-type="string">
            <text:p>Lithuania</text:p>
          </table:table-cell>
          <table:table-cell office:value-type="float" office:value="495.7">
            <text:p>495.7</text:p>
          </table:table-cell>
          <table:table-cell office:value-type="float" office:value="527.35">
            <text:p>527.35</text:p>
          </table:table-cell>
          <table:table-cell office:value-type="float" office:value="526.89">
            <text:p>526.89</text:p>
          </table:table-cell>
          <table:table-cell office:value-type="float" office:value="520.77">
            <text:p>520.77</text:p>
          </table:table-cell>
          <table:table-cell office:value-type="float" office:value="517.82">
            <text:p>517.82</text:p>
          </table:table-cell>
          <table:table-cell office:value-type="float" office:value="493.94">
            <text:p>493.94</text:p>
          </table:table-cell>
          <table:table-cell office:value-type="float" office:value="488.11">
            <text:p>488.11</text:p>
          </table:table-cell>
          <table:table-cell office:value-type="float" office:value="486">
            <text:p>486</text:p>
          </table:table-cell>
          <table:table-cell office:value-type="float" office:value="488.36">
            <text:p>488.36</text:p>
          </table:table-cell>
          <table:table-cell office:value-type="float" office:value="463.82">
            <text:p>463.82</text:p>
          </table:table-cell>
          <table:table-cell office:value-type="float" office:value="528.61">
            <text:p>528.61</text:p>
          </table:table-cell>
          <table:table-cell office:value-type="float" office:value="523.32">
            <text:p>523.32</text:p>
          </table:table-cell>
          <table:table-cell office:value-type="float" office:value="534.36">
            <text:p>534.36</text:p>
          </table:table-cell>
          <table:table-cell/>
          <table:table-cell office:value-type="float" office:value="542.22">
            <text:p>542.22</text:p>
          </table:table-cell>
          <table:table-cell office:value-type="float" office:value="521.38">
            <text:p>521.38</text:p>
          </table:table-cell>
          <table:table-cell office:value-type="float" office:value="525.91">
            <text:p>525.91</text:p>
          </table:table-cell>
          <table:table-cell office:value-type="float" office:value="531.1">
            <text:p>531.1</text:p>
          </table:table-cell>
          <table:table-cell/>
          <table:table-cell office:value-type="float" office:value="527.26">
            <text:p>527.26</text:p>
          </table:table-cell>
          <table:table-cell office:value-type="float" office:value="510.12">
            <text:p>510.12</text:p>
          </table:table-cell>
          <table:table-cell office:value-type="float" office:value="515.83">
            <text:p>515.83</text:p>
          </table:table-cell>
          <table:table-cell office:value-type="float" office:value="522.66">
            <text:p>522.66</text:p>
          </table:table-cell>
          <table:table-cell office:value-type="float" office:value="533.68">
            <text:p>533.68</text:p>
          </table:table-cell>
          <table:table-cell table:number-columns-repeated="2"/>
          <table:table-cell office:value-type="float" office:value="528.46">
            <text:p>528.46</text:p>
          </table:table-cell>
          <table:table-cell office:value-type="float" office:value="517.41">
            <text:p>517.41</text:p>
          </table:table-cell>
          <table:table-cell office:value-type="float" office:value="503.5">
            <text:p>503.5</text:p>
          </table:table-cell>
          <table:table-cell office:value-type="float" office:value="489.28">
            <text:p>489.28</text:p>
          </table:table-cell>
          <table:table-cell office:value-type="float" office:value="493.46">
            <text:p>493.46</text:p>
          </table:table-cell>
          <table:table-cell office:value-type="float" office:value="499.87">
            <text:p>499.87</text:p>
          </table:table-cell>
          <table:table-cell office:value-type="float" office:value="498.63">
            <text:p>498.63</text:p>
          </table:table-cell>
          <table:table-cell office:value-type="float" office:value="495.48">
            <text:p>495.48</text:p>
          </table:table-cell>
          <table:table-cell office:value-type="float" office:value="462.35">
            <text:p>462.35</text:p>
          </table:table-cell>
          <table:table-cell office:value-type="float" office:value="480.53">
            <text:p>480.53</text:p>
          </table:table-cell>
          <table:table-cell office:value-type="float" office:value="493.69">
            <text:p>493.69</text:p>
          </table:table-cell>
          <table:table-cell office:value-type="float" office:value="488.86">
            <text:p>488.86</text:p>
          </table:table-cell>
          <table:table-cell office:value-type="float" office:value="498.37">
            <text:p>498.37</text:p>
          </table:table-cell>
          <table:table-cell office:value-type="float" office:value="480.03">
            <text:p>480.03</text:p>
          </table:table-cell>
          <table:table-cell office:value-type="float" office:value="492.5">
            <text:p>492.5</text:p>
          </table:table-cell>
          <table:table-cell/>
          <table:table-cell office:value-type="float" office:value="487.73">
            <text:p>487.73</text:p>
          </table:table-cell>
          <table:table-cell office:value-type="float" office:value="475.58">
            <text:p>475.58</text:p>
          </table:table-cell>
          <table:table-cell office:value-type="float" office:value="451.46">
            <text:p>451.46</text:p>
          </table:table-cell>
          <table:table-cell office:value-type="float" office:value="476.88">
            <text:p>476.88</text:p>
          </table:table-cell>
          <table:table-cell office:value-type="float" office:value="465.77">
            <text:p>465.77</text:p>
          </table:table-cell>
          <table:table-cell/>
          <table:table-cell office:value-type="float" office:value="483.36">
            <text:p>483.36</text:p>
          </table:table-cell>
          <table:table-cell table:number-columns-repeated="974"/>
        </table:table-row>
        <table:table-row table:style-name="ro1">
          <table:table-cell office:value-type="string">
            <text:p>Luxembourg</text:p>
          </table:table-cell>
          <table:table-cell office:value-type="float" office:value="491.22">
            <text:p>491.22</text:p>
          </table:table-cell>
          <table:table-cell office:value-type="float" office:value="532.54">
            <text:p>532.54</text:p>
          </table:table-cell>
          <table:table-cell office:value-type="float" office:value="549.76">
            <text:p>549.76</text:p>
          </table:table-cell>
          <table:table-cell office:value-type="float" office:value="524.29">
            <text:p>524.29</text:p>
          </table:table-cell>
          <table:table-cell office:value-type="float" office:value="513.48">
            <text:p>513.48</text:p>
          </table:table-cell>
          <table:table-cell office:value-type="float" office:value="473.49">
            <text:p>473.49</text:p>
          </table:table-cell>
          <table:table-cell office:value-type="float" office:value="485.04">
            <text:p>485.04</text:p>
          </table:table-cell>
          <table:table-cell office:value-type="float" office:value="451.62">
            <text:p>451.62</text:p>
          </table:table-cell>
          <table:table-cell office:value-type="float" office:value="455.16">
            <text:p>455.16</text:p>
          </table:table-cell>
          <table:table-cell office:value-type="float" office:value="452.95">
            <text:p>452.95</text:p>
          </table:table-cell>
          <table:table-cell office:value-type="float" office:value="528.2">
            <text:p>528.2</text:p>
          </table:table-cell>
          <table:table-cell office:value-type="float" office:value="543">
            <text:p>543</text:p>
          </table:table-cell>
          <table:table-cell office:value-type="float" office:value="545.92">
            <text:p>545.92</text:p>
          </table:table-cell>
          <table:table-cell office:value-type="float" office:value="506.23">
            <text:p>506.23</text:p>
          </table:table-cell>
          <table:table-cell office:value-type="float" office:value="550.88">
            <text:p>550.88</text:p>
          </table:table-cell>
          <table:table-cell office:value-type="float" office:value="547.41">
            <text:p>547.41</text:p>
          </table:table-cell>
          <table:table-cell office:value-type="float" office:value="553.82">
            <text:p>553.82</text:p>
          </table:table-cell>
          <table:table-cell office:value-type="float" office:value="555.29">
            <text:p>555.29</text:p>
          </table:table-cell>
          <table:table-cell office:value-type="float" office:value="572.08">
            <text:p>572.08</text:p>
          </table:table-cell>
          <table:table-cell office:value-type="float" office:value="552.88">
            <text:p>552.88</text:p>
          </table:table-cell>
          <table:table-cell office:value-type="float" office:value="498.51">
            <text:p>498.51</text:p>
          </table:table-cell>
          <table:table-cell office:value-type="float" office:value="535.02">
            <text:p>535.02</text:p>
          </table:table-cell>
          <table:table-cell office:value-type="float" office:value="532.72">
            <text:p>532.72</text:p>
          </table:table-cell>
          <table:table-cell office:value-type="float" office:value="515.25">
            <text:p>515.25</text:p>
          </table:table-cell>
          <table:table-cell office:value-type="float" office:value="532.56">
            <text:p>532.56</text:p>
          </table:table-cell>
          <table:table-cell office:value-type="float" office:value="510.2">
            <text:p>510.2</text:p>
          </table:table-cell>
          <table:table-cell office:value-type="float" office:value="521.99">
            <text:p>521.99</text:p>
          </table:table-cell>
          <table:table-cell office:value-type="float" office:value="522">
            <text:p>522</text:p>
          </table:table-cell>
          <table:table-cell office:value-type="float" office:value="503.13">
            <text:p>503.13</text:p>
          </table:table-cell>
          <table:table-cell office:value-type="float" office:value="468.04">
            <text:p>468.04</text:p>
          </table:table-cell>
          <table:table-cell office:value-type="float" office:value="477.7">
            <text:p>477.7</text:p>
          </table:table-cell>
          <table:table-cell office:value-type="float" office:value="474.76">
            <text:p>474.76</text:p>
          </table:table-cell>
          <table:table-cell office:value-type="float" office:value="483.43">
            <text:p>483.43</text:p>
          </table:table-cell>
          <table:table-cell office:value-type="float" office:value="482.59">
            <text:p>482.59</text:p>
          </table:table-cell>
          <table:table-cell/>
          <table:table-cell office:value-type="float" office:value="431.33">
            <text:p>431.33</text:p>
          </table:table-cell>
          <table:table-cell office:value-type="float" office:value="466.26">
            <text:p>466.26</text:p>
          </table:table-cell>
          <table:table-cell office:value-type="float" office:value="494.02">
            <text:p>494.02</text:p>
          </table:table-cell>
          <table:table-cell office:value-type="float" office:value="496.02">
            <text:p>496.02</text:p>
          </table:table-cell>
          <table:table-cell office:value-type="float" office:value="463.16">
            <text:p>463.16</text:p>
          </table:table-cell>
          <table:table-cell office:value-type="float" office:value="451.16">
            <text:p>451.16</text:p>
          </table:table-cell>
          <table:table-cell/>
          <table:table-cell office:value-type="float" office:value="456.57">
            <text:p>456.57</text:p>
          </table:table-cell>
          <table:table-cell office:value-type="float" office:value="432.15">
            <text:p>432.15</text:p>
          </table:table-cell>
          <table:table-cell/>
          <table:table-cell office:value-type="float" office:value="448.95">
            <text:p>448.95</text:p>
          </table:table-cell>
          <table:table-cell office:value-type="float" office:value="438.07">
            <text:p>438.07</text:p>
          </table:table-cell>
          <table:table-cell/>
          <table:table-cell office:value-type="float" office:value="468.14">
            <text:p>468.14</text:p>
          </table:table-cell>
          <table:table-cell table:number-columns-repeated="974"/>
        </table:table-row>
        <table:table-row table:style-name="ro1">
          <table:table-cell office:value-type="string">
            <text:p>Macao-China</text:p>
          </table:table-cell>
          <table:table-cell office:value-type="float" office:value="520.57">
            <text:p>520.57</text:p>
          </table:table-cell>
          <table:table-cell office:value-type="float" office:value="536.1">
            <text:p>536.1</text:p>
          </table:table-cell>
          <table:table-cell office:value-type="float" office:value="542.25">
            <text:p>542.25</text:p>
          </table:table-cell>
          <table:table-cell office:value-type="float" office:value="533.96">
            <text:p>533.96</text:p>
          </table:table-cell>
          <table:table-cell office:value-type="float" office:value="522.8">
            <text:p>522.8</text:p>
          </table:table-cell>
          <table:table-cell office:value-type="float" office:value="519.2">
            <text:p>519.2</text:p>
          </table:table-cell>
          <table:table-cell office:value-type="float" office:value="509.37">
            <text:p>509.37</text:p>
          </table:table-cell>
          <table:table-cell office:value-type="float" office:value="525.79">
            <text:p>525.79</text:p>
          </table:table-cell>
          <table:table-cell office:value-type="float" office:value="524.1">
            <text:p>524.1</text:p>
          </table:table-cell>
          <table:table-cell office:value-type="float" office:value="507.7">
            <text:p>507.7</text:p>
          </table:table-cell>
          <table:table-cell/>
          <table:table-cell office:value-type="float" office:value="553.7">
            <text:p>553.7</text:p>
          </table:table-cell>
          <table:table-cell office:value-type="float" office:value="538.71">
            <text:p>538.71</text:p>
          </table:table-cell>
          <table:table-cell/>
          <table:table-cell office:value-type="float" office:value="530.59">
            <text:p>530.59</text:p>
          </table:table-cell>
          <table:table-cell office:value-type="float" office:value="548.97">
            <text:p>548.97</text:p>
          </table:table-cell>
          <table:table-cell office:value-type="float" office:value="546.45">
            <text:p>546.45</text:p>
          </table:table-cell>
          <table:table-cell office:value-type="float" office:value="542.72">
            <text:p>542.72</text:p>
          </table:table-cell>
          <table:table-cell/>
          <table:table-cell office:value-type="float" office:value="561.88">
            <text:p>561.88</text:p>
          </table:table-cell>
          <table:table-cell office:value-type="float" office:value="552.32">
            <text:p>552.32</text:p>
          </table:table-cell>
          <table:table-cell office:value-type="float" office:value="532.65">
            <text:p>532.65</text:p>
          </table:table-cell>
          <table:table-cell office:value-type="float" office:value="530.05">
            <text:p>530.05</text:p>
          </table:table-cell>
          <table:table-cell office:value-type="float" office:value="532.01">
            <text:p>532.01</text:p>
          </table:table-cell>
          <table:table-cell/>
          <table:table-cell office:value-type="float" office:value="533.25">
            <text:p>533.25</text:p>
          </table:table-cell>
          <table:table-cell office:value-type="float" office:value="517.29">
            <text:p>517.29</text:p>
          </table:table-cell>
          <table:table-cell office:value-type="float" office:value="535.19">
            <text:p>535.19</text:p>
          </table:table-cell>
          <table:table-cell office:value-type="float" office:value="538.14">
            <text:p>538.14</text:p>
          </table:table-cell>
          <table:table-cell office:value-type="float" office:value="517.74">
            <text:p>517.74</text:p>
          </table:table-cell>
          <table:table-cell office:value-type="float" office:value="520.38">
            <text:p>520.38</text:p>
          </table:table-cell>
          <table:table-cell office:value-type="float" office:value="535.79">
            <text:p>535.79</text:p>
          </table:table-cell>
          <table:table-cell office:value-type="float" office:value="515.62">
            <text:p>515.62</text:p>
          </table:table-cell>
          <table:table-cell table:number-columns-repeated="2"/>
          <table:table-cell office:value-type="float" office:value="522.72">
            <text:p>522.72</text:p>
          </table:table-cell>
          <table:table-cell office:value-type="float" office:value="516.1">
            <text:p>516.1</text:p>
          </table:table-cell>
          <table:table-cell office:value-type="float" office:value="545.98">
            <text:p>545.98</text:p>
          </table:table-cell>
          <table:table-cell office:value-type="float" office:value="523.24">
            <text:p>523.24</text:p>
          </table:table-cell>
          <table:table-cell office:value-type="float" office:value="538.39">
            <text:p>538.39</text:p>
          </table:table-cell>
          <table:table-cell table:number-columns-repeated="2"/>
          <table:table-cell office:value-type="float" office:value="524.14">
            <text:p>524.14</text:p>
          </table:table-cell>
          <table:table-cell office:value-type="float" office:value="521.81">
            <text:p>521.81</text:p>
          </table:table-cell>
          <table:table-cell/>
          <table:table-cell office:value-type="float" office:value="516.82">
            <text:p>516.82</text:p>
          </table:table-cell>
          <table:table-cell office:value-type="float" office:value="503.25">
            <text:p>503.25</text:p>
          </table:table-cell>
          <table:table-cell/>
          <table:table-cell office:value-type="float" office:value="516.99">
            <text:p>516.99</text:p>
          </table:table-cell>
          <table:table-cell table:number-columns-repeated="974"/>
        </table:table-row>
        <table:table-row table:style-name="ro1">
          <table:table-cell office:value-type="string">
            <text:p>Malaysia</text:p>
          </table:table-cell>
          <table:table-cell office:value-type="float" office:value="419.5">
            <text:p>419.5</text:p>
          </table:table-cell>
          <table:table-cell office:value-type="float" office:value="442.54">
            <text:p>442.54</text:p>
          </table:table-cell>
          <table:table-cell office:value-type="float" office:value="458.7">
            <text:p>458.7</text:p>
          </table:table-cell>
          <table:table-cell office:value-type="float" office:value="442.92">
            <text:p>442.92</text:p>
          </table:table-cell>
          <table:table-cell office:value-type="float" office:value="437.52">
            <text:p>437.52</text:p>
          </table:table-cell>
          <table:table-cell office:value-type="float" office:value="416.47">
            <text:p>416.47</text:p>
          </table:table-cell>
          <table:table-cell office:value-type="float" office:value="402.05">
            <text:p>402.05</text:p>
          </table:table-cell>
          <table:table-cell office:value-type="float" office:value="423.14">
            <text:p>423.14</text:p>
          </table:table-cell>
          <table:table-cell office:value-type="float" office:value="406.64">
            <text:p>406.64</text:p>
          </table:table-cell>
          <table:table-cell office:value-type="float" office:value="403.47">
            <text:p>403.47</text:p>
          </table:table-cell>
          <table:table-cell office:value-type="float" office:value="472.17">
            <text:p>472.17</text:p>
          </table:table-cell>
          <table:table-cell office:value-type="float" office:value="435.01">
            <text:p>435.01</text:p>
          </table:table-cell>
          <table:table-cell office:value-type="float" office:value="461.97">
            <text:p>461.97</text:p>
          </table:table-cell>
          <table:table-cell office:value-type="float" office:value="428.9">
            <text:p>428.9</text:p>
          </table:table-cell>
          <table:table-cell office:value-type="float" office:value="460.38">
            <text:p>460.38</text:p>
          </table:table-cell>
          <table:table-cell office:value-type="float" office:value="461.13">
            <text:p>461.13</text:p>
          </table:table-cell>
          <table:table-cell office:value-type="float" office:value="459.23">
            <text:p>459.23</text:p>
          </table:table-cell>
          <table:table-cell office:value-type="float" office:value="472.39">
            <text:p>472.39</text:p>
          </table:table-cell>
          <table:table-cell/>
          <table:table-cell office:value-type="float" office:value="451.63">
            <text:p>451.63</text:p>
          </table:table-cell>
          <table:table-cell office:value-type="float" office:value="434.6">
            <text:p>434.6</text:p>
          </table:table-cell>
          <table:table-cell office:value-type="float" office:value="441.02">
            <text:p>441.02</text:p>
          </table:table-cell>
          <table:table-cell office:value-type="float" office:value="451.89">
            <text:p>451.89</text:p>
          </table:table-cell>
          <table:table-cell table:number-columns-repeated="2"/>
          <table:table-cell office:value-type="float" office:value="440.23">
            <text:p>440.23</text:p>
          </table:table-cell>
          <table:table-cell office:value-type="float" office:value="422.64">
            <text:p>422.64</text:p>
          </table:table-cell>
          <table:table-cell office:value-type="float" office:value="452.16">
            <text:p>452.16</text:p>
          </table:table-cell>
          <table:table-cell office:value-type="float" office:value="423.29">
            <text:p>423.29</text:p>
          </table:table-cell>
          <table:table-cell office:value-type="float" office:value="398.56">
            <text:p>398.56</text:p>
          </table:table-cell>
          <table:table-cell office:value-type="float" office:value="423.3">
            <text:p>423.3</text:p>
          </table:table-cell>
          <table:table-cell office:value-type="float" office:value="425.25">
            <text:p>425.25</text:p>
          </table:table-cell>
          <table:table-cell office:value-type="float" office:value="420.99">
            <text:p>420.99</text:p>
          </table:table-cell>
          <table:table-cell office:value-type="float" office:value="405.82">
            <text:p>405.82</text:p>
          </table:table-cell>
          <table:table-cell office:value-type="float" office:value="401.83">
            <text:p>401.83</text:p>
          </table:table-cell>
          <table:table-cell office:value-type="float" office:value="414.35">
            <text:p>414.35</text:p>
          </table:table-cell>
          <table:table-cell office:value-type="float" office:value="417.85">
            <text:p>417.85</text:p>
          </table:table-cell>
          <table:table-cell/>
          <table:table-cell office:value-type="float" office:value="431.81">
            <text:p>431.81</text:p>
          </table:table-cell>
          <table:table-cell office:value-type="float" office:value="435.95">
            <text:p>435.95</text:p>
          </table:table-cell>
          <table:table-cell office:value-type="float" office:value="418.08">
            <text:p>418.08</text:p>
          </table:table-cell>
          <table:table-cell/>
          <table:table-cell office:value-type="float" office:value="401.34">
            <text:p>401.34</text:p>
          </table:table-cell>
          <table:table-cell office:value-type="float" office:value="400.01">
            <text:p>400.01</text:p>
          </table:table-cell>
          <table:table-cell office:value-type="float" office:value="402.01">
            <text:p>402.01</text:p>
          </table:table-cell>
          <table:table-cell office:value-type="float" office:value="403.6">
            <text:p>403.6</text:p>
          </table:table-cell>
          <table:table-cell office:value-type="float" office:value="398.22">
            <text:p>398.22</text:p>
          </table:table-cell>
          <table:table-cell/>
          <table:table-cell office:value-type="float" office:value="391.57">
            <text:p>391.57</text:p>
          </table:table-cell>
          <table:table-cell table:number-columns-repeated="974"/>
        </table:table-row>
        <table:table-row table:style-name="ro1">
          <table:table-cell office:value-type="string">
            <text:p>Mexico</text:p>
          </table:table-cell>
          <table:table-cell office:value-type="float" office:value="414.92">
            <text:p>414.92</text:p>
          </table:table-cell>
          <table:table-cell office:value-type="float" office:value="450.93">
            <text:p>450.93</text:p>
          </table:table-cell>
          <table:table-cell office:value-type="float" office:value="448.15">
            <text:p>448.15</text:p>
          </table:table-cell>
          <table:table-cell office:value-type="float" office:value="433.59">
            <text:p>433.59</text:p>
          </table:table-cell>
          <table:table-cell office:value-type="float" office:value="432.46">
            <text:p>432.46</text:p>
          </table:table-cell>
          <table:table-cell office:value-type="float" office:value="420.34">
            <text:p>420.34</text:p>
          </table:table-cell>
          <table:table-cell office:value-type="float" office:value="396.09">
            <text:p>396.09</text:p>
          </table:table-cell>
          <table:table-cell office:value-type="float" office:value="410.96">
            <text:p>410.96</text:p>
          </table:table-cell>
          <table:table-cell office:value-type="float" office:value="412.21">
            <text:p>412.21</text:p>
          </table:table-cell>
          <table:table-cell office:value-type="float" office:value="402.85">
            <text:p>402.85</text:p>
          </table:table-cell>
          <table:table-cell office:value-type="float" office:value="447.62">
            <text:p>447.62</text:p>
          </table:table-cell>
          <table:table-cell office:value-type="float" office:value="458.34">
            <text:p>458.34</text:p>
          </table:table-cell>
          <table:table-cell office:value-type="float" office:value="461.23">
            <text:p>461.23</text:p>
          </table:table-cell>
          <table:table-cell office:value-type="float" office:value="443.69">
            <text:p>443.69</text:p>
          </table:table-cell>
          <table:table-cell office:value-type="float" office:value="454.36">
            <text:p>454.36</text:p>
          </table:table-cell>
          <table:table-cell office:value-type="float" office:value="451.38">
            <text:p>451.38</text:p>
          </table:table-cell>
          <table:table-cell office:value-type="float" office:value="444.1">
            <text:p>444.1</text:p>
          </table:table-cell>
          <table:table-cell office:value-type="float" office:value="456.83">
            <text:p>456.83</text:p>
          </table:table-cell>
          <table:table-cell office:value-type="float" office:value="482.93">
            <text:p>482.93</text:p>
          </table:table-cell>
          <table:table-cell office:value-type="float" office:value="452.63">
            <text:p>452.63</text:p>
          </table:table-cell>
          <table:table-cell office:value-type="float" office:value="434.98">
            <text:p>434.98</text:p>
          </table:table-cell>
          <table:table-cell office:value-type="float" office:value="436.36">
            <text:p>436.36</text:p>
          </table:table-cell>
          <table:table-cell office:value-type="float" office:value="435.03">
            <text:p>435.03</text:p>
          </table:table-cell>
          <table:table-cell office:value-type="float" office:value="426.89">
            <text:p>426.89</text:p>
          </table:table-cell>
          <table:table-cell office:value-type="float" office:value="454.01">
            <text:p>454.01</text:p>
          </table:table-cell>
          <table:table-cell office:value-type="float" office:value="443.4">
            <text:p>443.4</text:p>
          </table:table-cell>
          <table:table-cell office:value-type="float" office:value="440.13">
            <text:p>440.13</text:p>
          </table:table-cell>
          <table:table-cell office:value-type="float" office:value="422.25">
            <text:p>422.25</text:p>
          </table:table-cell>
          <table:table-cell office:value-type="float" office:value="433.93">
            <text:p>433.93</text:p>
          </table:table-cell>
          <table:table-cell office:value-type="float" office:value="413.95">
            <text:p>413.95</text:p>
          </table:table-cell>
          <table:table-cell office:value-type="float" office:value="424.63">
            <text:p>424.63</text:p>
          </table:table-cell>
          <table:table-cell office:value-type="float" office:value="418.93">
            <text:p>418.93</text:p>
          </table:table-cell>
          <table:table-cell office:value-type="float" office:value="412.14">
            <text:p>412.14</text:p>
          </table:table-cell>
          <table:table-cell office:value-type="float" office:value="403.21">
            <text:p>403.21</text:p>
          </table:table-cell>
          <table:table-cell office:value-type="float" office:value="387.59">
            <text:p>387.59</text:p>
          </table:table-cell>
          <table:table-cell office:value-type="float" office:value="401.65">
            <text:p>401.65</text:p>
          </table:table-cell>
          <table:table-cell office:value-type="float" office:value="419.41">
            <text:p>419.41</text:p>
          </table:table-cell>
          <table:table-cell office:value-type="float" office:value="420.28">
            <text:p>420.28</text:p>
          </table:table-cell>
          <table:table-cell office:value-type="float" office:value="427.48">
            <text:p>427.48</text:p>
          </table:table-cell>
          <table:table-cell office:value-type="float" office:value="413.42">
            <text:p>413.42</text:p>
          </table:table-cell>
          <table:table-cell office:value-type="float" office:value="414.92">
            <text:p>414.92</text:p>
          </table:table-cell>
          <table:table-cell office:value-type="float" office:value="409.19">
            <text:p>409.19</text:p>
          </table:table-cell>
          <table:table-cell office:value-type="float" office:value="411.25">
            <text:p>411.25</text:p>
          </table:table-cell>
          <table:table-cell office:value-type="float" office:value="410.46">
            <text:p>410.46</text:p>
          </table:table-cell>
          <table:table-cell office:value-type="float" office:value="386.65">
            <text:p>386.65</text:p>
          </table:table-cell>
          <table:table-cell office:value-type="float" office:value="405.58">
            <text:p>405.58</text:p>
          </table:table-cell>
          <table:table-cell office:value-type="float" office:value="392.66">
            <text:p>392.66</text:p>
          </table:table-cell>
          <table:table-cell office:value-type="float" office:value="406.42">
            <text:p>406.42</text:p>
          </table:table-cell>
          <table:table-cell office:value-type="float" office:value="412.6">
            <text:p>412.6</text:p>
          </table:table-cell>
          <table:table-cell table:number-columns-repeated="974"/>
        </table:table-row>
        <table:table-row table:style-name="ro1">
          <table:table-cell office:value-type="string">
            <text:p>Montenegro</text:p>
          </table:table-cell>
          <table:table-cell office:value-type="float" office:value="410.1">
            <text:p>410.1</text:p>
          </table:table-cell>
          <table:table-cell office:value-type="float" office:value="450.7">
            <text:p>450.7</text:p>
          </table:table-cell>
          <table:table-cell office:value-type="float" office:value="455.16">
            <text:p>455.16</text:p>
          </table:table-cell>
          <table:table-cell office:value-type="float" office:value="438.9">
            <text:p>438.9</text:p>
          </table:table-cell>
          <table:table-cell office:value-type="float" office:value="434.9">
            <text:p>434.9</text:p>
          </table:table-cell>
          <table:table-cell office:value-type="float" office:value="410.47">
            <text:p>410.47</text:p>
          </table:table-cell>
          <table:table-cell office:value-type="float" office:value="375.24">
            <text:p>375.24</text:p>
          </table:table-cell>
          <table:table-cell office:value-type="float" office:value="403.77">
            <text:p>403.77</text:p>
          </table:table-cell>
          <table:table-cell office:value-type="float" office:value="405.7">
            <text:p>405.7</text:p>
          </table:table-cell>
          <table:table-cell office:value-type="float" office:value="388.32">
            <text:p>388.32</text:p>
          </table:table-cell>
          <table:table-cell office:value-type="float" office:value="452.75">
            <text:p>452.75</text:p>
          </table:table-cell>
          <table:table-cell office:value-type="float" office:value="464.08">
            <text:p>464.08</text:p>
          </table:table-cell>
          <table:table-cell office:value-type="float" office:value="450.34">
            <text:p>450.34</text:p>
          </table:table-cell>
          <table:table-cell office:value-type="float" office:value="445.96">
            <text:p>445.96</text:p>
          </table:table-cell>
          <table:table-cell office:value-type="float" office:value="468.96">
            <text:p>468.96</text:p>
          </table:table-cell>
          <table:table-cell office:value-type="float" office:value="466.53">
            <text:p>466.53</text:p>
          </table:table-cell>
          <table:table-cell office:value-type="float" office:value="449.72">
            <text:p>449.72</text:p>
          </table:table-cell>
          <table:table-cell office:value-type="float" office:value="452.43">
            <text:p>452.43</text:p>
          </table:table-cell>
          <table:table-cell/>
          <table:table-cell office:value-type="float" office:value="455.29">
            <text:p>455.29</text:p>
          </table:table-cell>
          <table:table-cell office:value-type="float" office:value="438.02">
            <text:p>438.02</text:p>
          </table:table-cell>
          <table:table-cell office:value-type="float" office:value="438.24">
            <text:p>438.24</text:p>
          </table:table-cell>
          <table:table-cell office:value-type="float" office:value="446.91">
            <text:p>446.91</text:p>
          </table:table-cell>
          <table:table-cell office:value-type="float" office:value="429.8">
            <text:p>429.8</text:p>
          </table:table-cell>
          <table:table-cell/>
          <table:table-cell office:value-type="float" office:value="441.86">
            <text:p>441.86</text:p>
          </table:table-cell>
          <table:table-cell office:value-type="float" office:value="431.76">
            <text:p>431.76</text:p>
          </table:table-cell>
          <table:table-cell office:value-type="float" office:value="426.29">
            <text:p>426.29</text:p>
          </table:table-cell>
          <table:table-cell office:value-type="float" office:value="439.43">
            <text:p>439.43</text:p>
          </table:table-cell>
          <table:table-cell office:value-type="float" office:value="400.99">
            <text:p>400.99</text:p>
          </table:table-cell>
          <table:table-cell office:value-type="float" office:value="414.31">
            <text:p>414.31</text:p>
          </table:table-cell>
          <table:table-cell/>
          <table:table-cell office:value-type="float" office:value="409.82">
            <text:p>409.82</text:p>
          </table:table-cell>
          <table:table-cell table:number-columns-repeated="2"/>
          <table:table-cell office:value-type="float" office:value="398.87">
            <text:p>398.87</text:p>
          </table:table-cell>
          <table:table-cell office:value-type="float" office:value="396.26">
            <text:p>396.26</text:p>
          </table:table-cell>
          <table:table-cell/>
          <table:table-cell office:value-type="float" office:value="417.51">
            <text:p>417.51</text:p>
          </table:table-cell>
          <table:table-cell office:value-type="float" office:value="403.15">
            <text:p>403.15</text:p>
          </table:table-cell>
          <table:table-cell office:value-type="float" office:value="401.61">
            <text:p>401.61</text:p>
          </table:table-cell>
          <table:table-cell/>
          <table:table-cell office:value-type="float" office:value="405.44">
            <text:p>405.44</text:p>
          </table:table-cell>
          <table:table-cell office:value-type="float" office:value="401.08">
            <text:p>401.08</text:p>
          </table:table-cell>
          <table:table-cell/>
          <table:table-cell office:value-type="float" office:value="396.35">
            <text:p>396.35</text:p>
          </table:table-cell>
          <table:table-cell office:value-type="float" office:value="394.28">
            <text:p>394.28</text:p>
          </table:table-cell>
          <table:table-cell/>
          <table:table-cell office:value-type="float" office:value="379.91">
            <text:p>379.91</text:p>
          </table:table-cell>
          <table:table-cell table:number-columns-repeated="974"/>
        </table:table-row>
        <table:table-row table:style-name="ro1">
          <table:table-cell office:value-type="string">
            <text:p>Netherlands</text:p>
          </table:table-cell>
          <table:table-cell office:value-type="float" office:value="522.06">
            <text:p>522.06</text:p>
          </table:table-cell>
          <table:table-cell office:value-type="float" office:value="540.76">
            <text:p>540.76</text:p>
          </table:table-cell>
          <table:table-cell office:value-type="float" office:value="559.81">
            <text:p>559.81</text:p>
          </table:table-cell>
          <table:table-cell office:value-type="float" office:value="540.67">
            <text:p>540.67</text:p>
          </table:table-cell>
          <table:table-cell office:value-type="float" office:value="532.16">
            <text:p>532.16</text:p>
          </table:table-cell>
          <table:table-cell office:value-type="float" office:value="511.24">
            <text:p>511.24</text:p>
          </table:table-cell>
          <table:table-cell office:value-type="float" office:value="527.99">
            <text:p>527.99</text:p>
          </table:table-cell>
          <table:table-cell office:value-type="float" office:value="495.74">
            <text:p>495.74</text:p>
          </table:table-cell>
          <table:table-cell office:value-type="float" office:value="493.27">
            <text:p>493.27</text:p>
          </table:table-cell>
          <table:table-cell office:value-type="float" office:value="474.12">
            <text:p>474.12</text:p>
          </table:table-cell>
          <table:table-cell/>
          <table:table-cell office:value-type="float" office:value="537.48">
            <text:p>537.48</text:p>
          </table:table-cell>
          <table:table-cell office:value-type="float" office:value="544.73">
            <text:p>544.73</text:p>
          </table:table-cell>
          <table:table-cell office:value-type="float" office:value="533.16">
            <text:p>533.16</text:p>
          </table:table-cell>
          <table:table-cell office:value-type="float" office:value="566.8">
            <text:p>566.8</text:p>
          </table:table-cell>
          <table:table-cell office:value-type="float" office:value="570.8">
            <text:p>570.8</text:p>
          </table:table-cell>
          <table:table-cell office:value-type="float" office:value="559.97">
            <text:p>559.97</text:p>
          </table:table-cell>
          <table:table-cell office:value-type="float" office:value="563.17">
            <text:p>563.17</text:p>
          </table:table-cell>
          <table:table-cell office:value-type="float" office:value="568.01">
            <text:p>568.01</text:p>
          </table:table-cell>
          <table:table-cell office:value-type="float" office:value="556.09">
            <text:p>556.09</text:p>
          </table:table-cell>
          <table:table-cell office:value-type="float" office:value="542.61">
            <text:p>542.61</text:p>
          </table:table-cell>
          <table:table-cell office:value-type="float" office:value="533.39">
            <text:p>533.39</text:p>
          </table:table-cell>
          <table:table-cell office:value-type="float" office:value="549.57">
            <text:p>549.57</text:p>
          </table:table-cell>
          <table:table-cell office:value-type="float" office:value="538.91">
            <text:p>538.91</text:p>
          </table:table-cell>
          <table:table-cell office:value-type="float" office:value="547.62">
            <text:p>547.62</text:p>
          </table:table-cell>
          <table:table-cell office:value-type="float" office:value="535.96">
            <text:p>535.96</text:p>
          </table:table-cell>
          <table:table-cell office:value-type="float" office:value="515.85">
            <text:p>515.85</text:p>
          </table:table-cell>
          <table:table-cell office:value-type="float" office:value="529.74">
            <text:p>529.74</text:p>
          </table:table-cell>
          <table:table-cell office:value-type="float" office:value="537.43">
            <text:p>537.43</text:p>
          </table:table-cell>
          <table:table-cell office:value-type="float" office:value="502.02">
            <text:p>502.02</text:p>
          </table:table-cell>
          <table:table-cell office:value-type="float" office:value="521.68">
            <text:p>521.68</text:p>
          </table:table-cell>
          <table:table-cell office:value-type="float" office:value="510.43">
            <text:p>510.43</text:p>
          </table:table-cell>
          <table:table-cell office:value-type="float" office:value="499.08">
            <text:p>499.08</text:p>
          </table:table-cell>
          <table:table-cell office:value-type="float" office:value="527.95">
            <text:p>527.95</text:p>
          </table:table-cell>
          <table:table-cell/>
          <table:table-cell office:value-type="float" office:value="494.19">
            <text:p>494.19</text:p>
          </table:table-cell>
          <table:table-cell office:value-type="float" office:value="482.32">
            <text:p>482.32</text:p>
          </table:table-cell>
          <table:table-cell/>
          <table:table-cell office:value-type="float" office:value="517.3">
            <text:p>517.3</text:p>
          </table:table-cell>
          <table:table-cell office:value-type="float" office:value="509.49">
            <text:p>509.49</text:p>
          </table:table-cell>
          <table:table-cell office:value-type="float" office:value="485.13">
            <text:p>485.13</text:p>
          </table:table-cell>
          <table:table-cell/>
          <table:table-cell office:value-type="float" office:value="495.99">
            <text:p>495.99</text:p>
          </table:table-cell>
          <table:table-cell office:value-type="float" office:value="474.72">
            <text:p>474.72</text:p>
          </table:table-cell>
          <table:table-cell/>
          <table:table-cell office:value-type="float" office:value="490.02">
            <text:p>490.02</text:p>
          </table:table-cell>
          <table:table-cell table:number-columns-repeated="977"/>
        </table:table-row>
        <table:table-row table:style-name="ro1">
          <table:table-cell office:value-type="string">
            <text:p>New Zealand</text:p>
          </table:table-cell>
          <table:table-cell office:value-type="float" office:value="515.64">
            <text:p>515.64</text:p>
          </table:table-cell>
          <table:table-cell office:value-type="float" office:value="547.29">
            <text:p>547.29</text:p>
          </table:table-cell>
          <table:table-cell office:value-type="float" office:value="556.57">
            <text:p>556.57</text:p>
          </table:table-cell>
          <table:table-cell office:value-type="float" office:value="540.62">
            <text:p>540.62</text:p>
          </table:table-cell>
          <table:table-cell office:value-type="float" office:value="534.06">
            <text:p>534.06</text:p>
          </table:table-cell>
          <table:table-cell office:value-type="float" office:value="504.95">
            <text:p>504.95</text:p>
          </table:table-cell>
          <table:table-cell office:value-type="float" office:value="496.41">
            <text:p>496.41</text:p>
          </table:table-cell>
          <table:table-cell office:value-type="float" office:value="502.34">
            <text:p>502.34</text:p>
          </table:table-cell>
          <table:table-cell office:value-type="float" office:value="481.77">
            <text:p>481.77</text:p>
          </table:table-cell>
          <table:table-cell office:value-type="float" office:value="469.49">
            <text:p>469.49</text:p>
          </table:table-cell>
          <table:table-cell office:value-type="float" office:value="580.05">
            <text:p>580.05</text:p>
          </table:table-cell>
          <table:table-cell office:value-type="float" office:value="590.52">
            <text:p>590.52</text:p>
          </table:table-cell>
          <table:table-cell office:value-type="float" office:value="548.14">
            <text:p>548.14</text:p>
          </table:table-cell>
          <table:table-cell office:value-type="float" office:value="528.58">
            <text:p>528.58</text:p>
          </table:table-cell>
          <table:table-cell office:value-type="float" office:value="567.08">
            <text:p>567.08</text:p>
          </table:table-cell>
          <table:table-cell office:value-type="float" office:value="556.36">
            <text:p>556.36</text:p>
          </table:table-cell>
          <table:table-cell office:value-type="float" office:value="553.34">
            <text:p>553.34</text:p>
          </table:table-cell>
          <table:table-cell office:value-type="float" office:value="569.97">
            <text:p>569.97</text:p>
          </table:table-cell>
          <table:table-cell office:value-type="float" office:value="584.3">
            <text:p>584.3</text:p>
          </table:table-cell>
          <table:table-cell office:value-type="float" office:value="554.33">
            <text:p>554.33</text:p>
          </table:table-cell>
          <table:table-cell office:value-type="float" office:value="541.57">
            <text:p>541.57</text:p>
          </table:table-cell>
          <table:table-cell office:value-type="float" office:value="537.13">
            <text:p>537.13</text:p>
          </table:table-cell>
          <table:table-cell office:value-type="float" office:value="543.13">
            <text:p>543.13</text:p>
          </table:table-cell>
          <table:table-cell office:value-type="float" office:value="529.73">
            <text:p>529.73</text:p>
          </table:table-cell>
          <table:table-cell office:value-type="float" office:value="586.72">
            <text:p>586.72</text:p>
          </table:table-cell>
          <table:table-cell office:value-type="float" office:value="549.1">
            <text:p>549.1</text:p>
          </table:table-cell>
          <table:table-cell office:value-type="float" office:value="529.23">
            <text:p>529.23</text:p>
          </table:table-cell>
          <table:table-cell office:value-type="float" office:value="532.88">
            <text:p>532.88</text:p>
          </table:table-cell>
          <table:table-cell/>
          <table:table-cell office:value-type="float" office:value="493.47">
            <text:p>493.47</text:p>
          </table:table-cell>
          <table:table-cell office:value-type="float" office:value="512.33">
            <text:p>512.33</text:p>
          </table:table-cell>
          <table:table-cell office:value-type="float" office:value="502.71">
            <text:p>502.71</text:p>
          </table:table-cell>
          <table:table-cell office:value-type="float" office:value="508.59">
            <text:p>508.59</text:p>
          </table:table-cell>
          <table:table-cell office:value-type="float" office:value="500.58">
            <text:p>500.58</text:p>
          </table:table-cell>
          <table:table-cell office:value-type="float" office:value="478.51">
            <text:p>478.51</text:p>
          </table:table-cell>
          <table:table-cell office:value-type="float" office:value="502.97">
            <text:p>502.97</text:p>
          </table:table-cell>
          <table:table-cell office:value-type="float" office:value="505.43">
            <text:p>505.43</text:p>
          </table:table-cell>
          <table:table-cell office:value-type="float" office:value="498.21">
            <text:p>498.21</text:p>
          </table:table-cell>
          <table:table-cell office:value-type="float" office:value="527.4">
            <text:p>527.4</text:p>
          </table:table-cell>
          <table:table-cell office:value-type="float" office:value="461.39">
            <text:p>461.39</text:p>
          </table:table-cell>
          <table:table-cell office:value-type="float" office:value="477.43">
            <text:p>477.43</text:p>
          </table:table-cell>
          <table:table-cell/>
          <table:table-cell office:value-type="float" office:value="484.81">
            <text:p>484.81</text:p>
          </table:table-cell>
          <table:table-cell office:value-type="float" office:value="466.25">
            <text:p>466.25</text:p>
          </table:table-cell>
          <table:table-cell office:value-type="float" office:value="479.6">
            <text:p>479.6</text:p>
          </table:table-cell>
          <table:table-cell office:value-type="float" office:value="457.87">
            <text:p>457.87</text:p>
          </table:table-cell>
          <table:table-cell office:value-type="float" office:value="464.85">
            <text:p>464.85</text:p>
          </table:table-cell>
          <table:table-cell table:number-columns-repeated="976"/>
        </table:table-row>
        <table:table-row table:style-name="ro1">
          <table:table-cell office:value-type="string">
            <text:p>Norway</text:p>
          </table:table-cell>
          <table:table-cell office:value-type="float" office:value="494.52">
            <text:p>494.52</text:p>
          </table:table-cell>
          <table:table-cell office:value-type="float" office:value="513.02">
            <text:p>513.02</text:p>
          </table:table-cell>
          <table:table-cell office:value-type="float" office:value="516.44">
            <text:p>516.44</text:p>
          </table:table-cell>
          <table:table-cell office:value-type="float" office:value="499.8">
            <text:p>499.8</text:p>
          </table:table-cell>
          <table:table-cell office:value-type="float" office:value="503.07">
            <text:p>503.07</text:p>
          </table:table-cell>
          <table:table-cell office:value-type="float" office:value="481.97">
            <text:p>481.97</text:p>
          </table:table-cell>
          <table:table-cell office:value-type="float" office:value="514.6">
            <text:p>514.6</text:p>
          </table:table-cell>
          <table:table-cell office:value-type="float" office:value="479.03">
            <text:p>479.03</text:p>
          </table:table-cell>
          <table:table-cell office:value-type="float" office:value="462.48">
            <text:p>462.48</text:p>
          </table:table-cell>
          <table:table-cell office:value-type="float" office:value="460.45">
            <text:p>460.45</text:p>
          </table:table-cell>
          <table:table-cell/>
          <table:table-cell office:value-type="float" office:value="520.73">
            <text:p>520.73</text:p>
          </table:table-cell>
          <table:table-cell office:value-type="float" office:value="509.8">
            <text:p>509.8</text:p>
          </table:table-cell>
          <table:table-cell office:value-type="float" office:value="505.23">
            <text:p>505.23</text:p>
          </table:table-cell>
          <table:table-cell office:value-type="float" office:value="546.73">
            <text:p>546.73</text:p>
          </table:table-cell>
          <table:table-cell office:value-type="float" office:value="510.51">
            <text:p>510.51</text:p>
          </table:table-cell>
          <table:table-cell office:value-type="float" office:value="506.21">
            <text:p>506.21</text:p>
          </table:table-cell>
          <table:table-cell office:value-type="float" office:value="523.1">
            <text:p>523.1</text:p>
          </table:table-cell>
          <table:table-cell office:value-type="float" office:value="529.17">
            <text:p>529.17</text:p>
          </table:table-cell>
          <table:table-cell office:value-type="float" office:value="526.41">
            <text:p>526.41</text:p>
          </table:table-cell>
          <table:table-cell office:value-type="float" office:value="495.7">
            <text:p>495.7</text:p>
          </table:table-cell>
          <table:table-cell office:value-type="float" office:value="478.33">
            <text:p>478.33</text:p>
          </table:table-cell>
          <table:table-cell office:value-type="float" office:value="513.37">
            <text:p>513.37</text:p>
          </table:table-cell>
          <table:table-cell office:value-type="float" office:value="509.69">
            <text:p>509.69</text:p>
          </table:table-cell>
          <table:table-cell office:value-type="float" office:value="512.97">
            <text:p>512.97</text:p>
          </table:table-cell>
          <table:table-cell office:value-type="float" office:value="527.7">
            <text:p>527.7</text:p>
          </table:table-cell>
          <table:table-cell office:value-type="float" office:value="496.88">
            <text:p>496.88</text:p>
          </table:table-cell>
          <table:table-cell office:value-type="float" office:value="501.74">
            <text:p>501.74</text:p>
          </table:table-cell>
          <table:table-cell office:value-type="float" office:value="495.91">
            <text:p>495.91</text:p>
          </table:table-cell>
          <table:table-cell office:value-type="float" office:value="474.02">
            <text:p>474.02</text:p>
          </table:table-cell>
          <table:table-cell office:value-type="float" office:value="484.02">
            <text:p>484.02</text:p>
          </table:table-cell>
          <table:table-cell office:value-type="float" office:value="482.6">
            <text:p>482.6</text:p>
          </table:table-cell>
          <table:table-cell office:value-type="float" office:value="486.23">
            <text:p>486.23</text:p>
          </table:table-cell>
          <table:table-cell office:value-type="float" office:value="528.87">
            <text:p>528.87</text:p>
          </table:table-cell>
          <table:table-cell office:value-type="float" office:value="476.77">
            <text:p>476.77</text:p>
          </table:table-cell>
          <table:table-cell office:value-type="float" office:value="473.1">
            <text:p>473.1</text:p>
          </table:table-cell>
          <table:table-cell office:value-type="float" office:value="473.33">
            <text:p>473.33</text:p>
          </table:table-cell>
          <table:table-cell/>
          <table:table-cell office:value-type="float" office:value="501.58">
            <text:p>501.58</text:p>
          </table:table-cell>
          <table:table-cell office:value-type="float" office:value="487.31">
            <text:p>487.31</text:p>
          </table:table-cell>
          <table:table-cell office:value-type="float" office:value="482.76">
            <text:p>482.76</text:p>
          </table:table-cell>
          <table:table-cell/>
          <table:table-cell office:value-type="float" office:value="460.66">
            <text:p>460.66</text:p>
          </table:table-cell>
          <table:table-cell office:value-type="float" office:value="440.82">
            <text:p>440.82</text:p>
          </table:table-cell>
          <table:table-cell/>
          <table:table-cell office:value-type="float" office:value="482.12">
            <text:p>482.12</text:p>
          </table:table-cell>
          <table:table-cell table:number-columns-repeated="977"/>
        </table:table-row>
        <table:table-row table:style-name="ro1">
          <table:table-cell office:value-type="string">
            <text:p>Peru</text:p>
          </table:table-cell>
          <table:table-cell office:value-type="float" office:value="373.11">
            <text:p>373.11</text:p>
          </table:table-cell>
          <table:table-cell office:value-type="float" office:value="435.2">
            <text:p>435.2</text:p>
          </table:table-cell>
          <table:table-cell office:value-type="float" office:value="421.11">
            <text:p>421.11</text:p>
          </table:table-cell>
          <table:table-cell office:value-type="float" office:value="422.95">
            <text:p>422.95</text:p>
          </table:table-cell>
          <table:table-cell office:value-type="float" office:value="418.94">
            <text:p>418.94</text:p>
          </table:table-cell>
          <table:table-cell office:value-type="float" office:value="385.17">
            <text:p>385.17</text:p>
          </table:table-cell>
          <table:table-cell office:value-type="float" office:value="338.39">
            <text:p>338.39</text:p>
          </table:table-cell>
          <table:table-cell office:value-type="float" office:value="379.06">
            <text:p>379.06</text:p>
          </table:table-cell>
          <table:table-cell office:value-type="float" office:value="388.94">
            <text:p>388.94</text:p>
          </table:table-cell>
          <table:table-cell office:value-type="float" office:value="354.1">
            <text:p>354.1</text:p>
          </table:table-cell>
          <table:table-cell table:number-columns-repeated="3"/>
          <table:table-cell office:value-type="float" office:value="453.88">
            <text:p>453.88</text:p>
          </table:table-cell>
          <table:table-cell office:value-type="float" office:value="421.24">
            <text:p>421.24</text:p>
          </table:table-cell>
          <table:table-cell office:value-type="float" office:value="430.26">
            <text:p>430.26</text:p>
          </table:table-cell>
          <table:table-cell office:value-type="float" office:value="415.75">
            <text:p>415.75</text:p>
          </table:table-cell>
          <table:table-cell office:value-type="float" office:value="439.51">
            <text:p>439.51</text:p>
          </table:table-cell>
          <table:table-cell/>
          <table:table-cell office:value-type="float" office:value="436.35">
            <text:p>436.35</text:p>
          </table:table-cell>
          <table:table-cell office:value-type="float" office:value="416.46">
            <text:p>416.46</text:p>
          </table:table-cell>
          <table:table-cell office:value-type="float" office:value="413.71">
            <text:p>413.71</text:p>
          </table:table-cell>
          <table:table-cell office:value-type="float" office:value="438.96">
            <text:p>438.96</text:p>
          </table:table-cell>
          <table:table-cell office:value-type="float" office:value="423.99">
            <text:p>423.99</text:p>
          </table:table-cell>
          <table:table-cell/>
          <table:table-cell office:value-type="float" office:value="417.84">
            <text:p>417.84</text:p>
          </table:table-cell>
          <table:table-cell office:value-type="float" office:value="416.77">
            <text:p>416.77</text:p>
          </table:table-cell>
          <table:table-cell office:value-type="float" office:value="421.94">
            <text:p>421.94</text:p>
          </table:table-cell>
          <table:table-cell office:value-type="float" office:value="422.37">
            <text:p>422.37</text:p>
          </table:table-cell>
          <table:table-cell office:value-type="float" office:value="372.81">
            <text:p>372.81</text:p>
          </table:table-cell>
          <table:table-cell office:value-type="float" office:value="388.57">
            <text:p>388.57</text:p>
          </table:table-cell>
          <table:table-cell office:value-type="float" office:value="395.9">
            <text:p>395.9</text:p>
          </table:table-cell>
          <table:table-cell office:value-type="float" office:value="386.93">
            <text:p>386.93</text:p>
          </table:table-cell>
          <table:table-cell table:number-columns-repeated="2"/>
          <table:table-cell office:value-type="float" office:value="372.29">
            <text:p>372.29</text:p>
          </table:table-cell>
          <table:table-cell office:value-type="float" office:value="381.9">
            <text:p>381.9</text:p>
          </table:table-cell>
          <table:table-cell office:value-type="float" office:value="378.86">
            <text:p>378.86</text:p>
          </table:table-cell>
          <table:table-cell office:value-type="float" office:value="400.36">
            <text:p>400.36</text:p>
          </table:table-cell>
          <table:table-cell office:value-type="float" office:value="384.19">
            <text:p>384.19</text:p>
          </table:table-cell>
          <table:table-cell office:value-type="float" office:value="384.57">
            <text:p>384.57</text:p>
          </table:table-cell>
          <table:table-cell/>
          <table:table-cell office:value-type="float" office:value="389.53">
            <text:p>389.53</text:p>
          </table:table-cell>
          <table:table-cell office:value-type="float" office:value="374.58">
            <text:p>374.58</text:p>
          </table:table-cell>
          <table:table-cell office:value-type="float" office:value="325.79">
            <text:p>325.79</text:p>
          </table:table-cell>
          <table:table-cell office:value-type="float" office:value="374.45">
            <text:p>374.45</text:p>
          </table:table-cell>
          <table:table-cell office:value-type="float" office:value="343.26">
            <text:p>343.26</text:p>
          </table:table-cell>
          <table:table-cell office:value-type="float" office:value="387.73">
            <text:p>387.73</text:p>
          </table:table-cell>
          <table:table-cell office:value-type="float" office:value="375.55">
            <text:p>375.55</text:p>
          </table:table-cell>
          <table:table-cell table:number-columns-repeated="974"/>
        </table:table-row>
        <table:table-row table:style-name="ro1">
          <table:table-cell office:value-type="string">
            <text:p>Poland</text:p>
          </table:table-cell>
          <table:table-cell office:value-type="float" office:value="525.82">
            <text:p>525.82</text:p>
          </table:table-cell>
          <table:table-cell office:value-type="float" office:value="559.93">
            <text:p>559.93</text:p>
          </table:table-cell>
          <table:table-cell office:value-type="float" office:value="574.97">
            <text:p>574.97</text:p>
          </table:table-cell>
          <table:table-cell office:value-type="float" office:value="546.55">
            <text:p>546.55</text:p>
          </table:table-cell>
          <table:table-cell office:value-type="float" office:value="539.7">
            <text:p>539.7</text:p>
          </table:table-cell>
          <table:table-cell office:value-type="float" office:value="518.23">
            <text:p>518.23</text:p>
          </table:table-cell>
          <table:table-cell office:value-type="float" office:value="504.67">
            <text:p>504.67</text:p>
          </table:table-cell>
          <table:table-cell office:value-type="float" office:value="512.4">
            <text:p>512.4</text:p>
          </table:table-cell>
          <table:table-cell office:value-type="float" office:value="514.79">
            <text:p>514.79</text:p>
          </table:table-cell>
          <table:table-cell office:value-type="float" office:value="495.95">
            <text:p>495.95</text:p>
          </table:table-cell>
          <table:table-cell office:value-type="float" office:value="573.69">
            <text:p>573.69</text:p>
          </table:table-cell>
          <table:table-cell office:value-type="float" office:value="564.5">
            <text:p>564.5</text:p>
          </table:table-cell>
          <table:table-cell office:value-type="float" office:value="558.26">
            <text:p>558.26</text:p>
          </table:table-cell>
          <table:table-cell office:value-type="float" office:value="545.68">
            <text:p>545.68</text:p>
          </table:table-cell>
          <table:table-cell office:value-type="float" office:value="577.41">
            <text:p>577.41</text:p>
          </table:table-cell>
          <table:table-cell office:value-type="float" office:value="573.74">
            <text:p>573.74</text:p>
          </table:table-cell>
          <table:table-cell office:value-type="float" office:value="575.1">
            <text:p>575.1</text:p>
          </table:table-cell>
          <table:table-cell office:value-type="float" office:value="581.98">
            <text:p>581.98</text:p>
          </table:table-cell>
          <table:table-cell/>
          <table:table-cell office:value-type="float" office:value="573.06">
            <text:p>573.06</text:p>
          </table:table-cell>
          <table:table-cell office:value-type="float" office:value="541.06">
            <text:p>541.06</text:p>
          </table:table-cell>
          <table:table-cell office:value-type="float" office:value="539.48">
            <text:p>539.48</text:p>
          </table:table-cell>
          <table:table-cell office:value-type="float" office:value="550.09">
            <text:p>550.09</text:p>
          </table:table-cell>
          <table:table-cell office:value-type="float" office:value="553.92">
            <text:p>553.92</text:p>
          </table:table-cell>
          <table:table-cell/>
          <table:table-cell office:value-type="float" office:value="543.19">
            <text:p>543.19</text:p>
          </table:table-cell>
          <table:table-cell office:value-type="float" office:value="555.69">
            <text:p>555.69</text:p>
          </table:table-cell>
          <table:table-cell office:value-type="float" office:value="535.84">
            <text:p>535.84</text:p>
          </table:table-cell>
          <table:table-cell office:value-type="float" office:value="531.43">
            <text:p>531.43</text:p>
          </table:table-cell>
          <table:table-cell office:value-type="float" office:value="511.17">
            <text:p>511.17</text:p>
          </table:table-cell>
          <table:table-cell office:value-type="float" office:value="520.7">
            <text:p>520.7</text:p>
          </table:table-cell>
          <table:table-cell office:value-type="float" office:value="501.9">
            <text:p>501.9</text:p>
          </table:table-cell>
          <table:table-cell office:value-type="float" office:value="531.5">
            <text:p>531.5</text:p>
          </table:table-cell>
          <table:table-cell office:value-type="float" office:value="505.43">
            <text:p>505.43</text:p>
          </table:table-cell>
          <table:table-cell/>
          <table:table-cell office:value-type="float" office:value="504.36">
            <text:p>504.36</text:p>
          </table:table-cell>
          <table:table-cell office:value-type="float" office:value="519.26">
            <text:p>519.26</text:p>
          </table:table-cell>
          <table:table-cell office:value-type="float" office:value="499.29">
            <text:p>499.29</text:p>
          </table:table-cell>
          <table:table-cell office:value-type="float" office:value="536.65">
            <text:p>536.65</text:p>
          </table:table-cell>
          <table:table-cell office:value-type="float" office:value="511.47">
            <text:p>511.47</text:p>
          </table:table-cell>
          <table:table-cell office:value-type="float" office:value="506.18">
            <text:p>506.18</text:p>
          </table:table-cell>
          <table:table-cell office:value-type="float" office:value="522.42">
            <text:p>522.42</text:p>
          </table:table-cell>
          <table:table-cell office:value-type="float" office:value="518.19">
            <text:p>518.19</text:p>
          </table:table-cell>
          <table:table-cell office:value-type="float" office:value="504.8">
            <text:p>504.8</text:p>
          </table:table-cell>
          <table:table-cell/>
          <table:table-cell office:value-type="float" office:value="500.89">
            <text:p>500.89</text:p>
          </table:table-cell>
          <table:table-cell office:value-type="float" office:value="476.88">
            <text:p>476.88</text:p>
          </table:table-cell>
          <table:table-cell table:number-columns-repeated="976"/>
        </table:table-row>
        <table:table-row table:style-name="ro1">
          <table:table-cell office:value-type="string">
            <text:p>Portugal</text:p>
          </table:table-cell>
          <table:table-cell office:value-type="float" office:value="489.27">
            <text:p>489.27</text:p>
          </table:table-cell>
          <table:table-cell office:value-type="float" office:value="524.52">
            <text:p>524.52</text:p>
          </table:table-cell>
          <table:table-cell office:value-type="float" office:value="547.18">
            <text:p>547.18</text:p>
          </table:table-cell>
          <table:table-cell office:value-type="float" office:value="518.44">
            <text:p>518.44</text:p>
          </table:table-cell>
          <table:table-cell office:value-type="float" office:value="520.27">
            <text:p>520.27</text:p>
          </table:table-cell>
          <table:table-cell office:value-type="float" office:value="490.59">
            <text:p>490.59</text:p>
          </table:table-cell>
          <table:table-cell office:value-type="float" office:value="462.91">
            <text:p>462.91</text:p>
          </table:table-cell>
          <table:table-cell office:value-type="float" office:value="474.05">
            <text:p>474.05</text:p>
          </table:table-cell>
          <table:table-cell office:value-type="float" office:value="479.12">
            <text:p>479.12</text:p>
          </table:table-cell>
          <table:table-cell office:value-type="float" office:value="457.24">
            <text:p>457.24</text:p>
          </table:table-cell>
          <table:table-cell office:value-type="float" office:value="546.87">
            <text:p>546.87</text:p>
          </table:table-cell>
          <table:table-cell office:value-type="float" office:value="547.03">
            <text:p>547.03</text:p>
          </table:table-cell>
          <table:table-cell office:value-type="float" office:value="525.7">
            <text:p>525.7</text:p>
          </table:table-cell>
          <table:table-cell office:value-type="float" office:value="513.51">
            <text:p>513.51</text:p>
          </table:table-cell>
          <table:table-cell office:value-type="float" office:value="550.35">
            <text:p>550.35</text:p>
          </table:table-cell>
          <table:table-cell office:value-type="float" office:value="556.76">
            <text:p>556.76</text:p>
          </table:table-cell>
          <table:table-cell office:value-type="float" office:value="547.51">
            <text:p>547.51</text:p>
          </table:table-cell>
          <table:table-cell office:value-type="float" office:value="542.76">
            <text:p>542.76</text:p>
          </table:table-cell>
          <table:table-cell/>
          <table:table-cell office:value-type="float" office:value="552.95">
            <text:p>552.95</text:p>
          </table:table-cell>
          <table:table-cell office:value-type="float" office:value="501.16">
            <text:p>501.16</text:p>
          </table:table-cell>
          <table:table-cell office:value-type="float" office:value="517.45">
            <text:p>517.45</text:p>
          </table:table-cell>
          <table:table-cell office:value-type="float" office:value="529.73">
            <text:p>529.73</text:p>
          </table:table-cell>
          <table:table-cell office:value-type="float" office:value="538.03">
            <text:p>538.03</text:p>
          </table:table-cell>
          <table:table-cell office:value-type="float" office:value="512.7">
            <text:p>512.7</text:p>
          </table:table-cell>
          <table:table-cell office:value-type="float" office:value="521.27">
            <text:p>521.27</text:p>
          </table:table-cell>
          <table:table-cell office:value-type="float" office:value="525.12">
            <text:p>525.12</text:p>
          </table:table-cell>
          <table:table-cell office:value-type="float" office:value="511.46">
            <text:p>511.46</text:p>
          </table:table-cell>
          <table:table-cell/>
          <table:table-cell office:value-type="float" office:value="471.74">
            <text:p>471.74</text:p>
          </table:table-cell>
          <table:table-cell office:value-type="float" office:value="501.28">
            <text:p>501.28</text:p>
          </table:table-cell>
          <table:table-cell office:value-type="float" office:value="490.85">
            <text:p>490.85</text:p>
          </table:table-cell>
          <table:table-cell office:value-type="float" office:value="496.29">
            <text:p>496.29</text:p>
          </table:table-cell>
          <table:table-cell office:value-type="float" office:value="491.06">
            <text:p>491.06</text:p>
          </table:table-cell>
          <table:table-cell office:value-type="float" office:value="456.33">
            <text:p>456.33</text:p>
          </table:table-cell>
          <table:table-cell office:value-type="float" office:value="463.39">
            <text:p>463.39</text:p>
          </table:table-cell>
          <table:table-cell office:value-type="float" office:value="480.15">
            <text:p>480.15</text:p>
          </table:table-cell>
          <table:table-cell office:value-type="float" office:value="485.76">
            <text:p>485.76</text:p>
          </table:table-cell>
          <table:table-cell office:value-type="float" office:value="490.78">
            <text:p>490.78</text:p>
          </table:table-cell>
          <table:table-cell office:value-type="float" office:value="480.57">
            <text:p>480.57</text:p>
          </table:table-cell>
          <table:table-cell office:value-type="float" office:value="469.56">
            <text:p>469.56</text:p>
          </table:table-cell>
          <table:table-cell/>
          <table:table-cell office:value-type="float" office:value="491.66">
            <text:p>491.66</text:p>
          </table:table-cell>
          <table:table-cell office:value-type="float" office:value="458.89">
            <text:p>458.89</text:p>
          </table:table-cell>
          <table:table-cell office:value-type="float" office:value="452.91">
            <text:p>452.91</text:p>
          </table:table-cell>
          <table:table-cell office:value-type="float" office:value="460.42">
            <text:p>460.42</text:p>
          </table:table-cell>
          <table:table-cell office:value-type="float" office:value="459.15">
            <text:p>459.15</text:p>
          </table:table-cell>
          <table:table-cell/>
          <table:table-cell office:value-type="float" office:value="456.49">
            <text:p>456.49</text:p>
          </table:table-cell>
          <table:table-cell table:number-columns-repeated="974"/>
        </table:table-row>
        <table:table-row table:style-name="ro1">
          <table:table-cell office:value-type="string">
            <text:p>Qatar</text:p>
          </table:table-cell>
          <table:table-cell office:value-type="float" office:value="383.64">
            <text:p>383.64</text:p>
          </table:table-cell>
          <table:table-cell office:value-type="float" office:value="412.61">
            <text:p>412.61</text:p>
          </table:table-cell>
          <table:table-cell office:value-type="float" office:value="422.91">
            <text:p>422.91</text:p>
          </table:table-cell>
          <table:table-cell office:value-type="float" office:value="392.8">
            <text:p>392.8</text:p>
          </table:table-cell>
          <table:table-cell office:value-type="float" office:value="384.92">
            <text:p>384.92</text:p>
          </table:table-cell>
          <table:table-cell office:value-type="float" office:value="369.9">
            <text:p>369.9</text:p>
          </table:table-cell>
          <table:table-cell/>
          <table:table-cell office:value-type="float" office:value="415.14">
            <text:p>415.14</text:p>
          </table:table-cell>
          <table:table-cell office:value-type="float" office:value="394.73">
            <text:p>394.73</text:p>
          </table:table-cell>
          <table:table-cell office:value-type="float" office:value="356.25">
            <text:p>356.25</text:p>
          </table:table-cell>
          <table:table-cell office:value-type="float" office:value="408.97">
            <text:p>408.97</text:p>
          </table:table-cell>
          <table:table-cell office:value-type="float" office:value="414.57">
            <text:p>414.57</text:p>
          </table:table-cell>
          <table:table-cell office:value-type="float" office:value="432.13">
            <text:p>432.13</text:p>
          </table:table-cell>
          <table:table-cell office:value-type="float" office:value="431.06">
            <text:p>431.06</text:p>
          </table:table-cell>
          <table:table-cell office:value-type="float" office:value="442.15">
            <text:p>442.15</text:p>
          </table:table-cell>
          <table:table-cell office:value-type="float" office:value="447.28">
            <text:p>447.28</text:p>
          </table:table-cell>
          <table:table-cell office:value-type="float" office:value="413.15">
            <text:p>413.15</text:p>
          </table:table-cell>
          <table:table-cell office:value-type="float" office:value="434.54">
            <text:p>434.54</text:p>
          </table:table-cell>
          <table:table-cell office:value-type="float" office:value="438.32">
            <text:p>438.32</text:p>
          </table:table-cell>
          <table:table-cell office:value-type="float" office:value="403.24">
            <text:p>403.24</text:p>
          </table:table-cell>
          <table:table-cell office:value-type="float" office:value="369.22">
            <text:p>369.22</text:p>
          </table:table-cell>
          <table:table-cell office:value-type="float" office:value="437.62">
            <text:p>437.62</text:p>
          </table:table-cell>
          <table:table-cell office:value-type="float" office:value="407.92">
            <text:p>407.92</text:p>
          </table:table-cell>
          <table:table-cell office:value-type="float" office:value="413.85">
            <text:p>413.85</text:p>
          </table:table-cell>
          <table:table-cell office:value-type="float" office:value="446.57">
            <text:p>446.57</text:p>
          </table:table-cell>
          <table:table-cell office:value-type="float" office:value="378.16">
            <text:p>378.16</text:p>
          </table:table-cell>
          <table:table-cell office:value-type="float" office:value="454.26">
            <text:p>454.26</text:p>
          </table:table-cell>
          <table:table-cell/>
          <table:table-cell office:value-type="float" office:value="426.63">
            <text:p>426.63</text:p>
          </table:table-cell>
          <table:table-cell office:value-type="float" office:value="379.96">
            <text:p>379.96</text:p>
          </table:table-cell>
          <table:table-cell/>
          <table:table-cell office:value-type="float" office:value="479.77">
            <text:p>479.77</text:p>
          </table:table-cell>
          <table:table-cell office:value-type="float" office:value="349.19">
            <text:p>349.19</text:p>
          </table:table-cell>
          <table:table-cell table:number-columns-repeated="3"/>
          <table:table-cell office:value-type="float" office:value="429">
            <text:p>429</text:p>
          </table:table-cell>
          <table:table-cell table:number-columns-repeated="5"/>
          <table:table-cell office:value-type="float" office:value="383.58">
            <text:p>383.58</text:p>
          </table:table-cell>
          <table:table-cell table:number-columns-repeated="3"/>
          <table:table-cell office:value-type="float" office:value="329.36">
            <text:p>329.36</text:p>
          </table:table-cell>
          <table:table-cell table:number-columns-repeated="976"/>
        </table:table-row>
        <table:table-row table:style-name="ro1">
          <table:table-cell office:value-type="string">
            <text:p>Romania</text:p>
          </table:table-cell>
          <table:table-cell office:value-type="float" office:value="438.77">
            <text:p>438.77</text:p>
          </table:table-cell>
          <table:table-cell office:value-type="float" office:value="484.3">
            <text:p>484.3</text:p>
          </table:table-cell>
          <table:table-cell office:value-type="float" office:value="495.37">
            <text:p>495.37</text:p>
          </table:table-cell>
          <table:table-cell office:value-type="float" office:value="467.28">
            <text:p>467.28</text:p>
          </table:table-cell>
          <table:table-cell office:value-type="float" office:value="467.06">
            <text:p>467.06</text:p>
          </table:table-cell>
          <table:table-cell office:value-type="float" office:value="437.09">
            <text:p>437.09</text:p>
          </table:table-cell>
          <table:table-cell office:value-type="float" office:value="405.27">
            <text:p>405.27</text:p>
          </table:table-cell>
          <table:table-cell office:value-type="float" office:value="435.34">
            <text:p>435.34</text:p>
          </table:table-cell>
          <table:table-cell office:value-type="float" office:value="437.02">
            <text:p>437.02</text:p>
          </table:table-cell>
          <table:table-cell office:value-type="float" office:value="407.7">
            <text:p>407.7</text:p>
          </table:table-cell>
          <table:table-cell office:value-type="float" office:value="508.32">
            <text:p>508.32</text:p>
          </table:table-cell>
          <table:table-cell office:value-type="float" office:value="473.58">
            <text:p>473.58</text:p>
          </table:table-cell>
          <table:table-cell office:value-type="float" office:value="486.4">
            <text:p>486.4</text:p>
          </table:table-cell>
          <table:table-cell office:value-type="float" office:value="484.66">
            <text:p>484.66</text:p>
          </table:table-cell>
          <table:table-cell office:value-type="float" office:value="505.67">
            <text:p>505.67</text:p>
          </table:table-cell>
          <table:table-cell office:value-type="float" office:value="505.9">
            <text:p>505.9</text:p>
          </table:table-cell>
          <table:table-cell office:value-type="float" office:value="497.26">
            <text:p>497.26</text:p>
          </table:table-cell>
          <table:table-cell office:value-type="float" office:value="490.66">
            <text:p>490.66</text:p>
          </table:table-cell>
          <table:table-cell office:value-type="float" office:value="505.85">
            <text:p>505.85</text:p>
          </table:table-cell>
          <table:table-cell office:value-type="float" office:value="500.47">
            <text:p>500.47</text:p>
          </table:table-cell>
          <table:table-cell office:value-type="float" office:value="467.51">
            <text:p>467.51</text:p>
          </table:table-cell>
          <table:table-cell office:value-type="float" office:value="453.92">
            <text:p>453.92</text:p>
          </table:table-cell>
          <table:table-cell office:value-type="float" office:value="485.87">
            <text:p>485.87</text:p>
          </table:table-cell>
          <table:table-cell office:value-type="float" office:value="483.44">
            <text:p>483.44</text:p>
          </table:table-cell>
          <table:table-cell/>
          <table:table-cell office:value-type="float" office:value="458.05">
            <text:p>458.05</text:p>
          </table:table-cell>
          <table:table-cell office:value-type="float" office:value="469.7">
            <text:p>469.7</text:p>
          </table:table-cell>
          <table:table-cell office:value-type="float" office:value="476.58">
            <text:p>476.58</text:p>
          </table:table-cell>
          <table:table-cell office:value-type="float" office:value="452.95">
            <text:p>452.95</text:p>
          </table:table-cell>
          <table:table-cell office:value-type="float" office:value="429.42">
            <text:p>429.42</text:p>
          </table:table-cell>
          <table:table-cell office:value-type="float" office:value="445.13">
            <text:p>445.13</text:p>
          </table:table-cell>
          <table:table-cell office:value-type="float" office:value="432.85">
            <text:p>432.85</text:p>
          </table:table-cell>
          <table:table-cell office:value-type="float" office:value="431.61">
            <text:p>431.61</text:p>
          </table:table-cell>
          <table:table-cell office:value-type="float" office:value="404.71">
            <text:p>404.71</text:p>
          </table:table-cell>
          <table:table-cell/>
          <table:table-cell office:value-type="float" office:value="428.36">
            <text:p>428.36</text:p>
          </table:table-cell>
          <table:table-cell office:value-type="float" office:value="434.35">
            <text:p>434.35</text:p>
          </table:table-cell>
          <table:table-cell office:value-type="float" office:value="451.13">
            <text:p>451.13</text:p>
          </table:table-cell>
          <table:table-cell office:value-type="float" office:value="456.88">
            <text:p>456.88</text:p>
          </table:table-cell>
          <table:table-cell office:value-type="float" office:value="433.27">
            <text:p>433.27</text:p>
          </table:table-cell>
          <table:table-cell office:value-type="float" office:value="437.19">
            <text:p>437.19</text:p>
          </table:table-cell>
          <table:table-cell/>
          <table:table-cell office:value-type="float" office:value="436.08">
            <text:p>436.08</text:p>
          </table:table-cell>
          <table:table-cell table:number-columns-repeated="2"/>
          <table:table-cell office:value-type="float" office:value="415.97">
            <text:p>415.97</text:p>
          </table:table-cell>
          <table:table-cell office:value-type="float" office:value="414.02">
            <text:p>414.02</text:p>
          </table:table-cell>
          <table:table-cell/>
          <table:table-cell office:value-type="float" office:value="409.01">
            <text:p>409.01</text:p>
          </table:table-cell>
          <table:table-cell table:number-columns-repeated="974"/>
        </table:table-row>
        <table:table-row table:style-name="ro1">
          <table:table-cell office:value-type="string">
            <text:p>Russian Federation</text:p>
          </table:table-cell>
          <table:table-cell office:value-type="float" office:value="486.3">
            <text:p>486.3</text:p>
          </table:table-cell>
          <table:table-cell office:value-type="float" office:value="514.62">
            <text:p>514.62</text:p>
          </table:table-cell>
          <table:table-cell office:value-type="float" office:value="520.44">
            <text:p>520.44</text:p>
          </table:table-cell>
          <table:table-cell office:value-type="float" office:value="500.26">
            <text:p>500.26</text:p>
          </table:table-cell>
          <table:table-cell office:value-type="float" office:value="498.1">
            <text:p>498.1</text:p>
          </table:table-cell>
          <table:table-cell office:value-type="float" office:value="479.37">
            <text:p>479.37</text:p>
          </table:table-cell>
          <table:table-cell office:value-type="float" office:value="466.67">
            <text:p>466.67</text:p>
          </table:table-cell>
          <table:table-cell office:value-type="float" office:value="470.36">
            <text:p>470.36</text:p>
          </table:table-cell>
          <table:table-cell office:value-type="float" office:value="476.2">
            <text:p>476.2</text:p>
          </table:table-cell>
          <table:table-cell office:value-type="float" office:value="458.27">
            <text:p>458.27</text:p>
          </table:table-cell>
          <table:table-cell office:value-type="float" office:value="515.77">
            <text:p>515.77</text:p>
          </table:table-cell>
          <table:table-cell office:value-type="float" office:value="516.29">
            <text:p>516.29</text:p>
          </table:table-cell>
          <table:table-cell office:value-type="float" office:value="521.63">
            <text:p>521.63</text:p>
          </table:table-cell>
          <table:table-cell office:value-type="float" office:value="507.08">
            <text:p>507.08</text:p>
          </table:table-cell>
          <table:table-cell office:value-type="float" office:value="530.84">
            <text:p>530.84</text:p>
          </table:table-cell>
          <table:table-cell office:value-type="float" office:value="532.08">
            <text:p>532.08</text:p>
          </table:table-cell>
          <table:table-cell office:value-type="float" office:value="507.09">
            <text:p>507.09</text:p>
          </table:table-cell>
          <table:table-cell office:value-type="float" office:value="522">
            <text:p>522</text:p>
          </table:table-cell>
          <table:table-cell office:value-type="float" office:value="577.46">
            <text:p>577.46</text:p>
          </table:table-cell>
          <table:table-cell office:value-type="float" office:value="532.46">
            <text:p>532.46</text:p>
          </table:table-cell>
          <table:table-cell office:value-type="float" office:value="496.03">
            <text:p>496.03</text:p>
          </table:table-cell>
          <table:table-cell office:value-type="float" office:value="490.63">
            <text:p>490.63</text:p>
          </table:table-cell>
          <table:table-cell office:value-type="float" office:value="515.92">
            <text:p>515.92</text:p>
          </table:table-cell>
          <table:table-cell office:value-type="float" office:value="497.22">
            <text:p>497.22</text:p>
          </table:table-cell>
          <table:table-cell/>
          <table:table-cell office:value-type="float" office:value="489.89">
            <text:p>489.89</text:p>
          </table:table-cell>
          <table:table-cell office:value-type="float" office:value="509.7">
            <text:p>509.7</text:p>
          </table:table-cell>
          <table:table-cell office:value-type="float" office:value="494.39">
            <text:p>494.39</text:p>
          </table:table-cell>
          <table:table-cell office:value-type="float" office:value="491.65">
            <text:p>491.65</text:p>
          </table:table-cell>
          <table:table-cell office:value-type="float" office:value="465.86">
            <text:p>465.86</text:p>
          </table:table-cell>
          <table:table-cell office:value-type="float" office:value="480.61">
            <text:p>480.61</text:p>
          </table:table-cell>
          <table:table-cell office:value-type="float" office:value="461.1">
            <text:p>461.1</text:p>
          </table:table-cell>
          <table:table-cell office:value-type="float" office:value="488.54">
            <text:p>488.54</text:p>
          </table:table-cell>
          <table:table-cell office:value-type="float" office:value="459.64">
            <text:p>459.64</text:p>
          </table:table-cell>
          <table:table-cell office:value-type="float" office:value="478.87">
            <text:p>478.87</text:p>
          </table:table-cell>
          <table:table-cell office:value-type="float" office:value="454.44">
            <text:p>454.44</text:p>
          </table:table-cell>
          <table:table-cell office:value-type="float" office:value="485.9">
            <text:p>485.9</text:p>
          </table:table-cell>
          <table:table-cell/>
          <table:table-cell office:value-type="float" office:value="480.46">
            <text:p>480.46</text:p>
          </table:table-cell>
          <table:table-cell office:value-type="float" office:value="462.98">
            <text:p>462.98</text:p>
          </table:table-cell>
          <table:table-cell office:value-type="float" office:value="475.34">
            <text:p>475.34</text:p>
          </table:table-cell>
          <table:table-cell/>
          <table:table-cell office:value-type="float" office:value="475.68">
            <text:p>475.68</text:p>
          </table:table-cell>
          <table:table-cell office:value-type="float" office:value="447.93">
            <text:p>447.93</text:p>
          </table:table-cell>
          <table:table-cell/>
          <table:table-cell office:value-type="float" office:value="464.08">
            <text:p>464.08</text:p>
          </table:table-cell>
          <table:table-cell table:number-columns-repeated="2"/>
          <table:table-cell office:value-type="float" office:value="457.67">
            <text:p>457.67</text:p>
          </table:table-cell>
          <table:table-cell table:number-columns-repeated="974"/>
        </table:table-row>
        <table:table-row table:style-name="ro1">
          <table:table-cell office:value-type="string">
            <text:p>Serbia</text:p>
          </table:table-cell>
          <table:table-cell office:value-type="float" office:value="444.8">
            <text:p>444.8</text:p>
          </table:table-cell>
          <table:table-cell office:value-type="float" office:value="479.93">
            <text:p>479.93</text:p>
          </table:table-cell>
          <table:table-cell office:value-type="float" office:value="485.76">
            <text:p>485.76</text:p>
          </table:table-cell>
          <table:table-cell office:value-type="float" office:value="464.86">
            <text:p>464.86</text:p>
          </table:table-cell>
          <table:table-cell office:value-type="float" office:value="468.24">
            <text:p>468.24</text:p>
          </table:table-cell>
          <table:table-cell office:value-type="float" office:value="429.44">
            <text:p>429.44</text:p>
          </table:table-cell>
          <table:table-cell/>
          <table:table-cell office:value-type="float" office:value="430.02">
            <text:p>430.02</text:p>
          </table:table-cell>
          <table:table-cell office:value-type="float" office:value="435.5">
            <text:p>435.5</text:p>
          </table:table-cell>
          <table:table-cell office:value-type="float" office:value="425.15">
            <text:p>425.15</text:p>
          </table:table-cell>
          <table:table-cell office:value-type="float" office:value="497.26">
            <text:p>497.26</text:p>
          </table:table-cell>
          <table:table-cell office:value-type="float" office:value="499.92">
            <text:p>499.92</text:p>
          </table:table-cell>
          <table:table-cell office:value-type="float" office:value="475.57">
            <text:p>475.57</text:p>
          </table:table-cell>
          <table:table-cell office:value-type="float" office:value="475.44">
            <text:p>475.44</text:p>
          </table:table-cell>
          <table:table-cell office:value-type="float" office:value="498.14">
            <text:p>498.14</text:p>
          </table:table-cell>
          <table:table-cell office:value-type="float" office:value="471.65">
            <text:p>471.65</text:p>
          </table:table-cell>
          <table:table-cell office:value-type="float" office:value="494.68">
            <text:p>494.68</text:p>
          </table:table-cell>
          <table:table-cell office:value-type="float" office:value="499.87">
            <text:p>499.87</text:p>
          </table:table-cell>
          <table:table-cell/>
          <table:table-cell office:value-type="float" office:value="482.42">
            <text:p>482.42</text:p>
          </table:table-cell>
          <table:table-cell office:value-type="float" office:value="458.71">
            <text:p>458.71</text:p>
          </table:table-cell>
          <table:table-cell office:value-type="float" office:value="468.95">
            <text:p>468.95</text:p>
          </table:table-cell>
          <table:table-cell office:value-type="float" office:value="474.3">
            <text:p>474.3</text:p>
          </table:table-cell>
          <table:table-cell office:value-type="float" office:value="460.09">
            <text:p>460.09</text:p>
          </table:table-cell>
          <table:table-cell/>
          <table:table-cell office:value-type="float" office:value="471.77">
            <text:p>471.77</text:p>
          </table:table-cell>
          <table:table-cell office:value-type="float" office:value="452.2">
            <text:p>452.2</text:p>
          </table:table-cell>
          <table:table-cell office:value-type="float" office:value="480.56">
            <text:p>480.56</text:p>
          </table:table-cell>
          <table:table-cell office:value-type="float" office:value="439.4">
            <text:p>439.4</text:p>
          </table:table-cell>
          <table:table-cell office:value-type="float" office:value="414.2">
            <text:p>414.2</text:p>
          </table:table-cell>
          <table:table-cell office:value-type="float" office:value="442.28">
            <text:p>442.28</text:p>
          </table:table-cell>
          <table:table-cell/>
          <table:table-cell office:value-type="float" office:value="441.75">
            <text:p>441.75</text:p>
          </table:table-cell>
          <table:table-cell table:number-columns-repeated="2"/>
          <table:table-cell office:value-type="float" office:value="423.44">
            <text:p>423.44</text:p>
          </table:table-cell>
          <table:table-cell office:value-type="float" office:value="429.07">
            <text:p>429.07</text:p>
          </table:table-cell>
          <table:table-cell office:value-type="float" office:value="439.58">
            <text:p>439.58</text:p>
          </table:table-cell>
          <table:table-cell office:value-type="float" office:value="470.27">
            <text:p>470.27</text:p>
          </table:table-cell>
          <table:table-cell office:value-type="float" office:value="429.07">
            <text:p>429.07</text:p>
          </table:table-cell>
          <table:table-cell office:value-type="float" office:value="439.66">
            <text:p>439.66</text:p>
          </table:table-cell>
          <table:table-cell/>
          <table:table-cell office:value-type="float" office:value="433.27">
            <text:p>433.27</text:p>
          </table:table-cell>
          <table:table-cell office:value-type="float" office:value="432.42">
            <text:p>432.42</text:p>
          </table:table-cell>
          <table:table-cell office:value-type="float" office:value="418.83">
            <text:p>418.83</text:p>
          </table:table-cell>
          <table:table-cell office:value-type="float" office:value="431.47">
            <text:p>431.47</text:p>
          </table:table-cell>
          <table:table-cell office:value-type="float" office:value="419.22">
            <text:p>419.22</text:p>
          </table:table-cell>
          <table:table-cell/>
          <table:table-cell office:value-type="float" office:value="392.39">
            <text:p>392.39</text:p>
          </table:table-cell>
          <table:table-cell table:number-columns-repeated="974"/>
        </table:table-row>
        <table:table-row table:style-name="ro1">
          <table:table-cell office:value-type="string">
            <text:p>Shanghai-China</text:p>
          </table:table-cell>
          <table:table-cell office:value-type="float" office:value="580.12">
            <text:p>580.12</text:p>
          </table:table-cell>
          <table:table-cell office:value-type="float" office:value="599.8">
            <text:p>599.8</text:p>
          </table:table-cell>
          <table:table-cell office:value-type="float" office:value="614.41">
            <text:p>614.41</text:p>
          </table:table-cell>
          <table:table-cell office:value-type="float" office:value="595.88">
            <text:p>595.88</text:p>
          </table:table-cell>
          <table:table-cell office:value-type="float" office:value="591.65">
            <text:p>591.65</text:p>
          </table:table-cell>
          <table:table-cell office:value-type="float" office:value="570.17">
            <text:p>570.17</text:p>
          </table:table-cell>
          <table:table-cell office:value-type="float" office:value="522.94">
            <text:p>522.94</text:p>
          </table:table-cell>
          <table:table-cell office:value-type="float" office:value="571.65">
            <text:p>571.65</text:p>
          </table:table-cell>
          <table:table-cell office:value-type="float" office:value="570.59">
            <text:p>570.59</text:p>
          </table:table-cell>
          <table:table-cell office:value-type="float" office:value="544.92">
            <text:p>544.92</text:p>
          </table:table-cell>
          <table:table-cell office:value-type="float" office:value="612.17">
            <text:p>612.17</text:p>
          </table:table-cell>
          <table:table-cell office:value-type="float" office:value="603.29">
            <text:p>603.29</text:p>
          </table:table-cell>
          <table:table-cell office:value-type="float" office:value="597.98">
            <text:p>597.98</text:p>
          </table:table-cell>
          <table:table-cell office:value-type="float" office:value="595.79">
            <text:p>595.79</text:p>
          </table:table-cell>
          <table:table-cell office:value-type="float" office:value="620.15">
            <text:p>620.15</text:p>
          </table:table-cell>
          <table:table-cell office:value-type="float" office:value="605.38">
            <text:p>605.38</text:p>
          </table:table-cell>
          <table:table-cell office:value-type="float" office:value="618.07">
            <text:p>618.07</text:p>
          </table:table-cell>
          <table:table-cell table:number-columns-repeated="2"/>
          <table:table-cell office:value-type="float" office:value="621.02">
            <text:p>621.02</text:p>
          </table:table-cell>
          <table:table-cell office:value-type="float" office:value="583.8">
            <text:p>583.8</text:p>
          </table:table-cell>
          <table:table-cell office:value-type="float" office:value="603.41">
            <text:p>603.41</text:p>
          </table:table-cell>
          <table:table-cell office:value-type="float" office:value="601.1">
            <text:p>601.1</text:p>
          </table:table-cell>
          <table:table-cell office:value-type="float" office:value="587.27">
            <text:p>587.27</text:p>
          </table:table-cell>
          <table:table-cell/>
          <table:table-cell office:value-type="float" office:value="587.12">
            <text:p>587.12</text:p>
          </table:table-cell>
          <table:table-cell office:value-type="float" office:value="596.11">
            <text:p>596.11</text:p>
          </table:table-cell>
          <table:table-cell office:value-type="float" office:value="593.23">
            <text:p>593.23</text:p>
          </table:table-cell>
          <table:table-cell office:value-type="float" office:value="588.97">
            <text:p>588.97</text:p>
          </table:table-cell>
          <table:table-cell office:value-type="float" office:value="566.36">
            <text:p>566.36</text:p>
          </table:table-cell>
          <table:table-cell office:value-type="float" office:value="570.38">
            <text:p>570.38</text:p>
          </table:table-cell>
          <table:table-cell office:value-type="float" office:value="570.24">
            <text:p>570.24</text:p>
          </table:table-cell>
          <table:table-cell office:value-type="float" office:value="573.78">
            <text:p>573.78</text:p>
          </table:table-cell>
          <table:table-cell office:value-type="float" office:value="530.38">
            <text:p>530.38</text:p>
          </table:table-cell>
          <table:table-cell/>
          <table:table-cell office:value-type="float" office:value="532.27">
            <text:p>532.27</text:p>
          </table:table-cell>
          <table:table-cell office:value-type="float" office:value="582.48">
            <text:p>582.48</text:p>
          </table:table-cell>
          <table:table-cell office:value-type="float" office:value="571.1">
            <text:p>571.1</text:p>
          </table:table-cell>
          <table:table-cell office:value-type="float" office:value="575.31">
            <text:p>575.31</text:p>
          </table:table-cell>
          <table:table-cell office:value-type="float" office:value="569.65">
            <text:p>569.65</text:p>
          </table:table-cell>
          <table:table-cell office:value-type="float" office:value="573.03">
            <text:p>573.03</text:p>
          </table:table-cell>
          <table:table-cell office:value-type="float" office:value="569.38">
            <text:p>569.38</text:p>
          </table:table-cell>
          <table:table-cell office:value-type="float" office:value="571.75">
            <text:p>571.75</text:p>
          </table:table-cell>
          <table:table-cell office:value-type="float" office:value="549.05">
            <text:p>549.05</text:p>
          </table:table-cell>
          <table:table-cell/>
          <table:table-cell office:value-type="float" office:value="541.68">
            <text:p>541.68</text:p>
          </table:table-cell>
          <table:table-cell office:value-type="float" office:value="528.5">
            <text:p>528.5</text:p>
          </table:table-cell>
          <table:table-cell/>
          <table:table-cell office:value-type="float" office:value="569.9">
            <text:p>569.9</text:p>
          </table:table-cell>
          <table:table-cell table:number-columns-repeated="974"/>
        </table:table-row>
        <table:table-row table:style-name="ro1">
          <table:table-cell office:value-type="string">
            <text:p>Singapore</text:p>
          </table:table-cell>
          <table:table-cell office:value-type="float" office:value="551.49">
            <text:p>551.49</text:p>
          </table:table-cell>
          <table:table-cell office:value-type="float" office:value="586.66">
            <text:p>586.66</text:p>
          </table:table-cell>
          <table:table-cell office:value-type="float" office:value="589.39">
            <text:p>589.39</text:p>
          </table:table-cell>
          <table:table-cell office:value-type="float" office:value="557.69">
            <text:p>557.69</text:p>
          </table:table-cell>
          <table:table-cell office:value-type="float" office:value="551.87">
            <text:p>551.87</text:p>
          </table:table-cell>
          <table:table-cell office:value-type="float" office:value="530.47">
            <text:p>530.47</text:p>
          </table:table-cell>
          <table:table-cell/>
          <table:table-cell office:value-type="float" office:value="523.9">
            <text:p>523.9</text:p>
          </table:table-cell>
          <table:table-cell office:value-type="float" office:value="517.59">
            <text:p>517.59</text:p>
          </table:table-cell>
          <table:table-cell office:value-type="float" office:value="510.02">
            <text:p>510.02</text:p>
          </table:table-cell>
          <table:table-cell office:value-type="float" office:value="602.75">
            <text:p>602.75</text:p>
          </table:table-cell>
          <table:table-cell office:value-type="float" office:value="581.84">
            <text:p>581.84</text:p>
          </table:table-cell>
          <table:table-cell office:value-type="float" office:value="606.72">
            <text:p>606.72</text:p>
          </table:table-cell>
          <table:table-cell office:value-type="float" office:value="554.67">
            <text:p>554.67</text:p>
          </table:table-cell>
          <table:table-cell office:value-type="float" office:value="586.38">
            <text:p>586.38</text:p>
          </table:table-cell>
          <table:table-cell office:value-type="float" office:value="582.74">
            <text:p>582.74</text:p>
          </table:table-cell>
          <table:table-cell office:value-type="float" office:value="593.45">
            <text:p>593.45</text:p>
          </table:table-cell>
          <table:table-cell office:value-type="float" office:value="593.83">
            <text:p>593.83</text:p>
          </table:table-cell>
          <table:table-cell office:value-type="float" office:value="608.72">
            <text:p>608.72</text:p>
          </table:table-cell>
          <table:table-cell office:value-type="float" office:value="588.15">
            <text:p>588.15</text:p>
          </table:table-cell>
          <table:table-cell office:value-type="float" office:value="554.55">
            <text:p>554.55</text:p>
          </table:table-cell>
          <table:table-cell office:value-type="float" office:value="536.86">
            <text:p>536.86</text:p>
          </table:table-cell>
          <table:table-cell office:value-type="float" office:value="570.84">
            <text:p>570.84</text:p>
          </table:table-cell>
          <table:table-cell office:value-type="float" office:value="539.38">
            <text:p>539.38</text:p>
          </table:table-cell>
          <table:table-cell office:value-type="float" office:value="556.15">
            <text:p>556.15</text:p>
          </table:table-cell>
          <table:table-cell office:value-type="float" office:value="556.66">
            <text:p>556.66</text:p>
          </table:table-cell>
          <table:table-cell office:value-type="float" office:value="550.94">
            <text:p>550.94</text:p>
          </table:table-cell>
          <table:table-cell office:value-type="float" office:value="549.88">
            <text:p>549.88</text:p>
          </table:table-cell>
          <table:table-cell office:value-type="float" office:value="540.53">
            <text:p>540.53</text:p>
          </table:table-cell>
          <table:table-cell office:value-type="float" office:value="526.14">
            <text:p>526.14</text:p>
          </table:table-cell>
          <table:table-cell office:value-type="float" office:value="538.12">
            <text:p>538.12</text:p>
          </table:table-cell>
          <table:table-cell office:value-type="float" office:value="528.76">
            <text:p>528.76</text:p>
          </table:table-cell>
          <table:table-cell office:value-type="float" office:value="505.22">
            <text:p>505.22</text:p>
          </table:table-cell>
          <table:table-cell table:number-columns-repeated="2"/>
          <table:table-cell office:value-type="float" office:value="517.46">
            <text:p>517.46</text:p>
          </table:table-cell>
          <table:table-cell office:value-type="float" office:value="520.92">
            <text:p>520.92</text:p>
          </table:table-cell>
          <table:table-cell office:value-type="float" office:value="532.37">
            <text:p>532.37</text:p>
          </table:table-cell>
          <table:table-cell office:value-type="float" office:value="527.35">
            <text:p>527.35</text:p>
          </table:table-cell>
          <table:table-cell office:value-type="float" office:value="523.19">
            <text:p>523.19</text:p>
          </table:table-cell>
          <table:table-cell office:value-type="float" office:value="526.62">
            <text:p>526.62</text:p>
          </table:table-cell>
          <table:table-cell/>
          <table:table-cell office:value-type="float" office:value="517.97">
            <text:p>517.97</text:p>
          </table:table-cell>
          <table:table-cell office:value-type="float" office:value="488.91">
            <text:p>488.91</text:p>
          </table:table-cell>
          <table:table-cell/>
          <table:table-cell office:value-type="float" office:value="495.71">
            <text:p>495.71</text:p>
          </table:table-cell>
          <table:table-cell office:value-type="float" office:value="498.74">
            <text:p>498.74</text:p>
          </table:table-cell>
          <table:table-cell/>
          <table:table-cell office:value-type="float" office:value="504.16">
            <text:p>504.16</text:p>
          </table:table-cell>
          <table:table-cell table:number-columns-repeated="974"/>
        </table:table-row>
        <table:table-row table:style-name="ro1">
          <table:table-cell office:value-type="string">
            <text:p>Slovak Republic</text:p>
          </table:table-cell>
          <table:table-cell office:value-type="float" office:value="471.19">
            <text:p>471.19</text:p>
          </table:table-cell>
          <table:table-cell office:value-type="float" office:value="535.18">
            <text:p>535.18</text:p>
          </table:table-cell>
          <table:table-cell office:value-type="float" office:value="542.35">
            <text:p>542.35</text:p>
          </table:table-cell>
          <table:table-cell office:value-type="float" office:value="515.2">
            <text:p>515.2</text:p>
          </table:table-cell>
          <table:table-cell office:value-type="float" office:value="507.68">
            <text:p>507.68</text:p>
          </table:table-cell>
          <table:table-cell office:value-type="float" office:value="478.94">
            <text:p>478.94</text:p>
          </table:table-cell>
          <table:table-cell office:value-type="float" office:value="459.09">
            <text:p>459.09</text:p>
          </table:table-cell>
          <table:table-cell office:value-type="float" office:value="461.93">
            <text:p>461.93</text:p>
          </table:table-cell>
          <table:table-cell office:value-type="float" office:value="468.6">
            <text:p>468.6</text:p>
          </table:table-cell>
          <table:table-cell office:value-type="float" office:value="428.9">
            <text:p>428.9</text:p>
          </table:table-cell>
          <table:table-cell office:value-type="float" office:value="529.71">
            <text:p>529.71</text:p>
          </table:table-cell>
          <table:table-cell office:value-type="float" office:value="540.11">
            <text:p>540.11</text:p>
          </table:table-cell>
          <table:table-cell office:value-type="float" office:value="538.48">
            <text:p>538.48</text:p>
          </table:table-cell>
          <table:table-cell office:value-type="float" office:value="525.45">
            <text:p>525.45</text:p>
          </table:table-cell>
          <table:table-cell office:value-type="float" office:value="547.34">
            <text:p>547.34</text:p>
          </table:table-cell>
          <table:table-cell office:value-type="float" office:value="530.44">
            <text:p>530.44</text:p>
          </table:table-cell>
          <table:table-cell office:value-type="float" office:value="547.79">
            <text:p>547.79</text:p>
          </table:table-cell>
          <table:table-cell office:value-type="float" office:value="549.93">
            <text:p>549.93</text:p>
          </table:table-cell>
          <table:table-cell office:value-type="float" office:value="576.92">
            <text:p>576.92</text:p>
          </table:table-cell>
          <table:table-cell office:value-type="float" office:value="540.8">
            <text:p>540.8</text:p>
          </table:table-cell>
          <table:table-cell office:value-type="float" office:value="506.6">
            <text:p>506.6</text:p>
          </table:table-cell>
          <table:table-cell office:value-type="float" office:value="511.29">
            <text:p>511.29</text:p>
          </table:table-cell>
          <table:table-cell office:value-type="float" office:value="519.03">
            <text:p>519.03</text:p>
          </table:table-cell>
          <table:table-cell office:value-type="float" office:value="506.6">
            <text:p>506.6</text:p>
          </table:table-cell>
          <table:table-cell/>
          <table:table-cell office:value-type="float" office:value="511.18">
            <text:p>511.18</text:p>
          </table:table-cell>
          <table:table-cell office:value-type="float" office:value="522.9">
            <text:p>522.9</text:p>
          </table:table-cell>
          <table:table-cell office:value-type="float" office:value="492.48">
            <text:p>492.48</text:p>
          </table:table-cell>
          <table:table-cell office:value-type="float" office:value="485.31">
            <text:p>485.31</text:p>
          </table:table-cell>
          <table:table-cell office:value-type="float" office:value="463.54">
            <text:p>463.54</text:p>
          </table:table-cell>
          <table:table-cell office:value-type="float" office:value="486.49">
            <text:p>486.49</text:p>
          </table:table-cell>
          <table:table-cell office:value-type="float" office:value="469.23">
            <text:p>469.23</text:p>
          </table:table-cell>
          <table:table-cell office:value-type="float" office:value="486.28">
            <text:p>486.28</text:p>
          </table:table-cell>
          <table:table-cell office:value-type="float" office:value="473.46">
            <text:p>473.46</text:p>
          </table:table-cell>
          <table:table-cell office:value-type="float" office:value="445.83">
            <text:p>445.83</text:p>
          </table:table-cell>
          <table:table-cell office:value-type="float" office:value="441.75">
            <text:p>441.75</text:p>
          </table:table-cell>
          <table:table-cell office:value-type="float" office:value="466.63">
            <text:p>466.63</text:p>
          </table:table-cell>
          <table:table-cell office:value-type="float" office:value="497.81">
            <text:p>497.81</text:p>
          </table:table-cell>
          <table:table-cell office:value-type="float" office:value="502.27">
            <text:p>502.27</text:p>
          </table:table-cell>
          <table:table-cell office:value-type="float" office:value="454.38">
            <text:p>454.38</text:p>
          </table:table-cell>
          <table:table-cell office:value-type="float" office:value="476.42">
            <text:p>476.42</text:p>
          </table:table-cell>
          <table:table-cell office:value-type="float" office:value="470.64">
            <text:p>470.64</text:p>
          </table:table-cell>
          <table:table-cell office:value-type="float" office:value="465.72">
            <text:p>465.72</text:p>
          </table:table-cell>
          <table:table-cell office:value-type="float" office:value="439.84">
            <text:p>439.84</text:p>
          </table:table-cell>
          <table:table-cell office:value-type="float" office:value="447.94">
            <text:p>447.94</text:p>
          </table:table-cell>
          <table:table-cell office:value-type="float" office:value="455.69">
            <text:p>455.69</text:p>
          </table:table-cell>
          <table:table-cell office:value-type="float" office:value="406.4">
            <text:p>406.4</text:p>
          </table:table-cell>
          <table:table-cell/>
          <table:table-cell office:value-type="float" office:value="366.54">
            <text:p>366.54</text:p>
          </table:table-cell>
          <table:table-cell table:number-columns-repeated="974"/>
        </table:table-row>
        <table:table-row table:style-name="ro1">
          <table:table-cell office:value-type="string">
            <text:p>Slovenia</text:p>
          </table:table-cell>
          <table:table-cell office:value-type="float" office:value="514.14">
            <text:p>514.14</text:p>
          </table:table-cell>
          <table:table-cell office:value-type="float" office:value="540.5">
            <text:p>540.5</text:p>
          </table:table-cell>
          <table:table-cell office:value-type="float" office:value="563.63">
            <text:p>563.63</text:p>
          </table:table-cell>
          <table:table-cell office:value-type="float" office:value="528.44">
            <text:p>528.44</text:p>
          </table:table-cell>
          <table:table-cell office:value-type="float" office:value="534.54">
            <text:p>534.54</text:p>
          </table:table-cell>
          <table:table-cell office:value-type="float" office:value="499.52">
            <text:p>499.52</text:p>
          </table:table-cell>
          <table:table-cell office:value-type="float" office:value="504.07">
            <text:p>504.07</text:p>
          </table:table-cell>
          <table:table-cell office:value-type="float" office:value="493.61">
            <text:p>493.61</text:p>
          </table:table-cell>
          <table:table-cell office:value-type="float" office:value="487.3">
            <text:p>487.3</text:p>
          </table:table-cell>
          <table:table-cell office:value-type="float" office:value="479.84">
            <text:p>479.84</text:p>
          </table:table-cell>
          <table:table-cell office:value-type="float" office:value="541.67">
            <text:p>541.67</text:p>
          </table:table-cell>
          <table:table-cell office:value-type="float" office:value="562.32">
            <text:p>562.32</text:p>
          </table:table-cell>
          <table:table-cell office:value-type="float" office:value="537.17">
            <text:p>537.17</text:p>
          </table:table-cell>
          <table:table-cell office:value-type="float" office:value="533.48">
            <text:p>533.48</text:p>
          </table:table-cell>
          <table:table-cell office:value-type="float" office:value="570.51">
            <text:p>570.51</text:p>
          </table:table-cell>
          <table:table-cell office:value-type="float" office:value="575.37">
            <text:p>575.37</text:p>
          </table:table-cell>
          <table:table-cell office:value-type="float" office:value="559.29">
            <text:p>559.29</text:p>
          </table:table-cell>
          <table:table-cell office:value-type="float" office:value="585.11">
            <text:p>585.11</text:p>
          </table:table-cell>
          <table:table-cell office:value-type="float" office:value="579.9">
            <text:p>579.9</text:p>
          </table:table-cell>
          <table:table-cell office:value-type="float" office:value="564.28">
            <text:p>564.28</text:p>
          </table:table-cell>
          <table:table-cell office:value-type="float" office:value="522.45">
            <text:p>522.45</text:p>
          </table:table-cell>
          <table:table-cell office:value-type="float" office:value="518.34">
            <text:p>518.34</text:p>
          </table:table-cell>
          <table:table-cell office:value-type="float" office:value="540.97">
            <text:p>540.97</text:p>
          </table:table-cell>
          <table:table-cell office:value-type="float" office:value="521.41">
            <text:p>521.41</text:p>
          </table:table-cell>
          <table:table-cell office:value-type="float" office:value="559.95">
            <text:p>559.95</text:p>
          </table:table-cell>
          <table:table-cell office:value-type="float" office:value="522.62">
            <text:p>522.62</text:p>
          </table:table-cell>
          <table:table-cell office:value-type="float" office:value="539.8">
            <text:p>539.8</text:p>
          </table:table-cell>
          <table:table-cell office:value-type="float" office:value="538.89">
            <text:p>538.89</text:p>
          </table:table-cell>
          <table:table-cell office:value-type="float" office:value="525.38">
            <text:p>525.38</text:p>
          </table:table-cell>
          <table:table-cell office:value-type="float" office:value="494.83">
            <text:p>494.83</text:p>
          </table:table-cell>
          <table:table-cell office:value-type="float" office:value="507.52">
            <text:p>507.52</text:p>
          </table:table-cell>
          <table:table-cell office:value-type="float" office:value="489.43">
            <text:p>489.43</text:p>
          </table:table-cell>
          <table:table-cell office:value-type="float" office:value="482.2">
            <text:p>482.2</text:p>
          </table:table-cell>
          <table:table-cell office:value-type="float" office:value="509.58">
            <text:p>509.58</text:p>
          </table:table-cell>
          <table:table-cell office:value-type="float" office:value="476.63">
            <text:p>476.63</text:p>
          </table:table-cell>
          <table:table-cell office:value-type="float" office:value="481.33">
            <text:p>481.33</text:p>
          </table:table-cell>
          <table:table-cell office:value-type="float" office:value="497.32">
            <text:p>497.32</text:p>
          </table:table-cell>
          <table:table-cell office:value-type="float" office:value="482.2">
            <text:p>482.2</text:p>
          </table:table-cell>
          <table:table-cell office:value-type="float" office:value="516.54">
            <text:p>516.54</text:p>
          </table:table-cell>
          <table:table-cell office:value-type="float" office:value="492.44">
            <text:p>492.44</text:p>
          </table:table-cell>
          <table:table-cell office:value-type="float" office:value="492.46">
            <text:p>492.46</text:p>
          </table:table-cell>
          <table:table-cell office:value-type="float" office:value="498.08">
            <text:p>498.08</text:p>
          </table:table-cell>
          <table:table-cell office:value-type="float" office:value="485.65">
            <text:p>485.65</text:p>
          </table:table-cell>
          <table:table-cell office:value-type="float" office:value="470.01">
            <text:p>470.01</text:p>
          </table:table-cell>
          <table:table-cell/>
          <table:table-cell office:value-type="float" office:value="491.64">
            <text:p>491.64</text:p>
          </table:table-cell>
          <table:table-cell office:value-type="float" office:value="471.82">
            <text:p>471.82</text:p>
          </table:table-cell>
          <table:table-cell table:number-columns-repeated="976"/>
        </table:table-row>
        <table:table-row table:style-name="ro1">
          <table:table-cell office:value-type="string">
            <text:p>Spain</text:p>
          </table:table-cell>
          <table:table-cell office:value-type="float" office:value="496.45">
            <text:p>496.45</text:p>
          </table:table-cell>
          <table:table-cell office:value-type="float" office:value="521.05">
            <text:p>521.05</text:p>
          </table:table-cell>
          <table:table-cell office:value-type="float" office:value="535.81">
            <text:p>535.81</text:p>
          </table:table-cell>
          <table:table-cell office:value-type="float" office:value="521.72">
            <text:p>521.72</text:p>
          </table:table-cell>
          <table:table-cell office:value-type="float" office:value="521.51">
            <text:p>521.51</text:p>
          </table:table-cell>
          <table:table-cell office:value-type="float" office:value="488.93">
            <text:p>488.93</text:p>
          </table:table-cell>
          <table:table-cell office:value-type="float" office:value="478.24">
            <text:p>478.24</text:p>
          </table:table-cell>
          <table:table-cell office:value-type="float" office:value="479.92">
            <text:p>479.92</text:p>
          </table:table-cell>
          <table:table-cell office:value-type="float" office:value="488.02">
            <text:p>488.02</text:p>
          </table:table-cell>
          <table:table-cell office:value-type="float" office:value="471.54">
            <text:p>471.54</text:p>
          </table:table-cell>
          <table:table-cell office:value-type="float" office:value="510.98">
            <text:p>510.98</text:p>
          </table:table-cell>
          <table:table-cell office:value-type="float" office:value="527.61">
            <text:p>527.61</text:p>
          </table:table-cell>
          <table:table-cell office:value-type="float" office:value="530.14">
            <text:p>530.14</text:p>
          </table:table-cell>
          <table:table-cell office:value-type="float" office:value="514.66">
            <text:p>514.66</text:p>
          </table:table-cell>
          <table:table-cell office:value-type="float" office:value="527.63">
            <text:p>527.63</text:p>
          </table:table-cell>
          <table:table-cell office:value-type="float" office:value="537.2">
            <text:p>537.2</text:p>
          </table:table-cell>
          <table:table-cell office:value-type="float" office:value="540.62">
            <text:p>540.62</text:p>
          </table:table-cell>
          <table:table-cell office:value-type="float" office:value="532.27">
            <text:p>532.27</text:p>
          </table:table-cell>
          <table:table-cell office:value-type="float" office:value="549.48">
            <text:p>549.48</text:p>
          </table:table-cell>
          <table:table-cell office:value-type="float" office:value="540.19">
            <text:p>540.19</text:p>
          </table:table-cell>
          <table:table-cell office:value-type="float" office:value="516.92">
            <text:p>516.92</text:p>
          </table:table-cell>
          <table:table-cell office:value-type="float" office:value="521.75">
            <text:p>521.75</text:p>
          </table:table-cell>
          <table:table-cell office:value-type="float" office:value="525.45">
            <text:p>525.45</text:p>
          </table:table-cell>
          <table:table-cell office:value-type="float" office:value="514.76">
            <text:p>514.76</text:p>
          </table:table-cell>
          <table:table-cell office:value-type="float" office:value="540.59">
            <text:p>540.59</text:p>
          </table:table-cell>
          <table:table-cell office:value-type="float" office:value="523.29">
            <text:p>523.29</text:p>
          </table:table-cell>
          <table:table-cell office:value-type="float" office:value="516.26">
            <text:p>516.26</text:p>
          </table:table-cell>
          <table:table-cell office:value-type="float" office:value="521.17">
            <text:p>521.17</text:p>
          </table:table-cell>
          <table:table-cell office:value-type="float" office:value="523.24">
            <text:p>523.24</text:p>
          </table:table-cell>
          <table:table-cell office:value-type="float" office:value="477.23">
            <text:p>477.23</text:p>
          </table:table-cell>
          <table:table-cell office:value-type="float" office:value="501.59">
            <text:p>501.59</text:p>
          </table:table-cell>
          <table:table-cell office:value-type="float" office:value="487.81">
            <text:p>487.81</text:p>
          </table:table-cell>
          <table:table-cell office:value-type="float" office:value="499.41">
            <text:p>499.41</text:p>
          </table:table-cell>
          <table:table-cell office:value-type="float" office:value="478.42">
            <text:p>478.42</text:p>
          </table:table-cell>
          <table:table-cell office:value-type="float" office:value="474.06">
            <text:p>474.06</text:p>
          </table:table-cell>
          <table:table-cell office:value-type="float" office:value="467.55">
            <text:p>467.55</text:p>
          </table:table-cell>
          <table:table-cell office:value-type="float" office:value="496.68">
            <text:p>496.68</text:p>
          </table:table-cell>
          <table:table-cell office:value-type="float" office:value="482.45">
            <text:p>482.45</text:p>
          </table:table-cell>
          <table:table-cell office:value-type="float" office:value="494.91">
            <text:p>494.91</text:p>
          </table:table-cell>
          <table:table-cell office:value-type="float" office:value="482.48">
            <text:p>482.48</text:p>
          </table:table-cell>
          <table:table-cell office:value-type="float" office:value="488.79">
            <text:p>488.79</text:p>
          </table:table-cell>
          <table:table-cell office:value-type="float" office:value="469.96">
            <text:p>469.96</text:p>
          </table:table-cell>
          <table:table-cell office:value-type="float" office:value="488.13">
            <text:p>488.13</text:p>
          </table:table-cell>
          <table:table-cell office:value-type="float" office:value="470.77">
            <text:p>470.77</text:p>
          </table:table-cell>
          <table:table-cell office:value-type="float" office:value="464.82">
            <text:p>464.82</text:p>
          </table:table-cell>
          <table:table-cell office:value-type="float" office:value="490.19">
            <text:p>490.19</text:p>
          </table:table-cell>
          <table:table-cell office:value-type="float" office:value="465.3">
            <text:p>465.3</text:p>
          </table:table-cell>
          <table:table-cell office:value-type="float" office:value="459.16">
            <text:p>459.16</text:p>
          </table:table-cell>
          <table:table-cell office:value-type="float" office:value="476.02">
            <text:p>476.02</text:p>
          </table:table-cell>
          <table:table-cell table:number-columns-repeated="974"/>
        </table:table-row>
        <table:table-row table:style-name="ro1">
          <table:table-cell office:value-type="string">
            <text:p>Sweden</text:p>
          </table:table-cell>
          <table:table-cell office:value-type="float" office:value="484.8">
            <text:p>484.8</text:p>
          </table:table-cell>
          <table:table-cell office:value-type="float" office:value="516.68">
            <text:p>516.68</text:p>
          </table:table-cell>
          <table:table-cell office:value-type="float" office:value="513.62">
            <text:p>513.62</text:p>
          </table:table-cell>
          <table:table-cell office:value-type="float" office:value="511.19">
            <text:p>511.19</text:p>
          </table:table-cell>
          <table:table-cell office:value-type="float" office:value="495.6">
            <text:p>495.6</text:p>
          </table:table-cell>
          <table:table-cell office:value-type="float" office:value="471.94">
            <text:p>471.94</text:p>
          </table:table-cell>
          <table:table-cell office:value-type="float" office:value="485.07">
            <text:p>485.07</text:p>
          </table:table-cell>
          <table:table-cell office:value-type="float" office:value="476.27">
            <text:p>476.27</text:p>
          </table:table-cell>
          <table:table-cell office:value-type="float" office:value="457.21">
            <text:p>457.21</text:p>
          </table:table-cell>
          <table:table-cell office:value-type="float" office:value="443.47">
            <text:p>443.47</text:p>
          </table:table-cell>
          <table:table-cell office:value-type="float" office:value="526.4">
            <text:p>526.4</text:p>
          </table:table-cell>
          <table:table-cell office:value-type="float" office:value="527.83">
            <text:p>527.83</text:p>
          </table:table-cell>
          <table:table-cell office:value-type="float" office:value="521.38">
            <text:p>521.38</text:p>
          </table:table-cell>
          <table:table-cell office:value-type="float" office:value="472.85">
            <text:p>472.85</text:p>
          </table:table-cell>
          <table:table-cell office:value-type="float" office:value="547.25">
            <text:p>547.25</text:p>
          </table:table-cell>
          <table:table-cell office:value-type="float" office:value="508.84">
            <text:p>508.84</text:p>
          </table:table-cell>
          <table:table-cell office:value-type="float" office:value="505.15">
            <text:p>505.15</text:p>
          </table:table-cell>
          <table:table-cell office:value-type="float" office:value="533.74">
            <text:p>533.74</text:p>
          </table:table-cell>
          <table:table-cell office:value-type="float" office:value="525.71">
            <text:p>525.71</text:p>
          </table:table-cell>
          <table:table-cell office:value-type="float" office:value="523.16">
            <text:p>523.16</text:p>
          </table:table-cell>
          <table:table-cell office:value-type="float" office:value="519.18">
            <text:p>519.18</text:p>
          </table:table-cell>
          <table:table-cell office:value-type="float" office:value="508.1">
            <text:p>508.1</text:p>
          </table:table-cell>
          <table:table-cell office:value-type="float" office:value="510.07">
            <text:p>510.07</text:p>
          </table:table-cell>
          <table:table-cell office:value-type="float" office:value="490.67">
            <text:p>490.67</text:p>
          </table:table-cell>
          <table:table-cell office:value-type="float" office:value="535.53">
            <text:p>535.53</text:p>
          </table:table-cell>
          <table:table-cell office:value-type="float" office:value="484.67">
            <text:p>484.67</text:p>
          </table:table-cell>
          <table:table-cell office:value-type="float" office:value="500.55">
            <text:p>500.55</text:p>
          </table:table-cell>
          <table:table-cell office:value-type="float" office:value="509.51">
            <text:p>509.51</text:p>
          </table:table-cell>
          <table:table-cell office:value-type="float" office:value="480.05">
            <text:p>480.05</text:p>
          </table:table-cell>
          <table:table-cell office:value-type="float" office:value="464.95">
            <text:p>464.95</text:p>
          </table:table-cell>
          <table:table-cell office:value-type="float" office:value="477.38">
            <text:p>477.38</text:p>
          </table:table-cell>
          <table:table-cell office:value-type="float" office:value="467.06">
            <text:p>467.06</text:p>
          </table:table-cell>
          <table:table-cell office:value-type="float" office:value="497.57">
            <text:p>497.57</text:p>
          </table:table-cell>
          <table:table-cell office:value-type="float" office:value="485.8">
            <text:p>485.8</text:p>
          </table:table-cell>
          <table:table-cell/>
          <table:table-cell office:value-type="float" office:value="473.43">
            <text:p>473.43</text:p>
          </table:table-cell>
          <table:table-cell office:value-type="float" office:value="467.6">
            <text:p>467.6</text:p>
          </table:table-cell>
          <table:table-cell office:value-type="float" office:value="504.67">
            <text:p>504.67</text:p>
          </table:table-cell>
          <table:table-cell office:value-type="float" office:value="494.22">
            <text:p>494.22</text:p>
          </table:table-cell>
          <table:table-cell office:value-type="float" office:value="477.86">
            <text:p>477.86</text:p>
          </table:table-cell>
          <table:table-cell office:value-type="float" office:value="454.13">
            <text:p>454.13</text:p>
          </table:table-cell>
          <table:table-cell office:value-type="float" office:value="469.85">
            <text:p>469.85</text:p>
          </table:table-cell>
          <table:table-cell office:value-type="float" office:value="454.69">
            <text:p>454.69</text:p>
          </table:table-cell>
          <table:table-cell office:value-type="float" office:value="448.23">
            <text:p>448.23</text:p>
          </table:table-cell>
          <table:table-cell/>
          <table:table-cell office:value-type="float" office:value="474.01">
            <text:p>474.01</text:p>
          </table:table-cell>
          <table:table-cell office:value-type="float" office:value="420.54">
            <text:p>420.54</text:p>
          </table:table-cell>
          <table:table-cell table:number-columns-repeated="976"/>
        </table:table-row>
        <table:table-row table:style-name="ro1">
          <table:table-cell office:value-type="string">
            <text:p>Switzerland</text:p>
          </table:table-cell>
          <table:table-cell office:value-type="float" office:value="515.3">
            <text:p>515.3</text:p>
          </table:table-cell>
          <table:table-cell office:value-type="float" office:value="528.45">
            <text:p>528.45</text:p>
          </table:table-cell>
          <table:table-cell office:value-type="float" office:value="551.62">
            <text:p>551.62</text:p>
          </table:table-cell>
          <table:table-cell office:value-type="float" office:value="535.16">
            <text:p>535.16</text:p>
          </table:table-cell>
          <table:table-cell office:value-type="float" office:value="521.37">
            <text:p>521.37</text:p>
          </table:table-cell>
          <table:table-cell office:value-type="float" office:value="497.38">
            <text:p>497.38</text:p>
          </table:table-cell>
          <table:table-cell office:value-type="float" office:value="519.24">
            <text:p>519.24</text:p>
          </table:table-cell>
          <table:table-cell office:value-type="float" office:value="492.84">
            <text:p>492.84</text:p>
          </table:table-cell>
          <table:table-cell office:value-type="float" office:value="475.29">
            <text:p>475.29</text:p>
          </table:table-cell>
          <table:table-cell office:value-type="float" office:value="470.1">
            <text:p>470.1</text:p>
          </table:table-cell>
          <table:table-cell office:value-type="float" office:value="527.99">
            <text:p>527.99</text:p>
          </table:table-cell>
          <table:table-cell office:value-type="float" office:value="540.92">
            <text:p>540.92</text:p>
          </table:table-cell>
          <table:table-cell office:value-type="float" office:value="529.31">
            <text:p>529.31</text:p>
          </table:table-cell>
          <table:table-cell office:value-type="float" office:value="502.16">
            <text:p>502.16</text:p>
          </table:table-cell>
          <table:table-cell office:value-type="float" office:value="556.46">
            <text:p>556.46</text:p>
          </table:table-cell>
          <table:table-cell office:value-type="float" office:value="567.23">
            <text:p>567.23</text:p>
          </table:table-cell>
          <table:table-cell office:value-type="float" office:value="560.39">
            <text:p>560.39</text:p>
          </table:table-cell>
          <table:table-cell office:value-type="float" office:value="529.67">
            <text:p>529.67</text:p>
          </table:table-cell>
          <table:table-cell office:value-type="float" office:value="553.48">
            <text:p>553.48</text:p>
          </table:table-cell>
          <table:table-cell office:value-type="float" office:value="562.24">
            <text:p>562.24</text:p>
          </table:table-cell>
          <table:table-cell office:value-type="float" office:value="530.64">
            <text:p>530.64</text:p>
          </table:table-cell>
          <table:table-cell office:value-type="float" office:value="539.91">
            <text:p>539.91</text:p>
          </table:table-cell>
          <table:table-cell office:value-type="float" office:value="537.92">
            <text:p>537.92</text:p>
          </table:table-cell>
          <table:table-cell office:value-type="float" office:value="524.33">
            <text:p>524.33</text:p>
          </table:table-cell>
          <table:table-cell office:value-type="float" office:value="524.47">
            <text:p>524.47</text:p>
          </table:table-cell>
          <table:table-cell office:value-type="float" office:value="526.8">
            <text:p>526.8</text:p>
          </table:table-cell>
          <table:table-cell office:value-type="float" office:value="511.09">
            <text:p>511.09</text:p>
          </table:table-cell>
          <table:table-cell office:value-type="float" office:value="508.3">
            <text:p>508.3</text:p>
          </table:table-cell>
          <table:table-cell office:value-type="float" office:value="507.35">
            <text:p>507.35</text:p>
          </table:table-cell>
          <table:table-cell office:value-type="float" office:value="490.66">
            <text:p>490.66</text:p>
          </table:table-cell>
          <table:table-cell office:value-type="float" office:value="502.86">
            <text:p>502.86</text:p>
          </table:table-cell>
          <table:table-cell office:value-type="float" office:value="504.23">
            <text:p>504.23</text:p>
          </table:table-cell>
          <table:table-cell office:value-type="float" office:value="492.28">
            <text:p>492.28</text:p>
          </table:table-cell>
          <table:table-cell office:value-type="float" office:value="519.59">
            <text:p>519.59</text:p>
          </table:table-cell>
          <table:table-cell/>
          <table:table-cell office:value-type="float" office:value="475.97">
            <text:p>475.97</text:p>
          </table:table-cell>
          <table:table-cell office:value-type="float" office:value="498.91">
            <text:p>498.91</text:p>
          </table:table-cell>
          <table:table-cell office:value-type="float" office:value="491.55">
            <text:p>491.55</text:p>
          </table:table-cell>
          <table:table-cell office:value-type="float" office:value="513.13">
            <text:p>513.13</text:p>
          </table:table-cell>
          <table:table-cell office:value-type="float" office:value="499.65">
            <text:p>499.65</text:p>
          </table:table-cell>
          <table:table-cell office:value-type="float" office:value="461.88">
            <text:p>461.88</text:p>
          </table:table-cell>
          <table:table-cell office:value-type="float" office:value="476.4">
            <text:p>476.4</text:p>
          </table:table-cell>
          <table:table-cell office:value-type="float" office:value="481.97">
            <text:p>481.97</text:p>
          </table:table-cell>
          <table:table-cell office:value-type="float" office:value="451.74">
            <text:p>451.74</text:p>
          </table:table-cell>
          <table:table-cell/>
          <table:table-cell office:value-type="float" office:value="443.51">
            <text:p>443.51</text:p>
          </table:table-cell>
          <table:table-cell table:number-columns-repeated="2"/>
          <table:table-cell office:value-type="float" office:value="500.95">
            <text:p>500.95</text:p>
          </table:table-cell>
          <table:table-cell table:number-columns-repeated="974"/>
        </table:table-row>
        <table:table-row table:style-name="ro1">
          <table:table-cell office:value-type="string">
            <text:p>Thailand</text:p>
          </table:table-cell>
          <table:table-cell office:value-type="float" office:value="444">
            <text:p>444</text:p>
          </table:table-cell>
          <table:table-cell office:value-type="float" office:value="471.79">
            <text:p>471.79</text:p>
          </table:table-cell>
          <table:table-cell office:value-type="float" office:value="493.85">
            <text:p>493.85</text:p>
          </table:table-cell>
          <table:table-cell office:value-type="float" office:value="479.6">
            <text:p>479.6</text:p>
          </table:table-cell>
          <table:table-cell office:value-type="float" office:value="471.44">
            <text:p>471.44</text:p>
          </table:table-cell>
          <table:table-cell office:value-type="float" office:value="455.2">
            <text:p>455.2</text:p>
          </table:table-cell>
          <table:table-cell office:value-type="float" office:value="437.95">
            <text:p>437.95</text:p>
          </table:table-cell>
          <table:table-cell office:value-type="float" office:value="448.2">
            <text:p>448.2</text:p>
          </table:table-cell>
          <table:table-cell office:value-type="float" office:value="449.85">
            <text:p>449.85</text:p>
          </table:table-cell>
          <table:table-cell office:value-type="float" office:value="430.93">
            <text:p>430.93</text:p>
          </table:table-cell>
          <table:table-cell office:value-type="float" office:value="464.61">
            <text:p>464.61</text:p>
          </table:table-cell>
          <table:table-cell office:value-type="float" office:value="470.92">
            <text:p>470.92</text:p>
          </table:table-cell>
          <table:table-cell office:value-type="float" office:value="476.07">
            <text:p>476.07</text:p>
          </table:table-cell>
          <table:table-cell office:value-type="float" office:value="487.74">
            <text:p>487.74</text:p>
          </table:table-cell>
          <table:table-cell office:value-type="float" office:value="495.37">
            <text:p>495.37</text:p>
          </table:table-cell>
          <table:table-cell office:value-type="float" office:value="520.82">
            <text:p>520.82</text:p>
          </table:table-cell>
          <table:table-cell office:value-type="float" office:value="484.81">
            <text:p>484.81</text:p>
          </table:table-cell>
          <table:table-cell office:value-type="float" office:value="491.35">
            <text:p>491.35</text:p>
          </table:table-cell>
          <table:table-cell/>
          <table:table-cell office:value-type="float" office:value="497.24">
            <text:p>497.24</text:p>
          </table:table-cell>
          <table:table-cell office:value-type="float" office:value="469.9">
            <text:p>469.9</text:p>
          </table:table-cell>
          <table:table-cell office:value-type="float" office:value="475.98">
            <text:p>475.98</text:p>
          </table:table-cell>
          <table:table-cell office:value-type="float" office:value="487.26">
            <text:p>487.26</text:p>
          </table:table-cell>
          <table:table-cell table:number-columns-repeated="2"/>
          <table:table-cell office:value-type="float" office:value="465.76">
            <text:p>465.76</text:p>
          </table:table-cell>
          <table:table-cell office:value-type="float" office:value="482.71">
            <text:p>482.71</text:p>
          </table:table-cell>
          <table:table-cell office:value-type="float" office:value="467.3">
            <text:p>467.3</text:p>
          </table:table-cell>
          <table:table-cell/>
          <table:table-cell office:value-type="float" office:value="445.51">
            <text:p>445.51</text:p>
          </table:table-cell>
          <table:table-cell office:value-type="float" office:value="457.75">
            <text:p>457.75</text:p>
          </table:table-cell>
          <table:table-cell office:value-type="float" office:value="455.1">
            <text:p>455.1</text:p>
          </table:table-cell>
          <table:table-cell office:value-type="float" office:value="466.71">
            <text:p>466.71</text:p>
          </table:table-cell>
          <table:table-cell office:value-type="float" office:value="437.71">
            <text:p>437.71</text:p>
          </table:table-cell>
          <table:table-cell office:value-type="float" office:value="441.05">
            <text:p>441.05</text:p>
          </table:table-cell>
          <table:table-cell office:value-type="float" office:value="446.1">
            <text:p>446.1</text:p>
          </table:table-cell>
          <table:table-cell office:value-type="float" office:value="447.48">
            <text:p>447.48</text:p>
          </table:table-cell>
          <table:table-cell office:value-type="float" office:value="457.39">
            <text:p>457.39</text:p>
          </table:table-cell>
          <table:table-cell office:value-type="float" office:value="452.49">
            <text:p>452.49</text:p>
          </table:table-cell>
          <table:table-cell office:value-type="float" office:value="445.44">
            <text:p>445.44</text:p>
          </table:table-cell>
          <table:table-cell office:value-type="float" office:value="450.82">
            <text:p>450.82</text:p>
          </table:table-cell>
          <table:table-cell/>
          <table:table-cell office:value-type="float" office:value="448.36">
            <text:p>448.36</text:p>
          </table:table-cell>
          <table:table-cell office:value-type="float" office:value="436.25">
            <text:p>436.25</text:p>
          </table:table-cell>
          <table:table-cell office:value-type="float" office:value="429.94">
            <text:p>429.94</text:p>
          </table:table-cell>
          <table:table-cell office:value-type="float" office:value="443.55">
            <text:p>443.55</text:p>
          </table:table-cell>
          <table:table-cell office:value-type="float" office:value="411.82">
            <text:p>411.82</text:p>
          </table:table-cell>
          <table:table-cell/>
          <table:table-cell office:value-type="float" office:value="424.95">
            <text:p>424.95</text:p>
          </table:table-cell>
          <table:table-cell table:number-columns-repeated="974"/>
        </table:table-row>
        <table:table-row table:style-name="ro1">
          <table:table-cell office:value-type="string">
            <text:p>Tunisia</text:p>
          </table:table-cell>
          <table:table-cell office:value-type="float" office:value="398.05">
            <text:p>398.05</text:p>
          </table:table-cell>
          <table:table-cell office:value-type="float" office:value="434.34">
            <text:p>434.34</text:p>
          </table:table-cell>
          <table:table-cell office:value-type="float" office:value="443.88">
            <text:p>443.88</text:p>
          </table:table-cell>
          <table:table-cell office:value-type="float" office:value="426.87">
            <text:p>426.87</text:p>
          </table:table-cell>
          <table:table-cell office:value-type="float" office:value="418.24">
            <text:p>418.24</text:p>
          </table:table-cell>
          <table:table-cell office:value-type="float" office:value="399.32">
            <text:p>399.32</text:p>
          </table:table-cell>
          <table:table-cell office:value-type="float" office:value="404.31">
            <text:p>404.31</text:p>
          </table:table-cell>
          <table:table-cell office:value-type="float" office:value="399.19">
            <text:p>399.19</text:p>
          </table:table-cell>
          <table:table-cell office:value-type="float" office:value="397.5">
            <text:p>397.5</text:p>
          </table:table-cell>
          <table:table-cell office:value-type="float" office:value="388">
            <text:p>388</text:p>
          </table:table-cell>
          <table:table-cell office:value-type="float" office:value="437.81">
            <text:p>437.81</text:p>
          </table:table-cell>
          <table:table-cell office:value-type="float" office:value="447.39">
            <text:p>447.39</text:p>
          </table:table-cell>
          <table:table-cell office:value-type="float" office:value="447.63">
            <text:p>447.63</text:p>
          </table:table-cell>
          <table:table-cell office:value-type="float" office:value="424.68">
            <text:p>424.68</text:p>
          </table:table-cell>
          <table:table-cell office:value-type="float" office:value="436.37">
            <text:p>436.37</text:p>
          </table:table-cell>
          <table:table-cell office:value-type="float" office:value="450.49">
            <text:p>450.49</text:p>
          </table:table-cell>
          <table:table-cell office:value-type="float" office:value="446.48">
            <text:p>446.48</text:p>
          </table:table-cell>
          <table:table-cell office:value-type="float" office:value="444.79">
            <text:p>444.79</text:p>
          </table:table-cell>
          <table:table-cell table:number-columns-repeated="2"/>
          <table:table-cell office:value-type="float" office:value="421.12">
            <text:p>421.12</text:p>
          </table:table-cell>
          <table:table-cell office:value-type="float" office:value="441.36">
            <text:p>441.36</text:p>
          </table:table-cell>
          <table:table-cell office:value-type="float" office:value="430.57">
            <text:p>430.57</text:p>
          </table:table-cell>
          <table:table-cell table:number-columns-repeated="2"/>
          <table:table-cell office:value-type="float" office:value="424.39">
            <text:p>424.39</text:p>
          </table:table-cell>
          <table:table-cell/>
          <table:table-cell office:value-type="float" office:value="427.43">
            <text:p>427.43</text:p>
          </table:table-cell>
          <table:table-cell office:value-type="float" office:value="393.89">
            <text:p>393.89</text:p>
          </table:table-cell>
          <table:table-cell office:value-type="float" office:value="392.97">
            <text:p>392.97</text:p>
          </table:table-cell>
          <table:table-cell office:value-type="float" office:value="403.34">
            <text:p>403.34</text:p>
          </table:table-cell>
          <table:table-cell/>
          <table:table-cell office:value-type="float" office:value="397.29">
            <text:p>397.29</text:p>
          </table:table-cell>
          <table:table-cell/>
          <table:table-cell office:value-type="float" office:value="410.33">
            <text:p>410.33</text:p>
          </table:table-cell>
          <table:table-cell office:value-type="float" office:value="390.79">
            <text:p>390.79</text:p>
          </table:table-cell>
          <table:table-cell office:value-type="float" office:value="401.93">
            <text:p>401.93</text:p>
          </table:table-cell>
          <table:table-cell office:value-type="float" office:value="396.44">
            <text:p>396.44</text:p>
          </table:table-cell>
          <table:table-cell/>
          <table:table-cell office:value-type="float" office:value="401.22">
            <text:p>401.22</text:p>
          </table:table-cell>
          <table:table-cell table:number-columns-repeated="2"/>
          <table:table-cell office:value-type="float" office:value="397.16">
            <text:p>397.16</text:p>
          </table:table-cell>
          <table:table-cell office:value-type="float" office:value="384.55">
            <text:p>384.55</text:p>
          </table:table-cell>
          <table:table-cell office:value-type="float" office:value="383.02">
            <text:p>383.02</text:p>
          </table:table-cell>
          <table:table-cell office:value-type="float" office:value="388.58">
            <text:p>388.58</text:p>
          </table:table-cell>
          <table:table-cell office:value-type="float" office:value="340.51">
            <text:p>340.51</text:p>
          </table:table-cell>
          <table:table-cell/>
          <table:table-cell office:value-type="float" office:value="374.33">
            <text:p>374.33</text:p>
          </table:table-cell>
          <table:table-cell table:number-columns-repeated="974"/>
        </table:table-row>
        <table:table-row table:style-name="ro1">
          <table:table-cell office:value-type="string">
            <text:p>Turkey</text:p>
          </table:table-cell>
          <table:table-cell office:value-type="float" office:value="463.41">
            <text:p>463.41</text:p>
          </table:table-cell>
          <table:table-cell office:value-type="float" office:value="485.89">
            <text:p>485.89</text:p>
          </table:table-cell>
          <table:table-cell office:value-type="float" office:value="518.17">
            <text:p>518.17</text:p>
          </table:table-cell>
          <table:table-cell office:value-type="float" office:value="485.57">
            <text:p>485.57</text:p>
          </table:table-cell>
          <table:table-cell office:value-type="float" office:value="485.91">
            <text:p>485.91</text:p>
          </table:table-cell>
          <table:table-cell office:value-type="float" office:value="462.01">
            <text:p>462.01</text:p>
          </table:table-cell>
          <table:table-cell office:value-type="float" office:value="449.93">
            <text:p>449.93</text:p>
          </table:table-cell>
          <table:table-cell office:value-type="float" office:value="460.12">
            <text:p>460.12</text:p>
          </table:table-cell>
          <table:table-cell office:value-type="float" office:value="456.44">
            <text:p>456.44</text:p>
          </table:table-cell>
          <table:table-cell office:value-type="float" office:value="458.43">
            <text:p>458.43</text:p>
          </table:table-cell>
          <table:table-cell office:value-type="float" office:value="498.52">
            <text:p>498.52</text:p>
          </table:table-cell>
          <table:table-cell office:value-type="float" office:value="501.47">
            <text:p>501.47</text:p>
          </table:table-cell>
          <table:table-cell office:value-type="float" office:value="488.32">
            <text:p>488.32</text:p>
          </table:table-cell>
          <table:table-cell office:value-type="float" office:value="465.94">
            <text:p>465.94</text:p>
          </table:table-cell>
          <table:table-cell office:value-type="float" office:value="516.58">
            <text:p>516.58</text:p>
          </table:table-cell>
          <table:table-cell office:value-type="float" office:value="516.4">
            <text:p>516.4</text:p>
          </table:table-cell>
          <table:table-cell office:value-type="float" office:value="539.16">
            <text:p>539.16</text:p>
          </table:table-cell>
          <table:table-cell table:number-columns-repeated="2"/>
          <table:table-cell office:value-type="float" office:value="499.64">
            <text:p>499.64</text:p>
          </table:table-cell>
          <table:table-cell office:value-type="float" office:value="496.14">
            <text:p>496.14</text:p>
          </table:table-cell>
          <table:table-cell/>
          <table:table-cell office:value-type="float" office:value="471.57">
            <text:p>471.57</text:p>
          </table:table-cell>
          <table:table-cell office:value-type="float" office:value="475.27">
            <text:p>475.27</text:p>
          </table:table-cell>
          <table:table-cell/>
          <table:table-cell office:value-type="float" office:value="483.12">
            <text:p>483.12</text:p>
          </table:table-cell>
          <table:table-cell/>
          <table:table-cell office:value-type="float" office:value="483.3">
            <text:p>483.3</text:p>
          </table:table-cell>
          <table:table-cell/>
          <table:table-cell office:value-type="float" office:value="459.53">
            <text:p>459.53</text:p>
          </table:table-cell>
          <table:table-cell office:value-type="float" office:value="464.16">
            <text:p>464.16</text:p>
          </table:table-cell>
          <table:table-cell office:value-type="float" office:value="468.09">
            <text:p>468.09</text:p>
          </table:table-cell>
          <table:table-cell office:value-type="float" office:value="464.45">
            <text:p>464.45</text:p>
          </table:table-cell>
          <table:table-cell office:value-type="float" office:value="450.23">
            <text:p>450.23</text:p>
          </table:table-cell>
          <table:table-cell/>
          <table:table-cell office:value-type="float" office:value="461.08">
            <text:p>461.08</text:p>
          </table:table-cell>
          <table:table-cell office:value-type="float" office:value="461.61">
            <text:p>461.61</text:p>
          </table:table-cell>
          <table:table-cell/>
          <table:table-cell office:value-type="float" office:value="455.93">
            <text:p>455.93</text:p>
          </table:table-cell>
          <table:table-cell office:value-type="float" office:value="459.13">
            <text:p>459.13</text:p>
          </table:table-cell>
          <table:table-cell office:value-type="float" office:value="458.98">
            <text:p>458.98</text:p>
          </table:table-cell>
          <table:table-cell/>
          <table:table-cell office:value-type="float" office:value="455.51">
            <text:p>455.51</text:p>
          </table:table-cell>
          <table:table-cell office:value-type="float" office:value="445.92">
            <text:p>445.92</text:p>
          </table:table-cell>
          <table:table-cell/>
          <table:table-cell office:value-type="float" office:value="448.41">
            <text:p>448.41</text:p>
          </table:table-cell>
          <table:table-cell office:value-type="float" office:value="455.91">
            <text:p>455.91</text:p>
          </table:table-cell>
          <table:table-cell table:number-columns-repeated="976"/>
        </table:table-row>
        <table:table-row table:style-name="ro1">
          <table:table-cell office:value-type="string">
            <text:p>United Arab Emirates</text:p>
          </table:table-cell>
          <table:table-cell office:value-type="float" office:value="448.37">
            <text:p>448.37</text:p>
          </table:table-cell>
          <table:table-cell office:value-type="float" office:value="465.91">
            <text:p>465.91</text:p>
          </table:table-cell>
          <table:table-cell office:value-type="float" office:value="483.58">
            <text:p>483.58</text:p>
          </table:table-cell>
          <table:table-cell table:number-columns-repeated="2" office:value-type="float" office:value="464.08">
            <text:p>464.08</text:p>
          </table:table-cell>
          <table:table-cell office:value-type="float" office:value="425">
            <text:p>425</text:p>
          </table:table-cell>
          <table:table-cell/>
          <table:table-cell office:value-type="float" office:value="457.63">
            <text:p>457.63</text:p>
          </table:table-cell>
          <table:table-cell office:value-type="float" office:value="410.02">
            <text:p>410.02</text:p>
          </table:table-cell>
          <table:table-cell office:value-type="float" office:value="428.91">
            <text:p>428.91</text:p>
          </table:table-cell>
          <table:table-cell office:value-type="float" office:value="455.69">
            <text:p>455.69</text:p>
          </table:table-cell>
          <table:table-cell office:value-type="float" office:value="482.77">
            <text:p>482.77</text:p>
          </table:table-cell>
          <table:table-cell office:value-type="float" office:value="467.04">
            <text:p>467.04</text:p>
          </table:table-cell>
          <table:table-cell office:value-type="float" office:value="470.26">
            <text:p>470.26</text:p>
          </table:table-cell>
          <table:table-cell office:value-type="float" office:value="482.93">
            <text:p>482.93</text:p>
          </table:table-cell>
          <table:table-cell office:value-type="float" office:value="492.13">
            <text:p>492.13</text:p>
          </table:table-cell>
          <table:table-cell office:value-type="float" office:value="488.52">
            <text:p>488.52</text:p>
          </table:table-cell>
          <table:table-cell office:value-type="float" office:value="489.69">
            <text:p>489.69</text:p>
          </table:table-cell>
          <table:table-cell office:value-type="float" office:value="523.92">
            <text:p>523.92</text:p>
          </table:table-cell>
          <table:table-cell office:value-type="float" office:value="456.23">
            <text:p>456.23</text:p>
          </table:table-cell>
          <table:table-cell office:value-type="float" office:value="487.92">
            <text:p>487.92</text:p>
          </table:table-cell>
          <table:table-cell office:value-type="float" office:value="485.06">
            <text:p>485.06</text:p>
          </table:table-cell>
          <table:table-cell office:value-type="float" office:value="456.72">
            <text:p>456.72</text:p>
          </table:table-cell>
          <table:table-cell office:value-type="float" office:value="443.19">
            <text:p>443.19</text:p>
          </table:table-cell>
          <table:table-cell/>
          <table:table-cell office:value-type="float" office:value="455.23">
            <text:p>455.23</text:p>
          </table:table-cell>
          <table:table-cell office:value-type="float" office:value="487.71">
            <text:p>487.71</text:p>
          </table:table-cell>
          <table:table-cell table:number-columns-repeated="2"/>
          <table:table-cell office:value-type="float" office:value="470.66">
            <text:p>470.66</text:p>
          </table:table-cell>
          <table:table-cell office:value-type="float" office:value="462.79">
            <text:p>462.79</text:p>
          </table:table-cell>
          <table:table-cell office:value-type="float" office:value="441.03">
            <text:p>441.03</text:p>
          </table:table-cell>
          <table:table-cell office:value-type="float" office:value="411.01">
            <text:p>411.01</text:p>
          </table:table-cell>
          <table:table-cell table:number-columns-repeated="3"/>
          <table:table-cell office:value-type="float" office:value="455.84">
            <text:p>455.84</text:p>
          </table:table-cell>
          <table:table-cell table:number-columns-repeated="5"/>
          <table:table-cell office:value-type="float" office:value="409.75">
            <text:p>409.75</text:p>
          </table:table-cell>
          <table:table-cell table:number-columns-repeated="3"/>
          <table:table-cell office:value-type="float" office:value="385.72">
            <text:p>385.72</text:p>
          </table:table-cell>
          <table:table-cell/>
          <table:table-cell office:value-type="float" office:value="410.19">
            <text:p>410.19</text:p>
          </table:table-cell>
          <table:table-cell table:number-columns-repeated="974"/>
        </table:table-row>
        <table:table-row table:style-name="ro1">
          <table:table-cell office:value-type="string">
            <text:p>United Kingdom</text:p>
          </table:table-cell>
          <table:table-cell office:value-type="float" office:value="514.13">
            <text:p>514.13</text:p>
          </table:table-cell>
          <table:table-cell office:value-type="float" office:value="540.1">
            <text:p>540.1</text:p>
          </table:table-cell>
          <table:table-cell office:value-type="float" office:value="550.66">
            <text:p>550.66</text:p>
          </table:table-cell>
          <table:table-cell office:value-type="float" office:value="533.85">
            <text:p>533.85</text:p>
          </table:table-cell>
          <table:table-cell office:value-type="float" office:value="532.99">
            <text:p>532.99</text:p>
          </table:table-cell>
          <table:table-cell office:value-type="float" office:value="502.75">
            <text:p>502.75</text:p>
          </table:table-cell>
          <table:table-cell office:value-type="float" office:value="514.5">
            <text:p>514.5</text:p>
          </table:table-cell>
          <table:table-cell office:value-type="float" office:value="499.65">
            <text:p>499.65</text:p>
          </table:table-cell>
          <table:table-cell office:value-type="float" office:value="484.88">
            <text:p>484.88</text:p>
          </table:table-cell>
          <table:table-cell office:value-type="float" office:value="474.84">
            <text:p>474.84</text:p>
          </table:table-cell>
          <table:table-cell office:value-type="float" office:value="567.92">
            <text:p>567.92</text:p>
          </table:table-cell>
          <table:table-cell office:value-type="float" office:value="554.78">
            <text:p>554.78</text:p>
          </table:table-cell>
          <table:table-cell office:value-type="float" office:value="539.88">
            <text:p>539.88</text:p>
          </table:table-cell>
          <table:table-cell office:value-type="float" office:value="525.76">
            <text:p>525.76</text:p>
          </table:table-cell>
          <table:table-cell office:value-type="float" office:value="553.16">
            <text:p>553.16</text:p>
          </table:table-cell>
          <table:table-cell office:value-type="float" office:value="547.89">
            <text:p>547.89</text:p>
          </table:table-cell>
          <table:table-cell office:value-type="float" office:value="556.36">
            <text:p>556.36</text:p>
          </table:table-cell>
          <table:table-cell office:value-type="float" office:value="561.44">
            <text:p>561.44</text:p>
          </table:table-cell>
          <table:table-cell office:value-type="float" office:value="590.49">
            <text:p>590.49</text:p>
          </table:table-cell>
          <table:table-cell office:value-type="float" office:value="544.46">
            <text:p>544.46</text:p>
          </table:table-cell>
          <table:table-cell office:value-type="float" office:value="518.24">
            <text:p>518.24</text:p>
          </table:table-cell>
          <table:table-cell office:value-type="float" office:value="542.44">
            <text:p>542.44</text:p>
          </table:table-cell>
          <table:table-cell office:value-type="float" office:value="545.5">
            <text:p>545.5</text:p>
          </table:table-cell>
          <table:table-cell office:value-type="float" office:value="510.24">
            <text:p>510.24</text:p>
          </table:table-cell>
          <table:table-cell office:value-type="float" office:value="561.07">
            <text:p>561.07</text:p>
          </table:table-cell>
          <table:table-cell office:value-type="float" office:value="536.31">
            <text:p>536.31</text:p>
          </table:table-cell>
          <table:table-cell office:value-type="float" office:value="527.35">
            <text:p>527.35</text:p>
          </table:table-cell>
          <table:table-cell office:value-type="float" office:value="543.57">
            <text:p>543.57</text:p>
          </table:table-cell>
          <table:table-cell office:value-type="float" office:value="542.27">
            <text:p>542.27</text:p>
          </table:table-cell>
          <table:table-cell office:value-type="float" office:value="490.96">
            <text:p>490.96</text:p>
          </table:table-cell>
          <table:table-cell office:value-type="float" office:value="497.39">
            <text:p>497.39</text:p>
          </table:table-cell>
          <table:table-cell office:value-type="float" office:value="509.07">
            <text:p>509.07</text:p>
          </table:table-cell>
          <table:table-cell office:value-type="float" office:value="513.14">
            <text:p>513.14</text:p>
          </table:table-cell>
          <table:table-cell office:value-type="float" office:value="517.95">
            <text:p>517.95</text:p>
          </table:table-cell>
          <table:table-cell office:value-type="float" office:value="477.28">
            <text:p>477.28</text:p>
          </table:table-cell>
          <table:table-cell office:value-type="float" office:value="487.99">
            <text:p>487.99</text:p>
          </table:table-cell>
          <table:table-cell office:value-type="float" office:value="504.1">
            <text:p>504.1</text:p>
          </table:table-cell>
          <table:table-cell office:value-type="float" office:value="539.62">
            <text:p>539.62</text:p>
          </table:table-cell>
          <table:table-cell office:value-type="float" office:value="529.6">
            <text:p>529.6</text:p>
          </table:table-cell>
          <table:table-cell office:value-type="float" office:value="480.85">
            <text:p>480.85</text:p>
          </table:table-cell>
          <table:table-cell office:value-type="float" office:value="485.62">
            <text:p>485.62</text:p>
          </table:table-cell>
          <table:table-cell/>
          <table:table-cell office:value-type="float" office:value="483.38">
            <text:p>483.38</text:p>
          </table:table-cell>
          <table:table-cell office:value-type="float" office:value="475.24">
            <text:p>475.24</text:p>
          </table:table-cell>
          <table:table-cell/>
          <table:table-cell office:value-type="float" office:value="489.26">
            <text:p>489.26</text:p>
          </table:table-cell>
          <table:table-cell office:value-type="float" office:value="497.01">
            <text:p>497.01</text:p>
          </table:table-cell>
          <table:table-cell/>
          <table:table-cell office:value-type="float" office:value="510.23">
            <text:p>510.23</text:p>
          </table:table-cell>
          <table:table-cell table:number-columns-repeated="974"/>
        </table:table-row>
        <table:table-row table:style-name="ro1">
          <table:table-cell office:value-type="string">
            <text:p>United States</text:p>
          </table:table-cell>
          <table:table-cell office:value-type="float" office:value="497.41">
            <text:p>497.41</text:p>
          </table:table-cell>
          <table:table-cell office:value-type="float" office:value="520.41">
            <text:p>520.41</text:p>
          </table:table-cell>
          <table:table-cell office:value-type="float" office:value="531.66">
            <text:p>531.66</text:p>
          </table:table-cell>
          <table:table-cell office:value-type="float" office:value="517.12">
            <text:p>517.12</text:p>
          </table:table-cell>
          <table:table-cell office:value-type="float" office:value="509.61">
            <text:p>509.61</text:p>
          </table:table-cell>
          <table:table-cell office:value-type="float" office:value="487.4">
            <text:p>487.4</text:p>
          </table:table-cell>
          <table:table-cell office:value-type="float" office:value="480.9">
            <text:p>480.9</text:p>
          </table:table-cell>
          <table:table-cell office:value-type="float" office:value="488.58">
            <text:p>488.58</text:p>
          </table:table-cell>
          <table:table-cell office:value-type="float" office:value="482.02">
            <text:p>482.02</text:p>
          </table:table-cell>
          <table:table-cell office:value-type="float" office:value="465.68">
            <text:p>465.68</text:p>
          </table:table-cell>
          <table:table-cell office:value-type="float" office:value="521.11">
            <text:p>521.11</text:p>
          </table:table-cell>
          <table:table-cell office:value-type="float" office:value="530.08">
            <text:p>530.08</text:p>
          </table:table-cell>
          <table:table-cell office:value-type="float" office:value="528.5">
            <text:p>528.5</text:p>
          </table:table-cell>
          <table:table-cell office:value-type="float" office:value="509.39">
            <text:p>509.39</text:p>
          </table:table-cell>
          <table:table-cell office:value-type="float" office:value="540.64">
            <text:p>540.64</text:p>
          </table:table-cell>
          <table:table-cell office:value-type="float" office:value="509.14">
            <text:p>509.14</text:p>
          </table:table-cell>
          <table:table-cell office:value-type="float" office:value="549.11">
            <text:p>549.11</text:p>
          </table:table-cell>
          <table:table-cell office:value-type="float" office:value="549.73">
            <text:p>549.73</text:p>
          </table:table-cell>
          <table:table-cell office:value-type="float" office:value="553.16">
            <text:p>553.16</text:p>
          </table:table-cell>
          <table:table-cell office:value-type="float" office:value="534.72">
            <text:p>534.72</text:p>
          </table:table-cell>
          <table:table-cell office:value-type="float" office:value="523.17">
            <text:p>523.17</text:p>
          </table:table-cell>
          <table:table-cell office:value-type="float" office:value="500.13">
            <text:p>500.13</text:p>
          </table:table-cell>
          <table:table-cell office:value-type="float" office:value="523.53">
            <text:p>523.53</text:p>
          </table:table-cell>
          <table:table-cell office:value-type="float" office:value="523.76">
            <text:p>523.76</text:p>
          </table:table-cell>
          <table:table-cell office:value-type="float" office:value="544.19">
            <text:p>544.19</text:p>
          </table:table-cell>
          <table:table-cell office:value-type="float" office:value="514.18">
            <text:p>514.18</text:p>
          </table:table-cell>
          <table:table-cell office:value-type="float" office:value="502.11">
            <text:p>502.11</text:p>
          </table:table-cell>
          <table:table-cell office:value-type="float" office:value="509.07">
            <text:p>509.07</text:p>
          </table:table-cell>
          <table:table-cell office:value-type="float" office:value="523.26">
            <text:p>523.26</text:p>
          </table:table-cell>
          <table:table-cell office:value-type="float" office:value="475.63">
            <text:p>475.63</text:p>
          </table:table-cell>
          <table:table-cell office:value-type="float" office:value="496.74">
            <text:p>496.74</text:p>
          </table:table-cell>
          <table:table-cell office:value-type="float" office:value="482.68">
            <text:p>482.68</text:p>
          </table:table-cell>
          <table:table-cell office:value-type="float" office:value="504.53">
            <text:p>504.53</text:p>
          </table:table-cell>
          <table:table-cell office:value-type="float" office:value="476.47">
            <text:p>476.47</text:p>
          </table:table-cell>
          <table:table-cell/>
          <table:table-cell office:value-type="float" office:value="484.05">
            <text:p>484.05</text:p>
          </table:table-cell>
          <table:table-cell office:value-type="float" office:value="489">
            <text:p>489</text:p>
          </table:table-cell>
          <table:table-cell/>
          <table:table-cell office:value-type="float" office:value="509.03">
            <text:p>509.03</text:p>
          </table:table-cell>
          <table:table-cell office:value-type="float" office:value="476.82">
            <text:p>476.82</text:p>
          </table:table-cell>
          <table:table-cell office:value-type="float" office:value="478.96">
            <text:p>478.96</text:p>
          </table:table-cell>
          <table:table-cell/>
          <table:table-cell office:value-type="float" office:value="484.26">
            <text:p>484.26</text:p>
          </table:table-cell>
          <table:table-cell office:value-type="float" office:value="456.63">
            <text:p>456.63</text:p>
          </table:table-cell>
          <table:table-cell office:value-type="float" office:value="469.29">
            <text:p>469.29</text:p>
          </table:table-cell>
          <table:table-cell office:value-type="float" office:value="469.78">
            <text:p>469.78</text:p>
          </table:table-cell>
          <table:table-cell office:value-type="float" office:value="456.92">
            <text:p>456.92</text:p>
          </table:table-cell>
          <table:table-cell/>
          <table:table-cell office:value-type="float" office:value="474.99">
            <text:p>474.99</text:p>
          </table:table-cell>
          <table:table-cell table:number-columns-repeated="974"/>
        </table:table-row>
        <table:table-row table:style-name="ro1">
          <table:table-cell office:value-type="string">
            <text:p>Uruguay</text:p>
          </table:table-cell>
          <table:table-cell office:value-type="float" office:value="415.84">
            <text:p>415.84</text:p>
          </table:table-cell>
          <table:table-cell office:value-type="float" office:value="481.91">
            <text:p>481.91</text:p>
          </table:table-cell>
          <table:table-cell office:value-type="float" office:value="492.33">
            <text:p>492.33</text:p>
          </table:table-cell>
          <table:table-cell office:value-type="float" office:value="451.57">
            <text:p>451.57</text:p>
          </table:table-cell>
          <table:table-cell office:value-type="float" office:value="457.3">
            <text:p>457.3</text:p>
          </table:table-cell>
          <table:table-cell office:value-type="float" office:value="414.09">
            <text:p>414.09</text:p>
          </table:table-cell>
          <table:table-cell office:value-type="float" office:value="419.46">
            <text:p>419.46</text:p>
          </table:table-cell>
          <table:table-cell office:value-type="float" office:value="409.6">
            <text:p>409.6</text:p>
          </table:table-cell>
          <table:table-cell office:value-type="float" office:value="409.51">
            <text:p>409.51</text:p>
          </table:table-cell>
          <table:table-cell office:value-type="float" office:value="388.45">
            <text:p>388.45</text:p>
          </table:table-cell>
          <table:table-cell/>
          <table:table-cell office:value-type="float" office:value="500.13">
            <text:p>500.13</text:p>
          </table:table-cell>
          <table:table-cell office:value-type="float" office:value="491.55">
            <text:p>491.55</text:p>
          </table:table-cell>
          <table:table-cell office:value-type="float" office:value="461.24">
            <text:p>461.24</text:p>
          </table:table-cell>
          <table:table-cell office:value-type="float" office:value="522.92">
            <text:p>522.92</text:p>
          </table:table-cell>
          <table:table-cell office:value-type="float" office:value="495.39">
            <text:p>495.39</text:p>
          </table:table-cell>
          <table:table-cell office:value-type="float" office:value="478.12">
            <text:p>478.12</text:p>
          </table:table-cell>
          <table:table-cell office:value-type="float" office:value="521.64">
            <text:p>521.64</text:p>
          </table:table-cell>
          <table:table-cell/>
          <table:table-cell office:value-type="float" office:value="495.45">
            <text:p>495.45</text:p>
          </table:table-cell>
          <table:table-cell office:value-type="float" office:value="424.47">
            <text:p>424.47</text:p>
          </table:table-cell>
          <table:table-cell office:value-type="float" office:value="450.79">
            <text:p>450.79</text:p>
          </table:table-cell>
          <table:table-cell office:value-type="float" office:value="484.2">
            <text:p>484.2</text:p>
          </table:table-cell>
          <table:table-cell office:value-type="float" office:value="444.07">
            <text:p>444.07</text:p>
          </table:table-cell>
          <table:table-cell/>
          <table:table-cell office:value-type="float" office:value="458.43">
            <text:p>458.43</text:p>
          </table:table-cell>
          <table:table-cell office:value-type="float" office:value="447.87">
            <text:p>447.87</text:p>
          </table:table-cell>
          <table:table-cell office:value-type="float" office:value="478.09">
            <text:p>478.09</text:p>
          </table:table-cell>
          <table:table-cell office:value-type="float" office:value="452.41">
            <text:p>452.41</text:p>
          </table:table-cell>
          <table:table-cell office:value-type="float" office:value="408.35">
            <text:p>408.35</text:p>
          </table:table-cell>
          <table:table-cell office:value-type="float" office:value="430.96">
            <text:p>430.96</text:p>
          </table:table-cell>
          <table:table-cell office:value-type="float" office:value="392.99">
            <text:p>392.99</text:p>
          </table:table-cell>
          <table:table-cell office:value-type="float" office:value="396.72">
            <text:p>396.72</text:p>
          </table:table-cell>
          <table:table-cell office:value-type="float" office:value="429.2">
            <text:p>429.2</text:p>
          </table:table-cell>
          <table:table-cell/>
          <table:table-cell office:value-type="float" office:value="400.67">
            <text:p>400.67</text:p>
          </table:table-cell>
          <table:table-cell office:value-type="float" office:value="410.8">
            <text:p>410.8</text:p>
          </table:table-cell>
          <table:table-cell office:value-type="float" office:value="440.5">
            <text:p>440.5</text:p>
          </table:table-cell>
          <table:table-cell office:value-type="float" office:value="429.04">
            <text:p>429.04</text:p>
          </table:table-cell>
          <table:table-cell office:value-type="float" office:value="412.15">
            <text:p>412.15</text:p>
          </table:table-cell>
          <table:table-cell office:value-type="float" office:value="407.02">
            <text:p>407.02</text:p>
          </table:table-cell>
          <table:table-cell/>
          <table:table-cell office:value-type="float" office:value="409.44">
            <text:p>409.44</text:p>
          </table:table-cell>
          <table:table-cell office:value-type="float" office:value="382.79">
            <text:p>382.79</text:p>
          </table:table-cell>
          <table:table-cell office:value-type="float" office:value="382.29">
            <text:p>382.29</text:p>
          </table:table-cell>
          <table:table-cell office:value-type="float" office:value="380.81">
            <text:p>380.81</text:p>
          </table:table-cell>
          <table:table-cell office:value-type="float" office:value="387.63">
            <text:p>387.63</text:p>
          </table:table-cell>
          <table:table-cell office:value-type="float" office:value="409.31">
            <text:p>409.31</text:p>
          </table:table-cell>
          <table:table-cell office:value-type="float" office:value="395.41">
            <text:p>395.41</text:p>
          </table:table-cell>
          <table:table-cell table:number-columns-repeated="974"/>
        </table:table-row>
        <table:table-row table:style-name="ro1">
          <table:table-cell office:value-type="string">
            <text:p>Viet Nam</text:p>
          </table:table-cell>
          <table:table-cell office:value-type="float" office:value="528.42">
            <text:p>528.42</text:p>
          </table:table-cell>
          <table:table-cell office:value-type="float" office:value="575.19">
            <text:p>575.19</text:p>
          </table:table-cell>
          <table:table-cell office:value-type="float" office:value="580.66">
            <text:p>580.66</text:p>
          </table:table-cell>
          <table:table-cell office:value-type="float" office:value="553.06">
            <text:p>553.06</text:p>
          </table:table-cell>
          <table:table-cell office:value-type="float" office:value="576.02">
            <text:p>576.02</text:p>
          </table:table-cell>
          <table:table-cell office:value-type="float" office:value="547.39">
            <text:p>547.39</text:p>
          </table:table-cell>
          <table:table-cell office:value-type="float" office:value="516.1">
            <text:p>516.1</text:p>
          </table:table-cell>
          <table:table-cell office:value-type="float" office:value="537.18">
            <text:p>537.18</text:p>
          </table:table-cell>
          <table:table-cell office:value-type="float" office:value="536.49">
            <text:p>536.49</text:p>
          </table:table-cell>
          <table:table-cell office:value-type="float" office:value="526.97">
            <text:p>526.97</text:p>
          </table:table-cell>
          <table:table-cell office:value-type="float" office:value="578.15">
            <text:p>578.15</text:p>
          </table:table-cell>
          <table:table-cell/>
          <table:table-cell office:value-type="float" office:value="569.96">
            <text:p>569.96</text:p>
          </table:table-cell>
          <table:table-cell/>
          <table:table-cell office:value-type="float" office:value="601.02">
            <text:p>601.02</text:p>
          </table:table-cell>
          <table:table-cell office:value-type="float" office:value="560.7">
            <text:p>560.7</text:p>
          </table:table-cell>
          <table:table-cell office:value-type="float" office:value="589.54">
            <text:p>589.54</text:p>
          </table:table-cell>
          <table:table-cell table:number-columns-repeated="3"/>
          <table:table-cell office:value-type="float" office:value="565.99">
            <text:p>565.99</text:p>
          </table:table-cell>
          <table:table-cell/>
          <table:table-cell office:value-type="float" office:value="536.26">
            <text:p>536.26</text:p>
          </table:table-cell>
          <table:table-cell table:number-columns-repeated="4"/>
          <table:table-cell office:value-type="float" office:value="571.91">
            <text:p>571.91</text:p>
          </table:table-cell>
          <table:table-cell/>
          <table:table-cell office:value-type="float" office:value="555.55">
            <text:p>555.55</text:p>
          </table:table-cell>
          <table:table-cell office:value-type="float" office:value="547.25">
            <text:p>547.25</text:p>
          </table:table-cell>
          <table:table-cell/>
          <table:table-cell office:value-type="float" office:value="542.44">
            <text:p>542.44</text:p>
          </table:table-cell>
          <table:table-cell office:value-type="float" office:value="531.05">
            <text:p>531.05</text:p>
          </table:table-cell>
          <table:table-cell office:value-type="float" office:value="500.89">
            <text:p>500.89</text:p>
          </table:table-cell>
          <table:table-cell office:value-type="float" office:value="536.09">
            <text:p>536.09</text:p>
          </table:table-cell>
          <table:table-cell office:value-type="float" office:value="534.22">
            <text:p>534.22</text:p>
          </table:table-cell>
          <table:table-cell office:value-type="float" office:value="546.12">
            <text:p>546.12</text:p>
          </table:table-cell>
          <table:table-cell office:value-type="float" office:value="544.98">
            <text:p>544.98</text:p>
          </table:table-cell>
          <table:table-cell office:value-type="float" office:value="539.74">
            <text:p>539.74</text:p>
          </table:table-cell>
          <table:table-cell office:value-type="float" office:value="531.65">
            <text:p>531.65</text:p>
          </table:table-cell>
          <table:table-cell/>
          <table:table-cell office:value-type="float" office:value="535.46">
            <text:p>535.46</text:p>
          </table:table-cell>
          <table:table-cell office:value-type="float" office:value="534.64">
            <text:p>534.64</text:p>
          </table:table-cell>
          <table:table-cell office:value-type="float" office:value="488.02">
            <text:p>488.02</text:p>
          </table:table-cell>
          <table:table-cell office:value-type="float" office:value="519.56">
            <text:p>519.56</text:p>
          </table:table-cell>
          <table:table-cell/>
          <table:table-cell office:value-type="float" office:value="519.16">
            <text:p>519.16</text:p>
          </table:table-cell>
          <table:table-cell office:value-type="float" office:value="536.86">
            <text:p>536.86</text:p>
          </table:table-cell>
          <table:table-cell table:number-columns-repeated="974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TH sd" table:style-name="ta4" table:print="false">
        <office:forms form:automatic-focus="false" form:apply-design-mode="false"/>
        <table:table-column table:style-name="co4" table:default-cell-style-name="ce1"/>
        <table:table-column table:style-name="co4" table:number-columns-repeated="1023" table:default-cell-style-name="Default"/>
        <table:table-row table:style-name="ro1">
          <table:table-cell/>
          <table:table-cell table:style-name="ce1" office:value-type="string">
            <text:p>Country</text:p>
          </table:table-cell>
          <table:table-cell table:style-name="ce1" office:value-type="string">
            <text:p>ISCO.1xxx.Managers</text:p>
          </table:table-cell>
          <table:table-cell table:style-name="ce1" office:value-type="string">
            <text:p>ISCO.2xxx.Professionals</text:p>
          </table:table-cell>
          <table:table-cell table:style-name="ce1" office:value-type="string">
            <text:p>ISCO.3xxx.Technicians.and.associate.professionals</text:p>
          </table:table-cell>
          <table:table-cell table:style-name="ce1" office:value-type="string">
            <text:p>ISCO.4xxx.Clerical.support.workers</text:p>
          </table:table-cell>
          <table:table-cell table:style-name="ce1" office:value-type="string">
            <text:p>ISCO.5xxx.Service.and.sales.workers</text:p>
          </table:table-cell>
          <table:table-cell table:style-name="ce1" office:value-type="string">
            <text:p>ISCO.6xxx.Skilled.agricultural..forestry.and</text:p>
          </table:table-cell>
          <table:table-cell table:style-name="ce1" office:value-type="string">
            <text:p>ISCO.7xxx.Craft.and.related.trades</text:p>
          </table:table-cell>
          <table:table-cell table:style-name="ce1" office:value-type="string">
            <text:p>ISCO.8xxx.Plant.and.machine.operators.</text:p>
          </table:table-cell>
          <table:table-cell table:style-name="ce1" office:value-type="string">
            <text:p>ISCO.9xxx.Elementary.occupations</text:p>
          </table:table-cell>
          <table:table-cell table:style-name="ce1" office:value-type="string">
            <text:p>ISCO.11xx.Chief.executives..senior.officials</text:p>
          </table:table-cell>
          <table:table-cell table:style-name="ce1" office:value-type="string">
            <text:p>ISCO.12xx.Administrative.and.commercial.managers</text:p>
          </table:table-cell>
          <table:table-cell table:style-name="ce1" office:value-type="string">
            <text:p>ISCO.13xx.Production.and.specialised.services</text:p>
          </table:table-cell>
          <table:table-cell table:style-name="ce1" office:value-type="string">
            <text:p>ISCO.14xx.Hospitality..retail.and.other</text:p>
          </table:table-cell>
          <table:table-cell table:style-name="ce1" office:value-type="string">
            <text:p>ISCO.21xx.Science.and.engineering.professionals</text:p>
          </table:table-cell>
          <table:table-cell table:style-name="ce1" office:value-type="string">
            <text:p>ISCO.22xx.Health.professionals</text:p>
          </table:table-cell>
          <table:table-cell table:style-name="ce1" office:value-type="string">
            <text:p>ISCO.23xx.Teaching.professionals</text:p>
          </table:table-cell>
          <table:table-cell table:style-name="ce1" office:value-type="string">
            <text:p>ISCO.24xx.Business.and.administration.professionals</text:p>
          </table:table-cell>
          <table:table-cell table:style-name="ce1" office:value-type="string">
            <text:p>ISCO.25xx.Information.and.communications.technology</text:p>
          </table:table-cell>
          <table:table-cell table:style-name="ce1" office:value-type="string">
            <text:p>ISCO.26xx.Legal..social.and.cultural</text:p>
          </table:table-cell>
          <table:table-cell table:style-name="ce1" office:value-type="string">
            <text:p>ISCO.31xx.Science.and.engineering.associate</text:p>
          </table:table-cell>
          <table:table-cell table:style-name="ce1" office:value-type="string">
            <text:p>ISCO.32xx.Health.associate.professionals</text:p>
          </table:table-cell>
          <table:table-cell table:style-name="ce1" office:value-type="string">
            <text:p>ISCO.33xx.Business.and.administration.associate</text:p>
          </table:table-cell>
          <table:table-cell table:style-name="ce1" office:value-type="string">
            <text:p>ISCO.34xx.Legal..social..cultural.and</text:p>
          </table:table-cell>
          <table:table-cell table:style-name="ce1" office:value-type="string">
            <text:p>ISCO.35xx.Information.and.communications.technicians</text:p>
          </table:table-cell>
          <table:table-cell table:style-name="ce1" office:value-type="string">
            <text:p>ISCO.41xx.General.and.keyboard.clerks</text:p>
          </table:table-cell>
          <table:table-cell table:style-name="ce1" office:value-type="string">
            <text:p>ISCO.42xx.Customer.services.clerks</text:p>
          </table:table-cell>
          <table:table-cell table:style-name="ce1" office:value-type="string">
            <text:p>ISCO.43xx.Numerical.and.material.recording</text:p>
          </table:table-cell>
          <table:table-cell table:style-name="ce1" office:value-type="string">
            <text:p>ISCO.44xx.Other.clerical.support.workers</text:p>
          </table:table-cell>
          <table:table-cell table:style-name="ce1" office:value-type="string">
            <text:p>ISCO.51xx.Personal.service.workers</text:p>
          </table:table-cell>
          <table:table-cell table:style-name="ce1" office:value-type="string">
            <text:p>ISCO.52xx.Sales.workers</text:p>
          </table:table-cell>
          <table:table-cell table:style-name="ce1" office:value-type="string">
            <text:p>ISCO.53xx.Personal.care.workers</text:p>
          </table:table-cell>
          <table:table-cell table:style-name="ce1" office:value-type="string">
            <text:p>ISCO.54xx.Protective.services.workers</text:p>
          </table:table-cell>
          <table:table-cell table:style-name="ce1" office:value-type="string">
            <text:p>ISCO.61xx.Market.oriented.skilled.agricultural.workers</text:p>
          </table:table-cell>
          <table:table-cell table:style-name="ce1" office:value-type="string">
            <text:p>ISCO.62xx.Market.oriented.skilled.forestry..fishery</text:p>
          </table:table-cell>
          <table:table-cell table:style-name="ce1" office:value-type="string">
            <text:p>ISCO.71xx.Building.and.related.trades</text:p>
          </table:table-cell>
          <table:table-cell table:style-name="ce1" office:value-type="string">
            <text:p>ISCO.72xx.Metal..machinery.and.related</text:p>
          </table:table-cell>
          <table:table-cell table:style-name="ce1" office:value-type="string">
            <text:p>ISCO.73xx.Handicraft.and.printing.workers</text:p>
          </table:table-cell>
          <table:table-cell table:style-name="ce1" office:value-type="string">
            <text:p>ISCO.74xx.Electrical.and.electronic.trades</text:p>
          </table:table-cell>
          <table:table-cell table:style-name="ce1" office:value-type="string">
            <text:p>ISCO.75xx.Food.processing..wood.working.</text:p>
          </table:table-cell>
          <table:table-cell table:style-name="ce1" office:value-type="string">
            <text:p>ISCO.81xx.Stationary.plant.and.machine</text:p>
          </table:table-cell>
          <table:table-cell table:style-name="ce1" office:value-type="string">
            <text:p>ISCO.82xx.Assemblers</text:p>
          </table:table-cell>
          <table:table-cell table:style-name="ce1" office:value-type="string">
            <text:p>ISCO.83xx.Drivers.and.mobile.plant</text:p>
          </table:table-cell>
          <table:table-cell table:style-name="ce1" office:value-type="string">
            <text:p>ISCO.91xx.Cleaners.and.helpers</text:p>
          </table:table-cell>
          <table:table-cell table:style-name="ce1" office:value-type="string">
            <text:p>ISCO.92xx.Agricultural..forestry.and.fishery</text:p>
          </table:table-cell>
          <table:table-cell table:style-name="ce1" office:value-type="string">
            <text:p>ISCO.93xx.Labourers.in.mining..construction.</text:p>
          </table:table-cell>
          <table:table-cell table:style-name="ce1" office:value-type="string">
            <text:p>ISCO.94xx.Food.preparation.assistants</text:p>
          </table:table-cell>
          <table:table-cell table:style-name="ce1" office:value-type="string">
            <text:p>ISCO.95xx.Street.and.related.sales</text:p>
          </table:table-cell>
          <table:table-cell table:style-name="ce1" office:value-type="string">
            <text:p>ISCO.96xx.Refuse.workers.and.other</text:p>
          </table:table-cell>
          <table:table-cell table:style-name="ce1" table:number-columns-repeated="974"/>
        </table:table-row>
        <table:table-row table:style-name="ro1">
          <table:table-cell office:value-type="string">
            <text:p>Albania</text:p>
          </table:table-cell>
          <table:table-cell office:value-type="float" office:value="2">
            <text:p>2</text:p>
          </table:table-cell>
          <table:table-cell office:value-type="float" office:value="5.44">
            <text:p>5.44</text:p>
          </table:table-cell>
          <table:table-cell office:value-type="float" office:value="4.66">
            <text:p>4.66</text:p>
          </table:table-cell>
          <table:table-cell office:value-type="float" office:value="7.85">
            <text:p>7.85</text:p>
          </table:table-cell>
          <table:table-cell office:value-type="float" office:value="9.39">
            <text:p>9.39</text:p>
          </table:table-cell>
          <table:table-cell office:value-type="float" office:value="5.01">
            <text:p>5.01</text:p>
          </table:table-cell>
          <table:table-cell office:value-type="float" office:value="7.1">
            <text:p>7.1</text:p>
          </table:table-cell>
          <table:table-cell office:value-type="float" office:value="3.6">
            <text:p>3.6</text:p>
          </table:table-cell>
          <table:table-cell office:value-type="float" office:value="6.07">
            <text:p>6.07</text:p>
          </table:table-cell>
          <table:table-cell office:value-type="float" office:value="2.12">
            <text:p>2.12</text:p>
          </table:table-cell>
          <table:table-cell office:value-type="float" office:value="18.88">
            <text:p>18.88</text:p>
          </table:table-cell>
          <table:table-cell office:value-type="float" office:value="7.08">
            <text:p>7.08</text:p>
          </table:table-cell>
          <table:table-cell office:value-type="float" office:value="8.43">
            <text:p>8.43</text:p>
          </table:table-cell>
          <table:table-cell office:value-type="float" office:value="16.19">
            <text:p>16.19</text:p>
          </table:table-cell>
          <table:table-cell office:value-type="float" office:value="9.11">
            <text:p>9.11</text:p>
          </table:table-cell>
          <table:table-cell office:value-type="float" office:value="10.29">
            <text:p>10.29</text:p>
          </table:table-cell>
          <table:table-cell office:value-type="float" office:value="6.39">
            <text:p>6.39</text:p>
          </table:table-cell>
          <table:table-cell table:number-columns-repeated="2"/>
          <table:table-cell office:value-type="float" office:value="8.5">
            <text:p>8.5</text:p>
          </table:table-cell>
          <table:table-cell table:number-columns-repeated="2"/>
          <table:table-cell office:value-type="float" office:value="10.66">
            <text:p>10.66</text:p>
          </table:table-cell>
          <table:table-cell table:number-columns-repeated="2"/>
          <table:table-cell office:value-type="float" office:value="17.7">
            <text:p>17.7</text:p>
          </table:table-cell>
          <table:table-cell table:number-columns-repeated="3"/>
          <table:table-cell office:value-type="float" office:value="8.14">
            <text:p>8.14</text:p>
          </table:table-cell>
          <table:table-cell office:value-type="float" office:value="6.19">
            <text:p>6.19</text:p>
          </table:table-cell>
          <table:table-cell/>
          <table:table-cell office:value-type="float" office:value="10.43">
            <text:p>10.43</text:p>
          </table:table-cell>
          <table:table-cell office:value-type="float" office:value="7.67">
            <text:p>7.67</text:p>
          </table:table-cell>
          <table:table-cell/>
          <table:table-cell office:value-type="float" office:value="4.55">
            <text:p>4.55</text:p>
          </table:table-cell>
          <table:table-cell office:value-type="float" office:value="9.4">
            <text:p>9.4</text:p>
          </table:table-cell>
          <table:table-cell/>
          <table:table-cell office:value-type="float" office:value="15.36">
            <text:p>15.36</text:p>
          </table:table-cell>
          <table:table-cell office:value-type="float" office:value="5.67">
            <text:p>5.67</text:p>
          </table:table-cell>
          <table:table-cell office:value-type="float" office:value="13.17">
            <text:p>13.17</text:p>
          </table:table-cell>
          <table:table-cell/>
          <table:table-cell office:value-type="float" office:value="6.84">
            <text:p>6.84</text:p>
          </table:table-cell>
          <table:table-cell office:value-type="float" office:value="10.73">
            <text:p>10.73</text:p>
          </table:table-cell>
          <table:table-cell/>
          <table:table-cell office:value-type="float" office:value="12.07">
            <text:p>12.07</text:p>
          </table:table-cell>
          <table:table-cell office:value-type="float" office:value="7.76">
            <text:p>7.76</text:p>
          </table:table-cell>
          <table:table-cell/>
          <table:table-cell office:value-type="float" office:value="9.99">
            <text:p>9.99</text:p>
          </table:table-cell>
          <table:table-cell table:number-columns-repeated="974"/>
        </table:table-row>
        <table:table-row table:style-name="ro1">
          <table:table-cell office:value-type="string">
            <text:p>Argentina</text:p>
          </table:table-cell>
          <table:table-cell office:value-type="float" office:value="3.53">
            <text:p>3.53</text:p>
          </table:table-cell>
          <table:table-cell office:value-type="float" office:value="4.68">
            <text:p>4.68</text:p>
          </table:table-cell>
          <table:table-cell office:value-type="float" office:value="3.69">
            <text:p>3.69</text:p>
          </table:table-cell>
          <table:table-cell office:value-type="float" office:value="4.78">
            <text:p>4.78</text:p>
          </table:table-cell>
          <table:table-cell office:value-type="float" office:value="4.7">
            <text:p>4.7</text:p>
          </table:table-cell>
          <table:table-cell office:value-type="float" office:value="4.19">
            <text:p>4.19</text:p>
          </table:table-cell>
          <table:table-cell office:value-type="float" office:value="9.92">
            <text:p>9.92</text:p>
          </table:table-cell>
          <table:table-cell office:value-type="float" office:value="3.28">
            <text:p>3.28</text:p>
          </table:table-cell>
          <table:table-cell office:value-type="float" office:value="4.68">
            <text:p>4.68</text:p>
          </table:table-cell>
          <table:table-cell office:value-type="float" office:value="3.49">
            <text:p>3.49</text:p>
          </table:table-cell>
          <table:table-cell office:value-type="float" office:value="9.86">
            <text:p>9.86</text:p>
          </table:table-cell>
          <table:table-cell office:value-type="float" office:value="9.51">
            <text:p>9.51</text:p>
          </table:table-cell>
          <table:table-cell office:value-type="float" office:value="10.81">
            <text:p>10.81</text:p>
          </table:table-cell>
          <table:table-cell office:value-type="float" office:value="9.69">
            <text:p>9.69</text:p>
          </table:table-cell>
          <table:table-cell office:value-type="float" office:value="7.59">
            <text:p>7.59</text:p>
          </table:table-cell>
          <table:table-cell office:value-type="float" office:value="6">
            <text:p>6</text:p>
          </table:table-cell>
          <table:table-cell office:value-type="float" office:value="5.26">
            <text:p>5.26</text:p>
          </table:table-cell>
          <table:table-cell office:value-type="float" office:value="8.78">
            <text:p>8.78</text:p>
          </table:table-cell>
          <table:table-cell office:value-type="float" office:value="14.55">
            <text:p>14.55</text:p>
          </table:table-cell>
          <table:table-cell office:value-type="float" office:value="7.46">
            <text:p>7.46</text:p>
          </table:table-cell>
          <table:table-cell office:value-type="float" office:value="9.91">
            <text:p>9.91</text:p>
          </table:table-cell>
          <table:table-cell office:value-type="float" office:value="11.36">
            <text:p>11.36</text:p>
          </table:table-cell>
          <table:table-cell office:value-type="float" office:value="7.11">
            <text:p>7.11</text:p>
          </table:table-cell>
          <table:table-cell office:value-type="float" office:value="8.71">
            <text:p>8.71</text:p>
          </table:table-cell>
          <table:table-cell/>
          <table:table-cell office:value-type="float" office:value="6.34">
            <text:p>6.34</text:p>
          </table:table-cell>
          <table:table-cell office:value-type="float" office:value="9.7">
            <text:p>9.7</text:p>
          </table:table-cell>
          <table:table-cell office:value-type="float" office:value="9.72">
            <text:p>9.72</text:p>
          </table:table-cell>
          <table:table-cell office:value-type="float" office:value="7.68">
            <text:p>7.68</text:p>
          </table:table-cell>
          <table:table-cell office:value-type="float" office:value="5.56">
            <text:p>5.56</text:p>
          </table:table-cell>
          <table:table-cell office:value-type="float" office:value="5">
            <text:p>5</text:p>
          </table:table-cell>
          <table:table-cell office:value-type="float" office:value="8.27">
            <text:p>8.27</text:p>
          </table:table-cell>
          <table:table-cell office:value-type="float" office:value="5.49">
            <text:p>5.49</text:p>
          </table:table-cell>
          <table:table-cell office:value-type="float" office:value="10.13">
            <text:p>10.13</text:p>
          </table:table-cell>
          <table:table-cell/>
          <table:table-cell office:value-type="float" office:value="4.06">
            <text:p>4.06</text:p>
          </table:table-cell>
          <table:table-cell office:value-type="float" office:value="4.51">
            <text:p>4.51</text:p>
          </table:table-cell>
          <table:table-cell office:value-type="float" office:value="13.83">
            <text:p>13.83</text:p>
          </table:table-cell>
          <table:table-cell office:value-type="float" office:value="14.33">
            <text:p>14.33</text:p>
          </table:table-cell>
          <table:table-cell office:value-type="float" office:value="5.24">
            <text:p>5.24</text:p>
          </table:table-cell>
          <table:table-cell office:value-type="float" office:value="8">
            <text:p>8</text:p>
          </table:table-cell>
          <table:table-cell/>
          <table:table-cell office:value-type="float" office:value="5.01">
            <text:p>5.01</text:p>
          </table:table-cell>
          <table:table-cell office:value-type="float" office:value="4.05">
            <text:p>4.05</text:p>
          </table:table-cell>
          <table:table-cell office:value-type="float" office:value="17.63">
            <text:p>17.63</text:p>
          </table:table-cell>
          <table:table-cell office:value-type="float" office:value="12.13">
            <text:p>12.13</text:p>
          </table:table-cell>
          <table:table-cell table:number-columns-repeated="2"/>
          <table:table-cell office:value-type="float" office:value="9.08">
            <text:p>9.08</text:p>
          </table:table-cell>
          <table:table-cell table:number-columns-repeated="974"/>
        </table:table-row>
        <table:table-row table:style-name="ro1">
          <table:table-cell office:value-type="string">
            <text:p>Australia</text:p>
          </table:table-cell>
          <table:table-cell office:value-type="float" office:value="1.64">
            <text:p>1.64</text:p>
          </table:table-cell>
          <table:table-cell office:value-type="float" office:value="2.11">
            <text:p>2.11</text:p>
          </table:table-cell>
          <table:table-cell office:value-type="float" office:value="2.21">
            <text:p>2.21</text:p>
          </table:table-cell>
          <table:table-cell office:value-type="float" office:value="2.81">
            <text:p>2.81</text:p>
          </table:table-cell>
          <table:table-cell office:value-type="float" office:value="3.31">
            <text:p>3.31</text:p>
          </table:table-cell>
          <table:table-cell office:value-type="float" office:value="2.44">
            <text:p>2.44</text:p>
          </table:table-cell>
          <table:table-cell office:value-type="float" office:value="4.63">
            <text:p>4.63</text:p>
          </table:table-cell>
          <table:table-cell office:value-type="float" office:value="2.63">
            <text:p>2.63</text:p>
          </table:table-cell>
          <table:table-cell office:value-type="float" office:value="3.08">
            <text:p>3.08</text:p>
          </table:table-cell>
          <table:table-cell office:value-type="float" office:value="2.07">
            <text:p>2.07</text:p>
          </table:table-cell>
          <table:table-cell office:value-type="float" office:value="8.89">
            <text:p>8.89</text:p>
          </table:table-cell>
          <table:table-cell office:value-type="float" office:value="3.3">
            <text:p>3.3</text:p>
          </table:table-cell>
          <table:table-cell office:value-type="float" office:value="2.87">
            <text:p>2.87</text:p>
          </table:table-cell>
          <table:table-cell office:value-type="float" office:value="5.66">
            <text:p>5.66</text:p>
          </table:table-cell>
          <table:table-cell office:value-type="float" office:value="4.53">
            <text:p>4.53</text:p>
          </table:table-cell>
          <table:table-cell office:value-type="float" office:value="3.9">
            <text:p>3.9</text:p>
          </table:table-cell>
          <table:table-cell office:value-type="float" office:value="2.69">
            <text:p>2.69</text:p>
          </table:table-cell>
          <table:table-cell office:value-type="float" office:value="3.31">
            <text:p>3.31</text:p>
          </table:table-cell>
          <table:table-cell office:value-type="float" office:value="6.54">
            <text:p>6.54</text:p>
          </table:table-cell>
          <table:table-cell office:value-type="float" office:value="5.29">
            <text:p>5.29</text:p>
          </table:table-cell>
          <table:table-cell office:value-type="float" office:value="8.76">
            <text:p>8.76</text:p>
          </table:table-cell>
          <table:table-cell office:value-type="float" office:value="3.81">
            <text:p>3.81</text:p>
          </table:table-cell>
          <table:table-cell office:value-type="float" office:value="3.85">
            <text:p>3.85</text:p>
          </table:table-cell>
          <table:table-cell office:value-type="float" office:value="5.18">
            <text:p>5.18</text:p>
          </table:table-cell>
          <table:table-cell office:value-type="float" office:value="10.55">
            <text:p>10.55</text:p>
          </table:table-cell>
          <table:table-cell office:value-type="float" office:value="4.23">
            <text:p>4.23</text:p>
          </table:table-cell>
          <table:table-cell office:value-type="float" office:value="4.74">
            <text:p>4.74</text:p>
          </table:table-cell>
          <table:table-cell office:value-type="float" office:value="7.29">
            <text:p>7.29</text:p>
          </table:table-cell>
          <table:table-cell office:value-type="float" office:value="12.11">
            <text:p>12.11</text:p>
          </table:table-cell>
          <table:table-cell office:value-type="float" office:value="4.28">
            <text:p>4.28</text:p>
          </table:table-cell>
          <table:table-cell office:value-type="float" office:value="3.65">
            <text:p>3.65</text:p>
          </table:table-cell>
          <table:table-cell office:value-type="float" office:value="4.06">
            <text:p>4.06</text:p>
          </table:table-cell>
          <table:table-cell office:value-type="float" office:value="5.74">
            <text:p>5.74</text:p>
          </table:table-cell>
          <table:table-cell office:value-type="float" office:value="4.8">
            <text:p>4.8</text:p>
          </table:table-cell>
          <table:table-cell/>
          <table:table-cell office:value-type="float" office:value="3.61">
            <text:p>3.61</text:p>
          </table:table-cell>
          <table:table-cell office:value-type="float" office:value="3.6">
            <text:p>3.6</text:p>
          </table:table-cell>
          <table:table-cell office:value-type="float" office:value="12.93">
            <text:p>12.93</text:p>
          </table:table-cell>
          <table:table-cell office:value-type="float" office:value="6.48">
            <text:p>6.48</text:p>
          </table:table-cell>
          <table:table-cell office:value-type="float" office:value="6.94">
            <text:p>6.94</text:p>
          </table:table-cell>
          <table:table-cell office:value-type="float" office:value="7.63">
            <text:p>7.63</text:p>
          </table:table-cell>
          <table:table-cell/>
          <table:table-cell office:value-type="float" office:value="3.38">
            <text:p>3.38</text:p>
          </table:table-cell>
          <table:table-cell office:value-type="float" office:value="4.92">
            <text:p>4.92</text:p>
          </table:table-cell>
          <table:table-cell office:value-type="float" office:value="9.65">
            <text:p>9.65</text:p>
          </table:table-cell>
          <table:table-cell office:value-type="float" office:value="4.43">
            <text:p>4.43</text:p>
          </table:table-cell>
          <table:table-cell office:value-type="float" office:value="7.54">
            <text:p>7.54</text:p>
          </table:table-cell>
          <table:table-cell/>
          <table:table-cell office:value-type="float" office:value="7.97">
            <text:p>7.97</text:p>
          </table:table-cell>
          <table:table-cell table:number-columns-repeated="974"/>
        </table:table-row>
        <table:table-row table:style-name="ro1">
          <table:table-cell office:value-type="string">
            <text:p>Belgium</text:p>
          </table:table-cell>
          <table:table-cell office:value-type="float" office:value="2.14">
            <text:p>2.14</text:p>
          </table:table-cell>
          <table:table-cell office:value-type="float" office:value="3.28">
            <text:p>3.28</text:p>
          </table:table-cell>
          <table:table-cell office:value-type="float" office:value="3.13">
            <text:p>3.13</text:p>
          </table:table-cell>
          <table:table-cell office:value-type="float" office:value="3.33">
            <text:p>3.33</text:p>
          </table:table-cell>
          <table:table-cell office:value-type="float" office:value="3.41">
            <text:p>3.41</text:p>
          </table:table-cell>
          <table:table-cell office:value-type="float" office:value="2.59">
            <text:p>2.59</text:p>
          </table:table-cell>
          <table:table-cell office:value-type="float" office:value="7.51">
            <text:p>7.51</text:p>
          </table:table-cell>
          <table:table-cell office:value-type="float" office:value="3.81">
            <text:p>3.81</text:p>
          </table:table-cell>
          <table:table-cell office:value-type="float" office:value="3.96">
            <text:p>3.96</text:p>
          </table:table-cell>
          <table:table-cell office:value-type="float" office:value="2.86">
            <text:p>2.86</text:p>
          </table:table-cell>
          <table:table-cell office:value-type="float" office:value="8.9">
            <text:p>8.9</text:p>
          </table:table-cell>
          <table:table-cell office:value-type="float" office:value="5.98">
            <text:p>5.98</text:p>
          </table:table-cell>
          <table:table-cell office:value-type="float" office:value="5.09">
            <text:p>5.09</text:p>
          </table:table-cell>
          <table:table-cell office:value-type="float" office:value="5.69">
            <text:p>5.69</text:p>
          </table:table-cell>
          <table:table-cell office:value-type="float" office:value="5.43">
            <text:p>5.43</text:p>
          </table:table-cell>
          <table:table-cell office:value-type="float" office:value="4.74">
            <text:p>4.74</text:p>
          </table:table-cell>
          <table:table-cell office:value-type="float" office:value="4.32">
            <text:p>4.32</text:p>
          </table:table-cell>
          <table:table-cell office:value-type="float" office:value="6.5">
            <text:p>6.5</text:p>
          </table:table-cell>
          <table:table-cell office:value-type="float" office:value="7.42">
            <text:p>7.42</text:p>
          </table:table-cell>
          <table:table-cell office:value-type="float" office:value="5.82">
            <text:p>5.82</text:p>
          </table:table-cell>
          <table:table-cell office:value-type="float" office:value="5.57">
            <text:p>5.57</text:p>
          </table:table-cell>
          <table:table-cell office:value-type="float" office:value="6.88">
            <text:p>6.88</text:p>
          </table:table-cell>
          <table:table-cell office:value-type="float" office:value="4.4">
            <text:p>4.4</text:p>
          </table:table-cell>
          <table:table-cell office:value-type="float" office:value="6.6">
            <text:p>6.6</text:p>
          </table:table-cell>
          <table:table-cell office:value-type="float" office:value="18.96">
            <text:p>18.96</text:p>
          </table:table-cell>
          <table:table-cell office:value-type="float" office:value="4.55">
            <text:p>4.55</text:p>
          </table:table-cell>
          <table:table-cell office:value-type="float" office:value="6.01">
            <text:p>6.01</text:p>
          </table:table-cell>
          <table:table-cell office:value-type="float" office:value="7.31">
            <text:p>7.31</text:p>
          </table:table-cell>
          <table:table-cell office:value-type="float" office:value="8.75">
            <text:p>8.75</text:p>
          </table:table-cell>
          <table:table-cell office:value-type="float" office:value="4.86">
            <text:p>4.86</text:p>
          </table:table-cell>
          <table:table-cell office:value-type="float" office:value="3.74">
            <text:p>3.74</text:p>
          </table:table-cell>
          <table:table-cell office:value-type="float" office:value="4.53">
            <text:p>4.53</text:p>
          </table:table-cell>
          <table:table-cell office:value-type="float" office:value="8.51">
            <text:p>8.51</text:p>
          </table:table-cell>
          <table:table-cell office:value-type="float" office:value="7.9">
            <text:p>7.9</text:p>
          </table:table-cell>
          <table:table-cell/>
          <table:table-cell office:value-type="float" office:value="5.49">
            <text:p>5.49</text:p>
          </table:table-cell>
          <table:table-cell office:value-type="float" office:value="5.9">
            <text:p>5.9</text:p>
          </table:table-cell>
          <table:table-cell office:value-type="float" office:value="9.8">
            <text:p>9.8</text:p>
          </table:table-cell>
          <table:table-cell office:value-type="float" office:value="6.79">
            <text:p>6.79</text:p>
          </table:table-cell>
          <table:table-cell office:value-type="float" office:value="6.2">
            <text:p>6.2</text:p>
          </table:table-cell>
          <table:table-cell office:value-type="float" office:value="7.08">
            <text:p>7.08</text:p>
          </table:table-cell>
          <table:table-cell office:value-type="float" office:value="13.04">
            <text:p>13.04</text:p>
          </table:table-cell>
          <table:table-cell office:value-type="float" office:value="4.59">
            <text:p>4.59</text:p>
          </table:table-cell>
          <table:table-cell office:value-type="float" office:value="4.19">
            <text:p>4.19</text:p>
          </table:table-cell>
          <table:table-cell/>
          <table:table-cell office:value-type="float" office:value="7.66">
            <text:p>7.66</text:p>
          </table:table-cell>
          <table:table-cell office:value-type="float" office:value="8.37">
            <text:p>8.37</text:p>
          </table:table-cell>
          <table:table-cell/>
          <table:table-cell office:value-type="float" office:value="8.77">
            <text:p>8.77</text:p>
          </table:table-cell>
          <table:table-cell table:number-columns-repeated="974"/>
        </table:table-row>
        <table:table-row table:style-name="ro1">
          <table:table-cell office:value-type="string">
            <text:p>Brazil</text:p>
          </table:table-cell>
          <table:table-cell office:value-type="float" office:value="1.94">
            <text:p>1.94</text:p>
          </table:table-cell>
          <table:table-cell office:value-type="float" office:value="5.47">
            <text:p>5.47</text:p>
          </table:table-cell>
          <table:table-cell office:value-type="float" office:value="5.04">
            <text:p>5.04</text:p>
          </table:table-cell>
          <table:table-cell office:value-type="float" office:value="3.72">
            <text:p>3.72</text:p>
          </table:table-cell>
          <table:table-cell office:value-type="float" office:value="2.94">
            <text:p>2.94</text:p>
          </table:table-cell>
          <table:table-cell office:value-type="float" office:value="1.84">
            <text:p>1.84</text:p>
          </table:table-cell>
          <table:table-cell office:value-type="float" office:value="7.49">
            <text:p>7.49</text:p>
          </table:table-cell>
          <table:table-cell office:value-type="float" office:value="2.01">
            <text:p>2.01</text:p>
          </table:table-cell>
          <table:table-cell office:value-type="float" office:value="2.74">
            <text:p>2.74</text:p>
          </table:table-cell>
          <table:table-cell office:value-type="float" office:value="1.75">
            <text:p>1.75</text:p>
          </table:table-cell>
          <table:table-cell office:value-type="float" office:value="6.1">
            <text:p>6.1</text:p>
          </table:table-cell>
          <table:table-cell office:value-type="float" office:value="9.63">
            <text:p>9.63</text:p>
          </table:table-cell>
          <table:table-cell office:value-type="float" office:value="10.88">
            <text:p>10.88</text:p>
          </table:table-cell>
          <table:table-cell office:value-type="float" office:value="7.27">
            <text:p>7.27</text:p>
          </table:table-cell>
          <table:table-cell office:value-type="float" office:value="12.38">
            <text:p>12.38</text:p>
          </table:table-cell>
          <table:table-cell office:value-type="float" office:value="9.26">
            <text:p>9.26</text:p>
          </table:table-cell>
          <table:table-cell office:value-type="float" office:value="4.42">
            <text:p>4.42</text:p>
          </table:table-cell>
          <table:table-cell office:value-type="float" office:value="8.34">
            <text:p>8.34</text:p>
          </table:table-cell>
          <table:table-cell/>
          <table:table-cell office:value-type="float" office:value="8.42">
            <text:p>8.42</text:p>
          </table:table-cell>
          <table:table-cell office:value-type="float" office:value="10.48">
            <text:p>10.48</text:p>
          </table:table-cell>
          <table:table-cell office:value-type="float" office:value="5.77">
            <text:p>5.77</text:p>
          </table:table-cell>
          <table:table-cell office:value-type="float" office:value="6.34">
            <text:p>6.34</text:p>
          </table:table-cell>
          <table:table-cell office:value-type="float" office:value="12.21">
            <text:p>12.21</text:p>
          </table:table-cell>
          <table:table-cell/>
          <table:table-cell office:value-type="float" office:value="4.81">
            <text:p>4.81</text:p>
          </table:table-cell>
          <table:table-cell office:value-type="float" office:value="4.97">
            <text:p>4.97</text:p>
          </table:table-cell>
          <table:table-cell office:value-type="float" office:value="5.94">
            <text:p>5.94</text:p>
          </table:table-cell>
          <table:table-cell office:value-type="float" office:value="9.81">
            <text:p>9.81</text:p>
          </table:table-cell>
          <table:table-cell office:value-type="float" office:value="2.01">
            <text:p>2.01</text:p>
          </table:table-cell>
          <table:table-cell office:value-type="float" office:value="2.88">
            <text:p>2.88</text:p>
          </table:table-cell>
          <table:table-cell office:value-type="float" office:value="4.12">
            <text:p>4.12</text:p>
          </table:table-cell>
          <table:table-cell office:value-type="float" office:value="3.74">
            <text:p>3.74</text:p>
          </table:table-cell>
          <table:table-cell office:value-type="float" office:value="10.86">
            <text:p>10.86</text:p>
          </table:table-cell>
          <table:table-cell office:value-type="float" office:value="15.47">
            <text:p>15.47</text:p>
          </table:table-cell>
          <table:table-cell office:value-type="float" office:value="2.49">
            <text:p>2.49</text:p>
          </table:table-cell>
          <table:table-cell office:value-type="float" office:value="4.08">
            <text:p>4.08</text:p>
          </table:table-cell>
          <table:table-cell office:value-type="float" office:value="10.51">
            <text:p>10.51</text:p>
          </table:table-cell>
          <table:table-cell office:value-type="float" office:value="7.01">
            <text:p>7.01</text:p>
          </table:table-cell>
          <table:table-cell office:value-type="float" office:value="2.77">
            <text:p>2.77</text:p>
          </table:table-cell>
          <table:table-cell office:value-type="float" office:value="7.29">
            <text:p>7.29</text:p>
          </table:table-cell>
          <table:table-cell office:value-type="float" office:value="12.45">
            <text:p>12.45</text:p>
          </table:table-cell>
          <table:table-cell office:value-type="float" office:value="2.88">
            <text:p>2.88</text:p>
          </table:table-cell>
          <table:table-cell office:value-type="float" office:value="3.17">
            <text:p>3.17</text:p>
          </table:table-cell>
          <table:table-cell office:value-type="float" office:value="4.08">
            <text:p>4.08</text:p>
          </table:table-cell>
          <table:table-cell office:value-type="float" office:value="5.51">
            <text:p>5.51</text:p>
          </table:table-cell>
          <table:table-cell office:value-type="float" office:value="3.17">
            <text:p>3.17</text:p>
          </table:table-cell>
          <table:table-cell office:value-type="float" office:value="9.67">
            <text:p>9.67</text:p>
          </table:table-cell>
          <table:table-cell office:value-type="float" office:value="3.85">
            <text:p>3.85</text:p>
          </table:table-cell>
          <table:table-cell table:number-columns-repeated="974"/>
        </table:table-row>
        <table:table-row table:style-name="ro1">
          <table:table-cell office:value-type="string">
            <text:p>Bulgaria</text:p>
          </table:table-cell>
          <table:table-cell office:value-type="float" office:value="3.99">
            <text:p>3.99</text:p>
          </table:table-cell>
          <table:table-cell office:value-type="float" office:value="5.18">
            <text:p>5.18</text:p>
          </table:table-cell>
          <table:table-cell office:value-type="float" office:value="4.97">
            <text:p>4.97</text:p>
          </table:table-cell>
          <table:table-cell office:value-type="float" office:value="6.04">
            <text:p>6.04</text:p>
          </table:table-cell>
          <table:table-cell office:value-type="float" office:value="5.37">
            <text:p>5.37</text:p>
          </table:table-cell>
          <table:table-cell office:value-type="float" office:value="3.69">
            <text:p>3.69</text:p>
          </table:table-cell>
          <table:table-cell office:value-type="float" office:value="9.38">
            <text:p>9.38</text:p>
          </table:table-cell>
          <table:table-cell office:value-type="float" office:value="4.09">
            <text:p>4.09</text:p>
          </table:table-cell>
          <table:table-cell office:value-type="float" office:value="3.43">
            <text:p>3.43</text:p>
          </table:table-cell>
          <table:table-cell office:value-type="float" office:value="4.73">
            <text:p>4.73</text:p>
          </table:table-cell>
          <table:table-cell office:value-type="float" office:value="15.79">
            <text:p>15.79</text:p>
          </table:table-cell>
          <table:table-cell office:value-type="float" office:value="13.98">
            <text:p>13.98</text:p>
          </table:table-cell>
          <table:table-cell office:value-type="float" office:value="8.99">
            <text:p>8.99</text:p>
          </table:table-cell>
          <table:table-cell office:value-type="float" office:value="5.05">
            <text:p>5.05</text:p>
          </table:table-cell>
          <table:table-cell office:value-type="float" office:value="7.33">
            <text:p>7.33</text:p>
          </table:table-cell>
          <table:table-cell office:value-type="float" office:value="8.49">
            <text:p>8.49</text:p>
          </table:table-cell>
          <table:table-cell office:value-type="float" office:value="6.68">
            <text:p>6.68</text:p>
          </table:table-cell>
          <table:table-cell office:value-type="float" office:value="5.74">
            <text:p>5.74</text:p>
          </table:table-cell>
          <table:table-cell office:value-type="float" office:value="12.07">
            <text:p>12.07</text:p>
          </table:table-cell>
          <table:table-cell office:value-type="float" office:value="7.51">
            <text:p>7.51</text:p>
          </table:table-cell>
          <table:table-cell office:value-type="float" office:value="8.07">
            <text:p>8.07</text:p>
          </table:table-cell>
          <table:table-cell office:value-type="float" office:value="9.94">
            <text:p>9.94</text:p>
          </table:table-cell>
          <table:table-cell office:value-type="float" office:value="8.12">
            <text:p>8.12</text:p>
          </table:table-cell>
          <table:table-cell office:value-type="float" office:value="10.39">
            <text:p>10.39</text:p>
          </table:table-cell>
          <table:table-cell/>
          <table:table-cell office:value-type="float" office:value="11.76">
            <text:p>11.76</text:p>
          </table:table-cell>
          <table:table-cell office:value-type="float" office:value="10.77">
            <text:p>10.77</text:p>
          </table:table-cell>
          <table:table-cell office:value-type="float" office:value="7.37">
            <text:p>7.37</text:p>
          </table:table-cell>
          <table:table-cell office:value-type="float" office:value="13.8">
            <text:p>13.8</text:p>
          </table:table-cell>
          <table:table-cell office:value-type="float" office:value="5.49">
            <text:p>5.49</text:p>
          </table:table-cell>
          <table:table-cell office:value-type="float" office:value="4.11">
            <text:p>4.11</text:p>
          </table:table-cell>
          <table:table-cell office:value-type="float" office:value="10.57">
            <text:p>10.57</text:p>
          </table:table-cell>
          <table:table-cell office:value-type="float" office:value="6.92">
            <text:p>6.92</text:p>
          </table:table-cell>
          <table:table-cell office:value-type="float" office:value="9.5">
            <text:p>9.5</text:p>
          </table:table-cell>
          <table:table-cell/>
          <table:table-cell office:value-type="float" office:value="5.15">
            <text:p>5.15</text:p>
          </table:table-cell>
          <table:table-cell office:value-type="float" office:value="5.73">
            <text:p>5.73</text:p>
          </table:table-cell>
          <table:table-cell office:value-type="float" office:value="10.37">
            <text:p>10.37</text:p>
          </table:table-cell>
          <table:table-cell office:value-type="float" office:value="9.24">
            <text:p>9.24</text:p>
          </table:table-cell>
          <table:table-cell office:value-type="float" office:value="8.58">
            <text:p>8.58</text:p>
          </table:table-cell>
          <table:table-cell office:value-type="float" office:value="4.77">
            <text:p>4.77</text:p>
          </table:table-cell>
          <table:table-cell office:value-type="float" office:value="10.35">
            <text:p>10.35</text:p>
          </table:table-cell>
          <table:table-cell office:value-type="float" office:value="3.7">
            <text:p>3.7</text:p>
          </table:table-cell>
          <table:table-cell office:value-type="float" office:value="8.83">
            <text:p>8.83</text:p>
          </table:table-cell>
          <table:table-cell office:value-type="float" office:value="21.03">
            <text:p>21.03</text:p>
          </table:table-cell>
          <table:table-cell office:value-type="float" office:value="11.09">
            <text:p>11.09</text:p>
          </table:table-cell>
          <table:table-cell office:value-type="float" office:value="8.44">
            <text:p>8.44</text:p>
          </table:table-cell>
          <table:table-cell office:value-type="float" office:value="12.9">
            <text:p>12.9</text:p>
          </table:table-cell>
          <table:table-cell office:value-type="float" office:value="12.58">
            <text:p>12.58</text:p>
          </table:table-cell>
          <table:table-cell table:number-columns-repeated="974"/>
        </table:table-row>
        <table:table-row table:style-name="ro1">
          <table:table-cell office:value-type="string">
            <text:p>Canada</text:p>
          </table:table-cell>
          <table:table-cell office:value-type="float" office:value="1.84">
            <text:p>1.84</text:p>
          </table:table-cell>
          <table:table-cell office:value-type="float" office:value="2.63">
            <text:p>2.63</text:p>
          </table:table-cell>
          <table:table-cell office:value-type="float" office:value="2.22">
            <text:p>2.22</text:p>
          </table:table-cell>
          <table:table-cell office:value-type="float" office:value="2.51">
            <text:p>2.51</text:p>
          </table:table-cell>
          <table:table-cell office:value-type="float" office:value="3.16">
            <text:p>3.16</text:p>
          </table:table-cell>
          <table:table-cell office:value-type="float" office:value="2.32">
            <text:p>2.32</text:p>
          </table:table-cell>
          <table:table-cell office:value-type="float" office:value="4.81">
            <text:p>4.81</text:p>
          </table:table-cell>
          <table:table-cell office:value-type="float" office:value="2.7">
            <text:p>2.7</text:p>
          </table:table-cell>
          <table:table-cell office:value-type="float" office:value="2.81">
            <text:p>2.81</text:p>
          </table:table-cell>
          <table:table-cell office:value-type="float" office:value="2.24">
            <text:p>2.24</text:p>
          </table:table-cell>
          <table:table-cell office:value-type="float" office:value="6.69">
            <text:p>6.69</text:p>
          </table:table-cell>
          <table:table-cell office:value-type="float" office:value="3.92">
            <text:p>3.92</text:p>
          </table:table-cell>
          <table:table-cell office:value-type="float" office:value="3.9">
            <text:p>3.9</text:p>
          </table:table-cell>
          <table:table-cell office:value-type="float" office:value="3.45">
            <text:p>3.45</text:p>
          </table:table-cell>
          <table:table-cell office:value-type="float" office:value="4.21">
            <text:p>4.21</text:p>
          </table:table-cell>
          <table:table-cell office:value-type="float" office:value="3.99">
            <text:p>3.99</text:p>
          </table:table-cell>
          <table:table-cell office:value-type="float" office:value="2.8">
            <text:p>2.8</text:p>
          </table:table-cell>
          <table:table-cell office:value-type="float" office:value="3.42">
            <text:p>3.42</text:p>
          </table:table-cell>
          <table:table-cell office:value-type="float" office:value="6.21">
            <text:p>6.21</text:p>
          </table:table-cell>
          <table:table-cell office:value-type="float" office:value="4.73">
            <text:p>4.73</text:p>
          </table:table-cell>
          <table:table-cell office:value-type="float" office:value="4.45">
            <text:p>4.45</text:p>
          </table:table-cell>
          <table:table-cell office:value-type="float" office:value="4.76">
            <text:p>4.76</text:p>
          </table:table-cell>
          <table:table-cell office:value-type="float" office:value="3.48">
            <text:p>3.48</text:p>
          </table:table-cell>
          <table:table-cell office:value-type="float" office:value="4.67">
            <text:p>4.67</text:p>
          </table:table-cell>
          <table:table-cell office:value-type="float" office:value="8.75">
            <text:p>8.75</text:p>
          </table:table-cell>
          <table:table-cell office:value-type="float" office:value="4.27">
            <text:p>4.27</text:p>
          </table:table-cell>
          <table:table-cell office:value-type="float" office:value="4.6">
            <text:p>4.6</text:p>
          </table:table-cell>
          <table:table-cell office:value-type="float" office:value="6.57">
            <text:p>6.57</text:p>
          </table:table-cell>
          <table:table-cell office:value-type="float" office:value="6.92">
            <text:p>6.92</text:p>
          </table:table-cell>
          <table:table-cell office:value-type="float" office:value="3.27">
            <text:p>3.27</text:p>
          </table:table-cell>
          <table:table-cell office:value-type="float" office:value="3.96">
            <text:p>3.96</text:p>
          </table:table-cell>
          <table:table-cell office:value-type="float" office:value="3.71">
            <text:p>3.71</text:p>
          </table:table-cell>
          <table:table-cell office:value-type="float" office:value="5.81">
            <text:p>5.81</text:p>
          </table:table-cell>
          <table:table-cell office:value-type="float" office:value="5.6">
            <text:p>5.6</text:p>
          </table:table-cell>
          <table:table-cell office:value-type="float" office:value="10.12">
            <text:p>10.12</text:p>
          </table:table-cell>
          <table:table-cell office:value-type="float" office:value="3.37">
            <text:p>3.37</text:p>
          </table:table-cell>
          <table:table-cell office:value-type="float" office:value="4.04">
            <text:p>4.04</text:p>
          </table:table-cell>
          <table:table-cell office:value-type="float" office:value="16">
            <text:p>16</text:p>
          </table:table-cell>
          <table:table-cell office:value-type="float" office:value="5.22">
            <text:p>5.22</text:p>
          </table:table-cell>
          <table:table-cell office:value-type="float" office:value="5.7">
            <text:p>5.7</text:p>
          </table:table-cell>
          <table:table-cell office:value-type="float" office:value="6.78">
            <text:p>6.78</text:p>
          </table:table-cell>
          <table:table-cell office:value-type="float" office:value="7.45">
            <text:p>7.45</text:p>
          </table:table-cell>
          <table:table-cell office:value-type="float" office:value="3.39">
            <text:p>3.39</text:p>
          </table:table-cell>
          <table:table-cell office:value-type="float" office:value="6.75">
            <text:p>6.75</text:p>
          </table:table-cell>
          <table:table-cell office:value-type="float" office:value="7.62">
            <text:p>7.62</text:p>
          </table:table-cell>
          <table:table-cell office:value-type="float" office:value="3.84">
            <text:p>3.84</text:p>
          </table:table-cell>
          <table:table-cell office:value-type="float" office:value="8.09">
            <text:p>8.09</text:p>
          </table:table-cell>
          <table:table-cell/>
          <table:table-cell office:value-type="float" office:value="13.4">
            <text:p>13.4</text:p>
          </table:table-cell>
          <table:table-cell table:number-columns-repeated="974"/>
        </table:table-row>
        <table:table-row table:style-name="ro1">
          <table:table-cell office:value-type="string">
            <text:p>Chile</text:p>
          </table:table-cell>
          <table:table-cell office:value-type="float" office:value="3.07">
            <text:p>3.07</text:p>
          </table:table-cell>
          <table:table-cell office:value-type="float" office:value="4.4">
            <text:p>4.4</text:p>
          </table:table-cell>
          <table:table-cell office:value-type="float" office:value="4.77">
            <text:p>4.77</text:p>
          </table:table-cell>
          <table:table-cell office:value-type="float" office:value="4.75">
            <text:p>4.75</text:p>
          </table:table-cell>
          <table:table-cell office:value-type="float" office:value="4.41">
            <text:p>4.41</text:p>
          </table:table-cell>
          <table:table-cell office:value-type="float" office:value="3.51">
            <text:p>3.51</text:p>
          </table:table-cell>
          <table:table-cell office:value-type="float" office:value="7.42">
            <text:p>7.42</text:p>
          </table:table-cell>
          <table:table-cell office:value-type="float" office:value="3.31">
            <text:p>3.31</text:p>
          </table:table-cell>
          <table:table-cell office:value-type="float" office:value="3.76">
            <text:p>3.76</text:p>
          </table:table-cell>
          <table:table-cell office:value-type="float" office:value="3.1">
            <text:p>3.1</text:p>
          </table:table-cell>
          <table:table-cell office:value-type="float" office:value="13.4">
            <text:p>13.4</text:p>
          </table:table-cell>
          <table:table-cell office:value-type="float" office:value="6.19">
            <text:p>6.19</text:p>
          </table:table-cell>
          <table:table-cell office:value-type="float" office:value="6.67">
            <text:p>6.67</text:p>
          </table:table-cell>
          <table:table-cell office:value-type="float" office:value="6.19">
            <text:p>6.19</text:p>
          </table:table-cell>
          <table:table-cell office:value-type="float" office:value="5.29">
            <text:p>5.29</text:p>
          </table:table-cell>
          <table:table-cell office:value-type="float" office:value="9.44">
            <text:p>9.44</text:p>
          </table:table-cell>
          <table:table-cell office:value-type="float" office:value="5.93">
            <text:p>5.93</text:p>
          </table:table-cell>
          <table:table-cell office:value-type="float" office:value="6.33">
            <text:p>6.33</text:p>
          </table:table-cell>
          <table:table-cell/>
          <table:table-cell office:value-type="float" office:value="8.01">
            <text:p>8.01</text:p>
          </table:table-cell>
          <table:table-cell office:value-type="float" office:value="6.93">
            <text:p>6.93</text:p>
          </table:table-cell>
          <table:table-cell office:value-type="float" office:value="9.83">
            <text:p>9.83</text:p>
          </table:table-cell>
          <table:table-cell office:value-type="float" office:value="5.8">
            <text:p>5.8</text:p>
          </table:table-cell>
          <table:table-cell office:value-type="float" office:value="10.45">
            <text:p>10.45</text:p>
          </table:table-cell>
          <table:table-cell/>
          <table:table-cell office:value-type="float" office:value="5.51">
            <text:p>5.51</text:p>
          </table:table-cell>
          <table:table-cell office:value-type="float" office:value="8.8">
            <text:p>8.8</text:p>
          </table:table-cell>
          <table:table-cell office:value-type="float" office:value="6.9">
            <text:p>6.9</text:p>
          </table:table-cell>
          <table:table-cell office:value-type="float" office:value="11.2">
            <text:p>11.2</text:p>
          </table:table-cell>
          <table:table-cell office:value-type="float" office:value="4.81">
            <text:p>4.81</text:p>
          </table:table-cell>
          <table:table-cell office:value-type="float" office:value="3.82">
            <text:p>3.82</text:p>
          </table:table-cell>
          <table:table-cell office:value-type="float" office:value="5.96">
            <text:p>5.96</text:p>
          </table:table-cell>
          <table:table-cell office:value-type="float" office:value="9.44">
            <text:p>9.44</text:p>
          </table:table-cell>
          <table:table-cell office:value-type="float" office:value="8.8">
            <text:p>8.8</text:p>
          </table:table-cell>
          <table:table-cell/>
          <table:table-cell office:value-type="float" office:value="5.04">
            <text:p>5.04</text:p>
          </table:table-cell>
          <table:table-cell office:value-type="float" office:value="5.08">
            <text:p>5.08</text:p>
          </table:table-cell>
          <table:table-cell office:value-type="float" office:value="10.35">
            <text:p>10.35</text:p>
          </table:table-cell>
          <table:table-cell office:value-type="float" office:value="7.38">
            <text:p>7.38</text:p>
          </table:table-cell>
          <table:table-cell office:value-type="float" office:value="5.8">
            <text:p>5.8</text:p>
          </table:table-cell>
          <table:table-cell office:value-type="float" office:value="9.08">
            <text:p>9.08</text:p>
          </table:table-cell>
          <table:table-cell/>
          <table:table-cell office:value-type="float" office:value="3.69">
            <text:p>3.69</text:p>
          </table:table-cell>
          <table:table-cell office:value-type="float" office:value="4.45">
            <text:p>4.45</text:p>
          </table:table-cell>
          <table:table-cell office:value-type="float" office:value="5.04">
            <text:p>5.04</text:p>
          </table:table-cell>
          <table:table-cell office:value-type="float" office:value="5.48">
            <text:p>5.48</text:p>
          </table:table-cell>
          <table:table-cell office:value-type="float" office:value="9.23">
            <text:p>9.23</text:p>
          </table:table-cell>
          <table:table-cell/>
          <table:table-cell office:value-type="float" office:value="11.42">
            <text:p>11.42</text:p>
          </table:table-cell>
          <table:table-cell table:number-columns-repeated="974"/>
        </table:table-row>
        <table:table-row table:style-name="ro1">
          <table:table-cell office:value-type="string">
            <text:p>Chinese Taipei</text:p>
          </table:table-cell>
          <table:table-cell office:value-type="float" office:value="3.3">
            <text:p>3.3</text:p>
          </table:table-cell>
          <table:table-cell office:value-type="float" office:value="6.91">
            <text:p>6.91</text:p>
          </table:table-cell>
          <table:table-cell office:value-type="float" office:value="5.37">
            <text:p>5.37</text:p>
          </table:table-cell>
          <table:table-cell office:value-type="float" office:value="3.72">
            <text:p>3.72</text:p>
          </table:table-cell>
          <table:table-cell office:value-type="float" office:value="4.59">
            <text:p>4.59</text:p>
          </table:table-cell>
          <table:table-cell office:value-type="float" office:value="3.12">
            <text:p>3.12</text:p>
          </table:table-cell>
          <table:table-cell office:value-type="float" office:value="11.88">
            <text:p>11.88</text:p>
          </table:table-cell>
          <table:table-cell office:value-type="float" office:value="4.14">
            <text:p>4.14</text:p>
          </table:table-cell>
          <table:table-cell office:value-type="float" office:value="3.54">
            <text:p>3.54</text:p>
          </table:table-cell>
          <table:table-cell office:value-type="float" office:value="4.48">
            <text:p>4.48</text:p>
          </table:table-cell>
          <table:table-cell office:value-type="float" office:value="8.68">
            <text:p>8.68</text:p>
          </table:table-cell>
          <table:table-cell office:value-type="float" office:value="9.86">
            <text:p>9.86</text:p>
          </table:table-cell>
          <table:table-cell office:value-type="float" office:value="12.18">
            <text:p>12.18</text:p>
          </table:table-cell>
          <table:table-cell/>
          <table:table-cell office:value-type="float" office:value="10.27">
            <text:p>10.27</text:p>
          </table:table-cell>
          <table:table-cell office:value-type="float" office:value="9.34">
            <text:p>9.34</text:p>
          </table:table-cell>
          <table:table-cell office:value-type="float" office:value="6.31">
            <text:p>6.31</text:p>
          </table:table-cell>
          <table:table-cell office:value-type="float" office:value="9.45">
            <text:p>9.45</text:p>
          </table:table-cell>
          <table:table-cell office:value-type="float" office:value="17.47">
            <text:p>17.47</text:p>
          </table:table-cell>
          <table:table-cell office:value-type="float" office:value="14.97">
            <text:p>14.97</text:p>
          </table:table-cell>
          <table:table-cell office:value-type="float" office:value="8.79">
            <text:p>8.79</text:p>
          </table:table-cell>
          <table:table-cell office:value-type="float" office:value="10.14">
            <text:p>10.14</text:p>
          </table:table-cell>
          <table:table-cell office:value-type="float" office:value="4.37">
            <text:p>4.37</text:p>
          </table:table-cell>
          <table:table-cell office:value-type="float" office:value="18.16">
            <text:p>18.16</text:p>
          </table:table-cell>
          <table:table-cell office:value-type="float" office:value="21.77">
            <text:p>21.77</text:p>
          </table:table-cell>
          <table:table-cell office:value-type="float" office:value="9.02">
            <text:p>9.02</text:p>
          </table:table-cell>
          <table:table-cell office:value-type="float" office:value="11.07">
            <text:p>11.07</text:p>
          </table:table-cell>
          <table:table-cell office:value-type="float" office:value="6.66">
            <text:p>6.66</text:p>
          </table:table-cell>
          <table:table-cell office:value-type="float" office:value="7.31">
            <text:p>7.31</text:p>
          </table:table-cell>
          <table:table-cell office:value-type="float" office:value="5.95">
            <text:p>5.95</text:p>
          </table:table-cell>
          <table:table-cell office:value-type="float" office:value="3.54">
            <text:p>3.54</text:p>
          </table:table-cell>
          <table:table-cell office:value-type="float" office:value="17.03">
            <text:p>17.03</text:p>
          </table:table-cell>
          <table:table-cell office:value-type="float" office:value="8.37">
            <text:p>8.37</text:p>
          </table:table-cell>
          <table:table-cell office:value-type="float" office:value="12.37">
            <text:p>12.37</text:p>
          </table:table-cell>
          <table:table-cell/>
          <table:table-cell office:value-type="float" office:value="5.99">
            <text:p>5.99</text:p>
          </table:table-cell>
          <table:table-cell office:value-type="float" office:value="6.52">
            <text:p>6.52</text:p>
          </table:table-cell>
          <table:table-cell office:value-type="float" office:value="9.06">
            <text:p>9.06</text:p>
          </table:table-cell>
          <table:table-cell office:value-type="float" office:value="9.19">
            <text:p>9.19</text:p>
          </table:table-cell>
          <table:table-cell office:value-type="float" office:value="7.24">
            <text:p>7.24</text:p>
          </table:table-cell>
          <table:table-cell office:value-type="float" office:value="4.74">
            <text:p>4.74</text:p>
          </table:table-cell>
          <table:table-cell office:value-type="float" office:value="8.27">
            <text:p>8.27</text:p>
          </table:table-cell>
          <table:table-cell office:value-type="float" office:value="5.25">
            <text:p>5.25</text:p>
          </table:table-cell>
          <table:table-cell office:value-type="float" office:value="10.21">
            <text:p>10.21</text:p>
          </table:table-cell>
          <table:table-cell/>
          <table:table-cell office:value-type="float" office:value="9.28">
            <text:p>9.28</text:p>
          </table:table-cell>
          <table:table-cell office:value-type="float" office:value="10.7">
            <text:p>10.7</text:p>
          </table:table-cell>
          <table:table-cell/>
          <table:table-cell office:value-type="float" office:value="10.21">
            <text:p>10.21</text:p>
          </table:table-cell>
          <table:table-cell table:number-columns-repeated="974"/>
        </table:table-row>
        <table:table-row table:style-name="ro1">
          <table:table-cell office:value-type="string">
            <text:p>Colombia</text:p>
          </table:table-cell>
          <table:table-cell office:value-type="float" office:value="2.89">
            <text:p>2.89</text:p>
          </table:table-cell>
          <table:table-cell office:value-type="float" office:value="8.67">
            <text:p>8.67</text:p>
          </table:table-cell>
          <table:table-cell office:value-type="float" office:value="5.18">
            <text:p>5.18</text:p>
          </table:table-cell>
          <table:table-cell office:value-type="float" office:value="5.92">
            <text:p>5.92</text:p>
          </table:table-cell>
          <table:table-cell office:value-type="float" office:value="4.97">
            <text:p>4.97</text:p>
          </table:table-cell>
          <table:table-cell office:value-type="float" office:value="3.2">
            <text:p>3.2</text:p>
          </table:table-cell>
          <table:table-cell office:value-type="float" office:value="6.36">
            <text:p>6.36</text:p>
          </table:table-cell>
          <table:table-cell office:value-type="float" office:value="3.15">
            <text:p>3.15</text:p>
          </table:table-cell>
          <table:table-cell office:value-type="float" office:value="3.5">
            <text:p>3.5</text:p>
          </table:table-cell>
          <table:table-cell office:value-type="float" office:value="2.6">
            <text:p>2.6</text:p>
          </table:table-cell>
          <table:table-cell office:value-type="float" office:value="12.93">
            <text:p>12.93</text:p>
          </table:table-cell>
          <table:table-cell office:value-type="float" office:value="6.44">
            <text:p>6.44</text:p>
          </table:table-cell>
          <table:table-cell/>
          <table:table-cell office:value-type="float" office:value="19.56">
            <text:p>19.56</text:p>
          </table:table-cell>
          <table:table-cell office:value-type="float" office:value="7.92">
            <text:p>7.92</text:p>
          </table:table-cell>
          <table:table-cell office:value-type="float" office:value="8.63">
            <text:p>8.63</text:p>
          </table:table-cell>
          <table:table-cell office:value-type="float" office:value="6.48">
            <text:p>6.48</text:p>
          </table:table-cell>
          <table:table-cell office:value-type="float" office:value="8.2">
            <text:p>8.2</text:p>
          </table:table-cell>
          <table:table-cell office:value-type="float" office:value="14.7">
            <text:p>14.7</text:p>
          </table:table-cell>
          <table:table-cell office:value-type="float" office:value="8.16">
            <text:p>8.16</text:p>
          </table:table-cell>
          <table:table-cell office:value-type="float" office:value="10.78">
            <text:p>10.78</text:p>
          </table:table-cell>
          <table:table-cell office:value-type="float" office:value="9.92">
            <text:p>9.92</text:p>
          </table:table-cell>
          <table:table-cell office:value-type="float" office:value="8.14">
            <text:p>8.14</text:p>
          </table:table-cell>
          <table:table-cell office:value-type="float" office:value="9.71">
            <text:p>9.71</text:p>
          </table:table-cell>
          <table:table-cell/>
          <table:table-cell office:value-type="float" office:value="8.59">
            <text:p>8.59</text:p>
          </table:table-cell>
          <table:table-cell office:value-type="float" office:value="7.06">
            <text:p>7.06</text:p>
          </table:table-cell>
          <table:table-cell office:value-type="float" office:value="13.52">
            <text:p>13.52</text:p>
          </table:table-cell>
          <table:table-cell office:value-type="float" office:value="8.11">
            <text:p>8.11</text:p>
          </table:table-cell>
          <table:table-cell office:value-type="float" office:value="4.42">
            <text:p>4.42</text:p>
          </table:table-cell>
          <table:table-cell office:value-type="float" office:value="3.69">
            <text:p>3.69</text:p>
          </table:table-cell>
          <table:table-cell office:value-type="float" office:value="7.91">
            <text:p>7.91</text:p>
          </table:table-cell>
          <table:table-cell office:value-type="float" office:value="6.25">
            <text:p>6.25</text:p>
          </table:table-cell>
          <table:table-cell office:value-type="float" office:value="6.41">
            <text:p>6.41</text:p>
          </table:table-cell>
          <table:table-cell/>
          <table:table-cell office:value-type="float" office:value="3.82">
            <text:p>3.82</text:p>
          </table:table-cell>
          <table:table-cell office:value-type="float" office:value="6.91">
            <text:p>6.91</text:p>
          </table:table-cell>
          <table:table-cell office:value-type="float" office:value="12.59">
            <text:p>12.59</text:p>
          </table:table-cell>
          <table:table-cell office:value-type="float" office:value="8.72">
            <text:p>8.72</text:p>
          </table:table-cell>
          <table:table-cell office:value-type="float" office:value="4.12">
            <text:p>4.12</text:p>
          </table:table-cell>
          <table:table-cell office:value-type="float" office:value="7.81">
            <text:p>7.81</text:p>
          </table:table-cell>
          <table:table-cell/>
          <table:table-cell office:value-type="float" office:value="4.01">
            <text:p>4.01</text:p>
          </table:table-cell>
          <table:table-cell office:value-type="float" office:value="4.21">
            <text:p>4.21</text:p>
          </table:table-cell>
          <table:table-cell office:value-type="float" office:value="6.56">
            <text:p>6.56</text:p>
          </table:table-cell>
          <table:table-cell office:value-type="float" office:value="8.81">
            <text:p>8.81</text:p>
          </table:table-cell>
          <table:table-cell office:value-type="float" office:value="5.49">
            <text:p>5.49</text:p>
          </table:table-cell>
          <table:table-cell office:value-type="float" office:value="20.32">
            <text:p>20.32</text:p>
          </table:table-cell>
          <table:table-cell office:value-type="float" office:value="3.93">
            <text:p>3.93</text:p>
          </table:table-cell>
          <table:table-cell table:number-columns-repeated="974"/>
        </table:table-row>
        <table:table-row table:style-name="ro1">
          <table:table-cell office:value-type="string">
            <text:p>Costa Rica</text:p>
          </table:table-cell>
          <table:table-cell office:value-type="float" office:value="3.04">
            <text:p>3.04</text:p>
          </table:table-cell>
          <table:table-cell office:value-type="float" office:value="5.45">
            <text:p>5.45</text:p>
          </table:table-cell>
          <table:table-cell office:value-type="float" office:value="4.72">
            <text:p>4.72</text:p>
          </table:table-cell>
          <table:table-cell office:value-type="float" office:value="5.51">
            <text:p>5.51</text:p>
          </table:table-cell>
          <table:table-cell office:value-type="float" office:value="5.69">
            <text:p>5.69</text:p>
          </table:table-cell>
          <table:table-cell office:value-type="float" office:value="3.66">
            <text:p>3.66</text:p>
          </table:table-cell>
          <table:table-cell office:value-type="float" office:value="8.26">
            <text:p>8.26</text:p>
          </table:table-cell>
          <table:table-cell office:value-type="float" office:value="4.2">
            <text:p>4.2</text:p>
          </table:table-cell>
          <table:table-cell office:value-type="float" office:value="3.81">
            <text:p>3.81</text:p>
          </table:table-cell>
          <table:table-cell office:value-type="float" office:value="2.92">
            <text:p>2.92</text:p>
          </table:table-cell>
          <table:table-cell/>
          <table:table-cell office:value-type="float" office:value="6.62">
            <text:p>6.62</text:p>
          </table:table-cell>
          <table:table-cell office:value-type="float" office:value="11.67">
            <text:p>11.67</text:p>
          </table:table-cell>
          <table:table-cell/>
          <table:table-cell office:value-type="float" office:value="9.64">
            <text:p>9.64</text:p>
          </table:table-cell>
          <table:table-cell office:value-type="float" office:value="9.88">
            <text:p>9.88</text:p>
          </table:table-cell>
          <table:table-cell office:value-type="float" office:value="5.94">
            <text:p>5.94</text:p>
          </table:table-cell>
          <table:table-cell office:value-type="float" office:value="6.42">
            <text:p>6.42</text:p>
          </table:table-cell>
          <table:table-cell office:value-type="float" office:value="12.6">
            <text:p>12.6</text:p>
          </table:table-cell>
          <table:table-cell office:value-type="float" office:value="10">
            <text:p>10</text:p>
          </table:table-cell>
          <table:table-cell office:value-type="float" office:value="7.57">
            <text:p>7.57</text:p>
          </table:table-cell>
          <table:table-cell office:value-type="float" office:value="11.3">
            <text:p>11.3</text:p>
          </table:table-cell>
          <table:table-cell office:value-type="float" office:value="7.19">
            <text:p>7.19</text:p>
          </table:table-cell>
          <table:table-cell office:value-type="float" office:value="12.34">
            <text:p>12.34</text:p>
          </table:table-cell>
          <table:table-cell/>
          <table:table-cell office:value-type="float" office:value="6.36">
            <text:p>6.36</text:p>
          </table:table-cell>
          <table:table-cell office:value-type="float" office:value="9.29">
            <text:p>9.29</text:p>
          </table:table-cell>
          <table:table-cell table:number-columns-repeated="2"/>
          <table:table-cell office:value-type="float" office:value="4.45">
            <text:p>4.45</text:p>
          </table:table-cell>
          <table:table-cell office:value-type="float" office:value="4.53">
            <text:p>4.53</text:p>
          </table:table-cell>
          <table:table-cell office:value-type="float" office:value="9.54">
            <text:p>9.54</text:p>
          </table:table-cell>
          <table:table-cell office:value-type="float" office:value="5.18">
            <text:p>5.18</text:p>
          </table:table-cell>
          <table:table-cell office:value-type="float" office:value="8.78">
            <text:p>8.78</text:p>
          </table:table-cell>
          <table:table-cell/>
          <table:table-cell office:value-type="float" office:value="5.41">
            <text:p>5.41</text:p>
          </table:table-cell>
          <table:table-cell office:value-type="float" office:value="5.85">
            <text:p>5.85</text:p>
          </table:table-cell>
          <table:table-cell office:value-type="float" office:value="11.83">
            <text:p>11.83</text:p>
          </table:table-cell>
          <table:table-cell office:value-type="float" office:value="15.22">
            <text:p>15.22</text:p>
          </table:table-cell>
          <table:table-cell office:value-type="float" office:value="6.48">
            <text:p>6.48</text:p>
          </table:table-cell>
          <table:table-cell office:value-type="float" office:value="7.06">
            <text:p>7.06</text:p>
          </table:table-cell>
          <table:table-cell/>
          <table:table-cell office:value-type="float" office:value="4.17">
            <text:p>4.17</text:p>
          </table:table-cell>
          <table:table-cell/>
          <table:table-cell office:value-type="float" office:value="5.56">
            <text:p>5.56</text:p>
          </table:table-cell>
          <table:table-cell office:value-type="float" office:value="5.47">
            <text:p>5.47</text:p>
          </table:table-cell>
          <table:table-cell office:value-type="float" office:value="6.24">
            <text:p>6.24</text:p>
          </table:table-cell>
          <table:table-cell/>
          <table:table-cell office:value-type="float" office:value="7.49">
            <text:p>7.49</text:p>
          </table:table-cell>
          <table:table-cell table:number-columns-repeated="974"/>
        </table:table-row>
        <table:table-row table:style-name="ro1">
          <table:table-cell office:value-type="string">
            <text:p>Croatia</text:p>
          </table:table-cell>
          <table:table-cell office:value-type="float" office:value="3.54">
            <text:p>3.54</text:p>
          </table:table-cell>
          <table:table-cell office:value-type="float" office:value="7.46">
            <text:p>7.46</text:p>
          </table:table-cell>
          <table:table-cell office:value-type="float" office:value="5.65">
            <text:p>5.65</text:p>
          </table:table-cell>
          <table:table-cell office:value-type="float" office:value="5.15">
            <text:p>5.15</text:p>
          </table:table-cell>
          <table:table-cell office:value-type="float" office:value="5.28">
            <text:p>5.28</text:p>
          </table:table-cell>
          <table:table-cell office:value-type="float" office:value="3.32">
            <text:p>3.32</text:p>
          </table:table-cell>
          <table:table-cell office:value-type="float" office:value="7.62">
            <text:p>7.62</text:p>
          </table:table-cell>
          <table:table-cell office:value-type="float" office:value="3.46">
            <text:p>3.46</text:p>
          </table:table-cell>
          <table:table-cell office:value-type="float" office:value="4.29">
            <text:p>4.29</text:p>
          </table:table-cell>
          <table:table-cell office:value-type="float" office:value="3.54">
            <text:p>3.54</text:p>
          </table:table-cell>
          <table:table-cell office:value-type="float" office:value="15.08">
            <text:p>15.08</text:p>
          </table:table-cell>
          <table:table-cell office:value-type="float" office:value="12.58">
            <text:p>12.58</text:p>
          </table:table-cell>
          <table:table-cell office:value-type="float" office:value="13.53">
            <text:p>13.53</text:p>
          </table:table-cell>
          <table:table-cell office:value-type="float" office:value="9.82">
            <text:p>9.82</text:p>
          </table:table-cell>
          <table:table-cell office:value-type="float" office:value="7.55">
            <text:p>7.55</text:p>
          </table:table-cell>
          <table:table-cell office:value-type="float" office:value="9.49">
            <text:p>9.49</text:p>
          </table:table-cell>
          <table:table-cell office:value-type="float" office:value="6.05">
            <text:p>6.05</text:p>
          </table:table-cell>
          <table:table-cell/>
          <table:table-cell office:value-type="float" office:value="19.79">
            <text:p>19.79</text:p>
          </table:table-cell>
          <table:table-cell office:value-type="float" office:value="7.19">
            <text:p>7.19</text:p>
          </table:table-cell>
          <table:table-cell office:value-type="float" office:value="7.04">
            <text:p>7.04</text:p>
          </table:table-cell>
          <table:table-cell office:value-type="float" office:value="7.95">
            <text:p>7.95</text:p>
          </table:table-cell>
          <table:table-cell office:value-type="float" office:value="5.43">
            <text:p>5.43</text:p>
          </table:table-cell>
          <table:table-cell office:value-type="float" office:value="11.5">
            <text:p>11.5</text:p>
          </table:table-cell>
          <table:table-cell/>
          <table:table-cell office:value-type="float" office:value="7.23">
            <text:p>7.23</text:p>
          </table:table-cell>
          <table:table-cell office:value-type="float" office:value="8.35">
            <text:p>8.35</text:p>
          </table:table-cell>
          <table:table-cell office:value-type="float" office:value="9.48">
            <text:p>9.48</text:p>
          </table:table-cell>
          <table:table-cell office:value-type="float" office:value="11.62">
            <text:p>11.62</text:p>
          </table:table-cell>
          <table:table-cell office:value-type="float" office:value="4.51">
            <text:p>4.51</text:p>
          </table:table-cell>
          <table:table-cell office:value-type="float" office:value="4.35">
            <text:p>4.35</text:p>
          </table:table-cell>
          <table:table-cell office:value-type="float" office:value="11.38">
            <text:p>11.38</text:p>
          </table:table-cell>
          <table:table-cell office:value-type="float" office:value="5">
            <text:p>5</text:p>
          </table:table-cell>
          <table:table-cell office:value-type="float" office:value="10.16">
            <text:p>10.16</text:p>
          </table:table-cell>
          <table:table-cell office:value-type="float" office:value="16.58">
            <text:p>16.58</text:p>
          </table:table-cell>
          <table:table-cell office:value-type="float" office:value="5.45">
            <text:p>5.45</text:p>
          </table:table-cell>
          <table:table-cell office:value-type="float" office:value="4.4">
            <text:p>4.4</text:p>
          </table:table-cell>
          <table:table-cell office:value-type="float" office:value="9.43">
            <text:p>9.43</text:p>
          </table:table-cell>
          <table:table-cell office:value-type="float" office:value="10.78">
            <text:p>10.78</text:p>
          </table:table-cell>
          <table:table-cell office:value-type="float" office:value="4.56">
            <text:p>4.56</text:p>
          </table:table-cell>
          <table:table-cell office:value-type="float" office:value="11.03">
            <text:p>11.03</text:p>
          </table:table-cell>
          <table:table-cell/>
          <table:table-cell office:value-type="float" office:value="4.5">
            <text:p>4.5</text:p>
          </table:table-cell>
          <table:table-cell office:value-type="float" office:value="9.72">
            <text:p>9.72</text:p>
          </table:table-cell>
          <table:table-cell office:value-type="float" office:value="9.01">
            <text:p>9.01</text:p>
          </table:table-cell>
          <table:table-cell office:value-type="float" office:value="10.93">
            <text:p>10.93</text:p>
          </table:table-cell>
          <table:table-cell office:value-type="float" office:value="11.36">
            <text:p>11.36</text:p>
          </table:table-cell>
          <table:table-cell/>
          <table:table-cell office:value-type="float" office:value="16.21">
            <text:p>16.21</text:p>
          </table:table-cell>
          <table:table-cell table:number-columns-repeated="974"/>
        </table:table-row>
        <table:table-row table:style-name="ro1">
          <table:table-cell office:value-type="string">
            <text:p>Czech Republic</text:p>
          </table:table-cell>
          <table:table-cell office:value-type="float" office:value="2.85">
            <text:p>2.85</text:p>
          </table:table-cell>
          <table:table-cell office:value-type="float" office:value="6.04">
            <text:p>6.04</text:p>
          </table:table-cell>
          <table:table-cell office:value-type="float" office:value="4.28">
            <text:p>4.28</text:p>
          </table:table-cell>
          <table:table-cell office:value-type="float" office:value="3.03">
            <text:p>3.03</text:p>
          </table:table-cell>
          <table:table-cell office:value-type="float" office:value="4.01">
            <text:p>4.01</text:p>
          </table:table-cell>
          <table:table-cell office:value-type="float" office:value="3.62">
            <text:p>3.62</text:p>
          </table:table-cell>
          <table:table-cell office:value-type="float" office:value="9.88">
            <text:p>9.88</text:p>
          </table:table-cell>
          <table:table-cell office:value-type="float" office:value="3.96">
            <text:p>3.96</text:p>
          </table:table-cell>
          <table:table-cell office:value-type="float" office:value="4.81">
            <text:p>4.81</text:p>
          </table:table-cell>
          <table:table-cell office:value-type="float" office:value="4.4">
            <text:p>4.4</text:p>
          </table:table-cell>
          <table:table-cell/>
          <table:table-cell office:value-type="float" office:value="13">
            <text:p>13</text:p>
          </table:table-cell>
          <table:table-cell office:value-type="float" office:value="8.69">
            <text:p>8.69</text:p>
          </table:table-cell>
          <table:table-cell office:value-type="float" office:value="10.75">
            <text:p>10.75</text:p>
          </table:table-cell>
          <table:table-cell office:value-type="float" office:value="8.12">
            <text:p>8.12</text:p>
          </table:table-cell>
          <table:table-cell office:value-type="float" office:value="6.8">
            <text:p>6.8</text:p>
          </table:table-cell>
          <table:table-cell office:value-type="float" office:value="5.41">
            <text:p>5.41</text:p>
          </table:table-cell>
          <table:table-cell office:value-type="float" office:value="15.78">
            <text:p>15.78</text:p>
          </table:table-cell>
          <table:table-cell office:value-type="float" office:value="12.35">
            <text:p>12.35</text:p>
          </table:table-cell>
          <table:table-cell office:value-type="float" office:value="11.37">
            <text:p>11.37</text:p>
          </table:table-cell>
          <table:table-cell office:value-type="float" office:value="5.01">
            <text:p>5.01</text:p>
          </table:table-cell>
          <table:table-cell office:value-type="float" office:value="7.08">
            <text:p>7.08</text:p>
          </table:table-cell>
          <table:table-cell office:value-type="float" office:value="4.21">
            <text:p>4.21</text:p>
          </table:table-cell>
          <table:table-cell office:value-type="float" office:value="9.59">
            <text:p>9.59</text:p>
          </table:table-cell>
          <table:table-cell office:value-type="float" office:value="19.4">
            <text:p>19.4</text:p>
          </table:table-cell>
          <table:table-cell office:value-type="float" office:value="6.58">
            <text:p>6.58</text:p>
          </table:table-cell>
          <table:table-cell office:value-type="float" office:value="12.47">
            <text:p>12.47</text:p>
          </table:table-cell>
          <table:table-cell office:value-type="float" office:value="5.56">
            <text:p>5.56</text:p>
          </table:table-cell>
          <table:table-cell office:value-type="float" office:value="10.97">
            <text:p>10.97</text:p>
          </table:table-cell>
          <table:table-cell office:value-type="float" office:value="4.91">
            <text:p>4.91</text:p>
          </table:table-cell>
          <table:table-cell office:value-type="float" office:value="4.35">
            <text:p>4.35</text:p>
          </table:table-cell>
          <table:table-cell office:value-type="float" office:value="14.89">
            <text:p>14.89</text:p>
          </table:table-cell>
          <table:table-cell office:value-type="float" office:value="9.16">
            <text:p>9.16</text:p>
          </table:table-cell>
          <table:table-cell office:value-type="float" office:value="13.58">
            <text:p>13.58</text:p>
          </table:table-cell>
          <table:table-cell/>
          <table:table-cell office:value-type="float" office:value="6.45">
            <text:p>6.45</text:p>
          </table:table-cell>
          <table:table-cell office:value-type="float" office:value="4.95">
            <text:p>4.95</text:p>
          </table:table-cell>
          <table:table-cell office:value-type="float" office:value="13.1">
            <text:p>13.1</text:p>
          </table:table-cell>
          <table:table-cell office:value-type="float" office:value="7.04">
            <text:p>7.04</text:p>
          </table:table-cell>
          <table:table-cell office:value-type="float" office:value="6.12">
            <text:p>6.12</text:p>
          </table:table-cell>
          <table:table-cell office:value-type="float" office:value="7.98">
            <text:p>7.98</text:p>
          </table:table-cell>
          <table:table-cell office:value-type="float" office:value="11.13">
            <text:p>11.13</text:p>
          </table:table-cell>
          <table:table-cell office:value-type="float" office:value="4.57">
            <text:p>4.57</text:p>
          </table:table-cell>
          <table:table-cell office:value-type="float" office:value="10.09">
            <text:p>10.09</text:p>
          </table:table-cell>
          <table:table-cell/>
          <table:table-cell office:value-type="float" office:value="10.9">
            <text:p>10.9</text:p>
          </table:table-cell>
          <table:table-cell table:number-columns-repeated="977"/>
        </table:table-row>
        <table:table-row table:style-name="ro1">
          <table:table-cell office:value-type="string">
            <text:p>Denmark</text:p>
          </table:table-cell>
          <table:table-cell office:value-type="float" office:value="2.29">
            <text:p>2.29</text:p>
          </table:table-cell>
          <table:table-cell office:value-type="float" office:value="3.52">
            <text:p>3.52</text:p>
          </table:table-cell>
          <table:table-cell office:value-type="float" office:value="2.77">
            <text:p>2.77</text:p>
          </table:table-cell>
          <table:table-cell office:value-type="float" office:value="2.95">
            <text:p>2.95</text:p>
          </table:table-cell>
          <table:table-cell office:value-type="float" office:value="3.95">
            <text:p>3.95</text:p>
          </table:table-cell>
          <table:table-cell office:value-type="float" office:value="2.5">
            <text:p>2.5</text:p>
          </table:table-cell>
          <table:table-cell office:value-type="float" office:value="6.1">
            <text:p>6.1</text:p>
          </table:table-cell>
          <table:table-cell office:value-type="float" office:value="2.87">
            <text:p>2.87</text:p>
          </table:table-cell>
          <table:table-cell office:value-type="float" office:value="5.59">
            <text:p>5.59</text:p>
          </table:table-cell>
          <table:table-cell office:value-type="float" office:value="3.35">
            <text:p>3.35</text:p>
          </table:table-cell>
          <table:table-cell office:value-type="float" office:value="6.71">
            <text:p>6.71</text:p>
          </table:table-cell>
          <table:table-cell office:value-type="float" office:value="5.15">
            <text:p>5.15</text:p>
          </table:table-cell>
          <table:table-cell office:value-type="float" office:value="4.86">
            <text:p>4.86</text:p>
          </table:table-cell>
          <table:table-cell office:value-type="float" office:value="8.85">
            <text:p>8.85</text:p>
          </table:table-cell>
          <table:table-cell office:value-type="float" office:value="5.12">
            <text:p>5.12</text:p>
          </table:table-cell>
          <table:table-cell office:value-type="float" office:value="3.93">
            <text:p>3.93</text:p>
          </table:table-cell>
          <table:table-cell office:value-type="float" office:value="4.18">
            <text:p>4.18</text:p>
          </table:table-cell>
          <table:table-cell office:value-type="float" office:value="6.14">
            <text:p>6.14</text:p>
          </table:table-cell>
          <table:table-cell office:value-type="float" office:value="7.46">
            <text:p>7.46</text:p>
          </table:table-cell>
          <table:table-cell office:value-type="float" office:value="5.87">
            <text:p>5.87</text:p>
          </table:table-cell>
          <table:table-cell office:value-type="float" office:value="6.21">
            <text:p>6.21</text:p>
          </table:table-cell>
          <table:table-cell office:value-type="float" office:value="7.66">
            <text:p>7.66</text:p>
          </table:table-cell>
          <table:table-cell office:value-type="float" office:value="3.84">
            <text:p>3.84</text:p>
          </table:table-cell>
          <table:table-cell office:value-type="float" office:value="11.13">
            <text:p>11.13</text:p>
          </table:table-cell>
          <table:table-cell office:value-type="float" office:value="9.33">
            <text:p>9.33</text:p>
          </table:table-cell>
          <table:table-cell office:value-type="float" office:value="4.77">
            <text:p>4.77</text:p>
          </table:table-cell>
          <table:table-cell office:value-type="float" office:value="9.4">
            <text:p>9.4</text:p>
          </table:table-cell>
          <table:table-cell office:value-type="float" office:value="8.13">
            <text:p>8.13</text:p>
          </table:table-cell>
          <table:table-cell office:value-type="float" office:value="12.18">
            <text:p>12.18</text:p>
          </table:table-cell>
          <table:table-cell office:value-type="float" office:value="5.59">
            <text:p>5.59</text:p>
          </table:table-cell>
          <table:table-cell office:value-type="float" office:value="3.32">
            <text:p>3.32</text:p>
          </table:table-cell>
          <table:table-cell office:value-type="float" office:value="2.85">
            <text:p>2.85</text:p>
          </table:table-cell>
          <table:table-cell office:value-type="float" office:value="8.18">
            <text:p>8.18</text:p>
          </table:table-cell>
          <table:table-cell table:number-columns-repeated="2"/>
          <table:table-cell office:value-type="float" office:value="4.84">
            <text:p>4.84</text:p>
          </table:table-cell>
          <table:table-cell office:value-type="float" office:value="4.14">
            <text:p>4.14</text:p>
          </table:table-cell>
          <table:table-cell office:value-type="float" office:value="14.31">
            <text:p>14.31</text:p>
          </table:table-cell>
          <table:table-cell office:value-type="float" office:value="8.28">
            <text:p>8.28</text:p>
          </table:table-cell>
          <table:table-cell office:value-type="float" office:value="6.97">
            <text:p>6.97</text:p>
          </table:table-cell>
          <table:table-cell office:value-type="float" office:value="14.06">
            <text:p>14.06</text:p>
          </table:table-cell>
          <table:table-cell/>
          <table:table-cell office:value-type="float" office:value="6.34">
            <text:p>6.34</text:p>
          </table:table-cell>
          <table:table-cell office:value-type="float" office:value="5.99">
            <text:p>5.99</text:p>
          </table:table-cell>
          <table:table-cell office:value-type="float" office:value="11.19">
            <text:p>11.19</text:p>
          </table:table-cell>
          <table:table-cell office:value-type="float" office:value="7.02">
            <text:p>7.02</text:p>
          </table:table-cell>
          <table:table-cell office:value-type="float" office:value="8.41">
            <text:p>8.41</text:p>
          </table:table-cell>
          <table:table-cell/>
          <table:table-cell office:value-type="float" office:value="13.55">
            <text:p>13.55</text:p>
          </table:table-cell>
          <table:table-cell table:number-columns-repeated="974"/>
        </table:table-row>
        <table:table-row table:style-name="ro1">
          <table:table-cell office:value-type="string">
            <text:p>Estonia</text:p>
          </table:table-cell>
          <table:table-cell office:value-type="float" office:value="2.02">
            <text:p>2.02</text:p>
          </table:table-cell>
          <table:table-cell office:value-type="float" office:value="3.61">
            <text:p>3.61</text:p>
          </table:table-cell>
          <table:table-cell office:value-type="float" office:value="2.67">
            <text:p>2.67</text:p>
          </table:table-cell>
          <table:table-cell office:value-type="float" office:value="2.71">
            <text:p>2.71</text:p>
          </table:table-cell>
          <table:table-cell office:value-type="float" office:value="4.2">
            <text:p>4.2</text:p>
          </table:table-cell>
          <table:table-cell office:value-type="float" office:value="3.31">
            <text:p>3.31</text:p>
          </table:table-cell>
          <table:table-cell office:value-type="float" office:value="7.55">
            <text:p>7.55</text:p>
          </table:table-cell>
          <table:table-cell office:value-type="float" office:value="2.82">
            <text:p>2.82</text:p>
          </table:table-cell>
          <table:table-cell office:value-type="float" office:value="3.8">
            <text:p>3.8</text:p>
          </table:table-cell>
          <table:table-cell office:value-type="float" office:value="3.09">
            <text:p>3.09</text:p>
          </table:table-cell>
          <table:table-cell office:value-type="float" office:value="12.84">
            <text:p>12.84</text:p>
          </table:table-cell>
          <table:table-cell office:value-type="float" office:value="7.55">
            <text:p>7.55</text:p>
          </table:table-cell>
          <table:table-cell office:value-type="float" office:value="5.62">
            <text:p>5.62</text:p>
          </table:table-cell>
          <table:table-cell office:value-type="float" office:value="8.82">
            <text:p>8.82</text:p>
          </table:table-cell>
          <table:table-cell office:value-type="float" office:value="6.24">
            <text:p>6.24</text:p>
          </table:table-cell>
          <table:table-cell office:value-type="float" office:value="5.47">
            <text:p>5.47</text:p>
          </table:table-cell>
          <table:table-cell office:value-type="float" office:value="4.18">
            <text:p>4.18</text:p>
          </table:table-cell>
          <table:table-cell office:value-type="float" office:value="4.57">
            <text:p>4.57</text:p>
          </table:table-cell>
          <table:table-cell office:value-type="float" office:value="12.71">
            <text:p>12.71</text:p>
          </table:table-cell>
          <table:table-cell office:value-type="float" office:value="6.23">
            <text:p>6.23</text:p>
          </table:table-cell>
          <table:table-cell office:value-type="float" office:value="5.55">
            <text:p>5.55</text:p>
          </table:table-cell>
          <table:table-cell office:value-type="float" office:value="5.88">
            <text:p>5.88</text:p>
          </table:table-cell>
          <table:table-cell office:value-type="float" office:value="3.51">
            <text:p>3.51</text:p>
          </table:table-cell>
          <table:table-cell office:value-type="float" office:value="9.05">
            <text:p>9.05</text:p>
          </table:table-cell>
          <table:table-cell/>
          <table:table-cell office:value-type="float" office:value="8.89">
            <text:p>8.89</text:p>
          </table:table-cell>
          <table:table-cell office:value-type="float" office:value="6.83">
            <text:p>6.83</text:p>
          </table:table-cell>
          <table:table-cell office:value-type="float" office:value="8.22">
            <text:p>8.22</text:p>
          </table:table-cell>
          <table:table-cell office:value-type="float" office:value="10.5">
            <text:p>10.5</text:p>
          </table:table-cell>
          <table:table-cell office:value-type="float" office:value="5.69">
            <text:p>5.69</text:p>
          </table:table-cell>
          <table:table-cell office:value-type="float" office:value="4.14">
            <text:p>4.14</text:p>
          </table:table-cell>
          <table:table-cell office:value-type="float" office:value="5.94">
            <text:p>5.94</text:p>
          </table:table-cell>
          <table:table-cell office:value-type="float" office:value="8.61">
            <text:p>8.61</text:p>
          </table:table-cell>
          <table:table-cell office:value-type="float" office:value="8.81">
            <text:p>8.81</text:p>
          </table:table-cell>
          <table:table-cell office:value-type="float" office:value="13.75">
            <text:p>13.75</text:p>
          </table:table-cell>
          <table:table-cell office:value-type="float" office:value="3.95">
            <text:p>3.95</text:p>
          </table:table-cell>
          <table:table-cell office:value-type="float" office:value="5.51">
            <text:p>5.51</text:p>
          </table:table-cell>
          <table:table-cell/>
          <table:table-cell office:value-type="float" office:value="8.32">
            <text:p>8.32</text:p>
          </table:table-cell>
          <table:table-cell office:value-type="float" office:value="6.17">
            <text:p>6.17</text:p>
          </table:table-cell>
          <table:table-cell office:value-type="float" office:value="5.42">
            <text:p>5.42</text:p>
          </table:table-cell>
          <table:table-cell office:value-type="float" office:value="15.62">
            <text:p>15.62</text:p>
          </table:table-cell>
          <table:table-cell office:value-type="float" office:value="4.33">
            <text:p>4.33</text:p>
          </table:table-cell>
          <table:table-cell office:value-type="float" office:value="6.5">
            <text:p>6.5</text:p>
          </table:table-cell>
          <table:table-cell/>
          <table:table-cell office:value-type="float" office:value="8.9">
            <text:p>8.9</text:p>
          </table:table-cell>
          <table:table-cell office:value-type="float" office:value="10.44">
            <text:p>10.44</text:p>
          </table:table-cell>
          <table:table-cell/>
          <table:table-cell office:value-type="float" office:value="15.46">
            <text:p>15.46</text:p>
          </table:table-cell>
          <table:table-cell table:number-columns-repeated="974"/>
        </table:table-row>
        <table:table-row table:style-name="ro1">
          <table:table-cell office:value-type="string">
            <text:p>Finland</text:p>
          </table:table-cell>
          <table:table-cell office:value-type="float" office:value="1.94">
            <text:p>1.94</text:p>
          </table:table-cell>
          <table:table-cell office:value-type="float" office:value="3.21">
            <text:p>3.21</text:p>
          </table:table-cell>
          <table:table-cell office:value-type="float" office:value="2.21">
            <text:p>2.21</text:p>
          </table:table-cell>
          <table:table-cell office:value-type="float" office:value="2.62">
            <text:p>2.62</text:p>
          </table:table-cell>
          <table:table-cell office:value-type="float" office:value="3.1">
            <text:p>3.1</text:p>
          </table:table-cell>
          <table:table-cell office:value-type="float" office:value="3.06">
            <text:p>3.06</text:p>
          </table:table-cell>
          <table:table-cell office:value-type="float" office:value="4.61">
            <text:p>4.61</text:p>
          </table:table-cell>
          <table:table-cell office:value-type="float" office:value="2.52">
            <text:p>2.52</text:p>
          </table:table-cell>
          <table:table-cell office:value-type="float" office:value="2.89">
            <text:p>2.89</text:p>
          </table:table-cell>
          <table:table-cell office:value-type="float" office:value="3.58">
            <text:p>3.58</text:p>
          </table:table-cell>
          <table:table-cell office:value-type="float" office:value="5.48">
            <text:p>5.48</text:p>
          </table:table-cell>
          <table:table-cell office:value-type="float" office:value="4.18">
            <text:p>4.18</text:p>
          </table:table-cell>
          <table:table-cell office:value-type="float" office:value="6.59">
            <text:p>6.59</text:p>
          </table:table-cell>
          <table:table-cell office:value-type="float" office:value="5.38">
            <text:p>5.38</text:p>
          </table:table-cell>
          <table:table-cell office:value-type="float" office:value="4.81">
            <text:p>4.81</text:p>
          </table:table-cell>
          <table:table-cell office:value-type="float" office:value="3.19">
            <text:p>3.19</text:p>
          </table:table-cell>
          <table:table-cell office:value-type="float" office:value="2.92">
            <text:p>2.92</text:p>
          </table:table-cell>
          <table:table-cell office:value-type="float" office:value="6.11">
            <text:p>6.11</text:p>
          </table:table-cell>
          <table:table-cell office:value-type="float" office:value="7.33">
            <text:p>7.33</text:p>
          </table:table-cell>
          <table:table-cell office:value-type="float" office:value="5.18">
            <text:p>5.18</text:p>
          </table:table-cell>
          <table:table-cell office:value-type="float" office:value="5.23">
            <text:p>5.23</text:p>
          </table:table-cell>
          <table:table-cell office:value-type="float" office:value="4.06">
            <text:p>4.06</text:p>
          </table:table-cell>
          <table:table-cell office:value-type="float" office:value="4.24">
            <text:p>4.24</text:p>
          </table:table-cell>
          <table:table-cell office:value-type="float" office:value="6.05">
            <text:p>6.05</text:p>
          </table:table-cell>
          <table:table-cell office:value-type="float" office:value="8.79">
            <text:p>8.79</text:p>
          </table:table-cell>
          <table:table-cell office:value-type="float" office:value="4.55">
            <text:p>4.55</text:p>
          </table:table-cell>
          <table:table-cell office:value-type="float" office:value="6.03">
            <text:p>6.03</text:p>
          </table:table-cell>
          <table:table-cell office:value-type="float" office:value="6.63">
            <text:p>6.63</text:p>
          </table:table-cell>
          <table:table-cell office:value-type="float" office:value="11.22">
            <text:p>11.22</text:p>
          </table:table-cell>
          <table:table-cell office:value-type="float" office:value="5.76">
            <text:p>5.76</text:p>
          </table:table-cell>
          <table:table-cell office:value-type="float" office:value="4.6">
            <text:p>4.6</text:p>
          </table:table-cell>
          <table:table-cell office:value-type="float" office:value="5.32">
            <text:p>5.32</text:p>
          </table:table-cell>
          <table:table-cell office:value-type="float" office:value="8.4">
            <text:p>8.4</text:p>
          </table:table-cell>
          <table:table-cell office:value-type="float" office:value="4.85">
            <text:p>4.85</text:p>
          </table:table-cell>
          <table:table-cell office:value-type="float" office:value="11.39">
            <text:p>11.39</text:p>
          </table:table-cell>
          <table:table-cell office:value-type="float" office:value="3.55">
            <text:p>3.55</text:p>
          </table:table-cell>
          <table:table-cell office:value-type="float" office:value="4.5">
            <text:p>4.5</text:p>
          </table:table-cell>
          <table:table-cell office:value-type="float" office:value="10.64">
            <text:p>10.64</text:p>
          </table:table-cell>
          <table:table-cell office:value-type="float" office:value="7.68">
            <text:p>7.68</text:p>
          </table:table-cell>
          <table:table-cell office:value-type="float" office:value="9.14">
            <text:p>9.14</text:p>
          </table:table-cell>
          <table:table-cell office:value-type="float" office:value="5.24">
            <text:p>5.24</text:p>
          </table:table-cell>
          <table:table-cell office:value-type="float" office:value="10.92">
            <text:p>10.92</text:p>
          </table:table-cell>
          <table:table-cell office:value-type="float" office:value="3.63">
            <text:p>3.63</text:p>
          </table:table-cell>
          <table:table-cell office:value-type="float" office:value="6.51">
            <text:p>6.51</text:p>
          </table:table-cell>
          <table:table-cell/>
          <table:table-cell office:value-type="float" office:value="8.87">
            <text:p>8.87</text:p>
          </table:table-cell>
          <table:table-cell office:value-type="float" office:value="13.33">
            <text:p>13.33</text:p>
          </table:table-cell>
          <table:table-cell table:number-columns-repeated="976"/>
        </table:table-row>
        <table:table-row table:style-name="ro1">
          <table:table-cell office:value-type="string">
            <text:p>France</text:p>
          </table:table-cell>
          <table:table-cell office:value-type="float" office:value="2.45">
            <text:p>2.45</text:p>
          </table:table-cell>
          <table:table-cell office:value-type="float" office:value="4.2">
            <text:p>4.2</text:p>
          </table:table-cell>
          <table:table-cell office:value-type="float" office:value="3.97">
            <text:p>3.97</text:p>
          </table:table-cell>
          <table:table-cell office:value-type="float" office:value="3.69">
            <text:p>3.69</text:p>
          </table:table-cell>
          <table:table-cell office:value-type="float" office:value="3.64">
            <text:p>3.64</text:p>
          </table:table-cell>
          <table:table-cell office:value-type="float" office:value="3.78">
            <text:p>3.78</text:p>
          </table:table-cell>
          <table:table-cell office:value-type="float" office:value="8.91">
            <text:p>8.91</text:p>
          </table:table-cell>
          <table:table-cell office:value-type="float" office:value="3.87">
            <text:p>3.87</text:p>
          </table:table-cell>
          <table:table-cell office:value-type="float" office:value="5.73">
            <text:p>5.73</text:p>
          </table:table-cell>
          <table:table-cell office:value-type="float" office:value="2.66">
            <text:p>2.66</text:p>
          </table:table-cell>
          <table:table-cell office:value-type="float" office:value="6.46">
            <text:p>6.46</text:p>
          </table:table-cell>
          <table:table-cell office:value-type="float" office:value="6.78">
            <text:p>6.78</text:p>
          </table:table-cell>
          <table:table-cell office:value-type="float" office:value="7.4">
            <text:p>7.4</text:p>
          </table:table-cell>
          <table:table-cell office:value-type="float" office:value="7.64">
            <text:p>7.64</text:p>
          </table:table-cell>
          <table:table-cell office:value-type="float" office:value="6.87">
            <text:p>6.87</text:p>
          </table:table-cell>
          <table:table-cell office:value-type="float" office:value="7.06">
            <text:p>7.06</text:p>
          </table:table-cell>
          <table:table-cell office:value-type="float" office:value="5.43">
            <text:p>5.43</text:p>
          </table:table-cell>
          <table:table-cell office:value-type="float" office:value="6.69">
            <text:p>6.69</text:p>
          </table:table-cell>
          <table:table-cell office:value-type="float" office:value="8.26">
            <text:p>8.26</text:p>
          </table:table-cell>
          <table:table-cell office:value-type="float" office:value="8.29">
            <text:p>8.29</text:p>
          </table:table-cell>
          <table:table-cell office:value-type="float" office:value="6.19">
            <text:p>6.19</text:p>
          </table:table-cell>
          <table:table-cell office:value-type="float" office:value="7.39">
            <text:p>7.39</text:p>
          </table:table-cell>
          <table:table-cell office:value-type="float" office:value="4.37">
            <text:p>4.37</text:p>
          </table:table-cell>
          <table:table-cell office:value-type="float" office:value="8.03">
            <text:p>8.03</text:p>
          </table:table-cell>
          <table:table-cell office:value-type="float" office:value="10.12">
            <text:p>10.12</text:p>
          </table:table-cell>
          <table:table-cell office:value-type="float" office:value="5.65">
            <text:p>5.65</text:p>
          </table:table-cell>
          <table:table-cell office:value-type="float" office:value="7.54">
            <text:p>7.54</text:p>
          </table:table-cell>
          <table:table-cell office:value-type="float" office:value="8.75">
            <text:p>8.75</text:p>
          </table:table-cell>
          <table:table-cell office:value-type="float" office:value="8.54">
            <text:p>8.54</text:p>
          </table:table-cell>
          <table:table-cell office:value-type="float" office:value="6.47">
            <text:p>6.47</text:p>
          </table:table-cell>
          <table:table-cell office:value-type="float" office:value="5.8">
            <text:p>5.8</text:p>
          </table:table-cell>
          <table:table-cell office:value-type="float" office:value="4.6">
            <text:p>4.6</text:p>
          </table:table-cell>
          <table:table-cell office:value-type="float" office:value="9.79">
            <text:p>9.79</text:p>
          </table:table-cell>
          <table:table-cell office:value-type="float" office:value="10.2">
            <text:p>10.2</text:p>
          </table:table-cell>
          <table:table-cell/>
          <table:table-cell office:value-type="float" office:value="5.81">
            <text:p>5.81</text:p>
          </table:table-cell>
          <table:table-cell office:value-type="float" office:value="6.77">
            <text:p>6.77</text:p>
          </table:table-cell>
          <table:table-cell office:value-type="float" office:value="13.98">
            <text:p>13.98</text:p>
          </table:table-cell>
          <table:table-cell office:value-type="float" office:value="8.75">
            <text:p>8.75</text:p>
          </table:table-cell>
          <table:table-cell office:value-type="float" office:value="6.99">
            <text:p>6.99</text:p>
          </table:table-cell>
          <table:table-cell table:number-columns-repeated="2"/>
          <table:table-cell office:value-type="float" office:value="5.97">
            <text:p>5.97</text:p>
          </table:table-cell>
          <table:table-cell office:value-type="float" office:value="5.36">
            <text:p>5.36</text:p>
          </table:table-cell>
          <table:table-cell office:value-type="float" office:value="15.57">
            <text:p>15.57</text:p>
          </table:table-cell>
          <table:table-cell office:value-type="float" office:value="6.6">
            <text:p>6.6</text:p>
          </table:table-cell>
          <table:table-cell office:value-type="float" office:value="15.72">
            <text:p>15.72</text:p>
          </table:table-cell>
          <table:table-cell/>
          <table:table-cell office:value-type="float" office:value="12.88">
            <text:p>12.88</text:p>
          </table:table-cell>
          <table:table-cell table:number-columns-repeated="974"/>
        </table:table-row>
        <table:table-row table:style-name="ro1">
          <table:table-cell office:value-type="string">
            <text:p>Germany</text:p>
          </table:table-cell>
          <table:table-cell office:value-type="float" office:value="2.88">
            <text:p>2.88</text:p>
          </table:table-cell>
          <table:table-cell office:value-type="float" office:value="7.05">
            <text:p>7.05</text:p>
          </table:table-cell>
          <table:table-cell office:value-type="float" office:value="3.92">
            <text:p>3.92</text:p>
          </table:table-cell>
          <table:table-cell office:value-type="float" office:value="3.93">
            <text:p>3.93</text:p>
          </table:table-cell>
          <table:table-cell office:value-type="float" office:value="3.94">
            <text:p>3.94</text:p>
          </table:table-cell>
          <table:table-cell office:value-type="float" office:value="4.15">
            <text:p>4.15</text:p>
          </table:table-cell>
          <table:table-cell office:value-type="float" office:value="11.56">
            <text:p>11.56</text:p>
          </table:table-cell>
          <table:table-cell office:value-type="float" office:value="4.02">
            <text:p>4.02</text:p>
          </table:table-cell>
          <table:table-cell office:value-type="float" office:value="5.18">
            <text:p>5.18</text:p>
          </table:table-cell>
          <table:table-cell office:value-type="float" office:value="3.56">
            <text:p>3.56</text:p>
          </table:table-cell>
          <table:table-cell office:value-type="float" office:value="14.61">
            <text:p>14.61</text:p>
          </table:table-cell>
          <table:table-cell office:value-type="float" office:value="15.34">
            <text:p>15.34</text:p>
          </table:table-cell>
          <table:table-cell office:value-type="float" office:value="8.79">
            <text:p>8.79</text:p>
          </table:table-cell>
          <table:table-cell office:value-type="float" office:value="17.87">
            <text:p>17.87</text:p>
          </table:table-cell>
          <table:table-cell office:value-type="float" office:value="6.49">
            <text:p>6.49</text:p>
          </table:table-cell>
          <table:table-cell office:value-type="float" office:value="7.44">
            <text:p>7.44</text:p>
          </table:table-cell>
          <table:table-cell office:value-type="float" office:value="5.3">
            <text:p>5.3</text:p>
          </table:table-cell>
          <table:table-cell office:value-type="float" office:value="8.06">
            <text:p>8.06</text:p>
          </table:table-cell>
          <table:table-cell office:value-type="float" office:value="9.37">
            <text:p>9.37</text:p>
          </table:table-cell>
          <table:table-cell office:value-type="float" office:value="7.63">
            <text:p>7.63</text:p>
          </table:table-cell>
          <table:table-cell office:value-type="float" office:value="7.94">
            <text:p>7.94</text:p>
          </table:table-cell>
          <table:table-cell office:value-type="float" office:value="5.31">
            <text:p>5.31</text:p>
          </table:table-cell>
          <table:table-cell office:value-type="float" office:value="4.54">
            <text:p>4.54</text:p>
          </table:table-cell>
          <table:table-cell office:value-type="float" office:value="9.51">
            <text:p>9.51</text:p>
          </table:table-cell>
          <table:table-cell office:value-type="float" office:value="21.18">
            <text:p>21.18</text:p>
          </table:table-cell>
          <table:table-cell office:value-type="float" office:value="5.01">
            <text:p>5.01</text:p>
          </table:table-cell>
          <table:table-cell office:value-type="float" office:value="12.66">
            <text:p>12.66</text:p>
          </table:table-cell>
          <table:table-cell office:value-type="float" office:value="6.4">
            <text:p>6.4</text:p>
          </table:table-cell>
          <table:table-cell office:value-type="float" office:value="13.74">
            <text:p>13.74</text:p>
          </table:table-cell>
          <table:table-cell office:value-type="float" office:value="6.16">
            <text:p>6.16</text:p>
          </table:table-cell>
          <table:table-cell office:value-type="float" office:value="5.01">
            <text:p>5.01</text:p>
          </table:table-cell>
          <table:table-cell office:value-type="float" office:value="6.64">
            <text:p>6.64</text:p>
          </table:table-cell>
          <table:table-cell office:value-type="float" office:value="11.31">
            <text:p>11.31</text:p>
          </table:table-cell>
          <table:table-cell office:value-type="float" office:value="11.8">
            <text:p>11.8</text:p>
          </table:table-cell>
          <table:table-cell/>
          <table:table-cell office:value-type="float" office:value="6.04">
            <text:p>6.04</text:p>
          </table:table-cell>
          <table:table-cell office:value-type="float" office:value="6.56">
            <text:p>6.56</text:p>
          </table:table-cell>
          <table:table-cell office:value-type="float" office:value="15.86">
            <text:p>15.86</text:p>
          </table:table-cell>
          <table:table-cell office:value-type="float" office:value="7.76">
            <text:p>7.76</text:p>
          </table:table-cell>
          <table:table-cell office:value-type="float" office:value="7.34">
            <text:p>7.34</text:p>
          </table:table-cell>
          <table:table-cell office:value-type="float" office:value="7.9">
            <text:p>7.9</text:p>
          </table:table-cell>
          <table:table-cell office:value-type="float" office:value="10">
            <text:p>10</text:p>
          </table:table-cell>
          <table:table-cell office:value-type="float" office:value="7.97">
            <text:p>7.97</text:p>
          </table:table-cell>
          <table:table-cell office:value-type="float" office:value="8.81">
            <text:p>8.81</text:p>
          </table:table-cell>
          <table:table-cell/>
          <table:table-cell office:value-type="float" office:value="10.59">
            <text:p>10.59</text:p>
          </table:table-cell>
          <table:table-cell office:value-type="float" office:value="15.35">
            <text:p>15.35</text:p>
          </table:table-cell>
          <table:table-cell/>
          <table:table-cell office:value-type="float" office:value="10.78">
            <text:p>10.78</text:p>
          </table:table-cell>
          <table:table-cell table:number-columns-repeated="974"/>
        </table:table-row>
        <table:table-row table:style-name="ro1">
          <table:table-cell office:value-type="string">
            <text:p>Greece</text:p>
          </table:table-cell>
          <table:table-cell office:value-type="float" office:value="2.5">
            <text:p>2.5</text:p>
          </table:table-cell>
          <table:table-cell office:value-type="float" office:value="5.3">
            <text:p>5.3</text:p>
          </table:table-cell>
          <table:table-cell office:value-type="float" office:value="3.43">
            <text:p>3.43</text:p>
          </table:table-cell>
          <table:table-cell office:value-type="float" office:value="3.48">
            <text:p>3.48</text:p>
          </table:table-cell>
          <table:table-cell office:value-type="float" office:value="4.42">
            <text:p>4.42</text:p>
          </table:table-cell>
          <table:table-cell office:value-type="float" office:value="3.32">
            <text:p>3.32</text:p>
          </table:table-cell>
          <table:table-cell office:value-type="float" office:value="5.65">
            <text:p>5.65</text:p>
          </table:table-cell>
          <table:table-cell office:value-type="float" office:value="3.28">
            <text:p>3.28</text:p>
          </table:table-cell>
          <table:table-cell office:value-type="float" office:value="4.35">
            <text:p>4.35</text:p>
          </table:table-cell>
          <table:table-cell office:value-type="float" office:value="2.91">
            <text:p>2.91</text:p>
          </table:table-cell>
          <table:table-cell office:value-type="float" office:value="13.31">
            <text:p>13.31</text:p>
          </table:table-cell>
          <table:table-cell office:value-type="float" office:value="7.08">
            <text:p>7.08</text:p>
          </table:table-cell>
          <table:table-cell office:value-type="float" office:value="11.19">
            <text:p>11.19</text:p>
          </table:table-cell>
          <table:table-cell office:value-type="float" office:value="9.54">
            <text:p>9.54</text:p>
          </table:table-cell>
          <table:table-cell office:value-type="float" office:value="5.94">
            <text:p>5.94</text:p>
          </table:table-cell>
          <table:table-cell office:value-type="float" office:value="5.41">
            <text:p>5.41</text:p>
          </table:table-cell>
          <table:table-cell office:value-type="float" office:value="4.7">
            <text:p>4.7</text:p>
          </table:table-cell>
          <table:table-cell office:value-type="float" office:value="6.76">
            <text:p>6.76</text:p>
          </table:table-cell>
          <table:table-cell/>
          <table:table-cell office:value-type="float" office:value="7.49">
            <text:p>7.49</text:p>
          </table:table-cell>
          <table:table-cell office:value-type="float" office:value="5.97">
            <text:p>5.97</text:p>
          </table:table-cell>
          <table:table-cell office:value-type="float" office:value="7.31">
            <text:p>7.31</text:p>
          </table:table-cell>
          <table:table-cell office:value-type="float" office:value="4.33">
            <text:p>4.33</text:p>
          </table:table-cell>
          <table:table-cell office:value-type="float" office:value="13.8">
            <text:p>13.8</text:p>
          </table:table-cell>
          <table:table-cell/>
          <table:table-cell office:value-type="float" office:value="8.29">
            <text:p>8.29</text:p>
          </table:table-cell>
          <table:table-cell office:value-type="float" office:value="7.18">
            <text:p>7.18</text:p>
          </table:table-cell>
          <table:table-cell office:value-type="float" office:value="8.5">
            <text:p>8.5</text:p>
          </table:table-cell>
          <table:table-cell/>
          <table:table-cell office:value-type="float" office:value="4.69">
            <text:p>4.69</text:p>
          </table:table-cell>
          <table:table-cell office:value-type="float" office:value="3.72">
            <text:p>3.72</text:p>
          </table:table-cell>
          <table:table-cell office:value-type="float" office:value="15.74">
            <text:p>15.74</text:p>
          </table:table-cell>
          <table:table-cell office:value-type="float" office:value="7.81">
            <text:p>7.81</text:p>
          </table:table-cell>
          <table:table-cell office:value-type="float" office:value="11.25">
            <text:p>11.25</text:p>
          </table:table-cell>
          <table:table-cell/>
          <table:table-cell office:value-type="float" office:value="5.46">
            <text:p>5.46</text:p>
          </table:table-cell>
          <table:table-cell office:value-type="float" office:value="6.41">
            <text:p>6.41</text:p>
          </table:table-cell>
          <table:table-cell office:value-type="float" office:value="12.11">
            <text:p>12.11</text:p>
          </table:table-cell>
          <table:table-cell office:value-type="float" office:value="8.69">
            <text:p>8.69</text:p>
          </table:table-cell>
          <table:table-cell office:value-type="float" office:value="5.07">
            <text:p>5.07</text:p>
          </table:table-cell>
          <table:table-cell office:value-type="float" office:value="10.41">
            <text:p>10.41</text:p>
          </table:table-cell>
          <table:table-cell/>
          <table:table-cell office:value-type="float" office:value="4.63">
            <text:p>4.63</text:p>
          </table:table-cell>
          <table:table-cell office:value-type="float" office:value="5.72">
            <text:p>5.72</text:p>
          </table:table-cell>
          <table:table-cell office:value-type="float" office:value="13.32">
            <text:p>13.32</text:p>
          </table:table-cell>
          <table:table-cell office:value-type="float" office:value="5.29">
            <text:p>5.29</text:p>
          </table:table-cell>
          <table:table-cell office:value-type="float" office:value="12.42">
            <text:p>12.42</text:p>
          </table:table-cell>
          <table:table-cell/>
          <table:table-cell office:value-type="float" office:value="10.73">
            <text:p>10.73</text:p>
          </table:table-cell>
          <table:table-cell table:number-columns-repeated="974"/>
        </table:table-row>
        <table:table-row table:style-name="ro1">
          <table:table-cell office:value-type="string">
            <text:p>Hong Kong-China</text:p>
          </table:table-cell>
          <table:table-cell office:value-type="float" office:value="3.22">
            <text:p>3.22</text:p>
          </table:table-cell>
          <table:table-cell office:value-type="float" office:value="4.33">
            <text:p>4.33</text:p>
          </table:table-cell>
          <table:table-cell office:value-type="float" office:value="5.49">
            <text:p>5.49</text:p>
          </table:table-cell>
          <table:table-cell office:value-type="float" office:value="5.21">
            <text:p>5.21</text:p>
          </table:table-cell>
          <table:table-cell office:value-type="float" office:value="4.03">
            <text:p>4.03</text:p>
          </table:table-cell>
          <table:table-cell office:value-type="float" office:value="3.57">
            <text:p>3.57</text:p>
          </table:table-cell>
          <table:table-cell office:value-type="float" office:value="14.35">
            <text:p>14.35</text:p>
          </table:table-cell>
          <table:table-cell office:value-type="float" office:value="4.16">
            <text:p>4.16</text:p>
          </table:table-cell>
          <table:table-cell office:value-type="float" office:value="4.5">
            <text:p>4.5</text:p>
          </table:table-cell>
          <table:table-cell office:value-type="float" office:value="3.7">
            <text:p>3.7</text:p>
          </table:table-cell>
          <table:table-cell office:value-type="float" office:value="14.75">
            <text:p>14.75</text:p>
          </table:table-cell>
          <table:table-cell office:value-type="float" office:value="6.43">
            <text:p>6.43</text:p>
          </table:table-cell>
          <table:table-cell office:value-type="float" office:value="6.02">
            <text:p>6.02</text:p>
          </table:table-cell>
          <table:table-cell office:value-type="float" office:value="9.74">
            <text:p>9.74</text:p>
          </table:table-cell>
          <table:table-cell office:value-type="float" office:value="8.8">
            <text:p>8.8</text:p>
          </table:table-cell>
          <table:table-cell office:value-type="float" office:value="9.29">
            <text:p>9.29</text:p>
          </table:table-cell>
          <table:table-cell office:value-type="float" office:value="8.29">
            <text:p>8.29</text:p>
          </table:table-cell>
          <table:table-cell office:value-type="float" office:value="9.3">
            <text:p>9.3</text:p>
          </table:table-cell>
          <table:table-cell/>
          <table:table-cell office:value-type="float" office:value="16.32">
            <text:p>16.32</text:p>
          </table:table-cell>
          <table:table-cell office:value-type="float" office:value="9.14">
            <text:p>9.14</text:p>
          </table:table-cell>
          <table:table-cell office:value-type="float" office:value="14.69">
            <text:p>14.69</text:p>
          </table:table-cell>
          <table:table-cell office:value-type="float" office:value="7.21">
            <text:p>7.21</text:p>
          </table:table-cell>
          <table:table-cell office:value-type="float" office:value="11.91">
            <text:p>11.91</text:p>
          </table:table-cell>
          <table:table-cell/>
          <table:table-cell office:value-type="float" office:value="4.51">
            <text:p>4.51</text:p>
          </table:table-cell>
          <table:table-cell office:value-type="float" office:value="11.29">
            <text:p>11.29</text:p>
          </table:table-cell>
          <table:table-cell office:value-type="float" office:value="7.32">
            <text:p>7.32</text:p>
          </table:table-cell>
          <table:table-cell office:value-type="float" office:value="18.07">
            <text:p>18.07</text:p>
          </table:table-cell>
          <table:table-cell office:value-type="float" office:value="5.23">
            <text:p>5.23</text:p>
          </table:table-cell>
          <table:table-cell office:value-type="float" office:value="4.55">
            <text:p>4.55</text:p>
          </table:table-cell>
          <table:table-cell office:value-type="float" office:value="10.48">
            <text:p>10.48</text:p>
          </table:table-cell>
          <table:table-cell office:value-type="float" office:value="6.55">
            <text:p>6.55</text:p>
          </table:table-cell>
          <table:table-cell table:number-columns-repeated="2"/>
          <table:table-cell office:value-type="float" office:value="5.69">
            <text:p>5.69</text:p>
          </table:table-cell>
          <table:table-cell office:value-type="float" office:value="9.22">
            <text:p>9.22</text:p>
          </table:table-cell>
          <table:table-cell office:value-type="float" office:value="12.58">
            <text:p>12.58</text:p>
          </table:table-cell>
          <table:table-cell office:value-type="float" office:value="8.91">
            <text:p>8.91</text:p>
          </table:table-cell>
          <table:table-cell office:value-type="float" office:value="9.65">
            <text:p>9.65</text:p>
          </table:table-cell>
          <table:table-cell table:number-columns-repeated="2"/>
          <table:table-cell office:value-type="float" office:value="4.67">
            <text:p>4.67</text:p>
          </table:table-cell>
          <table:table-cell office:value-type="float" office:value="5.61">
            <text:p>5.61</text:p>
          </table:table-cell>
          <table:table-cell/>
          <table:table-cell office:value-type="float" office:value="6.12">
            <text:p>6.12</text:p>
          </table:table-cell>
          <table:table-cell office:value-type="float" office:value="9.55">
            <text:p>9.55</text:p>
          </table:table-cell>
          <table:table-cell/>
          <table:table-cell office:value-type="float" office:value="14.53">
            <text:p>14.53</text:p>
          </table:table-cell>
          <table:table-cell table:number-columns-repeated="974"/>
        </table:table-row>
        <table:table-row table:style-name="ro1">
          <table:table-cell office:value-type="string">
            <text:p>Hungary</text:p>
          </table:table-cell>
          <table:table-cell office:value-type="float" office:value="3.19">
            <text:p>3.19</text:p>
          </table:table-cell>
          <table:table-cell office:value-type="float" office:value="6.04">
            <text:p>6.04</text:p>
          </table:table-cell>
          <table:table-cell office:value-type="float" office:value="6.82">
            <text:p>6.82</text:p>
          </table:table-cell>
          <table:table-cell office:value-type="float" office:value="4.46">
            <text:p>4.46</text:p>
          </table:table-cell>
          <table:table-cell office:value-type="float" office:value="5.53">
            <text:p>5.53</text:p>
          </table:table-cell>
          <table:table-cell office:value-type="float" office:value="2.92">
            <text:p>2.92</text:p>
          </table:table-cell>
          <table:table-cell office:value-type="float" office:value="8.55">
            <text:p>8.55</text:p>
          </table:table-cell>
          <table:table-cell office:value-type="float" office:value="3.03">
            <text:p>3.03</text:p>
          </table:table-cell>
          <table:table-cell office:value-type="float" office:value="4.11">
            <text:p>4.11</text:p>
          </table:table-cell>
          <table:table-cell office:value-type="float" office:value="3.73">
            <text:p>3.73</text:p>
          </table:table-cell>
          <table:table-cell office:value-type="float" office:value="12.73">
            <text:p>12.73</text:p>
          </table:table-cell>
          <table:table-cell office:value-type="float" office:value="15.04">
            <text:p>15.04</text:p>
          </table:table-cell>
          <table:table-cell office:value-type="float" office:value="7.38">
            <text:p>7.38</text:p>
          </table:table-cell>
          <table:table-cell office:value-type="float" office:value="8.77">
            <text:p>8.77</text:p>
          </table:table-cell>
          <table:table-cell office:value-type="float" office:value="12.9">
            <text:p>12.9</text:p>
          </table:table-cell>
          <table:table-cell office:value-type="float" office:value="11.41">
            <text:p>11.41</text:p>
          </table:table-cell>
          <table:table-cell office:value-type="float" office:value="6.41">
            <text:p>6.41</text:p>
          </table:table-cell>
          <table:table-cell office:value-type="float" office:value="11.45">
            <text:p>11.45</text:p>
          </table:table-cell>
          <table:table-cell office:value-type="float" office:value="11.56">
            <text:p>11.56</text:p>
          </table:table-cell>
          <table:table-cell office:value-type="float" office:value="12.01">
            <text:p>12.01</text:p>
          </table:table-cell>
          <table:table-cell office:value-type="float" office:value="8.85">
            <text:p>8.85</text:p>
          </table:table-cell>
          <table:table-cell office:value-type="float" office:value="5.82">
            <text:p>5.82</text:p>
          </table:table-cell>
          <table:table-cell office:value-type="float" office:value="6.45">
            <text:p>6.45</text:p>
          </table:table-cell>
          <table:table-cell office:value-type="float" office:value="7.48">
            <text:p>7.48</text:p>
          </table:table-cell>
          <table:table-cell/>
          <table:table-cell office:value-type="float" office:value="9.8">
            <text:p>9.8</text:p>
          </table:table-cell>
          <table:table-cell office:value-type="float" office:value="11.75">
            <text:p>11.75</text:p>
          </table:table-cell>
          <table:table-cell office:value-type="float" office:value="7.57">
            <text:p>7.57</text:p>
          </table:table-cell>
          <table:table-cell office:value-type="float" office:value="15.48">
            <text:p>15.48</text:p>
          </table:table-cell>
          <table:table-cell office:value-type="float" office:value="5.6">
            <text:p>5.6</text:p>
          </table:table-cell>
          <table:table-cell office:value-type="float" office:value="4.01">
            <text:p>4.01</text:p>
          </table:table-cell>
          <table:table-cell office:value-type="float" office:value="10.85">
            <text:p>10.85</text:p>
          </table:table-cell>
          <table:table-cell office:value-type="float" office:value="6.2">
            <text:p>6.2</text:p>
          </table:table-cell>
          <table:table-cell office:value-type="float" office:value="9.63">
            <text:p>9.63</text:p>
          </table:table-cell>
          <table:table-cell office:value-type="float" office:value="23.2">
            <text:p>23.2</text:p>
          </table:table-cell>
          <table:table-cell office:value-type="float" office:value="4.9">
            <text:p>4.9</text:p>
          </table:table-cell>
          <table:table-cell office:value-type="float" office:value="5.34">
            <text:p>5.34</text:p>
          </table:table-cell>
          <table:table-cell office:value-type="float" office:value="9.99">
            <text:p>9.99</text:p>
          </table:table-cell>
          <table:table-cell office:value-type="float" office:value="6.63">
            <text:p>6.63</text:p>
          </table:table-cell>
          <table:table-cell office:value-type="float" office:value="4.2">
            <text:p>4.2</text:p>
          </table:table-cell>
          <table:table-cell office:value-type="float" office:value="7.07">
            <text:p>7.07</text:p>
          </table:table-cell>
          <table:table-cell office:value-type="float" office:value="10.94">
            <text:p>10.94</text:p>
          </table:table-cell>
          <table:table-cell office:value-type="float" office:value="4.84">
            <text:p>4.84</text:p>
          </table:table-cell>
          <table:table-cell office:value-type="float" office:value="7.15">
            <text:p>7.15</text:p>
          </table:table-cell>
          <table:table-cell/>
          <table:table-cell office:value-type="float" office:value="7.96">
            <text:p>7.96</text:p>
          </table:table-cell>
          <table:table-cell office:value-type="float" office:value="12.87">
            <text:p>12.87</text:p>
          </table:table-cell>
          <table:table-cell/>
          <table:table-cell office:value-type="float" office:value="21.76">
            <text:p>21.76</text:p>
          </table:table-cell>
          <table:table-cell table:number-columns-repeated="974"/>
        </table:table-row>
        <table:table-row table:style-name="ro1">
          <table:table-cell office:value-type="string">
            <text:p>Iceland</text:p>
          </table:table-cell>
          <table:table-cell office:value-type="float" office:value="1.7">
            <text:p>1.7</text:p>
          </table:table-cell>
          <table:table-cell office:value-type="float" office:value="4.4">
            <text:p>4.4</text:p>
          </table:table-cell>
          <table:table-cell office:value-type="float" office:value="2.59">
            <text:p>2.59</text:p>
          </table:table-cell>
          <table:table-cell office:value-type="float" office:value="4.07">
            <text:p>4.07</text:p>
          </table:table-cell>
          <table:table-cell office:value-type="float" office:value="4.53">
            <text:p>4.53</text:p>
          </table:table-cell>
          <table:table-cell office:value-type="float" office:value="3.38">
            <text:p>3.38</text:p>
          </table:table-cell>
          <table:table-cell office:value-type="float" office:value="7.43">
            <text:p>7.43</text:p>
          </table:table-cell>
          <table:table-cell office:value-type="float" office:value="3.24">
            <text:p>3.24</text:p>
          </table:table-cell>
          <table:table-cell office:value-type="float" office:value="5.36">
            <text:p>5.36</text:p>
          </table:table-cell>
          <table:table-cell office:value-type="float" office:value="2.63">
            <text:p>2.63</text:p>
          </table:table-cell>
          <table:table-cell/>
          <table:table-cell office:value-type="float" office:value="5.81">
            <text:p>5.81</text:p>
          </table:table-cell>
          <table:table-cell office:value-type="float" office:value="7.9">
            <text:p>7.9</text:p>
          </table:table-cell>
          <table:table-cell office:value-type="float" office:value="11.82">
            <text:p>11.82</text:p>
          </table:table-cell>
          <table:table-cell office:value-type="float" office:value="5.95">
            <text:p>5.95</text:p>
          </table:table-cell>
          <table:table-cell office:value-type="float" office:value="5.02">
            <text:p>5.02</text:p>
          </table:table-cell>
          <table:table-cell office:value-type="float" office:value="3.71">
            <text:p>3.71</text:p>
          </table:table-cell>
          <table:table-cell office:value-type="float" office:value="8.64">
            <text:p>8.64</text:p>
          </table:table-cell>
          <table:table-cell office:value-type="float" office:value="8.11">
            <text:p>8.11</text:p>
          </table:table-cell>
          <table:table-cell office:value-type="float" office:value="5.78">
            <text:p>5.78</text:p>
          </table:table-cell>
          <table:table-cell office:value-type="float" office:value="6.73">
            <text:p>6.73</text:p>
          </table:table-cell>
          <table:table-cell office:value-type="float" office:value="7.82">
            <text:p>7.82</text:p>
          </table:table-cell>
          <table:table-cell office:value-type="float" office:value="6.61">
            <text:p>6.61</text:p>
          </table:table-cell>
          <table:table-cell office:value-type="float" office:value="9.3">
            <text:p>9.3</text:p>
          </table:table-cell>
          <table:table-cell office:value-type="float" office:value="14.68">
            <text:p>14.68</text:p>
          </table:table-cell>
          <table:table-cell office:value-type="float" office:value="6.43">
            <text:p>6.43</text:p>
          </table:table-cell>
          <table:table-cell office:value-type="float" office:value="7.52">
            <text:p>7.52</text:p>
          </table:table-cell>
          <table:table-cell office:value-type="float" office:value="9.02">
            <text:p>9.02</text:p>
          </table:table-cell>
          <table:table-cell/>
          <table:table-cell office:value-type="float" office:value="5.45">
            <text:p>5.45</text:p>
          </table:table-cell>
          <table:table-cell office:value-type="float" office:value="5.13">
            <text:p>5.13</text:p>
          </table:table-cell>
          <table:table-cell office:value-type="float" office:value="7.89">
            <text:p>7.89</text:p>
          </table:table-cell>
          <table:table-cell office:value-type="float" office:value="9.83">
            <text:p>9.83</text:p>
          </table:table-cell>
          <table:table-cell office:value-type="float" office:value="7.82">
            <text:p>7.82</text:p>
          </table:table-cell>
          <table:table-cell/>
          <table:table-cell office:value-type="float" office:value="4.42">
            <text:p>4.42</text:p>
          </table:table-cell>
          <table:table-cell office:value-type="float" office:value="6.14">
            <text:p>6.14</text:p>
          </table:table-cell>
          <table:table-cell office:value-type="float" office:value="12.56">
            <text:p>12.56</text:p>
          </table:table-cell>
          <table:table-cell office:value-type="float" office:value="7.67">
            <text:p>7.67</text:p>
          </table:table-cell>
          <table:table-cell office:value-type="float" office:value="13.04">
            <text:p>13.04</text:p>
          </table:table-cell>
          <table:table-cell table:number-columns-repeated="2"/>
          <table:table-cell office:value-type="float" office:value="5.27">
            <text:p>5.27</text:p>
          </table:table-cell>
          <table:table-cell office:value-type="float" office:value="9.13">
            <text:p>9.13</text:p>
          </table:table-cell>
          <table:table-cell office:value-type="float" office:value="11.75">
            <text:p>11.75</text:p>
          </table:table-cell>
          <table:table-cell office:value-type="float" office:value="11.29">
            <text:p>11.29</text:p>
          </table:table-cell>
          <table:table-cell office:value-type="float" office:value="16.75">
            <text:p>16.75</text:p>
          </table:table-cell>
          <table:table-cell/>
          <table:table-cell office:value-type="float" office:value="10.54">
            <text:p>10.54</text:p>
          </table:table-cell>
          <table:table-cell table:number-columns-repeated="974"/>
        </table:table-row>
        <table:table-row table:style-name="ro1">
          <table:table-cell office:value-type="string">
            <text:p>Indonesia</text:p>
          </table:table-cell>
          <table:table-cell office:value-type="float" office:value="4.04">
            <text:p>4.04</text:p>
          </table:table-cell>
          <table:table-cell office:value-type="float" office:value="19.38">
            <text:p>19.38</text:p>
          </table:table-cell>
          <table:table-cell office:value-type="float" office:value="9.08">
            <text:p>9.08</text:p>
          </table:table-cell>
          <table:table-cell office:value-type="float" office:value="7.07">
            <text:p>7.07</text:p>
          </table:table-cell>
          <table:table-cell office:value-type="float" office:value="11.68">
            <text:p>11.68</text:p>
          </table:table-cell>
          <table:table-cell office:value-type="float" office:value="4.71">
            <text:p>4.71</text:p>
          </table:table-cell>
          <table:table-cell office:value-type="float" office:value="5.24">
            <text:p>5.24</text:p>
          </table:table-cell>
          <table:table-cell office:value-type="float" office:value="7.2">
            <text:p>7.2</text:p>
          </table:table-cell>
          <table:table-cell office:value-type="float" office:value="7.03">
            <text:p>7.03</text:p>
          </table:table-cell>
          <table:table-cell office:value-type="float" office:value="3.66">
            <text:p>3.66</text:p>
          </table:table-cell>
          <table:table-cell/>
          <table:table-cell office:value-type="float" office:value="24.84">
            <text:p>24.84</text:p>
          </table:table-cell>
          <table:table-cell office:value-type="float" office:value="19.66">
            <text:p>19.66</text:p>
          </table:table-cell>
          <table:table-cell table:number-columns-repeated="3"/>
          <table:table-cell office:value-type="float" office:value="7.84">
            <text:p>7.84</text:p>
          </table:table-cell>
          <table:table-cell office:value-type="float" office:value="18.78">
            <text:p>18.78</text:p>
          </table:table-cell>
          <table:table-cell table:number-columns-repeated="2"/>
          <table:table-cell office:value-type="float" office:value="18.41">
            <text:p>18.41</text:p>
          </table:table-cell>
          <table:table-cell/>
          <table:table-cell office:value-type="float" office:value="6.47">
            <text:p>6.47</text:p>
          </table:table-cell>
          <table:table-cell office:value-type="float" office:value="12.92">
            <text:p>12.92</text:p>
          </table:table-cell>
          <table:table-cell/>
          <table:table-cell office:value-type="float" office:value="12.81">
            <text:p>12.81</text:p>
          </table:table-cell>
          <table:table-cell table:number-columns-repeated="2"/>
          <table:table-cell office:value-type="float" office:value="11.41">
            <text:p>11.41</text:p>
          </table:table-cell>
          <table:table-cell office:value-type="float" office:value="6.87">
            <text:p>6.87</text:p>
          </table:table-cell>
          <table:table-cell office:value-type="float" office:value="5.28">
            <text:p>5.28</text:p>
          </table:table-cell>
          <table:table-cell/>
          <table:table-cell office:value-type="float" office:value="11.75">
            <text:p>11.75</text:p>
          </table:table-cell>
          <table:table-cell office:value-type="float" office:value="5.26">
            <text:p>5.26</text:p>
          </table:table-cell>
          <table:table-cell office:value-type="float" office:value="13.96">
            <text:p>13.96</text:p>
          </table:table-cell>
          <table:table-cell office:value-type="float" office:value="11.01">
            <text:p>11.01</text:p>
          </table:table-cell>
          <table:table-cell office:value-type="float" office:value="11.5">
            <text:p>11.5</text:p>
          </table:table-cell>
          <table:table-cell office:value-type="float" office:value="12.83">
            <text:p>12.83</text:p>
          </table:table-cell>
          <table:table-cell/>
          <table:table-cell office:value-type="float" office:value="10.09">
            <text:p>10.09</text:p>
          </table:table-cell>
          <table:table-cell table:number-columns-repeated="2"/>
          <table:table-cell office:value-type="float" office:value="6.8">
            <text:p>6.8</text:p>
          </table:table-cell>
          <table:table-cell office:value-type="float" office:value="12.13">
            <text:p>12.13</text:p>
          </table:table-cell>
          <table:table-cell office:value-type="float" office:value="6.87">
            <text:p>6.87</text:p>
          </table:table-cell>
          <table:table-cell office:value-type="float" office:value="5.49">
            <text:p>5.49</text:p>
          </table:table-cell>
          <table:table-cell office:value-type="float" office:value="17.29">
            <text:p>17.29</text:p>
          </table:table-cell>
          <table:table-cell/>
          <table:table-cell office:value-type="float" office:value="6.89">
            <text:p>6.89</text:p>
          </table:table-cell>
          <table:table-cell table:number-columns-repeated="974"/>
        </table:table-row>
        <table:table-row table:style-name="ro1">
          <table:table-cell office:value-type="string">
            <text:p>Ireland</text:p>
          </table:table-cell>
          <table:table-cell office:value-type="float" office:value="2.25">
            <text:p>2.25</text:p>
          </table:table-cell>
          <table:table-cell office:value-type="float" office:value="2.91">
            <text:p>2.91</text:p>
          </table:table-cell>
          <table:table-cell office:value-type="float" office:value="2.61">
            <text:p>2.61</text:p>
          </table:table-cell>
          <table:table-cell office:value-type="float" office:value="3.41">
            <text:p>3.41</text:p>
          </table:table-cell>
          <table:table-cell office:value-type="float" office:value="3.45">
            <text:p>3.45</text:p>
          </table:table-cell>
          <table:table-cell office:value-type="float" office:value="3.11">
            <text:p>3.11</text:p>
          </table:table-cell>
          <table:table-cell office:value-type="float" office:value="4.91">
            <text:p>4.91</text:p>
          </table:table-cell>
          <table:table-cell office:value-type="float" office:value="3.17">
            <text:p>3.17</text:p>
          </table:table-cell>
          <table:table-cell office:value-type="float" office:value="4.54">
            <text:p>4.54</text:p>
          </table:table-cell>
          <table:table-cell office:value-type="float" office:value="3.59">
            <text:p>3.59</text:p>
          </table:table-cell>
          <table:table-cell office:value-type="float" office:value="7.01">
            <text:p>7.01</text:p>
          </table:table-cell>
          <table:table-cell office:value-type="float" office:value="6.14">
            <text:p>6.14</text:p>
          </table:table-cell>
          <table:table-cell office:value-type="float" office:value="4.8">
            <text:p>4.8</text:p>
          </table:table-cell>
          <table:table-cell office:value-type="float" office:value="5.05">
            <text:p>5.05</text:p>
          </table:table-cell>
          <table:table-cell office:value-type="float" office:value="4.96">
            <text:p>4.96</text:p>
          </table:table-cell>
          <table:table-cell office:value-type="float" office:value="3.98">
            <text:p>3.98</text:p>
          </table:table-cell>
          <table:table-cell office:value-type="float" office:value="3.72">
            <text:p>3.72</text:p>
          </table:table-cell>
          <table:table-cell office:value-type="float" office:value="4.96">
            <text:p>4.96</text:p>
          </table:table-cell>
          <table:table-cell office:value-type="float" office:value="12.22">
            <text:p>12.22</text:p>
          </table:table-cell>
          <table:table-cell office:value-type="float" office:value="8.85">
            <text:p>8.85</text:p>
          </table:table-cell>
          <table:table-cell office:value-type="float" office:value="8.99">
            <text:p>8.99</text:p>
          </table:table-cell>
          <table:table-cell office:value-type="float" office:value="7.91">
            <text:p>7.91</text:p>
          </table:table-cell>
          <table:table-cell office:value-type="float" office:value="3.89">
            <text:p>3.89</text:p>
          </table:table-cell>
          <table:table-cell office:value-type="float" office:value="7.52">
            <text:p>7.52</text:p>
          </table:table-cell>
          <table:table-cell office:value-type="float" office:value="12.32">
            <text:p>12.32</text:p>
          </table:table-cell>
          <table:table-cell office:value-type="float" office:value="4.8">
            <text:p>4.8</text:p>
          </table:table-cell>
          <table:table-cell office:value-type="float" office:value="5.69">
            <text:p>5.69</text:p>
          </table:table-cell>
          <table:table-cell office:value-type="float" office:value="9.31">
            <text:p>9.31</text:p>
          </table:table-cell>
          <table:table-cell office:value-type="float" office:value="9.16">
            <text:p>9.16</text:p>
          </table:table-cell>
          <table:table-cell office:value-type="float" office:value="4.49">
            <text:p>4.49</text:p>
          </table:table-cell>
          <table:table-cell office:value-type="float" office:value="3.99">
            <text:p>3.99</text:p>
          </table:table-cell>
          <table:table-cell office:value-type="float" office:value="4.73">
            <text:p>4.73</text:p>
          </table:table-cell>
          <table:table-cell office:value-type="float" office:value="8.89">
            <text:p>8.89</text:p>
          </table:table-cell>
          <table:table-cell office:value-type="float" office:value="4.84">
            <text:p>4.84</text:p>
          </table:table-cell>
          <table:table-cell/>
          <table:table-cell office:value-type="float" office:value="4.24">
            <text:p>4.24</text:p>
          </table:table-cell>
          <table:table-cell office:value-type="float" office:value="6.18">
            <text:p>6.18</text:p>
          </table:table-cell>
          <table:table-cell/>
          <table:table-cell office:value-type="float" office:value="8.18">
            <text:p>8.18</text:p>
          </table:table-cell>
          <table:table-cell office:value-type="float" office:value="9.92">
            <text:p>9.92</text:p>
          </table:table-cell>
          <table:table-cell office:value-type="float" office:value="10.75">
            <text:p>10.75</text:p>
          </table:table-cell>
          <table:table-cell office:value-type="float" office:value="13.78">
            <text:p>13.78</text:p>
          </table:table-cell>
          <table:table-cell office:value-type="float" office:value="4.82">
            <text:p>4.82</text:p>
          </table:table-cell>
          <table:table-cell office:value-type="float" office:value="7.99">
            <text:p>7.99</text:p>
          </table:table-cell>
          <table:table-cell/>
          <table:table-cell office:value-type="float" office:value="6.18">
            <text:p>6.18</text:p>
          </table:table-cell>
          <table:table-cell office:value-type="float" office:value="10.13">
            <text:p>10.13</text:p>
          </table:table-cell>
          <table:table-cell/>
          <table:table-cell office:value-type="float" office:value="18.03">
            <text:p>18.03</text:p>
          </table:table-cell>
          <table:table-cell table:number-columns-repeated="974"/>
        </table:table-row>
        <table:table-row table:style-name="ro1">
          <table:table-cell office:value-type="string">
            <text:p>Israel</text:p>
          </table:table-cell>
          <table:table-cell office:value-type="float" office:value="4.68">
            <text:p>4.68</text:p>
          </table:table-cell>
          <table:table-cell office:value-type="float" office:value="4.72">
            <text:p>4.72</text:p>
          </table:table-cell>
          <table:table-cell office:value-type="float" office:value="6.11">
            <text:p>6.11</text:p>
          </table:table-cell>
          <table:table-cell office:value-type="float" office:value="4.69">
            <text:p>4.69</text:p>
          </table:table-cell>
          <table:table-cell office:value-type="float" office:value="6.84">
            <text:p>6.84</text:p>
          </table:table-cell>
          <table:table-cell office:value-type="float" office:value="5.48">
            <text:p>5.48</text:p>
          </table:table-cell>
          <table:table-cell office:value-type="float" office:value="15.1">
            <text:p>15.1</text:p>
          </table:table-cell>
          <table:table-cell office:value-type="float" office:value="5.68">
            <text:p>5.68</text:p>
          </table:table-cell>
          <table:table-cell office:value-type="float" office:value="5.88">
            <text:p>5.88</text:p>
          </table:table-cell>
          <table:table-cell office:value-type="float" office:value="4.58">
            <text:p>4.58</text:p>
          </table:table-cell>
          <table:table-cell office:value-type="float" office:value="12.33">
            <text:p>12.33</text:p>
          </table:table-cell>
          <table:table-cell office:value-type="float" office:value="8.54">
            <text:p>8.54</text:p>
          </table:table-cell>
          <table:table-cell office:value-type="float" office:value="6.27">
            <text:p>6.27</text:p>
          </table:table-cell>
          <table:table-cell office:value-type="float" office:value="7.09">
            <text:p>7.09</text:p>
          </table:table-cell>
          <table:table-cell office:value-type="float" office:value="6.84">
            <text:p>6.84</text:p>
          </table:table-cell>
          <table:table-cell office:value-type="float" office:value="8">
            <text:p>8</text:p>
          </table:table-cell>
          <table:table-cell office:value-type="float" office:value="6.93">
            <text:p>6.93</text:p>
          </table:table-cell>
          <table:table-cell office:value-type="float" office:value="8.23">
            <text:p>8.23</text:p>
          </table:table-cell>
          <table:table-cell office:value-type="float" office:value="7.63">
            <text:p>7.63</text:p>
          </table:table-cell>
          <table:table-cell office:value-type="float" office:value="8.04">
            <text:p>8.04</text:p>
          </table:table-cell>
          <table:table-cell office:value-type="float" office:value="8.33">
            <text:p>8.33</text:p>
          </table:table-cell>
          <table:table-cell office:value-type="float" office:value="12.48">
            <text:p>12.48</text:p>
          </table:table-cell>
          <table:table-cell office:value-type="float" office:value="5.21">
            <text:p>5.21</text:p>
          </table:table-cell>
          <table:table-cell office:value-type="float" office:value="8.51">
            <text:p>8.51</text:p>
          </table:table-cell>
          <table:table-cell office:value-type="float" office:value="16.76">
            <text:p>16.76</text:p>
          </table:table-cell>
          <table:table-cell office:value-type="float" office:value="9.28">
            <text:p>9.28</text:p>
          </table:table-cell>
          <table:table-cell office:value-type="float" office:value="9.49">
            <text:p>9.49</text:p>
          </table:table-cell>
          <table:table-cell office:value-type="float" office:value="9.14">
            <text:p>9.14</text:p>
          </table:table-cell>
          <table:table-cell/>
          <table:table-cell office:value-type="float" office:value="8.89">
            <text:p>8.89</text:p>
          </table:table-cell>
          <table:table-cell office:value-type="float" office:value="7.86">
            <text:p>7.86</text:p>
          </table:table-cell>
          <table:table-cell office:value-type="float" office:value="6.69">
            <text:p>6.69</text:p>
          </table:table-cell>
          <table:table-cell office:value-type="float" office:value="11.75">
            <text:p>11.75</text:p>
          </table:table-cell>
          <table:table-cell office:value-type="float" office:value="14.56">
            <text:p>14.56</text:p>
          </table:table-cell>
          <table:table-cell/>
          <table:table-cell office:value-type="float" office:value="7.91">
            <text:p>7.91</text:p>
          </table:table-cell>
          <table:table-cell office:value-type="float" office:value="9.82">
            <text:p>9.82</text:p>
          </table:table-cell>
          <table:table-cell office:value-type="float" office:value="16.7">
            <text:p>16.7</text:p>
          </table:table-cell>
          <table:table-cell office:value-type="float" office:value="9.96">
            <text:p>9.96</text:p>
          </table:table-cell>
          <table:table-cell office:value-type="float" office:value="14.38">
            <text:p>14.38</text:p>
          </table:table-cell>
          <table:table-cell office:value-type="float" office:value="15.98">
            <text:p>15.98</text:p>
          </table:table-cell>
          <table:table-cell office:value-type="float" office:value="10.61">
            <text:p>10.61</text:p>
          </table:table-cell>
          <table:table-cell office:value-type="float" office:value="6.55">
            <text:p>6.55</text:p>
          </table:table-cell>
          <table:table-cell office:value-type="float" office:value="8.63">
            <text:p>8.63</text:p>
          </table:table-cell>
          <table:table-cell/>
          <table:table-cell office:value-type="float" office:value="11.8">
            <text:p>11.8</text:p>
          </table:table-cell>
          <table:table-cell table:number-columns-repeated="2"/>
          <table:table-cell office:value-type="float" office:value="16.04">
            <text:p>16.04</text:p>
          </table:table-cell>
          <table:table-cell table:number-columns-repeated="974"/>
        </table:table-row>
        <table:table-row table:style-name="ro1">
          <table:table-cell office:value-type="string">
            <text:p>Italy</text:p>
          </table:table-cell>
          <table:table-cell office:value-type="float" office:value="2.03">
            <text:p>2.03</text:p>
          </table:table-cell>
          <table:table-cell office:value-type="float" office:value="4.91">
            <text:p>4.91</text:p>
          </table:table-cell>
          <table:table-cell office:value-type="float" office:value="2.61">
            <text:p>2.61</text:p>
          </table:table-cell>
          <table:table-cell office:value-type="float" office:value="2.66">
            <text:p>2.66</text:p>
          </table:table-cell>
          <table:table-cell office:value-type="float" office:value="2.57">
            <text:p>2.57</text:p>
          </table:table-cell>
          <table:table-cell office:value-type="float" office:value="2.23">
            <text:p>2.23</text:p>
          </table:table-cell>
          <table:table-cell office:value-type="float" office:value="4.88">
            <text:p>4.88</text:p>
          </table:table-cell>
          <table:table-cell office:value-type="float" office:value="2.35">
            <text:p>2.35</text:p>
          </table:table-cell>
          <table:table-cell office:value-type="float" office:value="2.9">
            <text:p>2.9</text:p>
          </table:table-cell>
          <table:table-cell office:value-type="float" office:value="2.26">
            <text:p>2.26</text:p>
          </table:table-cell>
          <table:table-cell office:value-type="float" office:value="8.93">
            <text:p>8.93</text:p>
          </table:table-cell>
          <table:table-cell office:value-type="float" office:value="10.28">
            <text:p>10.28</text:p>
          </table:table-cell>
          <table:table-cell office:value-type="float" office:value="11.94">
            <text:p>11.94</text:p>
          </table:table-cell>
          <table:table-cell office:value-type="float" office:value="10.43">
            <text:p>10.43</text:p>
          </table:table-cell>
          <table:table-cell office:value-type="float" office:value="4.56">
            <text:p>4.56</text:p>
          </table:table-cell>
          <table:table-cell office:value-type="float" office:value="3.57">
            <text:p>3.57</text:p>
          </table:table-cell>
          <table:table-cell office:value-type="float" office:value="3.14">
            <text:p>3.14</text:p>
          </table:table-cell>
          <table:table-cell office:value-type="float" office:value="5.46">
            <text:p>5.46</text:p>
          </table:table-cell>
          <table:table-cell office:value-type="float" office:value="12.21">
            <text:p>12.21</text:p>
          </table:table-cell>
          <table:table-cell office:value-type="float" office:value="4.57">
            <text:p>4.57</text:p>
          </table:table-cell>
          <table:table-cell office:value-type="float" office:value="3.21">
            <text:p>3.21</text:p>
          </table:table-cell>
          <table:table-cell office:value-type="float" office:value="3.87">
            <text:p>3.87</text:p>
          </table:table-cell>
          <table:table-cell office:value-type="float" office:value="3.38">
            <text:p>3.38</text:p>
          </table:table-cell>
          <table:table-cell office:value-type="float" office:value="6.41">
            <text:p>6.41</text:p>
          </table:table-cell>
          <table:table-cell office:value-type="float" office:value="8.05">
            <text:p>8.05</text:p>
          </table:table-cell>
          <table:table-cell office:value-type="float" office:value="2.76">
            <text:p>2.76</text:p>
          </table:table-cell>
          <table:table-cell office:value-type="float" office:value="4.45">
            <text:p>4.45</text:p>
          </table:table-cell>
          <table:table-cell office:value-type="float" office:value="4.71">
            <text:p>4.71</text:p>
          </table:table-cell>
          <table:table-cell office:value-type="float" office:value="6.22">
            <text:p>6.22</text:p>
          </table:table-cell>
          <table:table-cell office:value-type="float" office:value="3.28">
            <text:p>3.28</text:p>
          </table:table-cell>
          <table:table-cell office:value-type="float" office:value="2.37">
            <text:p>2.37</text:p>
          </table:table-cell>
          <table:table-cell office:value-type="float" office:value="4.58">
            <text:p>4.58</text:p>
          </table:table-cell>
          <table:table-cell office:value-type="float" office:value="4.34">
            <text:p>4.34</text:p>
          </table:table-cell>
          <table:table-cell office:value-type="float" office:value="5.46">
            <text:p>5.46</text:p>
          </table:table-cell>
          <table:table-cell office:value-type="float" office:value="13.25">
            <text:p>13.25</text:p>
          </table:table-cell>
          <table:table-cell office:value-type="float" office:value="3.16">
            <text:p>3.16</text:p>
          </table:table-cell>
          <table:table-cell office:value-type="float" office:value="3.54">
            <text:p>3.54</text:p>
          </table:table-cell>
          <table:table-cell office:value-type="float" office:value="5.87">
            <text:p>5.87</text:p>
          </table:table-cell>
          <table:table-cell office:value-type="float" office:value="4.37">
            <text:p>4.37</text:p>
          </table:table-cell>
          <table:table-cell office:value-type="float" office:value="3.52">
            <text:p>3.52</text:p>
          </table:table-cell>
          <table:table-cell office:value-type="float" office:value="5.45">
            <text:p>5.45</text:p>
          </table:table-cell>
          <table:table-cell office:value-type="float" office:value="9.22">
            <text:p>9.22</text:p>
          </table:table-cell>
          <table:table-cell office:value-type="float" office:value="3.42">
            <text:p>3.42</text:p>
          </table:table-cell>
          <table:table-cell office:value-type="float" office:value="3.11">
            <text:p>3.11</text:p>
          </table:table-cell>
          <table:table-cell office:value-type="float" office:value="6.8">
            <text:p>6.8</text:p>
          </table:table-cell>
          <table:table-cell office:value-type="float" office:value="6.26">
            <text:p>6.26</text:p>
          </table:table-cell>
          <table:table-cell office:value-type="float" office:value="7.14">
            <text:p>7.14</text:p>
          </table:table-cell>
          <table:table-cell/>
          <table:table-cell office:value-type="float" office:value="6.98">
            <text:p>6.98</text:p>
          </table:table-cell>
          <table:table-cell table:number-columns-repeated="974"/>
        </table:table-row>
        <table:table-row table:style-name="ro1">
          <table:table-cell office:value-type="string">
            <text:p>Japan</text:p>
          </table:table-cell>
          <table:table-cell office:value-type="float" office:value="3.59">
            <text:p>3.59</text:p>
          </table:table-cell>
          <table:table-cell office:value-type="float" office:value="5.95">
            <text:p>5.95</text:p>
          </table:table-cell>
          <table:table-cell office:value-type="float" office:value="4.75">
            <text:p>4.75</text:p>
          </table:table-cell>
          <table:table-cell office:value-type="float" office:value="4.82">
            <text:p>4.82</text:p>
          </table:table-cell>
          <table:table-cell office:value-type="float" office:value="4.14">
            <text:p>4.14</text:p>
          </table:table-cell>
          <table:table-cell office:value-type="float" office:value="3.64">
            <text:p>3.64</text:p>
          </table:table-cell>
          <table:table-cell office:value-type="float" office:value="8.83">
            <text:p>8.83</text:p>
          </table:table-cell>
          <table:table-cell office:value-type="float" office:value="4.67">
            <text:p>4.67</text:p>
          </table:table-cell>
          <table:table-cell office:value-type="float" office:value="5.21">
            <text:p>5.21</text:p>
          </table:table-cell>
          <table:table-cell office:value-type="float" office:value="4.08">
            <text:p>4.08</text:p>
          </table:table-cell>
          <table:table-cell office:value-type="float" office:value="10.25">
            <text:p>10.25</text:p>
          </table:table-cell>
          <table:table-cell office:value-type="float" office:value="11.43">
            <text:p>11.43</text:p>
          </table:table-cell>
          <table:table-cell office:value-type="float" office:value="9.23">
            <text:p>9.23</text:p>
          </table:table-cell>
          <table:table-cell office:value-type="float" office:value="8.5">
            <text:p>8.5</text:p>
          </table:table-cell>
          <table:table-cell office:value-type="float" office:value="7.39">
            <text:p>7.39</text:p>
          </table:table-cell>
          <table:table-cell office:value-type="float" office:value="6.03">
            <text:p>6.03</text:p>
          </table:table-cell>
          <table:table-cell office:value-type="float" office:value="5.85">
            <text:p>5.85</text:p>
          </table:table-cell>
          <table:table-cell office:value-type="float" office:value="12.83">
            <text:p>12.83</text:p>
          </table:table-cell>
          <table:table-cell office:value-type="float" office:value="11.85">
            <text:p>11.85</text:p>
          </table:table-cell>
          <table:table-cell office:value-type="float" office:value="7.75">
            <text:p>7.75</text:p>
          </table:table-cell>
          <table:table-cell office:value-type="float" office:value="6.65">
            <text:p>6.65</text:p>
          </table:table-cell>
          <table:table-cell office:value-type="float" office:value="6.53">
            <text:p>6.53</text:p>
          </table:table-cell>
          <table:table-cell office:value-type="float" office:value="5.83">
            <text:p>5.83</text:p>
          </table:table-cell>
          <table:table-cell office:value-type="float" office:value="11.92">
            <text:p>11.92</text:p>
          </table:table-cell>
          <table:table-cell/>
          <table:table-cell office:value-type="float" office:value="4.21">
            <text:p>4.21</text:p>
          </table:table-cell>
          <table:table-cell office:value-type="float" office:value="6.17">
            <text:p>6.17</text:p>
          </table:table-cell>
          <table:table-cell office:value-type="float" office:value="8.34">
            <text:p>8.34</text:p>
          </table:table-cell>
          <table:table-cell office:value-type="float" office:value="15.91">
            <text:p>15.91</text:p>
          </table:table-cell>
          <table:table-cell office:value-type="float" office:value="4.5">
            <text:p>4.5</text:p>
          </table:table-cell>
          <table:table-cell office:value-type="float" office:value="4.6">
            <text:p>4.6</text:p>
          </table:table-cell>
          <table:table-cell office:value-type="float" office:value="5.94">
            <text:p>5.94</text:p>
          </table:table-cell>
          <table:table-cell office:value-type="float" office:value="9.51">
            <text:p>9.51</text:p>
          </table:table-cell>
          <table:table-cell office:value-type="float" office:value="10.07">
            <text:p>10.07</text:p>
          </table:table-cell>
          <table:table-cell office:value-type="float" office:value="19.27">
            <text:p>19.27</text:p>
          </table:table-cell>
          <table:table-cell office:value-type="float" office:value="6.88">
            <text:p>6.88</text:p>
          </table:table-cell>
          <table:table-cell office:value-type="float" office:value="6.15">
            <text:p>6.15</text:p>
          </table:table-cell>
          <table:table-cell office:value-type="float" office:value="9.35">
            <text:p>9.35</text:p>
          </table:table-cell>
          <table:table-cell office:value-type="float" office:value="9.98">
            <text:p>9.98</text:p>
          </table:table-cell>
          <table:table-cell office:value-type="float" office:value="7.23">
            <text:p>7.23</text:p>
          </table:table-cell>
          <table:table-cell office:value-type="float" office:value="15.16">
            <text:p>15.16</text:p>
          </table:table-cell>
          <table:table-cell office:value-type="float" office:value="7.46">
            <text:p>7.46</text:p>
          </table:table-cell>
          <table:table-cell office:value-type="float" office:value="6.22">
            <text:p>6.22</text:p>
          </table:table-cell>
          <table:table-cell office:value-type="float" office:value="10.82">
            <text:p>10.82</text:p>
          </table:table-cell>
          <table:table-cell/>
          <table:table-cell office:value-type="float" office:value="6.39">
            <text:p>6.39</text:p>
          </table:table-cell>
          <table:table-cell office:value-type="float" office:value="10.31">
            <text:p>10.31</text:p>
          </table:table-cell>
          <table:table-cell/>
          <table:table-cell office:value-type="float" office:value="6.52">
            <text:p>6.52</text:p>
          </table:table-cell>
          <table:table-cell table:number-columns-repeated="974"/>
        </table:table-row>
        <table:table-row table:style-name="ro1">
          <table:table-cell office:value-type="string">
            <text:p>Jordan</text:p>
          </table:table-cell>
          <table:table-cell office:value-type="float" office:value="3.12">
            <text:p>3.12</text:p>
          </table:table-cell>
          <table:table-cell office:value-type="float" office:value="4.16">
            <text:p>4.16</text:p>
          </table:table-cell>
          <table:table-cell office:value-type="float" office:value="4.62">
            <text:p>4.62</text:p>
          </table:table-cell>
          <table:table-cell office:value-type="float" office:value="4.33">
            <text:p>4.33</text:p>
          </table:table-cell>
          <table:table-cell office:value-type="float" office:value="3.87">
            <text:p>3.87</text:p>
          </table:table-cell>
          <table:table-cell office:value-type="float" office:value="3.61">
            <text:p>3.61</text:p>
          </table:table-cell>
          <table:table-cell/>
          <table:table-cell office:value-type="float" office:value="4.76">
            <text:p>4.76</text:p>
          </table:table-cell>
          <table:table-cell office:value-type="float" office:value="3.58">
            <text:p>3.58</text:p>
          </table:table-cell>
          <table:table-cell office:value-type="float" office:value="2.92">
            <text:p>2.92</text:p>
          </table:table-cell>
          <table:table-cell office:value-type="float" office:value="6.48">
            <text:p>6.48</text:p>
          </table:table-cell>
          <table:table-cell office:value-type="float" office:value="6.64">
            <text:p>6.64</text:p>
          </table:table-cell>
          <table:table-cell office:value-type="float" office:value="10.15">
            <text:p>10.15</text:p>
          </table:table-cell>
          <table:table-cell office:value-type="float" office:value="4.55">
            <text:p>4.55</text:p>
          </table:table-cell>
          <table:table-cell office:value-type="float" office:value="8.14">
            <text:p>8.14</text:p>
          </table:table-cell>
          <table:table-cell office:value-type="float" office:value="6.87">
            <text:p>6.87</text:p>
          </table:table-cell>
          <table:table-cell office:value-type="float" office:value="5.31">
            <text:p>5.31</text:p>
          </table:table-cell>
          <table:table-cell office:value-type="float" office:value="7.33">
            <text:p>7.33</text:p>
          </table:table-cell>
          <table:table-cell/>
          <table:table-cell office:value-type="float" office:value="9.26">
            <text:p>9.26</text:p>
          </table:table-cell>
          <table:table-cell office:value-type="float" office:value="5.51">
            <text:p>5.51</text:p>
          </table:table-cell>
          <table:table-cell office:value-type="float" office:value="9.22">
            <text:p>9.22</text:p>
          </table:table-cell>
          <table:table-cell office:value-type="float" office:value="6.76">
            <text:p>6.76</text:p>
          </table:table-cell>
          <table:table-cell office:value-type="float" office:value="10.06">
            <text:p>10.06</text:p>
          </table:table-cell>
          <table:table-cell/>
          <table:table-cell office:value-type="float" office:value="4.26">
            <text:p>4.26</text:p>
          </table:table-cell>
          <table:table-cell office:value-type="float" office:value="12.26">
            <text:p>12.26</text:p>
          </table:table-cell>
          <table:table-cell office:value-type="float" office:value="8.73">
            <text:p>8.73</text:p>
          </table:table-cell>
          <table:table-cell office:value-type="float" office:value="15.19">
            <text:p>15.19</text:p>
          </table:table-cell>
          <table:table-cell office:value-type="float" office:value="6.98">
            <text:p>6.98</text:p>
          </table:table-cell>
          <table:table-cell office:value-type="float" office:value="5.74">
            <text:p>5.74</text:p>
          </table:table-cell>
          <table:table-cell/>
          <table:table-cell office:value-type="float" office:value="7.82">
            <text:p>7.82</text:p>
          </table:table-cell>
          <table:table-cell table:number-columns-repeated="2"/>
          <table:table-cell office:value-type="float" office:value="6.78">
            <text:p>6.78</text:p>
          </table:table-cell>
          <table:table-cell office:value-type="float" office:value="8.77">
            <text:p>8.77</text:p>
          </table:table-cell>
          <table:table-cell office:value-type="float" office:value="10.86">
            <text:p>10.86</text:p>
          </table:table-cell>
          <table:table-cell/>
          <table:table-cell office:value-type="float" office:value="7.63">
            <text:p>7.63</text:p>
          </table:table-cell>
          <table:table-cell table:number-columns-repeated="2"/>
          <table:table-cell office:value-type="float" office:value="3.75">
            <text:p>3.75</text:p>
          </table:table-cell>
          <table:table-cell table:number-columns-repeated="2"/>
          <table:table-cell office:value-type="float" office:value="11.05">
            <text:p>11.05</text:p>
          </table:table-cell>
          <table:table-cell table:number-columns-repeated="2"/>
          <table:table-cell office:value-type="float" office:value="13.19">
            <text:p>13.19</text:p>
          </table:table-cell>
          <table:table-cell table:number-columns-repeated="974"/>
        </table:table-row>
        <table:table-row table:style-name="ro1">
          <table:table-cell office:value-type="string">
            <text:p>Kazakhstan</text:p>
          </table:table-cell>
          <table:table-cell office:value-type="float" office:value="3.03">
            <text:p>3.03</text:p>
          </table:table-cell>
          <table:table-cell office:value-type="float" office:value="4.55">
            <text:p>4.55</text:p>
          </table:table-cell>
          <table:table-cell office:value-type="float" office:value="3.86">
            <text:p>3.86</text:p>
          </table:table-cell>
          <table:table-cell office:value-type="float" office:value="4.91">
            <text:p>4.91</text:p>
          </table:table-cell>
          <table:table-cell office:value-type="float" office:value="9.8">
            <text:p>9.8</text:p>
          </table:table-cell>
          <table:table-cell office:value-type="float" office:value="3.25">
            <text:p>3.25</text:p>
          </table:table-cell>
          <table:table-cell office:value-type="float" office:value="7.26">
            <text:p>7.26</text:p>
          </table:table-cell>
          <table:table-cell office:value-type="float" office:value="3.85">
            <text:p>3.85</text:p>
          </table:table-cell>
          <table:table-cell office:value-type="float" office:value="3.98">
            <text:p>3.98</text:p>
          </table:table-cell>
          <table:table-cell office:value-type="float" office:value="3.17">
            <text:p>3.17</text:p>
          </table:table-cell>
          <table:table-cell office:value-type="float" office:value="6.58">
            <text:p>6.58</text:p>
          </table:table-cell>
          <table:table-cell office:value-type="float" office:value="6.75">
            <text:p>6.75</text:p>
          </table:table-cell>
          <table:table-cell office:value-type="float" office:value="9.88">
            <text:p>9.88</text:p>
          </table:table-cell>
          <table:table-cell office:value-type="float" office:value="4.87">
            <text:p>4.87</text:p>
          </table:table-cell>
          <table:table-cell office:value-type="float" office:value="5.8">
            <text:p>5.8</text:p>
          </table:table-cell>
          <table:table-cell office:value-type="float" office:value="5.27">
            <text:p>5.27</text:p>
          </table:table-cell>
          <table:table-cell office:value-type="float" office:value="3.93">
            <text:p>3.93</text:p>
          </table:table-cell>
          <table:table-cell office:value-type="float" office:value="6.69">
            <text:p>6.69</text:p>
          </table:table-cell>
          <table:table-cell/>
          <table:table-cell office:value-type="float" office:value="7.66">
            <text:p>7.66</text:p>
          </table:table-cell>
          <table:table-cell office:value-type="float" office:value="6.36">
            <text:p>6.36</text:p>
          </table:table-cell>
          <table:table-cell office:value-type="float" office:value="9.16">
            <text:p>9.16</text:p>
          </table:table-cell>
          <table:table-cell office:value-type="float" office:value="5.74">
            <text:p>5.74</text:p>
          </table:table-cell>
          <table:table-cell office:value-type="float" office:value="11.11">
            <text:p>11.11</text:p>
          </table:table-cell>
          <table:table-cell table:number-columns-repeated="2"/>
          <table:table-cell office:value-type="float" office:value="14.12">
            <text:p>14.12</text:p>
          </table:table-cell>
          <table:table-cell table:number-columns-repeated="2"/>
          <table:table-cell office:value-type="float" office:value="5.12">
            <text:p>5.12</text:p>
          </table:table-cell>
          <table:table-cell office:value-type="float" office:value="4">
            <text:p>4</text:p>
          </table:table-cell>
          <table:table-cell/>
          <table:table-cell office:value-type="float" office:value="5.57">
            <text:p>5.57</text:p>
          </table:table-cell>
          <table:table-cell office:value-type="float" office:value="7.53">
            <text:p>7.53</text:p>
          </table:table-cell>
          <table:table-cell/>
          <table:table-cell office:value-type="float" office:value="4.93">
            <text:p>4.93</text:p>
          </table:table-cell>
          <table:table-cell office:value-type="float" office:value="7.09">
            <text:p>7.09</text:p>
          </table:table-cell>
          <table:table-cell office:value-type="float" office:value="11.29">
            <text:p>11.29</text:p>
          </table:table-cell>
          <table:table-cell office:value-type="float" office:value="11.47">
            <text:p>11.47</text:p>
          </table:table-cell>
          <table:table-cell office:value-type="float" office:value="6.83">
            <text:p>6.83</text:p>
          </table:table-cell>
          <table:table-cell office:value-type="float" office:value="8.7">
            <text:p>8.7</text:p>
          </table:table-cell>
          <table:table-cell/>
          <table:table-cell office:value-type="float" office:value="4.18">
            <text:p>4.18</text:p>
          </table:table-cell>
          <table:table-cell office:value-type="float" office:value="6.82">
            <text:p>6.82</text:p>
          </table:table-cell>
          <table:table-cell/>
          <table:table-cell office:value-type="float" office:value="12.56">
            <text:p>12.56</text:p>
          </table:table-cell>
          <table:table-cell office:value-type="float" office:value="7.82">
            <text:p>7.82</text:p>
          </table:table-cell>
          <table:table-cell/>
          <table:table-cell office:value-type="float" office:value="8.63">
            <text:p>8.63</text:p>
          </table:table-cell>
          <table:table-cell table:number-columns-repeated="974"/>
        </table:table-row>
        <table:table-row table:style-name="ro1">
          <table:table-cell office:value-type="string">
            <text:p>Korea</text:p>
          </table:table-cell>
          <table:table-cell office:value-type="float" office:value="4.58">
            <text:p>4.58</text:p>
          </table:table-cell>
          <table:table-cell office:value-type="float" office:value="6.39">
            <text:p>6.39</text:p>
          </table:table-cell>
          <table:table-cell office:value-type="float" office:value="6.21">
            <text:p>6.21</text:p>
          </table:table-cell>
          <table:table-cell office:value-type="float" office:value="5.35">
            <text:p>5.35</text:p>
          </table:table-cell>
          <table:table-cell office:value-type="float" office:value="4.55">
            <text:p>4.55</text:p>
          </table:table-cell>
          <table:table-cell office:value-type="float" office:value="4.33">
            <text:p>4.33</text:p>
          </table:table-cell>
          <table:table-cell office:value-type="float" office:value="10.51">
            <text:p>10.51</text:p>
          </table:table-cell>
          <table:table-cell office:value-type="float" office:value="4.99">
            <text:p>4.99</text:p>
          </table:table-cell>
          <table:table-cell office:value-type="float" office:value="6.67">
            <text:p>6.67</text:p>
          </table:table-cell>
          <table:table-cell office:value-type="float" office:value="5.16">
            <text:p>5.16</text:p>
          </table:table-cell>
          <table:table-cell office:value-type="float" office:value="17.38">
            <text:p>17.38</text:p>
          </table:table-cell>
          <table:table-cell office:value-type="float" office:value="7.69">
            <text:p>7.69</text:p>
          </table:table-cell>
          <table:table-cell office:value-type="float" office:value="7.61">
            <text:p>7.61</text:p>
          </table:table-cell>
          <table:table-cell office:value-type="float" office:value="14.61">
            <text:p>14.61</text:p>
          </table:table-cell>
          <table:table-cell office:value-type="float" office:value="8.92">
            <text:p>8.92</text:p>
          </table:table-cell>
          <table:table-cell office:value-type="float" office:value="10.55">
            <text:p>10.55</text:p>
          </table:table-cell>
          <table:table-cell office:value-type="float" office:value="6.51">
            <text:p>6.51</text:p>
          </table:table-cell>
          <table:table-cell office:value-type="float" office:value="9.7">
            <text:p>9.7</text:p>
          </table:table-cell>
          <table:table-cell/>
          <table:table-cell office:value-type="float" office:value="10.78">
            <text:p>10.78</text:p>
          </table:table-cell>
          <table:table-cell office:value-type="float" office:value="8.1">
            <text:p>8.1</text:p>
          </table:table-cell>
          <table:table-cell office:value-type="float" office:value="15.32">
            <text:p>15.32</text:p>
          </table:table-cell>
          <table:table-cell office:value-type="float" office:value="5.7">
            <text:p>5.7</text:p>
          </table:table-cell>
          <table:table-cell office:value-type="float" office:value="7.23">
            <text:p>7.23</text:p>
          </table:table-cell>
          <table:table-cell/>
          <table:table-cell office:value-type="float" office:value="6.49">
            <text:p>6.49</text:p>
          </table:table-cell>
          <table:table-cell office:value-type="float" office:value="10.42">
            <text:p>10.42</text:p>
          </table:table-cell>
          <table:table-cell office:value-type="float" office:value="5.33">
            <text:p>5.33</text:p>
          </table:table-cell>
          <table:table-cell office:value-type="float" office:value="14.04">
            <text:p>14.04</text:p>
          </table:table-cell>
          <table:table-cell office:value-type="float" office:value="6.64">
            <text:p>6.64</text:p>
          </table:table-cell>
          <table:table-cell office:value-type="float" office:value="4.48">
            <text:p>4.48</text:p>
          </table:table-cell>
          <table:table-cell office:value-type="float" office:value="9.3">
            <text:p>9.3</text:p>
          </table:table-cell>
          <table:table-cell office:value-type="float" office:value="11.24">
            <text:p>11.24</text:p>
          </table:table-cell>
          <table:table-cell office:value-type="float" office:value="11.18">
            <text:p>11.18</text:p>
          </table:table-cell>
          <table:table-cell/>
          <table:table-cell office:value-type="float" office:value="8.93">
            <text:p>8.93</text:p>
          </table:table-cell>
          <table:table-cell office:value-type="float" office:value="7.97">
            <text:p>7.97</text:p>
          </table:table-cell>
          <table:table-cell office:value-type="float" office:value="14.16">
            <text:p>14.16</text:p>
          </table:table-cell>
          <table:table-cell office:value-type="float" office:value="11.38">
            <text:p>11.38</text:p>
          </table:table-cell>
          <table:table-cell office:value-type="float" office:value="10">
            <text:p>10</text:p>
          </table:table-cell>
          <table:table-cell office:value-type="float" office:value="15.36">
            <text:p>15.36</text:p>
          </table:table-cell>
          <table:table-cell/>
          <table:table-cell office:value-type="float" office:value="7.17">
            <text:p>7.17</text:p>
          </table:table-cell>
          <table:table-cell table:number-columns-repeated="2"/>
          <table:table-cell office:value-type="float" office:value="6.91">
            <text:p>6.91</text:p>
          </table:table-cell>
          <table:table-cell office:value-type="float" office:value="7.6">
            <text:p>7.6</text:p>
          </table:table-cell>
          <table:table-cell/>
          <table:table-cell office:value-type="float" office:value="7.77">
            <text:p>7.77</text:p>
          </table:table-cell>
          <table:table-cell table:number-columns-repeated="974"/>
        </table:table-row>
        <table:table-row table:style-name="ro1">
          <table:table-cell office:value-type="string">
            <text:p>Latvia</text:p>
          </table:table-cell>
          <table:table-cell office:value-type="float" office:value="2.75">
            <text:p>2.75</text:p>
          </table:table-cell>
          <table:table-cell office:value-type="float" office:value="3.51">
            <text:p>3.51</text:p>
          </table:table-cell>
          <table:table-cell office:value-type="float" office:value="4.19">
            <text:p>4.19</text:p>
          </table:table-cell>
          <table:table-cell office:value-type="float" office:value="4.34">
            <text:p>4.34</text:p>
          </table:table-cell>
          <table:table-cell office:value-type="float" office:value="4.75">
            <text:p>4.75</text:p>
          </table:table-cell>
          <table:table-cell office:value-type="float" office:value="3.48">
            <text:p>3.48</text:p>
          </table:table-cell>
          <table:table-cell office:value-type="float" office:value="8.31">
            <text:p>8.31</text:p>
          </table:table-cell>
          <table:table-cell office:value-type="float" office:value="3.87">
            <text:p>3.87</text:p>
          </table:table-cell>
          <table:table-cell office:value-type="float" office:value="3.49">
            <text:p>3.49</text:p>
          </table:table-cell>
          <table:table-cell office:value-type="float" office:value="3.12">
            <text:p>3.12</text:p>
          </table:table-cell>
          <table:table-cell office:value-type="float" office:value="12.57">
            <text:p>12.57</text:p>
          </table:table-cell>
          <table:table-cell office:value-type="float" office:value="5.07">
            <text:p>5.07</text:p>
          </table:table-cell>
          <table:table-cell office:value-type="float" office:value="6.72">
            <text:p>6.72</text:p>
          </table:table-cell>
          <table:table-cell office:value-type="float" office:value="5.27">
            <text:p>5.27</text:p>
          </table:table-cell>
          <table:table-cell office:value-type="float" office:value="6.8">
            <text:p>6.8</text:p>
          </table:table-cell>
          <table:table-cell office:value-type="float" office:value="7.59">
            <text:p>7.59</text:p>
          </table:table-cell>
          <table:table-cell office:value-type="float" office:value="5.12">
            <text:p>5.12</text:p>
          </table:table-cell>
          <table:table-cell office:value-type="float" office:value="8.72">
            <text:p>8.72</text:p>
          </table:table-cell>
          <table:table-cell/>
          <table:table-cell office:value-type="float" office:value="6.6">
            <text:p>6.6</text:p>
          </table:table-cell>
          <table:table-cell office:value-type="float" office:value="8.56">
            <text:p>8.56</text:p>
          </table:table-cell>
          <table:table-cell office:value-type="float" office:value="6.56">
            <text:p>6.56</text:p>
          </table:table-cell>
          <table:table-cell office:value-type="float" office:value="6.01">
            <text:p>6.01</text:p>
          </table:table-cell>
          <table:table-cell office:value-type="float" office:value="8.17">
            <text:p>8.17</text:p>
          </table:table-cell>
          <table:table-cell/>
          <table:table-cell office:value-type="float" office:value="14.6">
            <text:p>14.6</text:p>
          </table:table-cell>
          <table:table-cell office:value-type="float" office:value="9.49">
            <text:p>9.49</text:p>
          </table:table-cell>
          <table:table-cell office:value-type="float" office:value="7.89">
            <text:p>7.89</text:p>
          </table:table-cell>
          <table:table-cell office:value-type="float" office:value="8.74">
            <text:p>8.74</text:p>
          </table:table-cell>
          <table:table-cell office:value-type="float" office:value="5.05">
            <text:p>5.05</text:p>
          </table:table-cell>
          <table:table-cell office:value-type="float" office:value="4.14">
            <text:p>4.14</text:p>
          </table:table-cell>
          <table:table-cell office:value-type="float" office:value="11.27">
            <text:p>11.27</text:p>
          </table:table-cell>
          <table:table-cell office:value-type="float" office:value="6.85">
            <text:p>6.85</text:p>
          </table:table-cell>
          <table:table-cell office:value-type="float" office:value="9.69">
            <text:p>9.69</text:p>
          </table:table-cell>
          <table:table-cell/>
          <table:table-cell office:value-type="float" office:value="5.96">
            <text:p>5.96</text:p>
          </table:table-cell>
          <table:table-cell office:value-type="float" office:value="5.79">
            <text:p>5.79</text:p>
          </table:table-cell>
          <table:table-cell office:value-type="float" office:value="13.18">
            <text:p>13.18</text:p>
          </table:table-cell>
          <table:table-cell office:value-type="float" office:value="9.04">
            <text:p>9.04</text:p>
          </table:table-cell>
          <table:table-cell office:value-type="float" office:value="6.59">
            <text:p>6.59</text:p>
          </table:table-cell>
          <table:table-cell office:value-type="float" office:value="9.68">
            <text:p>9.68</text:p>
          </table:table-cell>
          <table:table-cell/>
          <table:table-cell office:value-type="float" office:value="3.98">
            <text:p>3.98</text:p>
          </table:table-cell>
          <table:table-cell office:value-type="float" office:value="8.58">
            <text:p>8.58</text:p>
          </table:table-cell>
          <table:table-cell office:value-type="float" office:value="6.11">
            <text:p>6.11</text:p>
          </table:table-cell>
          <table:table-cell office:value-type="float" office:value="6.76">
            <text:p>6.76</text:p>
          </table:table-cell>
          <table:table-cell office:value-type="float" office:value="10.25">
            <text:p>10.25</text:p>
          </table:table-cell>
          <table:table-cell/>
          <table:table-cell office:value-type="float" office:value="10.33">
            <text:p>10.33</text:p>
          </table:table-cell>
          <table:table-cell table:number-columns-repeated="974"/>
        </table:table-row>
        <table:table-row table:style-name="ro1">
          <table:table-cell office:value-type="string">
            <text:p>Liechtenstein</text:p>
          </table:table-cell>
          <table:table-cell office:value-type="float" office:value="3.95">
            <text:p>3.95</text:p>
          </table:table-cell>
          <table:table-cell office:value-type="float" office:value="10.96">
            <text:p>10.96</text:p>
          </table:table-cell>
          <table:table-cell office:value-type="float" office:value="9.18">
            <text:p>9.18</text:p>
          </table:table-cell>
          <table:table-cell office:value-type="float" office:value="8.72">
            <text:p>8.72</text:p>
          </table:table-cell>
          <table:table-cell office:value-type="float" office:value="15.98">
            <text:p>15.98</text:p>
          </table:table-cell>
          <table:table-cell office:value-type="float" office:value="14.68">
            <text:p>14.68</text:p>
          </table:table-cell>
          <table:table-cell/>
          <table:table-cell office:value-type="float" office:value="10.88">
            <text:p>10.88</text:p>
          </table:table-cell>
          <table:table-cell/>
          <table:table-cell office:value-type="float" office:value="9.16">
            <text:p>9.16</text:p>
          </table:table-cell>
          <table:table-cell table:number-columns-repeated="12"/>
          <table:table-cell office:value-type="float" office:value="13.77">
            <text:p>13.77</text:p>
          </table:table-cell>
          <table:table-cell table:number-columns-repeated="1000"/>
        </table:table-row>
        <table:table-row table:style-name="ro1">
          <table:table-cell office:value-type="string">
            <text:p>Lithuania</text:p>
          </table:table-cell>
          <table:table-cell office:value-type="float" office:value="2.64">
            <text:p>2.64</text:p>
          </table:table-cell>
          <table:table-cell office:value-type="float" office:value="4.06">
            <text:p>4.06</text:p>
          </table:table-cell>
          <table:table-cell office:value-type="float" office:value="3.3">
            <text:p>3.3</text:p>
          </table:table-cell>
          <table:table-cell office:value-type="float" office:value="3.58">
            <text:p>3.58</text:p>
          </table:table-cell>
          <table:table-cell office:value-type="float" office:value="6.43">
            <text:p>6.43</text:p>
          </table:table-cell>
          <table:table-cell office:value-type="float" office:value="3.01">
            <text:p>3.01</text:p>
          </table:table-cell>
          <table:table-cell office:value-type="float" office:value="5.01">
            <text:p>5.01</text:p>
          </table:table-cell>
          <table:table-cell office:value-type="float" office:value="3.13">
            <text:p>3.13</text:p>
          </table:table-cell>
          <table:table-cell office:value-type="float" office:value="3.24">
            <text:p>3.24</text:p>
          </table:table-cell>
          <table:table-cell office:value-type="float" office:value="3.42">
            <text:p>3.42</text:p>
          </table:table-cell>
          <table:table-cell office:value-type="float" office:value="4.89">
            <text:p>4.89</text:p>
          </table:table-cell>
          <table:table-cell office:value-type="float" office:value="7.11">
            <text:p>7.11</text:p>
          </table:table-cell>
          <table:table-cell office:value-type="float" office:value="10.3">
            <text:p>10.3</text:p>
          </table:table-cell>
          <table:table-cell/>
          <table:table-cell office:value-type="float" office:value="6.6">
            <text:p>6.6</text:p>
          </table:table-cell>
          <table:table-cell office:value-type="float" office:value="7.16">
            <text:p>7.16</text:p>
          </table:table-cell>
          <table:table-cell office:value-type="float" office:value="4.67">
            <text:p>4.67</text:p>
          </table:table-cell>
          <table:table-cell office:value-type="float" office:value="5.06">
            <text:p>5.06</text:p>
          </table:table-cell>
          <table:table-cell/>
          <table:table-cell office:value-type="float" office:value="6.86">
            <text:p>6.86</text:p>
          </table:table-cell>
          <table:table-cell office:value-type="float" office:value="6.65">
            <text:p>6.65</text:p>
          </table:table-cell>
          <table:table-cell office:value-type="float" office:value="8.6">
            <text:p>8.6</text:p>
          </table:table-cell>
          <table:table-cell office:value-type="float" office:value="4.74">
            <text:p>4.74</text:p>
          </table:table-cell>
          <table:table-cell office:value-type="float" office:value="12.1">
            <text:p>12.1</text:p>
          </table:table-cell>
          <table:table-cell table:number-columns-repeated="2"/>
          <table:table-cell office:value-type="float" office:value="13.26">
            <text:p>13.26</text:p>
          </table:table-cell>
          <table:table-cell office:value-type="float" office:value="12.03">
            <text:p>12.03</text:p>
          </table:table-cell>
          <table:table-cell office:value-type="float" office:value="10.96">
            <text:p>10.96</text:p>
          </table:table-cell>
          <table:table-cell office:value-type="float" office:value="5.53">
            <text:p>5.53</text:p>
          </table:table-cell>
          <table:table-cell office:value-type="float" office:value="4.22">
            <text:p>4.22</text:p>
          </table:table-cell>
          <table:table-cell office:value-type="float" office:value="6.83">
            <text:p>6.83</text:p>
          </table:table-cell>
          <table:table-cell office:value-type="float" office:value="6.18">
            <text:p>6.18</text:p>
          </table:table-cell>
          <table:table-cell office:value-type="float" office:value="6.1">
            <text:p>6.1</text:p>
          </table:table-cell>
          <table:table-cell office:value-type="float" office:value="11.92">
            <text:p>11.92</text:p>
          </table:table-cell>
          <table:table-cell office:value-type="float" office:value="4.53">
            <text:p>4.53</text:p>
          </table:table-cell>
          <table:table-cell office:value-type="float" office:value="5.42">
            <text:p>5.42</text:p>
          </table:table-cell>
          <table:table-cell office:value-type="float" office:value="11.26">
            <text:p>11.26</text:p>
          </table:table-cell>
          <table:table-cell office:value-type="float" office:value="9.55">
            <text:p>9.55</text:p>
          </table:table-cell>
          <table:table-cell office:value-type="float" office:value="4.41">
            <text:p>4.41</text:p>
          </table:table-cell>
          <table:table-cell office:value-type="float" office:value="8.55">
            <text:p>8.55</text:p>
          </table:table-cell>
          <table:table-cell/>
          <table:table-cell office:value-type="float" office:value="3.48">
            <text:p>3.48</text:p>
          </table:table-cell>
          <table:table-cell office:value-type="float" office:value="7.68">
            <text:p>7.68</text:p>
          </table:table-cell>
          <table:table-cell office:value-type="float" office:value="8.53">
            <text:p>8.53</text:p>
          </table:table-cell>
          <table:table-cell office:value-type="float" office:value="7.18">
            <text:p>7.18</text:p>
          </table:table-cell>
          <table:table-cell office:value-type="float" office:value="8.79">
            <text:p>8.79</text:p>
          </table:table-cell>
          <table:table-cell/>
          <table:table-cell office:value-type="float" office:value="7.89">
            <text:p>7.89</text:p>
          </table:table-cell>
          <table:table-cell table:number-columns-repeated="974"/>
        </table:table-row>
        <table:table-row table:style-name="ro1">
          <table:table-cell office:value-type="string">
            <text:p>Luxembourg</text:p>
          </table:table-cell>
          <table:table-cell office:value-type="float" office:value="1.09">
            <text:p>1.09</text:p>
          </table:table-cell>
          <table:table-cell office:value-type="float" office:value="4.13">
            <text:p>4.13</text:p>
          </table:table-cell>
          <table:table-cell office:value-type="float" office:value="2.59">
            <text:p>2.59</text:p>
          </table:table-cell>
          <table:table-cell office:value-type="float" office:value="2.45">
            <text:p>2.45</text:p>
          </table:table-cell>
          <table:table-cell office:value-type="float" office:value="3.04">
            <text:p>3.04</text:p>
          </table:table-cell>
          <table:table-cell office:value-type="float" office:value="2.35">
            <text:p>2.35</text:p>
          </table:table-cell>
          <table:table-cell office:value-type="float" office:value="6.86">
            <text:p>6.86</text:p>
          </table:table-cell>
          <table:table-cell office:value-type="float" office:value="2.81">
            <text:p>2.81</text:p>
          </table:table-cell>
          <table:table-cell office:value-type="float" office:value="4.29">
            <text:p>4.29</text:p>
          </table:table-cell>
          <table:table-cell office:value-type="float" office:value="1.98">
            <text:p>1.98</text:p>
          </table:table-cell>
          <table:table-cell office:value-type="float" office:value="10.5">
            <text:p>10.5</text:p>
          </table:table-cell>
          <table:table-cell office:value-type="float" office:value="8.77">
            <text:p>8.77</text:p>
          </table:table-cell>
          <table:table-cell office:value-type="float" office:value="6.57">
            <text:p>6.57</text:p>
          </table:table-cell>
          <table:table-cell office:value-type="float" office:value="7.21">
            <text:p>7.21</text:p>
          </table:table-cell>
          <table:table-cell office:value-type="float" office:value="5.5">
            <text:p>5.5</text:p>
          </table:table-cell>
          <table:table-cell office:value-type="float" office:value="7.47">
            <text:p>7.47</text:p>
          </table:table-cell>
          <table:table-cell office:value-type="float" office:value="3.5">
            <text:p>3.5</text:p>
          </table:table-cell>
          <table:table-cell office:value-type="float" office:value="4.82">
            <text:p>4.82</text:p>
          </table:table-cell>
          <table:table-cell office:value-type="float" office:value="9.2">
            <text:p>9.2</text:p>
          </table:table-cell>
          <table:table-cell office:value-type="float" office:value="6.38">
            <text:p>6.38</text:p>
          </table:table-cell>
          <table:table-cell office:value-type="float" office:value="6.48">
            <text:p>6.48</text:p>
          </table:table-cell>
          <table:table-cell office:value-type="float" office:value="6.72">
            <text:p>6.72</text:p>
          </table:table-cell>
          <table:table-cell office:value-type="float" office:value="3.55">
            <text:p>3.55</text:p>
          </table:table-cell>
          <table:table-cell office:value-type="float" office:value="9.88">
            <text:p>9.88</text:p>
          </table:table-cell>
          <table:table-cell office:value-type="float" office:value="10.68">
            <text:p>10.68</text:p>
          </table:table-cell>
          <table:table-cell office:value-type="float" office:value="4.09">
            <text:p>4.09</text:p>
          </table:table-cell>
          <table:table-cell office:value-type="float" office:value="6.81">
            <text:p>6.81</text:p>
          </table:table-cell>
          <table:table-cell office:value-type="float" office:value="5.35">
            <text:p>5.35</text:p>
          </table:table-cell>
          <table:table-cell office:value-type="float" office:value="12.17">
            <text:p>12.17</text:p>
          </table:table-cell>
          <table:table-cell office:value-type="float" office:value="4.1">
            <text:p>4.1</text:p>
          </table:table-cell>
          <table:table-cell office:value-type="float" office:value="3.52">
            <text:p>3.52</text:p>
          </table:table-cell>
          <table:table-cell office:value-type="float" office:value="5.32">
            <text:p>5.32</text:p>
          </table:table-cell>
          <table:table-cell office:value-type="float" office:value="9.11">
            <text:p>9.11</text:p>
          </table:table-cell>
          <table:table-cell office:value-type="float" office:value="7.9">
            <text:p>7.9</text:p>
          </table:table-cell>
          <table:table-cell/>
          <table:table-cell office:value-type="float" office:value="3.26">
            <text:p>3.26</text:p>
          </table:table-cell>
          <table:table-cell office:value-type="float" office:value="6.06">
            <text:p>6.06</text:p>
          </table:table-cell>
          <table:table-cell office:value-type="float" office:value="14.55">
            <text:p>14.55</text:p>
          </table:table-cell>
          <table:table-cell office:value-type="float" office:value="7.85">
            <text:p>7.85</text:p>
          </table:table-cell>
          <table:table-cell office:value-type="float" office:value="9.53">
            <text:p>9.53</text:p>
          </table:table-cell>
          <table:table-cell office:value-type="float" office:value="8.38">
            <text:p>8.38</text:p>
          </table:table-cell>
          <table:table-cell/>
          <table:table-cell office:value-type="float" office:value="5.18">
            <text:p>5.18</text:p>
          </table:table-cell>
          <table:table-cell office:value-type="float" office:value="3.17">
            <text:p>3.17</text:p>
          </table:table-cell>
          <table:table-cell/>
          <table:table-cell office:value-type="float" office:value="10.38">
            <text:p>10.38</text:p>
          </table:table-cell>
          <table:table-cell office:value-type="float" office:value="9.28">
            <text:p>9.28</text:p>
          </table:table-cell>
          <table:table-cell/>
          <table:table-cell office:value-type="float" office:value="8.14">
            <text:p>8.14</text:p>
          </table:table-cell>
          <table:table-cell table:number-columns-repeated="974"/>
        </table:table-row>
        <table:table-row table:style-name="ro1">
          <table:table-cell office:value-type="string">
            <text:p>Macao-China</text:p>
          </table:table-cell>
          <table:table-cell office:value-type="float" office:value="0.96">
            <text:p>0.96</text:p>
          </table:table-cell>
          <table:table-cell office:value-type="float" office:value="7.87">
            <text:p>7.87</text:p>
          </table:table-cell>
          <table:table-cell office:value-type="float" office:value="4.24">
            <text:p>4.24</text:p>
          </table:table-cell>
          <table:table-cell office:value-type="float" office:value="2.6">
            <text:p>2.6</text:p>
          </table:table-cell>
          <table:table-cell office:value-type="float" office:value="2.06">
            <text:p>2.06</text:p>
          </table:table-cell>
          <table:table-cell office:value-type="float" office:value="1.87">
            <text:p>1.87</text:p>
          </table:table-cell>
          <table:table-cell office:value-type="float" office:value="13.42">
            <text:p>13.42</text:p>
          </table:table-cell>
          <table:table-cell office:value-type="float" office:value="3.32">
            <text:p>3.32</text:p>
          </table:table-cell>
          <table:table-cell office:value-type="float" office:value="4.02">
            <text:p>4.02</text:p>
          </table:table-cell>
          <table:table-cell office:value-type="float" office:value="2.1">
            <text:p>2.1</text:p>
          </table:table-cell>
          <table:table-cell/>
          <table:table-cell office:value-type="float" office:value="10.24">
            <text:p>10.24</text:p>
          </table:table-cell>
          <table:table-cell office:value-type="float" office:value="17.36">
            <text:p>17.36</text:p>
          </table:table-cell>
          <table:table-cell/>
          <table:table-cell office:value-type="float" office:value="8.54">
            <text:p>8.54</text:p>
          </table:table-cell>
          <table:table-cell office:value-type="float" office:value="9.42">
            <text:p>9.42</text:p>
          </table:table-cell>
          <table:table-cell office:value-type="float" office:value="7.17">
            <text:p>7.17</text:p>
          </table:table-cell>
          <table:table-cell office:value-type="float" office:value="11.33">
            <text:p>11.33</text:p>
          </table:table-cell>
          <table:table-cell/>
          <table:table-cell office:value-type="float" office:value="12.82">
            <text:p>12.82</text:p>
          </table:table-cell>
          <table:table-cell office:value-type="float" office:value="8.09">
            <text:p>8.09</text:p>
          </table:table-cell>
          <table:table-cell office:value-type="float" office:value="16.56">
            <text:p>16.56</text:p>
          </table:table-cell>
          <table:table-cell office:value-type="float" office:value="2.99">
            <text:p>2.99</text:p>
          </table:table-cell>
          <table:table-cell office:value-type="float" office:value="11.1">
            <text:p>11.1</text:p>
          </table:table-cell>
          <table:table-cell/>
          <table:table-cell office:value-type="float" office:value="5.27">
            <text:p>5.27</text:p>
          </table:table-cell>
          <table:table-cell office:value-type="float" office:value="2.74">
            <text:p>2.74</text:p>
          </table:table-cell>
          <table:table-cell office:value-type="float" office:value="5.12">
            <text:p>5.12</text:p>
          </table:table-cell>
          <table:table-cell office:value-type="float" office:value="17.41">
            <text:p>17.41</text:p>
          </table:table-cell>
          <table:table-cell office:value-type="float" office:value="3.05">
            <text:p>3.05</text:p>
          </table:table-cell>
          <table:table-cell office:value-type="float" office:value="3.03">
            <text:p>3.03</text:p>
          </table:table-cell>
          <table:table-cell office:value-type="float" office:value="12.93">
            <text:p>12.93</text:p>
          </table:table-cell>
          <table:table-cell office:value-type="float" office:value="4.4">
            <text:p>4.4</text:p>
          </table:table-cell>
          <table:table-cell table:number-columns-repeated="2"/>
          <table:table-cell office:value-type="float" office:value="4.63">
            <text:p>4.63</text:p>
          </table:table-cell>
          <table:table-cell office:value-type="float" office:value="8.83">
            <text:p>8.83</text:p>
          </table:table-cell>
          <table:table-cell office:value-type="float" office:value="15.99">
            <text:p>15.99</text:p>
          </table:table-cell>
          <table:table-cell office:value-type="float" office:value="7.81">
            <text:p>7.81</text:p>
          </table:table-cell>
          <table:table-cell office:value-type="float" office:value="7.48">
            <text:p>7.48</text:p>
          </table:table-cell>
          <table:table-cell table:number-columns-repeated="2"/>
          <table:table-cell office:value-type="float" office:value="4.05">
            <text:p>4.05</text:p>
          </table:table-cell>
          <table:table-cell office:value-type="float" office:value="5.05">
            <text:p>5.05</text:p>
          </table:table-cell>
          <table:table-cell/>
          <table:table-cell office:value-type="float" office:value="5.16">
            <text:p>5.16</text:p>
          </table:table-cell>
          <table:table-cell office:value-type="float" office:value="8.16">
            <text:p>8.16</text:p>
          </table:table-cell>
          <table:table-cell/>
          <table:table-cell office:value-type="float" office:value="6.14">
            <text:p>6.14</text:p>
          </table:table-cell>
          <table:table-cell table:number-columns-repeated="974"/>
        </table:table-row>
        <table:table-row table:style-name="ro1">
          <table:table-cell office:value-type="string">
            <text:p>Malaysia</text:p>
          </table:table-cell>
          <table:table-cell office:value-type="float" office:value="3.18">
            <text:p>3.18</text:p>
          </table:table-cell>
          <table:table-cell office:value-type="float" office:value="6.49">
            <text:p>6.49</text:p>
          </table:table-cell>
          <table:table-cell office:value-type="float" office:value="4.58">
            <text:p>4.58</text:p>
          </table:table-cell>
          <table:table-cell office:value-type="float" office:value="5.02">
            <text:p>5.02</text:p>
          </table:table-cell>
          <table:table-cell office:value-type="float" office:value="4.7">
            <text:p>4.7</text:p>
          </table:table-cell>
          <table:table-cell office:value-type="float" office:value="3.51">
            <text:p>3.51</text:p>
          </table:table-cell>
          <table:table-cell office:value-type="float" office:value="4.34">
            <text:p>4.34</text:p>
          </table:table-cell>
          <table:table-cell office:value-type="float" office:value="4.53">
            <text:p>4.53</text:p>
          </table:table-cell>
          <table:table-cell office:value-type="float" office:value="4.29">
            <text:p>4.29</text:p>
          </table:table-cell>
          <table:table-cell office:value-type="float" office:value="2.98">
            <text:p>2.98</text:p>
          </table:table-cell>
          <table:table-cell office:value-type="float" office:value="13.75">
            <text:p>13.75</text:p>
          </table:table-cell>
          <table:table-cell office:value-type="float" office:value="7.62">
            <text:p>7.62</text:p>
          </table:table-cell>
          <table:table-cell office:value-type="float" office:value="8.36">
            <text:p>8.36</text:p>
          </table:table-cell>
          <table:table-cell office:value-type="float" office:value="13.25">
            <text:p>13.25</text:p>
          </table:table-cell>
          <table:table-cell office:value-type="float" office:value="9.2">
            <text:p>9.2</text:p>
          </table:table-cell>
          <table:table-cell office:value-type="float" office:value="10.14">
            <text:p>10.14</text:p>
          </table:table-cell>
          <table:table-cell office:value-type="float" office:value="4.71">
            <text:p>4.71</text:p>
          </table:table-cell>
          <table:table-cell office:value-type="float" office:value="8.75">
            <text:p>8.75</text:p>
          </table:table-cell>
          <table:table-cell/>
          <table:table-cell office:value-type="float" office:value="12.66">
            <text:p>12.66</text:p>
          </table:table-cell>
          <table:table-cell office:value-type="float" office:value="5.24">
            <text:p>5.24</text:p>
          </table:table-cell>
          <table:table-cell office:value-type="float" office:value="10.58">
            <text:p>10.58</text:p>
          </table:table-cell>
          <table:table-cell office:value-type="float" office:value="8.65">
            <text:p>8.65</text:p>
          </table:table-cell>
          <table:table-cell table:number-columns-repeated="2"/>
          <table:table-cell office:value-type="float" office:value="4.98">
            <text:p>4.98</text:p>
          </table:table-cell>
          <table:table-cell office:value-type="float" office:value="10.32">
            <text:p>10.32</text:p>
          </table:table-cell>
          <table:table-cell office:value-type="float" office:value="11.08">
            <text:p>11.08</text:p>
          </table:table-cell>
          <table:table-cell office:value-type="float" office:value="10.08">
            <text:p>10.08</text:p>
          </table:table-cell>
          <table:table-cell office:value-type="float" office:value="6.01">
            <text:p>6.01</text:p>
          </table:table-cell>
          <table:table-cell office:value-type="float" office:value="4.8">
            <text:p>4.8</text:p>
          </table:table-cell>
          <table:table-cell office:value-type="float" office:value="9.86">
            <text:p>9.86</text:p>
          </table:table-cell>
          <table:table-cell office:value-type="float" office:value="5.18">
            <text:p>5.18</text:p>
          </table:table-cell>
          <table:table-cell office:value-type="float" office:value="6.5">
            <text:p>6.5</text:p>
          </table:table-cell>
          <table:table-cell office:value-type="float" office:value="8.38">
            <text:p>8.38</text:p>
          </table:table-cell>
          <table:table-cell office:value-type="float" office:value="6.24">
            <text:p>6.24</text:p>
          </table:table-cell>
          <table:table-cell office:value-type="float" office:value="7.73">
            <text:p>7.73</text:p>
          </table:table-cell>
          <table:table-cell/>
          <table:table-cell office:value-type="float" office:value="11.8">
            <text:p>11.8</text:p>
          </table:table-cell>
          <table:table-cell office:value-type="float" office:value="7.09">
            <text:p>7.09</text:p>
          </table:table-cell>
          <table:table-cell office:value-type="float" office:value="6.26">
            <text:p>6.26</text:p>
          </table:table-cell>
          <table:table-cell/>
          <table:table-cell office:value-type="float" office:value="4.79">
            <text:p>4.79</text:p>
          </table:table-cell>
          <table:table-cell office:value-type="float" office:value="11.99">
            <text:p>11.99</text:p>
          </table:table-cell>
          <table:table-cell office:value-type="float" office:value="5.09">
            <text:p>5.09</text:p>
          </table:table-cell>
          <table:table-cell office:value-type="float" office:value="4.75">
            <text:p>4.75</text:p>
          </table:table-cell>
          <table:table-cell office:value-type="float" office:value="8.74">
            <text:p>8.74</text:p>
          </table:table-cell>
          <table:table-cell/>
          <table:table-cell office:value-type="float" office:value="5.07">
            <text:p>5.07</text:p>
          </table:table-cell>
          <table:table-cell table:number-columns-repeated="974"/>
        </table:table-row>
        <table:table-row table:style-name="ro1">
          <table:table-cell office:value-type="string">
            <text:p>Mexico</text:p>
          </table:table-cell>
          <table:table-cell office:value-type="float" office:value="1.35">
            <text:p>1.35</text:p>
          </table:table-cell>
          <table:table-cell office:value-type="float" office:value="3.27">
            <text:p>3.27</text:p>
          </table:table-cell>
          <table:table-cell office:value-type="float" office:value="2.1">
            <text:p>2.1</text:p>
          </table:table-cell>
          <table:table-cell office:value-type="float" office:value="1.99">
            <text:p>1.99</text:p>
          </table:table-cell>
          <table:table-cell office:value-type="float" office:value="2.02">
            <text:p>2.02</text:p>
          </table:table-cell>
          <table:table-cell office:value-type="float" office:value="1.7">
            <text:p>1.7</text:p>
          </table:table-cell>
          <table:table-cell office:value-type="float" office:value="4.19">
            <text:p>4.19</text:p>
          </table:table-cell>
          <table:table-cell office:value-type="float" office:value="1.63">
            <text:p>1.63</text:p>
          </table:table-cell>
          <table:table-cell office:value-type="float" office:value="2.28">
            <text:p>2.28</text:p>
          </table:table-cell>
          <table:table-cell office:value-type="float" office:value="1.46">
            <text:p>1.46</text:p>
          </table:table-cell>
          <table:table-cell office:value-type="float" office:value="6.21">
            <text:p>6.21</text:p>
          </table:table-cell>
          <table:table-cell office:value-type="float" office:value="7.92">
            <text:p>7.92</text:p>
          </table:table-cell>
          <table:table-cell office:value-type="float" office:value="5.27">
            <text:p>5.27</text:p>
          </table:table-cell>
          <table:table-cell office:value-type="float" office:value="5.79">
            <text:p>5.79</text:p>
          </table:table-cell>
          <table:table-cell office:value-type="float" office:value="4.18">
            <text:p>4.18</text:p>
          </table:table-cell>
          <table:table-cell office:value-type="float" office:value="3.99">
            <text:p>3.99</text:p>
          </table:table-cell>
          <table:table-cell office:value-type="float" office:value="2.43">
            <text:p>2.43</text:p>
          </table:table-cell>
          <table:table-cell office:value-type="float" office:value="3.7">
            <text:p>3.7</text:p>
          </table:table-cell>
          <table:table-cell office:value-type="float" office:value="17.81">
            <text:p>17.81</text:p>
          </table:table-cell>
          <table:table-cell office:value-type="float" office:value="4.44">
            <text:p>4.44</text:p>
          </table:table-cell>
          <table:table-cell office:value-type="float" office:value="3.5">
            <text:p>3.5</text:p>
          </table:table-cell>
          <table:table-cell office:value-type="float" office:value="4.9">
            <text:p>4.9</text:p>
          </table:table-cell>
          <table:table-cell office:value-type="float" office:value="2.21">
            <text:p>2.21</text:p>
          </table:table-cell>
          <table:table-cell office:value-type="float" office:value="5.2">
            <text:p>5.2</text:p>
          </table:table-cell>
          <table:table-cell office:value-type="float" office:value="13.17">
            <text:p>13.17</text:p>
          </table:table-cell>
          <table:table-cell office:value-type="float" office:value="2.85">
            <text:p>2.85</text:p>
          </table:table-cell>
          <table:table-cell office:value-type="float" office:value="4.62">
            <text:p>4.62</text:p>
          </table:table-cell>
          <table:table-cell office:value-type="float" office:value="3.02">
            <text:p>3.02</text:p>
          </table:table-cell>
          <table:table-cell office:value-type="float" office:value="7.23">
            <text:p>7.23</text:p>
          </table:table-cell>
          <table:table-cell office:value-type="float" office:value="2.84">
            <text:p>2.84</text:p>
          </table:table-cell>
          <table:table-cell office:value-type="float" office:value="1.81">
            <text:p>1.81</text:p>
          </table:table-cell>
          <table:table-cell office:value-type="float" office:value="4.97">
            <text:p>4.97</text:p>
          </table:table-cell>
          <table:table-cell office:value-type="float" office:value="2.99">
            <text:p>2.99</text:p>
          </table:table-cell>
          <table:table-cell office:value-type="float" office:value="5.53">
            <text:p>5.53</text:p>
          </table:table-cell>
          <table:table-cell office:value-type="float" office:value="9.34">
            <text:p>9.34</text:p>
          </table:table-cell>
          <table:table-cell office:value-type="float" office:value="1.99">
            <text:p>1.99</text:p>
          </table:table-cell>
          <table:table-cell office:value-type="float" office:value="2.63">
            <text:p>2.63</text:p>
          </table:table-cell>
          <table:table-cell office:value-type="float" office:value="6.66">
            <text:p>6.66</text:p>
          </table:table-cell>
          <table:table-cell office:value-type="float" office:value="5.76">
            <text:p>5.76</text:p>
          </table:table-cell>
          <table:table-cell office:value-type="float" office:value="2.75">
            <text:p>2.75</text:p>
          </table:table-cell>
          <table:table-cell office:value-type="float" office:value="4.65">
            <text:p>4.65</text:p>
          </table:table-cell>
          <table:table-cell office:value-type="float" office:value="7.52">
            <text:p>7.52</text:p>
          </table:table-cell>
          <table:table-cell office:value-type="float" office:value="2.33">
            <text:p>2.33</text:p>
          </table:table-cell>
          <table:table-cell office:value-type="float" office:value="2.29">
            <text:p>2.29</text:p>
          </table:table-cell>
          <table:table-cell office:value-type="float" office:value="2.54">
            <text:p>2.54</text:p>
          </table:table-cell>
          <table:table-cell office:value-type="float" office:value="3.15">
            <text:p>3.15</text:p>
          </table:table-cell>
          <table:table-cell office:value-type="float" office:value="2.94">
            <text:p>2.94</text:p>
          </table:table-cell>
          <table:table-cell office:value-type="float" office:value="12.16">
            <text:p>12.16</text:p>
          </table:table-cell>
          <table:table-cell office:value-type="float" office:value="4.55">
            <text:p>4.55</text:p>
          </table:table-cell>
          <table:table-cell table:number-columns-repeated="974"/>
        </table:table-row>
        <table:table-row table:style-name="ro1">
          <table:table-cell office:value-type="string">
            <text:p>Montenegro</text:p>
          </table:table-cell>
          <table:table-cell office:value-type="float" office:value="1.05">
            <text:p>1.05</text:p>
          </table:table-cell>
          <table:table-cell office:value-type="float" office:value="4.56">
            <text:p>4.56</text:p>
          </table:table-cell>
          <table:table-cell office:value-type="float" office:value="3">
            <text:p>3</text:p>
          </table:table-cell>
          <table:table-cell office:value-type="float" office:value="3.06">
            <text:p>3.06</text:p>
          </table:table-cell>
          <table:table-cell office:value-type="float" office:value="4.79">
            <text:p>4.79</text:p>
          </table:table-cell>
          <table:table-cell office:value-type="float" office:value="1.92">
            <text:p>1.92</text:p>
          </table:table-cell>
          <table:table-cell office:value-type="float" office:value="7.48">
            <text:p>7.48</text:p>
          </table:table-cell>
          <table:table-cell office:value-type="float" office:value="3.54">
            <text:p>3.54</text:p>
          </table:table-cell>
          <table:table-cell office:value-type="float" office:value="3.92">
            <text:p>3.92</text:p>
          </table:table-cell>
          <table:table-cell office:value-type="float" office:value="1.48">
            <text:p>1.48</text:p>
          </table:table-cell>
          <table:table-cell office:value-type="float" office:value="10.43">
            <text:p>10.43</text:p>
          </table:table-cell>
          <table:table-cell office:value-type="float" office:value="9.41">
            <text:p>9.41</text:p>
          </table:table-cell>
          <table:table-cell office:value-type="float" office:value="12.77">
            <text:p>12.77</text:p>
          </table:table-cell>
          <table:table-cell office:value-type="float" office:value="6.72">
            <text:p>6.72</text:p>
          </table:table-cell>
          <table:table-cell office:value-type="float" office:value="7.27">
            <text:p>7.27</text:p>
          </table:table-cell>
          <table:table-cell office:value-type="float" office:value="10.24">
            <text:p>10.24</text:p>
          </table:table-cell>
          <table:table-cell office:value-type="float" office:value="4.89">
            <text:p>4.89</text:p>
          </table:table-cell>
          <table:table-cell office:value-type="float" office:value="11.51">
            <text:p>11.51</text:p>
          </table:table-cell>
          <table:table-cell/>
          <table:table-cell office:value-type="float" office:value="6.34">
            <text:p>6.34</text:p>
          </table:table-cell>
          <table:table-cell office:value-type="float" office:value="5.25">
            <text:p>5.25</text:p>
          </table:table-cell>
          <table:table-cell office:value-type="float" office:value="7.25">
            <text:p>7.25</text:p>
          </table:table-cell>
          <table:table-cell office:value-type="float" office:value="4.8">
            <text:p>4.8</text:p>
          </table:table-cell>
          <table:table-cell office:value-type="float" office:value="10.35">
            <text:p>10.35</text:p>
          </table:table-cell>
          <table:table-cell/>
          <table:table-cell office:value-type="float" office:value="7.51">
            <text:p>7.51</text:p>
          </table:table-cell>
          <table:table-cell office:value-type="float" office:value="9.78">
            <text:p>9.78</text:p>
          </table:table-cell>
          <table:table-cell office:value-type="float" office:value="9.01">
            <text:p>9.01</text:p>
          </table:table-cell>
          <table:table-cell office:value-type="float" office:value="12.11">
            <text:p>12.11</text:p>
          </table:table-cell>
          <table:table-cell office:value-type="float" office:value="4.82">
            <text:p>4.82</text:p>
          </table:table-cell>
          <table:table-cell office:value-type="float" office:value="2.71">
            <text:p>2.71</text:p>
          </table:table-cell>
          <table:table-cell/>
          <table:table-cell office:value-type="float" office:value="5.19">
            <text:p>5.19</text:p>
          </table:table-cell>
          <table:table-cell table:number-columns-repeated="2"/>
          <table:table-cell office:value-type="float" office:value="5.63">
            <text:p>5.63</text:p>
          </table:table-cell>
          <table:table-cell office:value-type="float" office:value="6.44">
            <text:p>6.44</text:p>
          </table:table-cell>
          <table:table-cell/>
          <table:table-cell office:value-type="float" office:value="7.35">
            <text:p>7.35</text:p>
          </table:table-cell>
          <table:table-cell office:value-type="float" office:value="7.06">
            <text:p>7.06</text:p>
          </table:table-cell>
          <table:table-cell office:value-type="float" office:value="11.25">
            <text:p>11.25</text:p>
          </table:table-cell>
          <table:table-cell/>
          <table:table-cell office:value-type="float" office:value="4.01">
            <text:p>4.01</text:p>
          </table:table-cell>
          <table:table-cell office:value-type="float" office:value="6.89">
            <text:p>6.89</text:p>
          </table:table-cell>
          <table:table-cell/>
          <table:table-cell office:value-type="float" office:value="10.47">
            <text:p>10.47</text:p>
          </table:table-cell>
          <table:table-cell office:value-type="float" office:value="9.14">
            <text:p>9.14</text:p>
          </table:table-cell>
          <table:table-cell/>
          <table:table-cell office:value-type="float" office:value="9.99">
            <text:p>9.99</text:p>
          </table:table-cell>
          <table:table-cell table:number-columns-repeated="974"/>
        </table:table-row>
        <table:table-row table:style-name="ro1">
          <table:table-cell office:value-type="string">
            <text:p>Netherlands</text:p>
          </table:table-cell>
          <table:table-cell office:value-type="float" office:value="3.47">
            <text:p>3.47</text:p>
          </table:table-cell>
          <table:table-cell office:value-type="float" office:value="4.24">
            <text:p>4.24</text:p>
          </table:table-cell>
          <table:table-cell office:value-type="float" office:value="4.91">
            <text:p>4.91</text:p>
          </table:table-cell>
          <table:table-cell office:value-type="float" office:value="3.13">
            <text:p>3.13</text:p>
          </table:table-cell>
          <table:table-cell office:value-type="float" office:value="4.24">
            <text:p>4.24</text:p>
          </table:table-cell>
          <table:table-cell office:value-type="float" office:value="3.84">
            <text:p>3.84</text:p>
          </table:table-cell>
          <table:table-cell office:value-type="float" office:value="8.68">
            <text:p>8.68</text:p>
          </table:table-cell>
          <table:table-cell office:value-type="float" office:value="5.22">
            <text:p>5.22</text:p>
          </table:table-cell>
          <table:table-cell office:value-type="float" office:value="6.25">
            <text:p>6.25</text:p>
          </table:table-cell>
          <table:table-cell office:value-type="float" office:value="5">
            <text:p>5</text:p>
          </table:table-cell>
          <table:table-cell/>
          <table:table-cell office:value-type="float" office:value="5.08">
            <text:p>5.08</text:p>
          </table:table-cell>
          <table:table-cell office:value-type="float" office:value="6.47">
            <text:p>6.47</text:p>
          </table:table-cell>
          <table:table-cell office:value-type="float" office:value="6.48">
            <text:p>6.48</text:p>
          </table:table-cell>
          <table:table-cell office:value-type="float" office:value="8.09">
            <text:p>8.09</text:p>
          </table:table-cell>
          <table:table-cell office:value-type="float" office:value="6.05">
            <text:p>6.05</text:p>
          </table:table-cell>
          <table:table-cell office:value-type="float" office:value="5.61">
            <text:p>5.61</text:p>
          </table:table-cell>
          <table:table-cell office:value-type="float" office:value="5.65">
            <text:p>5.65</text:p>
          </table:table-cell>
          <table:table-cell office:value-type="float" office:value="10.08">
            <text:p>10.08</text:p>
          </table:table-cell>
          <table:table-cell office:value-type="float" office:value="10.81">
            <text:p>10.81</text:p>
          </table:table-cell>
          <table:table-cell office:value-type="float" office:value="7.13">
            <text:p>7.13</text:p>
          </table:table-cell>
          <table:table-cell office:value-type="float" office:value="4.84">
            <text:p>4.84</text:p>
          </table:table-cell>
          <table:table-cell office:value-type="float" office:value="4.65">
            <text:p>4.65</text:p>
          </table:table-cell>
          <table:table-cell office:value-type="float" office:value="7.98">
            <text:p>7.98</text:p>
          </table:table-cell>
          <table:table-cell office:value-type="float" office:value="11.22">
            <text:p>11.22</text:p>
          </table:table-cell>
          <table:table-cell office:value-type="float" office:value="4.93">
            <text:p>4.93</text:p>
          </table:table-cell>
          <table:table-cell office:value-type="float" office:value="8.22">
            <text:p>8.22</text:p>
          </table:table-cell>
          <table:table-cell office:value-type="float" office:value="9.05">
            <text:p>9.05</text:p>
          </table:table-cell>
          <table:table-cell office:value-type="float" office:value="9.52">
            <text:p>9.52</text:p>
          </table:table-cell>
          <table:table-cell office:value-type="float" office:value="5.6">
            <text:p>5.6</text:p>
          </table:table-cell>
          <table:table-cell office:value-type="float" office:value="5.45">
            <text:p>5.45</text:p>
          </table:table-cell>
          <table:table-cell office:value-type="float" office:value="6.35">
            <text:p>6.35</text:p>
          </table:table-cell>
          <table:table-cell office:value-type="float" office:value="10.25">
            <text:p>10.25</text:p>
          </table:table-cell>
          <table:table-cell office:value-type="float" office:value="8.73">
            <text:p>8.73</text:p>
          </table:table-cell>
          <table:table-cell/>
          <table:table-cell office:value-type="float" office:value="6.68">
            <text:p>6.68</text:p>
          </table:table-cell>
          <table:table-cell office:value-type="float" office:value="7.36">
            <text:p>7.36</text:p>
          </table:table-cell>
          <table:table-cell/>
          <table:table-cell office:value-type="float" office:value="13.72">
            <text:p>13.72</text:p>
          </table:table-cell>
          <table:table-cell office:value-type="float" office:value="9.64">
            <text:p>9.64</text:p>
          </table:table-cell>
          <table:table-cell office:value-type="float" office:value="15.44">
            <text:p>15.44</text:p>
          </table:table-cell>
          <table:table-cell/>
          <table:table-cell office:value-type="float" office:value="6.12">
            <text:p>6.12</text:p>
          </table:table-cell>
          <table:table-cell office:value-type="float" office:value="7.26">
            <text:p>7.26</text:p>
          </table:table-cell>
          <table:table-cell/>
          <table:table-cell office:value-type="float" office:value="12.84">
            <text:p>12.84</text:p>
          </table:table-cell>
          <table:table-cell table:number-columns-repeated="977"/>
        </table:table-row>
        <table:table-row table:style-name="ro1">
          <table:table-cell office:value-type="string">
            <text:p>New Zealand</text:p>
          </table:table-cell>
          <table:table-cell office:value-type="float" office:value="2.21">
            <text:p>2.21</text:p>
          </table:table-cell>
          <table:table-cell office:value-type="float" office:value="3.77">
            <text:p>3.77</text:p>
          </table:table-cell>
          <table:table-cell office:value-type="float" office:value="3.29">
            <text:p>3.29</text:p>
          </table:table-cell>
          <table:table-cell office:value-type="float" office:value="4.03">
            <text:p>4.03</text:p>
          </table:table-cell>
          <table:table-cell office:value-type="float" office:value="4.27">
            <text:p>4.27</text:p>
          </table:table-cell>
          <table:table-cell office:value-type="float" office:value="3.44">
            <text:p>3.44</text:p>
          </table:table-cell>
          <table:table-cell office:value-type="float" office:value="6.76">
            <text:p>6.76</text:p>
          </table:table-cell>
          <table:table-cell office:value-type="float" office:value="4.56">
            <text:p>4.56</text:p>
          </table:table-cell>
          <table:table-cell office:value-type="float" office:value="5.02">
            <text:p>5.02</text:p>
          </table:table-cell>
          <table:table-cell office:value-type="float" office:value="3.32">
            <text:p>3.32</text:p>
          </table:table-cell>
          <table:table-cell office:value-type="float" office:value="11.53">
            <text:p>11.53</text:p>
          </table:table-cell>
          <table:table-cell office:value-type="float" office:value="10.51">
            <text:p>10.51</text:p>
          </table:table-cell>
          <table:table-cell office:value-type="float" office:value="4.86">
            <text:p>4.86</text:p>
          </table:table-cell>
          <table:table-cell office:value-type="float" office:value="7.2">
            <text:p>7.2</text:p>
          </table:table-cell>
          <table:table-cell office:value-type="float" office:value="5.81">
            <text:p>5.81</text:p>
          </table:table-cell>
          <table:table-cell office:value-type="float" office:value="5.54">
            <text:p>5.54</text:p>
          </table:table-cell>
          <table:table-cell office:value-type="float" office:value="5.41">
            <text:p>5.41</text:p>
          </table:table-cell>
          <table:table-cell office:value-type="float" office:value="5.3">
            <text:p>5.3</text:p>
          </table:table-cell>
          <table:table-cell office:value-type="float" office:value="12.06">
            <text:p>12.06</text:p>
          </table:table-cell>
          <table:table-cell office:value-type="float" office:value="7.99">
            <text:p>7.99</text:p>
          </table:table-cell>
          <table:table-cell office:value-type="float" office:value="7.4">
            <text:p>7.4</text:p>
          </table:table-cell>
          <table:table-cell office:value-type="float" office:value="9.14">
            <text:p>9.14</text:p>
          </table:table-cell>
          <table:table-cell office:value-type="float" office:value="5.29">
            <text:p>5.29</text:p>
          </table:table-cell>
          <table:table-cell office:value-type="float" office:value="8.18">
            <text:p>8.18</text:p>
          </table:table-cell>
          <table:table-cell office:value-type="float" office:value="20.22">
            <text:p>20.22</text:p>
          </table:table-cell>
          <table:table-cell office:value-type="float" office:value="6.82">
            <text:p>6.82</text:p>
          </table:table-cell>
          <table:table-cell office:value-type="float" office:value="5.87">
            <text:p>5.87</text:p>
          </table:table-cell>
          <table:table-cell office:value-type="float" office:value="9.62">
            <text:p>9.62</text:p>
          </table:table-cell>
          <table:table-cell/>
          <table:table-cell office:value-type="float" office:value="7.3">
            <text:p>7.3</text:p>
          </table:table-cell>
          <table:table-cell office:value-type="float" office:value="7.35">
            <text:p>7.35</text:p>
          </table:table-cell>
          <table:table-cell office:value-type="float" office:value="3.91">
            <text:p>3.91</text:p>
          </table:table-cell>
          <table:table-cell office:value-type="float" office:value="9.04">
            <text:p>9.04</text:p>
          </table:table-cell>
          <table:table-cell office:value-type="float" office:value="7.33">
            <text:p>7.33</text:p>
          </table:table-cell>
          <table:table-cell office:value-type="float" office:value="15.35">
            <text:p>15.35</text:p>
          </table:table-cell>
          <table:table-cell office:value-type="float" office:value="6.04">
            <text:p>6.04</text:p>
          </table:table-cell>
          <table:table-cell office:value-type="float" office:value="7.68">
            <text:p>7.68</text:p>
          </table:table-cell>
          <table:table-cell office:value-type="float" office:value="11.1">
            <text:p>11.1</text:p>
          </table:table-cell>
          <table:table-cell office:value-type="float" office:value="9.93">
            <text:p>9.93</text:p>
          </table:table-cell>
          <table:table-cell office:value-type="float" office:value="9.35">
            <text:p>9.35</text:p>
          </table:table-cell>
          <table:table-cell office:value-type="float" office:value="8.69">
            <text:p>8.69</text:p>
          </table:table-cell>
          <table:table-cell/>
          <table:table-cell office:value-type="float" office:value="5.29">
            <text:p>5.29</text:p>
          </table:table-cell>
          <table:table-cell office:value-type="float" office:value="8.58">
            <text:p>8.58</text:p>
          </table:table-cell>
          <table:table-cell office:value-type="float" office:value="12">
            <text:p>12</text:p>
          </table:table-cell>
          <table:table-cell office:value-type="float" office:value="9.75">
            <text:p>9.75</text:p>
          </table:table-cell>
          <table:table-cell office:value-type="float" office:value="16.63">
            <text:p>16.63</text:p>
          </table:table-cell>
          <table:table-cell table:number-columns-repeated="976"/>
        </table:table-row>
        <table:table-row table:style-name="ro1">
          <table:table-cell office:value-type="string">
            <text:p>Norway</text:p>
          </table:table-cell>
          <table:table-cell office:value-type="float" office:value="2.73">
            <text:p>2.73</text:p>
          </table:table-cell>
          <table:table-cell office:value-type="float" office:value="3.54">
            <text:p>3.54</text:p>
          </table:table-cell>
          <table:table-cell office:value-type="float" office:value="2.83">
            <text:p>2.83</text:p>
          </table:table-cell>
          <table:table-cell office:value-type="float" office:value="3.56">
            <text:p>3.56</text:p>
          </table:table-cell>
          <table:table-cell office:value-type="float" office:value="4.34">
            <text:p>4.34</text:p>
          </table:table-cell>
          <table:table-cell office:value-type="float" office:value="3.84">
            <text:p>3.84</text:p>
          </table:table-cell>
          <table:table-cell office:value-type="float" office:value="9.21">
            <text:p>9.21</text:p>
          </table:table-cell>
          <table:table-cell office:value-type="float" office:value="3.81">
            <text:p>3.81</text:p>
          </table:table-cell>
          <table:table-cell office:value-type="float" office:value="5.48">
            <text:p>5.48</text:p>
          </table:table-cell>
          <table:table-cell office:value-type="float" office:value="3.66">
            <text:p>3.66</text:p>
          </table:table-cell>
          <table:table-cell/>
          <table:table-cell office:value-type="float" office:value="7.57">
            <text:p>7.57</text:p>
          </table:table-cell>
          <table:table-cell office:value-type="float" office:value="4.51">
            <text:p>4.51</text:p>
          </table:table-cell>
          <table:table-cell office:value-type="float" office:value="13.08">
            <text:p>13.08</text:p>
          </table:table-cell>
          <table:table-cell office:value-type="float" office:value="4.48">
            <text:p>4.48</text:p>
          </table:table-cell>
          <table:table-cell office:value-type="float" office:value="3.92">
            <text:p>3.92</text:p>
          </table:table-cell>
          <table:table-cell office:value-type="float" office:value="3.38">
            <text:p>3.38</text:p>
          </table:table-cell>
          <table:table-cell office:value-type="float" office:value="5.01">
            <text:p>5.01</text:p>
          </table:table-cell>
          <table:table-cell office:value-type="float" office:value="12.57">
            <text:p>12.57</text:p>
          </table:table-cell>
          <table:table-cell office:value-type="float" office:value="5.72">
            <text:p>5.72</text:p>
          </table:table-cell>
          <table:table-cell office:value-type="float" office:value="9.33">
            <text:p>9.33</text:p>
          </table:table-cell>
          <table:table-cell office:value-type="float" office:value="5.93">
            <text:p>5.93</text:p>
          </table:table-cell>
          <table:table-cell office:value-type="float" office:value="5.32">
            <text:p>5.32</text:p>
          </table:table-cell>
          <table:table-cell office:value-type="float" office:value="8.24">
            <text:p>8.24</text:p>
          </table:table-cell>
          <table:table-cell office:value-type="float" office:value="9.71">
            <text:p>9.71</text:p>
          </table:table-cell>
          <table:table-cell office:value-type="float" office:value="10.32">
            <text:p>10.32</text:p>
          </table:table-cell>
          <table:table-cell office:value-type="float" office:value="6.94">
            <text:p>6.94</text:p>
          </table:table-cell>
          <table:table-cell office:value-type="float" office:value="11.8">
            <text:p>11.8</text:p>
          </table:table-cell>
          <table:table-cell office:value-type="float" office:value="13.62">
            <text:p>13.62</text:p>
          </table:table-cell>
          <table:table-cell office:value-type="float" office:value="5.89">
            <text:p>5.89</text:p>
          </table:table-cell>
          <table:table-cell office:value-type="float" office:value="5.03">
            <text:p>5.03</text:p>
          </table:table-cell>
          <table:table-cell office:value-type="float" office:value="5.27">
            <text:p>5.27</text:p>
          </table:table-cell>
          <table:table-cell office:value-type="float" office:value="7.68">
            <text:p>7.68</text:p>
          </table:table-cell>
          <table:table-cell office:value-type="float" office:value="11.14">
            <text:p>11.14</text:p>
          </table:table-cell>
          <table:table-cell office:value-type="float" office:value="14.71">
            <text:p>14.71</text:p>
          </table:table-cell>
          <table:table-cell office:value-type="float" office:value="5.2">
            <text:p>5.2</text:p>
          </table:table-cell>
          <table:table-cell office:value-type="float" office:value="6.62">
            <text:p>6.62</text:p>
          </table:table-cell>
          <table:table-cell/>
          <table:table-cell office:value-type="float" office:value="8.21">
            <text:p>8.21</text:p>
          </table:table-cell>
          <table:table-cell office:value-type="float" office:value="12.34">
            <text:p>12.34</text:p>
          </table:table-cell>
          <table:table-cell office:value-type="float" office:value="12.37">
            <text:p>12.37</text:p>
          </table:table-cell>
          <table:table-cell/>
          <table:table-cell office:value-type="float" office:value="6.37">
            <text:p>6.37</text:p>
          </table:table-cell>
          <table:table-cell office:value-type="float" office:value="7.7">
            <text:p>7.7</text:p>
          </table:table-cell>
          <table:table-cell/>
          <table:table-cell office:value-type="float" office:value="9.82">
            <text:p>9.82</text:p>
          </table:table-cell>
          <table:table-cell table:number-columns-repeated="977"/>
        </table:table-row>
        <table:table-row table:style-name="ro1">
          <table:table-cell office:value-type="string">
            <text:p>Peru</text:p>
          </table:table-cell>
          <table:table-cell office:value-type="float" office:value="3.69">
            <text:p>3.69</text:p>
          </table:table-cell>
          <table:table-cell office:value-type="float" office:value="14.83">
            <text:p>14.83</text:p>
          </table:table-cell>
          <table:table-cell office:value-type="float" office:value="6.76">
            <text:p>6.76</text:p>
          </table:table-cell>
          <table:table-cell office:value-type="float" office:value="8.18">
            <text:p>8.18</text:p>
          </table:table-cell>
          <table:table-cell office:value-type="float" office:value="7.14">
            <text:p>7.14</text:p>
          </table:table-cell>
          <table:table-cell office:value-type="float" office:value="3.6">
            <text:p>3.6</text:p>
          </table:table-cell>
          <table:table-cell office:value-type="float" office:value="5.61">
            <text:p>5.61</text:p>
          </table:table-cell>
          <table:table-cell office:value-type="float" office:value="3.32">
            <text:p>3.32</text:p>
          </table:table-cell>
          <table:table-cell office:value-type="float" office:value="4.49">
            <text:p>4.49</text:p>
          </table:table-cell>
          <table:table-cell office:value-type="float" office:value="2.84">
            <text:p>2.84</text:p>
          </table:table-cell>
          <table:table-cell table:number-columns-repeated="3"/>
          <table:table-cell office:value-type="float" office:value="17.53">
            <text:p>17.53</text:p>
          </table:table-cell>
          <table:table-cell office:value-type="float" office:value="8.69">
            <text:p>8.69</text:p>
          </table:table-cell>
          <table:table-cell office:value-type="float" office:value="9.39">
            <text:p>9.39</text:p>
          </table:table-cell>
          <table:table-cell office:value-type="float" office:value="6.09">
            <text:p>6.09</text:p>
          </table:table-cell>
          <table:table-cell office:value-type="float" office:value="10.34">
            <text:p>10.34</text:p>
          </table:table-cell>
          <table:table-cell/>
          <table:table-cell office:value-type="float" office:value="17.47">
            <text:p>17.47</text:p>
          </table:table-cell>
          <table:table-cell office:value-type="float" office:value="10.19">
            <text:p>10.19</text:p>
          </table:table-cell>
          <table:table-cell office:value-type="float" office:value="9.09">
            <text:p>9.09</text:p>
          </table:table-cell>
          <table:table-cell office:value-type="float" office:value="12.24">
            <text:p>12.24</text:p>
          </table:table-cell>
          <table:table-cell office:value-type="float" office:value="16.92">
            <text:p>16.92</text:p>
          </table:table-cell>
          <table:table-cell/>
          <table:table-cell office:value-type="float" office:value="8.25">
            <text:p>8.25</text:p>
          </table:table-cell>
          <table:table-cell office:value-type="float" office:value="10.38">
            <text:p>10.38</text:p>
          </table:table-cell>
          <table:table-cell office:value-type="float" office:value="12.23">
            <text:p>12.23</text:p>
          </table:table-cell>
          <table:table-cell office:value-type="float" office:value="11.8">
            <text:p>11.8</text:p>
          </table:table-cell>
          <table:table-cell office:value-type="float" office:value="5.11">
            <text:p>5.11</text:p>
          </table:table-cell>
          <table:table-cell office:value-type="float" office:value="3.95">
            <text:p>3.95</text:p>
          </table:table-cell>
          <table:table-cell office:value-type="float" office:value="8.28">
            <text:p>8.28</text:p>
          </table:table-cell>
          <table:table-cell office:value-type="float" office:value="7.18">
            <text:p>7.18</text:p>
          </table:table-cell>
          <table:table-cell table:number-columns-repeated="2"/>
          <table:table-cell office:value-type="float" office:value="4.34">
            <text:p>4.34</text:p>
          </table:table-cell>
          <table:table-cell office:value-type="float" office:value="5.09">
            <text:p>5.09</text:p>
          </table:table-cell>
          <table:table-cell office:value-type="float" office:value="9.72">
            <text:p>9.72</text:p>
          </table:table-cell>
          <table:table-cell office:value-type="float" office:value="11.69">
            <text:p>11.69</text:p>
          </table:table-cell>
          <table:table-cell office:value-type="float" office:value="4.54">
            <text:p>4.54</text:p>
          </table:table-cell>
          <table:table-cell office:value-type="float" office:value="14.37">
            <text:p>14.37</text:p>
          </table:table-cell>
          <table:table-cell/>
          <table:table-cell office:value-type="float" office:value="4.53">
            <text:p>4.53</text:p>
          </table:table-cell>
          <table:table-cell office:value-type="float" office:value="5.13">
            <text:p>5.13</text:p>
          </table:table-cell>
          <table:table-cell office:value-type="float" office:value="3.49">
            <text:p>3.49</text:p>
          </table:table-cell>
          <table:table-cell office:value-type="float" office:value="6.54">
            <text:p>6.54</text:p>
          </table:table-cell>
          <table:table-cell office:value-type="float" office:value="4.04">
            <text:p>4.04</text:p>
          </table:table-cell>
          <table:table-cell office:value-type="float" office:value="9.9">
            <text:p>9.9</text:p>
          </table:table-cell>
          <table:table-cell office:value-type="float" office:value="11.7">
            <text:p>11.7</text:p>
          </table:table-cell>
          <table:table-cell table:number-columns-repeated="974"/>
        </table:table-row>
        <table:table-row table:style-name="ro1">
          <table:table-cell office:value-type="string">
            <text:p>Poland</text:p>
          </table:table-cell>
          <table:table-cell office:value-type="float" office:value="3.62">
            <text:p>3.62</text:p>
          </table:table-cell>
          <table:table-cell office:value-type="float" office:value="6.04">
            <text:p>6.04</text:p>
          </table:table-cell>
          <table:table-cell office:value-type="float" office:value="6.28">
            <text:p>6.28</text:p>
          </table:table-cell>
          <table:table-cell office:value-type="float" office:value="4.54">
            <text:p>4.54</text:p>
          </table:table-cell>
          <table:table-cell office:value-type="float" office:value="7.36">
            <text:p>7.36</text:p>
          </table:table-cell>
          <table:table-cell office:value-type="float" office:value="3.72">
            <text:p>3.72</text:p>
          </table:table-cell>
          <table:table-cell office:value-type="float" office:value="4.71">
            <text:p>4.71</text:p>
          </table:table-cell>
          <table:table-cell office:value-type="float" office:value="3.34">
            <text:p>3.34</text:p>
          </table:table-cell>
          <table:table-cell office:value-type="float" office:value="4.02">
            <text:p>4.02</text:p>
          </table:table-cell>
          <table:table-cell office:value-type="float" office:value="3.97">
            <text:p>3.97</text:p>
          </table:table-cell>
          <table:table-cell office:value-type="float" office:value="14.01">
            <text:p>14.01</text:p>
          </table:table-cell>
          <table:table-cell office:value-type="float" office:value="10.41">
            <text:p>10.41</text:p>
          </table:table-cell>
          <table:table-cell office:value-type="float" office:value="5.15">
            <text:p>5.15</text:p>
          </table:table-cell>
          <table:table-cell office:value-type="float" office:value="12.03">
            <text:p>12.03</text:p>
          </table:table-cell>
          <table:table-cell office:value-type="float" office:value="10.43">
            <text:p>10.43</text:p>
          </table:table-cell>
          <table:table-cell office:value-type="float" office:value="9.05">
            <text:p>9.05</text:p>
          </table:table-cell>
          <table:table-cell office:value-type="float" office:value="8.05">
            <text:p>8.05</text:p>
          </table:table-cell>
          <table:table-cell office:value-type="float" office:value="7.69">
            <text:p>7.69</text:p>
          </table:table-cell>
          <table:table-cell/>
          <table:table-cell office:value-type="float" office:value="10.17">
            <text:p>10.17</text:p>
          </table:table-cell>
          <table:table-cell office:value-type="float" office:value="6.03">
            <text:p>6.03</text:p>
          </table:table-cell>
          <table:table-cell office:value-type="float" office:value="7.44">
            <text:p>7.44</text:p>
          </table:table-cell>
          <table:table-cell office:value-type="float" office:value="5.69">
            <text:p>5.69</text:p>
          </table:table-cell>
          <table:table-cell office:value-type="float" office:value="11.05">
            <text:p>11.05</text:p>
          </table:table-cell>
          <table:table-cell/>
          <table:table-cell office:value-type="float" office:value="14.54">
            <text:p>14.54</text:p>
          </table:table-cell>
          <table:table-cell office:value-type="float" office:value="12.55">
            <text:p>12.55</text:p>
          </table:table-cell>
          <table:table-cell office:value-type="float" office:value="9.26">
            <text:p>9.26</text:p>
          </table:table-cell>
          <table:table-cell office:value-type="float" office:value="15.65">
            <text:p>15.65</text:p>
          </table:table-cell>
          <table:table-cell office:value-type="float" office:value="6.76">
            <text:p>6.76</text:p>
          </table:table-cell>
          <table:table-cell office:value-type="float" office:value="4.36">
            <text:p>4.36</text:p>
          </table:table-cell>
          <table:table-cell office:value-type="float" office:value="9.09">
            <text:p>9.09</text:p>
          </table:table-cell>
          <table:table-cell office:value-type="float" office:value="6.79">
            <text:p>6.79</text:p>
          </table:table-cell>
          <table:table-cell office:value-type="float" office:value="4.77">
            <text:p>4.77</text:p>
          </table:table-cell>
          <table:table-cell/>
          <table:table-cell office:value-type="float" office:value="4.25">
            <text:p>4.25</text:p>
          </table:table-cell>
          <table:table-cell office:value-type="float" office:value="4.72">
            <text:p>4.72</text:p>
          </table:table-cell>
          <table:table-cell office:value-type="float" office:value="13.59">
            <text:p>13.59</text:p>
          </table:table-cell>
          <table:table-cell office:value-type="float" office:value="11.35">
            <text:p>11.35</text:p>
          </table:table-cell>
          <table:table-cell office:value-type="float" office:value="4.56">
            <text:p>4.56</text:p>
          </table:table-cell>
          <table:table-cell office:value-type="float" office:value="6.22">
            <text:p>6.22</text:p>
          </table:table-cell>
          <table:table-cell office:value-type="float" office:value="18.67">
            <text:p>18.67</text:p>
          </table:table-cell>
          <table:table-cell office:value-type="float" office:value="4.22">
            <text:p>4.22</text:p>
          </table:table-cell>
          <table:table-cell office:value-type="float" office:value="6.96">
            <text:p>6.96</text:p>
          </table:table-cell>
          <table:table-cell/>
          <table:table-cell office:value-type="float" office:value="15.54">
            <text:p>15.54</text:p>
          </table:table-cell>
          <table:table-cell office:value-type="float" office:value="13.07">
            <text:p>13.07</text:p>
          </table:table-cell>
          <table:table-cell table:number-columns-repeated="976"/>
        </table:table-row>
        <table:table-row table:style-name="ro1">
          <table:table-cell office:value-type="string">
            <text:p>Portugal</text:p>
          </table:table-cell>
          <table:table-cell office:value-type="float" office:value="3.81">
            <text:p>3.81</text:p>
          </table:table-cell>
          <table:table-cell office:value-type="float" office:value="4.67">
            <text:p>4.67</text:p>
          </table:table-cell>
          <table:table-cell office:value-type="float" office:value="3.48">
            <text:p>3.48</text:p>
          </table:table-cell>
          <table:table-cell office:value-type="float" office:value="4.76">
            <text:p>4.76</text:p>
          </table:table-cell>
          <table:table-cell office:value-type="float" office:value="4.18">
            <text:p>4.18</text:p>
          </table:table-cell>
          <table:table-cell office:value-type="float" office:value="4.25">
            <text:p>4.25</text:p>
          </table:table-cell>
          <table:table-cell office:value-type="float" office:value="12.9">
            <text:p>12.9</text:p>
          </table:table-cell>
          <table:table-cell office:value-type="float" office:value="4.36">
            <text:p>4.36</text:p>
          </table:table-cell>
          <table:table-cell office:value-type="float" office:value="4.52">
            <text:p>4.52</text:p>
          </table:table-cell>
          <table:table-cell office:value-type="float" office:value="4.08">
            <text:p>4.08</text:p>
          </table:table-cell>
          <table:table-cell office:value-type="float" office:value="12.46">
            <text:p>12.46</text:p>
          </table:table-cell>
          <table:table-cell office:value-type="float" office:value="9.18">
            <text:p>9.18</text:p>
          </table:table-cell>
          <table:table-cell office:value-type="float" office:value="7.96">
            <text:p>7.96</text:p>
          </table:table-cell>
          <table:table-cell office:value-type="float" office:value="5.72">
            <text:p>5.72</text:p>
          </table:table-cell>
          <table:table-cell office:value-type="float" office:value="7.21">
            <text:p>7.21</text:p>
          </table:table-cell>
          <table:table-cell office:value-type="float" office:value="6.11">
            <text:p>6.11</text:p>
          </table:table-cell>
          <table:table-cell office:value-type="float" office:value="4.92">
            <text:p>4.92</text:p>
          </table:table-cell>
          <table:table-cell office:value-type="float" office:value="10.85">
            <text:p>10.85</text:p>
          </table:table-cell>
          <table:table-cell/>
          <table:table-cell office:value-type="float" office:value="6.63">
            <text:p>6.63</text:p>
          </table:table-cell>
          <table:table-cell office:value-type="float" office:value="7.5">
            <text:p>7.5</text:p>
          </table:table-cell>
          <table:table-cell office:value-type="float" office:value="11.5">
            <text:p>11.5</text:p>
          </table:table-cell>
          <table:table-cell office:value-type="float" office:value="7.11">
            <text:p>7.11</text:p>
          </table:table-cell>
          <table:table-cell office:value-type="float" office:value="8.57">
            <text:p>8.57</text:p>
          </table:table-cell>
          <table:table-cell office:value-type="float" office:value="12.55">
            <text:p>12.55</text:p>
          </table:table-cell>
          <table:table-cell office:value-type="float" office:value="6.31">
            <text:p>6.31</text:p>
          </table:table-cell>
          <table:table-cell office:value-type="float" office:value="6.58">
            <text:p>6.58</text:p>
          </table:table-cell>
          <table:table-cell office:value-type="float" office:value="9.75">
            <text:p>9.75</text:p>
          </table:table-cell>
          <table:table-cell/>
          <table:table-cell office:value-type="float" office:value="5.9">
            <text:p>5.9</text:p>
          </table:table-cell>
          <table:table-cell office:value-type="float" office:value="5.17">
            <text:p>5.17</text:p>
          </table:table-cell>
          <table:table-cell office:value-type="float" office:value="5.59">
            <text:p>5.59</text:p>
          </table:table-cell>
          <table:table-cell office:value-type="float" office:value="7.63">
            <text:p>7.63</text:p>
          </table:table-cell>
          <table:table-cell office:value-type="float" office:value="12.11">
            <text:p>12.11</text:p>
          </table:table-cell>
          <table:table-cell office:value-type="float" office:value="21.24">
            <text:p>21.24</text:p>
          </table:table-cell>
          <table:table-cell office:value-type="float" office:value="5.73">
            <text:p>5.73</text:p>
          </table:table-cell>
          <table:table-cell office:value-type="float" office:value="7.17">
            <text:p>7.17</text:p>
          </table:table-cell>
          <table:table-cell office:value-type="float" office:value="12.44">
            <text:p>12.44</text:p>
          </table:table-cell>
          <table:table-cell office:value-type="float" office:value="7.89">
            <text:p>7.89</text:p>
          </table:table-cell>
          <table:table-cell office:value-type="float" office:value="5.92">
            <text:p>5.92</text:p>
          </table:table-cell>
          <table:table-cell office:value-type="float" office:value="6.16">
            <text:p>6.16</text:p>
          </table:table-cell>
          <table:table-cell/>
          <table:table-cell office:value-type="float" office:value="5.36">
            <text:p>5.36</text:p>
          </table:table-cell>
          <table:table-cell office:value-type="float" office:value="4.91">
            <text:p>4.91</text:p>
          </table:table-cell>
          <table:table-cell office:value-type="float" office:value="7.2">
            <text:p>7.2</text:p>
          </table:table-cell>
          <table:table-cell office:value-type="float" office:value="6.85">
            <text:p>6.85</text:p>
          </table:table-cell>
          <table:table-cell office:value-type="float" office:value="10.44">
            <text:p>10.44</text:p>
          </table:table-cell>
          <table:table-cell/>
          <table:table-cell office:value-type="float" office:value="8.9">
            <text:p>8.9</text:p>
          </table:table-cell>
          <table:table-cell table:number-columns-repeated="974"/>
        </table:table-row>
        <table:table-row table:style-name="ro1">
          <table:table-cell office:value-type="string">
            <text:p>Qatar</text:p>
          </table:table-cell>
          <table:table-cell office:value-type="float" office:value="0.76">
            <text:p>0.76</text:p>
          </table:table-cell>
          <table:table-cell office:value-type="float" office:value="2.25">
            <text:p>2.25</text:p>
          </table:table-cell>
          <table:table-cell office:value-type="float" office:value="1.39">
            <text:p>1.39</text:p>
          </table:table-cell>
          <table:table-cell office:value-type="float" office:value="1.9">
            <text:p>1.9</text:p>
          </table:table-cell>
          <table:table-cell office:value-type="float" office:value="2.41">
            <text:p>2.41</text:p>
          </table:table-cell>
          <table:table-cell office:value-type="float" office:value="3.49">
            <text:p>3.49</text:p>
          </table:table-cell>
          <table:table-cell/>
          <table:table-cell office:value-type="float" office:value="8.58">
            <text:p>8.58</text:p>
          </table:table-cell>
          <table:table-cell office:value-type="float" office:value="10.91">
            <text:p>10.91</text:p>
          </table:table-cell>
          <table:table-cell office:value-type="float" office:value="1.08">
            <text:p>1.08</text:p>
          </table:table-cell>
          <table:table-cell office:value-type="float" office:value="4.1">
            <text:p>4.1</text:p>
          </table:table-cell>
          <table:table-cell office:value-type="float" office:value="3.89">
            <text:p>3.89</text:p>
          </table:table-cell>
          <table:table-cell office:value-type="float" office:value="6.85">
            <text:p>6.85</text:p>
          </table:table-cell>
          <table:table-cell office:value-type="float" office:value="14.67">
            <text:p>14.67</text:p>
          </table:table-cell>
          <table:table-cell office:value-type="float" office:value="2.35">
            <text:p>2.35</text:p>
          </table:table-cell>
          <table:table-cell office:value-type="float" office:value="3.45">
            <text:p>3.45</text:p>
          </table:table-cell>
          <table:table-cell office:value-type="float" office:value="2.18">
            <text:p>2.18</text:p>
          </table:table-cell>
          <table:table-cell office:value-type="float" office:value="4.36">
            <text:p>4.36</text:p>
          </table:table-cell>
          <table:table-cell office:value-type="float" office:value="10.68">
            <text:p>10.68</text:p>
          </table:table-cell>
          <table:table-cell office:value-type="float" office:value="4.24">
            <text:p>4.24</text:p>
          </table:table-cell>
          <table:table-cell office:value-type="float" office:value="3.31">
            <text:p>3.31</text:p>
          </table:table-cell>
          <table:table-cell office:value-type="float" office:value="8.3">
            <text:p>8.3</text:p>
          </table:table-cell>
          <table:table-cell office:value-type="float" office:value="2.85">
            <text:p>2.85</text:p>
          </table:table-cell>
          <table:table-cell office:value-type="float" office:value="10.37">
            <text:p>10.37</text:p>
          </table:table-cell>
          <table:table-cell office:value-type="float" office:value="16.94">
            <text:p>16.94</text:p>
          </table:table-cell>
          <table:table-cell office:value-type="float" office:value="2.54">
            <text:p>2.54</text:p>
          </table:table-cell>
          <table:table-cell office:value-type="float" office:value="7.66">
            <text:p>7.66</text:p>
          </table:table-cell>
          <table:table-cell/>
          <table:table-cell office:value-type="float" office:value="15.9">
            <text:p>15.9</text:p>
          </table:table-cell>
          <table:table-cell office:value-type="float" office:value="8.31">
            <text:p>8.31</text:p>
          </table:table-cell>
          <table:table-cell/>
          <table:table-cell office:value-type="float" office:value="11.09">
            <text:p>11.09</text:p>
          </table:table-cell>
          <table:table-cell office:value-type="float" office:value="3.55">
            <text:p>3.55</text:p>
          </table:table-cell>
          <table:table-cell table:number-columns-repeated="3"/>
          <table:table-cell office:value-type="float" office:value="15.9">
            <text:p>15.9</text:p>
          </table:table-cell>
          <table:table-cell table:number-columns-repeated="5"/>
          <table:table-cell office:value-type="float" office:value="11.81">
            <text:p>11.81</text:p>
          </table:table-cell>
          <table:table-cell table:number-columns-repeated="3"/>
          <table:table-cell office:value-type="float" office:value="7.93">
            <text:p>7.93</text:p>
          </table:table-cell>
          <table:table-cell table:number-columns-repeated="976"/>
        </table:table-row>
        <table:table-row table:style-name="ro1">
          <table:table-cell office:value-type="string">
            <text:p>Romania</text:p>
          </table:table-cell>
          <table:table-cell office:value-type="float" office:value="3.76">
            <text:p>3.76</text:p>
          </table:table-cell>
          <table:table-cell office:value-type="float" office:value="6.78">
            <text:p>6.78</text:p>
          </table:table-cell>
          <table:table-cell office:value-type="float" office:value="6.86">
            <text:p>6.86</text:p>
          </table:table-cell>
          <table:table-cell office:value-type="float" office:value="5.13">
            <text:p>5.13</text:p>
          </table:table-cell>
          <table:table-cell office:value-type="float" office:value="4.98">
            <text:p>4.98</text:p>
          </table:table-cell>
          <table:table-cell office:value-type="float" office:value="3.63">
            <text:p>3.63</text:p>
          </table:table-cell>
          <table:table-cell office:value-type="float" office:value="5.02">
            <text:p>5.02</text:p>
          </table:table-cell>
          <table:table-cell table:number-columns-repeated="2" office:value-type="float" office:value="3.81">
            <text:p>3.81</text:p>
          </table:table-cell>
          <table:table-cell office:value-type="float" office:value="3.69">
            <text:p>3.69</text:p>
          </table:table-cell>
          <table:table-cell office:value-type="float" office:value="14.51">
            <text:p>14.51</text:p>
          </table:table-cell>
          <table:table-cell office:value-type="float" office:value="8.44">
            <text:p>8.44</text:p>
          </table:table-cell>
          <table:table-cell office:value-type="float" office:value="8.99">
            <text:p>8.99</text:p>
          </table:table-cell>
          <table:table-cell office:value-type="float" office:value="11.05">
            <text:p>11.05</text:p>
          </table:table-cell>
          <table:table-cell office:value-type="float" office:value="10.17">
            <text:p>10.17</text:p>
          </table:table-cell>
          <table:table-cell office:value-type="float" office:value="14.92">
            <text:p>14.92</text:p>
          </table:table-cell>
          <table:table-cell office:value-type="float" office:value="7.28">
            <text:p>7.28</text:p>
          </table:table-cell>
          <table:table-cell office:value-type="float" office:value="7.63">
            <text:p>7.63</text:p>
          </table:table-cell>
          <table:table-cell office:value-type="float" office:value="15.52">
            <text:p>15.52</text:p>
          </table:table-cell>
          <table:table-cell office:value-type="float" office:value="8.22">
            <text:p>8.22</text:p>
          </table:table-cell>
          <table:table-cell office:value-type="float" office:value="6.21">
            <text:p>6.21</text:p>
          </table:table-cell>
          <table:table-cell office:value-type="float" office:value="6.68">
            <text:p>6.68</text:p>
          </table:table-cell>
          <table:table-cell office:value-type="float" office:value="9.44">
            <text:p>9.44</text:p>
          </table:table-cell>
          <table:table-cell office:value-type="float" office:value="13.52">
            <text:p>13.52</text:p>
          </table:table-cell>
          <table:table-cell/>
          <table:table-cell office:value-type="float" office:value="10.39">
            <text:p>10.39</text:p>
          </table:table-cell>
          <table:table-cell office:value-type="float" office:value="10.12">
            <text:p>10.12</text:p>
          </table:table-cell>
          <table:table-cell office:value-type="float" office:value="9.52">
            <text:p>9.52</text:p>
          </table:table-cell>
          <table:table-cell office:value-type="float" office:value="9.34">
            <text:p>9.34</text:p>
          </table:table-cell>
          <table:table-cell office:value-type="float" office:value="4.39">
            <text:p>4.39</text:p>
          </table:table-cell>
          <table:table-cell office:value-type="float" office:value="4.82">
            <text:p>4.82</text:p>
          </table:table-cell>
          <table:table-cell office:value-type="float" office:value="9.28">
            <text:p>9.28</text:p>
          </table:table-cell>
          <table:table-cell office:value-type="float" office:value="5.4">
            <text:p>5.4</text:p>
          </table:table-cell>
          <table:table-cell office:value-type="float" office:value="7.89">
            <text:p>7.89</text:p>
          </table:table-cell>
          <table:table-cell/>
          <table:table-cell office:value-type="float" office:value="5.26">
            <text:p>5.26</text:p>
          </table:table-cell>
          <table:table-cell office:value-type="float" office:value="4.59">
            <text:p>4.59</text:p>
          </table:table-cell>
          <table:table-cell office:value-type="float" office:value="11.03">
            <text:p>11.03</text:p>
          </table:table-cell>
          <table:table-cell office:value-type="float" office:value="6.44">
            <text:p>6.44</text:p>
          </table:table-cell>
          <table:table-cell office:value-type="float" office:value="5.04">
            <text:p>5.04</text:p>
          </table:table-cell>
          <table:table-cell office:value-type="float" office:value="7.6">
            <text:p>7.6</text:p>
          </table:table-cell>
          <table:table-cell/>
          <table:table-cell office:value-type="float" office:value="3.89">
            <text:p>3.89</text:p>
          </table:table-cell>
          <table:table-cell table:number-columns-repeated="2"/>
          <table:table-cell office:value-type="float" office:value="7.69">
            <text:p>7.69</text:p>
          </table:table-cell>
          <table:table-cell office:value-type="float" office:value="9.43">
            <text:p>9.43</text:p>
          </table:table-cell>
          <table:table-cell/>
          <table:table-cell office:value-type="float" office:value="6.37">
            <text:p>6.37</text:p>
          </table:table-cell>
          <table:table-cell table:number-columns-repeated="974"/>
        </table:table-row>
        <table:table-row table:style-name="ro1">
          <table:table-cell office:value-type="string">
            <text:p>Russian Federation</text:p>
          </table:table-cell>
          <table:table-cell office:value-type="float" office:value="3.04">
            <text:p>3.04</text:p>
          </table:table-cell>
          <table:table-cell office:value-type="float" office:value="4.47">
            <text:p>4.47</text:p>
          </table:table-cell>
          <table:table-cell office:value-type="float" office:value="4.96">
            <text:p>4.96</text:p>
          </table:table-cell>
          <table:table-cell office:value-type="float" office:value="3.67">
            <text:p>3.67</text:p>
          </table:table-cell>
          <table:table-cell office:value-type="float" office:value="5.25">
            <text:p>5.25</text:p>
          </table:table-cell>
          <table:table-cell office:value-type="float" office:value="2.8">
            <text:p>2.8</text:p>
          </table:table-cell>
          <table:table-cell office:value-type="float" office:value="10.85">
            <text:p>10.85</text:p>
          </table:table-cell>
          <table:table-cell office:value-type="float" office:value="3.97">
            <text:p>3.97</text:p>
          </table:table-cell>
          <table:table-cell office:value-type="float" office:value="3.7">
            <text:p>3.7</text:p>
          </table:table-cell>
          <table:table-cell office:value-type="float" office:value="3.96">
            <text:p>3.96</text:p>
          </table:table-cell>
          <table:table-cell office:value-type="float" office:value="6.77">
            <text:p>6.77</text:p>
          </table:table-cell>
          <table:table-cell office:value-type="float" office:value="5.43">
            <text:p>5.43</text:p>
          </table:table-cell>
          <table:table-cell office:value-type="float" office:value="9.13">
            <text:p>9.13</text:p>
          </table:table-cell>
          <table:table-cell office:value-type="float" office:value="6.86">
            <text:p>6.86</text:p>
          </table:table-cell>
          <table:table-cell office:value-type="float" office:value="5.83">
            <text:p>5.83</text:p>
          </table:table-cell>
          <table:table-cell office:value-type="float" office:value="9.66">
            <text:p>9.66</text:p>
          </table:table-cell>
          <table:table-cell office:value-type="float" office:value="7.06">
            <text:p>7.06</text:p>
          </table:table-cell>
          <table:table-cell office:value-type="float" office:value="4.96">
            <text:p>4.96</text:p>
          </table:table-cell>
          <table:table-cell office:value-type="float" office:value="14.02">
            <text:p>14.02</text:p>
          </table:table-cell>
          <table:table-cell office:value-type="float" office:value="7.71">
            <text:p>7.71</text:p>
          </table:table-cell>
          <table:table-cell office:value-type="float" office:value="5.51">
            <text:p>5.51</text:p>
          </table:table-cell>
          <table:table-cell office:value-type="float" office:value="6.54">
            <text:p>6.54</text:p>
          </table:table-cell>
          <table:table-cell office:value-type="float" office:value="6.39">
            <text:p>6.39</text:p>
          </table:table-cell>
          <table:table-cell office:value-type="float" office:value="14.36">
            <text:p>14.36</text:p>
          </table:table-cell>
          <table:table-cell/>
          <table:table-cell office:value-type="float" office:value="10.99">
            <text:p>10.99</text:p>
          </table:table-cell>
          <table:table-cell office:value-type="float" office:value="9.47">
            <text:p>9.47</text:p>
          </table:table-cell>
          <table:table-cell office:value-type="float" office:value="8.22">
            <text:p>8.22</text:p>
          </table:table-cell>
          <table:table-cell office:value-type="float" office:value="11.77">
            <text:p>11.77</text:p>
          </table:table-cell>
          <table:table-cell office:value-type="float" office:value="6.22">
            <text:p>6.22</text:p>
          </table:table-cell>
          <table:table-cell office:value-type="float" office:value="2.94">
            <text:p>2.94</text:p>
          </table:table-cell>
          <table:table-cell office:value-type="float" office:value="8.76">
            <text:p>8.76</text:p>
          </table:table-cell>
          <table:table-cell office:value-type="float" office:value="4.23">
            <text:p>4.23</text:p>
          </table:table-cell>
          <table:table-cell office:value-type="float" office:value="11.99">
            <text:p>11.99</text:p>
          </table:table-cell>
          <table:table-cell office:value-type="float" office:value="17.07">
            <text:p>17.07</text:p>
          </table:table-cell>
          <table:table-cell office:value-type="float" office:value="4.96">
            <text:p>4.96</text:p>
          </table:table-cell>
          <table:table-cell office:value-type="float" office:value="5.67">
            <text:p>5.67</text:p>
          </table:table-cell>
          <table:table-cell/>
          <table:table-cell office:value-type="float" office:value="7.82">
            <text:p>7.82</text:p>
          </table:table-cell>
          <table:table-cell office:value-type="float" office:value="7.35">
            <text:p>7.35</text:p>
          </table:table-cell>
          <table:table-cell office:value-type="float" office:value="5.63">
            <text:p>5.63</text:p>
          </table:table-cell>
          <table:table-cell/>
          <table:table-cell office:value-type="float" office:value="4.23">
            <text:p>4.23</text:p>
          </table:table-cell>
          <table:table-cell office:value-type="float" office:value="9.37">
            <text:p>9.37</text:p>
          </table:table-cell>
          <table:table-cell/>
          <table:table-cell office:value-type="float" office:value="11.45">
            <text:p>11.45</text:p>
          </table:table-cell>
          <table:table-cell table:number-columns-repeated="2"/>
          <table:table-cell office:value-type="float" office:value="8.8">
            <text:p>8.8</text:p>
          </table:table-cell>
          <table:table-cell table:number-columns-repeated="974"/>
        </table:table-row>
        <table:table-row table:style-name="ro1">
          <table:table-cell office:value-type="string">
            <text:p>Serbia</text:p>
          </table:table-cell>
          <table:table-cell office:value-type="float" office:value="3.39">
            <text:p>3.39</text:p>
          </table:table-cell>
          <table:table-cell office:value-type="float" office:value="5.37">
            <text:p>5.37</text:p>
          </table:table-cell>
          <table:table-cell office:value-type="float" office:value="5.56">
            <text:p>5.56</text:p>
          </table:table-cell>
          <table:table-cell office:value-type="float" office:value="4.35">
            <text:p>4.35</text:p>
          </table:table-cell>
          <table:table-cell office:value-type="float" office:value="5.51">
            <text:p>5.51</text:p>
          </table:table-cell>
          <table:table-cell office:value-type="float" office:value="3.31">
            <text:p>3.31</text:p>
          </table:table-cell>
          <table:table-cell/>
          <table:table-cell office:value-type="float" office:value="3.77">
            <text:p>3.77</text:p>
          </table:table-cell>
          <table:table-cell office:value-type="float" office:value="4.72">
            <text:p>4.72</text:p>
          </table:table-cell>
          <table:table-cell office:value-type="float" office:value="3.55">
            <text:p>3.55</text:p>
          </table:table-cell>
          <table:table-cell office:value-type="float" office:value="9.71">
            <text:p>9.71</text:p>
          </table:table-cell>
          <table:table-cell office:value-type="float" office:value="14.22">
            <text:p>14.22</text:p>
          </table:table-cell>
          <table:table-cell office:value-type="float" office:value="7.6">
            <text:p>7.6</text:p>
          </table:table-cell>
          <table:table-cell office:value-type="float" office:value="7.52">
            <text:p>7.52</text:p>
          </table:table-cell>
          <table:table-cell office:value-type="float" office:value="7.72">
            <text:p>7.72</text:p>
          </table:table-cell>
          <table:table-cell office:value-type="float" office:value="7.75">
            <text:p>7.75</text:p>
          </table:table-cell>
          <table:table-cell office:value-type="float" office:value="8.02">
            <text:p>8.02</text:p>
          </table:table-cell>
          <table:table-cell office:value-type="float" office:value="7.93">
            <text:p>7.93</text:p>
          </table:table-cell>
          <table:table-cell/>
          <table:table-cell office:value-type="float" office:value="8.29">
            <text:p>8.29</text:p>
          </table:table-cell>
          <table:table-cell office:value-type="float" office:value="4.7">
            <text:p>4.7</text:p>
          </table:table-cell>
          <table:table-cell office:value-type="float" office:value="8.7">
            <text:p>8.7</text:p>
          </table:table-cell>
          <table:table-cell office:value-type="float" office:value="7.9">
            <text:p>7.9</text:p>
          </table:table-cell>
          <table:table-cell office:value-type="float" office:value="13.81">
            <text:p>13.81</text:p>
          </table:table-cell>
          <table:table-cell/>
          <table:table-cell office:value-type="float" office:value="9.22">
            <text:p>9.22</text:p>
          </table:table-cell>
          <table:table-cell office:value-type="float" office:value="16.11">
            <text:p>16.11</text:p>
          </table:table-cell>
          <table:table-cell office:value-type="float" office:value="6.79">
            <text:p>6.79</text:p>
          </table:table-cell>
          <table:table-cell office:value-type="float" office:value="12.29">
            <text:p>12.29</text:p>
          </table:table-cell>
          <table:table-cell office:value-type="float" office:value="4.28">
            <text:p>4.28</text:p>
          </table:table-cell>
          <table:table-cell office:value-type="float" office:value="3.89">
            <text:p>3.89</text:p>
          </table:table-cell>
          <table:table-cell/>
          <table:table-cell office:value-type="float" office:value="5.76">
            <text:p>5.76</text:p>
          </table:table-cell>
          <table:table-cell table:number-columns-repeated="2"/>
          <table:table-cell office:value-type="float" office:value="7.06">
            <text:p>7.06</text:p>
          </table:table-cell>
          <table:table-cell office:value-type="float" office:value="5.21">
            <text:p>5.21</text:p>
          </table:table-cell>
          <table:table-cell office:value-type="float" office:value="12.37">
            <text:p>12.37</text:p>
          </table:table-cell>
          <table:table-cell office:value-type="float" office:value="14">
            <text:p>14</text:p>
          </table:table-cell>
          <table:table-cell office:value-type="float" office:value="4.72">
            <text:p>4.72</text:p>
          </table:table-cell>
          <table:table-cell office:value-type="float" office:value="9.97">
            <text:p>9.97</text:p>
          </table:table-cell>
          <table:table-cell/>
          <table:table-cell office:value-type="float" office:value="5.11">
            <text:p>5.11</text:p>
          </table:table-cell>
          <table:table-cell office:value-type="float" office:value="6.02">
            <text:p>6.02</text:p>
          </table:table-cell>
          <table:table-cell office:value-type="float" office:value="5.83">
            <text:p>5.83</text:p>
          </table:table-cell>
          <table:table-cell office:value-type="float" office:value="4.79">
            <text:p>4.79</text:p>
          </table:table-cell>
          <table:table-cell office:value-type="float" office:value="11.34">
            <text:p>11.34</text:p>
          </table:table-cell>
          <table:table-cell/>
          <table:table-cell office:value-type="float" office:value="9.83">
            <text:p>9.83</text:p>
          </table:table-cell>
          <table:table-cell table:number-columns-repeated="974"/>
        </table:table-row>
        <table:table-row table:style-name="ro1">
          <table:table-cell office:value-type="string">
            <text:p>Shanghai-China</text:p>
          </table:table-cell>
          <table:table-cell office:value-type="float" office:value="3.29">
            <text:p>3.29</text:p>
          </table:table-cell>
          <table:table-cell office:value-type="float" office:value="4.45">
            <text:p>4.45</text:p>
          </table:table-cell>
          <table:table-cell office:value-type="float" office:value="5.32">
            <text:p>5.32</text:p>
          </table:table-cell>
          <table:table-cell office:value-type="float" office:value="3.76">
            <text:p>3.76</text:p>
          </table:table-cell>
          <table:table-cell office:value-type="float" office:value="3.47">
            <text:p>3.47</text:p>
          </table:table-cell>
          <table:table-cell office:value-type="float" office:value="3.43">
            <text:p>3.43</text:p>
          </table:table-cell>
          <table:table-cell office:value-type="float" office:value="15.19">
            <text:p>15.19</text:p>
          </table:table-cell>
          <table:table-cell office:value-type="float" office:value="5.24">
            <text:p>5.24</text:p>
          </table:table-cell>
          <table:table-cell office:value-type="float" office:value="4.05">
            <text:p>4.05</text:p>
          </table:table-cell>
          <table:table-cell office:value-type="float" office:value="5.62">
            <text:p>5.62</text:p>
          </table:table-cell>
          <table:table-cell office:value-type="float" office:value="7.79">
            <text:p>7.79</text:p>
          </table:table-cell>
          <table:table-cell office:value-type="float" office:value="5.21">
            <text:p>5.21</text:p>
          </table:table-cell>
          <table:table-cell office:value-type="float" office:value="7.42">
            <text:p>7.42</text:p>
          </table:table-cell>
          <table:table-cell office:value-type="float" office:value="5.84">
            <text:p>5.84</text:p>
          </table:table-cell>
          <table:table-cell office:value-type="float" office:value="7.64">
            <text:p>7.64</text:p>
          </table:table-cell>
          <table:table-cell office:value-type="float" office:value="8.22">
            <text:p>8.22</text:p>
          </table:table-cell>
          <table:table-cell office:value-type="float" office:value="6.79">
            <text:p>6.79</text:p>
          </table:table-cell>
          <table:table-cell table:number-columns-repeated="2"/>
          <table:table-cell office:value-type="float" office:value="14.65">
            <text:p>14.65</text:p>
          </table:table-cell>
          <table:table-cell office:value-type="float" office:value="6.21">
            <text:p>6.21</text:p>
          </table:table-cell>
          <table:table-cell office:value-type="float" office:value="14.02">
            <text:p>14.02</text:p>
          </table:table-cell>
          <table:table-cell office:value-type="float" office:value="4.45">
            <text:p>4.45</text:p>
          </table:table-cell>
          <table:table-cell office:value-type="float" office:value="9.95">
            <text:p>9.95</text:p>
          </table:table-cell>
          <table:table-cell/>
          <table:table-cell office:value-type="float" office:value="7.15">
            <text:p>7.15</text:p>
          </table:table-cell>
          <table:table-cell office:value-type="float" office:value="8.5">
            <text:p>8.5</text:p>
          </table:table-cell>
          <table:table-cell office:value-type="float" office:value="5.02">
            <text:p>5.02</text:p>
          </table:table-cell>
          <table:table-cell office:value-type="float" office:value="10.31">
            <text:p>10.31</text:p>
          </table:table-cell>
          <table:table-cell office:value-type="float" office:value="6.58">
            <text:p>6.58</text:p>
          </table:table-cell>
          <table:table-cell office:value-type="float" office:value="3.95">
            <text:p>3.95</text:p>
          </table:table-cell>
          <table:table-cell office:value-type="float" office:value="13.39">
            <text:p>13.39</text:p>
          </table:table-cell>
          <table:table-cell office:value-type="float" office:value="5.53">
            <text:p>5.53</text:p>
          </table:table-cell>
          <table:table-cell office:value-type="float" office:value="16.48">
            <text:p>16.48</text:p>
          </table:table-cell>
          <table:table-cell/>
          <table:table-cell office:value-type="float" office:value="15.18">
            <text:p>15.18</text:p>
          </table:table-cell>
          <table:table-cell office:value-type="float" office:value="7.06">
            <text:p>7.06</text:p>
          </table:table-cell>
          <table:table-cell office:value-type="float" office:value="14.97">
            <text:p>14.97</text:p>
          </table:table-cell>
          <table:table-cell office:value-type="float" office:value="9.17">
            <text:p>9.17</text:p>
          </table:table-cell>
          <table:table-cell office:value-type="float" office:value="6.94">
            <text:p>6.94</text:p>
          </table:table-cell>
          <table:table-cell office:value-type="float" office:value="6.39">
            <text:p>6.39</text:p>
          </table:table-cell>
          <table:table-cell office:value-type="float" office:value="10.59">
            <text:p>10.59</text:p>
          </table:table-cell>
          <table:table-cell office:value-type="float" office:value="5.3">
            <text:p>5.3</text:p>
          </table:table-cell>
          <table:table-cell office:value-type="float" office:value="11.4">
            <text:p>11.4</text:p>
          </table:table-cell>
          <table:table-cell/>
          <table:table-cell office:value-type="float" office:value="9.72">
            <text:p>9.72</text:p>
          </table:table-cell>
          <table:table-cell office:value-type="float" office:value="12.67">
            <text:p>12.67</text:p>
          </table:table-cell>
          <table:table-cell/>
          <table:table-cell office:value-type="float" office:value="8.63">
            <text:p>8.63</text:p>
          </table:table-cell>
          <table:table-cell table:number-columns-repeated="974"/>
        </table:table-row>
        <table:table-row table:style-name="ro1">
          <table:table-cell office:value-type="string">
            <text:p>Singapore</text:p>
          </table:table-cell>
          <table:table-cell office:value-type="float" office:value="1.32">
            <text:p>1.32</text:p>
          </table:table-cell>
          <table:table-cell office:value-type="float" office:value="2.64">
            <text:p>2.64</text:p>
          </table:table-cell>
          <table:table-cell office:value-type="float" office:value="2.86">
            <text:p>2.86</text:p>
          </table:table-cell>
          <table:table-cell office:value-type="float" office:value="2.7">
            <text:p>2.7</text:p>
          </table:table-cell>
          <table:table-cell office:value-type="float" office:value="3.17">
            <text:p>3.17</text:p>
          </table:table-cell>
          <table:table-cell office:value-type="float" office:value="2.88">
            <text:p>2.88</text:p>
          </table:table-cell>
          <table:table-cell/>
          <table:table-cell office:value-type="float" office:value="4.4">
            <text:p>4.4</text:p>
          </table:table-cell>
          <table:table-cell office:value-type="float" office:value="4.56">
            <text:p>4.56</text:p>
          </table:table-cell>
          <table:table-cell office:value-type="float" office:value="2.51">
            <text:p>2.51</text:p>
          </table:table-cell>
          <table:table-cell office:value-type="float" office:value="5.74">
            <text:p>5.74</text:p>
          </table:table-cell>
          <table:table-cell office:value-type="float" office:value="4.59">
            <text:p>4.59</text:p>
          </table:table-cell>
          <table:table-cell office:value-type="float" office:value="6.01">
            <text:p>6.01</text:p>
          </table:table-cell>
          <table:table-cell office:value-type="float" office:value="7.61">
            <text:p>7.61</text:p>
          </table:table-cell>
          <table:table-cell office:value-type="float" office:value="4.91">
            <text:p>4.91</text:p>
          </table:table-cell>
          <table:table-cell office:value-type="float" office:value="11.23">
            <text:p>11.23</text:p>
          </table:table-cell>
          <table:table-cell office:value-type="float" office:value="4.82">
            <text:p>4.82</text:p>
          </table:table-cell>
          <table:table-cell office:value-type="float" office:value="4.69">
            <text:p>4.69</text:p>
          </table:table-cell>
          <table:table-cell office:value-type="float" office:value="13.65">
            <text:p>13.65</text:p>
          </table:table-cell>
          <table:table-cell office:value-type="float" office:value="10.11">
            <text:p>10.11</text:p>
          </table:table-cell>
          <table:table-cell office:value-type="float" office:value="4.76">
            <text:p>4.76</text:p>
          </table:table-cell>
          <table:table-cell office:value-type="float" office:value="11.42">
            <text:p>11.42</text:p>
          </table:table-cell>
          <table:table-cell office:value-type="float" office:value="4.25">
            <text:p>4.25</text:p>
          </table:table-cell>
          <table:table-cell office:value-type="float" office:value="8.07">
            <text:p>8.07</text:p>
          </table:table-cell>
          <table:table-cell office:value-type="float" office:value="17.48">
            <text:p>17.48</text:p>
          </table:table-cell>
          <table:table-cell office:value-type="float" office:value="5.09">
            <text:p>5.09</text:p>
          </table:table-cell>
          <table:table-cell office:value-type="float" office:value="9.61">
            <text:p>9.61</text:p>
          </table:table-cell>
          <table:table-cell office:value-type="float" office:value="7.84">
            <text:p>7.84</text:p>
          </table:table-cell>
          <table:table-cell office:value-type="float" office:value="15.8">
            <text:p>15.8</text:p>
          </table:table-cell>
          <table:table-cell office:value-type="float" office:value="5.04">
            <text:p>5.04</text:p>
          </table:table-cell>
          <table:table-cell office:value-type="float" office:value="3.89">
            <text:p>3.89</text:p>
          </table:table-cell>
          <table:table-cell office:value-type="float" office:value="13.56">
            <text:p>13.56</text:p>
          </table:table-cell>
          <table:table-cell office:value-type="float" office:value="9.07">
            <text:p>9.07</text:p>
          </table:table-cell>
          <table:table-cell table:number-columns-repeated="2"/>
          <table:table-cell office:value-type="float" office:value="8.98">
            <text:p>8.98</text:p>
          </table:table-cell>
          <table:table-cell office:value-type="float" office:value="9.75">
            <text:p>9.75</text:p>
          </table:table-cell>
          <table:table-cell office:value-type="float" office:value="13.48">
            <text:p>13.48</text:p>
          </table:table-cell>
          <table:table-cell office:value-type="float" office:value="12.61">
            <text:p>12.61</text:p>
          </table:table-cell>
          <table:table-cell office:value-type="float" office:value="13">
            <text:p>13</text:p>
          </table:table-cell>
          <table:table-cell office:value-type="float" office:value="11.89">
            <text:p>11.89</text:p>
          </table:table-cell>
          <table:table-cell/>
          <table:table-cell office:value-type="float" office:value="4.87">
            <text:p>4.87</text:p>
          </table:table-cell>
          <table:table-cell office:value-type="float" office:value="8.3">
            <text:p>8.3</text:p>
          </table:table-cell>
          <table:table-cell/>
          <table:table-cell office:value-type="float" office:value="11.49">
            <text:p>11.49</text:p>
          </table:table-cell>
          <table:table-cell office:value-type="float" office:value="9.98">
            <text:p>9.98</text:p>
          </table:table-cell>
          <table:table-cell/>
          <table:table-cell office:value-type="float" office:value="7.65">
            <text:p>7.65</text:p>
          </table:table-cell>
          <table:table-cell table:number-columns-repeated="974"/>
        </table:table-row>
        <table:table-row table:style-name="ro1">
          <table:table-cell office:value-type="string">
            <text:p>Slovak Republic</text:p>
          </table:table-cell>
          <table:table-cell office:value-type="float" office:value="3.43">
            <text:p>3.43</text:p>
          </table:table-cell>
          <table:table-cell office:value-type="float" office:value="8.41">
            <text:p>8.41</text:p>
          </table:table-cell>
          <table:table-cell office:value-type="float" office:value="6.02">
            <text:p>6.02</text:p>
          </table:table-cell>
          <table:table-cell office:value-type="float" office:value="4.32">
            <text:p>4.32</text:p>
          </table:table-cell>
          <table:table-cell office:value-type="float" office:value="5.07">
            <text:p>5.07</text:p>
          </table:table-cell>
          <table:table-cell office:value-type="float" office:value="3.73">
            <text:p>3.73</text:p>
          </table:table-cell>
          <table:table-cell office:value-type="float" office:value="9.86">
            <text:p>9.86</text:p>
          </table:table-cell>
          <table:table-cell office:value-type="float" office:value="3.42">
            <text:p>3.42</text:p>
          </table:table-cell>
          <table:table-cell office:value-type="float" office:value="4.33">
            <text:p>4.33</text:p>
          </table:table-cell>
          <table:table-cell office:value-type="float" office:value="4.48">
            <text:p>4.48</text:p>
          </table:table-cell>
          <table:table-cell office:value-type="float" office:value="18.35">
            <text:p>18.35</text:p>
          </table:table-cell>
          <table:table-cell office:value-type="float" office:value="23.97">
            <text:p>23.97</text:p>
          </table:table-cell>
          <table:table-cell office:value-type="float" office:value="8.41">
            <text:p>8.41</text:p>
          </table:table-cell>
          <table:table-cell office:value-type="float" office:value="13.95">
            <text:p>13.95</text:p>
          </table:table-cell>
          <table:table-cell office:value-type="float" office:value="10.3">
            <text:p>10.3</text:p>
          </table:table-cell>
          <table:table-cell office:value-type="float" office:value="10.49">
            <text:p>10.49</text:p>
          </table:table-cell>
          <table:table-cell office:value-type="float" office:value="7.36">
            <text:p>7.36</text:p>
          </table:table-cell>
          <table:table-cell office:value-type="float" office:value="11.67">
            <text:p>11.67</text:p>
          </table:table-cell>
          <table:table-cell office:value-type="float" office:value="15.76">
            <text:p>15.76</text:p>
          </table:table-cell>
          <table:table-cell office:value-type="float" office:value="12.2">
            <text:p>12.2</text:p>
          </table:table-cell>
          <table:table-cell office:value-type="float" office:value="6.41">
            <text:p>6.41</text:p>
          </table:table-cell>
          <table:table-cell office:value-type="float" office:value="7.22">
            <text:p>7.22</text:p>
          </table:table-cell>
          <table:table-cell office:value-type="float" office:value="5.54">
            <text:p>5.54</text:p>
          </table:table-cell>
          <table:table-cell office:value-type="float" office:value="15.03">
            <text:p>15.03</text:p>
          </table:table-cell>
          <table:table-cell/>
          <table:table-cell office:value-type="float" office:value="6.61">
            <text:p>6.61</text:p>
          </table:table-cell>
          <table:table-cell office:value-type="float" office:value="10.09">
            <text:p>10.09</text:p>
          </table:table-cell>
          <table:table-cell office:value-type="float" office:value="9.7">
            <text:p>9.7</text:p>
          </table:table-cell>
          <table:table-cell office:value-type="float" office:value="14.53">
            <text:p>14.53</text:p>
          </table:table-cell>
          <table:table-cell office:value-type="float" office:value="5.96">
            <text:p>5.96</text:p>
          </table:table-cell>
          <table:table-cell office:value-type="float" office:value="4.82">
            <text:p>4.82</text:p>
          </table:table-cell>
          <table:table-cell office:value-type="float" office:value="7.06">
            <text:p>7.06</text:p>
          </table:table-cell>
          <table:table-cell office:value-type="float" office:value="5.46">
            <text:p>5.46</text:p>
          </table:table-cell>
          <table:table-cell office:value-type="float" office:value="13.53">
            <text:p>13.53</text:p>
          </table:table-cell>
          <table:table-cell office:value-type="float" office:value="15.95">
            <text:p>15.95</text:p>
          </table:table-cell>
          <table:table-cell office:value-type="float" office:value="4.97">
            <text:p>4.97</text:p>
          </table:table-cell>
          <table:table-cell office:value-type="float" office:value="6.1">
            <text:p>6.1</text:p>
          </table:table-cell>
          <table:table-cell office:value-type="float" office:value="10.84">
            <text:p>10.84</text:p>
          </table:table-cell>
          <table:table-cell office:value-type="float" office:value="9.19">
            <text:p>9.19</text:p>
          </table:table-cell>
          <table:table-cell office:value-type="float" office:value="5.7">
            <text:p>5.7</text:p>
          </table:table-cell>
          <table:table-cell office:value-type="float" office:value="9.96">
            <text:p>9.96</text:p>
          </table:table-cell>
          <table:table-cell office:value-type="float" office:value="8.41">
            <text:p>8.41</text:p>
          </table:table-cell>
          <table:table-cell office:value-type="float" office:value="5.9">
            <text:p>5.9</text:p>
          </table:table-cell>
          <table:table-cell office:value-type="float" office:value="8.53">
            <text:p>8.53</text:p>
          </table:table-cell>
          <table:table-cell office:value-type="float" office:value="15.96">
            <text:p>15.96</text:p>
          </table:table-cell>
          <table:table-cell office:value-type="float" office:value="6.79">
            <text:p>6.79</text:p>
          </table:table-cell>
          <table:table-cell office:value-type="float" office:value="12.47">
            <text:p>12.47</text:p>
          </table:table-cell>
          <table:table-cell/>
          <table:table-cell office:value-type="float" office:value="15.32">
            <text:p>15.32</text:p>
          </table:table-cell>
          <table:table-cell table:number-columns-repeated="974"/>
        </table:table-row>
        <table:table-row table:style-name="ro1">
          <table:table-cell office:value-type="string">
            <text:p>Slovenia</text:p>
          </table:table-cell>
          <table:table-cell office:value-type="float" office:value="1.23">
            <text:p>1.23</text:p>
          </table:table-cell>
          <table:table-cell office:value-type="float" office:value="3.06">
            <text:p>3.06</text:p>
          </table:table-cell>
          <table:table-cell office:value-type="float" office:value="2.97">
            <text:p>2.97</text:p>
          </table:table-cell>
          <table:table-cell office:value-type="float" office:value="3.18">
            <text:p>3.18</text:p>
          </table:table-cell>
          <table:table-cell office:value-type="float" office:value="3.75">
            <text:p>3.75</text:p>
          </table:table-cell>
          <table:table-cell office:value-type="float" office:value="3.63">
            <text:p>3.63</text:p>
          </table:table-cell>
          <table:table-cell office:value-type="float" office:value="6.88">
            <text:p>6.88</text:p>
          </table:table-cell>
          <table:table-cell office:value-type="float" office:value="3.17">
            <text:p>3.17</text:p>
          </table:table-cell>
          <table:table-cell office:value-type="float" office:value="4.03">
            <text:p>4.03</text:p>
          </table:table-cell>
          <table:table-cell office:value-type="float" office:value="2.3">
            <text:p>2.3</text:p>
          </table:table-cell>
          <table:table-cell office:value-type="float" office:value="5.35">
            <text:p>5.35</text:p>
          </table:table-cell>
          <table:table-cell office:value-type="float" office:value="9.69">
            <text:p>9.69</text:p>
          </table:table-cell>
          <table:table-cell office:value-type="float" office:value="5.52">
            <text:p>5.52</text:p>
          </table:table-cell>
          <table:table-cell office:value-type="float" office:value="7.39">
            <text:p>7.39</text:p>
          </table:table-cell>
          <table:table-cell office:value-type="float" office:value="5.56">
            <text:p>5.56</text:p>
          </table:table-cell>
          <table:table-cell office:value-type="float" office:value="7.71">
            <text:p>7.71</text:p>
          </table:table-cell>
          <table:table-cell office:value-type="float" office:value="5.89">
            <text:p>5.89</text:p>
          </table:table-cell>
          <table:table-cell office:value-type="float" office:value="12.5">
            <text:p>12.5</text:p>
          </table:table-cell>
          <table:table-cell office:value-type="float" office:value="16.89">
            <text:p>16.89</text:p>
          </table:table-cell>
          <table:table-cell office:value-type="float" office:value="5.83">
            <text:p>5.83</text:p>
          </table:table-cell>
          <table:table-cell office:value-type="float" office:value="4.29">
            <text:p>4.29</text:p>
          </table:table-cell>
          <table:table-cell office:value-type="float" office:value="6.81">
            <text:p>6.81</text:p>
          </table:table-cell>
          <table:table-cell office:value-type="float" office:value="5.11">
            <text:p>5.11</text:p>
          </table:table-cell>
          <table:table-cell office:value-type="float" office:value="10.41">
            <text:p>10.41</text:p>
          </table:table-cell>
          <table:table-cell office:value-type="float" office:value="12.2">
            <text:p>12.2</text:p>
          </table:table-cell>
          <table:table-cell office:value-type="float" office:value="8">
            <text:p>8</text:p>
          </table:table-cell>
          <table:table-cell office:value-type="float" office:value="9.83">
            <text:p>9.83</text:p>
          </table:table-cell>
          <table:table-cell office:value-type="float" office:value="5.19">
            <text:p>5.19</text:p>
          </table:table-cell>
          <table:table-cell office:value-type="float" office:value="12.11">
            <text:p>12.11</text:p>
          </table:table-cell>
          <table:table-cell office:value-type="float" office:value="4.41">
            <text:p>4.41</text:p>
          </table:table-cell>
          <table:table-cell office:value-type="float" office:value="4.46">
            <text:p>4.46</text:p>
          </table:table-cell>
          <table:table-cell office:value-type="float" office:value="14.58">
            <text:p>14.58</text:p>
          </table:table-cell>
          <table:table-cell office:value-type="float" office:value="11.28">
            <text:p>11.28</text:p>
          </table:table-cell>
          <table:table-cell office:value-type="float" office:value="7.99">
            <text:p>7.99</text:p>
          </table:table-cell>
          <table:table-cell office:value-type="float" office:value="13.4">
            <text:p>13.4</text:p>
          </table:table-cell>
          <table:table-cell office:value-type="float" office:value="6.16">
            <text:p>6.16</text:p>
          </table:table-cell>
          <table:table-cell office:value-type="float" office:value="5.04">
            <text:p>5.04</text:p>
          </table:table-cell>
          <table:table-cell office:value-type="float" office:value="12.87">
            <text:p>12.87</text:p>
          </table:table-cell>
          <table:table-cell office:value-type="float" office:value="8.9">
            <text:p>8.9</text:p>
          </table:table-cell>
          <table:table-cell office:value-type="float" office:value="4.71">
            <text:p>4.71</text:p>
          </table:table-cell>
          <table:table-cell office:value-type="float" office:value="12.39">
            <text:p>12.39</text:p>
          </table:table-cell>
          <table:table-cell office:value-type="float" office:value="16.33">
            <text:p>16.33</text:p>
          </table:table-cell>
          <table:table-cell office:value-type="float" office:value="4.52">
            <text:p>4.52</text:p>
          </table:table-cell>
          <table:table-cell office:value-type="float" office:value="6.21">
            <text:p>6.21</text:p>
          </table:table-cell>
          <table:table-cell/>
          <table:table-cell office:value-type="float" office:value="4.3">
            <text:p>4.3</text:p>
          </table:table-cell>
          <table:table-cell office:value-type="float" office:value="10.18">
            <text:p>10.18</text:p>
          </table:table-cell>
          <table:table-cell table:number-columns-repeated="976"/>
        </table:table-row>
        <table:table-row table:style-name="ro1">
          <table:table-cell office:value-type="string">
            <text:p>Spain</text:p>
          </table:table-cell>
          <table:table-cell office:value-type="float" office:value="1.9">
            <text:p>1.9</text:p>
          </table:table-cell>
          <table:table-cell office:value-type="float" office:value="3">
            <text:p>3</text:p>
          </table:table-cell>
          <table:table-cell office:value-type="float" office:value="2.44">
            <text:p>2.44</text:p>
          </table:table-cell>
          <table:table-cell office:value-type="float" office:value="2.57">
            <text:p>2.57</text:p>
          </table:table-cell>
          <table:table-cell office:value-type="float" office:value="3.21">
            <text:p>3.21</text:p>
          </table:table-cell>
          <table:table-cell office:value-type="float" office:value="2.25">
            <text:p>2.25</text:p>
          </table:table-cell>
          <table:table-cell office:value-type="float" office:value="4.64">
            <text:p>4.64</text:p>
          </table:table-cell>
          <table:table-cell office:value-type="float" office:value="2.54">
            <text:p>2.54</text:p>
          </table:table-cell>
          <table:table-cell office:value-type="float" office:value="2.74">
            <text:p>2.74</text:p>
          </table:table-cell>
          <table:table-cell office:value-type="float" office:value="2.18">
            <text:p>2.18</text:p>
          </table:table-cell>
          <table:table-cell office:value-type="float" office:value="5.65">
            <text:p>5.65</text:p>
          </table:table-cell>
          <table:table-cell office:value-type="float" office:value="6.04">
            <text:p>6.04</text:p>
          </table:table-cell>
          <table:table-cell office:value-type="float" office:value="5.48">
            <text:p>5.48</text:p>
          </table:table-cell>
          <table:table-cell office:value-type="float" office:value="4.2">
            <text:p>4.2</text:p>
          </table:table-cell>
          <table:table-cell office:value-type="float" office:value="6.57">
            <text:p>6.57</text:p>
          </table:table-cell>
          <table:table-cell office:value-type="float" office:value="3.76">
            <text:p>3.76</text:p>
          </table:table-cell>
          <table:table-cell office:value-type="float" office:value="3.33">
            <text:p>3.33</text:p>
          </table:table-cell>
          <table:table-cell office:value-type="float" office:value="5.13">
            <text:p>5.13</text:p>
          </table:table-cell>
          <table:table-cell office:value-type="float" office:value="7.79">
            <text:p>7.79</text:p>
          </table:table-cell>
          <table:table-cell office:value-type="float" office:value="5.06">
            <text:p>5.06</text:p>
          </table:table-cell>
          <table:table-cell office:value-type="float" office:value="4.06">
            <text:p>4.06</text:p>
          </table:table-cell>
          <table:table-cell office:value-type="float" office:value="5.1">
            <text:p>5.1</text:p>
          </table:table-cell>
          <table:table-cell office:value-type="float" office:value="3.76">
            <text:p>3.76</text:p>
          </table:table-cell>
          <table:table-cell office:value-type="float" office:value="7.51">
            <text:p>7.51</text:p>
          </table:table-cell>
          <table:table-cell office:value-type="float" office:value="11.31">
            <text:p>11.31</text:p>
          </table:table-cell>
          <table:table-cell office:value-type="float" office:value="3.73">
            <text:p>3.73</text:p>
          </table:table-cell>
          <table:table-cell office:value-type="float" office:value="6.88">
            <text:p>6.88</text:p>
          </table:table-cell>
          <table:table-cell office:value-type="float" office:value="6.44">
            <text:p>6.44</text:p>
          </table:table-cell>
          <table:table-cell office:value-type="float" office:value="4.73">
            <text:p>4.73</text:p>
          </table:table-cell>
          <table:table-cell office:value-type="float" office:value="3.01">
            <text:p>3.01</text:p>
          </table:table-cell>
          <table:table-cell office:value-type="float" office:value="3.02">
            <text:p>3.02</text:p>
          </table:table-cell>
          <table:table-cell office:value-type="float" office:value="5.21">
            <text:p>5.21</text:p>
          </table:table-cell>
          <table:table-cell office:value-type="float" office:value="6.55">
            <text:p>6.55</text:p>
          </table:table-cell>
          <table:table-cell office:value-type="float" office:value="4.59">
            <text:p>4.59</text:p>
          </table:table-cell>
          <table:table-cell office:value-type="float" office:value="13.2">
            <text:p>13.2</text:p>
          </table:table-cell>
          <table:table-cell office:value-type="float" office:value="2.83">
            <text:p>2.83</text:p>
          </table:table-cell>
          <table:table-cell office:value-type="float" office:value="3.84">
            <text:p>3.84</text:p>
          </table:table-cell>
          <table:table-cell office:value-type="float" office:value="8.28">
            <text:p>8.28</text:p>
          </table:table-cell>
          <table:table-cell office:value-type="float" office:value="5.55">
            <text:p>5.55</text:p>
          </table:table-cell>
          <table:table-cell office:value-type="float" office:value="4.2">
            <text:p>4.2</text:p>
          </table:table-cell>
          <table:table-cell office:value-type="float" office:value="5.66">
            <text:p>5.66</text:p>
          </table:table-cell>
          <table:table-cell office:value-type="float" office:value="21.28">
            <text:p>21.28</text:p>
          </table:table-cell>
          <table:table-cell office:value-type="float" office:value="2.87">
            <text:p>2.87</text:p>
          </table:table-cell>
          <table:table-cell office:value-type="float" office:value="2.64">
            <text:p>2.64</text:p>
          </table:table-cell>
          <table:table-cell office:value-type="float" office:value="7.37">
            <text:p>7.37</text:p>
          </table:table-cell>
          <table:table-cell office:value-type="float" office:value="5.03">
            <text:p>5.03</text:p>
          </table:table-cell>
          <table:table-cell office:value-type="float" office:value="7.6">
            <text:p>7.6</text:p>
          </table:table-cell>
          <table:table-cell office:value-type="float" office:value="19.51">
            <text:p>19.51</text:p>
          </table:table-cell>
          <table:table-cell office:value-type="float" office:value="2.82">
            <text:p>2.82</text:p>
          </table:table-cell>
          <table:table-cell table:number-columns-repeated="974"/>
        </table:table-row>
        <table:table-row table:style-name="ro1">
          <table:table-cell office:value-type="string">
            <text:p>Sweden</text:p>
          </table:table-cell>
          <table:table-cell office:value-type="float" office:value="2.26">
            <text:p>2.26</text:p>
          </table:table-cell>
          <table:table-cell office:value-type="float" office:value="3.78">
            <text:p>3.78</text:p>
          </table:table-cell>
          <table:table-cell office:value-type="float" office:value="2.83">
            <text:p>2.83</text:p>
          </table:table-cell>
          <table:table-cell office:value-type="float" office:value="2.63">
            <text:p>2.63</text:p>
          </table:table-cell>
          <table:table-cell office:value-type="float" office:value="3.62">
            <text:p>3.62</text:p>
          </table:table-cell>
          <table:table-cell office:value-type="float" office:value="2.56">
            <text:p>2.56</text:p>
          </table:table-cell>
          <table:table-cell office:value-type="float" office:value="9.21">
            <text:p>9.21</text:p>
          </table:table-cell>
          <table:table-cell office:value-type="float" office:value="2.81">
            <text:p>2.81</text:p>
          </table:table-cell>
          <table:table-cell office:value-type="float" office:value="4.38">
            <text:p>4.38</text:p>
          </table:table-cell>
          <table:table-cell office:value-type="float" office:value="4.28">
            <text:p>4.28</text:p>
          </table:table-cell>
          <table:table-cell office:value-type="float" office:value="11.03">
            <text:p>11.03</text:p>
          </table:table-cell>
          <table:table-cell office:value-type="float" office:value="5.37">
            <text:p>5.37</text:p>
          </table:table-cell>
          <table:table-cell office:value-type="float" office:value="6.47">
            <text:p>6.47</text:p>
          </table:table-cell>
          <table:table-cell office:value-type="float" office:value="9.64">
            <text:p>9.64</text:p>
          </table:table-cell>
          <table:table-cell office:value-type="float" office:value="6.34">
            <text:p>6.34</text:p>
          </table:table-cell>
          <table:table-cell office:value-type="float" office:value="4.74">
            <text:p>4.74</text:p>
          </table:table-cell>
          <table:table-cell office:value-type="float" office:value="4.01">
            <text:p>4.01</text:p>
          </table:table-cell>
          <table:table-cell office:value-type="float" office:value="6.75">
            <text:p>6.75</text:p>
          </table:table-cell>
          <table:table-cell office:value-type="float" office:value="8.92">
            <text:p>8.92</text:p>
          </table:table-cell>
          <table:table-cell office:value-type="float" office:value="5.97">
            <text:p>5.97</text:p>
          </table:table-cell>
          <table:table-cell office:value-type="float" office:value="5.54">
            <text:p>5.54</text:p>
          </table:table-cell>
          <table:table-cell office:value-type="float" office:value="9.81">
            <text:p>9.81</text:p>
          </table:table-cell>
          <table:table-cell office:value-type="float" office:value="3.41">
            <text:p>3.41</text:p>
          </table:table-cell>
          <table:table-cell office:value-type="float" office:value="7.82">
            <text:p>7.82</text:p>
          </table:table-cell>
          <table:table-cell office:value-type="float" office:value="8.82">
            <text:p>8.82</text:p>
          </table:table-cell>
          <table:table-cell office:value-type="float" office:value="7.12">
            <text:p>7.12</text:p>
          </table:table-cell>
          <table:table-cell office:value-type="float" office:value="8.11">
            <text:p>8.11</text:p>
          </table:table-cell>
          <table:table-cell office:value-type="float" office:value="8.14">
            <text:p>8.14</text:p>
          </table:table-cell>
          <table:table-cell office:value-type="float" office:value="13.5">
            <text:p>13.5</text:p>
          </table:table-cell>
          <table:table-cell office:value-type="float" office:value="4.82">
            <text:p>4.82</text:p>
          </table:table-cell>
          <table:table-cell office:value-type="float" office:value="4.41">
            <text:p>4.41</text:p>
          </table:table-cell>
          <table:table-cell office:value-type="float" office:value="3.56">
            <text:p>3.56</text:p>
          </table:table-cell>
          <table:table-cell office:value-type="float" office:value="11.99">
            <text:p>11.99</text:p>
          </table:table-cell>
          <table:table-cell office:value-type="float" office:value="10.7">
            <text:p>10.7</text:p>
          </table:table-cell>
          <table:table-cell/>
          <table:table-cell office:value-type="float" office:value="4.13">
            <text:p>4.13</text:p>
          </table:table-cell>
          <table:table-cell office:value-type="float" office:value="5.66">
            <text:p>5.66</text:p>
          </table:table-cell>
          <table:table-cell office:value-type="float" office:value="18.09">
            <text:p>18.09</text:p>
          </table:table-cell>
          <table:table-cell office:value-type="float" office:value="7.59">
            <text:p>7.59</text:p>
          </table:table-cell>
          <table:table-cell office:value-type="float" office:value="8.84">
            <text:p>8.84</text:p>
          </table:table-cell>
          <table:table-cell office:value-type="float" office:value="9.66">
            <text:p>9.66</text:p>
          </table:table-cell>
          <table:table-cell office:value-type="float" office:value="9.14">
            <text:p>9.14</text:p>
          </table:table-cell>
          <table:table-cell office:value-type="float" office:value="5.47">
            <text:p>5.47</text:p>
          </table:table-cell>
          <table:table-cell office:value-type="float" office:value="6.43">
            <text:p>6.43</text:p>
          </table:table-cell>
          <table:table-cell/>
          <table:table-cell office:value-type="float" office:value="9.26">
            <text:p>9.26</text:p>
          </table:table-cell>
          <table:table-cell office:value-type="float" office:value="9.32">
            <text:p>9.32</text:p>
          </table:table-cell>
          <table:table-cell table:number-columns-repeated="976"/>
        </table:table-row>
        <table:table-row table:style-name="ro1">
          <table:table-cell office:value-type="string">
            <text:p>Switzerland</text:p>
          </table:table-cell>
          <table:table-cell office:value-type="float" office:value="3.04">
            <text:p>3.04</text:p>
          </table:table-cell>
          <table:table-cell office:value-type="float" office:value="3.78">
            <text:p>3.78</text:p>
          </table:table-cell>
          <table:table-cell office:value-type="float" office:value="4.17">
            <text:p>4.17</text:p>
          </table:table-cell>
          <table:table-cell office:value-type="float" office:value="3.4">
            <text:p>3.4</text:p>
          </table:table-cell>
          <table:table-cell office:value-type="float" office:value="4.17">
            <text:p>4.17</text:p>
          </table:table-cell>
          <table:table-cell office:value-type="float" office:value="3.31">
            <text:p>3.31</text:p>
          </table:table-cell>
          <table:table-cell office:value-type="float" office:value="5.12">
            <text:p>5.12</text:p>
          </table:table-cell>
          <table:table-cell office:value-type="float" office:value="3.45">
            <text:p>3.45</text:p>
          </table:table-cell>
          <table:table-cell office:value-type="float" office:value="4.94">
            <text:p>4.94</text:p>
          </table:table-cell>
          <table:table-cell office:value-type="float" office:value="3.86">
            <text:p>3.86</text:p>
          </table:table-cell>
          <table:table-cell office:value-type="float" office:value="5.22">
            <text:p>5.22</text:p>
          </table:table-cell>
          <table:table-cell office:value-type="float" office:value="6.4">
            <text:p>6.4</text:p>
          </table:table-cell>
          <table:table-cell office:value-type="float" office:value="6.76">
            <text:p>6.76</text:p>
          </table:table-cell>
          <table:table-cell office:value-type="float" office:value="8.92">
            <text:p>8.92</text:p>
          </table:table-cell>
          <table:table-cell office:value-type="float" office:value="6.38">
            <text:p>6.38</text:p>
          </table:table-cell>
          <table:table-cell office:value-type="float" office:value="6.74">
            <text:p>6.74</text:p>
          </table:table-cell>
          <table:table-cell office:value-type="float" office:value="5.96">
            <text:p>5.96</text:p>
          </table:table-cell>
          <table:table-cell office:value-type="float" office:value="6.91">
            <text:p>6.91</text:p>
          </table:table-cell>
          <table:table-cell office:value-type="float" office:value="7.09">
            <text:p>7.09</text:p>
          </table:table-cell>
          <table:table-cell office:value-type="float" office:value="6.16">
            <text:p>6.16</text:p>
          </table:table-cell>
          <table:table-cell office:value-type="float" office:value="5.18">
            <text:p>5.18</text:p>
          </table:table-cell>
          <table:table-cell office:value-type="float" office:value="5.35">
            <text:p>5.35</text:p>
          </table:table-cell>
          <table:table-cell office:value-type="float" office:value="3.87">
            <text:p>3.87</text:p>
          </table:table-cell>
          <table:table-cell office:value-type="float" office:value="8.54">
            <text:p>8.54</text:p>
          </table:table-cell>
          <table:table-cell office:value-type="float" office:value="18.4">
            <text:p>18.4</text:p>
          </table:table-cell>
          <table:table-cell office:value-type="float" office:value="4.97">
            <text:p>4.97</text:p>
          </table:table-cell>
          <table:table-cell office:value-type="float" office:value="10.83">
            <text:p>10.83</text:p>
          </table:table-cell>
          <table:table-cell office:value-type="float" office:value="8.2">
            <text:p>8.2</text:p>
          </table:table-cell>
          <table:table-cell office:value-type="float" office:value="14.52">
            <text:p>14.52</text:p>
          </table:table-cell>
          <table:table-cell office:value-type="float" office:value="4.5">
            <text:p>4.5</text:p>
          </table:table-cell>
          <table:table-cell office:value-type="float" office:value="4.69">
            <text:p>4.69</text:p>
          </table:table-cell>
          <table:table-cell office:value-type="float" office:value="4.63">
            <text:p>4.63</text:p>
          </table:table-cell>
          <table:table-cell office:value-type="float" office:value="8.84">
            <text:p>8.84</text:p>
          </table:table-cell>
          <table:table-cell office:value-type="float" office:value="5.43">
            <text:p>5.43</text:p>
          </table:table-cell>
          <table:table-cell/>
          <table:table-cell office:value-type="float" office:value="4.58">
            <text:p>4.58</text:p>
          </table:table-cell>
          <table:table-cell office:value-type="float" office:value="5.56">
            <text:p>5.56</text:p>
          </table:table-cell>
          <table:table-cell office:value-type="float" office:value="7.18">
            <text:p>7.18</text:p>
          </table:table-cell>
          <table:table-cell office:value-type="float" office:value="8.73">
            <text:p>8.73</text:p>
          </table:table-cell>
          <table:table-cell office:value-type="float" office:value="5.79">
            <text:p>5.79</text:p>
          </table:table-cell>
          <table:table-cell office:value-type="float" office:value="8.78">
            <text:p>8.78</text:p>
          </table:table-cell>
          <table:table-cell office:value-type="float" office:value="14.77">
            <text:p>14.77</text:p>
          </table:table-cell>
          <table:table-cell office:value-type="float" office:value="6.16">
            <text:p>6.16</text:p>
          </table:table-cell>
          <table:table-cell office:value-type="float" office:value="6.85">
            <text:p>6.85</text:p>
          </table:table-cell>
          <table:table-cell/>
          <table:table-cell office:value-type="float" office:value="10.12">
            <text:p>10.12</text:p>
          </table:table-cell>
          <table:table-cell table:number-columns-repeated="2"/>
          <table:table-cell office:value-type="float" office:value="15.33">
            <text:p>15.33</text:p>
          </table:table-cell>
          <table:table-cell table:number-columns-repeated="974"/>
        </table:table-row>
        <table:table-row table:style-name="ro1">
          <table:table-cell office:value-type="string">
            <text:p>Thailand</text:p>
          </table:table-cell>
          <table:table-cell office:value-type="float" office:value="3.45">
            <text:p>3.45</text:p>
          </table:table-cell>
          <table:table-cell office:value-type="float" office:value="6.75">
            <text:p>6.75</text:p>
          </table:table-cell>
          <table:table-cell office:value-type="float" office:value="7.53">
            <text:p>7.53</text:p>
          </table:table-cell>
          <table:table-cell office:value-type="float" office:value="7">
            <text:p>7</text:p>
          </table:table-cell>
          <table:table-cell office:value-type="float" office:value="6.78">
            <text:p>6.78</text:p>
          </table:table-cell>
          <table:table-cell office:value-type="float" office:value="4.23">
            <text:p>4.23</text:p>
          </table:table-cell>
          <table:table-cell office:value-type="float" office:value="3.78">
            <text:p>3.78</text:p>
          </table:table-cell>
          <table:table-cell office:value-type="float" office:value="4.82">
            <text:p>4.82</text:p>
          </table:table-cell>
          <table:table-cell office:value-type="float" office:value="4.36">
            <text:p>4.36</text:p>
          </table:table-cell>
          <table:table-cell office:value-type="float" office:value="3.46">
            <text:p>3.46</text:p>
          </table:table-cell>
          <table:table-cell office:value-type="float" office:value="9.3">
            <text:p>9.3</text:p>
          </table:table-cell>
          <table:table-cell office:value-type="float" office:value="11.01">
            <text:p>11.01</text:p>
          </table:table-cell>
          <table:table-cell office:value-type="float" office:value="8.85">
            <text:p>8.85</text:p>
          </table:table-cell>
          <table:table-cell office:value-type="float" office:value="10.48">
            <text:p>10.48</text:p>
          </table:table-cell>
          <table:table-cell office:value-type="float" office:value="11.55">
            <text:p>11.55</text:p>
          </table:table-cell>
          <table:table-cell office:value-type="float" office:value="13.4">
            <text:p>13.4</text:p>
          </table:table-cell>
          <table:table-cell office:value-type="float" office:value="9.12">
            <text:p>9.12</text:p>
          </table:table-cell>
          <table:table-cell office:value-type="float" office:value="12.68">
            <text:p>12.68</text:p>
          </table:table-cell>
          <table:table-cell/>
          <table:table-cell office:value-type="float" office:value="14.83">
            <text:p>14.83</text:p>
          </table:table-cell>
          <table:table-cell office:value-type="float" office:value="9.75">
            <text:p>9.75</text:p>
          </table:table-cell>
          <table:table-cell office:value-type="float" office:value="13.67">
            <text:p>13.67</text:p>
          </table:table-cell>
          <table:table-cell office:value-type="float" office:value="8.48">
            <text:p>8.48</text:p>
          </table:table-cell>
          <table:table-cell table:number-columns-repeated="2"/>
          <table:table-cell office:value-type="float" office:value="14.97">
            <text:p>14.97</text:p>
          </table:table-cell>
          <table:table-cell office:value-type="float" office:value="14.82">
            <text:p>14.82</text:p>
          </table:table-cell>
          <table:table-cell office:value-type="float" office:value="9.41">
            <text:p>9.41</text:p>
          </table:table-cell>
          <table:table-cell/>
          <table:table-cell office:value-type="float" office:value="4.86">
            <text:p>4.86</text:p>
          </table:table-cell>
          <table:table-cell office:value-type="float" office:value="4.87">
            <text:p>4.87</text:p>
          </table:table-cell>
          <table:table-cell office:value-type="float" office:value="11.53">
            <text:p>11.53</text:p>
          </table:table-cell>
          <table:table-cell office:value-type="float" office:value="8.12">
            <text:p>8.12</text:p>
          </table:table-cell>
          <table:table-cell office:value-type="float" office:value="3.84">
            <text:p>3.84</text:p>
          </table:table-cell>
          <table:table-cell office:value-type="float" office:value="13.47">
            <text:p>13.47</text:p>
          </table:table-cell>
          <table:table-cell office:value-type="float" office:value="7.6">
            <text:p>7.6</text:p>
          </table:table-cell>
          <table:table-cell office:value-type="float" office:value="8.39">
            <text:p>8.39</text:p>
          </table:table-cell>
          <table:table-cell office:value-type="float" office:value="11.15">
            <text:p>11.15</text:p>
          </table:table-cell>
          <table:table-cell office:value-type="float" office:value="11.96">
            <text:p>11.96</text:p>
          </table:table-cell>
          <table:table-cell office:value-type="float" office:value="6.28">
            <text:p>6.28</text:p>
          </table:table-cell>
          <table:table-cell office:value-type="float" office:value="12.78">
            <text:p>12.78</text:p>
          </table:table-cell>
          <table:table-cell/>
          <table:table-cell office:value-type="float" office:value="4.95">
            <text:p>4.95</text:p>
          </table:table-cell>
          <table:table-cell office:value-type="float" office:value="5.69">
            <text:p>5.69</text:p>
          </table:table-cell>
          <table:table-cell office:value-type="float" office:value="8">
            <text:p>8</text:p>
          </table:table-cell>
          <table:table-cell office:value-type="float" office:value="5.45">
            <text:p>5.45</text:p>
          </table:table-cell>
          <table:table-cell office:value-type="float" office:value="6.94">
            <text:p>6.94</text:p>
          </table:table-cell>
          <table:table-cell/>
          <table:table-cell office:value-type="float" office:value="6.68">
            <text:p>6.68</text:p>
          </table:table-cell>
          <table:table-cell table:number-columns-repeated="974"/>
        </table:table-row>
        <table:table-row table:style-name="ro1">
          <table:table-cell office:value-type="string">
            <text:p>Tunisia</text:p>
          </table:table-cell>
          <table:table-cell office:value-type="float" office:value="3.91">
            <text:p>3.91</text:p>
          </table:table-cell>
          <table:table-cell office:value-type="float" office:value="8.47">
            <text:p>8.47</text:p>
          </table:table-cell>
          <table:table-cell office:value-type="float" office:value="9.23">
            <text:p>9.23</text:p>
          </table:table-cell>
          <table:table-cell office:value-type="float" office:value="7.97">
            <text:p>7.97</text:p>
          </table:table-cell>
          <table:table-cell office:value-type="float" office:value="5.91">
            <text:p>5.91</text:p>
          </table:table-cell>
          <table:table-cell office:value-type="float" office:value="4.92">
            <text:p>4.92</text:p>
          </table:table-cell>
          <table:table-cell office:value-type="float" office:value="10.39">
            <text:p>10.39</text:p>
          </table:table-cell>
          <table:table-cell office:value-type="float" office:value="4.52">
            <text:p>4.52</text:p>
          </table:table-cell>
          <table:table-cell office:value-type="float" office:value="5.42">
            <text:p>5.42</text:p>
          </table:table-cell>
          <table:table-cell office:value-type="float" office:value="3.22">
            <text:p>3.22</text:p>
          </table:table-cell>
          <table:table-cell office:value-type="float" office:value="10.27">
            <text:p>10.27</text:p>
          </table:table-cell>
          <table:table-cell office:value-type="float" office:value="18.16">
            <text:p>18.16</text:p>
          </table:table-cell>
          <table:table-cell office:value-type="float" office:value="9.94">
            <text:p>9.94</text:p>
          </table:table-cell>
          <table:table-cell office:value-type="float" office:value="12.2">
            <text:p>12.2</text:p>
          </table:table-cell>
          <table:table-cell office:value-type="float" office:value="12.27">
            <text:p>12.27</text:p>
          </table:table-cell>
          <table:table-cell office:value-type="float" office:value="19.22">
            <text:p>19.22</text:p>
          </table:table-cell>
          <table:table-cell office:value-type="float" office:value="9.35">
            <text:p>9.35</text:p>
          </table:table-cell>
          <table:table-cell office:value-type="float" office:value="13.52">
            <text:p>13.52</text:p>
          </table:table-cell>
          <table:table-cell table:number-columns-repeated="2"/>
          <table:table-cell office:value-type="float" office:value="10.06">
            <text:p>10.06</text:p>
          </table:table-cell>
          <table:table-cell office:value-type="float" office:value="9.32">
            <text:p>9.32</text:p>
          </table:table-cell>
          <table:table-cell office:value-type="float" office:value="12.5">
            <text:p>12.5</text:p>
          </table:table-cell>
          <table:table-cell table:number-columns-repeated="2"/>
          <table:table-cell office:value-type="float" office:value="6.42">
            <text:p>6.42</text:p>
          </table:table-cell>
          <table:table-cell/>
          <table:table-cell office:value-type="float" office:value="9.27">
            <text:p>9.27</text:p>
          </table:table-cell>
          <table:table-cell office:value-type="float" office:value="6.96">
            <text:p>6.96</text:p>
          </table:table-cell>
          <table:table-cell office:value-type="float" office:value="6.56">
            <text:p>6.56</text:p>
          </table:table-cell>
          <table:table-cell office:value-type="float" office:value="6.61">
            <text:p>6.61</text:p>
          </table:table-cell>
          <table:table-cell/>
          <table:table-cell office:value-type="float" office:value="7.66">
            <text:p>7.66</text:p>
          </table:table-cell>
          <table:table-cell/>
          <table:table-cell office:value-type="float" office:value="17.68">
            <text:p>17.68</text:p>
          </table:table-cell>
          <table:table-cell office:value-type="float" office:value="6.33">
            <text:p>6.33</text:p>
          </table:table-cell>
          <table:table-cell office:value-type="float" office:value="7.85">
            <text:p>7.85</text:p>
          </table:table-cell>
          <table:table-cell office:value-type="float" office:value="15.51">
            <text:p>15.51</text:p>
          </table:table-cell>
          <table:table-cell/>
          <table:table-cell office:value-type="float" office:value="4.95">
            <text:p>4.95</text:p>
          </table:table-cell>
          <table:table-cell table:number-columns-repeated="2"/>
          <table:table-cell office:value-type="float" office:value="5.5">
            <text:p>5.5</text:p>
          </table:table-cell>
          <table:table-cell office:value-type="float" office:value="7.97">
            <text:p>7.97</text:p>
          </table:table-cell>
          <table:table-cell office:value-type="float" office:value="6">
            <text:p>6</text:p>
          </table:table-cell>
          <table:table-cell office:value-type="float" office:value="9.48">
            <text:p>9.48</text:p>
          </table:table-cell>
          <table:table-cell office:value-type="float" office:value="12.35">
            <text:p>12.35</text:p>
          </table:table-cell>
          <table:table-cell/>
          <table:table-cell office:value-type="float" office:value="4.18">
            <text:p>4.18</text:p>
          </table:table-cell>
          <table:table-cell table:number-columns-repeated="974"/>
        </table:table-row>
        <table:table-row table:style-name="ro1">
          <table:table-cell office:value-type="string">
            <text:p>Turkey</text:p>
          </table:table-cell>
          <table:table-cell office:value-type="float" office:value="4.83">
            <text:p>4.83</text:p>
          </table:table-cell>
          <table:table-cell office:value-type="float" office:value="9.3">
            <text:p>9.3</text:p>
          </table:table-cell>
          <table:table-cell office:value-type="float" office:value="10.15">
            <text:p>10.15</text:p>
          </table:table-cell>
          <table:table-cell office:value-type="float" office:value="8.4">
            <text:p>8.4</text:p>
          </table:table-cell>
          <table:table-cell office:value-type="float" office:value="6.48">
            <text:p>6.48</text:p>
          </table:table-cell>
          <table:table-cell office:value-type="float" office:value="4.58">
            <text:p>4.58</text:p>
          </table:table-cell>
          <table:table-cell office:value-type="float" office:value="8.05">
            <text:p>8.05</text:p>
          </table:table-cell>
          <table:table-cell office:value-type="float" office:value="4.4">
            <text:p>4.4</text:p>
          </table:table-cell>
          <table:table-cell office:value-type="float" office:value="6.52">
            <text:p>6.52</text:p>
          </table:table-cell>
          <table:table-cell office:value-type="float" office:value="4.58">
            <text:p>4.58</text:p>
          </table:table-cell>
          <table:table-cell office:value-type="float" office:value="20.22">
            <text:p>20.22</text:p>
          </table:table-cell>
          <table:table-cell office:value-type="float" office:value="11.98">
            <text:p>11.98</text:p>
          </table:table-cell>
          <table:table-cell office:value-type="float" office:value="11.08">
            <text:p>11.08</text:p>
          </table:table-cell>
          <table:table-cell office:value-type="float" office:value="13.5">
            <text:p>13.5</text:p>
          </table:table-cell>
          <table:table-cell office:value-type="float" office:value="11.71">
            <text:p>11.71</text:p>
          </table:table-cell>
          <table:table-cell office:value-type="float" office:value="13.43">
            <text:p>13.43</text:p>
          </table:table-cell>
          <table:table-cell office:value-type="float" office:value="11.8">
            <text:p>11.8</text:p>
          </table:table-cell>
          <table:table-cell table:number-columns-repeated="2"/>
          <table:table-cell office:value-type="float" office:value="13.94">
            <text:p>13.94</text:p>
          </table:table-cell>
          <table:table-cell office:value-type="float" office:value="12.04">
            <text:p>12.04</text:p>
          </table:table-cell>
          <table:table-cell/>
          <table:table-cell office:value-type="float" office:value="14.26">
            <text:p>14.26</text:p>
          </table:table-cell>
          <table:table-cell office:value-type="float" office:value="15.66">
            <text:p>15.66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10.33">
            <text:p>10.33</text:p>
          </table:table-cell>
          <table:table-cell/>
          <table:table-cell office:value-type="float" office:value="5.34">
            <text:p>5.34</text:p>
          </table:table-cell>
          <table:table-cell office:value-type="float" office:value="5.95">
            <text:p>5.95</text:p>
          </table:table-cell>
          <table:table-cell office:value-type="float" office:value="14.72">
            <text:p>14.72</text:p>
          </table:table-cell>
          <table:table-cell office:value-type="float" office:value="10.77">
            <text:p>10.77</text:p>
          </table:table-cell>
          <table:table-cell office:value-type="float" office:value="8.15">
            <text:p>8.15</text:p>
          </table:table-cell>
          <table:table-cell/>
          <table:table-cell office:value-type="float" office:value="7.12">
            <text:p>7.12</text:p>
          </table:table-cell>
          <table:table-cell office:value-type="float" office:value="7.34">
            <text:p>7.34</text:p>
          </table:table-cell>
          <table:table-cell/>
          <table:table-cell office:value-type="float" office:value="11.71">
            <text:p>11.71</text:p>
          </table:table-cell>
          <table:table-cell office:value-type="float" office:value="6.85">
            <text:p>6.85</text:p>
          </table:table-cell>
          <table:table-cell office:value-type="float" office:value="10.92">
            <text:p>10.92</text:p>
          </table:table-cell>
          <table:table-cell/>
          <table:table-cell office:value-type="float" office:value="7">
            <text:p>7</text:p>
          </table:table-cell>
          <table:table-cell office:value-type="float" office:value="10.53">
            <text:p>10.53</text:p>
          </table:table-cell>
          <table:table-cell/>
          <table:table-cell office:value-type="float" office:value="6.05">
            <text:p>6.05</text:p>
          </table:table-cell>
          <table:table-cell office:value-type="float" office:value="9.6">
            <text:p>9.6</text:p>
          </table:table-cell>
          <table:table-cell table:number-columns-repeated="976"/>
        </table:table-row>
        <table:table-row table:style-name="ro1">
          <table:table-cell office:value-type="string">
            <text:p>United Arab Emirates</text:p>
          </table:table-cell>
          <table:table-cell office:value-type="float" office:value="2.43">
            <text:p>2.43</text:p>
          </table:table-cell>
          <table:table-cell office:value-type="float" office:value="3.04">
            <text:p>3.04</text:p>
          </table:table-cell>
          <table:table-cell office:value-type="float" office:value="3.11">
            <text:p>3.11</text:p>
          </table:table-cell>
          <table:table-cell office:value-type="float" office:value="3.03">
            <text:p>3.03</text:p>
          </table:table-cell>
          <table:table-cell office:value-type="float" office:value="4.75">
            <text:p>4.75</text:p>
          </table:table-cell>
          <table:table-cell office:value-type="float" office:value="3.04">
            <text:p>3.04</text:p>
          </table:table-cell>
          <table:table-cell/>
          <table:table-cell office:value-type="float" office:value="11.14">
            <text:p>11.14</text:p>
          </table:table-cell>
          <table:table-cell office:value-type="float" office:value="6.53">
            <text:p>6.53</text:p>
          </table:table-cell>
          <table:table-cell office:value-type="float" office:value="2.4">
            <text:p>2.4</text:p>
          </table:table-cell>
          <table:table-cell office:value-type="float" office:value="4.38">
            <text:p>4.38</text:p>
          </table:table-cell>
          <table:table-cell office:value-type="float" office:value="3.6">
            <text:p>3.6</text:p>
          </table:table-cell>
          <table:table-cell office:value-type="float" office:value="5.27">
            <text:p>5.27</text:p>
          </table:table-cell>
          <table:table-cell office:value-type="float" office:value="8.39">
            <text:p>8.39</text:p>
          </table:table-cell>
          <table:table-cell office:value-type="float" office:value="4.76">
            <text:p>4.76</text:p>
          </table:table-cell>
          <table:table-cell office:value-type="float" office:value="5.25">
            <text:p>5.25</text:p>
          </table:table-cell>
          <table:table-cell office:value-type="float" office:value="3.87">
            <text:p>3.87</text:p>
          </table:table-cell>
          <table:table-cell office:value-type="float" office:value="5.9">
            <text:p>5.9</text:p>
          </table:table-cell>
          <table:table-cell office:value-type="float" office:value="11.72">
            <text:p>11.72</text:p>
          </table:table-cell>
          <table:table-cell office:value-type="float" office:value="6.46">
            <text:p>6.46</text:p>
          </table:table-cell>
          <table:table-cell office:value-type="float" office:value="5.01">
            <text:p>5.01</text:p>
          </table:table-cell>
          <table:table-cell office:value-type="float" office:value="11.63">
            <text:p>11.63</text:p>
          </table:table-cell>
          <table:table-cell office:value-type="float" office:value="3.6">
            <text:p>3.6</text:p>
          </table:table-cell>
          <table:table-cell office:value-type="float" office:value="7.03">
            <text:p>7.03</text:p>
          </table:table-cell>
          <table:table-cell/>
          <table:table-cell office:value-type="float" office:value="4.61">
            <text:p>4.61</text:p>
          </table:table-cell>
          <table:table-cell office:value-type="float" office:value="9.57">
            <text:p>9.57</text:p>
          </table:table-cell>
          <table:table-cell table:number-columns-repeated="2"/>
          <table:table-cell office:value-type="float" office:value="12.8">
            <text:p>12.8</text:p>
          </table:table-cell>
          <table:table-cell office:value-type="float" office:value="8.21">
            <text:p>8.21</text:p>
          </table:table-cell>
          <table:table-cell office:value-type="float" office:value="11.86">
            <text:p>11.86</text:p>
          </table:table-cell>
          <table:table-cell office:value-type="float" office:value="3.17">
            <text:p>3.17</text:p>
          </table:table-cell>
          <table:table-cell table:number-columns-repeated="3"/>
          <table:table-cell office:value-type="float" office:value="17.27">
            <text:p>17.27</text:p>
          </table:table-cell>
          <table:table-cell table:number-columns-repeated="5"/>
          <table:table-cell office:value-type="float" office:value="6.63">
            <text:p>6.63</text:p>
          </table:table-cell>
          <table:table-cell table:number-columns-repeated="3"/>
          <table:table-cell office:value-type="float" office:value="14.18">
            <text:p>14.18</text:p>
          </table:table-cell>
          <table:table-cell/>
          <table:table-cell office:value-type="float" office:value="14.07">
            <text:p>14.07</text:p>
          </table:table-cell>
          <table:table-cell table:number-columns-repeated="974"/>
        </table:table-row>
        <table:table-row table:style-name="ro1">
          <table:table-cell office:value-type="string">
            <text:p>United Kingdom</text:p>
          </table:table-cell>
          <table:table-cell office:value-type="float" office:value="3.3">
            <text:p>3.3</text:p>
          </table:table-cell>
          <table:table-cell office:value-type="float" office:value="3.68">
            <text:p>3.68</text:p>
          </table:table-cell>
          <table:table-cell office:value-type="float" office:value="3.29">
            <text:p>3.29</text:p>
          </table:table-cell>
          <table:table-cell office:value-type="float" office:value="4.3">
            <text:p>4.3</text:p>
          </table:table-cell>
          <table:table-cell office:value-type="float" office:value="3.35">
            <text:p>3.35</text:p>
          </table:table-cell>
          <table:table-cell office:value-type="float" office:value="2.99">
            <text:p>2.99</text:p>
          </table:table-cell>
          <table:table-cell office:value-type="float" office:value="7.93">
            <text:p>7.93</text:p>
          </table:table-cell>
          <table:table-cell office:value-type="float" office:value="4.16">
            <text:p>4.16</text:p>
          </table:table-cell>
          <table:table-cell office:value-type="float" office:value="4.85">
            <text:p>4.85</text:p>
          </table:table-cell>
          <table:table-cell office:value-type="float" office:value="4.83">
            <text:p>4.83</text:p>
          </table:table-cell>
          <table:table-cell office:value-type="float" office:value="8.14">
            <text:p>8.14</text:p>
          </table:table-cell>
          <table:table-cell office:value-type="float" office:value="5.92">
            <text:p>5.92</text:p>
          </table:table-cell>
          <table:table-cell office:value-type="float" office:value="5.74">
            <text:p>5.74</text:p>
          </table:table-cell>
          <table:table-cell office:value-type="float" office:value="4.46">
            <text:p>4.46</text:p>
          </table:table-cell>
          <table:table-cell office:value-type="float" office:value="4.82">
            <text:p>4.82</text:p>
          </table:table-cell>
          <table:table-cell office:value-type="float" office:value="5.28">
            <text:p>5.28</text:p>
          </table:table-cell>
          <table:table-cell office:value-type="float" office:value="5.41">
            <text:p>5.41</text:p>
          </table:table-cell>
          <table:table-cell office:value-type="float" office:value="5.56">
            <text:p>5.56</text:p>
          </table:table-cell>
          <table:table-cell office:value-type="float" office:value="9.35">
            <text:p>9.35</text:p>
          </table:table-cell>
          <table:table-cell office:value-type="float" office:value="6.86">
            <text:p>6.86</text:p>
          </table:table-cell>
          <table:table-cell office:value-type="float" office:value="8.79">
            <text:p>8.79</text:p>
          </table:table-cell>
          <table:table-cell office:value-type="float" office:value="9.92">
            <text:p>9.92</text:p>
          </table:table-cell>
          <table:table-cell office:value-type="float" office:value="6.18">
            <text:p>6.18</text:p>
          </table:table-cell>
          <table:table-cell office:value-type="float" office:value="8.08">
            <text:p>8.08</text:p>
          </table:table-cell>
          <table:table-cell office:value-type="float" office:value="11.38">
            <text:p>11.38</text:p>
          </table:table-cell>
          <table:table-cell office:value-type="float" office:value="4.68">
            <text:p>4.68</text:p>
          </table:table-cell>
          <table:table-cell office:value-type="float" office:value="5.02">
            <text:p>5.02</text:p>
          </table:table-cell>
          <table:table-cell office:value-type="float" office:value="11.06">
            <text:p>11.06</text:p>
          </table:table-cell>
          <table:table-cell office:value-type="float" office:value="15.83">
            <text:p>15.83</text:p>
          </table:table-cell>
          <table:table-cell office:value-type="float" office:value="4.23">
            <text:p>4.23</text:p>
          </table:table-cell>
          <table:table-cell office:value-type="float" office:value="4.33">
            <text:p>4.33</text:p>
          </table:table-cell>
          <table:table-cell office:value-type="float" office:value="4.13">
            <text:p>4.13</text:p>
          </table:table-cell>
          <table:table-cell office:value-type="float" office:value="6.81">
            <text:p>6.81</text:p>
          </table:table-cell>
          <table:table-cell office:value-type="float" office:value="9.3">
            <text:p>9.3</text:p>
          </table:table-cell>
          <table:table-cell office:value-type="float" office:value="16.61">
            <text:p>16.61</text:p>
          </table:table-cell>
          <table:table-cell office:value-type="float" office:value="4">
            <text:p>4</text:p>
          </table:table-cell>
          <table:table-cell office:value-type="float" office:value="7.15">
            <text:p>7.15</text:p>
          </table:table-cell>
          <table:table-cell office:value-type="float" office:value="14.6">
            <text:p>14.6</text:p>
          </table:table-cell>
          <table:table-cell office:value-type="float" office:value="8.93">
            <text:p>8.93</text:p>
          </table:table-cell>
          <table:table-cell office:value-type="float" office:value="14.29">
            <text:p>14.29</text:p>
          </table:table-cell>
          <table:table-cell office:value-type="float" office:value="10.97">
            <text:p>10.97</text:p>
          </table:table-cell>
          <table:table-cell/>
          <table:table-cell office:value-type="float" office:value="5.19">
            <text:p>5.19</text:p>
          </table:table-cell>
          <table:table-cell office:value-type="float" office:value="9.85">
            <text:p>9.85</text:p>
          </table:table-cell>
          <table:table-cell/>
          <table:table-cell office:value-type="float" office:value="6.16">
            <text:p>6.16</text:p>
          </table:table-cell>
          <table:table-cell office:value-type="float" office:value="14">
            <text:p>14</text:p>
          </table:table-cell>
          <table:table-cell/>
          <table:table-cell office:value-type="float" office:value="7.5">
            <text:p>7.5</text:p>
          </table:table-cell>
          <table:table-cell table:number-columns-repeated="974"/>
        </table:table-row>
        <table:table-row table:style-name="ro1">
          <table:table-cell office:value-type="string">
            <text:p>United States</text:p>
          </table:table-cell>
          <table:table-cell office:value-type="float" office:value="3.6">
            <text:p>3.6</text:p>
          </table:table-cell>
          <table:table-cell office:value-type="float" office:value="4.36">
            <text:p>4.36</text:p>
          </table:table-cell>
          <table:table-cell table:number-columns-repeated="2" office:value-type="float" office:value="4.3">
            <text:p>4.3</text:p>
          </table:table-cell>
          <table:table-cell office:value-type="float" office:value="5.45">
            <text:p>5.45</text:p>
          </table:table-cell>
          <table:table-cell office:value-type="float" office:value="4.05">
            <text:p>4.05</text:p>
          </table:table-cell>
          <table:table-cell office:value-type="float" office:value="11.89">
            <text:p>11.89</text:p>
          </table:table-cell>
          <table:table-cell office:value-type="float" office:value="4.88">
            <text:p>4.88</text:p>
          </table:table-cell>
          <table:table-cell office:value-type="float" office:value="5.76">
            <text:p>5.76</text:p>
          </table:table-cell>
          <table:table-cell office:value-type="float" office:value="3.22">
            <text:p>3.22</text:p>
          </table:table-cell>
          <table:table-cell office:value-type="float" office:value="11.1">
            <text:p>11.1</text:p>
          </table:table-cell>
          <table:table-cell office:value-type="float" office:value="7.58">
            <text:p>7.58</text:p>
          </table:table-cell>
          <table:table-cell office:value-type="float" office:value="5.08">
            <text:p>5.08</text:p>
          </table:table-cell>
          <table:table-cell office:value-type="float" office:value="6.7">
            <text:p>6.7</text:p>
          </table:table-cell>
          <table:table-cell office:value-type="float" office:value="6.93">
            <text:p>6.93</text:p>
          </table:table-cell>
          <table:table-cell office:value-type="float" office:value="5.89">
            <text:p>5.89</text:p>
          </table:table-cell>
          <table:table-cell office:value-type="float" office:value="6.09">
            <text:p>6.09</text:p>
          </table:table-cell>
          <table:table-cell office:value-type="float" office:value="6.36">
            <text:p>6.36</text:p>
          </table:table-cell>
          <table:table-cell office:value-type="float" office:value="8.84">
            <text:p>8.84</text:p>
          </table:table-cell>
          <table:table-cell office:value-type="float" office:value="7.81">
            <text:p>7.81</text:p>
          </table:table-cell>
          <table:table-cell office:value-type="float" office:value="9.67">
            <text:p>9.67</text:p>
          </table:table-cell>
          <table:table-cell office:value-type="float" office:value="5.37">
            <text:p>5.37</text:p>
          </table:table-cell>
          <table:table-cell office:value-type="float" office:value="4.45">
            <text:p>4.45</text:p>
          </table:table-cell>
          <table:table-cell office:value-type="float" office:value="9.16">
            <text:p>9.16</text:p>
          </table:table-cell>
          <table:table-cell office:value-type="float" office:value="13.78">
            <text:p>13.78</text:p>
          </table:table-cell>
          <table:table-cell office:value-type="float" office:value="8.48">
            <text:p>8.48</text:p>
          </table:table-cell>
          <table:table-cell office:value-type="float" office:value="6.79">
            <text:p>6.79</text:p>
          </table:table-cell>
          <table:table-cell office:value-type="float" office:value="10.03">
            <text:p>10.03</text:p>
          </table:table-cell>
          <table:table-cell office:value-type="float" office:value="10.34">
            <text:p>10.34</text:p>
          </table:table-cell>
          <table:table-cell office:value-type="float" office:value="5.41">
            <text:p>5.41</text:p>
          </table:table-cell>
          <table:table-cell office:value-type="float" office:value="6.91">
            <text:p>6.91</text:p>
          </table:table-cell>
          <table:table-cell office:value-type="float" office:value="7.94">
            <text:p>7.94</text:p>
          </table:table-cell>
          <table:table-cell office:value-type="float" office:value="9.26">
            <text:p>9.26</text:p>
          </table:table-cell>
          <table:table-cell office:value-type="float" office:value="13.61">
            <text:p>13.61</text:p>
          </table:table-cell>
          <table:table-cell/>
          <table:table-cell office:value-type="float" office:value="6.26">
            <text:p>6.26</text:p>
          </table:table-cell>
          <table:table-cell office:value-type="float" office:value="6.34">
            <text:p>6.34</text:p>
          </table:table-cell>
          <table:table-cell/>
          <table:table-cell office:value-type="float" office:value="9.55">
            <text:p>9.55</text:p>
          </table:table-cell>
          <table:table-cell office:value-type="float" office:value="12.48">
            <text:p>12.48</text:p>
          </table:table-cell>
          <table:table-cell office:value-type="float" office:value="6.9">
            <text:p>6.9</text:p>
          </table:table-cell>
          <table:table-cell/>
          <table:table-cell office:value-type="float" office:value="6.82">
            <text:p>6.82</text:p>
          </table:table-cell>
          <table:table-cell office:value-type="float" office:value="4.49">
            <text:p>4.49</text:p>
          </table:table-cell>
          <table:table-cell office:value-type="float" office:value="8.53">
            <text:p>8.53</text:p>
          </table:table-cell>
          <table:table-cell office:value-type="float" office:value="4.88">
            <text:p>4.88</text:p>
          </table:table-cell>
          <table:table-cell office:value-type="float" office:value="14">
            <text:p>14</text:p>
          </table:table-cell>
          <table:table-cell/>
          <table:table-cell office:value-type="float" office:value="14.07">
            <text:p>14.07</text:p>
          </table:table-cell>
          <table:table-cell table:number-columns-repeated="974"/>
        </table:table-row>
        <table:table-row table:style-name="ro1">
          <table:table-cell office:value-type="string">
            <text:p>Uruguay</text:p>
          </table:table-cell>
          <table:table-cell office:value-type="float" office:value="2.76">
            <text:p>2.76</text:p>
          </table:table-cell>
          <table:table-cell office:value-type="float" office:value="9.5">
            <text:p>9.5</text:p>
          </table:table-cell>
          <table:table-cell office:value-type="float" office:value="5.84">
            <text:p>5.84</text:p>
          </table:table-cell>
          <table:table-cell office:value-type="float" office:value="4.13">
            <text:p>4.13</text:p>
          </table:table-cell>
          <table:table-cell office:value-type="float" office:value="4.1">
            <text:p>4.1</text:p>
          </table:table-cell>
          <table:table-cell office:value-type="float" office:value="2.94">
            <text:p>2.94</text:p>
          </table:table-cell>
          <table:table-cell office:value-type="float" office:value="7.73">
            <text:p>7.73</text:p>
          </table:table-cell>
          <table:table-cell office:value-type="float" office:value="3.28">
            <text:p>3.28</text:p>
          </table:table-cell>
          <table:table-cell office:value-type="float" office:value="4.1">
            <text:p>4.1</text:p>
          </table:table-cell>
          <table:table-cell office:value-type="float" office:value="2.67">
            <text:p>2.67</text:p>
          </table:table-cell>
          <table:table-cell/>
          <table:table-cell office:value-type="float" office:value="13.86">
            <text:p>13.86</text:p>
          </table:table-cell>
          <table:table-cell office:value-type="float" office:value="13.9">
            <text:p>13.9</text:p>
          </table:table-cell>
          <table:table-cell office:value-type="float" office:value="8.89">
            <text:p>8.89</text:p>
          </table:table-cell>
          <table:table-cell office:value-type="float" office:value="8.14">
            <text:p>8.14</text:p>
          </table:table-cell>
          <table:table-cell office:value-type="float" office:value="8.04">
            <text:p>8.04</text:p>
          </table:table-cell>
          <table:table-cell office:value-type="float" office:value="5.8">
            <text:p>5.8</text:p>
          </table:table-cell>
          <table:table-cell office:value-type="float" office:value="16.19">
            <text:p>16.19</text:p>
          </table:table-cell>
          <table:table-cell/>
          <table:table-cell office:value-type="float" office:value="8.52">
            <text:p>8.52</text:p>
          </table:table-cell>
          <table:table-cell office:value-type="float" office:value="6.42">
            <text:p>6.42</text:p>
          </table:table-cell>
          <table:table-cell office:value-type="float" office:value="5.12">
            <text:p>5.12</text:p>
          </table:table-cell>
          <table:table-cell office:value-type="float" office:value="8.26">
            <text:p>8.26</text:p>
          </table:table-cell>
          <table:table-cell office:value-type="float" office:value="9.21">
            <text:p>9.21</text:p>
          </table:table-cell>
          <table:table-cell/>
          <table:table-cell office:value-type="float" office:value="4.44">
            <text:p>4.44</text:p>
          </table:table-cell>
          <table:table-cell office:value-type="float" office:value="9.25">
            <text:p>9.25</text:p>
          </table:table-cell>
          <table:table-cell office:value-type="float" office:value="10.63">
            <text:p>10.63</text:p>
          </table:table-cell>
          <table:table-cell office:value-type="float" office:value="10.18">
            <text:p>10.18</text:p>
          </table:table-cell>
          <table:table-cell office:value-type="float" office:value="4.45">
            <text:p>4.45</text:p>
          </table:table-cell>
          <table:table-cell office:value-type="float" office:value="3.74">
            <text:p>3.74</text:p>
          </table:table-cell>
          <table:table-cell office:value-type="float" office:value="5.55">
            <text:p>5.55</text:p>
          </table:table-cell>
          <table:table-cell office:value-type="float" office:value="6.64">
            <text:p>6.64</text:p>
          </table:table-cell>
          <table:table-cell office:value-type="float" office:value="10.09">
            <text:p>10.09</text:p>
          </table:table-cell>
          <table:table-cell/>
          <table:table-cell office:value-type="float" office:value="5.13">
            <text:p>5.13</text:p>
          </table:table-cell>
          <table:table-cell office:value-type="float" office:value="5.12">
            <text:p>5.12</text:p>
          </table:table-cell>
          <table:table-cell office:value-type="float" office:value="10.4">
            <text:p>10.4</text:p>
          </table:table-cell>
          <table:table-cell office:value-type="float" office:value="7.1">
            <text:p>7.1</text:p>
          </table:table-cell>
          <table:table-cell office:value-type="float" office:value="5.55">
            <text:p>5.55</text:p>
          </table:table-cell>
          <table:table-cell office:value-type="float" office:value="10.45">
            <text:p>10.45</text:p>
          </table:table-cell>
          <table:table-cell/>
          <table:table-cell office:value-type="float" office:value="4.88">
            <text:p>4.88</text:p>
          </table:table-cell>
          <table:table-cell office:value-type="float" office:value="3.63">
            <text:p>3.63</text:p>
          </table:table-cell>
          <table:table-cell office:value-type="float" office:value="6.22">
            <text:p>6.22</text:p>
          </table:table-cell>
          <table:table-cell office:value-type="float" office:value="6.68">
            <text:p>6.68</text:p>
          </table:table-cell>
          <table:table-cell office:value-type="float" office:value="8.34">
            <text:p>8.34</text:p>
          </table:table-cell>
          <table:table-cell office:value-type="float" office:value="13.17">
            <text:p>13.17</text:p>
          </table:table-cell>
          <table:table-cell office:value-type="float" office:value="5.41">
            <text:p>5.41</text:p>
          </table:table-cell>
          <table:table-cell table:number-columns-repeated="974"/>
        </table:table-row>
        <table:table-row table:style-name="ro1">
          <table:table-cell office:value-type="string">
            <text:p>Viet Nam</text:p>
          </table:table-cell>
          <table:table-cell office:value-type="float" office:value="4.84">
            <text:p>4.84</text:p>
          </table:table-cell>
          <table:table-cell office:value-type="float" office:value="8.94">
            <text:p>8.94</text:p>
          </table:table-cell>
          <table:table-cell office:value-type="float" office:value="11.01">
            <text:p>11.01</text:p>
          </table:table-cell>
          <table:table-cell office:value-type="float" office:value="9.04">
            <text:p>9.04</text:p>
          </table:table-cell>
          <table:table-cell office:value-type="float" office:value="11.91">
            <text:p>11.91</text:p>
          </table:table-cell>
          <table:table-cell office:value-type="float" office:value="5.95">
            <text:p>5.95</text:p>
          </table:table-cell>
          <table:table-cell office:value-type="float" office:value="4.81">
            <text:p>4.81</text:p>
          </table:table-cell>
          <table:table-cell office:value-type="float" office:value="5.83">
            <text:p>5.83</text:p>
          </table:table-cell>
          <table:table-cell office:value-type="float" office:value="8.48">
            <text:p>8.48</text:p>
          </table:table-cell>
          <table:table-cell office:value-type="float" office:value="6.67">
            <text:p>6.67</text:p>
          </table:table-cell>
          <table:table-cell office:value-type="float" office:value="9.25">
            <text:p>9.25</text:p>
          </table:table-cell>
          <table:table-cell/>
          <table:table-cell office:value-type="float" office:value="18.88">
            <text:p>18.88</text:p>
          </table:table-cell>
          <table:table-cell/>
          <table:table-cell office:value-type="float" office:value="15.22">
            <text:p>15.22</text:p>
          </table:table-cell>
          <table:table-cell office:value-type="float" office:value="24.59">
            <text:p>24.59</text:p>
          </table:table-cell>
          <table:table-cell office:value-type="float" office:value="7.62">
            <text:p>7.62</text:p>
          </table:table-cell>
          <table:table-cell table:number-columns-repeated="3"/>
          <table:table-cell office:value-type="float" office:value="12.8">
            <text:p>12.8</text:p>
          </table:table-cell>
          <table:table-cell/>
          <table:table-cell office:value-type="float" office:value="13.99">
            <text:p>13.99</text:p>
          </table:table-cell>
          <table:table-cell table:number-columns-repeated="4"/>
          <table:table-cell office:value-type="float" office:value="13.67">
            <text:p>13.67</text:p>
          </table:table-cell>
          <table:table-cell/>
          <table:table-cell office:value-type="float" office:value="9.95">
            <text:p>9.95</text:p>
          </table:table-cell>
          <table:table-cell office:value-type="float" office:value="6.23">
            <text:p>6.23</text:p>
          </table:table-cell>
          <table:table-cell/>
          <table:table-cell office:value-type="float" office:value="11.36">
            <text:p>11.36</text:p>
          </table:table-cell>
          <table:table-cell office:value-type="float" office:value="9.09">
            <text:p>9.09</text:p>
          </table:table-cell>
          <table:table-cell office:value-type="float" office:value="15.07">
            <text:p>15.07</text:p>
          </table:table-cell>
          <table:table-cell office:value-type="float" office:value="7.32">
            <text:p>7.32</text:p>
          </table:table-cell>
          <table:table-cell office:value-type="float" office:value="10.45">
            <text:p>10.45</text:p>
          </table:table-cell>
          <table:table-cell office:value-type="float" office:value="14.31">
            <text:p>14.31</text:p>
          </table:table-cell>
          <table:table-cell office:value-type="float" office:value="15.33">
            <text:p>15.33</text:p>
          </table:table-cell>
          <table:table-cell office:value-type="float" office:value="8.59">
            <text:p>8.59</text:p>
          </table:table-cell>
          <table:table-cell office:value-type="float" office:value="20.73">
            <text:p>20.73</text:p>
          </table:table-cell>
          <table:table-cell/>
          <table:table-cell office:value-type="float" office:value="8.51">
            <text:p>8.51</text:p>
          </table:table-cell>
          <table:table-cell office:value-type="float" office:value="22.61">
            <text:p>22.61</text:p>
          </table:table-cell>
          <table:table-cell office:value-type="float" office:value="28.75">
            <text:p>28.75</text:p>
          </table:table-cell>
          <table:table-cell office:value-type="float" office:value="15.45">
            <text:p>15.45</text:p>
          </table:table-cell>
          <table:table-cell/>
          <table:table-cell office:value-type="float" office:value="10.86">
            <text:p>10.86</text:p>
          </table:table-cell>
          <table:table-cell office:value-type="float" office:value="25.81">
            <text:p>25.81</text:p>
          </table:table-cell>
          <table:table-cell table:number-columns-repeated="974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AD sd" table:style-name="ta5" table:print="false">
        <office:forms form:automatic-focus="false" form:apply-design-mode="false"/>
        <table:table-column table:style-name="co2" table:default-cell-style-name="ce1"/>
        <table:table-column table:style-name="co2" table:number-columns-repeated="1023" table:default-cell-style-name="Default"/>
        <table:table-row table:style-name="ro1">
          <table:table-cell/>
          <table:table-cell table:style-name="ce1" office:value-type="string">
            <text:p>Country</text:p>
          </table:table-cell>
          <table:table-cell table:style-name="ce1" office:value-type="string">
            <text:p>ISCO.1xxx.Managers</text:p>
          </table:table-cell>
          <table:table-cell table:style-name="ce1" office:value-type="string">
            <text:p>ISCO.2xxx.Professionals</text:p>
          </table:table-cell>
          <table:table-cell table:style-name="ce1" office:value-type="string">
            <text:p>ISCO.3xxx.Technicians.and.associate.professionals</text:p>
          </table:table-cell>
          <table:table-cell table:style-name="ce1" office:value-type="string">
            <text:p>ISCO.4xxx.Clerical.support.workers</text:p>
          </table:table-cell>
          <table:table-cell table:style-name="ce1" office:value-type="string">
            <text:p>ISCO.5xxx.Service.and.sales.workers</text:p>
          </table:table-cell>
          <table:table-cell table:style-name="ce1" office:value-type="string">
            <text:p>ISCO.6xxx.Skilled.agricultural..forestry.and</text:p>
          </table:table-cell>
          <table:table-cell table:style-name="ce1" office:value-type="string">
            <text:p>ISCO.7xxx.Craft.and.related.trades</text:p>
          </table:table-cell>
          <table:table-cell table:style-name="ce1" office:value-type="string">
            <text:p>ISCO.8xxx.Plant.and.machine.operators.</text:p>
          </table:table-cell>
          <table:table-cell table:style-name="ce1" office:value-type="string">
            <text:p>ISCO.9xxx.Elementary.occupations</text:p>
          </table:table-cell>
          <table:table-cell table:style-name="ce1" office:value-type="string">
            <text:p>ISCO.11xx.Chief.executives..senior.officials</text:p>
          </table:table-cell>
          <table:table-cell table:style-name="ce1" office:value-type="string">
            <text:p>ISCO.12xx.Administrative.and.commercial.managers</text:p>
          </table:table-cell>
          <table:table-cell table:style-name="ce1" office:value-type="string">
            <text:p>ISCO.13xx.Production.and.specialised.services</text:p>
          </table:table-cell>
          <table:table-cell table:style-name="ce1" office:value-type="string">
            <text:p>ISCO.14xx.Hospitality..retail.and.other</text:p>
          </table:table-cell>
          <table:table-cell table:style-name="ce1" office:value-type="string">
            <text:p>ISCO.21xx.Science.and.engineering.professionals</text:p>
          </table:table-cell>
          <table:table-cell table:style-name="ce1" office:value-type="string">
            <text:p>ISCO.22xx.Health.professionals</text:p>
          </table:table-cell>
          <table:table-cell table:style-name="ce1" office:value-type="string">
            <text:p>ISCO.23xx.Teaching.professionals</text:p>
          </table:table-cell>
          <table:table-cell table:style-name="ce1" office:value-type="string">
            <text:p>ISCO.24xx.Business.and.administration.professionals</text:p>
          </table:table-cell>
          <table:table-cell table:style-name="ce1" office:value-type="string">
            <text:p>ISCO.25xx.Information.and.communications.technology</text:p>
          </table:table-cell>
          <table:table-cell table:style-name="ce1" office:value-type="string">
            <text:p>ISCO.26xx.Legal..social.and.cultural</text:p>
          </table:table-cell>
          <table:table-cell table:style-name="ce1" office:value-type="string">
            <text:p>ISCO.31xx.Science.and.engineering.associate</text:p>
          </table:table-cell>
          <table:table-cell table:style-name="ce1" office:value-type="string">
            <text:p>ISCO.32xx.Health.associate.professionals</text:p>
          </table:table-cell>
          <table:table-cell table:style-name="ce1" office:value-type="string">
            <text:p>ISCO.33xx.Business.and.administration.associate</text:p>
          </table:table-cell>
          <table:table-cell table:style-name="ce1" office:value-type="string">
            <text:p>ISCO.34xx.Legal..social..cultural.and</text:p>
          </table:table-cell>
          <table:table-cell table:style-name="ce1" office:value-type="string">
            <text:p>ISCO.35xx.Information.and.communications.technicians</text:p>
          </table:table-cell>
          <table:table-cell table:style-name="ce1" office:value-type="string">
            <text:p>ISCO.41xx.General.and.keyboard.clerks</text:p>
          </table:table-cell>
          <table:table-cell table:style-name="ce1" office:value-type="string">
            <text:p>ISCO.42xx.Customer.services.clerks</text:p>
          </table:table-cell>
          <table:table-cell table:style-name="ce1" office:value-type="string">
            <text:p>ISCO.43xx.Numerical.and.material.recording</text:p>
          </table:table-cell>
          <table:table-cell table:style-name="ce1" office:value-type="string">
            <text:p>ISCO.44xx.Other.clerical.support.workers</text:p>
          </table:table-cell>
          <table:table-cell table:style-name="ce1" office:value-type="string">
            <text:p>ISCO.51xx.Personal.service.workers</text:p>
          </table:table-cell>
          <table:table-cell table:style-name="ce1" office:value-type="string">
            <text:p>ISCO.52xx.Sales.workers</text:p>
          </table:table-cell>
          <table:table-cell table:style-name="ce1" office:value-type="string">
            <text:p>ISCO.53xx.Personal.care.workers</text:p>
          </table:table-cell>
          <table:table-cell table:style-name="ce1" office:value-type="string">
            <text:p>ISCO.54xx.Protective.services.workers</text:p>
          </table:table-cell>
          <table:table-cell table:style-name="ce1" office:value-type="string">
            <text:p>ISCO.61xx.Market.oriented.skilled.agricultural.workers</text:p>
          </table:table-cell>
          <table:table-cell table:style-name="ce1" office:value-type="string">
            <text:p>ISCO.62xx.Market.oriented.skilled.forestry..fishery</text:p>
          </table:table-cell>
          <table:table-cell table:style-name="ce1" office:value-type="string">
            <text:p>ISCO.71xx.Building.and.related.trades</text:p>
          </table:table-cell>
          <table:table-cell table:style-name="ce1" office:value-type="string">
            <text:p>ISCO.72xx.Metal..machinery.and.related</text:p>
          </table:table-cell>
          <table:table-cell table:style-name="ce1" office:value-type="string">
            <text:p>ISCO.73xx.Handicraft.and.printing.workers</text:p>
          </table:table-cell>
          <table:table-cell table:style-name="ce1" office:value-type="string">
            <text:p>ISCO.74xx.Electrical.and.electronic.trades</text:p>
          </table:table-cell>
          <table:table-cell table:style-name="ce1" office:value-type="string">
            <text:p>ISCO.75xx.Food.processing..wood.working.</text:p>
          </table:table-cell>
          <table:table-cell table:style-name="ce1" office:value-type="string">
            <text:p>ISCO.81xx.Stationary.plant.and.machine</text:p>
          </table:table-cell>
          <table:table-cell table:style-name="ce1" office:value-type="string">
            <text:p>ISCO.82xx.Assemblers</text:p>
          </table:table-cell>
          <table:table-cell table:style-name="ce1" office:value-type="string">
            <text:p>ISCO.83xx.Drivers.and.mobile.plant</text:p>
          </table:table-cell>
          <table:table-cell table:style-name="ce1" office:value-type="string">
            <text:p>ISCO.91xx.Cleaners.and.helpers</text:p>
          </table:table-cell>
          <table:table-cell table:style-name="ce1" office:value-type="string">
            <text:p>ISCO.92xx.Agricultural..forestry.and.fishery</text:p>
          </table:table-cell>
          <table:table-cell table:style-name="ce1" office:value-type="string">
            <text:p>ISCO.93xx.Labourers.in.mining..construction.</text:p>
          </table:table-cell>
          <table:table-cell table:style-name="ce1" office:value-type="string">
            <text:p>ISCO.94xx.Food.preparation.assistants</text:p>
          </table:table-cell>
          <table:table-cell table:style-name="ce1" office:value-type="string">
            <text:p>ISCO.95xx.Street.and.related.sales</text:p>
          </table:table-cell>
          <table:table-cell table:style-name="ce1" office:value-type="string">
            <text:p>ISCO.96xx.Refuse.workers.and.other</text:p>
          </table:table-cell>
          <table:table-cell table:style-name="ce1" table:number-columns-repeated="974"/>
        </table:table-row>
        <table:table-row table:style-name="ro1">
          <table:table-cell office:value-type="string">
            <text:p>Albania</text:p>
          </table:table-cell>
          <table:table-cell office:value-type="float" office:value="3.2">
            <text:p>3.2</text:p>
          </table:table-cell>
          <table:table-cell office:value-type="float" office:value="7.15">
            <text:p>7.15</text:p>
          </table:table-cell>
          <table:table-cell office:value-type="float" office:value="5.05">
            <text:p>5.05</text:p>
          </table:table-cell>
          <table:table-cell office:value-type="float" office:value="9.72">
            <text:p>9.72</text:p>
          </table:table-cell>
          <table:table-cell office:value-type="float" office:value="15.92">
            <text:p>15.92</text:p>
          </table:table-cell>
          <table:table-cell office:value-type="float" office:value="7.06">
            <text:p>7.06</text:p>
          </table:table-cell>
          <table:table-cell office:value-type="float" office:value="11.22">
            <text:p>11.22</text:p>
          </table:table-cell>
          <table:table-cell office:value-type="float" office:value="4.62">
            <text:p>4.62</text:p>
          </table:table-cell>
          <table:table-cell office:value-type="float" office:value="7.72">
            <text:p>7.72</text:p>
          </table:table-cell>
          <table:table-cell office:value-type="float" office:value="3.69">
            <text:p>3.69</text:p>
          </table:table-cell>
          <table:table-cell office:value-type="float" office:value="26.24">
            <text:p>26.24</text:p>
          </table:table-cell>
          <table:table-cell office:value-type="float" office:value="10">
            <text:p>10</text:p>
          </table:table-cell>
          <table:table-cell office:value-type="float" office:value="11.37">
            <text:p>11.37</text:p>
          </table:table-cell>
          <table:table-cell office:value-type="float" office:value="21.91">
            <text:p>21.91</text:p>
          </table:table-cell>
          <table:table-cell office:value-type="float" office:value="10.09">
            <text:p>10.09</text:p>
          </table:table-cell>
          <table:table-cell office:value-type="float" office:value="11.08">
            <text:p>11.08</text:p>
          </table:table-cell>
          <table:table-cell office:value-type="float" office:value="9.38">
            <text:p>9.38</text:p>
          </table:table-cell>
          <table:table-cell table:number-columns-repeated="2"/>
          <table:table-cell office:value-type="float" office:value="11.76">
            <text:p>11.76</text:p>
          </table:table-cell>
          <table:table-cell table:number-columns-repeated="2"/>
          <table:table-cell office:value-type="float" office:value="13.1">
            <text:p>13.1</text:p>
          </table:table-cell>
          <table:table-cell table:number-columns-repeated="2"/>
          <table:table-cell office:value-type="float" office:value="25.44">
            <text:p>25.44</text:p>
          </table:table-cell>
          <table:table-cell table:number-columns-repeated="3"/>
          <table:table-cell office:value-type="float" office:value="8.62">
            <text:p>8.62</text:p>
          </table:table-cell>
          <table:table-cell office:value-type="float" office:value="8.98">
            <text:p>8.98</text:p>
          </table:table-cell>
          <table:table-cell/>
          <table:table-cell office:value-type="float" office:value="12.09">
            <text:p>12.09</text:p>
          </table:table-cell>
          <table:table-cell office:value-type="float" office:value="11.94">
            <text:p>11.94</text:p>
          </table:table-cell>
          <table:table-cell/>
          <table:table-cell office:value-type="float" office:value="6.61">
            <text:p>6.61</text:p>
          </table:table-cell>
          <table:table-cell office:value-type="float" office:value="12.19">
            <text:p>12.19</text:p>
          </table:table-cell>
          <table:table-cell/>
          <table:table-cell office:value-type="float" office:value="18.55">
            <text:p>18.55</text:p>
          </table:table-cell>
          <table:table-cell office:value-type="float" office:value="6.37">
            <text:p>6.37</text:p>
          </table:table-cell>
          <table:table-cell office:value-type="float" office:value="15.6">
            <text:p>15.6</text:p>
          </table:table-cell>
          <table:table-cell/>
          <table:table-cell office:value-type="float" office:value="8.28">
            <text:p>8.28</text:p>
          </table:table-cell>
          <table:table-cell office:value-type="float" office:value="14.82">
            <text:p>14.82</text:p>
          </table:table-cell>
          <table:table-cell/>
          <table:table-cell office:value-type="float" office:value="16.25">
            <text:p>16.25</text:p>
          </table:table-cell>
          <table:table-cell office:value-type="float" office:value="9.12">
            <text:p>9.12</text:p>
          </table:table-cell>
          <table:table-cell/>
          <table:table-cell office:value-type="float" office:value="12.19">
            <text:p>12.19</text:p>
          </table:table-cell>
          <table:table-cell table:number-columns-repeated="974"/>
        </table:table-row>
        <table:table-row table:style-name="ro1">
          <table:table-cell office:value-type="string">
            <text:p>Argentina</text:p>
          </table:table-cell>
          <table:table-cell office:value-type="float" office:value="3.7">
            <text:p>3.7</text:p>
          </table:table-cell>
          <table:table-cell office:value-type="float" office:value="6.2">
            <text:p>6.2</text:p>
          </table:table-cell>
          <table:table-cell office:value-type="float" office:value="5.19">
            <text:p>5.19</text:p>
          </table:table-cell>
          <table:table-cell office:value-type="float" office:value="5.64">
            <text:p>5.64</text:p>
          </table:table-cell>
          <table:table-cell office:value-type="float" office:value="6.01">
            <text:p>6.01</text:p>
          </table:table-cell>
          <table:table-cell office:value-type="float" office:value="4.52">
            <text:p>4.52</text:p>
          </table:table-cell>
          <table:table-cell office:value-type="float" office:value="12.83">
            <text:p>12.83</text:p>
          </table:table-cell>
          <table:table-cell office:value-type="float" office:value="3.9">
            <text:p>3.9</text:p>
          </table:table-cell>
          <table:table-cell office:value-type="float" office:value="5.9">
            <text:p>5.9</text:p>
          </table:table-cell>
          <table:table-cell office:value-type="float" office:value="3.71">
            <text:p>3.71</text:p>
          </table:table-cell>
          <table:table-cell office:value-type="float" office:value="11.46">
            <text:p>11.46</text:p>
          </table:table-cell>
          <table:table-cell office:value-type="float" office:value="14.01">
            <text:p>14.01</text:p>
          </table:table-cell>
          <table:table-cell office:value-type="float" office:value="11.72">
            <text:p>11.72</text:p>
          </table:table-cell>
          <table:table-cell office:value-type="float" office:value="14.25">
            <text:p>14.25</text:p>
          </table:table-cell>
          <table:table-cell office:value-type="float" office:value="7.85">
            <text:p>7.85</text:p>
          </table:table-cell>
          <table:table-cell office:value-type="float" office:value="8.78">
            <text:p>8.78</text:p>
          </table:table-cell>
          <table:table-cell office:value-type="float" office:value="6.67">
            <text:p>6.67</text:p>
          </table:table-cell>
          <table:table-cell office:value-type="float" office:value="11.57">
            <text:p>11.57</text:p>
          </table:table-cell>
          <table:table-cell office:value-type="float" office:value="15.22">
            <text:p>15.22</text:p>
          </table:table-cell>
          <table:table-cell office:value-type="float" office:value="9.84">
            <text:p>9.84</text:p>
          </table:table-cell>
          <table:table-cell office:value-type="float" office:value="11.78">
            <text:p>11.78</text:p>
          </table:table-cell>
          <table:table-cell office:value-type="float" office:value="12.73">
            <text:p>12.73</text:p>
          </table:table-cell>
          <table:table-cell office:value-type="float" office:value="8.09">
            <text:p>8.09</text:p>
          </table:table-cell>
          <table:table-cell office:value-type="float" office:value="12.94">
            <text:p>12.94</text:p>
          </table:table-cell>
          <table:table-cell/>
          <table:table-cell office:value-type="float" office:value="8.27">
            <text:p>8.27</text:p>
          </table:table-cell>
          <table:table-cell office:value-type="float" office:value="12.19">
            <text:p>12.19</text:p>
          </table:table-cell>
          <table:table-cell office:value-type="float" office:value="13.02">
            <text:p>13.02</text:p>
          </table:table-cell>
          <table:table-cell office:value-type="float" office:value="9.47">
            <text:p>9.47</text:p>
          </table:table-cell>
          <table:table-cell office:value-type="float" office:value="6.66">
            <text:p>6.66</text:p>
          </table:table-cell>
          <table:table-cell office:value-type="float" office:value="6.37">
            <text:p>6.37</text:p>
          </table:table-cell>
          <table:table-cell office:value-type="float" office:value="8.61">
            <text:p>8.61</text:p>
          </table:table-cell>
          <table:table-cell office:value-type="float" office:value="7.07">
            <text:p>7.07</text:p>
          </table:table-cell>
          <table:table-cell office:value-type="float" office:value="12.55">
            <text:p>12.55</text:p>
          </table:table-cell>
          <table:table-cell/>
          <table:table-cell office:value-type="float" office:value="5.05">
            <text:p>5.05</text:p>
          </table:table-cell>
          <table:table-cell office:value-type="float" office:value="7.07">
            <text:p>7.07</text:p>
          </table:table-cell>
          <table:table-cell office:value-type="float" office:value="17.02">
            <text:p>17.02</text:p>
          </table:table-cell>
          <table:table-cell office:value-type="float" office:value="13.33">
            <text:p>13.33</text:p>
          </table:table-cell>
          <table:table-cell office:value-type="float" office:value="6.35">
            <text:p>6.35</text:p>
          </table:table-cell>
          <table:table-cell office:value-type="float" office:value="9.96">
            <text:p>9.96</text:p>
          </table:table-cell>
          <table:table-cell/>
          <table:table-cell office:value-type="float" office:value="6.34">
            <text:p>6.34</text:p>
          </table:table-cell>
          <table:table-cell office:value-type="float" office:value="4.08">
            <text:p>4.08</text:p>
          </table:table-cell>
          <table:table-cell office:value-type="float" office:value="17.16">
            <text:p>17.16</text:p>
          </table:table-cell>
          <table:table-cell office:value-type="float" office:value="15.32">
            <text:p>15.32</text:p>
          </table:table-cell>
          <table:table-cell table:number-columns-repeated="2"/>
          <table:table-cell office:value-type="float" office:value="10.99">
            <text:p>10.99</text:p>
          </table:table-cell>
          <table:table-cell table:number-columns-repeated="974"/>
        </table:table-row>
        <table:table-row table:style-name="ro1">
          <table:table-cell office:value-type="string">
            <text:p>Australia</text:p>
          </table:table-cell>
          <table:table-cell office:value-type="float" office:value="1.58">
            <text:p>1.58</text:p>
          </table:table-cell>
          <table:table-cell office:value-type="float" office:value="2.05">
            <text:p>2.05</text:p>
          </table:table-cell>
          <table:table-cell office:value-type="float" office:value="2.16">
            <text:p>2.16</text:p>
          </table:table-cell>
          <table:table-cell office:value-type="float" office:value="2.63">
            <text:p>2.63</text:p>
          </table:table-cell>
          <table:table-cell office:value-type="float" office:value="3.07">
            <text:p>3.07</text:p>
          </table:table-cell>
          <table:table-cell office:value-type="float" office:value="2.38">
            <text:p>2.38</text:p>
          </table:table-cell>
          <table:table-cell office:value-type="float" office:value="4.67">
            <text:p>4.67</text:p>
          </table:table-cell>
          <table:table-cell office:value-type="float" office:value="2.64">
            <text:p>2.64</text:p>
          </table:table-cell>
          <table:table-cell office:value-type="float" office:value="3.15">
            <text:p>3.15</text:p>
          </table:table-cell>
          <table:table-cell office:value-type="float" office:value="2.16">
            <text:p>2.16</text:p>
          </table:table-cell>
          <table:table-cell office:value-type="float" office:value="7.76">
            <text:p>7.76</text:p>
          </table:table-cell>
          <table:table-cell office:value-type="float" office:value="3.14">
            <text:p>3.14</text:p>
          </table:table-cell>
          <table:table-cell office:value-type="float" office:value="3.11">
            <text:p>3.11</text:p>
          </table:table-cell>
          <table:table-cell office:value-type="float" office:value="4.55">
            <text:p>4.55</text:p>
          </table:table-cell>
          <table:table-cell office:value-type="float" office:value="4.06">
            <text:p>4.06</text:p>
          </table:table-cell>
          <table:table-cell office:value-type="float" office:value="3.81">
            <text:p>3.81</text:p>
          </table:table-cell>
          <table:table-cell office:value-type="float" office:value="2.61">
            <text:p>2.61</text:p>
          </table:table-cell>
          <table:table-cell office:value-type="float" office:value="3.39">
            <text:p>3.39</text:p>
          </table:table-cell>
          <table:table-cell office:value-type="float" office:value="6.75">
            <text:p>6.75</text:p>
          </table:table-cell>
          <table:table-cell office:value-type="float" office:value="5.69">
            <text:p>5.69</text:p>
          </table:table-cell>
          <table:table-cell office:value-type="float" office:value="9.16">
            <text:p>9.16</text:p>
          </table:table-cell>
          <table:table-cell office:value-type="float" office:value="3.99">
            <text:p>3.99</text:p>
          </table:table-cell>
          <table:table-cell office:value-type="float" office:value="4.02">
            <text:p>4.02</text:p>
          </table:table-cell>
          <table:table-cell office:value-type="float" office:value="4.9">
            <text:p>4.9</text:p>
          </table:table-cell>
          <table:table-cell office:value-type="float" office:value="11.62">
            <text:p>11.62</text:p>
          </table:table-cell>
          <table:table-cell office:value-type="float" office:value="4.45">
            <text:p>4.45</text:p>
          </table:table-cell>
          <table:table-cell office:value-type="float" office:value="4.63">
            <text:p>4.63</text:p>
          </table:table-cell>
          <table:table-cell office:value-type="float" office:value="7.63">
            <text:p>7.63</text:p>
          </table:table-cell>
          <table:table-cell office:value-type="float" office:value="10.96">
            <text:p>10.96</text:p>
          </table:table-cell>
          <table:table-cell office:value-type="float" office:value="4.62">
            <text:p>4.62</text:p>
          </table:table-cell>
          <table:table-cell office:value-type="float" office:value="3.82">
            <text:p>3.82</text:p>
          </table:table-cell>
          <table:table-cell office:value-type="float" office:value="4.28">
            <text:p>4.28</text:p>
          </table:table-cell>
          <table:table-cell office:value-type="float" office:value="6.11">
            <text:p>6.11</text:p>
          </table:table-cell>
          <table:table-cell office:value-type="float" office:value="4.85">
            <text:p>4.85</text:p>
          </table:table-cell>
          <table:table-cell/>
          <table:table-cell office:value-type="float" office:value="3.66">
            <text:p>3.66</text:p>
          </table:table-cell>
          <table:table-cell office:value-type="float" office:value="3.46">
            <text:p>3.46</text:p>
          </table:table-cell>
          <table:table-cell office:value-type="float" office:value="13.39">
            <text:p>13.39</text:p>
          </table:table-cell>
          <table:table-cell office:value-type="float" office:value="5.62">
            <text:p>5.62</text:p>
          </table:table-cell>
          <table:table-cell office:value-type="float" office:value="6.92">
            <text:p>6.92</text:p>
          </table:table-cell>
          <table:table-cell office:value-type="float" office:value="8.22">
            <text:p>8.22</text:p>
          </table:table-cell>
          <table:table-cell/>
          <table:table-cell office:value-type="float" office:value="3.34">
            <text:p>3.34</text:p>
          </table:table-cell>
          <table:table-cell office:value-type="float" office:value="4.74">
            <text:p>4.74</text:p>
          </table:table-cell>
          <table:table-cell office:value-type="float" office:value="8.99">
            <text:p>8.99</text:p>
          </table:table-cell>
          <table:table-cell office:value-type="float" office:value="4.68">
            <text:p>4.68</text:p>
          </table:table-cell>
          <table:table-cell office:value-type="float" office:value="7.01">
            <text:p>7.01</text:p>
          </table:table-cell>
          <table:table-cell/>
          <table:table-cell office:value-type="float" office:value="10.33">
            <text:p>10.33</text:p>
          </table:table-cell>
          <table:table-cell table:number-columns-repeated="974"/>
        </table:table-row>
        <table:table-row table:style-name="ro1">
          <table:table-cell office:value-type="string">
            <text:p>Belgium</text:p>
          </table:table-cell>
          <table:table-cell office:value-type="float" office:value="2.25">
            <text:p>2.25</text:p>
          </table:table-cell>
          <table:table-cell office:value-type="float" office:value="3.4">
            <text:p>3.4</text:p>
          </table:table-cell>
          <table:table-cell office:value-type="float" office:value="2.79">
            <text:p>2.79</text:p>
          </table:table-cell>
          <table:table-cell office:value-type="float" office:value="2.78">
            <text:p>2.78</text:p>
          </table:table-cell>
          <table:table-cell office:value-type="float" office:value="3.25">
            <text:p>3.25</text:p>
          </table:table-cell>
          <table:table-cell office:value-type="float" office:value="2.77">
            <text:p>2.77</text:p>
          </table:table-cell>
          <table:table-cell office:value-type="float" office:value="7.87">
            <text:p>7.87</text:p>
          </table:table-cell>
          <table:table-cell office:value-type="float" office:value="4.12">
            <text:p>4.12</text:p>
          </table:table-cell>
          <table:table-cell office:value-type="float" office:value="4.03">
            <text:p>4.03</text:p>
          </table:table-cell>
          <table:table-cell office:value-type="float" office:value="3.14">
            <text:p>3.14</text:p>
          </table:table-cell>
          <table:table-cell office:value-type="float" office:value="8.52">
            <text:p>8.52</text:p>
          </table:table-cell>
          <table:table-cell office:value-type="float" office:value="5.62">
            <text:p>5.62</text:p>
          </table:table-cell>
          <table:table-cell office:value-type="float" office:value="4.77">
            <text:p>4.77</text:p>
          </table:table-cell>
          <table:table-cell office:value-type="float" office:value="5.67">
            <text:p>5.67</text:p>
          </table:table-cell>
          <table:table-cell office:value-type="float" office:value="4.85">
            <text:p>4.85</text:p>
          </table:table-cell>
          <table:table-cell office:value-type="float" office:value="4.49">
            <text:p>4.49</text:p>
          </table:table-cell>
          <table:table-cell office:value-type="float" office:value="3.8">
            <text:p>3.8</text:p>
          </table:table-cell>
          <table:table-cell office:value-type="float" office:value="6.33">
            <text:p>6.33</text:p>
          </table:table-cell>
          <table:table-cell office:value-type="float" office:value="6.73">
            <text:p>6.73</text:p>
          </table:table-cell>
          <table:table-cell office:value-type="float" office:value="4.85">
            <text:p>4.85</text:p>
          </table:table-cell>
          <table:table-cell office:value-type="float" office:value="5.37">
            <text:p>5.37</text:p>
          </table:table-cell>
          <table:table-cell office:value-type="float" office:value="6.34">
            <text:p>6.34</text:p>
          </table:table-cell>
          <table:table-cell office:value-type="float" office:value="3.55">
            <text:p>3.55</text:p>
          </table:table-cell>
          <table:table-cell office:value-type="float" office:value="6.4">
            <text:p>6.4</text:p>
          </table:table-cell>
          <table:table-cell office:value-type="float" office:value="17.06">
            <text:p>17.06</text:p>
          </table:table-cell>
          <table:table-cell office:value-type="float" office:value="4.27">
            <text:p>4.27</text:p>
          </table:table-cell>
          <table:table-cell office:value-type="float" office:value="5.9">
            <text:p>5.9</text:p>
          </table:table-cell>
          <table:table-cell office:value-type="float" office:value="7.33">
            <text:p>7.33</text:p>
          </table:table-cell>
          <table:table-cell office:value-type="float" office:value="9.34">
            <text:p>9.34</text:p>
          </table:table-cell>
          <table:table-cell office:value-type="float" office:value="4.99">
            <text:p>4.99</text:p>
          </table:table-cell>
          <table:table-cell office:value-type="float" office:value="4.32">
            <text:p>4.32</text:p>
          </table:table-cell>
          <table:table-cell office:value-type="float" office:value="4.5">
            <text:p>4.5</text:p>
          </table:table-cell>
          <table:table-cell office:value-type="float" office:value="8.84">
            <text:p>8.84</text:p>
          </table:table-cell>
          <table:table-cell office:value-type="float" office:value="8.37">
            <text:p>8.37</text:p>
          </table:table-cell>
          <table:table-cell/>
          <table:table-cell office:value-type="float" office:value="5.82">
            <text:p>5.82</text:p>
          </table:table-cell>
          <table:table-cell office:value-type="float" office:value="5.83">
            <text:p>5.83</text:p>
          </table:table-cell>
          <table:table-cell office:value-type="float" office:value="9.74">
            <text:p>9.74</text:p>
          </table:table-cell>
          <table:table-cell office:value-type="float" office:value="7.33">
            <text:p>7.33</text:p>
          </table:table-cell>
          <table:table-cell office:value-type="float" office:value="6.4">
            <text:p>6.4</text:p>
          </table:table-cell>
          <table:table-cell office:value-type="float" office:value="8.38">
            <text:p>8.38</text:p>
          </table:table-cell>
          <table:table-cell office:value-type="float" office:value="14.95">
            <text:p>14.95</text:p>
          </table:table-cell>
          <table:table-cell office:value-type="float" office:value="4.48">
            <text:p>4.48</text:p>
          </table:table-cell>
          <table:table-cell office:value-type="float" office:value="4.85">
            <text:p>4.85</text:p>
          </table:table-cell>
          <table:table-cell/>
          <table:table-cell office:value-type="float" office:value="8.37">
            <text:p>8.37</text:p>
          </table:table-cell>
          <table:table-cell office:value-type="float" office:value="8.66">
            <text:p>8.66</text:p>
          </table:table-cell>
          <table:table-cell/>
          <table:table-cell office:value-type="float" office:value="8.5">
            <text:p>8.5</text:p>
          </table:table-cell>
          <table:table-cell table:number-columns-repeated="974"/>
        </table:table-row>
        <table:table-row table:style-name="ro1">
          <table:table-cell office:value-type="string">
            <text:p>Brazil</text:p>
          </table:table-cell>
          <table:table-cell office:value-type="float" office:value="2.03">
            <text:p>2.03</text:p>
          </table:table-cell>
          <table:table-cell office:value-type="float" office:value="4.16">
            <text:p>4.16</text:p>
          </table:table-cell>
          <table:table-cell office:value-type="float" office:value="4.07">
            <text:p>4.07</text:p>
          </table:table-cell>
          <table:table-cell office:value-type="float" office:value="3.76">
            <text:p>3.76</text:p>
          </table:table-cell>
          <table:table-cell office:value-type="float" office:value="2.98">
            <text:p>2.98</text:p>
          </table:table-cell>
          <table:table-cell office:value-type="float" office:value="2.26">
            <text:p>2.26</text:p>
          </table:table-cell>
          <table:table-cell office:value-type="float" office:value="8.03">
            <text:p>8.03</text:p>
          </table:table-cell>
          <table:table-cell office:value-type="float" office:value="2.55">
            <text:p>2.55</text:p>
          </table:table-cell>
          <table:table-cell office:value-type="float" office:value="3.65">
            <text:p>3.65</text:p>
          </table:table-cell>
          <table:table-cell office:value-type="float" office:value="2.02">
            <text:p>2.02</text:p>
          </table:table-cell>
          <table:table-cell office:value-type="float" office:value="5.1">
            <text:p>5.1</text:p>
          </table:table-cell>
          <table:table-cell office:value-type="float" office:value="7.56">
            <text:p>7.56</text:p>
          </table:table-cell>
          <table:table-cell office:value-type="float" office:value="11.31">
            <text:p>11.31</text:p>
          </table:table-cell>
          <table:table-cell office:value-type="float" office:value="6.57">
            <text:p>6.57</text:p>
          </table:table-cell>
          <table:table-cell office:value-type="float" office:value="13.74">
            <text:p>13.74</text:p>
          </table:table-cell>
          <table:table-cell office:value-type="float" office:value="6.82">
            <text:p>6.82</text:p>
          </table:table-cell>
          <table:table-cell office:value-type="float" office:value="3.79">
            <text:p>3.79</text:p>
          </table:table-cell>
          <table:table-cell office:value-type="float" office:value="8.29">
            <text:p>8.29</text:p>
          </table:table-cell>
          <table:table-cell/>
          <table:table-cell office:value-type="float" office:value="8.65">
            <text:p>8.65</text:p>
          </table:table-cell>
          <table:table-cell office:value-type="float" office:value="9.78">
            <text:p>9.78</text:p>
          </table:table-cell>
          <table:table-cell office:value-type="float" office:value="5.72">
            <text:p>5.72</text:p>
          </table:table-cell>
          <table:table-cell office:value-type="float" office:value="6.44">
            <text:p>6.44</text:p>
          </table:table-cell>
          <table:table-cell office:value-type="float" office:value="13.5">
            <text:p>13.5</text:p>
          </table:table-cell>
          <table:table-cell/>
          <table:table-cell office:value-type="float" office:value="4.98">
            <text:p>4.98</text:p>
          </table:table-cell>
          <table:table-cell office:value-type="float" office:value="5.3">
            <text:p>5.3</text:p>
          </table:table-cell>
          <table:table-cell office:value-type="float" office:value="6.38">
            <text:p>6.38</text:p>
          </table:table-cell>
          <table:table-cell office:value-type="float" office:value="13.46">
            <text:p>13.46</text:p>
          </table:table-cell>
          <table:table-cell office:value-type="float" office:value="2.78">
            <text:p>2.78</text:p>
          </table:table-cell>
          <table:table-cell office:value-type="float" office:value="3.17">
            <text:p>3.17</text:p>
          </table:table-cell>
          <table:table-cell office:value-type="float" office:value="5.48">
            <text:p>5.48</text:p>
          </table:table-cell>
          <table:table-cell office:value-type="float" office:value="4.42">
            <text:p>4.42</text:p>
          </table:table-cell>
          <table:table-cell office:value-type="float" office:value="14.36">
            <text:p>14.36</text:p>
          </table:table-cell>
          <table:table-cell office:value-type="float" office:value="20.12">
            <text:p>20.12</text:p>
          </table:table-cell>
          <table:table-cell office:value-type="float" office:value="2.87">
            <text:p>2.87</text:p>
          </table:table-cell>
          <table:table-cell office:value-type="float" office:value="4.64">
            <text:p>4.64</text:p>
          </table:table-cell>
          <table:table-cell office:value-type="float" office:value="12.7">
            <text:p>12.7</text:p>
          </table:table-cell>
          <table:table-cell office:value-type="float" office:value="6.99">
            <text:p>6.99</text:p>
          </table:table-cell>
          <table:table-cell office:value-type="float" office:value="3.58">
            <text:p>3.58</text:p>
          </table:table-cell>
          <table:table-cell office:value-type="float" office:value="7.13">
            <text:p>7.13</text:p>
          </table:table-cell>
          <table:table-cell office:value-type="float" office:value="15.83">
            <text:p>15.83</text:p>
          </table:table-cell>
          <table:table-cell office:value-type="float" office:value="3.89">
            <text:p>3.89</text:p>
          </table:table-cell>
          <table:table-cell office:value-type="float" office:value="3.75">
            <text:p>3.75</text:p>
          </table:table-cell>
          <table:table-cell office:value-type="float" office:value="4.62">
            <text:p>4.62</text:p>
          </table:table-cell>
          <table:table-cell office:value-type="float" office:value="8.43">
            <text:p>8.43</text:p>
          </table:table-cell>
          <table:table-cell office:value-type="float" office:value="3.41">
            <text:p>3.41</text:p>
          </table:table-cell>
          <table:table-cell office:value-type="float" office:value="12.85">
            <text:p>12.85</text:p>
          </table:table-cell>
          <table:table-cell office:value-type="float" office:value="5.53">
            <text:p>5.53</text:p>
          </table:table-cell>
          <table:table-cell table:number-columns-repeated="974"/>
        </table:table-row>
        <table:table-row table:style-name="ro1">
          <table:table-cell office:value-type="string">
            <text:p>Bulgaria</text:p>
          </table:table-cell>
          <table:table-cell office:value-type="float" office:value="6.02">
            <text:p>6.02</text:p>
          </table:table-cell>
          <table:table-cell office:value-type="float" office:value="6.77">
            <text:p>6.77</text:p>
          </table:table-cell>
          <table:table-cell office:value-type="float" office:value="5.97">
            <text:p>5.97</text:p>
          </table:table-cell>
          <table:table-cell office:value-type="float" office:value="6.52">
            <text:p>6.52</text:p>
          </table:table-cell>
          <table:table-cell office:value-type="float" office:value="7.76">
            <text:p>7.76</text:p>
          </table:table-cell>
          <table:table-cell office:value-type="float" office:value="5.74">
            <text:p>5.74</text:p>
          </table:table-cell>
          <table:table-cell office:value-type="float" office:value="11.51">
            <text:p>11.51</text:p>
          </table:table-cell>
          <table:table-cell office:value-type="float" office:value="6.33">
            <text:p>6.33</text:p>
          </table:table-cell>
          <table:table-cell office:value-type="float" office:value="5.37">
            <text:p>5.37</text:p>
          </table:table-cell>
          <table:table-cell office:value-type="float" office:value="7.22">
            <text:p>7.22</text:p>
          </table:table-cell>
          <table:table-cell office:value-type="float" office:value="19">
            <text:p>19</text:p>
          </table:table-cell>
          <table:table-cell office:value-type="float" office:value="14.16">
            <text:p>14.16</text:p>
          </table:table-cell>
          <table:table-cell office:value-type="float" office:value="9.55">
            <text:p>9.55</text:p>
          </table:table-cell>
          <table:table-cell office:value-type="float" office:value="7.17">
            <text:p>7.17</text:p>
          </table:table-cell>
          <table:table-cell office:value-type="float" office:value="8.11">
            <text:p>8.11</text:p>
          </table:table-cell>
          <table:table-cell office:value-type="float" office:value="9.73">
            <text:p>9.73</text:p>
          </table:table-cell>
          <table:table-cell office:value-type="float" office:value="7.53">
            <text:p>7.53</text:p>
          </table:table-cell>
          <table:table-cell office:value-type="float" office:value="7.88">
            <text:p>7.88</text:p>
          </table:table-cell>
          <table:table-cell office:value-type="float" office:value="15.07">
            <text:p>15.07</text:p>
          </table:table-cell>
          <table:table-cell office:value-type="float" office:value="9.48">
            <text:p>9.48</text:p>
          </table:table-cell>
          <table:table-cell office:value-type="float" office:value="7.97">
            <text:p>7.97</text:p>
          </table:table-cell>
          <table:table-cell office:value-type="float" office:value="11.41">
            <text:p>11.41</text:p>
          </table:table-cell>
          <table:table-cell office:value-type="float" office:value="9.26">
            <text:p>9.26</text:p>
          </table:table-cell>
          <table:table-cell office:value-type="float" office:value="12.29">
            <text:p>12.29</text:p>
          </table:table-cell>
          <table:table-cell/>
          <table:table-cell office:value-type="float" office:value="15.04">
            <text:p>15.04</text:p>
          </table:table-cell>
          <table:table-cell office:value-type="float" office:value="14.36">
            <text:p>14.36</text:p>
          </table:table-cell>
          <table:table-cell office:value-type="float" office:value="8.45">
            <text:p>8.45</text:p>
          </table:table-cell>
          <table:table-cell office:value-type="float" office:value="18.02">
            <text:p>18.02</text:p>
          </table:table-cell>
          <table:table-cell office:value-type="float" office:value="7.21">
            <text:p>7.21</text:p>
          </table:table-cell>
          <table:table-cell office:value-type="float" office:value="5.91">
            <text:p>5.91</text:p>
          </table:table-cell>
          <table:table-cell office:value-type="float" office:value="15.99">
            <text:p>15.99</text:p>
          </table:table-cell>
          <table:table-cell office:value-type="float" office:value="9.58">
            <text:p>9.58</text:p>
          </table:table-cell>
          <table:table-cell office:value-type="float" office:value="11.84">
            <text:p>11.84</text:p>
          </table:table-cell>
          <table:table-cell/>
          <table:table-cell office:value-type="float" office:value="7.86">
            <text:p>7.86</text:p>
          </table:table-cell>
          <table:table-cell office:value-type="float" office:value="8.46">
            <text:p>8.46</text:p>
          </table:table-cell>
          <table:table-cell office:value-type="float" office:value="11.91">
            <text:p>11.91</text:p>
          </table:table-cell>
          <table:table-cell office:value-type="float" office:value="12.77">
            <text:p>12.77</text:p>
          </table:table-cell>
          <table:table-cell office:value-type="float" office:value="12.65">
            <text:p>12.65</text:p>
          </table:table-cell>
          <table:table-cell office:value-type="float" office:value="6.03">
            <text:p>6.03</text:p>
          </table:table-cell>
          <table:table-cell office:value-type="float" office:value="14.75">
            <text:p>14.75</text:p>
          </table:table-cell>
          <table:table-cell office:value-type="float" office:value="6.59">
            <text:p>6.59</text:p>
          </table:table-cell>
          <table:table-cell office:value-type="float" office:value="11.79">
            <text:p>11.79</text:p>
          </table:table-cell>
          <table:table-cell office:value-type="float" office:value="25.81">
            <text:p>25.81</text:p>
          </table:table-cell>
          <table:table-cell office:value-type="float" office:value="14.7">
            <text:p>14.7</text:p>
          </table:table-cell>
          <table:table-cell office:value-type="float" office:value="11.31">
            <text:p>11.31</text:p>
          </table:table-cell>
          <table:table-cell office:value-type="float" office:value="14.62">
            <text:p>14.62</text:p>
          </table:table-cell>
          <table:table-cell office:value-type="float" office:value="15.19">
            <text:p>15.19</text:p>
          </table:table-cell>
          <table:table-cell table:number-columns-repeated="974"/>
        </table:table-row>
        <table:table-row table:style-name="ro1">
          <table:table-cell office:value-type="string">
            <text:p>Canada</text:p>
          </table:table-cell>
          <table:table-cell office:value-type="float" office:value="1.93">
            <text:p>1.93</text:p>
          </table:table-cell>
          <table:table-cell office:value-type="float" office:value="2.79">
            <text:p>2.79</text:p>
          </table:table-cell>
          <table:table-cell office:value-type="float" office:value="2.38">
            <text:p>2.38</text:p>
          </table:table-cell>
          <table:table-cell office:value-type="float" office:value="2.62">
            <text:p>2.62</text:p>
          </table:table-cell>
          <table:table-cell office:value-type="float" office:value="3.38">
            <text:p>3.38</text:p>
          </table:table-cell>
          <table:table-cell office:value-type="float" office:value="2.33">
            <text:p>2.33</text:p>
          </table:table-cell>
          <table:table-cell office:value-type="float" office:value="4.79">
            <text:p>4.79</text:p>
          </table:table-cell>
          <table:table-cell office:value-type="float" office:value="2.48">
            <text:p>2.48</text:p>
          </table:table-cell>
          <table:table-cell office:value-type="float" office:value="3.19">
            <text:p>3.19</text:p>
          </table:table-cell>
          <table:table-cell office:value-type="float" office:value="2.46">
            <text:p>2.46</text:p>
          </table:table-cell>
          <table:table-cell office:value-type="float" office:value="7.72">
            <text:p>7.72</text:p>
          </table:table-cell>
          <table:table-cell office:value-type="float" office:value="3.95">
            <text:p>3.95</text:p>
          </table:table-cell>
          <table:table-cell office:value-type="float" office:value="3.75">
            <text:p>3.75</text:p>
          </table:table-cell>
          <table:table-cell office:value-type="float" office:value="4.07">
            <text:p>4.07</text:p>
          </table:table-cell>
          <table:table-cell office:value-type="float" office:value="4.05">
            <text:p>4.05</text:p>
          </table:table-cell>
          <table:table-cell office:value-type="float" office:value="4.4">
            <text:p>4.4</text:p>
          </table:table-cell>
          <table:table-cell office:value-type="float" office:value="3.54">
            <text:p>3.54</text:p>
          </table:table-cell>
          <table:table-cell office:value-type="float" office:value="3.32">
            <text:p>3.32</text:p>
          </table:table-cell>
          <table:table-cell office:value-type="float" office:value="6.45">
            <text:p>6.45</text:p>
          </table:table-cell>
          <table:table-cell office:value-type="float" office:value="5.62">
            <text:p>5.62</text:p>
          </table:table-cell>
          <table:table-cell office:value-type="float" office:value="4.46">
            <text:p>4.46</text:p>
          </table:table-cell>
          <table:table-cell office:value-type="float" office:value="4.8">
            <text:p>4.8</text:p>
          </table:table-cell>
          <table:table-cell office:value-type="float" office:value="3.37">
            <text:p>3.37</text:p>
          </table:table-cell>
          <table:table-cell office:value-type="float" office:value="5.5">
            <text:p>5.5</text:p>
          </table:table-cell>
          <table:table-cell office:value-type="float" office:value="13.04">
            <text:p>13.04</text:p>
          </table:table-cell>
          <table:table-cell office:value-type="float" office:value="4.3">
            <text:p>4.3</text:p>
          </table:table-cell>
          <table:table-cell office:value-type="float" office:value="5.85">
            <text:p>5.85</text:p>
          </table:table-cell>
          <table:table-cell office:value-type="float" office:value="5.96">
            <text:p>5.96</text:p>
          </table:table-cell>
          <table:table-cell office:value-type="float" office:value="6.83">
            <text:p>6.83</text:p>
          </table:table-cell>
          <table:table-cell office:value-type="float" office:value="3.45">
            <text:p>3.45</text:p>
          </table:table-cell>
          <table:table-cell office:value-type="float" office:value="4.53">
            <text:p>4.53</text:p>
          </table:table-cell>
          <table:table-cell office:value-type="float" office:value="3.87">
            <text:p>3.87</text:p>
          </table:table-cell>
          <table:table-cell office:value-type="float" office:value="6.21">
            <text:p>6.21</text:p>
          </table:table-cell>
          <table:table-cell office:value-type="float" office:value="5.83">
            <text:p>5.83</text:p>
          </table:table-cell>
          <table:table-cell office:value-type="float" office:value="8.94">
            <text:p>8.94</text:p>
          </table:table-cell>
          <table:table-cell office:value-type="float" office:value="4.17">
            <text:p>4.17</text:p>
          </table:table-cell>
          <table:table-cell office:value-type="float" office:value="4.15">
            <text:p>4.15</text:p>
          </table:table-cell>
          <table:table-cell office:value-type="float" office:value="15.44">
            <text:p>15.44</text:p>
          </table:table-cell>
          <table:table-cell office:value-type="float" office:value="5.25">
            <text:p>5.25</text:p>
          </table:table-cell>
          <table:table-cell office:value-type="float" office:value="5.52">
            <text:p>5.52</text:p>
          </table:table-cell>
          <table:table-cell office:value-type="float" office:value="7.62">
            <text:p>7.62</text:p>
          </table:table-cell>
          <table:table-cell office:value-type="float" office:value="8.01">
            <text:p>8.01</text:p>
          </table:table-cell>
          <table:table-cell office:value-type="float" office:value="3.74">
            <text:p>3.74</text:p>
          </table:table-cell>
          <table:table-cell office:value-type="float" office:value="6.86">
            <text:p>6.86</text:p>
          </table:table-cell>
          <table:table-cell office:value-type="float" office:value="8.74">
            <text:p>8.74</text:p>
          </table:table-cell>
          <table:table-cell office:value-type="float" office:value="4.46">
            <text:p>4.46</text:p>
          </table:table-cell>
          <table:table-cell office:value-type="float" office:value="8.14">
            <text:p>8.14</text:p>
          </table:table-cell>
          <table:table-cell/>
          <table:table-cell office:value-type="float" office:value="13.29">
            <text:p>13.29</text:p>
          </table:table-cell>
          <table:table-cell table:number-columns-repeated="974"/>
        </table:table-row>
        <table:table-row table:style-name="ro1">
          <table:table-cell office:value-type="string">
            <text:p>Chile</text:p>
          </table:table-cell>
          <table:table-cell office:value-type="float" office:value="2.9">
            <text:p>2.9</text:p>
          </table:table-cell>
          <table:table-cell office:value-type="float" office:value="4.43">
            <text:p>4.43</text:p>
          </table:table-cell>
          <table:table-cell office:value-type="float" office:value="3.71">
            <text:p>3.71</text:p>
          </table:table-cell>
          <table:table-cell office:value-type="float" office:value="4.1">
            <text:p>4.1</text:p>
          </table:table-cell>
          <table:table-cell office:value-type="float" office:value="3.88">
            <text:p>3.88</text:p>
          </table:table-cell>
          <table:table-cell office:value-type="float" office:value="3.53">
            <text:p>3.53</text:p>
          </table:table-cell>
          <table:table-cell office:value-type="float" office:value="7.43">
            <text:p>7.43</text:p>
          </table:table-cell>
          <table:table-cell office:value-type="float" office:value="3.7">
            <text:p>3.7</text:p>
          </table:table-cell>
          <table:table-cell office:value-type="float" office:value="4.01">
            <text:p>4.01</text:p>
          </table:table-cell>
          <table:table-cell office:value-type="float" office:value="3.22">
            <text:p>3.22</text:p>
          </table:table-cell>
          <table:table-cell office:value-type="float" office:value="13.67">
            <text:p>13.67</text:p>
          </table:table-cell>
          <table:table-cell office:value-type="float" office:value="6.33">
            <text:p>6.33</text:p>
          </table:table-cell>
          <table:table-cell office:value-type="float" office:value="7.24">
            <text:p>7.24</text:p>
          </table:table-cell>
          <table:table-cell office:value-type="float" office:value="6.86">
            <text:p>6.86</text:p>
          </table:table-cell>
          <table:table-cell office:value-type="float" office:value="4.54">
            <text:p>4.54</text:p>
          </table:table-cell>
          <table:table-cell office:value-type="float" office:value="7.98">
            <text:p>7.98</text:p>
          </table:table-cell>
          <table:table-cell office:value-type="float" office:value="4.83">
            <text:p>4.83</text:p>
          </table:table-cell>
          <table:table-cell office:value-type="float" office:value="5.79">
            <text:p>5.79</text:p>
          </table:table-cell>
          <table:table-cell/>
          <table:table-cell office:value-type="float" office:value="7.11">
            <text:p>7.11</text:p>
          </table:table-cell>
          <table:table-cell office:value-type="float" office:value="6.49">
            <text:p>6.49</text:p>
          </table:table-cell>
          <table:table-cell office:value-type="float" office:value="8.95">
            <text:p>8.95</text:p>
          </table:table-cell>
          <table:table-cell office:value-type="float" office:value="4.61">
            <text:p>4.61</text:p>
          </table:table-cell>
          <table:table-cell office:value-type="float" office:value="10.03">
            <text:p>10.03</text:p>
          </table:table-cell>
          <table:table-cell/>
          <table:table-cell office:value-type="float" office:value="5.03">
            <text:p>5.03</text:p>
          </table:table-cell>
          <table:table-cell office:value-type="float" office:value="8.36">
            <text:p>8.36</text:p>
          </table:table-cell>
          <table:table-cell office:value-type="float" office:value="5.92">
            <text:p>5.92</text:p>
          </table:table-cell>
          <table:table-cell office:value-type="float" office:value="10.58">
            <text:p>10.58</text:p>
          </table:table-cell>
          <table:table-cell office:value-type="float" office:value="5.54">
            <text:p>5.54</text:p>
          </table:table-cell>
          <table:table-cell office:value-type="float" office:value="3.85">
            <text:p>3.85</text:p>
          </table:table-cell>
          <table:table-cell office:value-type="float" office:value="7.67">
            <text:p>7.67</text:p>
          </table:table-cell>
          <table:table-cell office:value-type="float" office:value="8.17">
            <text:p>8.17</text:p>
          </table:table-cell>
          <table:table-cell office:value-type="float" office:value="8.92">
            <text:p>8.92</text:p>
          </table:table-cell>
          <table:table-cell/>
          <table:table-cell office:value-type="float" office:value="5.26">
            <text:p>5.26</text:p>
          </table:table-cell>
          <table:table-cell office:value-type="float" office:value="5.16">
            <text:p>5.16</text:p>
          </table:table-cell>
          <table:table-cell office:value-type="float" office:value="9.81">
            <text:p>9.81</text:p>
          </table:table-cell>
          <table:table-cell office:value-type="float" office:value="7.6">
            <text:p>7.6</text:p>
          </table:table-cell>
          <table:table-cell office:value-type="float" office:value="5.99">
            <text:p>5.99</text:p>
          </table:table-cell>
          <table:table-cell office:value-type="float" office:value="9.25">
            <text:p>9.25</text:p>
          </table:table-cell>
          <table:table-cell/>
          <table:table-cell office:value-type="float" office:value="4.06">
            <text:p>4.06</text:p>
          </table:table-cell>
          <table:table-cell office:value-type="float" office:value="4.49">
            <text:p>4.49</text:p>
          </table:table-cell>
          <table:table-cell office:value-type="float" office:value="6.1">
            <text:p>6.1</text:p>
          </table:table-cell>
          <table:table-cell office:value-type="float" office:value="6.02">
            <text:p>6.02</text:p>
          </table:table-cell>
          <table:table-cell office:value-type="float" office:value="9.2">
            <text:p>9.2</text:p>
          </table:table-cell>
          <table:table-cell/>
          <table:table-cell office:value-type="float" office:value="11.15">
            <text:p>11.15</text:p>
          </table:table-cell>
          <table:table-cell table:number-columns-repeated="974"/>
        </table:table-row>
        <table:table-row table:style-name="ro1">
          <table:table-cell office:value-type="string">
            <text:p>Chinese Taipei</text:p>
          </table:table-cell>
          <table:table-cell office:value-type="float" office:value="3.03">
            <text:p>3.03</text:p>
          </table:table-cell>
          <table:table-cell office:value-type="float" office:value="5.37">
            <text:p>5.37</text:p>
          </table:table-cell>
          <table:table-cell office:value-type="float" office:value="4.5">
            <text:p>4.5</text:p>
          </table:table-cell>
          <table:table-cell office:value-type="float" office:value="3.57">
            <text:p>3.57</text:p>
          </table:table-cell>
          <table:table-cell office:value-type="float" office:value="3.95">
            <text:p>3.95</text:p>
          </table:table-cell>
          <table:table-cell office:value-type="float" office:value="2.77">
            <text:p>2.77</text:p>
          </table:table-cell>
          <table:table-cell office:value-type="float" office:value="8.82">
            <text:p>8.82</text:p>
          </table:table-cell>
          <table:table-cell office:value-type="float" office:value="3.53">
            <text:p>3.53</text:p>
          </table:table-cell>
          <table:table-cell office:value-type="float" office:value="3.08">
            <text:p>3.08</text:p>
          </table:table-cell>
          <table:table-cell office:value-type="float" office:value="3.97">
            <text:p>3.97</text:p>
          </table:table-cell>
          <table:table-cell office:value-type="float" office:value="6.01">
            <text:p>6.01</text:p>
          </table:table-cell>
          <table:table-cell office:value-type="float" office:value="7.77">
            <text:p>7.77</text:p>
          </table:table-cell>
          <table:table-cell office:value-type="float" office:value="11.14">
            <text:p>11.14</text:p>
          </table:table-cell>
          <table:table-cell/>
          <table:table-cell office:value-type="float" office:value="8.27">
            <text:p>8.27</text:p>
          </table:table-cell>
          <table:table-cell office:value-type="float" office:value="7.31">
            <text:p>7.31</text:p>
          </table:table-cell>
          <table:table-cell office:value-type="float" office:value="5.2">
            <text:p>5.2</text:p>
          </table:table-cell>
          <table:table-cell office:value-type="float" office:value="9.09">
            <text:p>9.09</text:p>
          </table:table-cell>
          <table:table-cell office:value-type="float" office:value="15.21">
            <text:p>15.21</text:p>
          </table:table-cell>
          <table:table-cell office:value-type="float" office:value="11.7">
            <text:p>11.7</text:p>
          </table:table-cell>
          <table:table-cell office:value-type="float" office:value="7.24">
            <text:p>7.24</text:p>
          </table:table-cell>
          <table:table-cell office:value-type="float" office:value="8.62">
            <text:p>8.62</text:p>
          </table:table-cell>
          <table:table-cell office:value-type="float" office:value="4.12">
            <text:p>4.12</text:p>
          </table:table-cell>
          <table:table-cell office:value-type="float" office:value="12.74">
            <text:p>12.74</text:p>
          </table:table-cell>
          <table:table-cell office:value-type="float" office:value="16.4">
            <text:p>16.4</text:p>
          </table:table-cell>
          <table:table-cell office:value-type="float" office:value="7.34">
            <text:p>7.34</text:p>
          </table:table-cell>
          <table:table-cell office:value-type="float" office:value="9.98">
            <text:p>9.98</text:p>
          </table:table-cell>
          <table:table-cell office:value-type="float" office:value="5.78">
            <text:p>5.78</text:p>
          </table:table-cell>
          <table:table-cell office:value-type="float" office:value="5.57">
            <text:p>5.57</text:p>
          </table:table-cell>
          <table:table-cell office:value-type="float" office:value="4.97">
            <text:p>4.97</text:p>
          </table:table-cell>
          <table:table-cell office:value-type="float" office:value="3.08">
            <text:p>3.08</text:p>
          </table:table-cell>
          <table:table-cell office:value-type="float" office:value="13.87">
            <text:p>13.87</text:p>
          </table:table-cell>
          <table:table-cell office:value-type="float" office:value="6.38">
            <text:p>6.38</text:p>
          </table:table-cell>
          <table:table-cell office:value-type="float" office:value="9.71">
            <text:p>9.71</text:p>
          </table:table-cell>
          <table:table-cell/>
          <table:table-cell office:value-type="float" office:value="4.97">
            <text:p>4.97</text:p>
          </table:table-cell>
          <table:table-cell office:value-type="float" office:value="5.46">
            <text:p>5.46</text:p>
          </table:table-cell>
          <table:table-cell office:value-type="float" office:value="7.33">
            <text:p>7.33</text:p>
          </table:table-cell>
          <table:table-cell office:value-type="float" office:value="8.57">
            <text:p>8.57</text:p>
          </table:table-cell>
          <table:table-cell office:value-type="float" office:value="5.36">
            <text:p>5.36</text:p>
          </table:table-cell>
          <table:table-cell office:value-type="float" office:value="3.8">
            <text:p>3.8</text:p>
          </table:table-cell>
          <table:table-cell office:value-type="float" office:value="7.63">
            <text:p>7.63</text:p>
          </table:table-cell>
          <table:table-cell office:value-type="float" office:value="4.55">
            <text:p>4.55</text:p>
          </table:table-cell>
          <table:table-cell office:value-type="float" office:value="9.31">
            <text:p>9.31</text:p>
          </table:table-cell>
          <table:table-cell/>
          <table:table-cell office:value-type="float" office:value="7.8">
            <text:p>7.8</text:p>
          </table:table-cell>
          <table:table-cell office:value-type="float" office:value="8.41">
            <text:p>8.41</text:p>
          </table:table-cell>
          <table:table-cell/>
          <table:table-cell office:value-type="float" office:value="8.21">
            <text:p>8.21</text:p>
          </table:table-cell>
          <table:table-cell table:number-columns-repeated="974"/>
        </table:table-row>
        <table:table-row table:style-name="ro1">
          <table:table-cell office:value-type="string">
            <text:p>Colombia</text:p>
          </table:table-cell>
          <table:table-cell office:value-type="float" office:value="3.45">
            <text:p>3.45</text:p>
          </table:table-cell>
          <table:table-cell office:value-type="float" office:value="7.25">
            <text:p>7.25</text:p>
          </table:table-cell>
          <table:table-cell office:value-type="float" office:value="5.58">
            <text:p>5.58</text:p>
          </table:table-cell>
          <table:table-cell office:value-type="float" office:value="6.73">
            <text:p>6.73</text:p>
          </table:table-cell>
          <table:table-cell office:value-type="float" office:value="6.92">
            <text:p>6.92</text:p>
          </table:table-cell>
          <table:table-cell office:value-type="float" office:value="3.38">
            <text:p>3.38</text:p>
          </table:table-cell>
          <table:table-cell office:value-type="float" office:value="8.35">
            <text:p>8.35</text:p>
          </table:table-cell>
          <table:table-cell office:value-type="float" office:value="3.98">
            <text:p>3.98</text:p>
          </table:table-cell>
          <table:table-cell office:value-type="float" office:value="4.37">
            <text:p>4.37</text:p>
          </table:table-cell>
          <table:table-cell office:value-type="float" office:value="3.19">
            <text:p>3.19</text:p>
          </table:table-cell>
          <table:table-cell office:value-type="float" office:value="10.11">
            <text:p>10.11</text:p>
          </table:table-cell>
          <table:table-cell office:value-type="float" office:value="8.23">
            <text:p>8.23</text:p>
          </table:table-cell>
          <table:table-cell/>
          <table:table-cell office:value-type="float" office:value="20.8">
            <text:p>20.8</text:p>
          </table:table-cell>
          <table:table-cell office:value-type="float" office:value="9.72">
            <text:p>9.72</text:p>
          </table:table-cell>
          <table:table-cell office:value-type="float" office:value="7.42">
            <text:p>7.42</text:p>
          </table:table-cell>
          <table:table-cell office:value-type="float" office:value="7.62">
            <text:p>7.62</text:p>
          </table:table-cell>
          <table:table-cell office:value-type="float" office:value="9.5">
            <text:p>9.5</text:p>
          </table:table-cell>
          <table:table-cell office:value-type="float" office:value="15.64">
            <text:p>15.64</text:p>
          </table:table-cell>
          <table:table-cell office:value-type="float" office:value="8.45">
            <text:p>8.45</text:p>
          </table:table-cell>
          <table:table-cell office:value-type="float" office:value="9.82">
            <text:p>9.82</text:p>
          </table:table-cell>
          <table:table-cell office:value-type="float" office:value="10.74">
            <text:p>10.74</text:p>
          </table:table-cell>
          <table:table-cell office:value-type="float" office:value="10.04">
            <text:p>10.04</text:p>
          </table:table-cell>
          <table:table-cell office:value-type="float" office:value="10.81">
            <text:p>10.81</text:p>
          </table:table-cell>
          <table:table-cell/>
          <table:table-cell office:value-type="float" office:value="11.58">
            <text:p>11.58</text:p>
          </table:table-cell>
          <table:table-cell office:value-type="float" office:value="8.86">
            <text:p>8.86</text:p>
          </table:table-cell>
          <table:table-cell office:value-type="float" office:value="17.23">
            <text:p>17.23</text:p>
          </table:table-cell>
          <table:table-cell office:value-type="float" office:value="9.5">
            <text:p>9.5</text:p>
          </table:table-cell>
          <table:table-cell office:value-type="float" office:value="6.14">
            <text:p>6.14</text:p>
          </table:table-cell>
          <table:table-cell office:value-type="float" office:value="3.75">
            <text:p>3.75</text:p>
          </table:table-cell>
          <table:table-cell office:value-type="float" office:value="9.97">
            <text:p>9.97</text:p>
          </table:table-cell>
          <table:table-cell office:value-type="float" office:value="6.19">
            <text:p>6.19</text:p>
          </table:table-cell>
          <table:table-cell office:value-type="float" office:value="8.41">
            <text:p>8.41</text:p>
          </table:table-cell>
          <table:table-cell/>
          <table:table-cell office:value-type="float" office:value="4.92">
            <text:p>4.92</text:p>
          </table:table-cell>
          <table:table-cell office:value-type="float" office:value="8.03">
            <text:p>8.03</text:p>
          </table:table-cell>
          <table:table-cell office:value-type="float" office:value="18.22">
            <text:p>18.22</text:p>
          </table:table-cell>
          <table:table-cell office:value-type="float" office:value="8.83">
            <text:p>8.83</text:p>
          </table:table-cell>
          <table:table-cell office:value-type="float" office:value="5.24">
            <text:p>5.24</text:p>
          </table:table-cell>
          <table:table-cell office:value-type="float" office:value="9.62">
            <text:p>9.62</text:p>
          </table:table-cell>
          <table:table-cell/>
          <table:table-cell office:value-type="float" office:value="4.63">
            <text:p>4.63</text:p>
          </table:table-cell>
          <table:table-cell office:value-type="float" office:value="5.12">
            <text:p>5.12</text:p>
          </table:table-cell>
          <table:table-cell office:value-type="float" office:value="9.19">
            <text:p>9.19</text:p>
          </table:table-cell>
          <table:table-cell office:value-type="float" office:value="10.87">
            <text:p>10.87</text:p>
          </table:table-cell>
          <table:table-cell office:value-type="float" office:value="6.07">
            <text:p>6.07</text:p>
          </table:table-cell>
          <table:table-cell office:value-type="float" office:value="19.81">
            <text:p>19.81</text:p>
          </table:table-cell>
          <table:table-cell office:value-type="float" office:value="5.5">
            <text:p>5.5</text:p>
          </table:table-cell>
          <table:table-cell table:number-columns-repeated="974"/>
        </table:table-row>
        <table:table-row table:style-name="ro1">
          <table:table-cell office:value-type="string">
            <text:p>Costa Rica</text:p>
          </table:table-cell>
          <table:table-cell office:value-type="float" office:value="3.5">
            <text:p>3.5</text:p>
          </table:table-cell>
          <table:table-cell office:value-type="float" office:value="5.18">
            <text:p>5.18</text:p>
          </table:table-cell>
          <table:table-cell office:value-type="float" office:value="4.83">
            <text:p>4.83</text:p>
          </table:table-cell>
          <table:table-cell office:value-type="float" office:value="6.36">
            <text:p>6.36</text:p>
          </table:table-cell>
          <table:table-cell office:value-type="float" office:value="6.07">
            <text:p>6.07</text:p>
          </table:table-cell>
          <table:table-cell office:value-type="float" office:value="4.37">
            <text:p>4.37</text:p>
          </table:table-cell>
          <table:table-cell office:value-type="float" office:value="8.66">
            <text:p>8.66</text:p>
          </table:table-cell>
          <table:table-cell office:value-type="float" office:value="3.93">
            <text:p>3.93</text:p>
          </table:table-cell>
          <table:table-cell office:value-type="float" office:value="4.71">
            <text:p>4.71</text:p>
          </table:table-cell>
          <table:table-cell office:value-type="float" office:value="3.36">
            <text:p>3.36</text:p>
          </table:table-cell>
          <table:table-cell/>
          <table:table-cell office:value-type="float" office:value="6.18">
            <text:p>6.18</text:p>
          </table:table-cell>
          <table:table-cell office:value-type="float" office:value="12.97">
            <text:p>12.97</text:p>
          </table:table-cell>
          <table:table-cell/>
          <table:table-cell office:value-type="float" office:value="10">
            <text:p>10</text:p>
          </table:table-cell>
          <table:table-cell office:value-type="float" office:value="9.68">
            <text:p>9.68</text:p>
          </table:table-cell>
          <table:table-cell office:value-type="float" office:value="6.19">
            <text:p>6.19</text:p>
          </table:table-cell>
          <table:table-cell office:value-type="float" office:value="6.24">
            <text:p>6.24</text:p>
          </table:table-cell>
          <table:table-cell office:value-type="float" office:value="13.55">
            <text:p>13.55</text:p>
          </table:table-cell>
          <table:table-cell office:value-type="float" office:value="9.07">
            <text:p>9.07</text:p>
          </table:table-cell>
          <table:table-cell office:value-type="float" office:value="8.67">
            <text:p>8.67</text:p>
          </table:table-cell>
          <table:table-cell office:value-type="float" office:value="10.56">
            <text:p>10.56</text:p>
          </table:table-cell>
          <table:table-cell office:value-type="float" office:value="8.71">
            <text:p>8.71</text:p>
          </table:table-cell>
          <table:table-cell office:value-type="float" office:value="14.75">
            <text:p>14.75</text:p>
          </table:table-cell>
          <table:table-cell/>
          <table:table-cell office:value-type="float" office:value="6.57">
            <text:p>6.57</text:p>
          </table:table-cell>
          <table:table-cell office:value-type="float" office:value="10.15">
            <text:p>10.15</text:p>
          </table:table-cell>
          <table:table-cell table:number-columns-repeated="2"/>
          <table:table-cell office:value-type="float" office:value="5.71">
            <text:p>5.71</text:p>
          </table:table-cell>
          <table:table-cell office:value-type="float" office:value="5.06">
            <text:p>5.06</text:p>
          </table:table-cell>
          <table:table-cell office:value-type="float" office:value="10.7">
            <text:p>10.7</text:p>
          </table:table-cell>
          <table:table-cell office:value-type="float" office:value="7.49">
            <text:p>7.49</text:p>
          </table:table-cell>
          <table:table-cell office:value-type="float" office:value="11.74">
            <text:p>11.74</text:p>
          </table:table-cell>
          <table:table-cell/>
          <table:table-cell office:value-type="float" office:value="5.97">
            <text:p>5.97</text:p>
          </table:table-cell>
          <table:table-cell office:value-type="float" office:value="5.53">
            <text:p>5.53</text:p>
          </table:table-cell>
          <table:table-cell office:value-type="float" office:value="12.38">
            <text:p>12.38</text:p>
          </table:table-cell>
          <table:table-cell office:value-type="float" office:value="15.42">
            <text:p>15.42</text:p>
          </table:table-cell>
          <table:table-cell office:value-type="float" office:value="7.59">
            <text:p>7.59</text:p>
          </table:table-cell>
          <table:table-cell office:value-type="float" office:value="8.51">
            <text:p>8.51</text:p>
          </table:table-cell>
          <table:table-cell/>
          <table:table-cell office:value-type="float" office:value="5.11">
            <text:p>5.11</text:p>
          </table:table-cell>
          <table:table-cell/>
          <table:table-cell office:value-type="float" office:value="7.29">
            <text:p>7.29</text:p>
          </table:table-cell>
          <table:table-cell office:value-type="float" office:value="6.37">
            <text:p>6.37</text:p>
          </table:table-cell>
          <table:table-cell office:value-type="float" office:value="6.66">
            <text:p>6.66</text:p>
          </table:table-cell>
          <table:table-cell/>
          <table:table-cell office:value-type="float" office:value="8.47">
            <text:p>8.47</text:p>
          </table:table-cell>
          <table:table-cell table:number-columns-repeated="974"/>
        </table:table-row>
        <table:table-row table:style-name="ro1">
          <table:table-cell office:value-type="string">
            <text:p>Croatia</text:p>
          </table:table-cell>
          <table:table-cell office:value-type="float" office:value="3.31">
            <text:p>3.31</text:p>
          </table:table-cell>
          <table:table-cell office:value-type="float" office:value="6.86">
            <text:p>6.86</text:p>
          </table:table-cell>
          <table:table-cell office:value-type="float" office:value="4.58">
            <text:p>4.58</text:p>
          </table:table-cell>
          <table:table-cell office:value-type="float" office:value="4.56">
            <text:p>4.56</text:p>
          </table:table-cell>
          <table:table-cell office:value-type="float" office:value="4.74">
            <text:p>4.74</text:p>
          </table:table-cell>
          <table:table-cell office:value-type="float" office:value="3.2">
            <text:p>3.2</text:p>
          </table:table-cell>
          <table:table-cell office:value-type="float" office:value="8.53">
            <text:p>8.53</text:p>
          </table:table-cell>
          <table:table-cell office:value-type="float" office:value="3.91">
            <text:p>3.91</text:p>
          </table:table-cell>
          <table:table-cell office:value-type="float" office:value="4.91">
            <text:p>4.91</text:p>
          </table:table-cell>
          <table:table-cell office:value-type="float" office:value="4.03">
            <text:p>4.03</text:p>
          </table:table-cell>
          <table:table-cell office:value-type="float" office:value="14.56">
            <text:p>14.56</text:p>
          </table:table-cell>
          <table:table-cell office:value-type="float" office:value="9.33">
            <text:p>9.33</text:p>
          </table:table-cell>
          <table:table-cell office:value-type="float" office:value="13.82">
            <text:p>13.82</text:p>
          </table:table-cell>
          <table:table-cell office:value-type="float" office:value="10.17">
            <text:p>10.17</text:p>
          </table:table-cell>
          <table:table-cell office:value-type="float" office:value="7.27">
            <text:p>7.27</text:p>
          </table:table-cell>
          <table:table-cell office:value-type="float" office:value="8.92">
            <text:p>8.92</text:p>
          </table:table-cell>
          <table:table-cell office:value-type="float" office:value="4.57">
            <text:p>4.57</text:p>
          </table:table-cell>
          <table:table-cell/>
          <table:table-cell office:value-type="float" office:value="14.19">
            <text:p>14.19</text:p>
          </table:table-cell>
          <table:table-cell office:value-type="float" office:value="7">
            <text:p>7</text:p>
          </table:table-cell>
          <table:table-cell office:value-type="float" office:value="6.16">
            <text:p>6.16</text:p>
          </table:table-cell>
          <table:table-cell office:value-type="float" office:value="6.59">
            <text:p>6.59</text:p>
          </table:table-cell>
          <table:table-cell office:value-type="float" office:value="5.44">
            <text:p>5.44</text:p>
          </table:table-cell>
          <table:table-cell office:value-type="float" office:value="11.5">
            <text:p>11.5</text:p>
          </table:table-cell>
          <table:table-cell/>
          <table:table-cell office:value-type="float" office:value="6.86">
            <text:p>6.86</text:p>
          </table:table-cell>
          <table:table-cell office:value-type="float" office:value="7.58">
            <text:p>7.58</text:p>
          </table:table-cell>
          <table:table-cell office:value-type="float" office:value="8.73">
            <text:p>8.73</text:p>
          </table:table-cell>
          <table:table-cell office:value-type="float" office:value="11.22">
            <text:p>11.22</text:p>
          </table:table-cell>
          <table:table-cell office:value-type="float" office:value="4.18">
            <text:p>4.18</text:p>
          </table:table-cell>
          <table:table-cell office:value-type="float" office:value="4.11">
            <text:p>4.11</text:p>
          </table:table-cell>
          <table:table-cell office:value-type="float" office:value="11.96">
            <text:p>11.96</text:p>
          </table:table-cell>
          <table:table-cell office:value-type="float" office:value="4.86">
            <text:p>4.86</text:p>
          </table:table-cell>
          <table:table-cell office:value-type="float" office:value="10.76">
            <text:p>10.76</text:p>
          </table:table-cell>
          <table:table-cell office:value-type="float" office:value="17.6">
            <text:p>17.6</text:p>
          </table:table-cell>
          <table:table-cell office:value-type="float" office:value="5.64">
            <text:p>5.64</text:p>
          </table:table-cell>
          <table:table-cell office:value-type="float" office:value="5">
            <text:p>5</text:p>
          </table:table-cell>
          <table:table-cell office:value-type="float" office:value="8.84">
            <text:p>8.84</text:p>
          </table:table-cell>
          <table:table-cell office:value-type="float" office:value="9.5">
            <text:p>9.5</text:p>
          </table:table-cell>
          <table:table-cell office:value-type="float" office:value="4.77">
            <text:p>4.77</text:p>
          </table:table-cell>
          <table:table-cell office:value-type="float" office:value="10.54">
            <text:p>10.54</text:p>
          </table:table-cell>
          <table:table-cell/>
          <table:table-cell office:value-type="float" office:value="5.03">
            <text:p>5.03</text:p>
          </table:table-cell>
          <table:table-cell office:value-type="float" office:value="10.34">
            <text:p>10.34</text:p>
          </table:table-cell>
          <table:table-cell office:value-type="float" office:value="10.1">
            <text:p>10.1</text:p>
          </table:table-cell>
          <table:table-cell office:value-type="float" office:value="10.36">
            <text:p>10.36</text:p>
          </table:table-cell>
          <table:table-cell office:value-type="float" office:value="10.1">
            <text:p>10.1</text:p>
          </table:table-cell>
          <table:table-cell/>
          <table:table-cell office:value-type="float" office:value="17.12">
            <text:p>17.12</text:p>
          </table:table-cell>
          <table:table-cell table:number-columns-repeated="974"/>
        </table:table-row>
        <table:table-row table:style-name="ro1">
          <table:table-cell office:value-type="string">
            <text:p>Czech Republic</text:p>
          </table:table-cell>
          <table:table-cell office:value-type="float" office:value="2.87">
            <text:p>2.87</text:p>
          </table:table-cell>
          <table:table-cell office:value-type="float" office:value="4.68">
            <text:p>4.68</text:p>
          </table:table-cell>
          <table:table-cell office:value-type="float" office:value="4.44">
            <text:p>4.44</text:p>
          </table:table-cell>
          <table:table-cell office:value-type="float" office:value="3.39">
            <text:p>3.39</text:p>
          </table:table-cell>
          <table:table-cell office:value-type="float" office:value="3.77">
            <text:p>3.77</text:p>
          </table:table-cell>
          <table:table-cell office:value-type="float" office:value="3.24">
            <text:p>3.24</text:p>
          </table:table-cell>
          <table:table-cell office:value-type="float" office:value="8.34">
            <text:p>8.34</text:p>
          </table:table-cell>
          <table:table-cell office:value-type="float" office:value="3.6">
            <text:p>3.6</text:p>
          </table:table-cell>
          <table:table-cell office:value-type="float" office:value="4.42">
            <text:p>4.42</text:p>
          </table:table-cell>
          <table:table-cell office:value-type="float" office:value="4.31">
            <text:p>4.31</text:p>
          </table:table-cell>
          <table:table-cell/>
          <table:table-cell office:value-type="float" office:value="12.63">
            <text:p>12.63</text:p>
          </table:table-cell>
          <table:table-cell office:value-type="float" office:value="7.68">
            <text:p>7.68</text:p>
          </table:table-cell>
          <table:table-cell office:value-type="float" office:value="8.52">
            <text:p>8.52</text:p>
          </table:table-cell>
          <table:table-cell office:value-type="float" office:value="7.65">
            <text:p>7.65</text:p>
          </table:table-cell>
          <table:table-cell office:value-type="float" office:value="6.89">
            <text:p>6.89</text:p>
          </table:table-cell>
          <table:table-cell office:value-type="float" office:value="6.23">
            <text:p>6.23</text:p>
          </table:table-cell>
          <table:table-cell office:value-type="float" office:value="13.87">
            <text:p>13.87</text:p>
          </table:table-cell>
          <table:table-cell office:value-type="float" office:value="12.72">
            <text:p>12.72</text:p>
          </table:table-cell>
          <table:table-cell office:value-type="float" office:value="10.53">
            <text:p>10.53</text:p>
          </table:table-cell>
          <table:table-cell office:value-type="float" office:value="5.12">
            <text:p>5.12</text:p>
          </table:table-cell>
          <table:table-cell office:value-type="float" office:value="8.14">
            <text:p>8.14</text:p>
          </table:table-cell>
          <table:table-cell office:value-type="float" office:value="3.8">
            <text:p>3.8</text:p>
          </table:table-cell>
          <table:table-cell office:value-type="float" office:value="8.91">
            <text:p>8.91</text:p>
          </table:table-cell>
          <table:table-cell office:value-type="float" office:value="13.29">
            <text:p>13.29</text:p>
          </table:table-cell>
          <table:table-cell office:value-type="float" office:value="6.24">
            <text:p>6.24</text:p>
          </table:table-cell>
          <table:table-cell office:value-type="float" office:value="11.77">
            <text:p>11.77</text:p>
          </table:table-cell>
          <table:table-cell office:value-type="float" office:value="4.85">
            <text:p>4.85</text:p>
          </table:table-cell>
          <table:table-cell office:value-type="float" office:value="9.48">
            <text:p>9.48</text:p>
          </table:table-cell>
          <table:table-cell office:value-type="float" office:value="4.68">
            <text:p>4.68</text:p>
          </table:table-cell>
          <table:table-cell office:value-type="float" office:value="3.9">
            <text:p>3.9</text:p>
          </table:table-cell>
          <table:table-cell office:value-type="float" office:value="12.2">
            <text:p>12.2</text:p>
          </table:table-cell>
          <table:table-cell office:value-type="float" office:value="9.51">
            <text:p>9.51</text:p>
          </table:table-cell>
          <table:table-cell office:value-type="float" office:value="11.14">
            <text:p>11.14</text:p>
          </table:table-cell>
          <table:table-cell/>
          <table:table-cell office:value-type="float" office:value="4.97">
            <text:p>4.97</text:p>
          </table:table-cell>
          <table:table-cell office:value-type="float" office:value="5.17">
            <text:p>5.17</text:p>
          </table:table-cell>
          <table:table-cell office:value-type="float" office:value="10.29">
            <text:p>10.29</text:p>
          </table:table-cell>
          <table:table-cell office:value-type="float" office:value="8.1">
            <text:p>8.1</text:p>
          </table:table-cell>
          <table:table-cell office:value-type="float" office:value="6.18">
            <text:p>6.18</text:p>
          </table:table-cell>
          <table:table-cell office:value-type="float" office:value="7.02">
            <text:p>7.02</text:p>
          </table:table-cell>
          <table:table-cell office:value-type="float" office:value="9.5">
            <text:p>9.5</text:p>
          </table:table-cell>
          <table:table-cell office:value-type="float" office:value="4.78">
            <text:p>4.78</text:p>
          </table:table-cell>
          <table:table-cell office:value-type="float" office:value="7.66">
            <text:p>7.66</text:p>
          </table:table-cell>
          <table:table-cell/>
          <table:table-cell office:value-type="float" office:value="11.54">
            <text:p>11.54</text:p>
          </table:table-cell>
          <table:table-cell table:number-columns-repeated="977"/>
        </table:table-row>
        <table:table-row table:style-name="ro1">
          <table:table-cell office:value-type="string">
            <text:p>Denmark</text:p>
          </table:table-cell>
          <table:table-cell office:value-type="float" office:value="2.65">
            <text:p>2.65</text:p>
          </table:table-cell>
          <table:table-cell office:value-type="float" office:value="3.48">
            <text:p>3.48</text:p>
          </table:table-cell>
          <table:table-cell office:value-type="float" office:value="2.84">
            <text:p>2.84</text:p>
          </table:table-cell>
          <table:table-cell office:value-type="float" office:value="2.81">
            <text:p>2.81</text:p>
          </table:table-cell>
          <table:table-cell office:value-type="float" office:value="4.71">
            <text:p>4.71</text:p>
          </table:table-cell>
          <table:table-cell office:value-type="float" office:value="2.36">
            <text:p>2.36</text:p>
          </table:table-cell>
          <table:table-cell office:value-type="float" office:value="7.86">
            <text:p>7.86</text:p>
          </table:table-cell>
          <table:table-cell office:value-type="float" office:value="3.39">
            <text:p>3.39</text:p>
          </table:table-cell>
          <table:table-cell office:value-type="float" office:value="4.53">
            <text:p>4.53</text:p>
          </table:table-cell>
          <table:table-cell office:value-type="float" office:value="4.49">
            <text:p>4.49</text:p>
          </table:table-cell>
          <table:table-cell office:value-type="float" office:value="7.14">
            <text:p>7.14</text:p>
          </table:table-cell>
          <table:table-cell office:value-type="float" office:value="5.24">
            <text:p>5.24</text:p>
          </table:table-cell>
          <table:table-cell office:value-type="float" office:value="4.99">
            <text:p>4.99</text:p>
          </table:table-cell>
          <table:table-cell office:value-type="float" office:value="9.32">
            <text:p>9.32</text:p>
          </table:table-cell>
          <table:table-cell office:value-type="float" office:value="4.36">
            <text:p>4.36</text:p>
          </table:table-cell>
          <table:table-cell office:value-type="float" office:value="4.69">
            <text:p>4.69</text:p>
          </table:table-cell>
          <table:table-cell office:value-type="float" office:value="3.93">
            <text:p>3.93</text:p>
          </table:table-cell>
          <table:table-cell office:value-type="float" office:value="6.2">
            <text:p>6.2</text:p>
          </table:table-cell>
          <table:table-cell office:value-type="float" office:value="7.5">
            <text:p>7.5</text:p>
          </table:table-cell>
          <table:table-cell office:value-type="float" office:value="5.5">
            <text:p>5.5</text:p>
          </table:table-cell>
          <table:table-cell office:value-type="float" office:value="5.86">
            <text:p>5.86</text:p>
          </table:table-cell>
          <table:table-cell office:value-type="float" office:value="7.3">
            <text:p>7.3</text:p>
          </table:table-cell>
          <table:table-cell office:value-type="float" office:value="3.68">
            <text:p>3.68</text:p>
          </table:table-cell>
          <table:table-cell office:value-type="float" office:value="11.38">
            <text:p>11.38</text:p>
          </table:table-cell>
          <table:table-cell office:value-type="float" office:value="8.3">
            <text:p>8.3</text:p>
          </table:table-cell>
          <table:table-cell office:value-type="float" office:value="5.56">
            <text:p>5.56</text:p>
          </table:table-cell>
          <table:table-cell office:value-type="float" office:value="8.38">
            <text:p>8.38</text:p>
          </table:table-cell>
          <table:table-cell office:value-type="float" office:value="8.86">
            <text:p>8.86</text:p>
          </table:table-cell>
          <table:table-cell office:value-type="float" office:value="13.76">
            <text:p>13.76</text:p>
          </table:table-cell>
          <table:table-cell office:value-type="float" office:value="5.36">
            <text:p>5.36</text:p>
          </table:table-cell>
          <table:table-cell office:value-type="float" office:value="3.51">
            <text:p>3.51</text:p>
          </table:table-cell>
          <table:table-cell office:value-type="float" office:value="3.1">
            <text:p>3.1</text:p>
          </table:table-cell>
          <table:table-cell office:value-type="float" office:value="8.89">
            <text:p>8.89</text:p>
          </table:table-cell>
          <table:table-cell table:number-columns-repeated="2"/>
          <table:table-cell office:value-type="float" office:value="5.7">
            <text:p>5.7</text:p>
          </table:table-cell>
          <table:table-cell office:value-type="float" office:value="5.1">
            <text:p>5.1</text:p>
          </table:table-cell>
          <table:table-cell office:value-type="float" office:value="14.82">
            <text:p>14.82</text:p>
          </table:table-cell>
          <table:table-cell office:value-type="float" office:value="7.14">
            <text:p>7.14</text:p>
          </table:table-cell>
          <table:table-cell office:value-type="float" office:value="7.09">
            <text:p>7.09</text:p>
          </table:table-cell>
          <table:table-cell office:value-type="float" office:value="13.2">
            <text:p>13.2</text:p>
          </table:table-cell>
          <table:table-cell/>
          <table:table-cell office:value-type="float" office:value="4.82">
            <text:p>4.82</text:p>
          </table:table-cell>
          <table:table-cell office:value-type="float" office:value="6.33">
            <text:p>6.33</text:p>
          </table:table-cell>
          <table:table-cell office:value-type="float" office:value="10.25">
            <text:p>10.25</text:p>
          </table:table-cell>
          <table:table-cell office:value-type="float" office:value="8.36">
            <text:p>8.36</text:p>
          </table:table-cell>
          <table:table-cell office:value-type="float" office:value="9.76">
            <text:p>9.76</text:p>
          </table:table-cell>
          <table:table-cell/>
          <table:table-cell office:value-type="float" office:value="14.61">
            <text:p>14.61</text:p>
          </table:table-cell>
          <table:table-cell table:number-columns-repeated="974"/>
        </table:table-row>
        <table:table-row table:style-name="ro1">
          <table:table-cell office:value-type="string">
            <text:p>Estonia</text:p>
          </table:table-cell>
          <table:table-cell office:value-type="float" office:value="2.03">
            <text:p>2.03</text:p>
          </table:table-cell>
          <table:table-cell office:value-type="float" office:value="3.63">
            <text:p>3.63</text:p>
          </table:table-cell>
          <table:table-cell office:value-type="float" office:value="2.68">
            <text:p>2.68</text:p>
          </table:table-cell>
          <table:table-cell office:value-type="float" office:value="3.06">
            <text:p>3.06</text:p>
          </table:table-cell>
          <table:table-cell office:value-type="float" office:value="4.06">
            <text:p>4.06</text:p>
          </table:table-cell>
          <table:table-cell office:value-type="float" office:value="3.13">
            <text:p>3.13</text:p>
          </table:table-cell>
          <table:table-cell office:value-type="float" office:value="6.22">
            <text:p>6.22</text:p>
          </table:table-cell>
          <table:table-cell office:value-type="float" office:value="2.53">
            <text:p>2.53</text:p>
          </table:table-cell>
          <table:table-cell office:value-type="float" office:value="3.84">
            <text:p>3.84</text:p>
          </table:table-cell>
          <table:table-cell office:value-type="float" office:value="3.14">
            <text:p>3.14</text:p>
          </table:table-cell>
          <table:table-cell office:value-type="float" office:value="15.64">
            <text:p>15.64</text:p>
          </table:table-cell>
          <table:table-cell office:value-type="float" office:value="7.84">
            <text:p>7.84</text:p>
          </table:table-cell>
          <table:table-cell office:value-type="float" office:value="5.43">
            <text:p>5.43</text:p>
          </table:table-cell>
          <table:table-cell office:value-type="float" office:value="9.47">
            <text:p>9.47</text:p>
          </table:table-cell>
          <table:table-cell office:value-type="float" office:value="5.84">
            <text:p>5.84</text:p>
          </table:table-cell>
          <table:table-cell office:value-type="float" office:value="5.92">
            <text:p>5.92</text:p>
          </table:table-cell>
          <table:table-cell office:value-type="float" office:value="3.97">
            <text:p>3.97</text:p>
          </table:table-cell>
          <table:table-cell office:value-type="float" office:value="4.78">
            <text:p>4.78</text:p>
          </table:table-cell>
          <table:table-cell office:value-type="float" office:value="12.75">
            <text:p>12.75</text:p>
          </table:table-cell>
          <table:table-cell office:value-type="float" office:value="6.55">
            <text:p>6.55</text:p>
          </table:table-cell>
          <table:table-cell office:value-type="float" office:value="5.67">
            <text:p>5.67</text:p>
          </table:table-cell>
          <table:table-cell office:value-type="float" office:value="6.35">
            <text:p>6.35</text:p>
          </table:table-cell>
          <table:table-cell office:value-type="float" office:value="4.08">
            <text:p>4.08</text:p>
          </table:table-cell>
          <table:table-cell office:value-type="float" office:value="9">
            <text:p>9</text:p>
          </table:table-cell>
          <table:table-cell/>
          <table:table-cell office:value-type="float" office:value="8.66">
            <text:p>8.66</text:p>
          </table:table-cell>
          <table:table-cell office:value-type="float" office:value="7.12">
            <text:p>7.12</text:p>
          </table:table-cell>
          <table:table-cell office:value-type="float" office:value="6.82">
            <text:p>6.82</text:p>
          </table:table-cell>
          <table:table-cell office:value-type="float" office:value="8.16">
            <text:p>8.16</text:p>
          </table:table-cell>
          <table:table-cell office:value-type="float" office:value="5.56">
            <text:p>5.56</text:p>
          </table:table-cell>
          <table:table-cell office:value-type="float" office:value="3.99">
            <text:p>3.99</text:p>
          </table:table-cell>
          <table:table-cell office:value-type="float" office:value="6.89">
            <text:p>6.89</text:p>
          </table:table-cell>
          <table:table-cell office:value-type="float" office:value="8.2">
            <text:p>8.2</text:p>
          </table:table-cell>
          <table:table-cell office:value-type="float" office:value="6.53">
            <text:p>6.53</text:p>
          </table:table-cell>
          <table:table-cell office:value-type="float" office:value="11.09">
            <text:p>11.09</text:p>
          </table:table-cell>
          <table:table-cell office:value-type="float" office:value="3.8">
            <text:p>3.8</text:p>
          </table:table-cell>
          <table:table-cell office:value-type="float" office:value="5.35">
            <text:p>5.35</text:p>
          </table:table-cell>
          <table:table-cell/>
          <table:table-cell office:value-type="float" office:value="7.99">
            <text:p>7.99</text:p>
          </table:table-cell>
          <table:table-cell office:value-type="float" office:value="5.53">
            <text:p>5.53</text:p>
          </table:table-cell>
          <table:table-cell office:value-type="float" office:value="5.03">
            <text:p>5.03</text:p>
          </table:table-cell>
          <table:table-cell office:value-type="float" office:value="11.16">
            <text:p>11.16</text:p>
          </table:table-cell>
          <table:table-cell office:value-type="float" office:value="4.86">
            <text:p>4.86</text:p>
          </table:table-cell>
          <table:table-cell office:value-type="float" office:value="8.28">
            <text:p>8.28</text:p>
          </table:table-cell>
          <table:table-cell/>
          <table:table-cell office:value-type="float" office:value="8.33">
            <text:p>8.33</text:p>
          </table:table-cell>
          <table:table-cell office:value-type="float" office:value="10.97">
            <text:p>10.97</text:p>
          </table:table-cell>
          <table:table-cell/>
          <table:table-cell office:value-type="float" office:value="12.07">
            <text:p>12.07</text:p>
          </table:table-cell>
          <table:table-cell table:number-columns-repeated="974"/>
        </table:table-row>
        <table:table-row table:style-name="ro1">
          <table:table-cell office:value-type="string">
            <text:p>Finland</text:p>
          </table:table-cell>
          <table:table-cell office:value-type="float" office:value="2.38">
            <text:p>2.38</text:p>
          </table:table-cell>
          <table:table-cell office:value-type="float" office:value="3.56">
            <text:p>3.56</text:p>
          </table:table-cell>
          <table:table-cell office:value-type="float" office:value="2.66">
            <text:p>2.66</text:p>
          </table:table-cell>
          <table:table-cell office:value-type="float" office:value="2.93">
            <text:p>2.93</text:p>
          </table:table-cell>
          <table:table-cell office:value-type="float" office:value="3.7">
            <text:p>3.7</text:p>
          </table:table-cell>
          <table:table-cell office:value-type="float" office:value="3.27">
            <text:p>3.27</text:p>
          </table:table-cell>
          <table:table-cell office:value-type="float" office:value="7.35">
            <text:p>7.35</text:p>
          </table:table-cell>
          <table:table-cell office:value-type="float" office:value="3.05">
            <text:p>3.05</text:p>
          </table:table-cell>
          <table:table-cell office:value-type="float" office:value="3.93">
            <text:p>3.93</text:p>
          </table:table-cell>
          <table:table-cell office:value-type="float" office:value="4.95">
            <text:p>4.95</text:p>
          </table:table-cell>
          <table:table-cell office:value-type="float" office:value="5.96">
            <text:p>5.96</text:p>
          </table:table-cell>
          <table:table-cell office:value-type="float" office:value="4.65">
            <text:p>4.65</text:p>
          </table:table-cell>
          <table:table-cell office:value-type="float" office:value="6.75">
            <text:p>6.75</text:p>
          </table:table-cell>
          <table:table-cell office:value-type="float" office:value="6.34">
            <text:p>6.34</text:p>
          </table:table-cell>
          <table:table-cell office:value-type="float" office:value="5.34">
            <text:p>5.34</text:p>
          </table:table-cell>
          <table:table-cell office:value-type="float" office:value="3.86">
            <text:p>3.86</text:p>
          </table:table-cell>
          <table:table-cell office:value-type="float" office:value="3.66">
            <text:p>3.66</text:p>
          </table:table-cell>
          <table:table-cell office:value-type="float" office:value="6.8">
            <text:p>6.8</text:p>
          </table:table-cell>
          <table:table-cell office:value-type="float" office:value="8">
            <text:p>8</text:p>
          </table:table-cell>
          <table:table-cell office:value-type="float" office:value="5.21">
            <text:p>5.21</text:p>
          </table:table-cell>
          <table:table-cell office:value-type="float" office:value="6.13">
            <text:p>6.13</text:p>
          </table:table-cell>
          <table:table-cell office:value-type="float" office:value="5.11">
            <text:p>5.11</text:p>
          </table:table-cell>
          <table:table-cell office:value-type="float" office:value="4.44">
            <text:p>4.44</text:p>
          </table:table-cell>
          <table:table-cell office:value-type="float" office:value="6.56">
            <text:p>6.56</text:p>
          </table:table-cell>
          <table:table-cell office:value-type="float" office:value="9.17">
            <text:p>9.17</text:p>
          </table:table-cell>
          <table:table-cell office:value-type="float" office:value="5.28">
            <text:p>5.28</text:p>
          </table:table-cell>
          <table:table-cell office:value-type="float" office:value="6.88">
            <text:p>6.88</text:p>
          </table:table-cell>
          <table:table-cell office:value-type="float" office:value="5.86">
            <text:p>5.86</text:p>
          </table:table-cell>
          <table:table-cell office:value-type="float" office:value="12.35">
            <text:p>12.35</text:p>
          </table:table-cell>
          <table:table-cell office:value-type="float" office:value="5.59">
            <text:p>5.59</text:p>
          </table:table-cell>
          <table:table-cell office:value-type="float" office:value="4.72">
            <text:p>4.72</text:p>
          </table:table-cell>
          <table:table-cell office:value-type="float" office:value="5.26">
            <text:p>5.26</text:p>
          </table:table-cell>
          <table:table-cell office:value-type="float" office:value="8.14">
            <text:p>8.14</text:p>
          </table:table-cell>
          <table:table-cell office:value-type="float" office:value="8.86">
            <text:p>8.86</text:p>
          </table:table-cell>
          <table:table-cell office:value-type="float" office:value="13.77">
            <text:p>13.77</text:p>
          </table:table-cell>
          <table:table-cell office:value-type="float" office:value="4.88">
            <text:p>4.88</text:p>
          </table:table-cell>
          <table:table-cell office:value-type="float" office:value="5.24">
            <text:p>5.24</text:p>
          </table:table-cell>
          <table:table-cell office:value-type="float" office:value="14.71">
            <text:p>14.71</text:p>
          </table:table-cell>
          <table:table-cell office:value-type="float" office:value="7.8">
            <text:p>7.8</text:p>
          </table:table-cell>
          <table:table-cell office:value-type="float" office:value="10.11">
            <text:p>10.11</text:p>
          </table:table-cell>
          <table:table-cell office:value-type="float" office:value="7.9">
            <text:p>7.9</text:p>
          </table:table-cell>
          <table:table-cell office:value-type="float" office:value="13.77">
            <text:p>13.77</text:p>
          </table:table-cell>
          <table:table-cell office:value-type="float" office:value="4.46">
            <text:p>4.46</text:p>
          </table:table-cell>
          <table:table-cell office:value-type="float" office:value="7.12">
            <text:p>7.12</text:p>
          </table:table-cell>
          <table:table-cell/>
          <table:table-cell office:value-type="float" office:value="9.93">
            <text:p>9.93</text:p>
          </table:table-cell>
          <table:table-cell office:value-type="float" office:value="16.86">
            <text:p>16.86</text:p>
          </table:table-cell>
          <table:table-cell table:number-columns-repeated="976"/>
        </table:table-row>
        <table:table-row table:style-name="ro1">
          <table:table-cell office:value-type="string">
            <text:p>France</text:p>
          </table:table-cell>
          <table:table-cell office:value-type="float" office:value="2.83">
            <text:p>2.83</text:p>
          </table:table-cell>
          <table:table-cell office:value-type="float" office:value="5.04">
            <text:p>5.04</text:p>
          </table:table-cell>
          <table:table-cell office:value-type="float" office:value="4.52">
            <text:p>4.52</text:p>
          </table:table-cell>
          <table:table-cell office:value-type="float" office:value="4.15">
            <text:p>4.15</text:p>
          </table:table-cell>
          <table:table-cell office:value-type="float" office:value="4.42">
            <text:p>4.42</text:p>
          </table:table-cell>
          <table:table-cell office:value-type="float" office:value="3.99">
            <text:p>3.99</text:p>
          </table:table-cell>
          <table:table-cell office:value-type="float" office:value="9.55">
            <text:p>9.55</text:p>
          </table:table-cell>
          <table:table-cell office:value-type="float" office:value="4.03">
            <text:p>4.03</text:p>
          </table:table-cell>
          <table:table-cell office:value-type="float" office:value="8.32">
            <text:p>8.32</text:p>
          </table:table-cell>
          <table:table-cell office:value-type="float" office:value="3.51">
            <text:p>3.51</text:p>
          </table:table-cell>
          <table:table-cell office:value-type="float" office:value="7.64">
            <text:p>7.64</text:p>
          </table:table-cell>
          <table:table-cell office:value-type="float" office:value="8.16">
            <text:p>8.16</text:p>
          </table:table-cell>
          <table:table-cell office:value-type="float" office:value="7.47">
            <text:p>7.47</text:p>
          </table:table-cell>
          <table:table-cell office:value-type="float" office:value="8.86">
            <text:p>8.86</text:p>
          </table:table-cell>
          <table:table-cell office:value-type="float" office:value="7.64">
            <text:p>7.64</text:p>
          </table:table-cell>
          <table:table-cell office:value-type="float" office:value="8.28">
            <text:p>8.28</text:p>
          </table:table-cell>
          <table:table-cell office:value-type="float" office:value="6.2">
            <text:p>6.2</text:p>
          </table:table-cell>
          <table:table-cell office:value-type="float" office:value="7.37">
            <text:p>7.37</text:p>
          </table:table-cell>
          <table:table-cell office:value-type="float" office:value="9.62">
            <text:p>9.62</text:p>
          </table:table-cell>
          <table:table-cell office:value-type="float" office:value="8.87">
            <text:p>8.87</text:p>
          </table:table-cell>
          <table:table-cell office:value-type="float" office:value="7.15">
            <text:p>7.15</text:p>
          </table:table-cell>
          <table:table-cell office:value-type="float" office:value="7.55">
            <text:p>7.55</text:p>
          </table:table-cell>
          <table:table-cell office:value-type="float" office:value="4.88">
            <text:p>4.88</text:p>
          </table:table-cell>
          <table:table-cell office:value-type="float" office:value="8.84">
            <text:p>8.84</text:p>
          </table:table-cell>
          <table:table-cell office:value-type="float" office:value="11.08">
            <text:p>11.08</text:p>
          </table:table-cell>
          <table:table-cell office:value-type="float" office:value="6.61">
            <text:p>6.61</text:p>
          </table:table-cell>
          <table:table-cell office:value-type="float" office:value="9.78">
            <text:p>9.78</text:p>
          </table:table-cell>
          <table:table-cell office:value-type="float" office:value="9.57">
            <text:p>9.57</text:p>
          </table:table-cell>
          <table:table-cell office:value-type="float" office:value="9.83">
            <text:p>9.83</text:p>
          </table:table-cell>
          <table:table-cell office:value-type="float" office:value="6.62">
            <text:p>6.62</text:p>
          </table:table-cell>
          <table:table-cell office:value-type="float" office:value="6.37">
            <text:p>6.37</text:p>
          </table:table-cell>
          <table:table-cell office:value-type="float" office:value="5.22">
            <text:p>5.22</text:p>
          </table:table-cell>
          <table:table-cell office:value-type="float" office:value="11.23">
            <text:p>11.23</text:p>
          </table:table-cell>
          <table:table-cell office:value-type="float" office:value="10.53">
            <text:p>10.53</text:p>
          </table:table-cell>
          <table:table-cell/>
          <table:table-cell office:value-type="float" office:value="6.01">
            <text:p>6.01</text:p>
          </table:table-cell>
          <table:table-cell office:value-type="float" office:value="7.79">
            <text:p>7.79</text:p>
          </table:table-cell>
          <table:table-cell office:value-type="float" office:value="15.26">
            <text:p>15.26</text:p>
          </table:table-cell>
          <table:table-cell office:value-type="float" office:value="9.6">
            <text:p>9.6</text:p>
          </table:table-cell>
          <table:table-cell office:value-type="float" office:value="7.46">
            <text:p>7.46</text:p>
          </table:table-cell>
          <table:table-cell table:number-columns-repeated="2"/>
          <table:table-cell office:value-type="float" office:value="8.85">
            <text:p>8.85</text:p>
          </table:table-cell>
          <table:table-cell office:value-type="float" office:value="6.74">
            <text:p>6.74</text:p>
          </table:table-cell>
          <table:table-cell office:value-type="float" office:value="17.69">
            <text:p>17.69</text:p>
          </table:table-cell>
          <table:table-cell office:value-type="float" office:value="7.7">
            <text:p>7.7</text:p>
          </table:table-cell>
          <table:table-cell office:value-type="float" office:value="20">
            <text:p>20</text:p>
          </table:table-cell>
          <table:table-cell/>
          <table:table-cell office:value-type="float" office:value="14.08">
            <text:p>14.08</text:p>
          </table:table-cell>
          <table:table-cell table:number-columns-repeated="974"/>
        </table:table-row>
        <table:table-row table:style-name="ro1">
          <table:table-cell office:value-type="string">
            <text:p>Germany</text:p>
          </table:table-cell>
          <table:table-cell office:value-type="float" office:value="2.82">
            <text:p>2.82</text:p>
          </table:table-cell>
          <table:table-cell office:value-type="float" office:value="6.47">
            <text:p>6.47</text:p>
          </table:table-cell>
          <table:table-cell office:value-type="float" office:value="3.81">
            <text:p>3.81</text:p>
          </table:table-cell>
          <table:table-cell office:value-type="float" office:value="3.67">
            <text:p>3.67</text:p>
          </table:table-cell>
          <table:table-cell office:value-type="float" office:value="3.65">
            <text:p>3.65</text:p>
          </table:table-cell>
          <table:table-cell office:value-type="float" office:value="4">
            <text:p>4</text:p>
          </table:table-cell>
          <table:table-cell office:value-type="float" office:value="10.97">
            <text:p>10.97</text:p>
          </table:table-cell>
          <table:table-cell office:value-type="float" office:value="3.84">
            <text:p>3.84</text:p>
          </table:table-cell>
          <table:table-cell office:value-type="float" office:value="4.75">
            <text:p>4.75</text:p>
          </table:table-cell>
          <table:table-cell office:value-type="float" office:value="3.6">
            <text:p>3.6</text:p>
          </table:table-cell>
          <table:table-cell office:value-type="float" office:value="11.92">
            <text:p>11.92</text:p>
          </table:table-cell>
          <table:table-cell office:value-type="float" office:value="13.12">
            <text:p>13.12</text:p>
          </table:table-cell>
          <table:table-cell office:value-type="float" office:value="8.06">
            <text:p>8.06</text:p>
          </table:table-cell>
          <table:table-cell office:value-type="float" office:value="13.65">
            <text:p>13.65</text:p>
          </table:table-cell>
          <table:table-cell office:value-type="float" office:value="6.46">
            <text:p>6.46</text:p>
          </table:table-cell>
          <table:table-cell office:value-type="float" office:value="7.05">
            <text:p>7.05</text:p>
          </table:table-cell>
          <table:table-cell office:value-type="float" office:value="5.3">
            <text:p>5.3</text:p>
          </table:table-cell>
          <table:table-cell office:value-type="float" office:value="6.87">
            <text:p>6.87</text:p>
          </table:table-cell>
          <table:table-cell office:value-type="float" office:value="8.3">
            <text:p>8.3</text:p>
          </table:table-cell>
          <table:table-cell office:value-type="float" office:value="6.75">
            <text:p>6.75</text:p>
          </table:table-cell>
          <table:table-cell office:value-type="float" office:value="8.1">
            <text:p>8.1</text:p>
          </table:table-cell>
          <table:table-cell office:value-type="float" office:value="4.8">
            <text:p>4.8</text:p>
          </table:table-cell>
          <table:table-cell office:value-type="float" office:value="4.48">
            <text:p>4.48</text:p>
          </table:table-cell>
          <table:table-cell office:value-type="float" office:value="10.12">
            <text:p>10.12</text:p>
          </table:table-cell>
          <table:table-cell office:value-type="float" office:value="15">
            <text:p>15</text:p>
          </table:table-cell>
          <table:table-cell office:value-type="float" office:value="4.8">
            <text:p>4.8</text:p>
          </table:table-cell>
          <table:table-cell office:value-type="float" office:value="10.47">
            <text:p>10.47</text:p>
          </table:table-cell>
          <table:table-cell office:value-type="float" office:value="6.11">
            <text:p>6.11</text:p>
          </table:table-cell>
          <table:table-cell office:value-type="float" office:value="11.2">
            <text:p>11.2</text:p>
          </table:table-cell>
          <table:table-cell office:value-type="float" office:value="5.92">
            <text:p>5.92</text:p>
          </table:table-cell>
          <table:table-cell office:value-type="float" office:value="4.39">
            <text:p>4.39</text:p>
          </table:table-cell>
          <table:table-cell office:value-type="float" office:value="7.12">
            <text:p>7.12</text:p>
          </table:table-cell>
          <table:table-cell office:value-type="float" office:value="10.62">
            <text:p>10.62</text:p>
          </table:table-cell>
          <table:table-cell office:value-type="float" office:value="11.1">
            <text:p>11.1</text:p>
          </table:table-cell>
          <table:table-cell/>
          <table:table-cell office:value-type="float" office:value="5.89">
            <text:p>5.89</text:p>
          </table:table-cell>
          <table:table-cell office:value-type="float" office:value="6.28">
            <text:p>6.28</text:p>
          </table:table-cell>
          <table:table-cell office:value-type="float" office:value="13.46">
            <text:p>13.46</text:p>
          </table:table-cell>
          <table:table-cell office:value-type="float" office:value="7.27">
            <text:p>7.27</text:p>
          </table:table-cell>
          <table:table-cell office:value-type="float" office:value="6.97">
            <text:p>6.97</text:p>
          </table:table-cell>
          <table:table-cell office:value-type="float" office:value="7.34">
            <text:p>7.34</text:p>
          </table:table-cell>
          <table:table-cell office:value-type="float" office:value="10.78">
            <text:p>10.78</text:p>
          </table:table-cell>
          <table:table-cell office:value-type="float" office:value="7.67">
            <text:p>7.67</text:p>
          </table:table-cell>
          <table:table-cell office:value-type="float" office:value="8.72">
            <text:p>8.72</text:p>
          </table:table-cell>
          <table:table-cell/>
          <table:table-cell office:value-type="float" office:value="12.32">
            <text:p>12.32</text:p>
          </table:table-cell>
          <table:table-cell office:value-type="float" office:value="15.1">
            <text:p>15.1</text:p>
          </table:table-cell>
          <table:table-cell/>
          <table:table-cell office:value-type="float" office:value="11.95">
            <text:p>11.95</text:p>
          </table:table-cell>
          <table:table-cell table:number-columns-repeated="974"/>
        </table:table-row>
        <table:table-row table:style-name="ro1">
          <table:table-cell office:value-type="string">
            <text:p>Greece</text:p>
          </table:table-cell>
          <table:table-cell office:value-type="float" office:value="3.27">
            <text:p>3.27</text:p>
          </table:table-cell>
          <table:table-cell office:value-type="float" office:value="5.24">
            <text:p>5.24</text:p>
          </table:table-cell>
          <table:table-cell office:value-type="float" office:value="3.37">
            <text:p>3.37</text:p>
          </table:table-cell>
          <table:table-cell office:value-type="float" office:value="4.09">
            <text:p>4.09</text:p>
          </table:table-cell>
          <table:table-cell office:value-type="float" office:value="5.48">
            <text:p>5.48</text:p>
          </table:table-cell>
          <table:table-cell office:value-type="float" office:value="4.05">
            <text:p>4.05</text:p>
          </table:table-cell>
          <table:table-cell office:value-type="float" office:value="7.56">
            <text:p>7.56</text:p>
          </table:table-cell>
          <table:table-cell office:value-type="float" office:value="4.3">
            <text:p>4.3</text:p>
          </table:table-cell>
          <table:table-cell office:value-type="float" office:value="5.02">
            <text:p>5.02</text:p>
          </table:table-cell>
          <table:table-cell office:value-type="float" office:value="4">
            <text:p>4</text:p>
          </table:table-cell>
          <table:table-cell office:value-type="float" office:value="13.43">
            <text:p>13.43</text:p>
          </table:table-cell>
          <table:table-cell office:value-type="float" office:value="6.45">
            <text:p>6.45</text:p>
          </table:table-cell>
          <table:table-cell office:value-type="float" office:value="11.72">
            <text:p>11.72</text:p>
          </table:table-cell>
          <table:table-cell office:value-type="float" office:value="10.14">
            <text:p>10.14</text:p>
          </table:table-cell>
          <table:table-cell office:value-type="float" office:value="6.34">
            <text:p>6.34</text:p>
          </table:table-cell>
          <table:table-cell office:value-type="float" office:value="7.6">
            <text:p>7.6</text:p>
          </table:table-cell>
          <table:table-cell office:value-type="float" office:value="4.99">
            <text:p>4.99</text:p>
          </table:table-cell>
          <table:table-cell office:value-type="float" office:value="6.76">
            <text:p>6.76</text:p>
          </table:table-cell>
          <table:table-cell/>
          <table:table-cell office:value-type="float" office:value="7.28">
            <text:p>7.28</text:p>
          </table:table-cell>
          <table:table-cell office:value-type="float" office:value="6.85">
            <text:p>6.85</text:p>
          </table:table-cell>
          <table:table-cell office:value-type="float" office:value="7.38">
            <text:p>7.38</text:p>
          </table:table-cell>
          <table:table-cell office:value-type="float" office:value="4.7">
            <text:p>4.7</text:p>
          </table:table-cell>
          <table:table-cell office:value-type="float" office:value="16.87">
            <text:p>16.87</text:p>
          </table:table-cell>
          <table:table-cell/>
          <table:table-cell office:value-type="float" office:value="8.88">
            <text:p>8.88</text:p>
          </table:table-cell>
          <table:table-cell office:value-type="float" office:value="8.41">
            <text:p>8.41</text:p>
          </table:table-cell>
          <table:table-cell office:value-type="float" office:value="11.92">
            <text:p>11.92</text:p>
          </table:table-cell>
          <table:table-cell/>
          <table:table-cell office:value-type="float" office:value="6">
            <text:p>6</text:p>
          </table:table-cell>
          <table:table-cell office:value-type="float" office:value="4.31">
            <text:p>4.31</text:p>
          </table:table-cell>
          <table:table-cell office:value-type="float" office:value="15.88">
            <text:p>15.88</text:p>
          </table:table-cell>
          <table:table-cell office:value-type="float" office:value="9.17">
            <text:p>9.17</text:p>
          </table:table-cell>
          <table:table-cell office:value-type="float" office:value="14.34">
            <text:p>14.34</text:p>
          </table:table-cell>
          <table:table-cell/>
          <table:table-cell office:value-type="float" office:value="7.49">
            <text:p>7.49</text:p>
          </table:table-cell>
          <table:table-cell office:value-type="float" office:value="7.7">
            <text:p>7.7</text:p>
          </table:table-cell>
          <table:table-cell office:value-type="float" office:value="11.62">
            <text:p>11.62</text:p>
          </table:table-cell>
          <table:table-cell office:value-type="float" office:value="10.3">
            <text:p>10.3</text:p>
          </table:table-cell>
          <table:table-cell office:value-type="float" office:value="6.53">
            <text:p>6.53</text:p>
          </table:table-cell>
          <table:table-cell office:value-type="float" office:value="12.25">
            <text:p>12.25</text:p>
          </table:table-cell>
          <table:table-cell/>
          <table:table-cell office:value-type="float" office:value="5.51">
            <text:p>5.51</text:p>
          </table:table-cell>
          <table:table-cell office:value-type="float" office:value="6.74">
            <text:p>6.74</text:p>
          </table:table-cell>
          <table:table-cell office:value-type="float" office:value="20.41">
            <text:p>20.41</text:p>
          </table:table-cell>
          <table:table-cell office:value-type="float" office:value="6.51">
            <text:p>6.51</text:p>
          </table:table-cell>
          <table:table-cell office:value-type="float" office:value="16.31">
            <text:p>16.31</text:p>
          </table:table-cell>
          <table:table-cell/>
          <table:table-cell office:value-type="float" office:value="14.15">
            <text:p>14.15</text:p>
          </table:table-cell>
          <table:table-cell table:number-columns-repeated="974"/>
        </table:table-row>
        <table:table-row table:style-name="ro1">
          <table:table-cell office:value-type="string">
            <text:p>Hong Kong-China</text:p>
          </table:table-cell>
          <table:table-cell office:value-type="float" office:value="2.79">
            <text:p>2.79</text:p>
          </table:table-cell>
          <table:table-cell office:value-type="float" office:value="4.19">
            <text:p>4.19</text:p>
          </table:table-cell>
          <table:table-cell office:value-type="float" office:value="4.54">
            <text:p>4.54</text:p>
          </table:table-cell>
          <table:table-cell office:value-type="float" office:value="4.5">
            <text:p>4.5</text:p>
          </table:table-cell>
          <table:table-cell office:value-type="float" office:value="3.78">
            <text:p>3.78</text:p>
          </table:table-cell>
          <table:table-cell office:value-type="float" office:value="3.62">
            <text:p>3.62</text:p>
          </table:table-cell>
          <table:table-cell office:value-type="float" office:value="13.29">
            <text:p>13.29</text:p>
          </table:table-cell>
          <table:table-cell office:value-type="float" office:value="4.03">
            <text:p>4.03</text:p>
          </table:table-cell>
          <table:table-cell office:value-type="float" office:value="4.81">
            <text:p>4.81</text:p>
          </table:table-cell>
          <table:table-cell office:value-type="float" office:value="3.14">
            <text:p>3.14</text:p>
          </table:table-cell>
          <table:table-cell office:value-type="float" office:value="11.97">
            <text:p>11.97</text:p>
          </table:table-cell>
          <table:table-cell office:value-type="float" office:value="6.1">
            <text:p>6.1</text:p>
          </table:table-cell>
          <table:table-cell office:value-type="float" office:value="5.99">
            <text:p>5.99</text:p>
          </table:table-cell>
          <table:table-cell office:value-type="float" office:value="8.03">
            <text:p>8.03</text:p>
          </table:table-cell>
          <table:table-cell office:value-type="float" office:value="7.68">
            <text:p>7.68</text:p>
          </table:table-cell>
          <table:table-cell office:value-type="float" office:value="7.65">
            <text:p>7.65</text:p>
          </table:table-cell>
          <table:table-cell office:value-type="float" office:value="9">
            <text:p>9</text:p>
          </table:table-cell>
          <table:table-cell office:value-type="float" office:value="7.32">
            <text:p>7.32</text:p>
          </table:table-cell>
          <table:table-cell/>
          <table:table-cell office:value-type="float" office:value="13.58">
            <text:p>13.58</text:p>
          </table:table-cell>
          <table:table-cell office:value-type="float" office:value="9.16">
            <text:p>9.16</text:p>
          </table:table-cell>
          <table:table-cell office:value-type="float" office:value="16.07">
            <text:p>16.07</text:p>
          </table:table-cell>
          <table:table-cell office:value-type="float" office:value="5.67">
            <text:p>5.67</text:p>
          </table:table-cell>
          <table:table-cell office:value-type="float" office:value="10.63">
            <text:p>10.63</text:p>
          </table:table-cell>
          <table:table-cell/>
          <table:table-cell office:value-type="float" office:value="4.19">
            <text:p>4.19</text:p>
          </table:table-cell>
          <table:table-cell office:value-type="float" office:value="9.1">
            <text:p>9.1</text:p>
          </table:table-cell>
          <table:table-cell office:value-type="float" office:value="6.39">
            <text:p>6.39</text:p>
          </table:table-cell>
          <table:table-cell office:value-type="float" office:value="14.64">
            <text:p>14.64</text:p>
          </table:table-cell>
          <table:table-cell office:value-type="float" office:value="4.77">
            <text:p>4.77</text:p>
          </table:table-cell>
          <table:table-cell office:value-type="float" office:value="4.26">
            <text:p>4.26</text:p>
          </table:table-cell>
          <table:table-cell office:value-type="float" office:value="9.06">
            <text:p>9.06</text:p>
          </table:table-cell>
          <table:table-cell office:value-type="float" office:value="6.93">
            <text:p>6.93</text:p>
          </table:table-cell>
          <table:table-cell table:number-columns-repeated="2"/>
          <table:table-cell office:value-type="float" office:value="5.28">
            <text:p>5.28</text:p>
          </table:table-cell>
          <table:table-cell office:value-type="float" office:value="8.46">
            <text:p>8.46</text:p>
          </table:table-cell>
          <table:table-cell office:value-type="float" office:value="10.88">
            <text:p>10.88</text:p>
          </table:table-cell>
          <table:table-cell office:value-type="float" office:value="7.9">
            <text:p>7.9</text:p>
          </table:table-cell>
          <table:table-cell office:value-type="float" office:value="9.91">
            <text:p>9.91</text:p>
          </table:table-cell>
          <table:table-cell table:number-columns-repeated="2"/>
          <table:table-cell office:value-type="float" office:value="5.04">
            <text:p>5.04</text:p>
          </table:table-cell>
          <table:table-cell office:value-type="float" office:value="5.32">
            <text:p>5.32</text:p>
          </table:table-cell>
          <table:table-cell/>
          <table:table-cell office:value-type="float" office:value="5.24">
            <text:p>5.24</text:p>
          </table:table-cell>
          <table:table-cell office:value-type="float" office:value="8.78">
            <text:p>8.78</text:p>
          </table:table-cell>
          <table:table-cell/>
          <table:table-cell office:value-type="float" office:value="12.15">
            <text:p>12.15</text:p>
          </table:table-cell>
          <table:table-cell table:number-columns-repeated="974"/>
        </table:table-row>
        <table:table-row table:style-name="ro1">
          <table:table-cell office:value-type="string">
            <text:p>Hungary</text:p>
          </table:table-cell>
          <table:table-cell office:value-type="float" office:value="3.16">
            <text:p>3.16</text:p>
          </table:table-cell>
          <table:table-cell office:value-type="float" office:value="4.8">
            <text:p>4.8</text:p>
          </table:table-cell>
          <table:table-cell office:value-type="float" office:value="5.33">
            <text:p>5.33</text:p>
          </table:table-cell>
          <table:table-cell office:value-type="float" office:value="3.55">
            <text:p>3.55</text:p>
          </table:table-cell>
          <table:table-cell office:value-type="float" office:value="5.01">
            <text:p>5.01</text:p>
          </table:table-cell>
          <table:table-cell office:value-type="float" office:value="3.02">
            <text:p>3.02</text:p>
          </table:table-cell>
          <table:table-cell office:value-type="float" office:value="9.11">
            <text:p>9.11</text:p>
          </table:table-cell>
          <table:table-cell office:value-type="float" office:value="3.34">
            <text:p>3.34</text:p>
          </table:table-cell>
          <table:table-cell office:value-type="float" office:value="4.25">
            <text:p>4.25</text:p>
          </table:table-cell>
          <table:table-cell office:value-type="float" office:value="4.19">
            <text:p>4.19</text:p>
          </table:table-cell>
          <table:table-cell office:value-type="float" office:value="11.87">
            <text:p>11.87</text:p>
          </table:table-cell>
          <table:table-cell office:value-type="float" office:value="13.81">
            <text:p>13.81</text:p>
          </table:table-cell>
          <table:table-cell office:value-type="float" office:value="6.54">
            <text:p>6.54</text:p>
          </table:table-cell>
          <table:table-cell office:value-type="float" office:value="8.06">
            <text:p>8.06</text:p>
          </table:table-cell>
          <table:table-cell office:value-type="float" office:value="10.85">
            <text:p>10.85</text:p>
          </table:table-cell>
          <table:table-cell office:value-type="float" office:value="10.55">
            <text:p>10.55</text:p>
          </table:table-cell>
          <table:table-cell office:value-type="float" office:value="5.27">
            <text:p>5.27</text:p>
          </table:table-cell>
          <table:table-cell office:value-type="float" office:value="10.79">
            <text:p>10.79</text:p>
          </table:table-cell>
          <table:table-cell office:value-type="float" office:value="9.8">
            <text:p>9.8</text:p>
          </table:table-cell>
          <table:table-cell office:value-type="float" office:value="10.15">
            <text:p>10.15</text:p>
          </table:table-cell>
          <table:table-cell office:value-type="float" office:value="8.66">
            <text:p>8.66</text:p>
          </table:table-cell>
          <table:table-cell office:value-type="float" office:value="5.66">
            <text:p>5.66</text:p>
          </table:table-cell>
          <table:table-cell office:value-type="float" office:value="5.12">
            <text:p>5.12</text:p>
          </table:table-cell>
          <table:table-cell office:value-type="float" office:value="7.64">
            <text:p>7.64</text:p>
          </table:table-cell>
          <table:table-cell/>
          <table:table-cell office:value-type="float" office:value="8.19">
            <text:p>8.19</text:p>
          </table:table-cell>
          <table:table-cell office:value-type="float" office:value="11.77">
            <text:p>11.77</text:p>
          </table:table-cell>
          <table:table-cell office:value-type="float" office:value="8.46">
            <text:p>8.46</text:p>
          </table:table-cell>
          <table:table-cell office:value-type="float" office:value="13.63">
            <text:p>13.63</text:p>
          </table:table-cell>
          <table:table-cell office:value-type="float" office:value="5.75">
            <text:p>5.75</text:p>
          </table:table-cell>
          <table:table-cell office:value-type="float" office:value="3.81">
            <text:p>3.81</text:p>
          </table:table-cell>
          <table:table-cell office:value-type="float" office:value="9.36">
            <text:p>9.36</text:p>
          </table:table-cell>
          <table:table-cell office:value-type="float" office:value="6.53">
            <text:p>6.53</text:p>
          </table:table-cell>
          <table:table-cell office:value-type="float" office:value="8.94">
            <text:p>8.94</text:p>
          </table:table-cell>
          <table:table-cell office:value-type="float" office:value="28.16">
            <text:p>28.16</text:p>
          </table:table-cell>
          <table:table-cell office:value-type="float" office:value="5.42">
            <text:p>5.42</text:p>
          </table:table-cell>
          <table:table-cell office:value-type="float" office:value="5.75">
            <text:p>5.75</text:p>
          </table:table-cell>
          <table:table-cell office:value-type="float" office:value="10.17">
            <text:p>10.17</text:p>
          </table:table-cell>
          <table:table-cell office:value-type="float" office:value="6.26">
            <text:p>6.26</text:p>
          </table:table-cell>
          <table:table-cell office:value-type="float" office:value="4.34">
            <text:p>4.34</text:p>
          </table:table-cell>
          <table:table-cell office:value-type="float" office:value="8.75">
            <text:p>8.75</text:p>
          </table:table-cell>
          <table:table-cell office:value-type="float" office:value="11.67">
            <text:p>11.67</text:p>
          </table:table-cell>
          <table:table-cell office:value-type="float" office:value="4.87">
            <text:p>4.87</text:p>
          </table:table-cell>
          <table:table-cell office:value-type="float" office:value="8.19">
            <text:p>8.19</text:p>
          </table:table-cell>
          <table:table-cell/>
          <table:table-cell office:value-type="float" office:value="7.7">
            <text:p>7.7</text:p>
          </table:table-cell>
          <table:table-cell office:value-type="float" office:value="12.09">
            <text:p>12.09</text:p>
          </table:table-cell>
          <table:table-cell/>
          <table:table-cell office:value-type="float" office:value="19.5">
            <text:p>19.5</text:p>
          </table:table-cell>
          <table:table-cell table:number-columns-repeated="974"/>
        </table:table-row>
        <table:table-row table:style-name="ro1">
          <table:table-cell office:value-type="string">
            <text:p>Iceland</text:p>
          </table:table-cell>
          <table:table-cell office:value-type="float" office:value="1.8">
            <text:p>1.8</text:p>
          </table:table-cell>
          <table:table-cell office:value-type="float" office:value="4.35">
            <text:p>4.35</text:p>
          </table:table-cell>
          <table:table-cell office:value-type="float" office:value="2.42">
            <text:p>2.42</text:p>
          </table:table-cell>
          <table:table-cell office:value-type="float" office:value="3.86">
            <text:p>3.86</text:p>
          </table:table-cell>
          <table:table-cell office:value-type="float" office:value="5.18">
            <text:p>5.18</text:p>
          </table:table-cell>
          <table:table-cell office:value-type="float" office:value="3.7">
            <text:p>3.7</text:p>
          </table:table-cell>
          <table:table-cell office:value-type="float" office:value="8.05">
            <text:p>8.05</text:p>
          </table:table-cell>
          <table:table-cell office:value-type="float" office:value="3.53">
            <text:p>3.53</text:p>
          </table:table-cell>
          <table:table-cell office:value-type="float" office:value="5.74">
            <text:p>5.74</text:p>
          </table:table-cell>
          <table:table-cell office:value-type="float" office:value="3.21">
            <text:p>3.21</text:p>
          </table:table-cell>
          <table:table-cell/>
          <table:table-cell office:value-type="float" office:value="6.01">
            <text:p>6.01</text:p>
          </table:table-cell>
          <table:table-cell office:value-type="float" office:value="7.75">
            <text:p>7.75</text:p>
          </table:table-cell>
          <table:table-cell office:value-type="float" office:value="14.65">
            <text:p>14.65</text:p>
          </table:table-cell>
          <table:table-cell office:value-type="float" office:value="6.68">
            <text:p>6.68</text:p>
          </table:table-cell>
          <table:table-cell office:value-type="float" office:value="5.56">
            <text:p>5.56</text:p>
          </table:table-cell>
          <table:table-cell office:value-type="float" office:value="3.69">
            <text:p>3.69</text:p>
          </table:table-cell>
          <table:table-cell office:value-type="float" office:value="8.79">
            <text:p>8.79</text:p>
          </table:table-cell>
          <table:table-cell office:value-type="float" office:value="9.24">
            <text:p>9.24</text:p>
          </table:table-cell>
          <table:table-cell office:value-type="float" office:value="6.28">
            <text:p>6.28</text:p>
          </table:table-cell>
          <table:table-cell office:value-type="float" office:value="6.8">
            <text:p>6.8</text:p>
          </table:table-cell>
          <table:table-cell office:value-type="float" office:value="8.13">
            <text:p>8.13</text:p>
          </table:table-cell>
          <table:table-cell office:value-type="float" office:value="6.14">
            <text:p>6.14</text:p>
          </table:table-cell>
          <table:table-cell office:value-type="float" office:value="10.51">
            <text:p>10.51</text:p>
          </table:table-cell>
          <table:table-cell office:value-type="float" office:value="15.1">
            <text:p>15.1</text:p>
          </table:table-cell>
          <table:table-cell office:value-type="float" office:value="6.99">
            <text:p>6.99</text:p>
          </table:table-cell>
          <table:table-cell office:value-type="float" office:value="8.86">
            <text:p>8.86</text:p>
          </table:table-cell>
          <table:table-cell office:value-type="float" office:value="9.37">
            <text:p>9.37</text:p>
          </table:table-cell>
          <table:table-cell/>
          <table:table-cell office:value-type="float" office:value="5.83">
            <text:p>5.83</text:p>
          </table:table-cell>
          <table:table-cell office:value-type="float" office:value="5.68">
            <text:p>5.68</text:p>
          </table:table-cell>
          <table:table-cell office:value-type="float" office:value="8.66">
            <text:p>8.66</text:p>
          </table:table-cell>
          <table:table-cell office:value-type="float" office:value="10.69">
            <text:p>10.69</text:p>
          </table:table-cell>
          <table:table-cell office:value-type="float" office:value="8.26">
            <text:p>8.26</text:p>
          </table:table-cell>
          <table:table-cell/>
          <table:table-cell office:value-type="float" office:value="4.65">
            <text:p>4.65</text:p>
          </table:table-cell>
          <table:table-cell office:value-type="float" office:value="6.76">
            <text:p>6.76</text:p>
          </table:table-cell>
          <table:table-cell office:value-type="float" office:value="13.49">
            <text:p>13.49</text:p>
          </table:table-cell>
          <table:table-cell office:value-type="float" office:value="7.65">
            <text:p>7.65</text:p>
          </table:table-cell>
          <table:table-cell office:value-type="float" office:value="14.8">
            <text:p>14.8</text:p>
          </table:table-cell>
          <table:table-cell table:number-columns-repeated="2"/>
          <table:table-cell office:value-type="float" office:value="5.5">
            <text:p>5.5</text:p>
          </table:table-cell>
          <table:table-cell office:value-type="float" office:value="10.92">
            <text:p>10.92</text:p>
          </table:table-cell>
          <table:table-cell office:value-type="float" office:value="13.46">
            <text:p>13.46</text:p>
          </table:table-cell>
          <table:table-cell office:value-type="float" office:value="12.32">
            <text:p>12.32</text:p>
          </table:table-cell>
          <table:table-cell office:value-type="float" office:value="17.16">
            <text:p>17.16</text:p>
          </table:table-cell>
          <table:table-cell/>
          <table:table-cell office:value-type="float" office:value="10.51">
            <text:p>10.51</text:p>
          </table:table-cell>
          <table:table-cell table:number-columns-repeated="974"/>
        </table:table-row>
        <table:table-row table:style-name="ro1">
          <table:table-cell office:value-type="string">
            <text:p>Indonesia</text:p>
          </table:table-cell>
          <table:table-cell office:value-type="float" office:value="4.21">
            <text:p>4.21</text:p>
          </table:table-cell>
          <table:table-cell office:value-type="float" office:value="17.04">
            <text:p>17.04</text:p>
          </table:table-cell>
          <table:table-cell office:value-type="float" office:value="7.79">
            <text:p>7.79</text:p>
          </table:table-cell>
          <table:table-cell office:value-type="float" office:value="6.49">
            <text:p>6.49</text:p>
          </table:table-cell>
          <table:table-cell office:value-type="float" office:value="9.69">
            <text:p>9.69</text:p>
          </table:table-cell>
          <table:table-cell office:value-type="float" office:value="4.22">
            <text:p>4.22</text:p>
          </table:table-cell>
          <table:table-cell office:value-type="float" office:value="5.74">
            <text:p>5.74</text:p>
          </table:table-cell>
          <table:table-cell office:value-type="float" office:value="8.42">
            <text:p>8.42</text:p>
          </table:table-cell>
          <table:table-cell office:value-type="float" office:value="7.9">
            <text:p>7.9</text:p>
          </table:table-cell>
          <table:table-cell office:value-type="float" office:value="4.21">
            <text:p>4.21</text:p>
          </table:table-cell>
          <table:table-cell/>
          <table:table-cell office:value-type="float" office:value="26.24">
            <text:p>26.24</text:p>
          </table:table-cell>
          <table:table-cell office:value-type="float" office:value="17.23">
            <text:p>17.23</text:p>
          </table:table-cell>
          <table:table-cell table:number-columns-repeated="3"/>
          <table:table-cell office:value-type="float" office:value="7.45">
            <text:p>7.45</text:p>
          </table:table-cell>
          <table:table-cell office:value-type="float" office:value="16.18">
            <text:p>16.18</text:p>
          </table:table-cell>
          <table:table-cell table:number-columns-repeated="2"/>
          <table:table-cell office:value-type="float" office:value="15.42">
            <text:p>15.42</text:p>
          </table:table-cell>
          <table:table-cell/>
          <table:table-cell office:value-type="float" office:value="7.31">
            <text:p>7.31</text:p>
          </table:table-cell>
          <table:table-cell office:value-type="float" office:value="11.46">
            <text:p>11.46</text:p>
          </table:table-cell>
          <table:table-cell/>
          <table:table-cell office:value-type="float" office:value="12.1">
            <text:p>12.1</text:p>
          </table:table-cell>
          <table:table-cell table:number-columns-repeated="2"/>
          <table:table-cell office:value-type="float" office:value="8.47">
            <text:p>8.47</text:p>
          </table:table-cell>
          <table:table-cell office:value-type="float" office:value="6.44">
            <text:p>6.44</text:p>
          </table:table-cell>
          <table:table-cell office:value-type="float" office:value="4.73">
            <text:p>4.73</text:p>
          </table:table-cell>
          <table:table-cell/>
          <table:table-cell office:value-type="float" office:value="12.38">
            <text:p>12.38</text:p>
          </table:table-cell>
          <table:table-cell office:value-type="float" office:value="5.66">
            <text:p>5.66</text:p>
          </table:table-cell>
          <table:table-cell office:value-type="float" office:value="18.67">
            <text:p>18.67</text:p>
          </table:table-cell>
          <table:table-cell office:value-type="float" office:value="12.2">
            <text:p>12.2</text:p>
          </table:table-cell>
          <table:table-cell office:value-type="float" office:value="11.39">
            <text:p>11.39</text:p>
          </table:table-cell>
          <table:table-cell office:value-type="float" office:value="31.71">
            <text:p>31.71</text:p>
          </table:table-cell>
          <table:table-cell/>
          <table:table-cell office:value-type="float" office:value="10.54">
            <text:p>10.54</text:p>
          </table:table-cell>
          <table:table-cell table:number-columns-repeated="2"/>
          <table:table-cell office:value-type="float" office:value="7.99">
            <text:p>7.99</text:p>
          </table:table-cell>
          <table:table-cell office:value-type="float" office:value="12.12">
            <text:p>12.12</text:p>
          </table:table-cell>
          <table:table-cell office:value-type="float" office:value="8.92">
            <text:p>8.92</text:p>
          </table:table-cell>
          <table:table-cell office:value-type="float" office:value="5.77">
            <text:p>5.77</text:p>
          </table:table-cell>
          <table:table-cell office:value-type="float" office:value="12.8">
            <text:p>12.8</text:p>
          </table:table-cell>
          <table:table-cell/>
          <table:table-cell office:value-type="float" office:value="8.94">
            <text:p>8.94</text:p>
          </table:table-cell>
          <table:table-cell table:number-columns-repeated="974"/>
        </table:table-row>
        <table:table-row table:style-name="ro1">
          <table:table-cell office:value-type="string">
            <text:p>Ireland</text:p>
          </table:table-cell>
          <table:table-cell office:value-type="float" office:value="2.55">
            <text:p>2.55</text:p>
          </table:table-cell>
          <table:table-cell office:value-type="float" office:value="3.39">
            <text:p>3.39</text:p>
          </table:table-cell>
          <table:table-cell office:value-type="float" office:value="2.83">
            <text:p>2.83</text:p>
          </table:table-cell>
          <table:table-cell office:value-type="float" office:value="3.85">
            <text:p>3.85</text:p>
          </table:table-cell>
          <table:table-cell office:value-type="float" office:value="3.59">
            <text:p>3.59</text:p>
          </table:table-cell>
          <table:table-cell office:value-type="float" office:value="3.45">
            <text:p>3.45</text:p>
          </table:table-cell>
          <table:table-cell office:value-type="float" office:value="5.44">
            <text:p>5.44</text:p>
          </table:table-cell>
          <table:table-cell office:value-type="float" office:value="3.32">
            <text:p>3.32</text:p>
          </table:table-cell>
          <table:table-cell office:value-type="float" office:value="5.17">
            <text:p>5.17</text:p>
          </table:table-cell>
          <table:table-cell office:value-type="float" office:value="4">
            <text:p>4</text:p>
          </table:table-cell>
          <table:table-cell office:value-type="float" office:value="6.65">
            <text:p>6.65</text:p>
          </table:table-cell>
          <table:table-cell office:value-type="float" office:value="6.7">
            <text:p>6.7</text:p>
          </table:table-cell>
          <table:table-cell office:value-type="float" office:value="5.14">
            <text:p>5.14</text:p>
          </table:table-cell>
          <table:table-cell office:value-type="float" office:value="5.96">
            <text:p>5.96</text:p>
          </table:table-cell>
          <table:table-cell office:value-type="float" office:value="5">
            <text:p>5</text:p>
          </table:table-cell>
          <table:table-cell office:value-type="float" office:value="4.3">
            <text:p>4.3</text:p>
          </table:table-cell>
          <table:table-cell office:value-type="float" office:value="3.96">
            <text:p>3.96</text:p>
          </table:table-cell>
          <table:table-cell office:value-type="float" office:value="4.89">
            <text:p>4.89</text:p>
          </table:table-cell>
          <table:table-cell office:value-type="float" office:value="10.5">
            <text:p>10.5</text:p>
          </table:table-cell>
          <table:table-cell office:value-type="float" office:value="7.77">
            <text:p>7.77</text:p>
          </table:table-cell>
          <table:table-cell office:value-type="float" office:value="9.45">
            <text:p>9.45</text:p>
          </table:table-cell>
          <table:table-cell office:value-type="float" office:value="8.41">
            <text:p>8.41</text:p>
          </table:table-cell>
          <table:table-cell office:value-type="float" office:value="4.12">
            <text:p>4.12</text:p>
          </table:table-cell>
          <table:table-cell office:value-type="float" office:value="7.88">
            <text:p>7.88</text:p>
          </table:table-cell>
          <table:table-cell office:value-type="float" office:value="12.48">
            <text:p>12.48</text:p>
          </table:table-cell>
          <table:table-cell office:value-type="float" office:value="4.89">
            <text:p>4.89</text:p>
          </table:table-cell>
          <table:table-cell office:value-type="float" office:value="6.02">
            <text:p>6.02</text:p>
          </table:table-cell>
          <table:table-cell office:value-type="float" office:value="8.69">
            <text:p>8.69</text:p>
          </table:table-cell>
          <table:table-cell office:value-type="float" office:value="10.93">
            <text:p>10.93</text:p>
          </table:table-cell>
          <table:table-cell office:value-type="float" office:value="5.02">
            <text:p>5.02</text:p>
          </table:table-cell>
          <table:table-cell office:value-type="float" office:value="4.21">
            <text:p>4.21</text:p>
          </table:table-cell>
          <table:table-cell office:value-type="float" office:value="5.16">
            <text:p>5.16</text:p>
          </table:table-cell>
          <table:table-cell office:value-type="float" office:value="9.32">
            <text:p>9.32</text:p>
          </table:table-cell>
          <table:table-cell office:value-type="float" office:value="5.31">
            <text:p>5.31</text:p>
          </table:table-cell>
          <table:table-cell/>
          <table:table-cell office:value-type="float" office:value="4.62">
            <text:p>4.62</text:p>
          </table:table-cell>
          <table:table-cell office:value-type="float" office:value="6.72">
            <text:p>6.72</text:p>
          </table:table-cell>
          <table:table-cell/>
          <table:table-cell office:value-type="float" office:value="8.15">
            <text:p>8.15</text:p>
          </table:table-cell>
          <table:table-cell office:value-type="float" office:value="9.9">
            <text:p>9.9</text:p>
          </table:table-cell>
          <table:table-cell office:value-type="float" office:value="11.61">
            <text:p>11.61</text:p>
          </table:table-cell>
          <table:table-cell office:value-type="float" office:value="11.3">
            <text:p>11.3</text:p>
          </table:table-cell>
          <table:table-cell office:value-type="float" office:value="5.52">
            <text:p>5.52</text:p>
          </table:table-cell>
          <table:table-cell office:value-type="float" office:value="7.99">
            <text:p>7.99</text:p>
          </table:table-cell>
          <table:table-cell/>
          <table:table-cell office:value-type="float" office:value="6.83">
            <text:p>6.83</text:p>
          </table:table-cell>
          <table:table-cell office:value-type="float" office:value="10.1">
            <text:p>10.1</text:p>
          </table:table-cell>
          <table:table-cell/>
          <table:table-cell office:value-type="float" office:value="15.73">
            <text:p>15.73</text:p>
          </table:table-cell>
          <table:table-cell table:number-columns-repeated="974"/>
        </table:table-row>
        <table:table-row table:style-name="ro1">
          <table:table-cell office:value-type="string">
            <text:p>Israel</text:p>
          </table:table-cell>
          <table:table-cell office:value-type="float" office:value="5.01">
            <text:p>5.01</text:p>
          </table:table-cell>
          <table:table-cell office:value-type="float" office:value="5.26">
            <text:p>5.26</text:p>
          </table:table-cell>
          <table:table-cell office:value-type="float" office:value="6.37">
            <text:p>6.37</text:p>
          </table:table-cell>
          <table:table-cell office:value-type="float" office:value="4.85">
            <text:p>4.85</text:p>
          </table:table-cell>
          <table:table-cell office:value-type="float" office:value="6.75">
            <text:p>6.75</text:p>
          </table:table-cell>
          <table:table-cell office:value-type="float" office:value="6.57">
            <text:p>6.57</text:p>
          </table:table-cell>
          <table:table-cell office:value-type="float" office:value="17.48">
            <text:p>17.48</text:p>
          </table:table-cell>
          <table:table-cell office:value-type="float" office:value="6.38">
            <text:p>6.38</text:p>
          </table:table-cell>
          <table:table-cell office:value-type="float" office:value="7.8">
            <text:p>7.8</text:p>
          </table:table-cell>
          <table:table-cell office:value-type="float" office:value="4.84">
            <text:p>4.84</text:p>
          </table:table-cell>
          <table:table-cell office:value-type="float" office:value="15.39">
            <text:p>15.39</text:p>
          </table:table-cell>
          <table:table-cell office:value-type="float" office:value="9.36">
            <text:p>9.36</text:p>
          </table:table-cell>
          <table:table-cell office:value-type="float" office:value="7.15">
            <text:p>7.15</text:p>
          </table:table-cell>
          <table:table-cell office:value-type="float" office:value="8.05">
            <text:p>8.05</text:p>
          </table:table-cell>
          <table:table-cell office:value-type="float" office:value="7.94">
            <text:p>7.94</text:p>
          </table:table-cell>
          <table:table-cell office:value-type="float" office:value="7.53">
            <text:p>7.53</text:p>
          </table:table-cell>
          <table:table-cell office:value-type="float" office:value="7.95">
            <text:p>7.95</text:p>
          </table:table-cell>
          <table:table-cell office:value-type="float" office:value="8.79">
            <text:p>8.79</text:p>
          </table:table-cell>
          <table:table-cell office:value-type="float" office:value="7.53">
            <text:p>7.53</text:p>
          </table:table-cell>
          <table:table-cell office:value-type="float" office:value="9.01">
            <text:p>9.01</text:p>
          </table:table-cell>
          <table:table-cell office:value-type="float" office:value="10.38">
            <text:p>10.38</text:p>
          </table:table-cell>
          <table:table-cell office:value-type="float" office:value="12.9">
            <text:p>12.9</text:p>
          </table:table-cell>
          <table:table-cell office:value-type="float" office:value="5.03">
            <text:p>5.03</text:p>
          </table:table-cell>
          <table:table-cell office:value-type="float" office:value="8.74">
            <text:p>8.74</text:p>
          </table:table-cell>
          <table:table-cell office:value-type="float" office:value="18.62">
            <text:p>18.62</text:p>
          </table:table-cell>
          <table:table-cell office:value-type="float" office:value="10.46">
            <text:p>10.46</text:p>
          </table:table-cell>
          <table:table-cell office:value-type="float" office:value="10.69">
            <text:p>10.69</text:p>
          </table:table-cell>
          <table:table-cell office:value-type="float" office:value="10.04">
            <text:p>10.04</text:p>
          </table:table-cell>
          <table:table-cell/>
          <table:table-cell office:value-type="float" office:value="10.61">
            <text:p>10.61</text:p>
          </table:table-cell>
          <table:table-cell office:value-type="float" office:value="8.75">
            <text:p>8.75</text:p>
          </table:table-cell>
          <table:table-cell office:value-type="float" office:value="7.5">
            <text:p>7.5</text:p>
          </table:table-cell>
          <table:table-cell office:value-type="float" office:value="12.22">
            <text:p>12.22</text:p>
          </table:table-cell>
          <table:table-cell office:value-type="float" office:value="17.39">
            <text:p>17.39</text:p>
          </table:table-cell>
          <table:table-cell/>
          <table:table-cell office:value-type="float" office:value="9.48">
            <text:p>9.48</text:p>
          </table:table-cell>
          <table:table-cell office:value-type="float" office:value="12.74">
            <text:p>12.74</text:p>
          </table:table-cell>
          <table:table-cell office:value-type="float" office:value="17.59">
            <text:p>17.59</text:p>
          </table:table-cell>
          <table:table-cell office:value-type="float" office:value="10.68">
            <text:p>10.68</text:p>
          </table:table-cell>
          <table:table-cell office:value-type="float" office:value="14.49">
            <text:p>14.49</text:p>
          </table:table-cell>
          <table:table-cell office:value-type="float" office:value="22.45">
            <text:p>22.45</text:p>
          </table:table-cell>
          <table:table-cell office:value-type="float" office:value="13.36">
            <text:p>13.36</text:p>
          </table:table-cell>
          <table:table-cell office:value-type="float" office:value="8.36">
            <text:p>8.36</text:p>
          </table:table-cell>
          <table:table-cell office:value-type="float" office:value="11.64">
            <text:p>11.64</text:p>
          </table:table-cell>
          <table:table-cell/>
          <table:table-cell office:value-type="float" office:value="15.29">
            <text:p>15.29</text:p>
          </table:table-cell>
          <table:table-cell table:number-columns-repeated="2"/>
          <table:table-cell office:value-type="float" office:value="21.96">
            <text:p>21.96</text:p>
          </table:table-cell>
          <table:table-cell table:number-columns-repeated="974"/>
        </table:table-row>
        <table:table-row table:style-name="ro1">
          <table:table-cell office:value-type="string">
            <text:p>Italy</text:p>
          </table:table-cell>
          <table:table-cell office:value-type="float" office:value="1.97">
            <text:p>1.97</text:p>
          </table:table-cell>
          <table:table-cell office:value-type="float" office:value="4.98">
            <text:p>4.98</text:p>
          </table:table-cell>
          <table:table-cell office:value-type="float" office:value="2.41">
            <text:p>2.41</text:p>
          </table:table-cell>
          <table:table-cell office:value-type="float" office:value="2.27">
            <text:p>2.27</text:p>
          </table:table-cell>
          <table:table-cell office:value-type="float" office:value="2.3">
            <text:p>2.3</text:p>
          </table:table-cell>
          <table:table-cell office:value-type="float" office:value="2.27">
            <text:p>2.27</text:p>
          </table:table-cell>
          <table:table-cell office:value-type="float" office:value="4.95">
            <text:p>4.95</text:p>
          </table:table-cell>
          <table:table-cell office:value-type="float" office:value="2.39">
            <text:p>2.39</text:p>
          </table:table-cell>
          <table:table-cell office:value-type="float" office:value="3.11">
            <text:p>3.11</text:p>
          </table:table-cell>
          <table:table-cell office:value-type="float" office:value="2.38">
            <text:p>2.38</text:p>
          </table:table-cell>
          <table:table-cell office:value-type="float" office:value="9.31">
            <text:p>9.31</text:p>
          </table:table-cell>
          <table:table-cell office:value-type="float" office:value="9.33">
            <text:p>9.33</text:p>
          </table:table-cell>
          <table:table-cell office:value-type="float" office:value="11.21">
            <text:p>11.21</text:p>
          </table:table-cell>
          <table:table-cell office:value-type="float" office:value="8.27">
            <text:p>8.27</text:p>
          </table:table-cell>
          <table:table-cell office:value-type="float" office:value="4.6">
            <text:p>4.6</text:p>
          </table:table-cell>
          <table:table-cell office:value-type="float" office:value="3.73">
            <text:p>3.73</text:p>
          </table:table-cell>
          <table:table-cell office:value-type="float" office:value="2.42">
            <text:p>2.42</text:p>
          </table:table-cell>
          <table:table-cell office:value-type="float" office:value="5.01">
            <text:p>5.01</text:p>
          </table:table-cell>
          <table:table-cell office:value-type="float" office:value="12.32">
            <text:p>12.32</text:p>
          </table:table-cell>
          <table:table-cell office:value-type="float" office:value="4.45">
            <text:p>4.45</text:p>
          </table:table-cell>
          <table:table-cell office:value-type="float" office:value="3.33">
            <text:p>3.33</text:p>
          </table:table-cell>
          <table:table-cell office:value-type="float" office:value="3.66">
            <text:p>3.66</text:p>
          </table:table-cell>
          <table:table-cell office:value-type="float" office:value="2.76">
            <text:p>2.76</text:p>
          </table:table-cell>
          <table:table-cell office:value-type="float" office:value="6.94">
            <text:p>6.94</text:p>
          </table:table-cell>
          <table:table-cell office:value-type="float" office:value="7.87">
            <text:p>7.87</text:p>
          </table:table-cell>
          <table:table-cell office:value-type="float" office:value="2.4">
            <text:p>2.4</text:p>
          </table:table-cell>
          <table:table-cell office:value-type="float" office:value="4.51">
            <text:p>4.51</text:p>
          </table:table-cell>
          <table:table-cell office:value-type="float" office:value="4.5">
            <text:p>4.5</text:p>
          </table:table-cell>
          <table:table-cell office:value-type="float" office:value="6.41">
            <text:p>6.41</text:p>
          </table:table-cell>
          <table:table-cell office:value-type="float" office:value="3.68">
            <text:p>3.68</text:p>
          </table:table-cell>
          <table:table-cell office:value-type="float" office:value="2.25">
            <text:p>2.25</text:p>
          </table:table-cell>
          <table:table-cell office:value-type="float" office:value="4.71">
            <text:p>4.71</text:p>
          </table:table-cell>
          <table:table-cell office:value-type="float" office:value="4.67">
            <text:p>4.67</text:p>
          </table:table-cell>
          <table:table-cell office:value-type="float" office:value="5.44">
            <text:p>5.44</text:p>
          </table:table-cell>
          <table:table-cell office:value-type="float" office:value="15.23">
            <text:p>15.23</text:p>
          </table:table-cell>
          <table:table-cell office:value-type="float" office:value="3.3">
            <text:p>3.3</text:p>
          </table:table-cell>
          <table:table-cell office:value-type="float" office:value="3.71">
            <text:p>3.71</text:p>
          </table:table-cell>
          <table:table-cell office:value-type="float" office:value="6.12">
            <text:p>6.12</text:p>
          </table:table-cell>
          <table:table-cell office:value-type="float" office:value="4.92">
            <text:p>4.92</text:p>
          </table:table-cell>
          <table:table-cell office:value-type="float" office:value="3.71">
            <text:p>3.71</text:p>
          </table:table-cell>
          <table:table-cell office:value-type="float" office:value="6.05">
            <text:p>6.05</text:p>
          </table:table-cell>
          <table:table-cell office:value-type="float" office:value="8.14">
            <text:p>8.14</text:p>
          </table:table-cell>
          <table:table-cell office:value-type="float" office:value="3.76">
            <text:p>3.76</text:p>
          </table:table-cell>
          <table:table-cell office:value-type="float" office:value="3.4">
            <text:p>3.4</text:p>
          </table:table-cell>
          <table:table-cell office:value-type="float" office:value="7.64">
            <text:p>7.64</text:p>
          </table:table-cell>
          <table:table-cell office:value-type="float" office:value="5.96">
            <text:p>5.96</text:p>
          </table:table-cell>
          <table:table-cell office:value-type="float" office:value="7.91">
            <text:p>7.91</text:p>
          </table:table-cell>
          <table:table-cell/>
          <table:table-cell office:value-type="float" office:value="6.91">
            <text:p>6.91</text:p>
          </table:table-cell>
          <table:table-cell table:number-columns-repeated="974"/>
        </table:table-row>
        <table:table-row table:style-name="ro1">
          <table:table-cell office:value-type="string">
            <text:p>Japan</text:p>
          </table:table-cell>
          <table:table-cell office:value-type="float" office:value="3.67">
            <text:p>3.67</text:p>
          </table:table-cell>
          <table:table-cell office:value-type="float" office:value="5.42">
            <text:p>5.42</text:p>
          </table:table-cell>
          <table:table-cell office:value-type="float" office:value="4.84">
            <text:p>4.84</text:p>
          </table:table-cell>
          <table:table-cell office:value-type="float" office:value="4.65">
            <text:p>4.65</text:p>
          </table:table-cell>
          <table:table-cell office:value-type="float" office:value="4.41">
            <text:p>4.41</text:p>
          </table:table-cell>
          <table:table-cell office:value-type="float" office:value="3.66">
            <text:p>3.66</text:p>
          </table:table-cell>
          <table:table-cell office:value-type="float" office:value="9.72">
            <text:p>9.72</text:p>
          </table:table-cell>
          <table:table-cell office:value-type="float" office:value="4.86">
            <text:p>4.86</text:p>
          </table:table-cell>
          <table:table-cell office:value-type="float" office:value="5.55">
            <text:p>5.55</text:p>
          </table:table-cell>
          <table:table-cell office:value-type="float" office:value="4.38">
            <text:p>4.38</text:p>
          </table:table-cell>
          <table:table-cell office:value-type="float" office:value="10.26">
            <text:p>10.26</text:p>
          </table:table-cell>
          <table:table-cell office:value-type="float" office:value="11.34">
            <text:p>11.34</text:p>
          </table:table-cell>
          <table:table-cell office:value-type="float" office:value="7.89">
            <text:p>7.89</text:p>
          </table:table-cell>
          <table:table-cell office:value-type="float" office:value="8.44">
            <text:p>8.44</text:p>
          </table:table-cell>
          <table:table-cell office:value-type="float" office:value="7.74">
            <text:p>7.74</text:p>
          </table:table-cell>
          <table:table-cell office:value-type="float" office:value="6.33">
            <text:p>6.33</text:p>
          </table:table-cell>
          <table:table-cell office:value-type="float" office:value="6.04">
            <text:p>6.04</text:p>
          </table:table-cell>
          <table:table-cell office:value-type="float" office:value="11.88">
            <text:p>11.88</text:p>
          </table:table-cell>
          <table:table-cell office:value-type="float" office:value="13.69">
            <text:p>13.69</text:p>
          </table:table-cell>
          <table:table-cell office:value-type="float" office:value="7.67">
            <text:p>7.67</text:p>
          </table:table-cell>
          <table:table-cell office:value-type="float" office:value="6.9">
            <text:p>6.9</text:p>
          </table:table-cell>
          <table:table-cell office:value-type="float" office:value="7.75">
            <text:p>7.75</text:p>
          </table:table-cell>
          <table:table-cell office:value-type="float" office:value="5.67">
            <text:p>5.67</text:p>
          </table:table-cell>
          <table:table-cell office:value-type="float" office:value="11.68">
            <text:p>11.68</text:p>
          </table:table-cell>
          <table:table-cell/>
          <table:table-cell office:value-type="float" office:value="4.64">
            <text:p>4.64</text:p>
          </table:table-cell>
          <table:table-cell office:value-type="float" office:value="6.2">
            <text:p>6.2</text:p>
          </table:table-cell>
          <table:table-cell office:value-type="float" office:value="8.33">
            <text:p>8.33</text:p>
          </table:table-cell>
          <table:table-cell office:value-type="float" office:value="16.05">
            <text:p>16.05</text:p>
          </table:table-cell>
          <table:table-cell office:value-type="float" office:value="4.9">
            <text:p>4.9</text:p>
          </table:table-cell>
          <table:table-cell office:value-type="float" office:value="4.64">
            <text:p>4.64</text:p>
          </table:table-cell>
          <table:table-cell office:value-type="float" office:value="6.23">
            <text:p>6.23</text:p>
          </table:table-cell>
          <table:table-cell office:value-type="float" office:value="9.32">
            <text:p>9.32</text:p>
          </table:table-cell>
          <table:table-cell office:value-type="float" office:value="11.48">
            <text:p>11.48</text:p>
          </table:table-cell>
          <table:table-cell office:value-type="float" office:value="18.76">
            <text:p>18.76</text:p>
          </table:table-cell>
          <table:table-cell office:value-type="float" office:value="7.04">
            <text:p>7.04</text:p>
          </table:table-cell>
          <table:table-cell office:value-type="float" office:value="6.51">
            <text:p>6.51</text:p>
          </table:table-cell>
          <table:table-cell office:value-type="float" office:value="9.06">
            <text:p>9.06</text:p>
          </table:table-cell>
          <table:table-cell office:value-type="float" office:value="12.2">
            <text:p>12.2</text:p>
          </table:table-cell>
          <table:table-cell office:value-type="float" office:value="8.34">
            <text:p>8.34</text:p>
          </table:table-cell>
          <table:table-cell office:value-type="float" office:value="15.21">
            <text:p>15.21</text:p>
          </table:table-cell>
          <table:table-cell office:value-type="float" office:value="7.83">
            <text:p>7.83</text:p>
          </table:table-cell>
          <table:table-cell office:value-type="float" office:value="6.81">
            <text:p>6.81</text:p>
          </table:table-cell>
          <table:table-cell office:value-type="float" office:value="11.47">
            <text:p>11.47</text:p>
          </table:table-cell>
          <table:table-cell/>
          <table:table-cell office:value-type="float" office:value="7.78">
            <text:p>7.78</text:p>
          </table:table-cell>
          <table:table-cell office:value-type="float" office:value="11.38">
            <text:p>11.38</text:p>
          </table:table-cell>
          <table:table-cell/>
          <table:table-cell office:value-type="float" office:value="7.25">
            <text:p>7.25</text:p>
          </table:table-cell>
          <table:table-cell table:number-columns-repeated="974"/>
        </table:table-row>
        <table:table-row table:style-name="ro1">
          <table:table-cell office:value-type="string">
            <text:p>Jordan</text:p>
          </table:table-cell>
          <table:table-cell office:value-type="float" office:value="3.56">
            <text:p>3.56</text:p>
          </table:table-cell>
          <table:table-cell office:value-type="float" office:value="3.94">
            <text:p>3.94</text:p>
          </table:table-cell>
          <table:table-cell office:value-type="float" office:value="4.29">
            <text:p>4.29</text:p>
          </table:table-cell>
          <table:table-cell office:value-type="float" office:value="4.41">
            <text:p>4.41</text:p>
          </table:table-cell>
          <table:table-cell office:value-type="float" office:value="4.2">
            <text:p>4.2</text:p>
          </table:table-cell>
          <table:table-cell office:value-type="float" office:value="4.73">
            <text:p>4.73</text:p>
          </table:table-cell>
          <table:table-cell/>
          <table:table-cell office:value-type="float" office:value="5.05">
            <text:p>5.05</text:p>
          </table:table-cell>
          <table:table-cell office:value-type="float" office:value="5.53">
            <text:p>5.53</text:p>
          </table:table-cell>
          <table:table-cell office:value-type="float" office:value="3.66">
            <text:p>3.66</text:p>
          </table:table-cell>
          <table:table-cell office:value-type="float" office:value="6.68">
            <text:p>6.68</text:p>
          </table:table-cell>
          <table:table-cell office:value-type="float" office:value="6.61">
            <text:p>6.61</text:p>
          </table:table-cell>
          <table:table-cell office:value-type="float" office:value="9.33">
            <text:p>9.33</text:p>
          </table:table-cell>
          <table:table-cell office:value-type="float" office:value="4.72">
            <text:p>4.72</text:p>
          </table:table-cell>
          <table:table-cell office:value-type="float" office:value="6.37">
            <text:p>6.37</text:p>
          </table:table-cell>
          <table:table-cell office:value-type="float" office:value="8.44">
            <text:p>8.44</text:p>
          </table:table-cell>
          <table:table-cell office:value-type="float" office:value="5.07">
            <text:p>5.07</text:p>
          </table:table-cell>
          <table:table-cell office:value-type="float" office:value="7.57">
            <text:p>7.57</text:p>
          </table:table-cell>
          <table:table-cell/>
          <table:table-cell office:value-type="float" office:value="10.61">
            <text:p>10.61</text:p>
          </table:table-cell>
          <table:table-cell office:value-type="float" office:value="6.22">
            <text:p>6.22</text:p>
          </table:table-cell>
          <table:table-cell office:value-type="float" office:value="10.49">
            <text:p>10.49</text:p>
          </table:table-cell>
          <table:table-cell office:value-type="float" office:value="6.44">
            <text:p>6.44</text:p>
          </table:table-cell>
          <table:table-cell office:value-type="float" office:value="13.02">
            <text:p>13.02</text:p>
          </table:table-cell>
          <table:table-cell/>
          <table:table-cell office:value-type="float" office:value="4.93">
            <text:p>4.93</text:p>
          </table:table-cell>
          <table:table-cell office:value-type="float" office:value="12.02">
            <text:p>12.02</text:p>
          </table:table-cell>
          <table:table-cell office:value-type="float" office:value="11.18">
            <text:p>11.18</text:p>
          </table:table-cell>
          <table:table-cell office:value-type="float" office:value="17.08">
            <text:p>17.08</text:p>
          </table:table-cell>
          <table:table-cell office:value-type="float" office:value="7.68">
            <text:p>7.68</text:p>
          </table:table-cell>
          <table:table-cell office:value-type="float" office:value="6.13">
            <text:p>6.13</text:p>
          </table:table-cell>
          <table:table-cell/>
          <table:table-cell office:value-type="float" office:value="11.35">
            <text:p>11.35</text:p>
          </table:table-cell>
          <table:table-cell table:number-columns-repeated="2"/>
          <table:table-cell office:value-type="float" office:value="7.7">
            <text:p>7.7</text:p>
          </table:table-cell>
          <table:table-cell office:value-type="float" office:value="9.52">
            <text:p>9.52</text:p>
          </table:table-cell>
          <table:table-cell office:value-type="float" office:value="11.9">
            <text:p>11.9</text:p>
          </table:table-cell>
          <table:table-cell/>
          <table:table-cell office:value-type="float" office:value="8.74">
            <text:p>8.74</text:p>
          </table:table-cell>
          <table:table-cell table:number-columns-repeated="2"/>
          <table:table-cell office:value-type="float" office:value="5.7">
            <text:p>5.7</text:p>
          </table:table-cell>
          <table:table-cell table:number-columns-repeated="2"/>
          <table:table-cell office:value-type="float" office:value="12.87">
            <text:p>12.87</text:p>
          </table:table-cell>
          <table:table-cell table:number-columns-repeated="2"/>
          <table:table-cell office:value-type="float" office:value="16.17">
            <text:p>16.17</text:p>
          </table:table-cell>
          <table:table-cell table:number-columns-repeated="974"/>
        </table:table-row>
        <table:table-row table:style-name="ro1">
          <table:table-cell office:value-type="string">
            <text:p>Kazakhstan</text:p>
          </table:table-cell>
          <table:table-cell office:value-type="float" office:value="2.69">
            <text:p>2.69</text:p>
          </table:table-cell>
          <table:table-cell office:value-type="float" office:value="4.4">
            <text:p>4.4</text:p>
          </table:table-cell>
          <table:table-cell office:value-type="float" office:value="3.17">
            <text:p>3.17</text:p>
          </table:table-cell>
          <table:table-cell office:value-type="float" office:value="3.87">
            <text:p>3.87</text:p>
          </table:table-cell>
          <table:table-cell office:value-type="float" office:value="9.73">
            <text:p>9.73</text:p>
          </table:table-cell>
          <table:table-cell office:value-type="float" office:value="3.07">
            <text:p>3.07</text:p>
          </table:table-cell>
          <table:table-cell office:value-type="float" office:value="5.99">
            <text:p>5.99</text:p>
          </table:table-cell>
          <table:table-cell office:value-type="float" office:value="3.6">
            <text:p>3.6</text:p>
          </table:table-cell>
          <table:table-cell office:value-type="float" office:value="4.25">
            <text:p>4.25</text:p>
          </table:table-cell>
          <table:table-cell office:value-type="float" office:value="2.9">
            <text:p>2.9</text:p>
          </table:table-cell>
          <table:table-cell office:value-type="float" office:value="6.93">
            <text:p>6.93</text:p>
          </table:table-cell>
          <table:table-cell office:value-type="float" office:value="5.76">
            <text:p>5.76</text:p>
          </table:table-cell>
          <table:table-cell office:value-type="float" office:value="9.25">
            <text:p>9.25</text:p>
          </table:table-cell>
          <table:table-cell office:value-type="float" office:value="5.64">
            <text:p>5.64</text:p>
          </table:table-cell>
          <table:table-cell office:value-type="float" office:value="5.31">
            <text:p>5.31</text:p>
          </table:table-cell>
          <table:table-cell office:value-type="float" office:value="5.08">
            <text:p>5.08</text:p>
          </table:table-cell>
          <table:table-cell office:value-type="float" office:value="3.79">
            <text:p>3.79</text:p>
          </table:table-cell>
          <table:table-cell office:value-type="float" office:value="5.54">
            <text:p>5.54</text:p>
          </table:table-cell>
          <table:table-cell/>
          <table:table-cell office:value-type="float" office:value="6.4">
            <text:p>6.4</text:p>
          </table:table-cell>
          <table:table-cell office:value-type="float" office:value="6.68">
            <text:p>6.68</text:p>
          </table:table-cell>
          <table:table-cell office:value-type="float" office:value="7.82">
            <text:p>7.82</text:p>
          </table:table-cell>
          <table:table-cell office:value-type="float" office:value="4.04">
            <text:p>4.04</text:p>
          </table:table-cell>
          <table:table-cell office:value-type="float" office:value="14.18">
            <text:p>14.18</text:p>
          </table:table-cell>
          <table:table-cell table:number-columns-repeated="2"/>
          <table:table-cell office:value-type="float" office:value="15.1">
            <text:p>15.1</text:p>
          </table:table-cell>
          <table:table-cell table:number-columns-repeated="2"/>
          <table:table-cell office:value-type="float" office:value="4.55">
            <text:p>4.55</text:p>
          </table:table-cell>
          <table:table-cell office:value-type="float" office:value="4.26">
            <text:p>4.26</text:p>
          </table:table-cell>
          <table:table-cell/>
          <table:table-cell office:value-type="float" office:value="5.08">
            <text:p>5.08</text:p>
          </table:table-cell>
          <table:table-cell office:value-type="float" office:value="6.19">
            <text:p>6.19</text:p>
          </table:table-cell>
          <table:table-cell/>
          <table:table-cell office:value-type="float" office:value="4.38">
            <text:p>4.38</text:p>
          </table:table-cell>
          <table:table-cell office:value-type="float" office:value="6.65">
            <text:p>6.65</text:p>
          </table:table-cell>
          <table:table-cell office:value-type="float" office:value="12.51">
            <text:p>12.51</text:p>
          </table:table-cell>
          <table:table-cell office:value-type="float" office:value="9.95">
            <text:p>9.95</text:p>
          </table:table-cell>
          <table:table-cell office:value-type="float" office:value="7.11">
            <text:p>7.11</text:p>
          </table:table-cell>
          <table:table-cell office:value-type="float" office:value="9.95">
            <text:p>9.95</text:p>
          </table:table-cell>
          <table:table-cell/>
          <table:table-cell office:value-type="float" office:value="4.43">
            <text:p>4.43</text:p>
          </table:table-cell>
          <table:table-cell office:value-type="float" office:value="6.25">
            <text:p>6.25</text:p>
          </table:table-cell>
          <table:table-cell/>
          <table:table-cell office:value-type="float" office:value="10.45">
            <text:p>10.45</text:p>
          </table:table-cell>
          <table:table-cell office:value-type="float" office:value="8.12">
            <text:p>8.12</text:p>
          </table:table-cell>
          <table:table-cell/>
          <table:table-cell office:value-type="float" office:value="7.11">
            <text:p>7.11</text:p>
          </table:table-cell>
          <table:table-cell table:number-columns-repeated="974"/>
        </table:table-row>
        <table:table-row table:style-name="ro1">
          <table:table-cell office:value-type="string">
            <text:p>Korea</text:p>
          </table:table-cell>
          <table:table-cell office:value-type="float" office:value="3.94">
            <text:p>3.94</text:p>
          </table:table-cell>
          <table:table-cell office:value-type="float" office:value="5.6">
            <text:p>5.6</text:p>
          </table:table-cell>
          <table:table-cell office:value-type="float" office:value="5.25">
            <text:p>5.25</text:p>
          </table:table-cell>
          <table:table-cell office:value-type="float" office:value="4.33">
            <text:p>4.33</text:p>
          </table:table-cell>
          <table:table-cell office:value-type="float" office:value="3.97">
            <text:p>3.97</text:p>
          </table:table-cell>
          <table:table-cell office:value-type="float" office:value="4.08">
            <text:p>4.08</text:p>
          </table:table-cell>
          <table:table-cell office:value-type="float" office:value="9.46">
            <text:p>9.46</text:p>
          </table:table-cell>
          <table:table-cell office:value-type="float" office:value="4.66">
            <text:p>4.66</text:p>
          </table:table-cell>
          <table:table-cell office:value-type="float" office:value="5.77">
            <text:p>5.77</text:p>
          </table:table-cell>
          <table:table-cell office:value-type="float" office:value="4.52">
            <text:p>4.52</text:p>
          </table:table-cell>
          <table:table-cell office:value-type="float" office:value="17.55">
            <text:p>17.55</text:p>
          </table:table-cell>
          <table:table-cell office:value-type="float" office:value="6.68">
            <text:p>6.68</text:p>
          </table:table-cell>
          <table:table-cell office:value-type="float" office:value="6.96">
            <text:p>6.96</text:p>
          </table:table-cell>
          <table:table-cell office:value-type="float" office:value="13.05">
            <text:p>13.05</text:p>
          </table:table-cell>
          <table:table-cell office:value-type="float" office:value="7.42">
            <text:p>7.42</text:p>
          </table:table-cell>
          <table:table-cell office:value-type="float" office:value="8.63">
            <text:p>8.63</text:p>
          </table:table-cell>
          <table:table-cell office:value-type="float" office:value="5.75">
            <text:p>5.75</text:p>
          </table:table-cell>
          <table:table-cell office:value-type="float" office:value="8.17">
            <text:p>8.17</text:p>
          </table:table-cell>
          <table:table-cell/>
          <table:table-cell office:value-type="float" office:value="8.21">
            <text:p>8.21</text:p>
          </table:table-cell>
          <table:table-cell office:value-type="float" office:value="6.72">
            <text:p>6.72</text:p>
          </table:table-cell>
          <table:table-cell office:value-type="float" office:value="12.93">
            <text:p>12.93</text:p>
          </table:table-cell>
          <table:table-cell office:value-type="float" office:value="4.84">
            <text:p>4.84</text:p>
          </table:table-cell>
          <table:table-cell office:value-type="float" office:value="6.32">
            <text:p>6.32</text:p>
          </table:table-cell>
          <table:table-cell/>
          <table:table-cell office:value-type="float" office:value="5.55">
            <text:p>5.55</text:p>
          </table:table-cell>
          <table:table-cell office:value-type="float" office:value="9.86">
            <text:p>9.86</text:p>
          </table:table-cell>
          <table:table-cell office:value-type="float" office:value="4.32">
            <text:p>4.32</text:p>
          </table:table-cell>
          <table:table-cell office:value-type="float" office:value="12.16">
            <text:p>12.16</text:p>
          </table:table-cell>
          <table:table-cell office:value-type="float" office:value="6.08">
            <text:p>6.08</text:p>
          </table:table-cell>
          <table:table-cell office:value-type="float" office:value="4.15">
            <text:p>4.15</text:p>
          </table:table-cell>
          <table:table-cell office:value-type="float" office:value="8.49">
            <text:p>8.49</text:p>
          </table:table-cell>
          <table:table-cell office:value-type="float" office:value="10.76">
            <text:p>10.76</text:p>
          </table:table-cell>
          <table:table-cell office:value-type="float" office:value="10.13">
            <text:p>10.13</text:p>
          </table:table-cell>
          <table:table-cell/>
          <table:table-cell office:value-type="float" office:value="8.18">
            <text:p>8.18</text:p>
          </table:table-cell>
          <table:table-cell office:value-type="float" office:value="6.74">
            <text:p>6.74</text:p>
          </table:table-cell>
          <table:table-cell office:value-type="float" office:value="13.41">
            <text:p>13.41</text:p>
          </table:table-cell>
          <table:table-cell office:value-type="float" office:value="10.43">
            <text:p>10.43</text:p>
          </table:table-cell>
          <table:table-cell office:value-type="float" office:value="8.91">
            <text:p>8.91</text:p>
          </table:table-cell>
          <table:table-cell office:value-type="float" office:value="13.53">
            <text:p>13.53</text:p>
          </table:table-cell>
          <table:table-cell/>
          <table:table-cell office:value-type="float" office:value="6.23">
            <text:p>6.23</text:p>
          </table:table-cell>
          <table:table-cell table:number-columns-repeated="2"/>
          <table:table-cell office:value-type="float" office:value="6.3">
            <text:p>6.3</text:p>
          </table:table-cell>
          <table:table-cell office:value-type="float" office:value="6.43">
            <text:p>6.43</text:p>
          </table:table-cell>
          <table:table-cell/>
          <table:table-cell office:value-type="float" office:value="7.3">
            <text:p>7.3</text:p>
          </table:table-cell>
          <table:table-cell table:number-columns-repeated="974"/>
        </table:table-row>
        <table:table-row table:style-name="ro1">
          <table:table-cell office:value-type="string">
            <text:p>Latvia</text:p>
          </table:table-cell>
          <table:table-cell office:value-type="float" office:value="2.39">
            <text:p>2.39</text:p>
          </table:table-cell>
          <table:table-cell office:value-type="float" office:value="3.01">
            <text:p>3.01</text:p>
          </table:table-cell>
          <table:table-cell office:value-type="float" office:value="3.6">
            <text:p>3.6</text:p>
          </table:table-cell>
          <table:table-cell office:value-type="float" office:value="3.69">
            <text:p>3.69</text:p>
          </table:table-cell>
          <table:table-cell office:value-type="float" office:value="5.13">
            <text:p>5.13</text:p>
          </table:table-cell>
          <table:table-cell office:value-type="float" office:value="3.57">
            <text:p>3.57</text:p>
          </table:table-cell>
          <table:table-cell office:value-type="float" office:value="9.08">
            <text:p>9.08</text:p>
          </table:table-cell>
          <table:table-cell office:value-type="float" office:value="3.78">
            <text:p>3.78</text:p>
          </table:table-cell>
          <table:table-cell office:value-type="float" office:value="3.65">
            <text:p>3.65</text:p>
          </table:table-cell>
          <table:table-cell office:value-type="float" office:value="3.33">
            <text:p>3.33</text:p>
          </table:table-cell>
          <table:table-cell office:value-type="float" office:value="14.81">
            <text:p>14.81</text:p>
          </table:table-cell>
          <table:table-cell office:value-type="float" office:value="4.79">
            <text:p>4.79</text:p>
          </table:table-cell>
          <table:table-cell office:value-type="float" office:value="6.1">
            <text:p>6.1</text:p>
          </table:table-cell>
          <table:table-cell office:value-type="float" office:value="5.18">
            <text:p>5.18</text:p>
          </table:table-cell>
          <table:table-cell office:value-type="float" office:value="6.88">
            <text:p>6.88</text:p>
          </table:table-cell>
          <table:table-cell office:value-type="float" office:value="8.32">
            <text:p>8.32</text:p>
          </table:table-cell>
          <table:table-cell office:value-type="float" office:value="4.9">
            <text:p>4.9</text:p>
          </table:table-cell>
          <table:table-cell office:value-type="float" office:value="8.19">
            <text:p>8.19</text:p>
          </table:table-cell>
          <table:table-cell/>
          <table:table-cell office:value-type="float" office:value="5.73">
            <text:p>5.73</text:p>
          </table:table-cell>
          <table:table-cell office:value-type="float" office:value="8.1">
            <text:p>8.1</text:p>
          </table:table-cell>
          <table:table-cell office:value-type="float" office:value="7.35">
            <text:p>7.35</text:p>
          </table:table-cell>
          <table:table-cell office:value-type="float" office:value="5.1">
            <text:p>5.1</text:p>
          </table:table-cell>
          <table:table-cell office:value-type="float" office:value="7.45">
            <text:p>7.45</text:p>
          </table:table-cell>
          <table:table-cell/>
          <table:table-cell office:value-type="float" office:value="18.22">
            <text:p>18.22</text:p>
          </table:table-cell>
          <table:table-cell office:value-type="float" office:value="11.43">
            <text:p>11.43</text:p>
          </table:table-cell>
          <table:table-cell office:value-type="float" office:value="8.08">
            <text:p>8.08</text:p>
          </table:table-cell>
          <table:table-cell office:value-type="float" office:value="11.26">
            <text:p>11.26</text:p>
          </table:table-cell>
          <table:table-cell office:value-type="float" office:value="4.76">
            <text:p>4.76</text:p>
          </table:table-cell>
          <table:table-cell office:value-type="float" office:value="5.36">
            <text:p>5.36</text:p>
          </table:table-cell>
          <table:table-cell office:value-type="float" office:value="12.56">
            <text:p>12.56</text:p>
          </table:table-cell>
          <table:table-cell office:value-type="float" office:value="7.68">
            <text:p>7.68</text:p>
          </table:table-cell>
          <table:table-cell office:value-type="float" office:value="10.45">
            <text:p>10.45</text:p>
          </table:table-cell>
          <table:table-cell/>
          <table:table-cell office:value-type="float" office:value="5.82">
            <text:p>5.82</text:p>
          </table:table-cell>
          <table:table-cell office:value-type="float" office:value="6.29">
            <text:p>6.29</text:p>
          </table:table-cell>
          <table:table-cell office:value-type="float" office:value="14.03">
            <text:p>14.03</text:p>
          </table:table-cell>
          <table:table-cell office:value-type="float" office:value="12.02">
            <text:p>12.02</text:p>
          </table:table-cell>
          <table:table-cell office:value-type="float" office:value="6.1">
            <text:p>6.1</text:p>
          </table:table-cell>
          <table:table-cell office:value-type="float" office:value="9.15">
            <text:p>9.15</text:p>
          </table:table-cell>
          <table:table-cell/>
          <table:table-cell office:value-type="float" office:value="4.71">
            <text:p>4.71</text:p>
          </table:table-cell>
          <table:table-cell office:value-type="float" office:value="11.14">
            <text:p>11.14</text:p>
          </table:table-cell>
          <table:table-cell office:value-type="float" office:value="9.52">
            <text:p>9.52</text:p>
          </table:table-cell>
          <table:table-cell office:value-type="float" office:value="7.08">
            <text:p>7.08</text:p>
          </table:table-cell>
          <table:table-cell office:value-type="float" office:value="13.1">
            <text:p>13.1</text:p>
          </table:table-cell>
          <table:table-cell/>
          <table:table-cell office:value-type="float" office:value="11.46">
            <text:p>11.46</text:p>
          </table:table-cell>
          <table:table-cell table:number-columns-repeated="974"/>
        </table:table-row>
        <table:table-row table:style-name="ro1">
          <table:table-cell office:value-type="string">
            <text:p>Liechtenstein</text:p>
          </table:table-cell>
          <table:table-cell office:value-type="float" office:value="4.1">
            <text:p>4.1</text:p>
          </table:table-cell>
          <table:table-cell office:value-type="float" office:value="10.24">
            <text:p>10.24</text:p>
          </table:table-cell>
          <table:table-cell office:value-type="float" office:value="8.01">
            <text:p>8.01</text:p>
          </table:table-cell>
          <table:table-cell office:value-type="float" office:value="8.04">
            <text:p>8.04</text:p>
          </table:table-cell>
          <table:table-cell office:value-type="float" office:value="14.95">
            <text:p>14.95</text:p>
          </table:table-cell>
          <table:table-cell office:value-type="float" office:value="13.58">
            <text:p>13.58</text:p>
          </table:table-cell>
          <table:table-cell/>
          <table:table-cell office:value-type="float" office:value="10.89">
            <text:p>10.89</text:p>
          </table:table-cell>
          <table:table-cell/>
          <table:table-cell office:value-type="float" office:value="9">
            <text:p>9</text:p>
          </table:table-cell>
          <table:table-cell table:number-columns-repeated="12"/>
          <table:table-cell office:value-type="float" office:value="12.87">
            <text:p>12.87</text:p>
          </table:table-cell>
          <table:table-cell table:number-columns-repeated="1000"/>
        </table:table-row>
        <table:table-row table:style-name="ro1">
          <table:table-cell office:value-type="string">
            <text:p>Lithuania</text:p>
          </table:table-cell>
          <table:table-cell office:value-type="float" office:value="2.48">
            <text:p>2.48</text:p>
          </table:table-cell>
          <table:table-cell office:value-type="float" office:value="4.08">
            <text:p>4.08</text:p>
          </table:table-cell>
          <table:table-cell office:value-type="float" office:value="2.94">
            <text:p>2.94</text:p>
          </table:table-cell>
          <table:table-cell office:value-type="float" office:value="3.1">
            <text:p>3.1</text:p>
          </table:table-cell>
          <table:table-cell office:value-type="float" office:value="5.84">
            <text:p>5.84</text:p>
          </table:table-cell>
          <table:table-cell office:value-type="float" office:value="2.89">
            <text:p>2.89</text:p>
          </table:table-cell>
          <table:table-cell office:value-type="float" office:value="5.18">
            <text:p>5.18</text:p>
          </table:table-cell>
          <table:table-cell office:value-type="float" office:value="2.97">
            <text:p>2.97</text:p>
          </table:table-cell>
          <table:table-cell office:value-type="float" office:value="3.76">
            <text:p>3.76</text:p>
          </table:table-cell>
          <table:table-cell office:value-type="float" office:value="3.16">
            <text:p>3.16</text:p>
          </table:table-cell>
          <table:table-cell office:value-type="float" office:value="4.97">
            <text:p>4.97</text:p>
          </table:table-cell>
          <table:table-cell office:value-type="float" office:value="7.14">
            <text:p>7.14</text:p>
          </table:table-cell>
          <table:table-cell office:value-type="float" office:value="9.55">
            <text:p>9.55</text:p>
          </table:table-cell>
          <table:table-cell/>
          <table:table-cell office:value-type="float" office:value="6.7">
            <text:p>6.7</text:p>
          </table:table-cell>
          <table:table-cell office:value-type="float" office:value="7.33">
            <text:p>7.33</text:p>
          </table:table-cell>
          <table:table-cell office:value-type="float" office:value="4.39">
            <text:p>4.39</text:p>
          </table:table-cell>
          <table:table-cell office:value-type="float" office:value="4.47">
            <text:p>4.47</text:p>
          </table:table-cell>
          <table:table-cell/>
          <table:table-cell office:value-type="float" office:value="6.36">
            <text:p>6.36</text:p>
          </table:table-cell>
          <table:table-cell office:value-type="float" office:value="6.57">
            <text:p>6.57</text:p>
          </table:table-cell>
          <table:table-cell office:value-type="float" office:value="8.47">
            <text:p>8.47</text:p>
          </table:table-cell>
          <table:table-cell office:value-type="float" office:value="4.09">
            <text:p>4.09</text:p>
          </table:table-cell>
          <table:table-cell office:value-type="float" office:value="13.18">
            <text:p>13.18</text:p>
          </table:table-cell>
          <table:table-cell table:number-columns-repeated="2"/>
          <table:table-cell office:value-type="float" office:value="10.08">
            <text:p>10.08</text:p>
          </table:table-cell>
          <table:table-cell office:value-type="float" office:value="11.82">
            <text:p>11.82</text:p>
          </table:table-cell>
          <table:table-cell office:value-type="float" office:value="10.43">
            <text:p>10.43</text:p>
          </table:table-cell>
          <table:table-cell office:value-type="float" office:value="5.59">
            <text:p>5.59</text:p>
          </table:table-cell>
          <table:table-cell office:value-type="float" office:value="4.08">
            <text:p>4.08</text:p>
          </table:table-cell>
          <table:table-cell office:value-type="float" office:value="6.68">
            <text:p>6.68</text:p>
          </table:table-cell>
          <table:table-cell office:value-type="float" office:value="5.92">
            <text:p>5.92</text:p>
          </table:table-cell>
          <table:table-cell office:value-type="float" office:value="6.28">
            <text:p>6.28</text:p>
          </table:table-cell>
          <table:table-cell office:value-type="float" office:value="10.02">
            <text:p>10.02</text:p>
          </table:table-cell>
          <table:table-cell office:value-type="float" office:value="4.38">
            <text:p>4.38</text:p>
          </table:table-cell>
          <table:table-cell office:value-type="float" office:value="5.12">
            <text:p>5.12</text:p>
          </table:table-cell>
          <table:table-cell office:value-type="float" office:value="9.89">
            <text:p>9.89</text:p>
          </table:table-cell>
          <table:table-cell office:value-type="float" office:value="9.82">
            <text:p>9.82</text:p>
          </table:table-cell>
          <table:table-cell office:value-type="float" office:value="4.64">
            <text:p>4.64</text:p>
          </table:table-cell>
          <table:table-cell office:value-type="float" office:value="9.99">
            <text:p>9.99</text:p>
          </table:table-cell>
          <table:table-cell/>
          <table:table-cell office:value-type="float" office:value="3.78">
            <text:p>3.78</text:p>
          </table:table-cell>
          <table:table-cell office:value-type="float" office:value="7.85">
            <text:p>7.85</text:p>
          </table:table-cell>
          <table:table-cell office:value-type="float" office:value="8.62">
            <text:p>8.62</text:p>
          </table:table-cell>
          <table:table-cell office:value-type="float" office:value="6.26">
            <text:p>6.26</text:p>
          </table:table-cell>
          <table:table-cell office:value-type="float" office:value="8.92">
            <text:p>8.92</text:p>
          </table:table-cell>
          <table:table-cell/>
          <table:table-cell office:value-type="float" office:value="6.54">
            <text:p>6.54</text:p>
          </table:table-cell>
          <table:table-cell table:number-columns-repeated="974"/>
        </table:table-row>
        <table:table-row table:style-name="ro1">
          <table:table-cell office:value-type="string">
            <text:p>Luxembourg</text:p>
          </table:table-cell>
          <table:table-cell office:value-type="float" office:value="1.54">
            <text:p>1.54</text:p>
          </table:table-cell>
          <table:table-cell office:value-type="float" office:value="4.19">
            <text:p>4.19</text:p>
          </table:table-cell>
          <table:table-cell office:value-type="float" office:value="3.65">
            <text:p>3.65</text:p>
          </table:table-cell>
          <table:table-cell office:value-type="float" office:value="3.36">
            <text:p>3.36</text:p>
          </table:table-cell>
          <table:table-cell office:value-type="float" office:value="3.49">
            <text:p>3.49</text:p>
          </table:table-cell>
          <table:table-cell office:value-type="float" office:value="2.73">
            <text:p>2.73</text:p>
          </table:table-cell>
          <table:table-cell office:value-type="float" office:value="7.82">
            <text:p>7.82</text:p>
          </table:table-cell>
          <table:table-cell office:value-type="float" office:value="3.4">
            <text:p>3.4</text:p>
          </table:table-cell>
          <table:table-cell office:value-type="float" office:value="4.74">
            <text:p>4.74</text:p>
          </table:table-cell>
          <table:table-cell office:value-type="float" office:value="2.5">
            <text:p>2.5</text:p>
          </table:table-cell>
          <table:table-cell office:value-type="float" office:value="12.24">
            <text:p>12.24</text:p>
          </table:table-cell>
          <table:table-cell office:value-type="float" office:value="9.61">
            <text:p>9.61</text:p>
          </table:table-cell>
          <table:table-cell office:value-type="float" office:value="6.98">
            <text:p>6.98</text:p>
          </table:table-cell>
          <table:table-cell office:value-type="float" office:value="8.5">
            <text:p>8.5</text:p>
          </table:table-cell>
          <table:table-cell office:value-type="float" office:value="6.13">
            <text:p>6.13</text:p>
          </table:table-cell>
          <table:table-cell office:value-type="float" office:value="7.83">
            <text:p>7.83</text:p>
          </table:table-cell>
          <table:table-cell office:value-type="float" office:value="5.21">
            <text:p>5.21</text:p>
          </table:table-cell>
          <table:table-cell office:value-type="float" office:value="5.93">
            <text:p>5.93</text:p>
          </table:table-cell>
          <table:table-cell office:value-type="float" office:value="11">
            <text:p>11</text:p>
          </table:table-cell>
          <table:table-cell office:value-type="float" office:value="6.67">
            <text:p>6.67</text:p>
          </table:table-cell>
          <table:table-cell office:value-type="float" office:value="7.21">
            <text:p>7.21</text:p>
          </table:table-cell>
          <table:table-cell office:value-type="float" office:value="7.61">
            <text:p>7.61</text:p>
          </table:table-cell>
          <table:table-cell office:value-type="float" office:value="4.07">
            <text:p>4.07</text:p>
          </table:table-cell>
          <table:table-cell office:value-type="float" office:value="10.96">
            <text:p>10.96</text:p>
          </table:table-cell>
          <table:table-cell office:value-type="float" office:value="10.41">
            <text:p>10.41</text:p>
          </table:table-cell>
          <table:table-cell office:value-type="float" office:value="4.8">
            <text:p>4.8</text:p>
          </table:table-cell>
          <table:table-cell office:value-type="float" office:value="9.41">
            <text:p>9.41</text:p>
          </table:table-cell>
          <table:table-cell office:value-type="float" office:value="5.91">
            <text:p>5.91</text:p>
          </table:table-cell>
          <table:table-cell office:value-type="float" office:value="14.94">
            <text:p>14.94</text:p>
          </table:table-cell>
          <table:table-cell office:value-type="float" office:value="4.95">
            <text:p>4.95</text:p>
          </table:table-cell>
          <table:table-cell office:value-type="float" office:value="4.17">
            <text:p>4.17</text:p>
          </table:table-cell>
          <table:table-cell office:value-type="float" office:value="6.33">
            <text:p>6.33</text:p>
          </table:table-cell>
          <table:table-cell office:value-type="float" office:value="10.95">
            <text:p>10.95</text:p>
          </table:table-cell>
          <table:table-cell office:value-type="float" office:value="8.99">
            <text:p>8.99</text:p>
          </table:table-cell>
          <table:table-cell/>
          <table:table-cell office:value-type="float" office:value="4.1">
            <text:p>4.1</text:p>
          </table:table-cell>
          <table:table-cell office:value-type="float" office:value="6.85">
            <text:p>6.85</text:p>
          </table:table-cell>
          <table:table-cell office:value-type="float" office:value="17.02">
            <text:p>17.02</text:p>
          </table:table-cell>
          <table:table-cell office:value-type="float" office:value="8.69">
            <text:p>8.69</text:p>
          </table:table-cell>
          <table:table-cell office:value-type="float" office:value="11.39">
            <text:p>11.39</text:p>
          </table:table-cell>
          <table:table-cell office:value-type="float" office:value="10.96">
            <text:p>10.96</text:p>
          </table:table-cell>
          <table:table-cell/>
          <table:table-cell office:value-type="float" office:value="5.67">
            <text:p>5.67</text:p>
          </table:table-cell>
          <table:table-cell office:value-type="float" office:value="3.9">
            <text:p>3.9</text:p>
          </table:table-cell>
          <table:table-cell/>
          <table:table-cell office:value-type="float" office:value="11.68">
            <text:p>11.68</text:p>
          </table:table-cell>
          <table:table-cell office:value-type="float" office:value="11.92">
            <text:p>11.92</text:p>
          </table:table-cell>
          <table:table-cell/>
          <table:table-cell office:value-type="float" office:value="8.87">
            <text:p>8.87</text:p>
          </table:table-cell>
          <table:table-cell table:number-columns-repeated="974"/>
        </table:table-row>
        <table:table-row table:style-name="ro1">
          <table:table-cell office:value-type="string">
            <text:p>Macao-China</text:p>
          </table:table-cell>
          <table:table-cell office:value-type="float" office:value="0.91">
            <text:p>0.91</text:p>
          </table:table-cell>
          <table:table-cell office:value-type="float" office:value="6.83">
            <text:p>6.83</text:p>
          </table:table-cell>
          <table:table-cell office:value-type="float" office:value="3.64">
            <text:p>3.64</text:p>
          </table:table-cell>
          <table:table-cell office:value-type="float" office:value="2.46">
            <text:p>2.46</text:p>
          </table:table-cell>
          <table:table-cell office:value-type="float" office:value="1.76">
            <text:p>1.76</text:p>
          </table:table-cell>
          <table:table-cell office:value-type="float" office:value="1.73">
            <text:p>1.73</text:p>
          </table:table-cell>
          <table:table-cell office:value-type="float" office:value="10.75">
            <text:p>10.75</text:p>
          </table:table-cell>
          <table:table-cell office:value-type="float" office:value="2.96">
            <text:p>2.96</text:p>
          </table:table-cell>
          <table:table-cell office:value-type="float" office:value="3.81">
            <text:p>3.81</text:p>
          </table:table-cell>
          <table:table-cell office:value-type="float" office:value="1.75">
            <text:p>1.75</text:p>
          </table:table-cell>
          <table:table-cell/>
          <table:table-cell office:value-type="float" office:value="10.07">
            <text:p>10.07</text:p>
          </table:table-cell>
          <table:table-cell office:value-type="float" office:value="12.95">
            <text:p>12.95</text:p>
          </table:table-cell>
          <table:table-cell/>
          <table:table-cell office:value-type="float" office:value="8.12">
            <text:p>8.12</text:p>
          </table:table-cell>
          <table:table-cell office:value-type="float" office:value="8.24">
            <text:p>8.24</text:p>
          </table:table-cell>
          <table:table-cell office:value-type="float" office:value="6.97">
            <text:p>6.97</text:p>
          </table:table-cell>
          <table:table-cell office:value-type="float" office:value="10.17">
            <text:p>10.17</text:p>
          </table:table-cell>
          <table:table-cell/>
          <table:table-cell office:value-type="float" office:value="9.69">
            <text:p>9.69</text:p>
          </table:table-cell>
          <table:table-cell office:value-type="float" office:value="6.94">
            <text:p>6.94</text:p>
          </table:table-cell>
          <table:table-cell office:value-type="float" office:value="13.77">
            <text:p>13.77</text:p>
          </table:table-cell>
          <table:table-cell office:value-type="float" office:value="3.06">
            <text:p>3.06</text:p>
          </table:table-cell>
          <table:table-cell office:value-type="float" office:value="9.93">
            <text:p>9.93</text:p>
          </table:table-cell>
          <table:table-cell/>
          <table:table-cell office:value-type="float" office:value="4.73">
            <text:p>4.73</text:p>
          </table:table-cell>
          <table:table-cell office:value-type="float" office:value="2.27">
            <text:p>2.27</text:p>
          </table:table-cell>
          <table:table-cell office:value-type="float" office:value="4.67">
            <text:p>4.67</text:p>
          </table:table-cell>
          <table:table-cell office:value-type="float" office:value="14.22">
            <text:p>14.22</text:p>
          </table:table-cell>
          <table:table-cell office:value-type="float" office:value="2.71">
            <text:p>2.71</text:p>
          </table:table-cell>
          <table:table-cell office:value-type="float" office:value="2.62">
            <text:p>2.62</text:p>
          </table:table-cell>
          <table:table-cell office:value-type="float" office:value="11.87">
            <text:p>11.87</text:p>
          </table:table-cell>
          <table:table-cell office:value-type="float" office:value="4.55">
            <text:p>4.55</text:p>
          </table:table-cell>
          <table:table-cell table:number-columns-repeated="2"/>
          <table:table-cell office:value-type="float" office:value="4.01">
            <text:p>4.01</text:p>
          </table:table-cell>
          <table:table-cell office:value-type="float" office:value="8.73">
            <text:p>8.73</text:p>
          </table:table-cell>
          <table:table-cell office:value-type="float" office:value="14.76">
            <text:p>14.76</text:p>
          </table:table-cell>
          <table:table-cell office:value-type="float" office:value="7.59">
            <text:p>7.59</text:p>
          </table:table-cell>
          <table:table-cell office:value-type="float" office:value="7.44">
            <text:p>7.44</text:p>
          </table:table-cell>
          <table:table-cell table:number-columns-repeated="2"/>
          <table:table-cell office:value-type="float" office:value="3.83">
            <text:p>3.83</text:p>
          </table:table-cell>
          <table:table-cell office:value-type="float" office:value="4.52">
            <text:p>4.52</text:p>
          </table:table-cell>
          <table:table-cell/>
          <table:table-cell office:value-type="float" office:value="4.37">
            <text:p>4.37</text:p>
          </table:table-cell>
          <table:table-cell office:value-type="float" office:value="6.22">
            <text:p>6.22</text:p>
          </table:table-cell>
          <table:table-cell/>
          <table:table-cell office:value-type="float" office:value="5.5">
            <text:p>5.5</text:p>
          </table:table-cell>
          <table:table-cell table:number-columns-repeated="974"/>
        </table:table-row>
        <table:table-row table:style-name="ro1">
          <table:table-cell office:value-type="string">
            <text:p>Malaysia</text:p>
          </table:table-cell>
          <table:table-cell office:value-type="float" office:value="3.33">
            <text:p>3.33</text:p>
          </table:table-cell>
          <table:table-cell office:value-type="float" office:value="7.04">
            <text:p>7.04</text:p>
          </table:table-cell>
          <table:table-cell office:value-type="float" office:value="4.9">
            <text:p>4.9</text:p>
          </table:table-cell>
          <table:table-cell office:value-type="float" office:value="4.53">
            <text:p>4.53</text:p>
          </table:table-cell>
          <table:table-cell office:value-type="float" office:value="5.05">
            <text:p>5.05</text:p>
          </table:table-cell>
          <table:table-cell office:value-type="float" office:value="3.55">
            <text:p>3.55</text:p>
          </table:table-cell>
          <table:table-cell office:value-type="float" office:value="5.4">
            <text:p>5.4</text:p>
          </table:table-cell>
          <table:table-cell office:value-type="float" office:value="4.1">
            <text:p>4.1</text:p>
          </table:table-cell>
          <table:table-cell office:value-type="float" office:value="4.54">
            <text:p>4.54</text:p>
          </table:table-cell>
          <table:table-cell office:value-type="float" office:value="3.27">
            <text:p>3.27</text:p>
          </table:table-cell>
          <table:table-cell office:value-type="float" office:value="11.93">
            <text:p>11.93</text:p>
          </table:table-cell>
          <table:table-cell office:value-type="float" office:value="8.92">
            <text:p>8.92</text:p>
          </table:table-cell>
          <table:table-cell office:value-type="float" office:value="7.24">
            <text:p>7.24</text:p>
          </table:table-cell>
          <table:table-cell office:value-type="float" office:value="13.4">
            <text:p>13.4</text:p>
          </table:table-cell>
          <table:table-cell office:value-type="float" office:value="8.69">
            <text:p>8.69</text:p>
          </table:table-cell>
          <table:table-cell office:value-type="float" office:value="9.33">
            <text:p>9.33</text:p>
          </table:table-cell>
          <table:table-cell office:value-type="float" office:value="5.6">
            <text:p>5.6</text:p>
          </table:table-cell>
          <table:table-cell office:value-type="float" office:value="8.36">
            <text:p>8.36</text:p>
          </table:table-cell>
          <table:table-cell/>
          <table:table-cell office:value-type="float" office:value="14.66">
            <text:p>14.66</text:p>
          </table:table-cell>
          <table:table-cell office:value-type="float" office:value="5.9">
            <text:p>5.9</text:p>
          </table:table-cell>
          <table:table-cell office:value-type="float" office:value="10.24">
            <text:p>10.24</text:p>
          </table:table-cell>
          <table:table-cell office:value-type="float" office:value="7.48">
            <text:p>7.48</text:p>
          </table:table-cell>
          <table:table-cell table:number-columns-repeated="2"/>
          <table:table-cell office:value-type="float" office:value="5.4">
            <text:p>5.4</text:p>
          </table:table-cell>
          <table:table-cell office:value-type="float" office:value="11.54">
            <text:p>11.54</text:p>
          </table:table-cell>
          <table:table-cell office:value-type="float" office:value="10.58">
            <text:p>10.58</text:p>
          </table:table-cell>
          <table:table-cell office:value-type="float" office:value="11.38">
            <text:p>11.38</text:p>
          </table:table-cell>
          <table:table-cell office:value-type="float" office:value="6.14">
            <text:p>6.14</text:p>
          </table:table-cell>
          <table:table-cell office:value-type="float" office:value="4.51">
            <text:p>4.51</text:p>
          </table:table-cell>
          <table:table-cell office:value-type="float" office:value="10.48">
            <text:p>10.48</text:p>
          </table:table-cell>
          <table:table-cell office:value-type="float" office:value="5.32">
            <text:p>5.32</text:p>
          </table:table-cell>
          <table:table-cell office:value-type="float" office:value="9.07">
            <text:p>9.07</text:p>
          </table:table-cell>
          <table:table-cell office:value-type="float" office:value="11.74">
            <text:p>11.74</text:p>
          </table:table-cell>
          <table:table-cell office:value-type="float" office:value="6.99">
            <text:p>6.99</text:p>
          </table:table-cell>
          <table:table-cell office:value-type="float" office:value="7.65">
            <text:p>7.65</text:p>
          </table:table-cell>
          <table:table-cell/>
          <table:table-cell office:value-type="float" office:value="11.37">
            <text:p>11.37</text:p>
          </table:table-cell>
          <table:table-cell office:value-type="float" office:value="7.43">
            <text:p>7.43</text:p>
          </table:table-cell>
          <table:table-cell office:value-type="float" office:value="5.83">
            <text:p>5.83</text:p>
          </table:table-cell>
          <table:table-cell/>
          <table:table-cell office:value-type="float" office:value="5.22">
            <text:p>5.22</text:p>
          </table:table-cell>
          <table:table-cell office:value-type="float" office:value="11.74">
            <text:p>11.74</text:p>
          </table:table-cell>
          <table:table-cell office:value-type="float" office:value="5.51">
            <text:p>5.51</text:p>
          </table:table-cell>
          <table:table-cell office:value-type="float" office:value="5.69">
            <text:p>5.69</text:p>
          </table:table-cell>
          <table:table-cell office:value-type="float" office:value="10.72">
            <text:p>10.72</text:p>
          </table:table-cell>
          <table:table-cell/>
          <table:table-cell office:value-type="float" office:value="4.77">
            <text:p>4.77</text:p>
          </table:table-cell>
          <table:table-cell table:number-columns-repeated="974"/>
        </table:table-row>
        <table:table-row table:style-name="ro1">
          <table:table-cell office:value-type="string">
            <text:p>Mexico</text:p>
          </table:table-cell>
          <table:table-cell office:value-type="float" office:value="1.51">
            <text:p>1.51</text:p>
          </table:table-cell>
          <table:table-cell office:value-type="float" office:value="3.91">
            <text:p>3.91</text:p>
          </table:table-cell>
          <table:table-cell office:value-type="float" office:value="2.4">
            <text:p>2.4</text:p>
          </table:table-cell>
          <table:table-cell office:value-type="float" office:value="2.44">
            <text:p>2.44</text:p>
          </table:table-cell>
          <table:table-cell office:value-type="float" office:value="2.54">
            <text:p>2.54</text:p>
          </table:table-cell>
          <table:table-cell office:value-type="float" office:value="1.76">
            <text:p>1.76</text:p>
          </table:table-cell>
          <table:table-cell office:value-type="float" office:value="5.05">
            <text:p>5.05</text:p>
          </table:table-cell>
          <table:table-cell office:value-type="float" office:value="1.73">
            <text:p>1.73</text:p>
          </table:table-cell>
          <table:table-cell office:value-type="float" office:value="2.22">
            <text:p>2.22</text:p>
          </table:table-cell>
          <table:table-cell office:value-type="float" office:value="1.64">
            <text:p>1.64</text:p>
          </table:table-cell>
          <table:table-cell office:value-type="float" office:value="6.52">
            <text:p>6.52</text:p>
          </table:table-cell>
          <table:table-cell office:value-type="float" office:value="10.72">
            <text:p>10.72</text:p>
          </table:table-cell>
          <table:table-cell office:value-type="float" office:value="6.48">
            <text:p>6.48</text:p>
          </table:table-cell>
          <table:table-cell office:value-type="float" office:value="6.9">
            <text:p>6.9</text:p>
          </table:table-cell>
          <table:table-cell office:value-type="float" office:value="3.75">
            <text:p>3.75</text:p>
          </table:table-cell>
          <table:table-cell office:value-type="float" office:value="4.57">
            <text:p>4.57</text:p>
          </table:table-cell>
          <table:table-cell office:value-type="float" office:value="2.85">
            <text:p>2.85</text:p>
          </table:table-cell>
          <table:table-cell office:value-type="float" office:value="4.26">
            <text:p>4.26</text:p>
          </table:table-cell>
          <table:table-cell office:value-type="float" office:value="17.17">
            <text:p>17.17</text:p>
          </table:table-cell>
          <table:table-cell office:value-type="float" office:value="5.3">
            <text:p>5.3</text:p>
          </table:table-cell>
          <table:table-cell office:value-type="float" office:value="4.06">
            <text:p>4.06</text:p>
          </table:table-cell>
          <table:table-cell office:value-type="float" office:value="5.9">
            <text:p>5.9</text:p>
          </table:table-cell>
          <table:table-cell office:value-type="float" office:value="2.76">
            <text:p>2.76</text:p>
          </table:table-cell>
          <table:table-cell office:value-type="float" office:value="4.98">
            <text:p>4.98</text:p>
          </table:table-cell>
          <table:table-cell office:value-type="float" office:value="15.45">
            <text:p>15.45</text:p>
          </table:table-cell>
          <table:table-cell office:value-type="float" office:value="3.53">
            <text:p>3.53</text:p>
          </table:table-cell>
          <table:table-cell office:value-type="float" office:value="5.79">
            <text:p>5.79</text:p>
          </table:table-cell>
          <table:table-cell office:value-type="float" office:value="3.38">
            <text:p>3.38</text:p>
          </table:table-cell>
          <table:table-cell office:value-type="float" office:value="7.1">
            <text:p>7.1</text:p>
          </table:table-cell>
          <table:table-cell office:value-type="float" office:value="3.19">
            <text:p>3.19</text:p>
          </table:table-cell>
          <table:table-cell office:value-type="float" office:value="1.93">
            <text:p>1.93</text:p>
          </table:table-cell>
          <table:table-cell office:value-type="float" office:value="6.45">
            <text:p>6.45</text:p>
          </table:table-cell>
          <table:table-cell office:value-type="float" office:value="3.28">
            <text:p>3.28</text:p>
          </table:table-cell>
          <table:table-cell office:value-type="float" office:value="6.62">
            <text:p>6.62</text:p>
          </table:table-cell>
          <table:table-cell office:value-type="float" office:value="10.31">
            <text:p>10.31</text:p>
          </table:table-cell>
          <table:table-cell office:value-type="float" office:value="2.04">
            <text:p>2.04</text:p>
          </table:table-cell>
          <table:table-cell office:value-type="float" office:value="2.73">
            <text:p>2.73</text:p>
          </table:table-cell>
          <table:table-cell office:value-type="float" office:value="7.21">
            <text:p>7.21</text:p>
          </table:table-cell>
          <table:table-cell office:value-type="float" office:value="5.74">
            <text:p>5.74</text:p>
          </table:table-cell>
          <table:table-cell office:value-type="float" office:value="3.36">
            <text:p>3.36</text:p>
          </table:table-cell>
          <table:table-cell office:value-type="float" office:value="5.14">
            <text:p>5.14</text:p>
          </table:table-cell>
          <table:table-cell office:value-type="float" office:value="7.3">
            <text:p>7.3</text:p>
          </table:table-cell>
          <table:table-cell office:value-type="float" office:value="2.38">
            <text:p>2.38</text:p>
          </table:table-cell>
          <table:table-cell office:value-type="float" office:value="3.13">
            <text:p>3.13</text:p>
          </table:table-cell>
          <table:table-cell office:value-type="float" office:value="3.12">
            <text:p>3.12</text:p>
          </table:table-cell>
          <table:table-cell office:value-type="float" office:value="4.35">
            <text:p>4.35</text:p>
          </table:table-cell>
          <table:table-cell office:value-type="float" office:value="3.15">
            <text:p>3.15</text:p>
          </table:table-cell>
          <table:table-cell office:value-type="float" office:value="10.84">
            <text:p>10.84</text:p>
          </table:table-cell>
          <table:table-cell office:value-type="float" office:value="5.37">
            <text:p>5.37</text:p>
          </table:table-cell>
          <table:table-cell table:number-columns-repeated="974"/>
        </table:table-row>
        <table:table-row table:style-name="ro1">
          <table:table-cell office:value-type="string">
            <text:p>Montenegro</text:p>
          </table:table-cell>
          <table:table-cell office:value-type="float" office:value="1.18">
            <text:p>1.18</text:p>
          </table:table-cell>
          <table:table-cell office:value-type="float" office:value="4.82">
            <text:p>4.82</text:p>
          </table:table-cell>
          <table:table-cell office:value-type="float" office:value="2.98">
            <text:p>2.98</text:p>
          </table:table-cell>
          <table:table-cell office:value-type="float" office:value="3.24">
            <text:p>3.24</text:p>
          </table:table-cell>
          <table:table-cell office:value-type="float" office:value="4.91">
            <text:p>4.91</text:p>
          </table:table-cell>
          <table:table-cell office:value-type="float" office:value="2.45">
            <text:p>2.45</text:p>
          </table:table-cell>
          <table:table-cell office:value-type="float" office:value="8.53">
            <text:p>8.53</text:p>
          </table:table-cell>
          <table:table-cell office:value-type="float" office:value="3.97">
            <text:p>3.97</text:p>
          </table:table-cell>
          <table:table-cell office:value-type="float" office:value="3.79">
            <text:p>3.79</text:p>
          </table:table-cell>
          <table:table-cell office:value-type="float" office:value="1.58">
            <text:p>1.58</text:p>
          </table:table-cell>
          <table:table-cell office:value-type="float" office:value="13.64">
            <text:p>13.64</text:p>
          </table:table-cell>
          <table:table-cell office:value-type="float" office:value="9.41">
            <text:p>9.41</text:p>
          </table:table-cell>
          <table:table-cell office:value-type="float" office:value="12.33">
            <text:p>12.33</text:p>
          </table:table-cell>
          <table:table-cell office:value-type="float" office:value="6.78">
            <text:p>6.78</text:p>
          </table:table-cell>
          <table:table-cell office:value-type="float" office:value="7.31">
            <text:p>7.31</text:p>
          </table:table-cell>
          <table:table-cell office:value-type="float" office:value="9.64">
            <text:p>9.64</text:p>
          </table:table-cell>
          <table:table-cell office:value-type="float" office:value="5.39">
            <text:p>5.39</text:p>
          </table:table-cell>
          <table:table-cell office:value-type="float" office:value="12.94">
            <text:p>12.94</text:p>
          </table:table-cell>
          <table:table-cell/>
          <table:table-cell office:value-type="float" office:value="5.98">
            <text:p>5.98</text:p>
          </table:table-cell>
          <table:table-cell office:value-type="float" office:value="5.88">
            <text:p>5.88</text:p>
          </table:table-cell>
          <table:table-cell office:value-type="float" office:value="7.77">
            <text:p>7.77</text:p>
          </table:table-cell>
          <table:table-cell office:value-type="float" office:value="5.59">
            <text:p>5.59</text:p>
          </table:table-cell>
          <table:table-cell office:value-type="float" office:value="10.71">
            <text:p>10.71</text:p>
          </table:table-cell>
          <table:table-cell/>
          <table:table-cell office:value-type="float" office:value="8.85">
            <text:p>8.85</text:p>
          </table:table-cell>
          <table:table-cell office:value-type="float" office:value="9.26">
            <text:p>9.26</text:p>
          </table:table-cell>
          <table:table-cell office:value-type="float" office:value="12.25">
            <text:p>12.25</text:p>
          </table:table-cell>
          <table:table-cell office:value-type="float" office:value="13.85">
            <text:p>13.85</text:p>
          </table:table-cell>
          <table:table-cell office:value-type="float" office:value="5.11">
            <text:p>5.11</text:p>
          </table:table-cell>
          <table:table-cell office:value-type="float" office:value="3.25">
            <text:p>3.25</text:p>
          </table:table-cell>
          <table:table-cell/>
          <table:table-cell office:value-type="float" office:value="6.05">
            <text:p>6.05</text:p>
          </table:table-cell>
          <table:table-cell table:number-columns-repeated="2"/>
          <table:table-cell office:value-type="float" office:value="6.38">
            <text:p>6.38</text:p>
          </table:table-cell>
          <table:table-cell office:value-type="float" office:value="5.78">
            <text:p>5.78</text:p>
          </table:table-cell>
          <table:table-cell/>
          <table:table-cell office:value-type="float" office:value="7.46">
            <text:p>7.46</text:p>
          </table:table-cell>
          <table:table-cell office:value-type="float" office:value="7.65">
            <text:p>7.65</text:p>
          </table:table-cell>
          <table:table-cell office:value-type="float" office:value="13.44">
            <text:p>13.44</text:p>
          </table:table-cell>
          <table:table-cell/>
          <table:table-cell office:value-type="float" office:value="3.76">
            <text:p>3.76</text:p>
          </table:table-cell>
          <table:table-cell office:value-type="float" office:value="8.55">
            <text:p>8.55</text:p>
          </table:table-cell>
          <table:table-cell/>
          <table:table-cell office:value-type="float" office:value="11.93">
            <text:p>11.93</text:p>
          </table:table-cell>
          <table:table-cell office:value-type="float" office:value="10.34">
            <text:p>10.34</text:p>
          </table:table-cell>
          <table:table-cell/>
          <table:table-cell office:value-type="float" office:value="13.53">
            <text:p>13.53</text:p>
          </table:table-cell>
          <table:table-cell table:number-columns-repeated="974"/>
        </table:table-row>
        <table:table-row table:style-name="ro1">
          <table:table-cell office:value-type="string">
            <text:p>Netherlands</text:p>
          </table:table-cell>
          <table:table-cell office:value-type="float" office:value="3.47">
            <text:p>3.47</text:p>
          </table:table-cell>
          <table:table-cell office:value-type="float" office:value="4.54">
            <text:p>4.54</text:p>
          </table:table-cell>
          <table:table-cell office:value-type="float" office:value="4.27">
            <text:p>4.27</text:p>
          </table:table-cell>
          <table:table-cell office:value-type="float" office:value="3.47">
            <text:p>3.47</text:p>
          </table:table-cell>
          <table:table-cell office:value-type="float" office:value="3.84">
            <text:p>3.84</text:p>
          </table:table-cell>
          <table:table-cell office:value-type="float" office:value="3.96">
            <text:p>3.96</text:p>
          </table:table-cell>
          <table:table-cell office:value-type="float" office:value="7.88">
            <text:p>7.88</text:p>
          </table:table-cell>
          <table:table-cell office:value-type="float" office:value="5.24">
            <text:p>5.24</text:p>
          </table:table-cell>
          <table:table-cell office:value-type="float" office:value="6.79">
            <text:p>6.79</text:p>
          </table:table-cell>
          <table:table-cell office:value-type="float" office:value="5.85">
            <text:p>5.85</text:p>
          </table:table-cell>
          <table:table-cell/>
          <table:table-cell office:value-type="float" office:value="5.22">
            <text:p>5.22</text:p>
          </table:table-cell>
          <table:table-cell office:value-type="float" office:value="7.17">
            <text:p>7.17</text:p>
          </table:table-cell>
          <table:table-cell office:value-type="float" office:value="7.59">
            <text:p>7.59</text:p>
          </table:table-cell>
          <table:table-cell office:value-type="float" office:value="7.45">
            <text:p>7.45</text:p>
          </table:table-cell>
          <table:table-cell office:value-type="float" office:value="6.47">
            <text:p>6.47</text:p>
          </table:table-cell>
          <table:table-cell office:value-type="float" office:value="4.99">
            <text:p>4.99</text:p>
          </table:table-cell>
          <table:table-cell office:value-type="float" office:value="5.74">
            <text:p>5.74</text:p>
          </table:table-cell>
          <table:table-cell office:value-type="float" office:value="9.54">
            <text:p>9.54</text:p>
          </table:table-cell>
          <table:table-cell office:value-type="float" office:value="9.74">
            <text:p>9.74</text:p>
          </table:table-cell>
          <table:table-cell office:value-type="float" office:value="7.44">
            <text:p>7.44</text:p>
          </table:table-cell>
          <table:table-cell office:value-type="float" office:value="5.04">
            <text:p>5.04</text:p>
          </table:table-cell>
          <table:table-cell office:value-type="float" office:value="4.52">
            <text:p>4.52</text:p>
          </table:table-cell>
          <table:table-cell office:value-type="float" office:value="7.73">
            <text:p>7.73</text:p>
          </table:table-cell>
          <table:table-cell office:value-type="float" office:value="10.96">
            <text:p>10.96</text:p>
          </table:table-cell>
          <table:table-cell office:value-type="float" office:value="5.08">
            <text:p>5.08</text:p>
          </table:table-cell>
          <table:table-cell office:value-type="float" office:value="8.28">
            <text:p>8.28</text:p>
          </table:table-cell>
          <table:table-cell office:value-type="float" office:value="8.81">
            <text:p>8.81</text:p>
          </table:table-cell>
          <table:table-cell office:value-type="float" office:value="8.71">
            <text:p>8.71</text:p>
          </table:table-cell>
          <table:table-cell office:value-type="float" office:value="5.72">
            <text:p>5.72</text:p>
          </table:table-cell>
          <table:table-cell office:value-type="float" office:value="5.8">
            <text:p>5.8</text:p>
          </table:table-cell>
          <table:table-cell office:value-type="float" office:value="6.3">
            <text:p>6.3</text:p>
          </table:table-cell>
          <table:table-cell office:value-type="float" office:value="11.22">
            <text:p>11.22</text:p>
          </table:table-cell>
          <table:table-cell office:value-type="float" office:value="7.89">
            <text:p>7.89</text:p>
          </table:table-cell>
          <table:table-cell/>
          <table:table-cell office:value-type="float" office:value="7.33">
            <text:p>7.33</text:p>
          </table:table-cell>
          <table:table-cell office:value-type="float" office:value="7.39">
            <text:p>7.39</text:p>
          </table:table-cell>
          <table:table-cell/>
          <table:table-cell office:value-type="float" office:value="11.54">
            <text:p>11.54</text:p>
          </table:table-cell>
          <table:table-cell office:value-type="float" office:value="10.18">
            <text:p>10.18</text:p>
          </table:table-cell>
          <table:table-cell office:value-type="float" office:value="15.5">
            <text:p>15.5</text:p>
          </table:table-cell>
          <table:table-cell/>
          <table:table-cell office:value-type="float" office:value="6.56">
            <text:p>6.56</text:p>
          </table:table-cell>
          <table:table-cell office:value-type="float" office:value="9.19">
            <text:p>9.19</text:p>
          </table:table-cell>
          <table:table-cell/>
          <table:table-cell office:value-type="float" office:value="11.93">
            <text:p>11.93</text:p>
          </table:table-cell>
          <table:table-cell table:number-columns-repeated="977"/>
        </table:table-row>
        <table:table-row table:style-name="ro1">
          <table:table-cell office:value-type="string">
            <text:p>New Zealand</text:p>
          </table:table-cell>
          <table:table-cell office:value-type="float" office:value="2.4">
            <text:p>2.4</text:p>
          </table:table-cell>
          <table:table-cell office:value-type="float" office:value="4.73">
            <text:p>4.73</text:p>
          </table:table-cell>
          <table:table-cell office:value-type="float" office:value="3.58">
            <text:p>3.58</text:p>
          </table:table-cell>
          <table:table-cell office:value-type="float" office:value="4.09">
            <text:p>4.09</text:p>
          </table:table-cell>
          <table:table-cell office:value-type="float" office:value="5.13">
            <text:p>5.13</text:p>
          </table:table-cell>
          <table:table-cell office:value-type="float" office:value="3.79">
            <text:p>3.79</text:p>
          </table:table-cell>
          <table:table-cell office:value-type="float" office:value="8.72">
            <text:p>8.72</text:p>
          </table:table-cell>
          <table:table-cell office:value-type="float" office:value="5.06">
            <text:p>5.06</text:p>
          </table:table-cell>
          <table:table-cell office:value-type="float" office:value="5.02">
            <text:p>5.02</text:p>
          </table:table-cell>
          <table:table-cell office:value-type="float" office:value="3.74">
            <text:p>3.74</text:p>
          </table:table-cell>
          <table:table-cell office:value-type="float" office:value="12.91">
            <text:p>12.91</text:p>
          </table:table-cell>
          <table:table-cell office:value-type="float" office:value="11.69">
            <text:p>11.69</text:p>
          </table:table-cell>
          <table:table-cell office:value-type="float" office:value="5.9">
            <text:p>5.9</text:p>
          </table:table-cell>
          <table:table-cell office:value-type="float" office:value="7.54">
            <text:p>7.54</text:p>
          </table:table-cell>
          <table:table-cell office:value-type="float" office:value="6.01">
            <text:p>6.01</text:p>
          </table:table-cell>
          <table:table-cell office:value-type="float" office:value="5.8">
            <text:p>5.8</text:p>
          </table:table-cell>
          <table:table-cell office:value-type="float" office:value="5.67">
            <text:p>5.67</text:p>
          </table:table-cell>
          <table:table-cell office:value-type="float" office:value="6.22">
            <text:p>6.22</text:p>
          </table:table-cell>
          <table:table-cell office:value-type="float" office:value="12.14">
            <text:p>12.14</text:p>
          </table:table-cell>
          <table:table-cell office:value-type="float" office:value="7.6">
            <text:p>7.6</text:p>
          </table:table-cell>
          <table:table-cell office:value-type="float" office:value="8.48">
            <text:p>8.48</text:p>
          </table:table-cell>
          <table:table-cell office:value-type="float" office:value="10.1">
            <text:p>10.1</text:p>
          </table:table-cell>
          <table:table-cell office:value-type="float" office:value="5.05">
            <text:p>5.05</text:p>
          </table:table-cell>
          <table:table-cell office:value-type="float" office:value="8.21">
            <text:p>8.21</text:p>
          </table:table-cell>
          <table:table-cell office:value-type="float" office:value="19.6">
            <text:p>19.6</text:p>
          </table:table-cell>
          <table:table-cell office:value-type="float" office:value="6.85">
            <text:p>6.85</text:p>
          </table:table-cell>
          <table:table-cell office:value-type="float" office:value="6.97">
            <text:p>6.97</text:p>
          </table:table-cell>
          <table:table-cell office:value-type="float" office:value="10.19">
            <text:p>10.19</text:p>
          </table:table-cell>
          <table:table-cell/>
          <table:table-cell office:value-type="float" office:value="7.91">
            <text:p>7.91</text:p>
          </table:table-cell>
          <table:table-cell office:value-type="float" office:value="7.33">
            <text:p>7.33</text:p>
          </table:table-cell>
          <table:table-cell office:value-type="float" office:value="5.18">
            <text:p>5.18</text:p>
          </table:table-cell>
          <table:table-cell office:value-type="float" office:value="10.53">
            <text:p>10.53</text:p>
          </table:table-cell>
          <table:table-cell office:value-type="float" office:value="9.89">
            <text:p>9.89</text:p>
          </table:table-cell>
          <table:table-cell office:value-type="float" office:value="15.01">
            <text:p>15.01</text:p>
          </table:table-cell>
          <table:table-cell office:value-type="float" office:value="6.32">
            <text:p>6.32</text:p>
          </table:table-cell>
          <table:table-cell office:value-type="float" office:value="8.07">
            <text:p>8.07</text:p>
          </table:table-cell>
          <table:table-cell office:value-type="float" office:value="13.78">
            <text:p>13.78</text:p>
          </table:table-cell>
          <table:table-cell office:value-type="float" office:value="11.45">
            <text:p>11.45</text:p>
          </table:table-cell>
          <table:table-cell office:value-type="float" office:value="10.76">
            <text:p>10.76</text:p>
          </table:table-cell>
          <table:table-cell office:value-type="float" office:value="8.15">
            <text:p>8.15</text:p>
          </table:table-cell>
          <table:table-cell/>
          <table:table-cell office:value-type="float" office:value="5.56">
            <text:p>5.56</text:p>
          </table:table-cell>
          <table:table-cell office:value-type="float" office:value="8.28">
            <text:p>8.28</text:p>
          </table:table-cell>
          <table:table-cell office:value-type="float" office:value="12.92">
            <text:p>12.92</text:p>
          </table:table-cell>
          <table:table-cell office:value-type="float" office:value="12.4">
            <text:p>12.4</text:p>
          </table:table-cell>
          <table:table-cell office:value-type="float" office:value="19.63">
            <text:p>19.63</text:p>
          </table:table-cell>
          <table:table-cell table:number-columns-repeated="976"/>
        </table:table-row>
        <table:table-row table:style-name="ro1">
          <table:table-cell office:value-type="string">
            <text:p>Norway</text:p>
          </table:table-cell>
          <table:table-cell office:value-type="float" office:value="3.22">
            <text:p>3.22</text:p>
          </table:table-cell>
          <table:table-cell office:value-type="float" office:value="4.13">
            <text:p>4.13</text:p>
          </table:table-cell>
          <table:table-cell office:value-type="float" office:value="3.5">
            <text:p>3.5</text:p>
          </table:table-cell>
          <table:table-cell office:value-type="float" office:value="4.06">
            <text:p>4.06</text:p>
          </table:table-cell>
          <table:table-cell office:value-type="float" office:value="5.11">
            <text:p>5.11</text:p>
          </table:table-cell>
          <table:table-cell office:value-type="float" office:value="3.98">
            <text:p>3.98</text:p>
          </table:table-cell>
          <table:table-cell office:value-type="float" office:value="10.17">
            <text:p>10.17</text:p>
          </table:table-cell>
          <table:table-cell office:value-type="float" office:value="4.54">
            <text:p>4.54</text:p>
          </table:table-cell>
          <table:table-cell office:value-type="float" office:value="6.08">
            <text:p>6.08</text:p>
          </table:table-cell>
          <table:table-cell office:value-type="float" office:value="4.85">
            <text:p>4.85</text:p>
          </table:table-cell>
          <table:table-cell/>
          <table:table-cell office:value-type="float" office:value="8">
            <text:p>8</text:p>
          </table:table-cell>
          <table:table-cell office:value-type="float" office:value="5.36">
            <text:p>5.36</text:p>
          </table:table-cell>
          <table:table-cell office:value-type="float" office:value="14.71">
            <text:p>14.71</text:p>
          </table:table-cell>
          <table:table-cell office:value-type="float" office:value="5.59">
            <text:p>5.59</text:p>
          </table:table-cell>
          <table:table-cell office:value-type="float" office:value="4.58">
            <text:p>4.58</text:p>
          </table:table-cell>
          <table:table-cell office:value-type="float" office:value="4.55">
            <text:p>4.55</text:p>
          </table:table-cell>
          <table:table-cell office:value-type="float" office:value="5.64">
            <text:p>5.64</text:p>
          </table:table-cell>
          <table:table-cell office:value-type="float" office:value="12.28">
            <text:p>12.28</text:p>
          </table:table-cell>
          <table:table-cell office:value-type="float" office:value="5.59">
            <text:p>5.59</text:p>
          </table:table-cell>
          <table:table-cell office:value-type="float" office:value="11.43">
            <text:p>11.43</text:p>
          </table:table-cell>
          <table:table-cell office:value-type="float" office:value="6.04">
            <text:p>6.04</text:p>
          </table:table-cell>
          <table:table-cell office:value-type="float" office:value="5.98">
            <text:p>5.98</text:p>
          </table:table-cell>
          <table:table-cell office:value-type="float" office:value="8.97">
            <text:p>8.97</text:p>
          </table:table-cell>
          <table:table-cell office:value-type="float" office:value="10.82">
            <text:p>10.82</text:p>
          </table:table-cell>
          <table:table-cell office:value-type="float" office:value="11.46">
            <text:p>11.46</text:p>
          </table:table-cell>
          <table:table-cell office:value-type="float" office:value="8.57">
            <text:p>8.57</text:p>
          </table:table-cell>
          <table:table-cell office:value-type="float" office:value="12.72">
            <text:p>12.72</text:p>
          </table:table-cell>
          <table:table-cell office:value-type="float" office:value="15.95">
            <text:p>15.95</text:p>
          </table:table-cell>
          <table:table-cell office:value-type="float" office:value="6.09">
            <text:p>6.09</text:p>
          </table:table-cell>
          <table:table-cell office:value-type="float" office:value="5.16">
            <text:p>5.16</text:p>
          </table:table-cell>
          <table:table-cell office:value-type="float" office:value="5.62">
            <text:p>5.62</text:p>
          </table:table-cell>
          <table:table-cell office:value-type="float" office:value="10.17">
            <text:p>10.17</text:p>
          </table:table-cell>
          <table:table-cell office:value-type="float" office:value="12.7">
            <text:p>12.7</text:p>
          </table:table-cell>
          <table:table-cell office:value-type="float" office:value="15.18">
            <text:p>15.18</text:p>
          </table:table-cell>
          <table:table-cell office:value-type="float" office:value="6.02">
            <text:p>6.02</text:p>
          </table:table-cell>
          <table:table-cell office:value-type="float" office:value="8.2">
            <text:p>8.2</text:p>
          </table:table-cell>
          <table:table-cell/>
          <table:table-cell office:value-type="float" office:value="8.52">
            <text:p>8.52</text:p>
          </table:table-cell>
          <table:table-cell office:value-type="float" office:value="13.18">
            <text:p>13.18</text:p>
          </table:table-cell>
          <table:table-cell office:value-type="float" office:value="13.53">
            <text:p>13.53</text:p>
          </table:table-cell>
          <table:table-cell/>
          <table:table-cell office:value-type="float" office:value="6.77">
            <text:p>6.77</text:p>
          </table:table-cell>
          <table:table-cell office:value-type="float" office:value="10.08">
            <text:p>10.08</text:p>
          </table:table-cell>
          <table:table-cell/>
          <table:table-cell office:value-type="float" office:value="10.69">
            <text:p>10.69</text:p>
          </table:table-cell>
          <table:table-cell table:number-columns-repeated="977"/>
        </table:table-row>
        <table:table-row table:style-name="ro1">
          <table:table-cell office:value-type="string">
            <text:p>Peru</text:p>
          </table:table-cell>
          <table:table-cell office:value-type="float" office:value="4.34">
            <text:p>4.34</text:p>
          </table:table-cell>
          <table:table-cell office:value-type="float" office:value="18.37">
            <text:p>18.37</text:p>
          </table:table-cell>
          <table:table-cell office:value-type="float" office:value="7.07">
            <text:p>7.07</text:p>
          </table:table-cell>
          <table:table-cell office:value-type="float" office:value="9.06">
            <text:p>9.06</text:p>
          </table:table-cell>
          <table:table-cell office:value-type="float" office:value="7.24">
            <text:p>7.24</text:p>
          </table:table-cell>
          <table:table-cell office:value-type="float" office:value="4.08">
            <text:p>4.08</text:p>
          </table:table-cell>
          <table:table-cell office:value-type="float" office:value="6.15">
            <text:p>6.15</text:p>
          </table:table-cell>
          <table:table-cell office:value-type="float" office:value="3.96">
            <text:p>3.96</text:p>
          </table:table-cell>
          <table:table-cell office:value-type="float" office:value="4.66">
            <text:p>4.66</text:p>
          </table:table-cell>
          <table:table-cell office:value-type="float" office:value="3.69">
            <text:p>3.69</text:p>
          </table:table-cell>
          <table:table-cell table:number-columns-repeated="3"/>
          <table:table-cell office:value-type="float" office:value="26.12">
            <text:p>26.12</text:p>
          </table:table-cell>
          <table:table-cell office:value-type="float" office:value="8.2">
            <text:p>8.2</text:p>
          </table:table-cell>
          <table:table-cell office:value-type="float" office:value="10.14">
            <text:p>10.14</text:p>
          </table:table-cell>
          <table:table-cell office:value-type="float" office:value="6.58">
            <text:p>6.58</text:p>
          </table:table-cell>
          <table:table-cell office:value-type="float" office:value="10.67">
            <text:p>10.67</text:p>
          </table:table-cell>
          <table:table-cell/>
          <table:table-cell office:value-type="float" office:value="19.26">
            <text:p>19.26</text:p>
          </table:table-cell>
          <table:table-cell office:value-type="float" office:value="13.17">
            <text:p>13.17</text:p>
          </table:table-cell>
          <table:table-cell office:value-type="float" office:value="10.24">
            <text:p>10.24</text:p>
          </table:table-cell>
          <table:table-cell office:value-type="float" office:value="14.11">
            <text:p>14.11</text:p>
          </table:table-cell>
          <table:table-cell office:value-type="float" office:value="19.05">
            <text:p>19.05</text:p>
          </table:table-cell>
          <table:table-cell/>
          <table:table-cell office:value-type="float" office:value="9.48">
            <text:p>9.48</text:p>
          </table:table-cell>
          <table:table-cell office:value-type="float" office:value="12.46">
            <text:p>12.46</text:p>
          </table:table-cell>
          <table:table-cell office:value-type="float" office:value="14.93">
            <text:p>14.93</text:p>
          </table:table-cell>
          <table:table-cell office:value-type="float" office:value="10.22">
            <text:p>10.22</text:p>
          </table:table-cell>
          <table:table-cell office:value-type="float" office:value="6.15">
            <text:p>6.15</text:p>
          </table:table-cell>
          <table:table-cell office:value-type="float" office:value="4.49">
            <text:p>4.49</text:p>
          </table:table-cell>
          <table:table-cell office:value-type="float" office:value="9.31">
            <text:p>9.31</text:p>
          </table:table-cell>
          <table:table-cell office:value-type="float" office:value="8.18">
            <text:p>8.18</text:p>
          </table:table-cell>
          <table:table-cell table:number-columns-repeated="2"/>
          <table:table-cell office:value-type="float" office:value="5.36">
            <text:p>5.36</text:p>
          </table:table-cell>
          <table:table-cell office:value-type="float" office:value="6.01">
            <text:p>6.01</text:p>
          </table:table-cell>
          <table:table-cell office:value-type="float" office:value="11.91">
            <text:p>11.91</text:p>
          </table:table-cell>
          <table:table-cell office:value-type="float" office:value="10.41">
            <text:p>10.41</text:p>
          </table:table-cell>
          <table:table-cell office:value-type="float" office:value="5.51">
            <text:p>5.51</text:p>
          </table:table-cell>
          <table:table-cell office:value-type="float" office:value="16.59">
            <text:p>16.59</text:p>
          </table:table-cell>
          <table:table-cell/>
          <table:table-cell office:value-type="float" office:value="4.9">
            <text:p>4.9</text:p>
          </table:table-cell>
          <table:table-cell office:value-type="float" office:value="6.42">
            <text:p>6.42</text:p>
          </table:table-cell>
          <table:table-cell office:value-type="float" office:value="3.67">
            <text:p>3.67</text:p>
          </table:table-cell>
          <table:table-cell office:value-type="float" office:value="7.68">
            <text:p>7.68</text:p>
          </table:table-cell>
          <table:table-cell office:value-type="float" office:value="4.94">
            <text:p>4.94</text:p>
          </table:table-cell>
          <table:table-cell office:value-type="float" office:value="11.1">
            <text:p>11.1</text:p>
          </table:table-cell>
          <table:table-cell office:value-type="float" office:value="13.35">
            <text:p>13.35</text:p>
          </table:table-cell>
          <table:table-cell table:number-columns-repeated="974"/>
        </table:table-row>
        <table:table-row table:style-name="ro1">
          <table:table-cell office:value-type="string">
            <text:p>Poland</text:p>
          </table:table-cell>
          <table:table-cell office:value-type="float" office:value="3.14">
            <text:p>3.14</text:p>
          </table:table-cell>
          <table:table-cell office:value-type="float" office:value="5.24">
            <text:p>5.24</text:p>
          </table:table-cell>
          <table:table-cell office:value-type="float" office:value="4.79">
            <text:p>4.79</text:p>
          </table:table-cell>
          <table:table-cell office:value-type="float" office:value="4.01">
            <text:p>4.01</text:p>
          </table:table-cell>
          <table:table-cell office:value-type="float" office:value="6.47">
            <text:p>6.47</text:p>
          </table:table-cell>
          <table:table-cell office:value-type="float" office:value="3.27">
            <text:p>3.27</text:p>
          </table:table-cell>
          <table:table-cell office:value-type="float" office:value="4.9">
            <text:p>4.9</text:p>
          </table:table-cell>
          <table:table-cell office:value-type="float" office:value="3.38">
            <text:p>3.38</text:p>
          </table:table-cell>
          <table:table-cell office:value-type="float" office:value="3.97">
            <text:p>3.97</text:p>
          </table:table-cell>
          <table:table-cell office:value-type="float" office:value="3.76">
            <text:p>3.76</text:p>
          </table:table-cell>
          <table:table-cell office:value-type="float" office:value="13.29">
            <text:p>13.29</text:p>
          </table:table-cell>
          <table:table-cell office:value-type="float" office:value="8.07">
            <text:p>8.07</text:p>
          </table:table-cell>
          <table:table-cell office:value-type="float" office:value="5.64">
            <text:p>5.64</text:p>
          </table:table-cell>
          <table:table-cell office:value-type="float" office:value="10.17">
            <text:p>10.17</text:p>
          </table:table-cell>
          <table:table-cell office:value-type="float" office:value="9.34">
            <text:p>9.34</text:p>
          </table:table-cell>
          <table:table-cell office:value-type="float" office:value="9.4">
            <text:p>9.4</text:p>
          </table:table-cell>
          <table:table-cell office:value-type="float" office:value="6.31">
            <text:p>6.31</text:p>
          </table:table-cell>
          <table:table-cell office:value-type="float" office:value="6.92">
            <text:p>6.92</text:p>
          </table:table-cell>
          <table:table-cell/>
          <table:table-cell office:value-type="float" office:value="9.51">
            <text:p>9.51</text:p>
          </table:table-cell>
          <table:table-cell office:value-type="float" office:value="6">
            <text:p>6</text:p>
          </table:table-cell>
          <table:table-cell office:value-type="float" office:value="7.88">
            <text:p>7.88</text:p>
          </table:table-cell>
          <table:table-cell office:value-type="float" office:value="4.74">
            <text:p>4.74</text:p>
          </table:table-cell>
          <table:table-cell office:value-type="float" office:value="11.81">
            <text:p>11.81</text:p>
          </table:table-cell>
          <table:table-cell/>
          <table:table-cell office:value-type="float" office:value="11.93">
            <text:p>11.93</text:p>
          </table:table-cell>
          <table:table-cell office:value-type="float" office:value="11.49">
            <text:p>11.49</text:p>
          </table:table-cell>
          <table:table-cell office:value-type="float" office:value="10.66">
            <text:p>10.66</text:p>
          </table:table-cell>
          <table:table-cell office:value-type="float" office:value="13.96">
            <text:p>13.96</text:p>
          </table:table-cell>
          <table:table-cell office:value-type="float" office:value="6.35">
            <text:p>6.35</text:p>
          </table:table-cell>
          <table:table-cell office:value-type="float" office:value="4.09">
            <text:p>4.09</text:p>
          </table:table-cell>
          <table:table-cell office:value-type="float" office:value="9.06">
            <text:p>9.06</text:p>
          </table:table-cell>
          <table:table-cell office:value-type="float" office:value="6.66">
            <text:p>6.66</text:p>
          </table:table-cell>
          <table:table-cell office:value-type="float" office:value="4.93">
            <text:p>4.93</text:p>
          </table:table-cell>
          <table:table-cell/>
          <table:table-cell office:value-type="float" office:value="4.12">
            <text:p>4.12</text:p>
          </table:table-cell>
          <table:table-cell office:value-type="float" office:value="5.01">
            <text:p>5.01</text:p>
          </table:table-cell>
          <table:table-cell office:value-type="float" office:value="15.64">
            <text:p>15.64</text:p>
          </table:table-cell>
          <table:table-cell office:value-type="float" office:value="10.44">
            <text:p>10.44</text:p>
          </table:table-cell>
          <table:table-cell office:value-type="float" office:value="4.66">
            <text:p>4.66</text:p>
          </table:table-cell>
          <table:table-cell office:value-type="float" office:value="6.2">
            <text:p>6.2</text:p>
          </table:table-cell>
          <table:table-cell office:value-type="float" office:value="16.14">
            <text:p>16.14</text:p>
          </table:table-cell>
          <table:table-cell office:value-type="float" office:value="4.05">
            <text:p>4.05</text:p>
          </table:table-cell>
          <table:table-cell office:value-type="float" office:value="7.3">
            <text:p>7.3</text:p>
          </table:table-cell>
          <table:table-cell/>
          <table:table-cell office:value-type="float" office:value="13.2">
            <text:p>13.2</text:p>
          </table:table-cell>
          <table:table-cell office:value-type="float" office:value="12.42">
            <text:p>12.42</text:p>
          </table:table-cell>
          <table:table-cell table:number-columns-repeated="976"/>
        </table:table-row>
        <table:table-row table:style-name="ro1">
          <table:table-cell office:value-type="string">
            <text:p>Portugal</text:p>
          </table:table-cell>
          <table:table-cell office:value-type="float" office:value="3.75">
            <text:p>3.75</text:p>
          </table:table-cell>
          <table:table-cell office:value-type="float" office:value="5.41">
            <text:p>5.41</text:p>
          </table:table-cell>
          <table:table-cell office:value-type="float" office:value="3.72">
            <text:p>3.72</text:p>
          </table:table-cell>
          <table:table-cell office:value-type="float" office:value="4.42">
            <text:p>4.42</text:p>
          </table:table-cell>
          <table:table-cell office:value-type="float" office:value="4.16">
            <text:p>4.16</text:p>
          </table:table-cell>
          <table:table-cell office:value-type="float" office:value="4.14">
            <text:p>4.14</text:p>
          </table:table-cell>
          <table:table-cell office:value-type="float" office:value="14.52">
            <text:p>14.52</text:p>
          </table:table-cell>
          <table:table-cell office:value-type="float" office:value="4.54">
            <text:p>4.54</text:p>
          </table:table-cell>
          <table:table-cell office:value-type="float" office:value="5.61">
            <text:p>5.61</text:p>
          </table:table-cell>
          <table:table-cell office:value-type="float" office:value="4.12">
            <text:p>4.12</text:p>
          </table:table-cell>
          <table:table-cell office:value-type="float" office:value="15.79">
            <text:p>15.79</text:p>
          </table:table-cell>
          <table:table-cell office:value-type="float" office:value="9.72">
            <text:p>9.72</text:p>
          </table:table-cell>
          <table:table-cell office:value-type="float" office:value="9.64">
            <text:p>9.64</text:p>
          </table:table-cell>
          <table:table-cell office:value-type="float" office:value="6.16">
            <text:p>6.16</text:p>
          </table:table-cell>
          <table:table-cell office:value-type="float" office:value="5.81">
            <text:p>5.81</text:p>
          </table:table-cell>
          <table:table-cell office:value-type="float" office:value="6.27">
            <text:p>6.27</text:p>
          </table:table-cell>
          <table:table-cell office:value-type="float" office:value="4.88">
            <text:p>4.88</text:p>
          </table:table-cell>
          <table:table-cell office:value-type="float" office:value="11.82">
            <text:p>11.82</text:p>
          </table:table-cell>
          <table:table-cell/>
          <table:table-cell office:value-type="float" office:value="7.36">
            <text:p>7.36</text:p>
          </table:table-cell>
          <table:table-cell office:value-type="float" office:value="6.77">
            <text:p>6.77</text:p>
          </table:table-cell>
          <table:table-cell office:value-type="float" office:value="10.87">
            <text:p>10.87</text:p>
          </table:table-cell>
          <table:table-cell office:value-type="float" office:value="6.23">
            <text:p>6.23</text:p>
          </table:table-cell>
          <table:table-cell office:value-type="float" office:value="10.01">
            <text:p>10.01</text:p>
          </table:table-cell>
          <table:table-cell office:value-type="float" office:value="14.55">
            <text:p>14.55</text:p>
          </table:table-cell>
          <table:table-cell office:value-type="float" office:value="5.84">
            <text:p>5.84</text:p>
          </table:table-cell>
          <table:table-cell office:value-type="float" office:value="7.61">
            <text:p>7.61</text:p>
          </table:table-cell>
          <table:table-cell office:value-type="float" office:value="9.13">
            <text:p>9.13</text:p>
          </table:table-cell>
          <table:table-cell/>
          <table:table-cell office:value-type="float" office:value="5.74">
            <text:p>5.74</text:p>
          </table:table-cell>
          <table:table-cell office:value-type="float" office:value="5.58">
            <text:p>5.58</text:p>
          </table:table-cell>
          <table:table-cell office:value-type="float" office:value="4.78">
            <text:p>4.78</text:p>
          </table:table-cell>
          <table:table-cell office:value-type="float" office:value="8.4">
            <text:p>8.4</text:p>
          </table:table-cell>
          <table:table-cell office:value-type="float" office:value="12.73">
            <text:p>12.73</text:p>
          </table:table-cell>
          <table:table-cell office:value-type="float" office:value="22.27">
            <text:p>22.27</text:p>
          </table:table-cell>
          <table:table-cell office:value-type="float" office:value="5.72">
            <text:p>5.72</text:p>
          </table:table-cell>
          <table:table-cell office:value-type="float" office:value="6.76">
            <text:p>6.76</text:p>
          </table:table-cell>
          <table:table-cell office:value-type="float" office:value="12.16">
            <text:p>12.16</text:p>
          </table:table-cell>
          <table:table-cell office:value-type="float" office:value="8.16">
            <text:p>8.16</text:p>
          </table:table-cell>
          <table:table-cell office:value-type="float" office:value="6.31">
            <text:p>6.31</text:p>
          </table:table-cell>
          <table:table-cell office:value-type="float" office:value="8.42">
            <text:p>8.42</text:p>
          </table:table-cell>
          <table:table-cell/>
          <table:table-cell office:value-type="float" office:value="5.06">
            <text:p>5.06</text:p>
          </table:table-cell>
          <table:table-cell office:value-type="float" office:value="5.12">
            <text:p>5.12</text:p>
          </table:table-cell>
          <table:table-cell office:value-type="float" office:value="8.75">
            <text:p>8.75</text:p>
          </table:table-cell>
          <table:table-cell office:value-type="float" office:value="7.75">
            <text:p>7.75</text:p>
          </table:table-cell>
          <table:table-cell office:value-type="float" office:value="11.2">
            <text:p>11.2</text:p>
          </table:table-cell>
          <table:table-cell/>
          <table:table-cell office:value-type="float" office:value="7.36">
            <text:p>7.36</text:p>
          </table:table-cell>
          <table:table-cell table:number-columns-repeated="974"/>
        </table:table-row>
        <table:table-row table:style-name="ro1">
          <table:table-cell office:value-type="string">
            <text:p>Qatar</text:p>
          </table:table-cell>
          <table:table-cell office:value-type="float" office:value="0.82">
            <text:p>0.82</text:p>
          </table:table-cell>
          <table:table-cell office:value-type="float" office:value="2.49">
            <text:p>2.49</text:p>
          </table:table-cell>
          <table:table-cell office:value-type="float" office:value="1.61">
            <text:p>1.61</text:p>
          </table:table-cell>
          <table:table-cell office:value-type="float" office:value="2.16">
            <text:p>2.16</text:p>
          </table:table-cell>
          <table:table-cell office:value-type="float" office:value="2.98">
            <text:p>2.98</text:p>
          </table:table-cell>
          <table:table-cell office:value-type="float" office:value="3.25">
            <text:p>3.25</text:p>
          </table:table-cell>
          <table:table-cell/>
          <table:table-cell office:value-type="float" office:value="11.89">
            <text:p>11.89</text:p>
          </table:table-cell>
          <table:table-cell office:value-type="float" office:value="13.77">
            <text:p>13.77</text:p>
          </table:table-cell>
          <table:table-cell office:value-type="float" office:value="1.11">
            <text:p>1.11</text:p>
          </table:table-cell>
          <table:table-cell office:value-type="float" office:value="4.57">
            <text:p>4.57</text:p>
          </table:table-cell>
          <table:table-cell office:value-type="float" office:value="4.18">
            <text:p>4.18</text:p>
          </table:table-cell>
          <table:table-cell office:value-type="float" office:value="7.26">
            <text:p>7.26</text:p>
          </table:table-cell>
          <table:table-cell office:value-type="float" office:value="15.14">
            <text:p>15.14</text:p>
          </table:table-cell>
          <table:table-cell office:value-type="float" office:value="2.57">
            <text:p>2.57</text:p>
          </table:table-cell>
          <table:table-cell office:value-type="float" office:value="4.48">
            <text:p>4.48</text:p>
          </table:table-cell>
          <table:table-cell office:value-type="float" office:value="2.56">
            <text:p>2.56</text:p>
          </table:table-cell>
          <table:table-cell office:value-type="float" office:value="4.98">
            <text:p>4.98</text:p>
          </table:table-cell>
          <table:table-cell office:value-type="float" office:value="12.55">
            <text:p>12.55</text:p>
          </table:table-cell>
          <table:table-cell office:value-type="float" office:value="4.1">
            <text:p>4.1</text:p>
          </table:table-cell>
          <table:table-cell office:value-type="float" office:value="3.36">
            <text:p>3.36</text:p>
          </table:table-cell>
          <table:table-cell office:value-type="float" office:value="8.52">
            <text:p>8.52</text:p>
          </table:table-cell>
          <table:table-cell office:value-type="float" office:value="3.11">
            <text:p>3.11</text:p>
          </table:table-cell>
          <table:table-cell office:value-type="float" office:value="10.58">
            <text:p>10.58</text:p>
          </table:table-cell>
          <table:table-cell office:value-type="float" office:value="17.86">
            <text:p>17.86</text:p>
          </table:table-cell>
          <table:table-cell office:value-type="float" office:value="3.21">
            <text:p>3.21</text:p>
          </table:table-cell>
          <table:table-cell office:value-type="float" office:value="8.73">
            <text:p>8.73</text:p>
          </table:table-cell>
          <table:table-cell/>
          <table:table-cell office:value-type="float" office:value="19.19">
            <text:p>19.19</text:p>
          </table:table-cell>
          <table:table-cell office:value-type="float" office:value="8.85">
            <text:p>8.85</text:p>
          </table:table-cell>
          <table:table-cell/>
          <table:table-cell office:value-type="float" office:value="14.11">
            <text:p>14.11</text:p>
          </table:table-cell>
          <table:table-cell office:value-type="float" office:value="3.78">
            <text:p>3.78</text:p>
          </table:table-cell>
          <table:table-cell table:number-columns-repeated="3"/>
          <table:table-cell office:value-type="float" office:value="21.66">
            <text:p>21.66</text:p>
          </table:table-cell>
          <table:table-cell table:number-columns-repeated="5"/>
          <table:table-cell office:value-type="float" office:value="17.07">
            <text:p>17.07</text:p>
          </table:table-cell>
          <table:table-cell table:number-columns-repeated="3"/>
          <table:table-cell office:value-type="float" office:value="9.96">
            <text:p>9.96</text:p>
          </table:table-cell>
          <table:table-cell table:number-columns-repeated="976"/>
        </table:table-row>
        <table:table-row table:style-name="ro1">
          <table:table-cell office:value-type="string">
            <text:p>Romania</text:p>
          </table:table-cell>
          <table:table-cell office:value-type="float" office:value="3.98">
            <text:p>3.98</text:p>
          </table:table-cell>
          <table:table-cell office:value-type="float" office:value="7.12">
            <text:p>7.12</text:p>
          </table:table-cell>
          <table:table-cell office:value-type="float" office:value="6.17">
            <text:p>6.17</text:p>
          </table:table-cell>
          <table:table-cell office:value-type="float" office:value="5.47">
            <text:p>5.47</text:p>
          </table:table-cell>
          <table:table-cell office:value-type="float" office:value="5.88">
            <text:p>5.88</text:p>
          </table:table-cell>
          <table:table-cell office:value-type="float" office:value="3.89">
            <text:p>3.89</text:p>
          </table:table-cell>
          <table:table-cell office:value-type="float" office:value="6.17">
            <text:p>6.17</text:p>
          </table:table-cell>
          <table:table-cell office:value-type="float" office:value="3.97">
            <text:p>3.97</text:p>
          </table:table-cell>
          <table:table-cell office:value-type="float" office:value="4.12">
            <text:p>4.12</text:p>
          </table:table-cell>
          <table:table-cell office:value-type="float" office:value="3.77">
            <text:p>3.77</text:p>
          </table:table-cell>
          <table:table-cell office:value-type="float" office:value="12.95">
            <text:p>12.95</text:p>
          </table:table-cell>
          <table:table-cell office:value-type="float" office:value="8.18">
            <text:p>8.18</text:p>
          </table:table-cell>
          <table:table-cell office:value-type="float" office:value="11.56">
            <text:p>11.56</text:p>
          </table:table-cell>
          <table:table-cell office:value-type="float" office:value="13.47">
            <text:p>13.47</text:p>
          </table:table-cell>
          <table:table-cell office:value-type="float" office:value="9.02">
            <text:p>9.02</text:p>
          </table:table-cell>
          <table:table-cell office:value-type="float" office:value="12.19">
            <text:p>12.19</text:p>
          </table:table-cell>
          <table:table-cell office:value-type="float" office:value="7.85">
            <text:p>7.85</text:p>
          </table:table-cell>
          <table:table-cell office:value-type="float" office:value="8.76">
            <text:p>8.76</text:p>
          </table:table-cell>
          <table:table-cell office:value-type="float" office:value="16.04">
            <text:p>16.04</text:p>
          </table:table-cell>
          <table:table-cell office:value-type="float" office:value="7.56">
            <text:p>7.56</text:p>
          </table:table-cell>
          <table:table-cell office:value-type="float" office:value="7.11">
            <text:p>7.11</text:p>
          </table:table-cell>
          <table:table-cell office:value-type="float" office:value="7.67">
            <text:p>7.67</text:p>
          </table:table-cell>
          <table:table-cell office:value-type="float" office:value="7.43">
            <text:p>7.43</text:p>
          </table:table-cell>
          <table:table-cell office:value-type="float" office:value="14.86">
            <text:p>14.86</text:p>
          </table:table-cell>
          <table:table-cell/>
          <table:table-cell office:value-type="float" office:value="10.88">
            <text:p>10.88</text:p>
          </table:table-cell>
          <table:table-cell office:value-type="float" office:value="9.5">
            <text:p>9.5</text:p>
          </table:table-cell>
          <table:table-cell office:value-type="float" office:value="11.11">
            <text:p>11.11</text:p>
          </table:table-cell>
          <table:table-cell office:value-type="float" office:value="10.98">
            <text:p>10.98</text:p>
          </table:table-cell>
          <table:table-cell office:value-type="float" office:value="4.82">
            <text:p>4.82</text:p>
          </table:table-cell>
          <table:table-cell office:value-type="float" office:value="4.86">
            <text:p>4.86</text:p>
          </table:table-cell>
          <table:table-cell office:value-type="float" office:value="10.44">
            <text:p>10.44</text:p>
          </table:table-cell>
          <table:table-cell office:value-type="float" office:value="6.87">
            <text:p>6.87</text:p>
          </table:table-cell>
          <table:table-cell office:value-type="float" office:value="9.36">
            <text:p>9.36</text:p>
          </table:table-cell>
          <table:table-cell/>
          <table:table-cell office:value-type="float" office:value="5.71">
            <text:p>5.71</text:p>
          </table:table-cell>
          <table:table-cell office:value-type="float" office:value="5.28">
            <text:p>5.28</text:p>
          </table:table-cell>
          <table:table-cell office:value-type="float" office:value="11.95">
            <text:p>11.95</text:p>
          </table:table-cell>
          <table:table-cell office:value-type="float" office:value="6.48">
            <text:p>6.48</text:p>
          </table:table-cell>
          <table:table-cell office:value-type="float" office:value="5.8">
            <text:p>5.8</text:p>
          </table:table-cell>
          <table:table-cell office:value-type="float" office:value="7.18">
            <text:p>7.18</text:p>
          </table:table-cell>
          <table:table-cell/>
          <table:table-cell office:value-type="float" office:value="4.47">
            <text:p>4.47</text:p>
          </table:table-cell>
          <table:table-cell table:number-columns-repeated="2"/>
          <table:table-cell office:value-type="float" office:value="8.56">
            <text:p>8.56</text:p>
          </table:table-cell>
          <table:table-cell office:value-type="float" office:value="11.04">
            <text:p>11.04</text:p>
          </table:table-cell>
          <table:table-cell/>
          <table:table-cell office:value-type="float" office:value="9.06">
            <text:p>9.06</text:p>
          </table:table-cell>
          <table:table-cell table:number-columns-repeated="974"/>
        </table:table-row>
        <table:table-row table:style-name="ro1">
          <table:table-cell office:value-type="string">
            <text:p>Russian Federation</text:p>
          </table:table-cell>
          <table:table-cell office:value-type="float" office:value="2.97">
            <text:p>2.97</text:p>
          </table:table-cell>
          <table:table-cell office:value-type="float" office:value="4.66">
            <text:p>4.66</text:p>
          </table:table-cell>
          <table:table-cell office:value-type="float" office:value="4.26">
            <text:p>4.26</text:p>
          </table:table-cell>
          <table:table-cell office:value-type="float" office:value="3.45">
            <text:p>3.45</text:p>
          </table:table-cell>
          <table:table-cell office:value-type="float" office:value="6.51">
            <text:p>6.51</text:p>
          </table:table-cell>
          <table:table-cell office:value-type="float" office:value="3.71">
            <text:p>3.71</text:p>
          </table:table-cell>
          <table:table-cell office:value-type="float" office:value="10.16">
            <text:p>10.16</text:p>
          </table:table-cell>
          <table:table-cell office:value-type="float" office:value="3.79">
            <text:p>3.79</text:p>
          </table:table-cell>
          <table:table-cell office:value-type="float" office:value="3.36">
            <text:p>3.36</text:p>
          </table:table-cell>
          <table:table-cell office:value-type="float" office:value="3.59">
            <text:p>3.59</text:p>
          </table:table-cell>
          <table:table-cell office:value-type="float" office:value="8.42">
            <text:p>8.42</text:p>
          </table:table-cell>
          <table:table-cell office:value-type="float" office:value="5.56">
            <text:p>5.56</text:p>
          </table:table-cell>
          <table:table-cell office:value-type="float" office:value="9.37">
            <text:p>9.37</text:p>
          </table:table-cell>
          <table:table-cell office:value-type="float" office:value="7.31">
            <text:p>7.31</text:p>
          </table:table-cell>
          <table:table-cell office:value-type="float" office:value="6.53">
            <text:p>6.53</text:p>
          </table:table-cell>
          <table:table-cell office:value-type="float" office:value="9.19">
            <text:p>9.19</text:p>
          </table:table-cell>
          <table:table-cell office:value-type="float" office:value="5.54">
            <text:p>5.54</text:p>
          </table:table-cell>
          <table:table-cell office:value-type="float" office:value="5.17">
            <text:p>5.17</text:p>
          </table:table-cell>
          <table:table-cell office:value-type="float" office:value="13.75">
            <text:p>13.75</text:p>
          </table:table-cell>
          <table:table-cell office:value-type="float" office:value="7.57">
            <text:p>7.57</text:p>
          </table:table-cell>
          <table:table-cell office:value-type="float" office:value="5.52">
            <text:p>5.52</text:p>
          </table:table-cell>
          <table:table-cell office:value-type="float" office:value="5.82">
            <text:p>5.82</text:p>
          </table:table-cell>
          <table:table-cell office:value-type="float" office:value="7.09">
            <text:p>7.09</text:p>
          </table:table-cell>
          <table:table-cell office:value-type="float" office:value="13.54">
            <text:p>13.54</text:p>
          </table:table-cell>
          <table:table-cell/>
          <table:table-cell office:value-type="float" office:value="11.19">
            <text:p>11.19</text:p>
          </table:table-cell>
          <table:table-cell office:value-type="float" office:value="10.4">
            <text:p>10.4</text:p>
          </table:table-cell>
          <table:table-cell office:value-type="float" office:value="9.66">
            <text:p>9.66</text:p>
          </table:table-cell>
          <table:table-cell office:value-type="float" office:value="13.6">
            <text:p>13.6</text:p>
          </table:table-cell>
          <table:table-cell office:value-type="float" office:value="6.62">
            <text:p>6.62</text:p>
          </table:table-cell>
          <table:table-cell office:value-type="float" office:value="3.98">
            <text:p>3.98</text:p>
          </table:table-cell>
          <table:table-cell office:value-type="float" office:value="10.34">
            <text:p>10.34</text:p>
          </table:table-cell>
          <table:table-cell office:value-type="float" office:value="5.47">
            <text:p>5.47</text:p>
          </table:table-cell>
          <table:table-cell office:value-type="float" office:value="10.88">
            <text:p>10.88</text:p>
          </table:table-cell>
          <table:table-cell office:value-type="float" office:value="15.81">
            <text:p>15.81</text:p>
          </table:table-cell>
          <table:table-cell office:value-type="float" office:value="4.74">
            <text:p>4.74</text:p>
          </table:table-cell>
          <table:table-cell office:value-type="float" office:value="5.39">
            <text:p>5.39</text:p>
          </table:table-cell>
          <table:table-cell/>
          <table:table-cell office:value-type="float" office:value="6.58">
            <text:p>6.58</text:p>
          </table:table-cell>
          <table:table-cell office:value-type="float" office:value="8.12">
            <text:p>8.12</text:p>
          </table:table-cell>
          <table:table-cell office:value-type="float" office:value="7.61">
            <text:p>7.61</text:p>
          </table:table-cell>
          <table:table-cell/>
          <table:table-cell office:value-type="float" office:value="3.85">
            <text:p>3.85</text:p>
          </table:table-cell>
          <table:table-cell office:value-type="float" office:value="7.46">
            <text:p>7.46</text:p>
          </table:table-cell>
          <table:table-cell/>
          <table:table-cell office:value-type="float" office:value="11.04">
            <text:p>11.04</text:p>
          </table:table-cell>
          <table:table-cell table:number-columns-repeated="2"/>
          <table:table-cell office:value-type="float" office:value="10.27">
            <text:p>10.27</text:p>
          </table:table-cell>
          <table:table-cell table:number-columns-repeated="974"/>
        </table:table-row>
        <table:table-row table:style-name="ro1">
          <table:table-cell office:value-type="string">
            <text:p>Serbia</text:p>
          </table:table-cell>
          <table:table-cell office:value-type="float" office:value="3.44">
            <text:p>3.44</text:p>
          </table:table-cell>
          <table:table-cell office:value-type="float" office:value="5.38">
            <text:p>5.38</text:p>
          </table:table-cell>
          <table:table-cell office:value-type="float" office:value="5.14">
            <text:p>5.14</text:p>
          </table:table-cell>
          <table:table-cell office:value-type="float" office:value="4.03">
            <text:p>4.03</text:p>
          </table:table-cell>
          <table:table-cell office:value-type="float" office:value="5.39">
            <text:p>5.39</text:p>
          </table:table-cell>
          <table:table-cell office:value-type="float" office:value="3.95">
            <text:p>3.95</text:p>
          </table:table-cell>
          <table:table-cell/>
          <table:table-cell office:value-type="float" office:value="4.27">
            <text:p>4.27</text:p>
          </table:table-cell>
          <table:table-cell office:value-type="float" office:value="4.53">
            <text:p>4.53</text:p>
          </table:table-cell>
          <table:table-cell office:value-type="float" office:value="3.98">
            <text:p>3.98</text:p>
          </table:table-cell>
          <table:table-cell office:value-type="float" office:value="8.63">
            <text:p>8.63</text:p>
          </table:table-cell>
          <table:table-cell office:value-type="float" office:value="16.39">
            <text:p>16.39</text:p>
          </table:table-cell>
          <table:table-cell office:value-type="float" office:value="9.34">
            <text:p>9.34</text:p>
          </table:table-cell>
          <table:table-cell office:value-type="float" office:value="7.87">
            <text:p>7.87</text:p>
          </table:table-cell>
          <table:table-cell office:value-type="float" office:value="6.28">
            <text:p>6.28</text:p>
          </table:table-cell>
          <table:table-cell office:value-type="float" office:value="7.23">
            <text:p>7.23</text:p>
          </table:table-cell>
          <table:table-cell office:value-type="float" office:value="7.92">
            <text:p>7.92</text:p>
          </table:table-cell>
          <table:table-cell office:value-type="float" office:value="8.2">
            <text:p>8.2</text:p>
          </table:table-cell>
          <table:table-cell/>
          <table:table-cell office:value-type="float" office:value="7.59">
            <text:p>7.59</text:p>
          </table:table-cell>
          <table:table-cell office:value-type="float" office:value="4.51">
            <text:p>4.51</text:p>
          </table:table-cell>
          <table:table-cell office:value-type="float" office:value="8.52">
            <text:p>8.52</text:p>
          </table:table-cell>
          <table:table-cell office:value-type="float" office:value="8.62">
            <text:p>8.62</text:p>
          </table:table-cell>
          <table:table-cell office:value-type="float" office:value="12.48">
            <text:p>12.48</text:p>
          </table:table-cell>
          <table:table-cell/>
          <table:table-cell office:value-type="float" office:value="7.87">
            <text:p>7.87</text:p>
          </table:table-cell>
          <table:table-cell office:value-type="float" office:value="14.56">
            <text:p>14.56</text:p>
          </table:table-cell>
          <table:table-cell office:value-type="float" office:value="7.13">
            <text:p>7.13</text:p>
          </table:table-cell>
          <table:table-cell office:value-type="float" office:value="12.47">
            <text:p>12.47</text:p>
          </table:table-cell>
          <table:table-cell office:value-type="float" office:value="5.08">
            <text:p>5.08</text:p>
          </table:table-cell>
          <table:table-cell office:value-type="float" office:value="4.36">
            <text:p>4.36</text:p>
          </table:table-cell>
          <table:table-cell/>
          <table:table-cell office:value-type="float" office:value="6.04">
            <text:p>6.04</text:p>
          </table:table-cell>
          <table:table-cell table:number-columns-repeated="2"/>
          <table:table-cell office:value-type="float" office:value="8.66">
            <text:p>8.66</text:p>
          </table:table-cell>
          <table:table-cell office:value-type="float" office:value="5.58">
            <text:p>5.58</text:p>
          </table:table-cell>
          <table:table-cell office:value-type="float" office:value="17.01">
            <text:p>17.01</text:p>
          </table:table-cell>
          <table:table-cell office:value-type="float" office:value="14.99">
            <text:p>14.99</text:p>
          </table:table-cell>
          <table:table-cell office:value-type="float" office:value="5.21">
            <text:p>5.21</text:p>
          </table:table-cell>
          <table:table-cell office:value-type="float" office:value="10.41">
            <text:p>10.41</text:p>
          </table:table-cell>
          <table:table-cell/>
          <table:table-cell office:value-type="float" office:value="4.8">
            <text:p>4.8</text:p>
          </table:table-cell>
          <table:table-cell office:value-type="float" office:value="5.75">
            <text:p>5.75</text:p>
          </table:table-cell>
          <table:table-cell office:value-type="float" office:value="6.88">
            <text:p>6.88</text:p>
          </table:table-cell>
          <table:table-cell office:value-type="float" office:value="5.33">
            <text:p>5.33</text:p>
          </table:table-cell>
          <table:table-cell office:value-type="float" office:value="11.77">
            <text:p>11.77</text:p>
          </table:table-cell>
          <table:table-cell/>
          <table:table-cell office:value-type="float" office:value="13.12">
            <text:p>13.12</text:p>
          </table:table-cell>
          <table:table-cell table:number-columns-repeated="974"/>
        </table:table-row>
        <table:table-row table:style-name="ro1">
          <table:table-cell office:value-type="string">
            <text:p>Shanghai-China</text:p>
          </table:table-cell>
          <table:table-cell office:value-type="float" office:value="2.86">
            <text:p>2.86</text:p>
          </table:table-cell>
          <table:table-cell office:value-type="float" office:value="3.66">
            <text:p>3.66</text:p>
          </table:table-cell>
          <table:table-cell office:value-type="float" office:value="4.5">
            <text:p>4.5</text:p>
          </table:table-cell>
          <table:table-cell office:value-type="float" office:value="3.01">
            <text:p>3.01</text:p>
          </table:table-cell>
          <table:table-cell office:value-type="float" office:value="3.34">
            <text:p>3.34</text:p>
          </table:table-cell>
          <table:table-cell office:value-type="float" office:value="2.93">
            <text:p>2.93</text:p>
          </table:table-cell>
          <table:table-cell office:value-type="float" office:value="12.28">
            <text:p>12.28</text:p>
          </table:table-cell>
          <table:table-cell office:value-type="float" office:value="4.25">
            <text:p>4.25</text:p>
          </table:table-cell>
          <table:table-cell office:value-type="float" office:value="3.1">
            <text:p>3.1</text:p>
          </table:table-cell>
          <table:table-cell office:value-type="float" office:value="4.44">
            <text:p>4.44</text:p>
          </table:table-cell>
          <table:table-cell office:value-type="float" office:value="7.32">
            <text:p>7.32</text:p>
          </table:table-cell>
          <table:table-cell office:value-type="float" office:value="4.39">
            <text:p>4.39</text:p>
          </table:table-cell>
          <table:table-cell office:value-type="float" office:value="4.97">
            <text:p>4.97</text:p>
          </table:table-cell>
          <table:table-cell office:value-type="float" office:value="4.77">
            <text:p>4.77</text:p>
          </table:table-cell>
          <table:table-cell office:value-type="float" office:value="6.36">
            <text:p>6.36</text:p>
          </table:table-cell>
          <table:table-cell office:value-type="float" office:value="7.89">
            <text:p>7.89</text:p>
          </table:table-cell>
          <table:table-cell office:value-type="float" office:value="5.48">
            <text:p>5.48</text:p>
          </table:table-cell>
          <table:table-cell table:number-columns-repeated="2"/>
          <table:table-cell office:value-type="float" office:value="11.75">
            <text:p>11.75</text:p>
          </table:table-cell>
          <table:table-cell office:value-type="float" office:value="5">
            <text:p>5</text:p>
          </table:table-cell>
          <table:table-cell office:value-type="float" office:value="10.67">
            <text:p>10.67</text:p>
          </table:table-cell>
          <table:table-cell office:value-type="float" office:value="3.58">
            <text:p>3.58</text:p>
          </table:table-cell>
          <table:table-cell office:value-type="float" office:value="7.34">
            <text:p>7.34</text:p>
          </table:table-cell>
          <table:table-cell/>
          <table:table-cell office:value-type="float" office:value="5.82">
            <text:p>5.82</text:p>
          </table:table-cell>
          <table:table-cell office:value-type="float" office:value="8.2">
            <text:p>8.2</text:p>
          </table:table-cell>
          <table:table-cell office:value-type="float" office:value="4.31">
            <text:p>4.31</text:p>
          </table:table-cell>
          <table:table-cell office:value-type="float" office:value="8.82">
            <text:p>8.82</text:p>
          </table:table-cell>
          <table:table-cell office:value-type="float" office:value="5.68">
            <text:p>5.68</text:p>
          </table:table-cell>
          <table:table-cell office:value-type="float" office:value="3.26">
            <text:p>3.26</text:p>
          </table:table-cell>
          <table:table-cell office:value-type="float" office:value="10.45">
            <text:p>10.45</text:p>
          </table:table-cell>
          <table:table-cell office:value-type="float" office:value="4.46">
            <text:p>4.46</text:p>
          </table:table-cell>
          <table:table-cell office:value-type="float" office:value="13.78">
            <text:p>13.78</text:p>
          </table:table-cell>
          <table:table-cell/>
          <table:table-cell office:value-type="float" office:value="12.31">
            <text:p>12.31</text:p>
          </table:table-cell>
          <table:table-cell office:value-type="float" office:value="5.33">
            <text:p>5.33</text:p>
          </table:table-cell>
          <table:table-cell office:value-type="float" office:value="12.29">
            <text:p>12.29</text:p>
          </table:table-cell>
          <table:table-cell office:value-type="float" office:value="7.14">
            <text:p>7.14</text:p>
          </table:table-cell>
          <table:table-cell office:value-type="float" office:value="5.91">
            <text:p>5.91</text:p>
          </table:table-cell>
          <table:table-cell office:value-type="float" office:value="4.9">
            <text:p>4.9</text:p>
          </table:table-cell>
          <table:table-cell office:value-type="float" office:value="9.24">
            <text:p>9.24</text:p>
          </table:table-cell>
          <table:table-cell office:value-type="float" office:value="4.25">
            <text:p>4.25</text:p>
          </table:table-cell>
          <table:table-cell office:value-type="float" office:value="8.22">
            <text:p>8.22</text:p>
          </table:table-cell>
          <table:table-cell/>
          <table:table-cell office:value-type="float" office:value="7.47">
            <text:p>7.47</text:p>
          </table:table-cell>
          <table:table-cell office:value-type="float" office:value="10.23">
            <text:p>10.23</text:p>
          </table:table-cell>
          <table:table-cell/>
          <table:table-cell office:value-type="float" office:value="6.98">
            <text:p>6.98</text:p>
          </table:table-cell>
          <table:table-cell table:number-columns-repeated="974"/>
        </table:table-row>
        <table:table-row table:style-name="ro1">
          <table:table-cell office:value-type="string">
            <text:p>Singapore</text:p>
          </table:table-cell>
          <table:table-cell office:value-type="float" office:value="1.37">
            <text:p>1.37</text:p>
          </table:table-cell>
          <table:table-cell office:value-type="float" office:value="2.94">
            <text:p>2.94</text:p>
          </table:table-cell>
          <table:table-cell office:value-type="float" office:value="2.9">
            <text:p>2.9</text:p>
          </table:table-cell>
          <table:table-cell office:value-type="float" office:value="2.56">
            <text:p>2.56</text:p>
          </table:table-cell>
          <table:table-cell office:value-type="float" office:value="3.29">
            <text:p>3.29</text:p>
          </table:table-cell>
          <table:table-cell office:value-type="float" office:value="2.8">
            <text:p>2.8</text:p>
          </table:table-cell>
          <table:table-cell/>
          <table:table-cell office:value-type="float" office:value="4.15">
            <text:p>4.15</text:p>
          </table:table-cell>
          <table:table-cell office:value-type="float" office:value="4.41">
            <text:p>4.41</text:p>
          </table:table-cell>
          <table:table-cell office:value-type="float" office:value="2.43">
            <text:p>2.43</text:p>
          </table:table-cell>
          <table:table-cell office:value-type="float" office:value="5.71">
            <text:p>5.71</text:p>
          </table:table-cell>
          <table:table-cell office:value-type="float" office:value="4.74">
            <text:p>4.74</text:p>
          </table:table-cell>
          <table:table-cell office:value-type="float" office:value="6.03">
            <text:p>6.03</text:p>
          </table:table-cell>
          <table:table-cell office:value-type="float" office:value="7.81">
            <text:p>7.81</text:p>
          </table:table-cell>
          <table:table-cell office:value-type="float" office:value="4.97">
            <text:p>4.97</text:p>
          </table:table-cell>
          <table:table-cell office:value-type="float" office:value="10.6">
            <text:p>10.6</text:p>
          </table:table-cell>
          <table:table-cell office:value-type="float" office:value="4.61">
            <text:p>4.61</text:p>
          </table:table-cell>
          <table:table-cell office:value-type="float" office:value="4.29">
            <text:p>4.29</text:p>
          </table:table-cell>
          <table:table-cell office:value-type="float" office:value="14.05">
            <text:p>14.05</text:p>
          </table:table-cell>
          <table:table-cell office:value-type="float" office:value="12.72">
            <text:p>12.72</text:p>
          </table:table-cell>
          <table:table-cell office:value-type="float" office:value="4.64">
            <text:p>4.64</text:p>
          </table:table-cell>
          <table:table-cell office:value-type="float" office:value="9.69">
            <text:p>9.69</text:p>
          </table:table-cell>
          <table:table-cell office:value-type="float" office:value="3.93">
            <text:p>3.93</text:p>
          </table:table-cell>
          <table:table-cell office:value-type="float" office:value="8.9">
            <text:p>8.9</text:p>
          </table:table-cell>
          <table:table-cell office:value-type="float" office:value="17.26">
            <text:p>17.26</text:p>
          </table:table-cell>
          <table:table-cell office:value-type="float" office:value="4.99">
            <text:p>4.99</text:p>
          </table:table-cell>
          <table:table-cell office:value-type="float" office:value="9.38">
            <text:p>9.38</text:p>
          </table:table-cell>
          <table:table-cell office:value-type="float" office:value="7.77">
            <text:p>7.77</text:p>
          </table:table-cell>
          <table:table-cell office:value-type="float" office:value="15.33">
            <text:p>15.33</text:p>
          </table:table-cell>
          <table:table-cell office:value-type="float" office:value="4.74">
            <text:p>4.74</text:p>
          </table:table-cell>
          <table:table-cell office:value-type="float" office:value="4.14">
            <text:p>4.14</text:p>
          </table:table-cell>
          <table:table-cell office:value-type="float" office:value="15.06">
            <text:p>15.06</text:p>
          </table:table-cell>
          <table:table-cell office:value-type="float" office:value="8.97">
            <text:p>8.97</text:p>
          </table:table-cell>
          <table:table-cell table:number-columns-repeated="2"/>
          <table:table-cell office:value-type="float" office:value="8.73">
            <text:p>8.73</text:p>
          </table:table-cell>
          <table:table-cell office:value-type="float" office:value="7.92">
            <text:p>7.92</text:p>
          </table:table-cell>
          <table:table-cell office:value-type="float" office:value="12.14">
            <text:p>12.14</text:p>
          </table:table-cell>
          <table:table-cell office:value-type="float" office:value="11.31">
            <text:p>11.31</text:p>
          </table:table-cell>
          <table:table-cell office:value-type="float" office:value="11.06">
            <text:p>11.06</text:p>
          </table:table-cell>
          <table:table-cell office:value-type="float" office:value="10.19">
            <text:p>10.19</text:p>
          </table:table-cell>
          <table:table-cell/>
          <table:table-cell office:value-type="float" office:value="4.93">
            <text:p>4.93</text:p>
          </table:table-cell>
          <table:table-cell office:value-type="float" office:value="8.26">
            <text:p>8.26</text:p>
          </table:table-cell>
          <table:table-cell/>
          <table:table-cell office:value-type="float" office:value="9.56">
            <text:p>9.56</text:p>
          </table:table-cell>
          <table:table-cell office:value-type="float" office:value="9.66">
            <text:p>9.66</text:p>
          </table:table-cell>
          <table:table-cell/>
          <table:table-cell office:value-type="float" office:value="8.06">
            <text:p>8.06</text:p>
          </table:table-cell>
          <table:table-cell table:number-columns-repeated="974"/>
        </table:table-row>
        <table:table-row table:style-name="ro1">
          <table:table-cell office:value-type="string">
            <text:p>Slovak Republic</text:p>
          </table:table-cell>
          <table:table-cell office:value-type="float" office:value="4.17">
            <text:p>4.17</text:p>
          </table:table-cell>
          <table:table-cell office:value-type="float" office:value="6.76">
            <text:p>6.76</text:p>
          </table:table-cell>
          <table:table-cell office:value-type="float" office:value="6.11">
            <text:p>6.11</text:p>
          </table:table-cell>
          <table:table-cell office:value-type="float" office:value="4.62">
            <text:p>4.62</text:p>
          </table:table-cell>
          <table:table-cell office:value-type="float" office:value="5.35">
            <text:p>5.35</text:p>
          </table:table-cell>
          <table:table-cell office:value-type="float" office:value="4.19">
            <text:p>4.19</text:p>
          </table:table-cell>
          <table:table-cell office:value-type="float" office:value="10.37">
            <text:p>10.37</text:p>
          </table:table-cell>
          <table:table-cell office:value-type="float" office:value="4.5">
            <text:p>4.5</text:p>
          </table:table-cell>
          <table:table-cell office:value-type="float" office:value="5.25">
            <text:p>5.25</text:p>
          </table:table-cell>
          <table:table-cell office:value-type="float" office:value="5.62">
            <text:p>5.62</text:p>
          </table:table-cell>
          <table:table-cell office:value-type="float" office:value="12.54">
            <text:p>12.54</text:p>
          </table:table-cell>
          <table:table-cell office:value-type="float" office:value="19.87">
            <text:p>19.87</text:p>
          </table:table-cell>
          <table:table-cell office:value-type="float" office:value="9.37">
            <text:p>9.37</text:p>
          </table:table-cell>
          <table:table-cell office:value-type="float" office:value="14.29">
            <text:p>14.29</text:p>
          </table:table-cell>
          <table:table-cell office:value-type="float" office:value="10.29">
            <text:p>10.29</text:p>
          </table:table-cell>
          <table:table-cell office:value-type="float" office:value="8.92">
            <text:p>8.92</text:p>
          </table:table-cell>
          <table:table-cell office:value-type="float" office:value="7.11">
            <text:p>7.11</text:p>
          </table:table-cell>
          <table:table-cell office:value-type="float" office:value="10.79">
            <text:p>10.79</text:p>
          </table:table-cell>
          <table:table-cell office:value-type="float" office:value="12.79">
            <text:p>12.79</text:p>
          </table:table-cell>
          <table:table-cell office:value-type="float" office:value="14.1">
            <text:p>14.1</text:p>
          </table:table-cell>
          <table:table-cell office:value-type="float" office:value="6.97">
            <text:p>6.97</text:p>
          </table:table-cell>
          <table:table-cell office:value-type="float" office:value="7.91">
            <text:p>7.91</text:p>
          </table:table-cell>
          <table:table-cell office:value-type="float" office:value="5.51">
            <text:p>5.51</text:p>
          </table:table-cell>
          <table:table-cell office:value-type="float" office:value="18.1">
            <text:p>18.1</text:p>
          </table:table-cell>
          <table:table-cell/>
          <table:table-cell office:value-type="float" office:value="6.89">
            <text:p>6.89</text:p>
          </table:table-cell>
          <table:table-cell office:value-type="float" office:value="7.86">
            <text:p>7.86</text:p>
          </table:table-cell>
          <table:table-cell office:value-type="float" office:value="11.19">
            <text:p>11.19</text:p>
          </table:table-cell>
          <table:table-cell office:value-type="float" office:value="13.25">
            <text:p>13.25</text:p>
          </table:table-cell>
          <table:table-cell office:value-type="float" office:value="6.64">
            <text:p>6.64</text:p>
          </table:table-cell>
          <table:table-cell office:value-type="float" office:value="4.46">
            <text:p>4.46</text:p>
          </table:table-cell>
          <table:table-cell office:value-type="float" office:value="8.58">
            <text:p>8.58</text:p>
          </table:table-cell>
          <table:table-cell office:value-type="float" office:value="7.27">
            <text:p>7.27</text:p>
          </table:table-cell>
          <table:table-cell office:value-type="float" office:value="15.43">
            <text:p>15.43</text:p>
          </table:table-cell>
          <table:table-cell office:value-type="float" office:value="14.46">
            <text:p>14.46</text:p>
          </table:table-cell>
          <table:table-cell office:value-type="float" office:value="6.58">
            <text:p>6.58</text:p>
          </table:table-cell>
          <table:table-cell office:value-type="float" office:value="6.95">
            <text:p>6.95</text:p>
          </table:table-cell>
          <table:table-cell office:value-type="float" office:value="10.72">
            <text:p>10.72</text:p>
          </table:table-cell>
          <table:table-cell office:value-type="float" office:value="8.75">
            <text:p>8.75</text:p>
          </table:table-cell>
          <table:table-cell office:value-type="float" office:value="7.51">
            <text:p>7.51</text:p>
          </table:table-cell>
          <table:table-cell office:value-type="float" office:value="9.38">
            <text:p>9.38</text:p>
          </table:table-cell>
          <table:table-cell office:value-type="float" office:value="8.88">
            <text:p>8.88</text:p>
          </table:table-cell>
          <table:table-cell office:value-type="float" office:value="7.18">
            <text:p>7.18</text:p>
          </table:table-cell>
          <table:table-cell office:value-type="float" office:value="8.79">
            <text:p>8.79</text:p>
          </table:table-cell>
          <table:table-cell office:value-type="float" office:value="14.4">
            <text:p>14.4</text:p>
          </table:table-cell>
          <table:table-cell office:value-type="float" office:value="8.03">
            <text:p>8.03</text:p>
          </table:table-cell>
          <table:table-cell office:value-type="float" office:value="16.32">
            <text:p>16.32</text:p>
          </table:table-cell>
          <table:table-cell/>
          <table:table-cell office:value-type="float" office:value="16.16">
            <text:p>16.16</text:p>
          </table:table-cell>
          <table:table-cell table:number-columns-repeated="974"/>
        </table:table-row>
        <table:table-row table:style-name="ro1">
          <table:table-cell office:value-type="string">
            <text:p>Slovenia</text:p>
          </table:table-cell>
          <table:table-cell office:value-type="float" office:value="1.22">
            <text:p>1.22</text:p>
          </table:table-cell>
          <table:table-cell office:value-type="float" office:value="3.08">
            <text:p>3.08</text:p>
          </table:table-cell>
          <table:table-cell office:value-type="float" office:value="3.01">
            <text:p>3.01</text:p>
          </table:table-cell>
          <table:table-cell office:value-type="float" office:value="3.27">
            <text:p>3.27</text:p>
          </table:table-cell>
          <table:table-cell office:value-type="float" office:value="3.67">
            <text:p>3.67</text:p>
          </table:table-cell>
          <table:table-cell office:value-type="float" office:value="2.96">
            <text:p>2.96</text:p>
          </table:table-cell>
          <table:table-cell office:value-type="float" office:value="6.03">
            <text:p>6.03</text:p>
          </table:table-cell>
          <table:table-cell office:value-type="float" office:value="3.11">
            <text:p>3.11</text:p>
          </table:table-cell>
          <table:table-cell office:value-type="float" office:value="4.27">
            <text:p>4.27</text:p>
          </table:table-cell>
          <table:table-cell office:value-type="float" office:value="2.34">
            <text:p>2.34</text:p>
          </table:table-cell>
          <table:table-cell office:value-type="float" office:value="5.82">
            <text:p>5.82</text:p>
          </table:table-cell>
          <table:table-cell office:value-type="float" office:value="9.44">
            <text:p>9.44</text:p>
          </table:table-cell>
          <table:table-cell office:value-type="float" office:value="5.16">
            <text:p>5.16</text:p>
          </table:table-cell>
          <table:table-cell office:value-type="float" office:value="6.53">
            <text:p>6.53</text:p>
          </table:table-cell>
          <table:table-cell office:value-type="float" office:value="5.03">
            <text:p>5.03</text:p>
          </table:table-cell>
          <table:table-cell office:value-type="float" office:value="7.43">
            <text:p>7.43</text:p>
          </table:table-cell>
          <table:table-cell office:value-type="float" office:value="5.28">
            <text:p>5.28</text:p>
          </table:table-cell>
          <table:table-cell office:value-type="float" office:value="11.52">
            <text:p>11.52</text:p>
          </table:table-cell>
          <table:table-cell office:value-type="float" office:value="13.99">
            <text:p>13.99</text:p>
          </table:table-cell>
          <table:table-cell office:value-type="float" office:value="6.63">
            <text:p>6.63</text:p>
          </table:table-cell>
          <table:table-cell office:value-type="float" office:value="4.66">
            <text:p>4.66</text:p>
          </table:table-cell>
          <table:table-cell office:value-type="float" office:value="7.17">
            <text:p>7.17</text:p>
          </table:table-cell>
          <table:table-cell office:value-type="float" office:value="4.95">
            <text:p>4.95</text:p>
          </table:table-cell>
          <table:table-cell office:value-type="float" office:value="10.35">
            <text:p>10.35</text:p>
          </table:table-cell>
          <table:table-cell office:value-type="float" office:value="13.53">
            <text:p>13.53</text:p>
          </table:table-cell>
          <table:table-cell office:value-type="float" office:value="7.55">
            <text:p>7.55</text:p>
          </table:table-cell>
          <table:table-cell office:value-type="float" office:value="9.69">
            <text:p>9.69</text:p>
          </table:table-cell>
          <table:table-cell office:value-type="float" office:value="4.71">
            <text:p>4.71</text:p>
          </table:table-cell>
          <table:table-cell office:value-type="float" office:value="13.49">
            <text:p>13.49</text:p>
          </table:table-cell>
          <table:table-cell office:value-type="float" office:value="4.11">
            <text:p>4.11</text:p>
          </table:table-cell>
          <table:table-cell office:value-type="float" office:value="4.36">
            <text:p>4.36</text:p>
          </table:table-cell>
          <table:table-cell office:value-type="float" office:value="14.14">
            <text:p>14.14</text:p>
          </table:table-cell>
          <table:table-cell office:value-type="float" office:value="9.11">
            <text:p>9.11</text:p>
          </table:table-cell>
          <table:table-cell office:value-type="float" office:value="6.75">
            <text:p>6.75</text:p>
          </table:table-cell>
          <table:table-cell office:value-type="float" office:value="13.1">
            <text:p>13.1</text:p>
          </table:table-cell>
          <table:table-cell office:value-type="float" office:value="6.09">
            <text:p>6.09</text:p>
          </table:table-cell>
          <table:table-cell office:value-type="float" office:value="5.08">
            <text:p>5.08</text:p>
          </table:table-cell>
          <table:table-cell office:value-type="float" office:value="12.22">
            <text:p>12.22</text:p>
          </table:table-cell>
          <table:table-cell office:value-type="float" office:value="8.55">
            <text:p>8.55</text:p>
          </table:table-cell>
          <table:table-cell office:value-type="float" office:value="3.97">
            <text:p>3.97</text:p>
          </table:table-cell>
          <table:table-cell office:value-type="float" office:value="9.13">
            <text:p>9.13</text:p>
          </table:table-cell>
          <table:table-cell office:value-type="float" office:value="17.16">
            <text:p>17.16</text:p>
          </table:table-cell>
          <table:table-cell office:value-type="float" office:value="4.77">
            <text:p>4.77</text:p>
          </table:table-cell>
          <table:table-cell office:value-type="float" office:value="6">
            <text:p>6</text:p>
          </table:table-cell>
          <table:table-cell/>
          <table:table-cell office:value-type="float" office:value="4.32">
            <text:p>4.32</text:p>
          </table:table-cell>
          <table:table-cell office:value-type="float" office:value="9.9">
            <text:p>9.9</text:p>
          </table:table-cell>
          <table:table-cell table:number-columns-repeated="976"/>
        </table:table-row>
        <table:table-row table:style-name="ro1">
          <table:table-cell office:value-type="string">
            <text:p>Spain</text:p>
          </table:table-cell>
          <table:table-cell office:value-type="float" office:value="1.91">
            <text:p>1.91</text:p>
          </table:table-cell>
          <table:table-cell office:value-type="float" office:value="2.75">
            <text:p>2.75</text:p>
          </table:table-cell>
          <table:table-cell office:value-type="float" office:value="2.7">
            <text:p>2.7</text:p>
          </table:table-cell>
          <table:table-cell office:value-type="float" office:value="2.96">
            <text:p>2.96</text:p>
          </table:table-cell>
          <table:table-cell office:value-type="float" office:value="3.51">
            <text:p>3.51</text:p>
          </table:table-cell>
          <table:table-cell office:value-type="float" office:value="2">
            <text:p>2</text:p>
          </table:table-cell>
          <table:table-cell office:value-type="float" office:value="4.94">
            <text:p>4.94</text:p>
          </table:table-cell>
          <table:table-cell office:value-type="float" office:value="2.73">
            <text:p>2.73</text:p>
          </table:table-cell>
          <table:table-cell office:value-type="float" office:value="3.13">
            <text:p>3.13</text:p>
          </table:table-cell>
          <table:table-cell office:value-type="float" office:value="2.45">
            <text:p>2.45</text:p>
          </table:table-cell>
          <table:table-cell office:value-type="float" office:value="6.21">
            <text:p>6.21</text:p>
          </table:table-cell>
          <table:table-cell office:value-type="float" office:value="5.85">
            <text:p>5.85</text:p>
          </table:table-cell>
          <table:table-cell office:value-type="float" office:value="5.24">
            <text:p>5.24</text:p>
          </table:table-cell>
          <table:table-cell office:value-type="float" office:value="4.81">
            <text:p>4.81</text:p>
          </table:table-cell>
          <table:table-cell office:value-type="float" office:value="6.74">
            <text:p>6.74</text:p>
          </table:table-cell>
          <table:table-cell office:value-type="float" office:value="3.46">
            <text:p>3.46</text:p>
          </table:table-cell>
          <table:table-cell office:value-type="float" office:value="3.97">
            <text:p>3.97</text:p>
          </table:table-cell>
          <table:table-cell office:value-type="float" office:value="5.64">
            <text:p>5.64</text:p>
          </table:table-cell>
          <table:table-cell office:value-type="float" office:value="8.64">
            <text:p>8.64</text:p>
          </table:table-cell>
          <table:table-cell office:value-type="float" office:value="6.01">
            <text:p>6.01</text:p>
          </table:table-cell>
          <table:table-cell office:value-type="float" office:value="4.72">
            <text:p>4.72</text:p>
          </table:table-cell>
          <table:table-cell office:value-type="float" office:value="4.9">
            <text:p>4.9</text:p>
          </table:table-cell>
          <table:table-cell office:value-type="float" office:value="4.51">
            <text:p>4.51</text:p>
          </table:table-cell>
          <table:table-cell office:value-type="float" office:value="6.31">
            <text:p>6.31</text:p>
          </table:table-cell>
          <table:table-cell office:value-type="float" office:value="11.77">
            <text:p>11.77</text:p>
          </table:table-cell>
          <table:table-cell office:value-type="float" office:value="3.58">
            <text:p>3.58</text:p>
          </table:table-cell>
          <table:table-cell office:value-type="float" office:value="7.39">
            <text:p>7.39</text:p>
          </table:table-cell>
          <table:table-cell office:value-type="float" office:value="7.51">
            <text:p>7.51</text:p>
          </table:table-cell>
          <table:table-cell office:value-type="float" office:value="5.61">
            <text:p>5.61</text:p>
          </table:table-cell>
          <table:table-cell office:value-type="float" office:value="3">
            <text:p>3</text:p>
          </table:table-cell>
          <table:table-cell office:value-type="float" office:value="2.76">
            <text:p>2.76</text:p>
          </table:table-cell>
          <table:table-cell office:value-type="float" office:value="5.48">
            <text:p>5.48</text:p>
          </table:table-cell>
          <table:table-cell office:value-type="float" office:value="5.7">
            <text:p>5.7</text:p>
          </table:table-cell>
          <table:table-cell office:value-type="float" office:value="5.49">
            <text:p>5.49</text:p>
          </table:table-cell>
          <table:table-cell office:value-type="float" office:value="13.94">
            <text:p>13.94</text:p>
          </table:table-cell>
          <table:table-cell office:value-type="float" office:value="3.36">
            <text:p>3.36</text:p>
          </table:table-cell>
          <table:table-cell office:value-type="float" office:value="4.44">
            <text:p>4.44</text:p>
          </table:table-cell>
          <table:table-cell office:value-type="float" office:value="10.88">
            <text:p>10.88</text:p>
          </table:table-cell>
          <table:table-cell office:value-type="float" office:value="5.57">
            <text:p>5.57</text:p>
          </table:table-cell>
          <table:table-cell office:value-type="float" office:value="4.05">
            <text:p>4.05</text:p>
          </table:table-cell>
          <table:table-cell office:value-type="float" office:value="5.84">
            <text:p>5.84</text:p>
          </table:table-cell>
          <table:table-cell office:value-type="float" office:value="18.74">
            <text:p>18.74</text:p>
          </table:table-cell>
          <table:table-cell office:value-type="float" office:value="3.69">
            <text:p>3.69</text:p>
          </table:table-cell>
          <table:table-cell office:value-type="float" office:value="3.03">
            <text:p>3.03</text:p>
          </table:table-cell>
          <table:table-cell office:value-type="float" office:value="7.39">
            <text:p>7.39</text:p>
          </table:table-cell>
          <table:table-cell office:value-type="float" office:value="6.07">
            <text:p>6.07</text:p>
          </table:table-cell>
          <table:table-cell office:value-type="float" office:value="8.06">
            <text:p>8.06</text:p>
          </table:table-cell>
          <table:table-cell office:value-type="float" office:value="21.65">
            <text:p>21.65</text:p>
          </table:table-cell>
          <table:table-cell office:value-type="float" office:value="3.17">
            <text:p>3.17</text:p>
          </table:table-cell>
          <table:table-cell table:number-columns-repeated="974"/>
        </table:table-row>
        <table:table-row table:style-name="ro1">
          <table:table-cell office:value-type="string">
            <text:p>Sweden</text:p>
          </table:table-cell>
          <table:table-cell office:value-type="float" office:value="3">
            <text:p>3</text:p>
          </table:table-cell>
          <table:table-cell office:value-type="float" office:value="4.74">
            <text:p>4.74</text:p>
          </table:table-cell>
          <table:table-cell office:value-type="float" office:value="3.57">
            <text:p>3.57</text:p>
          </table:table-cell>
          <table:table-cell office:value-type="float" office:value="3.55">
            <text:p>3.55</text:p>
          </table:table-cell>
          <table:table-cell office:value-type="float" office:value="5.6">
            <text:p>5.6</text:p>
          </table:table-cell>
          <table:table-cell office:value-type="float" office:value="3.29">
            <text:p>3.29</text:p>
          </table:table-cell>
          <table:table-cell office:value-type="float" office:value="12.79">
            <text:p>12.79</text:p>
          </table:table-cell>
          <table:table-cell office:value-type="float" office:value="3.77">
            <text:p>3.77</text:p>
          </table:table-cell>
          <table:table-cell office:value-type="float" office:value="5.55">
            <text:p>5.55</text:p>
          </table:table-cell>
          <table:table-cell office:value-type="float" office:value="5.32">
            <text:p>5.32</text:p>
          </table:table-cell>
          <table:table-cell office:value-type="float" office:value="11.69">
            <text:p>11.69</text:p>
          </table:table-cell>
          <table:table-cell office:value-type="float" office:value="7.03">
            <text:p>7.03</text:p>
          </table:table-cell>
          <table:table-cell office:value-type="float" office:value="7.92">
            <text:p>7.92</text:p>
          </table:table-cell>
          <table:table-cell office:value-type="float" office:value="12.58">
            <text:p>12.58</text:p>
          </table:table-cell>
          <table:table-cell office:value-type="float" office:value="7.58">
            <text:p>7.58</text:p>
          </table:table-cell>
          <table:table-cell office:value-type="float" office:value="5.58">
            <text:p>5.58</text:p>
          </table:table-cell>
          <table:table-cell office:value-type="float" office:value="5.62">
            <text:p>5.62</text:p>
          </table:table-cell>
          <table:table-cell office:value-type="float" office:value="7.86">
            <text:p>7.86</text:p>
          </table:table-cell>
          <table:table-cell office:value-type="float" office:value="11.05">
            <text:p>11.05</text:p>
          </table:table-cell>
          <table:table-cell office:value-type="float" office:value="6.69">
            <text:p>6.69</text:p>
          </table:table-cell>
          <table:table-cell office:value-type="float" office:value="7.19">
            <text:p>7.19</text:p>
          </table:table-cell>
          <table:table-cell office:value-type="float" office:value="10.72">
            <text:p>10.72</text:p>
          </table:table-cell>
          <table:table-cell office:value-type="float" office:value="4.59">
            <text:p>4.59</text:p>
          </table:table-cell>
          <table:table-cell office:value-type="float" office:value="9.33">
            <text:p>9.33</text:p>
          </table:table-cell>
          <table:table-cell office:value-type="float" office:value="11.15">
            <text:p>11.15</text:p>
          </table:table-cell>
          <table:table-cell office:value-type="float" office:value="8.05">
            <text:p>8.05</text:p>
          </table:table-cell>
          <table:table-cell office:value-type="float" office:value="10.07">
            <text:p>10.07</text:p>
          </table:table-cell>
          <table:table-cell office:value-type="float" office:value="10.19">
            <text:p>10.19</text:p>
          </table:table-cell>
          <table:table-cell office:value-type="float" office:value="15.65">
            <text:p>15.65</text:p>
          </table:table-cell>
          <table:table-cell office:value-type="float" office:value="6.39">
            <text:p>6.39</text:p>
          </table:table-cell>
          <table:table-cell office:value-type="float" office:value="5.05">
            <text:p>5.05</text:p>
          </table:table-cell>
          <table:table-cell office:value-type="float" office:value="4.56">
            <text:p>4.56</text:p>
          </table:table-cell>
          <table:table-cell office:value-type="float" office:value="11.8">
            <text:p>11.8</text:p>
          </table:table-cell>
          <table:table-cell office:value-type="float" office:value="15.91">
            <text:p>15.91</text:p>
          </table:table-cell>
          <table:table-cell/>
          <table:table-cell office:value-type="float" office:value="5.73">
            <text:p>5.73</text:p>
          </table:table-cell>
          <table:table-cell office:value-type="float" office:value="7.63">
            <text:p>7.63</text:p>
          </table:table-cell>
          <table:table-cell office:value-type="float" office:value="18.72">
            <text:p>18.72</text:p>
          </table:table-cell>
          <table:table-cell office:value-type="float" office:value="8.44">
            <text:p>8.44</text:p>
          </table:table-cell>
          <table:table-cell office:value-type="float" office:value="11.37">
            <text:p>11.37</text:p>
          </table:table-cell>
          <table:table-cell office:value-type="float" office:value="12.04">
            <text:p>12.04</text:p>
          </table:table-cell>
          <table:table-cell office:value-type="float" office:value="10.06">
            <text:p>10.06</text:p>
          </table:table-cell>
          <table:table-cell office:value-type="float" office:value="6.67">
            <text:p>6.67</text:p>
          </table:table-cell>
          <table:table-cell office:value-type="float" office:value="8.6">
            <text:p>8.6</text:p>
          </table:table-cell>
          <table:table-cell/>
          <table:table-cell office:value-type="float" office:value="9.85">
            <text:p>9.85</text:p>
          </table:table-cell>
          <table:table-cell office:value-type="float" office:value="10.9">
            <text:p>10.9</text:p>
          </table:table-cell>
          <table:table-cell table:number-columns-repeated="976"/>
        </table:table-row>
        <table:table-row table:style-name="ro1">
          <table:table-cell office:value-type="string">
            <text:p>Switzerland</text:p>
          </table:table-cell>
          <table:table-cell office:value-type="float" office:value="2.57">
            <text:p>2.57</text:p>
          </table:table-cell>
          <table:table-cell office:value-type="float" office:value="3.33">
            <text:p>3.33</text:p>
          </table:table-cell>
          <table:table-cell office:value-type="float" office:value="3.04">
            <text:p>3.04</text:p>
          </table:table-cell>
          <table:table-cell office:value-type="float" office:value="2.89">
            <text:p>2.89</text:p>
          </table:table-cell>
          <table:table-cell office:value-type="float" office:value="3.14">
            <text:p>3.14</text:p>
          </table:table-cell>
          <table:table-cell office:value-type="float" office:value="3.28">
            <text:p>3.28</text:p>
          </table:table-cell>
          <table:table-cell office:value-type="float" office:value="4.58">
            <text:p>4.58</text:p>
          </table:table-cell>
          <table:table-cell office:value-type="float" office:value="3.02">
            <text:p>3.02</text:p>
          </table:table-cell>
          <table:table-cell office:value-type="float" office:value="3.8">
            <text:p>3.8</text:p>
          </table:table-cell>
          <table:table-cell office:value-type="float" office:value="3.48">
            <text:p>3.48</text:p>
          </table:table-cell>
          <table:table-cell office:value-type="float" office:value="4.8">
            <text:p>4.8</text:p>
          </table:table-cell>
          <table:table-cell office:value-type="float" office:value="7.14">
            <text:p>7.14</text:p>
          </table:table-cell>
          <table:table-cell office:value-type="float" office:value="6.1">
            <text:p>6.1</text:p>
          </table:table-cell>
          <table:table-cell office:value-type="float" office:value="8.61">
            <text:p>8.61</text:p>
          </table:table-cell>
          <table:table-cell office:value-type="float" office:value="4.89">
            <text:p>4.89</text:p>
          </table:table-cell>
          <table:table-cell office:value-type="float" office:value="4.91">
            <text:p>4.91</text:p>
          </table:table-cell>
          <table:table-cell office:value-type="float" office:value="4.43">
            <text:p>4.43</text:p>
          </table:table-cell>
          <table:table-cell office:value-type="float" office:value="5.69">
            <text:p>5.69</text:p>
          </table:table-cell>
          <table:table-cell office:value-type="float" office:value="7.59">
            <text:p>7.59</text:p>
          </table:table-cell>
          <table:table-cell office:value-type="float" office:value="5.27">
            <text:p>5.27</text:p>
          </table:table-cell>
          <table:table-cell office:value-type="float" office:value="4.39">
            <text:p>4.39</text:p>
          </table:table-cell>
          <table:table-cell office:value-type="float" office:value="4.84">
            <text:p>4.84</text:p>
          </table:table-cell>
          <table:table-cell office:value-type="float" office:value="3.32">
            <text:p>3.32</text:p>
          </table:table-cell>
          <table:table-cell office:value-type="float" office:value="7.69">
            <text:p>7.69</text:p>
          </table:table-cell>
          <table:table-cell office:value-type="float" office:value="19.3">
            <text:p>19.3</text:p>
          </table:table-cell>
          <table:table-cell office:value-type="float" office:value="3.75">
            <text:p>3.75</text:p>
          </table:table-cell>
          <table:table-cell office:value-type="float" office:value="8.95">
            <text:p>8.95</text:p>
          </table:table-cell>
          <table:table-cell office:value-type="float" office:value="8.49">
            <text:p>8.49</text:p>
          </table:table-cell>
          <table:table-cell office:value-type="float" office:value="16.23">
            <text:p>16.23</text:p>
          </table:table-cell>
          <table:table-cell office:value-type="float" office:value="4.62">
            <text:p>4.62</text:p>
          </table:table-cell>
          <table:table-cell office:value-type="float" office:value="4.06">
            <text:p>4.06</text:p>
          </table:table-cell>
          <table:table-cell office:value-type="float" office:value="4.25">
            <text:p>4.25</text:p>
          </table:table-cell>
          <table:table-cell office:value-type="float" office:value="10.08">
            <text:p>10.08</text:p>
          </table:table-cell>
          <table:table-cell office:value-type="float" office:value="4.8">
            <text:p>4.8</text:p>
          </table:table-cell>
          <table:table-cell/>
          <table:table-cell office:value-type="float" office:value="4.13">
            <text:p>4.13</text:p>
          </table:table-cell>
          <table:table-cell office:value-type="float" office:value="5.57">
            <text:p>5.57</text:p>
          </table:table-cell>
          <table:table-cell office:value-type="float" office:value="7.5">
            <text:p>7.5</text:p>
          </table:table-cell>
          <table:table-cell office:value-type="float" office:value="7.35">
            <text:p>7.35</text:p>
          </table:table-cell>
          <table:table-cell office:value-type="float" office:value="5.73">
            <text:p>5.73</text:p>
          </table:table-cell>
          <table:table-cell office:value-type="float" office:value="7.73">
            <text:p>7.73</text:p>
          </table:table-cell>
          <table:table-cell office:value-type="float" office:value="17.01">
            <text:p>17.01</text:p>
          </table:table-cell>
          <table:table-cell office:value-type="float" office:value="5.06">
            <text:p>5.06</text:p>
          </table:table-cell>
          <table:table-cell office:value-type="float" office:value="5.36">
            <text:p>5.36</text:p>
          </table:table-cell>
          <table:table-cell/>
          <table:table-cell office:value-type="float" office:value="10.03">
            <text:p>10.03</text:p>
          </table:table-cell>
          <table:table-cell table:number-columns-repeated="2"/>
          <table:table-cell office:value-type="float" office:value="21.01">
            <text:p>21.01</text:p>
          </table:table-cell>
          <table:table-cell table:number-columns-repeated="974"/>
        </table:table-row>
        <table:table-row table:style-name="ro1">
          <table:table-cell office:value-type="string">
            <text:p>Thailand</text:p>
          </table:table-cell>
          <table:table-cell office:value-type="float" office:value="3.08">
            <text:p>3.08</text:p>
          </table:table-cell>
          <table:table-cell office:value-type="float" office:value="6.13">
            <text:p>6.13</text:p>
          </table:table-cell>
          <table:table-cell office:value-type="float" office:value="6.51">
            <text:p>6.51</text:p>
          </table:table-cell>
          <table:table-cell office:value-type="float" office:value="5.49">
            <text:p>5.49</text:p>
          </table:table-cell>
          <table:table-cell office:value-type="float" office:value="6.28">
            <text:p>6.28</text:p>
          </table:table-cell>
          <table:table-cell office:value-type="float" office:value="3.75">
            <text:p>3.75</text:p>
          </table:table-cell>
          <table:table-cell office:value-type="float" office:value="3.71">
            <text:p>3.71</text:p>
          </table:table-cell>
          <table:table-cell office:value-type="float" office:value="4.02">
            <text:p>4.02</text:p>
          </table:table-cell>
          <table:table-cell office:value-type="float" office:value="4.28">
            <text:p>4.28</text:p>
          </table:table-cell>
          <table:table-cell office:value-type="float" office:value="3.25">
            <text:p>3.25</text:p>
          </table:table-cell>
          <table:table-cell office:value-type="float" office:value="8.05">
            <text:p>8.05</text:p>
          </table:table-cell>
          <table:table-cell office:value-type="float" office:value="11.07">
            <text:p>11.07</text:p>
          </table:table-cell>
          <table:table-cell office:value-type="float" office:value="8">
            <text:p>8</text:p>
          </table:table-cell>
          <table:table-cell office:value-type="float" office:value="10.47">
            <text:p>10.47</text:p>
          </table:table-cell>
          <table:table-cell office:value-type="float" office:value="9.44">
            <text:p>9.44</text:p>
          </table:table-cell>
          <table:table-cell office:value-type="float" office:value="10.67">
            <text:p>10.67</text:p>
          </table:table-cell>
          <table:table-cell office:value-type="float" office:value="8.95">
            <text:p>8.95</text:p>
          </table:table-cell>
          <table:table-cell office:value-type="float" office:value="9.86">
            <text:p>9.86</text:p>
          </table:table-cell>
          <table:table-cell/>
          <table:table-cell office:value-type="float" office:value="11.23">
            <text:p>11.23</text:p>
          </table:table-cell>
          <table:table-cell office:value-type="float" office:value="8.38">
            <text:p>8.38</text:p>
          </table:table-cell>
          <table:table-cell office:value-type="float" office:value="10.59">
            <text:p>10.59</text:p>
          </table:table-cell>
          <table:table-cell office:value-type="float" office:value="6.96">
            <text:p>6.96</text:p>
          </table:table-cell>
          <table:table-cell table:number-columns-repeated="2"/>
          <table:table-cell office:value-type="float" office:value="13.73">
            <text:p>13.73</text:p>
          </table:table-cell>
          <table:table-cell office:value-type="float" office:value="12.05">
            <text:p>12.05</text:p>
          </table:table-cell>
          <table:table-cell office:value-type="float" office:value="8.24">
            <text:p>8.24</text:p>
          </table:table-cell>
          <table:table-cell/>
          <table:table-cell office:value-type="float" office:value="4">
            <text:p>4</text:p>
          </table:table-cell>
          <table:table-cell office:value-type="float" office:value="4.73">
            <text:p>4.73</text:p>
          </table:table-cell>
          <table:table-cell office:value-type="float" office:value="11.36">
            <text:p>11.36</text:p>
          </table:table-cell>
          <table:table-cell office:value-type="float" office:value="7.23">
            <text:p>7.23</text:p>
          </table:table-cell>
          <table:table-cell office:value-type="float" office:value="3.71">
            <text:p>3.71</text:p>
          </table:table-cell>
          <table:table-cell office:value-type="float" office:value="14.92">
            <text:p>14.92</text:p>
          </table:table-cell>
          <table:table-cell office:value-type="float" office:value="5.88">
            <text:p>5.88</text:p>
          </table:table-cell>
          <table:table-cell office:value-type="float" office:value="8.15">
            <text:p>8.15</text:p>
          </table:table-cell>
          <table:table-cell office:value-type="float" office:value="12.3">
            <text:p>12.3</text:p>
          </table:table-cell>
          <table:table-cell office:value-type="float" office:value="9.7">
            <text:p>9.7</text:p>
          </table:table-cell>
          <table:table-cell office:value-type="float" office:value="6.24">
            <text:p>6.24</text:p>
          </table:table-cell>
          <table:table-cell office:value-type="float" office:value="10.95">
            <text:p>10.95</text:p>
          </table:table-cell>
          <table:table-cell/>
          <table:table-cell office:value-type="float" office:value="4.5">
            <text:p>4.5</text:p>
          </table:table-cell>
          <table:table-cell office:value-type="float" office:value="5.87">
            <text:p>5.87</text:p>
          </table:table-cell>
          <table:table-cell office:value-type="float" office:value="8.05">
            <text:p>8.05</text:p>
          </table:table-cell>
          <table:table-cell office:value-type="float" office:value="5.12">
            <text:p>5.12</text:p>
          </table:table-cell>
          <table:table-cell office:value-type="float" office:value="6.78">
            <text:p>6.78</text:p>
          </table:table-cell>
          <table:table-cell/>
          <table:table-cell office:value-type="float" office:value="4.8">
            <text:p>4.8</text:p>
          </table:table-cell>
          <table:table-cell table:number-columns-repeated="974"/>
        </table:table-row>
        <table:table-row table:style-name="ro1">
          <table:table-cell office:value-type="string">
            <text:p>Tunisia</text:p>
          </table:table-cell>
          <table:table-cell office:value-type="float" office:value="4.51">
            <text:p>4.51</text:p>
          </table:table-cell>
          <table:table-cell office:value-type="float" office:value="7.45">
            <text:p>7.45</text:p>
          </table:table-cell>
          <table:table-cell office:value-type="float" office:value="6.92">
            <text:p>6.92</text:p>
          </table:table-cell>
          <table:table-cell office:value-type="float" office:value="7.01">
            <text:p>7.01</text:p>
          </table:table-cell>
          <table:table-cell office:value-type="float" office:value="6.03">
            <text:p>6.03</text:p>
          </table:table-cell>
          <table:table-cell office:value-type="float" office:value="5.74">
            <text:p>5.74</text:p>
          </table:table-cell>
          <table:table-cell office:value-type="float" office:value="11.3">
            <text:p>11.3</text:p>
          </table:table-cell>
          <table:table-cell office:value-type="float" office:value="4.96">
            <text:p>4.96</text:p>
          </table:table-cell>
          <table:table-cell office:value-type="float" office:value="6.64">
            <text:p>6.64</text:p>
          </table:table-cell>
          <table:table-cell office:value-type="float" office:value="4.39">
            <text:p>4.39</text:p>
          </table:table-cell>
          <table:table-cell office:value-type="float" office:value="10.2">
            <text:p>10.2</text:p>
          </table:table-cell>
          <table:table-cell office:value-type="float" office:value="16.87">
            <text:p>16.87</text:p>
          </table:table-cell>
          <table:table-cell office:value-type="float" office:value="9.16">
            <text:p>9.16</text:p>
          </table:table-cell>
          <table:table-cell office:value-type="float" office:value="10.67">
            <text:p>10.67</text:p>
          </table:table-cell>
          <table:table-cell office:value-type="float" office:value="10.79">
            <text:p>10.79</text:p>
          </table:table-cell>
          <table:table-cell office:value-type="float" office:value="16.75">
            <text:p>16.75</text:p>
          </table:table-cell>
          <table:table-cell office:value-type="float" office:value="7.69">
            <text:p>7.69</text:p>
          </table:table-cell>
          <table:table-cell office:value-type="float" office:value="13.08">
            <text:p>13.08</text:p>
          </table:table-cell>
          <table:table-cell table:number-columns-repeated="2"/>
          <table:table-cell office:value-type="float" office:value="11.09">
            <text:p>11.09</text:p>
          </table:table-cell>
          <table:table-cell office:value-type="float" office:value="9.36">
            <text:p>9.36</text:p>
          </table:table-cell>
          <table:table-cell office:value-type="float" office:value="9.99">
            <text:p>9.99</text:p>
          </table:table-cell>
          <table:table-cell table:number-columns-repeated="2"/>
          <table:table-cell office:value-type="float" office:value="6.79">
            <text:p>6.79</text:p>
          </table:table-cell>
          <table:table-cell/>
          <table:table-cell office:value-type="float" office:value="11.89">
            <text:p>11.89</text:p>
          </table:table-cell>
          <table:table-cell office:value-type="float" office:value="9.03">
            <text:p>9.03</text:p>
          </table:table-cell>
          <table:table-cell office:value-type="float" office:value="9.48">
            <text:p>9.48</text:p>
          </table:table-cell>
          <table:table-cell office:value-type="float" office:value="6.71">
            <text:p>6.71</text:p>
          </table:table-cell>
          <table:table-cell/>
          <table:table-cell office:value-type="float" office:value="9.09">
            <text:p>9.09</text:p>
          </table:table-cell>
          <table:table-cell/>
          <table:table-cell office:value-type="float" office:value="16.81">
            <text:p>16.81</text:p>
          </table:table-cell>
          <table:table-cell office:value-type="float" office:value="9.43">
            <text:p>9.43</text:p>
          </table:table-cell>
          <table:table-cell office:value-type="float" office:value="9.65">
            <text:p>9.65</text:p>
          </table:table-cell>
          <table:table-cell office:value-type="float" office:value="16.55">
            <text:p>16.55</text:p>
          </table:table-cell>
          <table:table-cell/>
          <table:table-cell office:value-type="float" office:value="5.53">
            <text:p>5.53</text:p>
          </table:table-cell>
          <table:table-cell table:number-columns-repeated="2"/>
          <table:table-cell office:value-type="float" office:value="6.61">
            <text:p>6.61</text:p>
          </table:table-cell>
          <table:table-cell office:value-type="float" office:value="9.21">
            <text:p>9.21</text:p>
          </table:table-cell>
          <table:table-cell office:value-type="float" office:value="9.06">
            <text:p>9.06</text:p>
          </table:table-cell>
          <table:table-cell office:value-type="float" office:value="13.49">
            <text:p>13.49</text:p>
          </table:table-cell>
          <table:table-cell office:value-type="float" office:value="15.45">
            <text:p>15.45</text:p>
          </table:table-cell>
          <table:table-cell/>
          <table:table-cell office:value-type="float" office:value="5.17">
            <text:p>5.17</text:p>
          </table:table-cell>
          <table:table-cell table:number-columns-repeated="974"/>
        </table:table-row>
        <table:table-row table:style-name="ro1">
          <table:table-cell office:value-type="string">
            <text:p>Turkey</text:p>
          </table:table-cell>
          <table:table-cell office:value-type="float" office:value="4.21">
            <text:p>4.21</text:p>
          </table:table-cell>
          <table:table-cell office:value-type="float" office:value="8.63">
            <text:p>8.63</text:p>
          </table:table-cell>
          <table:table-cell office:value-type="float" office:value="7.56">
            <text:p>7.56</text:p>
          </table:table-cell>
          <table:table-cell office:value-type="float" office:value="7.44">
            <text:p>7.44</text:p>
          </table:table-cell>
          <table:table-cell office:value-type="float" office:value="6.02">
            <text:p>6.02</text:p>
          </table:table-cell>
          <table:table-cell office:value-type="float" office:value="4.23">
            <text:p>4.23</text:p>
          </table:table-cell>
          <table:table-cell office:value-type="float" office:value="7.06">
            <text:p>7.06</text:p>
          </table:table-cell>
          <table:table-cell office:value-type="float" office:value="4.22">
            <text:p>4.22</text:p>
          </table:table-cell>
          <table:table-cell office:value-type="float" office:value="5.87">
            <text:p>5.87</text:p>
          </table:table-cell>
          <table:table-cell office:value-type="float" office:value="4.09">
            <text:p>4.09</text:p>
          </table:table-cell>
          <table:table-cell office:value-type="float" office:value="20.25">
            <text:p>20.25</text:p>
          </table:table-cell>
          <table:table-cell office:value-type="float" office:value="10.31">
            <text:p>10.31</text:p>
          </table:table-cell>
          <table:table-cell office:value-type="float" office:value="9.58">
            <text:p>9.58</text:p>
          </table:table-cell>
          <table:table-cell office:value-type="float" office:value="14.57">
            <text:p>14.57</text:p>
          </table:table-cell>
          <table:table-cell office:value-type="float" office:value="10.03">
            <text:p>10.03</text:p>
          </table:table-cell>
          <table:table-cell office:value-type="float" office:value="11.74">
            <text:p>11.74</text:p>
          </table:table-cell>
          <table:table-cell office:value-type="float" office:value="8.05">
            <text:p>8.05</text:p>
          </table:table-cell>
          <table:table-cell table:number-columns-repeated="2"/>
          <table:table-cell office:value-type="float" office:value="11.91">
            <text:p>11.91</text:p>
          </table:table-cell>
          <table:table-cell office:value-type="float" office:value="10.34">
            <text:p>10.34</text:p>
          </table:table-cell>
          <table:table-cell/>
          <table:table-cell office:value-type="float" office:value="13.42">
            <text:p>13.42</text:p>
          </table:table-cell>
          <table:table-cell office:value-type="float" office:value="13.99">
            <text:p>13.99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9.95">
            <text:p>9.95</text:p>
          </table:table-cell>
          <table:table-cell/>
          <table:table-cell office:value-type="float" office:value="4.03">
            <text:p>4.03</text:p>
          </table:table-cell>
          <table:table-cell office:value-type="float" office:value="6.14">
            <text:p>6.14</text:p>
          </table:table-cell>
          <table:table-cell office:value-type="float" office:value="12.43">
            <text:p>12.43</text:p>
          </table:table-cell>
          <table:table-cell office:value-type="float" office:value="10.98">
            <text:p>10.98</text:p>
          </table:table-cell>
          <table:table-cell office:value-type="float" office:value="7.11">
            <text:p>7.11</text:p>
          </table:table-cell>
          <table:table-cell/>
          <table:table-cell office:value-type="float" office:value="7.57">
            <text:p>7.57</text:p>
          </table:table-cell>
          <table:table-cell office:value-type="float" office:value="6.06">
            <text:p>6.06</text:p>
          </table:table-cell>
          <table:table-cell/>
          <table:table-cell office:value-type="float" office:value="9.64">
            <text:p>9.64</text:p>
          </table:table-cell>
          <table:table-cell office:value-type="float" office:value="7.13">
            <text:p>7.13</text:p>
          </table:table-cell>
          <table:table-cell office:value-type="float" office:value="10.67">
            <text:p>10.67</text:p>
          </table:table-cell>
          <table:table-cell/>
          <table:table-cell office:value-type="float" office:value="6.21">
            <text:p>6.21</text:p>
          </table:table-cell>
          <table:table-cell office:value-type="float" office:value="10.15">
            <text:p>10.15</text:p>
          </table:table-cell>
          <table:table-cell/>
          <table:table-cell office:value-type="float" office:value="5.01">
            <text:p>5.01</text:p>
          </table:table-cell>
          <table:table-cell office:value-type="float" office:value="10.15">
            <text:p>10.15</text:p>
          </table:table-cell>
          <table:table-cell table:number-columns-repeated="976"/>
        </table:table-row>
        <table:table-row table:style-name="ro1">
          <table:table-cell office:value-type="string">
            <text:p>United Arab Emirates</text:p>
          </table:table-cell>
          <table:table-cell office:value-type="float" office:value="2.5">
            <text:p>2.5</text:p>
          </table:table-cell>
          <table:table-cell office:value-type="float" office:value="2.77">
            <text:p>2.77</text:p>
          </table:table-cell>
          <table:table-cell office:value-type="float" office:value="2.59">
            <text:p>2.59</text:p>
          </table:table-cell>
          <table:table-cell office:value-type="float" office:value="3.3">
            <text:p>3.3</text:p>
          </table:table-cell>
          <table:table-cell office:value-type="float" office:value="5.12">
            <text:p>5.12</text:p>
          </table:table-cell>
          <table:table-cell office:value-type="float" office:value="3.44">
            <text:p>3.44</text:p>
          </table:table-cell>
          <table:table-cell/>
          <table:table-cell office:value-type="float" office:value="11.91">
            <text:p>11.91</text:p>
          </table:table-cell>
          <table:table-cell office:value-type="float" office:value="8.66">
            <text:p>8.66</text:p>
          </table:table-cell>
          <table:table-cell office:value-type="float" office:value="2.64">
            <text:p>2.64</text:p>
          </table:table-cell>
          <table:table-cell office:value-type="float" office:value="4.02">
            <text:p>4.02</text:p>
          </table:table-cell>
          <table:table-cell office:value-type="float" office:value="3.18">
            <text:p>3.18</text:p>
          </table:table-cell>
          <table:table-cell office:value-type="float" office:value="4.85">
            <text:p>4.85</text:p>
          </table:table-cell>
          <table:table-cell office:value-type="float" office:value="8.29">
            <text:p>8.29</text:p>
          </table:table-cell>
          <table:table-cell office:value-type="float" office:value="4.75">
            <text:p>4.75</text:p>
          </table:table-cell>
          <table:table-cell office:value-type="float" office:value="4.98">
            <text:p>4.98</text:p>
          </table:table-cell>
          <table:table-cell office:value-type="float" office:value="3.41">
            <text:p>3.41</text:p>
          </table:table-cell>
          <table:table-cell office:value-type="float" office:value="5.44">
            <text:p>5.44</text:p>
          </table:table-cell>
          <table:table-cell office:value-type="float" office:value="10.62">
            <text:p>10.62</text:p>
          </table:table-cell>
          <table:table-cell office:value-type="float" office:value="5.27">
            <text:p>5.27</text:p>
          </table:table-cell>
          <table:table-cell office:value-type="float" office:value="4.95">
            <text:p>4.95</text:p>
          </table:table-cell>
          <table:table-cell office:value-type="float" office:value="13.06">
            <text:p>13.06</text:p>
          </table:table-cell>
          <table:table-cell office:value-type="float" office:value="3.73">
            <text:p>3.73</text:p>
          </table:table-cell>
          <table:table-cell office:value-type="float" office:value="8.14">
            <text:p>8.14</text:p>
          </table:table-cell>
          <table:table-cell/>
          <table:table-cell office:value-type="float" office:value="5.61">
            <text:p>5.61</text:p>
          </table:table-cell>
          <table:table-cell office:value-type="float" office:value="9.5">
            <text:p>9.5</text:p>
          </table:table-cell>
          <table:table-cell table:number-columns-repeated="2"/>
          <table:table-cell office:value-type="float" office:value="12.86">
            <text:p>12.86</text:p>
          </table:table-cell>
          <table:table-cell office:value-type="float" office:value="8.02">
            <text:p>8.02</text:p>
          </table:table-cell>
          <table:table-cell office:value-type="float" office:value="14.06">
            <text:p>14.06</text:p>
          </table:table-cell>
          <table:table-cell office:value-type="float" office:value="3.91">
            <text:p>3.91</text:p>
          </table:table-cell>
          <table:table-cell table:number-columns-repeated="3"/>
          <table:table-cell office:value-type="float" office:value="19.25">
            <text:p>19.25</text:p>
          </table:table-cell>
          <table:table-cell table:number-columns-repeated="5"/>
          <table:table-cell office:value-type="float" office:value="9.1">
            <text:p>9.1</text:p>
          </table:table-cell>
          <table:table-cell table:number-columns-repeated="3"/>
          <table:table-cell office:value-type="float" office:value="16.33">
            <text:p>16.33</text:p>
          </table:table-cell>
          <table:table-cell/>
          <table:table-cell office:value-type="float" office:value="16">
            <text:p>16</text:p>
          </table:table-cell>
          <table:table-cell table:number-columns-repeated="974"/>
        </table:table-row>
        <table:table-row table:style-name="ro1">
          <table:table-cell office:value-type="string">
            <text:p>United Kingdom</text:p>
          </table:table-cell>
          <table:table-cell office:value-type="float" office:value="3.5">
            <text:p>3.5</text:p>
          </table:table-cell>
          <table:table-cell office:value-type="float" office:value="3.58">
            <text:p>3.58</text:p>
          </table:table-cell>
          <table:table-cell office:value-type="float" office:value="3.28">
            <text:p>3.28</text:p>
          </table:table-cell>
          <table:table-cell office:value-type="float" office:value="4.19">
            <text:p>4.19</text:p>
          </table:table-cell>
          <table:table-cell office:value-type="float" office:value="3.27">
            <text:p>3.27</text:p>
          </table:table-cell>
          <table:table-cell office:value-type="float" office:value="3.28">
            <text:p>3.28</text:p>
          </table:table-cell>
          <table:table-cell office:value-type="float" office:value="8.33">
            <text:p>8.33</text:p>
          </table:table-cell>
          <table:table-cell office:value-type="float" office:value="4.51">
            <text:p>4.51</text:p>
          </table:table-cell>
          <table:table-cell office:value-type="float" office:value="5.06">
            <text:p>5.06</text:p>
          </table:table-cell>
          <table:table-cell office:value-type="float" office:value="5.26">
            <text:p>5.26</text:p>
          </table:table-cell>
          <table:table-cell office:value-type="float" office:value="7.68">
            <text:p>7.68</text:p>
          </table:table-cell>
          <table:table-cell office:value-type="float" office:value="5.55">
            <text:p>5.55</text:p>
          </table:table-cell>
          <table:table-cell office:value-type="float" office:value="6.11">
            <text:p>6.11</text:p>
          </table:table-cell>
          <table:table-cell office:value-type="float" office:value="4.66">
            <text:p>4.66</text:p>
          </table:table-cell>
          <table:table-cell office:value-type="float" office:value="5">
            <text:p>5</text:p>
          </table:table-cell>
          <table:table-cell office:value-type="float" office:value="4.96">
            <text:p>4.96</text:p>
          </table:table-cell>
          <table:table-cell office:value-type="float" office:value="5.47">
            <text:p>5.47</text:p>
          </table:table-cell>
          <table:table-cell office:value-type="float" office:value="5.46">
            <text:p>5.46</text:p>
          </table:table-cell>
          <table:table-cell office:value-type="float" office:value="9.23">
            <text:p>9.23</text:p>
          </table:table-cell>
          <table:table-cell office:value-type="float" office:value="6.79">
            <text:p>6.79</text:p>
          </table:table-cell>
          <table:table-cell office:value-type="float" office:value="8.81">
            <text:p>8.81</text:p>
          </table:table-cell>
          <table:table-cell office:value-type="float" office:value="11.21">
            <text:p>11.21</text:p>
          </table:table-cell>
          <table:table-cell office:value-type="float" office:value="5.8">
            <text:p>5.8</text:p>
          </table:table-cell>
          <table:table-cell office:value-type="float" office:value="8.23">
            <text:p>8.23</text:p>
          </table:table-cell>
          <table:table-cell office:value-type="float" office:value="12.05">
            <text:p>12.05</text:p>
          </table:table-cell>
          <table:table-cell office:value-type="float" office:value="4.48">
            <text:p>4.48</text:p>
          </table:table-cell>
          <table:table-cell office:value-type="float" office:value="4.7">
            <text:p>4.7</text:p>
          </table:table-cell>
          <table:table-cell office:value-type="float" office:value="11.76">
            <text:p>11.76</text:p>
          </table:table-cell>
          <table:table-cell office:value-type="float" office:value="14.35">
            <text:p>14.35</text:p>
          </table:table-cell>
          <table:table-cell office:value-type="float" office:value="4.66">
            <text:p>4.66</text:p>
          </table:table-cell>
          <table:table-cell office:value-type="float" office:value="5.03">
            <text:p>5.03</text:p>
          </table:table-cell>
          <table:table-cell office:value-type="float" office:value="4.53">
            <text:p>4.53</text:p>
          </table:table-cell>
          <table:table-cell office:value-type="float" office:value="6.63">
            <text:p>6.63</text:p>
          </table:table-cell>
          <table:table-cell office:value-type="float" office:value="9.69">
            <text:p>9.69</text:p>
          </table:table-cell>
          <table:table-cell office:value-type="float" office:value="12.99">
            <text:p>12.99</text:p>
          </table:table-cell>
          <table:table-cell office:value-type="float" office:value="4.48">
            <text:p>4.48</text:p>
          </table:table-cell>
          <table:table-cell office:value-type="float" office:value="8.45">
            <text:p>8.45</text:p>
          </table:table-cell>
          <table:table-cell office:value-type="float" office:value="14.29">
            <text:p>14.29</text:p>
          </table:table-cell>
          <table:table-cell office:value-type="float" office:value="9.37">
            <text:p>9.37</text:p>
          </table:table-cell>
          <table:table-cell office:value-type="float" office:value="12.5">
            <text:p>12.5</text:p>
          </table:table-cell>
          <table:table-cell office:value-type="float" office:value="12.52">
            <text:p>12.52</text:p>
          </table:table-cell>
          <table:table-cell/>
          <table:table-cell office:value-type="float" office:value="5.28">
            <text:p>5.28</text:p>
          </table:table-cell>
          <table:table-cell office:value-type="float" office:value="11.54">
            <text:p>11.54</text:p>
          </table:table-cell>
          <table:table-cell/>
          <table:table-cell office:value-type="float" office:value="6.92">
            <text:p>6.92</text:p>
          </table:table-cell>
          <table:table-cell office:value-type="float" office:value="13.25">
            <text:p>13.25</text:p>
          </table:table-cell>
          <table:table-cell/>
          <table:table-cell office:value-type="float" office:value="7.35">
            <text:p>7.35</text:p>
          </table:table-cell>
          <table:table-cell table:number-columns-repeated="974"/>
        </table:table-row>
        <table:table-row table:style-name="ro1">
          <table:table-cell office:value-type="string">
            <text:p>United States</text:p>
          </table:table-cell>
          <table:table-cell office:value-type="float" office:value="3.74">
            <text:p>3.74</text:p>
          </table:table-cell>
          <table:table-cell office:value-type="float" office:value="4.12">
            <text:p>4.12</text:p>
          </table:table-cell>
          <table:table-cell office:value-type="float" office:value="4.16">
            <text:p>4.16</text:p>
          </table:table-cell>
          <table:table-cell office:value-type="float" office:value="4.15">
            <text:p>4.15</text:p>
          </table:table-cell>
          <table:table-cell office:value-type="float" office:value="6.01">
            <text:p>6.01</text:p>
          </table:table-cell>
          <table:table-cell office:value-type="float" office:value="4.32">
            <text:p>4.32</text:p>
          </table:table-cell>
          <table:table-cell office:value-type="float" office:value="13.91">
            <text:p>13.91</text:p>
          </table:table-cell>
          <table:table-cell office:value-type="float" office:value="4.78">
            <text:p>4.78</text:p>
          </table:table-cell>
          <table:table-cell office:value-type="float" office:value="5.55">
            <text:p>5.55</text:p>
          </table:table-cell>
          <table:table-cell office:value-type="float" office:value="3.99">
            <text:p>3.99</text:p>
          </table:table-cell>
          <table:table-cell office:value-type="float" office:value="10.12">
            <text:p>10.12</text:p>
          </table:table-cell>
          <table:table-cell office:value-type="float" office:value="7.82">
            <text:p>7.82</text:p>
          </table:table-cell>
          <table:table-cell office:value-type="float" office:value="4.77">
            <text:p>4.77</text:p>
          </table:table-cell>
          <table:table-cell office:value-type="float" office:value="6.22">
            <text:p>6.22</text:p>
          </table:table-cell>
          <table:table-cell office:value-type="float" office:value="7.32">
            <text:p>7.32</text:p>
          </table:table-cell>
          <table:table-cell office:value-type="float" office:value="6.14">
            <text:p>6.14</text:p>
          </table:table-cell>
          <table:table-cell office:value-type="float" office:value="5.93">
            <text:p>5.93</text:p>
          </table:table-cell>
          <table:table-cell office:value-type="float" office:value="6.08">
            <text:p>6.08</text:p>
          </table:table-cell>
          <table:table-cell office:value-type="float" office:value="8.8">
            <text:p>8.8</text:p>
          </table:table-cell>
          <table:table-cell office:value-type="float" office:value="7.33">
            <text:p>7.33</text:p>
          </table:table-cell>
          <table:table-cell office:value-type="float" office:value="9.29">
            <text:p>9.29</text:p>
          </table:table-cell>
          <table:table-cell office:value-type="float" office:value="5.78">
            <text:p>5.78</text:p>
          </table:table-cell>
          <table:table-cell office:value-type="float" office:value="4.45">
            <text:p>4.45</text:p>
          </table:table-cell>
          <table:table-cell office:value-type="float" office:value="9.13">
            <text:p>9.13</text:p>
          </table:table-cell>
          <table:table-cell office:value-type="float" office:value="13.7">
            <text:p>13.7</text:p>
          </table:table-cell>
          <table:table-cell office:value-type="float" office:value="8.39">
            <text:p>8.39</text:p>
          </table:table-cell>
          <table:table-cell office:value-type="float" office:value="7.71">
            <text:p>7.71</text:p>
          </table:table-cell>
          <table:table-cell office:value-type="float" office:value="11.03">
            <text:p>11.03</text:p>
          </table:table-cell>
          <table:table-cell office:value-type="float" office:value="9.37">
            <text:p>9.37</text:p>
          </table:table-cell>
          <table:table-cell office:value-type="float" office:value="6.02">
            <text:p>6.02</text:p>
          </table:table-cell>
          <table:table-cell office:value-type="float" office:value="6.32">
            <text:p>6.32</text:p>
          </table:table-cell>
          <table:table-cell office:value-type="float" office:value="8.24">
            <text:p>8.24</text:p>
          </table:table-cell>
          <table:table-cell office:value-type="float" office:value="7.07">
            <text:p>7.07</text:p>
          </table:table-cell>
          <table:table-cell office:value-type="float" office:value="15.79">
            <text:p>15.79</text:p>
          </table:table-cell>
          <table:table-cell/>
          <table:table-cell office:value-type="float" office:value="5.97">
            <text:p>5.97</text:p>
          </table:table-cell>
          <table:table-cell office:value-type="float" office:value="6.6">
            <text:p>6.6</text:p>
          </table:table-cell>
          <table:table-cell/>
          <table:table-cell office:value-type="float" office:value="8.38">
            <text:p>8.38</text:p>
          </table:table-cell>
          <table:table-cell office:value-type="float" office:value="12.28">
            <text:p>12.28</text:p>
          </table:table-cell>
          <table:table-cell office:value-type="float" office:value="7.42">
            <text:p>7.42</text:p>
          </table:table-cell>
          <table:table-cell/>
          <table:table-cell office:value-type="float" office:value="6.28">
            <text:p>6.28</text:p>
          </table:table-cell>
          <table:table-cell office:value-type="float" office:value="5.11">
            <text:p>5.11</text:p>
          </table:table-cell>
          <table:table-cell office:value-type="float" office:value="9.33">
            <text:p>9.33</text:p>
          </table:table-cell>
          <table:table-cell office:value-type="float" office:value="5.43">
            <text:p>5.43</text:p>
          </table:table-cell>
          <table:table-cell office:value-type="float" office:value="15.18">
            <text:p>15.18</text:p>
          </table:table-cell>
          <table:table-cell/>
          <table:table-cell office:value-type="float" office:value="14.1">
            <text:p>14.1</text:p>
          </table:table-cell>
          <table:table-cell table:number-columns-repeated="974"/>
        </table:table-row>
        <table:table-row table:style-name="ro1">
          <table:table-cell office:value-type="string">
            <text:p>Uruguay</text:p>
          </table:table-cell>
          <table:table-cell office:value-type="float" office:value="3.16">
            <text:p>3.16</text:p>
          </table:table-cell>
          <table:table-cell office:value-type="float" office:value="9.21">
            <text:p>9.21</text:p>
          </table:table-cell>
          <table:table-cell office:value-type="float" office:value="6.2">
            <text:p>6.2</text:p>
          </table:table-cell>
          <table:table-cell office:value-type="float" office:value="4.69">
            <text:p>4.69</text:p>
          </table:table-cell>
          <table:table-cell office:value-type="float" office:value="3.84">
            <text:p>3.84</text:p>
          </table:table-cell>
          <table:table-cell office:value-type="float" office:value="3.46">
            <text:p>3.46</text:p>
          </table:table-cell>
          <table:table-cell office:value-type="float" office:value="7.73">
            <text:p>7.73</text:p>
          </table:table-cell>
          <table:table-cell office:value-type="float" office:value="3.8">
            <text:p>3.8</text:p>
          </table:table-cell>
          <table:table-cell office:value-type="float" office:value="4.7">
            <text:p>4.7</text:p>
          </table:table-cell>
          <table:table-cell office:value-type="float" office:value="3.41">
            <text:p>3.41</text:p>
          </table:table-cell>
          <table:table-cell/>
          <table:table-cell office:value-type="float" office:value="12.69">
            <text:p>12.69</text:p>
          </table:table-cell>
          <table:table-cell office:value-type="float" office:value="13.03">
            <text:p>13.03</text:p>
          </table:table-cell>
          <table:table-cell office:value-type="float" office:value="10.04">
            <text:p>10.04</text:p>
          </table:table-cell>
          <table:table-cell office:value-type="float" office:value="9.99">
            <text:p>9.99</text:p>
          </table:table-cell>
          <table:table-cell office:value-type="float" office:value="9.78">
            <text:p>9.78</text:p>
          </table:table-cell>
          <table:table-cell office:value-type="float" office:value="6.47">
            <text:p>6.47</text:p>
          </table:table-cell>
          <table:table-cell office:value-type="float" office:value="16.9">
            <text:p>16.9</text:p>
          </table:table-cell>
          <table:table-cell/>
          <table:table-cell office:value-type="float" office:value="9.87">
            <text:p>9.87</text:p>
          </table:table-cell>
          <table:table-cell office:value-type="float" office:value="7.69">
            <text:p>7.69</text:p>
          </table:table-cell>
          <table:table-cell office:value-type="float" office:value="7.26">
            <text:p>7.26</text:p>
          </table:table-cell>
          <table:table-cell office:value-type="float" office:value="9.19">
            <text:p>9.19</text:p>
          </table:table-cell>
          <table:table-cell office:value-type="float" office:value="10.92">
            <text:p>10.92</text:p>
          </table:table-cell>
          <table:table-cell/>
          <table:table-cell office:value-type="float" office:value="4.7">
            <text:p>4.7</text:p>
          </table:table-cell>
          <table:table-cell office:value-type="float" office:value="7.92">
            <text:p>7.92</text:p>
          </table:table-cell>
          <table:table-cell office:value-type="float" office:value="11.69">
            <text:p>11.69</text:p>
          </table:table-cell>
          <table:table-cell office:value-type="float" office:value="9.71">
            <text:p>9.71</text:p>
          </table:table-cell>
          <table:table-cell office:value-type="float" office:value="6.37">
            <text:p>6.37</text:p>
          </table:table-cell>
          <table:table-cell office:value-type="float" office:value="4.09">
            <text:p>4.09</text:p>
          </table:table-cell>
          <table:table-cell office:value-type="float" office:value="5.68">
            <text:p>5.68</text:p>
          </table:table-cell>
          <table:table-cell office:value-type="float" office:value="6.04">
            <text:p>6.04</text:p>
          </table:table-cell>
          <table:table-cell office:value-type="float" office:value="8.85">
            <text:p>8.85</text:p>
          </table:table-cell>
          <table:table-cell/>
          <table:table-cell office:value-type="float" office:value="5.77">
            <text:p>5.77</text:p>
          </table:table-cell>
          <table:table-cell office:value-type="float" office:value="5.58">
            <text:p>5.58</text:p>
          </table:table-cell>
          <table:table-cell office:value-type="float" office:value="11.1">
            <text:p>11.1</text:p>
          </table:table-cell>
          <table:table-cell office:value-type="float" office:value="9.33">
            <text:p>9.33</text:p>
          </table:table-cell>
          <table:table-cell office:value-type="float" office:value="6.91">
            <text:p>6.91</text:p>
          </table:table-cell>
          <table:table-cell office:value-type="float" office:value="10.63">
            <text:p>10.63</text:p>
          </table:table-cell>
          <table:table-cell/>
          <table:table-cell office:value-type="float" office:value="5.36">
            <text:p>5.36</text:p>
          </table:table-cell>
          <table:table-cell office:value-type="float" office:value="4.26">
            <text:p>4.26</text:p>
          </table:table-cell>
          <table:table-cell office:value-type="float" office:value="6.54">
            <text:p>6.54</text:p>
          </table:table-cell>
          <table:table-cell office:value-type="float" office:value="7.81">
            <text:p>7.81</text:p>
          </table:table-cell>
          <table:table-cell office:value-type="float" office:value="10.56">
            <text:p>10.56</text:p>
          </table:table-cell>
          <table:table-cell office:value-type="float" office:value="17.16">
            <text:p>17.16</text:p>
          </table:table-cell>
          <table:table-cell office:value-type="float" office:value="6.35">
            <text:p>6.35</text:p>
          </table:table-cell>
          <table:table-cell table:number-columns-repeated="974"/>
        </table:table-row>
        <table:table-row table:style-name="ro1">
          <table:table-cell office:value-type="string">
            <text:p>Viet Nam</text:p>
          </table:table-cell>
          <table:table-cell office:value-type="float" office:value="4.4">
            <text:p>4.4</text:p>
          </table:table-cell>
          <table:table-cell office:value-type="float" office:value="7.55">
            <text:p>7.55</text:p>
          </table:table-cell>
          <table:table-cell office:value-type="float" office:value="10.06">
            <text:p>10.06</text:p>
          </table:table-cell>
          <table:table-cell office:value-type="float" office:value="6.45">
            <text:p>6.45</text:p>
          </table:table-cell>
          <table:table-cell office:value-type="float" office:value="8.97">
            <text:p>8.97</text:p>
          </table:table-cell>
          <table:table-cell office:value-type="float" office:value="4.92">
            <text:p>4.92</text:p>
          </table:table-cell>
          <table:table-cell office:value-type="float" office:value="4.77">
            <text:p>4.77</text:p>
          </table:table-cell>
          <table:table-cell office:value-type="float" office:value="5.15">
            <text:p>5.15</text:p>
          </table:table-cell>
          <table:table-cell office:value-type="float" office:value="7">
            <text:p>7</text:p>
          </table:table-cell>
          <table:table-cell office:value-type="float" office:value="5.81">
            <text:p>5.81</text:p>
          </table:table-cell>
          <table:table-cell office:value-type="float" office:value="7.93">
            <text:p>7.93</text:p>
          </table:table-cell>
          <table:table-cell/>
          <table:table-cell office:value-type="float" office:value="18.88">
            <text:p>18.88</text:p>
          </table:table-cell>
          <table:table-cell/>
          <table:table-cell office:value-type="float" office:value="12.97">
            <text:p>12.97</text:p>
          </table:table-cell>
          <table:table-cell office:value-type="float" office:value="21.15">
            <text:p>21.15</text:p>
          </table:table-cell>
          <table:table-cell office:value-type="float" office:value="7.23">
            <text:p>7.23</text:p>
          </table:table-cell>
          <table:table-cell table:number-columns-repeated="3"/>
          <table:table-cell office:value-type="float" office:value="9.36">
            <text:p>9.36</text:p>
          </table:table-cell>
          <table:table-cell/>
          <table:table-cell office:value-type="float" office:value="9.69">
            <text:p>9.69</text:p>
          </table:table-cell>
          <table:table-cell table:number-columns-repeated="4"/>
          <table:table-cell office:value-type="float" office:value="11.44">
            <text:p>11.44</text:p>
          </table:table-cell>
          <table:table-cell/>
          <table:table-cell office:value-type="float" office:value="9.01">
            <text:p>9.01</text:p>
          </table:table-cell>
          <table:table-cell office:value-type="float" office:value="5.14">
            <text:p>5.14</text:p>
          </table:table-cell>
          <table:table-cell/>
          <table:table-cell office:value-type="float" office:value="8.71">
            <text:p>8.71</text:p>
          </table:table-cell>
          <table:table-cell office:value-type="float" office:value="8.82">
            <text:p>8.82</text:p>
          </table:table-cell>
          <table:table-cell office:value-type="float" office:value="17.06">
            <text:p>17.06</text:p>
          </table:table-cell>
          <table:table-cell office:value-type="float" office:value="6.48">
            <text:p>6.48</text:p>
          </table:table-cell>
          <table:table-cell office:value-type="float" office:value="8.41">
            <text:p>8.41</text:p>
          </table:table-cell>
          <table:table-cell office:value-type="float" office:value="12.82">
            <text:p>12.82</text:p>
          </table:table-cell>
          <table:table-cell office:value-type="float" office:value="14.01">
            <text:p>14.01</text:p>
          </table:table-cell>
          <table:table-cell office:value-type="float" office:value="8.3">
            <text:p>8.3</text:p>
          </table:table-cell>
          <table:table-cell office:value-type="float" office:value="20.26">
            <text:p>20.26</text:p>
          </table:table-cell>
          <table:table-cell/>
          <table:table-cell office:value-type="float" office:value="6.84">
            <text:p>6.84</text:p>
          </table:table-cell>
          <table:table-cell office:value-type="float" office:value="15.22">
            <text:p>15.22</text:p>
          </table:table-cell>
          <table:table-cell office:value-type="float" office:value="32.01">
            <text:p>32.01</text:p>
          </table:table-cell>
          <table:table-cell office:value-type="float" office:value="14.75">
            <text:p>14.75</text:p>
          </table:table-cell>
          <table:table-cell/>
          <table:table-cell office:value-type="float" office:value="9.88">
            <text:p>9.88</text:p>
          </table:table-cell>
          <table:table-cell office:value-type="float" office:value="22.46">
            <text:p>22.46</text:p>
          </table:table-cell>
          <table:table-cell table:number-columns-repeated="974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IE sd" table:style-name="ta6" table:print="false">
        <office:forms form:automatic-focus="false" form:apply-design-mode="false"/>
        <table:table-column table:style-name="co5" table:default-cell-style-name="ce1"/>
        <table:table-column table:style-name="co5" table:number-columns-repeated="1023" table:default-cell-style-name="Default"/>
        <table:table-row table:style-name="ro1">
          <table:table-cell/>
          <table:table-cell table:style-name="ce1" office:value-type="string">
            <text:p>Country</text:p>
          </table:table-cell>
          <table:table-cell table:style-name="ce1" office:value-type="string">
            <text:p>ISCO.1xxx.Managers</text:p>
          </table:table-cell>
          <table:table-cell table:style-name="ce1" office:value-type="string">
            <text:p>ISCO.2xxx.Professionals</text:p>
          </table:table-cell>
          <table:table-cell table:style-name="ce1" office:value-type="string">
            <text:p>ISCO.3xxx.Technicians.and.associate.professionals</text:p>
          </table:table-cell>
          <table:table-cell table:style-name="ce1" office:value-type="string">
            <text:p>ISCO.4xxx.Clerical.support.workers</text:p>
          </table:table-cell>
          <table:table-cell table:style-name="ce1" office:value-type="string">
            <text:p>ISCO.5xxx.Service.and.sales.workers</text:p>
          </table:table-cell>
          <table:table-cell table:style-name="ce1" office:value-type="string">
            <text:p>ISCO.6xxx.Skilled.agricultural..forestry.and</text:p>
          </table:table-cell>
          <table:table-cell table:style-name="ce1" office:value-type="string">
            <text:p>ISCO.7xxx.Craft.and.related.trades</text:p>
          </table:table-cell>
          <table:table-cell table:style-name="ce1" office:value-type="string">
            <text:p>ISCO.8xxx.Plant.and.machine.operators.</text:p>
          </table:table-cell>
          <table:table-cell table:style-name="ce1" office:value-type="string">
            <text:p>ISCO.9xxx.Elementary.occupations</text:p>
          </table:table-cell>
          <table:table-cell table:style-name="ce1" office:value-type="string">
            <text:p>ISCO.11xx.Chief.executives..senior.officials</text:p>
          </table:table-cell>
          <table:table-cell table:style-name="ce1" office:value-type="string">
            <text:p>ISCO.12xx.Administrative.and.commercial.managers</text:p>
          </table:table-cell>
          <table:table-cell table:style-name="ce1" office:value-type="string">
            <text:p>ISCO.13xx.Production.and.specialised.services</text:p>
          </table:table-cell>
          <table:table-cell table:style-name="ce1" office:value-type="string">
            <text:p>ISCO.14xx.Hospitality..retail.and.other</text:p>
          </table:table-cell>
          <table:table-cell table:style-name="ce1" office:value-type="string">
            <text:p>ISCO.21xx.Science.and.engineering.professionals</text:p>
          </table:table-cell>
          <table:table-cell table:style-name="ce1" office:value-type="string">
            <text:p>ISCO.22xx.Health.professionals</text:p>
          </table:table-cell>
          <table:table-cell table:style-name="ce1" office:value-type="string">
            <text:p>ISCO.23xx.Teaching.professionals</text:p>
          </table:table-cell>
          <table:table-cell table:style-name="ce1" office:value-type="string">
            <text:p>ISCO.24xx.Business.and.administration.professionals</text:p>
          </table:table-cell>
          <table:table-cell table:style-name="ce1" office:value-type="string">
            <text:p>ISCO.25xx.Information.and.communications.technology</text:p>
          </table:table-cell>
          <table:table-cell table:style-name="ce1" office:value-type="string">
            <text:p>ISCO.26xx.Legal..social.and.cultural</text:p>
          </table:table-cell>
          <table:table-cell table:style-name="ce1" office:value-type="string">
            <text:p>ISCO.31xx.Science.and.engineering.associate</text:p>
          </table:table-cell>
          <table:table-cell table:style-name="ce1" office:value-type="string">
            <text:p>ISCO.32xx.Health.associate.professionals</text:p>
          </table:table-cell>
          <table:table-cell table:style-name="ce1" office:value-type="string">
            <text:p>ISCO.33xx.Business.and.administration.associate</text:p>
          </table:table-cell>
          <table:table-cell table:style-name="ce1" office:value-type="string">
            <text:p>ISCO.34xx.Legal..social..cultural.and</text:p>
          </table:table-cell>
          <table:table-cell table:style-name="ce1" office:value-type="string">
            <text:p>ISCO.35xx.Information.and.communications.technicians</text:p>
          </table:table-cell>
          <table:table-cell table:style-name="ce1" office:value-type="string">
            <text:p>ISCO.41xx.General.and.keyboard.clerks</text:p>
          </table:table-cell>
          <table:table-cell table:style-name="ce1" office:value-type="string">
            <text:p>ISCO.42xx.Customer.services.clerks</text:p>
          </table:table-cell>
          <table:table-cell table:style-name="ce1" office:value-type="string">
            <text:p>ISCO.43xx.Numerical.and.material.recording</text:p>
          </table:table-cell>
          <table:table-cell table:style-name="ce1" office:value-type="string">
            <text:p>ISCO.44xx.Other.clerical.support.workers</text:p>
          </table:table-cell>
          <table:table-cell table:style-name="ce1" office:value-type="string">
            <text:p>ISCO.51xx.Personal.service.workers</text:p>
          </table:table-cell>
          <table:table-cell table:style-name="ce1" office:value-type="string">
            <text:p>ISCO.52xx.Sales.workers</text:p>
          </table:table-cell>
          <table:table-cell table:style-name="ce1" office:value-type="string">
            <text:p>ISCO.53xx.Personal.care.workers</text:p>
          </table:table-cell>
          <table:table-cell table:style-name="ce1" office:value-type="string">
            <text:p>ISCO.54xx.Protective.services.workers</text:p>
          </table:table-cell>
          <table:table-cell table:style-name="ce1" office:value-type="string">
            <text:p>ISCO.61xx.Market.oriented.skilled.agricultural.workers</text:p>
          </table:table-cell>
          <table:table-cell table:style-name="ce1" office:value-type="string">
            <text:p>ISCO.62xx.Market.oriented.skilled.forestry..fishery</text:p>
          </table:table-cell>
          <table:table-cell table:style-name="ce1" office:value-type="string">
            <text:p>ISCO.71xx.Building.and.related.trades</text:p>
          </table:table-cell>
          <table:table-cell table:style-name="ce1" office:value-type="string">
            <text:p>ISCO.72xx.Metal..machinery.and.related</text:p>
          </table:table-cell>
          <table:table-cell table:style-name="ce1" office:value-type="string">
            <text:p>ISCO.73xx.Handicraft.and.printing.workers</text:p>
          </table:table-cell>
          <table:table-cell table:style-name="ce1" office:value-type="string">
            <text:p>ISCO.74xx.Electrical.and.electronic.trades</text:p>
          </table:table-cell>
          <table:table-cell table:style-name="ce1" office:value-type="string">
            <text:p>ISCO.75xx.Food.processing..wood.working.</text:p>
          </table:table-cell>
          <table:table-cell table:style-name="ce1" office:value-type="string">
            <text:p>ISCO.81xx.Stationary.plant.and.machine</text:p>
          </table:table-cell>
          <table:table-cell table:style-name="ce1" office:value-type="string">
            <text:p>ISCO.82xx.Assemblers</text:p>
          </table:table-cell>
          <table:table-cell table:style-name="ce1" office:value-type="string">
            <text:p>ISCO.83xx.Drivers.and.mobile.plant</text:p>
          </table:table-cell>
          <table:table-cell table:style-name="ce1" office:value-type="string">
            <text:p>ISCO.91xx.Cleaners.and.helpers</text:p>
          </table:table-cell>
          <table:table-cell table:style-name="ce1" office:value-type="string">
            <text:p>ISCO.92xx.Agricultural..forestry.and.fishery</text:p>
          </table:table-cell>
          <table:table-cell table:style-name="ce1" office:value-type="string">
            <text:p>ISCO.93xx.Labourers.in.mining..construction.</text:p>
          </table:table-cell>
          <table:table-cell table:style-name="ce1" office:value-type="string">
            <text:p>ISCO.94xx.Food.preparation.assistants</text:p>
          </table:table-cell>
          <table:table-cell table:style-name="ce1" office:value-type="string">
            <text:p>ISCO.95xx.Street.and.related.sales</text:p>
          </table:table-cell>
          <table:table-cell table:style-name="ce1" office:value-type="string">
            <text:p>ISCO.96xx.Refuse.workers.and.other</text:p>
          </table:table-cell>
          <table:table-cell table:style-name="ce1" table:number-columns-repeated="974"/>
        </table:table-row>
        <table:table-row table:style-name="ro1">
          <table:table-cell office:value-type="string">
            <text:p>Albania</text:p>
          </table:table-cell>
          <table:table-cell office:value-type="float" office:value="2.44">
            <text:p>2.44</text:p>
          </table:table-cell>
          <table:table-cell office:value-type="float" office:value="6.29">
            <text:p>6.29</text:p>
          </table:table-cell>
          <table:table-cell office:value-type="float" office:value="4.57">
            <text:p>4.57</text:p>
          </table:table-cell>
          <table:table-cell office:value-type="float" office:value="9.78">
            <text:p>9.78</text:p>
          </table:table-cell>
          <table:table-cell office:value-type="float" office:value="11.84">
            <text:p>11.84</text:p>
          </table:table-cell>
          <table:table-cell office:value-type="float" office:value="5.36">
            <text:p>5.36</text:p>
          </table:table-cell>
          <table:table-cell office:value-type="float" office:value="8.1">
            <text:p>8.1</text:p>
          </table:table-cell>
          <table:table-cell office:value-type="float" office:value="3.68">
            <text:p>3.68</text:p>
          </table:table-cell>
          <table:table-cell office:value-type="float" office:value="6.45">
            <text:p>6.45</text:p>
          </table:table-cell>
          <table:table-cell office:value-type="float" office:value="2.77">
            <text:p>2.77</text:p>
          </table:table-cell>
          <table:table-cell office:value-type="float" office:value="22.32">
            <text:p>22.32</text:p>
          </table:table-cell>
          <table:table-cell office:value-type="float" office:value="8.05">
            <text:p>8.05</text:p>
          </table:table-cell>
          <table:table-cell office:value-type="float" office:value="9.76">
            <text:p>9.76</text:p>
          </table:table-cell>
          <table:table-cell office:value-type="float" office:value="20.45">
            <text:p>20.45</text:p>
          </table:table-cell>
          <table:table-cell office:value-type="float" office:value="9.22">
            <text:p>9.22</text:p>
          </table:table-cell>
          <table:table-cell office:value-type="float" office:value="10.44">
            <text:p>10.44</text:p>
          </table:table-cell>
          <table:table-cell office:value-type="float" office:value="7.46">
            <text:p>7.46</text:p>
          </table:table-cell>
          <table:table-cell table:number-columns-repeated="2"/>
          <table:table-cell office:value-type="float" office:value="8.28">
            <text:p>8.28</text:p>
          </table:table-cell>
          <table:table-cell table:number-columns-repeated="2"/>
          <table:table-cell office:value-type="float" office:value="13.06">
            <text:p>13.06</text:p>
          </table:table-cell>
          <table:table-cell table:number-columns-repeated="2"/>
          <table:table-cell office:value-type="float" office:value="20.95">
            <text:p>20.95</text:p>
          </table:table-cell>
          <table:table-cell table:number-columns-repeated="3"/>
          <table:table-cell office:value-type="float" office:value="7.82">
            <text:p>7.82</text:p>
          </table:table-cell>
          <table:table-cell office:value-type="float" office:value="6.82">
            <text:p>6.82</text:p>
          </table:table-cell>
          <table:table-cell/>
          <table:table-cell office:value-type="float" office:value="11.42">
            <text:p>11.42</text:p>
          </table:table-cell>
          <table:table-cell office:value-type="float" office:value="8.8">
            <text:p>8.8</text:p>
          </table:table-cell>
          <table:table-cell/>
          <table:table-cell office:value-type="float" office:value="5.22">
            <text:p>5.22</text:p>
          </table:table-cell>
          <table:table-cell office:value-type="float" office:value="10.69">
            <text:p>10.69</text:p>
          </table:table-cell>
          <table:table-cell/>
          <table:table-cell office:value-type="float" office:value="17.33">
            <text:p>17.33</text:p>
          </table:table-cell>
          <table:table-cell office:value-type="float" office:value="6">
            <text:p>6</text:p>
          </table:table-cell>
          <table:table-cell office:value-type="float" office:value="12.71">
            <text:p>12.71</text:p>
          </table:table-cell>
          <table:table-cell/>
          <table:table-cell office:value-type="float" office:value="6.95">
            <text:p>6.95</text:p>
          </table:table-cell>
          <table:table-cell office:value-type="float" office:value="10.66">
            <text:p>10.66</text:p>
          </table:table-cell>
          <table:table-cell/>
          <table:table-cell office:value-type="float" office:value="14.63">
            <text:p>14.63</text:p>
          </table:table-cell>
          <table:table-cell office:value-type="float" office:value="8.6">
            <text:p>8.6</text:p>
          </table:table-cell>
          <table:table-cell/>
          <table:table-cell office:value-type="float" office:value="10.43">
            <text:p>10.43</text:p>
          </table:table-cell>
          <table:table-cell table:number-columns-repeated="974"/>
        </table:table-row>
        <table:table-row table:style-name="ro1">
          <table:table-cell office:value-type="string">
            <text:p>Argentina</text:p>
          </table:table-cell>
          <table:table-cell office:value-type="float" office:value="3.88">
            <text:p>3.88</text:p>
          </table:table-cell>
          <table:table-cell office:value-type="float" office:value="6.02">
            <text:p>6.02</text:p>
          </table:table-cell>
          <table:table-cell office:value-type="float" office:value="4.65">
            <text:p>4.65</text:p>
          </table:table-cell>
          <table:table-cell office:value-type="float" office:value="5.84">
            <text:p>5.84</text:p>
          </table:table-cell>
          <table:table-cell office:value-type="float" office:value="5.72">
            <text:p>5.72</text:p>
          </table:table-cell>
          <table:table-cell office:value-type="float" office:value="4.45">
            <text:p>4.45</text:p>
          </table:table-cell>
          <table:table-cell office:value-type="float" office:value="12.91">
            <text:p>12.91</text:p>
          </table:table-cell>
          <table:table-cell office:value-type="float" office:value="3.76">
            <text:p>3.76</text:p>
          </table:table-cell>
          <table:table-cell office:value-type="float" office:value="5.28">
            <text:p>5.28</text:p>
          </table:table-cell>
          <table:table-cell office:value-type="float" office:value="3.88">
            <text:p>3.88</text:p>
          </table:table-cell>
          <table:table-cell office:value-type="float" office:value="10.83">
            <text:p>10.83</text:p>
          </table:table-cell>
          <table:table-cell office:value-type="float" office:value="11.11">
            <text:p>11.11</text:p>
          </table:table-cell>
          <table:table-cell office:value-type="float" office:value="13.62">
            <text:p>13.62</text:p>
          </table:table-cell>
          <table:table-cell office:value-type="float" office:value="12.16">
            <text:p>12.16</text:p>
          </table:table-cell>
          <table:table-cell office:value-type="float" office:value="8.58">
            <text:p>8.58</text:p>
          </table:table-cell>
          <table:table-cell office:value-type="float" office:value="7.05">
            <text:p>7.05</text:p>
          </table:table-cell>
          <table:table-cell office:value-type="float" office:value="6.01">
            <text:p>6.01</text:p>
          </table:table-cell>
          <table:table-cell office:value-type="float" office:value="10.49">
            <text:p>10.49</text:p>
          </table:table-cell>
          <table:table-cell office:value-type="float" office:value="13.47">
            <text:p>13.47</text:p>
          </table:table-cell>
          <table:table-cell office:value-type="float" office:value="7.44">
            <text:p>7.44</text:p>
          </table:table-cell>
          <table:table-cell office:value-type="float" office:value="9.77">
            <text:p>9.77</text:p>
          </table:table-cell>
          <table:table-cell office:value-type="float" office:value="14.97">
            <text:p>14.97</text:p>
          </table:table-cell>
          <table:table-cell office:value-type="float" office:value="7.44">
            <text:p>7.44</text:p>
          </table:table-cell>
          <table:table-cell office:value-type="float" office:value="12.1">
            <text:p>12.1</text:p>
          </table:table-cell>
          <table:table-cell/>
          <table:table-cell office:value-type="float" office:value="8.12">
            <text:p>8.12</text:p>
          </table:table-cell>
          <table:table-cell office:value-type="float" office:value="11.33">
            <text:p>11.33</text:p>
          </table:table-cell>
          <table:table-cell office:value-type="float" office:value="11.07">
            <text:p>11.07</text:p>
          </table:table-cell>
          <table:table-cell office:value-type="float" office:value="9.81">
            <text:p>9.81</text:p>
          </table:table-cell>
          <table:table-cell office:value-type="float" office:value="6.48">
            <text:p>6.48</text:p>
          </table:table-cell>
          <table:table-cell office:value-type="float" office:value="5.14">
            <text:p>5.14</text:p>
          </table:table-cell>
          <table:table-cell office:value-type="float" office:value="7.09">
            <text:p>7.09</text:p>
          </table:table-cell>
          <table:table-cell office:value-type="float" office:value="6.4">
            <text:p>6.4</text:p>
          </table:table-cell>
          <table:table-cell office:value-type="float" office:value="13.72">
            <text:p>13.72</text:p>
          </table:table-cell>
          <table:table-cell/>
          <table:table-cell office:value-type="float" office:value="4.75">
            <text:p>4.75</text:p>
          </table:table-cell>
          <table:table-cell office:value-type="float" office:value="6.43">
            <text:p>6.43</text:p>
          </table:table-cell>
          <table:table-cell office:value-type="float" office:value="15.23">
            <text:p>15.23</text:p>
          </table:table-cell>
          <table:table-cell office:value-type="float" office:value="12.55">
            <text:p>12.55</text:p>
          </table:table-cell>
          <table:table-cell office:value-type="float" office:value="6.38">
            <text:p>6.38</text:p>
          </table:table-cell>
          <table:table-cell office:value-type="float" office:value="9.31">
            <text:p>9.31</text:p>
          </table:table-cell>
          <table:table-cell/>
          <table:table-cell office:value-type="float" office:value="5.39">
            <text:p>5.39</text:p>
          </table:table-cell>
          <table:table-cell office:value-type="float" office:value="4.53">
            <text:p>4.53</text:p>
          </table:table-cell>
          <table:table-cell office:value-type="float" office:value="18.85">
            <text:p>18.85</text:p>
          </table:table-cell>
          <table:table-cell office:value-type="float" office:value="16.34">
            <text:p>16.34</text:p>
          </table:table-cell>
          <table:table-cell table:number-columns-repeated="2"/>
          <table:table-cell office:value-type="float" office:value="11.11">
            <text:p>11.11</text:p>
          </table:table-cell>
          <table:table-cell table:number-columns-repeated="974"/>
        </table:table-row>
        <table:table-row table:style-name="ro1">
          <table:table-cell office:value-type="string">
            <text:p>Australia</text:p>
          </table:table-cell>
          <table:table-cell office:value-type="float" office:value="1.76">
            <text:p>1.76</text:p>
          </table:table-cell>
          <table:table-cell office:value-type="float" office:value="2.17">
            <text:p>2.17</text:p>
          </table:table-cell>
          <table:table-cell office:value-type="float" office:value="2.29">
            <text:p>2.29</text:p>
          </table:table-cell>
          <table:table-cell office:value-type="float" office:value="2.7">
            <text:p>2.7</text:p>
          </table:table-cell>
          <table:table-cell office:value-type="float" office:value="3.74">
            <text:p>3.74</text:p>
          </table:table-cell>
          <table:table-cell office:value-type="float" office:value="2.52">
            <text:p>2.52</text:p>
          </table:table-cell>
          <table:table-cell office:value-type="float" office:value="4.76">
            <text:p>4.76</text:p>
          </table:table-cell>
          <table:table-cell office:value-type="float" office:value="2.79">
            <text:p>2.79</text:p>
          </table:table-cell>
          <table:table-cell office:value-type="float" office:value="3.26">
            <text:p>3.26</text:p>
          </table:table-cell>
          <table:table-cell office:value-type="float" office:value="2.25">
            <text:p>2.25</text:p>
          </table:table-cell>
          <table:table-cell office:value-type="float" office:value="8.12">
            <text:p>8.12</text:p>
          </table:table-cell>
          <table:table-cell office:value-type="float" office:value="3.47">
            <text:p>3.47</text:p>
          </table:table-cell>
          <table:table-cell office:value-type="float" office:value="2.97">
            <text:p>2.97</text:p>
          </table:table-cell>
          <table:table-cell office:value-type="float" office:value="5.1">
            <text:p>5.1</text:p>
          </table:table-cell>
          <table:table-cell office:value-type="float" office:value="4.19">
            <text:p>4.19</text:p>
          </table:table-cell>
          <table:table-cell office:value-type="float" office:value="3.88">
            <text:p>3.88</text:p>
          </table:table-cell>
          <table:table-cell office:value-type="float" office:value="3.1">
            <text:p>3.1</text:p>
          </table:table-cell>
          <table:table-cell office:value-type="float" office:value="3.68">
            <text:p>3.68</text:p>
          </table:table-cell>
          <table:table-cell office:value-type="float" office:value="6.44">
            <text:p>6.44</text:p>
          </table:table-cell>
          <table:table-cell office:value-type="float" office:value="5.68">
            <text:p>5.68</text:p>
          </table:table-cell>
          <table:table-cell office:value-type="float" office:value="10.27">
            <text:p>10.27</text:p>
          </table:table-cell>
          <table:table-cell office:value-type="float" office:value="4.06">
            <text:p>4.06</text:p>
          </table:table-cell>
          <table:table-cell office:value-type="float" office:value="4.09">
            <text:p>4.09</text:p>
          </table:table-cell>
          <table:table-cell office:value-type="float" office:value="5.33">
            <text:p>5.33</text:p>
          </table:table-cell>
          <table:table-cell office:value-type="float" office:value="11.61">
            <text:p>11.61</text:p>
          </table:table-cell>
          <table:table-cell office:value-type="float" office:value="4.71">
            <text:p>4.71</text:p>
          </table:table-cell>
          <table:table-cell office:value-type="float" office:value="5.01">
            <text:p>5.01</text:p>
          </table:table-cell>
          <table:table-cell office:value-type="float" office:value="8.08">
            <text:p>8.08</text:p>
          </table:table-cell>
          <table:table-cell office:value-type="float" office:value="12.69">
            <text:p>12.69</text:p>
          </table:table-cell>
          <table:table-cell office:value-type="float" office:value="4.61">
            <text:p>4.61</text:p>
          </table:table-cell>
          <table:table-cell office:value-type="float" office:value="3.93">
            <text:p>3.93</text:p>
          </table:table-cell>
          <table:table-cell office:value-type="float" office:value="4.29">
            <text:p>4.29</text:p>
          </table:table-cell>
          <table:table-cell office:value-type="float" office:value="5.76">
            <text:p>5.76</text:p>
          </table:table-cell>
          <table:table-cell office:value-type="float" office:value="4.95">
            <text:p>4.95</text:p>
          </table:table-cell>
          <table:table-cell/>
          <table:table-cell office:value-type="float" office:value="3.72">
            <text:p>3.72</text:p>
          </table:table-cell>
          <table:table-cell office:value-type="float" office:value="3.56">
            <text:p>3.56</text:p>
          </table:table-cell>
          <table:table-cell office:value-type="float" office:value="12.62">
            <text:p>12.62</text:p>
          </table:table-cell>
          <table:table-cell office:value-type="float" office:value="6.58">
            <text:p>6.58</text:p>
          </table:table-cell>
          <table:table-cell office:value-type="float" office:value="7.29">
            <text:p>7.29</text:p>
          </table:table-cell>
          <table:table-cell office:value-type="float" office:value="8.41">
            <text:p>8.41</text:p>
          </table:table-cell>
          <table:table-cell/>
          <table:table-cell office:value-type="float" office:value="3.57">
            <text:p>3.57</text:p>
          </table:table-cell>
          <table:table-cell office:value-type="float" office:value="5.04">
            <text:p>5.04</text:p>
          </table:table-cell>
          <table:table-cell office:value-type="float" office:value="10.47">
            <text:p>10.47</text:p>
          </table:table-cell>
          <table:table-cell office:value-type="float" office:value="4.46">
            <text:p>4.46</text:p>
          </table:table-cell>
          <table:table-cell office:value-type="float" office:value="6.84">
            <text:p>6.84</text:p>
          </table:table-cell>
          <table:table-cell/>
          <table:table-cell office:value-type="float" office:value="9.99">
            <text:p>9.99</text:p>
          </table:table-cell>
          <table:table-cell table:number-columns-repeated="974"/>
        </table:table-row>
        <table:table-row table:style-name="ro1">
          <table:table-cell office:value-type="string">
            <text:p>Belgium</text:p>
          </table:table-cell>
          <table:table-cell office:value-type="float" office:value="2.18">
            <text:p>2.18</text:p>
          </table:table-cell>
          <table:table-cell office:value-type="float" office:value="2.96">
            <text:p>2.96</text:p>
          </table:table-cell>
          <table:table-cell office:value-type="float" office:value="2.59">
            <text:p>2.59</text:p>
          </table:table-cell>
          <table:table-cell office:value-type="float" office:value="2.96">
            <text:p>2.96</text:p>
          </table:table-cell>
          <table:table-cell office:value-type="float" office:value="3.14">
            <text:p>3.14</text:p>
          </table:table-cell>
          <table:table-cell office:value-type="float" office:value="2.68">
            <text:p>2.68</text:p>
          </table:table-cell>
          <table:table-cell office:value-type="float" office:value="7.39">
            <text:p>7.39</text:p>
          </table:table-cell>
          <table:table-cell office:value-type="float" office:value="4.03">
            <text:p>4.03</text:p>
          </table:table-cell>
          <table:table-cell office:value-type="float" office:value="4.39">
            <text:p>4.39</text:p>
          </table:table-cell>
          <table:table-cell office:value-type="float" office:value="3.16">
            <text:p>3.16</text:p>
          </table:table-cell>
          <table:table-cell office:value-type="float" office:value="8.81">
            <text:p>8.81</text:p>
          </table:table-cell>
          <table:table-cell office:value-type="float" office:value="5.97">
            <text:p>5.97</text:p>
          </table:table-cell>
          <table:table-cell office:value-type="float" office:value="4.33">
            <text:p>4.33</text:p>
          </table:table-cell>
          <table:table-cell office:value-type="float" office:value="5.35">
            <text:p>5.35</text:p>
          </table:table-cell>
          <table:table-cell office:value-type="float" office:value="4.79">
            <text:p>4.79</text:p>
          </table:table-cell>
          <table:table-cell office:value-type="float" office:value="4.1">
            <text:p>4.1</text:p>
          </table:table-cell>
          <table:table-cell office:value-type="float" office:value="3.82">
            <text:p>3.82</text:p>
          </table:table-cell>
          <table:table-cell office:value-type="float" office:value="6.24">
            <text:p>6.24</text:p>
          </table:table-cell>
          <table:table-cell office:value-type="float" office:value="6.59">
            <text:p>6.59</text:p>
          </table:table-cell>
          <table:table-cell office:value-type="float" office:value="4.89">
            <text:p>4.89</text:p>
          </table:table-cell>
          <table:table-cell office:value-type="float" office:value="5.58">
            <text:p>5.58</text:p>
          </table:table-cell>
          <table:table-cell office:value-type="float" office:value="6.65">
            <text:p>6.65</text:p>
          </table:table-cell>
          <table:table-cell office:value-type="float" office:value="4.03">
            <text:p>4.03</text:p>
          </table:table-cell>
          <table:table-cell office:value-type="float" office:value="6.29">
            <text:p>6.29</text:p>
          </table:table-cell>
          <table:table-cell office:value-type="float" office:value="18.07">
            <text:p>18.07</text:p>
          </table:table-cell>
          <table:table-cell office:value-type="float" office:value="4.13">
            <text:p>4.13</text:p>
          </table:table-cell>
          <table:table-cell office:value-type="float" office:value="5.71">
            <text:p>5.71</text:p>
          </table:table-cell>
          <table:table-cell office:value-type="float" office:value="6.71">
            <text:p>6.71</text:p>
          </table:table-cell>
          <table:table-cell office:value-type="float" office:value="8.8">
            <text:p>8.8</text:p>
          </table:table-cell>
          <table:table-cell office:value-type="float" office:value="5.04">
            <text:p>5.04</text:p>
          </table:table-cell>
          <table:table-cell office:value-type="float" office:value="4.09">
            <text:p>4.09</text:p>
          </table:table-cell>
          <table:table-cell office:value-type="float" office:value="4.2">
            <text:p>4.2</text:p>
          </table:table-cell>
          <table:table-cell office:value-type="float" office:value="8.45">
            <text:p>8.45</text:p>
          </table:table-cell>
          <table:table-cell office:value-type="float" office:value="7.95">
            <text:p>7.95</text:p>
          </table:table-cell>
          <table:table-cell/>
          <table:table-cell office:value-type="float" office:value="6.46">
            <text:p>6.46</text:p>
          </table:table-cell>
          <table:table-cell office:value-type="float" office:value="5.39">
            <text:p>5.39</text:p>
          </table:table-cell>
          <table:table-cell office:value-type="float" office:value="9.73">
            <text:p>9.73</text:p>
          </table:table-cell>
          <table:table-cell office:value-type="float" office:value="6.23">
            <text:p>6.23</text:p>
          </table:table-cell>
          <table:table-cell office:value-type="float" office:value="6.66">
            <text:p>6.66</text:p>
          </table:table-cell>
          <table:table-cell office:value-type="float" office:value="8.1">
            <text:p>8.1</text:p>
          </table:table-cell>
          <table:table-cell office:value-type="float" office:value="14.47">
            <text:p>14.47</text:p>
          </table:table-cell>
          <table:table-cell office:value-type="float" office:value="4.59">
            <text:p>4.59</text:p>
          </table:table-cell>
          <table:table-cell office:value-type="float" office:value="4.38">
            <text:p>4.38</text:p>
          </table:table-cell>
          <table:table-cell/>
          <table:table-cell office:value-type="float" office:value="7.64">
            <text:p>7.64</text:p>
          </table:table-cell>
          <table:table-cell office:value-type="float" office:value="9.14">
            <text:p>9.14</text:p>
          </table:table-cell>
          <table:table-cell/>
          <table:table-cell office:value-type="float" office:value="9.19">
            <text:p>9.19</text:p>
          </table:table-cell>
          <table:table-cell table:number-columns-repeated="974"/>
        </table:table-row>
        <table:table-row table:style-name="ro1">
          <table:table-cell office:value-type="string">
            <text:p>Brazil</text:p>
          </table:table-cell>
          <table:table-cell office:value-type="float" office:value="2.06">
            <text:p>2.06</text:p>
          </table:table-cell>
          <table:table-cell office:value-type="float" office:value="4.68">
            <text:p>4.68</text:p>
          </table:table-cell>
          <table:table-cell office:value-type="float" office:value="4.33">
            <text:p>4.33</text:p>
          </table:table-cell>
          <table:table-cell office:value-type="float" office:value="3.61">
            <text:p>3.61</text:p>
          </table:table-cell>
          <table:table-cell office:value-type="float" office:value="3.03">
            <text:p>3.03</text:p>
          </table:table-cell>
          <table:table-cell office:value-type="float" office:value="2.17">
            <text:p>2.17</text:p>
          </table:table-cell>
          <table:table-cell office:value-type="float" office:value="6.98">
            <text:p>6.98</text:p>
          </table:table-cell>
          <table:table-cell office:value-type="float" office:value="2.33">
            <text:p>2.33</text:p>
          </table:table-cell>
          <table:table-cell office:value-type="float" office:value="2.94">
            <text:p>2.94</text:p>
          </table:table-cell>
          <table:table-cell office:value-type="float" office:value="1.9">
            <text:p>1.9</text:p>
          </table:table-cell>
          <table:table-cell office:value-type="float" office:value="5.32">
            <text:p>5.32</text:p>
          </table:table-cell>
          <table:table-cell office:value-type="float" office:value="8.2">
            <text:p>8.2</text:p>
          </table:table-cell>
          <table:table-cell office:value-type="float" office:value="10.83">
            <text:p>10.83</text:p>
          </table:table-cell>
          <table:table-cell office:value-type="float" office:value="6.78">
            <text:p>6.78</text:p>
          </table:table-cell>
          <table:table-cell office:value-type="float" office:value="13.76">
            <text:p>13.76</text:p>
          </table:table-cell>
          <table:table-cell office:value-type="float" office:value="7.63">
            <text:p>7.63</text:p>
          </table:table-cell>
          <table:table-cell office:value-type="float" office:value="3.7">
            <text:p>3.7</text:p>
          </table:table-cell>
          <table:table-cell office:value-type="float" office:value="7.99">
            <text:p>7.99</text:p>
          </table:table-cell>
          <table:table-cell/>
          <table:table-cell office:value-type="float" office:value="8.62">
            <text:p>8.62</text:p>
          </table:table-cell>
          <table:table-cell office:value-type="float" office:value="9.98">
            <text:p>9.98</text:p>
          </table:table-cell>
          <table:table-cell office:value-type="float" office:value="6.26">
            <text:p>6.26</text:p>
          </table:table-cell>
          <table:table-cell office:value-type="float" office:value="5.18">
            <text:p>5.18</text:p>
          </table:table-cell>
          <table:table-cell office:value-type="float" office:value="12.23">
            <text:p>12.23</text:p>
          </table:table-cell>
          <table:table-cell/>
          <table:table-cell office:value-type="float" office:value="4.79">
            <text:p>4.79</text:p>
          </table:table-cell>
          <table:table-cell office:value-type="float" office:value="5.13">
            <text:p>5.13</text:p>
          </table:table-cell>
          <table:table-cell office:value-type="float" office:value="6.78">
            <text:p>6.78</text:p>
          </table:table-cell>
          <table:table-cell office:value-type="float" office:value="10.25">
            <text:p>10.25</text:p>
          </table:table-cell>
          <table:table-cell office:value-type="float" office:value="2.42">
            <text:p>2.42</text:p>
          </table:table-cell>
          <table:table-cell office:value-type="float" office:value="2.95">
            <text:p>2.95</text:p>
          </table:table-cell>
          <table:table-cell office:value-type="float" office:value="4.86">
            <text:p>4.86</text:p>
          </table:table-cell>
          <table:table-cell office:value-type="float" office:value="3.97">
            <text:p>3.97</text:p>
          </table:table-cell>
          <table:table-cell office:value-type="float" office:value="10">
            <text:p>10</text:p>
          </table:table-cell>
          <table:table-cell office:value-type="float" office:value="13.97">
            <text:p>13.97</text:p>
          </table:table-cell>
          <table:table-cell office:value-type="float" office:value="2.49">
            <text:p>2.49</text:p>
          </table:table-cell>
          <table:table-cell office:value-type="float" office:value="4.71">
            <text:p>4.71</text:p>
          </table:table-cell>
          <table:table-cell office:value-type="float" office:value="11.28">
            <text:p>11.28</text:p>
          </table:table-cell>
          <table:table-cell office:value-type="float" office:value="7.71">
            <text:p>7.71</text:p>
          </table:table-cell>
          <table:table-cell office:value-type="float" office:value="3.74">
            <text:p>3.74</text:p>
          </table:table-cell>
          <table:table-cell office:value-type="float" office:value="6.14">
            <text:p>6.14</text:p>
          </table:table-cell>
          <table:table-cell office:value-type="float" office:value="13.06">
            <text:p>13.06</text:p>
          </table:table-cell>
          <table:table-cell office:value-type="float" office:value="3.32">
            <text:p>3.32</text:p>
          </table:table-cell>
          <table:table-cell office:value-type="float" office:value="3.29">
            <text:p>3.29</text:p>
          </table:table-cell>
          <table:table-cell office:value-type="float" office:value="3.92">
            <text:p>3.92</text:p>
          </table:table-cell>
          <table:table-cell office:value-type="float" office:value="6.77">
            <text:p>6.77</text:p>
          </table:table-cell>
          <table:table-cell office:value-type="float" office:value="2.98">
            <text:p>2.98</text:p>
          </table:table-cell>
          <table:table-cell office:value-type="float" office:value="17.95">
            <text:p>17.95</text:p>
          </table:table-cell>
          <table:table-cell office:value-type="float" office:value="4.04">
            <text:p>4.04</text:p>
          </table:table-cell>
          <table:table-cell table:number-columns-repeated="974"/>
        </table:table-row>
        <table:table-row table:style-name="ro1">
          <table:table-cell office:value-type="string">
            <text:p>Bulgaria</text:p>
          </table:table-cell>
          <table:table-cell office:value-type="float" office:value="4.78">
            <text:p>4.78</text:p>
          </table:table-cell>
          <table:table-cell office:value-type="float" office:value="6.45">
            <text:p>6.45</text:p>
          </table:table-cell>
          <table:table-cell office:value-type="float" office:value="5.43">
            <text:p>5.43</text:p>
          </table:table-cell>
          <table:table-cell office:value-type="float" office:value="5.8">
            <text:p>5.8</text:p>
          </table:table-cell>
          <table:table-cell office:value-type="float" office:value="6.65">
            <text:p>6.65</text:p>
          </table:table-cell>
          <table:table-cell office:value-type="float" office:value="4.4">
            <text:p>4.4</text:p>
          </table:table-cell>
          <table:table-cell office:value-type="float" office:value="9.54">
            <text:p>9.54</text:p>
          </table:table-cell>
          <table:table-cell office:value-type="float" office:value="4.83">
            <text:p>4.83</text:p>
          </table:table-cell>
          <table:table-cell office:value-type="float" office:value="4.35">
            <text:p>4.35</text:p>
          </table:table-cell>
          <table:table-cell office:value-type="float" office:value="5.6">
            <text:p>5.6</text:p>
          </table:table-cell>
          <table:table-cell office:value-type="float" office:value="17.31">
            <text:p>17.31</text:p>
          </table:table-cell>
          <table:table-cell office:value-type="float" office:value="15.02">
            <text:p>15.02</text:p>
          </table:table-cell>
          <table:table-cell office:value-type="float" office:value="8.67">
            <text:p>8.67</text:p>
          </table:table-cell>
          <table:table-cell office:value-type="float" office:value="6.53">
            <text:p>6.53</text:p>
          </table:table-cell>
          <table:table-cell office:value-type="float" office:value="7.44">
            <text:p>7.44</text:p>
          </table:table-cell>
          <table:table-cell office:value-type="float" office:value="10.08">
            <text:p>10.08</text:p>
          </table:table-cell>
          <table:table-cell office:value-type="float" office:value="6.77">
            <text:p>6.77</text:p>
          </table:table-cell>
          <table:table-cell office:value-type="float" office:value="6.63">
            <text:p>6.63</text:p>
          </table:table-cell>
          <table:table-cell office:value-type="float" office:value="14.61">
            <text:p>14.61</text:p>
          </table:table-cell>
          <table:table-cell office:value-type="float" office:value="7.88">
            <text:p>7.88</text:p>
          </table:table-cell>
          <table:table-cell office:value-type="float" office:value="7.3">
            <text:p>7.3</text:p>
          </table:table-cell>
          <table:table-cell office:value-type="float" office:value="10.92">
            <text:p>10.92</text:p>
          </table:table-cell>
          <table:table-cell office:value-type="float" office:value="7.71">
            <text:p>7.71</text:p>
          </table:table-cell>
          <table:table-cell office:value-type="float" office:value="11.15">
            <text:p>11.15</text:p>
          </table:table-cell>
          <table:table-cell/>
          <table:table-cell office:value-type="float" office:value="13.45">
            <text:p>13.45</text:p>
          </table:table-cell>
          <table:table-cell office:value-type="float" office:value="10.93">
            <text:p>10.93</text:p>
          </table:table-cell>
          <table:table-cell office:value-type="float" office:value="8.09">
            <text:p>8.09</text:p>
          </table:table-cell>
          <table:table-cell office:value-type="float" office:value="14.39">
            <text:p>14.39</text:p>
          </table:table-cell>
          <table:table-cell office:value-type="float" office:value="6.02">
            <text:p>6.02</text:p>
          </table:table-cell>
          <table:table-cell office:value-type="float" office:value="4.82">
            <text:p>4.82</text:p>
          </table:table-cell>
          <table:table-cell office:value-type="float" office:value="12.13">
            <text:p>12.13</text:p>
          </table:table-cell>
          <table:table-cell office:value-type="float" office:value="7.76">
            <text:p>7.76</text:p>
          </table:table-cell>
          <table:table-cell office:value-type="float" office:value="9.11">
            <text:p>9.11</text:p>
          </table:table-cell>
          <table:table-cell/>
          <table:table-cell office:value-type="float" office:value="6.02">
            <text:p>6.02</text:p>
          </table:table-cell>
          <table:table-cell office:value-type="float" office:value="7.32">
            <text:p>7.32</text:p>
          </table:table-cell>
          <table:table-cell office:value-type="float" office:value="11.39">
            <text:p>11.39</text:p>
          </table:table-cell>
          <table:table-cell office:value-type="float" office:value="9.05">
            <text:p>9.05</text:p>
          </table:table-cell>
          <table:table-cell office:value-type="float" office:value="10.53">
            <text:p>10.53</text:p>
          </table:table-cell>
          <table:table-cell office:value-type="float" office:value="5.85">
            <text:p>5.85</text:p>
          </table:table-cell>
          <table:table-cell office:value-type="float" office:value="12.74">
            <text:p>12.74</text:p>
          </table:table-cell>
          <table:table-cell office:value-type="float" office:value="4.83">
            <text:p>4.83</text:p>
          </table:table-cell>
          <table:table-cell office:value-type="float" office:value="8.82">
            <text:p>8.82</text:p>
          </table:table-cell>
          <table:table-cell office:value-type="float" office:value="25.52">
            <text:p>25.52</text:p>
          </table:table-cell>
          <table:table-cell office:value-type="float" office:value="12.6">
            <text:p>12.6</text:p>
          </table:table-cell>
          <table:table-cell office:value-type="float" office:value="9.18">
            <text:p>9.18</text:p>
          </table:table-cell>
          <table:table-cell office:value-type="float" office:value="13.38">
            <text:p>13.38</text:p>
          </table:table-cell>
          <table:table-cell office:value-type="float" office:value="14.52">
            <text:p>14.52</text:p>
          </table:table-cell>
          <table:table-cell table:number-columns-repeated="974"/>
        </table:table-row>
        <table:table-row table:style-name="ro1">
          <table:table-cell office:value-type="string">
            <text:p>Canada</text:p>
          </table:table-cell>
          <table:table-cell office:value-type="float" office:value="1.93">
            <text:p>1.93</text:p>
          </table:table-cell>
          <table:table-cell office:value-type="float" office:value="2.59">
            <text:p>2.59</text:p>
          </table:table-cell>
          <table:table-cell office:value-type="float" office:value="2.34">
            <text:p>2.34</text:p>
          </table:table-cell>
          <table:table-cell office:value-type="float" office:value="2.57">
            <text:p>2.57</text:p>
          </table:table-cell>
          <table:table-cell office:value-type="float" office:value="3.11">
            <text:p>3.11</text:p>
          </table:table-cell>
          <table:table-cell office:value-type="float" office:value="2.16">
            <text:p>2.16</text:p>
          </table:table-cell>
          <table:table-cell office:value-type="float" office:value="4.7">
            <text:p>4.7</text:p>
          </table:table-cell>
          <table:table-cell office:value-type="float" office:value="2.58">
            <text:p>2.58</text:p>
          </table:table-cell>
          <table:table-cell office:value-type="float" office:value="3.2">
            <text:p>3.2</text:p>
          </table:table-cell>
          <table:table-cell office:value-type="float" office:value="2.49">
            <text:p>2.49</text:p>
          </table:table-cell>
          <table:table-cell office:value-type="float" office:value="7.53">
            <text:p>7.53</text:p>
          </table:table-cell>
          <table:table-cell office:value-type="float" office:value="3.63">
            <text:p>3.63</text:p>
          </table:table-cell>
          <table:table-cell office:value-type="float" office:value="3.8">
            <text:p>3.8</text:p>
          </table:table-cell>
          <table:table-cell office:value-type="float" office:value="3.57">
            <text:p>3.57</text:p>
          </table:table-cell>
          <table:table-cell office:value-type="float" office:value="4.64">
            <text:p>4.64</text:p>
          </table:table-cell>
          <table:table-cell office:value-type="float" office:value="4.38">
            <text:p>4.38</text:p>
          </table:table-cell>
          <table:table-cell office:value-type="float" office:value="3.17">
            <text:p>3.17</text:p>
          </table:table-cell>
          <table:table-cell office:value-type="float" office:value="3.33">
            <text:p>3.33</text:p>
          </table:table-cell>
          <table:table-cell office:value-type="float" office:value="7.3">
            <text:p>7.3</text:p>
          </table:table-cell>
          <table:table-cell office:value-type="float" office:value="4.79">
            <text:p>4.79</text:p>
          </table:table-cell>
          <table:table-cell office:value-type="float" office:value="3.71">
            <text:p>3.71</text:p>
          </table:table-cell>
          <table:table-cell office:value-type="float" office:value="4.49">
            <text:p>4.49</text:p>
          </table:table-cell>
          <table:table-cell office:value-type="float" office:value="3.62">
            <text:p>3.62</text:p>
          </table:table-cell>
          <table:table-cell office:value-type="float" office:value="4.94">
            <text:p>4.94</text:p>
          </table:table-cell>
          <table:table-cell office:value-type="float" office:value="11.75">
            <text:p>11.75</text:p>
          </table:table-cell>
          <table:table-cell office:value-type="float" office:value="4.15">
            <text:p>4.15</text:p>
          </table:table-cell>
          <table:table-cell office:value-type="float" office:value="5.07">
            <text:p>5.07</text:p>
          </table:table-cell>
          <table:table-cell office:value-type="float" office:value="6.35">
            <text:p>6.35</text:p>
          </table:table-cell>
          <table:table-cell office:value-type="float" office:value="6.95">
            <text:p>6.95</text:p>
          </table:table-cell>
          <table:table-cell office:value-type="float" office:value="3.22">
            <text:p>3.22</text:p>
          </table:table-cell>
          <table:table-cell office:value-type="float" office:value="3.91">
            <text:p>3.91</text:p>
          </table:table-cell>
          <table:table-cell office:value-type="float" office:value="3.92">
            <text:p>3.92</text:p>
          </table:table-cell>
          <table:table-cell office:value-type="float" office:value="6.39">
            <text:p>6.39</text:p>
          </table:table-cell>
          <table:table-cell office:value-type="float" office:value="5.72">
            <text:p>5.72</text:p>
          </table:table-cell>
          <table:table-cell office:value-type="float" office:value="9.94">
            <text:p>9.94</text:p>
          </table:table-cell>
          <table:table-cell office:value-type="float" office:value="3.97">
            <text:p>3.97</text:p>
          </table:table-cell>
          <table:table-cell office:value-type="float" office:value="3.45">
            <text:p>3.45</text:p>
          </table:table-cell>
          <table:table-cell office:value-type="float" office:value="16.33">
            <text:p>16.33</text:p>
          </table:table-cell>
          <table:table-cell office:value-type="float" office:value="4.92">
            <text:p>4.92</text:p>
          </table:table-cell>
          <table:table-cell office:value-type="float" office:value="5.85">
            <text:p>5.85</text:p>
          </table:table-cell>
          <table:table-cell office:value-type="float" office:value="6.67">
            <text:p>6.67</text:p>
          </table:table-cell>
          <table:table-cell office:value-type="float" office:value="8.22">
            <text:p>8.22</text:p>
          </table:table-cell>
          <table:table-cell office:value-type="float" office:value="3.83">
            <text:p>3.83</text:p>
          </table:table-cell>
          <table:table-cell office:value-type="float" office:value="7.25">
            <text:p>7.25</text:p>
          </table:table-cell>
          <table:table-cell office:value-type="float" office:value="8.82">
            <text:p>8.82</text:p>
          </table:table-cell>
          <table:table-cell office:value-type="float" office:value="4.13">
            <text:p>4.13</text:p>
          </table:table-cell>
          <table:table-cell office:value-type="float" office:value="7.4">
            <text:p>7.4</text:p>
          </table:table-cell>
          <table:table-cell/>
          <table:table-cell office:value-type="float" office:value="15.58">
            <text:p>15.58</text:p>
          </table:table-cell>
          <table:table-cell table:number-columns-repeated="974"/>
        </table:table-row>
        <table:table-row table:style-name="ro1">
          <table:table-cell office:value-type="string">
            <text:p>Chile</text:p>
          </table:table-cell>
          <table:table-cell office:value-type="float" office:value="2.86">
            <text:p>2.86</text:p>
          </table:table-cell>
          <table:table-cell office:value-type="float" office:value="4.37">
            <text:p>4.37</text:p>
          </table:table-cell>
          <table:table-cell office:value-type="float" office:value="4.67">
            <text:p>4.67</text:p>
          </table:table-cell>
          <table:table-cell office:value-type="float" office:value="4.45">
            <text:p>4.45</text:p>
          </table:table-cell>
          <table:table-cell office:value-type="float" office:value="4.36">
            <text:p>4.36</text:p>
          </table:table-cell>
          <table:table-cell office:value-type="float" office:value="3.3">
            <text:p>3.3</text:p>
          </table:table-cell>
          <table:table-cell office:value-type="float" office:value="7.94">
            <text:p>7.94</text:p>
          </table:table-cell>
          <table:table-cell office:value-type="float" office:value="3.53">
            <text:p>3.53</text:p>
          </table:table-cell>
          <table:table-cell office:value-type="float" office:value="3.77">
            <text:p>3.77</text:p>
          </table:table-cell>
          <table:table-cell office:value-type="float" office:value="3">
            <text:p>3</text:p>
          </table:table-cell>
          <table:table-cell office:value-type="float" office:value="11.16">
            <text:p>11.16</text:p>
          </table:table-cell>
          <table:table-cell office:value-type="float" office:value="6.16">
            <text:p>6.16</text:p>
          </table:table-cell>
          <table:table-cell office:value-type="float" office:value="6.84">
            <text:p>6.84</text:p>
          </table:table-cell>
          <table:table-cell office:value-type="float" office:value="6.32">
            <text:p>6.32</text:p>
          </table:table-cell>
          <table:table-cell office:value-type="float" office:value="5.54">
            <text:p>5.54</text:p>
          </table:table-cell>
          <table:table-cell office:value-type="float" office:value="9.37">
            <text:p>9.37</text:p>
          </table:table-cell>
          <table:table-cell office:value-type="float" office:value="5.74">
            <text:p>5.74</text:p>
          </table:table-cell>
          <table:table-cell office:value-type="float" office:value="6.37">
            <text:p>6.37</text:p>
          </table:table-cell>
          <table:table-cell/>
          <table:table-cell office:value-type="float" office:value="8.15">
            <text:p>8.15</text:p>
          </table:table-cell>
          <table:table-cell office:value-type="float" office:value="6.54">
            <text:p>6.54</text:p>
          </table:table-cell>
          <table:table-cell office:value-type="float" office:value="8.51">
            <text:p>8.51</text:p>
          </table:table-cell>
          <table:table-cell office:value-type="float" office:value="5.24">
            <text:p>5.24</text:p>
          </table:table-cell>
          <table:table-cell office:value-type="float" office:value="11.03">
            <text:p>11.03</text:p>
          </table:table-cell>
          <table:table-cell/>
          <table:table-cell office:value-type="float" office:value="5.61">
            <text:p>5.61</text:p>
          </table:table-cell>
          <table:table-cell office:value-type="float" office:value="9.6">
            <text:p>9.6</text:p>
          </table:table-cell>
          <table:table-cell office:value-type="float" office:value="6.93">
            <text:p>6.93</text:p>
          </table:table-cell>
          <table:table-cell office:value-type="float" office:value="12.71">
            <text:p>12.71</text:p>
          </table:table-cell>
          <table:table-cell office:value-type="float" office:value="5.04">
            <text:p>5.04</text:p>
          </table:table-cell>
          <table:table-cell office:value-type="float" office:value="3.62">
            <text:p>3.62</text:p>
          </table:table-cell>
          <table:table-cell office:value-type="float" office:value="5.88">
            <text:p>5.88</text:p>
          </table:table-cell>
          <table:table-cell office:value-type="float" office:value="7.84">
            <text:p>7.84</text:p>
          </table:table-cell>
          <table:table-cell office:value-type="float" office:value="8.85">
            <text:p>8.85</text:p>
          </table:table-cell>
          <table:table-cell/>
          <table:table-cell office:value-type="float" office:value="5.26">
            <text:p>5.26</text:p>
          </table:table-cell>
          <table:table-cell office:value-type="float" office:value="4.63">
            <text:p>4.63</text:p>
          </table:table-cell>
          <table:table-cell office:value-type="float" office:value="9.79">
            <text:p>9.79</text:p>
          </table:table-cell>
          <table:table-cell office:value-type="float" office:value="7.6">
            <text:p>7.6</text:p>
          </table:table-cell>
          <table:table-cell office:value-type="float" office:value="6.55">
            <text:p>6.55</text:p>
          </table:table-cell>
          <table:table-cell office:value-type="float" office:value="9.42">
            <text:p>9.42</text:p>
          </table:table-cell>
          <table:table-cell/>
          <table:table-cell office:value-type="float" office:value="3.73">
            <text:p>3.73</text:p>
          </table:table-cell>
          <table:table-cell office:value-type="float" office:value="4.62">
            <text:p>4.62</text:p>
          </table:table-cell>
          <table:table-cell office:value-type="float" office:value="5.99">
            <text:p>5.99</text:p>
          </table:table-cell>
          <table:table-cell office:value-type="float" office:value="6.46">
            <text:p>6.46</text:p>
          </table:table-cell>
          <table:table-cell office:value-type="float" office:value="8.83">
            <text:p>8.83</text:p>
          </table:table-cell>
          <table:table-cell/>
          <table:table-cell office:value-type="float" office:value="11.67">
            <text:p>11.67</text:p>
          </table:table-cell>
          <table:table-cell table:number-columns-repeated="974"/>
        </table:table-row>
        <table:table-row table:style-name="ro1">
          <table:table-cell office:value-type="string">
            <text:p>Chinese Taipei</text:p>
          </table:table-cell>
          <table:table-cell office:value-type="float" office:value="2.33">
            <text:p>2.33</text:p>
          </table:table-cell>
          <table:table-cell office:value-type="float" office:value="4.58">
            <text:p>4.58</text:p>
          </table:table-cell>
          <table:table-cell office:value-type="float" office:value="3.64">
            <text:p>3.64</text:p>
          </table:table-cell>
          <table:table-cell office:value-type="float" office:value="2.64">
            <text:p>2.64</text:p>
          </table:table-cell>
          <table:table-cell office:value-type="float" office:value="3.37">
            <text:p>3.37</text:p>
          </table:table-cell>
          <table:table-cell office:value-type="float" office:value="2.4">
            <text:p>2.4</text:p>
          </table:table-cell>
          <table:table-cell office:value-type="float" office:value="8.66">
            <text:p>8.66</text:p>
          </table:table-cell>
          <table:table-cell office:value-type="float" office:value="2.97">
            <text:p>2.97</text:p>
          </table:table-cell>
          <table:table-cell office:value-type="float" office:value="2.84">
            <text:p>2.84</text:p>
          </table:table-cell>
          <table:table-cell office:value-type="float" office:value="3.28">
            <text:p>3.28</text:p>
          </table:table-cell>
          <table:table-cell office:value-type="float" office:value="5.46">
            <text:p>5.46</text:p>
          </table:table-cell>
          <table:table-cell office:value-type="float" office:value="7.16">
            <text:p>7.16</text:p>
          </table:table-cell>
          <table:table-cell office:value-type="float" office:value="8.76">
            <text:p>8.76</text:p>
          </table:table-cell>
          <table:table-cell/>
          <table:table-cell office:value-type="float" office:value="7.31">
            <text:p>7.31</text:p>
          </table:table-cell>
          <table:table-cell office:value-type="float" office:value="6.18">
            <text:p>6.18</text:p>
          </table:table-cell>
          <table:table-cell office:value-type="float" office:value="4.38">
            <text:p>4.38</text:p>
          </table:table-cell>
          <table:table-cell office:value-type="float" office:value="6.78">
            <text:p>6.78</text:p>
          </table:table-cell>
          <table:table-cell office:value-type="float" office:value="12.64">
            <text:p>12.64</text:p>
          </table:table-cell>
          <table:table-cell office:value-type="float" office:value="10.09">
            <text:p>10.09</text:p>
          </table:table-cell>
          <table:table-cell office:value-type="float" office:value="5.95">
            <text:p>5.95</text:p>
          </table:table-cell>
          <table:table-cell office:value-type="float" office:value="7.68">
            <text:p>7.68</text:p>
          </table:table-cell>
          <table:table-cell office:value-type="float" office:value="3.16">
            <text:p>3.16</text:p>
          </table:table-cell>
          <table:table-cell office:value-type="float" office:value="12.66">
            <text:p>12.66</text:p>
          </table:table-cell>
          <table:table-cell office:value-type="float" office:value="13.19">
            <text:p>13.19</text:p>
          </table:table-cell>
          <table:table-cell office:value-type="float" office:value="6.14">
            <text:p>6.14</text:p>
          </table:table-cell>
          <table:table-cell office:value-type="float" office:value="8.14">
            <text:p>8.14</text:p>
          </table:table-cell>
          <table:table-cell office:value-type="float" office:value="5.1">
            <text:p>5.1</text:p>
          </table:table-cell>
          <table:table-cell office:value-type="float" office:value="5.22">
            <text:p>5.22</text:p>
          </table:table-cell>
          <table:table-cell office:value-type="float" office:value="4.18">
            <text:p>4.18</text:p>
          </table:table-cell>
          <table:table-cell office:value-type="float" office:value="2.76">
            <text:p>2.76</text:p>
          </table:table-cell>
          <table:table-cell office:value-type="float" office:value="12.38">
            <text:p>12.38</text:p>
          </table:table-cell>
          <table:table-cell office:value-type="float" office:value="6.01">
            <text:p>6.01</text:p>
          </table:table-cell>
          <table:table-cell office:value-type="float" office:value="8.9">
            <text:p>8.9</text:p>
          </table:table-cell>
          <table:table-cell/>
          <table:table-cell office:value-type="float" office:value="4.49">
            <text:p>4.49</text:p>
          </table:table-cell>
          <table:table-cell office:value-type="float" office:value="4.62">
            <text:p>4.62</text:p>
          </table:table-cell>
          <table:table-cell office:value-type="float" office:value="6.49">
            <text:p>6.49</text:p>
          </table:table-cell>
          <table:table-cell office:value-type="float" office:value="7.51">
            <text:p>7.51</text:p>
          </table:table-cell>
          <table:table-cell office:value-type="float" office:value="5.44">
            <text:p>5.44</text:p>
          </table:table-cell>
          <table:table-cell office:value-type="float" office:value="3.44">
            <text:p>3.44</text:p>
          </table:table-cell>
          <table:table-cell office:value-type="float" office:value="6.6">
            <text:p>6.6</text:p>
          </table:table-cell>
          <table:table-cell office:value-type="float" office:value="4.3">
            <text:p>4.3</text:p>
          </table:table-cell>
          <table:table-cell office:value-type="float" office:value="7.93">
            <text:p>7.93</text:p>
          </table:table-cell>
          <table:table-cell/>
          <table:table-cell office:value-type="float" office:value="6.35">
            <text:p>6.35</text:p>
          </table:table-cell>
          <table:table-cell office:value-type="float" office:value="7.53">
            <text:p>7.53</text:p>
          </table:table-cell>
          <table:table-cell/>
          <table:table-cell office:value-type="float" office:value="6.78">
            <text:p>6.78</text:p>
          </table:table-cell>
          <table:table-cell table:number-columns-repeated="974"/>
        </table:table-row>
        <table:table-row table:style-name="ro1">
          <table:table-cell office:value-type="string">
            <text:p>Colombia</text:p>
          </table:table-cell>
          <table:table-cell office:value-type="float" office:value="3.05">
            <text:p>3.05</text:p>
          </table:table-cell>
          <table:table-cell office:value-type="float" office:value="7.15">
            <text:p>7.15</text:p>
          </table:table-cell>
          <table:table-cell office:value-type="float" office:value="5.06">
            <text:p>5.06</text:p>
          </table:table-cell>
          <table:table-cell office:value-type="float" office:value="5.88">
            <text:p>5.88</text:p>
          </table:table-cell>
          <table:table-cell office:value-type="float" office:value="5.33">
            <text:p>5.33</text:p>
          </table:table-cell>
          <table:table-cell office:value-type="float" office:value="3.29">
            <text:p>3.29</text:p>
          </table:table-cell>
          <table:table-cell office:value-type="float" office:value="6.87">
            <text:p>6.87</text:p>
          </table:table-cell>
          <table:table-cell office:value-type="float" office:value="3.65">
            <text:p>3.65</text:p>
          </table:table-cell>
          <table:table-cell office:value-type="float" office:value="3.82">
            <text:p>3.82</text:p>
          </table:table-cell>
          <table:table-cell office:value-type="float" office:value="2.87">
            <text:p>2.87</text:p>
          </table:table-cell>
          <table:table-cell office:value-type="float" office:value="10">
            <text:p>10</text:p>
          </table:table-cell>
          <table:table-cell office:value-type="float" office:value="6.68">
            <text:p>6.68</text:p>
          </table:table-cell>
          <table:table-cell/>
          <table:table-cell office:value-type="float" office:value="16.37">
            <text:p>16.37</text:p>
          </table:table-cell>
          <table:table-cell office:value-type="float" office:value="7.54">
            <text:p>7.54</text:p>
          </table:table-cell>
          <table:table-cell office:value-type="float" office:value="7.99">
            <text:p>7.99</text:p>
          </table:table-cell>
          <table:table-cell office:value-type="float" office:value="6.67">
            <text:p>6.67</text:p>
          </table:table-cell>
          <table:table-cell office:value-type="float" office:value="7.42">
            <text:p>7.42</text:p>
          </table:table-cell>
          <table:table-cell office:value-type="float" office:value="12.06">
            <text:p>12.06</text:p>
          </table:table-cell>
          <table:table-cell office:value-type="float" office:value="8.13">
            <text:p>8.13</text:p>
          </table:table-cell>
          <table:table-cell office:value-type="float" office:value="9.9">
            <text:p>9.9</text:p>
          </table:table-cell>
          <table:table-cell office:value-type="float" office:value="14.6">
            <text:p>14.6</text:p>
          </table:table-cell>
          <table:table-cell office:value-type="float" office:value="9.42">
            <text:p>9.42</text:p>
          </table:table-cell>
          <table:table-cell office:value-type="float" office:value="10.17">
            <text:p>10.17</text:p>
          </table:table-cell>
          <table:table-cell/>
          <table:table-cell office:value-type="float" office:value="10.39">
            <text:p>10.39</text:p>
          </table:table-cell>
          <table:table-cell office:value-type="float" office:value="7.26">
            <text:p>7.26</text:p>
          </table:table-cell>
          <table:table-cell office:value-type="float" office:value="13.69">
            <text:p>13.69</text:p>
          </table:table-cell>
          <table:table-cell office:value-type="float" office:value="7.1">
            <text:p>7.1</text:p>
          </table:table-cell>
          <table:table-cell office:value-type="float" office:value="5.07">
            <text:p>5.07</text:p>
          </table:table-cell>
          <table:table-cell office:value-type="float" office:value="3.46">
            <text:p>3.46</text:p>
          </table:table-cell>
          <table:table-cell office:value-type="float" office:value="8.55">
            <text:p>8.55</text:p>
          </table:table-cell>
          <table:table-cell office:value-type="float" office:value="6.82">
            <text:p>6.82</text:p>
          </table:table-cell>
          <table:table-cell office:value-type="float" office:value="6.92">
            <text:p>6.92</text:p>
          </table:table-cell>
          <table:table-cell/>
          <table:table-cell office:value-type="float" office:value="4.84">
            <text:p>4.84</text:p>
          </table:table-cell>
          <table:table-cell office:value-type="float" office:value="7.09">
            <text:p>7.09</text:p>
          </table:table-cell>
          <table:table-cell office:value-type="float" office:value="15.55">
            <text:p>15.55</text:p>
          </table:table-cell>
          <table:table-cell office:value-type="float" office:value="9.76">
            <text:p>9.76</text:p>
          </table:table-cell>
          <table:table-cell office:value-type="float" office:value="4.44">
            <text:p>4.44</text:p>
          </table:table-cell>
          <table:table-cell office:value-type="float" office:value="8.65">
            <text:p>8.65</text:p>
          </table:table-cell>
          <table:table-cell/>
          <table:table-cell office:value-type="float" office:value="4.03">
            <text:p>4.03</text:p>
          </table:table-cell>
          <table:table-cell office:value-type="float" office:value="4.35">
            <text:p>4.35</text:p>
          </table:table-cell>
          <table:table-cell office:value-type="float" office:value="8.52">
            <text:p>8.52</text:p>
          </table:table-cell>
          <table:table-cell office:value-type="float" office:value="9.62">
            <text:p>9.62</text:p>
          </table:table-cell>
          <table:table-cell office:value-type="float" office:value="4.94">
            <text:p>4.94</text:p>
          </table:table-cell>
          <table:table-cell office:value-type="float" office:value="17.79">
            <text:p>17.79</text:p>
          </table:table-cell>
          <table:table-cell office:value-type="float" office:value="4.75">
            <text:p>4.75</text:p>
          </table:table-cell>
          <table:table-cell table:number-columns-repeated="974"/>
        </table:table-row>
        <table:table-row table:style-name="ro1">
          <table:table-cell office:value-type="string">
            <text:p>Costa Rica</text:p>
          </table:table-cell>
          <table:table-cell office:value-type="float" office:value="2.94">
            <text:p>2.94</text:p>
          </table:table-cell>
          <table:table-cell office:value-type="float" office:value="5.01">
            <text:p>5.01</text:p>
          </table:table-cell>
          <table:table-cell office:value-type="float" office:value="4.69">
            <text:p>4.69</text:p>
          </table:table-cell>
          <table:table-cell office:value-type="float" office:value="5.39">
            <text:p>5.39</text:p>
          </table:table-cell>
          <table:table-cell office:value-type="float" office:value="5.75">
            <text:p>5.75</text:p>
          </table:table-cell>
          <table:table-cell office:value-type="float" office:value="3.7">
            <text:p>3.7</text:p>
          </table:table-cell>
          <table:table-cell office:value-type="float" office:value="6.14">
            <text:p>6.14</text:p>
          </table:table-cell>
          <table:table-cell office:value-type="float" office:value="4.68">
            <text:p>4.68</text:p>
          </table:table-cell>
          <table:table-cell office:value-type="float" office:value="4.11">
            <text:p>4.11</text:p>
          </table:table-cell>
          <table:table-cell office:value-type="float" office:value="2.79">
            <text:p>2.79</text:p>
          </table:table-cell>
          <table:table-cell/>
          <table:table-cell office:value-type="float" office:value="5.98">
            <text:p>5.98</text:p>
          </table:table-cell>
          <table:table-cell office:value-type="float" office:value="11.26">
            <text:p>11.26</text:p>
          </table:table-cell>
          <table:table-cell/>
          <table:table-cell office:value-type="float" office:value="9.75">
            <text:p>9.75</text:p>
          </table:table-cell>
          <table:table-cell office:value-type="float" office:value="10.27">
            <text:p>10.27</text:p>
          </table:table-cell>
          <table:table-cell office:value-type="float" office:value="5.86">
            <text:p>5.86</text:p>
          </table:table-cell>
          <table:table-cell office:value-type="float" office:value="6.79">
            <text:p>6.79</text:p>
          </table:table-cell>
          <table:table-cell office:value-type="float" office:value="12.66">
            <text:p>12.66</text:p>
          </table:table-cell>
          <table:table-cell office:value-type="float" office:value="8.25">
            <text:p>8.25</text:p>
          </table:table-cell>
          <table:table-cell office:value-type="float" office:value="8.67">
            <text:p>8.67</text:p>
          </table:table-cell>
          <table:table-cell office:value-type="float" office:value="10.47">
            <text:p>10.47</text:p>
          </table:table-cell>
          <table:table-cell office:value-type="float" office:value="7.94">
            <text:p>7.94</text:p>
          </table:table-cell>
          <table:table-cell office:value-type="float" office:value="11.71">
            <text:p>11.71</text:p>
          </table:table-cell>
          <table:table-cell/>
          <table:table-cell office:value-type="float" office:value="6.07">
            <text:p>6.07</text:p>
          </table:table-cell>
          <table:table-cell office:value-type="float" office:value="9.41">
            <text:p>9.41</text:p>
          </table:table-cell>
          <table:table-cell table:number-columns-repeated="2"/>
          <table:table-cell office:value-type="float" office:value="4.91">
            <text:p>4.91</text:p>
          </table:table-cell>
          <table:table-cell office:value-type="float" office:value="4.16">
            <text:p>4.16</text:p>
          </table:table-cell>
          <table:table-cell office:value-type="float" office:value="11.64">
            <text:p>11.64</text:p>
          </table:table-cell>
          <table:table-cell office:value-type="float" office:value="5.35">
            <text:p>5.35</text:p>
          </table:table-cell>
          <table:table-cell office:value-type="float" office:value="8.07">
            <text:p>8.07</text:p>
          </table:table-cell>
          <table:table-cell/>
          <table:table-cell office:value-type="float" office:value="5.74">
            <text:p>5.74</text:p>
          </table:table-cell>
          <table:table-cell office:value-type="float" office:value="6.3">
            <text:p>6.3</text:p>
          </table:table-cell>
          <table:table-cell office:value-type="float" office:value="13.73">
            <text:p>13.73</text:p>
          </table:table-cell>
          <table:table-cell office:value-type="float" office:value="17.91">
            <text:p>17.91</text:p>
          </table:table-cell>
          <table:table-cell office:value-type="float" office:value="7.47">
            <text:p>7.47</text:p>
          </table:table-cell>
          <table:table-cell office:value-type="float" office:value="6.63">
            <text:p>6.63</text:p>
          </table:table-cell>
          <table:table-cell/>
          <table:table-cell office:value-type="float" office:value="4.42">
            <text:p>4.42</text:p>
          </table:table-cell>
          <table:table-cell/>
          <table:table-cell office:value-type="float" office:value="6.9">
            <text:p>6.9</text:p>
          </table:table-cell>
          <table:table-cell office:value-type="float" office:value="5.55">
            <text:p>5.55</text:p>
          </table:table-cell>
          <table:table-cell office:value-type="float" office:value="7">
            <text:p>7</text:p>
          </table:table-cell>
          <table:table-cell/>
          <table:table-cell office:value-type="float" office:value="9.58">
            <text:p>9.58</text:p>
          </table:table-cell>
          <table:table-cell table:number-columns-repeated="974"/>
        </table:table-row>
        <table:table-row table:style-name="ro1">
          <table:table-cell office:value-type="string">
            <text:p>Croatia</text:p>
          </table:table-cell>
          <table:table-cell office:value-type="float" office:value="3.1">
            <text:p>3.1</text:p>
          </table:table-cell>
          <table:table-cell office:value-type="float" office:value="6.38">
            <text:p>6.38</text:p>
          </table:table-cell>
          <table:table-cell office:value-type="float" office:value="4.54">
            <text:p>4.54</text:p>
          </table:table-cell>
          <table:table-cell office:value-type="float" office:value="4.53">
            <text:p>4.53</text:p>
          </table:table-cell>
          <table:table-cell office:value-type="float" office:value="5.32">
            <text:p>5.32</text:p>
          </table:table-cell>
          <table:table-cell office:value-type="float" office:value="3.04">
            <text:p>3.04</text:p>
          </table:table-cell>
          <table:table-cell office:value-type="float" office:value="7.67">
            <text:p>7.67</text:p>
          </table:table-cell>
          <table:table-cell office:value-type="float" office:value="3.21">
            <text:p>3.21</text:p>
          </table:table-cell>
          <table:table-cell office:value-type="float" office:value="4.6">
            <text:p>4.6</text:p>
          </table:table-cell>
          <table:table-cell office:value-type="float" office:value="3.71">
            <text:p>3.71</text:p>
          </table:table-cell>
          <table:table-cell office:value-type="float" office:value="13.27">
            <text:p>13.27</text:p>
          </table:table-cell>
          <table:table-cell office:value-type="float" office:value="11.32">
            <text:p>11.32</text:p>
          </table:table-cell>
          <table:table-cell office:value-type="float" office:value="13.31">
            <text:p>13.31</text:p>
          </table:table-cell>
          <table:table-cell office:value-type="float" office:value="9.46">
            <text:p>9.46</text:p>
          </table:table-cell>
          <table:table-cell office:value-type="float" office:value="6.95">
            <text:p>6.95</text:p>
          </table:table-cell>
          <table:table-cell office:value-type="float" office:value="9.9">
            <text:p>9.9</text:p>
          </table:table-cell>
          <table:table-cell office:value-type="float" office:value="5.4">
            <text:p>5.4</text:p>
          </table:table-cell>
          <table:table-cell/>
          <table:table-cell office:value-type="float" office:value="18.11">
            <text:p>18.11</text:p>
          </table:table-cell>
          <table:table-cell office:value-type="float" office:value="6.63">
            <text:p>6.63</text:p>
          </table:table-cell>
          <table:table-cell office:value-type="float" office:value="6.51">
            <text:p>6.51</text:p>
          </table:table-cell>
          <table:table-cell office:value-type="float" office:value="7.47">
            <text:p>7.47</text:p>
          </table:table-cell>
          <table:table-cell office:value-type="float" office:value="4.57">
            <text:p>4.57</text:p>
          </table:table-cell>
          <table:table-cell office:value-type="float" office:value="10.66">
            <text:p>10.66</text:p>
          </table:table-cell>
          <table:table-cell/>
          <table:table-cell office:value-type="float" office:value="8.09">
            <text:p>8.09</text:p>
          </table:table-cell>
          <table:table-cell office:value-type="float" office:value="7.89">
            <text:p>7.89</text:p>
          </table:table-cell>
          <table:table-cell office:value-type="float" office:value="9.68">
            <text:p>9.68</text:p>
          </table:table-cell>
          <table:table-cell office:value-type="float" office:value="12.23">
            <text:p>12.23</text:p>
          </table:table-cell>
          <table:table-cell office:value-type="float" office:value="4.04">
            <text:p>4.04</text:p>
          </table:table-cell>
          <table:table-cell office:value-type="float" office:value="4.3">
            <text:p>4.3</text:p>
          </table:table-cell>
          <table:table-cell office:value-type="float" office:value="11.21">
            <text:p>11.21</text:p>
          </table:table-cell>
          <table:table-cell office:value-type="float" office:value="5.28">
            <text:p>5.28</text:p>
          </table:table-cell>
          <table:table-cell office:value-type="float" office:value="11.19">
            <text:p>11.19</text:p>
          </table:table-cell>
          <table:table-cell office:value-type="float" office:value="17.4">
            <text:p>17.4</text:p>
          </table:table-cell>
          <table:table-cell office:value-type="float" office:value="5.25">
            <text:p>5.25</text:p>
          </table:table-cell>
          <table:table-cell office:value-type="float" office:value="4.42">
            <text:p>4.42</text:p>
          </table:table-cell>
          <table:table-cell office:value-type="float" office:value="9.52">
            <text:p>9.52</text:p>
          </table:table-cell>
          <table:table-cell office:value-type="float" office:value="9.2">
            <text:p>9.2</text:p>
          </table:table-cell>
          <table:table-cell office:value-type="float" office:value="4.45">
            <text:p>4.45</text:p>
          </table:table-cell>
          <table:table-cell office:value-type="float" office:value="10.23">
            <text:p>10.23</text:p>
          </table:table-cell>
          <table:table-cell/>
          <table:table-cell office:value-type="float" office:value="4.77">
            <text:p>4.77</text:p>
          </table:table-cell>
          <table:table-cell office:value-type="float" office:value="9.38">
            <text:p>9.38</text:p>
          </table:table-cell>
          <table:table-cell office:value-type="float" office:value="8.69">
            <text:p>8.69</text:p>
          </table:table-cell>
          <table:table-cell office:value-type="float" office:value="11.56">
            <text:p>11.56</text:p>
          </table:table-cell>
          <table:table-cell office:value-type="float" office:value="10.73">
            <text:p>10.73</text:p>
          </table:table-cell>
          <table:table-cell/>
          <table:table-cell office:value-type="float" office:value="14.52">
            <text:p>14.52</text:p>
          </table:table-cell>
          <table:table-cell table:number-columns-repeated="974"/>
        </table:table-row>
        <table:table-row table:style-name="ro1">
          <table:table-cell office:value-type="string">
            <text:p>Czech Republic</text:p>
          </table:table-cell>
          <table:table-cell office:value-type="float" office:value="2.96">
            <text:p>2.96</text:p>
          </table:table-cell>
          <table:table-cell office:value-type="float" office:value="4.97">
            <text:p>4.97</text:p>
          </table:table-cell>
          <table:table-cell office:value-type="float" office:value="4.24">
            <text:p>4.24</text:p>
          </table:table-cell>
          <table:table-cell office:value-type="float" office:value="2.96">
            <text:p>2.96</text:p>
          </table:table-cell>
          <table:table-cell office:value-type="float" office:value="4.07">
            <text:p>4.07</text:p>
          </table:table-cell>
          <table:table-cell office:value-type="float" office:value="3.02">
            <text:p>3.02</text:p>
          </table:table-cell>
          <table:table-cell office:value-type="float" office:value="9.67">
            <text:p>9.67</text:p>
          </table:table-cell>
          <table:table-cell office:value-type="float" office:value="3.64">
            <text:p>3.64</text:p>
          </table:table-cell>
          <table:table-cell office:value-type="float" office:value="4.5">
            <text:p>4.5</text:p>
          </table:table-cell>
          <table:table-cell office:value-type="float" office:value="5.2">
            <text:p>5.2</text:p>
          </table:table-cell>
          <table:table-cell/>
          <table:table-cell office:value-type="float" office:value="11.11">
            <text:p>11.11</text:p>
          </table:table-cell>
          <table:table-cell office:value-type="float" office:value="7.28">
            <text:p>7.28</text:p>
          </table:table-cell>
          <table:table-cell office:value-type="float" office:value="8.96">
            <text:p>8.96</text:p>
          </table:table-cell>
          <table:table-cell office:value-type="float" office:value="7.22">
            <text:p>7.22</text:p>
          </table:table-cell>
          <table:table-cell office:value-type="float" office:value="6.56">
            <text:p>6.56</text:p>
          </table:table-cell>
          <table:table-cell office:value-type="float" office:value="5.77">
            <text:p>5.77</text:p>
          </table:table-cell>
          <table:table-cell office:value-type="float" office:value="14.76">
            <text:p>14.76</text:p>
          </table:table-cell>
          <table:table-cell office:value-type="float" office:value="12.2">
            <text:p>12.2</text:p>
          </table:table-cell>
          <table:table-cell office:value-type="float" office:value="10.33">
            <text:p>10.33</text:p>
          </table:table-cell>
          <table:table-cell office:value-type="float" office:value="5.08">
            <text:p>5.08</text:p>
          </table:table-cell>
          <table:table-cell office:value-type="float" office:value="6.85">
            <text:p>6.85</text:p>
          </table:table-cell>
          <table:table-cell office:value-type="float" office:value="3.87">
            <text:p>3.87</text:p>
          </table:table-cell>
          <table:table-cell office:value-type="float" office:value="8.68">
            <text:p>8.68</text:p>
          </table:table-cell>
          <table:table-cell office:value-type="float" office:value="18.5">
            <text:p>18.5</text:p>
          </table:table-cell>
          <table:table-cell office:value-type="float" office:value="6.25">
            <text:p>6.25</text:p>
          </table:table-cell>
          <table:table-cell office:value-type="float" office:value="10.8">
            <text:p>10.8</text:p>
          </table:table-cell>
          <table:table-cell office:value-type="float" office:value="5.55">
            <text:p>5.55</text:p>
          </table:table-cell>
          <table:table-cell office:value-type="float" office:value="10.14">
            <text:p>10.14</text:p>
          </table:table-cell>
          <table:table-cell office:value-type="float" office:value="5">
            <text:p>5</text:p>
          </table:table-cell>
          <table:table-cell office:value-type="float" office:value="3.52">
            <text:p>3.52</text:p>
          </table:table-cell>
          <table:table-cell office:value-type="float" office:value="12.15">
            <text:p>12.15</text:p>
          </table:table-cell>
          <table:table-cell office:value-type="float" office:value="9.93">
            <text:p>9.93</text:p>
          </table:table-cell>
          <table:table-cell office:value-type="float" office:value="12.78">
            <text:p>12.78</text:p>
          </table:table-cell>
          <table:table-cell/>
          <table:table-cell office:value-type="float" office:value="6.25">
            <text:p>6.25</text:p>
          </table:table-cell>
          <table:table-cell office:value-type="float" office:value="5.08">
            <text:p>5.08</text:p>
          </table:table-cell>
          <table:table-cell office:value-type="float" office:value="13.14">
            <text:p>13.14</text:p>
          </table:table-cell>
          <table:table-cell office:value-type="float" office:value="6.93">
            <text:p>6.93</text:p>
          </table:table-cell>
          <table:table-cell office:value-type="float" office:value="5.61">
            <text:p>5.61</text:p>
          </table:table-cell>
          <table:table-cell office:value-type="float" office:value="7.06">
            <text:p>7.06</text:p>
          </table:table-cell>
          <table:table-cell office:value-type="float" office:value="10.57">
            <text:p>10.57</text:p>
          </table:table-cell>
          <table:table-cell office:value-type="float" office:value="5.03">
            <text:p>5.03</text:p>
          </table:table-cell>
          <table:table-cell office:value-type="float" office:value="10.69">
            <text:p>10.69</text:p>
          </table:table-cell>
          <table:table-cell/>
          <table:table-cell office:value-type="float" office:value="12.68">
            <text:p>12.68</text:p>
          </table:table-cell>
          <table:table-cell table:number-columns-repeated="977"/>
        </table:table-row>
        <table:table-row table:style-name="ro1">
          <table:table-cell office:value-type="string">
            <text:p>Denmark</text:p>
          </table:table-cell>
          <table:table-cell office:value-type="float" office:value="2.74">
            <text:p>2.74</text:p>
          </table:table-cell>
          <table:table-cell office:value-type="float" office:value="4.32">
            <text:p>4.32</text:p>
          </table:table-cell>
          <table:table-cell office:value-type="float" office:value="3.18">
            <text:p>3.18</text:p>
          </table:table-cell>
          <table:table-cell office:value-type="float" office:value="3.12">
            <text:p>3.12</text:p>
          </table:table-cell>
          <table:table-cell office:value-type="float" office:value="4.26">
            <text:p>4.26</text:p>
          </table:table-cell>
          <table:table-cell office:value-type="float" office:value="2.91">
            <text:p>2.91</text:p>
          </table:table-cell>
          <table:table-cell office:value-type="float" office:value="7.71">
            <text:p>7.71</text:p>
          </table:table-cell>
          <table:table-cell office:value-type="float" office:value="3.65">
            <text:p>3.65</text:p>
          </table:table-cell>
          <table:table-cell office:value-type="float" office:value="6.41">
            <text:p>6.41</text:p>
          </table:table-cell>
          <table:table-cell office:value-type="float" office:value="3.97">
            <text:p>3.97</text:p>
          </table:table-cell>
          <table:table-cell office:value-type="float" office:value="8.17">
            <text:p>8.17</text:p>
          </table:table-cell>
          <table:table-cell office:value-type="float" office:value="5.9">
            <text:p>5.9</text:p>
          </table:table-cell>
          <table:table-cell office:value-type="float" office:value="5.81">
            <text:p>5.81</text:p>
          </table:table-cell>
          <table:table-cell office:value-type="float" office:value="10.38">
            <text:p>10.38</text:p>
          </table:table-cell>
          <table:table-cell office:value-type="float" office:value="4.6">
            <text:p>4.6</text:p>
          </table:table-cell>
          <table:table-cell office:value-type="float" office:value="4.53">
            <text:p>4.53</text:p>
          </table:table-cell>
          <table:table-cell office:value-type="float" office:value="5.12">
            <text:p>5.12</text:p>
          </table:table-cell>
          <table:table-cell office:value-type="float" office:value="6.86">
            <text:p>6.86</text:p>
          </table:table-cell>
          <table:table-cell office:value-type="float" office:value="7.01">
            <text:p>7.01</text:p>
          </table:table-cell>
          <table:table-cell office:value-type="float" office:value="6.46">
            <text:p>6.46</text:p>
          </table:table-cell>
          <table:table-cell office:value-type="float" office:value="5.88">
            <text:p>5.88</text:p>
          </table:table-cell>
          <table:table-cell office:value-type="float" office:value="8.54">
            <text:p>8.54</text:p>
          </table:table-cell>
          <table:table-cell office:value-type="float" office:value="4.17">
            <text:p>4.17</text:p>
          </table:table-cell>
          <table:table-cell office:value-type="float" office:value="12.47">
            <text:p>12.47</text:p>
          </table:table-cell>
          <table:table-cell office:value-type="float" office:value="9.64">
            <text:p>9.64</text:p>
          </table:table-cell>
          <table:table-cell office:value-type="float" office:value="5.3">
            <text:p>5.3</text:p>
          </table:table-cell>
          <table:table-cell office:value-type="float" office:value="9.7">
            <text:p>9.7</text:p>
          </table:table-cell>
          <table:table-cell office:value-type="float" office:value="10.14">
            <text:p>10.14</text:p>
          </table:table-cell>
          <table:table-cell office:value-type="float" office:value="13.79">
            <text:p>13.79</text:p>
          </table:table-cell>
          <table:table-cell office:value-type="float" office:value="6.75">
            <text:p>6.75</text:p>
          </table:table-cell>
          <table:table-cell office:value-type="float" office:value="3.77">
            <text:p>3.77</text:p>
          </table:table-cell>
          <table:table-cell office:value-type="float" office:value="3.73">
            <text:p>3.73</text:p>
          </table:table-cell>
          <table:table-cell office:value-type="float" office:value="9.26">
            <text:p>9.26</text:p>
          </table:table-cell>
          <table:table-cell table:number-columns-repeated="2"/>
          <table:table-cell office:value-type="float" office:value="5.69">
            <text:p>5.69</text:p>
          </table:table-cell>
          <table:table-cell office:value-type="float" office:value="5.12">
            <text:p>5.12</text:p>
          </table:table-cell>
          <table:table-cell office:value-type="float" office:value="14.7">
            <text:p>14.7</text:p>
          </table:table-cell>
          <table:table-cell office:value-type="float" office:value="8.88">
            <text:p>8.88</text:p>
          </table:table-cell>
          <table:table-cell office:value-type="float" office:value="8.19">
            <text:p>8.19</text:p>
          </table:table-cell>
          <table:table-cell office:value-type="float" office:value="17.23">
            <text:p>17.23</text:p>
          </table:table-cell>
          <table:table-cell/>
          <table:table-cell office:value-type="float" office:value="7.15">
            <text:p>7.15</text:p>
          </table:table-cell>
          <table:table-cell office:value-type="float" office:value="6.74">
            <text:p>6.74</text:p>
          </table:table-cell>
          <table:table-cell office:value-type="float" office:value="12.51">
            <text:p>12.51</text:p>
          </table:table-cell>
          <table:table-cell office:value-type="float" office:value="8.18">
            <text:p>8.18</text:p>
          </table:table-cell>
          <table:table-cell office:value-type="float" office:value="11.77">
            <text:p>11.77</text:p>
          </table:table-cell>
          <table:table-cell/>
          <table:table-cell office:value-type="float" office:value="15.1">
            <text:p>15.1</text:p>
          </table:table-cell>
          <table:table-cell table:number-columns-repeated="974"/>
        </table:table-row>
        <table:table-row table:style-name="ro1">
          <table:table-cell office:value-type="string">
            <text:p>Estonia</text:p>
          </table:table-cell>
          <table:table-cell office:value-type="float" office:value="1.95">
            <text:p>1.95</text:p>
          </table:table-cell>
          <table:table-cell office:value-type="float" office:value="3.45">
            <text:p>3.45</text:p>
          </table:table-cell>
          <table:table-cell office:value-type="float" office:value="2.65">
            <text:p>2.65</text:p>
          </table:table-cell>
          <table:table-cell office:value-type="float" office:value="2.72">
            <text:p>2.72</text:p>
          </table:table-cell>
          <table:table-cell office:value-type="float" office:value="4.47">
            <text:p>4.47</text:p>
          </table:table-cell>
          <table:table-cell office:value-type="float" office:value="2.99">
            <text:p>2.99</text:p>
          </table:table-cell>
          <table:table-cell office:value-type="float" office:value="6.68">
            <text:p>6.68</text:p>
          </table:table-cell>
          <table:table-cell office:value-type="float" office:value="2.9">
            <text:p>2.9</text:p>
          </table:table-cell>
          <table:table-cell office:value-type="float" office:value="3.59">
            <text:p>3.59</text:p>
          </table:table-cell>
          <table:table-cell office:value-type="float" office:value="3.28">
            <text:p>3.28</text:p>
          </table:table-cell>
          <table:table-cell office:value-type="float" office:value="12.15">
            <text:p>12.15</text:p>
          </table:table-cell>
          <table:table-cell office:value-type="float" office:value="7.43">
            <text:p>7.43</text:p>
          </table:table-cell>
          <table:table-cell office:value-type="float" office:value="5.4">
            <text:p>5.4</text:p>
          </table:table-cell>
          <table:table-cell office:value-type="float" office:value="7.89">
            <text:p>7.89</text:p>
          </table:table-cell>
          <table:table-cell office:value-type="float" office:value="5.99">
            <text:p>5.99</text:p>
          </table:table-cell>
          <table:table-cell office:value-type="float" office:value="5.77">
            <text:p>5.77</text:p>
          </table:table-cell>
          <table:table-cell office:value-type="float" office:value="4.2">
            <text:p>4.2</text:p>
          </table:table-cell>
          <table:table-cell office:value-type="float" office:value="4.85">
            <text:p>4.85</text:p>
          </table:table-cell>
          <table:table-cell office:value-type="float" office:value="12.57">
            <text:p>12.57</text:p>
          </table:table-cell>
          <table:table-cell office:value-type="float" office:value="5.98">
            <text:p>5.98</text:p>
          </table:table-cell>
          <table:table-cell office:value-type="float" office:value="5.54">
            <text:p>5.54</text:p>
          </table:table-cell>
          <table:table-cell office:value-type="float" office:value="5.92">
            <text:p>5.92</text:p>
          </table:table-cell>
          <table:table-cell office:value-type="float" office:value="3.66">
            <text:p>3.66</text:p>
          </table:table-cell>
          <table:table-cell office:value-type="float" office:value="9.9">
            <text:p>9.9</text:p>
          </table:table-cell>
          <table:table-cell/>
          <table:table-cell office:value-type="float" office:value="9.04">
            <text:p>9.04</text:p>
          </table:table-cell>
          <table:table-cell office:value-type="float" office:value="7.29">
            <text:p>7.29</text:p>
          </table:table-cell>
          <table:table-cell office:value-type="float" office:value="7.95">
            <text:p>7.95</text:p>
          </table:table-cell>
          <table:table-cell office:value-type="float" office:value="10.63">
            <text:p>10.63</text:p>
          </table:table-cell>
          <table:table-cell office:value-type="float" office:value="5.5">
            <text:p>5.5</text:p>
          </table:table-cell>
          <table:table-cell office:value-type="float" office:value="3.82">
            <text:p>3.82</text:p>
          </table:table-cell>
          <table:table-cell office:value-type="float" office:value="5.52">
            <text:p>5.52</text:p>
          </table:table-cell>
          <table:table-cell office:value-type="float" office:value="7.35">
            <text:p>7.35</text:p>
          </table:table-cell>
          <table:table-cell office:value-type="float" office:value="6.23">
            <text:p>6.23</text:p>
          </table:table-cell>
          <table:table-cell office:value-type="float" office:value="14.33">
            <text:p>14.33</text:p>
          </table:table-cell>
          <table:table-cell office:value-type="float" office:value="3.96">
            <text:p>3.96</text:p>
          </table:table-cell>
          <table:table-cell office:value-type="float" office:value="5.58">
            <text:p>5.58</text:p>
          </table:table-cell>
          <table:table-cell/>
          <table:table-cell office:value-type="float" office:value="7.51">
            <text:p>7.51</text:p>
          </table:table-cell>
          <table:table-cell office:value-type="float" office:value="6.15">
            <text:p>6.15</text:p>
          </table:table-cell>
          <table:table-cell office:value-type="float" office:value="5.23">
            <text:p>5.23</text:p>
          </table:table-cell>
          <table:table-cell office:value-type="float" office:value="12.69">
            <text:p>12.69</text:p>
          </table:table-cell>
          <table:table-cell office:value-type="float" office:value="4.23">
            <text:p>4.23</text:p>
          </table:table-cell>
          <table:table-cell office:value-type="float" office:value="7.14">
            <text:p>7.14</text:p>
          </table:table-cell>
          <table:table-cell/>
          <table:table-cell office:value-type="float" office:value="9.45">
            <text:p>9.45</text:p>
          </table:table-cell>
          <table:table-cell office:value-type="float" office:value="9.91">
            <text:p>9.91</text:p>
          </table:table-cell>
          <table:table-cell/>
          <table:table-cell office:value-type="float" office:value="13.59">
            <text:p>13.59</text:p>
          </table:table-cell>
          <table:table-cell table:number-columns-repeated="974"/>
        </table:table-row>
        <table:table-row table:style-name="ro1">
          <table:table-cell office:value-type="string">
            <text:p>Finland</text:p>
          </table:table-cell>
          <table:table-cell office:value-type="float" office:value="2.2">
            <text:p>2.2</text:p>
          </table:table-cell>
          <table:table-cell office:value-type="float" office:value="3.29">
            <text:p>3.29</text:p>
          </table:table-cell>
          <table:table-cell office:value-type="float" office:value="2.59">
            <text:p>2.59</text:p>
          </table:table-cell>
          <table:table-cell office:value-type="float" office:value="3.08">
            <text:p>3.08</text:p>
          </table:table-cell>
          <table:table-cell office:value-type="float" office:value="3.69">
            <text:p>3.69</text:p>
          </table:table-cell>
          <table:table-cell office:value-type="float" office:value="3.13">
            <text:p>3.13</text:p>
          </table:table-cell>
          <table:table-cell office:value-type="float" office:value="6.03">
            <text:p>6.03</text:p>
          </table:table-cell>
          <table:table-cell office:value-type="float" office:value="2.74">
            <text:p>2.74</text:p>
          </table:table-cell>
          <table:table-cell office:value-type="float" office:value="3.53">
            <text:p>3.53</text:p>
          </table:table-cell>
          <table:table-cell office:value-type="float" office:value="4.22">
            <text:p>4.22</text:p>
          </table:table-cell>
          <table:table-cell office:value-type="float" office:value="5.37">
            <text:p>5.37</text:p>
          </table:table-cell>
          <table:table-cell office:value-type="float" office:value="4.55">
            <text:p>4.55</text:p>
          </table:table-cell>
          <table:table-cell office:value-type="float" office:value="6.51">
            <text:p>6.51</text:p>
          </table:table-cell>
          <table:table-cell office:value-type="float" office:value="6.27">
            <text:p>6.27</text:p>
          </table:table-cell>
          <table:table-cell office:value-type="float" office:value="5.54">
            <text:p>5.54</text:p>
          </table:table-cell>
          <table:table-cell office:value-type="float" office:value="3.46">
            <text:p>3.46</text:p>
          </table:table-cell>
          <table:table-cell office:value-type="float" office:value="3.66">
            <text:p>3.66</text:p>
          </table:table-cell>
          <table:table-cell office:value-type="float" office:value="6.66">
            <text:p>6.66</text:p>
          </table:table-cell>
          <table:table-cell office:value-type="float" office:value="7.41">
            <text:p>7.41</text:p>
          </table:table-cell>
          <table:table-cell office:value-type="float" office:value="4.91">
            <text:p>4.91</text:p>
          </table:table-cell>
          <table:table-cell office:value-type="float" office:value="5.57">
            <text:p>5.57</text:p>
          </table:table-cell>
          <table:table-cell office:value-type="float" office:value="5.09">
            <text:p>5.09</text:p>
          </table:table-cell>
          <table:table-cell office:value-type="float" office:value="4.45">
            <text:p>4.45</text:p>
          </table:table-cell>
          <table:table-cell office:value-type="float" office:value="6.53">
            <text:p>6.53</text:p>
          </table:table-cell>
          <table:table-cell office:value-type="float" office:value="10.13">
            <text:p>10.13</text:p>
          </table:table-cell>
          <table:table-cell office:value-type="float" office:value="4.7">
            <text:p>4.7</text:p>
          </table:table-cell>
          <table:table-cell office:value-type="float" office:value="6.5">
            <text:p>6.5</text:p>
          </table:table-cell>
          <table:table-cell office:value-type="float" office:value="7.22">
            <text:p>7.22</text:p>
          </table:table-cell>
          <table:table-cell office:value-type="float" office:value="11.21">
            <text:p>11.21</text:p>
          </table:table-cell>
          <table:table-cell office:value-type="float" office:value="5.7">
            <text:p>5.7</text:p>
          </table:table-cell>
          <table:table-cell office:value-type="float" office:value="4.8">
            <text:p>4.8</text:p>
          </table:table-cell>
          <table:table-cell office:value-type="float" office:value="5.16">
            <text:p>5.16</text:p>
          </table:table-cell>
          <table:table-cell office:value-type="float" office:value="8.51">
            <text:p>8.51</text:p>
          </table:table-cell>
          <table:table-cell office:value-type="float" office:value="7.81">
            <text:p>7.81</text:p>
          </table:table-cell>
          <table:table-cell office:value-type="float" office:value="11.95">
            <text:p>11.95</text:p>
          </table:table-cell>
          <table:table-cell office:value-type="float" office:value="4.18">
            <text:p>4.18</text:p>
          </table:table-cell>
          <table:table-cell office:value-type="float" office:value="5.2">
            <text:p>5.2</text:p>
          </table:table-cell>
          <table:table-cell office:value-type="float" office:value="12.84">
            <text:p>12.84</text:p>
          </table:table-cell>
          <table:table-cell office:value-type="float" office:value="7.89">
            <text:p>7.89</text:p>
          </table:table-cell>
          <table:table-cell office:value-type="float" office:value="9.99">
            <text:p>9.99</text:p>
          </table:table-cell>
          <table:table-cell office:value-type="float" office:value="6.6">
            <text:p>6.6</text:p>
          </table:table-cell>
          <table:table-cell office:value-type="float" office:value="12.85">
            <text:p>12.85</text:p>
          </table:table-cell>
          <table:table-cell office:value-type="float" office:value="3.93">
            <text:p>3.93</text:p>
          </table:table-cell>
          <table:table-cell office:value-type="float" office:value="6.78">
            <text:p>6.78</text:p>
          </table:table-cell>
          <table:table-cell/>
          <table:table-cell office:value-type="float" office:value="8.97">
            <text:p>8.97</text:p>
          </table:table-cell>
          <table:table-cell office:value-type="float" office:value="15.21">
            <text:p>15.21</text:p>
          </table:table-cell>
          <table:table-cell table:number-columns-repeated="976"/>
        </table:table-row>
        <table:table-row table:style-name="ro1">
          <table:table-cell office:value-type="string">
            <text:p>France</text:p>
          </table:table-cell>
          <table:table-cell office:value-type="float" office:value="2.58">
            <text:p>2.58</text:p>
          </table:table-cell>
          <table:table-cell office:value-type="float" office:value="4.07">
            <text:p>4.07</text:p>
          </table:table-cell>
          <table:table-cell office:value-type="float" office:value="4.13">
            <text:p>4.13</text:p>
          </table:table-cell>
          <table:table-cell office:value-type="float" office:value="3.61">
            <text:p>3.61</text:p>
          </table:table-cell>
          <table:table-cell office:value-type="float" office:value="3.84">
            <text:p>3.84</text:p>
          </table:table-cell>
          <table:table-cell office:value-type="float" office:value="3.71">
            <text:p>3.71</text:p>
          </table:table-cell>
          <table:table-cell office:value-type="float" office:value="10.03">
            <text:p>10.03</text:p>
          </table:table-cell>
          <table:table-cell office:value-type="float" office:value="4.07">
            <text:p>4.07</text:p>
          </table:table-cell>
          <table:table-cell office:value-type="float" office:value="6.77">
            <text:p>6.77</text:p>
          </table:table-cell>
          <table:table-cell office:value-type="float" office:value="3.5">
            <text:p>3.5</text:p>
          </table:table-cell>
          <table:table-cell office:value-type="float" office:value="6.31">
            <text:p>6.31</text:p>
          </table:table-cell>
          <table:table-cell office:value-type="float" office:value="6.81">
            <text:p>6.81</text:p>
          </table:table-cell>
          <table:table-cell office:value-type="float" office:value="6.59">
            <text:p>6.59</text:p>
          </table:table-cell>
          <table:table-cell office:value-type="float" office:value="7.79">
            <text:p>7.79</text:p>
          </table:table-cell>
          <table:table-cell office:value-type="float" office:value="7.6">
            <text:p>7.6</text:p>
          </table:table-cell>
          <table:table-cell office:value-type="float" office:value="6.93">
            <text:p>6.93</text:p>
          </table:table-cell>
          <table:table-cell office:value-type="float" office:value="5.65">
            <text:p>5.65</text:p>
          </table:table-cell>
          <table:table-cell office:value-type="float" office:value="7.4">
            <text:p>7.4</text:p>
          </table:table-cell>
          <table:table-cell office:value-type="float" office:value="8.7">
            <text:p>8.7</text:p>
          </table:table-cell>
          <table:table-cell office:value-type="float" office:value="8.69">
            <text:p>8.69</text:p>
          </table:table-cell>
          <table:table-cell office:value-type="float" office:value="6.06">
            <text:p>6.06</text:p>
          </table:table-cell>
          <table:table-cell office:value-type="float" office:value="7.35">
            <text:p>7.35</text:p>
          </table:table-cell>
          <table:table-cell office:value-type="float" office:value="4.21">
            <text:p>4.21</text:p>
          </table:table-cell>
          <table:table-cell office:value-type="float" office:value="8.98">
            <text:p>8.98</text:p>
          </table:table-cell>
          <table:table-cell office:value-type="float" office:value="9.95">
            <text:p>9.95</text:p>
          </table:table-cell>
          <table:table-cell office:value-type="float" office:value="6.04">
            <text:p>6.04</text:p>
          </table:table-cell>
          <table:table-cell office:value-type="float" office:value="9.19">
            <text:p>9.19</text:p>
          </table:table-cell>
          <table:table-cell office:value-type="float" office:value="8.44">
            <text:p>8.44</text:p>
          </table:table-cell>
          <table:table-cell office:value-type="float" office:value="9.11">
            <text:p>9.11</text:p>
          </table:table-cell>
          <table:table-cell office:value-type="float" office:value="6.56">
            <text:p>6.56</text:p>
          </table:table-cell>
          <table:table-cell office:value-type="float" office:value="5.45">
            <text:p>5.45</text:p>
          </table:table-cell>
          <table:table-cell office:value-type="float" office:value="4.72">
            <text:p>4.72</text:p>
          </table:table-cell>
          <table:table-cell office:value-type="float" office:value="10.36">
            <text:p>10.36</text:p>
          </table:table-cell>
          <table:table-cell office:value-type="float" office:value="11.28">
            <text:p>11.28</text:p>
          </table:table-cell>
          <table:table-cell/>
          <table:table-cell office:value-type="float" office:value="6.22">
            <text:p>6.22</text:p>
          </table:table-cell>
          <table:table-cell office:value-type="float" office:value="6.83">
            <text:p>6.83</text:p>
          </table:table-cell>
          <table:table-cell office:value-type="float" office:value="16.12">
            <text:p>16.12</text:p>
          </table:table-cell>
          <table:table-cell office:value-type="float" office:value="9.8">
            <text:p>9.8</text:p>
          </table:table-cell>
          <table:table-cell office:value-type="float" office:value="7.91">
            <text:p>7.91</text:p>
          </table:table-cell>
          <table:table-cell table:number-columns-repeated="2"/>
          <table:table-cell office:value-type="float" office:value="7.06">
            <text:p>7.06</text:p>
          </table:table-cell>
          <table:table-cell office:value-type="float" office:value="6.68">
            <text:p>6.68</text:p>
          </table:table-cell>
          <table:table-cell office:value-type="float" office:value="15.6">
            <text:p>15.6</text:p>
          </table:table-cell>
          <table:table-cell office:value-type="float" office:value="7.23">
            <text:p>7.23</text:p>
          </table:table-cell>
          <table:table-cell office:value-type="float" office:value="17.64">
            <text:p>17.64</text:p>
          </table:table-cell>
          <table:table-cell/>
          <table:table-cell office:value-type="float" office:value="12.47">
            <text:p>12.47</text:p>
          </table:table-cell>
          <table:table-cell table:number-columns-repeated="974"/>
        </table:table-row>
        <table:table-row table:style-name="ro1">
          <table:table-cell office:value-type="string">
            <text:p>Germany</text:p>
          </table:table-cell>
          <table:table-cell office:value-type="float" office:value="2.96">
            <text:p>2.96</text:p>
          </table:table-cell>
          <table:table-cell office:value-type="float" office:value="7.15">
            <text:p>7.15</text:p>
          </table:table-cell>
          <table:table-cell office:value-type="float" office:value="3.91">
            <text:p>3.91</text:p>
          </table:table-cell>
          <table:table-cell office:value-type="float" office:value="4.08">
            <text:p>4.08</text:p>
          </table:table-cell>
          <table:table-cell office:value-type="float" office:value="3.95">
            <text:p>3.95</text:p>
          </table:table-cell>
          <table:table-cell office:value-type="float" office:value="4.07">
            <text:p>4.07</text:p>
          </table:table-cell>
          <table:table-cell office:value-type="float" office:value="11.32">
            <text:p>11.32</text:p>
          </table:table-cell>
          <table:table-cell office:value-type="float" office:value="4.09">
            <text:p>4.09</text:p>
          </table:table-cell>
          <table:table-cell office:value-type="float" office:value="4.85">
            <text:p>4.85</text:p>
          </table:table-cell>
          <table:table-cell office:value-type="float" office:value="3.79">
            <text:p>3.79</text:p>
          </table:table-cell>
          <table:table-cell office:value-type="float" office:value="13.06">
            <text:p>13.06</text:p>
          </table:table-cell>
          <table:table-cell office:value-type="float" office:value="15.58">
            <text:p>15.58</text:p>
          </table:table-cell>
          <table:table-cell office:value-type="float" office:value="8.99">
            <text:p>8.99</text:p>
          </table:table-cell>
          <table:table-cell office:value-type="float" office:value="18.13">
            <text:p>18.13</text:p>
          </table:table-cell>
          <table:table-cell office:value-type="float" office:value="6.36">
            <text:p>6.36</text:p>
          </table:table-cell>
          <table:table-cell office:value-type="float" office:value="7.42">
            <text:p>7.42</text:p>
          </table:table-cell>
          <table:table-cell office:value-type="float" office:value="5.83">
            <text:p>5.83</text:p>
          </table:table-cell>
          <table:table-cell office:value-type="float" office:value="7.47">
            <text:p>7.47</text:p>
          </table:table-cell>
          <table:table-cell office:value-type="float" office:value="7.39">
            <text:p>7.39</text:p>
          </table:table-cell>
          <table:table-cell office:value-type="float" office:value="7.72">
            <text:p>7.72</text:p>
          </table:table-cell>
          <table:table-cell office:value-type="float" office:value="7.57">
            <text:p>7.57</text:p>
          </table:table-cell>
          <table:table-cell office:value-type="float" office:value="5.26">
            <text:p>5.26</text:p>
          </table:table-cell>
          <table:table-cell office:value-type="float" office:value="4.96">
            <text:p>4.96</text:p>
          </table:table-cell>
          <table:table-cell office:value-type="float" office:value="8.77">
            <text:p>8.77</text:p>
          </table:table-cell>
          <table:table-cell office:value-type="float" office:value="20.66">
            <text:p>20.66</text:p>
          </table:table-cell>
          <table:table-cell office:value-type="float" office:value="4.95">
            <text:p>4.95</text:p>
          </table:table-cell>
          <table:table-cell office:value-type="float" office:value="13.01">
            <text:p>13.01</text:p>
          </table:table-cell>
          <table:table-cell office:value-type="float" office:value="6.45">
            <text:p>6.45</text:p>
          </table:table-cell>
          <table:table-cell office:value-type="float" office:value="12.78">
            <text:p>12.78</text:p>
          </table:table-cell>
          <table:table-cell office:value-type="float" office:value="6.39">
            <text:p>6.39</text:p>
          </table:table-cell>
          <table:table-cell office:value-type="float" office:value="4.65">
            <text:p>4.65</text:p>
          </table:table-cell>
          <table:table-cell office:value-type="float" office:value="6.97">
            <text:p>6.97</text:p>
          </table:table-cell>
          <table:table-cell office:value-type="float" office:value="11.53">
            <text:p>11.53</text:p>
          </table:table-cell>
          <table:table-cell office:value-type="float" office:value="11.43">
            <text:p>11.43</text:p>
          </table:table-cell>
          <table:table-cell/>
          <table:table-cell office:value-type="float" office:value="6.02">
            <text:p>6.02</text:p>
          </table:table-cell>
          <table:table-cell office:value-type="float" office:value="7.12">
            <text:p>7.12</text:p>
          </table:table-cell>
          <table:table-cell office:value-type="float" office:value="14.65">
            <text:p>14.65</text:p>
          </table:table-cell>
          <table:table-cell office:value-type="float" office:value="7.06">
            <text:p>7.06</text:p>
          </table:table-cell>
          <table:table-cell office:value-type="float" office:value="7.33">
            <text:p>7.33</text:p>
          </table:table-cell>
          <table:table-cell office:value-type="float" office:value="7.32">
            <text:p>7.32</text:p>
          </table:table-cell>
          <table:table-cell office:value-type="float" office:value="12.06">
            <text:p>12.06</text:p>
          </table:table-cell>
          <table:table-cell office:value-type="float" office:value="7.52">
            <text:p>7.52</text:p>
          </table:table-cell>
          <table:table-cell office:value-type="float" office:value="10.1">
            <text:p>10.1</text:p>
          </table:table-cell>
          <table:table-cell/>
          <table:table-cell office:value-type="float" office:value="10.7">
            <text:p>10.7</text:p>
          </table:table-cell>
          <table:table-cell office:value-type="float" office:value="18.2">
            <text:p>18.2</text:p>
          </table:table-cell>
          <table:table-cell/>
          <table:table-cell office:value-type="float" office:value="10.2">
            <text:p>10.2</text:p>
          </table:table-cell>
          <table:table-cell table:number-columns-repeated="974"/>
        </table:table-row>
        <table:table-row table:style-name="ro1">
          <table:table-cell office:value-type="string">
            <text:p>Greece</text:p>
          </table:table-cell>
          <table:table-cell office:value-type="float" office:value="3.12">
            <text:p>3.12</text:p>
          </table:table-cell>
          <table:table-cell office:value-type="float" office:value="5.67">
            <text:p>5.67</text:p>
          </table:table-cell>
          <table:table-cell office:value-type="float" office:value="3.57">
            <text:p>3.57</text:p>
          </table:table-cell>
          <table:table-cell office:value-type="float" office:value="3.97">
            <text:p>3.97</text:p>
          </table:table-cell>
          <table:table-cell office:value-type="float" office:value="4.99">
            <text:p>4.99</text:p>
          </table:table-cell>
          <table:table-cell office:value-type="float" office:value="3.93">
            <text:p>3.93</text:p>
          </table:table-cell>
          <table:table-cell office:value-type="float" office:value="6.57">
            <text:p>6.57</text:p>
          </table:table-cell>
          <table:table-cell office:value-type="float" office:value="4.08">
            <text:p>4.08</text:p>
          </table:table-cell>
          <table:table-cell office:value-type="float" office:value="5.24">
            <text:p>5.24</text:p>
          </table:table-cell>
          <table:table-cell office:value-type="float" office:value="3.78">
            <text:p>3.78</text:p>
          </table:table-cell>
          <table:table-cell office:value-type="float" office:value="13.17">
            <text:p>13.17</text:p>
          </table:table-cell>
          <table:table-cell office:value-type="float" office:value="7.03">
            <text:p>7.03</text:p>
          </table:table-cell>
          <table:table-cell office:value-type="float" office:value="10.51">
            <text:p>10.51</text:p>
          </table:table-cell>
          <table:table-cell office:value-type="float" office:value="9.38">
            <text:p>9.38</text:p>
          </table:table-cell>
          <table:table-cell office:value-type="float" office:value="6.16">
            <text:p>6.16</text:p>
          </table:table-cell>
          <table:table-cell office:value-type="float" office:value="6.46">
            <text:p>6.46</text:p>
          </table:table-cell>
          <table:table-cell office:value-type="float" office:value="4.35">
            <text:p>4.35</text:p>
          </table:table-cell>
          <table:table-cell office:value-type="float" office:value="6.09">
            <text:p>6.09</text:p>
          </table:table-cell>
          <table:table-cell/>
          <table:table-cell office:value-type="float" office:value="6.83">
            <text:p>6.83</text:p>
          </table:table-cell>
          <table:table-cell office:value-type="float" office:value="5.96">
            <text:p>5.96</text:p>
          </table:table-cell>
          <table:table-cell office:value-type="float" office:value="6.64">
            <text:p>6.64</text:p>
          </table:table-cell>
          <table:table-cell office:value-type="float" office:value="4.87">
            <text:p>4.87</text:p>
          </table:table-cell>
          <table:table-cell office:value-type="float" office:value="13.42">
            <text:p>13.42</text:p>
          </table:table-cell>
          <table:table-cell/>
          <table:table-cell office:value-type="float" office:value="7.56">
            <text:p>7.56</text:p>
          </table:table-cell>
          <table:table-cell office:value-type="float" office:value="6.97">
            <text:p>6.97</text:p>
          </table:table-cell>
          <table:table-cell office:value-type="float" office:value="10.48">
            <text:p>10.48</text:p>
          </table:table-cell>
          <table:table-cell/>
          <table:table-cell office:value-type="float" office:value="5.19">
            <text:p>5.19</text:p>
          </table:table-cell>
          <table:table-cell office:value-type="float" office:value="4.53">
            <text:p>4.53</text:p>
          </table:table-cell>
          <table:table-cell office:value-type="float" office:value="15.6">
            <text:p>15.6</text:p>
          </table:table-cell>
          <table:table-cell office:value-type="float" office:value="7.62">
            <text:p>7.62</text:p>
          </table:table-cell>
          <table:table-cell office:value-type="float" office:value="12.03">
            <text:p>12.03</text:p>
          </table:table-cell>
          <table:table-cell/>
          <table:table-cell office:value-type="float" office:value="7.09">
            <text:p>7.09</text:p>
          </table:table-cell>
          <table:table-cell office:value-type="float" office:value="6.96">
            <text:p>6.96</text:p>
          </table:table-cell>
          <table:table-cell office:value-type="float" office:value="12.39">
            <text:p>12.39</text:p>
          </table:table-cell>
          <table:table-cell office:value-type="float" office:value="10.21">
            <text:p>10.21</text:p>
          </table:table-cell>
          <table:table-cell office:value-type="float" office:value="5.98">
            <text:p>5.98</text:p>
          </table:table-cell>
          <table:table-cell office:value-type="float" office:value="12.27">
            <text:p>12.27</text:p>
          </table:table-cell>
          <table:table-cell/>
          <table:table-cell office:value-type="float" office:value="5.31">
            <text:p>5.31</text:p>
          </table:table-cell>
          <table:table-cell office:value-type="float" office:value="6.61">
            <text:p>6.61</text:p>
          </table:table-cell>
          <table:table-cell office:value-type="float" office:value="12">
            <text:p>12</text:p>
          </table:table-cell>
          <table:table-cell office:value-type="float" office:value="6.1">
            <text:p>6.1</text:p>
          </table:table-cell>
          <table:table-cell office:value-type="float" office:value="16.38">
            <text:p>16.38</text:p>
          </table:table-cell>
          <table:table-cell/>
          <table:table-cell office:value-type="float" office:value="11.2">
            <text:p>11.2</text:p>
          </table:table-cell>
          <table:table-cell table:number-columns-repeated="974"/>
        </table:table-row>
        <table:table-row table:style-name="ro1">
          <table:table-cell office:value-type="string">
            <text:p>Hong Kong-China</text:p>
          </table:table-cell>
          <table:table-cell office:value-type="float" office:value="2.61">
            <text:p>2.61</text:p>
          </table:table-cell>
          <table:table-cell office:value-type="float" office:value="3.96">
            <text:p>3.96</text:p>
          </table:table-cell>
          <table:table-cell office:value-type="float" office:value="4.59">
            <text:p>4.59</text:p>
          </table:table-cell>
          <table:table-cell office:value-type="float" office:value="4.15">
            <text:p>4.15</text:p>
          </table:table-cell>
          <table:table-cell office:value-type="float" office:value="3.91">
            <text:p>3.91</text:p>
          </table:table-cell>
          <table:table-cell office:value-type="float" office:value="3.38">
            <text:p>3.38</text:p>
          </table:table-cell>
          <table:table-cell office:value-type="float" office:value="12.56">
            <text:p>12.56</text:p>
          </table:table-cell>
          <table:table-cell office:value-type="float" office:value="3.59">
            <text:p>3.59</text:p>
          </table:table-cell>
          <table:table-cell office:value-type="float" office:value="4.1">
            <text:p>4.1</text:p>
          </table:table-cell>
          <table:table-cell office:value-type="float" office:value="3.03">
            <text:p>3.03</text:p>
          </table:table-cell>
          <table:table-cell office:value-type="float" office:value="14.9">
            <text:p>14.9</text:p>
          </table:table-cell>
          <table:table-cell office:value-type="float" office:value="6.24">
            <text:p>6.24</text:p>
          </table:table-cell>
          <table:table-cell office:value-type="float" office:value="5.84">
            <text:p>5.84</text:p>
          </table:table-cell>
          <table:table-cell office:value-type="float" office:value="7.36">
            <text:p>7.36</text:p>
          </table:table-cell>
          <table:table-cell office:value-type="float" office:value="8.12">
            <text:p>8.12</text:p>
          </table:table-cell>
          <table:table-cell office:value-type="float" office:value="7.84">
            <text:p>7.84</text:p>
          </table:table-cell>
          <table:table-cell office:value-type="float" office:value="8.85">
            <text:p>8.85</text:p>
          </table:table-cell>
          <table:table-cell office:value-type="float" office:value="7.28">
            <text:p>7.28</text:p>
          </table:table-cell>
          <table:table-cell/>
          <table:table-cell office:value-type="float" office:value="14.15">
            <text:p>14.15</text:p>
          </table:table-cell>
          <table:table-cell office:value-type="float" office:value="7.92">
            <text:p>7.92</text:p>
          </table:table-cell>
          <table:table-cell office:value-type="float" office:value="16.55">
            <text:p>16.55</text:p>
          </table:table-cell>
          <table:table-cell office:value-type="float" office:value="5.75">
            <text:p>5.75</text:p>
          </table:table-cell>
          <table:table-cell office:value-type="float" office:value="10.8">
            <text:p>10.8</text:p>
          </table:table-cell>
          <table:table-cell/>
          <table:table-cell office:value-type="float" office:value="4.25">
            <text:p>4.25</text:p>
          </table:table-cell>
          <table:table-cell office:value-type="float" office:value="10.67">
            <text:p>10.67</text:p>
          </table:table-cell>
          <table:table-cell office:value-type="float" office:value="6.69">
            <text:p>6.69</text:p>
          </table:table-cell>
          <table:table-cell office:value-type="float" office:value="18.2">
            <text:p>18.2</text:p>
          </table:table-cell>
          <table:table-cell office:value-type="float" office:value="4.41">
            <text:p>4.41</text:p>
          </table:table-cell>
          <table:table-cell office:value-type="float" office:value="4.23">
            <text:p>4.23</text:p>
          </table:table-cell>
          <table:table-cell office:value-type="float" office:value="8.56">
            <text:p>8.56</text:p>
          </table:table-cell>
          <table:table-cell office:value-type="float" office:value="6.74">
            <text:p>6.74</text:p>
          </table:table-cell>
          <table:table-cell table:number-columns-repeated="2"/>
          <table:table-cell office:value-type="float" office:value="5.22">
            <text:p>5.22</text:p>
          </table:table-cell>
          <table:table-cell office:value-type="float" office:value="7.85">
            <text:p>7.85</text:p>
          </table:table-cell>
          <table:table-cell office:value-type="float" office:value="10.64">
            <text:p>10.64</text:p>
          </table:table-cell>
          <table:table-cell office:value-type="float" office:value="7.29">
            <text:p>7.29</text:p>
          </table:table-cell>
          <table:table-cell office:value-type="float" office:value="7.86">
            <text:p>7.86</text:p>
          </table:table-cell>
          <table:table-cell table:number-columns-repeated="2"/>
          <table:table-cell office:value-type="float" office:value="4.28">
            <text:p>4.28</text:p>
          </table:table-cell>
          <table:table-cell office:value-type="float" office:value="4.87">
            <text:p>4.87</text:p>
          </table:table-cell>
          <table:table-cell/>
          <table:table-cell office:value-type="float" office:value="4.77">
            <text:p>4.77</text:p>
          </table:table-cell>
          <table:table-cell office:value-type="float" office:value="7.69">
            <text:p>7.69</text:p>
          </table:table-cell>
          <table:table-cell/>
          <table:table-cell office:value-type="float" office:value="12.56">
            <text:p>12.56</text:p>
          </table:table-cell>
          <table:table-cell table:number-columns-repeated="974"/>
        </table:table-row>
        <table:table-row table:style-name="ro1">
          <table:table-cell office:value-type="string">
            <text:p>Hungary</text:p>
          </table:table-cell>
          <table:table-cell office:value-type="float" office:value="2.95">
            <text:p>2.95</text:p>
          </table:table-cell>
          <table:table-cell office:value-type="float" office:value="4.77">
            <text:p>4.77</text:p>
          </table:table-cell>
          <table:table-cell office:value-type="float" office:value="5.02">
            <text:p>5.02</text:p>
          </table:table-cell>
          <table:table-cell office:value-type="float" office:value="3.72">
            <text:p>3.72</text:p>
          </table:table-cell>
          <table:table-cell office:value-type="float" office:value="4.32">
            <text:p>4.32</text:p>
          </table:table-cell>
          <table:table-cell office:value-type="float" office:value="3.21">
            <text:p>3.21</text:p>
          </table:table-cell>
          <table:table-cell office:value-type="float" office:value="7.78">
            <text:p>7.78</text:p>
          </table:table-cell>
          <table:table-cell office:value-type="float" office:value="3.06">
            <text:p>3.06</text:p>
          </table:table-cell>
          <table:table-cell office:value-type="float" office:value="3.9">
            <text:p>3.9</text:p>
          </table:table-cell>
          <table:table-cell office:value-type="float" office:value="3.94">
            <text:p>3.94</text:p>
          </table:table-cell>
          <table:table-cell office:value-type="float" office:value="11.63">
            <text:p>11.63</text:p>
          </table:table-cell>
          <table:table-cell office:value-type="float" office:value="13.9">
            <text:p>13.9</text:p>
          </table:table-cell>
          <table:table-cell office:value-type="float" office:value="6.42">
            <text:p>6.42</text:p>
          </table:table-cell>
          <table:table-cell office:value-type="float" office:value="7.38">
            <text:p>7.38</text:p>
          </table:table-cell>
          <table:table-cell office:value-type="float" office:value="10.18">
            <text:p>10.18</text:p>
          </table:table-cell>
          <table:table-cell office:value-type="float" office:value="8.8">
            <text:p>8.8</text:p>
          </table:table-cell>
          <table:table-cell office:value-type="float" office:value="4.82">
            <text:p>4.82</text:p>
          </table:table-cell>
          <table:table-cell office:value-type="float" office:value="9.46">
            <text:p>9.46</text:p>
          </table:table-cell>
          <table:table-cell office:value-type="float" office:value="10.36">
            <text:p>10.36</text:p>
          </table:table-cell>
          <table:table-cell office:value-type="float" office:value="10.38">
            <text:p>10.38</text:p>
          </table:table-cell>
          <table:table-cell office:value-type="float" office:value="8.33">
            <text:p>8.33</text:p>
          </table:table-cell>
          <table:table-cell office:value-type="float" office:value="5.75">
            <text:p>5.75</text:p>
          </table:table-cell>
          <table:table-cell office:value-type="float" office:value="5.42">
            <text:p>5.42</text:p>
          </table:table-cell>
          <table:table-cell office:value-type="float" office:value="7.15">
            <text:p>7.15</text:p>
          </table:table-cell>
          <table:table-cell/>
          <table:table-cell office:value-type="float" office:value="8.18">
            <text:p>8.18</text:p>
          </table:table-cell>
          <table:table-cell office:value-type="float" office:value="12.48">
            <text:p>12.48</text:p>
          </table:table-cell>
          <table:table-cell office:value-type="float" office:value="7.64">
            <text:p>7.64</text:p>
          </table:table-cell>
          <table:table-cell office:value-type="float" office:value="13.57">
            <text:p>13.57</text:p>
          </table:table-cell>
          <table:table-cell office:value-type="float" office:value="5.25">
            <text:p>5.25</text:p>
          </table:table-cell>
          <table:table-cell office:value-type="float" office:value="4.22">
            <text:p>4.22</text:p>
          </table:table-cell>
          <table:table-cell office:value-type="float" office:value="9.9">
            <text:p>9.9</text:p>
          </table:table-cell>
          <table:table-cell office:value-type="float" office:value="6.52">
            <text:p>6.52</text:p>
          </table:table-cell>
          <table:table-cell office:value-type="float" office:value="8.56">
            <text:p>8.56</text:p>
          </table:table-cell>
          <table:table-cell office:value-type="float" office:value="23.53">
            <text:p>23.53</text:p>
          </table:table-cell>
          <table:table-cell office:value-type="float" office:value="5.21">
            <text:p>5.21</text:p>
          </table:table-cell>
          <table:table-cell office:value-type="float" office:value="4.87">
            <text:p>4.87</text:p>
          </table:table-cell>
          <table:table-cell office:value-type="float" office:value="9.68">
            <text:p>9.68</text:p>
          </table:table-cell>
          <table:table-cell office:value-type="float" office:value="6.39">
            <text:p>6.39</text:p>
          </table:table-cell>
          <table:table-cell office:value-type="float" office:value="4.26">
            <text:p>4.26</text:p>
          </table:table-cell>
          <table:table-cell office:value-type="float" office:value="6.62">
            <text:p>6.62</text:p>
          </table:table-cell>
          <table:table-cell office:value-type="float" office:value="9.4">
            <text:p>9.4</text:p>
          </table:table-cell>
          <table:table-cell office:value-type="float" office:value="4.8">
            <text:p>4.8</text:p>
          </table:table-cell>
          <table:table-cell office:value-type="float" office:value="7.76">
            <text:p>7.76</text:p>
          </table:table-cell>
          <table:table-cell/>
          <table:table-cell office:value-type="float" office:value="8.09">
            <text:p>8.09</text:p>
          </table:table-cell>
          <table:table-cell office:value-type="float" office:value="11.62">
            <text:p>11.62</text:p>
          </table:table-cell>
          <table:table-cell/>
          <table:table-cell office:value-type="float" office:value="20.64">
            <text:p>20.64</text:p>
          </table:table-cell>
          <table:table-cell table:number-columns-repeated="974"/>
        </table:table-row>
        <table:table-row table:style-name="ro1">
          <table:table-cell office:value-type="string">
            <text:p>Iceland</text:p>
          </table:table-cell>
          <table:table-cell office:value-type="float" office:value="2.12">
            <text:p>2.12</text:p>
          </table:table-cell>
          <table:table-cell office:value-type="float" office:value="4.98">
            <text:p>4.98</text:p>
          </table:table-cell>
          <table:table-cell office:value-type="float" office:value="3.06">
            <text:p>3.06</text:p>
          </table:table-cell>
          <table:table-cell office:value-type="float" office:value="3.96">
            <text:p>3.96</text:p>
          </table:table-cell>
          <table:table-cell office:value-type="float" office:value="5.24">
            <text:p>5.24</text:p>
          </table:table-cell>
          <table:table-cell office:value-type="float" office:value="3.92">
            <text:p>3.92</text:p>
          </table:table-cell>
          <table:table-cell office:value-type="float" office:value="9.04">
            <text:p>9.04</text:p>
          </table:table-cell>
          <table:table-cell office:value-type="float" office:value="3.34">
            <text:p>3.34</text:p>
          </table:table-cell>
          <table:table-cell office:value-type="float" office:value="5.45">
            <text:p>5.45</text:p>
          </table:table-cell>
          <table:table-cell office:value-type="float" office:value="3.25">
            <text:p>3.25</text:p>
          </table:table-cell>
          <table:table-cell/>
          <table:table-cell office:value-type="float" office:value="6.7">
            <text:p>6.7</text:p>
          </table:table-cell>
          <table:table-cell office:value-type="float" office:value="7.81">
            <text:p>7.81</text:p>
          </table:table-cell>
          <table:table-cell office:value-type="float" office:value="11.9">
            <text:p>11.9</text:p>
          </table:table-cell>
          <table:table-cell office:value-type="float" office:value="6.7">
            <text:p>6.7</text:p>
          </table:table-cell>
          <table:table-cell office:value-type="float" office:value="5.45">
            <text:p>5.45</text:p>
          </table:table-cell>
          <table:table-cell office:value-type="float" office:value="3.91">
            <text:p>3.91</text:p>
          </table:table-cell>
          <table:table-cell office:value-type="float" office:value="9.67">
            <text:p>9.67</text:p>
          </table:table-cell>
          <table:table-cell office:value-type="float" office:value="8.94">
            <text:p>8.94</text:p>
          </table:table-cell>
          <table:table-cell office:value-type="float" office:value="7.15">
            <text:p>7.15</text:p>
          </table:table-cell>
          <table:table-cell office:value-type="float" office:value="7.07">
            <text:p>7.07</text:p>
          </table:table-cell>
          <table:table-cell office:value-type="float" office:value="8.73">
            <text:p>8.73</text:p>
          </table:table-cell>
          <table:table-cell office:value-type="float" office:value="6.91">
            <text:p>6.91</text:p>
          </table:table-cell>
          <table:table-cell office:value-type="float" office:value="9.53">
            <text:p>9.53</text:p>
          </table:table-cell>
          <table:table-cell office:value-type="float" office:value="16.55">
            <text:p>16.55</text:p>
          </table:table-cell>
          <table:table-cell office:value-type="float" office:value="7.3">
            <text:p>7.3</text:p>
          </table:table-cell>
          <table:table-cell office:value-type="float" office:value="8.47">
            <text:p>8.47</text:p>
          </table:table-cell>
          <table:table-cell office:value-type="float" office:value="9.59">
            <text:p>9.59</text:p>
          </table:table-cell>
          <table:table-cell/>
          <table:table-cell office:value-type="float" office:value="6.43">
            <text:p>6.43</text:p>
          </table:table-cell>
          <table:table-cell office:value-type="float" office:value="5.39">
            <text:p>5.39</text:p>
          </table:table-cell>
          <table:table-cell office:value-type="float" office:value="8.12">
            <text:p>8.12</text:p>
          </table:table-cell>
          <table:table-cell office:value-type="float" office:value="12.38">
            <text:p>12.38</text:p>
          </table:table-cell>
          <table:table-cell office:value-type="float" office:value="9.76">
            <text:p>9.76</text:p>
          </table:table-cell>
          <table:table-cell/>
          <table:table-cell office:value-type="float" office:value="4.7">
            <text:p>4.7</text:p>
          </table:table-cell>
          <table:table-cell office:value-type="float" office:value="6.6">
            <text:p>6.6</text:p>
          </table:table-cell>
          <table:table-cell office:value-type="float" office:value="12.35">
            <text:p>12.35</text:p>
          </table:table-cell>
          <table:table-cell office:value-type="float" office:value="7.77">
            <text:p>7.77</text:p>
          </table:table-cell>
          <table:table-cell office:value-type="float" office:value="13.75">
            <text:p>13.75</text:p>
          </table:table-cell>
          <table:table-cell table:number-columns-repeated="2"/>
          <table:table-cell office:value-type="float" office:value="5.43">
            <text:p>5.43</text:p>
          </table:table-cell>
          <table:table-cell office:value-type="float" office:value="10.62">
            <text:p>10.62</text:p>
          </table:table-cell>
          <table:table-cell office:value-type="float" office:value="13.83">
            <text:p>13.83</text:p>
          </table:table-cell>
          <table:table-cell office:value-type="float" office:value="14.25">
            <text:p>14.25</text:p>
          </table:table-cell>
          <table:table-cell office:value-type="float" office:value="21.65">
            <text:p>21.65</text:p>
          </table:table-cell>
          <table:table-cell/>
          <table:table-cell office:value-type="float" office:value="11.47">
            <text:p>11.47</text:p>
          </table:table-cell>
          <table:table-cell table:number-columns-repeated="974"/>
        </table:table-row>
        <table:table-row table:style-name="ro1">
          <table:table-cell office:value-type="string">
            <text:p>Indonesia</text:p>
          </table:table-cell>
          <table:table-cell office:value-type="float" office:value="3.82">
            <text:p>3.82</text:p>
          </table:table-cell>
          <table:table-cell office:value-type="float" office:value="17.88">
            <text:p>17.88</text:p>
          </table:table-cell>
          <table:table-cell office:value-type="float" office:value="6.94">
            <text:p>6.94</text:p>
          </table:table-cell>
          <table:table-cell office:value-type="float" office:value="5.98">
            <text:p>5.98</text:p>
          </table:table-cell>
          <table:table-cell office:value-type="float" office:value="8.9">
            <text:p>8.9</text:p>
          </table:table-cell>
          <table:table-cell office:value-type="float" office:value="4.17">
            <text:p>4.17</text:p>
          </table:table-cell>
          <table:table-cell office:value-type="float" office:value="5.16">
            <text:p>5.16</text:p>
          </table:table-cell>
          <table:table-cell office:value-type="float" office:value="7.57">
            <text:p>7.57</text:p>
          </table:table-cell>
          <table:table-cell office:value-type="float" office:value="7.01">
            <text:p>7.01</text:p>
          </table:table-cell>
          <table:table-cell office:value-type="float" office:value="3.65">
            <text:p>3.65</text:p>
          </table:table-cell>
          <table:table-cell/>
          <table:table-cell office:value-type="float" office:value="23.53">
            <text:p>23.53</text:p>
          </table:table-cell>
          <table:table-cell office:value-type="float" office:value="18.53">
            <text:p>18.53</text:p>
          </table:table-cell>
          <table:table-cell table:number-columns-repeated="3"/>
          <table:table-cell office:value-type="float" office:value="6.59">
            <text:p>6.59</text:p>
          </table:table-cell>
          <table:table-cell office:value-type="float" office:value="15.34">
            <text:p>15.34</text:p>
          </table:table-cell>
          <table:table-cell table:number-columns-repeated="2"/>
          <table:table-cell office:value-type="float" office:value="14.82">
            <text:p>14.82</text:p>
          </table:table-cell>
          <table:table-cell/>
          <table:table-cell office:value-type="float" office:value="6.18">
            <text:p>6.18</text:p>
          </table:table-cell>
          <table:table-cell office:value-type="float" office:value="13.57">
            <text:p>13.57</text:p>
          </table:table-cell>
          <table:table-cell/>
          <table:table-cell office:value-type="float" office:value="9.96">
            <text:p>9.96</text:p>
          </table:table-cell>
          <table:table-cell table:number-columns-repeated="2"/>
          <table:table-cell office:value-type="float" office:value="11.51">
            <text:p>11.51</text:p>
          </table:table-cell>
          <table:table-cell office:value-type="float" office:value="5.98">
            <text:p>5.98</text:p>
          </table:table-cell>
          <table:table-cell office:value-type="float" office:value="4.66">
            <text:p>4.66</text:p>
          </table:table-cell>
          <table:table-cell/>
          <table:table-cell office:value-type="float" office:value="10.88">
            <text:p>10.88</text:p>
          </table:table-cell>
          <table:table-cell office:value-type="float" office:value="5.17">
            <text:p>5.17</text:p>
          </table:table-cell>
          <table:table-cell office:value-type="float" office:value="13.9">
            <text:p>13.9</text:p>
          </table:table-cell>
          <table:table-cell office:value-type="float" office:value="10.95">
            <text:p>10.95</text:p>
          </table:table-cell>
          <table:table-cell office:value-type="float" office:value="12.34">
            <text:p>12.34</text:p>
          </table:table-cell>
          <table:table-cell office:value-type="float" office:value="22.14">
            <text:p>22.14</text:p>
          </table:table-cell>
          <table:table-cell/>
          <table:table-cell office:value-type="float" office:value="10.25">
            <text:p>10.25</text:p>
          </table:table-cell>
          <table:table-cell table:number-columns-repeated="2"/>
          <table:table-cell office:value-type="float" office:value="6.85">
            <text:p>6.85</text:p>
          </table:table-cell>
          <table:table-cell office:value-type="float" office:value="11.19">
            <text:p>11.19</text:p>
          </table:table-cell>
          <table:table-cell office:value-type="float" office:value="7.36">
            <text:p>7.36</text:p>
          </table:table-cell>
          <table:table-cell office:value-type="float" office:value="5.1">
            <text:p>5.1</text:p>
          </table:table-cell>
          <table:table-cell office:value-type="float" office:value="10.85">
            <text:p>10.85</text:p>
          </table:table-cell>
          <table:table-cell/>
          <table:table-cell office:value-type="float" office:value="6.39">
            <text:p>6.39</text:p>
          </table:table-cell>
          <table:table-cell table:number-columns-repeated="974"/>
        </table:table-row>
        <table:table-row table:style-name="ro1">
          <table:table-cell office:value-type="string">
            <text:p>Ireland</text:p>
          </table:table-cell>
          <table:table-cell office:value-type="float" office:value="2.45">
            <text:p>2.45</text:p>
          </table:table-cell>
          <table:table-cell office:value-type="float" office:value="3.26">
            <text:p>3.26</text:p>
          </table:table-cell>
          <table:table-cell office:value-type="float" office:value="2.95">
            <text:p>2.95</text:p>
          </table:table-cell>
          <table:table-cell office:value-type="float" office:value="3.87">
            <text:p>3.87</text:p>
          </table:table-cell>
          <table:table-cell office:value-type="float" office:value="3.77">
            <text:p>3.77</text:p>
          </table:table-cell>
          <table:table-cell office:value-type="float" office:value="3.21">
            <text:p>3.21</text:p>
          </table:table-cell>
          <table:table-cell office:value-type="float" office:value="5.68">
            <text:p>5.68</text:p>
          </table:table-cell>
          <table:table-cell office:value-type="float" office:value="3.24">
            <text:p>3.24</text:p>
          </table:table-cell>
          <table:table-cell office:value-type="float" office:value="4.67">
            <text:p>4.67</text:p>
          </table:table-cell>
          <table:table-cell office:value-type="float" office:value="3.84">
            <text:p>3.84</text:p>
          </table:table-cell>
          <table:table-cell office:value-type="float" office:value="7.84">
            <text:p>7.84</text:p>
          </table:table-cell>
          <table:table-cell office:value-type="float" office:value="6.75">
            <text:p>6.75</text:p>
          </table:table-cell>
          <table:table-cell office:value-type="float" office:value="5.1">
            <text:p>5.1</text:p>
          </table:table-cell>
          <table:table-cell office:value-type="float" office:value="5.42">
            <text:p>5.42</text:p>
          </table:table-cell>
          <table:table-cell office:value-type="float" office:value="5.73">
            <text:p>5.73</text:p>
          </table:table-cell>
          <table:table-cell office:value-type="float" office:value="4.79">
            <text:p>4.79</text:p>
          </table:table-cell>
          <table:table-cell office:value-type="float" office:value="3.85">
            <text:p>3.85</text:p>
          </table:table-cell>
          <table:table-cell office:value-type="float" office:value="5.08">
            <text:p>5.08</text:p>
          </table:table-cell>
          <table:table-cell office:value-type="float" office:value="11.72">
            <text:p>11.72</text:p>
          </table:table-cell>
          <table:table-cell office:value-type="float" office:value="8.93">
            <text:p>8.93</text:p>
          </table:table-cell>
          <table:table-cell office:value-type="float" office:value="10.19">
            <text:p>10.19</text:p>
          </table:table-cell>
          <table:table-cell office:value-type="float" office:value="8.82">
            <text:p>8.82</text:p>
          </table:table-cell>
          <table:table-cell office:value-type="float" office:value="4.25">
            <text:p>4.25</text:p>
          </table:table-cell>
          <table:table-cell office:value-type="float" office:value="8.11">
            <text:p>8.11</text:p>
          </table:table-cell>
          <table:table-cell office:value-type="float" office:value="13.42">
            <text:p>13.42</text:p>
          </table:table-cell>
          <table:table-cell office:value-type="float" office:value="4.85">
            <text:p>4.85</text:p>
          </table:table-cell>
          <table:table-cell office:value-type="float" office:value="6.49">
            <text:p>6.49</text:p>
          </table:table-cell>
          <table:table-cell office:value-type="float" office:value="10.39">
            <text:p>10.39</text:p>
          </table:table-cell>
          <table:table-cell office:value-type="float" office:value="11.14">
            <text:p>11.14</text:p>
          </table:table-cell>
          <table:table-cell office:value-type="float" office:value="4.92">
            <text:p>4.92</text:p>
          </table:table-cell>
          <table:table-cell office:value-type="float" office:value="4.15">
            <text:p>4.15</text:p>
          </table:table-cell>
          <table:table-cell office:value-type="float" office:value="4.65">
            <text:p>4.65</text:p>
          </table:table-cell>
          <table:table-cell office:value-type="float" office:value="8.75">
            <text:p>8.75</text:p>
          </table:table-cell>
          <table:table-cell office:value-type="float" office:value="5.72">
            <text:p>5.72</text:p>
          </table:table-cell>
          <table:table-cell/>
          <table:table-cell office:value-type="float" office:value="4.29">
            <text:p>4.29</text:p>
          </table:table-cell>
          <table:table-cell office:value-type="float" office:value="7">
            <text:p>7</text:p>
          </table:table-cell>
          <table:table-cell/>
          <table:table-cell office:value-type="float" office:value="8.45">
            <text:p>8.45</text:p>
          </table:table-cell>
          <table:table-cell office:value-type="float" office:value="10.04">
            <text:p>10.04</text:p>
          </table:table-cell>
          <table:table-cell office:value-type="float" office:value="11.94">
            <text:p>11.94</text:p>
          </table:table-cell>
          <table:table-cell office:value-type="float" office:value="13.01">
            <text:p>13.01</text:p>
          </table:table-cell>
          <table:table-cell office:value-type="float" office:value="5.08">
            <text:p>5.08</text:p>
          </table:table-cell>
          <table:table-cell office:value-type="float" office:value="8.19">
            <text:p>8.19</text:p>
          </table:table-cell>
          <table:table-cell/>
          <table:table-cell office:value-type="float" office:value="6.92">
            <text:p>6.92</text:p>
          </table:table-cell>
          <table:table-cell office:value-type="float" office:value="11.44">
            <text:p>11.44</text:p>
          </table:table-cell>
          <table:table-cell/>
          <table:table-cell office:value-type="float" office:value="18.75">
            <text:p>18.75</text:p>
          </table:table-cell>
          <table:table-cell table:number-columns-repeated="974"/>
        </table:table-row>
        <table:table-row table:style-name="ro1">
          <table:table-cell office:value-type="string">
            <text:p>Israel</text:p>
          </table:table-cell>
          <table:table-cell office:value-type="float" office:value="4.96">
            <text:p>4.96</text:p>
          </table:table-cell>
          <table:table-cell office:value-type="float" office:value="5.02">
            <text:p>5.02</text:p>
          </table:table-cell>
          <table:table-cell office:value-type="float" office:value="6.13">
            <text:p>6.13</text:p>
          </table:table-cell>
          <table:table-cell office:value-type="float" office:value="4.85">
            <text:p>4.85</text:p>
          </table:table-cell>
          <table:table-cell office:value-type="float" office:value="6.47">
            <text:p>6.47</text:p>
          </table:table-cell>
          <table:table-cell office:value-type="float" office:value="6.3">
            <text:p>6.3</text:p>
          </table:table-cell>
          <table:table-cell office:value-type="float" office:value="16.26">
            <text:p>16.26</text:p>
          </table:table-cell>
          <table:table-cell office:value-type="float" office:value="6.22">
            <text:p>6.22</text:p>
          </table:table-cell>
          <table:table-cell office:value-type="float" office:value="6.55">
            <text:p>6.55</text:p>
          </table:table-cell>
          <table:table-cell office:value-type="float" office:value="4.95">
            <text:p>4.95</text:p>
          </table:table-cell>
          <table:table-cell office:value-type="float" office:value="12.82">
            <text:p>12.82</text:p>
          </table:table-cell>
          <table:table-cell office:value-type="float" office:value="8.79">
            <text:p>8.79</text:p>
          </table:table-cell>
          <table:table-cell office:value-type="float" office:value="6.86">
            <text:p>6.86</text:p>
          </table:table-cell>
          <table:table-cell office:value-type="float" office:value="7.96">
            <text:p>7.96</text:p>
          </table:table-cell>
          <table:table-cell office:value-type="float" office:value="7.71">
            <text:p>7.71</text:p>
          </table:table-cell>
          <table:table-cell office:value-type="float" office:value="7.24">
            <text:p>7.24</text:p>
          </table:table-cell>
          <table:table-cell office:value-type="float" office:value="7.15">
            <text:p>7.15</text:p>
          </table:table-cell>
          <table:table-cell office:value-type="float" office:value="8.5">
            <text:p>8.5</text:p>
          </table:table-cell>
          <table:table-cell office:value-type="float" office:value="7.91">
            <text:p>7.91</text:p>
          </table:table-cell>
          <table:table-cell office:value-type="float" office:value="8.29">
            <text:p>8.29</text:p>
          </table:table-cell>
          <table:table-cell office:value-type="float" office:value="9.18">
            <text:p>9.18</text:p>
          </table:table-cell>
          <table:table-cell office:value-type="float" office:value="13.23">
            <text:p>13.23</text:p>
          </table:table-cell>
          <table:table-cell office:value-type="float" office:value="5.18">
            <text:p>5.18</text:p>
          </table:table-cell>
          <table:table-cell office:value-type="float" office:value="9.2">
            <text:p>9.2</text:p>
          </table:table-cell>
          <table:table-cell office:value-type="float" office:value="17.73">
            <text:p>17.73</text:p>
          </table:table-cell>
          <table:table-cell office:value-type="float" office:value="9.32">
            <text:p>9.32</text:p>
          </table:table-cell>
          <table:table-cell office:value-type="float" office:value="9.58">
            <text:p>9.58</text:p>
          </table:table-cell>
          <table:table-cell office:value-type="float" office:value="9.55">
            <text:p>9.55</text:p>
          </table:table-cell>
          <table:table-cell/>
          <table:table-cell office:value-type="float" office:value="10.58">
            <text:p>10.58</text:p>
          </table:table-cell>
          <table:table-cell office:value-type="float" office:value="9.34">
            <text:p>9.34</text:p>
          </table:table-cell>
          <table:table-cell office:value-type="float" office:value="6.92">
            <text:p>6.92</text:p>
          </table:table-cell>
          <table:table-cell office:value-type="float" office:value="11.48">
            <text:p>11.48</text:p>
          </table:table-cell>
          <table:table-cell office:value-type="float" office:value="16.48">
            <text:p>16.48</text:p>
          </table:table-cell>
          <table:table-cell/>
          <table:table-cell office:value-type="float" office:value="9.75">
            <text:p>9.75</text:p>
          </table:table-cell>
          <table:table-cell office:value-type="float" office:value="11.49">
            <text:p>11.49</text:p>
          </table:table-cell>
          <table:table-cell office:value-type="float" office:value="17.71">
            <text:p>17.71</text:p>
          </table:table-cell>
          <table:table-cell office:value-type="float" office:value="10.1">
            <text:p>10.1</text:p>
          </table:table-cell>
          <table:table-cell office:value-type="float" office:value="14.13">
            <text:p>14.13</text:p>
          </table:table-cell>
          <table:table-cell office:value-type="float" office:value="19.88">
            <text:p>19.88</text:p>
          </table:table-cell>
          <table:table-cell office:value-type="float" office:value="12.21">
            <text:p>12.21</text:p>
          </table:table-cell>
          <table:table-cell office:value-type="float" office:value="6.65">
            <text:p>6.65</text:p>
          </table:table-cell>
          <table:table-cell office:value-type="float" office:value="9.51">
            <text:p>9.51</text:p>
          </table:table-cell>
          <table:table-cell/>
          <table:table-cell office:value-type="float" office:value="12.7">
            <text:p>12.7</text:p>
          </table:table-cell>
          <table:table-cell table:number-columns-repeated="2"/>
          <table:table-cell office:value-type="float" office:value="15.33">
            <text:p>15.33</text:p>
          </table:table-cell>
          <table:table-cell table:number-columns-repeated="974"/>
        </table:table-row>
        <table:table-row table:style-name="ro1">
          <table:table-cell office:value-type="string">
            <text:p>Italy</text:p>
          </table:table-cell>
          <table:table-cell office:value-type="float" office:value="1.94">
            <text:p>1.94</text:p>
          </table:table-cell>
          <table:table-cell office:value-type="float" office:value="4.85">
            <text:p>4.85</text:p>
          </table:table-cell>
          <table:table-cell office:value-type="float" office:value="2.2">
            <text:p>2.2</text:p>
          </table:table-cell>
          <table:table-cell office:value-type="float" office:value="2.26">
            <text:p>2.26</text:p>
          </table:table-cell>
          <table:table-cell office:value-type="float" office:value="2.13">
            <text:p>2.13</text:p>
          </table:table-cell>
          <table:table-cell office:value-type="float" office:value="2.18">
            <text:p>2.18</text:p>
          </table:table-cell>
          <table:table-cell office:value-type="float" office:value="4.71">
            <text:p>4.71</text:p>
          </table:table-cell>
          <table:table-cell office:value-type="float" office:value="2.46">
            <text:p>2.46</text:p>
          </table:table-cell>
          <table:table-cell office:value-type="float" office:value="2.83">
            <text:p>2.83</text:p>
          </table:table-cell>
          <table:table-cell office:value-type="float" office:value="2.49">
            <text:p>2.49</text:p>
          </table:table-cell>
          <table:table-cell office:value-type="float" office:value="8.91">
            <text:p>8.91</text:p>
          </table:table-cell>
          <table:table-cell office:value-type="float" office:value="9.33">
            <text:p>9.33</text:p>
          </table:table-cell>
          <table:table-cell office:value-type="float" office:value="10.68">
            <text:p>10.68</text:p>
          </table:table-cell>
          <table:table-cell office:value-type="float" office:value="9.63">
            <text:p>9.63</text:p>
          </table:table-cell>
          <table:table-cell office:value-type="float" office:value="3.96">
            <text:p>3.96</text:p>
          </table:table-cell>
          <table:table-cell office:value-type="float" office:value="3.6">
            <text:p>3.6</text:p>
          </table:table-cell>
          <table:table-cell office:value-type="float" office:value="2.27">
            <text:p>2.27</text:p>
          </table:table-cell>
          <table:table-cell office:value-type="float" office:value="5.33">
            <text:p>5.33</text:p>
          </table:table-cell>
          <table:table-cell office:value-type="float" office:value="9.78">
            <text:p>9.78</text:p>
          </table:table-cell>
          <table:table-cell office:value-type="float" office:value="4.35">
            <text:p>4.35</text:p>
          </table:table-cell>
          <table:table-cell office:value-type="float" office:value="2.92">
            <text:p>2.92</text:p>
          </table:table-cell>
          <table:table-cell office:value-type="float" office:value="3.65">
            <text:p>3.65</text:p>
          </table:table-cell>
          <table:table-cell office:value-type="float" office:value="2.95">
            <text:p>2.95</text:p>
          </table:table-cell>
          <table:table-cell office:value-type="float" office:value="7.03">
            <text:p>7.03</text:p>
          </table:table-cell>
          <table:table-cell office:value-type="float" office:value="8.5">
            <text:p>8.5</text:p>
          </table:table-cell>
          <table:table-cell office:value-type="float" office:value="2.54">
            <text:p>2.54</text:p>
          </table:table-cell>
          <table:table-cell office:value-type="float" office:value="4.12">
            <text:p>4.12</text:p>
          </table:table-cell>
          <table:table-cell office:value-type="float" office:value="4.04">
            <text:p>4.04</text:p>
          </table:table-cell>
          <table:table-cell office:value-type="float" office:value="5.95">
            <text:p>5.95</text:p>
          </table:table-cell>
          <table:table-cell office:value-type="float" office:value="3.22">
            <text:p>3.22</text:p>
          </table:table-cell>
          <table:table-cell office:value-type="float" office:value="2.51">
            <text:p>2.51</text:p>
          </table:table-cell>
          <table:table-cell office:value-type="float" office:value="4.53">
            <text:p>4.53</text:p>
          </table:table-cell>
          <table:table-cell office:value-type="float" office:value="4.24">
            <text:p>4.24</text:p>
          </table:table-cell>
          <table:table-cell office:value-type="float" office:value="5.18">
            <text:p>5.18</text:p>
          </table:table-cell>
          <table:table-cell office:value-type="float" office:value="12.66">
            <text:p>12.66</text:p>
          </table:table-cell>
          <table:table-cell office:value-type="float" office:value="3.49">
            <text:p>3.49</text:p>
          </table:table-cell>
          <table:table-cell office:value-type="float" office:value="4">
            <text:p>4</text:p>
          </table:table-cell>
          <table:table-cell office:value-type="float" office:value="5.77">
            <text:p>5.77</text:p>
          </table:table-cell>
          <table:table-cell office:value-type="float" office:value="5.31">
            <text:p>5.31</text:p>
          </table:table-cell>
          <table:table-cell office:value-type="float" office:value="3.35">
            <text:p>3.35</text:p>
          </table:table-cell>
          <table:table-cell office:value-type="float" office:value="5.79">
            <text:p>5.79</text:p>
          </table:table-cell>
          <table:table-cell office:value-type="float" office:value="8.75">
            <text:p>8.75</text:p>
          </table:table-cell>
          <table:table-cell office:value-type="float" office:value="3.44">
            <text:p>3.44</text:p>
          </table:table-cell>
          <table:table-cell office:value-type="float" office:value="3.6">
            <text:p>3.6</text:p>
          </table:table-cell>
          <table:table-cell office:value-type="float" office:value="7.44">
            <text:p>7.44</text:p>
          </table:table-cell>
          <table:table-cell office:value-type="float" office:value="5.96">
            <text:p>5.96</text:p>
          </table:table-cell>
          <table:table-cell office:value-type="float" office:value="8.2">
            <text:p>8.2</text:p>
          </table:table-cell>
          <table:table-cell/>
          <table:table-cell office:value-type="float" office:value="7.64">
            <text:p>7.64</text:p>
          </table:table-cell>
          <table:table-cell table:number-columns-repeated="974"/>
        </table:table-row>
        <table:table-row table:style-name="ro1">
          <table:table-cell office:value-type="string">
            <text:p>Japan</text:p>
          </table:table-cell>
          <table:table-cell office:value-type="float" office:value="3.6">
            <text:p>3.6</text:p>
          </table:table-cell>
          <table:table-cell office:value-type="float" office:value="5.42">
            <text:p>5.42</text:p>
          </table:table-cell>
          <table:table-cell office:value-type="float" office:value="4.65">
            <text:p>4.65</text:p>
          </table:table-cell>
          <table:table-cell office:value-type="float" office:value="4.54">
            <text:p>4.54</text:p>
          </table:table-cell>
          <table:table-cell office:value-type="float" office:value="4.03">
            <text:p>4.03</text:p>
          </table:table-cell>
          <table:table-cell office:value-type="float" office:value="3.77">
            <text:p>3.77</text:p>
          </table:table-cell>
          <table:table-cell office:value-type="float" office:value="9.23">
            <text:p>9.23</text:p>
          </table:table-cell>
          <table:table-cell office:value-type="float" office:value="4.79">
            <text:p>4.79</text:p>
          </table:table-cell>
          <table:table-cell office:value-type="float" office:value="5.47">
            <text:p>5.47</text:p>
          </table:table-cell>
          <table:table-cell office:value-type="float" office:value="4.2">
            <text:p>4.2</text:p>
          </table:table-cell>
          <table:table-cell office:value-type="float" office:value="10.35">
            <text:p>10.35</text:p>
          </table:table-cell>
          <table:table-cell office:value-type="float" office:value="10.83">
            <text:p>10.83</text:p>
          </table:table-cell>
          <table:table-cell office:value-type="float" office:value="7.86">
            <text:p>7.86</text:p>
          </table:table-cell>
          <table:table-cell office:value-type="float" office:value="7.5">
            <text:p>7.5</text:p>
          </table:table-cell>
          <table:table-cell office:value-type="float" office:value="7.64">
            <text:p>7.64</text:p>
          </table:table-cell>
          <table:table-cell office:value-type="float" office:value="6.64">
            <text:p>6.64</text:p>
          </table:table-cell>
          <table:table-cell office:value-type="float" office:value="5.66">
            <text:p>5.66</text:p>
          </table:table-cell>
          <table:table-cell office:value-type="float" office:value="12.82">
            <text:p>12.82</text:p>
          </table:table-cell>
          <table:table-cell office:value-type="float" office:value="14.85">
            <text:p>14.85</text:p>
          </table:table-cell>
          <table:table-cell office:value-type="float" office:value="7.62">
            <text:p>7.62</text:p>
          </table:table-cell>
          <table:table-cell office:value-type="float" office:value="7.39">
            <text:p>7.39</text:p>
          </table:table-cell>
          <table:table-cell office:value-type="float" office:value="6.46">
            <text:p>6.46</text:p>
          </table:table-cell>
          <table:table-cell office:value-type="float" office:value="5.28">
            <text:p>5.28</text:p>
          </table:table-cell>
          <table:table-cell office:value-type="float" office:value="11.67">
            <text:p>11.67</text:p>
          </table:table-cell>
          <table:table-cell/>
          <table:table-cell office:value-type="float" office:value="4.58">
            <text:p>4.58</text:p>
          </table:table-cell>
          <table:table-cell office:value-type="float" office:value="5.95">
            <text:p>5.95</text:p>
          </table:table-cell>
          <table:table-cell office:value-type="float" office:value="8.17">
            <text:p>8.17</text:p>
          </table:table-cell>
          <table:table-cell office:value-type="float" office:value="14.1">
            <text:p>14.1</text:p>
          </table:table-cell>
          <table:table-cell office:value-type="float" office:value="4.93">
            <text:p>4.93</text:p>
          </table:table-cell>
          <table:table-cell office:value-type="float" office:value="4.5">
            <text:p>4.5</text:p>
          </table:table-cell>
          <table:table-cell office:value-type="float" office:value="6.2">
            <text:p>6.2</text:p>
          </table:table-cell>
          <table:table-cell office:value-type="float" office:value="8.93">
            <text:p>8.93</text:p>
          </table:table-cell>
          <table:table-cell office:value-type="float" office:value="10.59">
            <text:p>10.59</text:p>
          </table:table-cell>
          <table:table-cell office:value-type="float" office:value="21.11">
            <text:p>21.11</text:p>
          </table:table-cell>
          <table:table-cell office:value-type="float" office:value="7.1">
            <text:p>7.1</text:p>
          </table:table-cell>
          <table:table-cell office:value-type="float" office:value="6.05">
            <text:p>6.05</text:p>
          </table:table-cell>
          <table:table-cell office:value-type="float" office:value="9.52">
            <text:p>9.52</text:p>
          </table:table-cell>
          <table:table-cell office:value-type="float" office:value="10.29">
            <text:p>10.29</text:p>
          </table:table-cell>
          <table:table-cell office:value-type="float" office:value="7.9">
            <text:p>7.9</text:p>
          </table:table-cell>
          <table:table-cell office:value-type="float" office:value="15.02">
            <text:p>15.02</text:p>
          </table:table-cell>
          <table:table-cell office:value-type="float" office:value="8.57">
            <text:p>8.57</text:p>
          </table:table-cell>
          <table:table-cell office:value-type="float" office:value="6.37">
            <text:p>6.37</text:p>
          </table:table-cell>
          <table:table-cell office:value-type="float" office:value="11.28">
            <text:p>11.28</text:p>
          </table:table-cell>
          <table:table-cell/>
          <table:table-cell office:value-type="float" office:value="6.18">
            <text:p>6.18</text:p>
          </table:table-cell>
          <table:table-cell office:value-type="float" office:value="9.7">
            <text:p>9.7</text:p>
          </table:table-cell>
          <table:table-cell/>
          <table:table-cell office:value-type="float" office:value="7.72">
            <text:p>7.72</text:p>
          </table:table-cell>
          <table:table-cell table:number-columns-repeated="974"/>
        </table:table-row>
        <table:table-row table:style-name="ro1">
          <table:table-cell office:value-type="string">
            <text:p>Jordan</text:p>
          </table:table-cell>
          <table:table-cell office:value-type="float" office:value="3.12">
            <text:p>3.12</text:p>
          </table:table-cell>
          <table:table-cell office:value-type="float" office:value="4.28">
            <text:p>4.28</text:p>
          </table:table-cell>
          <table:table-cell office:value-type="float" office:value="4.15">
            <text:p>4.15</text:p>
          </table:table-cell>
          <table:table-cell office:value-type="float" office:value="4.18">
            <text:p>4.18</text:p>
          </table:table-cell>
          <table:table-cell office:value-type="float" office:value="3.63">
            <text:p>3.63</text:p>
          </table:table-cell>
          <table:table-cell office:value-type="float" office:value="4.05">
            <text:p>4.05</text:p>
          </table:table-cell>
          <table:table-cell/>
          <table:table-cell office:value-type="float" office:value="5.02">
            <text:p>5.02</text:p>
          </table:table-cell>
          <table:table-cell office:value-type="float" office:value="4.08">
            <text:p>4.08</text:p>
          </table:table-cell>
          <table:table-cell office:value-type="float" office:value="3.04">
            <text:p>3.04</text:p>
          </table:table-cell>
          <table:table-cell office:value-type="float" office:value="6.91">
            <text:p>6.91</text:p>
          </table:table-cell>
          <table:table-cell office:value-type="float" office:value="7.08">
            <text:p>7.08</text:p>
          </table:table-cell>
          <table:table-cell office:value-type="float" office:value="10.16">
            <text:p>10.16</text:p>
          </table:table-cell>
          <table:table-cell office:value-type="float" office:value="4.78">
            <text:p>4.78</text:p>
          </table:table-cell>
          <table:table-cell office:value-type="float" office:value="7.55">
            <text:p>7.55</text:p>
          </table:table-cell>
          <table:table-cell office:value-type="float" office:value="7.16">
            <text:p>7.16</text:p>
          </table:table-cell>
          <table:table-cell office:value-type="float" office:value="4.93">
            <text:p>4.93</text:p>
          </table:table-cell>
          <table:table-cell office:value-type="float" office:value="6.88">
            <text:p>6.88</text:p>
          </table:table-cell>
          <table:table-cell/>
          <table:table-cell office:value-type="float" office:value="8.81">
            <text:p>8.81</text:p>
          </table:table-cell>
          <table:table-cell office:value-type="float" office:value="6.06">
            <text:p>6.06</text:p>
          </table:table-cell>
          <table:table-cell office:value-type="float" office:value="9.76">
            <text:p>9.76</text:p>
          </table:table-cell>
          <table:table-cell office:value-type="float" office:value="6.68">
            <text:p>6.68</text:p>
          </table:table-cell>
          <table:table-cell office:value-type="float" office:value="11.39">
            <text:p>11.39</text:p>
          </table:table-cell>
          <table:table-cell/>
          <table:table-cell office:value-type="float" office:value="4.24">
            <text:p>4.24</text:p>
          </table:table-cell>
          <table:table-cell office:value-type="float" office:value="11.89">
            <text:p>11.89</text:p>
          </table:table-cell>
          <table:table-cell office:value-type="float" office:value="11.08">
            <text:p>11.08</text:p>
          </table:table-cell>
          <table:table-cell office:value-type="float" office:value="19.02">
            <text:p>19.02</text:p>
          </table:table-cell>
          <table:table-cell office:value-type="float" office:value="8.73">
            <text:p>8.73</text:p>
          </table:table-cell>
          <table:table-cell office:value-type="float" office:value="5.28">
            <text:p>5.28</text:p>
          </table:table-cell>
          <table:table-cell/>
          <table:table-cell office:value-type="float" office:value="9.39">
            <text:p>9.39</text:p>
          </table:table-cell>
          <table:table-cell table:number-columns-repeated="2"/>
          <table:table-cell office:value-type="float" office:value="7.07">
            <text:p>7.07</text:p>
          </table:table-cell>
          <table:table-cell office:value-type="float" office:value="9.84">
            <text:p>9.84</text:p>
          </table:table-cell>
          <table:table-cell office:value-type="float" office:value="12.56">
            <text:p>12.56</text:p>
          </table:table-cell>
          <table:table-cell/>
          <table:table-cell office:value-type="float" office:value="8.57">
            <text:p>8.57</text:p>
          </table:table-cell>
          <table:table-cell table:number-columns-repeated="2"/>
          <table:table-cell office:value-type="float" office:value="4.12">
            <text:p>4.12</text:p>
          </table:table-cell>
          <table:table-cell table:number-columns-repeated="2"/>
          <table:table-cell office:value-type="float" office:value="11.84">
            <text:p>11.84</text:p>
          </table:table-cell>
          <table:table-cell table:number-columns-repeated="2"/>
          <table:table-cell office:value-type="float" office:value="15.81">
            <text:p>15.81</text:p>
          </table:table-cell>
          <table:table-cell table:number-columns-repeated="974"/>
        </table:table-row>
        <table:table-row table:style-name="ro1">
          <table:table-cell office:value-type="string">
            <text:p>Kazakhstan</text:p>
          </table:table-cell>
          <table:table-cell office:value-type="float" office:value="2.97">
            <text:p>2.97</text:p>
          </table:table-cell>
          <table:table-cell office:value-type="float" office:value="4.14">
            <text:p>4.14</text:p>
          </table:table-cell>
          <table:table-cell office:value-type="float" office:value="3.64">
            <text:p>3.64</text:p>
          </table:table-cell>
          <table:table-cell office:value-type="float" office:value="4.57">
            <text:p>4.57</text:p>
          </table:table-cell>
          <table:table-cell office:value-type="float" office:value="9.09">
            <text:p>9.09</text:p>
          </table:table-cell>
          <table:table-cell office:value-type="float" office:value="3.61">
            <text:p>3.61</text:p>
          </table:table-cell>
          <table:table-cell office:value-type="float" office:value="6.97">
            <text:p>6.97</text:p>
          </table:table-cell>
          <table:table-cell office:value-type="float" office:value="3.73">
            <text:p>3.73</text:p>
          </table:table-cell>
          <table:table-cell office:value-type="float" office:value="3.98">
            <text:p>3.98</text:p>
          </table:table-cell>
          <table:table-cell office:value-type="float" office:value="3.37">
            <text:p>3.37</text:p>
          </table:table-cell>
          <table:table-cell office:value-type="float" office:value="7.38">
            <text:p>7.38</text:p>
          </table:table-cell>
          <table:table-cell office:value-type="float" office:value="5.2">
            <text:p>5.2</text:p>
          </table:table-cell>
          <table:table-cell office:value-type="float" office:value="10.21">
            <text:p>10.21</text:p>
          </table:table-cell>
          <table:table-cell office:value-type="float" office:value="4.34">
            <text:p>4.34</text:p>
          </table:table-cell>
          <table:table-cell office:value-type="float" office:value="5.57">
            <text:p>5.57</text:p>
          </table:table-cell>
          <table:table-cell office:value-type="float" office:value="5.12">
            <text:p>5.12</text:p>
          </table:table-cell>
          <table:table-cell office:value-type="float" office:value="4.37">
            <text:p>4.37</text:p>
          </table:table-cell>
          <table:table-cell office:value-type="float" office:value="6.16">
            <text:p>6.16</text:p>
          </table:table-cell>
          <table:table-cell/>
          <table:table-cell office:value-type="float" office:value="6.02">
            <text:p>6.02</text:p>
          </table:table-cell>
          <table:table-cell office:value-type="float" office:value="6.11">
            <text:p>6.11</text:p>
          </table:table-cell>
          <table:table-cell office:value-type="float" office:value="8.75">
            <text:p>8.75</text:p>
          </table:table-cell>
          <table:table-cell office:value-type="float" office:value="5.4">
            <text:p>5.4</text:p>
          </table:table-cell>
          <table:table-cell office:value-type="float" office:value="12.75">
            <text:p>12.75</text:p>
          </table:table-cell>
          <table:table-cell table:number-columns-repeated="2"/>
          <table:table-cell office:value-type="float" office:value="12.81">
            <text:p>12.81</text:p>
          </table:table-cell>
          <table:table-cell table:number-columns-repeated="2"/>
          <table:table-cell office:value-type="float" office:value="4.75">
            <text:p>4.75</text:p>
          </table:table-cell>
          <table:table-cell office:value-type="float" office:value="4.66">
            <text:p>4.66</text:p>
          </table:table-cell>
          <table:table-cell/>
          <table:table-cell office:value-type="float" office:value="5.96">
            <text:p>5.96</text:p>
          </table:table-cell>
          <table:table-cell office:value-type="float" office:value="7.16">
            <text:p>7.16</text:p>
          </table:table-cell>
          <table:table-cell/>
          <table:table-cell office:value-type="float" office:value="4.41">
            <text:p>4.41</text:p>
          </table:table-cell>
          <table:table-cell office:value-type="float" office:value="6.95">
            <text:p>6.95</text:p>
          </table:table-cell>
          <table:table-cell office:value-type="float" office:value="13.26">
            <text:p>13.26</text:p>
          </table:table-cell>
          <table:table-cell office:value-type="float" office:value="11.41">
            <text:p>11.41</text:p>
          </table:table-cell>
          <table:table-cell office:value-type="float" office:value="6.63">
            <text:p>6.63</text:p>
          </table:table-cell>
          <table:table-cell office:value-type="float" office:value="12.33">
            <text:p>12.33</text:p>
          </table:table-cell>
          <table:table-cell/>
          <table:table-cell office:value-type="float" office:value="4.16">
            <text:p>4.16</text:p>
          </table:table-cell>
          <table:table-cell office:value-type="float" office:value="7.66">
            <text:p>7.66</text:p>
          </table:table-cell>
          <table:table-cell/>
          <table:table-cell office:value-type="float" office:value="12.15">
            <text:p>12.15</text:p>
          </table:table-cell>
          <table:table-cell office:value-type="float" office:value="7.72">
            <text:p>7.72</text:p>
          </table:table-cell>
          <table:table-cell/>
          <table:table-cell office:value-type="float" office:value="7.49">
            <text:p>7.49</text:p>
          </table:table-cell>
          <table:table-cell table:number-columns-repeated="974"/>
        </table:table-row>
        <table:table-row table:style-name="ro1">
          <table:table-cell office:value-type="string">
            <text:p>Korea</text:p>
          </table:table-cell>
          <table:table-cell office:value-type="float" office:value="3.66">
            <text:p>3.66</text:p>
          </table:table-cell>
          <table:table-cell office:value-type="float" office:value="5.62">
            <text:p>5.62</text:p>
          </table:table-cell>
          <table:table-cell office:value-type="float" office:value="4.93">
            <text:p>4.93</text:p>
          </table:table-cell>
          <table:table-cell office:value-type="float" office:value="4.32">
            <text:p>4.32</text:p>
          </table:table-cell>
          <table:table-cell office:value-type="float" office:value="3.73">
            <text:p>3.73</text:p>
          </table:table-cell>
          <table:table-cell office:value-type="float" office:value="3.59">
            <text:p>3.59</text:p>
          </table:table-cell>
          <table:table-cell office:value-type="float" office:value="8.03">
            <text:p>8.03</text:p>
          </table:table-cell>
          <table:table-cell office:value-type="float" office:value="4.14">
            <text:p>4.14</text:p>
          </table:table-cell>
          <table:table-cell office:value-type="float" office:value="5.33">
            <text:p>5.33</text:p>
          </table:table-cell>
          <table:table-cell office:value-type="float" office:value="4.13">
            <text:p>4.13</text:p>
          </table:table-cell>
          <table:table-cell office:value-type="float" office:value="18.4">
            <text:p>18.4</text:p>
          </table:table-cell>
          <table:table-cell office:value-type="float" office:value="6.68">
            <text:p>6.68</text:p>
          </table:table-cell>
          <table:table-cell office:value-type="float" office:value="6.54">
            <text:p>6.54</text:p>
          </table:table-cell>
          <table:table-cell office:value-type="float" office:value="11.65">
            <text:p>11.65</text:p>
          </table:table-cell>
          <table:table-cell office:value-type="float" office:value="7.29">
            <text:p>7.29</text:p>
          </table:table-cell>
          <table:table-cell office:value-type="float" office:value="7.66">
            <text:p>7.66</text:p>
          </table:table-cell>
          <table:table-cell office:value-type="float" office:value="5.43">
            <text:p>5.43</text:p>
          </table:table-cell>
          <table:table-cell office:value-type="float" office:value="8">
            <text:p>8</text:p>
          </table:table-cell>
          <table:table-cell/>
          <table:table-cell office:value-type="float" office:value="8.29">
            <text:p>8.29</text:p>
          </table:table-cell>
          <table:table-cell office:value-type="float" office:value="6.33">
            <text:p>6.33</text:p>
          </table:table-cell>
          <table:table-cell office:value-type="float" office:value="13.16">
            <text:p>13.16</text:p>
          </table:table-cell>
          <table:table-cell office:value-type="float" office:value="4.92">
            <text:p>4.92</text:p>
          </table:table-cell>
          <table:table-cell office:value-type="float" office:value="6.11">
            <text:p>6.11</text:p>
          </table:table-cell>
          <table:table-cell/>
          <table:table-cell office:value-type="float" office:value="5.09">
            <text:p>5.09</text:p>
          </table:table-cell>
          <table:table-cell office:value-type="float" office:value="9.13">
            <text:p>9.13</text:p>
          </table:table-cell>
          <table:table-cell office:value-type="float" office:value="4.48">
            <text:p>4.48</text:p>
          </table:table-cell>
          <table:table-cell office:value-type="float" office:value="11.28">
            <text:p>11.28</text:p>
          </table:table-cell>
          <table:table-cell office:value-type="float" office:value="5.6">
            <text:p>5.6</text:p>
          </table:table-cell>
          <table:table-cell office:value-type="float" office:value="3.78">
            <text:p>3.78</text:p>
          </table:table-cell>
          <table:table-cell office:value-type="float" office:value="7.78">
            <text:p>7.78</text:p>
          </table:table-cell>
          <table:table-cell office:value-type="float" office:value="10.27">
            <text:p>10.27</text:p>
          </table:table-cell>
          <table:table-cell office:value-type="float" office:value="8.58">
            <text:p>8.58</text:p>
          </table:table-cell>
          <table:table-cell/>
          <table:table-cell office:value-type="float" office:value="6.98">
            <text:p>6.98</text:p>
          </table:table-cell>
          <table:table-cell office:value-type="float" office:value="6.43">
            <text:p>6.43</text:p>
          </table:table-cell>
          <table:table-cell office:value-type="float" office:value="10.95">
            <text:p>10.95</text:p>
          </table:table-cell>
          <table:table-cell office:value-type="float" office:value="10.44">
            <text:p>10.44</text:p>
          </table:table-cell>
          <table:table-cell office:value-type="float" office:value="8.05">
            <text:p>8.05</text:p>
          </table:table-cell>
          <table:table-cell office:value-type="float" office:value="12.63">
            <text:p>12.63</text:p>
          </table:table-cell>
          <table:table-cell/>
          <table:table-cell office:value-type="float" office:value="5.55">
            <text:p>5.55</text:p>
          </table:table-cell>
          <table:table-cell table:number-columns-repeated="2"/>
          <table:table-cell office:value-type="float" office:value="6.24">
            <text:p>6.24</text:p>
          </table:table-cell>
          <table:table-cell office:value-type="float" office:value="6.65">
            <text:p>6.65</text:p>
          </table:table-cell>
          <table:table-cell/>
          <table:table-cell office:value-type="float" office:value="6.69">
            <text:p>6.69</text:p>
          </table:table-cell>
          <table:table-cell table:number-columns-repeated="974"/>
        </table:table-row>
        <table:table-row table:style-name="ro1">
          <table:table-cell office:value-type="string">
            <text:p>Latvia</text:p>
          </table:table-cell>
          <table:table-cell office:value-type="float" office:value="2.75">
            <text:p>2.75</text:p>
          </table:table-cell>
          <table:table-cell office:value-type="float" office:value="3.21">
            <text:p>3.21</text:p>
          </table:table-cell>
          <table:table-cell office:value-type="float" office:value="3.81">
            <text:p>3.81</text:p>
          </table:table-cell>
          <table:table-cell office:value-type="float" office:value="3.97">
            <text:p>3.97</text:p>
          </table:table-cell>
          <table:table-cell office:value-type="float" office:value="4.28">
            <text:p>4.28</text:p>
          </table:table-cell>
          <table:table-cell office:value-type="float" office:value="3.64">
            <text:p>3.64</text:p>
          </table:table-cell>
          <table:table-cell office:value-type="float" office:value="8.23">
            <text:p>8.23</text:p>
          </table:table-cell>
          <table:table-cell office:value-type="float" office:value="4.24">
            <text:p>4.24</text:p>
          </table:table-cell>
          <table:table-cell office:value-type="float" office:value="3.93">
            <text:p>3.93</text:p>
          </table:table-cell>
          <table:table-cell office:value-type="float" office:value="3.13">
            <text:p>3.13</text:p>
          </table:table-cell>
          <table:table-cell office:value-type="float" office:value="13.82">
            <text:p>13.82</text:p>
          </table:table-cell>
          <table:table-cell office:value-type="float" office:value="5">
            <text:p>5</text:p>
          </table:table-cell>
          <table:table-cell office:value-type="float" office:value="5.91">
            <text:p>5.91</text:p>
          </table:table-cell>
          <table:table-cell office:value-type="float" office:value="5.26">
            <text:p>5.26</text:p>
          </table:table-cell>
          <table:table-cell office:value-type="float" office:value="6.7">
            <text:p>6.7</text:p>
          </table:table-cell>
          <table:table-cell office:value-type="float" office:value="7.62">
            <text:p>7.62</text:p>
          </table:table-cell>
          <table:table-cell office:value-type="float" office:value="4.72">
            <text:p>4.72</text:p>
          </table:table-cell>
          <table:table-cell office:value-type="float" office:value="9.06">
            <text:p>9.06</text:p>
          </table:table-cell>
          <table:table-cell/>
          <table:table-cell office:value-type="float" office:value="5.65">
            <text:p>5.65</text:p>
          </table:table-cell>
          <table:table-cell office:value-type="float" office:value="8.46">
            <text:p>8.46</text:p>
          </table:table-cell>
          <table:table-cell office:value-type="float" office:value="6.35">
            <text:p>6.35</text:p>
          </table:table-cell>
          <table:table-cell office:value-type="float" office:value="5.55">
            <text:p>5.55</text:p>
          </table:table-cell>
          <table:table-cell office:value-type="float" office:value="8.46">
            <text:p>8.46</text:p>
          </table:table-cell>
          <table:table-cell/>
          <table:table-cell office:value-type="float" office:value="12.76">
            <text:p>12.76</text:p>
          </table:table-cell>
          <table:table-cell office:value-type="float" office:value="8.78">
            <text:p>8.78</text:p>
          </table:table-cell>
          <table:table-cell office:value-type="float" office:value="7.8">
            <text:p>7.8</text:p>
          </table:table-cell>
          <table:table-cell office:value-type="float" office:value="6.95">
            <text:p>6.95</text:p>
          </table:table-cell>
          <table:table-cell office:value-type="float" office:value="4.81">
            <text:p>4.81</text:p>
          </table:table-cell>
          <table:table-cell office:value-type="float" office:value="4.88">
            <text:p>4.88</text:p>
          </table:table-cell>
          <table:table-cell office:value-type="float" office:value="13.58">
            <text:p>13.58</text:p>
          </table:table-cell>
          <table:table-cell office:value-type="float" office:value="6.74">
            <text:p>6.74</text:p>
          </table:table-cell>
          <table:table-cell office:value-type="float" office:value="9.61">
            <text:p>9.61</text:p>
          </table:table-cell>
          <table:table-cell/>
          <table:table-cell office:value-type="float" office:value="5.91">
            <text:p>5.91</text:p>
          </table:table-cell>
          <table:table-cell office:value-type="float" office:value="6.13">
            <text:p>6.13</text:p>
          </table:table-cell>
          <table:table-cell office:value-type="float" office:value="15.52">
            <text:p>15.52</text:p>
          </table:table-cell>
          <table:table-cell office:value-type="float" office:value="9.32">
            <text:p>9.32</text:p>
          </table:table-cell>
          <table:table-cell office:value-type="float" office:value="6.03">
            <text:p>6.03</text:p>
          </table:table-cell>
          <table:table-cell office:value-type="float" office:value="9.53">
            <text:p>9.53</text:p>
          </table:table-cell>
          <table:table-cell/>
          <table:table-cell office:value-type="float" office:value="4.69">
            <text:p>4.69</text:p>
          </table:table-cell>
          <table:table-cell office:value-type="float" office:value="10.42">
            <text:p>10.42</text:p>
          </table:table-cell>
          <table:table-cell office:value-type="float" office:value="7.58">
            <text:p>7.58</text:p>
          </table:table-cell>
          <table:table-cell office:value-type="float" office:value="5.94">
            <text:p>5.94</text:p>
          </table:table-cell>
          <table:table-cell office:value-type="float" office:value="11.76">
            <text:p>11.76</text:p>
          </table:table-cell>
          <table:table-cell/>
          <table:table-cell office:value-type="float" office:value="10.67">
            <text:p>10.67</text:p>
          </table:table-cell>
          <table:table-cell table:number-columns-repeated="974"/>
        </table:table-row>
        <table:table-row table:style-name="ro1">
          <table:table-cell office:value-type="string">
            <text:p>Liechtenstein</text:p>
          </table:table-cell>
          <table:table-cell office:value-type="float" office:value="3.55">
            <text:p>3.55</text:p>
          </table:table-cell>
          <table:table-cell office:value-type="float" office:value="10.21">
            <text:p>10.21</text:p>
          </table:table-cell>
          <table:table-cell office:value-type="float" office:value="7.98">
            <text:p>7.98</text:p>
          </table:table-cell>
          <table:table-cell office:value-type="float" office:value="7.02">
            <text:p>7.02</text:p>
          </table:table-cell>
          <table:table-cell office:value-type="float" office:value="13.75">
            <text:p>13.75</text:p>
          </table:table-cell>
          <table:table-cell office:value-type="float" office:value="13.56">
            <text:p>13.56</text:p>
          </table:table-cell>
          <table:table-cell/>
          <table:table-cell office:value-type="float" office:value="9.82">
            <text:p>9.82</text:p>
          </table:table-cell>
          <table:table-cell/>
          <table:table-cell office:value-type="float" office:value="8.45">
            <text:p>8.45</text:p>
          </table:table-cell>
          <table:table-cell table:number-columns-repeated="12"/>
          <table:table-cell office:value-type="float" office:value="12.5">
            <text:p>12.5</text:p>
          </table:table-cell>
          <table:table-cell table:number-columns-repeated="1000"/>
        </table:table-row>
        <table:table-row table:style-name="ro1">
          <table:table-cell office:value-type="string">
            <text:p>Lithuania</text:p>
          </table:table-cell>
          <table:table-cell office:value-type="float" office:value="2.55">
            <text:p>2.55</text:p>
          </table:table-cell>
          <table:table-cell office:value-type="float" office:value="3.72">
            <text:p>3.72</text:p>
          </table:table-cell>
          <table:table-cell office:value-type="float" office:value="3.27">
            <text:p>3.27</text:p>
          </table:table-cell>
          <table:table-cell office:value-type="float" office:value="3.61">
            <text:p>3.61</text:p>
          </table:table-cell>
          <table:table-cell office:value-type="float" office:value="5.91">
            <text:p>5.91</text:p>
          </table:table-cell>
          <table:table-cell office:value-type="float" office:value="3.39">
            <text:p>3.39</text:p>
          </table:table-cell>
          <table:table-cell office:value-type="float" office:value="5.89">
            <text:p>5.89</text:p>
          </table:table-cell>
          <table:table-cell office:value-type="float" office:value="3.15">
            <text:p>3.15</text:p>
          </table:table-cell>
          <table:table-cell office:value-type="float" office:value="3.01">
            <text:p>3.01</text:p>
          </table:table-cell>
          <table:table-cell office:value-type="float" office:value="3.64">
            <text:p>3.64</text:p>
          </table:table-cell>
          <table:table-cell office:value-type="float" office:value="4.8">
            <text:p>4.8</text:p>
          </table:table-cell>
          <table:table-cell office:value-type="float" office:value="6.15">
            <text:p>6.15</text:p>
          </table:table-cell>
          <table:table-cell office:value-type="float" office:value="9.58">
            <text:p>9.58</text:p>
          </table:table-cell>
          <table:table-cell/>
          <table:table-cell office:value-type="float" office:value="7.42">
            <text:p>7.42</text:p>
          </table:table-cell>
          <table:table-cell office:value-type="float" office:value="7.4">
            <text:p>7.4</text:p>
          </table:table-cell>
          <table:table-cell office:value-type="float" office:value="4.76">
            <text:p>4.76</text:p>
          </table:table-cell>
          <table:table-cell office:value-type="float" office:value="4.79">
            <text:p>4.79</text:p>
          </table:table-cell>
          <table:table-cell/>
          <table:table-cell office:value-type="float" office:value="7.33">
            <text:p>7.33</text:p>
          </table:table-cell>
          <table:table-cell office:value-type="float" office:value="6.67">
            <text:p>6.67</text:p>
          </table:table-cell>
          <table:table-cell office:value-type="float" office:value="9.57">
            <text:p>9.57</text:p>
          </table:table-cell>
          <table:table-cell office:value-type="float" office:value="4.68">
            <text:p>4.68</text:p>
          </table:table-cell>
          <table:table-cell office:value-type="float" office:value="11.12">
            <text:p>11.12</text:p>
          </table:table-cell>
          <table:table-cell table:number-columns-repeated="2"/>
          <table:table-cell office:value-type="float" office:value="12.56">
            <text:p>12.56</text:p>
          </table:table-cell>
          <table:table-cell office:value-type="float" office:value="11.51">
            <text:p>11.51</text:p>
          </table:table-cell>
          <table:table-cell office:value-type="float" office:value="10.66">
            <text:p>10.66</text:p>
          </table:table-cell>
          <table:table-cell office:value-type="float" office:value="5.26">
            <text:p>5.26</text:p>
          </table:table-cell>
          <table:table-cell office:value-type="float" office:value="4.77">
            <text:p>4.77</text:p>
          </table:table-cell>
          <table:table-cell office:value-type="float" office:value="6.23">
            <text:p>6.23</text:p>
          </table:table-cell>
          <table:table-cell office:value-type="float" office:value="6.21">
            <text:p>6.21</text:p>
          </table:table-cell>
          <table:table-cell office:value-type="float" office:value="6.85">
            <text:p>6.85</text:p>
          </table:table-cell>
          <table:table-cell office:value-type="float" office:value="10.55">
            <text:p>10.55</text:p>
          </table:table-cell>
          <table:table-cell office:value-type="float" office:value="4.41">
            <text:p>4.41</text:p>
          </table:table-cell>
          <table:table-cell office:value-type="float" office:value="5.43">
            <text:p>5.43</text:p>
          </table:table-cell>
          <table:table-cell office:value-type="float" office:value="9.79">
            <text:p>9.79</text:p>
          </table:table-cell>
          <table:table-cell office:value-type="float" office:value="9.99">
            <text:p>9.99</text:p>
          </table:table-cell>
          <table:table-cell office:value-type="float" office:value="4.6">
            <text:p>4.6</text:p>
          </table:table-cell>
          <table:table-cell office:value-type="float" office:value="8.65">
            <text:p>8.65</text:p>
          </table:table-cell>
          <table:table-cell/>
          <table:table-cell office:value-type="float" office:value="3.29">
            <text:p>3.29</text:p>
          </table:table-cell>
          <table:table-cell office:value-type="float" office:value="7.99">
            <text:p>7.99</text:p>
          </table:table-cell>
          <table:table-cell office:value-type="float" office:value="11.68">
            <text:p>11.68</text:p>
          </table:table-cell>
          <table:table-cell office:value-type="float" office:value="6.61">
            <text:p>6.61</text:p>
          </table:table-cell>
          <table:table-cell office:value-type="float" office:value="8.2">
            <text:p>8.2</text:p>
          </table:table-cell>
          <table:table-cell/>
          <table:table-cell office:value-type="float" office:value="6.77">
            <text:p>6.77</text:p>
          </table:table-cell>
          <table:table-cell table:number-columns-repeated="974"/>
        </table:table-row>
        <table:table-row table:style-name="ro1">
          <table:table-cell office:value-type="string">
            <text:p>Luxembourg</text:p>
          </table:table-cell>
          <table:table-cell office:value-type="float" office:value="1.3">
            <text:p>1.3</text:p>
          </table:table-cell>
          <table:table-cell office:value-type="float" office:value="4.22">
            <text:p>4.22</text:p>
          </table:table-cell>
          <table:table-cell office:value-type="float" office:value="3.03">
            <text:p>3.03</text:p>
          </table:table-cell>
          <table:table-cell office:value-type="float" office:value="3.07">
            <text:p>3.07</text:p>
          </table:table-cell>
          <table:table-cell office:value-type="float" office:value="2.99">
            <text:p>2.99</text:p>
          </table:table-cell>
          <table:table-cell office:value-type="float" office:value="2.57">
            <text:p>2.57</text:p>
          </table:table-cell>
          <table:table-cell office:value-type="float" office:value="7.35">
            <text:p>7.35</text:p>
          </table:table-cell>
          <table:table-cell office:value-type="float" office:value="2.8">
            <text:p>2.8</text:p>
          </table:table-cell>
          <table:table-cell office:value-type="float" office:value="4.65">
            <text:p>4.65</text:p>
          </table:table-cell>
          <table:table-cell office:value-type="float" office:value="2.16">
            <text:p>2.16</text:p>
          </table:table-cell>
          <table:table-cell office:value-type="float" office:value="12.29">
            <text:p>12.29</text:p>
          </table:table-cell>
          <table:table-cell office:value-type="float" office:value="8.91">
            <text:p>8.91</text:p>
          </table:table-cell>
          <table:table-cell office:value-type="float" office:value="6.38">
            <text:p>6.38</text:p>
          </table:table-cell>
          <table:table-cell office:value-type="float" office:value="8.39">
            <text:p>8.39</text:p>
          </table:table-cell>
          <table:table-cell office:value-type="float" office:value="6.21">
            <text:p>6.21</text:p>
          </table:table-cell>
          <table:table-cell office:value-type="float" office:value="7.77">
            <text:p>7.77</text:p>
          </table:table-cell>
          <table:table-cell office:value-type="float" office:value="4.51">
            <text:p>4.51</text:p>
          </table:table-cell>
          <table:table-cell office:value-type="float" office:value="5.37">
            <text:p>5.37</text:p>
          </table:table-cell>
          <table:table-cell office:value-type="float" office:value="10.94">
            <text:p>10.94</text:p>
          </table:table-cell>
          <table:table-cell office:value-type="float" office:value="6.81">
            <text:p>6.81</text:p>
          </table:table-cell>
          <table:table-cell office:value-type="float" office:value="7.18">
            <text:p>7.18</text:p>
          </table:table-cell>
          <table:table-cell office:value-type="float" office:value="8.28">
            <text:p>8.28</text:p>
          </table:table-cell>
          <table:table-cell office:value-type="float" office:value="3.57">
            <text:p>3.57</text:p>
          </table:table-cell>
          <table:table-cell office:value-type="float" office:value="10.41">
            <text:p>10.41</text:p>
          </table:table-cell>
          <table:table-cell office:value-type="float" office:value="10.56">
            <text:p>10.56</text:p>
          </table:table-cell>
          <table:table-cell office:value-type="float" office:value="4.11">
            <text:p>4.11</text:p>
          </table:table-cell>
          <table:table-cell office:value-type="float" office:value="8.54">
            <text:p>8.54</text:p>
          </table:table-cell>
          <table:table-cell office:value-type="float" office:value="5.1">
            <text:p>5.1</text:p>
          </table:table-cell>
          <table:table-cell office:value-type="float" office:value="14.05">
            <text:p>14.05</text:p>
          </table:table-cell>
          <table:table-cell office:value-type="float" office:value="4.58">
            <text:p>4.58</text:p>
          </table:table-cell>
          <table:table-cell office:value-type="float" office:value="3.92">
            <text:p>3.92</text:p>
          </table:table-cell>
          <table:table-cell office:value-type="float" office:value="5.43">
            <text:p>5.43</text:p>
          </table:table-cell>
          <table:table-cell office:value-type="float" office:value="11.23">
            <text:p>11.23</text:p>
          </table:table-cell>
          <table:table-cell office:value-type="float" office:value="8.72">
            <text:p>8.72</text:p>
          </table:table-cell>
          <table:table-cell/>
          <table:table-cell office:value-type="float" office:value="3.58">
            <text:p>3.58</text:p>
          </table:table-cell>
          <table:table-cell office:value-type="float" office:value="7.25">
            <text:p>7.25</text:p>
          </table:table-cell>
          <table:table-cell office:value-type="float" office:value="15.98">
            <text:p>15.98</text:p>
          </table:table-cell>
          <table:table-cell office:value-type="float" office:value="7.97">
            <text:p>7.97</text:p>
          </table:table-cell>
          <table:table-cell office:value-type="float" office:value="9.49">
            <text:p>9.49</text:p>
          </table:table-cell>
          <table:table-cell office:value-type="float" office:value="9.67">
            <text:p>9.67</text:p>
          </table:table-cell>
          <table:table-cell/>
          <table:table-cell office:value-type="float" office:value="5.44">
            <text:p>5.44</text:p>
          </table:table-cell>
          <table:table-cell office:value-type="float" office:value="3.81">
            <text:p>3.81</text:p>
          </table:table-cell>
          <table:table-cell/>
          <table:table-cell office:value-type="float" office:value="12">
            <text:p>12</text:p>
          </table:table-cell>
          <table:table-cell office:value-type="float" office:value="11.36">
            <text:p>11.36</text:p>
          </table:table-cell>
          <table:table-cell/>
          <table:table-cell office:value-type="float" office:value="9.17">
            <text:p>9.17</text:p>
          </table:table-cell>
          <table:table-cell table:number-columns-repeated="974"/>
        </table:table-row>
        <table:table-row table:style-name="ro1">
          <table:table-cell office:value-type="string">
            <text:p>Macao-China</text:p>
          </table:table-cell>
          <table:table-cell office:value-type="float" office:value="0.85">
            <text:p>0.85</text:p>
          </table:table-cell>
          <table:table-cell office:value-type="float" office:value="7.12">
            <text:p>7.12</text:p>
          </table:table-cell>
          <table:table-cell office:value-type="float" office:value="4.23">
            <text:p>4.23</text:p>
          </table:table-cell>
          <table:table-cell office:value-type="float" office:value="2.42">
            <text:p>2.42</text:p>
          </table:table-cell>
          <table:table-cell office:value-type="float" office:value="1.67">
            <text:p>1.67</text:p>
          </table:table-cell>
          <table:table-cell office:value-type="float" office:value="1.52">
            <text:p>1.52</text:p>
          </table:table-cell>
          <table:table-cell office:value-type="float" office:value="12.43">
            <text:p>12.43</text:p>
          </table:table-cell>
          <table:table-cell office:value-type="float" office:value="2.68">
            <text:p>2.68</text:p>
          </table:table-cell>
          <table:table-cell office:value-type="float" office:value="3.63">
            <text:p>3.63</text:p>
          </table:table-cell>
          <table:table-cell office:value-type="float" office:value="1.72">
            <text:p>1.72</text:p>
          </table:table-cell>
          <table:table-cell/>
          <table:table-cell office:value-type="float" office:value="10.51">
            <text:p>10.51</text:p>
          </table:table-cell>
          <table:table-cell office:value-type="float" office:value="13.18">
            <text:p>13.18</text:p>
          </table:table-cell>
          <table:table-cell/>
          <table:table-cell office:value-type="float" office:value="7.45">
            <text:p>7.45</text:p>
          </table:table-cell>
          <table:table-cell office:value-type="float" office:value="8.35">
            <text:p>8.35</text:p>
          </table:table-cell>
          <table:table-cell office:value-type="float" office:value="7.16">
            <text:p>7.16</text:p>
          </table:table-cell>
          <table:table-cell office:value-type="float" office:value="12.69">
            <text:p>12.69</text:p>
          </table:table-cell>
          <table:table-cell/>
          <table:table-cell office:value-type="float" office:value="10.6">
            <text:p>10.6</text:p>
          </table:table-cell>
          <table:table-cell office:value-type="float" office:value="6.76">
            <text:p>6.76</text:p>
          </table:table-cell>
          <table:table-cell office:value-type="float" office:value="14.64">
            <text:p>14.64</text:p>
          </table:table-cell>
          <table:table-cell office:value-type="float" office:value="2.82">
            <text:p>2.82</text:p>
          </table:table-cell>
          <table:table-cell office:value-type="float" office:value="9.87">
            <text:p>9.87</text:p>
          </table:table-cell>
          <table:table-cell/>
          <table:table-cell office:value-type="float" office:value="4.49">
            <text:p>4.49</text:p>
          </table:table-cell>
          <table:table-cell office:value-type="float" office:value="2.29">
            <text:p>2.29</text:p>
          </table:table-cell>
          <table:table-cell office:value-type="float" office:value="4.52">
            <text:p>4.52</text:p>
          </table:table-cell>
          <table:table-cell office:value-type="float" office:value="14.13">
            <text:p>14.13</text:p>
          </table:table-cell>
          <table:table-cell office:value-type="float" office:value="2.76">
            <text:p>2.76</text:p>
          </table:table-cell>
          <table:table-cell office:value-type="float" office:value="2.31">
            <text:p>2.31</text:p>
          </table:table-cell>
          <table:table-cell office:value-type="float" office:value="11.76">
            <text:p>11.76</text:p>
          </table:table-cell>
          <table:table-cell office:value-type="float" office:value="3.76">
            <text:p>3.76</text:p>
          </table:table-cell>
          <table:table-cell table:number-columns-repeated="2"/>
          <table:table-cell office:value-type="float" office:value="3.75">
            <text:p>3.75</text:p>
          </table:table-cell>
          <table:table-cell office:value-type="float" office:value="8.07">
            <text:p>8.07</text:p>
          </table:table-cell>
          <table:table-cell office:value-type="float" office:value="11.88">
            <text:p>11.88</text:p>
          </table:table-cell>
          <table:table-cell office:value-type="float" office:value="7.04">
            <text:p>7.04</text:p>
          </table:table-cell>
          <table:table-cell office:value-type="float" office:value="6.06">
            <text:p>6.06</text:p>
          </table:table-cell>
          <table:table-cell table:number-columns-repeated="2"/>
          <table:table-cell office:value-type="float" office:value="3.68">
            <text:p>3.68</text:p>
          </table:table-cell>
          <table:table-cell office:value-type="float" office:value="4.43">
            <text:p>4.43</text:p>
          </table:table-cell>
          <table:table-cell/>
          <table:table-cell office:value-type="float" office:value="4.01">
            <text:p>4.01</text:p>
          </table:table-cell>
          <table:table-cell office:value-type="float" office:value="6.6">
            <text:p>6.6</text:p>
          </table:table-cell>
          <table:table-cell/>
          <table:table-cell office:value-type="float" office:value="5.45">
            <text:p>5.45</text:p>
          </table:table-cell>
          <table:table-cell table:number-columns-repeated="974"/>
        </table:table-row>
        <table:table-row table:style-name="ro1">
          <table:table-cell office:value-type="string">
            <text:p>Malaysia</text:p>
          </table:table-cell>
          <table:table-cell office:value-type="float" office:value="3">
            <text:p>3</text:p>
          </table:table-cell>
          <table:table-cell office:value-type="float" office:value="6.1">
            <text:p>6.1</text:p>
          </table:table-cell>
          <table:table-cell office:value-type="float" office:value="4.37">
            <text:p>4.37</text:p>
          </table:table-cell>
          <table:table-cell office:value-type="float" office:value="4.87">
            <text:p>4.87</text:p>
          </table:table-cell>
          <table:table-cell office:value-type="float" office:value="4.12">
            <text:p>4.12</text:p>
          </table:table-cell>
          <table:table-cell office:value-type="float" office:value="3.3">
            <text:p>3.3</text:p>
          </table:table-cell>
          <table:table-cell office:value-type="float" office:value="4.59">
            <text:p>4.59</text:p>
          </table:table-cell>
          <table:table-cell office:value-type="float" office:value="4.55">
            <text:p>4.55</text:p>
          </table:table-cell>
          <table:table-cell office:value-type="float" office:value="3.97">
            <text:p>3.97</text:p>
          </table:table-cell>
          <table:table-cell office:value-type="float" office:value="2.95">
            <text:p>2.95</text:p>
          </table:table-cell>
          <table:table-cell office:value-type="float" office:value="12.84">
            <text:p>12.84</text:p>
          </table:table-cell>
          <table:table-cell office:value-type="float" office:value="7.46">
            <text:p>7.46</text:p>
          </table:table-cell>
          <table:table-cell office:value-type="float" office:value="7.66">
            <text:p>7.66</text:p>
          </table:table-cell>
          <table:table-cell office:value-type="float" office:value="12.23">
            <text:p>12.23</text:p>
          </table:table-cell>
          <table:table-cell office:value-type="float" office:value="8.05">
            <text:p>8.05</text:p>
          </table:table-cell>
          <table:table-cell office:value-type="float" office:value="10.16">
            <text:p>10.16</text:p>
          </table:table-cell>
          <table:table-cell office:value-type="float" office:value="4.85">
            <text:p>4.85</text:p>
          </table:table-cell>
          <table:table-cell office:value-type="float" office:value="7.01">
            <text:p>7.01</text:p>
          </table:table-cell>
          <table:table-cell/>
          <table:table-cell office:value-type="float" office:value="12.82">
            <text:p>12.82</text:p>
          </table:table-cell>
          <table:table-cell office:value-type="float" office:value="6.13">
            <text:p>6.13</text:p>
          </table:table-cell>
          <table:table-cell office:value-type="float" office:value="8.8">
            <text:p>8.8</text:p>
          </table:table-cell>
          <table:table-cell office:value-type="float" office:value="8.02">
            <text:p>8.02</text:p>
          </table:table-cell>
          <table:table-cell table:number-columns-repeated="2"/>
          <table:table-cell office:value-type="float" office:value="4.64">
            <text:p>4.64</text:p>
          </table:table-cell>
          <table:table-cell office:value-type="float" office:value="11.06">
            <text:p>11.06</text:p>
          </table:table-cell>
          <table:table-cell office:value-type="float" office:value="8.98">
            <text:p>8.98</text:p>
          </table:table-cell>
          <table:table-cell office:value-type="float" office:value="9.71">
            <text:p>9.71</text:p>
          </table:table-cell>
          <table:table-cell office:value-type="float" office:value="5.69">
            <text:p>5.69</text:p>
          </table:table-cell>
          <table:table-cell office:value-type="float" office:value="4.35">
            <text:p>4.35</text:p>
          </table:table-cell>
          <table:table-cell office:value-type="float" office:value="9.1">
            <text:p>9.1</text:p>
          </table:table-cell>
          <table:table-cell office:value-type="float" office:value="5.42">
            <text:p>5.42</text:p>
          </table:table-cell>
          <table:table-cell office:value-type="float" office:value="8.05">
            <text:p>8.05</text:p>
          </table:table-cell>
          <table:table-cell office:value-type="float" office:value="9.84">
            <text:p>9.84</text:p>
          </table:table-cell>
          <table:table-cell office:value-type="float" office:value="6.7">
            <text:p>6.7</text:p>
          </table:table-cell>
          <table:table-cell office:value-type="float" office:value="8.27">
            <text:p>8.27</text:p>
          </table:table-cell>
          <table:table-cell/>
          <table:table-cell office:value-type="float" office:value="11.64">
            <text:p>11.64</text:p>
          </table:table-cell>
          <table:table-cell office:value-type="float" office:value="6.53">
            <text:p>6.53</text:p>
          </table:table-cell>
          <table:table-cell office:value-type="float" office:value="5.33">
            <text:p>5.33</text:p>
          </table:table-cell>
          <table:table-cell/>
          <table:table-cell office:value-type="float" office:value="4.55">
            <text:p>4.55</text:p>
          </table:table-cell>
          <table:table-cell office:value-type="float" office:value="10.87">
            <text:p>10.87</text:p>
          </table:table-cell>
          <table:table-cell office:value-type="float" office:value="5.19">
            <text:p>5.19</text:p>
          </table:table-cell>
          <table:table-cell office:value-type="float" office:value="5.49">
            <text:p>5.49</text:p>
          </table:table-cell>
          <table:table-cell office:value-type="float" office:value="8.98">
            <text:p>8.98</text:p>
          </table:table-cell>
          <table:table-cell/>
          <table:table-cell office:value-type="float" office:value="4.42">
            <text:p>4.42</text:p>
          </table:table-cell>
          <table:table-cell table:number-columns-repeated="974"/>
        </table:table-row>
        <table:table-row table:style-name="ro1">
          <table:table-cell office:value-type="string">
            <text:p>Mexico</text:p>
          </table:table-cell>
          <table:table-cell office:value-type="float" office:value="1.31">
            <text:p>1.31</text:p>
          </table:table-cell>
          <table:table-cell office:value-type="float" office:value="3.43">
            <text:p>3.43</text:p>
          </table:table-cell>
          <table:table-cell office:value-type="float" office:value="1.98">
            <text:p>1.98</text:p>
          </table:table-cell>
          <table:table-cell office:value-type="float" office:value="1.96">
            <text:p>1.96</text:p>
          </table:table-cell>
          <table:table-cell office:value-type="float" office:value="2.09">
            <text:p>2.09</text:p>
          </table:table-cell>
          <table:table-cell office:value-type="float" office:value="1.43">
            <text:p>1.43</text:p>
          </table:table-cell>
          <table:table-cell office:value-type="float" office:value="4.23">
            <text:p>4.23</text:p>
          </table:table-cell>
          <table:table-cell office:value-type="float" office:value="1.68">
            <text:p>1.68</text:p>
          </table:table-cell>
          <table:table-cell office:value-type="float" office:value="2.21">
            <text:p>2.21</text:p>
          </table:table-cell>
          <table:table-cell office:value-type="float" office:value="1.43">
            <text:p>1.43</text:p>
          </table:table-cell>
          <table:table-cell office:value-type="float" office:value="5.53">
            <text:p>5.53</text:p>
          </table:table-cell>
          <table:table-cell office:value-type="float" office:value="8.96">
            <text:p>8.96</text:p>
          </table:table-cell>
          <table:table-cell office:value-type="float" office:value="5.2">
            <text:p>5.2</text:p>
          </table:table-cell>
          <table:table-cell office:value-type="float" office:value="5.45">
            <text:p>5.45</text:p>
          </table:table-cell>
          <table:table-cell office:value-type="float" office:value="3.76">
            <text:p>3.76</text:p>
          </table:table-cell>
          <table:table-cell office:value-type="float" office:value="3.75">
            <text:p>3.75</text:p>
          </table:table-cell>
          <table:table-cell office:value-type="float" office:value="2.38">
            <text:p>2.38</text:p>
          </table:table-cell>
          <table:table-cell office:value-type="float" office:value="3.74">
            <text:p>3.74</text:p>
          </table:table-cell>
          <table:table-cell office:value-type="float" office:value="16.68">
            <text:p>16.68</text:p>
          </table:table-cell>
          <table:table-cell office:value-type="float" office:value="4.29">
            <text:p>4.29</text:p>
          </table:table-cell>
          <table:table-cell office:value-type="float" office:value="3.2">
            <text:p>3.2</text:p>
          </table:table-cell>
          <table:table-cell office:value-type="float" office:value="4.71">
            <text:p>4.71</text:p>
          </table:table-cell>
          <table:table-cell office:value-type="float" office:value="2.43">
            <text:p>2.43</text:p>
          </table:table-cell>
          <table:table-cell office:value-type="float" office:value="4.28">
            <text:p>4.28</text:p>
          </table:table-cell>
          <table:table-cell office:value-type="float" office:value="12.73">
            <text:p>12.73</text:p>
          </table:table-cell>
          <table:table-cell office:value-type="float" office:value="2.92">
            <text:p>2.92</text:p>
          </table:table-cell>
          <table:table-cell office:value-type="float" office:value="5.4">
            <text:p>5.4</text:p>
          </table:table-cell>
          <table:table-cell office:value-type="float" office:value="2.99">
            <text:p>2.99</text:p>
          </table:table-cell>
          <table:table-cell office:value-type="float" office:value="8.08">
            <text:p>8.08</text:p>
          </table:table-cell>
          <table:table-cell office:value-type="float" office:value="2.3">
            <text:p>2.3</text:p>
          </table:table-cell>
          <table:table-cell office:value-type="float" office:value="1.68">
            <text:p>1.68</text:p>
          </table:table-cell>
          <table:table-cell office:value-type="float" office:value="5.54">
            <text:p>5.54</text:p>
          </table:table-cell>
          <table:table-cell office:value-type="float" office:value="3.09">
            <text:p>3.09</text:p>
          </table:table-cell>
          <table:table-cell office:value-type="float" office:value="5.62">
            <text:p>5.62</text:p>
          </table:table-cell>
          <table:table-cell office:value-type="float" office:value="9.57">
            <text:p>9.57</text:p>
          </table:table-cell>
          <table:table-cell office:value-type="float" office:value="2.08">
            <text:p>2.08</text:p>
          </table:table-cell>
          <table:table-cell office:value-type="float" office:value="2.48">
            <text:p>2.48</text:p>
          </table:table-cell>
          <table:table-cell office:value-type="float" office:value="6.66">
            <text:p>6.66</text:p>
          </table:table-cell>
          <table:table-cell office:value-type="float" office:value="4.82">
            <text:p>4.82</text:p>
          </table:table-cell>
          <table:table-cell office:value-type="float" office:value="2.72">
            <text:p>2.72</text:p>
          </table:table-cell>
          <table:table-cell office:value-type="float" office:value="4.82">
            <text:p>4.82</text:p>
          </table:table-cell>
          <table:table-cell office:value-type="float" office:value="6.87">
            <text:p>6.87</text:p>
          </table:table-cell>
          <table:table-cell office:value-type="float" office:value="2.22">
            <text:p>2.22</text:p>
          </table:table-cell>
          <table:table-cell office:value-type="float" office:value="2.85">
            <text:p>2.85</text:p>
          </table:table-cell>
          <table:table-cell office:value-type="float" office:value="2.51">
            <text:p>2.51</text:p>
          </table:table-cell>
          <table:table-cell office:value-type="float" office:value="3.24">
            <text:p>3.24</text:p>
          </table:table-cell>
          <table:table-cell office:value-type="float" office:value="2.56">
            <text:p>2.56</text:p>
          </table:table-cell>
          <table:table-cell office:value-type="float" office:value="11.95">
            <text:p>11.95</text:p>
          </table:table-cell>
          <table:table-cell office:value-type="float" office:value="3.91">
            <text:p>3.91</text:p>
          </table:table-cell>
          <table:table-cell table:number-columns-repeated="974"/>
        </table:table-row>
        <table:table-row table:style-name="ro1">
          <table:table-cell office:value-type="string">
            <text:p>Montenegro</text:p>
          </table:table-cell>
          <table:table-cell office:value-type="float" office:value="1.07">
            <text:p>1.07</text:p>
          </table:table-cell>
          <table:table-cell office:value-type="float" office:value="4.52">
            <text:p>4.52</text:p>
          </table:table-cell>
          <table:table-cell office:value-type="float" office:value="2.89">
            <text:p>2.89</text:p>
          </table:table-cell>
          <table:table-cell office:value-type="float" office:value="3.07">
            <text:p>3.07</text:p>
          </table:table-cell>
          <table:table-cell office:value-type="float" office:value="4.53">
            <text:p>4.53</text:p>
          </table:table-cell>
          <table:table-cell office:value-type="float" office:value="2.04">
            <text:p>2.04</text:p>
          </table:table-cell>
          <table:table-cell office:value-type="float" office:value="7.96">
            <text:p>7.96</text:p>
          </table:table-cell>
          <table:table-cell office:value-type="float" office:value="3.5">
            <text:p>3.5</text:p>
          </table:table-cell>
          <table:table-cell office:value-type="float" office:value="3.78">
            <text:p>3.78</text:p>
          </table:table-cell>
          <table:table-cell office:value-type="float" office:value="1.57">
            <text:p>1.57</text:p>
          </table:table-cell>
          <table:table-cell office:value-type="float" office:value="12.84">
            <text:p>12.84</text:p>
          </table:table-cell>
          <table:table-cell office:value-type="float" office:value="8.07">
            <text:p>8.07</text:p>
          </table:table-cell>
          <table:table-cell office:value-type="float" office:value="11.32">
            <text:p>11.32</text:p>
          </table:table-cell>
          <table:table-cell office:value-type="float" office:value="6.74">
            <text:p>6.74</text:p>
          </table:table-cell>
          <table:table-cell office:value-type="float" office:value="7.4">
            <text:p>7.4</text:p>
          </table:table-cell>
          <table:table-cell office:value-type="float" office:value="10.24">
            <text:p>10.24</text:p>
          </table:table-cell>
          <table:table-cell office:value-type="float" office:value="4.75">
            <text:p>4.75</text:p>
          </table:table-cell>
          <table:table-cell office:value-type="float" office:value="12.32">
            <text:p>12.32</text:p>
          </table:table-cell>
          <table:table-cell/>
          <table:table-cell office:value-type="float" office:value="5.8">
            <text:p>5.8</text:p>
          </table:table-cell>
          <table:table-cell office:value-type="float" office:value="5.55">
            <text:p>5.55</text:p>
          </table:table-cell>
          <table:table-cell office:value-type="float" office:value="7.16">
            <text:p>7.16</text:p>
          </table:table-cell>
          <table:table-cell office:value-type="float" office:value="4.84">
            <text:p>4.84</text:p>
          </table:table-cell>
          <table:table-cell office:value-type="float" office:value="10.94">
            <text:p>10.94</text:p>
          </table:table-cell>
          <table:table-cell/>
          <table:table-cell office:value-type="float" office:value="7.03">
            <text:p>7.03</text:p>
          </table:table-cell>
          <table:table-cell office:value-type="float" office:value="9.55">
            <text:p>9.55</text:p>
          </table:table-cell>
          <table:table-cell office:value-type="float" office:value="9.48">
            <text:p>9.48</text:p>
          </table:table-cell>
          <table:table-cell office:value-type="float" office:value="12.18">
            <text:p>12.18</text:p>
          </table:table-cell>
          <table:table-cell office:value-type="float" office:value="4.77">
            <text:p>4.77</text:p>
          </table:table-cell>
          <table:table-cell office:value-type="float" office:value="2.67">
            <text:p>2.67</text:p>
          </table:table-cell>
          <table:table-cell/>
          <table:table-cell office:value-type="float" office:value="5.6">
            <text:p>5.6</text:p>
          </table:table-cell>
          <table:table-cell table:number-columns-repeated="2"/>
          <table:table-cell office:value-type="float" office:value="5.79">
            <text:p>5.79</text:p>
          </table:table-cell>
          <table:table-cell office:value-type="float" office:value="6.51">
            <text:p>6.51</text:p>
          </table:table-cell>
          <table:table-cell/>
          <table:table-cell office:value-type="float" office:value="7.2">
            <text:p>7.2</text:p>
          </table:table-cell>
          <table:table-cell office:value-type="float" office:value="7.25">
            <text:p>7.25</text:p>
          </table:table-cell>
          <table:table-cell office:value-type="float" office:value="11.56">
            <text:p>11.56</text:p>
          </table:table-cell>
          <table:table-cell/>
          <table:table-cell office:value-type="float" office:value="3.89">
            <text:p>3.89</text:p>
          </table:table-cell>
          <table:table-cell office:value-type="float" office:value="6.72">
            <text:p>6.72</text:p>
          </table:table-cell>
          <table:table-cell/>
          <table:table-cell office:value-type="float" office:value="10.54">
            <text:p>10.54</text:p>
          </table:table-cell>
          <table:table-cell office:value-type="float" office:value="9.55">
            <text:p>9.55</text:p>
          </table:table-cell>
          <table:table-cell/>
          <table:table-cell office:value-type="float" office:value="11.55">
            <text:p>11.55</text:p>
          </table:table-cell>
          <table:table-cell table:number-columns-repeated="974"/>
        </table:table-row>
        <table:table-row table:style-name="ro1">
          <table:table-cell office:value-type="string">
            <text:p>Netherlands</text:p>
          </table:table-cell>
          <table:table-cell office:value-type="float" office:value="3.51">
            <text:p>3.51</text:p>
          </table:table-cell>
          <table:table-cell office:value-type="float" office:value="5.09">
            <text:p>5.09</text:p>
          </table:table-cell>
          <table:table-cell office:value-type="float" office:value="4.98">
            <text:p>4.98</text:p>
          </table:table-cell>
          <table:table-cell office:value-type="float" office:value="3.38">
            <text:p>3.38</text:p>
          </table:table-cell>
          <table:table-cell office:value-type="float" office:value="4.19">
            <text:p>4.19</text:p>
          </table:table-cell>
          <table:table-cell office:value-type="float" office:value="3.71">
            <text:p>3.71</text:p>
          </table:table-cell>
          <table:table-cell office:value-type="float" office:value="8.96">
            <text:p>8.96</text:p>
          </table:table-cell>
          <table:table-cell office:value-type="float" office:value="5.11">
            <text:p>5.11</text:p>
          </table:table-cell>
          <table:table-cell office:value-type="float" office:value="6.08">
            <text:p>6.08</text:p>
          </table:table-cell>
          <table:table-cell office:value-type="float" office:value="5.01">
            <text:p>5.01</text:p>
          </table:table-cell>
          <table:table-cell/>
          <table:table-cell office:value-type="float" office:value="5.71">
            <text:p>5.71</text:p>
          </table:table-cell>
          <table:table-cell office:value-type="float" office:value="7.18">
            <text:p>7.18</text:p>
          </table:table-cell>
          <table:table-cell office:value-type="float" office:value="7.6">
            <text:p>7.6</text:p>
          </table:table-cell>
          <table:table-cell office:value-type="float" office:value="9.41">
            <text:p>9.41</text:p>
          </table:table-cell>
          <table:table-cell office:value-type="float" office:value="6.95">
            <text:p>6.95</text:p>
          </table:table-cell>
          <table:table-cell office:value-type="float" office:value="5.56">
            <text:p>5.56</text:p>
          </table:table-cell>
          <table:table-cell office:value-type="float" office:value="5.95">
            <text:p>5.95</text:p>
          </table:table-cell>
          <table:table-cell office:value-type="float" office:value="10.1">
            <text:p>10.1</text:p>
          </table:table-cell>
          <table:table-cell office:value-type="float" office:value="10.98">
            <text:p>10.98</text:p>
          </table:table-cell>
          <table:table-cell office:value-type="float" office:value="7.31">
            <text:p>7.31</text:p>
          </table:table-cell>
          <table:table-cell office:value-type="float" office:value="5.01">
            <text:p>5.01</text:p>
          </table:table-cell>
          <table:table-cell office:value-type="float" office:value="4.74">
            <text:p>4.74</text:p>
          </table:table-cell>
          <table:table-cell office:value-type="float" office:value="8.77">
            <text:p>8.77</text:p>
          </table:table-cell>
          <table:table-cell office:value-type="float" office:value="12.98">
            <text:p>12.98</text:p>
          </table:table-cell>
          <table:table-cell office:value-type="float" office:value="5.58">
            <text:p>5.58</text:p>
          </table:table-cell>
          <table:table-cell office:value-type="float" office:value="7.79">
            <text:p>7.79</text:p>
          </table:table-cell>
          <table:table-cell office:value-type="float" office:value="9.2">
            <text:p>9.2</text:p>
          </table:table-cell>
          <table:table-cell office:value-type="float" office:value="9.01">
            <text:p>9.01</text:p>
          </table:table-cell>
          <table:table-cell office:value-type="float" office:value="5.5">
            <text:p>5.5</text:p>
          </table:table-cell>
          <table:table-cell office:value-type="float" office:value="6.06">
            <text:p>6.06</text:p>
          </table:table-cell>
          <table:table-cell office:value-type="float" office:value="5.96">
            <text:p>5.96</text:p>
          </table:table-cell>
          <table:table-cell office:value-type="float" office:value="10.77">
            <text:p>10.77</text:p>
          </table:table-cell>
          <table:table-cell office:value-type="float" office:value="9">
            <text:p>9</text:p>
          </table:table-cell>
          <table:table-cell/>
          <table:table-cell office:value-type="float" office:value="7.02">
            <text:p>7.02</text:p>
          </table:table-cell>
          <table:table-cell office:value-type="float" office:value="7.62">
            <text:p>7.62</text:p>
          </table:table-cell>
          <table:table-cell/>
          <table:table-cell office:value-type="float" office:value="12.83">
            <text:p>12.83</text:p>
          </table:table-cell>
          <table:table-cell office:value-type="float" office:value="9.41">
            <text:p>9.41</text:p>
          </table:table-cell>
          <table:table-cell office:value-type="float" office:value="16.41">
            <text:p>16.41</text:p>
          </table:table-cell>
          <table:table-cell/>
          <table:table-cell office:value-type="float" office:value="5.86">
            <text:p>5.86</text:p>
          </table:table-cell>
          <table:table-cell office:value-type="float" office:value="7.82">
            <text:p>7.82</text:p>
          </table:table-cell>
          <table:table-cell/>
          <table:table-cell office:value-type="float" office:value="12.67">
            <text:p>12.67</text:p>
          </table:table-cell>
          <table:table-cell table:number-columns-repeated="977"/>
        </table:table-row>
        <table:table-row table:style-name="ro1">
          <table:table-cell office:value-type="string">
            <text:p>New Zealand</text:p>
          </table:table-cell>
          <table:table-cell office:value-type="float" office:value="2.14">
            <text:p>2.14</text:p>
          </table:table-cell>
          <table:table-cell office:value-type="float" office:value="4.12">
            <text:p>4.12</text:p>
          </table:table-cell>
          <table:table-cell office:value-type="float" office:value="3.09">
            <text:p>3.09</text:p>
          </table:table-cell>
          <table:table-cell office:value-type="float" office:value="3.77">
            <text:p>3.77</text:p>
          </table:table-cell>
          <table:table-cell office:value-type="float" office:value="4.57">
            <text:p>4.57</text:p>
          </table:table-cell>
          <table:table-cell office:value-type="float" office:value="3.37">
            <text:p>3.37</text:p>
          </table:table-cell>
          <table:table-cell office:value-type="float" office:value="7.37">
            <text:p>7.37</text:p>
          </table:table-cell>
          <table:table-cell office:value-type="float" office:value="4.99">
            <text:p>4.99</text:p>
          </table:table-cell>
          <table:table-cell office:value-type="float" office:value="5.51">
            <text:p>5.51</text:p>
          </table:table-cell>
          <table:table-cell office:value-type="float" office:value="3.18">
            <text:p>3.18</text:p>
          </table:table-cell>
          <table:table-cell office:value-type="float" office:value="11.12">
            <text:p>11.12</text:p>
          </table:table-cell>
          <table:table-cell office:value-type="float" office:value="10.19">
            <text:p>10.19</text:p>
          </table:table-cell>
          <table:table-cell office:value-type="float" office:value="5.42">
            <text:p>5.42</text:p>
          </table:table-cell>
          <table:table-cell office:value-type="float" office:value="7.28">
            <text:p>7.28</text:p>
          </table:table-cell>
          <table:table-cell office:value-type="float" office:value="6.19">
            <text:p>6.19</text:p>
          </table:table-cell>
          <table:table-cell office:value-type="float" office:value="5.78">
            <text:p>5.78</text:p>
          </table:table-cell>
          <table:table-cell office:value-type="float" office:value="4.8">
            <text:p>4.8</text:p>
          </table:table-cell>
          <table:table-cell office:value-type="float" office:value="5.38">
            <text:p>5.38</text:p>
          </table:table-cell>
          <table:table-cell office:value-type="float" office:value="11.99">
            <text:p>11.99</text:p>
          </table:table-cell>
          <table:table-cell office:value-type="float" office:value="7.43">
            <text:p>7.43</text:p>
          </table:table-cell>
          <table:table-cell office:value-type="float" office:value="7.71">
            <text:p>7.71</text:p>
          </table:table-cell>
          <table:table-cell office:value-type="float" office:value="9.97">
            <text:p>9.97</text:p>
          </table:table-cell>
          <table:table-cell office:value-type="float" office:value="4.87">
            <text:p>4.87</text:p>
          </table:table-cell>
          <table:table-cell office:value-type="float" office:value="8.45">
            <text:p>8.45</text:p>
          </table:table-cell>
          <table:table-cell office:value-type="float" office:value="20.83">
            <text:p>20.83</text:p>
          </table:table-cell>
          <table:table-cell office:value-type="float" office:value="6.53">
            <text:p>6.53</text:p>
          </table:table-cell>
          <table:table-cell office:value-type="float" office:value="6.27">
            <text:p>6.27</text:p>
          </table:table-cell>
          <table:table-cell office:value-type="float" office:value="10.55">
            <text:p>10.55</text:p>
          </table:table-cell>
          <table:table-cell/>
          <table:table-cell office:value-type="float" office:value="7.89">
            <text:p>7.89</text:p>
          </table:table-cell>
          <table:table-cell office:value-type="float" office:value="6.84">
            <text:p>6.84</text:p>
          </table:table-cell>
          <table:table-cell office:value-type="float" office:value="4.14">
            <text:p>4.14</text:p>
          </table:table-cell>
          <table:table-cell office:value-type="float" office:value="10.66">
            <text:p>10.66</text:p>
          </table:table-cell>
          <table:table-cell office:value-type="float" office:value="7.83">
            <text:p>7.83</text:p>
          </table:table-cell>
          <table:table-cell office:value-type="float" office:value="16.06">
            <text:p>16.06</text:p>
          </table:table-cell>
          <table:table-cell office:value-type="float" office:value="6.91">
            <text:p>6.91</text:p>
          </table:table-cell>
          <table:table-cell office:value-type="float" office:value="7.29">
            <text:p>7.29</text:p>
          </table:table-cell>
          <table:table-cell office:value-type="float" office:value="16.38">
            <text:p>16.38</text:p>
          </table:table-cell>
          <table:table-cell office:value-type="float" office:value="10.22">
            <text:p>10.22</text:p>
          </table:table-cell>
          <table:table-cell office:value-type="float" office:value="10.28">
            <text:p>10.28</text:p>
          </table:table-cell>
          <table:table-cell office:value-type="float" office:value="8.52">
            <text:p>8.52</text:p>
          </table:table-cell>
          <table:table-cell/>
          <table:table-cell office:value-type="float" office:value="5.68">
            <text:p>5.68</text:p>
          </table:table-cell>
          <table:table-cell office:value-type="float" office:value="9">
            <text:p>9</text:p>
          </table:table-cell>
          <table:table-cell office:value-type="float" office:value="11.57">
            <text:p>11.57</text:p>
          </table:table-cell>
          <table:table-cell office:value-type="float" office:value="11.99">
            <text:p>11.99</text:p>
          </table:table-cell>
          <table:table-cell office:value-type="float" office:value="18.3">
            <text:p>18.3</text:p>
          </table:table-cell>
          <table:table-cell table:number-columns-repeated="976"/>
        </table:table-row>
        <table:table-row table:style-name="ro1">
          <table:table-cell office:value-type="string">
            <text:p>Norway</text:p>
          </table:table-cell>
          <table:table-cell office:value-type="float" office:value="3.09">
            <text:p>3.09</text:p>
          </table:table-cell>
          <table:table-cell office:value-type="float" office:value="3.97">
            <text:p>3.97</text:p>
          </table:table-cell>
          <table:table-cell office:value-type="float" office:value="3.07">
            <text:p>3.07</text:p>
          </table:table-cell>
          <table:table-cell office:value-type="float" office:value="4.17">
            <text:p>4.17</text:p>
          </table:table-cell>
          <table:table-cell office:value-type="float" office:value="4.66">
            <text:p>4.66</text:p>
          </table:table-cell>
          <table:table-cell office:value-type="float" office:value="4.28">
            <text:p>4.28</text:p>
          </table:table-cell>
          <table:table-cell office:value-type="float" office:value="9.76">
            <text:p>9.76</text:p>
          </table:table-cell>
          <table:table-cell office:value-type="float" office:value="4.32">
            <text:p>4.32</text:p>
          </table:table-cell>
          <table:table-cell office:value-type="float" office:value="5.81">
            <text:p>5.81</text:p>
          </table:table-cell>
          <table:table-cell office:value-type="float" office:value="4.63">
            <text:p>4.63</text:p>
          </table:table-cell>
          <table:table-cell/>
          <table:table-cell office:value-type="float" office:value="7.74">
            <text:p>7.74</text:p>
          </table:table-cell>
          <table:table-cell office:value-type="float" office:value="5.35">
            <text:p>5.35</text:p>
          </table:table-cell>
          <table:table-cell office:value-type="float" office:value="14.94">
            <text:p>14.94</text:p>
          </table:table-cell>
          <table:table-cell office:value-type="float" office:value="4.93">
            <text:p>4.93</text:p>
          </table:table-cell>
          <table:table-cell office:value-type="float" office:value="4.27">
            <text:p>4.27</text:p>
          </table:table-cell>
          <table:table-cell office:value-type="float" office:value="3.9">
            <text:p>3.9</text:p>
          </table:table-cell>
          <table:table-cell office:value-type="float" office:value="5.81">
            <text:p>5.81</text:p>
          </table:table-cell>
          <table:table-cell office:value-type="float" office:value="13.28">
            <text:p>13.28</text:p>
          </table:table-cell>
          <table:table-cell office:value-type="float" office:value="6.11">
            <text:p>6.11</text:p>
          </table:table-cell>
          <table:table-cell office:value-type="float" office:value="10.7">
            <text:p>10.7</text:p>
          </table:table-cell>
          <table:table-cell office:value-type="float" office:value="7.04">
            <text:p>7.04</text:p>
          </table:table-cell>
          <table:table-cell office:value-type="float" office:value="6.11">
            <text:p>6.11</text:p>
          </table:table-cell>
          <table:table-cell office:value-type="float" office:value="8.65">
            <text:p>8.65</text:p>
          </table:table-cell>
          <table:table-cell office:value-type="float" office:value="11.18">
            <text:p>11.18</text:p>
          </table:table-cell>
          <table:table-cell office:value-type="float" office:value="10.51">
            <text:p>10.51</text:p>
          </table:table-cell>
          <table:table-cell office:value-type="float" office:value="8.11">
            <text:p>8.11</text:p>
          </table:table-cell>
          <table:table-cell office:value-type="float" office:value="14.27">
            <text:p>14.27</text:p>
          </table:table-cell>
          <table:table-cell office:value-type="float" office:value="15.78">
            <text:p>15.78</text:p>
          </table:table-cell>
          <table:table-cell office:value-type="float" office:value="6.73">
            <text:p>6.73</text:p>
          </table:table-cell>
          <table:table-cell office:value-type="float" office:value="5.74">
            <text:p>5.74</text:p>
          </table:table-cell>
          <table:table-cell office:value-type="float" office:value="5.76">
            <text:p>5.76</text:p>
          </table:table-cell>
          <table:table-cell office:value-type="float" office:value="8.78">
            <text:p>8.78</text:p>
          </table:table-cell>
          <table:table-cell office:value-type="float" office:value="11.7">
            <text:p>11.7</text:p>
          </table:table-cell>
          <table:table-cell office:value-type="float" office:value="17.67">
            <text:p>17.67</text:p>
          </table:table-cell>
          <table:table-cell office:value-type="float" office:value="5.72">
            <text:p>5.72</text:p>
          </table:table-cell>
          <table:table-cell office:value-type="float" office:value="7.75">
            <text:p>7.75</text:p>
          </table:table-cell>
          <table:table-cell/>
          <table:table-cell office:value-type="float" office:value="7.74">
            <text:p>7.74</text:p>
          </table:table-cell>
          <table:table-cell office:value-type="float" office:value="12.67">
            <text:p>12.67</text:p>
          </table:table-cell>
          <table:table-cell office:value-type="float" office:value="12.79">
            <text:p>12.79</text:p>
          </table:table-cell>
          <table:table-cell/>
          <table:table-cell office:value-type="float" office:value="6.78">
            <text:p>6.78</text:p>
          </table:table-cell>
          <table:table-cell office:value-type="float" office:value="9.82">
            <text:p>9.82</text:p>
          </table:table-cell>
          <table:table-cell/>
          <table:table-cell office:value-type="float" office:value="10.54">
            <text:p>10.54</text:p>
          </table:table-cell>
          <table:table-cell table:number-columns-repeated="977"/>
        </table:table-row>
        <table:table-row table:style-name="ro1">
          <table:table-cell office:value-type="string">
            <text:p>Peru</text:p>
          </table:table-cell>
          <table:table-cell office:value-type="float" office:value="3.58">
            <text:p>3.58</text:p>
          </table:table-cell>
          <table:table-cell office:value-type="float" office:value="13.5">
            <text:p>13.5</text:p>
          </table:table-cell>
          <table:table-cell office:value-type="float" office:value="5.8">
            <text:p>5.8</text:p>
          </table:table-cell>
          <table:table-cell office:value-type="float" office:value="7.08">
            <text:p>7.08</text:p>
          </table:table-cell>
          <table:table-cell office:value-type="float" office:value="5.98">
            <text:p>5.98</text:p>
          </table:table-cell>
          <table:table-cell office:value-type="float" office:value="3.47">
            <text:p>3.47</text:p>
          </table:table-cell>
          <table:table-cell office:value-type="float" office:value="5.29">
            <text:p>5.29</text:p>
          </table:table-cell>
          <table:table-cell office:value-type="float" office:value="3.37">
            <text:p>3.37</text:p>
          </table:table-cell>
          <table:table-cell office:value-type="float" office:value="3.89">
            <text:p>3.89</text:p>
          </table:table-cell>
          <table:table-cell office:value-type="float" office:value="3.05">
            <text:p>3.05</text:p>
          </table:table-cell>
          <table:table-cell table:number-columns-repeated="3"/>
          <table:table-cell office:value-type="float" office:value="17.87">
            <text:p>17.87</text:p>
          </table:table-cell>
          <table:table-cell office:value-type="float" office:value="7.44">
            <text:p>7.44</text:p>
          </table:table-cell>
          <table:table-cell office:value-type="float" office:value="8.19">
            <text:p>8.19</text:p>
          </table:table-cell>
          <table:table-cell office:value-type="float" office:value="5.63">
            <text:p>5.63</text:p>
          </table:table-cell>
          <table:table-cell office:value-type="float" office:value="9.39">
            <text:p>9.39</text:p>
          </table:table-cell>
          <table:table-cell/>
          <table:table-cell office:value-type="float" office:value="16.09">
            <text:p>16.09</text:p>
          </table:table-cell>
          <table:table-cell office:value-type="float" office:value="9.08">
            <text:p>9.08</text:p>
          </table:table-cell>
          <table:table-cell office:value-type="float" office:value="8.86">
            <text:p>8.86</text:p>
          </table:table-cell>
          <table:table-cell office:value-type="float" office:value="11.15">
            <text:p>11.15</text:p>
          </table:table-cell>
          <table:table-cell office:value-type="float" office:value="15.85">
            <text:p>15.85</text:p>
          </table:table-cell>
          <table:table-cell/>
          <table:table-cell office:value-type="float" office:value="7.76">
            <text:p>7.76</text:p>
          </table:table-cell>
          <table:table-cell office:value-type="float" office:value="8.91">
            <text:p>8.91</text:p>
          </table:table-cell>
          <table:table-cell office:value-type="float" office:value="11.92">
            <text:p>11.92</text:p>
          </table:table-cell>
          <table:table-cell office:value-type="float" office:value="9.82">
            <text:p>9.82</text:p>
          </table:table-cell>
          <table:table-cell office:value-type="float" office:value="5.1">
            <text:p>5.1</text:p>
          </table:table-cell>
          <table:table-cell office:value-type="float" office:value="3.82">
            <text:p>3.82</text:p>
          </table:table-cell>
          <table:table-cell office:value-type="float" office:value="7.12">
            <text:p>7.12</text:p>
          </table:table-cell>
          <table:table-cell office:value-type="float" office:value="6.97">
            <text:p>6.97</text:p>
          </table:table-cell>
          <table:table-cell table:number-columns-repeated="2"/>
          <table:table-cell office:value-type="float" office:value="4.22">
            <text:p>4.22</text:p>
          </table:table-cell>
          <table:table-cell office:value-type="float" office:value="5.71">
            <text:p>5.71</text:p>
          </table:table-cell>
          <table:table-cell office:value-type="float" office:value="9.47">
            <text:p>9.47</text:p>
          </table:table-cell>
          <table:table-cell office:value-type="float" office:value="10.88">
            <text:p>10.88</text:p>
          </table:table-cell>
          <table:table-cell office:value-type="float" office:value="4.43">
            <text:p>4.43</text:p>
          </table:table-cell>
          <table:table-cell office:value-type="float" office:value="11.56">
            <text:p>11.56</text:p>
          </table:table-cell>
          <table:table-cell/>
          <table:table-cell office:value-type="float" office:value="4.11">
            <text:p>4.11</text:p>
          </table:table-cell>
          <table:table-cell office:value-type="float" office:value="7.36">
            <text:p>7.36</text:p>
          </table:table-cell>
          <table:table-cell office:value-type="float" office:value="3.57">
            <text:p>3.57</text:p>
          </table:table-cell>
          <table:table-cell office:value-type="float" office:value="7.7">
            <text:p>7.7</text:p>
          </table:table-cell>
          <table:table-cell office:value-type="float" office:value="3.74">
            <text:p>3.74</text:p>
          </table:table-cell>
          <table:table-cell office:value-type="float" office:value="9.17">
            <text:p>9.17</text:p>
          </table:table-cell>
          <table:table-cell office:value-type="float" office:value="13.05">
            <text:p>13.05</text:p>
          </table:table-cell>
          <table:table-cell table:number-columns-repeated="974"/>
        </table:table-row>
        <table:table-row table:style-name="ro1">
          <table:table-cell office:value-type="string">
            <text:p>Poland</text:p>
          </table:table-cell>
          <table:table-cell office:value-type="float" office:value="3.12">
            <text:p>3.12</text:p>
          </table:table-cell>
          <table:table-cell office:value-type="float" office:value="5.04">
            <text:p>5.04</text:p>
          </table:table-cell>
          <table:table-cell office:value-type="float" office:value="5.22">
            <text:p>5.22</text:p>
          </table:table-cell>
          <table:table-cell office:value-type="float" office:value="3.86">
            <text:p>3.86</text:p>
          </table:table-cell>
          <table:table-cell office:value-type="float" office:value="6.65">
            <text:p>6.65</text:p>
          </table:table-cell>
          <table:table-cell office:value-type="float" office:value="3.37">
            <text:p>3.37</text:p>
          </table:table-cell>
          <table:table-cell office:value-type="float" office:value="4.01">
            <text:p>4.01</text:p>
          </table:table-cell>
          <table:table-cell office:value-type="float" office:value="3.12">
            <text:p>3.12</text:p>
          </table:table-cell>
          <table:table-cell office:value-type="float" office:value="3.76">
            <text:p>3.76</text:p>
          </table:table-cell>
          <table:table-cell office:value-type="float" office:value="3.79">
            <text:p>3.79</text:p>
          </table:table-cell>
          <table:table-cell office:value-type="float" office:value="14.99">
            <text:p>14.99</text:p>
          </table:table-cell>
          <table:table-cell office:value-type="float" office:value="8.06">
            <text:p>8.06</text:p>
          </table:table-cell>
          <table:table-cell office:value-type="float" office:value="4.81">
            <text:p>4.81</text:p>
          </table:table-cell>
          <table:table-cell office:value-type="float" office:value="12.1">
            <text:p>12.1</text:p>
          </table:table-cell>
          <table:table-cell office:value-type="float" office:value="9.27">
            <text:p>9.27</text:p>
          </table:table-cell>
          <table:table-cell office:value-type="float" office:value="8.19">
            <text:p>8.19</text:p>
          </table:table-cell>
          <table:table-cell office:value-type="float" office:value="7.03">
            <text:p>7.03</text:p>
          </table:table-cell>
          <table:table-cell office:value-type="float" office:value="7.54">
            <text:p>7.54</text:p>
          </table:table-cell>
          <table:table-cell/>
          <table:table-cell office:value-type="float" office:value="9.78">
            <text:p>9.78</text:p>
          </table:table-cell>
          <table:table-cell office:value-type="float" office:value="6.1">
            <text:p>6.1</text:p>
          </table:table-cell>
          <table:table-cell office:value-type="float" office:value="7.34">
            <text:p>7.34</text:p>
          </table:table-cell>
          <table:table-cell office:value-type="float" office:value="5.15">
            <text:p>5.15</text:p>
          </table:table-cell>
          <table:table-cell office:value-type="float" office:value="12.01">
            <text:p>12.01</text:p>
          </table:table-cell>
          <table:table-cell/>
          <table:table-cell office:value-type="float" office:value="13.72">
            <text:p>13.72</text:p>
          </table:table-cell>
          <table:table-cell office:value-type="float" office:value="12.37">
            <text:p>12.37</text:p>
          </table:table-cell>
          <table:table-cell office:value-type="float" office:value="9.28">
            <text:p>9.28</text:p>
          </table:table-cell>
          <table:table-cell office:value-type="float" office:value="13.92">
            <text:p>13.92</text:p>
          </table:table-cell>
          <table:table-cell office:value-type="float" office:value="5.77">
            <text:p>5.77</text:p>
          </table:table-cell>
          <table:table-cell office:value-type="float" office:value="3.95">
            <text:p>3.95</text:p>
          </table:table-cell>
          <table:table-cell office:value-type="float" office:value="9.09">
            <text:p>9.09</text:p>
          </table:table-cell>
          <table:table-cell office:value-type="float" office:value="6.79">
            <text:p>6.79</text:p>
          </table:table-cell>
          <table:table-cell office:value-type="float" office:value="4.02">
            <text:p>4.02</text:p>
          </table:table-cell>
          <table:table-cell/>
          <table:table-cell office:value-type="float" office:value="4.2">
            <text:p>4.2</text:p>
          </table:table-cell>
          <table:table-cell office:value-type="float" office:value="4.52">
            <text:p>4.52</text:p>
          </table:table-cell>
          <table:table-cell office:value-type="float" office:value="16.02">
            <text:p>16.02</text:p>
          </table:table-cell>
          <table:table-cell office:value-type="float" office:value="9.64">
            <text:p>9.64</text:p>
          </table:table-cell>
          <table:table-cell office:value-type="float" office:value="4.73">
            <text:p>4.73</text:p>
          </table:table-cell>
          <table:table-cell office:value-type="float" office:value="6.5">
            <text:p>6.5</text:p>
          </table:table-cell>
          <table:table-cell office:value-type="float" office:value="18.09">
            <text:p>18.09</text:p>
          </table:table-cell>
          <table:table-cell office:value-type="float" office:value="3.62">
            <text:p>3.62</text:p>
          </table:table-cell>
          <table:table-cell office:value-type="float" office:value="7.03">
            <text:p>7.03</text:p>
          </table:table-cell>
          <table:table-cell/>
          <table:table-cell office:value-type="float" office:value="14.9">
            <text:p>14.9</text:p>
          </table:table-cell>
          <table:table-cell office:value-type="float" office:value="13.14">
            <text:p>13.14</text:p>
          </table:table-cell>
          <table:table-cell table:number-columns-repeated="976"/>
        </table:table-row>
        <table:table-row table:style-name="ro1">
          <table:table-cell office:value-type="string">
            <text:p>Portugal</text:p>
          </table:table-cell>
          <table:table-cell office:value-type="float" office:value="3.75">
            <text:p>3.75</text:p>
          </table:table-cell>
          <table:table-cell office:value-type="float" office:value="5.03">
            <text:p>5.03</text:p>
          </table:table-cell>
          <table:table-cell office:value-type="float" office:value="3.72">
            <text:p>3.72</text:p>
          </table:table-cell>
          <table:table-cell office:value-type="float" office:value="4.26">
            <text:p>4.26</text:p>
          </table:table-cell>
          <table:table-cell office:value-type="float" office:value="4.32">
            <text:p>4.32</text:p>
          </table:table-cell>
          <table:table-cell office:value-type="float" office:value="3.98">
            <text:p>3.98</text:p>
          </table:table-cell>
          <table:table-cell office:value-type="float" office:value="15.19">
            <text:p>15.19</text:p>
          </table:table-cell>
          <table:table-cell office:value-type="float" office:value="4.26">
            <text:p>4.26</text:p>
          </table:table-cell>
          <table:table-cell office:value-type="float" office:value="5.31">
            <text:p>5.31</text:p>
          </table:table-cell>
          <table:table-cell office:value-type="float" office:value="4.09">
            <text:p>4.09</text:p>
          </table:table-cell>
          <table:table-cell office:value-type="float" office:value="12.96">
            <text:p>12.96</text:p>
          </table:table-cell>
          <table:table-cell office:value-type="float" office:value="8.69">
            <text:p>8.69</text:p>
          </table:table-cell>
          <table:table-cell office:value-type="float" office:value="7.68">
            <text:p>7.68</text:p>
          </table:table-cell>
          <table:table-cell office:value-type="float" office:value="6.17">
            <text:p>6.17</text:p>
          </table:table-cell>
          <table:table-cell office:value-type="float" office:value="6.78">
            <text:p>6.78</text:p>
          </table:table-cell>
          <table:table-cell office:value-type="float" office:value="5.62">
            <text:p>5.62</text:p>
          </table:table-cell>
          <table:table-cell office:value-type="float" office:value="4.25">
            <text:p>4.25</text:p>
          </table:table-cell>
          <table:table-cell office:value-type="float" office:value="10.36">
            <text:p>10.36</text:p>
          </table:table-cell>
          <table:table-cell/>
          <table:table-cell office:value-type="float" office:value="6.43">
            <text:p>6.43</text:p>
          </table:table-cell>
          <table:table-cell office:value-type="float" office:value="7.3">
            <text:p>7.3</text:p>
          </table:table-cell>
          <table:table-cell office:value-type="float" office:value="10.81">
            <text:p>10.81</text:p>
          </table:table-cell>
          <table:table-cell office:value-type="float" office:value="6.06">
            <text:p>6.06</text:p>
          </table:table-cell>
          <table:table-cell office:value-type="float" office:value="10.09">
            <text:p>10.09</text:p>
          </table:table-cell>
          <table:table-cell office:value-type="float" office:value="13.15">
            <text:p>13.15</text:p>
          </table:table-cell>
          <table:table-cell office:value-type="float" office:value="6.43">
            <text:p>6.43</text:p>
          </table:table-cell>
          <table:table-cell office:value-type="float" office:value="6.34">
            <text:p>6.34</text:p>
          </table:table-cell>
          <table:table-cell office:value-type="float" office:value="9">
            <text:p>9</text:p>
          </table:table-cell>
          <table:table-cell/>
          <table:table-cell office:value-type="float" office:value="5.55">
            <text:p>5.55</text:p>
          </table:table-cell>
          <table:table-cell office:value-type="float" office:value="4.79">
            <text:p>4.79</text:p>
          </table:table-cell>
          <table:table-cell office:value-type="float" office:value="5.78">
            <text:p>5.78</text:p>
          </table:table-cell>
          <table:table-cell office:value-type="float" office:value="6.24">
            <text:p>6.24</text:p>
          </table:table-cell>
          <table:table-cell office:value-type="float" office:value="11.86">
            <text:p>11.86</text:p>
          </table:table-cell>
          <table:table-cell office:value-type="float" office:value="19.12">
            <text:p>19.12</text:p>
          </table:table-cell>
          <table:table-cell office:value-type="float" office:value="5.63">
            <text:p>5.63</text:p>
          </table:table-cell>
          <table:table-cell office:value-type="float" office:value="6.94">
            <text:p>6.94</text:p>
          </table:table-cell>
          <table:table-cell office:value-type="float" office:value="12.35">
            <text:p>12.35</text:p>
          </table:table-cell>
          <table:table-cell office:value-type="float" office:value="8.88">
            <text:p>8.88</text:p>
          </table:table-cell>
          <table:table-cell office:value-type="float" office:value="5.63">
            <text:p>5.63</text:p>
          </table:table-cell>
          <table:table-cell office:value-type="float" office:value="7.47">
            <text:p>7.47</text:p>
          </table:table-cell>
          <table:table-cell/>
          <table:table-cell office:value-type="float" office:value="4.98">
            <text:p>4.98</text:p>
          </table:table-cell>
          <table:table-cell office:value-type="float" office:value="4.87">
            <text:p>4.87</text:p>
          </table:table-cell>
          <table:table-cell office:value-type="float" office:value="9.14">
            <text:p>9.14</text:p>
          </table:table-cell>
          <table:table-cell office:value-type="float" office:value="7.17">
            <text:p>7.17</text:p>
          </table:table-cell>
          <table:table-cell office:value-type="float" office:value="9.96">
            <text:p>9.96</text:p>
          </table:table-cell>
          <table:table-cell/>
          <table:table-cell office:value-type="float" office:value="9.78">
            <text:p>9.78</text:p>
          </table:table-cell>
          <table:table-cell table:number-columns-repeated="974"/>
        </table:table-row>
        <table:table-row table:style-name="ro1">
          <table:table-cell office:value-type="string">
            <text:p>Qatar</text:p>
          </table:table-cell>
          <table:table-cell office:value-type="float" office:value="0.75">
            <text:p>0.75</text:p>
          </table:table-cell>
          <table:table-cell office:value-type="float" office:value="2.38">
            <text:p>2.38</text:p>
          </table:table-cell>
          <table:table-cell office:value-type="float" office:value="1.32">
            <text:p>1.32</text:p>
          </table:table-cell>
          <table:table-cell office:value-type="float" office:value="1.9">
            <text:p>1.9</text:p>
          </table:table-cell>
          <table:table-cell office:value-type="float" office:value="2.63">
            <text:p>2.63</text:p>
          </table:table-cell>
          <table:table-cell office:value-type="float" office:value="3.39">
            <text:p>3.39</text:p>
          </table:table-cell>
          <table:table-cell/>
          <table:table-cell office:value-type="float" office:value="10.67">
            <text:p>10.67</text:p>
          </table:table-cell>
          <table:table-cell office:value-type="float" office:value="11.19">
            <text:p>11.19</text:p>
          </table:table-cell>
          <table:table-cell office:value-type="float" office:value="1.19">
            <text:p>1.19</text:p>
          </table:table-cell>
          <table:table-cell office:value-type="float" office:value="4.43">
            <text:p>4.43</text:p>
          </table:table-cell>
          <table:table-cell office:value-type="float" office:value="4.25">
            <text:p>4.25</text:p>
          </table:table-cell>
          <table:table-cell office:value-type="float" office:value="7.49">
            <text:p>7.49</text:p>
          </table:table-cell>
          <table:table-cell office:value-type="float" office:value="16.77">
            <text:p>16.77</text:p>
          </table:table-cell>
          <table:table-cell office:value-type="float" office:value="2.49">
            <text:p>2.49</text:p>
          </table:table-cell>
          <table:table-cell office:value-type="float" office:value="3.79">
            <text:p>3.79</text:p>
          </table:table-cell>
          <table:table-cell office:value-type="float" office:value="2.12">
            <text:p>2.12</text:p>
          </table:table-cell>
          <table:table-cell office:value-type="float" office:value="4.87">
            <text:p>4.87</text:p>
          </table:table-cell>
          <table:table-cell office:value-type="float" office:value="11.2">
            <text:p>11.2</text:p>
          </table:table-cell>
          <table:table-cell office:value-type="float" office:value="4.25">
            <text:p>4.25</text:p>
          </table:table-cell>
          <table:table-cell office:value-type="float" office:value="3.22">
            <text:p>3.22</text:p>
          </table:table-cell>
          <table:table-cell office:value-type="float" office:value="8.14">
            <text:p>8.14</text:p>
          </table:table-cell>
          <table:table-cell office:value-type="float" office:value="3.18">
            <text:p>3.18</text:p>
          </table:table-cell>
          <table:table-cell office:value-type="float" office:value="11.51">
            <text:p>11.51</text:p>
          </table:table-cell>
          <table:table-cell office:value-type="float" office:value="16.58">
            <text:p>16.58</text:p>
          </table:table-cell>
          <table:table-cell office:value-type="float" office:value="2.7">
            <text:p>2.7</text:p>
          </table:table-cell>
          <table:table-cell office:value-type="float" office:value="9.79">
            <text:p>9.79</text:p>
          </table:table-cell>
          <table:table-cell/>
          <table:table-cell office:value-type="float" office:value="19.17">
            <text:p>19.17</text:p>
          </table:table-cell>
          <table:table-cell office:value-type="float" office:value="9.52">
            <text:p>9.52</text:p>
          </table:table-cell>
          <table:table-cell/>
          <table:table-cell office:value-type="float" office:value="10.86">
            <text:p>10.86</text:p>
          </table:table-cell>
          <table:table-cell office:value-type="float" office:value="3.91">
            <text:p>3.91</text:p>
          </table:table-cell>
          <table:table-cell table:number-columns-repeated="3"/>
          <table:table-cell office:value-type="float" office:value="18.43">
            <text:p>18.43</text:p>
          </table:table-cell>
          <table:table-cell table:number-columns-repeated="5"/>
          <table:table-cell office:value-type="float" office:value="12.65">
            <text:p>12.65</text:p>
          </table:table-cell>
          <table:table-cell table:number-columns-repeated="3"/>
          <table:table-cell office:value-type="float" office:value="8.15">
            <text:p>8.15</text:p>
          </table:table-cell>
          <table:table-cell table:number-columns-repeated="976"/>
        </table:table-row>
        <table:table-row table:style-name="ro1">
          <table:table-cell office:value-type="string">
            <text:p>Romania</text:p>
          </table:table-cell>
          <table:table-cell office:value-type="float" office:value="3.25">
            <text:p>3.25</text:p>
          </table:table-cell>
          <table:table-cell office:value-type="float" office:value="7.03">
            <text:p>7.03</text:p>
          </table:table-cell>
          <table:table-cell office:value-type="float" office:value="6">
            <text:p>6</text:p>
          </table:table-cell>
          <table:table-cell office:value-type="float" office:value="4.99">
            <text:p>4.99</text:p>
          </table:table-cell>
          <table:table-cell office:value-type="float" office:value="5.64">
            <text:p>5.64</text:p>
          </table:table-cell>
          <table:table-cell office:value-type="float" office:value="3.43">
            <text:p>3.43</text:p>
          </table:table-cell>
          <table:table-cell office:value-type="float" office:value="4.86">
            <text:p>4.86</text:p>
          </table:table-cell>
          <table:table-cell office:value-type="float" office:value="3.19">
            <text:p>3.19</text:p>
          </table:table-cell>
          <table:table-cell office:value-type="float" office:value="3.62">
            <text:p>3.62</text:p>
          </table:table-cell>
          <table:table-cell office:value-type="float" office:value="2.86">
            <text:p>2.86</text:p>
          </table:table-cell>
          <table:table-cell office:value-type="float" office:value="12.78">
            <text:p>12.78</text:p>
          </table:table-cell>
          <table:table-cell office:value-type="float" office:value="7.91">
            <text:p>7.91</text:p>
          </table:table-cell>
          <table:table-cell office:value-type="float" office:value="9.9">
            <text:p>9.9</text:p>
          </table:table-cell>
          <table:table-cell office:value-type="float" office:value="11.69">
            <text:p>11.69</text:p>
          </table:table-cell>
          <table:table-cell office:value-type="float" office:value="8.81">
            <text:p>8.81</text:p>
          </table:table-cell>
          <table:table-cell office:value-type="float" office:value="13.35">
            <text:p>13.35</text:p>
          </table:table-cell>
          <table:table-cell office:value-type="float" office:value="7">
            <text:p>7</text:p>
          </table:table-cell>
          <table:table-cell office:value-type="float" office:value="7.29">
            <text:p>7.29</text:p>
          </table:table-cell>
          <table:table-cell office:value-type="float" office:value="15.18">
            <text:p>15.18</text:p>
          </table:table-cell>
          <table:table-cell office:value-type="float" office:value="7.3">
            <text:p>7.3</text:p>
          </table:table-cell>
          <table:table-cell office:value-type="float" office:value="6.25">
            <text:p>6.25</text:p>
          </table:table-cell>
          <table:table-cell office:value-type="float" office:value="6.92">
            <text:p>6.92</text:p>
          </table:table-cell>
          <table:table-cell office:value-type="float" office:value="7.45">
            <text:p>7.45</text:p>
          </table:table-cell>
          <table:table-cell office:value-type="float" office:value="12.35">
            <text:p>12.35</text:p>
          </table:table-cell>
          <table:table-cell/>
          <table:table-cell office:value-type="float" office:value="10.07">
            <text:p>10.07</text:p>
          </table:table-cell>
          <table:table-cell office:value-type="float" office:value="8.58">
            <text:p>8.58</text:p>
          </table:table-cell>
          <table:table-cell office:value-type="float" office:value="9.31">
            <text:p>9.31</text:p>
          </table:table-cell>
          <table:table-cell office:value-type="float" office:value="9.75">
            <text:p>9.75</text:p>
          </table:table-cell>
          <table:table-cell office:value-type="float" office:value="4.4">
            <text:p>4.4</text:p>
          </table:table-cell>
          <table:table-cell office:value-type="float" office:value="4.68">
            <text:p>4.68</text:p>
          </table:table-cell>
          <table:table-cell office:value-type="float" office:value="10.35">
            <text:p>10.35</text:p>
          </table:table-cell>
          <table:table-cell office:value-type="float" office:value="5.4">
            <text:p>5.4</text:p>
          </table:table-cell>
          <table:table-cell office:value-type="float" office:value="8.07">
            <text:p>8.07</text:p>
          </table:table-cell>
          <table:table-cell/>
          <table:table-cell office:value-type="float" office:value="4.69">
            <text:p>4.69</text:p>
          </table:table-cell>
          <table:table-cell office:value-type="float" office:value="3.96">
            <text:p>3.96</text:p>
          </table:table-cell>
          <table:table-cell office:value-type="float" office:value="9.79">
            <text:p>9.79</text:p>
          </table:table-cell>
          <table:table-cell office:value-type="float" office:value="5.83">
            <text:p>5.83</text:p>
          </table:table-cell>
          <table:table-cell office:value-type="float" office:value="4.55">
            <text:p>4.55</text:p>
          </table:table-cell>
          <table:table-cell office:value-type="float" office:value="7.06">
            <text:p>7.06</text:p>
          </table:table-cell>
          <table:table-cell/>
          <table:table-cell office:value-type="float" office:value="3.74">
            <text:p>3.74</text:p>
          </table:table-cell>
          <table:table-cell table:number-columns-repeated="2"/>
          <table:table-cell office:value-type="float" office:value="7.56">
            <text:p>7.56</text:p>
          </table:table-cell>
          <table:table-cell office:value-type="float" office:value="9.07">
            <text:p>9.07</text:p>
          </table:table-cell>
          <table:table-cell/>
          <table:table-cell office:value-type="float" office:value="7.58">
            <text:p>7.58</text:p>
          </table:table-cell>
          <table:table-cell table:number-columns-repeated="974"/>
        </table:table-row>
        <table:table-row table:style-name="ro1">
          <table:table-cell office:value-type="string">
            <text:p>Russian Federation</text:p>
          </table:table-cell>
          <table:table-cell office:value-type="float" office:value="2.85">
            <text:p>2.85</text:p>
          </table:table-cell>
          <table:table-cell office:value-type="float" office:value="4.95">
            <text:p>4.95</text:p>
          </table:table-cell>
          <table:table-cell office:value-type="float" office:value="4.17">
            <text:p>4.17</text:p>
          </table:table-cell>
          <table:table-cell office:value-type="float" office:value="3.04">
            <text:p>3.04</text:p>
          </table:table-cell>
          <table:table-cell office:value-type="float" office:value="5.43">
            <text:p>5.43</text:p>
          </table:table-cell>
          <table:table-cell office:value-type="float" office:value="3.11">
            <text:p>3.11</text:p>
          </table:table-cell>
          <table:table-cell office:value-type="float" office:value="9.14">
            <text:p>9.14</text:p>
          </table:table-cell>
          <table:table-cell office:value-type="float" office:value="3.51">
            <text:p>3.51</text:p>
          </table:table-cell>
          <table:table-cell office:value-type="float" office:value="3.32">
            <text:p>3.32</text:p>
          </table:table-cell>
          <table:table-cell office:value-type="float" office:value="3.63">
            <text:p>3.63</text:p>
          </table:table-cell>
          <table:table-cell office:value-type="float" office:value="7.04">
            <text:p>7.04</text:p>
          </table:table-cell>
          <table:table-cell office:value-type="float" office:value="5.87">
            <text:p>5.87</text:p>
          </table:table-cell>
          <table:table-cell office:value-type="float" office:value="9.53">
            <text:p>9.53</text:p>
          </table:table-cell>
          <table:table-cell office:value-type="float" office:value="6.89">
            <text:p>6.89</text:p>
          </table:table-cell>
          <table:table-cell office:value-type="float" office:value="5.59">
            <text:p>5.59</text:p>
          </table:table-cell>
          <table:table-cell office:value-type="float" office:value="7.87">
            <text:p>7.87</text:p>
          </table:table-cell>
          <table:table-cell office:value-type="float" office:value="5.61">
            <text:p>5.61</text:p>
          </table:table-cell>
          <table:table-cell office:value-type="float" office:value="4.85">
            <text:p>4.85</text:p>
          </table:table-cell>
          <table:table-cell office:value-type="float" office:value="13.31">
            <text:p>13.31</text:p>
          </table:table-cell>
          <table:table-cell office:value-type="float" office:value="7.79">
            <text:p>7.79</text:p>
          </table:table-cell>
          <table:table-cell office:value-type="float" office:value="4.85">
            <text:p>4.85</text:p>
          </table:table-cell>
          <table:table-cell office:value-type="float" office:value="5.33">
            <text:p>5.33</text:p>
          </table:table-cell>
          <table:table-cell office:value-type="float" office:value="5.82">
            <text:p>5.82</text:p>
          </table:table-cell>
          <table:table-cell office:value-type="float" office:value="13.93">
            <text:p>13.93</text:p>
          </table:table-cell>
          <table:table-cell/>
          <table:table-cell office:value-type="float" office:value="10.62">
            <text:p>10.62</text:p>
          </table:table-cell>
          <table:table-cell office:value-type="float" office:value="10.45">
            <text:p>10.45</text:p>
          </table:table-cell>
          <table:table-cell office:value-type="float" office:value="9.43">
            <text:p>9.43</text:p>
          </table:table-cell>
          <table:table-cell office:value-type="float" office:value="11.22">
            <text:p>11.22</text:p>
          </table:table-cell>
          <table:table-cell office:value-type="float" office:value="5.51">
            <text:p>5.51</text:p>
          </table:table-cell>
          <table:table-cell office:value-type="float" office:value="3.36">
            <text:p>3.36</text:p>
          </table:table-cell>
          <table:table-cell office:value-type="float" office:value="9.22">
            <text:p>9.22</text:p>
          </table:table-cell>
          <table:table-cell office:value-type="float" office:value="4.38">
            <text:p>4.38</text:p>
          </table:table-cell>
          <table:table-cell office:value-type="float" office:value="10.2">
            <text:p>10.2</text:p>
          </table:table-cell>
          <table:table-cell office:value-type="float" office:value="13.3">
            <text:p>13.3</text:p>
          </table:table-cell>
          <table:table-cell office:value-type="float" office:value="4.75">
            <text:p>4.75</text:p>
          </table:table-cell>
          <table:table-cell office:value-type="float" office:value="5.02">
            <text:p>5.02</text:p>
          </table:table-cell>
          <table:table-cell/>
          <table:table-cell office:value-type="float" office:value="6.14">
            <text:p>6.14</text:p>
          </table:table-cell>
          <table:table-cell office:value-type="float" office:value="6.53">
            <text:p>6.53</text:p>
          </table:table-cell>
          <table:table-cell office:value-type="float" office:value="7.1">
            <text:p>7.1</text:p>
          </table:table-cell>
          <table:table-cell/>
          <table:table-cell office:value-type="float" office:value="3.73">
            <text:p>3.73</text:p>
          </table:table-cell>
          <table:table-cell office:value-type="float" office:value="7.32">
            <text:p>7.32</text:p>
          </table:table-cell>
          <table:table-cell/>
          <table:table-cell office:value-type="float" office:value="13">
            <text:p>13</text:p>
          </table:table-cell>
          <table:table-cell table:number-columns-repeated="2"/>
          <table:table-cell office:value-type="float" office:value="8.51">
            <text:p>8.51</text:p>
          </table:table-cell>
          <table:table-cell table:number-columns-repeated="974"/>
        </table:table-row>
        <table:table-row table:style-name="ro1">
          <table:table-cell office:value-type="string">
            <text:p>Serbia</text:p>
          </table:table-cell>
          <table:table-cell office:value-type="float" office:value="3.4">
            <text:p>3.4</text:p>
          </table:table-cell>
          <table:table-cell office:value-type="float" office:value="4.86">
            <text:p>4.86</text:p>
          </table:table-cell>
          <table:table-cell office:value-type="float" office:value="5.29">
            <text:p>5.29</text:p>
          </table:table-cell>
          <table:table-cell office:value-type="float" office:value="4.1">
            <text:p>4.1</text:p>
          </table:table-cell>
          <table:table-cell office:value-type="float" office:value="5.68">
            <text:p>5.68</text:p>
          </table:table-cell>
          <table:table-cell office:value-type="float" office:value="3.62">
            <text:p>3.62</text:p>
          </table:table-cell>
          <table:table-cell/>
          <table:table-cell office:value-type="float" office:value="4.1">
            <text:p>4.1</text:p>
          </table:table-cell>
          <table:table-cell office:value-type="float" office:value="4.47">
            <text:p>4.47</text:p>
          </table:table-cell>
          <table:table-cell office:value-type="float" office:value="3.75">
            <text:p>3.75</text:p>
          </table:table-cell>
          <table:table-cell office:value-type="float" office:value="7.3">
            <text:p>7.3</text:p>
          </table:table-cell>
          <table:table-cell office:value-type="float" office:value="12.58">
            <text:p>12.58</text:p>
          </table:table-cell>
          <table:table-cell office:value-type="float" office:value="8.94">
            <text:p>8.94</text:p>
          </table:table-cell>
          <table:table-cell office:value-type="float" office:value="6.88">
            <text:p>6.88</text:p>
          </table:table-cell>
          <table:table-cell office:value-type="float" office:value="6.64">
            <text:p>6.64</text:p>
          </table:table-cell>
          <table:table-cell office:value-type="float" office:value="7.12">
            <text:p>7.12</text:p>
          </table:table-cell>
          <table:table-cell office:value-type="float" office:value="8.21">
            <text:p>8.21</text:p>
          </table:table-cell>
          <table:table-cell office:value-type="float" office:value="8.7">
            <text:p>8.7</text:p>
          </table:table-cell>
          <table:table-cell/>
          <table:table-cell office:value-type="float" office:value="8.14">
            <text:p>8.14</text:p>
          </table:table-cell>
          <table:table-cell office:value-type="float" office:value="4.79">
            <text:p>4.79</text:p>
          </table:table-cell>
          <table:table-cell office:value-type="float" office:value="8.74">
            <text:p>8.74</text:p>
          </table:table-cell>
          <table:table-cell office:value-type="float" office:value="7.76">
            <text:p>7.76</text:p>
          </table:table-cell>
          <table:table-cell office:value-type="float" office:value="14.34">
            <text:p>14.34</text:p>
          </table:table-cell>
          <table:table-cell/>
          <table:table-cell office:value-type="float" office:value="8.89">
            <text:p>8.89</text:p>
          </table:table-cell>
          <table:table-cell office:value-type="float" office:value="15.33">
            <text:p>15.33</text:p>
          </table:table-cell>
          <table:table-cell office:value-type="float" office:value="7.09">
            <text:p>7.09</text:p>
          </table:table-cell>
          <table:table-cell office:value-type="float" office:value="11.79">
            <text:p>11.79</text:p>
          </table:table-cell>
          <table:table-cell office:value-type="float" office:value="4.78">
            <text:p>4.78</text:p>
          </table:table-cell>
          <table:table-cell office:value-type="float" office:value="3.93">
            <text:p>3.93</text:p>
          </table:table-cell>
          <table:table-cell/>
          <table:table-cell office:value-type="float" office:value="5.27">
            <text:p>5.27</text:p>
          </table:table-cell>
          <table:table-cell table:number-columns-repeated="2"/>
          <table:table-cell office:value-type="float" office:value="7.82">
            <text:p>7.82</text:p>
          </table:table-cell>
          <table:table-cell office:value-type="float" office:value="5.4">
            <text:p>5.4</text:p>
          </table:table-cell>
          <table:table-cell office:value-type="float" office:value="14.87">
            <text:p>14.87</text:p>
          </table:table-cell>
          <table:table-cell office:value-type="float" office:value="12.87">
            <text:p>12.87</text:p>
          </table:table-cell>
          <table:table-cell office:value-type="float" office:value="4.83">
            <text:p>4.83</text:p>
          </table:table-cell>
          <table:table-cell office:value-type="float" office:value="9.5">
            <text:p>9.5</text:p>
          </table:table-cell>
          <table:table-cell/>
          <table:table-cell office:value-type="float" office:value="4.96">
            <text:p>4.96</text:p>
          </table:table-cell>
          <table:table-cell office:value-type="float" office:value="6.62">
            <text:p>6.62</text:p>
          </table:table-cell>
          <table:table-cell office:value-type="float" office:value="5.26">
            <text:p>5.26</text:p>
          </table:table-cell>
          <table:table-cell office:value-type="float" office:value="5.65">
            <text:p>5.65</text:p>
          </table:table-cell>
          <table:table-cell office:value-type="float" office:value="9.76">
            <text:p>9.76</text:p>
          </table:table-cell>
          <table:table-cell/>
          <table:table-cell office:value-type="float" office:value="10.96">
            <text:p>10.96</text:p>
          </table:table-cell>
          <table:table-cell table:number-columns-repeated="974"/>
        </table:table-row>
        <table:table-row table:style-name="ro1">
          <table:table-cell office:value-type="string">
            <text:p>Shanghai-China</text:p>
          </table:table-cell>
          <table:table-cell office:value-type="float" office:value="3.03">
            <text:p>3.03</text:p>
          </table:table-cell>
          <table:table-cell office:value-type="float" office:value="3.72">
            <text:p>3.72</text:p>
          </table:table-cell>
          <table:table-cell office:value-type="float" office:value="4.48">
            <text:p>4.48</text:p>
          </table:table-cell>
          <table:table-cell office:value-type="float" office:value="3.25">
            <text:p>3.25</text:p>
          </table:table-cell>
          <table:table-cell office:value-type="float" office:value="3.73">
            <text:p>3.73</text:p>
          </table:table-cell>
          <table:table-cell office:value-type="float" office:value="3.31">
            <text:p>3.31</text:p>
          </table:table-cell>
          <table:table-cell office:value-type="float" office:value="12.26">
            <text:p>12.26</text:p>
          </table:table-cell>
          <table:table-cell office:value-type="float" office:value="4.46">
            <text:p>4.46</text:p>
          </table:table-cell>
          <table:table-cell office:value-type="float" office:value="3.42">
            <text:p>3.42</text:p>
          </table:table-cell>
          <table:table-cell office:value-type="float" office:value="4.88">
            <text:p>4.88</text:p>
          </table:table-cell>
          <table:table-cell office:value-type="float" office:value="5.94">
            <text:p>5.94</text:p>
          </table:table-cell>
          <table:table-cell office:value-type="float" office:value="4.39">
            <text:p>4.39</text:p>
          </table:table-cell>
          <table:table-cell office:value-type="float" office:value="5.75">
            <text:p>5.75</text:p>
          </table:table-cell>
          <table:table-cell office:value-type="float" office:value="4.93">
            <text:p>4.93</text:p>
          </table:table-cell>
          <table:table-cell office:value-type="float" office:value="6.49">
            <text:p>6.49</text:p>
          </table:table-cell>
          <table:table-cell office:value-type="float" office:value="7.96">
            <text:p>7.96</text:p>
          </table:table-cell>
          <table:table-cell office:value-type="float" office:value="5.42">
            <text:p>5.42</text:p>
          </table:table-cell>
          <table:table-cell table:number-columns-repeated="2"/>
          <table:table-cell office:value-type="float" office:value="11.87">
            <text:p>11.87</text:p>
          </table:table-cell>
          <table:table-cell office:value-type="float" office:value="4.93">
            <text:p>4.93</text:p>
          </table:table-cell>
          <table:table-cell office:value-type="float" office:value="12.14">
            <text:p>12.14</text:p>
          </table:table-cell>
          <table:table-cell office:value-type="float" office:value="3.83">
            <text:p>3.83</text:p>
          </table:table-cell>
          <table:table-cell office:value-type="float" office:value="9.29">
            <text:p>9.29</text:p>
          </table:table-cell>
          <table:table-cell/>
          <table:table-cell office:value-type="float" office:value="7.47">
            <text:p>7.47</text:p>
          </table:table-cell>
          <table:table-cell office:value-type="float" office:value="7.4">
            <text:p>7.4</text:p>
          </table:table-cell>
          <table:table-cell office:value-type="float" office:value="4.69">
            <text:p>4.69</text:p>
          </table:table-cell>
          <table:table-cell office:value-type="float" office:value="9.32">
            <text:p>9.32</text:p>
          </table:table-cell>
          <table:table-cell office:value-type="float" office:value="6.19">
            <text:p>6.19</text:p>
          </table:table-cell>
          <table:table-cell office:value-type="float" office:value="3.57">
            <text:p>3.57</text:p>
          </table:table-cell>
          <table:table-cell office:value-type="float" office:value="12.27">
            <text:p>12.27</text:p>
          </table:table-cell>
          <table:table-cell office:value-type="float" office:value="4.78">
            <text:p>4.78</text:p>
          </table:table-cell>
          <table:table-cell office:value-type="float" office:value="13.14">
            <text:p>13.14</text:p>
          </table:table-cell>
          <table:table-cell/>
          <table:table-cell office:value-type="float" office:value="12.92">
            <text:p>12.92</text:p>
          </table:table-cell>
          <table:table-cell office:value-type="float" office:value="5.62">
            <text:p>5.62</text:p>
          </table:table-cell>
          <table:table-cell office:value-type="float" office:value="12.91">
            <text:p>12.91</text:p>
          </table:table-cell>
          <table:table-cell office:value-type="float" office:value="7.47">
            <text:p>7.47</text:p>
          </table:table-cell>
          <table:table-cell office:value-type="float" office:value="6.27">
            <text:p>6.27</text:p>
          </table:table-cell>
          <table:table-cell office:value-type="float" office:value="4.73">
            <text:p>4.73</text:p>
          </table:table-cell>
          <table:table-cell office:value-type="float" office:value="9.32">
            <text:p>9.32</text:p>
          </table:table-cell>
          <table:table-cell office:value-type="float" office:value="4.38">
            <text:p>4.38</text:p>
          </table:table-cell>
          <table:table-cell office:value-type="float" office:value="8.5">
            <text:p>8.5</text:p>
          </table:table-cell>
          <table:table-cell/>
          <table:table-cell office:value-type="float" office:value="8.72">
            <text:p>8.72</text:p>
          </table:table-cell>
          <table:table-cell office:value-type="float" office:value="10.75">
            <text:p>10.75</text:p>
          </table:table-cell>
          <table:table-cell/>
          <table:table-cell office:value-type="float" office:value="7.89">
            <text:p>7.89</text:p>
          </table:table-cell>
          <table:table-cell table:number-columns-repeated="974"/>
        </table:table-row>
        <table:table-row table:style-name="ro1">
          <table:table-cell office:value-type="string">
            <text:p>Singapore</text:p>
          </table:table-cell>
          <table:table-cell office:value-type="float" office:value="1.51">
            <text:p>1.51</text:p>
          </table:table-cell>
          <table:table-cell office:value-type="float" office:value="2.68">
            <text:p>2.68</text:p>
          </table:table-cell>
          <table:table-cell office:value-type="float" office:value="2.97">
            <text:p>2.97</text:p>
          </table:table-cell>
          <table:table-cell office:value-type="float" office:value="2.66">
            <text:p>2.66</text:p>
          </table:table-cell>
          <table:table-cell office:value-type="float" office:value="3.28">
            <text:p>3.28</text:p>
          </table:table-cell>
          <table:table-cell office:value-type="float" office:value="3">
            <text:p>3</text:p>
          </table:table-cell>
          <table:table-cell/>
          <table:table-cell office:value-type="float" office:value="4.55">
            <text:p>4.55</text:p>
          </table:table-cell>
          <table:table-cell office:value-type="float" office:value="4.9">
            <text:p>4.9</text:p>
          </table:table-cell>
          <table:table-cell office:value-type="float" office:value="2.63">
            <text:p>2.63</text:p>
          </table:table-cell>
          <table:table-cell office:value-type="float" office:value="5.88">
            <text:p>5.88</text:p>
          </table:table-cell>
          <table:table-cell office:value-type="float" office:value="4.56">
            <text:p>4.56</text:p>
          </table:table-cell>
          <table:table-cell office:value-type="float" office:value="5.94">
            <text:p>5.94</text:p>
          </table:table-cell>
          <table:table-cell office:value-type="float" office:value="7.42">
            <text:p>7.42</text:p>
          </table:table-cell>
          <table:table-cell office:value-type="float" office:value="4.84">
            <text:p>4.84</text:p>
          </table:table-cell>
          <table:table-cell office:value-type="float" office:value="10.99">
            <text:p>10.99</text:p>
          </table:table-cell>
          <table:table-cell office:value-type="float" office:value="4.5">
            <text:p>4.5</text:p>
          </table:table-cell>
          <table:table-cell office:value-type="float" office:value="4.78">
            <text:p>4.78</text:p>
          </table:table-cell>
          <table:table-cell office:value-type="float" office:value="13.17">
            <text:p>13.17</text:p>
          </table:table-cell>
          <table:table-cell office:value-type="float" office:value="11.25">
            <text:p>11.25</text:p>
          </table:table-cell>
          <table:table-cell office:value-type="float" office:value="4.84">
            <text:p>4.84</text:p>
          </table:table-cell>
          <table:table-cell office:value-type="float" office:value="10.59">
            <text:p>10.59</text:p>
          </table:table-cell>
          <table:table-cell office:value-type="float" office:value="4">
            <text:p>4</text:p>
          </table:table-cell>
          <table:table-cell office:value-type="float" office:value="8.05">
            <text:p>8.05</text:p>
          </table:table-cell>
          <table:table-cell office:value-type="float" office:value="16.25">
            <text:p>16.25</text:p>
          </table:table-cell>
          <table:table-cell office:value-type="float" office:value="4.95">
            <text:p>4.95</text:p>
          </table:table-cell>
          <table:table-cell office:value-type="float" office:value="10.46">
            <text:p>10.46</text:p>
          </table:table-cell>
          <table:table-cell office:value-type="float" office:value="7.38">
            <text:p>7.38</text:p>
          </table:table-cell>
          <table:table-cell office:value-type="float" office:value="15.63">
            <text:p>15.63</text:p>
          </table:table-cell>
          <table:table-cell office:value-type="float" office:value="5.49">
            <text:p>5.49</text:p>
          </table:table-cell>
          <table:table-cell office:value-type="float" office:value="3.91">
            <text:p>3.91</text:p>
          </table:table-cell>
          <table:table-cell office:value-type="float" office:value="15.22">
            <text:p>15.22</text:p>
          </table:table-cell>
          <table:table-cell office:value-type="float" office:value="9.64">
            <text:p>9.64</text:p>
          </table:table-cell>
          <table:table-cell table:number-columns-repeated="2"/>
          <table:table-cell office:value-type="float" office:value="9.58">
            <text:p>9.58</text:p>
          </table:table-cell>
          <table:table-cell office:value-type="float" office:value="9.53">
            <text:p>9.53</text:p>
          </table:table-cell>
          <table:table-cell office:value-type="float" office:value="12.69">
            <text:p>12.69</text:p>
          </table:table-cell>
          <table:table-cell office:value-type="float" office:value="11.77">
            <text:p>11.77</text:p>
          </table:table-cell>
          <table:table-cell office:value-type="float" office:value="11.98">
            <text:p>11.98</text:p>
          </table:table-cell>
          <table:table-cell office:value-type="float" office:value="11.89">
            <text:p>11.89</text:p>
          </table:table-cell>
          <table:table-cell/>
          <table:table-cell office:value-type="float" office:value="5.3">
            <text:p>5.3</text:p>
          </table:table-cell>
          <table:table-cell office:value-type="float" office:value="8.37">
            <text:p>8.37</text:p>
          </table:table-cell>
          <table:table-cell/>
          <table:table-cell office:value-type="float" office:value="10.41">
            <text:p>10.41</text:p>
          </table:table-cell>
          <table:table-cell office:value-type="float" office:value="9.54">
            <text:p>9.54</text:p>
          </table:table-cell>
          <table:table-cell/>
          <table:table-cell office:value-type="float" office:value="7.13">
            <text:p>7.13</text:p>
          </table:table-cell>
          <table:table-cell table:number-columns-repeated="974"/>
        </table:table-row>
        <table:table-row table:style-name="ro1">
          <table:table-cell office:value-type="string">
            <text:p>Slovak Republic</text:p>
          </table:table-cell>
          <table:table-cell office:value-type="float" office:value="3.61">
            <text:p>3.61</text:p>
          </table:table-cell>
          <table:table-cell office:value-type="float" office:value="6.29">
            <text:p>6.29</text:p>
          </table:table-cell>
          <table:table-cell office:value-type="float" office:value="6.05">
            <text:p>6.05</text:p>
          </table:table-cell>
          <table:table-cell office:value-type="float" office:value="4.42">
            <text:p>4.42</text:p>
          </table:table-cell>
          <table:table-cell office:value-type="float" office:value="5.38">
            <text:p>5.38</text:p>
          </table:table-cell>
          <table:table-cell office:value-type="float" office:value="3.66">
            <text:p>3.66</text:p>
          </table:table-cell>
          <table:table-cell office:value-type="float" office:value="9.39">
            <text:p>9.39</text:p>
          </table:table-cell>
          <table:table-cell office:value-type="float" office:value="4.15">
            <text:p>4.15</text:p>
          </table:table-cell>
          <table:table-cell office:value-type="float" office:value="4.49">
            <text:p>4.49</text:p>
          </table:table-cell>
          <table:table-cell office:value-type="float" office:value="4.64">
            <text:p>4.64</text:p>
          </table:table-cell>
          <table:table-cell office:value-type="float" office:value="12.05">
            <text:p>12.05</text:p>
          </table:table-cell>
          <table:table-cell office:value-type="float" office:value="20.34">
            <text:p>20.34</text:p>
          </table:table-cell>
          <table:table-cell office:value-type="float" office:value="8.17">
            <text:p>8.17</text:p>
          </table:table-cell>
          <table:table-cell office:value-type="float" office:value="18.24">
            <text:p>18.24</text:p>
          </table:table-cell>
          <table:table-cell office:value-type="float" office:value="9.96">
            <text:p>9.96</text:p>
          </table:table-cell>
          <table:table-cell office:value-type="float" office:value="9.81">
            <text:p>9.81</text:p>
          </table:table-cell>
          <table:table-cell office:value-type="float" office:value="6.79">
            <text:p>6.79</text:p>
          </table:table-cell>
          <table:table-cell office:value-type="float" office:value="11.5">
            <text:p>11.5</text:p>
          </table:table-cell>
          <table:table-cell office:value-type="float" office:value="16.35">
            <text:p>16.35</text:p>
          </table:table-cell>
          <table:table-cell office:value-type="float" office:value="14.63">
            <text:p>14.63</text:p>
          </table:table-cell>
          <table:table-cell office:value-type="float" office:value="6.52">
            <text:p>6.52</text:p>
          </table:table-cell>
          <table:table-cell office:value-type="float" office:value="7.26">
            <text:p>7.26</text:p>
          </table:table-cell>
          <table:table-cell office:value-type="float" office:value="5.71">
            <text:p>5.71</text:p>
          </table:table-cell>
          <table:table-cell office:value-type="float" office:value="15.06">
            <text:p>15.06</text:p>
          </table:table-cell>
          <table:table-cell/>
          <table:table-cell office:value-type="float" office:value="7.3">
            <text:p>7.3</text:p>
          </table:table-cell>
          <table:table-cell office:value-type="float" office:value="9.75">
            <text:p>9.75</text:p>
          </table:table-cell>
          <table:table-cell office:value-type="float" office:value="9.64">
            <text:p>9.64</text:p>
          </table:table-cell>
          <table:table-cell office:value-type="float" office:value="13.52">
            <text:p>13.52</text:p>
          </table:table-cell>
          <table:table-cell office:value-type="float" office:value="6.4">
            <text:p>6.4</text:p>
          </table:table-cell>
          <table:table-cell office:value-type="float" office:value="4.13">
            <text:p>4.13</text:p>
          </table:table-cell>
          <table:table-cell office:value-type="float" office:value="7.37">
            <text:p>7.37</text:p>
          </table:table-cell>
          <table:table-cell office:value-type="float" office:value="6.8">
            <text:p>6.8</text:p>
          </table:table-cell>
          <table:table-cell office:value-type="float" office:value="14.03">
            <text:p>14.03</text:p>
          </table:table-cell>
          <table:table-cell office:value-type="float" office:value="13.81">
            <text:p>13.81</text:p>
          </table:table-cell>
          <table:table-cell office:value-type="float" office:value="5.53">
            <text:p>5.53</text:p>
          </table:table-cell>
          <table:table-cell office:value-type="float" office:value="6.84">
            <text:p>6.84</text:p>
          </table:table-cell>
          <table:table-cell office:value-type="float" office:value="10.86">
            <text:p>10.86</text:p>
          </table:table-cell>
          <table:table-cell office:value-type="float" office:value="8.43">
            <text:p>8.43</text:p>
          </table:table-cell>
          <table:table-cell office:value-type="float" office:value="6.62">
            <text:p>6.62</text:p>
          </table:table-cell>
          <table:table-cell office:value-type="float" office:value="9.72">
            <text:p>9.72</text:p>
          </table:table-cell>
          <table:table-cell office:value-type="float" office:value="8.36">
            <text:p>8.36</text:p>
          </table:table-cell>
          <table:table-cell office:value-type="float" office:value="6.12">
            <text:p>6.12</text:p>
          </table:table-cell>
          <table:table-cell office:value-type="float" office:value="8.39">
            <text:p>8.39</text:p>
          </table:table-cell>
          <table:table-cell office:value-type="float" office:value="15.79">
            <text:p>15.79</text:p>
          </table:table-cell>
          <table:table-cell office:value-type="float" office:value="7.16">
            <text:p>7.16</text:p>
          </table:table-cell>
          <table:table-cell office:value-type="float" office:value="13.7">
            <text:p>13.7</text:p>
          </table:table-cell>
          <table:table-cell/>
          <table:table-cell office:value-type="float" office:value="17.05">
            <text:p>17.05</text:p>
          </table:table-cell>
          <table:table-cell table:number-columns-repeated="974"/>
        </table:table-row>
        <table:table-row table:style-name="ro1">
          <table:table-cell office:value-type="string">
            <text:p>Slovenia</text:p>
          </table:table-cell>
          <table:table-cell office:value-type="float" office:value="1.29">
            <text:p>1.29</text:p>
          </table:table-cell>
          <table:table-cell office:value-type="float" office:value="2.92">
            <text:p>2.92</text:p>
          </table:table-cell>
          <table:table-cell office:value-type="float" office:value="3.18">
            <text:p>3.18</text:p>
          </table:table-cell>
          <table:table-cell office:value-type="float" office:value="2.92">
            <text:p>2.92</text:p>
          </table:table-cell>
          <table:table-cell office:value-type="float" office:value="3.72">
            <text:p>3.72</text:p>
          </table:table-cell>
          <table:table-cell office:value-type="float" office:value="3.41">
            <text:p>3.41</text:p>
          </table:table-cell>
          <table:table-cell office:value-type="float" office:value="6.03">
            <text:p>6.03</text:p>
          </table:table-cell>
          <table:table-cell office:value-type="float" office:value="3.25">
            <text:p>3.25</text:p>
          </table:table-cell>
          <table:table-cell office:value-type="float" office:value="4.93">
            <text:p>4.93</text:p>
          </table:table-cell>
          <table:table-cell office:value-type="float" office:value="2.31">
            <text:p>2.31</text:p>
          </table:table-cell>
          <table:table-cell office:value-type="float" office:value="5.71">
            <text:p>5.71</text:p>
          </table:table-cell>
          <table:table-cell office:value-type="float" office:value="9.86">
            <text:p>9.86</text:p>
          </table:table-cell>
          <table:table-cell office:value-type="float" office:value="5.14">
            <text:p>5.14</text:p>
          </table:table-cell>
          <table:table-cell office:value-type="float" office:value="7.19">
            <text:p>7.19</text:p>
          </table:table-cell>
          <table:table-cell office:value-type="float" office:value="5.48">
            <text:p>5.48</text:p>
          </table:table-cell>
          <table:table-cell office:value-type="float" office:value="7.21">
            <text:p>7.21</text:p>
          </table:table-cell>
          <table:table-cell office:value-type="float" office:value="5.58">
            <text:p>5.58</text:p>
          </table:table-cell>
          <table:table-cell office:value-type="float" office:value="11.08">
            <text:p>11.08</text:p>
          </table:table-cell>
          <table:table-cell office:value-type="float" office:value="18.88">
            <text:p>18.88</text:p>
          </table:table-cell>
          <table:table-cell office:value-type="float" office:value="7.12">
            <text:p>7.12</text:p>
          </table:table-cell>
          <table:table-cell office:value-type="float" office:value="4.08">
            <text:p>4.08</text:p>
          </table:table-cell>
          <table:table-cell office:value-type="float" office:value="7.72">
            <text:p>7.72</text:p>
          </table:table-cell>
          <table:table-cell office:value-type="float" office:value="4.77">
            <text:p>4.77</text:p>
          </table:table-cell>
          <table:table-cell office:value-type="float" office:value="11.28">
            <text:p>11.28</text:p>
          </table:table-cell>
          <table:table-cell office:value-type="float" office:value="12.39">
            <text:p>12.39</text:p>
          </table:table-cell>
          <table:table-cell office:value-type="float" office:value="7.66">
            <text:p>7.66</text:p>
          </table:table-cell>
          <table:table-cell office:value-type="float" office:value="9.77">
            <text:p>9.77</text:p>
          </table:table-cell>
          <table:table-cell office:value-type="float" office:value="4.9">
            <text:p>4.9</text:p>
          </table:table-cell>
          <table:table-cell office:value-type="float" office:value="13.74">
            <text:p>13.74</text:p>
          </table:table-cell>
          <table:table-cell office:value-type="float" office:value="4.03">
            <text:p>4.03</text:p>
          </table:table-cell>
          <table:table-cell office:value-type="float" office:value="4.8">
            <text:p>4.8</text:p>
          </table:table-cell>
          <table:table-cell office:value-type="float" office:value="15.98">
            <text:p>15.98</text:p>
          </table:table-cell>
          <table:table-cell office:value-type="float" office:value="10.41">
            <text:p>10.41</text:p>
          </table:table-cell>
          <table:table-cell office:value-type="float" office:value="6.96">
            <text:p>6.96</text:p>
          </table:table-cell>
          <table:table-cell office:value-type="float" office:value="13.04">
            <text:p>13.04</text:p>
          </table:table-cell>
          <table:table-cell office:value-type="float" office:value="6.44">
            <text:p>6.44</text:p>
          </table:table-cell>
          <table:table-cell office:value-type="float" office:value="4.78">
            <text:p>4.78</text:p>
          </table:table-cell>
          <table:table-cell office:value-type="float" office:value="11.69">
            <text:p>11.69</text:p>
          </table:table-cell>
          <table:table-cell office:value-type="float" office:value="8.6">
            <text:p>8.6</text:p>
          </table:table-cell>
          <table:table-cell office:value-type="float" office:value="4.38">
            <text:p>4.38</text:p>
          </table:table-cell>
          <table:table-cell office:value-type="float" office:value="11.15">
            <text:p>11.15</text:p>
          </table:table-cell>
          <table:table-cell office:value-type="float" office:value="17.31">
            <text:p>17.31</text:p>
          </table:table-cell>
          <table:table-cell office:value-type="float" office:value="4.81">
            <text:p>4.81</text:p>
          </table:table-cell>
          <table:table-cell office:value-type="float" office:value="5.37">
            <text:p>5.37</text:p>
          </table:table-cell>
          <table:table-cell/>
          <table:table-cell office:value-type="float" office:value="4.46">
            <text:p>4.46</text:p>
          </table:table-cell>
          <table:table-cell office:value-type="float" office:value="8.81">
            <text:p>8.81</text:p>
          </table:table-cell>
          <table:table-cell table:number-columns-repeated="976"/>
        </table:table-row>
        <table:table-row table:style-name="ro1">
          <table:table-cell office:value-type="string">
            <text:p>Spain</text:p>
          </table:table-cell>
          <table:table-cell office:value-type="float" office:value="1.83">
            <text:p>1.83</text:p>
          </table:table-cell>
          <table:table-cell office:value-type="float" office:value="2.74">
            <text:p>2.74</text:p>
          </table:table-cell>
          <table:table-cell office:value-type="float" office:value="2.29">
            <text:p>2.29</text:p>
          </table:table-cell>
          <table:table-cell office:value-type="float" office:value="2.56">
            <text:p>2.56</text:p>
          </table:table-cell>
          <table:table-cell office:value-type="float" office:value="3.37">
            <text:p>3.37</text:p>
          </table:table-cell>
          <table:table-cell office:value-type="float" office:value="2.05">
            <text:p>2.05</text:p>
          </table:table-cell>
          <table:table-cell office:value-type="float" office:value="4.47">
            <text:p>4.47</text:p>
          </table:table-cell>
          <table:table-cell office:value-type="float" office:value="2.52">
            <text:p>2.52</text:p>
          </table:table-cell>
          <table:table-cell office:value-type="float" office:value="2.59">
            <text:p>2.59</text:p>
          </table:table-cell>
          <table:table-cell office:value-type="float" office:value="2.22">
            <text:p>2.22</text:p>
          </table:table-cell>
          <table:table-cell office:value-type="float" office:value="5.6">
            <text:p>5.6</text:p>
          </table:table-cell>
          <table:table-cell office:value-type="float" office:value="6.53">
            <text:p>6.53</text:p>
          </table:table-cell>
          <table:table-cell office:value-type="float" office:value="5.23">
            <text:p>5.23</text:p>
          </table:table-cell>
          <table:table-cell office:value-type="float" office:value="4.22">
            <text:p>4.22</text:p>
          </table:table-cell>
          <table:table-cell office:value-type="float" office:value="5.32">
            <text:p>5.32</text:p>
          </table:table-cell>
          <table:table-cell office:value-type="float" office:value="3.22">
            <text:p>3.22</text:p>
          </table:table-cell>
          <table:table-cell office:value-type="float" office:value="3.21">
            <text:p>3.21</text:p>
          </table:table-cell>
          <table:table-cell office:value-type="float" office:value="4.63">
            <text:p>4.63</text:p>
          </table:table-cell>
          <table:table-cell office:value-type="float" office:value="9.08">
            <text:p>9.08</text:p>
          </table:table-cell>
          <table:table-cell office:value-type="float" office:value="4.86">
            <text:p>4.86</text:p>
          </table:table-cell>
          <table:table-cell office:value-type="float" office:value="4.04">
            <text:p>4.04</text:p>
          </table:table-cell>
          <table:table-cell office:value-type="float" office:value="4.62">
            <text:p>4.62</text:p>
          </table:table-cell>
          <table:table-cell office:value-type="float" office:value="3.77">
            <text:p>3.77</text:p>
          </table:table-cell>
          <table:table-cell office:value-type="float" office:value="6.13">
            <text:p>6.13</text:p>
          </table:table-cell>
          <table:table-cell office:value-type="float" office:value="11.32">
            <text:p>11.32</text:p>
          </table:table-cell>
          <table:table-cell office:value-type="float" office:value="3.98">
            <text:p>3.98</text:p>
          </table:table-cell>
          <table:table-cell office:value-type="float" office:value="6.54">
            <text:p>6.54</text:p>
          </table:table-cell>
          <table:table-cell office:value-type="float" office:value="5.93">
            <text:p>5.93</text:p>
          </table:table-cell>
          <table:table-cell office:value-type="float" office:value="5.1">
            <text:p>5.1</text:p>
          </table:table-cell>
          <table:table-cell office:value-type="float" office:value="3.06">
            <text:p>3.06</text:p>
          </table:table-cell>
          <table:table-cell office:value-type="float" office:value="2.53">
            <text:p>2.53</text:p>
          </table:table-cell>
          <table:table-cell office:value-type="float" office:value="4.8">
            <text:p>4.8</text:p>
          </table:table-cell>
          <table:table-cell office:value-type="float" office:value="5.88">
            <text:p>5.88</text:p>
          </table:table-cell>
          <table:table-cell office:value-type="float" office:value="4.69">
            <text:p>4.69</text:p>
          </table:table-cell>
          <table:table-cell office:value-type="float" office:value="14.24">
            <text:p>14.24</text:p>
          </table:table-cell>
          <table:table-cell office:value-type="float" office:value="3.34">
            <text:p>3.34</text:p>
          </table:table-cell>
          <table:table-cell office:value-type="float" office:value="3.91">
            <text:p>3.91</text:p>
          </table:table-cell>
          <table:table-cell office:value-type="float" office:value="9.45">
            <text:p>9.45</text:p>
          </table:table-cell>
          <table:table-cell office:value-type="float" office:value="5.33">
            <text:p>5.33</text:p>
          </table:table-cell>
          <table:table-cell office:value-type="float" office:value="3.66">
            <text:p>3.66</text:p>
          </table:table-cell>
          <table:table-cell office:value-type="float" office:value="6.04">
            <text:p>6.04</text:p>
          </table:table-cell>
          <table:table-cell office:value-type="float" office:value="24.93">
            <text:p>24.93</text:p>
          </table:table-cell>
          <table:table-cell office:value-type="float" office:value="3">
            <text:p>3</text:p>
          </table:table-cell>
          <table:table-cell office:value-type="float" office:value="2.56">
            <text:p>2.56</text:p>
          </table:table-cell>
          <table:table-cell office:value-type="float" office:value="7.09">
            <text:p>7.09</text:p>
          </table:table-cell>
          <table:table-cell office:value-type="float" office:value="6.26">
            <text:p>6.26</text:p>
          </table:table-cell>
          <table:table-cell office:value-type="float" office:value="6.4">
            <text:p>6.4</text:p>
          </table:table-cell>
          <table:table-cell office:value-type="float" office:value="22.78">
            <text:p>22.78</text:p>
          </table:table-cell>
          <table:table-cell office:value-type="float" office:value="2.78">
            <text:p>2.78</text:p>
          </table:table-cell>
          <table:table-cell table:number-columns-repeated="974"/>
        </table:table-row>
        <table:table-row table:style-name="ro1">
          <table:table-cell office:value-type="string">
            <text:p>Sweden</text:p>
          </table:table-cell>
          <table:table-cell office:value-type="float" office:value="3">
            <text:p>3</text:p>
          </table:table-cell>
          <table:table-cell office:value-type="float" office:value="4.55">
            <text:p>4.55</text:p>
          </table:table-cell>
          <table:table-cell office:value-type="float" office:value="3.76">
            <text:p>3.76</text:p>
          </table:table-cell>
          <table:table-cell office:value-type="float" office:value="3.47">
            <text:p>3.47</text:p>
          </table:table-cell>
          <table:table-cell office:value-type="float" office:value="4.45">
            <text:p>4.45</text:p>
          </table:table-cell>
          <table:table-cell office:value-type="float" office:value="2.97">
            <text:p>2.97</text:p>
          </table:table-cell>
          <table:table-cell office:value-type="float" office:value="10.83">
            <text:p>10.83</text:p>
          </table:table-cell>
          <table:table-cell office:value-type="float" office:value="3.64">
            <text:p>3.64</text:p>
          </table:table-cell>
          <table:table-cell office:value-type="float" office:value="5.13">
            <text:p>5.13</text:p>
          </table:table-cell>
          <table:table-cell office:value-type="float" office:value="5.31">
            <text:p>5.31</text:p>
          </table:table-cell>
          <table:table-cell office:value-type="float" office:value="10.18">
            <text:p>10.18</text:p>
          </table:table-cell>
          <table:table-cell office:value-type="float" office:value="6.37">
            <text:p>6.37</text:p>
          </table:table-cell>
          <table:table-cell office:value-type="float" office:value="6.84">
            <text:p>6.84</text:p>
          </table:table-cell>
          <table:table-cell office:value-type="float" office:value="10.78">
            <text:p>10.78</text:p>
          </table:table-cell>
          <table:table-cell office:value-type="float" office:value="7.01">
            <text:p>7.01</text:p>
          </table:table-cell>
          <table:table-cell office:value-type="float" office:value="5.32">
            <text:p>5.32</text:p>
          </table:table-cell>
          <table:table-cell office:value-type="float" office:value="5.17">
            <text:p>5.17</text:p>
          </table:table-cell>
          <table:table-cell office:value-type="float" office:value="7.45">
            <text:p>7.45</text:p>
          </table:table-cell>
          <table:table-cell office:value-type="float" office:value="9.56">
            <text:p>9.56</text:p>
          </table:table-cell>
          <table:table-cell office:value-type="float" office:value="7.07">
            <text:p>7.07</text:p>
          </table:table-cell>
          <table:table-cell office:value-type="float" office:value="6.24">
            <text:p>6.24</text:p>
          </table:table-cell>
          <table:table-cell office:value-type="float" office:value="11.07">
            <text:p>11.07</text:p>
          </table:table-cell>
          <table:table-cell office:value-type="float" office:value="4.3">
            <text:p>4.3</text:p>
          </table:table-cell>
          <table:table-cell office:value-type="float" office:value="8.24">
            <text:p>8.24</text:p>
          </table:table-cell>
          <table:table-cell office:value-type="float" office:value="10.13">
            <text:p>10.13</text:p>
          </table:table-cell>
          <table:table-cell office:value-type="float" office:value="7.7">
            <text:p>7.7</text:p>
          </table:table-cell>
          <table:table-cell office:value-type="float" office:value="8.18">
            <text:p>8.18</text:p>
          </table:table-cell>
          <table:table-cell office:value-type="float" office:value="8.15">
            <text:p>8.15</text:p>
          </table:table-cell>
          <table:table-cell office:value-type="float" office:value="14.48">
            <text:p>14.48</text:p>
          </table:table-cell>
          <table:table-cell office:value-type="float" office:value="5.19">
            <text:p>5.19</text:p>
          </table:table-cell>
          <table:table-cell office:value-type="float" office:value="4.7">
            <text:p>4.7</text:p>
          </table:table-cell>
          <table:table-cell office:value-type="float" office:value="4.09">
            <text:p>4.09</text:p>
          </table:table-cell>
          <table:table-cell office:value-type="float" office:value="12.45">
            <text:p>12.45</text:p>
          </table:table-cell>
          <table:table-cell office:value-type="float" office:value="13.01">
            <text:p>13.01</text:p>
          </table:table-cell>
          <table:table-cell/>
          <table:table-cell office:value-type="float" office:value="5.97">
            <text:p>5.97</text:p>
          </table:table-cell>
          <table:table-cell office:value-type="float" office:value="6.48">
            <text:p>6.48</text:p>
          </table:table-cell>
          <table:table-cell office:value-type="float" office:value="18.02">
            <text:p>18.02</text:p>
          </table:table-cell>
          <table:table-cell office:value-type="float" office:value="7.94">
            <text:p>7.94</text:p>
          </table:table-cell>
          <table:table-cell office:value-type="float" office:value="10.89">
            <text:p>10.89</text:p>
          </table:table-cell>
          <table:table-cell office:value-type="float" office:value="11.2">
            <text:p>11.2</text:p>
          </table:table-cell>
          <table:table-cell office:value-type="float" office:value="9.19">
            <text:p>9.19</text:p>
          </table:table-cell>
          <table:table-cell office:value-type="float" office:value="6.24">
            <text:p>6.24</text:p>
          </table:table-cell>
          <table:table-cell office:value-type="float" office:value="7.99">
            <text:p>7.99</text:p>
          </table:table-cell>
          <table:table-cell/>
          <table:table-cell office:value-type="float" office:value="10.36">
            <text:p>10.36</text:p>
          </table:table-cell>
          <table:table-cell office:value-type="float" office:value="10.9">
            <text:p>10.9</text:p>
          </table:table-cell>
          <table:table-cell table:number-columns-repeated="976"/>
        </table:table-row>
        <table:table-row table:style-name="ro1">
          <table:table-cell office:value-type="string">
            <text:p>Switzerland</text:p>
          </table:table-cell>
          <table:table-cell office:value-type="float" office:value="2.71">
            <text:p>2.71</text:p>
          </table:table-cell>
          <table:table-cell office:value-type="float" office:value="3.46">
            <text:p>3.46</text:p>
          </table:table-cell>
          <table:table-cell office:value-type="float" office:value="3.28">
            <text:p>3.28</text:p>
          </table:table-cell>
          <table:table-cell office:value-type="float" office:value="3.06">
            <text:p>3.06</text:p>
          </table:table-cell>
          <table:table-cell office:value-type="float" office:value="3.71">
            <text:p>3.71</text:p>
          </table:table-cell>
          <table:table-cell office:value-type="float" office:value="3.26">
            <text:p>3.26</text:p>
          </table:table-cell>
          <table:table-cell office:value-type="float" office:value="4.91">
            <text:p>4.91</text:p>
          </table:table-cell>
          <table:table-cell office:value-type="float" office:value="3.1">
            <text:p>3.1</text:p>
          </table:table-cell>
          <table:table-cell office:value-type="float" office:value="4.59">
            <text:p>4.59</text:p>
          </table:table-cell>
          <table:table-cell office:value-type="float" office:value="3.46">
            <text:p>3.46</text:p>
          </table:table-cell>
          <table:table-cell office:value-type="float" office:value="5.04">
            <text:p>5.04</text:p>
          </table:table-cell>
          <table:table-cell office:value-type="float" office:value="6.5">
            <text:p>6.5</text:p>
          </table:table-cell>
          <table:table-cell office:value-type="float" office:value="6.11">
            <text:p>6.11</text:p>
          </table:table-cell>
          <table:table-cell office:value-type="float" office:value="8.45">
            <text:p>8.45</text:p>
          </table:table-cell>
          <table:table-cell office:value-type="float" office:value="5.11">
            <text:p>5.11</text:p>
          </table:table-cell>
          <table:table-cell office:value-type="float" office:value="5.2">
            <text:p>5.2</text:p>
          </table:table-cell>
          <table:table-cell office:value-type="float" office:value="4.23">
            <text:p>4.23</text:p>
          </table:table-cell>
          <table:table-cell office:value-type="float" office:value="6.73">
            <text:p>6.73</text:p>
          </table:table-cell>
          <table:table-cell office:value-type="float" office:value="6.27">
            <text:p>6.27</text:p>
          </table:table-cell>
          <table:table-cell office:value-type="float" office:value="5.12">
            <text:p>5.12</text:p>
          </table:table-cell>
          <table:table-cell office:value-type="float" office:value="4.68">
            <text:p>4.68</text:p>
          </table:table-cell>
          <table:table-cell office:value-type="float" office:value="5.17">
            <text:p>5.17</text:p>
          </table:table-cell>
          <table:table-cell office:value-type="float" office:value="3.43">
            <text:p>3.43</text:p>
          </table:table-cell>
          <table:table-cell office:value-type="float" office:value="7.6">
            <text:p>7.6</text:p>
          </table:table-cell>
          <table:table-cell office:value-type="float" office:value="18.29">
            <text:p>18.29</text:p>
          </table:table-cell>
          <table:table-cell office:value-type="float" office:value="4.3">
            <text:p>4.3</text:p>
          </table:table-cell>
          <table:table-cell office:value-type="float" office:value="10.11">
            <text:p>10.11</text:p>
          </table:table-cell>
          <table:table-cell office:value-type="float" office:value="8.37">
            <text:p>8.37</text:p>
          </table:table-cell>
          <table:table-cell office:value-type="float" office:value="14.71">
            <text:p>14.71</text:p>
          </table:table-cell>
          <table:table-cell office:value-type="float" office:value="4.8">
            <text:p>4.8</text:p>
          </table:table-cell>
          <table:table-cell office:value-type="float" office:value="4.02">
            <text:p>4.02</text:p>
          </table:table-cell>
          <table:table-cell office:value-type="float" office:value="4.98">
            <text:p>4.98</text:p>
          </table:table-cell>
          <table:table-cell office:value-type="float" office:value="8.54">
            <text:p>8.54</text:p>
          </table:table-cell>
          <table:table-cell office:value-type="float" office:value="5.07">
            <text:p>5.07</text:p>
          </table:table-cell>
          <table:table-cell/>
          <table:table-cell office:value-type="float" office:value="4.54">
            <text:p>4.54</text:p>
          </table:table-cell>
          <table:table-cell office:value-type="float" office:value="4.97">
            <text:p>4.97</text:p>
          </table:table-cell>
          <table:table-cell office:value-type="float" office:value="7.45">
            <text:p>7.45</text:p>
          </table:table-cell>
          <table:table-cell office:value-type="float" office:value="8.03">
            <text:p>8.03</text:p>
          </table:table-cell>
          <table:table-cell office:value-type="float" office:value="5.7">
            <text:p>5.7</text:p>
          </table:table-cell>
          <table:table-cell office:value-type="float" office:value="7.6">
            <text:p>7.6</text:p>
          </table:table-cell>
          <table:table-cell office:value-type="float" office:value="15.9">
            <text:p>15.9</text:p>
          </table:table-cell>
          <table:table-cell office:value-type="float" office:value="6.08">
            <text:p>6.08</text:p>
          </table:table-cell>
          <table:table-cell office:value-type="float" office:value="6.01">
            <text:p>6.01</text:p>
          </table:table-cell>
          <table:table-cell/>
          <table:table-cell office:value-type="float" office:value="10.68">
            <text:p>10.68</text:p>
          </table:table-cell>
          <table:table-cell table:number-columns-repeated="2"/>
          <table:table-cell office:value-type="float" office:value="18.21">
            <text:p>18.21</text:p>
          </table:table-cell>
          <table:table-cell table:number-columns-repeated="974"/>
        </table:table-row>
        <table:table-row table:style-name="ro1">
          <table:table-cell office:value-type="string">
            <text:p>Thailand</text:p>
          </table:table-cell>
          <table:table-cell office:value-type="float" office:value="2.93">
            <text:p>2.93</text:p>
          </table:table-cell>
          <table:table-cell office:value-type="float" office:value="5.54">
            <text:p>5.54</text:p>
          </table:table-cell>
          <table:table-cell office:value-type="float" office:value="6.61">
            <text:p>6.61</text:p>
          </table:table-cell>
          <table:table-cell office:value-type="float" office:value="5.59">
            <text:p>5.59</text:p>
          </table:table-cell>
          <table:table-cell office:value-type="float" office:value="5.91">
            <text:p>5.91</text:p>
          </table:table-cell>
          <table:table-cell office:value-type="float" office:value="3.66">
            <text:p>3.66</text:p>
          </table:table-cell>
          <table:table-cell office:value-type="float" office:value="3.33">
            <text:p>3.33</text:p>
          </table:table-cell>
          <table:table-cell office:value-type="float" office:value="4.24">
            <text:p>4.24</text:p>
          </table:table-cell>
          <table:table-cell office:value-type="float" office:value="4.23">
            <text:p>4.23</text:p>
          </table:table-cell>
          <table:table-cell office:value-type="float" office:value="3.15">
            <text:p>3.15</text:p>
          </table:table-cell>
          <table:table-cell office:value-type="float" office:value="7.71">
            <text:p>7.71</text:p>
          </table:table-cell>
          <table:table-cell office:value-type="float" office:value="9.77">
            <text:p>9.77</text:p>
          </table:table-cell>
          <table:table-cell office:value-type="float" office:value="7.7">
            <text:p>7.7</text:p>
          </table:table-cell>
          <table:table-cell office:value-type="float" office:value="9.1">
            <text:p>9.1</text:p>
          </table:table-cell>
          <table:table-cell office:value-type="float" office:value="12.3">
            <text:p>12.3</text:p>
          </table:table-cell>
          <table:table-cell office:value-type="float" office:value="10.51">
            <text:p>10.51</text:p>
          </table:table-cell>
          <table:table-cell office:value-type="float" office:value="7.82">
            <text:p>7.82</text:p>
          </table:table-cell>
          <table:table-cell office:value-type="float" office:value="12.34">
            <text:p>12.34</text:p>
          </table:table-cell>
          <table:table-cell/>
          <table:table-cell office:value-type="float" office:value="11.26">
            <text:p>11.26</text:p>
          </table:table-cell>
          <table:table-cell office:value-type="float" office:value="8.78">
            <text:p>8.78</text:p>
          </table:table-cell>
          <table:table-cell office:value-type="float" office:value="12.51">
            <text:p>12.51</text:p>
          </table:table-cell>
          <table:table-cell office:value-type="float" office:value="7.05">
            <text:p>7.05</text:p>
          </table:table-cell>
          <table:table-cell table:number-columns-repeated="2"/>
          <table:table-cell office:value-type="float" office:value="13.55">
            <text:p>13.55</text:p>
          </table:table-cell>
          <table:table-cell office:value-type="float" office:value="11.83">
            <text:p>11.83</text:p>
          </table:table-cell>
          <table:table-cell office:value-type="float" office:value="8.96">
            <text:p>8.96</text:p>
          </table:table-cell>
          <table:table-cell/>
          <table:table-cell office:value-type="float" office:value="4.51">
            <text:p>4.51</text:p>
          </table:table-cell>
          <table:table-cell office:value-type="float" office:value="4.4">
            <text:p>4.4</text:p>
          </table:table-cell>
          <table:table-cell office:value-type="float" office:value="13.01">
            <text:p>13.01</text:p>
          </table:table-cell>
          <table:table-cell office:value-type="float" office:value="8.27">
            <text:p>8.27</text:p>
          </table:table-cell>
          <table:table-cell office:value-type="float" office:value="3.34">
            <text:p>3.34</text:p>
          </table:table-cell>
          <table:table-cell office:value-type="float" office:value="13.7">
            <text:p>13.7</text:p>
          </table:table-cell>
          <table:table-cell office:value-type="float" office:value="5.85">
            <text:p>5.85</text:p>
          </table:table-cell>
          <table:table-cell office:value-type="float" office:value="7.94">
            <text:p>7.94</text:p>
          </table:table-cell>
          <table:table-cell office:value-type="float" office:value="10.84">
            <text:p>10.84</text:p>
          </table:table-cell>
          <table:table-cell office:value-type="float" office:value="10.71">
            <text:p>10.71</text:p>
          </table:table-cell>
          <table:table-cell office:value-type="float" office:value="6.49">
            <text:p>6.49</text:p>
          </table:table-cell>
          <table:table-cell office:value-type="float" office:value="12.06">
            <text:p>12.06</text:p>
          </table:table-cell>
          <table:table-cell/>
          <table:table-cell office:value-type="float" office:value="4.57">
            <text:p>4.57</text:p>
          </table:table-cell>
          <table:table-cell office:value-type="float" office:value="5.98">
            <text:p>5.98</text:p>
          </table:table-cell>
          <table:table-cell office:value-type="float" office:value="7.66">
            <text:p>7.66</text:p>
          </table:table-cell>
          <table:table-cell office:value-type="float" office:value="5.25">
            <text:p>5.25</text:p>
          </table:table-cell>
          <table:table-cell office:value-type="float" office:value="7.14">
            <text:p>7.14</text:p>
          </table:table-cell>
          <table:table-cell/>
          <table:table-cell office:value-type="float" office:value="6.02">
            <text:p>6.02</text:p>
          </table:table-cell>
          <table:table-cell table:number-columns-repeated="974"/>
        </table:table-row>
        <table:table-row table:style-name="ro1">
          <table:table-cell office:value-type="string">
            <text:p>Tunisia</text:p>
          </table:table-cell>
          <table:table-cell office:value-type="float" office:value="3.46">
            <text:p>3.46</text:p>
          </table:table-cell>
          <table:table-cell office:value-type="float" office:value="6.84">
            <text:p>6.84</text:p>
          </table:table-cell>
          <table:table-cell office:value-type="float" office:value="6.54">
            <text:p>6.54</text:p>
          </table:table-cell>
          <table:table-cell office:value-type="float" office:value="6.66">
            <text:p>6.66</text:p>
          </table:table-cell>
          <table:table-cell office:value-type="float" office:value="5.76">
            <text:p>5.76</text:p>
          </table:table-cell>
          <table:table-cell office:value-type="float" office:value="4.95">
            <text:p>4.95</text:p>
          </table:table-cell>
          <table:table-cell office:value-type="float" office:value="10.34">
            <text:p>10.34</text:p>
          </table:table-cell>
          <table:table-cell office:value-type="float" office:value="4.17">
            <text:p>4.17</text:p>
          </table:table-cell>
          <table:table-cell office:value-type="float" office:value="5.24">
            <text:p>5.24</text:p>
          </table:table-cell>
          <table:table-cell office:value-type="float" office:value="3.24">
            <text:p>3.24</text:p>
          </table:table-cell>
          <table:table-cell office:value-type="float" office:value="8.6">
            <text:p>8.6</text:p>
          </table:table-cell>
          <table:table-cell office:value-type="float" office:value="17.22">
            <text:p>17.22</text:p>
          </table:table-cell>
          <table:table-cell office:value-type="float" office:value="9.02">
            <text:p>9.02</text:p>
          </table:table-cell>
          <table:table-cell office:value-type="float" office:value="10.7">
            <text:p>10.7</text:p>
          </table:table-cell>
          <table:table-cell office:value-type="float" office:value="10.77">
            <text:p>10.77</text:p>
          </table:table-cell>
          <table:table-cell office:value-type="float" office:value="17.55">
            <text:p>17.55</text:p>
          </table:table-cell>
          <table:table-cell office:value-type="float" office:value="6.78">
            <text:p>6.78</text:p>
          </table:table-cell>
          <table:table-cell office:value-type="float" office:value="11.47">
            <text:p>11.47</text:p>
          </table:table-cell>
          <table:table-cell table:number-columns-repeated="2"/>
          <table:table-cell office:value-type="float" office:value="9.34">
            <text:p>9.34</text:p>
          </table:table-cell>
          <table:table-cell office:value-type="float" office:value="8.97">
            <text:p>8.97</text:p>
          </table:table-cell>
          <table:table-cell office:value-type="float" office:value="10.43">
            <text:p>10.43</text:p>
          </table:table-cell>
          <table:table-cell table:number-columns-repeated="2"/>
          <table:table-cell office:value-type="float" office:value="5.93">
            <text:p>5.93</text:p>
          </table:table-cell>
          <table:table-cell/>
          <table:table-cell office:value-type="float" office:value="14.17">
            <text:p>14.17</text:p>
          </table:table-cell>
          <table:table-cell office:value-type="float" office:value="7.94">
            <text:p>7.94</text:p>
          </table:table-cell>
          <table:table-cell office:value-type="float" office:value="7.51">
            <text:p>7.51</text:p>
          </table:table-cell>
          <table:table-cell office:value-type="float" office:value="6.03">
            <text:p>6.03</text:p>
          </table:table-cell>
          <table:table-cell/>
          <table:table-cell office:value-type="float" office:value="8.14">
            <text:p>8.14</text:p>
          </table:table-cell>
          <table:table-cell/>
          <table:table-cell office:value-type="float" office:value="17.44">
            <text:p>17.44</text:p>
          </table:table-cell>
          <table:table-cell office:value-type="float" office:value="7.37">
            <text:p>7.37</text:p>
          </table:table-cell>
          <table:table-cell office:value-type="float" office:value="9.99">
            <text:p>9.99</text:p>
          </table:table-cell>
          <table:table-cell office:value-type="float" office:value="16.29">
            <text:p>16.29</text:p>
          </table:table-cell>
          <table:table-cell/>
          <table:table-cell office:value-type="float" office:value="4.76">
            <text:p>4.76</text:p>
          </table:table-cell>
          <table:table-cell table:number-columns-repeated="2"/>
          <table:table-cell office:value-type="float" office:value="5.37">
            <text:p>5.37</text:p>
          </table:table-cell>
          <table:table-cell office:value-type="float" office:value="7.55">
            <text:p>7.55</text:p>
          </table:table-cell>
          <table:table-cell office:value-type="float" office:value="7.62">
            <text:p>7.62</text:p>
          </table:table-cell>
          <table:table-cell office:value-type="float" office:value="9.23">
            <text:p>9.23</text:p>
          </table:table-cell>
          <table:table-cell office:value-type="float" office:value="11.95">
            <text:p>11.95</text:p>
          </table:table-cell>
          <table:table-cell/>
          <table:table-cell office:value-type="float" office:value="4.11">
            <text:p>4.11</text:p>
          </table:table-cell>
          <table:table-cell table:number-columns-repeated="974"/>
        </table:table-row>
        <table:table-row table:style-name="ro1">
          <table:table-cell office:value-type="string">
            <text:p>Turkey</text:p>
          </table:table-cell>
          <table:table-cell office:value-type="float" office:value="3.89">
            <text:p>3.89</text:p>
          </table:table-cell>
          <table:table-cell office:value-type="float" office:value="7.43">
            <text:p>7.43</text:p>
          </table:table-cell>
          <table:table-cell office:value-type="float" office:value="7.35">
            <text:p>7.35</text:p>
          </table:table-cell>
          <table:table-cell office:value-type="float" office:value="7.6">
            <text:p>7.6</text:p>
          </table:table-cell>
          <table:table-cell office:value-type="float" office:value="5.75">
            <text:p>5.75</text:p>
          </table:table-cell>
          <table:table-cell office:value-type="float" office:value="3.91">
            <text:p>3.91</text:p>
          </table:table-cell>
          <table:table-cell office:value-type="float" office:value="7.24">
            <text:p>7.24</text:p>
          </table:table-cell>
          <table:table-cell office:value-type="float" office:value="4.27">
            <text:p>4.27</text:p>
          </table:table-cell>
          <table:table-cell office:value-type="float" office:value="5.39">
            <text:p>5.39</text:p>
          </table:table-cell>
          <table:table-cell office:value-type="float" office:value="3.75">
            <text:p>3.75</text:p>
          </table:table-cell>
          <table:table-cell office:value-type="float" office:value="17.7">
            <text:p>17.7</text:p>
          </table:table-cell>
          <table:table-cell office:value-type="float" office:value="10.73">
            <text:p>10.73</text:p>
          </table:table-cell>
          <table:table-cell office:value-type="float" office:value="9.28">
            <text:p>9.28</text:p>
          </table:table-cell>
          <table:table-cell office:value-type="float" office:value="11.72">
            <text:p>11.72</text:p>
          </table:table-cell>
          <table:table-cell office:value-type="float" office:value="9.84">
            <text:p>9.84</text:p>
          </table:table-cell>
          <table:table-cell office:value-type="float" office:value="11.37">
            <text:p>11.37</text:p>
          </table:table-cell>
          <table:table-cell office:value-type="float" office:value="8.52">
            <text:p>8.52</text:p>
          </table:table-cell>
          <table:table-cell table:number-columns-repeated="2"/>
          <table:table-cell office:value-type="float" office:value="12.26">
            <text:p>12.26</text:p>
          </table:table-cell>
          <table:table-cell office:value-type="float" office:value="10.35">
            <text:p>10.35</text:p>
          </table:table-cell>
          <table:table-cell/>
          <table:table-cell office:value-type="float" office:value="13.49">
            <text:p>13.49</text:p>
          </table:table-cell>
          <table:table-cell office:value-type="float" office:value="14.13">
            <text:p>14.13</text:p>
          </table:table-cell>
          <table:table-cell/>
          <table:table-cell office:value-type="float" office:value="7.05">
            <text:p>7.05</text:p>
          </table:table-cell>
          <table:table-cell/>
          <table:table-cell office:value-type="float" office:value="9.57">
            <text:p>9.57</text:p>
          </table:table-cell>
          <table:table-cell/>
          <table:table-cell office:value-type="float" office:value="4.46">
            <text:p>4.46</text:p>
          </table:table-cell>
          <table:table-cell office:value-type="float" office:value="5.15">
            <text:p>5.15</text:p>
          </table:table-cell>
          <table:table-cell office:value-type="float" office:value="12.59">
            <text:p>12.59</text:p>
          </table:table-cell>
          <table:table-cell office:value-type="float" office:value="9.2">
            <text:p>9.2</text:p>
          </table:table-cell>
          <table:table-cell office:value-type="float" office:value="7.35">
            <text:p>7.35</text:p>
          </table:table-cell>
          <table:table-cell/>
          <table:table-cell office:value-type="float" office:value="6.88">
            <text:p>6.88</text:p>
          </table:table-cell>
          <table:table-cell office:value-type="float" office:value="7.34">
            <text:p>7.34</text:p>
          </table:table-cell>
          <table:table-cell/>
          <table:table-cell office:value-type="float" office:value="9.67">
            <text:p>9.67</text:p>
          </table:table-cell>
          <table:table-cell office:value-type="float" office:value="6.68">
            <text:p>6.68</text:p>
          </table:table-cell>
          <table:table-cell office:value-type="float" office:value="10.79">
            <text:p>10.79</text:p>
          </table:table-cell>
          <table:table-cell/>
          <table:table-cell office:value-type="float" office:value="5.74">
            <text:p>5.74</text:p>
          </table:table-cell>
          <table:table-cell office:value-type="float" office:value="9.35">
            <text:p>9.35</text:p>
          </table:table-cell>
          <table:table-cell/>
          <table:table-cell office:value-type="float" office:value="4.75">
            <text:p>4.75</text:p>
          </table:table-cell>
          <table:table-cell office:value-type="float" office:value="8.27">
            <text:p>8.27</text:p>
          </table:table-cell>
          <table:table-cell table:number-columns-repeated="976"/>
        </table:table-row>
        <table:table-row table:style-name="ro1">
          <table:table-cell office:value-type="string">
            <text:p>United Arab Emirates</text:p>
          </table:table-cell>
          <table:table-cell office:value-type="float" office:value="2.81">
            <text:p>2.81</text:p>
          </table:table-cell>
          <table:table-cell office:value-type="float" office:value="3.4">
            <text:p>3.4</text:p>
          </table:table-cell>
          <table:table-cell office:value-type="float" office:value="3.06">
            <text:p>3.06</text:p>
          </table:table-cell>
          <table:table-cell office:value-type="float" office:value="3.24">
            <text:p>3.24</text:p>
          </table:table-cell>
          <table:table-cell office:value-type="float" office:value="5.11">
            <text:p>5.11</text:p>
          </table:table-cell>
          <table:table-cell office:value-type="float" office:value="3.33">
            <text:p>3.33</text:p>
          </table:table-cell>
          <table:table-cell/>
          <table:table-cell office:value-type="float" office:value="11.4">
            <text:p>11.4</text:p>
          </table:table-cell>
          <table:table-cell office:value-type="float" office:value="7.43">
            <text:p>7.43</text:p>
          </table:table-cell>
          <table:table-cell office:value-type="float" office:value="2.86">
            <text:p>2.86</text:p>
          </table:table-cell>
          <table:table-cell office:value-type="float" office:value="4.89">
            <text:p>4.89</text:p>
          </table:table-cell>
          <table:table-cell office:value-type="float" office:value="3.7">
            <text:p>3.7</text:p>
          </table:table-cell>
          <table:table-cell office:value-type="float" office:value="5.88">
            <text:p>5.88</text:p>
          </table:table-cell>
          <table:table-cell office:value-type="float" office:value="8.55">
            <text:p>8.55</text:p>
          </table:table-cell>
          <table:table-cell office:value-type="float" office:value="4.39">
            <text:p>4.39</text:p>
          </table:table-cell>
          <table:table-cell office:value-type="float" office:value="5.26">
            <text:p>5.26</text:p>
          </table:table-cell>
          <table:table-cell office:value-type="float" office:value="3.84">
            <text:p>3.84</text:p>
          </table:table-cell>
          <table:table-cell office:value-type="float" office:value="6.04">
            <text:p>6.04</text:p>
          </table:table-cell>
          <table:table-cell office:value-type="float" office:value="14.68">
            <text:p>14.68</text:p>
          </table:table-cell>
          <table:table-cell office:value-type="float" office:value="6.69">
            <text:p>6.69</text:p>
          </table:table-cell>
          <table:table-cell office:value-type="float" office:value="5.05">
            <text:p>5.05</text:p>
          </table:table-cell>
          <table:table-cell office:value-type="float" office:value="12.15">
            <text:p>12.15</text:p>
          </table:table-cell>
          <table:table-cell office:value-type="float" office:value="3.69">
            <text:p>3.69</text:p>
          </table:table-cell>
          <table:table-cell office:value-type="float" office:value="7.38">
            <text:p>7.38</text:p>
          </table:table-cell>
          <table:table-cell/>
          <table:table-cell office:value-type="float" office:value="5.44">
            <text:p>5.44</text:p>
          </table:table-cell>
          <table:table-cell office:value-type="float" office:value="9.29">
            <text:p>9.29</text:p>
          </table:table-cell>
          <table:table-cell table:number-columns-repeated="2"/>
          <table:table-cell office:value-type="float" office:value="13.25">
            <text:p>13.25</text:p>
          </table:table-cell>
          <table:table-cell office:value-type="float" office:value="8.32">
            <text:p>8.32</text:p>
          </table:table-cell>
          <table:table-cell office:value-type="float" office:value="13.56">
            <text:p>13.56</text:p>
          </table:table-cell>
          <table:table-cell office:value-type="float" office:value="3.52">
            <text:p>3.52</text:p>
          </table:table-cell>
          <table:table-cell table:number-columns-repeated="3"/>
          <table:table-cell office:value-type="float" office:value="18.94">
            <text:p>18.94</text:p>
          </table:table-cell>
          <table:table-cell table:number-columns-repeated="5"/>
          <table:table-cell office:value-type="float" office:value="7.78">
            <text:p>7.78</text:p>
          </table:table-cell>
          <table:table-cell table:number-columns-repeated="3"/>
          <table:table-cell office:value-type="float" office:value="13.49">
            <text:p>13.49</text:p>
          </table:table-cell>
          <table:table-cell/>
          <table:table-cell office:value-type="float" office:value="13.2">
            <text:p>13.2</text:p>
          </table:table-cell>
          <table:table-cell table:number-columns-repeated="974"/>
        </table:table-row>
        <table:table-row table:style-name="ro1">
          <table:table-cell office:value-type="string">
            <text:p>United Kingdom</text:p>
          </table:table-cell>
          <table:table-cell office:value-type="float" office:value="3.38">
            <text:p>3.38</text:p>
          </table:table-cell>
          <table:table-cell office:value-type="float" office:value="3.8">
            <text:p>3.8</text:p>
          </table:table-cell>
          <table:table-cell office:value-type="float" office:value="3.36">
            <text:p>3.36</text:p>
          </table:table-cell>
          <table:table-cell office:value-type="float" office:value="4.59">
            <text:p>4.59</text:p>
          </table:table-cell>
          <table:table-cell office:value-type="float" office:value="3.39">
            <text:p>3.39</text:p>
          </table:table-cell>
          <table:table-cell office:value-type="float" office:value="3.1">
            <text:p>3.1</text:p>
          </table:table-cell>
          <table:table-cell office:value-type="float" office:value="9">
            <text:p>9</text:p>
          </table:table-cell>
          <table:table-cell office:value-type="float" office:value="4.5">
            <text:p>4.5</text:p>
          </table:table-cell>
          <table:table-cell office:value-type="float" office:value="4.66">
            <text:p>4.66</text:p>
          </table:table-cell>
          <table:table-cell office:value-type="float" office:value="4.69">
            <text:p>4.69</text:p>
          </table:table-cell>
          <table:table-cell office:value-type="float" office:value="7.52">
            <text:p>7.52</text:p>
          </table:table-cell>
          <table:table-cell office:value-type="float" office:value="6.6">
            <text:p>6.6</text:p>
          </table:table-cell>
          <table:table-cell office:value-type="float" office:value="5.89">
            <text:p>5.89</text:p>
          </table:table-cell>
          <table:table-cell office:value-type="float" office:value="4.49">
            <text:p>4.49</text:p>
          </table:table-cell>
          <table:table-cell office:value-type="float" office:value="5.05">
            <text:p>5.05</text:p>
          </table:table-cell>
          <table:table-cell office:value-type="float" office:value="5.59">
            <text:p>5.59</text:p>
          </table:table-cell>
          <table:table-cell office:value-type="float" office:value="5.27">
            <text:p>5.27</text:p>
          </table:table-cell>
          <table:table-cell office:value-type="float" office:value="6.25">
            <text:p>6.25</text:p>
          </table:table-cell>
          <table:table-cell office:value-type="float" office:value="9.63">
            <text:p>9.63</text:p>
          </table:table-cell>
          <table:table-cell office:value-type="float" office:value="6.61">
            <text:p>6.61</text:p>
          </table:table-cell>
          <table:table-cell office:value-type="float" office:value="9.08">
            <text:p>9.08</text:p>
          </table:table-cell>
          <table:table-cell office:value-type="float" office:value="11.16">
            <text:p>11.16</text:p>
          </table:table-cell>
          <table:table-cell office:value-type="float" office:value="6.59">
            <text:p>6.59</text:p>
          </table:table-cell>
          <table:table-cell office:value-type="float" office:value="8.89">
            <text:p>8.89</text:p>
          </table:table-cell>
          <table:table-cell office:value-type="float" office:value="10.24">
            <text:p>10.24</text:p>
          </table:table-cell>
          <table:table-cell office:value-type="float" office:value="4.93">
            <text:p>4.93</text:p>
          </table:table-cell>
          <table:table-cell office:value-type="float" office:value="5.31">
            <text:p>5.31</text:p>
          </table:table-cell>
          <table:table-cell office:value-type="float" office:value="11.79">
            <text:p>11.79</text:p>
          </table:table-cell>
          <table:table-cell office:value-type="float" office:value="14.03">
            <text:p>14.03</text:p>
          </table:table-cell>
          <table:table-cell office:value-type="float" office:value="4.81">
            <text:p>4.81</text:p>
          </table:table-cell>
          <table:table-cell office:value-type="float" office:value="4.29">
            <text:p>4.29</text:p>
          </table:table-cell>
          <table:table-cell office:value-type="float" office:value="4.41">
            <text:p>4.41</text:p>
          </table:table-cell>
          <table:table-cell office:value-type="float" office:value="7">
            <text:p>7</text:p>
          </table:table-cell>
          <table:table-cell office:value-type="float" office:value="10.47">
            <text:p>10.47</text:p>
          </table:table-cell>
          <table:table-cell office:value-type="float" office:value="16.89">
            <text:p>16.89</text:p>
          </table:table-cell>
          <table:table-cell office:value-type="float" office:value="4.38">
            <text:p>4.38</text:p>
          </table:table-cell>
          <table:table-cell office:value-type="float" office:value="8.41">
            <text:p>8.41</text:p>
          </table:table-cell>
          <table:table-cell office:value-type="float" office:value="14.86">
            <text:p>14.86</text:p>
          </table:table-cell>
          <table:table-cell office:value-type="float" office:value="9.9">
            <text:p>9.9</text:p>
          </table:table-cell>
          <table:table-cell office:value-type="float" office:value="14.87">
            <text:p>14.87</text:p>
          </table:table-cell>
          <table:table-cell office:value-type="float" office:value="11.8">
            <text:p>11.8</text:p>
          </table:table-cell>
          <table:table-cell/>
          <table:table-cell office:value-type="float" office:value="4.93">
            <text:p>4.93</text:p>
          </table:table-cell>
          <table:table-cell office:value-type="float" office:value="9.27">
            <text:p>9.27</text:p>
          </table:table-cell>
          <table:table-cell/>
          <table:table-cell office:value-type="float" office:value="7.31">
            <text:p>7.31</text:p>
          </table:table-cell>
          <table:table-cell office:value-type="float" office:value="12.73">
            <text:p>12.73</text:p>
          </table:table-cell>
          <table:table-cell/>
          <table:table-cell office:value-type="float" office:value="8.03">
            <text:p>8.03</text:p>
          </table:table-cell>
          <table:table-cell table:number-columns-repeated="974"/>
        </table:table-row>
        <table:table-row table:style-name="ro1">
          <table:table-cell office:value-type="string">
            <text:p>United States</text:p>
          </table:table-cell>
          <table:table-cell office:value-type="float" office:value="3.78">
            <text:p>3.78</text:p>
          </table:table-cell>
          <table:table-cell office:value-type="float" office:value="4.52">
            <text:p>4.52</text:p>
          </table:table-cell>
          <table:table-cell office:value-type="float" office:value="4.57">
            <text:p>4.57</text:p>
          </table:table-cell>
          <table:table-cell office:value-type="float" office:value="3.97">
            <text:p>3.97</text:p>
          </table:table-cell>
          <table:table-cell office:value-type="float" office:value="5.57">
            <text:p>5.57</text:p>
          </table:table-cell>
          <table:table-cell office:value-type="float" office:value="4.16">
            <text:p>4.16</text:p>
          </table:table-cell>
          <table:table-cell office:value-type="float" office:value="13.5">
            <text:p>13.5</text:p>
          </table:table-cell>
          <table:table-cell office:value-type="float" office:value="5.23">
            <text:p>5.23</text:p>
          </table:table-cell>
          <table:table-cell office:value-type="float" office:value="5.4">
            <text:p>5.4</text:p>
          </table:table-cell>
          <table:table-cell office:value-type="float" office:value="3.67">
            <text:p>3.67</text:p>
          </table:table-cell>
          <table:table-cell office:value-type="float" office:value="11.4">
            <text:p>11.4</text:p>
          </table:table-cell>
          <table:table-cell office:value-type="float" office:value="7.58">
            <text:p>7.58</text:p>
          </table:table-cell>
          <table:table-cell office:value-type="float" office:value="5.5">
            <text:p>5.5</text:p>
          </table:table-cell>
          <table:table-cell office:value-type="float" office:value="6.75">
            <text:p>6.75</text:p>
          </table:table-cell>
          <table:table-cell office:value-type="float" office:value="7.91">
            <text:p>7.91</text:p>
          </table:table-cell>
          <table:table-cell office:value-type="float" office:value="6.38">
            <text:p>6.38</text:p>
          </table:table-cell>
          <table:table-cell office:value-type="float" office:value="6.35">
            <text:p>6.35</text:p>
          </table:table-cell>
          <table:table-cell office:value-type="float" office:value="7.06">
            <text:p>7.06</text:p>
          </table:table-cell>
          <table:table-cell office:value-type="float" office:value="8.63">
            <text:p>8.63</text:p>
          </table:table-cell>
          <table:table-cell office:value-type="float" office:value="7.53">
            <text:p>7.53</text:p>
          </table:table-cell>
          <table:table-cell office:value-type="float" office:value="9.35">
            <text:p>9.35</text:p>
          </table:table-cell>
          <table:table-cell office:value-type="float" office:value="6.15">
            <text:p>6.15</text:p>
          </table:table-cell>
          <table:table-cell office:value-type="float" office:value="4.27">
            <text:p>4.27</text:p>
          </table:table-cell>
          <table:table-cell office:value-type="float" office:value="9.28">
            <text:p>9.28</text:p>
          </table:table-cell>
          <table:table-cell office:value-type="float" office:value="12.63">
            <text:p>12.63</text:p>
          </table:table-cell>
          <table:table-cell office:value-type="float" office:value="7.79">
            <text:p>7.79</text:p>
          </table:table-cell>
          <table:table-cell office:value-type="float" office:value="7.22">
            <text:p>7.22</text:p>
          </table:table-cell>
          <table:table-cell office:value-type="float" office:value="10.41">
            <text:p>10.41</text:p>
          </table:table-cell>
          <table:table-cell office:value-type="float" office:value="11.08">
            <text:p>11.08</text:p>
          </table:table-cell>
          <table:table-cell office:value-type="float" office:value="5.17">
            <text:p>5.17</text:p>
          </table:table-cell>
          <table:table-cell office:value-type="float" office:value="7.42">
            <text:p>7.42</text:p>
          </table:table-cell>
          <table:table-cell office:value-type="float" office:value="8.02">
            <text:p>8.02</text:p>
          </table:table-cell>
          <table:table-cell office:value-type="float" office:value="9.32">
            <text:p>9.32</text:p>
          </table:table-cell>
          <table:table-cell office:value-type="float" office:value="15.42">
            <text:p>15.42</text:p>
          </table:table-cell>
          <table:table-cell/>
          <table:table-cell office:value-type="float" office:value="7.16">
            <text:p>7.16</text:p>
          </table:table-cell>
          <table:table-cell office:value-type="float" office:value="7.55">
            <text:p>7.55</text:p>
          </table:table-cell>
          <table:table-cell/>
          <table:table-cell office:value-type="float" office:value="9.6">
            <text:p>9.6</text:p>
          </table:table-cell>
          <table:table-cell office:value-type="float" office:value="10.84">
            <text:p>10.84</text:p>
          </table:table-cell>
          <table:table-cell office:value-type="float" office:value="6.43">
            <text:p>6.43</text:p>
          </table:table-cell>
          <table:table-cell/>
          <table:table-cell office:value-type="float" office:value="6.42">
            <text:p>6.42</text:p>
          </table:table-cell>
          <table:table-cell office:value-type="float" office:value="5.49">
            <text:p>5.49</text:p>
          </table:table-cell>
          <table:table-cell office:value-type="float" office:value="9.89">
            <text:p>9.89</text:p>
          </table:table-cell>
          <table:table-cell office:value-type="float" office:value="5.5">
            <text:p>5.5</text:p>
          </table:table-cell>
          <table:table-cell office:value-type="float" office:value="15.72">
            <text:p>15.72</text:p>
          </table:table-cell>
          <table:table-cell/>
          <table:table-cell office:value-type="float" office:value="14.38">
            <text:p>14.38</text:p>
          </table:table-cell>
          <table:table-cell table:number-columns-repeated="974"/>
        </table:table-row>
        <table:table-row table:style-name="ro1">
          <table:table-cell office:value-type="string">
            <text:p>Uruguay</text:p>
          </table:table-cell>
          <table:table-cell office:value-type="float" office:value="2.77">
            <text:p>2.77</text:p>
          </table:table-cell>
          <table:table-cell office:value-type="float" office:value="9.23">
            <text:p>9.23</text:p>
          </table:table-cell>
          <table:table-cell office:value-type="float" office:value="6">
            <text:p>6</text:p>
          </table:table-cell>
          <table:table-cell office:value-type="float" office:value="4.07">
            <text:p>4.07</text:p>
          </table:table-cell>
          <table:table-cell office:value-type="float" office:value="3.74">
            <text:p>3.74</text:p>
          </table:table-cell>
          <table:table-cell office:value-type="float" office:value="3.26">
            <text:p>3.26</text:p>
          </table:table-cell>
          <table:table-cell office:value-type="float" office:value="8.95">
            <text:p>8.95</text:p>
          </table:table-cell>
          <table:table-cell office:value-type="float" office:value="3.84">
            <text:p>3.84</text:p>
          </table:table-cell>
          <table:table-cell office:value-type="float" office:value="4.4">
            <text:p>4.4</text:p>
          </table:table-cell>
          <table:table-cell office:value-type="float" office:value="2.87">
            <text:p>2.87</text:p>
          </table:table-cell>
          <table:table-cell/>
          <table:table-cell office:value-type="float" office:value="13.3">
            <text:p>13.3</text:p>
          </table:table-cell>
          <table:table-cell office:value-type="float" office:value="12.84">
            <text:p>12.84</text:p>
          </table:table-cell>
          <table:table-cell office:value-type="float" office:value="9.74">
            <text:p>9.74</text:p>
          </table:table-cell>
          <table:table-cell office:value-type="float" office:value="9.12">
            <text:p>9.12</text:p>
          </table:table-cell>
          <table:table-cell office:value-type="float" office:value="8.44">
            <text:p>8.44</text:p>
          </table:table-cell>
          <table:table-cell office:value-type="float" office:value="5.96">
            <text:p>5.96</text:p>
          </table:table-cell>
          <table:table-cell office:value-type="float" office:value="17.86">
            <text:p>17.86</text:p>
          </table:table-cell>
          <table:table-cell/>
          <table:table-cell office:value-type="float" office:value="9.64">
            <text:p>9.64</text:p>
          </table:table-cell>
          <table:table-cell office:value-type="float" office:value="7.38">
            <text:p>7.38</text:p>
          </table:table-cell>
          <table:table-cell office:value-type="float" office:value="6.01">
            <text:p>6.01</text:p>
          </table:table-cell>
          <table:table-cell office:value-type="float" office:value="8.62">
            <text:p>8.62</text:p>
          </table:table-cell>
          <table:table-cell office:value-type="float" office:value="10.76">
            <text:p>10.76</text:p>
          </table:table-cell>
          <table:table-cell/>
          <table:table-cell office:value-type="float" office:value="4.84">
            <text:p>4.84</text:p>
          </table:table-cell>
          <table:table-cell office:value-type="float" office:value="8.42">
            <text:p>8.42</text:p>
          </table:table-cell>
          <table:table-cell office:value-type="float" office:value="12.31">
            <text:p>12.31</text:p>
          </table:table-cell>
          <table:table-cell office:value-type="float" office:value="10.17">
            <text:p>10.17</text:p>
          </table:table-cell>
          <table:table-cell office:value-type="float" office:value="5.65">
            <text:p>5.65</text:p>
          </table:table-cell>
          <table:table-cell office:value-type="float" office:value="4.22">
            <text:p>4.22</text:p>
          </table:table-cell>
          <table:table-cell office:value-type="float" office:value="5.45">
            <text:p>5.45</text:p>
          </table:table-cell>
          <table:table-cell office:value-type="float" office:value="6.62">
            <text:p>6.62</text:p>
          </table:table-cell>
          <table:table-cell office:value-type="float" office:value="10.09">
            <text:p>10.09</text:p>
          </table:table-cell>
          <table:table-cell/>
          <table:table-cell office:value-type="float" office:value="6.15">
            <text:p>6.15</text:p>
          </table:table-cell>
          <table:table-cell office:value-type="float" office:value="5.35">
            <text:p>5.35</text:p>
          </table:table-cell>
          <table:table-cell office:value-type="float" office:value="10.62">
            <text:p>10.62</text:p>
          </table:table-cell>
          <table:table-cell office:value-type="float" office:value="8.74">
            <text:p>8.74</text:p>
          </table:table-cell>
          <table:table-cell office:value-type="float" office:value="6.68">
            <text:p>6.68</text:p>
          </table:table-cell>
          <table:table-cell office:value-type="float" office:value="11.48">
            <text:p>11.48</text:p>
          </table:table-cell>
          <table:table-cell/>
          <table:table-cell office:value-type="float" office:value="5.04">
            <text:p>5.04</text:p>
          </table:table-cell>
          <table:table-cell office:value-type="float" office:value="4.45">
            <text:p>4.45</text:p>
          </table:table-cell>
          <table:table-cell office:value-type="float" office:value="6.69">
            <text:p>6.69</text:p>
          </table:table-cell>
          <table:table-cell office:value-type="float" office:value="6.56">
            <text:p>6.56</text:p>
          </table:table-cell>
          <table:table-cell office:value-type="float" office:value="9.17">
            <text:p>9.17</text:p>
          </table:table-cell>
          <table:table-cell office:value-type="float" office:value="16.49">
            <text:p>16.49</text:p>
          </table:table-cell>
          <table:table-cell office:value-type="float" office:value="6.03">
            <text:p>6.03</text:p>
          </table:table-cell>
          <table:table-cell table:number-columns-repeated="974"/>
        </table:table-row>
        <table:table-row table:style-name="ro1">
          <table:table-cell office:value-type="string">
            <text:p>Viet Nam</text:p>
          </table:table-cell>
          <table:table-cell office:value-type="float" office:value="4.31">
            <text:p>4.31</text:p>
          </table:table-cell>
          <table:table-cell office:value-type="float" office:value="7.95">
            <text:p>7.95</text:p>
          </table:table-cell>
          <table:table-cell office:value-type="float" office:value="9.69">
            <text:p>9.69</text:p>
          </table:table-cell>
          <table:table-cell office:value-type="float" office:value="7.97">
            <text:p>7.97</text:p>
          </table:table-cell>
          <table:table-cell office:value-type="float" office:value="9.88">
            <text:p>9.88</text:p>
          </table:table-cell>
          <table:table-cell office:value-type="float" office:value="5">
            <text:p>5</text:p>
          </table:table-cell>
          <table:table-cell office:value-type="float" office:value="4.52">
            <text:p>4.52</text:p>
          </table:table-cell>
          <table:table-cell office:value-type="float" office:value="4.95">
            <text:p>4.95</text:p>
          </table:table-cell>
          <table:table-cell office:value-type="float" office:value="6.73">
            <text:p>6.73</text:p>
          </table:table-cell>
          <table:table-cell office:value-type="float" office:value="5.63">
            <text:p>5.63</text:p>
          </table:table-cell>
          <table:table-cell office:value-type="float" office:value="8.23">
            <text:p>8.23</text:p>
          </table:table-cell>
          <table:table-cell/>
          <table:table-cell office:value-type="float" office:value="15.61">
            <text:p>15.61</text:p>
          </table:table-cell>
          <table:table-cell/>
          <table:table-cell office:value-type="float" office:value="14.53">
            <text:p>14.53</text:p>
          </table:table-cell>
          <table:table-cell office:value-type="float" office:value="21.86">
            <text:p>21.86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float" office:value="12.27">
            <text:p>12.27</text:p>
          </table:table-cell>
          <table:table-cell/>
          <table:table-cell office:value-type="float" office:value="12.3">
            <text:p>12.3</text:p>
          </table:table-cell>
          <table:table-cell table:number-columns-repeated="4"/>
          <table:table-cell office:value-type="float" office:value="11.55">
            <text:p>11.55</text:p>
          </table:table-cell>
          <table:table-cell/>
          <table:table-cell office:value-type="float" office:value="9.22">
            <text:p>9.22</text:p>
          </table:table-cell>
          <table:table-cell office:value-type="float" office:value="5.26">
            <text:p>5.26</text:p>
          </table:table-cell>
          <table:table-cell/>
          <table:table-cell office:value-type="float" office:value="10.36">
            <text:p>10.36</text:p>
          </table:table-cell>
          <table:table-cell office:value-type="float" office:value="8.56">
            <text:p>8.56</text:p>
          </table:table-cell>
          <table:table-cell office:value-type="float" office:value="16.08">
            <text:p>16.08</text:p>
          </table:table-cell>
          <table:table-cell office:value-type="float" office:value="6.61">
            <text:p>6.61</text:p>
          </table:table-cell>
          <table:table-cell office:value-type="float" office:value="8.36">
            <text:p>8.36</text:p>
          </table:table-cell>
          <table:table-cell office:value-type="float" office:value="11.92">
            <text:p>11.92</text:p>
          </table:table-cell>
          <table:table-cell office:value-type="float" office:value="13.05">
            <text:p>13.05</text:p>
          </table:table-cell>
          <table:table-cell office:value-type="float" office:value="7.94">
            <text:p>7.94</text:p>
          </table:table-cell>
          <table:table-cell office:value-type="float" office:value="15.17">
            <text:p>15.17</text:p>
          </table:table-cell>
          <table:table-cell/>
          <table:table-cell office:value-type="float" office:value="7.18">
            <text:p>7.18</text:p>
          </table:table-cell>
          <table:table-cell office:value-type="float" office:value="16.43">
            <text:p>16.43</text:p>
          </table:table-cell>
          <table:table-cell office:value-type="float" office:value="29.48">
            <text:p>29.48</text:p>
          </table:table-cell>
          <table:table-cell office:value-type="float" office:value="14.79">
            <text:p>14.79</text:p>
          </table:table-cell>
          <table:table-cell/>
          <table:table-cell office:value-type="float" office:value="8.96">
            <text:p>8.96</text:p>
          </table:table-cell>
          <table:table-cell office:value-type="float" office:value="15.52">
            <text:p>15.52</text:p>
          </table:table-cell>
          <table:table-cell table:number-columns-repeated="974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pulation share" table:style-name="ta7" table:print="false">
        <office:forms form:automatic-focus="false" form:apply-design-mode="false"/>
        <table:table-column table:style-name="co6" table:default-cell-style-name="ce1"/>
        <table:table-column table:style-name="co6" table:number-columns-repeated="1023" table:default-cell-style-name="Default"/>
        <table:table-row table:style-name="ro1">
          <table:table-cell/>
          <table:table-cell table:style-name="ce1" office:value-type="string">
            <text:p>Country</text:p>
          </table:table-cell>
          <table:table-cell table:style-name="ce1" office:value-type="string">
            <text:p>ISCO.1xxx.Managers</text:p>
          </table:table-cell>
          <table:table-cell table:style-name="ce1" office:value-type="string">
            <text:p>ISCO.2xxx.Professionals</text:p>
          </table:table-cell>
          <table:table-cell table:style-name="ce1" office:value-type="string">
            <text:p>ISCO.3xxx.Technicians.and.associate.professionals</text:p>
          </table:table-cell>
          <table:table-cell table:style-name="ce1" office:value-type="string">
            <text:p>ISCO.4xxx.Clerical.support.workers</text:p>
          </table:table-cell>
          <table:table-cell table:style-name="ce1" office:value-type="string">
            <text:p>ISCO.5xxx.Service.and.sales.workers</text:p>
          </table:table-cell>
          <table:table-cell table:style-name="ce1" office:value-type="string">
            <text:p>ISCO.6xxx.Skilled.agricultural..forestry.and</text:p>
          </table:table-cell>
          <table:table-cell table:style-name="ce1" office:value-type="string">
            <text:p>ISCO.7xxx.Craft.and.related.trades</text:p>
          </table:table-cell>
          <table:table-cell table:style-name="ce1" office:value-type="string">
            <text:p>ISCO.8xxx.Plant.and.machine.operators.</text:p>
          </table:table-cell>
          <table:table-cell table:style-name="ce1" office:value-type="string">
            <text:p>ISCO.9xxx.Elementary.occupations</text:p>
          </table:table-cell>
          <table:table-cell table:style-name="ce1" office:value-type="string">
            <text:p>ISCO.11xx.Chief.executives..senior.officials</text:p>
          </table:table-cell>
          <table:table-cell table:style-name="ce1" office:value-type="string">
            <text:p>ISCO.12xx.Administrative.and.commercial.managers</text:p>
          </table:table-cell>
          <table:table-cell table:style-name="ce1" office:value-type="string">
            <text:p>ISCO.13xx.Production.and.specialised.services</text:p>
          </table:table-cell>
          <table:table-cell table:style-name="ce1" office:value-type="string">
            <text:p>ISCO.14xx.Hospitality..retail.and.other</text:p>
          </table:table-cell>
          <table:table-cell table:style-name="ce1" office:value-type="string">
            <text:p>ISCO.21xx.Science.and.engineering.professionals</text:p>
          </table:table-cell>
          <table:table-cell table:style-name="ce1" office:value-type="string">
            <text:p>ISCO.22xx.Health.professionals</text:p>
          </table:table-cell>
          <table:table-cell table:style-name="ce1" office:value-type="string">
            <text:p>ISCO.23xx.Teaching.professionals</text:p>
          </table:table-cell>
          <table:table-cell table:style-name="ce1" office:value-type="string">
            <text:p>ISCO.24xx.Business.and.administration.professionals</text:p>
          </table:table-cell>
          <table:table-cell table:style-name="ce1" office:value-type="string">
            <text:p>ISCO.25xx.Information.and.communications.technology</text:p>
          </table:table-cell>
          <table:table-cell table:style-name="ce1" office:value-type="string">
            <text:p>ISCO.26xx.Legal..social.and.cultural</text:p>
          </table:table-cell>
          <table:table-cell table:style-name="ce1" office:value-type="string">
            <text:p>ISCO.31xx.Science.and.engineering.associate</text:p>
          </table:table-cell>
          <table:table-cell table:style-name="ce1" office:value-type="string">
            <text:p>ISCO.32xx.Health.associate.professionals</text:p>
          </table:table-cell>
          <table:table-cell table:style-name="ce1" office:value-type="string">
            <text:p>ISCO.33xx.Business.and.administration.associate</text:p>
          </table:table-cell>
          <table:table-cell table:style-name="ce1" office:value-type="string">
            <text:p>ISCO.34xx.Legal..social..cultural.and</text:p>
          </table:table-cell>
          <table:table-cell table:style-name="ce1" office:value-type="string">
            <text:p>ISCO.35xx.Information.and.communications.technicians</text:p>
          </table:table-cell>
          <table:table-cell table:style-name="ce1" office:value-type="string">
            <text:p>ISCO.41xx.General.and.keyboard.clerks</text:p>
          </table:table-cell>
          <table:table-cell table:style-name="ce1" office:value-type="string">
            <text:p>ISCO.42xx.Customer.services.clerks</text:p>
          </table:table-cell>
          <table:table-cell table:style-name="ce1" office:value-type="string">
            <text:p>ISCO.43xx.Numerical.and.material.recording</text:p>
          </table:table-cell>
          <table:table-cell table:style-name="ce1" office:value-type="string">
            <text:p>ISCO.44xx.Other.clerical.support.workers</text:p>
          </table:table-cell>
          <table:table-cell table:style-name="ce1" office:value-type="string">
            <text:p>ISCO.51xx.Personal.service.workers</text:p>
          </table:table-cell>
          <table:table-cell table:style-name="ce1" office:value-type="string">
            <text:p>ISCO.52xx.Sales.workers</text:p>
          </table:table-cell>
          <table:table-cell table:style-name="ce1" office:value-type="string">
            <text:p>ISCO.53xx.Personal.care.workers</text:p>
          </table:table-cell>
          <table:table-cell table:style-name="ce1" office:value-type="string">
            <text:p>ISCO.54xx.Protective.services.workers</text:p>
          </table:table-cell>
          <table:table-cell table:style-name="ce1" office:value-type="string">
            <text:p>ISCO.61xx.Market.oriented.skilled.agricultural.workers</text:p>
          </table:table-cell>
          <table:table-cell table:style-name="ce1" office:value-type="string">
            <text:p>ISCO.62xx.Market.oriented.skilled.forestry..fishery</text:p>
          </table:table-cell>
          <table:table-cell table:style-name="ce1" office:value-type="string">
            <text:p>ISCO.71xx.Building.and.related.trades</text:p>
          </table:table-cell>
          <table:table-cell table:style-name="ce1" office:value-type="string">
            <text:p>ISCO.72xx.Metal..machinery.and.related</text:p>
          </table:table-cell>
          <table:table-cell table:style-name="ce1" office:value-type="string">
            <text:p>ISCO.73xx.Handicraft.and.printing.workers</text:p>
          </table:table-cell>
          <table:table-cell table:style-name="ce1" office:value-type="string">
            <text:p>ISCO.74xx.Electrical.and.electronic.trades</text:p>
          </table:table-cell>
          <table:table-cell table:style-name="ce1" office:value-type="string">
            <text:p>ISCO.75xx.Food.processing..wood.working.</text:p>
          </table:table-cell>
          <table:table-cell table:style-name="ce1" office:value-type="string">
            <text:p>ISCO.81xx.Stationary.plant.and.machine</text:p>
          </table:table-cell>
          <table:table-cell table:style-name="ce1" office:value-type="string">
            <text:p>ISCO.82xx.Assemblers</text:p>
          </table:table-cell>
          <table:table-cell table:style-name="ce1" office:value-type="string">
            <text:p>ISCO.83xx.Drivers.and.mobile.plant</text:p>
          </table:table-cell>
          <table:table-cell table:style-name="ce1" office:value-type="string">
            <text:p>ISCO.91xx.Cleaners.and.helpers</text:p>
          </table:table-cell>
          <table:table-cell table:style-name="ce1" office:value-type="string">
            <text:p>ISCO.92xx.Agricultural..forestry.and.fishery</text:p>
          </table:table-cell>
          <table:table-cell table:style-name="ce1" office:value-type="string">
            <text:p>ISCO.93xx.Labourers.in.mining..construction.</text:p>
          </table:table-cell>
          <table:table-cell table:style-name="ce1" office:value-type="string">
            <text:p>ISCO.94xx.Food.preparation.assistants</text:p>
          </table:table-cell>
          <table:table-cell table:style-name="ce1" office:value-type="string">
            <text:p>ISCO.95xx.Street.and.related.sales</text:p>
          </table:table-cell>
          <table:table-cell table:style-name="ce1" office:value-type="string">
            <text:p>ISCO.96xx.Refuse.workers.and.other</text:p>
          </table:table-cell>
          <table:table-cell table:style-name="ce1" table:number-columns-repeated="974"/>
        </table:table-row>
        <table:table-row table:style-name="ro1">
          <table:table-cell office:value-type="string">
            <text:p>Albania</text:p>
          </table:table-cell>
          <table:table-cell office:value-type="float" office:value="42466.3">
            <text:p>42466.3</text:p>
          </table:table-cell>
          <table:table-cell office:value-type="float" office:value="4373.46">
            <text:p>4373.46</text:p>
          </table:table-cell>
          <table:table-cell office:value-type="float" office:value="6221.07">
            <text:p>6221.07</text:p>
          </table:table-cell>
          <table:table-cell office:value-type="float" office:value="2066.91">
            <text:p>2066.91</text:p>
          </table:table-cell>
          <table:table-cell office:value-type="float" office:value="871.47">
            <text:p>871.47</text:p>
          </table:table-cell>
          <table:table-cell office:value-type="float" office:value="6675.13">
            <text:p>6675.13</text:p>
          </table:table-cell>
          <table:table-cell office:value-type="float" office:value="2144.7">
            <text:p>2144.7</text:p>
          </table:table-cell>
          <table:table-cell office:value-type="float" office:value="10250.14">
            <text:p>10250.14</text:p>
          </table:table-cell>
          <table:table-cell office:value-type="float" office:value="3783.68">
            <text:p>3783.68</text:p>
          </table:table-cell>
          <table:table-cell office:value-type="float" office:value="30143.23">
            <text:p>30143.23</text:p>
          </table:table-cell>
          <table:table-cell office:value-type="float" office:value="336.11">
            <text:p>336.11</text:p>
          </table:table-cell>
          <table:table-cell office:value-type="float" office:value="1820.56">
            <text:p>1820.56</text:p>
          </table:table-cell>
          <table:table-cell office:value-type="float" office:value="1852.47">
            <text:p>1852.47</text:p>
          </table:table-cell>
          <table:table-cell office:value-type="float" office:value="501.85">
            <text:p>501.85</text:p>
          </table:table-cell>
          <table:table-cell office:value-type="float" office:value="1572.39">
            <text:p>1572.39</text:p>
          </table:table-cell>
          <table:table-cell office:value-type="float" office:value="1197.7">
            <text:p>1197.7</text:p>
          </table:table-cell>
          <table:table-cell office:value-type="float" office:value="2521.63">
            <text:p>2521.63</text:p>
          </table:table-cell>
          <table:table-cell office:value-type="float" office:value="103.25">
            <text:p>103.25</text:p>
          </table:table-cell>
          <table:table-cell office:value-type="float" office:value="32.29">
            <text:p>32.29</text:p>
          </table:table-cell>
          <table:table-cell office:value-type="float" office:value="1578.25">
            <text:p>1578.25</text:p>
          </table:table-cell>
          <table:table-cell office:value-type="float" office:value="276.93">
            <text:p>276.93</text:p>
          </table:table-cell>
          <table:table-cell office:value-type="float" office:value="238.48">
            <text:p>238.48</text:p>
          </table:table-cell>
          <table:table-cell office:value-type="float" office:value="1365.69">
            <text:p>1365.69</text:p>
          </table:table-cell>
          <table:table-cell office:value-type="float" office:value="131.45">
            <text:p>131.45</text:p>
          </table:table-cell>
          <table:table-cell office:value-type="float" office:value="69.48">
            <text:p>69.48</text:p>
          </table:table-cell>
          <table:table-cell office:value-type="float" office:value="416.55">
            <text:p>416.55</text:p>
          </table:table-cell>
          <table:table-cell office:value-type="float" office:value="125.11">
            <text:p>125.11</text:p>
          </table:table-cell>
          <table:table-cell office:value-type="float" office:value="227.3">
            <text:p>227.3</text:p>
          </table:table-cell>
          <table:table-cell office:value-type="float" office:value="112.09">
            <text:p>112.09</text:p>
          </table:table-cell>
          <table:table-cell office:value-type="float" office:value="2296.3">
            <text:p>2296.3</text:p>
          </table:table-cell>
          <table:table-cell office:value-type="float" office:value="3381.68">
            <text:p>3381.68</text:p>
          </table:table-cell>
          <table:table-cell office:value-type="float" office:value="89.41">
            <text:p>89.41</text:p>
          </table:table-cell>
          <table:table-cell office:value-type="float" office:value="1200.76">
            <text:p>1200.76</text:p>
          </table:table-cell>
          <table:table-cell office:value-type="float" office:value="1993.63">
            <text:p>1993.63</text:p>
          </table:table-cell>
          <table:table-cell office:value-type="float" office:value="141.77">
            <text:p>141.77</text:p>
          </table:table-cell>
          <table:table-cell office:value-type="float" office:value="5572.24">
            <text:p>5572.24</text:p>
          </table:table-cell>
          <table:table-cell office:value-type="float" office:value="1249.97">
            <text:p>1249.97</text:p>
          </table:table-cell>
          <table:table-cell office:value-type="float" office:value="176.7">
            <text:p>176.7</text:p>
          </table:table-cell>
          <table:table-cell office:value-type="float" office:value="792.75">
            <text:p>792.75</text:p>
          </table:table-cell>
          <table:table-cell office:value-type="float" office:value="3213.86">
            <text:p>3213.86</text:p>
          </table:table-cell>
          <table:table-cell office:value-type="float" office:value="803.33">
            <text:p>803.33</text:p>
          </table:table-cell>
          <table:table-cell office:value-type="float" office:value="9.79">
            <text:p>9.79</text:p>
          </table:table-cell>
          <table:table-cell office:value-type="float" office:value="2990.94">
            <text:p>2990.94</text:p>
          </table:table-cell>
          <table:table-cell office:value-type="float" office:value="860.89">
            <text:p>860.89</text:p>
          </table:table-cell>
          <table:table-cell office:value-type="float" office:value="175.33">
            <text:p>175.33</text:p>
          </table:table-cell>
          <table:table-cell office:value-type="float" office:value="790.03">
            <text:p>790.03</text:p>
          </table:table-cell>
          <table:table-cell office:value-type="float" office:value="1576.22">
            <text:p>1576.22</text:p>
          </table:table-cell>
          <table:table-cell office:value-type="float" office:value="36.28">
            <text:p>36.28</text:p>
          </table:table-cell>
          <table:table-cell office:value-type="float" office:value="670.79">
            <text:p>670.79</text:p>
          </table:table-cell>
          <table:table-cell table:number-columns-repeated="974"/>
        </table:table-row>
        <table:table-row table:style-name="ro1">
          <table:table-cell office:value-type="string">
            <text:p>Argentina</text:p>
          </table:table-cell>
          <table:table-cell office:value-type="float" office:value="545941.83">
            <text:p>545941.83</text:p>
          </table:table-cell>
          <table:table-cell office:value-type="float" office:value="27720.29">
            <text:p>27720.29</text:p>
          </table:table-cell>
          <table:table-cell office:value-type="float" office:value="106021.96">
            <text:p>106021.96</text:p>
          </table:table-cell>
          <table:table-cell office:value-type="float" office:value="48475.81">
            <text:p>48475.81</text:p>
          </table:table-cell>
          <table:table-cell office:value-type="float" office:value="43937.18">
            <text:p>43937.18</text:p>
          </table:table-cell>
          <table:table-cell office:value-type="float" office:value="144095.09">
            <text:p>144095.09</text:p>
          </table:table-cell>
          <table:table-cell office:value-type="float" office:value="10287.94">
            <text:p>10287.94</text:p>
          </table:table-cell>
          <table:table-cell office:value-type="float" office:value="129781.26">
            <text:p>129781.26</text:p>
          </table:table-cell>
          <table:table-cell office:value-type="float" office:value="63038.22">
            <text:p>63038.22</text:p>
          </table:table-cell>
          <table:table-cell office:value-type="float" office:value="358209.6">
            <text:p>358209.6</text:p>
          </table:table-cell>
          <table:table-cell office:value-type="float" office:value="9492.23">
            <text:p>9492.23</text:p>
          </table:table-cell>
          <table:table-cell office:value-type="float" office:value="3785.51">
            <text:p>3785.51</text:p>
          </table:table-cell>
          <table:table-cell office:value-type="float" office:value="7105.21">
            <text:p>7105.21</text:p>
          </table:table-cell>
          <table:table-cell office:value-type="float" office:value="7792.2">
            <text:p>7792.2</text:p>
          </table:table-cell>
          <table:table-cell office:value-type="float" office:value="11163.92">
            <text:p>11163.92</text:p>
          </table:table-cell>
          <table:table-cell office:value-type="float" office:value="26305.07">
            <text:p>26305.07</text:p>
          </table:table-cell>
          <table:table-cell office:value-type="float" office:value="52111.77">
            <text:p>52111.77</text:p>
          </table:table-cell>
          <table:table-cell office:value-type="float" office:value="8241.42">
            <text:p>8241.42</text:p>
          </table:table-cell>
          <table:table-cell office:value-type="float" office:value="3189.69">
            <text:p>3189.69</text:p>
          </table:table-cell>
          <table:table-cell office:value-type="float" office:value="13848.92">
            <text:p>13848.92</text:p>
          </table:table-cell>
          <table:table-cell office:value-type="float" office:value="9690.37">
            <text:p>9690.37</text:p>
          </table:table-cell>
          <table:table-cell office:value-type="float" office:value="7491.02">
            <text:p>7491.02</text:p>
          </table:table-cell>
          <table:table-cell office:value-type="float" office:value="24278.57">
            <text:p>24278.57</text:p>
          </table:table-cell>
          <table:table-cell office:value-type="float" office:value="6637.58">
            <text:p>6637.58</text:p>
          </table:table-cell>
          <table:table-cell office:value-type="float" office:value="1474.64">
            <text:p>1474.64</text:p>
          </table:table-cell>
          <table:table-cell office:value-type="float" office:value="17736.55">
            <text:p>17736.55</text:p>
          </table:table-cell>
          <table:table-cell office:value-type="float" office:value="11723.37">
            <text:p>11723.37</text:p>
          </table:table-cell>
          <table:table-cell office:value-type="float" office:value="7092.25">
            <text:p>7092.25</text:p>
          </table:table-cell>
          <table:table-cell office:value-type="float" office:value="7911.51">
            <text:p>7911.51</text:p>
          </table:table-cell>
          <table:table-cell office:value-type="float" office:value="34040.01">
            <text:p>34040.01</text:p>
          </table:table-cell>
          <table:table-cell office:value-type="float" office:value="66214.7">
            <text:p>66214.7</text:p>
          </table:table-cell>
          <table:table-cell office:value-type="float" office:value="18615.35">
            <text:p>18615.35</text:p>
          </table:table-cell>
          <table:table-cell office:value-type="float" office:value="31197.58">
            <text:p>31197.58</text:p>
          </table:table-cell>
          <table:table-cell office:value-type="float" office:value="8097.52">
            <text:p>8097.52</text:p>
          </table:table-cell>
          <table:table-cell office:value-type="float" office:value="603.79">
            <text:p>603.79</text:p>
          </table:table-cell>
          <table:table-cell office:value-type="float" office:value="69332.62">
            <text:p>69332.62</text:p>
          </table:table-cell>
          <table:table-cell office:value-type="float" office:value="20699.63">
            <text:p>20699.63</text:p>
          </table:table-cell>
          <table:table-cell office:value-type="float" office:value="3743.62">
            <text:p>3743.62</text:p>
          </table:table-cell>
          <table:table-cell office:value-type="float" office:value="8690.74">
            <text:p>8690.74</text:p>
          </table:table-cell>
          <table:table-cell office:value-type="float" office:value="29794.28">
            <text:p>29794.28</text:p>
          </table:table-cell>
          <table:table-cell office:value-type="float" office:value="14432.51">
            <text:p>14432.51</text:p>
          </table:table-cell>
          <table:table-cell office:value-type="float" office:value="194.18">
            <text:p>194.18</text:p>
          </table:table-cell>
          <table:table-cell office:value-type="float" office:value="48734.89">
            <text:p>48734.89</text:p>
          </table:table-cell>
          <table:table-cell office:value-type="float" office:value="65900.11">
            <text:p>65900.11</text:p>
          </table:table-cell>
          <table:table-cell office:value-type="float" office:value="15137.31">
            <text:p>15137.31</text:p>
          </table:table-cell>
          <table:table-cell office:value-type="float" office:value="6912.73">
            <text:p>6912.73</text:p>
          </table:table-cell>
          <table:table-cell office:value-type="float" office:value="1125.19">
            <text:p>1125.19</text:p>
          </table:table-cell>
          <table:table-cell office:value-type="float" office:value="1809.83">
            <text:p>1809.83</text:p>
          </table:table-cell>
          <table:table-cell office:value-type="float" office:value="16808.37">
            <text:p>16808.37</text:p>
          </table:table-cell>
          <table:table-cell table:number-columns-repeated="974"/>
        </table:table-row>
        <table:table-row table:style-name="ro1">
          <table:table-cell office:value-type="string">
            <text:p>Australia</text:p>
          </table:table-cell>
          <table:table-cell office:value-type="float" office:value="250711.3">
            <text:p>250711.3</text:p>
          </table:table-cell>
          <table:table-cell office:value-type="float" office:value="62950.95">
            <text:p>62950.95</text:p>
          </table:table-cell>
          <table:table-cell office:value-type="float" office:value="87962.47">
            <text:p>87962.47</text:p>
          </table:table-cell>
          <table:table-cell office:value-type="float" office:value="42328.03">
            <text:p>42328.03</text:p>
          </table:table-cell>
          <table:table-cell office:value-type="float" office:value="26371.83">
            <text:p>26371.83</text:p>
          </table:table-cell>
          <table:table-cell office:value-type="float" office:value="50556.33">
            <text:p>50556.33</text:p>
          </table:table-cell>
          <table:table-cell office:value-type="float" office:value="8127.95">
            <text:p>8127.95</text:p>
          </table:table-cell>
          <table:table-cell office:value-type="float" office:value="48175.67">
            <text:p>48175.67</text:p>
          </table:table-cell>
          <table:table-cell office:value-type="float" office:value="21508.6">
            <text:p>21508.6</text:p>
          </table:table-cell>
          <table:table-cell office:value-type="float" office:value="89878.7">
            <text:p>89878.7</text:p>
          </table:table-cell>
          <table:table-cell office:value-type="float" office:value="3920.2">
            <text:p>3920.2</text:p>
          </table:table-cell>
          <table:table-cell office:value-type="float" office:value="24632.64">
            <text:p>24632.64</text:p>
          </table:table-cell>
          <table:table-cell office:value-type="float" office:value="23165.05">
            <text:p>23165.05</text:p>
          </table:table-cell>
          <table:table-cell office:value-type="float" office:value="7477.2">
            <text:p>7477.2</text:p>
          </table:table-cell>
          <table:table-cell office:value-type="float" office:value="15117.11">
            <text:p>15117.11</text:p>
          </table:table-cell>
          <table:table-cell office:value-type="float" office:value="18027.5">
            <text:p>18027.5</text:p>
          </table:table-cell>
          <table:table-cell office:value-type="float" office:value="32527.91">
            <text:p>32527.91</text:p>
          </table:table-cell>
          <table:table-cell office:value-type="float" office:value="19704.24">
            <text:p>19704.24</text:p>
          </table:table-cell>
          <table:table-cell office:value-type="float" office:value="5928.59">
            <text:p>5928.59</text:p>
          </table:table-cell>
          <table:table-cell office:value-type="float" office:value="8512.36">
            <text:p>8512.36</text:p>
          </table:table-cell>
          <table:table-cell office:value-type="float" office:value="2353.15">
            <text:p>2353.15</text:p>
          </table:table-cell>
          <table:table-cell office:value-type="float" office:value="18533.83">
            <text:p>18533.83</text:p>
          </table:table-cell>
          <table:table-cell office:value-type="float" office:value="12997.23">
            <text:p>12997.23</text:p>
          </table:table-cell>
          <table:table-cell office:value-type="float" office:value="8311.3">
            <text:p>8311.3</text:p>
          </table:table-cell>
          <table:table-cell office:value-type="float" office:value="1518.29">
            <text:p>1518.29</text:p>
          </table:table-cell>
          <table:table-cell office:value-type="float" office:value="9776.75">
            <text:p>9776.75</text:p>
          </table:table-cell>
          <table:table-cell office:value-type="float" office:value="10796.42">
            <text:p>10796.42</text:p>
          </table:table-cell>
          <table:table-cell office:value-type="float" office:value="3509.74">
            <text:p>3509.74</text:p>
          </table:table-cell>
          <table:table-cell office:value-type="float" office:value="2063.91">
            <text:p>2063.91</text:p>
          </table:table-cell>
          <table:table-cell office:value-type="float" office:value="11763.22">
            <text:p>11763.22</text:p>
          </table:table-cell>
          <table:table-cell office:value-type="float" office:value="21429.25">
            <text:p>21429.25</text:p>
          </table:table-cell>
          <table:table-cell office:value-type="float" office:value="12579.57">
            <text:p>12579.57</text:p>
          </table:table-cell>
          <table:table-cell office:value-type="float" office:value="6743.51">
            <text:p>6743.51</text:p>
          </table:table-cell>
          <table:table-cell office:value-type="float" office:value="7699.19">
            <text:p>7699.19</text:p>
          </table:table-cell>
          <table:table-cell office:value-type="float" office:value="266.67">
            <text:p>266.67</text:p>
          </table:table-cell>
          <table:table-cell office:value-type="float" office:value="18269.43">
            <text:p>18269.43</text:p>
          </table:table-cell>
          <table:table-cell office:value-type="float" office:value="12112.85">
            <text:p>12112.85</text:p>
          </table:table-cell>
          <table:table-cell office:value-type="float" office:value="1240.24">
            <text:p>1240.24</text:p>
          </table:table-cell>
          <table:table-cell office:value-type="float" office:value="6381.57">
            <text:p>6381.57</text:p>
          </table:table-cell>
          <table:table-cell office:value-type="float" office:value="6263.44">
            <text:p>6263.44</text:p>
          </table:table-cell>
          <table:table-cell office:value-type="float" office:value="3087.47">
            <text:p>3087.47</text:p>
          </table:table-cell>
          <table:table-cell/>
          <table:table-cell office:value-type="float" office:value="18469.45">
            <text:p>18469.45</text:p>
          </table:table-cell>
          <table:table-cell office:value-type="float" office:value="10756.14">
            <text:p>10756.14</text:p>
          </table:table-cell>
          <table:table-cell office:value-type="float" office:value="2429.21">
            <text:p>2429.21</text:p>
          </table:table-cell>
          <table:table-cell office:value-type="float" office:value="12508.67">
            <text:p>12508.67</text:p>
          </table:table-cell>
          <table:table-cell office:value-type="float" office:value="4427.27">
            <text:p>4427.27</text:p>
          </table:table-cell>
          <table:table-cell office:value-type="float" office:value="4.79">
            <text:p>4.79</text:p>
          </table:table-cell>
          <table:table-cell office:value-type="float" office:value="1650.21">
            <text:p>1650.21</text:p>
          </table:table-cell>
          <table:table-cell table:number-columns-repeated="974"/>
        </table:table-row>
        <table:table-row table:style-name="ro1">
          <table:table-cell office:value-type="string">
            <text:p>Belgium</text:p>
          </table:table-cell>
          <table:table-cell office:value-type="float" office:value="117888.74">
            <text:p>117888.74</text:p>
          </table:table-cell>
          <table:table-cell office:value-type="float" office:value="18378.02">
            <text:p>18378.02</text:p>
          </table:table-cell>
          <table:table-cell office:value-type="float" office:value="33392.84">
            <text:p>33392.84</text:p>
          </table:table-cell>
          <table:table-cell office:value-type="float" office:value="26282.24">
            <text:p>26282.24</text:p>
          </table:table-cell>
          <table:table-cell office:value-type="float" office:value="17176.18">
            <text:p>17176.18</text:p>
          </table:table-cell>
          <table:table-cell office:value-type="float" office:value="27167.02">
            <text:p>27167.02</text:p>
          </table:table-cell>
          <table:table-cell office:value-type="float" office:value="2582.14">
            <text:p>2582.14</text:p>
          </table:table-cell>
          <table:table-cell office:value-type="float" office:value="23152.3">
            <text:p>23152.3</text:p>
          </table:table-cell>
          <table:table-cell office:value-type="float" office:value="11217.31">
            <text:p>11217.31</text:p>
          </table:table-cell>
          <table:table-cell office:value-type="float" office:value="45346.41">
            <text:p>45346.41</text:p>
          </table:table-cell>
          <table:table-cell office:value-type="float" office:value="1949.48">
            <text:p>1949.48</text:p>
          </table:table-cell>
          <table:table-cell office:value-type="float" office:value="5069.6">
            <text:p>5069.6</text:p>
          </table:table-cell>
          <table:table-cell office:value-type="float" office:value="6318.56">
            <text:p>6318.56</text:p>
          </table:table-cell>
          <table:table-cell office:value-type="float" office:value="5614.99">
            <text:p>5614.99</text:p>
          </table:table-cell>
          <table:table-cell office:value-type="float" office:value="5489.63">
            <text:p>5489.63</text:p>
          </table:table-cell>
          <table:table-cell office:value-type="float" office:value="8211.02">
            <text:p>8211.02</text:p>
          </table:table-cell>
          <table:table-cell office:value-type="float" office:value="13022.35">
            <text:p>13022.35</text:p>
          </table:table-cell>
          <table:table-cell office:value-type="float" office:value="3824.06">
            <text:p>3824.06</text:p>
          </table:table-cell>
          <table:table-cell office:value-type="float" office:value="2367.19">
            <text:p>2367.19</text:p>
          </table:table-cell>
          <table:table-cell office:value-type="float" office:value="5280.74">
            <text:p>5280.74</text:p>
          </table:table-cell>
          <table:table-cell office:value-type="float" office:value="6147.25">
            <text:p>6147.25</text:p>
          </table:table-cell>
          <table:table-cell office:value-type="float" office:value="4952.75">
            <text:p>4952.75</text:p>
          </table:table-cell>
          <table:table-cell office:value-type="float" office:value="12160.87">
            <text:p>12160.87</text:p>
          </table:table-cell>
          <table:table-cell office:value-type="float" office:value="3935.21">
            <text:p>3935.21</text:p>
          </table:table-cell>
          <table:table-cell office:value-type="float" office:value="741.99">
            <text:p>741.99</text:p>
          </table:table-cell>
          <table:table-cell office:value-type="float" office:value="8766.79">
            <text:p>8766.79</text:p>
          </table:table-cell>
          <table:table-cell office:value-type="float" office:value="3242">
            <text:p>3242</text:p>
          </table:table-cell>
          <table:table-cell office:value-type="float" office:value="3475.32">
            <text:p>3475.32</text:p>
          </table:table-cell>
          <table:table-cell office:value-type="float" office:value="2064.75">
            <text:p>2064.75</text:p>
          </table:table-cell>
          <table:table-cell office:value-type="float" office:value="6695.29">
            <text:p>6695.29</text:p>
          </table:table-cell>
          <table:table-cell office:value-type="float" office:value="9726.85">
            <text:p>9726.85</text:p>
          </table:table-cell>
          <table:table-cell office:value-type="float" office:value="9170.62">
            <text:p>9170.62</text:p>
          </table:table-cell>
          <table:table-cell office:value-type="float" office:value="2641.11">
            <text:p>2641.11</text:p>
          </table:table-cell>
          <table:table-cell office:value-type="float" office:value="2439.34">
            <text:p>2439.34</text:p>
          </table:table-cell>
          <table:table-cell office:value-type="float" office:value="138.74">
            <text:p>138.74</text:p>
          </table:table-cell>
          <table:table-cell office:value-type="float" office:value="9391">
            <text:p>9391</text:p>
          </table:table-cell>
          <table:table-cell office:value-type="float" office:value="5194.54">
            <text:p>5194.54</text:p>
          </table:table-cell>
          <table:table-cell office:value-type="float" office:value="1262.08">
            <text:p>1262.08</text:p>
          </table:table-cell>
          <table:table-cell office:value-type="float" office:value="3295.67">
            <text:p>3295.67</text:p>
          </table:table-cell>
          <table:table-cell office:value-type="float" office:value="4463.36">
            <text:p>4463.36</text:p>
          </table:table-cell>
          <table:table-cell office:value-type="float" office:value="2546.31">
            <text:p>2546.31</text:p>
          </table:table-cell>
          <table:table-cell office:value-type="float" office:value="910.08">
            <text:p>910.08</text:p>
          </table:table-cell>
          <table:table-cell office:value-type="float" office:value="7269.69">
            <text:p>7269.69</text:p>
          </table:table-cell>
          <table:table-cell office:value-type="float" office:value="12862.82">
            <text:p>12862.82</text:p>
          </table:table-cell>
          <table:table-cell office:value-type="float" office:value="341.88">
            <text:p>341.88</text:p>
          </table:table-cell>
          <table:table-cell office:value-type="float" office:value="3612.03">
            <text:p>3612.03</text:p>
          </table:table-cell>
          <table:table-cell office:value-type="float" office:value="1423.51">
            <text:p>1423.51</text:p>
          </table:table-cell>
          <table:table-cell office:value-type="float" office:value="31.08">
            <text:p>31.08</text:p>
          </table:table-cell>
          <table:table-cell office:value-type="float" office:value="1680.31">
            <text:p>1680.31</text:p>
          </table:table-cell>
          <table:table-cell table:number-columns-repeated="974"/>
        </table:table-row>
        <table:table-row table:style-name="ro1">
          <table:table-cell office:value-type="string">
            <text:p>Brazil</text:p>
          </table:table-cell>
          <table:table-cell office:value-type="float" office:value="2359986.44">
            <text:p>2359986.44</text:p>
          </table:table-cell>
          <table:table-cell office:value-type="float" office:value="299635.12">
            <text:p>299635.12</text:p>
          </table:table-cell>
          <table:table-cell office:value-type="float" office:value="368721.86">
            <text:p>368721.86</text:p>
          </table:table-cell>
          <table:table-cell office:value-type="float" office:value="162559.53">
            <text:p>162559.53</text:p>
          </table:table-cell>
          <table:table-cell office:value-type="float" office:value="198663.12">
            <text:p>198663.12</text:p>
          </table:table-cell>
          <table:table-cell office:value-type="float" office:value="820815.51">
            <text:p>820815.51</text:p>
          </table:table-cell>
          <table:table-cell office:value-type="float" office:value="48424.46">
            <text:p>48424.46</text:p>
          </table:table-cell>
          <table:table-cell office:value-type="float" office:value="583686.91">
            <text:p>583686.91</text:p>
          </table:table-cell>
          <table:table-cell office:value-type="float" office:value="183119.6">
            <text:p>183119.6</text:p>
          </table:table-cell>
          <table:table-cell office:value-type="float" office:value="1333826.49">
            <text:p>1333826.49</text:p>
          </table:table-cell>
          <table:table-cell office:value-type="float" office:value="180590.54">
            <text:p>180590.54</text:p>
          </table:table-cell>
          <table:table-cell office:value-type="float" office:value="29839.24">
            <text:p>29839.24</text:p>
          </table:table-cell>
          <table:table-cell office:value-type="float" office:value="15467.14">
            <text:p>15467.14</text:p>
          </table:table-cell>
          <table:table-cell office:value-type="float" office:value="63999.52">
            <text:p>63999.52</text:p>
          </table:table-cell>
          <table:table-cell office:value-type="float" office:value="30407.65">
            <text:p>30407.65</text:p>
          </table:table-cell>
          <table:table-cell office:value-type="float" office:value="69552.04">
            <text:p>69552.04</text:p>
          </table:table-cell>
          <table:table-cell office:value-type="float" office:value="175403.42">
            <text:p>175403.42</text:p>
          </table:table-cell>
          <table:table-cell office:value-type="float" office:value="68885.69">
            <text:p>68885.69</text:p>
          </table:table-cell>
          <table:table-cell office:value-type="float" office:value="5336.75">
            <text:p>5336.75</text:p>
          </table:table-cell>
          <table:table-cell office:value-type="float" office:value="54156.57">
            <text:p>54156.57</text:p>
          </table:table-cell>
          <table:table-cell office:value-type="float" office:value="17424.99">
            <text:p>17424.99</text:p>
          </table:table-cell>
          <table:table-cell office:value-type="float" office:value="46272.75">
            <text:p>46272.75</text:p>
          </table:table-cell>
          <table:table-cell office:value-type="float" office:value="43360.3">
            <text:p>43360.3</text:p>
          </table:table-cell>
          <table:table-cell office:value-type="float" office:value="19191.11">
            <text:p>19191.11</text:p>
          </table:table-cell>
          <table:table-cell office:value-type="float" office:value="4907.59">
            <text:p>4907.59</text:p>
          </table:table-cell>
          <table:table-cell office:value-type="float" office:value="55192.45">
            <text:p>55192.45</text:p>
          </table:table-cell>
          <table:table-cell office:value-type="float" office:value="85964.82">
            <text:p>85964.82</text:p>
          </table:table-cell>
          <table:table-cell office:value-type="float" office:value="34081.64">
            <text:p>34081.64</text:p>
          </table:table-cell>
          <table:table-cell office:value-type="float" office:value="9013.19">
            <text:p>9013.19</text:p>
          </table:table-cell>
          <table:table-cell office:value-type="float" office:value="466788">
            <text:p>466788</text:p>
          </table:table-cell>
          <table:table-cell office:value-type="float" office:value="243771.29">
            <text:p>243771.29</text:p>
          </table:table-cell>
          <table:table-cell office:value-type="float" office:value="36793.77">
            <text:p>36793.77</text:p>
          </table:table-cell>
          <table:table-cell office:value-type="float" office:value="131753.41">
            <text:p>131753.41</text:p>
          </table:table-cell>
          <table:table-cell office:value-type="float" office:value="20738.49">
            <text:p>20738.49</text:p>
          </table:table-cell>
          <table:table-cell office:value-type="float" office:value="4045.54">
            <text:p>4045.54</text:p>
          </table:table-cell>
          <table:table-cell office:value-type="float" office:value="268871.21">
            <text:p>268871.21</text:p>
          </table:table-cell>
          <table:table-cell office:value-type="float" office:value="112068.15">
            <text:p>112068.15</text:p>
          </table:table-cell>
          <table:table-cell office:value-type="float" office:value="19226.59">
            <text:p>19226.59</text:p>
          </table:table-cell>
          <table:table-cell office:value-type="float" office:value="46680.39">
            <text:p>46680.39</text:p>
          </table:table-cell>
          <table:table-cell office:value-type="float" office:value="158495.72">
            <text:p>158495.72</text:p>
          </table:table-cell>
          <table:table-cell office:value-type="float" office:value="25089.25">
            <text:p>25089.25</text:p>
          </table:table-cell>
          <table:table-cell office:value-type="float" office:value="8949.03">
            <text:p>8949.03</text:p>
          </table:table-cell>
          <table:table-cell office:value-type="float" office:value="148913.67">
            <text:p>148913.67</text:p>
          </table:table-cell>
          <table:table-cell office:value-type="float" office:value="189730.2">
            <text:p>189730.2</text:p>
          </table:table-cell>
          <table:table-cell office:value-type="float" office:value="199638.24">
            <text:p>199638.24</text:p>
          </table:table-cell>
          <table:table-cell office:value-type="float" office:value="25272.78">
            <text:p>25272.78</text:p>
          </table:table-cell>
          <table:table-cell office:value-type="float" office:value="150468.99">
            <text:p>150468.99</text:p>
          </table:table-cell>
          <table:table-cell office:value-type="float" office:value="6257.11">
            <text:p>6257.11</text:p>
          </table:table-cell>
          <table:table-cell office:value-type="float" office:value="91963.92">
            <text:p>91963.92</text:p>
          </table:table-cell>
          <table:table-cell table:number-columns-repeated="974"/>
        </table:table-row>
        <table:table-row table:style-name="ro1">
          <table:table-cell office:value-type="string">
            <text:p>Bulgaria</text:p>
          </table:table-cell>
          <table:table-cell office:value-type="float" office:value="54254.71">
            <text:p>54254.71</text:p>
          </table:table-cell>
          <table:table-cell office:value-type="float" office:value="8308.83">
            <text:p>8308.83</text:p>
          </table:table-cell>
          <table:table-cell office:value-type="float" office:value="12313.26">
            <text:p>12313.26</text:p>
          </table:table-cell>
          <table:table-cell office:value-type="float" office:value="6298.27">
            <text:p>6298.27</text:p>
          </table:table-cell>
          <table:table-cell office:value-type="float" office:value="3499.09">
            <text:p>3499.09</text:p>
          </table:table-cell>
          <table:table-cell office:value-type="float" office:value="14651.75">
            <text:p>14651.75</text:p>
          </table:table-cell>
          <table:table-cell office:value-type="float" office:value="1393">
            <text:p>1393</text:p>
          </table:table-cell>
          <table:table-cell office:value-type="float" office:value="13466.39">
            <text:p>13466.39</text:p>
          </table:table-cell>
          <table:table-cell office:value-type="float" office:value="11762.19">
            <text:p>11762.19</text:p>
          </table:table-cell>
          <table:table-cell office:value-type="float" office:value="20140.07">
            <text:p>20140.07</text:p>
          </table:table-cell>
          <table:table-cell office:value-type="float" office:value="612.15">
            <text:p>612.15</text:p>
          </table:table-cell>
          <table:table-cell office:value-type="float" office:value="854.78">
            <text:p>854.78</text:p>
          </table:table-cell>
          <table:table-cell office:value-type="float" office:value="1894.46">
            <text:p>1894.46</text:p>
          </table:table-cell>
          <table:table-cell office:value-type="float" office:value="5381.25">
            <text:p>5381.25</text:p>
          </table:table-cell>
          <table:table-cell office:value-type="float" office:value="2401.34">
            <text:p>2401.34</text:p>
          </table:table-cell>
          <table:table-cell office:value-type="float" office:value="2871.8">
            <text:p>2871.8</text:p>
          </table:table-cell>
          <table:table-cell office:value-type="float" office:value="3418.5">
            <text:p>3418.5</text:p>
          </table:table-cell>
          <table:table-cell office:value-type="float" office:value="2700.71">
            <text:p>2700.71</text:p>
          </table:table-cell>
          <table:table-cell office:value-type="float" office:value="491.27">
            <text:p>491.27</text:p>
          </table:table-cell>
          <table:table-cell office:value-type="float" office:value="1807.78">
            <text:p>1807.78</text:p>
          </table:table-cell>
          <table:table-cell office:value-type="float" office:value="2705.8">
            <text:p>2705.8</text:p>
          </table:table-cell>
          <table:table-cell office:value-type="float" office:value="856.11">
            <text:p>856.11</text:p>
          </table:table-cell>
          <table:table-cell office:value-type="float" office:value="2042.35">
            <text:p>2042.35</text:p>
          </table:table-cell>
          <table:table-cell office:value-type="float" office:value="762.26">
            <text:p>762.26</text:p>
          </table:table-cell>
          <table:table-cell office:value-type="float" office:value="149.67">
            <text:p>149.67</text:p>
          </table:table-cell>
          <table:table-cell office:value-type="float" office:value="1045.22">
            <text:p>1045.22</text:p>
          </table:table-cell>
          <table:table-cell office:value-type="float" office:value="846.31">
            <text:p>846.31</text:p>
          </table:table-cell>
          <table:table-cell office:value-type="float" office:value="1283.22">
            <text:p>1283.22</text:p>
          </table:table-cell>
          <table:table-cell office:value-type="float" office:value="372.61">
            <text:p>372.61</text:p>
          </table:table-cell>
          <table:table-cell office:value-type="float" office:value="4631.96">
            <text:p>4631.96</text:p>
          </table:table-cell>
          <table:table-cell office:value-type="float" office:value="6926.22">
            <text:p>6926.22</text:p>
          </table:table-cell>
          <table:table-cell office:value-type="float" office:value="642.29">
            <text:p>642.29</text:p>
          </table:table-cell>
          <table:table-cell office:value-type="float" office:value="3584.45">
            <text:p>3584.45</text:p>
          </table:table-cell>
          <table:table-cell office:value-type="float" office:value="1221.19">
            <text:p>1221.19</text:p>
          </table:table-cell>
          <table:table-cell office:value-type="float" office:value="151.78">
            <text:p>151.78</text:p>
          </table:table-cell>
          <table:table-cell office:value-type="float" office:value="6691.92">
            <text:p>6691.92</text:p>
          </table:table-cell>
          <table:table-cell office:value-type="float" office:value="3187.58">
            <text:p>3187.58</text:p>
          </table:table-cell>
          <table:table-cell office:value-type="float" office:value="677.45">
            <text:p>677.45</text:p>
          </table:table-cell>
          <table:table-cell office:value-type="float" office:value="2154.08">
            <text:p>2154.08</text:p>
          </table:table-cell>
          <table:table-cell office:value-type="float" office:value="1509.08">
            <text:p>1509.08</text:p>
          </table:table-cell>
          <table:table-cell office:value-type="float" office:value="5946.14">
            <text:p>5946.14</text:p>
          </table:table-cell>
          <table:table-cell office:value-type="float" office:value="496.59">
            <text:p>496.59</text:p>
          </table:table-cell>
          <table:table-cell office:value-type="float" office:value="6065.07">
            <text:p>6065.07</text:p>
          </table:table-cell>
          <table:table-cell office:value-type="float" office:value="2146.66">
            <text:p>2146.66</text:p>
          </table:table-cell>
          <table:table-cell office:value-type="float" office:value="648.11">
            <text:p>648.11</text:p>
          </table:table-cell>
          <table:table-cell office:value-type="float" office:value="1165.92">
            <text:p>1165.92</text:p>
          </table:table-cell>
          <table:table-cell office:value-type="float" office:value="1152.37">
            <text:p>1152.37</text:p>
          </table:table-cell>
          <table:table-cell office:value-type="float" office:value="843.12">
            <text:p>843.12</text:p>
          </table:table-cell>
          <table:table-cell office:value-type="float" office:value="973.22">
            <text:p>973.22</text:p>
          </table:table-cell>
          <table:table-cell table:number-columns-repeated="974"/>
        </table:table-row>
        <table:table-row table:style-name="ro1">
          <table:table-cell office:value-type="string">
            <text:p>Canada</text:p>
          </table:table-cell>
          <table:table-cell office:value-type="float" office:value="347987.01">
            <text:p>347987.01</text:p>
          </table:table-cell>
          <table:table-cell office:value-type="float" office:value="64628.28">
            <text:p>64628.28</text:p>
          </table:table-cell>
          <table:table-cell office:value-type="float" office:value="116690.98">
            <text:p>116690.98</text:p>
          </table:table-cell>
          <table:table-cell office:value-type="float" office:value="70998.6">
            <text:p>70998.6</text:p>
          </table:table-cell>
          <table:table-cell office:value-type="float" office:value="39092.39">
            <text:p>39092.39</text:p>
          </table:table-cell>
          <table:table-cell office:value-type="float" office:value="75535.82">
            <text:p>75535.82</text:p>
          </table:table-cell>
          <table:table-cell office:value-type="float" office:value="11161.05">
            <text:p>11161.05</text:p>
          </table:table-cell>
          <table:table-cell office:value-type="float" office:value="63466.33">
            <text:p>63466.33</text:p>
          </table:table-cell>
          <table:table-cell office:value-type="float" office:value="34838.4">
            <text:p>34838.4</text:p>
          </table:table-cell>
          <table:table-cell office:value-type="float" office:value="138105.92">
            <text:p>138105.92</text:p>
          </table:table-cell>
          <table:table-cell office:value-type="float" office:value="5105.53">
            <text:p>5105.53</text:p>
          </table:table-cell>
          <table:table-cell office:value-type="float" office:value="16294.6">
            <text:p>16294.6</text:p>
          </table:table-cell>
          <table:table-cell office:value-type="float" office:value="23442.29">
            <text:p>23442.29</text:p>
          </table:table-cell>
          <table:table-cell office:value-type="float" office:value="23392.11">
            <text:p>23392.11</text:p>
          </table:table-cell>
          <table:table-cell office:value-type="float" office:value="22377.27">
            <text:p>22377.27</text:p>
          </table:table-cell>
          <table:table-cell office:value-type="float" office:value="27912.84">
            <text:p>27912.84</text:p>
          </table:table-cell>
          <table:table-cell office:value-type="float" office:value="34588.17">
            <text:p>34588.17</text:p>
          </table:table-cell>
          <table:table-cell office:value-type="float" office:value="27041.2">
            <text:p>27041.2</text:p>
          </table:table-cell>
          <table:table-cell office:value-type="float" office:value="7746.91">
            <text:p>7746.91</text:p>
          </table:table-cell>
          <table:table-cell office:value-type="float" office:value="14293.59">
            <text:p>14293.59</text:p>
          </table:table-cell>
          <table:table-cell office:value-type="float" office:value="14739.67">
            <text:p>14739.67</text:p>
          </table:table-cell>
          <table:table-cell office:value-type="float" office:value="12049.7">
            <text:p>12049.7</text:p>
          </table:table-cell>
          <table:table-cell office:value-type="float" office:value="32679.91">
            <text:p>32679.91</text:p>
          </table:table-cell>
          <table:table-cell office:value-type="float" office:value="12825.97">
            <text:p>12825.97</text:p>
          </table:table-cell>
          <table:table-cell office:value-type="float" office:value="2380.32">
            <text:p>2380.32</text:p>
          </table:table-cell>
          <table:table-cell office:value-type="float" office:value="15246.75">
            <text:p>15246.75</text:p>
          </table:table-cell>
          <table:table-cell office:value-type="float" office:value="11612.48">
            <text:p>11612.48</text:p>
          </table:table-cell>
          <table:table-cell office:value-type="float" office:value="7771.56">
            <text:p>7771.56</text:p>
          </table:table-cell>
          <table:table-cell office:value-type="float" office:value="5156.67">
            <text:p>5156.67</text:p>
          </table:table-cell>
          <table:table-cell office:value-type="float" office:value="26320.22">
            <text:p>26320.22</text:p>
          </table:table-cell>
          <table:table-cell office:value-type="float" office:value="19404.14">
            <text:p>19404.14</text:p>
          </table:table-cell>
          <table:table-cell office:value-type="float" office:value="24257.13">
            <text:p>24257.13</text:p>
          </table:table-cell>
          <table:table-cell office:value-type="float" office:value="8574.62">
            <text:p>8574.62</text:p>
          </table:table-cell>
          <table:table-cell office:value-type="float" office:value="9048.78">
            <text:p>9048.78</text:p>
          </table:table-cell>
          <table:table-cell office:value-type="float" office:value="2088.83">
            <text:p>2088.83</text:p>
          </table:table-cell>
          <table:table-cell office:value-type="float" office:value="20641.79">
            <text:p>20641.79</text:p>
          </table:table-cell>
          <table:table-cell office:value-type="float" office:value="22561.7">
            <text:p>22561.7</text:p>
          </table:table-cell>
          <table:table-cell office:value-type="float" office:value="2043.85">
            <text:p>2043.85</text:p>
          </table:table-cell>
          <table:table-cell office:value-type="float" office:value="10698.69">
            <text:p>10698.69</text:p>
          </table:table-cell>
          <table:table-cell office:value-type="float" office:value="8792.39">
            <text:p>8792.39</text:p>
          </table:table-cell>
          <table:table-cell office:value-type="float" office:value="4984.9">
            <text:p>4984.9</text:p>
          </table:table-cell>
          <table:table-cell office:value-type="float" office:value="5557.8">
            <text:p>5557.8</text:p>
          </table:table-cell>
          <table:table-cell office:value-type="float" office:value="24747.86">
            <text:p>24747.86</text:p>
          </table:table-cell>
          <table:table-cell office:value-type="float" office:value="6417.49">
            <text:p>6417.49</text:p>
          </table:table-cell>
          <table:table-cell office:value-type="float" office:value="2970.87">
            <text:p>2970.87</text:p>
          </table:table-cell>
          <table:table-cell office:value-type="float" office:value="21959.63">
            <text:p>21959.63</text:p>
          </table:table-cell>
          <table:table-cell office:value-type="float" office:value="6277.98">
            <text:p>6277.98</text:p>
          </table:table-cell>
          <table:table-cell/>
          <table:table-cell office:value-type="float" office:value="2482.39">
            <text:p>2482.39</text:p>
          </table:table-cell>
          <table:table-cell table:number-columns-repeated="974"/>
        </table:table-row>
        <table:table-row table:style-name="ro1">
          <table:table-cell office:value-type="string">
            <text:p>Chile</text:p>
          </table:table-cell>
          <table:table-cell office:value-type="float" office:value="229158.68">
            <text:p>229158.68</text:p>
          </table:table-cell>
          <table:table-cell office:value-type="float" office:value="25240.56">
            <text:p>25240.56</text:p>
          </table:table-cell>
          <table:table-cell office:value-type="float" office:value="35420.98">
            <text:p>35420.98</text:p>
          </table:table-cell>
          <table:table-cell office:value-type="float" office:value="28023.9">
            <text:p>28023.9</text:p>
          </table:table-cell>
          <table:table-cell office:value-type="float" office:value="21983.05">
            <text:p>21983.05</text:p>
          </table:table-cell>
          <table:table-cell office:value-type="float" office:value="61370.5">
            <text:p>61370.5</text:p>
          </table:table-cell>
          <table:table-cell office:value-type="float" office:value="10220.05">
            <text:p>10220.05</text:p>
          </table:table-cell>
          <table:table-cell office:value-type="float" office:value="44213.03">
            <text:p>44213.03</text:p>
          </table:table-cell>
          <table:table-cell office:value-type="float" office:value="31064.1">
            <text:p>31064.1</text:p>
          </table:table-cell>
          <table:table-cell office:value-type="float" office:value="138476.52">
            <text:p>138476.52</text:p>
          </table:table-cell>
          <table:table-cell office:value-type="float" office:value="835.48">
            <text:p>835.48</text:p>
          </table:table-cell>
          <table:table-cell office:value-type="float" office:value="8991.73">
            <text:p>8991.73</text:p>
          </table:table-cell>
          <table:table-cell office:value-type="float" office:value="6000.02">
            <text:p>6000.02</text:p>
          </table:table-cell>
          <table:table-cell office:value-type="float" office:value="10546.36">
            <text:p>10546.36</text:p>
          </table:table-cell>
          <table:table-cell office:value-type="float" office:value="10101.98">
            <text:p>10101.98</text:p>
          </table:table-cell>
          <table:table-cell office:value-type="float" office:value="5888.69">
            <text:p>5888.69</text:p>
          </table:table-cell>
          <table:table-cell office:value-type="float" office:value="12389.51">
            <text:p>12389.51</text:p>
          </table:table-cell>
          <table:table-cell office:value-type="float" office:value="6918.34">
            <text:p>6918.34</text:p>
          </table:table-cell>
          <table:table-cell office:value-type="float" office:value="697.92">
            <text:p>697.92</text:p>
          </table:table-cell>
          <table:table-cell office:value-type="float" office:value="3951.09">
            <text:p>3951.09</text:p>
          </table:table-cell>
          <table:table-cell office:value-type="float" office:value="10429.71">
            <text:p>10429.71</text:p>
          </table:table-cell>
          <table:table-cell office:value-type="float" office:value="5383.79">
            <text:p>5383.79</text:p>
          </table:table-cell>
          <table:table-cell office:value-type="float" office:value="9655.08">
            <text:p>9655.08</text:p>
          </table:table-cell>
          <table:table-cell office:value-type="float" office:value="2174.45">
            <text:p>2174.45</text:p>
          </table:table-cell>
          <table:table-cell office:value-type="float" office:value="1149.52">
            <text:p>1149.52</text:p>
          </table:table-cell>
          <table:table-cell office:value-type="float" office:value="10913.62">
            <text:p>10913.62</text:p>
          </table:table-cell>
          <table:table-cell office:value-type="float" office:value="3724.15">
            <text:p>3724.15</text:p>
          </table:table-cell>
          <table:table-cell office:value-type="float" office:value="6006.65">
            <text:p>6006.65</text:p>
          </table:table-cell>
          <table:table-cell office:value-type="float" office:value="1645.16">
            <text:p>1645.16</text:p>
          </table:table-cell>
          <table:table-cell office:value-type="float" office:value="13932.11">
            <text:p>13932.11</text:p>
          </table:table-cell>
          <table:table-cell office:value-type="float" office:value="34879.49">
            <text:p>34879.49</text:p>
          </table:table-cell>
          <table:table-cell office:value-type="float" office:value="8671.81">
            <text:p>8671.81</text:p>
          </table:table-cell>
          <table:table-cell office:value-type="float" office:value="7583.2">
            <text:p>7583.2</text:p>
          </table:table-cell>
          <table:table-cell office:value-type="float" office:value="6350.99">
            <text:p>6350.99</text:p>
          </table:table-cell>
          <table:table-cell office:value-type="float" office:value="1208.18">
            <text:p>1208.18</text:p>
          </table:table-cell>
          <table:table-cell office:value-type="float" office:value="16871.77">
            <text:p>16871.77</text:p>
          </table:table-cell>
          <table:table-cell office:value-type="float" office:value="11567.59">
            <text:p>11567.59</text:p>
          </table:table-cell>
          <table:table-cell office:value-type="float" office:value="2373.39">
            <text:p>2373.39</text:p>
          </table:table-cell>
          <table:table-cell office:value-type="float" office:value="4078.49">
            <text:p>4078.49</text:p>
          </table:table-cell>
          <table:table-cell office:value-type="float" office:value="10425.94">
            <text:p>10425.94</text:p>
          </table:table-cell>
          <table:table-cell office:value-type="float" office:value="6197.83">
            <text:p>6197.83</text:p>
          </table:table-cell>
          <table:table-cell office:value-type="float" office:value="173.13">
            <text:p>173.13</text:p>
          </table:table-cell>
          <table:table-cell office:value-type="float" office:value="24819.47">
            <text:p>24819.47</text:p>
          </table:table-cell>
          <table:table-cell office:value-type="float" office:value="26673.43">
            <text:p>26673.43</text:p>
          </table:table-cell>
          <table:table-cell office:value-type="float" office:value="15510.34">
            <text:p>15510.34</text:p>
          </table:table-cell>
          <table:table-cell office:value-type="float" office:value="12217">
            <text:p>12217</text:p>
          </table:table-cell>
          <table:table-cell office:value-type="float" office:value="5968.95">
            <text:p>5968.95</text:p>
          </table:table-cell>
          <table:table-cell office:value-type="float" office:value="652.22">
            <text:p>652.22</text:p>
          </table:table-cell>
          <table:table-cell office:value-type="float" office:value="3090.07">
            <text:p>3090.07</text:p>
          </table:table-cell>
          <table:table-cell table:number-columns-repeated="974"/>
        </table:table-row>
        <table:table-row table:style-name="ro1">
          <table:table-cell office:value-type="string">
            <text:p>Chinese Taipei</text:p>
          </table:table-cell>
          <table:table-cell office:value-type="float" office:value="292542.39">
            <text:p>292542.39</text:p>
          </table:table-cell>
          <table:table-cell office:value-type="float" office:value="27291.34">
            <text:p>27291.34</text:p>
          </table:table-cell>
          <table:table-cell office:value-type="float" office:value="48045.41">
            <text:p>48045.41</text:p>
          </table:table-cell>
          <table:table-cell office:value-type="float" office:value="68008.07">
            <text:p>68008.07</text:p>
          </table:table-cell>
          <table:table-cell office:value-type="float" office:value="41076.81">
            <text:p>41076.81</text:p>
          </table:table-cell>
          <table:table-cell office:value-type="float" office:value="88868.81">
            <text:p>88868.81</text:p>
          </table:table-cell>
          <table:table-cell office:value-type="float" office:value="9003.09">
            <text:p>9003.09</text:p>
          </table:table-cell>
          <table:table-cell office:value-type="float" office:value="64593.61">
            <text:p>64593.61</text:p>
          </table:table-cell>
          <table:table-cell office:value-type="float" office:value="48355.23">
            <text:p>48355.23</text:p>
          </table:table-cell>
          <table:table-cell office:value-type="float" office:value="107326.95">
            <text:p>107326.95</text:p>
          </table:table-cell>
          <table:table-cell office:value-type="float" office:value="8627.4">
            <text:p>8627.4</text:p>
          </table:table-cell>
          <table:table-cell office:value-type="float" office:value="13244.14">
            <text:p>13244.14</text:p>
          </table:table-cell>
          <table:table-cell office:value-type="float" office:value="4516.13">
            <text:p>4516.13</text:p>
          </table:table-cell>
          <table:table-cell office:value-type="float" office:value="1507.89">
            <text:p>1507.89</text:p>
          </table:table-cell>
          <table:table-cell office:value-type="float" office:value="9550.89">
            <text:p>9550.89</text:p>
          </table:table-cell>
          <table:table-cell office:value-type="float" office:value="7701.87">
            <text:p>7701.87</text:p>
          </table:table-cell>
          <table:table-cell office:value-type="float" office:value="21917.19">
            <text:p>21917.19</text:p>
          </table:table-cell>
          <table:table-cell office:value-type="float" office:value="7930.32">
            <text:p>7930.32</text:p>
          </table:table-cell>
          <table:table-cell office:value-type="float" office:value="2142.46">
            <text:p>2142.46</text:p>
          </table:table-cell>
          <table:table-cell office:value-type="float" office:value="2769.82">
            <text:p>2769.82</text:p>
          </table:table-cell>
          <table:table-cell office:value-type="float" office:value="10861.99">
            <text:p>10861.99</text:p>
          </table:table-cell>
          <table:table-cell office:value-type="float" office:value="5090.49">
            <text:p>5090.49</text:p>
          </table:table-cell>
          <table:table-cell office:value-type="float" office:value="50216.42">
            <text:p>50216.42</text:p>
          </table:table-cell>
          <table:table-cell office:value-type="float" office:value="3225.96">
            <text:p>3225.96</text:p>
          </table:table-cell>
          <table:table-cell office:value-type="float" office:value="1479.7">
            <text:p>1479.7</text:p>
          </table:table-cell>
          <table:table-cell office:value-type="float" office:value="11420.57">
            <text:p>11420.57</text:p>
          </table:table-cell>
          <table:table-cell office:value-type="float" office:value="6185.57">
            <text:p>6185.57</text:p>
          </table:table-cell>
          <table:table-cell office:value-type="float" office:value="14576.63">
            <text:p>14576.63</text:p>
          </table:table-cell>
          <table:table-cell office:value-type="float" office:value="10704.1">
            <text:p>10704.1</text:p>
          </table:table-cell>
          <table:table-cell office:value-type="float" office:value="22585.42">
            <text:p>22585.42</text:p>
          </table:table-cell>
          <table:table-cell office:value-type="float" office:value="55604.73">
            <text:p>55604.73</text:p>
          </table:table-cell>
          <table:table-cell office:value-type="float" office:value="3897.51">
            <text:p>3897.51</text:p>
          </table:table-cell>
          <table:table-cell office:value-type="float" office:value="11950.87">
            <text:p>11950.87</text:p>
          </table:table-cell>
          <table:table-cell office:value-type="float" office:value="7558.5">
            <text:p>7558.5</text:p>
          </table:table-cell>
          <table:table-cell office:value-type="float" office:value="1330.55">
            <text:p>1330.55</text:p>
          </table:table-cell>
          <table:table-cell office:value-type="float" office:value="25025.03">
            <text:p>25025.03</text:p>
          </table:table-cell>
          <table:table-cell office:value-type="float" office:value="17551.38">
            <text:p>17551.38</text:p>
          </table:table-cell>
          <table:table-cell office:value-type="float" office:value="6797.72">
            <text:p>6797.72</text:p>
          </table:table-cell>
          <table:table-cell office:value-type="float" office:value="5915.62">
            <text:p>5915.62</text:p>
          </table:table-cell>
          <table:table-cell office:value-type="float" office:value="13984.14">
            <text:p>13984.14</text:p>
          </table:table-cell>
          <table:table-cell office:value-type="float" office:value="21695.11">
            <text:p>21695.11</text:p>
          </table:table-cell>
          <table:table-cell office:value-type="float" office:value="6796.55">
            <text:p>6796.55</text:p>
          </table:table-cell>
          <table:table-cell office:value-type="float" office:value="22239.12">
            <text:p>22239.12</text:p>
          </table:table-cell>
          <table:table-cell office:value-type="float" office:value="4120.61">
            <text:p>4120.61</text:p>
          </table:table-cell>
          <table:table-cell office:value-type="float" office:value="654.44">
            <text:p>654.44</text:p>
          </table:table-cell>
          <table:table-cell office:value-type="float" office:value="10281.93">
            <text:p>10281.93</text:p>
          </table:table-cell>
          <table:table-cell office:value-type="float" office:value="9611.68">
            <text:p>9611.68</text:p>
          </table:table-cell>
          <table:table-cell/>
          <table:table-cell office:value-type="float" office:value="6683.42">
            <text:p>6683.42</text:p>
          </table:table-cell>
          <table:table-cell table:number-columns-repeated="974"/>
        </table:table-row>
        <table:table-row table:style-name="ro1">
          <table:table-cell office:value-type="string">
            <text:p>Colombia</text:p>
          </table:table-cell>
          <table:table-cell office:value-type="float" office:value="559674.29">
            <text:p>559674.29</text:p>
          </table:table-cell>
          <table:table-cell office:value-type="float" office:value="20463.55">
            <text:p>20463.55</text:p>
          </table:table-cell>
          <table:table-cell office:value-type="float" office:value="85116.04">
            <text:p>85116.04</text:p>
          </table:table-cell>
          <table:table-cell office:value-type="float" office:value="34454.86">
            <text:p>34454.86</text:p>
          </table:table-cell>
          <table:table-cell office:value-type="float" office:value="43212.87">
            <text:p>43212.87</text:p>
          </table:table-cell>
          <table:table-cell office:value-type="float" office:value="184137.18">
            <text:p>184137.18</text:p>
          </table:table-cell>
          <table:table-cell office:value-type="float" office:value="66824.36">
            <text:p>66824.36</text:p>
          </table:table-cell>
          <table:table-cell office:value-type="float" office:value="126370.94">
            <text:p>126370.94</text:p>
          </table:table-cell>
          <table:table-cell office:value-type="float" office:value="78005.85">
            <text:p>78005.85</text:p>
          </table:table-cell>
          <table:table-cell office:value-type="float" office:value="331895.04">
            <text:p>331895.04</text:p>
          </table:table-cell>
          <table:table-cell office:value-type="float" office:value="9385.97">
            <text:p>9385.97</text:p>
          </table:table-cell>
          <table:table-cell office:value-type="float" office:value="8083.57">
            <text:p>8083.57</text:p>
          </table:table-cell>
          <table:table-cell office:value-type="float" office:value="1483.22">
            <text:p>1483.22</text:p>
          </table:table-cell>
          <table:table-cell office:value-type="float" office:value="2255.63">
            <text:p>2255.63</text:p>
          </table:table-cell>
          <table:table-cell office:value-type="float" office:value="12946.87">
            <text:p>12946.87</text:p>
          </table:table-cell>
          <table:table-cell office:value-type="float" office:value="19222.3">
            <text:p>19222.3</text:p>
          </table:table-cell>
          <table:table-cell office:value-type="float" office:value="32983.3">
            <text:p>32983.3</text:p>
          </table:table-cell>
          <table:table-cell office:value-type="float" office:value="11638.93">
            <text:p>11638.93</text:p>
          </table:table-cell>
          <table:table-cell office:value-type="float" office:value="1757.61">
            <text:p>1757.61</text:p>
          </table:table-cell>
          <table:table-cell office:value-type="float" office:value="14623.06">
            <text:p>14623.06</text:p>
          </table:table-cell>
          <table:table-cell office:value-type="float" office:value="9364.13">
            <text:p>9364.13</text:p>
          </table:table-cell>
          <table:table-cell office:value-type="float" office:value="2556.41">
            <text:p>2556.41</text:p>
          </table:table-cell>
          <table:table-cell office:value-type="float" office:value="12974.43">
            <text:p>12974.43</text:p>
          </table:table-cell>
          <table:table-cell office:value-type="float" office:value="8633.93">
            <text:p>8633.93</text:p>
          </table:table-cell>
          <table:table-cell office:value-type="float" office:value="1940.52">
            <text:p>1940.52</text:p>
          </table:table-cell>
          <table:table-cell office:value-type="float" office:value="13675.46">
            <text:p>13675.46</text:p>
          </table:table-cell>
          <table:table-cell office:value-type="float" office:value="11396.77">
            <text:p>11396.77</text:p>
          </table:table-cell>
          <table:table-cell office:value-type="float" office:value="3451.75">
            <text:p>3451.75</text:p>
          </table:table-cell>
          <table:table-cell office:value-type="float" office:value="16125.38">
            <text:p>16125.38</text:p>
          </table:table-cell>
          <table:table-cell office:value-type="float" office:value="44377.8">
            <text:p>44377.8</text:p>
          </table:table-cell>
          <table:table-cell office:value-type="float" office:value="108938.11">
            <text:p>108938.11</text:p>
          </table:table-cell>
          <table:table-cell office:value-type="float" office:value="9640.12">
            <text:p>9640.12</text:p>
          </table:table-cell>
          <table:table-cell office:value-type="float" office:value="31585.48">
            <text:p>31585.48</text:p>
          </table:table-cell>
          <table:table-cell office:value-type="float" office:value="66351.34">
            <text:p>66351.34</text:p>
          </table:table-cell>
          <table:table-cell office:value-type="float" office:value="361.3">
            <text:p>361.3</text:p>
          </table:table-cell>
          <table:table-cell office:value-type="float" office:value="56697.59">
            <text:p>56697.59</text:p>
          </table:table-cell>
          <table:table-cell office:value-type="float" office:value="18197.93">
            <text:p>18197.93</text:p>
          </table:table-cell>
          <table:table-cell office:value-type="float" office:value="7640.53">
            <text:p>7640.53</text:p>
          </table:table-cell>
          <table:table-cell office:value-type="float" office:value="8527.12">
            <text:p>8527.12</text:p>
          </table:table-cell>
          <table:table-cell office:value-type="float" office:value="40174.81">
            <text:p>40174.81</text:p>
          </table:table-cell>
          <table:table-cell office:value-type="float" office:value="21964.27">
            <text:p>21964.27</text:p>
          </table:table-cell>
          <table:table-cell office:value-type="float" office:value="988.16">
            <text:p>988.16</text:p>
          </table:table-cell>
          <table:table-cell office:value-type="float" office:value="56118.28">
            <text:p>56118.28</text:p>
          </table:table-cell>
          <table:table-cell office:value-type="float" office:value="41422.3">
            <text:p>41422.3</text:p>
          </table:table-cell>
          <table:table-cell office:value-type="float" office:value="4883.75">
            <text:p>4883.75</text:p>
          </table:table-cell>
          <table:table-cell office:value-type="float" office:value="8022.73">
            <text:p>8022.73</text:p>
          </table:table-cell>
          <table:table-cell office:value-type="float" office:value="35319.15">
            <text:p>35319.15</text:p>
          </table:table-cell>
          <table:table-cell office:value-type="float" office:value="2248.42">
            <text:p>2248.42</text:p>
          </table:table-cell>
          <table:table-cell office:value-type="float" office:value="32820.14">
            <text:p>32820.14</text:p>
          </table:table-cell>
          <table:table-cell table:number-columns-repeated="974"/>
        </table:table-row>
        <table:table-row table:style-name="ro1">
          <table:table-cell office:value-type="string">
            <text:p>Costa Rica</text:p>
          </table:table-cell>
          <table:table-cell office:value-type="float" office:value="40383.61">
            <text:p>40383.61</text:p>
          </table:table-cell>
          <table:table-cell office:value-type="float" office:value="4346.46">
            <text:p>4346.46</text:p>
          </table:table-cell>
          <table:table-cell office:value-type="float" office:value="7139.56">
            <text:p>7139.56</text:p>
          </table:table-cell>
          <table:table-cell office:value-type="float" office:value="3426.21">
            <text:p>3426.21</text:p>
          </table:table-cell>
          <table:table-cell office:value-type="float" office:value="2801.26">
            <text:p>2801.26</text:p>
          </table:table-cell>
          <table:table-cell office:value-type="float" office:value="12794.08">
            <text:p>12794.08</text:p>
          </table:table-cell>
          <table:table-cell office:value-type="float" office:value="2383.73">
            <text:p>2383.73</text:p>
          </table:table-cell>
          <table:table-cell office:value-type="float" office:value="6113.83">
            <text:p>6113.83</text:p>
          </table:table-cell>
          <table:table-cell office:value-type="float" office:value="4297.21">
            <text:p>4297.21</text:p>
          </table:table-cell>
          <table:table-cell office:value-type="float" office:value="25744.83">
            <text:p>25744.83</text:p>
          </table:table-cell>
          <table:table-cell office:value-type="float" office:value="64.26">
            <text:p>64.26</text:p>
          </table:table-cell>
          <table:table-cell office:value-type="float" office:value="3548.07">
            <text:p>3548.07</text:p>
          </table:table-cell>
          <table:table-cell office:value-type="float" office:value="588.95">
            <text:p>588.95</text:p>
          </table:table-cell>
          <table:table-cell office:value-type="float" office:value="188.36">
            <text:p>188.36</text:p>
          </table:table-cell>
          <table:table-cell office:value-type="float" office:value="1267.38">
            <text:p>1267.38</text:p>
          </table:table-cell>
          <table:table-cell office:value-type="float" office:value="920.6">
            <text:p>920.6</text:p>
          </table:table-cell>
          <table:table-cell office:value-type="float" office:value="2848.87">
            <text:p>2848.87</text:p>
          </table:table-cell>
          <table:table-cell office:value-type="float" office:value="1472.48">
            <text:p>1472.48</text:p>
          </table:table-cell>
          <table:table-cell office:value-type="float" office:value="523.06">
            <text:p>523.06</text:p>
          </table:table-cell>
          <table:table-cell office:value-type="float" office:value="933.03">
            <text:p>933.03</text:p>
          </table:table-cell>
          <table:table-cell office:value-type="float" office:value="749.45">
            <text:p>749.45</text:p>
          </table:table-cell>
          <table:table-cell office:value-type="float" office:value="449.43">
            <text:p>449.43</text:p>
          </table:table-cell>
          <table:table-cell office:value-type="float" office:value="1685.97">
            <text:p>1685.97</text:p>
          </table:table-cell>
          <table:table-cell office:value-type="float" office:value="397.81">
            <text:p>397.81</text:p>
          </table:table-cell>
          <table:table-cell office:value-type="float" office:value="210.92">
            <text:p>210.92</text:p>
          </table:table-cell>
          <table:table-cell office:value-type="float" office:value="1897.15">
            <text:p>1897.15</text:p>
          </table:table-cell>
          <table:table-cell office:value-type="float" office:value="664.26">
            <text:p>664.26</text:p>
          </table:table-cell>
          <table:table-cell office:value-type="float" office:value="197.14">
            <text:p>197.14</text:p>
          </table:table-cell>
          <table:table-cell office:value-type="float" office:value="70.78">
            <text:p>70.78</text:p>
          </table:table-cell>
          <table:table-cell office:value-type="float" office:value="5759.43">
            <text:p>5759.43</text:p>
          </table:table-cell>
          <table:table-cell office:value-type="float" office:value="4538.16">
            <text:p>4538.16</text:p>
          </table:table-cell>
          <table:table-cell office:value-type="float" office:value="827.08">
            <text:p>827.08</text:p>
          </table:table-cell>
          <table:table-cell office:value-type="float" office:value="2675.2">
            <text:p>2675.2</text:p>
          </table:table-cell>
          <table:table-cell office:value-type="float" office:value="985.16">
            <text:p>985.16</text:p>
          </table:table-cell>
          <table:table-cell office:value-type="float" office:value="136.01">
            <text:p>136.01</text:p>
          </table:table-cell>
          <table:table-cell office:value-type="float" office:value="1982.13">
            <text:p>1982.13</text:p>
          </table:table-cell>
          <table:table-cell office:value-type="float" office:value="1951.54">
            <text:p>1951.54</text:p>
          </table:table-cell>
          <table:table-cell office:value-type="float" office:value="354.31">
            <text:p>354.31</text:p>
          </table:table-cell>
          <table:table-cell office:value-type="float" office:value="331.98">
            <text:p>331.98</text:p>
          </table:table-cell>
          <table:table-cell office:value-type="float" office:value="1571.87">
            <text:p>1571.87</text:p>
          </table:table-cell>
          <table:table-cell office:value-type="float" office:value="696.61">
            <text:p>696.61</text:p>
          </table:table-cell>
          <table:table-cell office:value-type="float" office:value="35.1">
            <text:p>35.1</text:p>
          </table:table-cell>
          <table:table-cell office:value-type="float" office:value="3625.52">
            <text:p>3625.52</text:p>
          </table:table-cell>
          <table:table-cell office:value-type="float" office:value="142.64">
            <text:p>142.64</text:p>
          </table:table-cell>
          <table:table-cell office:value-type="float" office:value="3679.44">
            <text:p>3679.44</text:p>
          </table:table-cell>
          <table:table-cell office:value-type="float" office:value="1918.76">
            <text:p>1918.76</text:p>
          </table:table-cell>
          <table:table-cell office:value-type="float" office:value="1294.45">
            <text:p>1294.45</text:p>
          </table:table-cell>
          <table:table-cell office:value-type="float" office:value="69.9">
            <text:p>69.9</text:p>
          </table:table-cell>
          <table:table-cell office:value-type="float" office:value="972.26">
            <text:p>972.26</text:p>
          </table:table-cell>
          <table:table-cell table:number-columns-repeated="974"/>
        </table:table-row>
        <table:table-row table:style-name="ro1">
          <table:table-cell office:value-type="string">
            <text:p>Croatia</text:p>
          </table:table-cell>
          <table:table-cell office:value-type="float" office:value="45505.81">
            <text:p>45505.81</text:p>
          </table:table-cell>
          <table:table-cell office:value-type="float" office:value="2726.07">
            <text:p>2726.07</text:p>
          </table:table-cell>
          <table:table-cell office:value-type="float" office:value="8032.26">
            <text:p>8032.26</text:p>
          </table:table-cell>
          <table:table-cell office:value-type="float" office:value="10399.18">
            <text:p>10399.18</text:p>
          </table:table-cell>
          <table:table-cell office:value-type="float" office:value="4927.04">
            <text:p>4927.04</text:p>
          </table:table-cell>
          <table:table-cell office:value-type="float" office:value="16936.37">
            <text:p>16936.37</text:p>
          </table:table-cell>
          <table:table-cell office:value-type="float" office:value="1886.51">
            <text:p>1886.51</text:p>
          </table:table-cell>
          <table:table-cell office:value-type="float" office:value="13813.17">
            <text:p>13813.17</text:p>
          </table:table-cell>
          <table:table-cell office:value-type="float" office:value="5425.06">
            <text:p>5425.06</text:p>
          </table:table-cell>
          <table:table-cell office:value-type="float" office:value="15663.94">
            <text:p>15663.94</text:p>
          </table:table-cell>
          <table:table-cell office:value-type="float" office:value="648.26">
            <text:p>648.26</text:p>
          </table:table-cell>
          <table:table-cell office:value-type="float" office:value="546.4">
            <text:p>546.4</text:p>
          </table:table-cell>
          <table:table-cell office:value-type="float" office:value="514.86">
            <text:p>514.86</text:p>
          </table:table-cell>
          <table:table-cell office:value-type="float" office:value="1040.09">
            <text:p>1040.09</text:p>
          </table:table-cell>
          <table:table-cell office:value-type="float" office:value="2438.97">
            <text:p>2438.97</text:p>
          </table:table-cell>
          <table:table-cell office:value-type="float" office:value="1207">
            <text:p>1207</text:p>
          </table:table-cell>
          <table:table-cell office:value-type="float" office:value="2873.61">
            <text:p>2873.61</text:p>
          </table:table-cell>
          <table:table-cell office:value-type="float" office:value="210.2">
            <text:p>210.2</text:p>
          </table:table-cell>
          <table:table-cell office:value-type="float" office:value="328.79">
            <text:p>328.79</text:p>
          </table:table-cell>
          <table:table-cell office:value-type="float" office:value="2218.21">
            <text:p>2218.21</text:p>
          </table:table-cell>
          <table:table-cell office:value-type="float" office:value="4117.19">
            <text:p>4117.19</text:p>
          </table:table-cell>
          <table:table-cell office:value-type="float" office:value="2324.72">
            <text:p>2324.72</text:p>
          </table:table-cell>
          <table:table-cell office:value-type="float" office:value="3763.12">
            <text:p>3763.12</text:p>
          </table:table-cell>
          <table:table-cell office:value-type="float" office:value="513.23">
            <text:p>513.23</text:p>
          </table:table-cell>
          <table:table-cell office:value-type="float" office:value="294.27">
            <text:p>294.27</text:p>
          </table:table-cell>
          <table:table-cell office:value-type="float" office:value="1595.17">
            <text:p>1595.17</text:p>
          </table:table-cell>
          <table:table-cell office:value-type="float" office:value="1311.3">
            <text:p>1311.3</text:p>
          </table:table-cell>
          <table:table-cell office:value-type="float" office:value="1424.46">
            <text:p>1424.46</text:p>
          </table:table-cell>
          <table:table-cell office:value-type="float" office:value="721.77">
            <text:p>721.77</text:p>
          </table:table-cell>
          <table:table-cell office:value-type="float" office:value="7262.21">
            <text:p>7262.21</text:p>
          </table:table-cell>
          <table:table-cell office:value-type="float" office:value="7758.98">
            <text:p>7758.98</text:p>
          </table:table-cell>
          <table:table-cell office:value-type="float" office:value="583.49">
            <text:p>583.49</text:p>
          </table:table-cell>
          <table:table-cell office:value-type="float" office:value="2808.79">
            <text:p>2808.79</text:p>
          </table:table-cell>
          <table:table-cell office:value-type="float" office:value="730.1">
            <text:p>730.1</text:p>
          </table:table-cell>
          <table:table-cell office:value-type="float" office:value="335.47">
            <text:p>335.47</text:p>
          </table:table-cell>
          <table:table-cell office:value-type="float" office:value="4458.89">
            <text:p>4458.89</text:p>
          </table:table-cell>
          <table:table-cell office:value-type="float" office:value="3848.89">
            <text:p>3848.89</text:p>
          </table:table-cell>
          <table:table-cell office:value-type="float" office:value="683.95">
            <text:p>683.95</text:p>
          </table:table-cell>
          <table:table-cell office:value-type="float" office:value="949.73">
            <text:p>949.73</text:p>
          </table:table-cell>
          <table:table-cell office:value-type="float" office:value="5067.27">
            <text:p>5067.27</text:p>
          </table:table-cell>
          <table:table-cell office:value-type="float" office:value="892.25">
            <text:p>892.25</text:p>
          </table:table-cell>
          <table:table-cell/>
          <table:table-cell office:value-type="float" office:value="4582.16">
            <text:p>4582.16</text:p>
          </table:table-cell>
          <table:table-cell office:value-type="float" office:value="639.2">
            <text:p>639.2</text:p>
          </table:table-cell>
          <table:table-cell office:value-type="float" office:value="677.95">
            <text:p>677.95</text:p>
          </table:table-cell>
          <table:table-cell office:value-type="float" office:value="731.89">
            <text:p>731.89</text:p>
          </table:table-cell>
          <table:table-cell office:value-type="float" office:value="806.18">
            <text:p>806.18</text:p>
          </table:table-cell>
          <table:table-cell/>
          <table:table-cell office:value-type="float" office:value="350.26">
            <text:p>350.26</text:p>
          </table:table-cell>
          <table:table-cell table:number-columns-repeated="974"/>
        </table:table-row>
        <table:table-row table:style-name="ro1">
          <table:table-cell office:value-type="string">
            <text:p>Czech Republic</text:p>
          </table:table-cell>
          <table:table-cell office:value-type="float" office:value="82250.07">
            <text:p>82250.07</text:p>
          </table:table-cell>
          <table:table-cell office:value-type="float" office:value="5211.03">
            <text:p>5211.03</text:p>
          </table:table-cell>
          <table:table-cell office:value-type="float" office:value="15563.56">
            <text:p>15563.56</text:p>
          </table:table-cell>
          <table:table-cell office:value-type="float" office:value="20365.96">
            <text:p>20365.96</text:p>
          </table:table-cell>
          <table:table-cell office:value-type="float" office:value="15709.82">
            <text:p>15709.82</text:p>
          </table:table-cell>
          <table:table-cell office:value-type="float" office:value="24100.13">
            <text:p>24100.13</text:p>
          </table:table-cell>
          <table:table-cell office:value-type="float" office:value="1617.2">
            <text:p>1617.2</text:p>
          </table:table-cell>
          <table:table-cell office:value-type="float" office:value="25916.85">
            <text:p>25916.85</text:p>
          </table:table-cell>
          <table:table-cell office:value-type="float" office:value="15181.63">
            <text:p>15181.63</text:p>
          </table:table-cell>
          <table:table-cell office:value-type="float" office:value="25090.13">
            <text:p>25090.13</text:p>
          </table:table-cell>
          <table:table-cell office:value-type="float" office:value="367.85">
            <text:p>367.85</text:p>
          </table:table-cell>
          <table:table-cell office:value-type="float" office:value="862.08">
            <text:p>862.08</text:p>
          </table:table-cell>
          <table:table-cell office:value-type="float" office:value="2883.35">
            <text:p>2883.35</text:p>
          </table:table-cell>
          <table:table-cell office:value-type="float" office:value="1124.62">
            <text:p>1124.62</text:p>
          </table:table-cell>
          <table:table-cell office:value-type="float" office:value="2946.62">
            <text:p>2946.62</text:p>
          </table:table-cell>
          <table:table-cell office:value-type="float" office:value="3388.77">
            <text:p>3388.77</text:p>
          </table:table-cell>
          <table:table-cell office:value-type="float" office:value="6271.92">
            <text:p>6271.92</text:p>
          </table:table-cell>
          <table:table-cell office:value-type="float" office:value="1492.91">
            <text:p>1492.91</text:p>
          </table:table-cell>
          <table:table-cell office:value-type="float" office:value="1121.58">
            <text:p>1121.58</text:p>
          </table:table-cell>
          <table:table-cell office:value-type="float" office:value="1966.05">
            <text:p>1966.05</text:p>
          </table:table-cell>
          <table:table-cell office:value-type="float" office:value="7659.93">
            <text:p>7659.93</text:p>
          </table:table-cell>
          <table:table-cell office:value-type="float" office:value="3192.81">
            <text:p>3192.81</text:p>
          </table:table-cell>
          <table:table-cell office:value-type="float" office:value="8413.99">
            <text:p>8413.99</text:p>
          </table:table-cell>
          <table:table-cell office:value-type="float" office:value="1936.7">
            <text:p>1936.7</text:p>
          </table:table-cell>
          <table:table-cell office:value-type="float" office:value="542.99">
            <text:p>542.99</text:p>
          </table:table-cell>
          <table:table-cell office:value-type="float" office:value="4514.45">
            <text:p>4514.45</text:p>
          </table:table-cell>
          <table:table-cell office:value-type="float" office:value="1282.82">
            <text:p>1282.82</text:p>
          </table:table-cell>
          <table:table-cell office:value-type="float" office:value="7686.12">
            <text:p>7686.12</text:p>
          </table:table-cell>
          <table:table-cell office:value-type="float" office:value="2433.68">
            <text:p>2433.68</text:p>
          </table:table-cell>
          <table:table-cell office:value-type="float" office:value="8235.65">
            <text:p>8235.65</text:p>
          </table:table-cell>
          <table:table-cell office:value-type="float" office:value="12409.57">
            <text:p>12409.57</text:p>
          </table:table-cell>
          <table:table-cell office:value-type="float" office:value="1958.72">
            <text:p>1958.72</text:p>
          </table:table-cell>
          <table:table-cell office:value-type="float" office:value="2634.18">
            <text:p>2634.18</text:p>
          </table:table-cell>
          <table:table-cell office:value-type="float" office:value="981.56">
            <text:p>981.56</text:p>
          </table:table-cell>
          <table:table-cell office:value-type="float" office:value="534.73">
            <text:p>534.73</text:p>
          </table:table-cell>
          <table:table-cell office:value-type="float" office:value="8094.94">
            <text:p>8094.94</text:p>
          </table:table-cell>
          <table:table-cell office:value-type="float" office:value="9070.95">
            <text:p>9070.95</text:p>
          </table:table-cell>
          <table:table-cell office:value-type="float" office:value="1068.1">
            <text:p>1068.1</text:p>
          </table:table-cell>
          <table:table-cell office:value-type="float" office:value="2533.94">
            <text:p>2533.94</text:p>
          </table:table-cell>
          <table:table-cell office:value-type="float" office:value="7258.2">
            <text:p>7258.2</text:p>
          </table:table-cell>
          <table:table-cell office:value-type="float" office:value="5169.98">
            <text:p>5169.98</text:p>
          </table:table-cell>
          <table:table-cell office:value-type="float" office:value="1821.68">
            <text:p>1821.68</text:p>
          </table:table-cell>
          <table:table-cell office:value-type="float" office:value="8894.74">
            <text:p>8894.74</text:p>
          </table:table-cell>
          <table:table-cell office:value-type="float" office:value="3209.31">
            <text:p>3209.31</text:p>
          </table:table-cell>
          <table:table-cell office:value-type="float" office:value="190.33">
            <text:p>190.33</text:p>
          </table:table-cell>
          <table:table-cell office:value-type="float" office:value="1289.81">
            <text:p>1289.81</text:p>
          </table:table-cell>
          <table:table-cell office:value-type="float" office:value="412.03">
            <text:p>412.03</text:p>
          </table:table-cell>
          <table:table-cell/>
          <table:table-cell office:value-type="float" office:value="443.57">
            <text:p>443.57</text:p>
          </table:table-cell>
          <table:table-cell table:number-columns-repeated="974"/>
        </table:table-row>
        <table:table-row table:style-name="ro1">
          <table:table-cell office:value-type="string">
            <text:p>Denmark</text:p>
          </table:table-cell>
          <table:table-cell office:value-type="float" office:value="65641.98">
            <text:p>65641.98</text:p>
          </table:table-cell>
          <table:table-cell office:value-type="float" office:value="12516.59">
            <text:p>12516.59</text:p>
          </table:table-cell>
          <table:table-cell office:value-type="float" office:value="21600.43">
            <text:p>21600.43</text:p>
          </table:table-cell>
          <table:table-cell office:value-type="float" office:value="12505.51">
            <text:p>12505.51</text:p>
          </table:table-cell>
          <table:table-cell office:value-type="float" office:value="7198.26">
            <text:p>7198.26</text:p>
          </table:table-cell>
          <table:table-cell office:value-type="float" office:value="23255.44">
            <text:p>23255.44</text:p>
          </table:table-cell>
          <table:table-cell office:value-type="float" office:value="2360.98">
            <text:p>2360.98</text:p>
          </table:table-cell>
          <table:table-cell office:value-type="float" office:value="13510.64">
            <text:p>13510.64</text:p>
          </table:table-cell>
          <table:table-cell office:value-type="float" office:value="3988.9">
            <text:p>3988.9</text:p>
          </table:table-cell>
          <table:table-cell office:value-type="float" office:value="19168">
            <text:p>19168</text:p>
          </table:table-cell>
          <table:table-cell office:value-type="float" office:value="1912.77">
            <text:p>1912.77</text:p>
          </table:table-cell>
          <table:table-cell office:value-type="float" office:value="5416.82">
            <text:p>5416.82</text:p>
          </table:table-cell>
          <table:table-cell office:value-type="float" office:value="4131.59">
            <text:p>4131.59</text:p>
          </table:table-cell>
          <table:table-cell office:value-type="float" office:value="1218.07">
            <text:p>1218.07</text:p>
          </table:table-cell>
          <table:table-cell office:value-type="float" office:value="4022.77">
            <text:p>4022.77</text:p>
          </table:table-cell>
          <table:table-cell office:value-type="float" office:value="6000.45">
            <text:p>6000.45</text:p>
          </table:table-cell>
          <table:table-cell office:value-type="float" office:value="7145.26">
            <text:p>7145.26</text:p>
          </table:table-cell>
          <table:table-cell office:value-type="float" office:value="2711.53">
            <text:p>2711.53</text:p>
          </table:table-cell>
          <table:table-cell office:value-type="float" office:value="1824.28">
            <text:p>1824.28</text:p>
          </table:table-cell>
          <table:table-cell office:value-type="float" office:value="3414.93">
            <text:p>3414.93</text:p>
          </table:table-cell>
          <table:table-cell office:value-type="float" office:value="2541.02">
            <text:p>2541.02</text:p>
          </table:table-cell>
          <table:table-cell office:value-type="float" office:value="1614.36">
            <text:p>1614.36</text:p>
          </table:table-cell>
          <table:table-cell office:value-type="float" office:value="7093.89">
            <text:p>7093.89</text:p>
          </table:table-cell>
          <table:table-cell office:value-type="float" office:value="876.1">
            <text:p>876.1</text:p>
          </table:table-cell>
          <table:table-cell office:value-type="float" office:value="931.5">
            <text:p>931.5</text:p>
          </table:table-cell>
          <table:table-cell office:value-type="float" office:value="4788.86">
            <text:p>4788.86</text:p>
          </table:table-cell>
          <table:table-cell office:value-type="float" office:value="943.97">
            <text:p>943.97</text:p>
          </table:table-cell>
          <table:table-cell office:value-type="float" office:value="1108.37">
            <text:p>1108.37</text:p>
          </table:table-cell>
          <table:table-cell office:value-type="float" office:value="406.81">
            <text:p>406.81</text:p>
          </table:table-cell>
          <table:table-cell office:value-type="float" office:value="4045.23">
            <text:p>4045.23</text:p>
          </table:table-cell>
          <table:table-cell office:value-type="float" office:value="7291.99">
            <text:p>7291.99</text:p>
          </table:table-cell>
          <table:table-cell office:value-type="float" office:value="12368.17">
            <text:p>12368.17</text:p>
          </table:table-cell>
          <table:table-cell office:value-type="float" office:value="1006.94">
            <text:p>1006.94</text:p>
          </table:table-cell>
          <table:table-cell office:value-type="float" office:value="185.83">
            <text:p>185.83</text:p>
          </table:table-cell>
          <table:table-cell office:value-type="float" office:value="196.22">
            <text:p>196.22</text:p>
          </table:table-cell>
          <table:table-cell office:value-type="float" office:value="4739.3">
            <text:p>4739.3</text:p>
          </table:table-cell>
          <table:table-cell office:value-type="float" office:value="4824.57">
            <text:p>4824.57</text:p>
          </table:table-cell>
          <table:table-cell office:value-type="float" office:value="731.64">
            <text:p>731.64</text:p>
          </table:table-cell>
          <table:table-cell office:value-type="float" office:value="1648.74">
            <text:p>1648.74</text:p>
          </table:table-cell>
          <table:table-cell office:value-type="float" office:value="1810.53">
            <text:p>1810.53</text:p>
          </table:table-cell>
          <table:table-cell office:value-type="float" office:value="568.44">
            <text:p>568.44</text:p>
          </table:table-cell>
          <table:table-cell office:value-type="float" office:value="294.91">
            <text:p>294.91</text:p>
          </table:table-cell>
          <table:table-cell office:value-type="float" office:value="3187.27">
            <text:p>3187.27</text:p>
          </table:table-cell>
          <table:table-cell office:value-type="float" office:value="3064.09">
            <text:p>3064.09</text:p>
          </table:table-cell>
          <table:table-cell office:value-type="float" office:value="960.56">
            <text:p>960.56</text:p>
          </table:table-cell>
          <table:table-cell office:value-type="float" office:value="2639.41">
            <text:p>2639.41</text:p>
          </table:table-cell>
          <table:table-cell office:value-type="float" office:value="1264.18">
            <text:p>1264.18</text:p>
          </table:table-cell>
          <table:table-cell/>
          <table:table-cell office:value-type="float" office:value="509.43">
            <text:p>509.43</text:p>
          </table:table-cell>
          <table:table-cell table:number-columns-repeated="974"/>
        </table:table-row>
        <table:table-row table:style-name="ro1">
          <table:table-cell office:value-type="string">
            <text:p>Estonia</text:p>
          </table:table-cell>
          <table:table-cell office:value-type="float" office:value="11626.56">
            <text:p>11626.56</text:p>
          </table:table-cell>
          <table:table-cell office:value-type="float" office:value="1988.68">
            <text:p>1988.68</text:p>
          </table:table-cell>
          <table:table-cell office:value-type="float" office:value="3063.53">
            <text:p>3063.53</text:p>
          </table:table-cell>
          <table:table-cell office:value-type="float" office:value="2562.45">
            <text:p>2562.45</text:p>
          </table:table-cell>
          <table:table-cell office:value-type="float" office:value="1109.04">
            <text:p>1109.04</text:p>
          </table:table-cell>
          <table:table-cell office:value-type="float" office:value="2828.63">
            <text:p>2828.63</text:p>
          </table:table-cell>
          <table:table-cell office:value-type="float" office:value="577.1">
            <text:p>577.1</text:p>
          </table:table-cell>
          <table:table-cell office:value-type="float" office:value="3493.91">
            <text:p>3493.91</text:p>
          </table:table-cell>
          <table:table-cell office:value-type="float" office:value="2417.84">
            <text:p>2417.84</text:p>
          </table:table-cell>
          <table:table-cell office:value-type="float" office:value="3153.02">
            <text:p>3153.02</text:p>
          </table:table-cell>
          <table:table-cell office:value-type="float" office:value="144.67">
            <text:p>144.67</text:p>
          </table:table-cell>
          <table:table-cell office:value-type="float" office:value="264.43">
            <text:p>264.43</text:p>
          </table:table-cell>
          <table:table-cell office:value-type="float" office:value="606.39">
            <text:p>606.39</text:p>
          </table:table-cell>
          <table:table-cell office:value-type="float" office:value="390.99">
            <text:p>390.99</text:p>
          </table:table-cell>
          <table:table-cell office:value-type="float" office:value="402.08">
            <text:p>402.08</text:p>
          </table:table-cell>
          <table:table-cell office:value-type="float" office:value="496.59">
            <text:p>496.59</text:p>
          </table:table-cell>
          <table:table-cell office:value-type="float" office:value="1079.89">
            <text:p>1079.89</text:p>
          </table:table-cell>
          <table:table-cell office:value-type="float" office:value="789.72">
            <text:p>789.72</text:p>
          </table:table-cell>
          <table:table-cell office:value-type="float" office:value="114.6">
            <text:p>114.6</text:p>
          </table:table-cell>
          <table:table-cell office:value-type="float" office:value="464.51">
            <text:p>464.51</text:p>
          </table:table-cell>
          <table:table-cell office:value-type="float" office:value="694.21">
            <text:p>694.21</text:p>
          </table:table-cell>
          <table:table-cell office:value-type="float" office:value="382.1">
            <text:p>382.1</text:p>
          </table:table-cell>
          <table:table-cell office:value-type="float" office:value="1355.87">
            <text:p>1355.87</text:p>
          </table:table-cell>
          <table:table-cell office:value-type="float" office:value="177.7">
            <text:p>177.7</text:p>
          </table:table-cell>
          <table:table-cell office:value-type="float" office:value="78.39">
            <text:p>78.39</text:p>
          </table:table-cell>
          <table:table-cell office:value-type="float" office:value="244.89">
            <text:p>244.89</text:p>
          </table:table-cell>
          <table:table-cell office:value-type="float" office:value="282.21">
            <text:p>282.21</text:p>
          </table:table-cell>
          <table:table-cell office:value-type="float" office:value="327.05">
            <text:p>327.05</text:p>
          </table:table-cell>
          <table:table-cell office:value-type="float" office:value="178.26">
            <text:p>178.26</text:p>
          </table:table-cell>
          <table:table-cell office:value-type="float" office:value="852.62">
            <text:p>852.62</text:p>
          </table:table-cell>
          <table:table-cell office:value-type="float" office:value="1236.55">
            <text:p>1236.55</text:p>
          </table:table-cell>
          <table:table-cell office:value-type="float" office:value="560.6">
            <text:p>560.6</text:p>
          </table:table-cell>
          <table:table-cell office:value-type="float" office:value="246.25">
            <text:p>246.25</text:p>
          </table:table-cell>
          <table:table-cell office:value-type="float" office:value="379.07">
            <text:p>379.07</text:p>
          </table:table-cell>
          <table:table-cell office:value-type="float" office:value="196.14">
            <text:p>196.14</text:p>
          </table:table-cell>
          <table:table-cell office:value-type="float" office:value="1822.46">
            <text:p>1822.46</text:p>
          </table:table-cell>
          <table:table-cell office:value-type="float" office:value="829.1">
            <text:p>829.1</text:p>
          </table:table-cell>
          <table:table-cell office:value-type="float" office:value="81.58">
            <text:p>81.58</text:p>
          </table:table-cell>
          <table:table-cell office:value-type="float" office:value="312.6">
            <text:p>312.6</text:p>
          </table:table-cell>
          <table:table-cell office:value-type="float" office:value="589.22">
            <text:p>589.22</text:p>
          </table:table-cell>
          <table:table-cell office:value-type="float" office:value="754.96">
            <text:p>754.96</text:p>
          </table:table-cell>
          <table:table-cell office:value-type="float" office:value="210.73">
            <text:p>210.73</text:p>
          </table:table-cell>
          <table:table-cell office:value-type="float" office:value="1547.31">
            <text:p>1547.31</text:p>
          </table:table-cell>
          <table:table-cell office:value-type="float" office:value="345.69">
            <text:p>345.69</text:p>
          </table:table-cell>
          <table:table-cell office:value-type="float" office:value="41.21">
            <text:p>41.21</text:p>
          </table:table-cell>
          <table:table-cell office:value-type="float" office:value="364.64">
            <text:p>364.64</text:p>
          </table:table-cell>
          <table:table-cell office:value-type="float" office:value="177.33">
            <text:p>177.33</text:p>
          </table:table-cell>
          <table:table-cell/>
          <table:table-cell office:value-type="float" office:value="155.83">
            <text:p>155.83</text:p>
          </table:table-cell>
          <table:table-cell table:number-columns-repeated="974"/>
        </table:table-row>
        <table:table-row table:style-name="ro1">
          <table:table-cell office:value-type="string">
            <text:p>Finland</text:p>
          </table:table-cell>
          <table:table-cell office:value-type="float" office:value="60047.24">
            <text:p>60047.24</text:p>
          </table:table-cell>
          <table:table-cell office:value-type="float" office:value="11721.93">
            <text:p>11721.93</text:p>
          </table:table-cell>
          <table:table-cell office:value-type="float" office:value="20194.6">
            <text:p>20194.6</text:p>
          </table:table-cell>
          <table:table-cell office:value-type="float" office:value="15433.55">
            <text:p>15433.55</text:p>
          </table:table-cell>
          <table:table-cell office:value-type="float" office:value="7317.91">
            <text:p>7317.91</text:p>
          </table:table-cell>
          <table:table-cell office:value-type="float" office:value="16562.15">
            <text:p>16562.15</text:p>
          </table:table-cell>
          <table:table-cell office:value-type="float" office:value="3543.79">
            <text:p>3543.79</text:p>
          </table:table-cell>
          <table:table-cell office:value-type="float" office:value="13383.71">
            <text:p>13383.71</text:p>
          </table:table-cell>
          <table:table-cell office:value-type="float" office:value="8437.56">
            <text:p>8437.56</text:p>
          </table:table-cell>
          <table:table-cell office:value-type="float" office:value="10826.93">
            <text:p>10826.93</text:p>
          </table:table-cell>
          <table:table-cell office:value-type="float" office:value="3322.04">
            <text:p>3322.04</text:p>
          </table:table-cell>
          <table:table-cell office:value-type="float" office:value="4180.79">
            <text:p>4180.79</text:p>
          </table:table-cell>
          <table:table-cell office:value-type="float" office:value="2871.35">
            <text:p>2871.35</text:p>
          </table:table-cell>
          <table:table-cell office:value-type="float" office:value="2072.44">
            <text:p>2072.44</text:p>
          </table:table-cell>
          <table:table-cell office:value-type="float" office:value="4073.72">
            <text:p>4073.72</text:p>
          </table:table-cell>
          <table:table-cell office:value-type="float" office:value="6917.77">
            <text:p>6917.77</text:p>
          </table:table-cell>
          <table:table-cell office:value-type="float" office:value="6597.75">
            <text:p>6597.75</text:p>
          </table:table-cell>
          <table:table-cell office:value-type="float" office:value="1807.28">
            <text:p>1807.28</text:p>
          </table:table-cell>
          <table:table-cell office:value-type="float" office:value="928.85">
            <text:p>928.85</text:p>
          </table:table-cell>
          <table:table-cell office:value-type="float" office:value="3113.41">
            <text:p>3113.41</text:p>
          </table:table-cell>
          <table:table-cell office:value-type="float" office:value="3290.39">
            <text:p>3290.39</text:p>
          </table:table-cell>
          <table:table-cell office:value-type="float" office:value="4889.07">
            <text:p>4889.07</text:p>
          </table:table-cell>
          <table:table-cell office:value-type="float" office:value="5159.11">
            <text:p>5159.11</text:p>
          </table:table-cell>
          <table:table-cell office:value-type="float" office:value="2177.47">
            <text:p>2177.47</text:p>
          </table:table-cell>
          <table:table-cell office:value-type="float" office:value="911.41">
            <text:p>911.41</text:p>
          </table:table-cell>
          <table:table-cell office:value-type="float" office:value="3012.52">
            <text:p>3012.52</text:p>
          </table:table-cell>
          <table:table-cell office:value-type="float" office:value="1734.56">
            <text:p>1734.56</text:p>
          </table:table-cell>
          <table:table-cell office:value-type="float" office:value="1808.09">
            <text:p>1808.09</text:p>
          </table:table-cell>
          <table:table-cell office:value-type="float" office:value="823.44">
            <text:p>823.44</text:p>
          </table:table-cell>
          <table:table-cell office:value-type="float" office:value="4742.72">
            <text:p>4742.72</text:p>
          </table:table-cell>
          <table:table-cell office:value-type="float" office:value="5194.42">
            <text:p>5194.42</text:p>
          </table:table-cell>
          <table:table-cell office:value-type="float" office:value="6418.92">
            <text:p>6418.92</text:p>
          </table:table-cell>
          <table:table-cell office:value-type="float" office:value="1129.33">
            <text:p>1129.33</text:p>
          </table:table-cell>
          <table:table-cell office:value-type="float" office:value="2905.3">
            <text:p>2905.3</text:p>
          </table:table-cell>
          <table:table-cell office:value-type="float" office:value="666.67">
            <text:p>666.67</text:p>
          </table:table-cell>
          <table:table-cell office:value-type="float" office:value="5162.71">
            <text:p>5162.71</text:p>
          </table:table-cell>
          <table:table-cell office:value-type="float" office:value="4088.19">
            <text:p>4088.19</text:p>
          </table:table-cell>
          <table:table-cell office:value-type="float" office:value="617.71">
            <text:p>617.71</text:p>
          </table:table-cell>
          <table:table-cell office:value-type="float" office:value="2218.93">
            <text:p>2218.93</text:p>
          </table:table-cell>
          <table:table-cell office:value-type="float" office:value="1563.38">
            <text:p>1563.38</text:p>
          </table:table-cell>
          <table:table-cell office:value-type="float" office:value="2574.31">
            <text:p>2574.31</text:p>
          </table:table-cell>
          <table:table-cell office:value-type="float" office:value="613.79">
            <text:p>613.79</text:p>
          </table:table-cell>
          <table:table-cell office:value-type="float" office:value="5371.63">
            <text:p>5371.63</text:p>
          </table:table-cell>
          <table:table-cell office:value-type="float" office:value="2059.47">
            <text:p>2059.47</text:p>
          </table:table-cell>
          <table:table-cell office:value-type="float" office:value="108.06">
            <text:p>108.06</text:p>
          </table:table-cell>
          <table:table-cell office:value-type="float" office:value="894.63">
            <text:p>894.63</text:p>
          </table:table-cell>
          <table:table-cell office:value-type="float" office:value="495.87">
            <text:p>495.87</text:p>
          </table:table-cell>
          <table:table-cell office:value-type="float" office:value="4.78">
            <text:p>4.78</text:p>
          </table:table-cell>
          <table:table-cell office:value-type="float" office:value="131.36">
            <text:p>131.36</text:p>
          </table:table-cell>
          <table:table-cell table:number-columns-repeated="974"/>
        </table:table-row>
        <table:table-row table:style-name="ro1">
          <table:table-cell office:value-type="string">
            <text:p>France</text:p>
          </table:table-cell>
          <table:table-cell office:value-type="float" office:value="699778.57">
            <text:p>699778.57</text:p>
          </table:table-cell>
          <table:table-cell office:value-type="float" office:value="112947.91">
            <text:p>112947.91</text:p>
          </table:table-cell>
          <table:table-cell office:value-type="float" office:value="176906.33">
            <text:p>176906.33</text:p>
          </table:table-cell>
          <table:table-cell office:value-type="float" office:value="178070.67">
            <text:p>178070.67</text:p>
          </table:table-cell>
          <table:table-cell office:value-type="float" office:value="81902.79">
            <text:p>81902.79</text:p>
          </table:table-cell>
          <table:table-cell office:value-type="float" office:value="187645.71">
            <text:p>187645.71</text:p>
          </table:table-cell>
          <table:table-cell office:value-type="float" office:value="24486.18">
            <text:p>24486.18</text:p>
          </table:table-cell>
          <table:table-cell office:value-type="float" office:value="142962.48">
            <text:p>142962.48</text:p>
          </table:table-cell>
          <table:table-cell office:value-type="float" office:value="52837.98">
            <text:p>52837.98</text:p>
          </table:table-cell>
          <table:table-cell office:value-type="float" office:value="263006.82">
            <text:p>263006.82</text:p>
          </table:table-cell>
          <table:table-cell office:value-type="float" office:value="32309.04">
            <text:p>32309.04</text:p>
          </table:table-cell>
          <table:table-cell office:value-type="float" office:value="29203.15">
            <text:p>29203.15</text:p>
          </table:table-cell>
          <table:table-cell office:value-type="float" office:value="35558.6">
            <text:p>35558.6</text:p>
          </table:table-cell>
          <table:table-cell office:value-type="float" office:value="21142.81">
            <text:p>21142.81</text:p>
          </table:table-cell>
          <table:table-cell office:value-type="float" office:value="30796.5">
            <text:p>30796.5</text:p>
          </table:table-cell>
          <table:table-cell office:value-type="float" office:value="31650.74">
            <text:p>31650.74</text:p>
          </table:table-cell>
          <table:table-cell office:value-type="float" office:value="67432.36">
            <text:p>67432.36</text:p>
          </table:table-cell>
          <table:table-cell office:value-type="float" office:value="37468.3">
            <text:p>37468.3</text:p>
          </table:table-cell>
          <table:table-cell office:value-type="float" office:value="13157.84">
            <text:p>13157.84</text:p>
          </table:table-cell>
          <table:table-cell office:value-type="float" office:value="18499.54">
            <text:p>18499.54</text:p>
          </table:table-cell>
          <table:table-cell office:value-type="float" office:value="30774.47">
            <text:p>30774.47</text:p>
          </table:table-cell>
          <table:table-cell office:value-type="float" office:value="40433.99">
            <text:p>40433.99</text:p>
          </table:table-cell>
          <table:table-cell office:value-type="float" office:value="88332.29">
            <text:p>88332.29</text:p>
          </table:table-cell>
          <table:table-cell office:value-type="float" office:value="18698.36">
            <text:p>18698.36</text:p>
          </table:table-cell>
          <table:table-cell office:value-type="float" office:value="10671.89">
            <text:p>10671.89</text:p>
          </table:table-cell>
          <table:table-cell office:value-type="float" office:value="35715.53">
            <text:p>35715.53</text:p>
          </table:table-cell>
          <table:table-cell office:value-type="float" office:value="20854.76">
            <text:p>20854.76</text:p>
          </table:table-cell>
          <table:table-cell office:value-type="float" office:value="13161.98">
            <text:p>13161.98</text:p>
          </table:table-cell>
          <table:table-cell office:value-type="float" office:value="14117.56">
            <text:p>14117.56</text:p>
          </table:table-cell>
          <table:table-cell office:value-type="float" office:value="50518.26">
            <text:p>50518.26</text:p>
          </table:table-cell>
          <table:table-cell office:value-type="float" office:value="51462.06">
            <text:p>51462.06</text:p>
          </table:table-cell>
          <table:table-cell office:value-type="float" office:value="80763.41">
            <text:p>80763.41</text:p>
          </table:table-cell>
          <table:table-cell office:value-type="float" office:value="19047.04">
            <text:p>19047.04</text:p>
          </table:table-cell>
          <table:table-cell office:value-type="float" office:value="18872.13">
            <text:p>18872.13</text:p>
          </table:table-cell>
          <table:table-cell office:value-type="float" office:value="1156.48">
            <text:p>1156.48</text:p>
          </table:table-cell>
          <table:table-cell office:value-type="float" office:value="54392.18">
            <text:p>54392.18</text:p>
          </table:table-cell>
          <table:table-cell office:value-type="float" office:value="29567.62">
            <text:p>29567.62</text:p>
          </table:table-cell>
          <table:table-cell office:value-type="float" office:value="9403.37">
            <text:p>9403.37</text:p>
          </table:table-cell>
          <table:table-cell office:value-type="float" office:value="18919.92">
            <text:p>18919.92</text:p>
          </table:table-cell>
          <table:table-cell office:value-type="float" office:value="31630.83">
            <text:p>31630.83</text:p>
          </table:table-cell>
          <table:table-cell office:value-type="float" office:value="4782.03">
            <text:p>4782.03</text:p>
          </table:table-cell>
          <table:table-cell office:value-type="float" office:value="4591.94">
            <text:p>4591.94</text:p>
          </table:table-cell>
          <table:table-cell office:value-type="float" office:value="43322.02">
            <text:p>43322.02</text:p>
          </table:table-cell>
          <table:table-cell office:value-type="float" office:value="55512.43">
            <text:p>55512.43</text:p>
          </table:table-cell>
          <table:table-cell office:value-type="float" office:value="6483.58">
            <text:p>6483.58</text:p>
          </table:table-cell>
          <table:table-cell office:value-type="float" office:value="36722.75">
            <text:p>36722.75</text:p>
          </table:table-cell>
          <table:table-cell office:value-type="float" office:value="7771.96">
            <text:p>7771.96</text:p>
          </table:table-cell>
          <table:table-cell office:value-type="float" office:value="334.81">
            <text:p>334.81</text:p>
          </table:table-cell>
          <table:table-cell office:value-type="float" office:value="9390.21">
            <text:p>9390.21</text:p>
          </table:table-cell>
          <table:table-cell table:number-columns-repeated="974"/>
        </table:table-row>
        <table:table-row table:style-name="ro1">
          <table:table-cell office:value-type="string">
            <text:p>Germany</text:p>
          </table:table-cell>
          <table:table-cell office:value-type="float" office:value="756906.81">
            <text:p>756906.81</text:p>
          </table:table-cell>
          <table:table-cell office:value-type="float" office:value="49037.72">
            <text:p>49037.72</text:p>
          </table:table-cell>
          <table:table-cell office:value-type="float" office:value="152397.56">
            <text:p>152397.56</text:p>
          </table:table-cell>
          <table:table-cell office:value-type="float" office:value="184157.49">
            <text:p>184157.49</text:p>
          </table:table-cell>
          <table:table-cell office:value-type="float" office:value="117670.4">
            <text:p>117670.4</text:p>
          </table:table-cell>
          <table:table-cell office:value-type="float" office:value="192058.39">
            <text:p>192058.39</text:p>
          </table:table-cell>
          <table:table-cell office:value-type="float" office:value="17712.49">
            <text:p>17712.49</text:p>
          </table:table-cell>
          <table:table-cell office:value-type="float" office:value="159036.57">
            <text:p>159036.57</text:p>
          </table:table-cell>
          <table:table-cell office:value-type="float" office:value="79797.17">
            <text:p>79797.17</text:p>
          </table:table-cell>
          <table:table-cell office:value-type="float" office:value="297204.45">
            <text:p>297204.45</text:p>
          </table:table-cell>
          <table:table-cell office:value-type="float" office:value="5430.48">
            <text:p>5430.48</text:p>
          </table:table-cell>
          <table:table-cell office:value-type="float" office:value="5216.43">
            <text:p>5216.43</text:p>
          </table:table-cell>
          <table:table-cell office:value-type="float" office:value="21213.91">
            <text:p>21213.91</text:p>
          </table:table-cell>
          <table:table-cell office:value-type="float" office:value="5780.27">
            <text:p>5780.27</text:p>
          </table:table-cell>
          <table:table-cell office:value-type="float" office:value="47840.92">
            <text:p>47840.92</text:p>
          </table:table-cell>
          <table:table-cell office:value-type="float" office:value="30926.22">
            <text:p>30926.22</text:p>
          </table:table-cell>
          <table:table-cell office:value-type="float" office:value="39100">
            <text:p>39100</text:p>
          </table:table-cell>
          <table:table-cell office:value-type="float" office:value="18022.63">
            <text:p>18022.63</text:p>
          </table:table-cell>
          <table:table-cell office:value-type="float" office:value="12440.41">
            <text:p>12440.41</text:p>
          </table:table-cell>
          <table:table-cell office:value-type="float" office:value="28743.9">
            <text:p>28743.9</text:p>
          </table:table-cell>
          <table:table-cell office:value-type="float" office:value="26601.43">
            <text:p>26601.43</text:p>
          </table:table-cell>
          <table:table-cell office:value-type="float" office:value="88450.46">
            <text:p>88450.46</text:p>
          </table:table-cell>
          <table:table-cell office:value-type="float" office:value="61496.51">
            <text:p>61496.51</text:p>
          </table:table-cell>
          <table:table-cell office:value-type="float" office:value="16012.33">
            <text:p>16012.33</text:p>
          </table:table-cell>
          <table:table-cell office:value-type="float" office:value="5971.22">
            <text:p>5971.22</text:p>
          </table:table-cell>
          <table:table-cell office:value-type="float" office:value="54362.13">
            <text:p>54362.13</text:p>
          </table:table-cell>
          <table:table-cell office:value-type="float" office:value="12222.29">
            <text:p>12222.29</text:p>
          </table:table-cell>
          <table:table-cell office:value-type="float" office:value="48002.51">
            <text:p>48002.51</text:p>
          </table:table-cell>
          <table:table-cell office:value-type="float" office:value="6938.31">
            <text:p>6938.31</text:p>
          </table:table-cell>
          <table:table-cell office:value-type="float" office:value="62389.04">
            <text:p>62389.04</text:p>
          </table:table-cell>
          <table:table-cell office:value-type="float" office:value="89910.93">
            <text:p>89910.93</text:p>
          </table:table-cell>
          <table:table-cell office:value-type="float" office:value="35936.68">
            <text:p>35936.68</text:p>
          </table:table-cell>
          <table:table-cell office:value-type="float" office:value="12685.04">
            <text:p>12685.04</text:p>
          </table:table-cell>
          <table:table-cell office:value-type="float" office:value="17317.43">
            <text:p>17317.43</text:p>
          </table:table-cell>
          <table:table-cell office:value-type="float" office:value="395.05">
            <text:p>395.05</text:p>
          </table:table-cell>
          <table:table-cell office:value-type="float" office:value="54538.25">
            <text:p>54538.25</text:p>
          </table:table-cell>
          <table:table-cell office:value-type="float" office:value="48587.66">
            <text:p>48587.66</text:p>
          </table:table-cell>
          <table:table-cell office:value-type="float" office:value="6367.24">
            <text:p>6367.24</text:p>
          </table:table-cell>
          <table:table-cell office:value-type="float" office:value="21596.06">
            <text:p>21596.06</text:p>
          </table:table-cell>
          <table:table-cell office:value-type="float" office:value="31981.63">
            <text:p>31981.63</text:p>
          </table:table-cell>
          <table:table-cell office:value-type="float" office:value="25426.33">
            <text:p>25426.33</text:p>
          </table:table-cell>
          <table:table-cell office:value-type="float" office:value="12819.3">
            <text:p>12819.3</text:p>
          </table:table-cell>
          <table:table-cell office:value-type="float" office:value="38405.83">
            <text:p>38405.83</text:p>
          </table:table-cell>
          <table:table-cell office:value-type="float" office:value="35066.43">
            <text:p>35066.43</text:p>
          </table:table-cell>
          <table:table-cell office:value-type="float" office:value="1100.88">
            <text:p>1100.88</text:p>
          </table:table-cell>
          <table:table-cell office:value-type="float" office:value="13867.67">
            <text:p>13867.67</text:p>
          </table:table-cell>
          <table:table-cell office:value-type="float" office:value="7778.37">
            <text:p>7778.37</text:p>
          </table:table-cell>
          <table:table-cell/>
          <table:table-cell office:value-type="float" office:value="7887.35">
            <text:p>7887.35</text:p>
          </table:table-cell>
          <table:table-cell table:number-columns-repeated="974"/>
        </table:table-row>
        <table:table-row table:style-name="ro1">
          <table:table-cell office:value-type="string">
            <text:p>Greece</text:p>
          </table:table-cell>
          <table:table-cell office:value-type="float" office:value="96639.84">
            <text:p>96639.84</text:p>
          </table:table-cell>
          <table:table-cell office:value-type="float" office:value="8187.41">
            <text:p>8187.41</text:p>
          </table:table-cell>
          <table:table-cell office:value-type="float" office:value="26120.76">
            <text:p>26120.76</text:p>
          </table:table-cell>
          <table:table-cell office:value-type="float" office:value="20173.97">
            <text:p>20173.97</text:p>
          </table:table-cell>
          <table:table-cell office:value-type="float" office:value="9231.46">
            <text:p>9231.46</text:p>
          </table:table-cell>
          <table:table-cell office:value-type="float" office:value="30525.71">
            <text:p>30525.71</text:p>
          </table:table-cell>
          <table:table-cell office:value-type="float" office:value="6485.87">
            <text:p>6485.87</text:p>
          </table:table-cell>
          <table:table-cell office:value-type="float" office:value="18389.66">
            <text:p>18389.66</text:p>
          </table:table-cell>
          <table:table-cell office:value-type="float" office:value="10234.39">
            <text:p>10234.39</text:p>
          </table:table-cell>
          <table:table-cell office:value-type="float" office:value="36888.41">
            <text:p>36888.41</text:p>
          </table:table-cell>
          <table:table-cell office:value-type="float" office:value="1088.84">
            <text:p>1088.84</text:p>
          </table:table-cell>
          <table:table-cell office:value-type="float" office:value="4038.07">
            <text:p>4038.07</text:p>
          </table:table-cell>
          <table:table-cell office:value-type="float" office:value="1496.72">
            <text:p>1496.72</text:p>
          </table:table-cell>
          <table:table-cell office:value-type="float" office:value="1792.19">
            <text:p>1792.19</text:p>
          </table:table-cell>
          <table:table-cell office:value-type="float" office:value="4228.43">
            <text:p>4228.43</text:p>
          </table:table-cell>
          <table:table-cell office:value-type="float" office:value="3660.7">
            <text:p>3660.7</text:p>
          </table:table-cell>
          <table:table-cell office:value-type="float" office:value="13211.49">
            <text:p>13211.49</text:p>
          </table:table-cell>
          <table:table-cell office:value-type="float" office:value="4284.4">
            <text:p>4284.4</text:p>
          </table:table-cell>
          <table:table-cell office:value-type="float" office:value="406.2">
            <text:p>406.2</text:p>
          </table:table-cell>
          <table:table-cell office:value-type="float" office:value="3667.98">
            <text:p>3667.98</text:p>
          </table:table-cell>
          <table:table-cell office:value-type="float" office:value="4391.64">
            <text:p>4391.64</text:p>
          </table:table-cell>
          <table:table-cell office:value-type="float" office:value="4568.87">
            <text:p>4568.87</text:p>
          </table:table-cell>
          <table:table-cell office:value-type="float" office:value="10622.17">
            <text:p>10622.17</text:p>
          </table:table-cell>
          <table:table-cell office:value-type="float" office:value="1108.17">
            <text:p>1108.17</text:p>
          </table:table-cell>
          <table:table-cell office:value-type="float" office:value="425.03">
            <text:p>425.03</text:p>
          </table:table-cell>
          <table:table-cell office:value-type="float" office:value="2220.21">
            <text:p>2220.21</text:p>
          </table:table-cell>
          <table:table-cell office:value-type="float" office:value="3231.22">
            <text:p>3231.22</text:p>
          </table:table-cell>
          <table:table-cell office:value-type="float" office:value="1728.34">
            <text:p>1728.34</text:p>
          </table:table-cell>
          <table:table-cell office:value-type="float" office:value="469.72">
            <text:p>469.72</text:p>
          </table:table-cell>
          <table:table-cell office:value-type="float" office:value="8755.12">
            <text:p>8755.12</text:p>
          </table:table-cell>
          <table:table-cell office:value-type="float" office:value="17704.75">
            <text:p>17704.75</text:p>
          </table:table-cell>
          <table:table-cell office:value-type="float" office:value="1694.6">
            <text:p>1694.6</text:p>
          </table:table-cell>
          <table:table-cell office:value-type="float" office:value="4278.93">
            <text:p>4278.93</text:p>
          </table:table-cell>
          <table:table-cell office:value-type="float" office:value="1438">
            <text:p>1438</text:p>
          </table:table-cell>
          <table:table-cell office:value-type="float" office:value="252.76">
            <text:p>252.76</text:p>
          </table:table-cell>
          <table:table-cell office:value-type="float" office:value="5527.3">
            <text:p>5527.3</text:p>
          </table:table-cell>
          <table:table-cell office:value-type="float" office:value="4514.03">
            <text:p>4514.03</text:p>
          </table:table-cell>
          <table:table-cell office:value-type="float" office:value="737.31">
            <text:p>737.31</text:p>
          </table:table-cell>
          <table:table-cell office:value-type="float" office:value="2057.92">
            <text:p>2057.92</text:p>
          </table:table-cell>
          <table:table-cell office:value-type="float" office:value="5868.2">
            <text:p>5868.2</text:p>
          </table:table-cell>
          <table:table-cell office:value-type="float" office:value="1993.9">
            <text:p>1993.9</text:p>
          </table:table-cell>
          <table:table-cell office:value-type="float" office:value="106.63">
            <text:p>106.63</text:p>
          </table:table-cell>
          <table:table-cell office:value-type="float" office:value="8338.78">
            <text:p>8338.78</text:p>
          </table:table-cell>
          <table:table-cell office:value-type="float" office:value="6895.38">
            <text:p>6895.38</text:p>
          </table:table-cell>
          <table:table-cell office:value-type="float" office:value="1216.86">
            <text:p>1216.86</text:p>
          </table:table-cell>
          <table:table-cell office:value-type="float" office:value="5809.62">
            <text:p>5809.62</text:p>
          </table:table-cell>
          <table:table-cell office:value-type="float" office:value="882.28">
            <text:p>882.28</text:p>
          </table:table-cell>
          <table:table-cell/>
          <table:table-cell office:value-type="float" office:value="1301.17">
            <text:p>1301.17</text:p>
          </table:table-cell>
          <table:table-cell table:number-columns-repeated="974"/>
        </table:table-row>
        <table:table-row table:style-name="ro1">
          <table:table-cell office:value-type="string">
            <text:p>Hong Kong-China</text:p>
          </table:table-cell>
          <table:table-cell office:value-type="float" office:value="70636.26">
            <text:p>70636.26</text:p>
          </table:table-cell>
          <table:table-cell office:value-type="float" office:value="14257.75">
            <text:p>14257.75</text:p>
          </table:table-cell>
          <table:table-cell office:value-type="float" office:value="10427.63">
            <text:p>10427.63</text:p>
          </table:table-cell>
          <table:table-cell office:value-type="float" office:value="7054.51">
            <text:p>7054.51</text:p>
          </table:table-cell>
          <table:table-cell office:value-type="float" office:value="11707.4">
            <text:p>11707.4</text:p>
          </table:table-cell>
          <table:table-cell office:value-type="float" office:value="21328.01">
            <text:p>21328.01</text:p>
          </table:table-cell>
          <table:table-cell office:value-type="float" office:value="571.67">
            <text:p>571.67</text:p>
          </table:table-cell>
          <table:table-cell office:value-type="float" office:value="12779.71">
            <text:p>12779.71</text:p>
          </table:table-cell>
          <table:table-cell office:value-type="float" office:value="7550.68">
            <text:p>7550.68</text:p>
          </table:table-cell>
          <table:table-cell office:value-type="float" office:value="35604.18">
            <text:p>35604.18</text:p>
          </table:table-cell>
          <table:table-cell office:value-type="float" office:value="957.89">
            <text:p>957.89</text:p>
          </table:table-cell>
          <table:table-cell office:value-type="float" office:value="4580.92">
            <text:p>4580.92</text:p>
          </table:table-cell>
          <table:table-cell office:value-type="float" office:value="3725.34">
            <text:p>3725.34</text:p>
          </table:table-cell>
          <table:table-cell office:value-type="float" office:value="1697.95">
            <text:p>1697.95</text:p>
          </table:table-cell>
          <table:table-cell office:value-type="float" office:value="3142.94">
            <text:p>3142.94</text:p>
          </table:table-cell>
          <table:table-cell office:value-type="float" office:value="1935.35">
            <text:p>1935.35</text:p>
          </table:table-cell>
          <table:table-cell office:value-type="float" office:value="2707.61">
            <text:p>2707.61</text:p>
          </table:table-cell>
          <table:table-cell office:value-type="float" office:value="1914">
            <text:p>1914</text:p>
          </table:table-cell>
          <table:table-cell office:value-type="float" office:value="408.52">
            <text:p>408.52</text:p>
          </table:table-cell>
          <table:table-cell office:value-type="float" office:value="1194.23">
            <text:p>1194.23</text:p>
          </table:table-cell>
          <table:table-cell office:value-type="float" office:value="1514.25">
            <text:p>1514.25</text:p>
          </table:table-cell>
          <table:table-cell office:value-type="float" office:value="898.34">
            <text:p>898.34</text:p>
          </table:table-cell>
          <table:table-cell office:value-type="float" office:value="3937.66">
            <text:p>3937.66</text:p>
          </table:table-cell>
          <table:table-cell office:value-type="float" office:value="599.79">
            <text:p>599.79</text:p>
          </table:table-cell>
          <table:table-cell office:value-type="float" office:value="186.58">
            <text:p>186.58</text:p>
          </table:table-cell>
          <table:table-cell office:value-type="float" office:value="7275.78">
            <text:p>7275.78</text:p>
          </table:table-cell>
          <table:table-cell office:value-type="float" office:value="1532.65">
            <text:p>1532.65</text:p>
          </table:table-cell>
          <table:table-cell office:value-type="float" office:value="2452.47">
            <text:p>2452.47</text:p>
          </table:table-cell>
          <table:table-cell office:value-type="float" office:value="543.09">
            <text:p>543.09</text:p>
          </table:table-cell>
          <table:table-cell office:value-type="float" office:value="8865.12">
            <text:p>8865.12</text:p>
          </table:table-cell>
          <table:table-cell office:value-type="float" office:value="9100.63">
            <text:p>9100.63</text:p>
          </table:table-cell>
          <table:table-cell office:value-type="float" office:value="1211.3">
            <text:p>1211.3</text:p>
          </table:table-cell>
          <table:table-cell office:value-type="float" office:value="3851.43">
            <text:p>3851.43</text:p>
          </table:table-cell>
          <table:table-cell office:value-type="float" office:value="223.01">
            <text:p>223.01</text:p>
          </table:table-cell>
          <table:table-cell office:value-type="float" office:value="305.77">
            <text:p>305.77</text:p>
          </table:table-cell>
          <table:table-cell office:value-type="float" office:value="6148.68">
            <text:p>6148.68</text:p>
          </table:table-cell>
          <table:table-cell office:value-type="float" office:value="1310.58">
            <text:p>1310.58</text:p>
          </table:table-cell>
          <table:table-cell office:value-type="float" office:value="944.71">
            <text:p>944.71</text:p>
          </table:table-cell>
          <table:table-cell office:value-type="float" office:value="1969.63">
            <text:p>1969.63</text:p>
          </table:table-cell>
          <table:table-cell office:value-type="float" office:value="1694.52">
            <text:p>1694.52</text:p>
          </table:table-cell>
          <table:table-cell office:value-type="float" office:value="492.6">
            <text:p>492.6</text:p>
          </table:table-cell>
          <table:table-cell office:value-type="float" office:value="121.22">
            <text:p>121.22</text:p>
          </table:table-cell>
          <table:table-cell office:value-type="float" office:value="6935.44">
            <text:p>6935.44</text:p>
          </table:table-cell>
          <table:table-cell office:value-type="float" office:value="5690.09">
            <text:p>5690.09</text:p>
          </table:table-cell>
          <table:table-cell office:value-type="float" office:value="66.26">
            <text:p>66.26</text:p>
          </table:table-cell>
          <table:table-cell office:value-type="float" office:value="5286.49">
            <text:p>5286.49</text:p>
          </table:table-cell>
          <table:table-cell office:value-type="float" office:value="2076.67">
            <text:p>2076.67</text:p>
          </table:table-cell>
          <table:table-cell office:value-type="float" office:value="120.43">
            <text:p>120.43</text:p>
          </table:table-cell>
          <table:table-cell office:value-type="float" office:value="995.79">
            <text:p>995.79</text:p>
          </table:table-cell>
          <table:table-cell table:number-columns-repeated="974"/>
        </table:table-row>
        <table:table-row table:style-name="ro1">
          <table:table-cell office:value-type="string">
            <text:p>Hungary</text:p>
          </table:table-cell>
          <table:table-cell office:value-type="float" office:value="91178.67">
            <text:p>91178.67</text:p>
          </table:table-cell>
          <table:table-cell office:value-type="float" office:value="8828.68">
            <text:p>8828.68</text:p>
          </table:table-cell>
          <table:table-cell office:value-type="float" office:value="17948.88">
            <text:p>17948.88</text:p>
          </table:table-cell>
          <table:table-cell office:value-type="float" office:value="16658.85">
            <text:p>16658.85</text:p>
          </table:table-cell>
          <table:table-cell office:value-type="float" office:value="10158.36">
            <text:p>10158.36</text:p>
          </table:table-cell>
          <table:table-cell office:value-type="float" office:value="24115.03">
            <text:p>24115.03</text:p>
          </table:table-cell>
          <table:table-cell office:value-type="float" office:value="3551.26">
            <text:p>3551.26</text:p>
          </table:table-cell>
          <table:table-cell office:value-type="float" office:value="28883.14">
            <text:p>28883.14</text:p>
          </table:table-cell>
          <table:table-cell office:value-type="float" office:value="15086.64">
            <text:p>15086.64</text:p>
          </table:table-cell>
          <table:table-cell office:value-type="float" office:value="33295.6">
            <text:p>33295.6</text:p>
          </table:table-cell>
          <table:table-cell office:value-type="float" office:value="1390.43">
            <text:p>1390.43</text:p>
          </table:table-cell>
          <table:table-cell office:value-type="float" office:value="1163.33">
            <text:p>1163.33</text:p>
          </table:table-cell>
          <table:table-cell office:value-type="float" office:value="3588.31">
            <text:p>3588.31</text:p>
          </table:table-cell>
          <table:table-cell office:value-type="float" office:value="3019.81">
            <text:p>3019.81</text:p>
          </table:table-cell>
          <table:table-cell office:value-type="float" office:value="3803.15">
            <text:p>3803.15</text:p>
          </table:table-cell>
          <table:table-cell office:value-type="float" office:value="2131.21">
            <text:p>2131.21</text:p>
          </table:table-cell>
          <table:table-cell office:value-type="float" office:value="8816.19">
            <text:p>8816.19</text:p>
          </table:table-cell>
          <table:table-cell office:value-type="float" office:value="1370.13">
            <text:p>1370.13</text:p>
          </table:table-cell>
          <table:table-cell office:value-type="float" office:value="921.6">
            <text:p>921.6</text:p>
          </table:table-cell>
          <table:table-cell office:value-type="float" office:value="3326.62">
            <text:p>3326.62</text:p>
          </table:table-cell>
          <table:table-cell office:value-type="float" office:value="2549.39">
            <text:p>2549.39</text:p>
          </table:table-cell>
          <table:table-cell office:value-type="float" office:value="4856.1">
            <text:p>4856.1</text:p>
          </table:table-cell>
          <table:table-cell office:value-type="float" office:value="7143.07">
            <text:p>7143.07</text:p>
          </table:table-cell>
          <table:table-cell office:value-type="float" office:value="2529.52">
            <text:p>2529.52</text:p>
          </table:table-cell>
          <table:table-cell office:value-type="float" office:value="224.53">
            <text:p>224.53</text:p>
          </table:table-cell>
          <table:table-cell office:value-type="float" office:value="3907.1">
            <text:p>3907.1</text:p>
          </table:table-cell>
          <table:table-cell office:value-type="float" office:value="1574.32">
            <text:p>1574.32</text:p>
          </table:table-cell>
          <table:table-cell office:value-type="float" office:value="3404.23">
            <text:p>3404.23</text:p>
          </table:table-cell>
          <table:table-cell office:value-type="float" office:value="1526.77">
            <text:p>1526.77</text:p>
          </table:table-cell>
          <table:table-cell office:value-type="float" office:value="6563.86">
            <text:p>6563.86</text:p>
          </table:table-cell>
          <table:table-cell office:value-type="float" office:value="12586.27">
            <text:p>12586.27</text:p>
          </table:table-cell>
          <table:table-cell office:value-type="float" office:value="2057.34">
            <text:p>2057.34</text:p>
          </table:table-cell>
          <table:table-cell office:value-type="float" office:value="4294.18">
            <text:p>4294.18</text:p>
          </table:table-cell>
          <table:table-cell office:value-type="float" office:value="2908.88">
            <text:p>2908.88</text:p>
          </table:table-cell>
          <table:table-cell office:value-type="float" office:value="662.83">
            <text:p>662.83</text:p>
          </table:table-cell>
          <table:table-cell office:value-type="float" office:value="8969.15">
            <text:p>8969.15</text:p>
          </table:table-cell>
          <table:table-cell office:value-type="float" office:value="8332">
            <text:p>8332</text:p>
          </table:table-cell>
          <table:table-cell office:value-type="float" office:value="1494.36">
            <text:p>1494.36</text:p>
          </table:table-cell>
          <table:table-cell office:value-type="float" office:value="3643.35">
            <text:p>3643.35</text:p>
          </table:table-cell>
          <table:table-cell office:value-type="float" office:value="9059.34">
            <text:p>9059.34</text:p>
          </table:table-cell>
          <table:table-cell office:value-type="float" office:value="3722.17">
            <text:p>3722.17</text:p>
          </table:table-cell>
          <table:table-cell office:value-type="float" office:value="2155.34">
            <text:p>2155.34</text:p>
          </table:table-cell>
          <table:table-cell office:value-type="float" office:value="9729.34">
            <text:p>9729.34</text:p>
          </table:table-cell>
          <table:table-cell office:value-type="float" office:value="4125.56">
            <text:p>4125.56</text:p>
          </table:table-cell>
          <table:table-cell office:value-type="float" office:value="459.11">
            <text:p>459.11</text:p>
          </table:table-cell>
          <table:table-cell office:value-type="float" office:value="3154.36">
            <text:p>3154.36</text:p>
          </table:table-cell>
          <table:table-cell office:value-type="float" office:value="1540.61">
            <text:p>1540.61</text:p>
          </table:table-cell>
          <table:table-cell office:value-type="float" office:value="57.41">
            <text:p>57.41</text:p>
          </table:table-cell>
          <table:table-cell office:value-type="float" office:value="825.66">
            <text:p>825.66</text:p>
          </table:table-cell>
          <table:table-cell table:number-columns-repeated="974"/>
        </table:table-row>
        <table:table-row table:style-name="ro1">
          <table:table-cell office:value-type="string">
            <text:p>Iceland</text:p>
          </table:table-cell>
          <table:table-cell office:value-type="float" office:value="4168.68">
            <text:p>4168.68</text:p>
          </table:table-cell>
          <table:table-cell office:value-type="float" office:value="657.8">
            <text:p>657.8</text:p>
          </table:table-cell>
          <table:table-cell office:value-type="float" office:value="1751.27">
            <text:p>1751.27</text:p>
          </table:table-cell>
          <table:table-cell office:value-type="float" office:value="765.34">
            <text:p>765.34</text:p>
          </table:table-cell>
          <table:table-cell office:value-type="float" office:value="502.8">
            <text:p>502.8</text:p>
          </table:table-cell>
          <table:table-cell office:value-type="float" office:value="967.07">
            <text:p>967.07</text:p>
          </table:table-cell>
          <table:table-cell office:value-type="float" office:value="162.87">
            <text:p>162.87</text:p>
          </table:table-cell>
          <table:table-cell office:value-type="float" office:value="851.79">
            <text:p>851.79</text:p>
          </table:table-cell>
          <table:table-cell office:value-type="float" office:value="387.78">
            <text:p>387.78</text:p>
          </table:table-cell>
          <table:table-cell office:value-type="float" office:value="1250.54">
            <text:p>1250.54</text:p>
          </table:table-cell>
          <table:table-cell office:value-type="float" office:value="33.23">
            <text:p>33.23</text:p>
          </table:table-cell>
          <table:table-cell office:value-type="float" office:value="413.09">
            <text:p>413.09</text:p>
          </table:table-cell>
          <table:table-cell office:value-type="float" office:value="164.98">
            <text:p>164.98</text:p>
          </table:table-cell>
          <table:table-cell office:value-type="float" office:value="66.89">
            <text:p>66.89</text:p>
          </table:table-cell>
          <table:table-cell office:value-type="float" office:value="249.31">
            <text:p>249.31</text:p>
          </table:table-cell>
          <table:table-cell office:value-type="float" office:value="385.43">
            <text:p>385.43</text:p>
          </table:table-cell>
          <table:table-cell office:value-type="float" office:value="835.4">
            <text:p>835.4</text:p>
          </table:table-cell>
          <table:table-cell office:value-type="float" office:value="122.85">
            <text:p>122.85</text:p>
          </table:table-cell>
          <table:table-cell office:value-type="float" office:value="155.38">
            <text:p>155.38</text:p>
          </table:table-cell>
          <table:table-cell office:value-type="float" office:value="297.82">
            <text:p>297.82</text:p>
          </table:table-cell>
          <table:table-cell office:value-type="float" office:value="224.85">
            <text:p>224.85</text:p>
          </table:table-cell>
          <table:table-cell office:value-type="float" office:value="137.27">
            <text:p>137.27</text:p>
          </table:table-cell>
          <table:table-cell office:value-type="float" office:value="281.74">
            <text:p>281.74</text:p>
          </table:table-cell>
          <table:table-cell office:value-type="float" office:value="111.6">
            <text:p>111.6</text:p>
          </table:table-cell>
          <table:table-cell office:value-type="float" office:value="42.19">
            <text:p>42.19</text:p>
          </table:table-cell>
          <table:table-cell office:value-type="float" office:value="205.14">
            <text:p>205.14</text:p>
          </table:table-cell>
          <table:table-cell office:value-type="float" office:value="137.1">
            <text:p>137.1</text:p>
          </table:table-cell>
          <table:table-cell office:value-type="float" office:value="152.14">
            <text:p>152.14</text:p>
          </table:table-cell>
          <table:table-cell office:value-type="float" office:value="12.53">
            <text:p>12.53</text:p>
          </table:table-cell>
          <table:table-cell office:value-type="float" office:value="331.59">
            <text:p>331.59</text:p>
          </table:table-cell>
          <table:table-cell office:value-type="float" office:value="367.66">
            <text:p>367.66</text:p>
          </table:table-cell>
          <table:table-cell office:value-type="float" office:value="221.64">
            <text:p>221.64</text:p>
          </table:table-cell>
          <table:table-cell office:value-type="float" office:value="89.63">
            <text:p>89.63</text:p>
          </table:table-cell>
          <table:table-cell office:value-type="float" office:value="152.29">
            <text:p>152.29</text:p>
          </table:table-cell>
          <table:table-cell office:value-type="float" office:value="10.58">
            <text:p>10.58</text:p>
          </table:table-cell>
          <table:table-cell office:value-type="float" office:value="360.16">
            <text:p>360.16</text:p>
          </table:table-cell>
          <table:table-cell office:value-type="float" office:value="251.44">
            <text:p>251.44</text:p>
          </table:table-cell>
          <table:table-cell office:value-type="float" office:value="56.29">
            <text:p>56.29</text:p>
          </table:table-cell>
          <table:table-cell office:value-type="float" office:value="119.24">
            <text:p>119.24</text:p>
          </table:table-cell>
          <table:table-cell office:value-type="float" office:value="69.76">
            <text:p>69.76</text:p>
          </table:table-cell>
          <table:table-cell office:value-type="float" office:value="26.12">
            <text:p>26.12</text:p>
          </table:table-cell>
          <table:table-cell/>
          <table:table-cell office:value-type="float" office:value="362.85">
            <text:p>362.85</text:p>
          </table:table-cell>
          <table:table-cell office:value-type="float" office:value="111.09">
            <text:p>111.09</text:p>
          </table:table-cell>
          <table:table-cell office:value-type="float" office:value="71.75">
            <text:p>71.75</text:p>
          </table:table-cell>
          <table:table-cell office:value-type="float" office:value="87.23">
            <text:p>87.23</text:p>
          </table:table-cell>
          <table:table-cell office:value-type="float" office:value="54.45">
            <text:p>54.45</text:p>
          </table:table-cell>
          <table:table-cell/>
          <table:table-cell office:value-type="float" office:value="86.37">
            <text:p>86.37</text:p>
          </table:table-cell>
          <table:table-cell table:number-columns-repeated="974"/>
        </table:table-row>
        <table:table-row table:style-name="ro1">
          <table:table-cell office:value-type="string">
            <text:p>Indonesia</text:p>
          </table:table-cell>
          <table:table-cell office:value-type="float" office:value="2645155.35">
            <text:p>2645155.35</text:p>
          </table:table-cell>
          <table:table-cell office:value-type="float" office:value="77793.52">
            <text:p>77793.52</text:p>
          </table:table-cell>
          <table:table-cell office:value-type="float" office:value="244566.45">
            <text:p>244566.45</text:p>
          </table:table-cell>
          <table:table-cell office:value-type="float" office:value="235423.31">
            <text:p>235423.31</text:p>
          </table:table-cell>
          <table:table-cell office:value-type="float" office:value="129428.91">
            <text:p>129428.91</text:p>
          </table:table-cell>
          <table:table-cell office:value-type="float" office:value="569921.14">
            <text:p>569921.14</text:p>
          </table:table-cell>
          <table:table-cell office:value-type="float" office:value="655298.91">
            <text:p>655298.91</text:p>
          </table:table-cell>
          <table:table-cell office:value-type="float" office:value="161613.13">
            <text:p>161613.13</text:p>
          </table:table-cell>
          <table:table-cell office:value-type="float" office:value="115880.33">
            <text:p>115880.33</text:p>
          </table:table-cell>
          <table:table-cell office:value-type="float" office:value="1917721.25">
            <text:p>1917721.25</text:p>
          </table:table-cell>
          <table:table-cell office:value-type="float" office:value="17631.27">
            <text:p>17631.27</text:p>
          </table:table-cell>
          <table:table-cell office:value-type="float" office:value="22095.61">
            <text:p>22095.61</text:p>
          </table:table-cell>
          <table:table-cell office:value-type="float" office:value="21909.77">
            <text:p>21909.77</text:p>
          </table:table-cell>
          <table:table-cell office:value-type="float" office:value="17960.47">
            <text:p>17960.47</text:p>
          </table:table-cell>
          <table:table-cell office:value-type="float" office:value="13658.59">
            <text:p>13658.59</text:p>
          </table:table-cell>
          <table:table-cell office:value-type="float" office:value="9292.56">
            <text:p>9292.56</text:p>
          </table:table-cell>
          <table:table-cell office:value-type="float" office:value="186518.2">
            <text:p>186518.2</text:p>
          </table:table-cell>
          <table:table-cell office:value-type="float" office:value="21849.58">
            <text:p>21849.58</text:p>
          </table:table-cell>
          <table:table-cell office:value-type="float" office:value="2189.8">
            <text:p>2189.8</text:p>
          </table:table-cell>
          <table:table-cell office:value-type="float" office:value="17312.53">
            <text:p>17312.53</text:p>
          </table:table-cell>
          <table:table-cell office:value-type="float" office:value="47346.58">
            <text:p>47346.58</text:p>
          </table:table-cell>
          <table:table-cell office:value-type="float" office:value="15195.48">
            <text:p>15195.48</text:p>
          </table:table-cell>
          <table:table-cell office:value-type="float" office:value="148326.67">
            <text:p>148326.67</text:p>
          </table:table-cell>
          <table:table-cell office:value-type="float" office:value="27407.08">
            <text:p>27407.08</text:p>
          </table:table-cell>
          <table:table-cell office:value-type="float" office:value="3595.55">
            <text:p>3595.55</text:p>
          </table:table-cell>
          <table:table-cell office:value-type="float" office:value="53081.29">
            <text:p>53081.29</text:p>
          </table:table-cell>
          <table:table-cell office:value-type="float" office:value="18032.55">
            <text:p>18032.55</text:p>
          </table:table-cell>
          <table:table-cell office:value-type="float" office:value="8912.12">
            <text:p>8912.12</text:p>
          </table:table-cell>
          <table:table-cell office:value-type="float" office:value="37868.93">
            <text:p>37868.93</text:p>
          </table:table-cell>
          <table:table-cell office:value-type="float" office:value="97701.55">
            <text:p>97701.55</text:p>
          </table:table-cell>
          <table:table-cell office:value-type="float" office:value="449568.43">
            <text:p>449568.43</text:p>
          </table:table-cell>
          <table:table-cell office:value-type="float" office:value="7837.89">
            <text:p>7837.89</text:p>
          </table:table-cell>
          <table:table-cell office:value-type="float" office:value="34007.3">
            <text:p>34007.3</text:p>
          </table:table-cell>
          <table:table-cell office:value-type="float" office:value="390780.37">
            <text:p>390780.37</text:p>
          </table:table-cell>
          <table:table-cell office:value-type="float" office:value="36954.67">
            <text:p>36954.67</text:p>
          </table:table-cell>
          <table:table-cell office:value-type="float" office:value="29552.37">
            <text:p>29552.37</text:p>
          </table:table-cell>
          <table:table-cell office:value-type="float" office:value="15330.75">
            <text:p>15330.75</text:p>
          </table:table-cell>
          <table:table-cell office:value-type="float" office:value="22139.86">
            <text:p>22139.86</text:p>
          </table:table-cell>
          <table:table-cell office:value-type="float" office:value="5650.58">
            <text:p>5650.58</text:p>
          </table:table-cell>
          <table:table-cell office:value-type="float" office:value="90072.49">
            <text:p>90072.49</text:p>
          </table:table-cell>
          <table:table-cell office:value-type="float" office:value="10016.2">
            <text:p>10016.2</text:p>
          </table:table-cell>
          <table:table-cell office:value-type="float" office:value="7008.69">
            <text:p>7008.69</text:p>
          </table:table-cell>
          <table:table-cell office:value-type="float" office:value="99272.93">
            <text:p>99272.93</text:p>
          </table:table-cell>
          <table:table-cell office:value-type="float" office:value="40026.33">
            <text:p>40026.33</text:p>
          </table:table-cell>
          <table:table-cell office:value-type="float" office:value="318765">
            <text:p>318765</text:p>
          </table:table-cell>
          <table:table-cell office:value-type="float" office:value="238870.5">
            <text:p>238870.5</text:p>
          </table:table-cell>
          <table:table-cell office:value-type="float" office:value="20945.67">
            <text:p>20945.67</text:p>
          </table:table-cell>
          <table:table-cell office:value-type="float" office:value="7664.22">
            <text:p>7664.22</text:p>
          </table:table-cell>
          <table:table-cell office:value-type="float" office:value="58866.5">
            <text:p>58866.5</text:p>
          </table:table-cell>
          <table:table-cell table:number-columns-repeated="974"/>
        </table:table-row>
        <table:table-row table:style-name="ro1">
          <table:table-cell office:value-type="string">
            <text:p>Ireland</text:p>
          </table:table-cell>
          <table:table-cell office:value-type="float" office:value="54010.33">
            <text:p>54010.33</text:p>
          </table:table-cell>
          <table:table-cell office:value-type="float" office:value="9063.51">
            <text:p>9063.51</text:p>
          </table:table-cell>
          <table:table-cell office:value-type="float" office:value="17143.55">
            <text:p>17143.55</text:p>
          </table:table-cell>
          <table:table-cell office:value-type="float" office:value="9432.67">
            <text:p>9432.67</text:p>
          </table:table-cell>
          <table:table-cell office:value-type="float" office:value="7445.44">
            <text:p>7445.44</text:p>
          </table:table-cell>
          <table:table-cell office:value-type="float" office:value="15605.9">
            <text:p>15605.9</text:p>
          </table:table-cell>
          <table:table-cell office:value-type="float" office:value="4081.35">
            <text:p>4081.35</text:p>
          </table:table-cell>
          <table:table-cell office:value-type="float" office:value="10907.63">
            <text:p>10907.63</text:p>
          </table:table-cell>
          <table:table-cell office:value-type="float" office:value="5899.63">
            <text:p>5899.63</text:p>
          </table:table-cell>
          <table:table-cell office:value-type="float" office:value="17886.65">
            <text:p>17886.65</text:p>
          </table:table-cell>
          <table:table-cell office:value-type="float" office:value="1284.33">
            <text:p>1284.33</text:p>
          </table:table-cell>
          <table:table-cell office:value-type="float" office:value="2596.15">
            <text:p>2596.15</text:p>
          </table:table-cell>
          <table:table-cell office:value-type="float" office:value="2706.26">
            <text:p>2706.26</text:p>
          </table:table-cell>
          <table:table-cell office:value-type="float" office:value="2742.99">
            <text:p>2742.99</text:p>
          </table:table-cell>
          <table:table-cell office:value-type="float" office:value="2402.59">
            <text:p>2402.59</text:p>
          </table:table-cell>
          <table:table-cell office:value-type="float" office:value="5034.78">
            <text:p>5034.78</text:p>
          </table:table-cell>
          <table:table-cell office:value-type="float" office:value="6574.26">
            <text:p>6574.26</text:p>
          </table:table-cell>
          <table:table-cell office:value-type="float" office:value="3182.37">
            <text:p>3182.37</text:p>
          </table:table-cell>
          <table:table-cell office:value-type="float" office:value="414.39">
            <text:p>414.39</text:p>
          </table:table-cell>
          <table:table-cell office:value-type="float" office:value="1649.42">
            <text:p>1649.42</text:p>
          </table:table-cell>
          <table:table-cell office:value-type="float" office:value="1755.42">
            <text:p>1755.42</text:p>
          </table:table-cell>
          <table:table-cell office:value-type="float" office:value="1055.17">
            <text:p>1055.17</text:p>
          </table:table-cell>
          <table:table-cell office:value-type="float" office:value="4071.26">
            <text:p>4071.26</text:p>
          </table:table-cell>
          <table:table-cell office:value-type="float" office:value="2118.41">
            <text:p>2118.41</text:p>
          </table:table-cell>
          <table:table-cell office:value-type="float" office:value="741.59">
            <text:p>741.59</text:p>
          </table:table-cell>
          <table:table-cell office:value-type="float" office:value="3919.16">
            <text:p>3919.16</text:p>
          </table:table-cell>
          <table:table-cell office:value-type="float" office:value="2134.76">
            <text:p>2134.76</text:p>
          </table:table-cell>
          <table:table-cell office:value-type="float" office:value="1007.77">
            <text:p>1007.77</text:p>
          </table:table-cell>
          <table:table-cell office:value-type="float" office:value="501.85">
            <text:p>501.85</text:p>
          </table:table-cell>
          <table:table-cell office:value-type="float" office:value="4459.98">
            <text:p>4459.98</text:p>
          </table:table-cell>
          <table:table-cell office:value-type="float" office:value="5464.86">
            <text:p>5464.86</text:p>
          </table:table-cell>
          <table:table-cell office:value-type="float" office:value="4980.86">
            <text:p>4980.86</text:p>
          </table:table-cell>
          <table:table-cell office:value-type="float" office:value="1384.03">
            <text:p>1384.03</text:p>
          </table:table-cell>
          <table:table-cell office:value-type="float" office:value="3782.83">
            <text:p>3782.83</text:p>
          </table:table-cell>
          <table:table-cell office:value-type="float" office:value="146.93">
            <text:p>146.93</text:p>
          </table:table-cell>
          <table:table-cell office:value-type="float" office:value="5960.46">
            <text:p>5960.46</text:p>
          </table:table-cell>
          <table:table-cell office:value-type="float" office:value="2378.19">
            <text:p>2378.19</text:p>
          </table:table-cell>
          <table:table-cell office:value-type="float" office:value="267.72">
            <text:p>267.72</text:p>
          </table:table-cell>
          <table:table-cell office:value-type="float" office:value="1233.68">
            <text:p>1233.68</text:p>
          </table:table-cell>
          <table:table-cell office:value-type="float" office:value="1144.88">
            <text:p>1144.88</text:p>
          </table:table-cell>
          <table:table-cell office:value-type="float" office:value="801.97">
            <text:p>801.97</text:p>
          </table:table-cell>
          <table:table-cell office:value-type="float" office:value="457.23">
            <text:p>457.23</text:p>
          </table:table-cell>
          <table:table-cell office:value-type="float" office:value="4631.94">
            <text:p>4631.94</text:p>
          </table:table-cell>
          <table:table-cell office:value-type="float" office:value="2363.56">
            <text:p>2363.56</text:p>
          </table:table-cell>
          <table:table-cell office:value-type="float" office:value="266.64">
            <text:p>266.64</text:p>
          </table:table-cell>
          <table:table-cell office:value-type="float" office:value="2449.17">
            <text:p>2449.17</text:p>
          </table:table-cell>
          <table:table-cell office:value-type="float" office:value="714.3">
            <text:p>714.3</text:p>
          </table:table-cell>
          <table:table-cell office:value-type="float" office:value="23.57">
            <text:p>23.57</text:p>
          </table:table-cell>
          <table:table-cell office:value-type="float" office:value="523.44">
            <text:p>523.44</text:p>
          </table:table-cell>
          <table:table-cell table:number-columns-repeated="974"/>
        </table:table-row>
        <table:table-row table:style-name="ro1">
          <table:table-cell office:value-type="string">
            <text:p>Israel</text:p>
          </table:table-cell>
          <table:table-cell office:value-type="float" office:value="107990.47">
            <text:p>107990.47</text:p>
          </table:table-cell>
          <table:table-cell office:value-type="float" office:value="23168.2">
            <text:p>23168.2</text:p>
          </table:table-cell>
          <table:table-cell office:value-type="float" office:value="41379.42">
            <text:p>41379.42</text:p>
          </table:table-cell>
          <table:table-cell office:value-type="float" office:value="22224.18">
            <text:p>22224.18</text:p>
          </table:table-cell>
          <table:table-cell office:value-type="float" office:value="9443.87">
            <text:p>9443.87</text:p>
          </table:table-cell>
          <table:table-cell office:value-type="float" office:value="20236.95">
            <text:p>20236.95</text:p>
          </table:table-cell>
          <table:table-cell office:value-type="float" office:value="1537.31">
            <text:p>1537.31</text:p>
          </table:table-cell>
          <table:table-cell office:value-type="float" office:value="12651.05">
            <text:p>12651.05</text:p>
          </table:table-cell>
          <table:table-cell office:value-type="float" office:value="11101.05">
            <text:p>11101.05</text:p>
          </table:table-cell>
          <table:table-cell office:value-type="float" office:value="41604.42">
            <text:p>41604.42</text:p>
          </table:table-cell>
          <table:table-cell office:value-type="float" office:value="2620.08">
            <text:p>2620.08</text:p>
          </table:table-cell>
          <table:table-cell office:value-type="float" office:value="6502.51">
            <text:p>6502.51</text:p>
          </table:table-cell>
          <table:table-cell office:value-type="float" office:value="10725.15">
            <text:p>10725.15</text:p>
          </table:table-cell>
          <table:table-cell office:value-type="float" office:value="4098.24">
            <text:p>4098.24</text:p>
          </table:table-cell>
          <table:table-cell office:value-type="float" office:value="6243.64">
            <text:p>6243.64</text:p>
          </table:table-cell>
          <table:table-cell office:value-type="float" office:value="7491.89">
            <text:p>7491.89</text:p>
          </table:table-cell>
          <table:table-cell office:value-type="float" office:value="21359.58">
            <text:p>21359.58</text:p>
          </table:table-cell>
          <table:table-cell office:value-type="float" office:value="3352.29">
            <text:p>3352.29</text:p>
          </table:table-cell>
          <table:table-cell office:value-type="float" office:value="3606.57">
            <text:p>3606.57</text:p>
          </table:table-cell>
          <table:table-cell office:value-type="float" office:value="7326.71">
            <text:p>7326.71</text:p>
          </table:table-cell>
          <table:table-cell office:value-type="float" office:value="3619.56">
            <text:p>3619.56</text:p>
          </table:table-cell>
          <table:table-cell office:value-type="float" office:value="1649.08">
            <text:p>1649.08</text:p>
          </table:table-cell>
          <table:table-cell office:value-type="float" office:value="13008.87">
            <text:p>13008.87</text:p>
          </table:table-cell>
          <table:table-cell office:value-type="float" office:value="4105.22">
            <text:p>4105.22</text:p>
          </table:table-cell>
          <table:table-cell office:value-type="float" office:value="867.83">
            <text:p>867.83</text:p>
          </table:table-cell>
          <table:table-cell office:value-type="float" office:value="4716.27">
            <text:p>4716.27</text:p>
          </table:table-cell>
          <table:table-cell office:value-type="float" office:value="2867.89">
            <text:p>2867.89</text:p>
          </table:table-cell>
          <table:table-cell office:value-type="float" office:value="1583.14">
            <text:p>1583.14</text:p>
          </table:table-cell>
          <table:table-cell office:value-type="float" office:value="457.31">
            <text:p>457.31</text:p>
          </table:table-cell>
          <table:table-cell office:value-type="float" office:value="5891.74">
            <text:p>5891.74</text:p>
          </table:table-cell>
          <table:table-cell office:value-type="float" office:value="5482.41">
            <text:p>5482.41</text:p>
          </table:table-cell>
          <table:table-cell office:value-type="float" office:value="7472.76">
            <text:p>7472.76</text:p>
          </table:table-cell>
          <table:table-cell office:value-type="float" office:value="2573.32">
            <text:p>2573.32</text:p>
          </table:table-cell>
          <table:table-cell office:value-type="float" office:value="1204.37">
            <text:p>1204.37</text:p>
          </table:table-cell>
          <table:table-cell office:value-type="float" office:value="123.4">
            <text:p>123.4</text:p>
          </table:table-cell>
          <table:table-cell office:value-type="float" office:value="4939.82">
            <text:p>4939.82</text:p>
          </table:table-cell>
          <table:table-cell office:value-type="float" office:value="2353.75">
            <text:p>2353.75</text:p>
          </table:table-cell>
          <table:table-cell office:value-type="float" office:value="851.01">
            <text:p>851.01</text:p>
          </table:table-cell>
          <table:table-cell office:value-type="float" office:value="3114.94">
            <text:p>3114.94</text:p>
          </table:table-cell>
          <table:table-cell office:value-type="float" office:value="1596.3">
            <text:p>1596.3</text:p>
          </table:table-cell>
          <table:table-cell office:value-type="float" office:value="1285.2">
            <text:p>1285.2</text:p>
          </table:table-cell>
          <table:table-cell office:value-type="float" office:value="2730.61">
            <text:p>2730.61</text:p>
          </table:table-cell>
          <table:table-cell office:value-type="float" office:value="7062.18">
            <text:p>7062.18</text:p>
          </table:table-cell>
          <table:table-cell office:value-type="float" office:value="2383.03">
            <text:p>2383.03</text:p>
          </table:table-cell>
          <table:table-cell office:value-type="float" office:value="229.22">
            <text:p>229.22</text:p>
          </table:table-cell>
          <table:table-cell office:value-type="float" office:value="1308.96">
            <text:p>1308.96</text:p>
          </table:table-cell>
          <table:table-cell office:value-type="float" office:value="328.23">
            <text:p>328.23</text:p>
          </table:table-cell>
          <table:table-cell office:value-type="float" office:value="19.94">
            <text:p>19.94</text:p>
          </table:table-cell>
          <table:table-cell office:value-type="float" office:value="823.16">
            <text:p>823.16</text:p>
          </table:table-cell>
          <table:table-cell table:number-columns-repeated="974"/>
        </table:table-row>
        <table:table-row table:style-name="ro1">
          <table:table-cell office:value-type="string">
            <text:p>Italy</text:p>
          </table:table-cell>
          <table:table-cell office:value-type="float" office:value="521337.31">
            <text:p>521337.31</text:p>
          </table:table-cell>
          <table:table-cell office:value-type="float" office:value="12891.16">
            <text:p>12891.16</text:p>
          </table:table-cell>
          <table:table-cell office:value-type="float" office:value="114737.41">
            <text:p>114737.41</text:p>
          </table:table-cell>
          <table:table-cell office:value-type="float" office:value="120378.4">
            <text:p>120378.4</text:p>
          </table:table-cell>
          <table:table-cell office:value-type="float" office:value="91365.6">
            <text:p>91365.6</text:p>
          </table:table-cell>
          <table:table-cell office:value-type="float" office:value="147309.87">
            <text:p>147309.87</text:p>
          </table:table-cell>
          <table:table-cell office:value-type="float" office:value="14100.09">
            <text:p>14100.09</text:p>
          </table:table-cell>
          <table:table-cell office:value-type="float" office:value="150561.73">
            <text:p>150561.73</text:p>
          </table:table-cell>
          <table:table-cell office:value-type="float" office:value="49151.61">
            <text:p>49151.61</text:p>
          </table:table-cell>
          <table:table-cell office:value-type="float" office:value="210294.66">
            <text:p>210294.66</text:p>
          </table:table-cell>
          <table:table-cell office:value-type="float" office:value="2872.29">
            <text:p>2872.29</text:p>
          </table:table-cell>
          <table:table-cell office:value-type="float" office:value="2046.94">
            <text:p>2046.94</text:p>
          </table:table-cell>
          <table:table-cell office:value-type="float" office:value="4094.96">
            <text:p>4094.96</text:p>
          </table:table-cell>
          <table:table-cell office:value-type="float" office:value="2335.3">
            <text:p>2335.3</text:p>
          </table:table-cell>
          <table:table-cell office:value-type="float" office:value="18461.39">
            <text:p>18461.39</text:p>
          </table:table-cell>
          <table:table-cell office:value-type="float" office:value="28721.49">
            <text:p>28721.49</text:p>
          </table:table-cell>
          <table:table-cell office:value-type="float" office:value="50187.9">
            <text:p>50187.9</text:p>
          </table:table-cell>
          <table:table-cell office:value-type="float" office:value="14614.89">
            <text:p>14614.89</text:p>
          </table:table-cell>
          <table:table-cell office:value-type="float" office:value="3198.24">
            <text:p>3198.24</text:p>
          </table:table-cell>
          <table:table-cell office:value-type="float" office:value="16111.83">
            <text:p>16111.83</text:p>
          </table:table-cell>
          <table:table-cell office:value-type="float" office:value="33090.1">
            <text:p>33090.1</text:p>
          </table:table-cell>
          <table:table-cell office:value-type="float" office:value="23017.8">
            <text:p>23017.8</text:p>
          </table:table-cell>
          <table:table-cell office:value-type="float" office:value="58145.31">
            <text:p>58145.31</text:p>
          </table:table-cell>
          <table:table-cell office:value-type="float" office:value="6879.66">
            <text:p>6879.66</text:p>
          </table:table-cell>
          <table:table-cell office:value-type="float" office:value="4275.36">
            <text:p>4275.36</text:p>
          </table:table-cell>
          <table:table-cell office:value-type="float" office:value="37151.63">
            <text:p>37151.63</text:p>
          </table:table-cell>
          <table:table-cell office:value-type="float" office:value="15816.85">
            <text:p>15816.85</text:p>
          </table:table-cell>
          <table:table-cell office:value-type="float" office:value="17647.13">
            <text:p>17647.13</text:p>
          </table:table-cell>
          <table:table-cell office:value-type="float" office:value="9022.95">
            <text:p>9022.95</text:p>
          </table:table-cell>
          <table:table-cell office:value-type="float" office:value="42913.92">
            <text:p>42913.92</text:p>
          </table:table-cell>
          <table:table-cell office:value-type="float" office:value="78028.6">
            <text:p>78028.6</text:p>
          </table:table-cell>
          <table:table-cell office:value-type="float" office:value="17159.79">
            <text:p>17159.79</text:p>
          </table:table-cell>
          <table:table-cell office:value-type="float" office:value="16720.45">
            <text:p>16720.45</text:p>
          </table:table-cell>
          <table:table-cell office:value-type="float" office:value="12658.24">
            <text:p>12658.24</text:p>
          </table:table-cell>
          <table:table-cell office:value-type="float" office:value="1124.22">
            <text:p>1124.22</text:p>
          </table:table-cell>
          <table:table-cell office:value-type="float" office:value="48614.64">
            <text:p>48614.64</text:p>
          </table:table-cell>
          <table:table-cell office:value-type="float" office:value="34807.53">
            <text:p>34807.53</text:p>
          </table:table-cell>
          <table:table-cell office:value-type="float" office:value="9141.23">
            <text:p>9141.23</text:p>
          </table:table-cell>
          <table:table-cell office:value-type="float" office:value="14241.92">
            <text:p>14241.92</text:p>
          </table:table-cell>
          <table:table-cell office:value-type="float" office:value="33559.03">
            <text:p>33559.03</text:p>
          </table:table-cell>
          <table:table-cell office:value-type="float" office:value="12049.68">
            <text:p>12049.68</text:p>
          </table:table-cell>
          <table:table-cell office:value-type="float" office:value="4228.24">
            <text:p>4228.24</text:p>
          </table:table-cell>
          <table:table-cell office:value-type="float" office:value="31409.49">
            <text:p>31409.49</text:p>
          </table:table-cell>
          <table:table-cell office:value-type="float" office:value="34314.74">
            <text:p>34314.74</text:p>
          </table:table-cell>
          <table:table-cell office:value-type="float" office:value="7041.76">
            <text:p>7041.76</text:p>
          </table:table-cell>
          <table:table-cell office:value-type="float" office:value="11646.25">
            <text:p>11646.25</text:p>
          </table:table-cell>
          <table:table-cell office:value-type="float" office:value="7757.26">
            <text:p>7757.26</text:p>
          </table:table-cell>
          <table:table-cell office:value-type="float" office:value="64.63">
            <text:p>64.63</text:p>
          </table:table-cell>
          <table:table-cell office:value-type="float" office:value="6594.71">
            <text:p>6594.71</text:p>
          </table:table-cell>
          <table:table-cell table:number-columns-repeated="974"/>
        </table:table-row>
        <table:table-row table:style-name="ro1">
          <table:table-cell office:value-type="string">
            <text:p>Japan</text:p>
          </table:table-cell>
          <table:table-cell office:value-type="float" office:value="1128178.85">
            <text:p>1128178.85</text:p>
          </table:table-cell>
          <table:table-cell office:value-type="float" office:value="92775.82">
            <text:p>92775.82</text:p>
          </table:table-cell>
          <table:table-cell office:value-type="float" office:value="284047.98">
            <text:p>284047.98</text:p>
          </table:table-cell>
          <table:table-cell office:value-type="float" office:value="193037.2">
            <text:p>193037.2</text:p>
          </table:table-cell>
          <table:table-cell office:value-type="float" office:value="212379.47">
            <text:p>212379.47</text:p>
          </table:table-cell>
          <table:table-cell office:value-type="float" office:value="349819.28">
            <text:p>349819.28</text:p>
          </table:table-cell>
          <table:table-cell office:value-type="float" office:value="26884.24">
            <text:p>26884.24</text:p>
          </table:table-cell>
          <table:table-cell office:value-type="float" office:value="159989.66">
            <text:p>159989.66</text:p>
          </table:table-cell>
          <table:table-cell office:value-type="float" office:value="115436.44">
            <text:p>115436.44</text:p>
          </table:table-cell>
          <table:table-cell office:value-type="float" office:value="514990.85">
            <text:p>514990.85</text:p>
          </table:table-cell>
          <table:table-cell office:value-type="float" office:value="22956.45">
            <text:p>22956.45</text:p>
          </table:table-cell>
          <table:table-cell office:value-type="float" office:value="10246.94">
            <text:p>10246.94</text:p>
          </table:table-cell>
          <table:table-cell office:value-type="float" office:value="36239.51">
            <text:p>36239.51</text:p>
          </table:table-cell>
          <table:table-cell office:value-type="float" office:value="24171.47">
            <text:p>24171.47</text:p>
          </table:table-cell>
          <table:table-cell office:value-type="float" office:value="49450">
            <text:p>49450</text:p>
          </table:table-cell>
          <table:table-cell office:value-type="float" office:value="91868.75">
            <text:p>91868.75</text:p>
          </table:table-cell>
          <table:table-cell office:value-type="float" office:value="83417.59">
            <text:p>83417.59</text:p>
          </table:table-cell>
          <table:table-cell office:value-type="float" office:value="19494.28">
            <text:p>19494.28</text:p>
          </table:table-cell>
          <table:table-cell office:value-type="float" office:value="9325.82">
            <text:p>9325.82</text:p>
          </table:table-cell>
          <table:table-cell office:value-type="float" office:value="52674.1">
            <text:p>52674.1</text:p>
          </table:table-cell>
          <table:table-cell office:value-type="float" office:value="37175.04">
            <text:p>37175.04</text:p>
          </table:table-cell>
          <table:table-cell office:value-type="float" office:value="35082.81">
            <text:p>35082.81</text:p>
          </table:table-cell>
          <table:table-cell office:value-type="float" office:value="105921.69">
            <text:p>105921.69</text:p>
          </table:table-cell>
          <table:table-cell office:value-type="float" office:value="15716.86">
            <text:p>15716.86</text:p>
          </table:table-cell>
          <table:table-cell office:value-type="float" office:value="4087.49">
            <text:p>4087.49</text:p>
          </table:table-cell>
          <table:table-cell office:value-type="float" office:value="108296.8">
            <text:p>108296.8</text:p>
          </table:table-cell>
          <table:table-cell office:value-type="float" office:value="66924.62">
            <text:p>66924.62</text:p>
          </table:table-cell>
          <table:table-cell office:value-type="float" office:value="30922.04">
            <text:p>30922.04</text:p>
          </table:table-cell>
          <table:table-cell office:value-type="float" office:value="11684.7">
            <text:p>11684.7</text:p>
          </table:table-cell>
          <table:table-cell office:value-type="float" office:value="97664.45">
            <text:p>97664.45</text:p>
          </table:table-cell>
          <table:table-cell office:value-type="float" office:value="168263.92">
            <text:p>168263.92</text:p>
          </table:table-cell>
          <table:table-cell office:value-type="float" office:value="81664.08">
            <text:p>81664.08</text:p>
          </table:table-cell>
          <table:table-cell office:value-type="float" office:value="18333.45">
            <text:p>18333.45</text:p>
          </table:table-cell>
          <table:table-cell office:value-type="float" office:value="19644.36">
            <text:p>19644.36</text:p>
          </table:table-cell>
          <table:table-cell office:value-type="float" office:value="6491.97">
            <text:p>6491.97</text:p>
          </table:table-cell>
          <table:table-cell office:value-type="float" office:value="52402.23">
            <text:p>52402.23</text:p>
          </table:table-cell>
          <table:table-cell office:value-type="float" office:value="40666.47">
            <text:p>40666.47</text:p>
          </table:table-cell>
          <table:table-cell office:value-type="float" office:value="16256.97">
            <text:p>16256.97</text:p>
          </table:table-cell>
          <table:table-cell office:value-type="float" office:value="21419.55">
            <text:p>21419.55</text:p>
          </table:table-cell>
          <table:table-cell office:value-type="float" office:value="32835.75">
            <text:p>32835.75</text:p>
          </table:table-cell>
          <table:table-cell office:value-type="float" office:value="11859.32">
            <text:p>11859.32</text:p>
          </table:table-cell>
          <table:table-cell office:value-type="float" office:value="33913.92">
            <text:p>33913.92</text:p>
          </table:table-cell>
          <table:table-cell office:value-type="float" office:value="72035.34">
            <text:p>72035.34</text:p>
          </table:table-cell>
          <table:table-cell office:value-type="float" office:value="17628.84">
            <text:p>17628.84</text:p>
          </table:table-cell>
          <table:table-cell office:value-type="float" office:value="5579.41">
            <text:p>5579.41</text:p>
          </table:table-cell>
          <table:table-cell office:value-type="float" office:value="53820.46">
            <text:p>53820.46</text:p>
          </table:table-cell>
          <table:table-cell office:value-type="float" office:value="20479.7">
            <text:p>20479.7</text:p>
          </table:table-cell>
          <table:table-cell office:value-type="float" office:value="1260.26">
            <text:p>1260.26</text:p>
          </table:table-cell>
          <table:table-cell office:value-type="float" office:value="33302.09">
            <text:p>33302.09</text:p>
          </table:table-cell>
          <table:table-cell table:number-columns-repeated="974"/>
        </table:table-row>
        <table:table-row table:style-name="ro1">
          <table:table-cell office:value-type="string">
            <text:p>Jordan</text:p>
          </table:table-cell>
          <table:table-cell office:value-type="float" office:value="111097.67">
            <text:p>111097.67</text:p>
          </table:table-cell>
          <table:table-cell office:value-type="float" office:value="19705.23">
            <text:p>19705.23</text:p>
          </table:table-cell>
          <table:table-cell office:value-type="float" office:value="28229.96">
            <text:p>28229.96</text:p>
          </table:table-cell>
          <table:table-cell office:value-type="float" office:value="12001.95">
            <text:p>12001.95</text:p>
          </table:table-cell>
          <table:table-cell office:value-type="float" office:value="11640.21">
            <text:p>11640.21</text:p>
          </table:table-cell>
          <table:table-cell office:value-type="float" office:value="7535.45">
            <text:p>7535.45</text:p>
          </table:table-cell>
          <table:table-cell office:value-type="float" office:value="375.61">
            <text:p>375.61</text:p>
          </table:table-cell>
          <table:table-cell office:value-type="float" office:value="8929.28">
            <text:p>8929.28</text:p>
          </table:table-cell>
          <table:table-cell office:value-type="float" office:value="11154.43">
            <text:p>11154.43</text:p>
          </table:table-cell>
          <table:table-cell office:value-type="float" office:value="89326.15">
            <text:p>89326.15</text:p>
          </table:table-cell>
          <table:table-cell office:value-type="float" office:value="3753.39">
            <text:p>3753.39</text:p>
          </table:table-cell>
          <table:table-cell office:value-type="float" office:value="4033.21">
            <text:p>4033.21</text:p>
          </table:table-cell>
          <table:table-cell office:value-type="float" office:value="2719.84">
            <text:p>2719.84</text:p>
          </table:table-cell>
          <table:table-cell office:value-type="float" office:value="9590.51">
            <text:p>9590.51</text:p>
          </table:table-cell>
          <table:table-cell office:value-type="float" office:value="5364.06">
            <text:p>5364.06</text:p>
          </table:table-cell>
          <table:table-cell office:value-type="float" office:value="4795.2">
            <text:p>4795.2</text:p>
          </table:table-cell>
          <table:table-cell office:value-type="float" office:value="15612.34">
            <text:p>15612.34</text:p>
          </table:table-cell>
          <table:table-cell office:value-type="float" office:value="2907.25">
            <text:p>2907.25</text:p>
          </table:table-cell>
          <table:table-cell office:value-type="float" office:value="342.69">
            <text:p>342.69</text:p>
          </table:table-cell>
          <table:table-cell office:value-type="float" office:value="2120.96">
            <text:p>2120.96</text:p>
          </table:table-cell>
          <table:table-cell office:value-type="float" office:value="4321.06">
            <text:p>4321.06</text:p>
          </table:table-cell>
          <table:table-cell office:value-type="float" office:value="975.8">
            <text:p>975.8</text:p>
          </table:table-cell>
          <table:table-cell office:value-type="float" office:value="5780.03">
            <text:p>5780.03</text:p>
          </table:table-cell>
          <table:table-cell office:value-type="float" office:value="843.08">
            <text:p>843.08</text:p>
          </table:table-cell>
          <table:table-cell office:value-type="float" office:value="150.14">
            <text:p>150.14</text:p>
          </table:table-cell>
          <table:table-cell office:value-type="float" office:value="9062.48">
            <text:p>9062.48</text:p>
          </table:table-cell>
          <table:table-cell office:value-type="float" office:value="1140.83">
            <text:p>1140.83</text:p>
          </table:table-cell>
          <table:table-cell office:value-type="float" office:value="868.35">
            <text:p>868.35</text:p>
          </table:table-cell>
          <table:table-cell office:value-type="float" office:value="660.38">
            <text:p>660.38</text:p>
          </table:table-cell>
          <table:table-cell office:value-type="float" office:value="2182.96">
            <text:p>2182.96</text:p>
          </table:table-cell>
          <table:table-cell office:value-type="float" office:value="3619.6">
            <text:p>3619.6</text:p>
          </table:table-cell>
          <table:table-cell office:value-type="float" office:value="170.22">
            <text:p>170.22</text:p>
          </table:table-cell>
          <table:table-cell office:value-type="float" office:value="1660.24">
            <text:p>1660.24</text:p>
          </table:table-cell>
          <table:table-cell office:value-type="float" office:value="214.32">
            <text:p>214.32</text:p>
          </table:table-cell>
          <table:table-cell office:value-type="float" office:value="93.41">
            <text:p>93.41</text:p>
          </table:table-cell>
          <table:table-cell office:value-type="float" office:value="3021.45">
            <text:p>3021.45</text:p>
          </table:table-cell>
          <table:table-cell office:value-type="float" office:value="2811.11">
            <text:p>2811.11</text:p>
          </table:table-cell>
          <table:table-cell office:value-type="float" office:value="703.28">
            <text:p>703.28</text:p>
          </table:table-cell>
          <table:table-cell office:value-type="float" office:value="458.92">
            <text:p>458.92</text:p>
          </table:table-cell>
          <table:table-cell office:value-type="float" office:value="1994.6">
            <text:p>1994.6</text:p>
          </table:table-cell>
          <table:table-cell office:value-type="float" office:value="446.61">
            <text:p>446.61</text:p>
          </table:table-cell>
          <table:table-cell office:value-type="float" office:value="24.7">
            <text:p>24.7</text:p>
          </table:table-cell>
          <table:table-cell office:value-type="float" office:value="10683.12">
            <text:p>10683.12</text:p>
          </table:table-cell>
          <table:table-cell office:value-type="float" office:value="469.21">
            <text:p>469.21</text:p>
          </table:table-cell>
          <table:table-cell office:value-type="float" office:value="75.78">
            <text:p>75.78</text:p>
          </table:table-cell>
          <table:table-cell office:value-type="float" office:value="822.61">
            <text:p>822.61</text:p>
          </table:table-cell>
          <table:table-cell office:value-type="float" office:value="256.56">
            <text:p>256.56</text:p>
          </table:table-cell>
          <table:table-cell/>
          <table:table-cell office:value-type="float" office:value="534.49">
            <text:p>534.49</text:p>
          </table:table-cell>
          <table:table-cell table:number-columns-repeated="974"/>
        </table:table-row>
        <table:table-row table:style-name="ro1">
          <table:table-cell office:value-type="string">
            <text:p>Kazakhstan</text:p>
          </table:table-cell>
          <table:table-cell office:value-type="float" office:value="208411.39">
            <text:p>208411.39</text:p>
          </table:table-cell>
          <table:table-cell office:value-type="float" office:value="36392.47">
            <text:p>36392.47</text:p>
          </table:table-cell>
          <table:table-cell office:value-type="float" office:value="74706.48">
            <text:p>74706.48</text:p>
          </table:table-cell>
          <table:table-cell office:value-type="float" office:value="31693.67">
            <text:p>31693.67</text:p>
          </table:table-cell>
          <table:table-cell office:value-type="float" office:value="3726.79">
            <text:p>3726.79</text:p>
          </table:table-cell>
          <table:table-cell office:value-type="float" office:value="49505.76">
            <text:p>49505.76</text:p>
          </table:table-cell>
          <table:table-cell office:value-type="float" office:value="12347.66">
            <text:p>12347.66</text:p>
          </table:table-cell>
          <table:table-cell office:value-type="float" office:value="32636.74">
            <text:p>32636.74</text:p>
          </table:table-cell>
          <table:table-cell office:value-type="float" office:value="40559.22">
            <text:p>40559.22</text:p>
          </table:table-cell>
          <table:table-cell office:value-type="float" office:value="91189">
            <text:p>91189</text:p>
          </table:table-cell>
          <table:table-cell office:value-type="float" office:value="8573.24">
            <text:p>8573.24</text:p>
          </table:table-cell>
          <table:table-cell office:value-type="float" office:value="6577.74">
            <text:p>6577.74</text:p>
          </table:table-cell>
          <table:table-cell office:value-type="float" office:value="2945.53">
            <text:p>2945.53</text:p>
          </table:table-cell>
          <table:table-cell office:value-type="float" office:value="20054.77">
            <text:p>20054.77</text:p>
          </table:table-cell>
          <table:table-cell office:value-type="float" office:value="12096.93">
            <text:p>12096.93</text:p>
          </table:table-cell>
          <table:table-cell office:value-type="float" office:value="16614.94">
            <text:p>16614.94</text:p>
          </table:table-cell>
          <table:table-cell office:value-type="float" office:value="35102">
            <text:p>35102</text:p>
          </table:table-cell>
          <table:table-cell office:value-type="float" office:value="9915.68">
            <text:p>9915.68</text:p>
          </table:table-cell>
          <table:table-cell office:value-type="float" office:value="827.27">
            <text:p>827.27</text:p>
          </table:table-cell>
          <table:table-cell office:value-type="float" office:value="6719.32">
            <text:p>6719.32</text:p>
          </table:table-cell>
          <table:table-cell office:value-type="float" office:value="10332.41">
            <text:p>10332.41</text:p>
          </table:table-cell>
          <table:table-cell office:value-type="float" office:value="4779.63">
            <text:p>4779.63</text:p>
          </table:table-cell>
          <table:table-cell office:value-type="float" office:value="14735">
            <text:p>14735</text:p>
          </table:table-cell>
          <table:table-cell office:value-type="float" office:value="2158.99">
            <text:p>2158.99</text:p>
          </table:table-cell>
          <table:table-cell office:value-type="float" office:value="695.32">
            <text:p>695.32</text:p>
          </table:table-cell>
          <table:table-cell office:value-type="float" office:value="1220.33">
            <text:p>1220.33</text:p>
          </table:table-cell>
          <table:table-cell office:value-type="float" office:value="1630.78">
            <text:p>1630.78</text:p>
          </table:table-cell>
          <table:table-cell office:value-type="float" office:value="75.13">
            <text:p>75.13</text:p>
          </table:table-cell>
          <table:table-cell office:value-type="float" office:value="822.78">
            <text:p>822.78</text:p>
          </table:table-cell>
          <table:table-cell office:value-type="float" office:value="13886.4">
            <text:p>13886.4</text:p>
          </table:table-cell>
          <table:table-cell office:value-type="float" office:value="23870.85">
            <text:p>23870.85</text:p>
          </table:table-cell>
          <table:table-cell office:value-type="float" office:value="676.9">
            <text:p>676.9</text:p>
          </table:table-cell>
          <table:table-cell office:value-type="float" office:value="14016.73">
            <text:p>14016.73</text:p>
          </table:table-cell>
          <table:table-cell office:value-type="float" office:value="11723.66">
            <text:p>11723.66</text:p>
          </table:table-cell>
          <table:table-cell office:value-type="float" office:value="623.99">
            <text:p>623.99</text:p>
          </table:table-cell>
          <table:table-cell office:value-type="float" office:value="16188.74">
            <text:p>16188.74</text:p>
          </table:table-cell>
          <table:table-cell office:value-type="float" office:value="7583.78">
            <text:p>7583.78</text:p>
          </table:table-cell>
          <table:table-cell office:value-type="float" office:value="1826.66">
            <text:p>1826.66</text:p>
          </table:table-cell>
          <table:table-cell office:value-type="float" office:value="2429.33">
            <text:p>2429.33</text:p>
          </table:table-cell>
          <table:table-cell office:value-type="float" office:value="5725.66">
            <text:p>5725.66</text:p>
          </table:table-cell>
          <table:table-cell office:value-type="float" office:value="2767.63">
            <text:p>2767.63</text:p>
          </table:table-cell>
          <table:table-cell office:value-type="float" office:value="180.84">
            <text:p>180.84</text:p>
          </table:table-cell>
          <table:table-cell office:value-type="float" office:value="37718.8">
            <text:p>37718.8</text:p>
          </table:table-cell>
          <table:table-cell office:value-type="float" office:value="10291.64">
            <text:p>10291.64</text:p>
          </table:table-cell>
          <table:table-cell office:value-type="float" office:value="180.23">
            <text:p>180.23</text:p>
          </table:table-cell>
          <table:table-cell office:value-type="float" office:value="2045.83">
            <text:p>2045.83</text:p>
          </table:table-cell>
          <table:table-cell office:value-type="float" office:value="7047.1">
            <text:p>7047.1</text:p>
          </table:table-cell>
          <table:table-cell office:value-type="float" office:value="356.89">
            <text:p>356.89</text:p>
          </table:table-cell>
          <table:table-cell office:value-type="float" office:value="4735.05">
            <text:p>4735.05</text:p>
          </table:table-cell>
          <table:table-cell table:number-columns-repeated="974"/>
        </table:table-row>
        <table:table-row table:style-name="ro1">
          <table:table-cell office:value-type="string">
            <text:p>Korea</text:p>
          </table:table-cell>
          <table:table-cell office:value-type="float" office:value="603631.7">
            <text:p>603631.7</text:p>
          </table:table-cell>
          <table:table-cell office:value-type="float" office:value="79918.46">
            <text:p>79918.46</text:p>
          </table:table-cell>
          <table:table-cell office:value-type="float" office:value="150893.42">
            <text:p>150893.42</text:p>
          </table:table-cell>
          <table:table-cell office:value-type="float" office:value="157055.94">
            <text:p>157055.94</text:p>
          </table:table-cell>
          <table:table-cell office:value-type="float" office:value="147676.22">
            <text:p>147676.22</text:p>
          </table:table-cell>
          <table:table-cell office:value-type="float" office:value="171118.64">
            <text:p>171118.64</text:p>
          </table:table-cell>
          <table:table-cell office:value-type="float" office:value="13981.76">
            <text:p>13981.76</text:p>
          </table:table-cell>
          <table:table-cell office:value-type="float" office:value="69558.18">
            <text:p>69558.18</text:p>
          </table:table-cell>
          <table:table-cell office:value-type="float" office:value="43714.89">
            <text:p>43714.89</text:p>
          </table:table-cell>
          <table:table-cell office:value-type="float" office:value="238487.75">
            <text:p>238487.75</text:p>
          </table:table-cell>
          <table:table-cell office:value-type="float" office:value="9964.86">
            <text:p>9964.86</text:p>
          </table:table-cell>
          <table:table-cell office:value-type="float" office:value="29316.38">
            <text:p>29316.38</text:p>
          </table:table-cell>
          <table:table-cell office:value-type="float" office:value="34754.91">
            <text:p>34754.91</text:p>
          </table:table-cell>
          <table:table-cell office:value-type="float" office:value="6617.7">
            <text:p>6617.7</text:p>
          </table:table-cell>
          <table:table-cell office:value-type="float" office:value="26601.1">
            <text:p>26601.1</text:p>
          </table:table-cell>
          <table:table-cell office:value-type="float" office:value="23854.52">
            <text:p>23854.52</text:p>
          </table:table-cell>
          <table:table-cell office:value-type="float" office:value="66036.24">
            <text:p>66036.24</text:p>
          </table:table-cell>
          <table:table-cell office:value-type="float" office:value="28677.52">
            <text:p>28677.52</text:p>
          </table:table-cell>
          <table:table-cell office:value-type="float" office:value="2503.78">
            <text:p>2503.78</text:p>
          </table:table-cell>
          <table:table-cell office:value-type="float" office:value="16423.15">
            <text:p>16423.15</text:p>
          </table:table-cell>
          <table:table-cell office:value-type="float" office:value="31118.76">
            <text:p>31118.76</text:p>
          </table:table-cell>
          <table:table-cell office:value-type="float" office:value="8605.95">
            <text:p>8605.95</text:p>
          </table:table-cell>
          <table:table-cell office:value-type="float" office:value="93198.94">
            <text:p>93198.94</text:p>
          </table:table-cell>
          <table:table-cell office:value-type="float" office:value="27162.19">
            <text:p>27162.19</text:p>
          </table:table-cell>
          <table:table-cell office:value-type="float" office:value="2193.47">
            <text:p>2193.47</text:p>
          </table:table-cell>
          <table:table-cell office:value-type="float" office:value="64342.56">
            <text:p>64342.56</text:p>
          </table:table-cell>
          <table:table-cell office:value-type="float" office:value="16869.36">
            <text:p>16869.36</text:p>
          </table:table-cell>
          <table:table-cell office:value-type="float" office:value="62198.26">
            <text:p>62198.26</text:p>
          </table:table-cell>
          <table:table-cell office:value-type="float" office:value="10666.48">
            <text:p>10666.48</text:p>
          </table:table-cell>
          <table:table-cell office:value-type="float" office:value="31316.54">
            <text:p>31316.54</text:p>
          </table:table-cell>
          <table:table-cell office:value-type="float" office:value="115917.75">
            <text:p>115917.75</text:p>
          </table:table-cell>
          <table:table-cell office:value-type="float" office:value="19546.6">
            <text:p>19546.6</text:p>
          </table:table-cell>
          <table:table-cell office:value-type="float" office:value="10306.26">
            <text:p>10306.26</text:p>
          </table:table-cell>
          <table:table-cell office:value-type="float" office:value="12909.33">
            <text:p>12909.33</text:p>
          </table:table-cell>
          <table:table-cell office:value-type="float" office:value="843.54">
            <text:p>843.54</text:p>
          </table:table-cell>
          <table:table-cell office:value-type="float" office:value="18479.06">
            <text:p>18479.06</text:p>
          </table:table-cell>
          <table:table-cell office:value-type="float" office:value="22790.92">
            <text:p>22790.92</text:p>
          </table:table-cell>
          <table:table-cell office:value-type="float" office:value="6499.98">
            <text:p>6499.98</text:p>
          </table:table-cell>
          <table:table-cell office:value-type="float" office:value="7963.03">
            <text:p>7963.03</text:p>
          </table:table-cell>
          <table:table-cell office:value-type="float" office:value="15300.78">
            <text:p>15300.78</text:p>
          </table:table-cell>
          <table:table-cell office:value-type="float" office:value="10127.99">
            <text:p>10127.99</text:p>
          </table:table-cell>
          <table:table-cell office:value-type="float" office:value="2176.61">
            <text:p>2176.61</text:p>
          </table:table-cell>
          <table:table-cell office:value-type="float" office:value="31947.51">
            <text:p>31947.51</text:p>
          </table:table-cell>
          <table:table-cell office:value-type="float" office:value="1226.95">
            <text:p>1226.95</text:p>
          </table:table-cell>
          <table:table-cell office:value-type="float" office:value="357.11">
            <text:p>357.11</text:p>
          </table:table-cell>
          <table:table-cell office:value-type="float" office:value="20339.62">
            <text:p>20339.62</text:p>
          </table:table-cell>
          <table:table-cell office:value-type="float" office:value="25480.12">
            <text:p>25480.12</text:p>
          </table:table-cell>
          <table:table-cell office:value-type="float" office:value="115.06">
            <text:p>115.06</text:p>
          </table:table-cell>
          <table:table-cell office:value-type="float" office:value="17110.68">
            <text:p>17110.68</text:p>
          </table:table-cell>
          <table:table-cell table:number-columns-repeated="974"/>
        </table:table-row>
        <table:table-row table:style-name="ro1">
          <table:table-cell office:value-type="string">
            <text:p>Latvia</text:p>
          </table:table-cell>
          <table:table-cell office:value-type="float" office:value="16135.76">
            <text:p>16135.76</text:p>
          </table:table-cell>
          <table:table-cell office:value-type="float" office:value="3247.66">
            <text:p>3247.66</text:p>
          </table:table-cell>
          <table:table-cell office:value-type="float" office:value="3267.09">
            <text:p>3267.09</text:p>
          </table:table-cell>
          <table:table-cell office:value-type="float" office:value="2775.77">
            <text:p>2775.77</text:p>
          </table:table-cell>
          <table:table-cell office:value-type="float" office:value="1576.73">
            <text:p>1576.73</text:p>
          </table:table-cell>
          <table:table-cell office:value-type="float" office:value="4502.28">
            <text:p>4502.28</text:p>
          </table:table-cell>
          <table:table-cell office:value-type="float" office:value="722.23">
            <text:p>722.23</text:p>
          </table:table-cell>
          <table:table-cell office:value-type="float" office:value="3615.68">
            <text:p>3615.68</text:p>
          </table:table-cell>
          <table:table-cell office:value-type="float" office:value="2597.11">
            <text:p>2597.11</text:p>
          </table:table-cell>
          <table:table-cell office:value-type="float" office:value="6490.54">
            <text:p>6490.54</text:p>
          </table:table-cell>
          <table:table-cell office:value-type="float" office:value="132.05">
            <text:p>132.05</text:p>
          </table:table-cell>
          <table:table-cell office:value-type="float" office:value="1320.03">
            <text:p>1320.03</text:p>
          </table:table-cell>
          <table:table-cell office:value-type="float" office:value="873.09">
            <text:p>873.09</text:p>
          </table:table-cell>
          <table:table-cell office:value-type="float" office:value="1124.64">
            <text:p>1124.64</text:p>
          </table:table-cell>
          <table:table-cell office:value-type="float" office:value="442.03">
            <text:p>442.03</text:p>
          </table:table-cell>
          <table:table-cell office:value-type="float" office:value="435.04">
            <text:p>435.04</text:p>
          </table:table-cell>
          <table:table-cell office:value-type="float" office:value="1415.97">
            <text:p>1415.97</text:p>
          </table:table-cell>
          <table:table-cell office:value-type="float" office:value="396.83">
            <text:p>396.83</text:p>
          </table:table-cell>
          <table:table-cell office:value-type="float" office:value="91.87">
            <text:p>91.87</text:p>
          </table:table-cell>
          <table:table-cell office:value-type="float" office:value="736.5">
            <text:p>736.5</text:p>
          </table:table-cell>
          <table:table-cell office:value-type="float" office:value="695.08">
            <text:p>695.08</text:p>
          </table:table-cell>
          <table:table-cell office:value-type="float" office:value="621.52">
            <text:p>621.52</text:p>
          </table:table-cell>
          <table:table-cell office:value-type="float" office:value="1207.37">
            <text:p>1207.37</text:p>
          </table:table-cell>
          <table:table-cell office:value-type="float" office:value="301.57">
            <text:p>301.57</text:p>
          </table:table-cell>
          <table:table-cell office:value-type="float" office:value="65.08">
            <text:p>65.08</text:p>
          </table:table-cell>
          <table:table-cell office:value-type="float" office:value="135.85">
            <text:p>135.85</text:p>
          </table:table-cell>
          <table:table-cell office:value-type="float" office:value="277.67">
            <text:p>277.67</text:p>
          </table:table-cell>
          <table:table-cell office:value-type="float" office:value="762.83">
            <text:p>762.83</text:p>
          </table:table-cell>
          <table:table-cell office:value-type="float" office:value="391.84">
            <text:p>391.84</text:p>
          </table:table-cell>
          <table:table-cell office:value-type="float" office:value="1557.41">
            <text:p>1557.41</text:p>
          </table:table-cell>
          <table:table-cell office:value-type="float" office:value="1896.32">
            <text:p>1896.32</text:p>
          </table:table-cell>
          <table:table-cell office:value-type="float" office:value="488.16">
            <text:p>488.16</text:p>
          </table:table-cell>
          <table:table-cell office:value-type="float" office:value="793.69">
            <text:p>793.69</text:p>
          </table:table-cell>
          <table:table-cell office:value-type="float" office:value="547.25">
            <text:p>547.25</text:p>
          </table:table-cell>
          <table:table-cell office:value-type="float" office:value="120.4">
            <text:p>120.4</text:p>
          </table:table-cell>
          <table:table-cell office:value-type="float" office:value="1265.27">
            <text:p>1265.27</text:p>
          </table:table-cell>
          <table:table-cell office:value-type="float" office:value="967.25">
            <text:p>967.25</text:p>
          </table:table-cell>
          <table:table-cell office:value-type="float" office:value="245.41">
            <text:p>245.41</text:p>
          </table:table-cell>
          <table:table-cell office:value-type="float" office:value="398.98">
            <text:p>398.98</text:p>
          </table:table-cell>
          <table:table-cell office:value-type="float" office:value="937.59">
            <text:p>937.59</text:p>
          </table:table-cell>
          <table:table-cell office:value-type="float" office:value="489.76">
            <text:p>489.76</text:p>
          </table:table-cell>
          <table:table-cell office:value-type="float" office:value="20.86">
            <text:p>20.86</text:p>
          </table:table-cell>
          <table:table-cell office:value-type="float" office:value="2100.12">
            <text:p>2100.12</text:p>
          </table:table-cell>
          <table:table-cell office:value-type="float" office:value="479.87">
            <text:p>479.87</text:p>
          </table:table-cell>
          <table:table-cell office:value-type="float" office:value="634.64">
            <text:p>634.64</text:p>
          </table:table-cell>
          <table:table-cell office:value-type="float" office:value="1090.38">
            <text:p>1090.38</text:p>
          </table:table-cell>
          <table:table-cell office:value-type="float" office:value="263.59">
            <text:p>263.59</text:p>
          </table:table-cell>
          <table:table-cell office:value-type="float" office:value="3.22">
            <text:p>3.22</text:p>
          </table:table-cell>
          <table:table-cell office:value-type="float" office:value="264.07">
            <text:p>264.07</text:p>
          </table:table-cell>
          <table:table-cell table:number-columns-repeated="974"/>
        </table:table-row>
        <table:table-row table:style-name="ro1">
          <table:table-cell office:value-type="string">
            <text:p>Liechtenstein</text:p>
          </table:table-cell>
          <table:table-cell office:value-type="float" office:value="314">
            <text:p>314</text:p>
          </table:table-cell>
          <table:table-cell office:value-type="float" office:value="48.19">
            <text:p>48.19</text:p>
          </table:table-cell>
          <table:table-cell office:value-type="float" office:value="100.29">
            <text:p>100.29</text:p>
          </table:table-cell>
          <table:table-cell office:value-type="float" office:value="130.75">
            <text:p>130.75</text:p>
          </table:table-cell>
          <table:table-cell office:value-type="float" office:value="43.46">
            <text:p>43.46</text:p>
          </table:table-cell>
          <table:table-cell office:value-type="float" office:value="54.94">
            <text:p>54.94</text:p>
          </table:table-cell>
          <table:table-cell office:value-type="float" office:value="7.44">
            <text:p>7.44</text:p>
          </table:table-cell>
          <table:table-cell office:value-type="float" office:value="54.26">
            <text:p>54.26</text:p>
          </table:table-cell>
          <table:table-cell office:value-type="float" office:value="23.89">
            <text:p>23.89</text:p>
          </table:table-cell>
          <table:table-cell office:value-type="float" office:value="92.16">
            <text:p>92.16</text:p>
          </table:table-cell>
          <table:table-cell office:value-type="float" office:value="29.23">
            <text:p>29.23</text:p>
          </table:table-cell>
          <table:table-cell office:value-type="float" office:value="5.5">
            <text:p>5.5</text:p>
          </table:table-cell>
          <table:table-cell office:value-type="float" office:value="10.32">
            <text:p>10.32</text:p>
          </table:table-cell>
          <table:table-cell office:value-type="float" office:value="3">
            <text:p>3</text:p>
          </table:table-cell>
          <table:table-cell office:value-type="float" office:value="15.92">
            <text:p>15.92</text:p>
          </table:table-cell>
          <table:table-cell office:value-type="float" office:value="10.83">
            <text:p>10.83</text:p>
          </table:table-cell>
          <table:table-cell office:value-type="float" office:value="24.22">
            <text:p>24.22</text:p>
          </table:table-cell>
          <table:table-cell office:value-type="float" office:value="28.32">
            <text:p>28.32</text:p>
          </table:table-cell>
          <table:table-cell office:value-type="float" office:value="10.25">
            <text:p>10.25</text:p>
          </table:table-cell>
          <table:table-cell office:value-type="float" office:value="19.16">
            <text:p>19.16</text:p>
          </table:table-cell>
          <table:table-cell office:value-type="float" office:value="32.87">
            <text:p>32.87</text:p>
          </table:table-cell>
          <table:table-cell office:value-type="float" office:value="29.26">
            <text:p>29.26</text:p>
          </table:table-cell>
          <table:table-cell office:value-type="float" office:value="61.9">
            <text:p>61.9</text:p>
          </table:table-cell>
          <table:table-cell office:value-type="float" office:value="12.96">
            <text:p>12.96</text:p>
          </table:table-cell>
          <table:table-cell office:value-type="float" office:value="1">
            <text:p>1</text:p>
          </table:table-cell>
          <table:table-cell office:value-type="float" office:value="32.1">
            <text:p>32.1</text:p>
          </table:table-cell>
          <table:table-cell office:value-type="float" office:value="5.14">
            <text:p>5.14</text:p>
          </table:table-cell>
          <table:table-cell office:value-type="float" office:value="3.14">
            <text:p>3.14</text:p>
          </table:table-cell>
          <table:table-cell office:value-type="float" office:value="3.08">
            <text:p>3.08</text:p>
          </table:table-cell>
          <table:table-cell office:value-type="float" office:value="30.8">
            <text:p>30.8</text:p>
          </table:table-cell>
          <table:table-cell office:value-type="float" office:value="14.14">
            <text:p>14.14</text:p>
          </table:table-cell>
          <table:table-cell office:value-type="float" office:value="9.14">
            <text:p>9.14</text:p>
          </table:table-cell>
          <table:table-cell office:value-type="float" office:value="3">
            <text:p>3</text:p>
          </table:table-cell>
          <table:table-cell office:value-type="float" office:value="6.36">
            <text:p>6.36</text:p>
          </table:table-cell>
          <table:table-cell office:value-type="float" office:value="1.08">
            <text:p>1.08</text:p>
          </table:table-cell>
          <table:table-cell office:value-type="float" office:value="14.98">
            <text:p>14.98</text:p>
          </table:table-cell>
          <table:table-cell office:value-type="float" office:value="18.03">
            <text:p>18.03</text:p>
          </table:table-cell>
          <table:table-cell office:value-type="float" office:value="3.16">
            <text:p>3.16</text:p>
          </table:table-cell>
          <table:table-cell office:value-type="float" office:value="2.58">
            <text:p>2.58</text:p>
          </table:table-cell>
          <table:table-cell office:value-type="float" office:value="17.67">
            <text:p>17.67</text:p>
          </table:table-cell>
          <table:table-cell office:value-type="float" office:value="10.76">
            <text:p>10.76</text:p>
          </table:table-cell>
          <table:table-cell/>
          <table:table-cell office:value-type="float" office:value="13.13">
            <text:p>13.13</text:p>
          </table:table-cell>
          <table:table-cell office:value-type="float" office:value="20.24">
            <text:p>20.24</text:p>
          </table:table-cell>
          <table:table-cell/>
          <table:table-cell office:value-type="float" office:value="2.16">
            <text:p>2.16</text:p>
          </table:table-cell>
          <table:table-cell table:number-columns-repeated="977"/>
        </table:table-row>
        <table:table-row table:style-name="ro1">
          <table:table-cell office:value-type="string">
            <text:p>Lithuania</text:p>
          </table:table-cell>
          <table:table-cell office:value-type="float" office:value="33041.96">
            <text:p>33041.96</text:p>
          </table:table-cell>
          <table:table-cell office:value-type="float" office:value="5672.94">
            <text:p>5672.94</text:p>
          </table:table-cell>
          <table:table-cell office:value-type="float" office:value="9328.99">
            <text:p>9328.99</text:p>
          </table:table-cell>
          <table:table-cell office:value-type="float" office:value="4939.51">
            <text:p>4939.51</text:p>
          </table:table-cell>
          <table:table-cell office:value-type="float" office:value="1322.48">
            <text:p>1322.48</text:p>
          </table:table-cell>
          <table:table-cell office:value-type="float" office:value="8055.54">
            <text:p>8055.54</text:p>
          </table:table-cell>
          <table:table-cell office:value-type="float" office:value="1535.22">
            <text:p>1535.22</text:p>
          </table:table-cell>
          <table:table-cell office:value-type="float" office:value="9930.8">
            <text:p>9930.8</text:p>
          </table:table-cell>
          <table:table-cell office:value-type="float" office:value="5375.54">
            <text:p>5375.54</text:p>
          </table:table-cell>
          <table:table-cell office:value-type="float" office:value="12192.1">
            <text:p>12192.1</text:p>
          </table:table-cell>
          <table:table-cell office:value-type="float" office:value="3667.67">
            <text:p>3667.67</text:p>
          </table:table-cell>
          <table:table-cell office:value-type="float" office:value="1306.07">
            <text:p>1306.07</text:p>
          </table:table-cell>
          <table:table-cell office:value-type="float" office:value="928.61">
            <text:p>928.61</text:p>
          </table:table-cell>
          <table:table-cell office:value-type="float" office:value="54.45">
            <text:p>54.45</text:p>
          </table:table-cell>
          <table:table-cell office:value-type="float" office:value="1217.6">
            <text:p>1217.6</text:p>
          </table:table-cell>
          <table:table-cell office:value-type="float" office:value="1479.4">
            <text:p>1479.4</text:p>
          </table:table-cell>
          <table:table-cell office:value-type="float" office:value="3119.33">
            <text:p>3119.33</text:p>
          </table:table-cell>
          <table:table-cell office:value-type="float" office:value="2497.75">
            <text:p>2497.75</text:p>
          </table:table-cell>
          <table:table-cell office:value-type="float" office:value="142.64">
            <text:p>142.64</text:p>
          </table:table-cell>
          <table:table-cell office:value-type="float" office:value="1575.4">
            <text:p>1575.4</text:p>
          </table:table-cell>
          <table:table-cell office:value-type="float" office:value="880.39">
            <text:p>880.39</text:p>
          </table:table-cell>
          <table:table-cell office:value-type="float" office:value="606.92">
            <text:p>606.92</text:p>
          </table:table-cell>
          <table:table-cell office:value-type="float" office:value="3141.17">
            <text:p>3141.17</text:p>
          </table:table-cell>
          <table:table-cell office:value-type="float" office:value="347.54">
            <text:p>347.54</text:p>
          </table:table-cell>
          <table:table-cell office:value-type="float" office:value="63.95">
            <text:p>63.95</text:p>
          </table:table-cell>
          <table:table-cell office:value-type="float" office:value="231.33">
            <text:p>231.33</text:p>
          </table:table-cell>
          <table:table-cell office:value-type="float" office:value="257.34">
            <text:p>257.34</text:p>
          </table:table-cell>
          <table:table-cell office:value-type="float" office:value="421.55">
            <text:p>421.55</text:p>
          </table:table-cell>
          <table:table-cell office:value-type="float" office:value="438.01">
            <text:p>438.01</text:p>
          </table:table-cell>
          <table:table-cell office:value-type="float" office:value="2036.76">
            <text:p>2036.76</text:p>
          </table:table-cell>
          <table:table-cell office:value-type="float" office:value="3860.56">
            <text:p>3860.56</text:p>
          </table:table-cell>
          <table:table-cell office:value-type="float" office:value="1206.96">
            <text:p>1206.96</text:p>
          </table:table-cell>
          <table:table-cell office:value-type="float" office:value="1396.1">
            <text:p>1396.1</text:p>
          </table:table-cell>
          <table:table-cell office:value-type="float" office:value="1175.23">
            <text:p>1175.23</text:p>
          </table:table-cell>
          <table:table-cell office:value-type="float" office:value="369.83">
            <text:p>369.83</text:p>
          </table:table-cell>
          <table:table-cell office:value-type="float" office:value="4235.22">
            <text:p>4235.22</text:p>
          </table:table-cell>
          <table:table-cell office:value-type="float" office:value="2621.6">
            <text:p>2621.6</text:p>
          </table:table-cell>
          <table:table-cell office:value-type="float" office:value="498.72">
            <text:p>498.72</text:p>
          </table:table-cell>
          <table:table-cell office:value-type="float" office:value="602.8">
            <text:p>602.8</text:p>
          </table:table-cell>
          <table:table-cell office:value-type="float" office:value="3211.68">
            <text:p>3211.68</text:p>
          </table:table-cell>
          <table:table-cell office:value-type="float" office:value="620.54">
            <text:p>620.54</text:p>
          </table:table-cell>
          <table:table-cell office:value-type="float" office:value="81.9">
            <text:p>81.9</text:p>
          </table:table-cell>
          <table:table-cell office:value-type="float" office:value="4724.76">
            <text:p>4724.76</text:p>
          </table:table-cell>
          <table:table-cell office:value-type="float" office:value="1365.48">
            <text:p>1365.48</text:p>
          </table:table-cell>
          <table:table-cell office:value-type="float" office:value="636.8">
            <text:p>636.8</text:p>
          </table:table-cell>
          <table:table-cell office:value-type="float" office:value="1287.71">
            <text:p>1287.71</text:p>
          </table:table-cell>
          <table:table-cell office:value-type="float" office:value="655.58">
            <text:p>655.58</text:p>
          </table:table-cell>
          <table:table-cell office:value-type="float" office:value="14.47">
            <text:p>14.47</text:p>
          </table:table-cell>
          <table:table-cell office:value-type="float" office:value="910.01">
            <text:p>910.01</text:p>
          </table:table-cell>
          <table:table-cell table:number-columns-repeated="974"/>
        </table:table-row>
        <table:table-row table:style-name="ro1">
          <table:table-cell office:value-type="string">
            <text:p>Luxembourg</text:p>
          </table:table-cell>
          <table:table-cell office:value-type="float" office:value="5520.9">
            <text:p>5520.9</text:p>
          </table:table-cell>
          <table:table-cell office:value-type="float" office:value="492.05">
            <text:p>492.05</text:p>
          </table:table-cell>
          <table:table-cell office:value-type="float" office:value="1374.83">
            <text:p>1374.83</text:p>
          </table:table-cell>
          <table:table-cell office:value-type="float" office:value="1070.93">
            <text:p>1070.93</text:p>
          </table:table-cell>
          <table:table-cell office:value-type="float" office:value="1026.05">
            <text:p>1026.05</text:p>
          </table:table-cell>
          <table:table-cell office:value-type="float" office:value="1347.99">
            <text:p>1347.99</text:p>
          </table:table-cell>
          <table:table-cell office:value-type="float" office:value="177.35">
            <text:p>177.35</text:p>
          </table:table-cell>
          <table:table-cell office:value-type="float" office:value="1219.85">
            <text:p>1219.85</text:p>
          </table:table-cell>
          <table:table-cell office:value-type="float" office:value="489.84">
            <text:p>489.84</text:p>
          </table:table-cell>
          <table:table-cell office:value-type="float" office:value="2330.84">
            <text:p>2330.84</text:p>
          </table:table-cell>
          <table:table-cell office:value-type="float" office:value="96.96">
            <text:p>96.96</text:p>
          </table:table-cell>
          <table:table-cell office:value-type="float" office:value="98.3">
            <text:p>98.3</text:p>
          </table:table-cell>
          <table:table-cell office:value-type="float" office:value="188.84">
            <text:p>188.84</text:p>
          </table:table-cell>
          <table:table-cell office:value-type="float" office:value="123.72">
            <text:p>123.72</text:p>
          </table:table-cell>
          <table:table-cell office:value-type="float" office:value="241.59">
            <text:p>241.59</text:p>
          </table:table-cell>
          <table:table-cell office:value-type="float" office:value="199.46">
            <text:p>199.46</text:p>
          </table:table-cell>
          <table:table-cell office:value-type="float" office:value="525.86">
            <text:p>525.86</text:p>
          </table:table-cell>
          <table:table-cell office:value-type="float" office:value="329.15">
            <text:p>329.15</text:p>
          </table:table-cell>
          <table:table-cell office:value-type="float" office:value="81.59">
            <text:p>81.59</text:p>
          </table:table-cell>
          <table:table-cell office:value-type="float" office:value="269.5">
            <text:p>269.5</text:p>
          </table:table-cell>
          <table:table-cell office:value-type="float" office:value="202.83">
            <text:p>202.83</text:p>
          </table:table-cell>
          <table:table-cell office:value-type="float" office:value="216.35">
            <text:p>216.35</text:p>
          </table:table-cell>
          <table:table-cell office:value-type="float" office:value="519.78">
            <text:p>519.78</text:p>
          </table:table-cell>
          <table:table-cell office:value-type="float" office:value="110.42">
            <text:p>110.42</text:p>
          </table:table-cell>
          <table:table-cell office:value-type="float" office:value="87.53">
            <text:p>87.53</text:p>
          </table:table-cell>
          <table:table-cell office:value-type="float" office:value="613.28">
            <text:p>613.28</text:p>
          </table:table-cell>
          <table:table-cell office:value-type="float" office:value="135.31">
            <text:p>135.31</text:p>
          </table:table-cell>
          <table:table-cell office:value-type="float" office:value="291.39">
            <text:p>291.39</text:p>
          </table:table-cell>
          <table:table-cell office:value-type="float" office:value="57.41">
            <text:p>57.41</text:p>
          </table:table-cell>
          <table:table-cell office:value-type="float" office:value="508.89">
            <text:p>508.89</text:p>
          </table:table-cell>
          <table:table-cell office:value-type="float" office:value="469.16">
            <text:p>469.16</text:p>
          </table:table-cell>
          <table:table-cell office:value-type="float" office:value="353.67">
            <text:p>353.67</text:p>
          </table:table-cell>
          <table:table-cell office:value-type="float" office:value="94.87">
            <text:p>94.87</text:p>
          </table:table-cell>
          <table:table-cell office:value-type="float" office:value="144.1">
            <text:p>144.1</text:p>
          </table:table-cell>
          <table:table-cell office:value-type="float" office:value="25.06">
            <text:p>25.06</text:p>
          </table:table-cell>
          <table:table-cell office:value-type="float" office:value="687.06">
            <text:p>687.06</text:p>
          </table:table-cell>
          <table:table-cell office:value-type="float" office:value="215.57">
            <text:p>215.57</text:p>
          </table:table-cell>
          <table:table-cell office:value-type="float" office:value="37.97">
            <text:p>37.97</text:p>
          </table:table-cell>
          <table:table-cell office:value-type="float" office:value="134.81">
            <text:p>134.81</text:p>
          </table:table-cell>
          <table:table-cell office:value-type="float" office:value="122.02">
            <text:p>122.02</text:p>
          </table:table-cell>
          <table:table-cell office:value-type="float" office:value="109.3">
            <text:p>109.3</text:p>
          </table:table-cell>
          <table:table-cell office:value-type="float" office:value="14.58">
            <text:p>14.58</text:p>
          </table:table-cell>
          <table:table-cell office:value-type="float" office:value="359.84">
            <text:p>359.84</text:p>
          </table:table-cell>
          <table:table-cell office:value-type="float" office:value="964.85">
            <text:p>964.85</text:p>
          </table:table-cell>
          <table:table-cell office:value-type="float" office:value="3.07">
            <text:p>3.07</text:p>
          </table:table-cell>
          <table:table-cell office:value-type="float" office:value="71.11">
            <text:p>71.11</text:p>
          </table:table-cell>
          <table:table-cell office:value-type="float" office:value="125.77">
            <text:p>125.77</text:p>
          </table:table-cell>
          <table:table-cell/>
          <table:table-cell office:value-type="float" office:value="90.62">
            <text:p>90.62</text:p>
          </table:table-cell>
          <table:table-cell table:number-columns-repeated="974"/>
        </table:table-row>
        <table:table-row table:style-name="ro1">
          <table:table-cell office:value-type="string">
            <text:p>Macao-China</text:p>
          </table:table-cell>
          <table:table-cell office:value-type="float" office:value="5366">
            <text:p>5366</text:p>
          </table:table-cell>
          <table:table-cell office:value-type="float" office:value="128.68">
            <text:p>128.68</text:p>
          </table:table-cell>
          <table:table-cell office:value-type="float" office:value="491.28">
            <text:p>491.28</text:p>
          </table:table-cell>
          <table:table-cell office:value-type="float" office:value="968.78">
            <text:p>968.78</text:p>
          </table:table-cell>
          <table:table-cell office:value-type="float" office:value="1903.3">
            <text:p>1903.3</text:p>
          </table:table-cell>
          <table:table-cell office:value-type="float" office:value="2414.72">
            <text:p>2414.72</text:p>
          </table:table-cell>
          <table:table-cell office:value-type="float" office:value="39.35">
            <text:p>39.35</text:p>
          </table:table-cell>
          <table:table-cell office:value-type="float" office:value="880.31">
            <text:p>880.31</text:p>
          </table:table-cell>
          <table:table-cell office:value-type="float" office:value="586.23">
            <text:p>586.23</text:p>
          </table:table-cell>
          <table:table-cell office:value-type="float" office:value="1865.77">
            <text:p>1865.77</text:p>
          </table:table-cell>
          <table:table-cell office:value-type="float" office:value="10">
            <text:p>10</text:p>
          </table:table-cell>
          <table:table-cell office:value-type="float" office:value="51.35">
            <text:p>51.35</text:p>
          </table:table-cell>
          <table:table-cell office:value-type="float" office:value="36.21">
            <text:p>36.21</text:p>
          </table:table-cell>
          <table:table-cell office:value-type="float" office:value="34.11">
            <text:p>34.11</text:p>
          </table:table-cell>
          <table:table-cell office:value-type="float" office:value="129.9">
            <text:p>129.9</text:p>
          </table:table-cell>
          <table:table-cell office:value-type="float" office:value="98.48">
            <text:p>98.48</text:p>
          </table:table-cell>
          <table:table-cell office:value-type="float" office:value="181.38">
            <text:p>181.38</text:p>
          </table:table-cell>
          <table:table-cell office:value-type="float" office:value="44.39">
            <text:p>44.39</text:p>
          </table:table-cell>
          <table:table-cell office:value-type="float" office:value="13.12">
            <text:p>13.12</text:p>
          </table:table-cell>
          <table:table-cell office:value-type="float" office:value="52.16">
            <text:p>52.16</text:p>
          </table:table-cell>
          <table:table-cell office:value-type="float" office:value="151.16">
            <text:p>151.16</text:p>
          </table:table-cell>
          <table:table-cell office:value-type="float" office:value="43.23">
            <text:p>43.23</text:p>
          </table:table-cell>
          <table:table-cell office:value-type="float" office:value="708.91">
            <text:p>708.91</text:p>
          </table:table-cell>
          <table:table-cell office:value-type="float" office:value="68.68">
            <text:p>68.68</text:p>
          </table:table-cell>
          <table:table-cell office:value-type="float" office:value="23.09">
            <text:p>23.09</text:p>
          </table:table-cell>
          <table:table-cell office:value-type="float" office:value="317.95">
            <text:p>317.95</text:p>
          </table:table-cell>
          <table:table-cell office:value-type="float" office:value="1254.27">
            <text:p>1254.27</text:p>
          </table:table-cell>
          <table:table-cell office:value-type="float" office:value="281.38">
            <text:p>281.38</text:p>
          </table:table-cell>
          <table:table-cell office:value-type="float" office:value="38.12">
            <text:p>38.12</text:p>
          </table:table-cell>
          <table:table-cell office:value-type="float" office:value="803.38">
            <text:p>803.38</text:p>
          </table:table-cell>
          <table:table-cell office:value-type="float" office:value="1295.32">
            <text:p>1295.32</text:p>
          </table:table-cell>
          <table:table-cell office:value-type="float" office:value="54.47">
            <text:p>54.47</text:p>
          </table:table-cell>
          <table:table-cell office:value-type="float" office:value="473.73">
            <text:p>473.73</text:p>
          </table:table-cell>
          <table:table-cell office:value-type="float" office:value="19.23">
            <text:p>19.23</text:p>
          </table:table-cell>
          <table:table-cell office:value-type="float" office:value="20.12">
            <text:p>20.12</text:p>
          </table:table-cell>
          <table:table-cell office:value-type="float" office:value="430.01">
            <text:p>430.01</text:p>
          </table:table-cell>
          <table:table-cell office:value-type="float" office:value="74.2">
            <text:p>74.2</text:p>
          </table:table-cell>
          <table:table-cell office:value-type="float" office:value="35.08">
            <text:p>35.08</text:p>
          </table:table-cell>
          <table:table-cell office:value-type="float" office:value="146.49">
            <text:p>146.49</text:p>
          </table:table-cell>
          <table:table-cell office:value-type="float" office:value="170.36">
            <text:p>170.36</text:p>
          </table:table-cell>
          <table:table-cell office:value-type="float" office:value="5.04">
            <text:p>5.04</text:p>
          </table:table-cell>
          <table:table-cell/>
          <table:table-cell office:value-type="float" office:value="581.19">
            <text:p>581.19</text:p>
          </table:table-cell>
          <table:table-cell office:value-type="float" office:value="283.34">
            <text:p>283.34</text:p>
          </table:table-cell>
          <table:table-cell office:value-type="float" office:value="9.02">
            <text:p>9.02</text:p>
          </table:table-cell>
          <table:table-cell office:value-type="float" office:value="311.12">
            <text:p>311.12</text:p>
          </table:table-cell>
          <table:table-cell office:value-type="float" office:value="214.05">
            <text:p>214.05</text:p>
          </table:table-cell>
          <table:table-cell office:value-type="float" office:value="30.25">
            <text:p>30.25</text:p>
          </table:table-cell>
          <table:table-cell office:value-type="float" office:value="246.9">
            <text:p>246.9</text:p>
          </table:table-cell>
          <table:table-cell table:number-columns-repeated="974"/>
        </table:table-row>
        <table:table-row table:style-name="ro1">
          <table:table-cell office:value-type="string">
            <text:p>Malaysia</text:p>
          </table:table-cell>
          <table:table-cell office:value-type="float" office:value="432079.73">
            <text:p>432079.73</text:p>
          </table:table-cell>
          <table:table-cell office:value-type="float" office:value="66698.66">
            <text:p>66698.66</text:p>
          </table:table-cell>
          <table:table-cell office:value-type="float" office:value="72431.33">
            <text:p>72431.33</text:p>
          </table:table-cell>
          <table:table-cell office:value-type="float" office:value="49857.69">
            <text:p>49857.69</text:p>
          </table:table-cell>
          <table:table-cell office:value-type="float" office:value="45354.91">
            <text:p>45354.91</text:p>
          </table:table-cell>
          <table:table-cell office:value-type="float" office:value="93577.59">
            <text:p>93577.59</text:p>
          </table:table-cell>
          <table:table-cell office:value-type="float" office:value="31952.96">
            <text:p>31952.96</text:p>
          </table:table-cell>
          <table:table-cell office:value-type="float" office:value="48138.4">
            <text:p>48138.4</text:p>
          </table:table-cell>
          <table:table-cell office:value-type="float" office:value="61736.53">
            <text:p>61736.53</text:p>
          </table:table-cell>
          <table:table-cell office:value-type="float" office:value="261952.15">
            <text:p>261952.15</text:p>
          </table:table-cell>
          <table:table-cell office:value-type="float" office:value="8257.79">
            <text:p>8257.79</text:p>
          </table:table-cell>
          <table:table-cell office:value-type="float" office:value="41882">
            <text:p>41882</text:p>
          </table:table-cell>
          <table:table-cell office:value-type="float" office:value="14071.63">
            <text:p>14071.63</text:p>
          </table:table-cell>
          <table:table-cell office:value-type="float" office:value="5268.82">
            <text:p>5268.82</text:p>
          </table:table-cell>
          <table:table-cell office:value-type="float" office:value="12363.57">
            <text:p>12363.57</text:p>
          </table:table-cell>
          <table:table-cell office:value-type="float" office:value="6117.1">
            <text:p>6117.1</text:p>
          </table:table-cell>
          <table:table-cell office:value-type="float" office:value="44616.1">
            <text:p>44616.1</text:p>
          </table:table-cell>
          <table:table-cell office:value-type="float" office:value="10350.01">
            <text:p>10350.01</text:p>
          </table:table-cell>
          <table:table-cell office:value-type="float" office:value="1112.25">
            <text:p>1112.25</text:p>
          </table:table-cell>
          <table:table-cell office:value-type="float" office:value="4036.16">
            <text:p>4036.16</text:p>
          </table:table-cell>
          <table:table-cell office:value-type="float" office:value="18978.08">
            <text:p>18978.08</text:p>
          </table:table-cell>
          <table:table-cell office:value-type="float" office:value="6972.91">
            <text:p>6972.91</text:p>
          </table:table-cell>
          <table:table-cell office:value-type="float" office:value="20143.01">
            <text:p>20143.01</text:p>
          </table:table-cell>
          <table:table-cell office:value-type="float" office:value="2897.29">
            <text:p>2897.29</text:p>
          </table:table-cell>
          <table:table-cell office:value-type="float" office:value="1840.96">
            <text:p>1840.96</text:p>
          </table:table-cell>
          <table:table-cell office:value-type="float" office:value="29087.3">
            <text:p>29087.3</text:p>
          </table:table-cell>
          <table:table-cell office:value-type="float" office:value="3941.41">
            <text:p>3941.41</text:p>
          </table:table-cell>
          <table:table-cell office:value-type="float" office:value="6132.36">
            <text:p>6132.36</text:p>
          </table:table-cell>
          <table:table-cell office:value-type="float" office:value="7086.42">
            <text:p>7086.42</text:p>
          </table:table-cell>
          <table:table-cell office:value-type="float" office:value="25779.77">
            <text:p>25779.77</text:p>
          </table:table-cell>
          <table:table-cell office:value-type="float" office:value="43933.29">
            <text:p>43933.29</text:p>
          </table:table-cell>
          <table:table-cell office:value-type="float" office:value="6745.59">
            <text:p>6745.59</text:p>
          </table:table-cell>
          <table:table-cell office:value-type="float" office:value="21822.59">
            <text:p>21822.59</text:p>
          </table:table-cell>
          <table:table-cell office:value-type="float" office:value="12402.59">
            <text:p>12402.59</text:p>
          </table:table-cell>
          <table:table-cell office:value-type="float" office:value="4496.05">
            <text:p>4496.05</text:p>
          </table:table-cell>
          <table:table-cell office:value-type="float" office:value="16971.65">
            <text:p>16971.65</text:p>
          </table:table-cell>
          <table:table-cell office:value-type="float" office:value="12473.87">
            <text:p>12473.87</text:p>
          </table:table-cell>
          <table:table-cell office:value-type="float" office:value="2016.58">
            <text:p>2016.58</text:p>
          </table:table-cell>
          <table:table-cell office:value-type="float" office:value="5083.36">
            <text:p>5083.36</text:p>
          </table:table-cell>
          <table:table-cell office:value-type="float" office:value="13602.42">
            <text:p>13602.42</text:p>
          </table:table-cell>
          <table:table-cell office:value-type="float" office:value="17841.91">
            <text:p>17841.91</text:p>
          </table:table-cell>
          <table:table-cell office:value-type="float" office:value="1487.89">
            <text:p>1487.89</text:p>
          </table:table-cell>
          <table:table-cell office:value-type="float" office:value="44522.11">
            <text:p>44522.11</text:p>
          </table:table-cell>
          <table:table-cell office:value-type="float" office:value="6084.51">
            <text:p>6084.51</text:p>
          </table:table-cell>
          <table:table-cell office:value-type="float" office:value="18884.41">
            <text:p>18884.41</text:p>
          </table:table-cell>
          <table:table-cell office:value-type="float" office:value="21264.61">
            <text:p>21264.61</text:p>
          </table:table-cell>
          <table:table-cell office:value-type="float" office:value="8818.37">
            <text:p>8818.37</text:p>
          </table:table-cell>
          <table:table-cell office:value-type="float" office:value="644.35">
            <text:p>644.35</text:p>
          </table:table-cell>
          <table:table-cell office:value-type="float" office:value="17970.94">
            <text:p>17970.94</text:p>
          </table:table-cell>
          <table:table-cell table:number-columns-repeated="974"/>
        </table:table-row>
        <table:table-row table:style-name="ro1">
          <table:table-cell office:value-type="string">
            <text:p>Mexico</text:p>
          </table:table-cell>
          <table:table-cell office:value-type="float" office:value="1326024.82">
            <text:p>1326024.82</text:p>
          </table:table-cell>
          <table:table-cell office:value-type="float" office:value="50317.74">
            <text:p>50317.74</text:p>
          </table:table-cell>
          <table:table-cell office:value-type="float" office:value="205999.93">
            <text:p>205999.93</text:p>
          </table:table-cell>
          <table:table-cell office:value-type="float" office:value="171355.01">
            <text:p>171355.01</text:p>
          </table:table-cell>
          <table:table-cell office:value-type="float" office:value="146088.45">
            <text:p>146088.45</text:p>
          </table:table-cell>
          <table:table-cell office:value-type="float" office:value="342390.13">
            <text:p>342390.13</text:p>
          </table:table-cell>
          <table:table-cell office:value-type="float" office:value="20389.19">
            <text:p>20389.19</text:p>
          </table:table-cell>
          <table:table-cell office:value-type="float" office:value="281471.75">
            <text:p>281471.75</text:p>
          </table:table-cell>
          <table:table-cell office:value-type="float" office:value="140147.78">
            <text:p>140147.78</text:p>
          </table:table-cell>
          <table:table-cell office:value-type="float" office:value="849420.42">
            <text:p>849420.42</text:p>
          </table:table-cell>
          <table:table-cell office:value-type="float" office:value="17118.17">
            <text:p>17118.17</text:p>
          </table:table-cell>
          <table:table-cell office:value-type="float" office:value="4931.84">
            <text:p>4931.84</text:p>
          </table:table-cell>
          <table:table-cell office:value-type="float" office:value="13027.26">
            <text:p>13027.26</text:p>
          </table:table-cell>
          <table:table-cell office:value-type="float" office:value="12922.02">
            <text:p>12922.02</text:p>
          </table:table-cell>
          <table:table-cell office:value-type="float" office:value="42599.69">
            <text:p>42599.69</text:p>
          </table:table-cell>
          <table:table-cell office:value-type="float" office:value="33793.8">
            <text:p>33793.8</text:p>
          </table:table-cell>
          <table:table-cell office:value-type="float" office:value="82591.02">
            <text:p>82591.02</text:p>
          </table:table-cell>
          <table:table-cell office:value-type="float" office:value="39911.74">
            <text:p>39911.74</text:p>
          </table:table-cell>
          <table:table-cell office:value-type="float" office:value="1595.34">
            <text:p>1595.34</text:p>
          </table:table-cell>
          <table:table-cell office:value-type="float" office:value="25588.82">
            <text:p>25588.82</text:p>
          </table:table-cell>
          <table:table-cell office:value-type="float" office:value="35324.15">
            <text:p>35324.15</text:p>
          </table:table-cell>
          <table:table-cell office:value-type="float" office:value="20392.82">
            <text:p>20392.82</text:p>
          </table:table-cell>
          <table:table-cell office:value-type="float" office:value="86922.3">
            <text:p>86922.3</text:p>
          </table:table-cell>
          <table:table-cell office:value-type="float" office:value="27735.84">
            <text:p>27735.84</text:p>
          </table:table-cell>
          <table:table-cell office:value-type="float" office:value="4286.36">
            <text:p>4286.36</text:p>
          </table:table-cell>
          <table:table-cell office:value-type="float" office:value="47540.32">
            <text:p>47540.32</text:p>
          </table:table-cell>
          <table:table-cell office:value-type="float" office:value="23539.16">
            <text:p>23539.16</text:p>
          </table:table-cell>
          <table:table-cell office:value-type="float" office:value="68269.02">
            <text:p>68269.02</text:p>
          </table:table-cell>
          <table:table-cell office:value-type="float" office:value="7569.52">
            <text:p>7569.52</text:p>
          </table:table-cell>
          <table:table-cell office:value-type="float" office:value="68319.78">
            <text:p>68319.78</text:p>
          </table:table-cell>
          <table:table-cell office:value-type="float" office:value="218845.32">
            <text:p>218845.32</text:p>
          </table:table-cell>
          <table:table-cell office:value-type="float" office:value="15270.04">
            <text:p>15270.04</text:p>
          </table:table-cell>
          <table:table-cell office:value-type="float" office:value="52584.65">
            <text:p>52584.65</text:p>
          </table:table-cell>
          <table:table-cell office:value-type="float" office:value="10880.7">
            <text:p>10880.7</text:p>
          </table:table-cell>
          <table:table-cell office:value-type="float" office:value="2611.1">
            <text:p>2611.1</text:p>
          </table:table-cell>
          <table:table-cell office:value-type="float" office:value="120538.62">
            <text:p>120538.62</text:p>
          </table:table-cell>
          <table:table-cell office:value-type="float" office:value="69642.76">
            <text:p>69642.76</text:p>
          </table:table-cell>
          <table:table-cell office:value-type="float" office:value="12206.66">
            <text:p>12206.66</text:p>
          </table:table-cell>
          <table:table-cell office:value-type="float" office:value="20039.17">
            <text:p>20039.17</text:p>
          </table:table-cell>
          <table:table-cell office:value-type="float" office:value="67512.39">
            <text:p>67512.39</text:p>
          </table:table-cell>
          <table:table-cell office:value-type="float" office:value="27875.79">
            <text:p>27875.79</text:p>
          </table:table-cell>
          <table:table-cell office:value-type="float" office:value="8543.64">
            <text:p>8543.64</text:p>
          </table:table-cell>
          <table:table-cell office:value-type="float" office:value="104147.31">
            <text:p>104147.31</text:p>
          </table:table-cell>
          <table:table-cell office:value-type="float" office:value="86520.59">
            <text:p>86520.59</text:p>
          </table:table-cell>
          <table:table-cell office:value-type="float" office:value="172218.89">
            <text:p>172218.89</text:p>
          </table:table-cell>
          <table:table-cell office:value-type="float" office:value="42758.54">
            <text:p>42758.54</text:p>
          </table:table-cell>
          <table:table-cell office:value-type="float" office:value="81234.51">
            <text:p>81234.51</text:p>
          </table:table-cell>
          <table:table-cell office:value-type="float" office:value="2609.93">
            <text:p>2609.93</text:p>
          </table:table-cell>
          <table:table-cell office:value-type="float" office:value="28007.57">
            <text:p>28007.57</text:p>
          </table:table-cell>
          <table:table-cell table:number-columns-repeated="974"/>
        </table:table-row>
        <table:table-row table:style-name="ro1">
          <table:table-cell office:value-type="string">
            <text:p>Montenegro</text:p>
          </table:table-cell>
          <table:table-cell office:value-type="float" office:value="7714.21">
            <text:p>7714.21</text:p>
          </table:table-cell>
          <table:table-cell office:value-type="float" office:value="755.27">
            <text:p>755.27</text:p>
          </table:table-cell>
          <table:table-cell office:value-type="float" office:value="1384.9">
            <text:p>1384.9</text:p>
          </table:table-cell>
          <table:table-cell office:value-type="float" office:value="1269.61">
            <text:p>1269.61</text:p>
          </table:table-cell>
          <table:table-cell office:value-type="float" office:value="661.8">
            <text:p>661.8</text:p>
          </table:table-cell>
          <table:table-cell office:value-type="float" office:value="2283.35">
            <text:p>2283.35</text:p>
          </table:table-cell>
          <table:table-cell office:value-type="float" office:value="215.79">
            <text:p>215.79</text:p>
          </table:table-cell>
          <table:table-cell office:value-type="float" office:value="1200.4">
            <text:p>1200.4</text:p>
          </table:table-cell>
          <table:table-cell office:value-type="float" office:value="836.51">
            <text:p>836.51</text:p>
          </table:table-cell>
          <table:table-cell office:value-type="float" office:value="4413.52">
            <text:p>4413.52</text:p>
          </table:table-cell>
          <table:table-cell office:value-type="float" office:value="70.85">
            <text:p>70.85</text:p>
          </table:table-cell>
          <table:table-cell office:value-type="float" office:value="198.22">
            <text:p>198.22</text:p>
          </table:table-cell>
          <table:table-cell office:value-type="float" office:value="130.62">
            <text:p>130.62</text:p>
          </table:table-cell>
          <table:table-cell office:value-type="float" office:value="384.18">
            <text:p>384.18</text:p>
          </table:table-cell>
          <table:table-cell office:value-type="float" office:value="335.27">
            <text:p>335.27</text:p>
          </table:table-cell>
          <table:table-cell office:value-type="float" office:value="173.49">
            <text:p>173.49</text:p>
          </table:table-cell>
          <table:table-cell office:value-type="float" office:value="541.28">
            <text:p>541.28</text:p>
          </table:table-cell>
          <table:table-cell office:value-type="float" office:value="100.77">
            <text:p>100.77</text:p>
          </table:table-cell>
          <table:table-cell office:value-type="float" office:value="9.12">
            <text:p>9.12</text:p>
          </table:table-cell>
          <table:table-cell office:value-type="float" office:value="393.53">
            <text:p>393.53</text:p>
          </table:table-cell>
          <table:table-cell office:value-type="float" office:value="458.49">
            <text:p>458.49</text:p>
          </table:table-cell>
          <table:table-cell office:value-type="float" office:value="301.05">
            <text:p>301.05</text:p>
          </table:table-cell>
          <table:table-cell office:value-type="float" office:value="416.96">
            <text:p>416.96</text:p>
          </table:table-cell>
          <table:table-cell office:value-type="float" office:value="109.84">
            <text:p>109.84</text:p>
          </table:table-cell>
          <table:table-cell office:value-type="float" office:value="31.86">
            <text:p>31.86</text:p>
          </table:table-cell>
          <table:table-cell office:value-type="float" office:value="259.24">
            <text:p>259.24</text:p>
          </table:table-cell>
          <table:table-cell office:value-type="float" office:value="189.57">
            <text:p>189.57</text:p>
          </table:table-cell>
          <table:table-cell office:value-type="float" office:value="137.16">
            <text:p>137.16</text:p>
          </table:table-cell>
          <table:table-cell office:value-type="float" office:value="96.92">
            <text:p>96.92</text:p>
          </table:table-cell>
          <table:table-cell office:value-type="float" office:value="510.77">
            <text:p>510.77</text:p>
          </table:table-cell>
          <table:table-cell office:value-type="float" office:value="1492.25">
            <text:p>1492.25</text:p>
          </table:table-cell>
          <table:table-cell office:value-type="float" office:value="62.76">
            <text:p>62.76</text:p>
          </table:table-cell>
          <table:table-cell office:value-type="float" office:value="395.87">
            <text:p>395.87</text:p>
          </table:table-cell>
          <table:table-cell office:value-type="float" office:value="46.21">
            <text:p>46.21</text:p>
          </table:table-cell>
          <table:table-cell office:value-type="float" office:value="28.24">
            <text:p>28.24</text:p>
          </table:table-cell>
          <table:table-cell office:value-type="float" office:value="405.8">
            <text:p>405.8</text:p>
          </table:table-cell>
          <table:table-cell office:value-type="float" office:value="308.51">
            <text:p>308.51</text:p>
          </table:table-cell>
          <table:table-cell office:value-type="float" office:value="33.16">
            <text:p>33.16</text:p>
          </table:table-cell>
          <table:table-cell office:value-type="float" office:value="269.23">
            <text:p>269.23</text:p>
          </table:table-cell>
          <table:table-cell office:value-type="float" office:value="224.62">
            <text:p>224.62</text:p>
          </table:table-cell>
          <table:table-cell office:value-type="float" office:value="90.88">
            <text:p>90.88</text:p>
          </table:table-cell>
          <table:table-cell office:value-type="float" office:value="4.4">
            <text:p>4.4</text:p>
          </table:table-cell>
          <table:table-cell office:value-type="float" office:value="746.12">
            <text:p>746.12</text:p>
          </table:table-cell>
          <table:table-cell office:value-type="float" office:value="310.11">
            <text:p>310.11</text:p>
          </table:table-cell>
          <table:table-cell office:value-type="float" office:value="32.89">
            <text:p>32.89</text:p>
          </table:table-cell>
          <table:table-cell office:value-type="float" office:value="115.6">
            <text:p>115.6</text:p>
          </table:table-cell>
          <table:table-cell office:value-type="float" office:value="180.07">
            <text:p>180.07</text:p>
          </table:table-cell>
          <table:table-cell office:value-type="float" office:value="1.04">
            <text:p>1.04</text:p>
          </table:table-cell>
          <table:table-cell office:value-type="float" office:value="73.99">
            <text:p>73.99</text:p>
          </table:table-cell>
          <table:table-cell table:number-columns-repeated="974"/>
        </table:table-row>
        <table:table-row table:style-name="ro1">
          <table:table-cell office:value-type="string">
            <text:p>Netherlands</text:p>
          </table:table-cell>
          <table:table-cell office:value-type="float" office:value="196261.61">
            <text:p>196261.61</text:p>
          </table:table-cell>
          <table:table-cell office:value-type="float" office:value="37210.86">
            <text:p>37210.86</text:p>
          </table:table-cell>
          <table:table-cell office:value-type="float" office:value="61814.18">
            <text:p>61814.18</text:p>
          </table:table-cell>
          <table:table-cell office:value-type="float" office:value="60989.21">
            <text:p>60989.21</text:p>
          </table:table-cell>
          <table:table-cell office:value-type="float" office:value="31521.99">
            <text:p>31521.99</text:p>
          </table:table-cell>
          <table:table-cell office:value-type="float" office:value="50756.95">
            <text:p>50756.95</text:p>
          </table:table-cell>
          <table:table-cell office:value-type="float" office:value="7091.31">
            <text:p>7091.31</text:p>
          </table:table-cell>
          <table:table-cell office:value-type="float" office:value="29942.74">
            <text:p>29942.74</text:p>
          </table:table-cell>
          <table:table-cell office:value-type="float" office:value="15138.42">
            <text:p>15138.42</text:p>
          </table:table-cell>
          <table:table-cell office:value-type="float" office:value="55116.12">
            <text:p>55116.12</text:p>
          </table:table-cell>
          <table:table-cell office:value-type="float" office:value="1545.18">
            <text:p>1545.18</text:p>
          </table:table-cell>
          <table:table-cell office:value-type="float" office:value="13512.94">
            <text:p>13512.94</text:p>
          </table:table-cell>
          <table:table-cell office:value-type="float" office:value="13829.19">
            <text:p>13829.19</text:p>
          </table:table-cell>
          <table:table-cell office:value-type="float" office:value="9355.77">
            <text:p>9355.77</text:p>
          </table:table-cell>
          <table:table-cell office:value-type="float" office:value="9625.92">
            <text:p>9625.92</text:p>
          </table:table-cell>
          <table:table-cell office:value-type="float" office:value="12233.05">
            <text:p>12233.05</text:p>
          </table:table-cell>
          <table:table-cell office:value-type="float" office:value="18114.26">
            <text:p>18114.26</text:p>
          </table:table-cell>
          <table:table-cell office:value-type="float" office:value="16069.39">
            <text:p>16069.39</text:p>
          </table:table-cell>
          <table:table-cell office:value-type="float" office:value="5264.95">
            <text:p>5264.95</text:p>
          </table:table-cell>
          <table:table-cell office:value-type="float" office:value="9764.38">
            <text:p>9764.38</text:p>
          </table:table-cell>
          <table:table-cell office:value-type="float" office:value="8771.01">
            <text:p>8771.01</text:p>
          </table:table-cell>
          <table:table-cell office:value-type="float" office:value="23494.79">
            <text:p>23494.79</text:p>
          </table:table-cell>
          <table:table-cell office:value-type="float" office:value="23031.9">
            <text:p>23031.9</text:p>
          </table:table-cell>
          <table:table-cell office:value-type="float" office:value="7777.56">
            <text:p>7777.56</text:p>
          </table:table-cell>
          <table:table-cell office:value-type="float" office:value="2540.57">
            <text:p>2540.57</text:p>
          </table:table-cell>
          <table:table-cell office:value-type="float" office:value="15253.4">
            <text:p>15253.4</text:p>
          </table:table-cell>
          <table:table-cell office:value-type="float" office:value="4606.09">
            <text:p>4606.09</text:p>
          </table:table-cell>
          <table:table-cell office:value-type="float" office:value="4583.03">
            <text:p>4583.03</text:p>
          </table:table-cell>
          <table:table-cell office:value-type="float" office:value="7725.15">
            <text:p>7725.15</text:p>
          </table:table-cell>
          <table:table-cell office:value-type="float" office:value="13726.31">
            <text:p>13726.31</text:p>
          </table:table-cell>
          <table:table-cell office:value-type="float" office:value="18159.47">
            <text:p>18159.47</text:p>
          </table:table-cell>
          <table:table-cell office:value-type="float" office:value="16596.48">
            <text:p>16596.48</text:p>
          </table:table-cell>
          <table:table-cell office:value-type="float" office:value="4342.41">
            <text:p>4342.41</text:p>
          </table:table-cell>
          <table:table-cell office:value-type="float" office:value="7058.12">
            <text:p>7058.12</text:p>
          </table:table-cell>
          <table:table-cell office:value-type="float" office:value="33.2">
            <text:p>33.2</text:p>
          </table:table-cell>
          <table:table-cell office:value-type="float" office:value="12878.94">
            <text:p>12878.94</text:p>
          </table:table-cell>
          <table:table-cell office:value-type="float" office:value="8366.3">
            <text:p>8366.3</text:p>
          </table:table-cell>
          <table:table-cell office:value-type="float" office:value="1136.56">
            <text:p>1136.56</text:p>
          </table:table-cell>
          <table:table-cell office:value-type="float" office:value="3367.32">
            <text:p>3367.32</text:p>
          </table:table-cell>
          <table:table-cell office:value-type="float" office:value="4707.76">
            <text:p>4707.76</text:p>
          </table:table-cell>
          <table:table-cell office:value-type="float" office:value="4024.15">
            <text:p>4024.15</text:p>
          </table:table-cell>
          <table:table-cell office:value-type="float" office:value="122.05">
            <text:p>122.05</text:p>
          </table:table-cell>
          <table:table-cell office:value-type="float" office:value="11030.75">
            <text:p>11030.75</text:p>
          </table:table-cell>
          <table:table-cell office:value-type="float" office:value="10033.43">
            <text:p>10033.43</text:p>
          </table:table-cell>
          <table:table-cell office:value-type="float" office:value="725.24">
            <text:p>725.24</text:p>
          </table:table-cell>
          <table:table-cell office:value-type="float" office:value="3797.51">
            <text:p>3797.51</text:p>
          </table:table-cell>
          <table:table-cell office:value-type="float" office:value="738.96">
            <text:p>738.96</text:p>
          </table:table-cell>
          <table:table-cell/>
          <table:table-cell office:value-type="float" office:value="705.51">
            <text:p>705.51</text:p>
          </table:table-cell>
          <table:table-cell table:number-columns-repeated="974"/>
        </table:table-row>
        <table:table-row table:style-name="ro1">
          <table:table-cell office:value-type="string">
            <text:p>New Zealand</text:p>
          </table:table-cell>
          <table:table-cell office:value-type="float" office:value="53622.92">
            <text:p>53622.92</text:p>
          </table:table-cell>
          <table:table-cell office:value-type="float" office:value="11841.08">
            <text:p>11841.08</text:p>
          </table:table-cell>
          <table:table-cell office:value-type="float" office:value="18364.97">
            <text:p>18364.97</text:p>
          </table:table-cell>
          <table:table-cell office:value-type="float" office:value="10137.59">
            <text:p>10137.59</text:p>
          </table:table-cell>
          <table:table-cell office:value-type="float" office:value="6250.04">
            <text:p>6250.04</text:p>
          </table:table-cell>
          <table:table-cell office:value-type="float" office:value="9679.67">
            <text:p>9679.67</text:p>
          </table:table-cell>
          <table:table-cell office:value-type="float" office:value="2595.43">
            <text:p>2595.43</text:p>
          </table:table-cell>
          <table:table-cell office:value-type="float" office:value="9652.57">
            <text:p>9652.57</text:p>
          </table:table-cell>
          <table:table-cell office:value-type="float" office:value="6406.48">
            <text:p>6406.48</text:p>
          </table:table-cell>
          <table:table-cell office:value-type="float" office:value="18646.45">
            <text:p>18646.45</text:p>
          </table:table-cell>
          <table:table-cell office:value-type="float" office:value="1140.55">
            <text:p>1140.55</text:p>
          </table:table-cell>
          <table:table-cell office:value-type="float" office:value="1020.66">
            <text:p>1020.66</text:p>
          </table:table-cell>
          <table:table-cell office:value-type="float" office:value="4960.08">
            <text:p>4960.08</text:p>
          </table:table-cell>
          <table:table-cell office:value-type="float" office:value="3403.6">
            <text:p>3403.6</text:p>
          </table:table-cell>
          <table:table-cell office:value-type="float" office:value="2924.78">
            <text:p>2924.78</text:p>
          </table:table-cell>
          <table:table-cell office:value-type="float" office:value="4185.74">
            <text:p>4185.74</text:p>
          </table:table-cell>
          <table:table-cell office:value-type="float" office:value="6641.1">
            <text:p>6641.1</text:p>
          </table:table-cell>
          <table:table-cell office:value-type="float" office:value="3321.01">
            <text:p>3321.01</text:p>
          </table:table-cell>
          <table:table-cell office:value-type="float" office:value="956.21">
            <text:p>956.21</text:p>
          </table:table-cell>
          <table:table-cell office:value-type="float" office:value="3113.47">
            <text:p>3113.47</text:p>
          </table:table-cell>
          <table:table-cell office:value-type="float" office:value="1674.34">
            <text:p>1674.34</text:p>
          </table:table-cell>
          <table:table-cell office:value-type="float" office:value="895.1">
            <text:p>895.1</text:p>
          </table:table-cell>
          <table:table-cell office:value-type="float" office:value="5344.36">
            <text:p>5344.36</text:p>
          </table:table-cell>
          <table:table-cell office:value-type="float" office:value="2116.54">
            <text:p>2116.54</text:p>
          </table:table-cell>
          <table:table-cell office:value-type="float" office:value="473.18">
            <text:p>473.18</text:p>
          </table:table-cell>
          <table:table-cell office:value-type="float" office:value="1970.59">
            <text:p>1970.59</text:p>
          </table:table-cell>
          <table:table-cell office:value-type="float" office:value="2769.92">
            <text:p>2769.92</text:p>
          </table:table-cell>
          <table:table-cell office:value-type="float" office:value="1238.83">
            <text:p>1238.83</text:p>
          </table:table-cell>
          <table:table-cell office:value-type="float" office:value="272.42">
            <text:p>272.42</text:p>
          </table:table-cell>
          <table:table-cell office:value-type="float" office:value="2084.17">
            <text:p>2084.17</text:p>
          </table:table-cell>
          <table:table-cell office:value-type="float" office:value="3116.12">
            <text:p>3116.12</text:p>
          </table:table-cell>
          <table:table-cell office:value-type="float" office:value="3490.22">
            <text:p>3490.22</text:p>
          </table:table-cell>
          <table:table-cell office:value-type="float" office:value="1231.42">
            <text:p>1231.42</text:p>
          </table:table-cell>
          <table:table-cell office:value-type="float" office:value="2116.65">
            <text:p>2116.65</text:p>
          </table:table-cell>
          <table:table-cell office:value-type="float" office:value="502.45">
            <text:p>502.45</text:p>
          </table:table-cell>
          <table:table-cell office:value-type="float" office:value="4256.79">
            <text:p>4256.79</text:p>
          </table:table-cell>
          <table:table-cell office:value-type="float" office:value="2098.6">
            <text:p>2098.6</text:p>
          </table:table-cell>
          <table:table-cell office:value-type="float" office:value="506.92">
            <text:p>506.92</text:p>
          </table:table-cell>
          <table:table-cell office:value-type="float" office:value="1580.67">
            <text:p>1580.67</text:p>
          </table:table-cell>
          <table:table-cell office:value-type="float" office:value="1279.96">
            <text:p>1279.96</text:p>
          </table:table-cell>
          <table:table-cell office:value-type="float" office:value="2118">
            <text:p>2118</text:p>
          </table:table-cell>
          <table:table-cell office:value-type="float" office:value="205.32">
            <text:p>205.32</text:p>
          </table:table-cell>
          <table:table-cell office:value-type="float" office:value="4014.82">
            <text:p>4014.82</text:p>
          </table:table-cell>
          <table:table-cell office:value-type="float" office:value="2155.82">
            <text:p>2155.82</text:p>
          </table:table-cell>
          <table:table-cell office:value-type="float" office:value="1064.82">
            <text:p>1064.82</text:p>
          </table:table-cell>
          <table:table-cell office:value-type="float" office:value="1184.17">
            <text:p>1184.17</text:p>
          </table:table-cell>
          <table:table-cell office:value-type="float" office:value="726.23">
            <text:p>726.23</text:p>
          </table:table-cell>
          <table:table-cell/>
          <table:table-cell office:value-type="float" office:value="249.22">
            <text:p>249.22</text:p>
          </table:table-cell>
          <table:table-cell table:number-columns-repeated="974"/>
        </table:table-row>
        <table:table-row table:style-name="ro1">
          <table:table-cell office:value-type="string">
            <text:p>Norway</text:p>
          </table:table-cell>
          <table:table-cell office:value-type="float" office:value="59431.62">
            <text:p>59431.62</text:p>
          </table:table-cell>
          <table:table-cell office:value-type="float" office:value="8223.51">
            <text:p>8223.51</text:p>
          </table:table-cell>
          <table:table-cell office:value-type="float" office:value="29030.3">
            <text:p>29030.3</text:p>
          </table:table-cell>
          <table:table-cell office:value-type="float" office:value="10915.51">
            <text:p>10915.51</text:p>
          </table:table-cell>
          <table:table-cell office:value-type="float" office:value="6110.99">
            <text:p>6110.99</text:p>
          </table:table-cell>
          <table:table-cell office:value-type="float" office:value="16046.5">
            <text:p>16046.5</text:p>
          </table:table-cell>
          <table:table-cell office:value-type="float" office:value="2135.55">
            <text:p>2135.55</text:p>
          </table:table-cell>
          <table:table-cell office:value-type="float" office:value="10233.56">
            <text:p>10233.56</text:p>
          </table:table-cell>
          <table:table-cell office:value-type="float" office:value="4637.85">
            <text:p>4637.85</text:p>
          </table:table-cell>
          <table:table-cell office:value-type="float" office:value="16772.95">
            <text:p>16772.95</text:p>
          </table:table-cell>
          <table:table-cell office:value-type="float" office:value="323.16">
            <text:p>323.16</text:p>
          </table:table-cell>
          <table:table-cell office:value-type="float" office:value="2412.57">
            <text:p>2412.57</text:p>
          </table:table-cell>
          <table:table-cell office:value-type="float" office:value="4963.05">
            <text:p>4963.05</text:p>
          </table:table-cell>
          <table:table-cell office:value-type="float" office:value="501.8">
            <text:p>501.8</text:p>
          </table:table-cell>
          <table:table-cell office:value-type="float" office:value="5565.2">
            <text:p>5565.2</text:p>
          </table:table-cell>
          <table:table-cell office:value-type="float" office:value="7539.1">
            <text:p>7539.1</text:p>
          </table:table-cell>
          <table:table-cell office:value-type="float" office:value="10781.31">
            <text:p>10781.31</text:p>
          </table:table-cell>
          <table:table-cell office:value-type="float" office:value="4240.31">
            <text:p>4240.31</text:p>
          </table:table-cell>
          <table:table-cell office:value-type="float" office:value="1333.56">
            <text:p>1333.56</text:p>
          </table:table-cell>
          <table:table-cell office:value-type="float" office:value="4209.17">
            <text:p>4209.17</text:p>
          </table:table-cell>
          <table:table-cell office:value-type="float" office:value="1149.14">
            <text:p>1149.14</text:p>
          </table:table-cell>
          <table:table-cell office:value-type="float" office:value="3304.86">
            <text:p>3304.86</text:p>
          </table:table-cell>
          <table:table-cell office:value-type="float" office:value="4008.58">
            <text:p>4008.58</text:p>
          </table:table-cell>
          <table:table-cell office:value-type="float" office:value="1595.8">
            <text:p>1595.8</text:p>
          </table:table-cell>
          <table:table-cell office:value-type="float" office:value="1179.4">
            <text:p>1179.4</text:p>
          </table:table-cell>
          <table:table-cell office:value-type="float" office:value="1187.05">
            <text:p>1187.05</text:p>
          </table:table-cell>
          <table:table-cell office:value-type="float" office:value="1568.34">
            <text:p>1568.34</text:p>
          </table:table-cell>
          <table:table-cell office:value-type="float" office:value="854.6">
            <text:p>854.6</text:p>
          </table:table-cell>
          <table:table-cell office:value-type="float" office:value="760.56">
            <text:p>760.56</text:p>
          </table:table-cell>
          <table:table-cell office:value-type="float" office:value="3717.62">
            <text:p>3717.62</text:p>
          </table:table-cell>
          <table:table-cell office:value-type="float" office:value="7318.74">
            <text:p>7318.74</text:p>
          </table:table-cell>
          <table:table-cell office:value-type="float" office:value="4509.67">
            <text:p>4509.67</text:p>
          </table:table-cell>
          <table:table-cell office:value-type="float" office:value="1278.03">
            <text:p>1278.03</text:p>
          </table:table-cell>
          <table:table-cell office:value-type="float" office:value="1454.71">
            <text:p>1454.71</text:p>
          </table:table-cell>
          <table:table-cell office:value-type="float" office:value="615.02">
            <text:p>615.02</text:p>
          </table:table-cell>
          <table:table-cell office:value-type="float" office:value="4422.29">
            <text:p>4422.29</text:p>
          </table:table-cell>
          <table:table-cell office:value-type="float" office:value="2931.45">
            <text:p>2931.45</text:p>
          </table:table-cell>
          <table:table-cell office:value-type="float" office:value="386.22">
            <text:p>386.22</text:p>
          </table:table-cell>
          <table:table-cell office:value-type="float" office:value="1863.39">
            <text:p>1863.39</text:p>
          </table:table-cell>
          <table:table-cell office:value-type="float" office:value="616.08">
            <text:p>616.08</text:p>
          </table:table-cell>
          <table:table-cell office:value-type="float" office:value="635.23">
            <text:p>635.23</text:p>
          </table:table-cell>
          <table:table-cell office:value-type="float" office:value="205.06">
            <text:p>205.06</text:p>
          </table:table-cell>
          <table:table-cell office:value-type="float" office:value="3755.34">
            <text:p>3755.34</text:p>
          </table:table-cell>
          <table:table-cell office:value-type="float" office:value="1917.19">
            <text:p>1917.19</text:p>
          </table:table-cell>
          <table:table-cell office:value-type="float" office:value="202.29">
            <text:p>202.29</text:p>
          </table:table-cell>
          <table:table-cell office:value-type="float" office:value="1375.59">
            <text:p>1375.59</text:p>
          </table:table-cell>
          <table:table-cell office:value-type="float" office:value="393.53">
            <text:p>393.53</text:p>
          </table:table-cell>
          <table:table-cell/>
          <table:table-cell office:value-type="float" office:value="320.58">
            <text:p>320.58</text:p>
          </table:table-cell>
          <table:table-cell table:number-columns-repeated="974"/>
        </table:table-row>
        <table:table-row table:style-name="ro1">
          <table:table-cell office:value-type="string">
            <text:p>Peru</text:p>
          </table:table-cell>
          <table:table-cell office:value-type="float" office:value="419944.7">
            <text:p>419944.7</text:p>
          </table:table-cell>
          <table:table-cell office:value-type="float" office:value="5936.43">
            <text:p>5936.43</text:p>
          </table:table-cell>
          <table:table-cell office:value-type="float" office:value="70056.27">
            <text:p>70056.27</text:p>
          </table:table-cell>
          <table:table-cell office:value-type="float" office:value="21616.88">
            <text:p>21616.88</text:p>
          </table:table-cell>
          <table:table-cell office:value-type="float" office:value="24057.24">
            <text:p>24057.24</text:p>
          </table:table-cell>
          <table:table-cell office:value-type="float" office:value="136204.07">
            <text:p>136204.07</text:p>
          </table:table-cell>
          <table:table-cell office:value-type="float" office:value="40506.24">
            <text:p>40506.24</text:p>
          </table:table-cell>
          <table:table-cell office:value-type="float" office:value="76827.44">
            <text:p>76827.44</text:p>
          </table:table-cell>
          <table:table-cell office:value-type="float" office:value="48468.55">
            <text:p>48468.55</text:p>
          </table:table-cell>
          <table:table-cell office:value-type="float" office:value="258262.49">
            <text:p>258262.49</text:p>
          </table:table-cell>
          <table:table-cell office:value-type="float" office:value="1447.28">
            <text:p>1447.28</text:p>
          </table:table-cell>
          <table:table-cell office:value-type="float" office:value="66.8">
            <text:p>66.8</text:p>
          </table:table-cell>
          <table:table-cell office:value-type="float" office:value="1395.97">
            <text:p>1395.97</text:p>
          </table:table-cell>
          <table:table-cell office:value-type="float" office:value="3026.38">
            <text:p>3026.38</text:p>
          </table:table-cell>
          <table:table-cell office:value-type="float" office:value="20899.79">
            <text:p>20899.79</text:p>
          </table:table-cell>
          <table:table-cell office:value-type="float" office:value="9363.27">
            <text:p>9363.27</text:p>
          </table:table-cell>
          <table:table-cell office:value-type="float" office:value="32116.38">
            <text:p>32116.38</text:p>
          </table:table-cell>
          <table:table-cell office:value-type="float" office:value="9215.75">
            <text:p>9215.75</text:p>
          </table:table-cell>
          <table:table-cell office:value-type="float" office:value="1299.27">
            <text:p>1299.27</text:p>
          </table:table-cell>
          <table:table-cell office:value-type="float" office:value="6672.2">
            <text:p>6672.2</text:p>
          </table:table-cell>
          <table:table-cell office:value-type="float" office:value="6962.03">
            <text:p>6962.03</text:p>
          </table:table-cell>
          <table:table-cell office:value-type="float" office:value="5781.12">
            <text:p>5781.12</text:p>
          </table:table-cell>
          <table:table-cell office:value-type="float" office:value="6156.96">
            <text:p>6156.96</text:p>
          </table:table-cell>
          <table:table-cell office:value-type="float" office:value="2482.66">
            <text:p>2482.66</text:p>
          </table:table-cell>
          <table:table-cell office:value-type="float" office:value="684.42">
            <text:p>684.42</text:p>
          </table:table-cell>
          <table:table-cell office:value-type="float" office:value="7738.79">
            <text:p>7738.79</text:p>
          </table:table-cell>
          <table:table-cell office:value-type="float" office:value="5359.25">
            <text:p>5359.25</text:p>
          </table:table-cell>
          <table:table-cell office:value-type="float" office:value="3796.88">
            <text:p>3796.88</text:p>
          </table:table-cell>
          <table:table-cell office:value-type="float" office:value="7797.43">
            <text:p>7797.43</text:p>
          </table:table-cell>
          <table:table-cell office:value-type="float" office:value="31983.29">
            <text:p>31983.29</text:p>
          </table:table-cell>
          <table:table-cell office:value-type="float" office:value="92071.23">
            <text:p>92071.23</text:p>
          </table:table-cell>
          <table:table-cell office:value-type="float" office:value="7927.5">
            <text:p>7927.5</text:p>
          </table:table-cell>
          <table:table-cell office:value-type="float" office:value="12164.94">
            <text:p>12164.94</text:p>
          </table:table-cell>
          <table:table-cell office:value-type="float" office:value="1548.44">
            <text:p>1548.44</text:p>
          </table:table-cell>
          <table:table-cell office:value-type="float" office:value="1020.79">
            <text:p>1020.79</text:p>
          </table:table-cell>
          <table:table-cell office:value-type="float" office:value="32217.15">
            <text:p>32217.15</text:p>
          </table:table-cell>
          <table:table-cell office:value-type="float" office:value="12239.08">
            <text:p>12239.08</text:p>
          </table:table-cell>
          <table:table-cell office:value-type="float" office:value="7500.04">
            <text:p>7500.04</text:p>
          </table:table-cell>
          <table:table-cell office:value-type="float" office:value="4058.01">
            <text:p>4058.01</text:p>
          </table:table-cell>
          <table:table-cell office:value-type="float" office:value="23850.28">
            <text:p>23850.28</text:p>
          </table:table-cell>
          <table:table-cell office:value-type="float" office:value="5693.13">
            <text:p>5693.13</text:p>
          </table:table-cell>
          <table:table-cell/>
          <table:table-cell office:value-type="float" office:value="42775.43">
            <text:p>42775.43</text:p>
          </table:table-cell>
          <table:table-cell office:value-type="float" office:value="16952.36">
            <text:p>16952.36</text:p>
          </table:table-cell>
          <table:table-cell office:value-type="float" office:value="108321.06">
            <text:p>108321.06</text:p>
          </table:table-cell>
          <table:table-cell office:value-type="float" office:value="14676.85">
            <text:p>14676.85</text:p>
          </table:table-cell>
          <table:table-cell office:value-type="float" office:value="34761.27">
            <text:p>34761.27</text:p>
          </table:table-cell>
          <table:table-cell office:value-type="float" office:value="4060.39">
            <text:p>4060.39</text:p>
          </table:table-cell>
          <table:table-cell office:value-type="float" office:value="4387.22">
            <text:p>4387.22</text:p>
          </table:table-cell>
          <table:table-cell table:number-columns-repeated="974"/>
        </table:table-row>
        <table:table-row table:style-name="ro1">
          <table:table-cell office:value-type="string">
            <text:p>Poland</text:p>
          </table:table-cell>
          <table:table-cell office:value-type="float" office:value="379544.67">
            <text:p>379544.67</text:p>
          </table:table-cell>
          <table:table-cell office:value-type="float" office:value="53198.28">
            <text:p>53198.28</text:p>
          </table:table-cell>
          <table:table-cell office:value-type="float" office:value="74263.68">
            <text:p>74263.68</text:p>
          </table:table-cell>
          <table:table-cell office:value-type="float" office:value="68025.72">
            <text:p>68025.72</text:p>
          </table:table-cell>
          <table:table-cell office:value-type="float" office:value="22351.6">
            <text:p>22351.6</text:p>
          </table:table-cell>
          <table:table-cell office:value-type="float" office:value="98199.42">
            <text:p>98199.42</text:p>
          </table:table-cell>
          <table:table-cell office:value-type="float" office:value="47388.26">
            <text:p>47388.26</text:p>
          </table:table-cell>
          <table:table-cell office:value-type="float" office:value="123483.59">
            <text:p>123483.59</text:p>
          </table:table-cell>
          <table:table-cell office:value-type="float" office:value="66708.88">
            <text:p>66708.88</text:p>
          </table:table-cell>
          <table:table-cell office:value-type="float" office:value="108124.23">
            <text:p>108124.23</text:p>
          </table:table-cell>
          <table:table-cell office:value-type="float" office:value="4861.97">
            <text:p>4861.97</text:p>
          </table:table-cell>
          <table:table-cell office:value-type="float" office:value="14487.14">
            <text:p>14487.14</text:p>
          </table:table-cell>
          <table:table-cell office:value-type="float" office:value="28742.28">
            <text:p>28742.28</text:p>
          </table:table-cell>
          <table:table-cell office:value-type="float" office:value="7303.14">
            <text:p>7303.14</text:p>
          </table:table-cell>
          <table:table-cell office:value-type="float" office:value="11204.74">
            <text:p>11204.74</text:p>
          </table:table-cell>
          <table:table-cell office:value-type="float" office:value="14253.07">
            <text:p>14253.07</text:p>
          </table:table-cell>
          <table:table-cell office:value-type="float" office:value="31970.34">
            <text:p>31970.34</text:p>
          </table:table-cell>
          <table:table-cell office:value-type="float" office:value="17222.87">
            <text:p>17222.87</text:p>
          </table:table-cell>
          <table:table-cell office:value-type="float" office:value="2019.85">
            <text:p>2019.85</text:p>
          </table:table-cell>
          <table:table-cell office:value-type="float" office:value="8844.35">
            <text:p>8844.35</text:p>
          </table:table-cell>
          <table:table-cell office:value-type="float" office:value="17253.37">
            <text:p>17253.37</text:p>
          </table:table-cell>
          <table:table-cell office:value-type="float" office:value="14912.42">
            <text:p>14912.42</text:p>
          </table:table-cell>
          <table:table-cell office:value-type="float" office:value="33752.68">
            <text:p>33752.68</text:p>
          </table:table-cell>
          <table:table-cell office:value-type="float" office:value="4005.39">
            <text:p>4005.39</text:p>
          </table:table-cell>
          <table:table-cell office:value-type="float" office:value="1870.29">
            <text:p>1870.29</text:p>
          </table:table-cell>
          <table:table-cell office:value-type="float" office:value="4730.67">
            <text:p>4730.67</text:p>
          </table:table-cell>
          <table:table-cell office:value-type="float" office:value="4091.23">
            <text:p>4091.23</text:p>
          </table:table-cell>
          <table:table-cell office:value-type="float" office:value="7543.83">
            <text:p>7543.83</text:p>
          </table:table-cell>
          <table:table-cell office:value-type="float" office:value="3779.35">
            <text:p>3779.35</text:p>
          </table:table-cell>
          <table:table-cell office:value-type="float" office:value="19576.44">
            <text:p>19576.44</text:p>
          </table:table-cell>
          <table:table-cell office:value-type="float" office:value="57266.7">
            <text:p>57266.7</text:p>
          </table:table-cell>
          <table:table-cell office:value-type="float" office:value="9898">
            <text:p>9898</text:p>
          </table:table-cell>
          <table:table-cell office:value-type="float" office:value="15266.04">
            <text:p>15266.04</text:p>
          </table:table-cell>
          <table:table-cell office:value-type="float" office:value="46210.33">
            <text:p>46210.33</text:p>
          </table:table-cell>
          <table:table-cell office:value-type="float" office:value="1252.09">
            <text:p>1252.09</text:p>
          </table:table-cell>
          <table:table-cell office:value-type="float" office:value="49438.9">
            <text:p>49438.9</text:p>
          </table:table-cell>
          <table:table-cell office:value-type="float" office:value="35890.88">
            <text:p>35890.88</text:p>
          </table:table-cell>
          <table:table-cell office:value-type="float" office:value="3324.46">
            <text:p>3324.46</text:p>
          </table:table-cell>
          <table:table-cell office:value-type="float" office:value="8614.07">
            <text:p>8614.07</text:p>
          </table:table-cell>
          <table:table-cell office:value-type="float" office:value="37394.71">
            <text:p>37394.71</text:p>
          </table:table-cell>
          <table:table-cell office:value-type="float" office:value="25302.48">
            <text:p>25302.48</text:p>
          </table:table-cell>
          <table:table-cell office:value-type="float" office:value="4627.3">
            <text:p>4627.3</text:p>
          </table:table-cell>
          <table:table-cell office:value-type="float" office:value="38955.65">
            <text:p>38955.65</text:p>
          </table:table-cell>
          <table:table-cell office:value-type="float" office:value="19934.3">
            <text:p>19934.3</text:p>
          </table:table-cell>
          <table:table-cell office:value-type="float" office:value="1454.37">
            <text:p>1454.37</text:p>
          </table:table-cell>
          <table:table-cell office:value-type="float" office:value="3942.8">
            <text:p>3942.8</text:p>
          </table:table-cell>
          <table:table-cell office:value-type="float" office:value="5318.22">
            <text:p>5318.22</text:p>
          </table:table-cell>
          <table:table-cell office:value-type="float" office:value="121.44">
            <text:p>121.44</text:p>
          </table:table-cell>
          <table:table-cell office:value-type="float" office:value="1579.03">
            <text:p>1579.03</text:p>
          </table:table-cell>
          <table:table-cell table:number-columns-repeated="974"/>
        </table:table-row>
        <table:table-row table:style-name="ro1">
          <table:table-cell office:value-type="string">
            <text:p>Portugal</text:p>
          </table:table-cell>
          <table:table-cell office:value-type="float" office:value="96034.23">
            <text:p>96034.23</text:p>
          </table:table-cell>
          <table:table-cell office:value-type="float" office:value="9675.57">
            <text:p>9675.57</text:p>
          </table:table-cell>
          <table:table-cell office:value-type="float" office:value="17078.88">
            <text:p>17078.88</text:p>
          </table:table-cell>
          <table:table-cell office:value-type="float" office:value="12130.35">
            <text:p>12130.35</text:p>
          </table:table-cell>
          <table:table-cell office:value-type="float" office:value="10608.34">
            <text:p>10608.34</text:p>
          </table:table-cell>
          <table:table-cell office:value-type="float" office:value="29327.91">
            <text:p>29327.91</text:p>
          </table:table-cell>
          <table:table-cell office:value-type="float" office:value="1771.62">
            <text:p>1771.62</text:p>
          </table:table-cell>
          <table:table-cell office:value-type="float" office:value="26081.48">
            <text:p>26081.48</text:p>
          </table:table-cell>
          <table:table-cell office:value-type="float" office:value="16939.91">
            <text:p>16939.91</text:p>
          </table:table-cell>
          <table:table-cell office:value-type="float" office:value="39741.38">
            <text:p>39741.38</text:p>
          </table:table-cell>
          <table:table-cell office:value-type="float" office:value="622.49">
            <text:p>622.49</text:p>
          </table:table-cell>
          <table:table-cell office:value-type="float" office:value="1758.3">
            <text:p>1758.3</text:p>
          </table:table-cell>
          <table:table-cell office:value-type="float" office:value="2764.65">
            <text:p>2764.65</text:p>
          </table:table-cell>
          <table:table-cell office:value-type="float" office:value="4850.75">
            <text:p>4850.75</text:p>
          </table:table-cell>
          <table:table-cell office:value-type="float" office:value="3863.52">
            <text:p>3863.52</text:p>
          </table:table-cell>
          <table:table-cell office:value-type="float" office:value="3015.82">
            <text:p>3015.82</text:p>
          </table:table-cell>
          <table:table-cell office:value-type="float" office:value="8311.33">
            <text:p>8311.33</text:p>
          </table:table-cell>
          <table:table-cell office:value-type="float" office:value="1868.31">
            <text:p>1868.31</text:p>
          </table:table-cell>
          <table:table-cell office:value-type="float" office:value="426.15">
            <text:p>426.15</text:p>
          </table:table-cell>
          <table:table-cell office:value-type="float" office:value="3062.51">
            <text:p>3062.51</text:p>
          </table:table-cell>
          <table:table-cell office:value-type="float" office:value="3883.58">
            <text:p>3883.58</text:p>
          </table:table-cell>
          <table:table-cell office:value-type="float" office:value="1266.75">
            <text:p>1266.75</text:p>
          </table:table-cell>
          <table:table-cell office:value-type="float" office:value="5064.65">
            <text:p>5064.65</text:p>
          </table:table-cell>
          <table:table-cell office:value-type="float" office:value="1361.47">
            <text:p>1361.47</text:p>
          </table:table-cell>
          <table:table-cell office:value-type="float" office:value="844.15">
            <text:p>844.15</text:p>
          </table:table-cell>
          <table:table-cell office:value-type="float" office:value="4834.16">
            <text:p>4834.16</text:p>
          </table:table-cell>
          <table:table-cell office:value-type="float" office:value="2821.48">
            <text:p>2821.48</text:p>
          </table:table-cell>
          <table:table-cell office:value-type="float" office:value="2800.82">
            <text:p>2800.82</text:p>
          </table:table-cell>
          <table:table-cell office:value-type="float" office:value="435.11">
            <text:p>435.11</text:p>
          </table:table-cell>
          <table:table-cell office:value-type="float" office:value="7481.2">
            <text:p>7481.2</text:p>
          </table:table-cell>
          <table:table-cell office:value-type="float" office:value="11435.49">
            <text:p>11435.49</text:p>
          </table:table-cell>
          <table:table-cell office:value-type="float" office:value="7993.45">
            <text:p>7993.45</text:p>
          </table:table-cell>
          <table:table-cell office:value-type="float" office:value="4239.12">
            <text:p>4239.12</text:p>
          </table:table-cell>
          <table:table-cell office:value-type="float" office:value="806.33">
            <text:p>806.33</text:p>
          </table:table-cell>
          <table:table-cell office:value-type="float" office:value="583.44">
            <text:p>583.44</text:p>
          </table:table-cell>
          <table:table-cell office:value-type="float" office:value="11388.81">
            <text:p>11388.81</text:p>
          </table:table-cell>
          <table:table-cell office:value-type="float" office:value="5264.66">
            <text:p>5264.66</text:p>
          </table:table-cell>
          <table:table-cell office:value-type="float" office:value="1482.26">
            <text:p>1482.26</text:p>
          </table:table-cell>
          <table:table-cell office:value-type="float" office:value="2909.9">
            <text:p>2909.9</text:p>
          </table:table-cell>
          <table:table-cell office:value-type="float" office:value="7029.53">
            <text:p>7029.53</text:p>
          </table:table-cell>
          <table:table-cell office:value-type="float" office:value="9341.08">
            <text:p>9341.08</text:p>
          </table:table-cell>
          <table:table-cell office:value-type="float" office:value="361.26">
            <text:p>361.26</text:p>
          </table:table-cell>
          <table:table-cell office:value-type="float" office:value="7725.16">
            <text:p>7725.16</text:p>
          </table:table-cell>
          <table:table-cell office:value-type="float" office:value="10454.75">
            <text:p>10454.75</text:p>
          </table:table-cell>
          <table:table-cell office:value-type="float" office:value="2859.74">
            <text:p>2859.74</text:p>
          </table:table-cell>
          <table:table-cell office:value-type="float" office:value="4726.48">
            <text:p>4726.48</text:p>
          </table:table-cell>
          <table:table-cell office:value-type="float" office:value="2320.82">
            <text:p>2320.82</text:p>
          </table:table-cell>
          <table:table-cell office:value-type="float" office:value="173.98">
            <text:p>173.98</text:p>
          </table:table-cell>
          <table:table-cell office:value-type="float" office:value="2276.19">
            <text:p>2276.19</text:p>
          </table:table-cell>
          <table:table-cell table:number-columns-repeated="974"/>
        </table:table-row>
        <table:table-row table:style-name="ro1">
          <table:table-cell office:value-type="string">
            <text:p>Qatar</text:p>
          </table:table-cell>
          <table:table-cell office:value-type="float" office:value="11002.67">
            <text:p>11002.67</text:p>
          </table:table-cell>
          <table:table-cell office:value-type="float" office:value="2117.38">
            <text:p>2117.38</text:p>
          </table:table-cell>
          <table:table-cell office:value-type="float" office:value="4550.69">
            <text:p>4550.69</text:p>
          </table:table-cell>
          <table:table-cell office:value-type="float" office:value="2455.6">
            <text:p>2455.6</text:p>
          </table:table-cell>
          <table:table-cell office:value-type="float" office:value="1533.93">
            <text:p>1533.93</text:p>
          </table:table-cell>
          <table:table-cell office:value-type="float" office:value="787.99">
            <text:p>787.99</text:p>
          </table:table-cell>
          <table:table-cell office:value-type="float" office:value="8.01">
            <text:p>8.01</text:p>
          </table:table-cell>
          <table:table-cell office:value-type="float" office:value="87.42">
            <text:p>87.42</text:p>
          </table:table-cell>
          <table:table-cell office:value-type="float" office:value="64.37">
            <text:p>64.37</text:p>
          </table:table-cell>
          <table:table-cell office:value-type="float" office:value="6858.6">
            <text:p>6858.6</text:p>
          </table:table-cell>
          <table:table-cell office:value-type="float" office:value="701.14">
            <text:p>701.14</text:p>
          </table:table-cell>
          <table:table-cell office:value-type="float" office:value="720.35">
            <text:p>720.35</text:p>
          </table:table-cell>
          <table:table-cell office:value-type="float" office:value="263.01">
            <text:p>263.01</text:p>
          </table:table-cell>
          <table:table-cell office:value-type="float" office:value="46.12">
            <text:p>46.12</text:p>
          </table:table-cell>
          <table:table-cell office:value-type="float" office:value="1521.77">
            <text:p>1521.77</text:p>
          </table:table-cell>
          <table:table-cell office:value-type="float" office:value="667.84">
            <text:p>667.84</text:p>
          </table:table-cell>
          <table:table-cell office:value-type="float" office:value="2139.84">
            <text:p>2139.84</text:p>
          </table:table-cell>
          <table:table-cell office:value-type="float" office:value="469.84">
            <text:p>469.84</text:p>
          </table:table-cell>
          <table:table-cell office:value-type="float" office:value="99.35">
            <text:p>99.35</text:p>
          </table:table-cell>
          <table:table-cell office:value-type="float" office:value="457.3">
            <text:p>457.3</text:p>
          </table:table-cell>
          <table:table-cell office:value-type="float" office:value="1081.32">
            <text:p>1081.32</text:p>
          </table:table-cell>
          <table:table-cell office:value-type="float" office:value="137.52">
            <text:p>137.52</text:p>
          </table:table-cell>
          <table:table-cell office:value-type="float" office:value="1122.23">
            <text:p>1122.23</text:p>
          </table:table-cell>
          <table:table-cell office:value-type="float" office:value="119.5">
            <text:p>119.5</text:p>
          </table:table-cell>
          <table:table-cell office:value-type="float" office:value="36.19">
            <text:p>36.19</text:p>
          </table:table-cell>
          <table:table-cell office:value-type="float" office:value="1378.74">
            <text:p>1378.74</text:p>
          </table:table-cell>
          <table:table-cell office:value-type="float" office:value="115.76">
            <text:p>115.76</text:p>
          </table:table-cell>
          <table:table-cell office:value-type="float" office:value="14.12">
            <text:p>14.12</text:p>
          </table:table-cell>
          <table:table-cell office:value-type="float" office:value="38.34">
            <text:p>38.34</text:p>
          </table:table-cell>
          <table:table-cell office:value-type="float" office:value="137.61">
            <text:p>137.61</text:p>
          </table:table-cell>
          <table:table-cell office:value-type="float" office:value="29.11">
            <text:p>29.11</text:p>
          </table:table-cell>
          <table:table-cell office:value-type="float" office:value="71.23">
            <text:p>71.23</text:p>
          </table:table-cell>
          <table:table-cell office:value-type="float" office:value="553.97">
            <text:p>553.97</text:p>
          </table:table-cell>
          <table:table-cell office:value-type="float" office:value="7.01">
            <text:p>7.01</text:p>
          </table:table-cell>
          <table:table-cell office:value-type="float" office:value="1">
            <text:p>1</text:p>
          </table:table-cell>
          <table:table-cell office:value-type="float" office:value="12.13">
            <text:p>12.13</text:p>
          </table:table-cell>
          <table:table-cell office:value-type="float" office:value="36.16">
            <text:p>36.16</text:p>
          </table:table-cell>
          <table:table-cell office:value-type="float" office:value="7.05">
            <text:p>7.05</text:p>
          </table:table-cell>
          <table:table-cell office:value-type="float" office:value="19.06">
            <text:p>19.06</text:p>
          </table:table-cell>
          <table:table-cell office:value-type="float" office:value="12.02">
            <text:p>12.02</text:p>
          </table:table-cell>
          <table:table-cell office:value-type="float" office:value="14.05">
            <text:p>14.05</text:p>
          </table:table-cell>
          <table:table-cell office:value-type="float" office:value="2.09">
            <text:p>2.09</text:p>
          </table:table-cell>
          <table:table-cell office:value-type="float" office:value="48.24">
            <text:p>48.24</text:p>
          </table:table-cell>
          <table:table-cell office:value-type="float" office:value="21.03">
            <text:p>21.03</text:p>
          </table:table-cell>
          <table:table-cell office:value-type="float" office:value="7">
            <text:p>7</text:p>
          </table:table-cell>
          <table:table-cell office:value-type="float" office:value="15.05">
            <text:p>15.05</text:p>
          </table:table-cell>
          <table:table-cell office:value-type="float" office:value="111.42">
            <text:p>111.42</text:p>
          </table:table-cell>
          <table:table-cell/>
          <table:table-cell office:value-type="float" office:value="5">
            <text:p>5</text:p>
          </table:table-cell>
          <table:table-cell table:number-columns-repeated="974"/>
        </table:table-row>
        <table:table-row table:style-name="ro1">
          <table:table-cell office:value-type="string">
            <text:p>Romania</text:p>
          </table:table-cell>
          <table:table-cell office:value-type="float" office:value="140915.11">
            <text:p>140915.11</text:p>
          </table:table-cell>
          <table:table-cell office:value-type="float" office:value="10901.74">
            <text:p>10901.74</text:p>
          </table:table-cell>
          <table:table-cell office:value-type="float" office:value="24740.26">
            <text:p>24740.26</text:p>
          </table:table-cell>
          <table:table-cell office:value-type="float" office:value="19640.76">
            <text:p>19640.76</text:p>
          </table:table-cell>
          <table:table-cell office:value-type="float" office:value="7937.83">
            <text:p>7937.83</text:p>
          </table:table-cell>
          <table:table-cell office:value-type="float" office:value="37187.91">
            <text:p>37187.91</text:p>
          </table:table-cell>
          <table:table-cell office:value-type="float" office:value="7929.87">
            <text:p>7929.87</text:p>
          </table:table-cell>
          <table:table-cell office:value-type="float" office:value="45596.49">
            <text:p>45596.49</text:p>
          </table:table-cell>
          <table:table-cell office:value-type="float" office:value="20864.93">
            <text:p>20864.93</text:p>
          </table:table-cell>
          <table:table-cell office:value-type="float" office:value="63279.74">
            <text:p>63279.74</text:p>
          </table:table-cell>
          <table:table-cell office:value-type="float" office:value="2484.94">
            <text:p>2484.94</text:p>
          </table:table-cell>
          <table:table-cell office:value-type="float" office:value="4807.46">
            <text:p>4807.46</text:p>
          </table:table-cell>
          <table:table-cell office:value-type="float" office:value="2609.79">
            <text:p>2609.79</text:p>
          </table:table-cell>
          <table:table-cell office:value-type="float" office:value="1571.84">
            <text:p>1571.84</text:p>
          </table:table-cell>
          <table:table-cell office:value-type="float" office:value="7070.44">
            <text:p>7070.44</text:p>
          </table:table-cell>
          <table:table-cell office:value-type="float" office:value="3220.22">
            <text:p>3220.22</text:p>
          </table:table-cell>
          <table:table-cell office:value-type="float" office:value="6301.64">
            <text:p>6301.64</text:p>
          </table:table-cell>
          <table:table-cell office:value-type="float" office:value="4808.02">
            <text:p>4808.02</text:p>
          </table:table-cell>
          <table:table-cell office:value-type="float" office:value="1057.83">
            <text:p>1057.83</text:p>
          </table:table-cell>
          <table:table-cell office:value-type="float" office:value="6598.66">
            <text:p>6598.66</text:p>
          </table:table-cell>
          <table:table-cell office:value-type="float" office:value="7557.91">
            <text:p>7557.91</text:p>
          </table:table-cell>
          <table:table-cell office:value-type="float" office:value="6678.41">
            <text:p>6678.41</text:p>
          </table:table-cell>
          <table:table-cell office:value-type="float" office:value="5024.66">
            <text:p>5024.66</text:p>
          </table:table-cell>
          <table:table-cell office:value-type="float" office:value="989.06">
            <text:p>989.06</text:p>
          </table:table-cell>
          <table:table-cell office:value-type="float" office:value="569.89">
            <text:p>569.89</text:p>
          </table:table-cell>
          <table:table-cell office:value-type="float" office:value="1539.88">
            <text:p>1539.88</text:p>
          </table:table-cell>
          <table:table-cell office:value-type="float" office:value="2302.87">
            <text:p>2302.87</text:p>
          </table:table-cell>
          <table:table-cell office:value-type="float" office:value="2739.96">
            <text:p>2739.96</text:p>
          </table:table-cell>
          <table:table-cell office:value-type="float" office:value="1464.67">
            <text:p>1464.67</text:p>
          </table:table-cell>
          <table:table-cell office:value-type="float" office:value="13645.82">
            <text:p>13645.82</text:p>
          </table:table-cell>
          <table:table-cell office:value-type="float" office:value="14657.5">
            <text:p>14657.5</text:p>
          </table:table-cell>
          <table:table-cell office:value-type="float" office:value="2031.17">
            <text:p>2031.17</text:p>
          </table:table-cell>
          <table:table-cell office:value-type="float" office:value="9536.09">
            <text:p>9536.09</text:p>
          </table:table-cell>
          <table:table-cell office:value-type="float" office:value="3016.72">
            <text:p>3016.72</text:p>
          </table:table-cell>
          <table:table-cell office:value-type="float" office:value="647.53">
            <text:p>647.53</text:p>
          </table:table-cell>
          <table:table-cell office:value-type="float" office:value="14148.04">
            <text:p>14148.04</text:p>
          </table:table-cell>
          <table:table-cell office:value-type="float" office:value="14922.14">
            <text:p>14922.14</text:p>
          </table:table-cell>
          <table:table-cell office:value-type="float" office:value="2653.11">
            <text:p>2653.11</text:p>
          </table:table-cell>
          <table:table-cell office:value-type="float" office:value="5838.06">
            <text:p>5838.06</text:p>
          </table:table-cell>
          <table:table-cell office:value-type="float" office:value="13358.11">
            <text:p>13358.11</text:p>
          </table:table-cell>
          <table:table-cell office:value-type="float" office:value="4981.1">
            <text:p>4981.1</text:p>
          </table:table-cell>
          <table:table-cell office:value-type="float" office:value="400.75">
            <text:p>400.75</text:p>
          </table:table-cell>
          <table:table-cell office:value-type="float" office:value="15895.94">
            <text:p>15895.94</text:p>
          </table:table-cell>
          <table:table-cell office:value-type="float" office:value="329.52">
            <text:p>329.52</text:p>
          </table:table-cell>
          <table:table-cell office:value-type="float" office:value="900.48">
            <text:p>900.48</text:p>
          </table:table-cell>
          <table:table-cell office:value-type="float" office:value="4347.4">
            <text:p>4347.4</text:p>
          </table:table-cell>
          <table:table-cell office:value-type="float" office:value="1397.84">
            <text:p>1397.84</text:p>
          </table:table-cell>
          <table:table-cell office:value-type="float" office:value="58.6">
            <text:p>58.6</text:p>
          </table:table-cell>
          <table:table-cell office:value-type="float" office:value="4578.37">
            <text:p>4578.37</text:p>
          </table:table-cell>
          <table:table-cell table:number-columns-repeated="974"/>
        </table:table-row>
        <table:table-row table:style-name="ro1">
          <table:table-cell office:value-type="string">
            <text:p>Russian Federation</text:p>
          </table:table-cell>
          <table:table-cell office:value-type="float" office:value="1174527.6">
            <text:p>1174527.6</text:p>
          </table:table-cell>
          <table:table-cell office:value-type="float" office:value="202034.06">
            <text:p>202034.06</text:p>
          </table:table-cell>
          <table:table-cell office:value-type="float" office:value="337279.41">
            <text:p>337279.41</text:p>
          </table:table-cell>
          <table:table-cell office:value-type="float" office:value="210377.9">
            <text:p>210377.9</text:p>
          </table:table-cell>
          <table:table-cell office:value-type="float" office:value="60350.66">
            <text:p>60350.66</text:p>
          </table:table-cell>
          <table:table-cell office:value-type="float" office:value="383233.07">
            <text:p>383233.07</text:p>
          </table:table-cell>
          <table:table-cell office:value-type="float" office:value="26631.23">
            <text:p>26631.23</text:p>
          </table:table-cell>
          <table:table-cell office:value-type="float" office:value="249859.28">
            <text:p>249859.28</text:p>
          </table:table-cell>
          <table:table-cell office:value-type="float" office:value="264170.59">
            <text:p>264170.59</text:p>
          </table:table-cell>
          <table:table-cell office:value-type="float" office:value="384485.21">
            <text:p>384485.21</text:p>
          </table:table-cell>
          <table:table-cell office:value-type="float" office:value="43845.72">
            <text:p>43845.72</text:p>
          </table:table-cell>
          <table:table-cell office:value-type="float" office:value="85632.84">
            <text:p>85632.84</text:p>
          </table:table-cell>
          <table:table-cell office:value-type="float" office:value="46440.02">
            <text:p>46440.02</text:p>
          </table:table-cell>
          <table:table-cell office:value-type="float" office:value="40838.48">
            <text:p>40838.48</text:p>
          </table:table-cell>
          <table:table-cell office:value-type="float" office:value="75356.29">
            <text:p>75356.29</text:p>
          </table:table-cell>
          <table:table-cell office:value-type="float" office:value="40678.53">
            <text:p>40678.53</text:p>
          </table:table-cell>
          <table:table-cell office:value-type="float" office:value="117154.17">
            <text:p>117154.17</text:p>
          </table:table-cell>
          <table:table-cell office:value-type="float" office:value="75455.51">
            <text:p>75455.51</text:p>
          </table:table-cell>
          <table:table-cell office:value-type="float" office:value="11476.77">
            <text:p>11476.77</text:p>
          </table:table-cell>
          <table:table-cell office:value-type="float" office:value="45867.43">
            <text:p>45867.43</text:p>
          </table:table-cell>
          <table:table-cell office:value-type="float" office:value="62637.88">
            <text:p>62637.88</text:p>
          </table:table-cell>
          <table:table-cell office:value-type="float" office:value="66254.7">
            <text:p>66254.7</text:p>
          </table:table-cell>
          <table:table-cell office:value-type="float" office:value="70275.12">
            <text:p>70275.12</text:p>
          </table:table-cell>
          <table:table-cell office:value-type="float" office:value="17908.86">
            <text:p>17908.86</text:p>
          </table:table-cell>
          <table:table-cell office:value-type="float" office:value="1432.27">
            <text:p>1432.27</text:p>
          </table:table-cell>
          <table:table-cell office:value-type="float" office:value="6932.95">
            <text:p>6932.95</text:p>
          </table:table-cell>
          <table:table-cell office:value-type="float" office:value="19931.23">
            <text:p>19931.23</text:p>
          </table:table-cell>
          <table:table-cell office:value-type="float" office:value="20716.01">
            <text:p>20716.01</text:p>
          </table:table-cell>
          <table:table-cell office:value-type="float" office:value="13141.81">
            <text:p>13141.81</text:p>
          </table:table-cell>
          <table:table-cell office:value-type="float" office:value="79297.66">
            <text:p>79297.66</text:p>
          </table:table-cell>
          <table:table-cell office:value-type="float" office:value="204162.09">
            <text:p>204162.09</text:p>
          </table:table-cell>
          <table:table-cell office:value-type="float" office:value="21967.38">
            <text:p>21967.38</text:p>
          </table:table-cell>
          <table:table-cell office:value-type="float" office:value="104873.8">
            <text:p>104873.8</text:p>
          </table:table-cell>
          <table:table-cell office:value-type="float" office:value="15293.59">
            <text:p>15293.59</text:p>
          </table:table-cell>
          <table:table-cell office:value-type="float" office:value="11598.04">
            <text:p>11598.04</text:p>
          </table:table-cell>
          <table:table-cell office:value-type="float" office:value="91370.34">
            <text:p>91370.34</text:p>
          </table:table-cell>
          <table:table-cell office:value-type="float" office:value="82025.59">
            <text:p>82025.59</text:p>
          </table:table-cell>
          <table:table-cell office:value-type="float" office:value="5166.29">
            <text:p>5166.29</text:p>
          </table:table-cell>
          <table:table-cell office:value-type="float" office:value="33858.48">
            <text:p>33858.48</text:p>
          </table:table-cell>
          <table:table-cell office:value-type="float" office:value="47838.57">
            <text:p>47838.57</text:p>
          </table:table-cell>
          <table:table-cell office:value-type="float" office:value="51103.81">
            <text:p>51103.81</text:p>
          </table:table-cell>
          <table:table-cell office:value-type="float" office:value="6685.98">
            <text:p>6685.98</text:p>
          </table:table-cell>
          <table:table-cell office:value-type="float" office:value="212868.31">
            <text:p>212868.31</text:p>
          </table:table-cell>
          <table:table-cell office:value-type="float" office:value="28236.78">
            <text:p>28236.78</text:p>
          </table:table-cell>
          <table:table-cell office:value-type="float" office:value="6078.21">
            <text:p>6078.21</text:p>
          </table:table-cell>
          <table:table-cell office:value-type="float" office:value="15389.48">
            <text:p>15389.48</text:p>
          </table:table-cell>
          <table:table-cell office:value-type="float" office:value="6048.27">
            <text:p>6048.27</text:p>
          </table:table-cell>
          <table:table-cell/>
          <table:table-cell office:value-type="float" office:value="30078.99">
            <text:p>30078.99</text:p>
          </table:table-cell>
          <table:table-cell table:number-columns-repeated="974"/>
        </table:table-row>
        <table:table-row table:style-name="ro1">
          <table:table-cell office:value-type="string">
            <text:p>Serbia</text:p>
          </table:table-cell>
          <table:table-cell office:value-type="float" office:value="67934.23">
            <text:p>67934.23</text:p>
          </table:table-cell>
          <table:table-cell office:value-type="float" office:value="6932.07">
            <text:p>6932.07</text:p>
          </table:table-cell>
          <table:table-cell office:value-type="float" office:value="15185.33">
            <text:p>15185.33</text:p>
          </table:table-cell>
          <table:table-cell office:value-type="float" office:value="10090.19">
            <text:p>10090.19</text:p>
          </table:table-cell>
          <table:table-cell office:value-type="float" office:value="6543.22">
            <text:p>6543.22</text:p>
          </table:table-cell>
          <table:table-cell office:value-type="float" office:value="31985.48">
            <text:p>31985.48</text:p>
          </table:table-cell>
          <table:table-cell office:value-type="float" office:value="388.42">
            <text:p>388.42</text:p>
          </table:table-cell>
          <table:table-cell office:value-type="float" office:value="15829.25">
            <text:p>15829.25</text:p>
          </table:table-cell>
          <table:table-cell office:value-type="float" office:value="8343.12">
            <text:p>8343.12</text:p>
          </table:table-cell>
          <table:table-cell office:value-type="float" office:value="22391.44">
            <text:p>22391.44</text:p>
          </table:table-cell>
          <table:table-cell office:value-type="float" office:value="1375.26">
            <text:p>1375.26</text:p>
          </table:table-cell>
          <table:table-cell office:value-type="float" office:value="715.43">
            <text:p>715.43</text:p>
          </table:table-cell>
          <table:table-cell office:value-type="float" office:value="1805.01">
            <text:p>1805.01</text:p>
          </table:table-cell>
          <table:table-cell office:value-type="float" office:value="3287.37">
            <text:p>3287.37</text:p>
          </table:table-cell>
          <table:table-cell office:value-type="float" office:value="4005.84">
            <text:p>4005.84</text:p>
          </table:table-cell>
          <table:table-cell office:value-type="float" office:value="4359.93">
            <text:p>4359.93</text:p>
          </table:table-cell>
          <table:table-cell office:value-type="float" office:value="4038.51">
            <text:p>4038.51</text:p>
          </table:table-cell>
          <table:table-cell office:value-type="float" office:value="1622.03">
            <text:p>1622.03</text:p>
          </table:table-cell>
          <table:table-cell office:value-type="float" office:value="261.75">
            <text:p>261.75</text:p>
          </table:table-cell>
          <table:table-cell office:value-type="float" office:value="3169.13">
            <text:p>3169.13</text:p>
          </table:table-cell>
          <table:table-cell office:value-type="float" office:value="5934.39">
            <text:p>5934.39</text:p>
          </table:table-cell>
          <table:table-cell office:value-type="float" office:value="1306.86">
            <text:p>1306.86</text:p>
          </table:table-cell>
          <table:table-cell office:value-type="float" office:value="2366.99">
            <text:p>2366.99</text:p>
          </table:table-cell>
          <table:table-cell office:value-type="float" office:value="638.7">
            <text:p>638.7</text:p>
          </table:table-cell>
          <table:table-cell office:value-type="float" office:value="220.24">
            <text:p>220.24</text:p>
          </table:table-cell>
          <table:table-cell office:value-type="float" office:value="2223.32">
            <text:p>2223.32</text:p>
          </table:table-cell>
          <table:table-cell office:value-type="float" office:value="1073.33">
            <text:p>1073.33</text:p>
          </table:table-cell>
          <table:table-cell office:value-type="float" office:value="2703.14">
            <text:p>2703.14</text:p>
          </table:table-cell>
          <table:table-cell office:value-type="float" office:value="668.69">
            <text:p>668.69</text:p>
          </table:table-cell>
          <table:table-cell office:value-type="float" office:value="16742.02">
            <text:p>16742.02</text:p>
          </table:table-cell>
          <table:table-cell office:value-type="float" office:value="13531.4">
            <text:p>13531.4</text:p>
          </table:table-cell>
          <table:table-cell office:value-type="float" office:value="357.1">
            <text:p>357.1</text:p>
          </table:table-cell>
          <table:table-cell office:value-type="float" office:value="4046.97">
            <text:p>4046.97</text:p>
          </table:table-cell>
          <table:table-cell office:value-type="float" office:value="158.75">
            <text:p>158.75</text:p>
          </table:table-cell>
          <table:table-cell office:value-type="float" office:value="42.58">
            <text:p>42.58</text:p>
          </table:table-cell>
          <table:table-cell office:value-type="float" office:value="3509.6">
            <text:p>3509.6</text:p>
          </table:table-cell>
          <table:table-cell office:value-type="float" office:value="5772.14">
            <text:p>5772.14</text:p>
          </table:table-cell>
          <table:table-cell office:value-type="float" office:value="689.49">
            <text:p>689.49</text:p>
          </table:table-cell>
          <table:table-cell office:value-type="float" office:value="546.75">
            <text:p>546.75</text:p>
          </table:table-cell>
          <table:table-cell office:value-type="float" office:value="6458.8">
            <text:p>6458.8</text:p>
          </table:table-cell>
          <table:table-cell office:value-type="float" office:value="1842.76">
            <text:p>1842.76</text:p>
          </table:table-cell>
          <table:table-cell office:value-type="float" office:value="262.8">
            <text:p>262.8</text:p>
          </table:table-cell>
          <table:table-cell office:value-type="float" office:value="6365.73">
            <text:p>6365.73</text:p>
          </table:table-cell>
          <table:table-cell office:value-type="float" office:value="3079.64">
            <text:p>3079.64</text:p>
          </table:table-cell>
          <table:table-cell office:value-type="float" office:value="4331.58">
            <text:p>4331.58</text:p>
          </table:table-cell>
          <table:table-cell office:value-type="float" office:value="3949.28">
            <text:p>3949.28</text:p>
          </table:table-cell>
          <table:table-cell office:value-type="float" office:value="1390.58">
            <text:p>1390.58</text:p>
          </table:table-cell>
          <table:table-cell office:value-type="float" office:value="12.32">
            <text:p>12.32</text:p>
          </table:table-cell>
          <table:table-cell office:value-type="float" office:value="739.12">
            <text:p>739.12</text:p>
          </table:table-cell>
          <table:table-cell table:number-columns-repeated="974"/>
        </table:table-row>
        <table:table-row table:style-name="ro1">
          <table:table-cell office:value-type="string">
            <text:p>Shanghai-China</text:p>
          </table:table-cell>
          <table:table-cell office:value-type="float" office:value="84964.88">
            <text:p>84964.88</text:p>
          </table:table-cell>
          <table:table-cell office:value-type="float" office:value="24198.67">
            <text:p>24198.67</text:p>
          </table:table-cell>
          <table:table-cell office:value-type="float" office:value="13187.33">
            <text:p>13187.33</text:p>
          </table:table-cell>
          <table:table-cell office:value-type="float" office:value="22600.11">
            <text:p>22600.11</text:p>
          </table:table-cell>
          <table:table-cell office:value-type="float" office:value="11331.5">
            <text:p>11331.5</text:p>
          </table:table-cell>
          <table:table-cell office:value-type="float" office:value="25990.52">
            <text:p>25990.52</text:p>
          </table:table-cell>
          <table:table-cell office:value-type="float" office:value="1277.48">
            <text:p>1277.48</text:p>
          </table:table-cell>
          <table:table-cell office:value-type="float" office:value="12229.69">
            <text:p>12229.69</text:p>
          </table:table-cell>
          <table:table-cell office:value-type="float" office:value="20943.69">
            <text:p>20943.69</text:p>
          </table:table-cell>
          <table:table-cell office:value-type="float" office:value="16389.58">
            <text:p>16389.58</text:p>
          </table:table-cell>
          <table:table-cell office:value-type="float" office:value="2603.69">
            <text:p>2603.69</text:p>
          </table:table-cell>
          <table:table-cell office:value-type="float" office:value="10477.84">
            <text:p>10477.84</text:p>
          </table:table-cell>
          <table:table-cell office:value-type="float" office:value="4747.06">
            <text:p>4747.06</text:p>
          </table:table-cell>
          <table:table-cell office:value-type="float" office:value="9014.42">
            <text:p>9014.42</text:p>
          </table:table-cell>
          <table:table-cell office:value-type="float" office:value="3838.29">
            <text:p>3838.29</text:p>
          </table:table-cell>
          <table:table-cell office:value-type="float" office:value="3397.36">
            <text:p>3397.36</text:p>
          </table:table-cell>
          <table:table-cell office:value-type="float" office:value="5421.39">
            <text:p>5421.39</text:p>
          </table:table-cell>
          <table:table-cell office:value-type="float" office:value="503.93">
            <text:p>503.93</text:p>
          </table:table-cell>
          <table:table-cell office:value-type="float" office:value="232.76">
            <text:p>232.76</text:p>
          </table:table-cell>
          <table:table-cell office:value-type="float" office:value="723.53">
            <text:p>723.53</text:p>
          </table:table-cell>
          <table:table-cell office:value-type="float" office:value="5429.49">
            <text:p>5429.49</text:p>
          </table:table-cell>
          <table:table-cell office:value-type="float" office:value="787.94">
            <text:p>787.94</text:p>
          </table:table-cell>
          <table:table-cell office:value-type="float" office:value="14891.42">
            <text:p>14891.42</text:p>
          </table:table-cell>
          <table:table-cell office:value-type="float" office:value="2327.49">
            <text:p>2327.49</text:p>
          </table:table-cell>
          <table:table-cell office:value-type="float" office:value="347.62">
            <text:p>347.62</text:p>
          </table:table-cell>
          <table:table-cell office:value-type="float" office:value="2911.32">
            <text:p>2911.32</text:p>
          </table:table-cell>
          <table:table-cell office:value-type="float" office:value="1713.14">
            <text:p>1713.14</text:p>
          </table:table-cell>
          <table:table-cell office:value-type="float" office:value="5546.43">
            <text:p>5546.43</text:p>
          </table:table-cell>
          <table:table-cell office:value-type="float" office:value="1268.69">
            <text:p>1268.69</text:p>
          </table:table-cell>
          <table:table-cell office:value-type="float" office:value="4965.56">
            <text:p>4965.56</text:p>
          </table:table-cell>
          <table:table-cell office:value-type="float" office:value="15774.77">
            <text:p>15774.77</text:p>
          </table:table-cell>
          <table:table-cell office:value-type="float" office:value="785.39">
            <text:p>785.39</text:p>
          </table:table-cell>
          <table:table-cell office:value-type="float" office:value="6316.26">
            <text:p>6316.26</text:p>
          </table:table-cell>
          <table:table-cell office:value-type="float" office:value="592.66">
            <text:p>592.66</text:p>
          </table:table-cell>
          <table:table-cell office:value-type="float" office:value="221.72">
            <text:p>221.72</text:p>
          </table:table-cell>
          <table:table-cell office:value-type="float" office:value="1151.02">
            <text:p>1151.02</text:p>
          </table:table-cell>
          <table:table-cell office:value-type="float" office:value="4767.65">
            <text:p>4767.65</text:p>
          </table:table-cell>
          <table:table-cell office:value-type="float" office:value="975.06">
            <text:p>975.06</text:p>
          </table:table-cell>
          <table:table-cell office:value-type="float" office:value="2548.3">
            <text:p>2548.3</text:p>
          </table:table-cell>
          <table:table-cell office:value-type="float" office:value="3208.32">
            <text:p>3208.32</text:p>
          </table:table-cell>
          <table:table-cell office:value-type="float" office:value="5187.87">
            <text:p>5187.87</text:p>
          </table:table-cell>
          <table:table-cell office:value-type="float" office:value="1270.65">
            <text:p>1270.65</text:p>
          </table:table-cell>
          <table:table-cell office:value-type="float" office:value="12462.67">
            <text:p>12462.67</text:p>
          </table:table-cell>
          <table:table-cell office:value-type="float" office:value="2626.22">
            <text:p>2626.22</text:p>
          </table:table-cell>
          <table:table-cell office:value-type="float" office:value="98.08">
            <text:p>98.08</text:p>
          </table:table-cell>
          <table:table-cell office:value-type="float" office:value="2525.39">
            <text:p>2525.39</text:p>
          </table:table-cell>
          <table:table-cell office:value-type="float" office:value="1883.41">
            <text:p>1883.41</text:p>
          </table:table-cell>
          <table:table-cell office:value-type="float" office:value="29.09">
            <text:p>29.09</text:p>
          </table:table-cell>
          <table:table-cell office:value-type="float" office:value="2536.76">
            <text:p>2536.76</text:p>
          </table:table-cell>
          <table:table-cell table:number-columns-repeated="974"/>
        </table:table-row>
        <table:table-row table:style-name="ro1">
          <table:table-cell office:value-type="string">
            <text:p>Singapore</text:p>
          </table:table-cell>
          <table:table-cell office:value-type="float" office:value="51088.16">
            <text:p>51088.16</text:p>
          </table:table-cell>
          <table:table-cell office:value-type="float" office:value="15666.08">
            <text:p>15666.08</text:p>
          </table:table-cell>
          <table:table-cell office:value-type="float" office:value="14316.84">
            <text:p>14316.84</text:p>
          </table:table-cell>
          <table:table-cell office:value-type="float" office:value="13429.38">
            <text:p>13429.38</text:p>
          </table:table-cell>
          <table:table-cell office:value-type="float" office:value="8149.97">
            <text:p>8149.97</text:p>
          </table:table-cell>
          <table:table-cell office:value-type="float" office:value="11283.42">
            <text:p>11283.42</text:p>
          </table:table-cell>
          <table:table-cell office:value-type="float" office:value="84.53">
            <text:p>84.53</text:p>
          </table:table-cell>
          <table:table-cell office:value-type="float" office:value="4110.29">
            <text:p>4110.29</text:p>
          </table:table-cell>
          <table:table-cell office:value-type="float" office:value="6586.59">
            <text:p>6586.59</text:p>
          </table:table-cell>
          <table:table-cell office:value-type="float" office:value="15544.6">
            <text:p>15544.6</text:p>
          </table:table-cell>
          <table:table-cell office:value-type="float" office:value="3237.65">
            <text:p>3237.65</text:p>
          </table:table-cell>
          <table:table-cell office:value-type="float" office:value="4442.97">
            <text:p>4442.97</text:p>
          </table:table-cell>
          <table:table-cell office:value-type="float" office:value="3618.19">
            <text:p>3618.19</text:p>
          </table:table-cell>
          <table:table-cell office:value-type="float" office:value="1780.21">
            <text:p>1780.21</text:p>
          </table:table-cell>
          <table:table-cell office:value-type="float" office:value="3682.8">
            <text:p>3682.8</text:p>
          </table:table-cell>
          <table:table-cell office:value-type="float" office:value="1556.48">
            <text:p>1556.48</text:p>
          </table:table-cell>
          <table:table-cell office:value-type="float" office:value="4354.97">
            <text:p>4354.97</text:p>
          </table:table-cell>
          <table:table-cell office:value-type="float" office:value="5020.42">
            <text:p>5020.42</text:p>
          </table:table-cell>
          <table:table-cell office:value-type="float" office:value="526.73">
            <text:p>526.73</text:p>
          </table:table-cell>
          <table:table-cell office:value-type="float" office:value="923.95">
            <text:p>923.95</text:p>
          </table:table-cell>
          <table:table-cell office:value-type="float" office:value="4378.51">
            <text:p>4378.51</text:p>
          </table:table-cell>
          <table:table-cell office:value-type="float" office:value="809.18">
            <text:p>809.18</text:p>
          </table:table-cell>
          <table:table-cell office:value-type="float" office:value="6332.81">
            <text:p>6332.81</text:p>
          </table:table-cell>
          <table:table-cell office:value-type="float" office:value="1418.45">
            <text:p>1418.45</text:p>
          </table:table-cell>
          <table:table-cell office:value-type="float" office:value="332.87">
            <text:p>332.87</text:p>
          </table:table-cell>
          <table:table-cell office:value-type="float" office:value="3700.74">
            <text:p>3700.74</text:p>
          </table:table-cell>
          <table:table-cell office:value-type="float" office:value="1385.8">
            <text:p>1385.8</text:p>
          </table:table-cell>
          <table:table-cell office:value-type="float" office:value="1466.31">
            <text:p>1466.31</text:p>
          </table:table-cell>
          <table:table-cell office:value-type="float" office:value="452.11">
            <text:p>452.11</text:p>
          </table:table-cell>
          <table:table-cell office:value-type="float" office:value="3336.5">
            <text:p>3336.5</text:p>
          </table:table-cell>
          <table:table-cell office:value-type="float" office:value="6236.58">
            <text:p>6236.58</text:p>
          </table:table-cell>
          <table:table-cell office:value-type="float" office:value="545.27">
            <text:p>545.27</text:p>
          </table:table-cell>
          <table:table-cell office:value-type="float" office:value="1673.55">
            <text:p>1673.55</text:p>
          </table:table-cell>
          <table:table-cell office:value-type="float" office:value="42.58">
            <text:p>42.58</text:p>
          </table:table-cell>
          <table:table-cell office:value-type="float" office:value="31.13">
            <text:p>31.13</text:p>
          </table:table-cell>
          <table:table-cell office:value-type="float" office:value="862.38">
            <text:p>862.38</text:p>
          </table:table-cell>
          <table:table-cell office:value-type="float" office:value="1246.19">
            <text:p>1246.19</text:p>
          </table:table-cell>
          <table:table-cell office:value-type="float" office:value="410.09">
            <text:p>410.09</text:p>
          </table:table-cell>
          <table:table-cell office:value-type="float" office:value="808.95">
            <text:p>808.95</text:p>
          </table:table-cell>
          <table:table-cell office:value-type="float" office:value="768.7">
            <text:p>768.7</text:p>
          </table:table-cell>
          <table:table-cell office:value-type="float" office:value="815.91">
            <text:p>815.91</text:p>
          </table:table-cell>
          <table:table-cell office:value-type="float" office:value="246.24">
            <text:p>246.24</text:p>
          </table:table-cell>
          <table:table-cell office:value-type="float" office:value="5059.94">
            <text:p>5059.94</text:p>
          </table:table-cell>
          <table:table-cell office:value-type="float" office:value="1435.27">
            <text:p>1435.27</text:p>
          </table:table-cell>
          <table:table-cell office:value-type="float" office:value="27.84">
            <text:p>27.84</text:p>
          </table:table-cell>
          <table:table-cell office:value-type="float" office:value="764.03">
            <text:p>764.03</text:p>
          </table:table-cell>
          <table:table-cell office:value-type="float" office:value="1071.04">
            <text:p>1071.04</text:p>
          </table:table-cell>
          <table:table-cell office:value-type="float" office:value="26.79">
            <text:p>26.79</text:p>
          </table:table-cell>
          <table:table-cell office:value-type="float" office:value="1603.69">
            <text:p>1603.69</text:p>
          </table:table-cell>
          <table:table-cell table:number-columns-repeated="974"/>
        </table:table-row>
        <table:table-row table:style-name="ro1">
          <table:table-cell office:value-type="string">
            <text:p>Slovak Republic</text:p>
          </table:table-cell>
          <table:table-cell office:value-type="float" office:value="54635.9">
            <text:p>54635.9</text:p>
          </table:table-cell>
          <table:table-cell office:value-type="float" office:value="2875.45">
            <text:p>2875.45</text:p>
          </table:table-cell>
          <table:table-cell office:value-type="float" office:value="8270.62">
            <text:p>8270.62</text:p>
          </table:table-cell>
          <table:table-cell office:value-type="float" office:value="9966.11">
            <text:p>9966.11</text:p>
          </table:table-cell>
          <table:table-cell office:value-type="float" office:value="6166.44">
            <text:p>6166.44</text:p>
          </table:table-cell>
          <table:table-cell office:value-type="float" office:value="18474.84">
            <text:p>18474.84</text:p>
          </table:table-cell>
          <table:table-cell office:value-type="float" office:value="1048.8">
            <text:p>1048.8</text:p>
          </table:table-cell>
          <table:table-cell office:value-type="float" office:value="17212.2">
            <text:p>17212.2</text:p>
          </table:table-cell>
          <table:table-cell office:value-type="float" office:value="8264.75">
            <text:p>8264.75</text:p>
          </table:table-cell>
          <table:table-cell office:value-type="float" office:value="21654.59">
            <text:p>21654.59</text:p>
          </table:table-cell>
          <table:table-cell office:value-type="float" office:value="671.77">
            <text:p>671.77</text:p>
          </table:table-cell>
          <table:table-cell office:value-type="float" office:value="468.58">
            <text:p>468.58</text:p>
          </table:table-cell>
          <table:table-cell office:value-type="float" office:value="1368.16">
            <text:p>1368.16</text:p>
          </table:table-cell>
          <table:table-cell office:value-type="float" office:value="403.68">
            <text:p>403.68</text:p>
          </table:table-cell>
          <table:table-cell office:value-type="float" office:value="1787.7">
            <text:p>1787.7</text:p>
          </table:table-cell>
          <table:table-cell office:value-type="float" office:value="1632.71">
            <text:p>1632.71</text:p>
          </table:table-cell>
          <table:table-cell office:value-type="float" office:value="3166.43">
            <text:p>3166.43</text:p>
          </table:table-cell>
          <table:table-cell office:value-type="float" office:value="1000.45">
            <text:p>1000.45</text:p>
          </table:table-cell>
          <table:table-cell office:value-type="float" office:value="667.84">
            <text:p>667.84</text:p>
          </table:table-cell>
          <table:table-cell office:value-type="float" office:value="789.29">
            <text:p>789.29</text:p>
          </table:table-cell>
          <table:table-cell office:value-type="float" office:value="2836.78">
            <text:p>2836.78</text:p>
          </table:table-cell>
          <table:table-cell office:value-type="float" office:value="1909.43">
            <text:p>1909.43</text:p>
          </table:table-cell>
          <table:table-cell office:value-type="float" office:value="5114.76">
            <text:p>5114.76</text:p>
          </table:table-cell>
          <table:table-cell office:value-type="float" office:value="513.38">
            <text:p>513.38</text:p>
          </table:table-cell>
          <table:table-cell office:value-type="float" office:value="187.89">
            <text:p>187.89</text:p>
          </table:table-cell>
          <table:table-cell office:value-type="float" office:value="3208.03">
            <text:p>3208.03</text:p>
          </table:table-cell>
          <table:table-cell office:value-type="float" office:value="1151.94">
            <text:p>1151.94</text:p>
          </table:table-cell>
          <table:table-cell office:value-type="float" office:value="1231.06">
            <text:p>1231.06</text:p>
          </table:table-cell>
          <table:table-cell office:value-type="float" office:value="707.58">
            <text:p>707.58</text:p>
          </table:table-cell>
          <table:table-cell office:value-type="float" office:value="4324.74">
            <text:p>4324.74</text:p>
          </table:table-cell>
          <table:table-cell office:value-type="float" office:value="10382.21">
            <text:p>10382.21</text:p>
          </table:table-cell>
          <table:table-cell office:value-type="float" office:value="2793.29">
            <text:p>2793.29</text:p>
          </table:table-cell>
          <table:table-cell office:value-type="float" office:value="2333.11">
            <text:p>2333.11</text:p>
          </table:table-cell>
          <table:table-cell office:value-type="float" office:value="503.17">
            <text:p>503.17</text:p>
          </table:table-cell>
          <table:table-cell office:value-type="float" office:value="545.63">
            <text:p>545.63</text:p>
          </table:table-cell>
          <table:table-cell office:value-type="float" office:value="6295.34">
            <text:p>6295.34</text:p>
          </table:table-cell>
          <table:table-cell office:value-type="float" office:value="5191.82">
            <text:p>5191.82</text:p>
          </table:table-cell>
          <table:table-cell office:value-type="float" office:value="583.42">
            <text:p>583.42</text:p>
          </table:table-cell>
          <table:table-cell office:value-type="float" office:value="1562.54">
            <text:p>1562.54</text:p>
          </table:table-cell>
          <table:table-cell office:value-type="float" office:value="5619.25">
            <text:p>5619.25</text:p>
          </table:table-cell>
          <table:table-cell office:value-type="float" office:value="1681.78">
            <text:p>1681.78</text:p>
          </table:table-cell>
          <table:table-cell office:value-type="float" office:value="1734.39">
            <text:p>1734.39</text:p>
          </table:table-cell>
          <table:table-cell office:value-type="float" office:value="5214.8">
            <text:p>5214.8</text:p>
          </table:table-cell>
          <table:table-cell office:value-type="float" office:value="2286.6">
            <text:p>2286.6</text:p>
          </table:table-cell>
          <table:table-cell office:value-type="float" office:value="617.09">
            <text:p>617.09</text:p>
          </table:table-cell>
          <table:table-cell office:value-type="float" office:value="4289.84">
            <text:p>4289.84</text:p>
          </table:table-cell>
          <table:table-cell office:value-type="float" office:value="866.95">
            <text:p>866.95</text:p>
          </table:table-cell>
          <table:table-cell/>
          <table:table-cell office:value-type="float" office:value="1118.72">
            <text:p>1118.72</text:p>
          </table:table-cell>
          <table:table-cell table:number-columns-repeated="974"/>
        </table:table-row>
        <table:table-row table:style-name="ro1">
          <table:table-cell office:value-type="string">
            <text:p>Slovenia</text:p>
          </table:table-cell>
          <table:table-cell office:value-type="float" office:value="18418.29">
            <text:p>18418.29</text:p>
          </table:table-cell>
          <table:table-cell office:value-type="float" office:value="3296.31">
            <text:p>3296.31</text:p>
          </table:table-cell>
          <table:table-cell office:value-type="float" office:value="4216.14">
            <text:p>4216.14</text:p>
          </table:table-cell>
          <table:table-cell office:value-type="float" office:value="4550.27">
            <text:p>4550.27</text:p>
          </table:table-cell>
          <table:table-cell office:value-type="float" office:value="2873.2">
            <text:p>2873.2</text:p>
          </table:table-cell>
          <table:table-cell office:value-type="float" office:value="4616.62">
            <text:p>4616.62</text:p>
          </table:table-cell>
          <table:table-cell office:value-type="float" office:value="624.68">
            <text:p>624.68</text:p>
          </table:table-cell>
          <table:table-cell office:value-type="float" office:value="4994.23">
            <text:p>4994.23</text:p>
          </table:table-cell>
          <table:table-cell office:value-type="float" office:value="2006.85">
            <text:p>2006.85</text:p>
          </table:table-cell>
          <table:table-cell office:value-type="float" office:value="5525.12">
            <text:p>5525.12</text:p>
          </table:table-cell>
          <table:table-cell office:value-type="float" office:value="1042.95">
            <text:p>1042.95</text:p>
          </table:table-cell>
          <table:table-cell office:value-type="float" office:value="411.65">
            <text:p>411.65</text:p>
          </table:table-cell>
          <table:table-cell office:value-type="float" office:value="1278.44">
            <text:p>1278.44</text:p>
          </table:table-cell>
          <table:table-cell office:value-type="float" office:value="725.15">
            <text:p>725.15</text:p>
          </table:table-cell>
          <table:table-cell office:value-type="float" office:value="1386.74">
            <text:p>1386.74</text:p>
          </table:table-cell>
          <table:table-cell office:value-type="float" office:value="762.35">
            <text:p>762.35</text:p>
          </table:table-cell>
          <table:table-cell office:value-type="float" office:value="1647.23">
            <text:p>1647.23</text:p>
          </table:table-cell>
          <table:table-cell office:value-type="float" office:value="131.68">
            <text:p>131.68</text:p>
          </table:table-cell>
          <table:table-cell office:value-type="float" office:value="218.2">
            <text:p>218.2</text:p>
          </table:table-cell>
          <table:table-cell office:value-type="float" office:value="713.13">
            <text:p>713.13</text:p>
          </table:table-cell>
          <table:table-cell office:value-type="float" office:value="1961.82">
            <text:p>1961.82</text:p>
          </table:table-cell>
          <table:table-cell office:value-type="float" office:value="886.43">
            <text:p>886.43</text:p>
          </table:table-cell>
          <table:table-cell office:value-type="float" office:value="1603.22">
            <text:p>1603.22</text:p>
          </table:table-cell>
          <table:table-cell office:value-type="float" office:value="262.56">
            <text:p>262.56</text:p>
          </table:table-cell>
          <table:table-cell office:value-type="float" office:value="144.76">
            <text:p>144.76</text:p>
          </table:table-cell>
          <table:table-cell office:value-type="float" office:value="650.36">
            <text:p>650.36</text:p>
          </table:table-cell>
          <table:table-cell office:value-type="float" office:value="491.02">
            <text:p>491.02</text:p>
          </table:table-cell>
          <table:table-cell office:value-type="float" office:value="1600.58">
            <text:p>1600.58</text:p>
          </table:table-cell>
          <table:table-cell office:value-type="float" office:value="159.22">
            <text:p>159.22</text:p>
          </table:table-cell>
          <table:table-cell office:value-type="float" office:value="1823.53">
            <text:p>1823.53</text:p>
          </table:table-cell>
          <table:table-cell office:value-type="float" office:value="2212.89">
            <text:p>2212.89</text:p>
          </table:table-cell>
          <table:table-cell office:value-type="float" office:value="233.84">
            <text:p>233.84</text:p>
          </table:table-cell>
          <table:table-cell office:value-type="float" office:value="536.03">
            <text:p>536.03</text:p>
          </table:table-cell>
          <table:table-cell office:value-type="float" office:value="514.44">
            <text:p>514.44</text:p>
          </table:table-cell>
          <table:table-cell office:value-type="float" office:value="106.84">
            <text:p>106.84</text:p>
          </table:table-cell>
          <table:table-cell office:value-type="float" office:value="1241.22">
            <text:p>1241.22</text:p>
          </table:table-cell>
          <table:table-cell office:value-type="float" office:value="1651.18">
            <text:p>1651.18</text:p>
          </table:table-cell>
          <table:table-cell office:value-type="float" office:value="327.23">
            <text:p>327.23</text:p>
          </table:table-cell>
          <table:table-cell office:value-type="float" office:value="469.51">
            <text:p>469.51</text:p>
          </table:table-cell>
          <table:table-cell office:value-type="float" office:value="1668.43">
            <text:p>1668.43</text:p>
          </table:table-cell>
          <table:table-cell office:value-type="float" office:value="346.87">
            <text:p>346.87</text:p>
          </table:table-cell>
          <table:table-cell office:value-type="float" office:value="112.8">
            <text:p>112.8</text:p>
          </table:table-cell>
          <table:table-cell office:value-type="float" office:value="1586.45">
            <text:p>1586.45</text:p>
          </table:table-cell>
          <table:table-cell office:value-type="float" office:value="835.09">
            <text:p>835.09</text:p>
          </table:table-cell>
          <table:table-cell office:value-type="float" office:value="39.57">
            <text:p>39.57</text:p>
          </table:table-cell>
          <table:table-cell office:value-type="float" office:value="1384.79">
            <text:p>1384.79</text:p>
          </table:table-cell>
          <table:table-cell office:value-type="float" office:value="421.16">
            <text:p>421.16</text:p>
          </table:table-cell>
          <table:table-cell/>
          <table:table-cell office:value-type="float" office:value="78.7">
            <text:p>78.7</text:p>
          </table:table-cell>
          <table:table-cell table:number-columns-repeated="974"/>
        </table:table-row>
        <table:table-row table:style-name="ro1">
          <table:table-cell office:value-type="string">
            <text:p>Spain</text:p>
          </table:table-cell>
          <table:table-cell office:value-type="float" office:value="373690.64">
            <text:p>373690.64</text:p>
          </table:table-cell>
          <table:table-cell office:value-type="float" office:value="44015.37">
            <text:p>44015.37</text:p>
          </table:table-cell>
          <table:table-cell office:value-type="float" office:value="84308.07">
            <text:p>84308.07</text:p>
          </table:table-cell>
          <table:table-cell office:value-type="float" office:value="57288.29">
            <text:p>57288.29</text:p>
          </table:table-cell>
          <table:table-cell office:value-type="float" office:value="55798.74">
            <text:p>55798.74</text:p>
          </table:table-cell>
          <table:table-cell office:value-type="float" office:value="106845.27">
            <text:p>106845.27</text:p>
          </table:table-cell>
          <table:table-cell office:value-type="float" office:value="13995.88">
            <text:p>13995.88</text:p>
          </table:table-cell>
          <table:table-cell office:value-type="float" office:value="95109.89">
            <text:p>95109.89</text:p>
          </table:table-cell>
          <table:table-cell office:value-type="float" office:value="41220.13">
            <text:p>41220.13</text:p>
          </table:table-cell>
          <table:table-cell office:value-type="float" office:value="154979.83">
            <text:p>154979.83</text:p>
          </table:table-cell>
          <table:table-cell office:value-type="float" office:value="10254.9">
            <text:p>10254.9</text:p>
          </table:table-cell>
          <table:table-cell office:value-type="float" office:value="10093.14">
            <text:p>10093.14</text:p>
          </table:table-cell>
          <table:table-cell office:value-type="float" office:value="12215.54">
            <text:p>12215.54</text:p>
          </table:table-cell>
          <table:table-cell office:value-type="float" office:value="12724.32">
            <text:p>12724.32</text:p>
          </table:table-cell>
          <table:table-cell office:value-type="float" office:value="13640.09">
            <text:p>13640.09</text:p>
          </table:table-cell>
          <table:table-cell office:value-type="float" office:value="19777.59">
            <text:p>19777.59</text:p>
          </table:table-cell>
          <table:table-cell office:value-type="float" office:value="33040.71">
            <text:p>33040.71</text:p>
          </table:table-cell>
          <table:table-cell office:value-type="float" office:value="9582.8">
            <text:p>9582.8</text:p>
          </table:table-cell>
          <table:table-cell office:value-type="float" office:value="4461.64">
            <text:p>4461.64</text:p>
          </table:table-cell>
          <table:table-cell office:value-type="float" office:value="15972.68">
            <text:p>15972.68</text:p>
          </table:table-cell>
          <table:table-cell office:value-type="float" office:value="12925.1">
            <text:p>12925.1</text:p>
          </table:table-cell>
          <table:table-cell office:value-type="float" office:value="15557.44">
            <text:p>15557.44</text:p>
          </table:table-cell>
          <table:table-cell office:value-type="float" office:value="22894.08">
            <text:p>22894.08</text:p>
          </table:table-cell>
          <table:table-cell office:value-type="float" office:value="5962.67">
            <text:p>5962.67</text:p>
          </table:table-cell>
          <table:table-cell office:value-type="float" office:value="2698.11">
            <text:p>2698.11</text:p>
          </table:table-cell>
          <table:table-cell office:value-type="float" office:value="26222.36">
            <text:p>26222.36</text:p>
          </table:table-cell>
          <table:table-cell office:value-type="float" office:value="11845.14">
            <text:p>11845.14</text:p>
          </table:table-cell>
          <table:table-cell office:value-type="float" office:value="5964.59">
            <text:p>5964.59</text:p>
          </table:table-cell>
          <table:table-cell office:value-type="float" office:value="13285.91">
            <text:p>13285.91</text:p>
          </table:table-cell>
          <table:table-cell office:value-type="float" office:value="45317">
            <text:p>45317</text:p>
          </table:table-cell>
          <table:table-cell office:value-type="float" office:value="38548.22">
            <text:p>38548.22</text:p>
          </table:table-cell>
          <table:table-cell office:value-type="float" office:value="15256.19">
            <text:p>15256.19</text:p>
          </table:table-cell>
          <table:table-cell office:value-type="float" office:value="14831.69">
            <text:p>14831.69</text:p>
          </table:table-cell>
          <table:table-cell office:value-type="float" office:value="11307.36">
            <text:p>11307.36</text:p>
          </table:table-cell>
          <table:table-cell office:value-type="float" office:value="1870.3">
            <text:p>1870.3</text:p>
          </table:table-cell>
          <table:table-cell office:value-type="float" office:value="42700.37">
            <text:p>42700.37</text:p>
          </table:table-cell>
          <table:table-cell office:value-type="float" office:value="19359.93">
            <text:p>19359.93</text:p>
          </table:table-cell>
          <table:table-cell office:value-type="float" office:value="4778">
            <text:p>4778</text:p>
          </table:table-cell>
          <table:table-cell office:value-type="float" office:value="8913.46">
            <text:p>8913.46</text:p>
          </table:table-cell>
          <table:table-cell office:value-type="float" office:value="22739.74">
            <text:p>22739.74</text:p>
          </table:table-cell>
          <table:table-cell office:value-type="float" office:value="14395.9">
            <text:p>14395.9</text:p>
          </table:table-cell>
          <table:table-cell office:value-type="float" office:value="908.93">
            <text:p>908.93</text:p>
          </table:table-cell>
          <table:table-cell office:value-type="float" office:value="26476.61">
            <text:p>26476.61</text:p>
          </table:table-cell>
          <table:table-cell office:value-type="float" office:value="46273.77">
            <text:p>46273.77</text:p>
          </table:table-cell>
          <table:table-cell office:value-type="float" office:value="7464.84">
            <text:p>7464.84</text:p>
          </table:table-cell>
          <table:table-cell office:value-type="float" office:value="12669.43">
            <text:p>12669.43</text:p>
          </table:table-cell>
          <table:table-cell office:value-type="float" office:value="6827.7">
            <text:p>6827.7</text:p>
          </table:table-cell>
          <table:table-cell office:value-type="float" office:value="771.81">
            <text:p>771.81</text:p>
          </table:table-cell>
          <table:table-cell office:value-type="float" office:value="65175.67">
            <text:p>65175.67</text:p>
          </table:table-cell>
          <table:table-cell table:number-columns-repeated="974"/>
        </table:table-row>
        <table:table-row table:style-name="ro1">
          <table:table-cell office:value-type="string">
            <text:p>Sweden</text:p>
          </table:table-cell>
          <table:table-cell office:value-type="float" office:value="94935.7">
            <text:p>94935.7</text:p>
          </table:table-cell>
          <table:table-cell office:value-type="float" office:value="12317.41">
            <text:p>12317.41</text:p>
          </table:table-cell>
          <table:table-cell office:value-type="float" office:value="34664.99">
            <text:p>34664.99</text:p>
          </table:table-cell>
          <table:table-cell office:value-type="float" office:value="24721.07">
            <text:p>24721.07</text:p>
          </table:table-cell>
          <table:table-cell office:value-type="float" office:value="7535.48">
            <text:p>7535.48</text:p>
          </table:table-cell>
          <table:table-cell office:value-type="float" office:value="30847.37">
            <text:p>30847.37</text:p>
          </table:table-cell>
          <table:table-cell office:value-type="float" office:value="1879.62">
            <text:p>1879.62</text:p>
          </table:table-cell>
          <table:table-cell office:value-type="float" office:value="19004.26">
            <text:p>19004.26</text:p>
          </table:table-cell>
          <table:table-cell office:value-type="float" office:value="11168.03">
            <text:p>11168.03</text:p>
          </table:table-cell>
          <table:table-cell office:value-type="float" office:value="25786.3">
            <text:p>25786.3</text:p>
          </table:table-cell>
          <table:table-cell office:value-type="float" office:value="1944.8">
            <text:p>1944.8</text:p>
          </table:table-cell>
          <table:table-cell office:value-type="float" office:value="4577.21">
            <text:p>4577.21</text:p>
          </table:table-cell>
          <table:table-cell office:value-type="float" office:value="4457.29">
            <text:p>4457.29</text:p>
          </table:table-cell>
          <table:table-cell office:value-type="float" office:value="1902.31">
            <text:p>1902.31</text:p>
          </table:table-cell>
          <table:table-cell office:value-type="float" office:value="3717.22">
            <text:p>3717.22</text:p>
          </table:table-cell>
          <table:table-cell office:value-type="float" office:value="9553.37">
            <text:p>9553.37</text:p>
          </table:table-cell>
          <table:table-cell office:value-type="float" office:value="14455.54">
            <text:p>14455.54</text:p>
          </table:table-cell>
          <table:table-cell office:value-type="float" office:value="4275.28">
            <text:p>4275.28</text:p>
          </table:table-cell>
          <table:table-cell office:value-type="float" office:value="1676.32">
            <text:p>1676.32</text:p>
          </table:table-cell>
          <table:table-cell office:value-type="float" office:value="5336.94">
            <text:p>5336.94</text:p>
          </table:table-cell>
          <table:table-cell office:value-type="float" office:value="5902.31">
            <text:p>5902.31</text:p>
          </table:table-cell>
          <table:table-cell office:value-type="float" office:value="2041.54">
            <text:p>2041.54</text:p>
          </table:table-cell>
          <table:table-cell office:value-type="float" office:value="13697.53">
            <text:p>13697.53</text:p>
          </table:table-cell>
          <table:table-cell office:value-type="float" office:value="2264.93">
            <text:p>2264.93</text:p>
          </table:table-cell>
          <table:table-cell office:value-type="float" office:value="2039.63">
            <text:p>2039.63</text:p>
          </table:table-cell>
          <table:table-cell office:value-type="float" office:value="2451.05">
            <text:p>2451.05</text:p>
          </table:table-cell>
          <table:table-cell office:value-type="float" office:value="2127.83">
            <text:p>2127.83</text:p>
          </table:table-cell>
          <table:table-cell office:value-type="float" office:value="2225.07">
            <text:p>2225.07</text:p>
          </table:table-cell>
          <table:table-cell office:value-type="float" office:value="824.75">
            <text:p>824.75</text:p>
          </table:table-cell>
          <table:table-cell office:value-type="float" office:value="6791.3">
            <text:p>6791.3</text:p>
          </table:table-cell>
          <table:table-cell office:value-type="float" office:value="9032.11">
            <text:p>9032.11</text:p>
          </table:table-cell>
          <table:table-cell office:value-type="float" office:value="15436.7">
            <text:p>15436.7</text:p>
          </table:table-cell>
          <table:table-cell office:value-type="float" office:value="1720.14">
            <text:p>1720.14</text:p>
          </table:table-cell>
          <table:table-cell office:value-type="float" office:value="1591.91">
            <text:p>1591.91</text:p>
          </table:table-cell>
          <table:table-cell office:value-type="float" office:value="335.86">
            <text:p>335.86</text:p>
          </table:table-cell>
          <table:table-cell office:value-type="float" office:value="7004.23">
            <text:p>7004.23</text:p>
          </table:table-cell>
          <table:table-cell office:value-type="float" office:value="6443.33">
            <text:p>6443.33</text:p>
          </table:table-cell>
          <table:table-cell office:value-type="float" office:value="753.46">
            <text:p>753.46</text:p>
          </table:table-cell>
          <table:table-cell office:value-type="float" office:value="2960.03">
            <text:p>2960.03</text:p>
          </table:table-cell>
          <table:table-cell office:value-type="float" office:value="2010.31">
            <text:p>2010.31</text:p>
          </table:table-cell>
          <table:table-cell office:value-type="float" office:value="2015.16">
            <text:p>2015.16</text:p>
          </table:table-cell>
          <table:table-cell office:value-type="float" office:value="1614.28">
            <text:p>1614.28</text:p>
          </table:table-cell>
          <table:table-cell office:value-type="float" office:value="7314.57">
            <text:p>7314.57</text:p>
          </table:table-cell>
          <table:table-cell office:value-type="float" office:value="3566.14">
            <text:p>3566.14</text:p>
          </table:table-cell>
          <table:table-cell office:value-type="float" office:value="121.57">
            <text:p>121.57</text:p>
          </table:table-cell>
          <table:table-cell office:value-type="float" office:value="1672.83">
            <text:p>1672.83</text:p>
          </table:table-cell>
          <table:table-cell office:value-type="float" office:value="1864.39">
            <text:p>1864.39</text:p>
          </table:table-cell>
          <table:table-cell/>
          <table:table-cell office:value-type="float" office:value="502.31">
            <text:p>502.31</text:p>
          </table:table-cell>
          <table:table-cell table:number-columns-repeated="974"/>
        </table:table-row>
        <table:table-row table:style-name="ro1">
          <table:table-cell office:value-type="string">
            <text:p>Switzerland</text:p>
          </table:table-cell>
          <table:table-cell office:value-type="float" office:value="79620.77">
            <text:p>79620.77</text:p>
          </table:table-cell>
          <table:table-cell office:value-type="float" office:value="11328.07">
            <text:p>11328.07</text:p>
          </table:table-cell>
          <table:table-cell office:value-type="float" office:value="25428.96">
            <text:p>25428.96</text:p>
          </table:table-cell>
          <table:table-cell office:value-type="float" office:value="24069.54">
            <text:p>24069.54</text:p>
          </table:table-cell>
          <table:table-cell office:value-type="float" office:value="11319.54">
            <text:p>11319.54</text:p>
          </table:table-cell>
          <table:table-cell office:value-type="float" office:value="23217.35">
            <text:p>23217.35</text:p>
          </table:table-cell>
          <table:table-cell office:value-type="float" office:value="4228.46">
            <text:p>4228.46</text:p>
          </table:table-cell>
          <table:table-cell office:value-type="float" office:value="17885.78">
            <text:p>17885.78</text:p>
          </table:table-cell>
          <table:table-cell office:value-type="float" office:value="5944.69">
            <text:p>5944.69</text:p>
          </table:table-cell>
          <table:table-cell office:value-type="float" office:value="18315.32">
            <text:p>18315.32</text:p>
          </table:table-cell>
          <table:table-cell office:value-type="float" office:value="4980.76">
            <text:p>4980.76</text:p>
          </table:table-cell>
          <table:table-cell office:value-type="float" office:value="1865.77">
            <text:p>1865.77</text:p>
          </table:table-cell>
          <table:table-cell office:value-type="float" office:value="2413.65">
            <text:p>2413.65</text:p>
          </table:table-cell>
          <table:table-cell office:value-type="float" office:value="1562.37">
            <text:p>1562.37</text:p>
          </table:table-cell>
          <table:table-cell office:value-type="float" office:value="5337.62">
            <text:p>5337.62</text:p>
          </table:table-cell>
          <table:table-cell office:value-type="float" office:value="3808.86">
            <text:p>3808.86</text:p>
          </table:table-cell>
          <table:table-cell office:value-type="float" office:value="8778.58">
            <text:p>8778.58</text:p>
          </table:table-cell>
          <table:table-cell office:value-type="float" office:value="4133.21">
            <text:p>4133.21</text:p>
          </table:table-cell>
          <table:table-cell office:value-type="float" office:value="3397.35">
            <text:p>3397.35</text:p>
          </table:table-cell>
          <table:table-cell office:value-type="float" office:value="4230.85">
            <text:p>4230.85</text:p>
          </table:table-cell>
          <table:table-cell office:value-type="float" office:value="5325.89">
            <text:p>5325.89</text:p>
          </table:table-cell>
          <table:table-cell office:value-type="float" office:value="7153.05">
            <text:p>7153.05</text:p>
          </table:table-cell>
          <table:table-cell office:value-type="float" office:value="9700.16">
            <text:p>9700.16</text:p>
          </table:table-cell>
          <table:table-cell office:value-type="float" office:value="2135.68">
            <text:p>2135.68</text:p>
          </table:table-cell>
          <table:table-cell office:value-type="float" office:value="398.62">
            <text:p>398.62</text:p>
          </table:table-cell>
          <table:table-cell office:value-type="float" office:value="7978.58">
            <text:p>7978.58</text:p>
          </table:table-cell>
          <table:table-cell office:value-type="float" office:value="1430.01">
            <text:p>1430.01</text:p>
          </table:table-cell>
          <table:table-cell office:value-type="float" office:value="1571.53">
            <text:p>1571.53</text:p>
          </table:table-cell>
          <table:table-cell office:value-type="float" office:value="579.82">
            <text:p>579.82</text:p>
          </table:table-cell>
          <table:table-cell office:value-type="float" office:value="10433.1">
            <text:p>10433.1</text:p>
          </table:table-cell>
          <table:table-cell office:value-type="float" office:value="7702.76">
            <text:p>7702.76</text:p>
          </table:table-cell>
          <table:table-cell office:value-type="float" office:value="4586.25">
            <text:p>4586.25</text:p>
          </table:table-cell>
          <table:table-cell office:value-type="float" office:value="1550.32">
            <text:p>1550.32</text:p>
          </table:table-cell>
          <table:table-cell office:value-type="float" office:value="4030.67">
            <text:p>4030.67</text:p>
          </table:table-cell>
          <table:table-cell office:value-type="float" office:value="197.78">
            <text:p>197.78</text:p>
          </table:table-cell>
          <table:table-cell office:value-type="float" office:value="5885.06">
            <text:p>5885.06</text:p>
          </table:table-cell>
          <table:table-cell office:value-type="float" office:value="4284.6">
            <text:p>4284.6</text:p>
          </table:table-cell>
          <table:table-cell office:value-type="float" office:value="1570.22">
            <text:p>1570.22</text:p>
          </table:table-cell>
          <table:table-cell office:value-type="float" office:value="2217.5">
            <text:p>2217.5</text:p>
          </table:table-cell>
          <table:table-cell office:value-type="float" office:value="4684.49">
            <text:p>4684.49</text:p>
          </table:table-cell>
          <table:table-cell office:value-type="float" office:value="1886.42">
            <text:p>1886.42</text:p>
          </table:table-cell>
          <table:table-cell office:value-type="float" office:value="478.75">
            <text:p>478.75</text:p>
          </table:table-cell>
          <table:table-cell office:value-type="float" office:value="3642.65">
            <text:p>3642.65</text:p>
          </table:table-cell>
          <table:table-cell office:value-type="float" office:value="3757">
            <text:p>3757</text:p>
          </table:table-cell>
          <table:table-cell office:value-type="float" office:value="86.95">
            <text:p>86.95</text:p>
          </table:table-cell>
          <table:table-cell office:value-type="float" office:value="1149.83">
            <text:p>1149.83</text:p>
          </table:table-cell>
          <table:table-cell office:value-type="float" office:value="11.09">
            <text:p>11.09</text:p>
          </table:table-cell>
          <table:table-cell office:value-type="float" office:value="43.89">
            <text:p>43.89</text:p>
          </table:table-cell>
          <table:table-cell office:value-type="float" office:value="314.86">
            <text:p>314.86</text:p>
          </table:table-cell>
          <table:table-cell table:number-columns-repeated="974"/>
        </table:table-row>
        <table:table-row table:style-name="ro1">
          <table:table-cell office:value-type="string">
            <text:p>Thailand</text:p>
          </table:table-cell>
          <table:table-cell office:value-type="float" office:value="703012.19">
            <text:p>703012.19</text:p>
          </table:table-cell>
          <table:table-cell office:value-type="float" office:value="66282.12">
            <text:p>66282.12</text:p>
          </table:table-cell>
          <table:table-cell office:value-type="float" office:value="52307.13">
            <text:p>52307.13</text:p>
          </table:table-cell>
          <table:table-cell office:value-type="float" office:value="52962.45">
            <text:p>52962.45</text:p>
          </table:table-cell>
          <table:table-cell office:value-type="float" office:value="24852.12">
            <text:p>24852.12</text:p>
          </table:table-cell>
          <table:table-cell office:value-type="float" office:value="172844.54">
            <text:p>172844.54</text:p>
          </table:table-cell>
          <table:table-cell office:value-type="float" office:value="189273.27">
            <text:p>189273.27</text:p>
          </table:table-cell>
          <table:table-cell office:value-type="float" office:value="82533.62">
            <text:p>82533.62</text:p>
          </table:table-cell>
          <table:table-cell office:value-type="float" office:value="54082.71">
            <text:p>54082.71</text:p>
          </table:table-cell>
          <table:table-cell office:value-type="float" office:value="346703.48">
            <text:p>346703.48</text:p>
          </table:table-cell>
          <table:table-cell office:value-type="float" office:value="21270.48">
            <text:p>21270.48</text:p>
          </table:table-cell>
          <table:table-cell office:value-type="float" office:value="15312.62">
            <text:p>15312.62</text:p>
          </table:table-cell>
          <table:table-cell office:value-type="float" office:value="18811.53">
            <text:p>18811.53</text:p>
          </table:table-cell>
          <table:table-cell office:value-type="float" office:value="12759.41">
            <text:p>12759.41</text:p>
          </table:table-cell>
          <table:table-cell office:value-type="float" office:value="9726.51">
            <text:p>9726.51</text:p>
          </table:table-cell>
          <table:table-cell office:value-type="float" office:value="8718.03">
            <text:p>8718.03</text:p>
          </table:table-cell>
          <table:table-cell office:value-type="float" office:value="21774.46">
            <text:p>21774.46</text:p>
          </table:table-cell>
          <table:table-cell office:value-type="float" office:value="9144.71">
            <text:p>9144.71</text:p>
          </table:table-cell>
          <table:table-cell office:value-type="float" office:value="497.64">
            <text:p>497.64</text:p>
          </table:table-cell>
          <table:table-cell office:value-type="float" office:value="6412.3">
            <text:p>6412.3</text:p>
          </table:table-cell>
          <table:table-cell office:value-type="float" office:value="15103.86">
            <text:p>15103.86</text:p>
          </table:table-cell>
          <table:table-cell office:value-type="float" office:value="6924.95">
            <text:p>6924.95</text:p>
          </table:table-cell>
          <table:table-cell office:value-type="float" office:value="27956.45">
            <text:p>27956.45</text:p>
          </table:table-cell>
          <table:table-cell office:value-type="float" office:value="2473.28">
            <text:p>2473.28</text:p>
          </table:table-cell>
          <table:table-cell office:value-type="float" office:value="1051">
            <text:p>1051</text:p>
          </table:table-cell>
          <table:table-cell office:value-type="float" office:value="5289.46">
            <text:p>5289.46</text:p>
          </table:table-cell>
          <table:table-cell office:value-type="float" office:value="4567.27">
            <text:p>4567.27</text:p>
          </table:table-cell>
          <table:table-cell office:value-type="float" office:value="11798.82">
            <text:p>11798.82</text:p>
          </table:table-cell>
          <table:table-cell office:value-type="float" office:value="3927.16">
            <text:p>3927.16</text:p>
          </table:table-cell>
          <table:table-cell office:value-type="float" office:value="49153.78">
            <text:p>49153.78</text:p>
          </table:table-cell>
          <table:table-cell office:value-type="float" office:value="104015.99">
            <text:p>104015.99</text:p>
          </table:table-cell>
          <table:table-cell office:value-type="float" office:value="6206.62">
            <text:p>6206.62</text:p>
          </table:table-cell>
          <table:table-cell office:value-type="float" office:value="21228.76">
            <text:p>21228.76</text:p>
          </table:table-cell>
          <table:table-cell office:value-type="float" office:value="183457.99">
            <text:p>183457.99</text:p>
          </table:table-cell>
          <table:table-cell office:value-type="float" office:value="5229.7">
            <text:p>5229.7</text:p>
          </table:table-cell>
          <table:table-cell office:value-type="float" office:value="18148.28">
            <text:p>18148.28</text:p>
          </table:table-cell>
          <table:table-cell office:value-type="float" office:value="17092.36">
            <text:p>17092.36</text:p>
          </table:table-cell>
          <table:table-cell office:value-type="float" office:value="8324.49">
            <text:p>8324.49</text:p>
          </table:table-cell>
          <table:table-cell office:value-type="float" office:value="9313.64">
            <text:p>9313.64</text:p>
          </table:table-cell>
          <table:table-cell office:value-type="float" office:value="33160.18">
            <text:p>33160.18</text:p>
          </table:table-cell>
          <table:table-cell office:value-type="float" office:value="4520.89">
            <text:p>4520.89</text:p>
          </table:table-cell>
          <table:table-cell office:value-type="float" office:value="2639.62">
            <text:p>2639.62</text:p>
          </table:table-cell>
          <table:table-cell office:value-type="float" office:value="47956.5">
            <text:p>47956.5</text:p>
          </table:table-cell>
          <table:table-cell office:value-type="float" office:value="22596.61">
            <text:p>22596.61</text:p>
          </table:table-cell>
          <table:table-cell office:value-type="float" office:value="20045.01">
            <text:p>20045.01</text:p>
          </table:table-cell>
          <table:table-cell office:value-type="float" office:value="30993.99">
            <text:p>30993.99</text:p>
          </table:table-cell>
          <table:table-cell office:value-type="float" office:value="18712.08">
            <text:p>18712.08</text:p>
          </table:table-cell>
          <table:table-cell office:value-type="float" office:value="736.02">
            <text:p>736.02</text:p>
          </table:table-cell>
          <table:table-cell office:value-type="float" office:value="51075.6">
            <text:p>51075.6</text:p>
          </table:table-cell>
          <table:table-cell table:number-columns-repeated="974"/>
        </table:table-row>
        <table:table-row table:style-name="ro1">
          <table:table-cell office:value-type="string">
            <text:p>Tunisia</text:p>
          </table:table-cell>
          <table:table-cell office:value-type="float" office:value="120783.74">
            <text:p>120783.74</text:p>
          </table:table-cell>
          <table:table-cell office:value-type="float" office:value="11329.05">
            <text:p>11329.05</text:p>
          </table:table-cell>
          <table:table-cell office:value-type="float" office:value="16080.35">
            <text:p>16080.35</text:p>
          </table:table-cell>
          <table:table-cell office:value-type="float" office:value="9670.43">
            <text:p>9670.43</text:p>
          </table:table-cell>
          <table:table-cell office:value-type="float" office:value="13593.52">
            <text:p>13593.52</text:p>
          </table:table-cell>
          <table:table-cell office:value-type="float" office:value="16071.08">
            <text:p>16071.08</text:p>
          </table:table-cell>
          <table:table-cell office:value-type="float" office:value="2156.45">
            <text:p>2156.45</text:p>
          </table:table-cell>
          <table:table-cell office:value-type="float" office:value="20732.17">
            <text:p>20732.17</text:p>
          </table:table-cell>
          <table:table-cell office:value-type="float" office:value="7003.76">
            <text:p>7003.76</text:p>
          </table:table-cell>
          <table:table-cell office:value-type="float" office:value="93230.53">
            <text:p>93230.53</text:p>
          </table:table-cell>
          <table:table-cell office:value-type="float" office:value="2663.14">
            <text:p>2663.14</text:p>
          </table:table-cell>
          <table:table-cell office:value-type="float" office:value="1150.43">
            <text:p>1150.43</text:p>
          </table:table-cell>
          <table:table-cell office:value-type="float" office:value="3034.89">
            <text:p>3034.89</text:p>
          </table:table-cell>
          <table:table-cell office:value-type="float" office:value="4695.87">
            <text:p>4695.87</text:p>
          </table:table-cell>
          <table:table-cell office:value-type="float" office:value="3005.82">
            <text:p>3005.82</text:p>
          </table:table-cell>
          <table:table-cell office:value-type="float" office:value="2040.75">
            <text:p>2040.75</text:p>
          </table:table-cell>
          <table:table-cell office:value-type="float" office:value="9618.34">
            <text:p>9618.34</text:p>
          </table:table-cell>
          <table:table-cell office:value-type="float" office:value="1683.65">
            <text:p>1683.65</text:p>
          </table:table-cell>
          <table:table-cell office:value-type="float" office:value="27.07">
            <text:p>27.07</text:p>
          </table:table-cell>
          <table:table-cell office:value-type="float" office:value="977.55">
            <text:p>977.55</text:p>
          </table:table-cell>
          <table:table-cell office:value-type="float" office:value="3451.95">
            <text:p>3451.95</text:p>
          </table:table-cell>
          <table:table-cell office:value-type="float" office:value="2361.18">
            <text:p>2361.18</text:p>
          </table:table-cell>
          <table:table-cell office:value-type="float" office:value="3180.39">
            <text:p>3180.39</text:p>
          </table:table-cell>
          <table:table-cell office:value-type="float" office:value="716.91">
            <text:p>716.91</text:p>
          </table:table-cell>
          <table:table-cell office:value-type="float" office:value="138.27">
            <text:p>138.27</text:p>
          </table:table-cell>
          <table:table-cell office:value-type="float" office:value="8007.67">
            <text:p>8007.67</text:p>
          </table:table-cell>
          <table:table-cell office:value-type="float" office:value="492.49">
            <text:p>492.49</text:p>
          </table:table-cell>
          <table:table-cell office:value-type="float" office:value="1673.98">
            <text:p>1673.98</text:p>
          </table:table-cell>
          <table:table-cell office:value-type="float" office:value="3405.77">
            <text:p>3405.77</text:p>
          </table:table-cell>
          <table:table-cell office:value-type="float" office:value="4603.76">
            <text:p>4603.76</text:p>
          </table:table-cell>
          <table:table-cell office:value-type="float" office:value="8389.13">
            <text:p>8389.13</text:p>
          </table:table-cell>
          <table:table-cell office:value-type="float" office:value="245.15">
            <text:p>245.15</text:p>
          </table:table-cell>
          <table:table-cell office:value-type="float" office:value="3164.06">
            <text:p>3164.06</text:p>
          </table:table-cell>
          <table:table-cell office:value-type="float" office:value="461.2">
            <text:p>461.2</text:p>
          </table:table-cell>
          <table:table-cell office:value-type="float" office:value="1111.22">
            <text:p>1111.22</text:p>
          </table:table-cell>
          <table:table-cell office:value-type="float" office:value="3685.77">
            <text:p>3685.77</text:p>
          </table:table-cell>
          <table:table-cell office:value-type="float" office:value="2771.26">
            <text:p>2771.26</text:p>
          </table:table-cell>
          <table:table-cell office:value-type="float" office:value="1080.44">
            <text:p>1080.44</text:p>
          </table:table-cell>
          <table:table-cell office:value-type="float" office:value="849.34">
            <text:p>849.34</text:p>
          </table:table-cell>
          <table:table-cell office:value-type="float" office:value="13846">
            <text:p>13846</text:p>
          </table:table-cell>
          <table:table-cell office:value-type="float" office:value="50.29">
            <text:p>50.29</text:p>
          </table:table-cell>
          <table:table-cell office:value-type="float" office:value="92.39">
            <text:p>92.39</text:p>
          </table:table-cell>
          <table:table-cell office:value-type="float" office:value="6861.07">
            <text:p>6861.07</text:p>
          </table:table-cell>
          <table:table-cell office:value-type="float" office:value="2189.41">
            <text:p>2189.41</text:p>
          </table:table-cell>
          <table:table-cell office:value-type="float" office:value="7757.35">
            <text:p>7757.35</text:p>
          </table:table-cell>
          <table:table-cell office:value-type="float" office:value="2140.94">
            <text:p>2140.94</text:p>
          </table:table-cell>
          <table:table-cell office:value-type="float" office:value="1190.34">
            <text:p>1190.34</text:p>
          </table:table-cell>
          <table:table-cell office:value-type="float" office:value="57.42">
            <text:p>57.42</text:p>
          </table:table-cell>
          <table:table-cell office:value-type="float" office:value="21807.87">
            <text:p>21807.87</text:p>
          </table:table-cell>
          <table:table-cell table:number-columns-repeated="974"/>
        </table:table-row>
        <table:table-row table:style-name="ro1">
          <table:table-cell office:value-type="string">
            <text:p>Turkey</text:p>
          </table:table-cell>
          <table:table-cell office:value-type="float" office:value="866681.33">
            <text:p>866681.33</text:p>
          </table:table-cell>
          <table:table-cell office:value-type="float" office:value="50116.75">
            <text:p>50116.75</text:p>
          </table:table-cell>
          <table:table-cell office:value-type="float" office:value="79170.43">
            <text:p>79170.43</text:p>
          </table:table-cell>
          <table:table-cell office:value-type="float" office:value="40429.82">
            <text:p>40429.82</text:p>
          </table:table-cell>
          <table:table-cell office:value-type="float" office:value="66809.59">
            <text:p>66809.59</text:p>
          </table:table-cell>
          <table:table-cell office:value-type="float" office:value="240207.11">
            <text:p>240207.11</text:p>
          </table:table-cell>
          <table:table-cell office:value-type="float" office:value="92393.25">
            <text:p>92393.25</text:p>
          </table:table-cell>
          <table:table-cell office:value-type="float" office:value="109043.4">
            <text:p>109043.4</text:p>
          </table:table-cell>
          <table:table-cell office:value-type="float" office:value="72363.37">
            <text:p>72363.37</text:p>
          </table:table-cell>
          <table:table-cell office:value-type="float" office:value="759754.03">
            <text:p>759754.03</text:p>
          </table:table-cell>
          <table:table-cell office:value-type="float" office:value="8860.66">
            <text:p>8860.66</text:p>
          </table:table-cell>
          <table:table-cell office:value-type="float" office:value="10282.97">
            <text:p>10282.97</text:p>
          </table:table-cell>
          <table:table-cell office:value-type="float" office:value="19034.62">
            <text:p>19034.62</text:p>
          </table:table-cell>
          <table:table-cell office:value-type="float" office:value="12698.22">
            <text:p>12698.22</text:p>
          </table:table-cell>
          <table:table-cell office:value-type="float" office:value="19928.95">
            <text:p>19928.95</text:p>
          </table:table-cell>
          <table:table-cell office:value-type="float" office:value="13400.62">
            <text:p>13400.62</text:p>
          </table:table-cell>
          <table:table-cell office:value-type="float" office:value="31250.18">
            <text:p>31250.18</text:p>
          </table:table-cell>
          <table:table-cell office:value-type="float" office:value="6014.28">
            <text:p>6014.28</text:p>
          </table:table-cell>
          <table:table-cell office:value-type="float" office:value="764.87">
            <text:p>764.87</text:p>
          </table:table-cell>
          <table:table-cell office:value-type="float" office:value="13802.02">
            <text:p>13802.02</text:p>
          </table:table-cell>
          <table:table-cell office:value-type="float" office:value="12967.89">
            <text:p>12967.89</text:p>
          </table:table-cell>
          <table:table-cell office:value-type="float" office:value="2750.02">
            <text:p>2750.02</text:p>
          </table:table-cell>
          <table:table-cell office:value-type="float" office:value="15467.67">
            <text:p>15467.67</text:p>
          </table:table-cell>
          <table:table-cell office:value-type="float" office:value="7728.18">
            <text:p>7728.18</text:p>
          </table:table-cell>
          <table:table-cell office:value-type="float" office:value="1697.66">
            <text:p>1697.66</text:p>
          </table:table-cell>
          <table:table-cell office:value-type="float" office:value="47079.2">
            <text:p>47079.2</text:p>
          </table:table-cell>
          <table:table-cell office:value-type="float" office:value="4671.46">
            <text:p>4671.46</text:p>
          </table:table-cell>
          <table:table-cell office:value-type="float" office:value="13079.11">
            <text:p>13079.11</text:p>
          </table:table-cell>
          <table:table-cell office:value-type="float" office:value="2562.59">
            <text:p>2562.59</text:p>
          </table:table-cell>
          <table:table-cell office:value-type="float" office:value="110227.35">
            <text:p>110227.35</text:p>
          </table:table-cell>
          <table:table-cell office:value-type="float" office:value="100297.68">
            <text:p>100297.68</text:p>
          </table:table-cell>
          <table:table-cell office:value-type="float" office:value="6856.14">
            <text:p>6856.14</text:p>
          </table:table-cell>
          <table:table-cell office:value-type="float" office:value="27353.76">
            <text:p>27353.76</text:p>
          </table:table-cell>
          <table:table-cell office:value-type="float" office:value="91641.88">
            <text:p>91641.88</text:p>
          </table:table-cell>
          <table:table-cell office:value-type="float" office:value="374.37">
            <text:p>374.37</text:p>
          </table:table-cell>
          <table:table-cell office:value-type="float" office:value="36216.33">
            <text:p>36216.33</text:p>
          </table:table-cell>
          <table:table-cell office:value-type="float" office:value="24050.93">
            <text:p>24050.93</text:p>
          </table:table-cell>
          <table:table-cell office:value-type="float" office:value="5501.99">
            <text:p>5501.99</text:p>
          </table:table-cell>
          <table:table-cell office:value-type="float" office:value="13195.23">
            <text:p>13195.23</text:p>
          </table:table-cell>
          <table:table-cell office:value-type="float" office:value="32023.95">
            <text:p>32023.95</text:p>
          </table:table-cell>
          <table:table-cell office:value-type="float" office:value="8252.02">
            <text:p>8252.02</text:p>
          </table:table-cell>
          <table:table-cell office:value-type="float" office:value="378.13">
            <text:p>378.13</text:p>
          </table:table-cell>
          <table:table-cell office:value-type="float" office:value="63917.28">
            <text:p>63917.28</text:p>
          </table:table-cell>
          <table:table-cell office:value-type="float" office:value="16872.48">
            <text:p>16872.48</text:p>
          </table:table-cell>
          <table:table-cell office:value-type="float" office:value="1092.6">
            <text:p>1092.6</text:p>
          </table:table-cell>
          <table:table-cell office:value-type="float" office:value="65227.15">
            <text:p>65227.15</text:p>
          </table:table-cell>
          <table:table-cell office:value-type="float" office:value="13937.68">
            <text:p>13937.68</text:p>
          </table:table-cell>
          <table:table-cell office:value-type="float" office:value="2212.33">
            <text:p>2212.33</text:p>
          </table:table-cell>
          <table:table-cell office:value-type="float" office:value="2347.51">
            <text:p>2347.51</text:p>
          </table:table-cell>
          <table:table-cell table:number-columns-repeated="974"/>
        </table:table-row>
        <table:table-row table:style-name="ro1">
          <table:table-cell office:value-type="string">
            <text:p>United Arab Emirates</text:p>
          </table:table-cell>
          <table:table-cell office:value-type="float" office:value="40612.45">
            <text:p>40612.45</text:p>
          </table:table-cell>
          <table:table-cell office:value-type="float" office:value="13698.36">
            <text:p>13698.36</text:p>
          </table:table-cell>
          <table:table-cell office:value-type="float" office:value="13381.63">
            <text:p>13381.63</text:p>
          </table:table-cell>
          <table:table-cell office:value-type="float" office:value="7231.93">
            <text:p>7231.93</text:p>
          </table:table-cell>
          <table:table-cell office:value-type="float" office:value="2931.91">
            <text:p>2931.91</text:p>
          </table:table-cell>
          <table:table-cell office:value-type="float" office:value="4273.33">
            <text:p>4273.33</text:p>
          </table:table-cell>
          <table:table-cell office:value-type="float" office:value="80.27">
            <text:p>80.27</text:p>
          </table:table-cell>
          <table:table-cell office:value-type="float" office:value="392.84">
            <text:p>392.84</text:p>
          </table:table-cell>
          <table:table-cell office:value-type="float" office:value="509.94">
            <text:p>509.94</text:p>
          </table:table-cell>
          <table:table-cell office:value-type="float" office:value="27009.19">
            <text:p>27009.19</text:p>
          </table:table-cell>
          <table:table-cell office:value-type="float" office:value="3719.73">
            <text:p>3719.73</text:p>
          </table:table-cell>
          <table:table-cell office:value-type="float" office:value="5156.25">
            <text:p>5156.25</text:p>
          </table:table-cell>
          <table:table-cell office:value-type="float" office:value="2858.56">
            <text:p>2858.56</text:p>
          </table:table-cell>
          <table:table-cell office:value-type="float" office:value="693.25">
            <text:p>693.25</text:p>
          </table:table-cell>
          <table:table-cell office:value-type="float" office:value="3296.21">
            <text:p>3296.21</text:p>
          </table:table-cell>
          <table:table-cell office:value-type="float" office:value="1820.44">
            <text:p>1820.44</text:p>
          </table:table-cell>
          <table:table-cell office:value-type="float" office:value="6812.97">
            <text:p>6812.97</text:p>
          </table:table-cell>
          <table:table-cell office:value-type="float" office:value="1635.87">
            <text:p>1635.87</text:p>
          </table:table-cell>
          <table:table-cell office:value-type="float" office:value="132.11">
            <text:p>132.11</text:p>
          </table:table-cell>
          <table:table-cell office:value-type="float" office:value="1418.01">
            <text:p>1418.01</text:p>
          </table:table-cell>
          <table:table-cell office:value-type="float" office:value="1730.33">
            <text:p>1730.33</text:p>
          </table:table-cell>
          <table:table-cell office:value-type="float" office:value="309.01">
            <text:p>309.01</text:p>
          </table:table-cell>
          <table:table-cell office:value-type="float" office:value="4536.57">
            <text:p>4536.57</text:p>
          </table:table-cell>
          <table:table-cell office:value-type="float" office:value="681.81">
            <text:p>681.81</text:p>
          </table:table-cell>
          <table:table-cell office:value-type="float" office:value="118.21">
            <text:p>118.21</text:p>
          </table:table-cell>
          <table:table-cell office:value-type="float" office:value="2093.61">
            <text:p>2093.61</text:p>
          </table:table-cell>
          <table:table-cell office:value-type="float" office:value="597.8">
            <text:p>597.8</text:p>
          </table:table-cell>
          <table:table-cell office:value-type="float" office:value="151.41">
            <text:p>151.41</text:p>
          </table:table-cell>
          <table:table-cell office:value-type="float" office:value="69.83">
            <text:p>69.83</text:p>
          </table:table-cell>
          <table:table-cell office:value-type="float" office:value="346.94">
            <text:p>346.94</text:p>
          </table:table-cell>
          <table:table-cell office:value-type="float" office:value="629.2">
            <text:p>629.2</text:p>
          </table:table-cell>
          <table:table-cell office:value-type="float" office:value="205.39">
            <text:p>205.39</text:p>
          </table:table-cell>
          <table:table-cell office:value-type="float" office:value="3116.83">
            <text:p>3116.83</text:p>
          </table:table-cell>
          <table:table-cell office:value-type="float" office:value="35.72">
            <text:p>35.72</text:p>
          </table:table-cell>
          <table:table-cell office:value-type="float" office:value="32.41">
            <text:p>32.41</text:p>
          </table:table-cell>
          <table:table-cell office:value-type="float" office:value="66.86">
            <text:p>66.86</text:p>
          </table:table-cell>
          <table:table-cell office:value-type="float" office:value="156.32">
            <text:p>156.32</text:p>
          </table:table-cell>
          <table:table-cell office:value-type="float" office:value="13.54">
            <text:p>13.54</text:p>
          </table:table-cell>
          <table:table-cell office:value-type="float" office:value="32.72">
            <text:p>32.72</text:p>
          </table:table-cell>
          <table:table-cell office:value-type="float" office:value="118.94">
            <text:p>118.94</text:p>
          </table:table-cell>
          <table:table-cell office:value-type="float" office:value="12.55">
            <text:p>12.55</text:p>
          </table:table-cell>
          <table:table-cell office:value-type="float" office:value="1.46">
            <text:p>1.46</text:p>
          </table:table-cell>
          <table:table-cell office:value-type="float" office:value="490.92">
            <text:p>490.92</text:p>
          </table:table-cell>
          <table:table-cell office:value-type="float" office:value="12.55">
            <text:p>12.55</text:p>
          </table:table-cell>
          <table:table-cell office:value-type="float" office:value="7.84">
            <text:p>7.84</text:p>
          </table:table-cell>
          <table:table-cell office:value-type="float" office:value="50.47">
            <text:p>50.47</text:p>
          </table:table-cell>
          <table:table-cell office:value-type="float" office:value="243.88">
            <text:p>243.88</text:p>
          </table:table-cell>
          <table:table-cell/>
          <table:table-cell office:value-type="float" office:value="155.71">
            <text:p>155.71</text:p>
          </table:table-cell>
          <table:table-cell table:number-columns-repeated="974"/>
        </table:table-row>
        <table:table-row table:style-name="ro1">
          <table:table-cell office:value-type="string">
            <text:p>United Kingdom</text:p>
          </table:table-cell>
          <table:table-cell office:value-type="float" office:value="688235.81">
            <text:p>688235.81</text:p>
          </table:table-cell>
          <table:table-cell office:value-type="float" office:value="168594.89">
            <text:p>168594.89</text:p>
          </table:table-cell>
          <table:table-cell office:value-type="float" office:value="229027.68">
            <text:p>229027.68</text:p>
          </table:table-cell>
          <table:table-cell office:value-type="float" office:value="99430.06">
            <text:p>99430.06</text:p>
          </table:table-cell>
          <table:table-cell office:value-type="float" office:value="81294.41">
            <text:p>81294.41</text:p>
          </table:table-cell>
          <table:table-cell office:value-type="float" office:value="207310.29">
            <text:p>207310.29</text:p>
          </table:table-cell>
          <table:table-cell office:value-type="float" office:value="14496.99">
            <text:p>14496.99</text:p>
          </table:table-cell>
          <table:table-cell office:value-type="float" office:value="122732.98">
            <text:p>122732.98</text:p>
          </table:table-cell>
          <table:table-cell office:value-type="float" office:value="53118.57">
            <text:p>53118.57</text:p>
          </table:table-cell>
          <table:table-cell office:value-type="float" office:value="241215.69">
            <text:p>241215.69</text:p>
          </table:table-cell>
          <table:table-cell office:value-type="float" office:value="22413.15">
            <text:p>22413.15</text:p>
          </table:table-cell>
          <table:table-cell office:value-type="float" office:value="46013.61">
            <text:p>46013.61</text:p>
          </table:table-cell>
          <table:table-cell office:value-type="float" office:value="39875.87">
            <text:p>39875.87</text:p>
          </table:table-cell>
          <table:table-cell office:value-type="float" office:value="68360.61">
            <text:p>68360.61</text:p>
          </table:table-cell>
          <table:table-cell office:value-type="float" office:value="48407.46">
            <text:p>48407.46</text:p>
          </table:table-cell>
          <table:table-cell office:value-type="float" office:value="71107.25">
            <text:p>71107.25</text:p>
          </table:table-cell>
          <table:table-cell office:value-type="float" office:value="56038.59">
            <text:p>56038.59</text:p>
          </table:table-cell>
          <table:table-cell office:value-type="float" office:value="41313.1">
            <text:p>41313.1</text:p>
          </table:table-cell>
          <table:table-cell office:value-type="float" office:value="12889.9">
            <text:p>12889.9</text:p>
          </table:table-cell>
          <table:table-cell office:value-type="float" office:value="34504.63">
            <text:p>34504.63</text:p>
          </table:table-cell>
          <table:table-cell office:value-type="float" office:value="13912.73">
            <text:p>13912.73</text:p>
          </table:table-cell>
          <table:table-cell office:value-type="float" office:value="12224.02">
            <text:p>12224.02</text:p>
          </table:table-cell>
          <table:table-cell office:value-type="float" office:value="43717.66">
            <text:p>43717.66</text:p>
          </table:table-cell>
          <table:table-cell office:value-type="float" office:value="24949.95">
            <text:p>24949.95</text:p>
          </table:table-cell>
          <table:table-cell office:value-type="float" office:value="7819.56">
            <text:p>7819.56</text:p>
          </table:table-cell>
          <table:table-cell office:value-type="float" office:value="41116.88">
            <text:p>41116.88</text:p>
          </table:table-cell>
          <table:table-cell office:value-type="float" office:value="31872.03">
            <text:p>31872.03</text:p>
          </table:table-cell>
          <table:table-cell office:value-type="float" office:value="6926.01">
            <text:p>6926.01</text:p>
          </table:table-cell>
          <table:table-cell office:value-type="float" office:value="2399.84">
            <text:p>2399.84</text:p>
          </table:table-cell>
          <table:table-cell office:value-type="float" office:value="51863.11">
            <text:p>51863.11</text:p>
          </table:table-cell>
          <table:table-cell office:value-type="float" office:value="49820.41">
            <text:p>49820.41</text:p>
          </table:table-cell>
          <table:table-cell office:value-type="float" office:value="95735.02">
            <text:p>95735.02</text:p>
          </table:table-cell>
          <table:table-cell office:value-type="float" office:value="21864.61">
            <text:p>21864.61</text:p>
          </table:table-cell>
          <table:table-cell office:value-type="float" office:value="12704.88">
            <text:p>12704.88</text:p>
          </table:table-cell>
          <table:table-cell office:value-type="float" office:value="1640.64">
            <text:p>1640.64</text:p>
          </table:table-cell>
          <table:table-cell office:value-type="float" office:value="64911.98">
            <text:p>64911.98</text:p>
          </table:table-cell>
          <table:table-cell office:value-type="float" office:value="27586.02">
            <text:p>27586.02</text:p>
          </table:table-cell>
          <table:table-cell office:value-type="float" office:value="7584">
            <text:p>7584</text:p>
          </table:table-cell>
          <table:table-cell office:value-type="float" office:value="14255.46">
            <text:p>14255.46</text:p>
          </table:table-cell>
          <table:table-cell office:value-type="float" office:value="9526.96">
            <text:p>9526.96</text:p>
          </table:table-cell>
          <table:table-cell office:value-type="float" office:value="8958.23">
            <text:p>8958.23</text:p>
          </table:table-cell>
          <table:table-cell office:value-type="float" office:value="1427.31">
            <text:p>1427.31</text:p>
          </table:table-cell>
          <table:table-cell office:value-type="float" office:value="42626.03">
            <text:p>42626.03</text:p>
          </table:table-cell>
          <table:table-cell office:value-type="float" office:value="29751.43">
            <text:p>29751.43</text:p>
          </table:table-cell>
          <table:table-cell office:value-type="float" office:value="1899.67">
            <text:p>1899.67</text:p>
          </table:table-cell>
          <table:table-cell office:value-type="float" office:value="20057.03">
            <text:p>20057.03</text:p>
          </table:table-cell>
          <table:table-cell office:value-type="float" office:value="5418.67">
            <text:p>5418.67</text:p>
          </table:table-cell>
          <table:table-cell office:value-type="float" office:value="333.61">
            <text:p>333.61</text:p>
          </table:table-cell>
          <table:table-cell office:value-type="float" office:value="13668.03">
            <text:p>13668.03</text:p>
          </table:table-cell>
          <table:table-cell table:number-columns-repeated="974"/>
        </table:table-row>
        <table:table-row table:style-name="ro1">
          <table:table-cell office:value-type="string">
            <text:p>United States</text:p>
          </table:table-cell>
          <table:table-cell office:value-type="float" office:value="3538783.34">
            <text:p>3538783.34</text:p>
          </table:table-cell>
          <table:table-cell office:value-type="float" office:value="724368.16">
            <text:p>724368.16</text:p>
          </table:table-cell>
          <table:table-cell office:value-type="float" office:value="1145327.31">
            <text:p>1145327.31</text:p>
          </table:table-cell>
          <table:table-cell office:value-type="float" office:value="756592.6">
            <text:p>756592.6</text:p>
          </table:table-cell>
          <table:table-cell office:value-type="float" office:value="350300.35">
            <text:p>350300.35</text:p>
          </table:table-cell>
          <table:table-cell office:value-type="float" office:value="822471.26">
            <text:p>822471.26</text:p>
          </table:table-cell>
          <table:table-cell office:value-type="float" office:value="38242.05">
            <text:p>38242.05</text:p>
          </table:table-cell>
          <table:table-cell office:value-type="float" office:value="568907.27">
            <text:p>568907.27</text:p>
          </table:table-cell>
          <table:table-cell office:value-type="float" office:value="300449.72">
            <text:p>300449.72</text:p>
          </table:table-cell>
          <table:table-cell office:value-type="float" office:value="1524244.06">
            <text:p>1524244.06</text:p>
          </table:table-cell>
          <table:table-cell office:value-type="float" office:value="43810.3">
            <text:p>43810.3</text:p>
          </table:table-cell>
          <table:table-cell office:value-type="float" office:value="187549.22">
            <text:p>187549.22</text:p>
          </table:table-cell>
          <table:table-cell office:value-type="float" office:value="265701.8">
            <text:p>265701.8</text:p>
          </table:table-cell>
          <table:table-cell office:value-type="float" office:value="211664.55">
            <text:p>211664.55</text:p>
          </table:table-cell>
          <table:table-cell office:value-type="float" office:value="174736.77">
            <text:p>174736.77</text:p>
          </table:table-cell>
          <table:table-cell office:value-type="float" office:value="378890.3">
            <text:p>378890.3</text:p>
          </table:table-cell>
          <table:table-cell office:value-type="float" office:value="302281.41">
            <text:p>302281.41</text:p>
          </table:table-cell>
          <table:table-cell office:value-type="float" office:value="200131.16">
            <text:p>200131.16</text:p>
          </table:table-cell>
          <table:table-cell office:value-type="float" office:value="76503.43">
            <text:p>76503.43</text:p>
          </table:table-cell>
          <table:table-cell office:value-type="float" office:value="159265.9">
            <text:p>159265.9</text:p>
          </table:table-cell>
          <table:table-cell office:value-type="float" office:value="87478.12">
            <text:p>87478.12</text:p>
          </table:table-cell>
          <table:table-cell office:value-type="float" office:value="214973.28">
            <text:p>214973.28</text:p>
          </table:table-cell>
          <table:table-cell office:value-type="float" office:value="355564.78">
            <text:p>355564.78</text:p>
          </table:table-cell>
          <table:table-cell office:value-type="float" office:value="90614.91">
            <text:p>90614.91</text:p>
          </table:table-cell>
          <table:table-cell office:value-type="float" office:value="33305.71">
            <text:p>33305.71</text:p>
          </table:table-cell>
          <table:table-cell office:value-type="float" office:value="102261.49">
            <text:p>102261.49</text:p>
          </table:table-cell>
          <table:table-cell office:value-type="float" office:value="129147.65">
            <text:p>129147.65</text:p>
          </table:table-cell>
          <table:table-cell office:value-type="float" office:value="72830.73">
            <text:p>72830.73</text:p>
          </table:table-cell>
          <table:table-cell office:value-type="float" office:value="45784.3">
            <text:p>45784.3</text:p>
          </table:table-cell>
          <table:table-cell office:value-type="float" office:value="328404.4">
            <text:p>328404.4</text:p>
          </table:table-cell>
          <table:table-cell office:value-type="float" office:value="227469.85">
            <text:p>227469.85</text:p>
          </table:table-cell>
          <table:table-cell office:value-type="float" office:value="177182.1">
            <text:p>177182.1</text:p>
          </table:table-cell>
          <table:table-cell office:value-type="float" office:value="121055.56">
            <text:p>121055.56</text:p>
          </table:table-cell>
          <table:table-cell office:value-type="float" office:value="31818.93">
            <text:p>31818.93</text:p>
          </table:table-cell>
          <table:table-cell office:value-type="float" office:value="3907.64">
            <text:p>3907.64</text:p>
          </table:table-cell>
          <table:table-cell office:value-type="float" office:value="190194.06">
            <text:p>190194.06</text:p>
          </table:table-cell>
          <table:table-cell office:value-type="float" office:value="192312.9">
            <text:p>192312.9</text:p>
          </table:table-cell>
          <table:table-cell office:value-type="float" office:value="22648.87">
            <text:p>22648.87</text:p>
          </table:table-cell>
          <table:table-cell office:value-type="float" office:value="95226.67">
            <text:p>95226.67</text:p>
          </table:table-cell>
          <table:table-cell office:value-type="float" office:value="74965.37">
            <text:p>74965.37</text:p>
          </table:table-cell>
          <table:table-cell office:value-type="float" office:value="77241.78">
            <text:p>77241.78</text:p>
          </table:table-cell>
          <table:table-cell office:value-type="float" office:value="14055.28">
            <text:p>14055.28</text:p>
          </table:table-cell>
          <table:table-cell office:value-type="float" office:value="212175.59">
            <text:p>212175.59</text:p>
          </table:table-cell>
          <table:table-cell office:value-type="float" office:value="176206.22">
            <text:p>176206.22</text:p>
          </table:table-cell>
          <table:table-cell office:value-type="float" office:value="90881.48">
            <text:p>90881.48</text:p>
          </table:table-cell>
          <table:table-cell office:value-type="float" office:value="334646.48">
            <text:p>334646.48</text:p>
          </table:table-cell>
          <table:table-cell office:value-type="float" office:value="27600.37">
            <text:p>27600.37</text:p>
          </table:table-cell>
          <table:table-cell/>
          <table:table-cell office:value-type="float" office:value="49314.4">
            <text:p>49314.4</text:p>
          </table:table-cell>
          <table:table-cell table:number-columns-repeated="974"/>
        </table:table-row>
        <table:table-row table:style-name="ro1">
          <table:table-cell office:value-type="string">
            <text:p>Uruguay</text:p>
          </table:table-cell>
          <table:table-cell office:value-type="float" office:value="39770.89">
            <text:p>39770.89</text:p>
          </table:table-cell>
          <table:table-cell office:value-type="float" office:value="2116.83">
            <text:p>2116.83</text:p>
          </table:table-cell>
          <table:table-cell office:value-type="float" office:value="5707.33">
            <text:p>5707.33</text:p>
          </table:table-cell>
          <table:table-cell office:value-type="float" office:value="4763.61">
            <text:p>4763.61</text:p>
          </table:table-cell>
          <table:table-cell office:value-type="float" office:value="4428.27">
            <text:p>4428.27</text:p>
          </table:table-cell>
          <table:table-cell office:value-type="float" office:value="12789.97">
            <text:p>12789.97</text:p>
          </table:table-cell>
          <table:table-cell office:value-type="float" office:value="994.52">
            <text:p>994.52</text:p>
          </table:table-cell>
          <table:table-cell office:value-type="float" office:value="8612.04">
            <text:p>8612.04</text:p>
          </table:table-cell>
          <table:table-cell office:value-type="float" office:value="3731.43">
            <text:p>3731.43</text:p>
          </table:table-cell>
          <table:table-cell office:value-type="float" office:value="23363.87">
            <text:p>23363.87</text:p>
          </table:table-cell>
          <table:table-cell office:value-type="float" office:value="48.21">
            <text:p>48.21</text:p>
          </table:table-cell>
          <table:table-cell office:value-type="float" office:value="893.15">
            <text:p>893.15</text:p>
          </table:table-cell>
          <table:table-cell office:value-type="float" office:value="452.34">
            <text:p>452.34</text:p>
          </table:table-cell>
          <table:table-cell office:value-type="float" office:value="811.67">
            <text:p>811.67</text:p>
          </table:table-cell>
          <table:table-cell office:value-type="float" office:value="845.28">
            <text:p>845.28</text:p>
          </table:table-cell>
          <table:table-cell office:value-type="float" office:value="1352.15">
            <text:p>1352.15</text:p>
          </table:table-cell>
          <table:table-cell office:value-type="float" office:value="2294.71">
            <text:p>2294.71</text:p>
          </table:table-cell>
          <table:table-cell office:value-type="float" office:value="599.62">
            <text:p>599.62</text:p>
          </table:table-cell>
          <table:table-cell office:value-type="float" office:value="127.21">
            <text:p>127.21</text:p>
          </table:table-cell>
          <table:table-cell office:value-type="float" office:value="1286.52">
            <text:p>1286.52</text:p>
          </table:table-cell>
          <table:table-cell office:value-type="float" office:value="1607.95">
            <text:p>1607.95</text:p>
          </table:table-cell>
          <table:table-cell office:value-type="float" office:value="1438.6">
            <text:p>1438.6</text:p>
          </table:table-cell>
          <table:table-cell office:value-type="float" office:value="1326.98">
            <text:p>1326.98</text:p>
          </table:table-cell>
          <table:table-cell office:value-type="float" office:value="357.95">
            <text:p>357.95</text:p>
          </table:table-cell>
          <table:table-cell office:value-type="float" office:value="203.48">
            <text:p>203.48</text:p>
          </table:table-cell>
          <table:table-cell office:value-type="float" office:value="2776.15">
            <text:p>2776.15</text:p>
          </table:table-cell>
          <table:table-cell office:value-type="float" office:value="837.84">
            <text:p>837.84</text:p>
          </table:table-cell>
          <table:table-cell office:value-type="float" office:value="462.14">
            <text:p>462.14</text:p>
          </table:table-cell>
          <table:table-cell office:value-type="float" office:value="483.2">
            <text:p>483.2</text:p>
          </table:table-cell>
          <table:table-cell office:value-type="float" office:value="2909.58">
            <text:p>2909.58</text:p>
          </table:table-cell>
          <table:table-cell office:value-type="float" office:value="6296.64">
            <text:p>6296.64</text:p>
          </table:table-cell>
          <table:table-cell office:value-type="float" office:value="1985.75">
            <text:p>1985.75</text:p>
          </table:table-cell>
          <table:table-cell office:value-type="float" office:value="2558.63">
            <text:p>2558.63</text:p>
          </table:table-cell>
          <table:table-cell office:value-type="float" office:value="548.89">
            <text:p>548.89</text:p>
          </table:table-cell>
          <table:table-cell office:value-type="float" office:value="149.49">
            <text:p>149.49</text:p>
          </table:table-cell>
          <table:table-cell office:value-type="float" office:value="3566.9">
            <text:p>3566.9</text:p>
          </table:table-cell>
          <table:table-cell office:value-type="float" office:value="1763.19">
            <text:p>1763.19</text:p>
          </table:table-cell>
          <table:table-cell office:value-type="float" office:value="512.9">
            <text:p>512.9</text:p>
          </table:table-cell>
          <table:table-cell office:value-type="float" office:value="909.12">
            <text:p>909.12</text:p>
          </table:table-cell>
          <table:table-cell office:value-type="float" office:value="2197.65">
            <text:p>2197.65</text:p>
          </table:table-cell>
          <table:table-cell office:value-type="float" office:value="637.92">
            <text:p>637.92</text:p>
          </table:table-cell>
          <table:table-cell office:value-type="float" office:value="17.22">
            <text:p>17.22</text:p>
          </table:table-cell>
          <table:table-cell office:value-type="float" office:value="3097.77">
            <text:p>3097.77</text:p>
          </table:table-cell>
          <table:table-cell office:value-type="float" office:value="7078.58">
            <text:p>7078.58</text:p>
          </table:table-cell>
          <table:table-cell office:value-type="float" office:value="2224.55">
            <text:p>2224.55</text:p>
          </table:table-cell>
          <table:table-cell office:value-type="float" office:value="2279.48">
            <text:p>2279.48</text:p>
          </table:table-cell>
          <table:table-cell office:value-type="float" office:value="914.8">
            <text:p>914.8</text:p>
          </table:table-cell>
          <table:table-cell office:value-type="float" office:value="280.9">
            <text:p>280.9</text:p>
          </table:table-cell>
          <table:table-cell office:value-type="float" office:value="3008.82">
            <text:p>3008.82</text:p>
          </table:table-cell>
          <table:table-cell table:number-columns-repeated="974"/>
        </table:table-row>
        <table:table-row table:style-name="ro1">
          <table:table-cell office:value-type="string">
            <text:p>Viet Nam</text:p>
          </table:table-cell>
          <table:table-cell office:value-type="float" office:value="956517.47">
            <text:p>956517.47</text:p>
          </table:table-cell>
          <table:table-cell office:value-type="float" office:value="42861.09">
            <text:p>42861.09</text:p>
          </table:table-cell>
          <table:table-cell office:value-type="float" office:value="73831.56">
            <text:p>73831.56</text:p>
          </table:table-cell>
          <table:table-cell office:value-type="float" office:value="24691.29">
            <text:p>24691.29</text:p>
          </table:table-cell>
          <table:table-cell office:value-type="float" office:value="21550.48">
            <text:p>21550.48</text:p>
          </table:table-cell>
          <table:table-cell office:value-type="float" office:value="183033.6">
            <text:p>183033.6</text:p>
          </table:table-cell>
          <table:table-cell office:value-type="float" office:value="588411.72">
            <text:p>588411.72</text:p>
          </table:table-cell>
          <table:table-cell office:value-type="float" office:value="144036.46">
            <text:p>144036.46</text:p>
          </table:table-cell>
          <table:table-cell office:value-type="float" office:value="57473.18">
            <text:p>57473.18</text:p>
          </table:table-cell>
          <table:table-cell office:value-type="float" office:value="205411.11">
            <text:p>205411.11</text:p>
          </table:table-cell>
          <table:table-cell office:value-type="float" office:value="28522">
            <text:p>28522</text:p>
          </table:table-cell>
          <table:table-cell office:value-type="float" office:value="3985.44">
            <text:p>3985.44</text:p>
          </table:table-cell>
          <table:table-cell office:value-type="float" office:value="7593.83">
            <text:p>7593.83</text:p>
          </table:table-cell>
          <table:table-cell office:value-type="float" office:value="4482.26">
            <text:p>4482.26</text:p>
          </table:table-cell>
          <table:table-cell office:value-type="float" office:value="8846.02">
            <text:p>8846.02</text:p>
          </table:table-cell>
          <table:table-cell office:value-type="float" office:value="18435.01">
            <text:p>18435.01</text:p>
          </table:table-cell>
          <table:table-cell office:value-type="float" office:value="41928.08">
            <text:p>41928.08</text:p>
          </table:table-cell>
          <table:table-cell office:value-type="float" office:value="3101.45">
            <text:p>3101.45</text:p>
          </table:table-cell>
          <table:table-cell office:value-type="float" office:value="202.15">
            <text:p>202.15</text:p>
          </table:table-cell>
          <table:table-cell office:value-type="float" office:value="6899.35">
            <text:p>6899.35</text:p>
          </table:table-cell>
          <table:table-cell office:value-type="float" office:value="11007.77">
            <text:p>11007.77</text:p>
          </table:table-cell>
          <table:table-cell office:value-type="float" office:value="1024.96">
            <text:p>1024.96</text:p>
          </table:table-cell>
          <table:table-cell office:value-type="float" office:value="9760.93">
            <text:p>9760.93</text:p>
          </table:table-cell>
          <table:table-cell office:value-type="float" office:value="2854.04">
            <text:p>2854.04</text:p>
          </table:table-cell>
          <table:table-cell office:value-type="float" office:value="426.27">
            <text:p>426.27</text:p>
          </table:table-cell>
          <table:table-cell office:value-type="float" office:value="2240.91">
            <text:p>2240.91</text:p>
          </table:table-cell>
          <table:table-cell office:value-type="float" office:value="4286.63">
            <text:p>4286.63</text:p>
          </table:table-cell>
          <table:table-cell office:value-type="float" office:value="14277.88">
            <text:p>14277.88</text:p>
          </table:table-cell>
          <table:table-cell office:value-type="float" office:value="1966.08">
            <text:p>1966.08</text:p>
          </table:table-cell>
          <table:table-cell office:value-type="float" office:value="14946.55">
            <text:p>14946.55</text:p>
          </table:table-cell>
          <table:table-cell office:value-type="float" office:value="153401.12">
            <text:p>153401.12</text:p>
          </table:table-cell>
          <table:table-cell office:value-type="float" office:value="1885.25">
            <text:p>1885.25</text:p>
          </table:table-cell>
          <table:table-cell office:value-type="float" office:value="18800.9">
            <text:p>18800.9</text:p>
          </table:table-cell>
          <table:table-cell office:value-type="float" office:value="110245.36">
            <text:p>110245.36</text:p>
          </table:table-cell>
          <table:table-cell office:value-type="float" office:value="27995.98">
            <text:p>27995.98</text:p>
          </table:table-cell>
          <table:table-cell office:value-type="float" office:value="63393.32">
            <text:p>63393.32</text:p>
          </table:table-cell>
          <table:table-cell office:value-type="float" office:value="21448.82">
            <text:p>21448.82</text:p>
          </table:table-cell>
          <table:table-cell office:value-type="float" office:value="9931.79">
            <text:p>9931.79</text:p>
          </table:table-cell>
          <table:table-cell office:value-type="float" office:value="8344.76">
            <text:p>8344.76</text:p>
          </table:table-cell>
          <table:table-cell office:value-type="float" office:value="49031.71">
            <text:p>49031.71</text:p>
          </table:table-cell>
          <table:table-cell office:value-type="float" office:value="8281.96">
            <text:p>8281.96</text:p>
          </table:table-cell>
          <table:table-cell office:value-type="float" office:value="1802.86">
            <text:p>1802.86</text:p>
          </table:table-cell>
          <table:table-cell office:value-type="float" office:value="47988.78">
            <text:p>47988.78</text:p>
          </table:table-cell>
          <table:table-cell office:value-type="float" office:value="12278.35">
            <text:p>12278.35</text:p>
          </table:table-cell>
          <table:table-cell office:value-type="float" office:value="12939.3">
            <text:p>12939.3</text:p>
          </table:table-cell>
          <table:table-cell office:value-type="float" office:value="11233.14">
            <text:p>11233.14</text:p>
          </table:table-cell>
          <table:table-cell office:value-type="float" office:value="3792.38">
            <text:p>3792.38</text:p>
          </table:table-cell>
          <table:table-cell office:value-type="float" office:value="33200.5">
            <text:p>33200.5</text:p>
          </table:table-cell>
          <table:table-cell office:value-type="float" office:value="15678.23">
            <text:p>15678.23</text:p>
          </table:table-cell>
          <table:table-cell table:number-columns-repeated="974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umber of students" table:style-name="ta8" table:print="false">
        <office:forms form:automatic-focus="false" form:apply-design-mode="false"/>
        <table:table-column table:style-name="co7" table:default-cell-style-name="ce1"/>
        <table:table-column table:style-name="co7" table:number-columns-repeated="1023" table:default-cell-style-name="Default"/>
        <table:table-row table:style-name="ro1">
          <table:table-cell/>
          <table:table-cell table:style-name="ce1" office:value-type="string">
            <text:p>Country</text:p>
          </table:table-cell>
          <table:table-cell table:style-name="ce1" office:value-type="string">
            <text:p>ISCO.1xxx.Managers</text:p>
          </table:table-cell>
          <table:table-cell table:style-name="ce1" office:value-type="string">
            <text:p>ISCO.2xxx.Professionals</text:p>
          </table:table-cell>
          <table:table-cell table:style-name="ce1" office:value-type="string">
            <text:p>ISCO.3xxx.Technicians.and.associate.professionals</text:p>
          </table:table-cell>
          <table:table-cell table:style-name="ce1" office:value-type="string">
            <text:p>ISCO.4xxx.Clerical.support.workers</text:p>
          </table:table-cell>
          <table:table-cell table:style-name="ce1" office:value-type="string">
            <text:p>ISCO.5xxx.Service.and.sales.workers</text:p>
          </table:table-cell>
          <table:table-cell table:style-name="ce1" office:value-type="string">
            <text:p>ISCO.6xxx.Skilled.agricultural..forestry.and</text:p>
          </table:table-cell>
          <table:table-cell table:style-name="ce1" office:value-type="string">
            <text:p>ISCO.7xxx.Craft.and.related.trades</text:p>
          </table:table-cell>
          <table:table-cell table:style-name="ce1" office:value-type="string">
            <text:p>ISCO.8xxx.Plant.and.machine.operators.</text:p>
          </table:table-cell>
          <table:table-cell table:style-name="ce1" office:value-type="string">
            <text:p>ISCO.9xxx.Elementary.occupations</text:p>
          </table:table-cell>
          <table:table-cell table:style-name="ce1" office:value-type="string">
            <text:p>ISCO.11xx.Chief.executives..senior.officials</text:p>
          </table:table-cell>
          <table:table-cell table:style-name="ce1" office:value-type="string">
            <text:p>ISCO.12xx.Administrative.and.commercial.managers</text:p>
          </table:table-cell>
          <table:table-cell table:style-name="ce1" office:value-type="string">
            <text:p>ISCO.13xx.Production.and.specialised.services</text:p>
          </table:table-cell>
          <table:table-cell table:style-name="ce1" office:value-type="string">
            <text:p>ISCO.14xx.Hospitality..retail.and.other</text:p>
          </table:table-cell>
          <table:table-cell table:style-name="ce1" office:value-type="string">
            <text:p>ISCO.21xx.Science.and.engineering.professionals</text:p>
          </table:table-cell>
          <table:table-cell table:style-name="ce1" office:value-type="string">
            <text:p>ISCO.22xx.Health.professionals</text:p>
          </table:table-cell>
          <table:table-cell table:style-name="ce1" office:value-type="string">
            <text:p>ISCO.23xx.Teaching.professionals</text:p>
          </table:table-cell>
          <table:table-cell table:style-name="ce1" office:value-type="string">
            <text:p>ISCO.24xx.Business.and.administration.professionals</text:p>
          </table:table-cell>
          <table:table-cell table:style-name="ce1" office:value-type="string">
            <text:p>ISCO.25xx.Information.and.communications.technology</text:p>
          </table:table-cell>
          <table:table-cell table:style-name="ce1" office:value-type="string">
            <text:p>ISCO.26xx.Legal..social.and.cultural</text:p>
          </table:table-cell>
          <table:table-cell table:style-name="ce1" office:value-type="string">
            <text:p>ISCO.31xx.Science.and.engineering.associate</text:p>
          </table:table-cell>
          <table:table-cell table:style-name="ce1" office:value-type="string">
            <text:p>ISCO.32xx.Health.associate.professionals</text:p>
          </table:table-cell>
          <table:table-cell table:style-name="ce1" office:value-type="string">
            <text:p>ISCO.33xx.Business.and.administration.associate</text:p>
          </table:table-cell>
          <table:table-cell table:style-name="ce1" office:value-type="string">
            <text:p>ISCO.34xx.Legal..social..cultural.and</text:p>
          </table:table-cell>
          <table:table-cell table:style-name="ce1" office:value-type="string">
            <text:p>ISCO.35xx.Information.and.communications.technicians</text:p>
          </table:table-cell>
          <table:table-cell table:style-name="ce1" office:value-type="string">
            <text:p>ISCO.41xx.General.and.keyboard.clerks</text:p>
          </table:table-cell>
          <table:table-cell table:style-name="ce1" office:value-type="string">
            <text:p>ISCO.42xx.Customer.services.clerks</text:p>
          </table:table-cell>
          <table:table-cell table:style-name="ce1" office:value-type="string">
            <text:p>ISCO.43xx.Numerical.and.material.recording</text:p>
          </table:table-cell>
          <table:table-cell table:style-name="ce1" office:value-type="string">
            <text:p>ISCO.44xx.Other.clerical.support.workers</text:p>
          </table:table-cell>
          <table:table-cell table:style-name="ce1" office:value-type="string">
            <text:p>ISCO.51xx.Personal.service.workers</text:p>
          </table:table-cell>
          <table:table-cell table:style-name="ce1" office:value-type="string">
            <text:p>ISCO.52xx.Sales.workers</text:p>
          </table:table-cell>
          <table:table-cell table:style-name="ce1" office:value-type="string">
            <text:p>ISCO.53xx.Personal.care.workers</text:p>
          </table:table-cell>
          <table:table-cell table:style-name="ce1" office:value-type="string">
            <text:p>ISCO.54xx.Protective.services.workers</text:p>
          </table:table-cell>
          <table:table-cell table:style-name="ce1" office:value-type="string">
            <text:p>ISCO.61xx.Market.oriented.skilled.agricultural.workers</text:p>
          </table:table-cell>
          <table:table-cell table:style-name="ce1" office:value-type="string">
            <text:p>ISCO.62xx.Market.oriented.skilled.forestry..fishery</text:p>
          </table:table-cell>
          <table:table-cell table:style-name="ce1" office:value-type="string">
            <text:p>ISCO.71xx.Building.and.related.trades</text:p>
          </table:table-cell>
          <table:table-cell table:style-name="ce1" office:value-type="string">
            <text:p>ISCO.72xx.Metal..machinery.and.related</text:p>
          </table:table-cell>
          <table:table-cell table:style-name="ce1" office:value-type="string">
            <text:p>ISCO.73xx.Handicraft.and.printing.workers</text:p>
          </table:table-cell>
          <table:table-cell table:style-name="ce1" office:value-type="string">
            <text:p>ISCO.74xx.Electrical.and.electronic.trades</text:p>
          </table:table-cell>
          <table:table-cell table:style-name="ce1" office:value-type="string">
            <text:p>ISCO.75xx.Food.processing..wood.working.</text:p>
          </table:table-cell>
          <table:table-cell table:style-name="ce1" office:value-type="string">
            <text:p>ISCO.81xx.Stationary.plant.and.machine</text:p>
          </table:table-cell>
          <table:table-cell table:style-name="ce1" office:value-type="string">
            <text:p>ISCO.82xx.Assemblers</text:p>
          </table:table-cell>
          <table:table-cell table:style-name="ce1" office:value-type="string">
            <text:p>ISCO.83xx.Drivers.and.mobile.plant</text:p>
          </table:table-cell>
          <table:table-cell table:style-name="ce1" office:value-type="string">
            <text:p>ISCO.91xx.Cleaners.and.helpers</text:p>
          </table:table-cell>
          <table:table-cell table:style-name="ce1" office:value-type="string">
            <text:p>ISCO.92xx.Agricultural..forestry.and.fishery</text:p>
          </table:table-cell>
          <table:table-cell table:style-name="ce1" office:value-type="string">
            <text:p>ISCO.93xx.Labourers.in.mining..construction.</text:p>
          </table:table-cell>
          <table:table-cell table:style-name="ce1" office:value-type="string">
            <text:p>ISCO.94xx.Food.preparation.assistants</text:p>
          </table:table-cell>
          <table:table-cell table:style-name="ce1" office:value-type="string">
            <text:p>ISCO.95xx.Street.and.related.sales</text:p>
          </table:table-cell>
          <table:table-cell table:style-name="ce1" office:value-type="string">
            <text:p>ISCO.96xx.Refuse.workers.and.other</text:p>
          </table:table-cell>
          <table:table-cell table:style-name="ce1" table:number-columns-repeated="974"/>
        </table:table-row>
        <table:table-row table:style-name="ro1">
          <table:table-cell office:value-type="string">
            <text:p>Albania</text:p>
          </table:table-cell>
          <table:table-cell office:value-type="float" office:value="4743">
            <text:p>4743</text:p>
          </table:table-cell>
          <table:table-cell office:value-type="float" office:value="487">
            <text:p>487</text:p>
          </table:table-cell>
          <table:table-cell office:value-type="float" office:value="697">
            <text:p>697</text:p>
          </table:table-cell>
          <table:table-cell office:value-type="float" office:value="241">
            <text:p>241</text:p>
          </table:table-cell>
          <table:table-cell office:value-type="float" office:value="102">
            <text:p>102</text:p>
          </table:table-cell>
          <table:table-cell office:value-type="float" office:value="773">
            <text:p>773</text:p>
          </table:table-cell>
          <table:table-cell office:value-type="float" office:value="223">
            <text:p>223</text:p>
          </table:table-cell>
          <table:table-cell office:value-type="float" office:value="1165">
            <text:p>1165</text:p>
          </table:table-cell>
          <table:table-cell office:value-type="float" office:value="424">
            <text:p>424</text:p>
          </table:table-cell>
          <table:table-cell office:value-type="float" office:value="3350">
            <text:p>3350</text:p>
          </table:table-cell>
          <table:table-cell office:value-type="float" office:value="36">
            <text:p>36</text:p>
          </table:table-cell>
          <table:table-cell office:value-type="float" office:value="207">
            <text:p>207</text:p>
          </table:table-cell>
          <table:table-cell office:value-type="float" office:value="203">
            <text:p>203</text:p>
          </table:table-cell>
          <table:table-cell office:value-type="float" office:value="58">
            <text:p>58</text:p>
          </table:table-cell>
          <table:table-cell office:value-type="float" office:value="171">
            <text:p>171</text:p>
          </table:table-cell>
          <table:table-cell office:value-type="float" office:value="137">
            <text:p>137</text:p>
          </table:table-cell>
          <table:table-cell office:value-type="float" office:value="281">
            <text:p>281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80">
            <text:p>180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161">
            <text:p>16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float" office:value="266">
            <text:p>266</text:p>
          </table:table-cell>
          <table:table-cell office:value-type="float" office:value="386">
            <text:p>386</text:p>
          </table:table-cell>
          <table:table-cell office:value-type="float" office:value="11">
            <text:p>11</text:p>
          </table:table-cell>
          <table:table-cell office:value-type="float" office:value="143">
            <text:p>143</text:p>
          </table:table-cell>
          <table:table-cell office:value-type="float" office:value="206">
            <text:p>206</text:p>
          </table:table-cell>
          <table:table-cell office:value-type="float" office:value="16">
            <text:p>16</text:p>
          </table:table-cell>
          <table:table-cell office:value-type="float" office:value="631">
            <text:p>631</text:p>
          </table:table-cell>
          <table:table-cell office:value-type="float" office:value="143">
            <text:p>143</text:p>
          </table:table-cell>
          <table:table-cell office:value-type="float" office:value="20">
            <text:p>20</text:p>
          </table:table-cell>
          <table:table-cell office:value-type="float" office:value="94">
            <text:p>94</text:p>
          </table:table-cell>
          <table:table-cell office:value-type="float" office:value="369">
            <text:p>369</text:p>
          </table:table-cell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float" office:value="329">
            <text:p>329</text:p>
          </table:table-cell>
          <table:table-cell office:value-type="float" office:value="96">
            <text:p>96</text:p>
          </table:table-cell>
          <table:table-cell office:value-type="float" office:value="22">
            <text:p>22</text:p>
          </table:table-cell>
          <table:table-cell office:value-type="float" office:value="86">
            <text:p>86</text:p>
          </table:table-cell>
          <table:table-cell office:value-type="float" office:value="187">
            <text:p>187</text:p>
          </table:table-cell>
          <table:table-cell office:value-type="float" office:value="4">
            <text:p>4</text:p>
          </table:table-cell>
          <table:table-cell office:value-type="float" office:value="85">
            <text:p>85</text:p>
          </table:table-cell>
          <table:table-cell table:number-columns-repeated="974"/>
        </table:table-row>
        <table:table-row table:style-name="ro1">
          <table:table-cell office:value-type="string">
            <text:p>Argentina</text:p>
          </table:table-cell>
          <table:table-cell office:value-type="float" office:value="5908">
            <text:p>5908</text:p>
          </table:table-cell>
          <table:table-cell office:value-type="float" office:value="325">
            <text:p>325</text:p>
          </table:table-cell>
          <table:table-cell office:value-type="float" office:value="1329">
            <text:p>1329</text:p>
          </table:table-cell>
          <table:table-cell office:value-type="float" office:value="571">
            <text:p>571</text:p>
          </table:table-cell>
          <table:table-cell office:value-type="float" office:value="540">
            <text:p>540</text:p>
          </table:table-cell>
          <table:table-cell office:value-type="float" office:value="1501">
            <text:p>1501</text:p>
          </table:table-cell>
          <table:table-cell office:value-type="float" office:value="92">
            <text:p>92</text:p>
          </table:table-cell>
          <table:table-cell office:value-type="float" office:value="1381">
            <text:p>1381</text:p>
          </table:table-cell>
          <table:table-cell office:value-type="float" office:value="628">
            <text:p>628</text:p>
          </table:table-cell>
          <table:table-cell office:value-type="float" office:value="3699">
            <text:p>3699</text:p>
          </table:table-cell>
          <table:table-cell office:value-type="float" office:value="108">
            <text:p>108</text:p>
          </table:table-cell>
          <table:table-cell office:value-type="float" office:value="53">
            <text:p>53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158">
            <text:p>158</text:p>
          </table:table-cell>
          <table:table-cell office:value-type="float" office:value="317">
            <text:p>317</text:p>
          </table:table-cell>
          <table:table-cell office:value-type="float" office:value="600">
            <text:p>600</text:p>
          </table:table-cell>
          <table:table-cell office:value-type="float" office:value="136">
            <text:p>136</text:p>
          </table:table-cell>
          <table:table-cell office:value-type="float" office:value="50">
            <text:p>50</text:p>
          </table:table-cell>
          <table:table-cell office:value-type="float" office:value="211">
            <text:p>211</text:p>
          </table:table-cell>
          <table:table-cell office:value-type="float" office:value="104">
            <text:p>104</text:p>
          </table:table-cell>
          <table:table-cell office:value-type="float" office:value="83">
            <text:p>83</text:p>
          </table:table-cell>
          <table:table-cell office:value-type="float" office:value="294">
            <text:p>294</text:p>
          </table:table-cell>
          <table:table-cell office:value-type="float" office:value="83">
            <text:p>83</text:p>
          </table:table-cell>
          <table:table-cell office:value-type="float" office:value="23">
            <text:p>23</text:p>
          </table:table-cell>
          <table:table-cell office:value-type="float" office:value="201">
            <text:p>201</text:p>
          </table:table-cell>
          <table:table-cell office:value-type="float" office:value="153">
            <text:p>153</text:p>
          </table:table-cell>
          <table:table-cell office:value-type="float" office:value="77">
            <text:p>77</text:p>
          </table:table-cell>
          <table:table-cell office:value-type="float" office:value="117">
            <text:p>117</text:p>
          </table:table-cell>
          <table:table-cell office:value-type="float" office:value="364">
            <text:p>364</text:p>
          </table:table-cell>
          <table:table-cell office:value-type="float" office:value="724">
            <text:p>724</text:p>
          </table:table-cell>
          <table:table-cell office:value-type="float" office:value="179">
            <text:p>179</text:p>
          </table:table-cell>
          <table:table-cell office:value-type="float" office:value="299">
            <text:p>299</text:p>
          </table:table-cell>
          <table:table-cell office:value-type="float" office:value="70">
            <text:p>70</text:p>
          </table:table-cell>
          <table:table-cell office:value-type="float" office:value="6">
            <text:p>6</text:p>
          </table:table-cell>
          <table:table-cell office:value-type="float" office:value="736">
            <text:p>736</text:p>
          </table:table-cell>
          <table:table-cell office:value-type="float" office:value="218">
            <text:p>218</text:p>
          </table:table-cell>
          <table:table-cell office:value-type="float" office:value="44">
            <text:p>44</text:p>
          </table:table-cell>
          <table:table-cell office:value-type="float" office:value="89">
            <text:p>89</text:p>
          </table:table-cell>
          <table:table-cell office:value-type="float" office:value="330">
            <text:p>330</text:p>
          </table:table-cell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 office:value-type="float" office:value="480">
            <text:p>480</text:p>
          </table:table-cell>
          <table:table-cell office:value-type="float" office:value="684">
            <text:p>684</text:p>
          </table:table-cell>
          <table:table-cell office:value-type="float" office:value="114">
            <text:p>114</text:p>
          </table:table-cell>
          <table:table-cell office:value-type="float" office:value="63">
            <text:p>63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178">
            <text:p>178</text:p>
          </table:table-cell>
          <table:table-cell table:number-columns-repeated="974"/>
        </table:table-row>
        <table:table-row table:style-name="ro1">
          <table:table-cell office:value-type="string">
            <text:p>Australia</text:p>
          </table:table-cell>
          <table:table-cell office:value-type="float" office:value="14481">
            <text:p>14481</text:p>
          </table:table-cell>
          <table:table-cell office:value-type="float" office:value="3422">
            <text:p>3422</text:p>
          </table:table-cell>
          <table:table-cell office:value-type="float" office:value="4869">
            <text:p>4869</text:p>
          </table:table-cell>
          <table:table-cell office:value-type="float" office:value="2488">
            <text:p>2488</text:p>
          </table:table-cell>
          <table:table-cell office:value-type="float" office:value="1412">
            <text:p>1412</text:p>
          </table:table-cell>
          <table:table-cell office:value-type="float" office:value="2889">
            <text:p>2889</text:p>
          </table:table-cell>
          <table:table-cell office:value-type="float" office:value="509">
            <text:p>509</text:p>
          </table:table-cell>
          <table:table-cell office:value-type="float" office:value="2697">
            <text:p>2697</text:p>
          </table:table-cell>
          <table:table-cell office:value-type="float" office:value="1274">
            <text:p>1274</text:p>
          </table:table-cell>
          <table:table-cell office:value-type="float" office:value="5600">
            <text:p>5600</text:p>
          </table:table-cell>
          <table:table-cell office:value-type="float" office:value="233">
            <text:p>233</text:p>
          </table:table-cell>
          <table:table-cell office:value-type="float" office:value="1293">
            <text:p>1293</text:p>
          </table:table-cell>
          <table:table-cell office:value-type="float" office:value="1276">
            <text:p>1276</text:p>
          </table:table-cell>
          <table:table-cell office:value-type="float" office:value="387">
            <text:p>387</text:p>
          </table:table-cell>
          <table:table-cell office:value-type="float" office:value="786">
            <text:p>786</text:p>
          </table:table-cell>
          <table:table-cell office:value-type="float" office:value="1013">
            <text:p>1013</text:p>
          </table:table-cell>
          <table:table-cell office:value-type="float" office:value="1835">
            <text:p>1835</text:p>
          </table:table-cell>
          <table:table-cell office:value-type="float" office:value="1030">
            <text:p>1030</text:p>
          </table:table-cell>
          <table:table-cell office:value-type="float" office:value="321">
            <text:p>321</text:p>
          </table:table-cell>
          <table:table-cell office:value-type="float" office:value="517">
            <text:p>517</text:p>
          </table:table-cell>
          <table:table-cell office:value-type="float" office:value="129">
            <text:p>129</text:p>
          </table:table-cell>
          <table:table-cell office:value-type="float" office:value="1025">
            <text:p>1025</text:p>
          </table:table-cell>
          <table:table-cell office:value-type="float" office:value="881">
            <text:p>881</text:p>
          </table:table-cell>
          <table:table-cell office:value-type="float" office:value="457">
            <text:p>457</text:p>
          </table:table-cell>
          <table:table-cell office:value-type="float" office:value="73">
            <text:p>73</text:p>
          </table:table-cell>
          <table:table-cell office:value-type="float" office:value="508">
            <text:p>508</text:p>
          </table:table-cell>
          <table:table-cell office:value-type="float" office:value="580">
            <text:p>580</text:p>
          </table:table-cell>
          <table:table-cell office:value-type="float" office:value="187">
            <text:p>187</text:p>
          </table:table-cell>
          <table:table-cell office:value-type="float" office:value="121">
            <text:p>121</text:p>
          </table:table-cell>
          <table:table-cell office:value-type="float" office:value="645">
            <text:p>645</text:p>
          </table:table-cell>
          <table:table-cell office:value-type="float" office:value="1148">
            <text:p>1148</text:p>
          </table:table-cell>
          <table:table-cell office:value-type="float" office:value="816">
            <text:p>816</text:p>
          </table:table-cell>
          <table:table-cell office:value-type="float" office:value="392">
            <text:p>392</text:p>
          </table:table-cell>
          <table:table-cell office:value-type="float" office:value="462">
            <text:p>462</text:p>
          </table:table-cell>
          <table:table-cell office:value-type="float" office:value="34">
            <text:p>34</text:p>
          </table:table-cell>
          <table:table-cell office:value-type="float" office:value="1018">
            <text:p>1018</text:p>
          </table:table-cell>
          <table:table-cell office:value-type="float" office:value="707">
            <text:p>707</text:p>
          </table:table-cell>
          <table:table-cell office:value-type="float" office:value="59">
            <text:p>59</text:p>
          </table:table-cell>
          <table:table-cell office:value-type="float" office:value="343">
            <text:p>343</text:p>
          </table:table-cell>
          <table:table-cell office:value-type="float" office:value="336">
            <text:p>336</text:p>
          </table:table-cell>
          <table:table-cell office:value-type="float" office:value="204">
            <text:p>204</text:p>
          </table:table-cell>
          <table:table-cell/>
          <table:table-cell office:value-type="float" office:value="1074">
            <text:p>1074</text:p>
          </table:table-cell>
          <table:table-cell office:value-type="float" office:value="706">
            <text:p>706</text:p>
          </table:table-cell>
          <table:table-cell office:value-type="float" office:value="166">
            <text:p>166</text:p>
          </table:table-cell>
          <table:table-cell office:value-type="float" office:value="727">
            <text:p>727</text:p>
          </table:table-cell>
          <table:table-cell office:value-type="float" office:value="269">
            <text:p>269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table:number-columns-repeated="974"/>
        </table:table-row>
        <table:table-row table:style-name="ro1">
          <table:table-cell office:value-type="string">
            <text:p>Belgium</text:p>
          </table:table-cell>
          <table:table-cell office:value-type="float" office:value="8597">
            <text:p>8597</text:p>
          </table:table-cell>
          <table:table-cell office:value-type="float" office:value="1410">
            <text:p>1410</text:p>
          </table:table-cell>
          <table:table-cell office:value-type="float" office:value="2497">
            <text:p>2497</text:p>
          </table:table-cell>
          <table:table-cell office:value-type="float" office:value="1904">
            <text:p>1904</text:p>
          </table:table-cell>
          <table:table-cell office:value-type="float" office:value="1336">
            <text:p>1336</text:p>
          </table:table-cell>
          <table:table-cell office:value-type="float" office:value="1977">
            <text:p>1977</text:p>
          </table:table-cell>
          <table:table-cell office:value-type="float" office:value="201">
            <text:p>201</text:p>
          </table:table-cell>
          <table:table-cell office:value-type="float" office:value="1710">
            <text:p>1710</text:p>
          </table:table-cell>
          <table:table-cell office:value-type="float" office:value="782">
            <text:p>782</text:p>
          </table:table-cell>
          <table:table-cell office:value-type="float" office:value="3160">
            <text:p>3160</text:p>
          </table:table-cell>
          <table:table-cell office:value-type="float" office:value="149">
            <text:p>149</text:p>
          </table:table-cell>
          <table:table-cell office:value-type="float" office:value="390">
            <text:p>390</text:p>
          </table:table-cell>
          <table:table-cell office:value-type="float" office:value="462">
            <text:p>462</text:p>
          </table:table-cell>
          <table:table-cell office:value-type="float" office:value="441">
            <text:p>441</text:p>
          </table:table-cell>
          <table:table-cell office:value-type="float" office:value="416">
            <text:p>416</text:p>
          </table:table-cell>
          <table:table-cell office:value-type="float" office:value="611">
            <text:p>611</text:p>
          </table:table-cell>
          <table:table-cell office:value-type="float" office:value="987">
            <text:p>987</text:p>
          </table:table-cell>
          <table:table-cell office:value-type="float" office:value="278">
            <text:p>278</text:p>
          </table:table-cell>
          <table:table-cell office:value-type="float" office:value="172">
            <text:p>172</text:p>
          </table:table-cell>
          <table:table-cell office:value-type="float" office:value="395">
            <text:p>395</text:p>
          </table:table-cell>
          <table:table-cell office:value-type="float" office:value="451">
            <text:p>451</text:p>
          </table:table-cell>
          <table:table-cell office:value-type="float" office:value="352">
            <text:p>352</text:p>
          </table:table-cell>
          <table:table-cell office:value-type="float" office:value="901">
            <text:p>901</text:p>
          </table:table-cell>
          <table:table-cell office:value-type="float" office:value="269">
            <text:p>269</text:p>
          </table:table-cell>
          <table:table-cell office:value-type="float" office:value="49">
            <text:p>49</text:p>
          </table:table-cell>
          <table:table-cell office:value-type="float" office:value="713">
            <text:p>713</text:p>
          </table:table-cell>
          <table:table-cell office:value-type="float" office:value="249">
            <text:p>249</text:p>
          </table:table-cell>
          <table:table-cell office:value-type="float" office:value="262">
            <text:p>262</text:p>
          </table:table-cell>
          <table:table-cell office:value-type="float" office:value="143">
            <text:p>143</text:p>
          </table:table-cell>
          <table:table-cell office:value-type="float" office:value="481">
            <text:p>481</text:p>
          </table:table-cell>
          <table:table-cell office:value-type="float" office:value="722">
            <text:p>722</text:p>
          </table:table-cell>
          <table:table-cell office:value-type="float" office:value="665">
            <text:p>665</text:p>
          </table:table-cell>
          <table:table-cell office:value-type="float" office:value="181">
            <text:p>181</text:p>
          </table:table-cell>
          <table:table-cell office:value-type="float" office:value="183">
            <text:p>183</text:p>
          </table:table-cell>
          <table:table-cell office:value-type="float" office:value="19">
            <text:p>19</text:p>
          </table:table-cell>
          <table:table-cell office:value-type="float" office:value="679">
            <text:p>679</text:p>
          </table:table-cell>
          <table:table-cell office:value-type="float" office:value="399">
            <text:p>399</text:p>
          </table:table-cell>
          <table:table-cell office:value-type="float" office:value="89">
            <text:p>89</text:p>
          </table:table-cell>
          <table:table-cell office:value-type="float" office:value="240">
            <text:p>240</text:p>
          </table:table-cell>
          <table:table-cell office:value-type="float" office:value="337">
            <text:p>337</text:p>
          </table:table-cell>
          <table:table-cell office:value-type="float" office:value="174">
            <text:p>174</text:p>
          </table:table-cell>
          <table:table-cell office:value-type="float" office:value="63">
            <text:p>63</text:p>
          </table:table-cell>
          <table:table-cell office:value-type="float" office:value="518">
            <text:p>518</text:p>
          </table:table-cell>
          <table:table-cell office:value-type="float" office:value="886">
            <text:p>886</text:p>
          </table:table-cell>
          <table:table-cell office:value-type="float" office:value="25">
            <text:p>25</text:p>
          </table:table-cell>
          <table:table-cell office:value-type="float" office:value="241">
            <text:p>241</text:p>
          </table:table-cell>
          <table:table-cell office:value-type="float" office:value="104">
            <text:p>104</text:p>
          </table:table-cell>
          <table:table-cell office:value-type="float" office:value="7">
            <text:p>7</text:p>
          </table:table-cell>
          <table:table-cell office:value-type="float" office:value="123">
            <text:p>123</text:p>
          </table:table-cell>
          <table:table-cell table:number-columns-repeated="974"/>
        </table:table-row>
        <table:table-row table:style-name="ro1">
          <table:table-cell office:value-type="string">
            <text:p>Brazil</text:p>
          </table:table-cell>
          <table:table-cell office:value-type="float" office:value="19204">
            <text:p>19204</text:p>
          </table:table-cell>
          <table:table-cell office:value-type="float" office:value="2515">
            <text:p>2515</text:p>
          </table:table-cell>
          <table:table-cell office:value-type="float" office:value="3062">
            <text:p>3062</text:p>
          </table:table-cell>
          <table:table-cell office:value-type="float" office:value="1327">
            <text:p>1327</text:p>
          </table:table-cell>
          <table:table-cell office:value-type="float" office:value="1468">
            <text:p>1468</text:p>
          </table:table-cell>
          <table:table-cell office:value-type="float" office:value="6912">
            <text:p>6912</text:p>
          </table:table-cell>
          <table:table-cell office:value-type="float" office:value="411">
            <text:p>411</text:p>
          </table:table-cell>
          <table:table-cell office:value-type="float" office:value="4571">
            <text:p>4571</text:p>
          </table:table-cell>
          <table:table-cell office:value-type="float" office:value="1402">
            <text:p>1402</text:p>
          </table:table-cell>
          <table:table-cell office:value-type="float" office:value="10964">
            <text:p>10964</text:p>
          </table:table-cell>
          <table:table-cell office:value-type="float" office:value="1603">
            <text:p>1603</text:p>
          </table:table-cell>
          <table:table-cell office:value-type="float" office:value="248">
            <text:p>248</text:p>
          </table:table-cell>
          <table:table-cell office:value-type="float" office:value="125">
            <text:p>125</text:p>
          </table:table-cell>
          <table:table-cell office:value-type="float" office:value="483">
            <text:p>483</text:p>
          </table:table-cell>
          <table:table-cell office:value-type="float" office:value="218">
            <text:p>218</text:p>
          </table:table-cell>
          <table:table-cell office:value-type="float" office:value="509">
            <text:p>509</text:p>
          </table:table-cell>
          <table:table-cell office:value-type="float" office:value="1599">
            <text:p>1599</text:p>
          </table:table-cell>
          <table:table-cell office:value-type="float" office:value="511">
            <text:p>511</text:p>
          </table:table-cell>
          <table:table-cell office:value-type="float" office:value="33">
            <text:p>33</text:p>
          </table:table-cell>
          <table:table-cell office:value-type="float" office:value="428">
            <text:p>428</text:p>
          </table:table-cell>
          <table:table-cell office:value-type="float" office:value="133">
            <text:p>133</text:p>
          </table:table-cell>
          <table:table-cell office:value-type="float" office:value="431">
            <text:p>431</text:p>
          </table:table-cell>
          <table:table-cell office:value-type="float" office:value="335">
            <text:p>335</text:p>
          </table:table-cell>
          <table:table-cell office:value-type="float" office:value="172">
            <text:p>172</text:p>
          </table:table-cell>
          <table:table-cell office:value-type="float" office:value="30">
            <text:p>30</text:p>
          </table:table-cell>
          <table:table-cell office:value-type="float" office:value="435">
            <text:p>435</text:p>
          </table:table-cell>
          <table:table-cell office:value-type="float" office:value="619">
            <text:p>619</text:p>
          </table:table-cell>
          <table:table-cell office:value-type="float" office:value="231">
            <text:p>231</text:p>
          </table:table-cell>
          <table:table-cell office:value-type="float" office:value="57">
            <text:p>57</text:p>
          </table:table-cell>
          <table:table-cell office:value-type="float" office:value="3863">
            <text:p>3863</text:p>
          </table:table-cell>
          <table:table-cell office:value-type="float" office:value="2043">
            <text:p>2043</text:p>
          </table:table-cell>
          <table:table-cell office:value-type="float" office:value="261">
            <text:p>261</text:p>
          </table:table-cell>
          <table:table-cell office:value-type="float" office:value="1242">
            <text:p>1242</text:p>
          </table:table-cell>
          <table:table-cell office:value-type="float" office:value="158">
            <text:p>158</text:p>
          </table:table-cell>
          <table:table-cell office:value-type="float" office:value="40">
            <text:p>40</text:p>
          </table:table-cell>
          <table:table-cell office:value-type="float" office:value="2182">
            <text:p>2182</text:p>
          </table:table-cell>
          <table:table-cell office:value-type="float" office:value="783">
            <text:p>783</text:p>
          </table:table-cell>
          <table:table-cell office:value-type="float" office:value="134">
            <text:p>134</text:p>
          </table:table-cell>
          <table:table-cell office:value-type="float" office:value="343">
            <text:p>343</text:p>
          </table:table-cell>
          <table:table-cell office:value-type="float" office:value="1298">
            <text:p>1298</text:p>
          </table:table-cell>
          <table:table-cell office:value-type="float" office:value="159">
            <text:p>159</text:p>
          </table:table-cell>
          <table:table-cell office:value-type="float" office:value="56">
            <text:p>56</text:p>
          </table:table-cell>
          <table:table-cell office:value-type="float" office:value="1186">
            <text:p>1186</text:p>
          </table:table-cell>
          <table:table-cell office:value-type="float" office:value="1299">
            <text:p>1299</text:p>
          </table:table-cell>
          <table:table-cell office:value-type="float" office:value="1739">
            <text:p>1739</text:p>
          </table:table-cell>
          <table:table-cell office:value-type="float" office:value="215">
            <text:p>215</text:p>
          </table:table-cell>
          <table:table-cell office:value-type="float" office:value="1347">
            <text:p>1347</text:p>
          </table:table-cell>
          <table:table-cell office:value-type="float" office:value="65">
            <text:p>65</text:p>
          </table:table-cell>
          <table:table-cell office:value-type="float" office:value="768">
            <text:p>768</text:p>
          </table:table-cell>
          <table:table-cell table:number-columns-repeated="974"/>
        </table:table-row>
        <table:table-row table:style-name="ro1">
          <table:table-cell office:value-type="string">
            <text:p>Bulgaria</text:p>
          </table:table-cell>
          <table:table-cell office:value-type="float" office:value="5282">
            <text:p>5282</text:p>
          </table:table-cell>
          <table:table-cell office:value-type="float" office:value="835">
            <text:p>835</text:p>
          </table:table-cell>
          <table:table-cell office:value-type="float" office:value="1241">
            <text:p>1241</text:p>
          </table:table-cell>
          <table:table-cell office:value-type="float" office:value="636">
            <text:p>636</text:p>
          </table:table-cell>
          <table:table-cell office:value-type="float" office:value="357">
            <text:p>357</text:p>
          </table:table-cell>
          <table:table-cell office:value-type="float" office:value="1435">
            <text:p>1435</text:p>
          </table:table-cell>
          <table:table-cell office:value-type="float" office:value="134">
            <text:p>134</text:p>
          </table:table-cell>
          <table:table-cell office:value-type="float" office:value="1302">
            <text:p>1302</text:p>
          </table:table-cell>
          <table:table-cell office:value-type="float" office:value="1154">
            <text:p>1154</text:p>
          </table:table-cell>
          <table:table-cell office:value-type="float" office:value="1880">
            <text:p>1880</text:p>
          </table:table-cell>
          <table:table-cell office:value-type="float" office:value="60">
            <text:p>60</text:p>
          </table:table-cell>
          <table:table-cell office:value-type="float" office:value="87">
            <text:p>87</text:p>
          </table:table-cell>
          <table:table-cell office:value-type="float" office:value="193">
            <text:p>193</text:p>
          </table:table-cell>
          <table:table-cell office:value-type="float" office:value="539">
            <text:p>539</text:p>
          </table:table-cell>
          <table:table-cell office:value-type="float" office:value="243">
            <text:p>243</text:p>
          </table:table-cell>
          <table:table-cell office:value-type="float" office:value="291">
            <text:p>291</text:p>
          </table:table-cell>
          <table:table-cell office:value-type="float" office:value="344">
            <text:p>344</text:p>
          </table:table-cell>
          <table:table-cell office:value-type="float" office:value="274">
            <text:p>274</text:p>
          </table:table-cell>
          <table:table-cell office:value-type="float" office:value="49">
            <text:p>49</text:p>
          </table:table-cell>
          <table:table-cell office:value-type="float" office:value="181">
            <text:p>181</text:p>
          </table:table-cell>
          <table:table-cell office:value-type="float" office:value="276">
            <text:p>276</text:p>
          </table:table-cell>
          <table:table-cell office:value-type="float" office:value="85">
            <text:p>85</text:p>
          </table:table-cell>
          <table:table-cell office:value-type="float" office:value="205">
            <text:p>205</text:p>
          </table:table-cell>
          <table:table-cell office:value-type="float" office:value="77">
            <text:p>77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float" office:value="87">
            <text:p>87</text:p>
          </table:table-cell>
          <table:table-cell office:value-type="float" office:value="132">
            <text:p>132</text:p>
          </table:table-cell>
          <table:table-cell office:value-type="float" office:value="38">
            <text:p>38</text:p>
          </table:table-cell>
          <table:table-cell office:value-type="float" office:value="455">
            <text:p>455</text:p>
          </table:table-cell>
          <table:table-cell office:value-type="float" office:value="678">
            <text:p>678</text:p>
          </table:table-cell>
          <table:table-cell office:value-type="float" office:value="63">
            <text:p>63</text:p>
          </table:table-cell>
          <table:table-cell office:value-type="float" office:value="349">
            <text:p>349</text:p>
          </table:table-cell>
          <table:table-cell office:value-type="float" office:value="117">
            <text:p>117</text:p>
          </table:table-cell>
          <table:table-cell office:value-type="float" office:value="15">
            <text:p>15</text:p>
          </table:table-cell>
          <table:table-cell office:value-type="float" office:value="637">
            <text:p>637</text:p>
          </table:table-cell>
          <table:table-cell office:value-type="float" office:value="313">
            <text:p>313</text:p>
          </table:table-cell>
          <table:table-cell office:value-type="float" office:value="67">
            <text:p>67</text:p>
          </table:table-cell>
          <table:table-cell office:value-type="float" office:value="213">
            <text:p>213</text:p>
          </table:table-cell>
          <table:table-cell office:value-type="float" office:value="144">
            <text:p>144</text:p>
          </table:table-cell>
          <table:table-cell office:value-type="float" office:value="578">
            <text:p>578</text:p>
          </table:table-cell>
          <table:table-cell office:value-type="float" office:value="47">
            <text:p>47</text:p>
          </table:table-cell>
          <table:table-cell office:value-type="float" office:value="602">
            <text:p>602</text:p>
          </table:table-cell>
          <table:table-cell office:value-type="float" office:value="199">
            <text:p>199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107">
            <text:p>107</text:p>
          </table:table-cell>
          <table:table-cell office:value-type="float" office:value="80">
            <text:p>80</text:p>
          </table:table-cell>
          <table:table-cell office:value-type="float" office:value="89">
            <text:p>89</text:p>
          </table:table-cell>
          <table:table-cell table:number-columns-repeated="974"/>
        </table:table-row>
        <table:table-row table:style-name="ro1">
          <table:table-cell office:value-type="string">
            <text:p>Canada</text:p>
          </table:table-cell>
          <table:table-cell office:value-type="float" office:value="21544">
            <text:p>21544</text:p>
          </table:table-cell>
          <table:table-cell office:value-type="float" office:value="3883">
            <text:p>3883</text:p>
          </table:table-cell>
          <table:table-cell office:value-type="float" office:value="7285">
            <text:p>7285</text:p>
          </table:table-cell>
          <table:table-cell office:value-type="float" office:value="4309">
            <text:p>4309</text:p>
          </table:table-cell>
          <table:table-cell office:value-type="float" office:value="2596">
            <text:p>2596</text:p>
          </table:table-cell>
          <table:table-cell office:value-type="float" office:value="4743">
            <text:p>4743</text:p>
          </table:table-cell>
          <table:table-cell office:value-type="float" office:value="1053">
            <text:p>1053</text:p>
          </table:table-cell>
          <table:table-cell office:value-type="float" office:value="3955">
            <text:p>3955</text:p>
          </table:table-cell>
          <table:table-cell office:value-type="float" office:value="2173">
            <text:p>2173</text:p>
          </table:table-cell>
          <table:table-cell office:value-type="float" office:value="8343">
            <text:p>8343</text:p>
          </table:table-cell>
          <table:table-cell office:value-type="float" office:value="322">
            <text:p>322</text:p>
          </table:table-cell>
          <table:table-cell office:value-type="float" office:value="922">
            <text:p>922</text:p>
          </table:table-cell>
          <table:table-cell office:value-type="float" office:value="1427">
            <text:p>1427</text:p>
          </table:table-cell>
          <table:table-cell office:value-type="float" office:value="1408">
            <text:p>1408</text:p>
          </table:table-cell>
          <table:table-cell office:value-type="float" office:value="1228">
            <text:p>1228</text:p>
          </table:table-cell>
          <table:table-cell office:value-type="float" office:value="1839">
            <text:p>1839</text:p>
          </table:table-cell>
          <table:table-cell office:value-type="float" office:value="2315">
            <text:p>2315</text:p>
          </table:table-cell>
          <table:table-cell office:value-type="float" office:value="1588">
            <text:p>1588</text:p>
          </table:table-cell>
          <table:table-cell office:value-type="float" office:value="344">
            <text:p>344</text:p>
          </table:table-cell>
          <table:table-cell office:value-type="float" office:value="935">
            <text:p>935</text:p>
          </table:table-cell>
          <table:table-cell office:value-type="float" office:value="912">
            <text:p>912</text:p>
          </table:table-cell>
          <table:table-cell office:value-type="float" office:value="766">
            <text:p>766</text:p>
          </table:table-cell>
          <table:table-cell office:value-type="float" office:value="2042">
            <text:p>2042</text:p>
          </table:table-cell>
          <table:table-cell office:value-type="float" office:value="683">
            <text:p>683</text:p>
          </table:table-cell>
          <table:table-cell office:value-type="float" office:value="138">
            <text:p>138</text:p>
          </table:table-cell>
          <table:table-cell office:value-type="float" office:value="1075">
            <text:p>1075</text:p>
          </table:table-cell>
          <table:table-cell office:value-type="float" office:value="690">
            <text:p>690</text:p>
          </table:table-cell>
          <table:table-cell office:value-type="float" office:value="519">
            <text:p>519</text:p>
          </table:table-cell>
          <table:table-cell office:value-type="float" office:value="354">
            <text:p>354</text:p>
          </table:table-cell>
          <table:table-cell office:value-type="float" office:value="1610">
            <text:p>1610</text:p>
          </table:table-cell>
          <table:table-cell office:value-type="float" office:value="1228">
            <text:p>1228</text:p>
          </table:table-cell>
          <table:table-cell office:value-type="float" office:value="1533">
            <text:p>1533</text:p>
          </table:table-cell>
          <table:table-cell office:value-type="float" office:value="556">
            <text:p>556</text:p>
          </table:table-cell>
          <table:table-cell office:value-type="float" office:value="705">
            <text:p>705</text:p>
          </table:table-cell>
          <table:table-cell office:value-type="float" office:value="348">
            <text:p>348</text:p>
          </table:table-cell>
          <table:table-cell office:value-type="float" office:value="1341">
            <text:p>1341</text:p>
          </table:table-cell>
          <table:table-cell office:value-type="float" office:value="1448">
            <text:p>1448</text:p>
          </table:table-cell>
          <table:table-cell office:value-type="float" office:value="98">
            <text:p>98</text:p>
          </table:table-cell>
          <table:table-cell office:value-type="float" office:value="662">
            <text:p>662</text:p>
          </table:table-cell>
          <table:table-cell office:value-type="float" office:value="479">
            <text:p>479</text:p>
          </table:table-cell>
          <table:table-cell office:value-type="float" office:value="363">
            <text:p>363</text:p>
          </table:table-cell>
          <table:table-cell office:value-type="float" office:value="201">
            <text:p>201</text:p>
          </table:table-cell>
          <table:table-cell office:value-type="float" office:value="1636">
            <text:p>1636</text:p>
          </table:table-cell>
          <table:table-cell office:value-type="float" office:value="390">
            <text:p>390</text:p>
          </table:table-cell>
          <table:table-cell office:value-type="float" office:value="215">
            <text:p>215</text:p>
          </table:table-cell>
          <table:table-cell office:value-type="float" office:value="1198">
            <text:p>1198</text:p>
          </table:table-cell>
          <table:table-cell office:value-type="float" office:value="345">
            <text:p>345</text:p>
          </table:table-cell>
          <table:table-cell/>
          <table:table-cell office:value-type="float" office:value="144">
            <text:p>144</text:p>
          </table:table-cell>
          <table:table-cell table:number-columns-repeated="974"/>
        </table:table-row>
        <table:table-row table:style-name="ro1">
          <table:table-cell office:value-type="string">
            <text:p>Chile</text:p>
          </table:table-cell>
          <table:table-cell office:value-type="float" office:value="6856">
            <text:p>6856</text:p>
          </table:table-cell>
          <table:table-cell office:value-type="float" office:value="1228">
            <text:p>1228</text:p>
          </table:table-cell>
          <table:table-cell office:value-type="float" office:value="1692">
            <text:p>1692</text:p>
          </table:table-cell>
          <table:table-cell office:value-type="float" office:value="872">
            <text:p>872</text:p>
          </table:table-cell>
          <table:table-cell office:value-type="float" office:value="686">
            <text:p>686</text:p>
          </table:table-cell>
          <table:table-cell office:value-type="float" office:value="1575">
            <text:p>1575</text:p>
          </table:table-cell>
          <table:table-cell office:value-type="float" office:value="262">
            <text:p>262</text:p>
          </table:table-cell>
          <table:table-cell office:value-type="float" office:value="1070">
            <text:p>1070</text:p>
          </table:table-cell>
          <table:table-cell office:value-type="float" office:value="762">
            <text:p>762</text:p>
          </table:table-cell>
          <table:table-cell office:value-type="float" office:value="3575">
            <text:p>3575</text:p>
          </table:table-cell>
          <table:table-cell office:value-type="float" office:value="47">
            <text:p>47</text:p>
          </table:table-cell>
          <table:table-cell office:value-type="float" office:value="486">
            <text:p>486</text:p>
          </table:table-cell>
          <table:table-cell office:value-type="float" office:value="326">
            <text:p>326</text:p>
          </table:table-cell>
          <table:table-cell office:value-type="float" office:value="459">
            <text:p>459</text:p>
          </table:table-cell>
          <table:table-cell office:value-type="float" office:value="580">
            <text:p>580</text:p>
          </table:table-cell>
          <table:table-cell office:value-type="float" office:value="293">
            <text:p>293</text:p>
          </table:table-cell>
          <table:table-cell office:value-type="float" office:value="550">
            <text:p>550</text:p>
          </table:table-cell>
          <table:table-cell office:value-type="float" office:value="301">
            <text:p>301</text:p>
          </table:table-cell>
          <table:table-cell office:value-type="float" office:value="34">
            <text:p>34</text:p>
          </table:table-cell>
          <table:table-cell office:value-type="float" office:value="231">
            <text:p>231</text:p>
          </table:table-cell>
          <table:table-cell office:value-type="float" office:value="294">
            <text:p>294</text:p>
          </table:table-cell>
          <table:table-cell office:value-type="float" office:value="149">
            <text:p>149</text:p>
          </table:table-cell>
          <table:table-cell office:value-type="float" office:value="342">
            <text:p>342</text:p>
          </table:table-cell>
          <table:table-cell office:value-type="float" office:value="76">
            <text:p>76</text:p>
          </table:table-cell>
          <table:table-cell office:value-type="float" office:value="33">
            <text:p>33</text:p>
          </table:table-cell>
          <table:table-cell office:value-type="float" office:value="358">
            <text:p>358</text:p>
          </table:table-cell>
          <table:table-cell office:value-type="float" office:value="111">
            <text:p>111</text:p>
          </table:table-cell>
          <table:table-cell office:value-type="float" office:value="185">
            <text:p>185</text:p>
          </table:table-cell>
          <table:table-cell office:value-type="float" office:value="42">
            <text:p>42</text:p>
          </table:table-cell>
          <table:table-cell office:value-type="float" office:value="363">
            <text:p>363</text:p>
          </table:table-cell>
          <table:table-cell office:value-type="float" office:value="904">
            <text:p>904</text:p>
          </table:table-cell>
          <table:table-cell office:value-type="float" office:value="207">
            <text:p>207</text:p>
          </table:table-cell>
          <table:table-cell office:value-type="float" office:value="183">
            <text:p>183</text:p>
          </table:table-cell>
          <table:table-cell office:value-type="float" office:value="173">
            <text:p>173</text:p>
          </table:table-cell>
          <table:table-cell office:value-type="float" office:value="23">
            <text:p>23</text:p>
          </table:table-cell>
          <table:table-cell office:value-type="float" office:value="399">
            <text:p>399</text:p>
          </table:table-cell>
          <table:table-cell office:value-type="float" office:value="279">
            <text:p>279</text:p>
          </table:table-cell>
          <table:table-cell office:value-type="float" office:value="64">
            <text:p>64</text:p>
          </table:table-cell>
          <table:table-cell office:value-type="float" office:value="97">
            <text:p>97</text:p>
          </table:table-cell>
          <table:table-cell office:value-type="float" office:value="259">
            <text:p>259</text:p>
          </table:table-cell>
          <table:table-cell office:value-type="float" office:value="152">
            <text:p>152</text:p>
          </table:table-cell>
          <table:table-cell office:value-type="float" office:value="4">
            <text:p>4</text:p>
          </table:table-cell>
          <table:table-cell office:value-type="float" office:value="609">
            <text:p>609</text:p>
          </table:table-cell>
          <table:table-cell office:value-type="float" office:value="624">
            <text:p>624</text:p>
          </table:table-cell>
          <table:table-cell office:value-type="float" office:value="375">
            <text:p>375</text:p>
          </table:table-cell>
          <table:table-cell office:value-type="float" office:value="292">
            <text:p>292</text:p>
          </table:table-cell>
          <table:table-cell office:value-type="float" office:value="138">
            <text:p>138</text:p>
          </table:table-cell>
          <table:table-cell office:value-type="float" office:value="13">
            <text:p>13</text:p>
          </table:table-cell>
          <table:table-cell office:value-type="float" office:value="76">
            <text:p>76</text:p>
          </table:table-cell>
          <table:table-cell table:number-columns-repeated="974"/>
        </table:table-row>
        <table:table-row table:style-name="ro1">
          <table:table-cell office:value-type="string">
            <text:p>Chinese Taipei</text:p>
          </table:table-cell>
          <table:table-cell office:value-type="float" office:value="6046">
            <text:p>6046</text:p>
          </table:table-cell>
          <table:table-cell office:value-type="float" office:value="583">
            <text:p>583</text:p>
          </table:table-cell>
          <table:table-cell office:value-type="float" office:value="1005">
            <text:p>1005</text:p>
          </table:table-cell>
          <table:table-cell office:value-type="float" office:value="1424">
            <text:p>1424</text:p>
          </table:table-cell>
          <table:table-cell office:value-type="float" office:value="846">
            <text:p>846</text:p>
          </table:table-cell>
          <table:table-cell office:value-type="float" office:value="1850">
            <text:p>1850</text:p>
          </table:table-cell>
          <table:table-cell office:value-type="float" office:value="188">
            <text:p>188</text:p>
          </table:table-cell>
          <table:table-cell office:value-type="float" office:value="1315">
            <text:p>1315</text:p>
          </table:table-cell>
          <table:table-cell office:value-type="float" office:value="988">
            <text:p>988</text:p>
          </table:table-cell>
          <table:table-cell office:value-type="float" office:value="2183">
            <text:p>2183</text:p>
          </table:table-cell>
          <table:table-cell office:value-type="float" office:value="191">
            <text:p>191</text:p>
          </table:table-cell>
          <table:table-cell office:value-type="float" office:value="270">
            <text:p>270</text:p>
          </table:table-cell>
          <table:table-cell office:value-type="float" office:value="104">
            <text:p>104</text:p>
          </table:table-cell>
          <table:table-cell office:value-type="float" office:value="33">
            <text:p>33</text:p>
          </table:table-cell>
          <table:table-cell office:value-type="float" office:value="201">
            <text:p>201</text:p>
          </table:table-cell>
          <table:table-cell office:value-type="float" office:value="172">
            <text:p>172</text:p>
          </table:table-cell>
          <table:table-cell office:value-type="float" office:value="450">
            <text:p>450</text:p>
          </table:table-cell>
          <table:table-cell office:value-type="float" office:value="161">
            <text:p>161</text:p>
          </table:table-cell>
          <table:table-cell office:value-type="float" office:value="42">
            <text:p>42</text:p>
          </table:table-cell>
          <table:table-cell office:value-type="float" office:value="65">
            <text:p>65</text:p>
          </table:table-cell>
          <table:table-cell office:value-type="float" office:value="234">
            <text:p>234</text:p>
          </table:table-cell>
          <table:table-cell office:value-type="float" office:value="106">
            <text:p>106</text:p>
          </table:table-cell>
          <table:table-cell office:value-type="float" office:value="1042">
            <text:p>1042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40">
            <text:p>240</text:p>
          </table:table-cell>
          <table:table-cell office:value-type="float" office:value="134">
            <text:p>134</text:p>
          </table:table-cell>
          <table:table-cell office:value-type="float" office:value="300">
            <text:p>300</text:p>
          </table:table-cell>
          <table:table-cell office:value-type="float" office:value="209">
            <text:p>209</text:p>
          </table:table-cell>
          <table:table-cell office:value-type="float" office:value="472">
            <text:p>472</text:p>
          </table:table-cell>
          <table:table-cell office:value-type="float" office:value="1154">
            <text:p>1154</text:p>
          </table:table-cell>
          <table:table-cell office:value-type="float" office:value="87">
            <text:p>87</text:p>
          </table:table-cell>
          <table:table-cell office:value-type="float" office:value="242">
            <text:p>242</text:p>
          </table:table-cell>
          <table:table-cell office:value-type="float" office:value="157">
            <text:p>157</text:p>
          </table:table-cell>
          <table:table-cell office:value-type="float" office:value="29">
            <text:p>29</text:p>
          </table:table-cell>
          <table:table-cell office:value-type="float" office:value="522">
            <text:p>522</text:p>
          </table:table-cell>
          <table:table-cell office:value-type="float" office:value="347">
            <text:p>347</text:p>
          </table:table-cell>
          <table:table-cell office:value-type="float" office:value="140">
            <text:p>140</text:p>
          </table:table-cell>
          <table:table-cell office:value-type="float" office:value="117">
            <text:p>117</text:p>
          </table:table-cell>
          <table:table-cell office:value-type="float" office:value="283">
            <text:p>283</text:p>
          </table:table-cell>
          <table:table-cell office:value-type="float" office:value="446">
            <text:p>446</text:p>
          </table:table-cell>
          <table:table-cell office:value-type="float" office:value="142">
            <text:p>142</text:p>
          </table:table-cell>
          <table:table-cell office:value-type="float" office:value="447">
            <text:p>447</text:p>
          </table:table-cell>
          <table:table-cell office:value-type="float" office:value="81">
            <text:p>81</text:p>
          </table:table-cell>
          <table:table-cell office:value-type="float" office:value="13">
            <text:p>13</text:p>
          </table:table-cell>
          <table:table-cell office:value-type="float" office:value="200">
            <text:p>200</text:p>
          </table:table-cell>
          <table:table-cell office:value-type="float" office:value="195">
            <text:p>195</text:p>
          </table:table-cell>
          <table:table-cell/>
          <table:table-cell office:value-type="float" office:value="136">
            <text:p>136</text:p>
          </table:table-cell>
          <table:table-cell table:number-columns-repeated="974"/>
        </table:table-row>
        <table:table-row table:style-name="ro1">
          <table:table-cell office:value-type="string">
            <text:p>Colombia</text:p>
          </table:table-cell>
          <table:table-cell office:value-type="float" office:value="9073">
            <text:p>9073</text:p>
          </table:table-cell>
          <table:table-cell office:value-type="float" office:value="373">
            <text:p>373</text:p>
          </table:table-cell>
          <table:table-cell office:value-type="float" office:value="1520">
            <text:p>1520</text:p>
          </table:table-cell>
          <table:table-cell office:value-type="float" office:value="601">
            <text:p>601</text:p>
          </table:table-cell>
          <table:table-cell office:value-type="float" office:value="890">
            <text:p>890</text:p>
          </table:table-cell>
          <table:table-cell office:value-type="float" office:value="3096">
            <text:p>3096</text:p>
          </table:table-cell>
          <table:table-cell office:value-type="float" office:value="600">
            <text:p>600</text:p>
          </table:table-cell>
          <table:table-cell office:value-type="float" office:value="2133">
            <text:p>2133</text:p>
          </table:table-cell>
          <table:table-cell office:value-type="float" office:value="1322">
            <text:p>1322</text:p>
          </table:table-cell>
          <table:table-cell office:value-type="float" office:value="5169">
            <text:p>5169</text:p>
          </table:table-cell>
          <table:table-cell office:value-type="float" office:value="158">
            <text:p>158</text:p>
          </table:table-cell>
          <table:table-cell office:value-type="float" office:value="151">
            <text:p>151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281">
            <text:p>281</text:p>
          </table:table-cell>
          <table:table-cell office:value-type="float" office:value="329">
            <text:p>329</text:p>
          </table:table-cell>
          <table:table-cell office:value-type="float" office:value="512">
            <text:p>512</text:p>
          </table:table-cell>
          <table:table-cell office:value-type="float" office:value="241">
            <text:p>241</text:p>
          </table:table-cell>
          <table:table-cell office:value-type="float" office:value="40">
            <text:p>40</text:p>
          </table:table-cell>
          <table:table-cell office:value-type="float" office:value="275">
            <text:p>275</text:p>
          </table:table-cell>
          <table:table-cell office:value-type="float" office:value="142">
            <text:p>142</text:p>
          </table:table-cell>
          <table:table-cell office:value-type="float" office:value="49">
            <text:p>49</text:p>
          </table:table-cell>
          <table:table-cell office:value-type="float" office:value="243">
            <text:p>243</text:p>
          </table:table-cell>
          <table:table-cell office:value-type="float" office:value="147">
            <text:p>147</text:p>
          </table:table-cell>
          <table:table-cell office:value-type="float" office:value="33">
            <text:p>33</text:p>
          </table:table-cell>
          <table:table-cell office:value-type="float" office:value="256">
            <text:p>256</text:p>
          </table:table-cell>
          <table:table-cell office:value-type="float" office:value="235">
            <text:p>235</text:p>
          </table:table-cell>
          <table:table-cell office:value-type="float" office:value="91">
            <text:p>91</text:p>
          </table:table-cell>
          <table:table-cell office:value-type="float" office:value="335">
            <text:p>335</text:p>
          </table:table-cell>
          <table:table-cell office:value-type="float" office:value="674">
            <text:p>674</text:p>
          </table:table-cell>
          <table:table-cell office:value-type="float" office:value="1904">
            <text:p>1904</text:p>
          </table:table-cell>
          <table:table-cell office:value-type="float" office:value="146">
            <text:p>146</text:p>
          </table:table-cell>
          <table:table-cell office:value-type="float" office:value="558">
            <text:p>558</text:p>
          </table:table-cell>
          <table:table-cell office:value-type="float" office:value="591">
            <text:p>591</text:p>
          </table:table-cell>
          <table:table-cell office:value-type="float" office:value="7">
            <text:p>7</text:p>
          </table:table-cell>
          <table:table-cell office:value-type="float" office:value="929">
            <text:p>929</text:p>
          </table:table-cell>
          <table:table-cell office:value-type="float" office:value="334">
            <text:p>334</text:p>
          </table:table-cell>
          <table:table-cell office:value-type="float" office:value="113">
            <text:p>113</text:p>
          </table:table-cell>
          <table:table-cell office:value-type="float" office:value="172">
            <text:p>172</text:p>
          </table:table-cell>
          <table:table-cell office:value-type="float" office:value="670">
            <text:p>670</text:p>
          </table:table-cell>
          <table:table-cell office:value-type="float" office:value="362">
            <text:p>362</text:p>
          </table:table-cell>
          <table:table-cell office:value-type="float" office:value="20">
            <text:p>20</text:p>
          </table:table-cell>
          <table:table-cell office:value-type="float" office:value="962">
            <text:p>962</text:p>
          </table:table-cell>
          <table:table-cell office:value-type="float" office:value="749">
            <text:p>749</text:p>
          </table:table-cell>
          <table:table-cell office:value-type="float" office:value="69">
            <text:p>69</text:p>
          </table:table-cell>
          <table:table-cell office:value-type="float" office:value="144">
            <text:p>144</text:p>
          </table:table-cell>
          <table:table-cell office:value-type="float" office:value="466">
            <text:p>466</text:p>
          </table:table-cell>
          <table:table-cell office:value-type="float" office:value="54">
            <text:p>54</text:p>
          </table:table-cell>
          <table:table-cell office:value-type="float" office:value="567">
            <text:p>567</text:p>
          </table:table-cell>
          <table:table-cell table:number-columns-repeated="974"/>
        </table:table-row>
        <table:table-row table:style-name="ro1">
          <table:table-cell office:value-type="string">
            <text:p>Costa Rica</text:p>
          </table:table-cell>
          <table:table-cell office:value-type="float" office:value="4602">
            <text:p>4602</text:p>
          </table:table-cell>
          <table:table-cell office:value-type="float" office:value="494">
            <text:p>494</text:p>
          </table:table-cell>
          <table:table-cell office:value-type="float" office:value="814">
            <text:p>814</text:p>
          </table:table-cell>
          <table:table-cell office:value-type="float" office:value="401">
            <text:p>401</text:p>
          </table:table-cell>
          <table:table-cell office:value-type="float" office:value="322">
            <text:p>322</text:p>
          </table:table-cell>
          <table:table-cell office:value-type="float" office:value="1461">
            <text:p>1461</text:p>
          </table:table-cell>
          <table:table-cell office:value-type="float" office:value="241">
            <text:p>241</text:p>
          </table:table-cell>
          <table:table-cell office:value-type="float" office:value="716">
            <text:p>716</text:p>
          </table:table-cell>
          <table:table-cell office:value-type="float" office:value="518">
            <text:p>518</text:p>
          </table:table-cell>
          <table:table-cell office:value-type="float" office:value="2931">
            <text:p>2931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office:value-type="float" office:value="138">
            <text:p>138</text:p>
          </table:table-cell>
          <table:table-cell office:value-type="float" office:value="112">
            <text:p>112</text:p>
          </table:table-cell>
          <table:table-cell office:value-type="float" office:value="323">
            <text:p>323</text:p>
          </table:table-cell>
          <table:table-cell office:value-type="float" office:value="168">
            <text:p>168</text:p>
          </table:table-cell>
          <table:table-cell office:value-type="float" office:value="56">
            <text:p>56</text:p>
          </table:table-cell>
          <table:table-cell office:value-type="float" office:value="106">
            <text:p>106</text:p>
          </table:table-cell>
          <table:table-cell office:value-type="float" office:value="91">
            <text:p>91</text:p>
          </table:table-cell>
          <table:table-cell office:value-type="float" office:value="50">
            <text:p>50</text:p>
          </table:table-cell>
          <table:table-cell office:value-type="float" office:value="197">
            <text:p>197</text:p>
          </table:table-cell>
          <table:table-cell office:value-type="float" office:value="49">
            <text:p>49</text:p>
          </table:table-cell>
          <table:table-cell office:value-type="float" office:value="22">
            <text:p>22</text:p>
          </table:table-cell>
          <table:table-cell office:value-type="float" office:value="216">
            <text:p>216</text:p>
          </table:table-cell>
          <table:table-cell office:value-type="float" office:value="76">
            <text:p>76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668">
            <text:p>668</text:p>
          </table:table-cell>
          <table:table-cell office:value-type="float" office:value="526">
            <text:p>526</text:p>
          </table:table-cell>
          <table:table-cell office:value-type="float" office:value="87">
            <text:p>87</text:p>
          </table:table-cell>
          <table:table-cell office:value-type="float" office:value="304">
            <text:p>304</text:p>
          </table:table-cell>
          <table:table-cell office:value-type="float" office:value="102">
            <text:p>102</text:p>
          </table:table-cell>
          <table:table-cell office:value-type="float" office:value="16">
            <text:p>16</text:p>
          </table:table-cell>
          <table:table-cell office:value-type="float" office:value="247">
            <text:p>247</text:p>
          </table:table-cell>
          <table:table-cell office:value-type="float" office:value="230">
            <text:p>230</text:p>
          </table:table-cell>
          <table:table-cell table:number-columns-repeated="2" office:value-type="float" office:value="40">
            <text:p>40</text:p>
          </table:table-cell>
          <table:table-cell office:value-type="float" office:value="169">
            <text:p>169</text:p>
          </table:table-cell>
          <table:table-cell office:value-type="float" office:value="88">
            <text:p>88</text:p>
          </table:table-cell>
          <table:table-cell office:value-type="float" office:value="5">
            <text:p>5</text:p>
          </table:table-cell>
          <table:table-cell office:value-type="float" office:value="435">
            <text:p>435</text:p>
          </table:table-cell>
          <table:table-cell office:value-type="float" office:value="22">
            <text:p>22</text:p>
          </table:table-cell>
          <table:table-cell office:value-type="float" office:value="363">
            <text:p>363</text:p>
          </table:table-cell>
          <table:table-cell office:value-type="float" office:value="229">
            <text:p>229</text:p>
          </table:table-cell>
          <table:table-cell office:value-type="float" office:value="146">
            <text:p>146</text:p>
          </table:table-cell>
          <table:table-cell office:value-type="float" office:value="8">
            <text:p>8</text:p>
          </table:table-cell>
          <table:table-cell office:value-type="float" office:value="113">
            <text:p>113</text:p>
          </table:table-cell>
          <table:table-cell table:number-columns-repeated="974"/>
        </table:table-row>
        <table:table-row table:style-name="ro1">
          <table:table-cell office:value-type="string">
            <text:p>Croatia</text:p>
          </table:table-cell>
          <table:table-cell office:value-type="float" office:value="5008">
            <text:p>5008</text:p>
          </table:table-cell>
          <table:table-cell office:value-type="float" office:value="298">
            <text:p>298</text:p>
          </table:table-cell>
          <table:table-cell office:value-type="float" office:value="864">
            <text:p>864</text:p>
          </table:table-cell>
          <table:table-cell office:value-type="float" office:value="1125">
            <text:p>1125</text:p>
          </table:table-cell>
          <table:table-cell office:value-type="float" office:value="541">
            <text:p>541</text:p>
          </table:table-cell>
          <table:table-cell office:value-type="float" office:value="1875">
            <text:p>1875</text:p>
          </table:table-cell>
          <table:table-cell office:value-type="float" office:value="206">
            <text:p>206</text:p>
          </table:table-cell>
          <table:table-cell office:value-type="float" office:value="1545">
            <text:p>1545</text:p>
          </table:table-cell>
          <table:table-cell office:value-type="float" office:value="610">
            <text:p>610</text:p>
          </table:table-cell>
          <table:table-cell office:value-type="float" office:value="1728">
            <text:p>1728</text:p>
          </table:table-cell>
          <table:table-cell office:value-type="float" office:value="71">
            <text:p>71</text:p>
          </table:table-cell>
          <table:table-cell office:value-type="float" office:value="60">
            <text:p>60</text:p>
          </table:table-cell>
          <table:table-cell office:value-type="float" office:value="56">
            <text:p>56</text:p>
          </table:table-cell>
          <table:table-cell office:value-type="float" office:value="114">
            <text:p>114</text:p>
          </table:table-cell>
          <table:table-cell office:value-type="float" office:value="266">
            <text:p>266</text:p>
          </table:table-cell>
          <table:table-cell office:value-type="float" office:value="130">
            <text:p>130</text:p>
          </table:table-cell>
          <table:table-cell office:value-type="float" office:value="314">
            <text:p>314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float" office:value="234">
            <text:p>234</text:p>
          </table:table-cell>
          <table:table-cell office:value-type="float" office:value="439">
            <text:p>439</text:p>
          </table:table-cell>
          <table:table-cell office:value-type="float" office:value="252">
            <text:p>252</text:p>
          </table:table-cell>
          <table:table-cell office:value-type="float" office:value="413">
            <text:p>413</text:p>
          </table:table-cell>
          <table:table-cell office:value-type="float" office:value="56">
            <text:p>56</text:p>
          </table:table-cell>
          <table:table-cell office:value-type="float" office:value="31">
            <text:p>31</text:p>
          </table:table-cell>
          <table:table-cell office:value-type="float" office:value="175">
            <text:p>175</text:p>
          </table:table-cell>
          <table:table-cell office:value-type="float" office:value="145">
            <text:p>145</text:p>
          </table:table-cell>
          <table:table-cell office:value-type="float" office:value="154">
            <text:p>154</text:p>
          </table:table-cell>
          <table:table-cell office:value-type="float" office:value="81">
            <text:p>81</text:p>
          </table:table-cell>
          <table:table-cell office:value-type="float" office:value="799">
            <text:p>799</text:p>
          </table:table-cell>
          <table:table-cell office:value-type="float" office:value="859">
            <text:p>859</text:p>
          </table:table-cell>
          <table:table-cell office:value-type="float" office:value="67">
            <text:p>67</text:p>
          </table:table-cell>
          <table:table-cell office:value-type="float" office:value="309">
            <text:p>309</text:p>
          </table:table-cell>
          <table:table-cell office:value-type="float" office:value="82">
            <text:p>82</text:p>
          </table:table-cell>
          <table:table-cell office:value-type="float" office:value="35">
            <text:p>35</text:p>
          </table:table-cell>
          <table:table-cell office:value-type="float" office:value="495">
            <text:p>495</text:p>
          </table:table-cell>
          <table:table-cell office:value-type="float" office:value="433">
            <text:p>433</text:p>
          </table:table-cell>
          <table:table-cell office:value-type="float" office:value="78">
            <text:p>78</text:p>
          </table:table-cell>
          <table:table-cell office:value-type="float" office:value="108">
            <text:p>108</text:p>
          </table:table-cell>
          <table:table-cell office:value-type="float" office:value="567">
            <text:p>567</text:p>
          </table:table-cell>
          <table:table-cell office:value-type="float" office:value="100">
            <text:p>100</text:p>
          </table:table-cell>
          <table:table-cell/>
          <table:table-cell office:value-type="float" office:value="516">
            <text:p>516</text:p>
          </table:table-cell>
          <table:table-cell table:number-columns-repeated="2" office:value-type="float" office:value="73">
            <text:p>73</text:p>
          </table:table-cell>
          <table:table-cell office:value-type="float" office:value="81">
            <text:p>81</text:p>
          </table:table-cell>
          <table:table-cell office:value-type="float" office:value="88">
            <text:p>88</text:p>
          </table:table-cell>
          <table:table-cell/>
          <table:table-cell office:value-type="float" office:value="38">
            <text:p>38</text:p>
          </table:table-cell>
          <table:table-cell table:number-columns-repeated="974"/>
        </table:table-row>
        <table:table-row table:style-name="ro1">
          <table:table-cell office:value-type="string">
            <text:p>Czech Republic</text:p>
          </table:table-cell>
          <table:table-cell office:value-type="float" office:value="5327">
            <text:p>5327</text:p>
          </table:table-cell>
          <table:table-cell office:value-type="float" office:value="410">
            <text:p>410</text:p>
          </table:table-cell>
          <table:table-cell office:value-type="float" office:value="1239">
            <text:p>1239</text:p>
          </table:table-cell>
          <table:table-cell office:value-type="float" office:value="1479">
            <text:p>1479</text:p>
          </table:table-cell>
          <table:table-cell office:value-type="float" office:value="1044">
            <text:p>1044</text:p>
          </table:table-cell>
          <table:table-cell office:value-type="float" office:value="1511">
            <text:p>1511</text:p>
          </table:table-cell>
          <table:table-cell office:value-type="float" office:value="86">
            <text:p>86</text:p>
          </table:table-cell>
          <table:table-cell office:value-type="float" office:value="1519">
            <text:p>1519</text:p>
          </table:table-cell>
          <table:table-cell office:value-type="float" office:value="880">
            <text:p>880</text:p>
          </table:table-cell>
          <table:table-cell office:value-type="float" office:value="1471">
            <text:p>1471</text:p>
          </table:table-cell>
          <table:table-cell office:value-type="float" office:value="25">
            <text:p>25</text:p>
          </table:table-cell>
          <table:table-cell office:value-type="float" office:value="77">
            <text:p>77</text:p>
          </table:table-cell>
          <table:table-cell office:value-type="float" office:value="234">
            <text:p>234</text:p>
          </table:table-cell>
          <table:table-cell office:value-type="float" office:value="76">
            <text:p>76</text:p>
          </table:table-cell>
          <table:table-cell office:value-type="float" office:value="216">
            <text:p>216</text:p>
          </table:table-cell>
          <table:table-cell office:value-type="float" office:value="283">
            <text:p>283</text:p>
          </table:table-cell>
          <table:table-cell office:value-type="float" office:value="499">
            <text:p>499</text:p>
          </table:table-cell>
          <table:table-cell office:value-type="float" office:value="115">
            <text:p>115</text:p>
          </table:table-cell>
          <table:table-cell office:value-type="float" office:value="114">
            <text:p>114</text:p>
          </table:table-cell>
          <table:table-cell office:value-type="float" office:value="141">
            <text:p>141</text:p>
          </table:table-cell>
          <table:table-cell office:value-type="float" office:value="526">
            <text:p>526</text:p>
          </table:table-cell>
          <table:table-cell office:value-type="float" office:value="255">
            <text:p>255</text:p>
          </table:table-cell>
          <table:table-cell office:value-type="float" office:value="627">
            <text:p>627</text:p>
          </table:table-cell>
          <table:table-cell office:value-type="float" office:value="119">
            <text:p>119</text:p>
          </table:table-cell>
          <table:table-cell office:value-type="float" office:value="53">
            <text:p>53</text:p>
          </table:table-cell>
          <table:table-cell office:value-type="float" office:value="309">
            <text:p>309</text:p>
          </table:table-cell>
          <table:table-cell office:value-type="float" office:value="78">
            <text:p>78</text:p>
          </table:table-cell>
          <table:table-cell office:value-type="float" office:value="503">
            <text:p>503</text:p>
          </table:table-cell>
          <table:table-cell office:value-type="float" office:value="165">
            <text:p>165</text:p>
          </table:table-cell>
          <table:table-cell office:value-type="float" office:value="497">
            <text:p>497</text:p>
          </table:table-cell>
          <table:table-cell office:value-type="float" office:value="760">
            <text:p>760</text:p>
          </table:table-cell>
          <table:table-cell office:value-type="float" office:value="137">
            <text:p>137</text:p>
          </table:table-cell>
          <table:table-cell office:value-type="float" office:value="187">
            <text:p>187</text:p>
          </table:table-cell>
          <table:table-cell office:value-type="float" office:value="49">
            <text:p>49</text:p>
          </table:table-cell>
          <table:table-cell office:value-type="float" office:value="33">
            <text:p>33</text:p>
          </table:table-cell>
          <table:table-cell office:value-type="float" office:value="465">
            <text:p>465</text:p>
          </table:table-cell>
          <table:table-cell office:value-type="float" office:value="510">
            <text:p>510</text:p>
          </table:table-cell>
          <table:table-cell office:value-type="float" office:value="68">
            <text:p>68</text:p>
          </table:table-cell>
          <table:table-cell office:value-type="float" office:value="175">
            <text:p>175</text:p>
          </table:table-cell>
          <table:table-cell office:value-type="float" office:value="419">
            <text:p>419</text:p>
          </table:table-cell>
          <table:table-cell office:value-type="float" office:value="290">
            <text:p>290</text:p>
          </table:table-cell>
          <table:table-cell office:value-type="float" office:value="110">
            <text:p>110</text:p>
          </table:table-cell>
          <table:table-cell office:value-type="float" office:value="515">
            <text:p>515</text:p>
          </table:table-cell>
          <table:table-cell office:value-type="float" office:value="164">
            <text:p>164</text:p>
          </table:table-cell>
          <table:table-cell office:value-type="float" office:value="11">
            <text:p>11</text:p>
          </table:table-cell>
          <table:table-cell office:value-type="float" office:value="80">
            <text:p>80</text:p>
          </table:table-cell>
          <table:table-cell office:value-type="float" office:value="21">
            <text:p>21</text:p>
          </table:table-cell>
          <table:table-cell/>
          <table:table-cell office:value-type="float" office:value="20">
            <text:p>20</text:p>
          </table:table-cell>
          <table:table-cell table:number-columns-repeated="974"/>
        </table:table-row>
        <table:table-row table:style-name="ro1">
          <table:table-cell office:value-type="string">
            <text:p>Denmark</text:p>
          </table:table-cell>
          <table:table-cell office:value-type="float" office:value="7481">
            <text:p>7481</text:p>
          </table:table-cell>
          <table:table-cell office:value-type="float" office:value="1242">
            <text:p>1242</text:p>
          </table:table-cell>
          <table:table-cell office:value-type="float" office:value="2205">
            <text:p>2205</text:p>
          </table:table-cell>
          <table:table-cell office:value-type="float" office:value="1243">
            <text:p>1243</text:p>
          </table:table-cell>
          <table:table-cell office:value-type="float" office:value="740">
            <text:p>740</text:p>
          </table:table-cell>
          <table:table-cell office:value-type="float" office:value="2656">
            <text:p>2656</text:p>
          </table:table-cell>
          <table:table-cell office:value-type="float" office:value="171">
            <text:p>171</text:p>
          </table:table-cell>
          <table:table-cell office:value-type="float" office:value="1428">
            <text:p>1428</text:p>
          </table:table-cell>
          <table:table-cell office:value-type="float" office:value="536">
            <text:p>536</text:p>
          </table:table-cell>
          <table:table-cell office:value-type="float" office:value="2768">
            <text:p>2768</text:p>
          </table:table-cell>
          <table:table-cell office:value-type="float" office:value="184">
            <text:p>184</text:p>
          </table:table-cell>
          <table:table-cell office:value-type="float" office:value="536">
            <text:p>536</text:p>
          </table:table-cell>
          <table:table-cell office:value-type="float" office:value="375">
            <text:p>375</text:p>
          </table:table-cell>
          <table:table-cell office:value-type="float" office:value="164">
            <text:p>164</text:p>
          </table:table-cell>
          <table:table-cell office:value-type="float" office:value="398">
            <text:p>398</text:p>
          </table:table-cell>
          <table:table-cell office:value-type="float" office:value="583">
            <text:p>583</text:p>
          </table:table-cell>
          <table:table-cell office:value-type="float" office:value="719">
            <text:p>719</text:p>
          </table:table-cell>
          <table:table-cell office:value-type="float" office:value="264">
            <text:p>264</text:p>
          </table:table-cell>
          <table:table-cell office:value-type="float" office:value="195">
            <text:p>195</text:p>
          </table:table-cell>
          <table:table-cell office:value-type="float" office:value="392">
            <text:p>392</text:p>
          </table:table-cell>
          <table:table-cell office:value-type="float" office:value="256">
            <text:p>256</text:p>
          </table:table-cell>
          <table:table-cell office:value-type="float" office:value="171">
            <text:p>171</text:p>
          </table:table-cell>
          <table:table-cell office:value-type="float" office:value="682">
            <text:p>682</text:p>
          </table:table-cell>
          <table:table-cell office:value-type="float" office:value="91">
            <text:p>91</text:p>
          </table:table-cell>
          <table:table-cell office:value-type="float" office:value="95">
            <text:p>95</text:p>
          </table:table-cell>
          <table:table-cell office:value-type="float" office:value="469">
            <text:p>469</text:p>
          </table:table-cell>
          <table:table-cell office:value-type="float" office:value="101">
            <text:p>101</text:p>
          </table:table-cell>
          <table:table-cell office:value-type="float" office:value="112">
            <text:p>112</text:p>
          </table:table-cell>
          <table:table-cell office:value-type="float" office:value="64">
            <text:p>64</text:p>
          </table:table-cell>
          <table:table-cell office:value-type="float" office:value="511">
            <text:p>511</text:p>
          </table:table-cell>
          <table:table-cell office:value-type="float" office:value="815">
            <text:p>815</text:p>
          </table:table-cell>
          <table:table-cell office:value-type="float" office:value="1390">
            <text:p>1390</text:p>
          </table:table-cell>
          <table:table-cell office:value-type="float" office:value="121">
            <text:p>121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508">
            <text:p>508</text:p>
          </table:table-cell>
          <table:table-cell office:value-type="float" office:value="499">
            <text:p>499</text:p>
          </table:table-cell>
          <table:table-cell office:value-type="float" office:value="75">
            <text:p>75</text:p>
          </table:table-cell>
          <table:table-cell office:value-type="float" office:value="162">
            <text:p>162</text:p>
          </table:table-cell>
          <table:table-cell office:value-type="float" office:value="212">
            <text:p>212</text:p>
          </table:table-cell>
          <table:table-cell office:value-type="float" office:value="63">
            <text:p>63</text:p>
          </table:table-cell>
          <table:table-cell office:value-type="float" office:value="34">
            <text:p>34</text:p>
          </table:table-cell>
          <table:table-cell office:value-type="float" office:value="447">
            <text:p>447</text:p>
          </table:table-cell>
          <table:table-cell office:value-type="float" office:value="531">
            <text:p>531</text:p>
          </table:table-cell>
          <table:table-cell office:value-type="float" office:value="94">
            <text:p>94</text:p>
          </table:table-cell>
          <table:table-cell office:value-type="float" office:value="288">
            <text:p>288</text:p>
          </table:table-cell>
          <table:table-cell office:value-type="float" office:value="234">
            <text:p>234</text:p>
          </table:table-cell>
          <table:table-cell/>
          <table:table-cell office:value-type="float" office:value="59">
            <text:p>59</text:p>
          </table:table-cell>
          <table:table-cell table:number-columns-repeated="974"/>
        </table:table-row>
        <table:table-row table:style-name="ro1">
          <table:table-cell office:value-type="string">
            <text:p>Estonia</text:p>
          </table:table-cell>
          <table:table-cell office:value-type="float" office:value="4779">
            <text:p>4779</text:p>
          </table:table-cell>
          <table:table-cell office:value-type="float" office:value="850">
            <text:p>850</text:p>
          </table:table-cell>
          <table:table-cell office:value-type="float" office:value="1294">
            <text:p>1294</text:p>
          </table:table-cell>
          <table:table-cell office:value-type="float" office:value="1093">
            <text:p>1093</text:p>
          </table:table-cell>
          <table:table-cell office:value-type="float" office:value="472">
            <text:p>472</text:p>
          </table:table-cell>
          <table:table-cell office:value-type="float" office:value="1151">
            <text:p>1151</text:p>
          </table:table-cell>
          <table:table-cell office:value-type="float" office:value="195">
            <text:p>195</text:p>
          </table:table-cell>
          <table:table-cell office:value-type="float" office:value="1422">
            <text:p>1422</text:p>
          </table:table-cell>
          <table:table-cell office:value-type="float" office:value="968">
            <text:p>968</text:p>
          </table:table-cell>
          <table:table-cell office:value-type="float" office:value="1266">
            <text:p>1266</text:p>
          </table:table-cell>
          <table:table-cell office:value-type="float" office:value="54">
            <text:p>54</text:p>
          </table:table-cell>
          <table:table-cell office:value-type="float" office:value="119">
            <text:p>119</text:p>
          </table:table-cell>
          <table:table-cell office:value-type="float" office:value="263">
            <text:p>263</text:p>
          </table:table-cell>
          <table:table-cell office:value-type="float" office:value="166">
            <text:p>166</text:p>
          </table:table-cell>
          <table:table-cell office:value-type="float" office:value="169">
            <text:p>169</text:p>
          </table:table-cell>
          <table:table-cell office:value-type="float" office:value="206">
            <text:p>206</text:p>
          </table:table-cell>
          <table:table-cell office:value-type="float" office:value="444">
            <text:p>444</text:p>
          </table:table-cell>
          <table:table-cell office:value-type="float" office:value="345">
            <text:p>345</text:p>
          </table:table-cell>
          <table:table-cell office:value-type="float" office:value="50">
            <text:p>50</text:p>
          </table:table-cell>
          <table:table-cell office:value-type="float" office:value="204">
            <text:p>204</text:p>
          </table:table-cell>
          <table:table-cell office:value-type="float" office:value="284">
            <text:p>284</text:p>
          </table:table-cell>
          <table:table-cell office:value-type="float" office:value="163">
            <text:p>163</text:p>
          </table:table-cell>
          <table:table-cell office:value-type="float" office:value="584">
            <text:p>584</text:p>
          </table:table-cell>
          <table:table-cell office:value-type="float" office:value="77">
            <text:p>77</text:p>
          </table:table-cell>
          <table:table-cell office:value-type="float" office:value="33">
            <text:p>33</text:p>
          </table:table-cell>
          <table:table-cell table:number-columns-repeated="2" office:value-type="float" office:value="116">
            <text:p>116</text:p>
          </table:table-cell>
          <table:table-cell office:value-type="float" office:value="137">
            <text:p>137</text:p>
          </table:table-cell>
          <table:table-cell office:value-type="float" office:value="68">
            <text:p>68</text:p>
          </table:table-cell>
          <table:table-cell office:value-type="float" office:value="344">
            <text:p>344</text:p>
          </table:table-cell>
          <table:table-cell office:value-type="float" office:value="511">
            <text:p>511</text:p>
          </table:table-cell>
          <table:table-cell office:value-type="float" office:value="217">
            <text:p>217</text:p>
          </table:table-cell>
          <table:table-cell office:value-type="float" office:value="106">
            <text:p>106</text:p>
          </table:table-cell>
          <table:table-cell office:value-type="float" office:value="128">
            <text:p>128</text:p>
          </table:table-cell>
          <table:table-cell office:value-type="float" office:value="66">
            <text:p>66</text:p>
          </table:table-cell>
          <table:table-cell office:value-type="float" office:value="737">
            <text:p>737</text:p>
          </table:table-cell>
          <table:table-cell office:value-type="float" office:value="333">
            <text:p>333</text:p>
          </table:table-cell>
          <table:table-cell office:value-type="float" office:value="33">
            <text:p>33</text:p>
          </table:table-cell>
          <table:table-cell office:value-type="float" office:value="135">
            <text:p>135</text:p>
          </table:table-cell>
          <table:table-cell office:value-type="float" office:value="242">
            <text:p>242</text:p>
          </table:table-cell>
          <table:table-cell office:value-type="float" office:value="325">
            <text:p>325</text:p>
          </table:table-cell>
          <table:table-cell office:value-type="float" office:value="80">
            <text:p>80</text:p>
          </table:table-cell>
          <table:table-cell office:value-type="float" office:value="599">
            <text:p>599</text:p>
          </table:table-cell>
          <table:table-cell office:value-type="float" office:value="131">
            <text:p>131</text:p>
          </table:table-cell>
          <table:table-cell office:value-type="float" office:value="13">
            <text:p>13</text:p>
          </table:table-cell>
          <table:table-cell office:value-type="float" office:value="141">
            <text:p>141</text:p>
          </table:table-cell>
          <table:table-cell office:value-type="float" office:value="68">
            <text:p>68</text:p>
          </table:table-cell>
          <table:table-cell/>
          <table:table-cell office:value-type="float" office:value="60">
            <text:p>60</text:p>
          </table:table-cell>
          <table:table-cell table:number-columns-repeated="974"/>
        </table:table-row>
        <table:table-row table:style-name="ro1">
          <table:table-cell office:value-type="string">
            <text:p>Finland</text:p>
          </table:table-cell>
          <table:table-cell office:value-type="float" office:value="8829">
            <text:p>8829</text:p>
          </table:table-cell>
          <table:table-cell office:value-type="float" office:value="1774">
            <text:p>1774</text:p>
          </table:table-cell>
          <table:table-cell office:value-type="float" office:value="3020">
            <text:p>3020</text:p>
          </table:table-cell>
          <table:table-cell office:value-type="float" office:value="2152">
            <text:p>2152</text:p>
          </table:table-cell>
          <table:table-cell office:value-type="float" office:value="1045">
            <text:p>1045</text:p>
          </table:table-cell>
          <table:table-cell office:value-type="float" office:value="2413">
            <text:p>2413</text:p>
          </table:table-cell>
          <table:table-cell office:value-type="float" office:value="373">
            <text:p>373</text:p>
          </table:table-cell>
          <table:table-cell office:value-type="float" office:value="1799">
            <text:p>1799</text:p>
          </table:table-cell>
          <table:table-cell office:value-type="float" office:value="1192">
            <text:p>1192</text:p>
          </table:table-cell>
          <table:table-cell office:value-type="float" office:value="1919">
            <text:p>1919</text:p>
          </table:table-cell>
          <table:table-cell office:value-type="float" office:value="493">
            <text:p>493</text:p>
          </table:table-cell>
          <table:table-cell office:value-type="float" office:value="600">
            <text:p>600</text:p>
          </table:table-cell>
          <table:table-cell office:value-type="float" office:value="411">
            <text:p>411</text:p>
          </table:table-cell>
          <table:table-cell office:value-type="float" office:value="380">
            <text:p>380</text:p>
          </table:table-cell>
          <table:table-cell office:value-type="float" office:value="602">
            <text:p>602</text:p>
          </table:table-cell>
          <table:table-cell office:value-type="float" office:value="964">
            <text:p>964</text:p>
          </table:table-cell>
          <table:table-cell office:value-type="float" office:value="999">
            <text:p>999</text:p>
          </table:table-cell>
          <table:table-cell office:value-type="float" office:value="282">
            <text:p>282</text:p>
          </table:table-cell>
          <table:table-cell office:value-type="float" office:value="147">
            <text:p>147</text:p>
          </table:table-cell>
          <table:table-cell office:value-type="float" office:value="531">
            <text:p>531</text:p>
          </table:table-cell>
          <table:table-cell office:value-type="float" office:value="433">
            <text:p>433</text:p>
          </table:table-cell>
          <table:table-cell office:value-type="float" office:value="672">
            <text:p>672</text:p>
          </table:table-cell>
          <table:table-cell office:value-type="float" office:value="739">
            <text:p>739</text:p>
          </table:table-cell>
          <table:table-cell office:value-type="float" office:value="304">
            <text:p>304</text:p>
          </table:table-cell>
          <table:table-cell office:value-type="float" office:value="131">
            <text:p>131</text:p>
          </table:table-cell>
          <table:table-cell office:value-type="float" office:value="427">
            <text:p>427</text:p>
          </table:table-cell>
          <table:table-cell office:value-type="float" office:value="270">
            <text:p>270</text:p>
          </table:table-cell>
          <table:table-cell office:value-type="float" office:value="239">
            <text:p>239</text:p>
          </table:table-cell>
          <table:table-cell office:value-type="float" office:value="121">
            <text:p>121</text:p>
          </table:table-cell>
          <table:table-cell office:value-type="float" office:value="769">
            <text:p>769</text:p>
          </table:table-cell>
          <table:table-cell office:value-type="float" office:value="710">
            <text:p>710</text:p>
          </table:table-cell>
          <table:table-cell office:value-type="float" office:value="913">
            <text:p>913</text:p>
          </table:table-cell>
          <table:table-cell office:value-type="float" office:value="148">
            <text:p>148</text:p>
          </table:table-cell>
          <table:table-cell office:value-type="float" office:value="304">
            <text:p>304</text:p>
          </table:table-cell>
          <table:table-cell office:value-type="float" office:value="71">
            <text:p>71</text:p>
          </table:table-cell>
          <table:table-cell office:value-type="float" office:value="701">
            <text:p>701</text:p>
          </table:table-cell>
          <table:table-cell office:value-type="float" office:value="533">
            <text:p>533</text:p>
          </table:table-cell>
          <table:table-cell office:value-type="float" office:value="93">
            <text:p>93</text:p>
          </table:table-cell>
          <table:table-cell office:value-type="float" office:value="300">
            <text:p>300</text:p>
          </table:table-cell>
          <table:table-cell office:value-type="float" office:value="214">
            <text:p>214</text:p>
          </table:table-cell>
          <table:table-cell office:value-type="float" office:value="321">
            <text:p>321</text:p>
          </table:table-cell>
          <table:table-cell office:value-type="float" office:value="76">
            <text:p>76</text:p>
          </table:table-cell>
          <table:table-cell office:value-type="float" office:value="810">
            <text:p>810</text:p>
          </table:table-cell>
          <table:table-cell office:value-type="float" office:value="315">
            <text:p>315</text:p>
          </table:table-cell>
          <table:table-cell office:value-type="float" office:value="23">
            <text:p>23</text:p>
          </table:table-cell>
          <table:table-cell office:value-type="float" office:value="143">
            <text:p>143</text:p>
          </table:table-cell>
          <table:table-cell office:value-type="float" office:value="126">
            <text:p>126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974"/>
        </table:table-row>
        <table:table-row table:style-name="ro1">
          <table:table-cell office:value-type="string">
            <text:p>France</text:p>
          </table:table-cell>
          <table:table-cell office:value-type="float" office:value="4613">
            <text:p>4613</text:p>
          </table:table-cell>
          <table:table-cell office:value-type="float" office:value="757">
            <text:p>757</text:p>
          </table:table-cell>
          <table:table-cell office:value-type="float" office:value="1197">
            <text:p>1197</text:p>
          </table:table-cell>
          <table:table-cell office:value-type="float" office:value="1191">
            <text:p>1191</text:p>
          </table:table-cell>
          <table:table-cell office:value-type="float" office:value="543">
            <text:p>543</text:p>
          </table:table-cell>
          <table:table-cell office:value-type="float" office:value="1234">
            <text:p>1234</text:p>
          </table:table-cell>
          <table:table-cell office:value-type="float" office:value="164">
            <text:p>164</text:p>
          </table:table-cell>
          <table:table-cell office:value-type="float" office:value="935">
            <text:p>935</text:p>
          </table:table-cell>
          <table:table-cell office:value-type="float" office:value="343">
            <text:p>343</text:p>
          </table:table-cell>
          <table:table-cell office:value-type="float" office:value="1689">
            <text:p>1689</text:p>
          </table:table-cell>
          <table:table-cell office:value-type="float" office:value="217">
            <text:p>217</text:p>
          </table:table-cell>
          <table:table-cell office:value-type="float" office:value="195">
            <text:p>195</text:p>
          </table:table-cell>
          <table:table-cell office:value-type="float" office:value="235">
            <text:p>235</text:p>
          </table:table-cell>
          <table:table-cell office:value-type="float" office:value="144">
            <text:p>144</text:p>
          </table:table-cell>
          <table:table-cell office:value-type="float" office:value="209">
            <text:p>209</text:p>
          </table:table-cell>
          <table:table-cell office:value-type="float" office:value="215">
            <text:p>215</text:p>
          </table:table-cell>
          <table:table-cell office:value-type="float" office:value="459">
            <text:p>459</text:p>
          </table:table-cell>
          <table:table-cell office:value-type="float" office:value="253">
            <text:p>253</text:p>
          </table:table-cell>
          <table:table-cell office:value-type="float" office:value="87">
            <text:p>87</text:p>
          </table:table-cell>
          <table:table-cell office:value-type="float" office:value="124">
            <text:p>124</text:p>
          </table:table-cell>
          <table:table-cell office:value-type="float" office:value="206">
            <text:p>206</text:p>
          </table:table-cell>
          <table:table-cell office:value-type="float" office:value="271">
            <text:p>271</text:p>
          </table:table-cell>
          <table:table-cell office:value-type="float" office:value="590">
            <text:p>590</text:p>
          </table:table-cell>
          <table:table-cell office:value-type="float" office:value="123">
            <text:p>123</text:p>
          </table:table-cell>
          <table:table-cell office:value-type="float" office:value="74">
            <text:p>74</text:p>
          </table:table-cell>
          <table:table-cell office:value-type="float" office:value="238">
            <text:p>238</text:p>
          </table:table-cell>
          <table:table-cell office:value-type="float" office:value="139">
            <text:p>139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  <table:table-cell office:value-type="float" office:value="327">
            <text:p>327</text:p>
          </table:table-cell>
          <table:table-cell office:value-type="float" office:value="339">
            <text:p>339</text:p>
          </table:table-cell>
          <table:table-cell office:value-type="float" office:value="538">
            <text:p>538</text:p>
          </table:table-cell>
          <table:table-cell office:value-type="float" office:value="122">
            <text:p>122</text:p>
          </table:table-cell>
          <table:table-cell office:value-type="float" office:value="126">
            <text:p>126</text:p>
          </table:table-cell>
          <table:table-cell office:value-type="float" office:value="8">
            <text:p>8</text:p>
          </table:table-cell>
          <table:table-cell office:value-type="float" office:value="347">
            <text:p>347</text:p>
          </table:table-cell>
          <table:table-cell office:value-type="float" office:value="196">
            <text:p>196</text:p>
          </table:table-cell>
          <table:table-cell office:value-type="float" office:value="62">
            <text:p>62</text:p>
          </table:table-cell>
          <table:table-cell office:value-type="float" office:value="123">
            <text:p>123</text:p>
          </table:table-cell>
          <table:table-cell office:value-type="float" office:value="214">
            <text:p>21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282">
            <text:p>282</text:p>
          </table:table-cell>
          <table:table-cell office:value-type="float" office:value="354">
            <text:p>354</text:p>
          </table:table-cell>
          <table:table-cell office:value-type="float" office:value="45">
            <text:p>45</text:p>
          </table:table-cell>
          <table:table-cell office:value-type="float" office:value="237">
            <text:p>237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974"/>
        </table:table-row>
        <table:table-row table:style-name="ro1">
          <table:table-cell office:value-type="string">
            <text:p>Germany</text:p>
          </table:table-cell>
          <table:table-cell office:value-type="float" office:value="5001">
            <text:p>5001</text:p>
          </table:table-cell>
          <table:table-cell office:value-type="float" office:value="327">
            <text:p>327</text:p>
          </table:table-cell>
          <table:table-cell office:value-type="float" office:value="1010">
            <text:p>1010</text:p>
          </table:table-cell>
          <table:table-cell office:value-type="float" office:value="1218">
            <text:p>1218</text:p>
          </table:table-cell>
          <table:table-cell office:value-type="float" office:value="780">
            <text:p>780</text:p>
          </table:table-cell>
          <table:table-cell office:value-type="float" office:value="1269">
            <text:p>1269</text:p>
          </table:table-cell>
          <table:table-cell office:value-type="float" office:value="117">
            <text:p>117</text:p>
          </table:table-cell>
          <table:table-cell office:value-type="float" office:value="1057">
            <text:p>1057</text:p>
          </table:table-cell>
          <table:table-cell office:value-type="float" office:value="525">
            <text:p>525</text:p>
          </table:table-cell>
          <table:table-cell office:value-type="float" office:value="1951">
            <text:p>1951</text:p>
          </table:table-cell>
          <table:table-cell office:value-type="float" office:value="38">
            <text:p>38</text:p>
          </table:table-cell>
          <table:table-cell office:value-type="float" office:value="35">
            <text:p>35</text:p>
          </table:table-cell>
          <table:table-cell office:value-type="float" office:value="139">
            <text:p>139</text:p>
          </table:table-cell>
          <table:table-cell office:value-type="float" office:value="38">
            <text:p>38</text:p>
          </table:table-cell>
          <table:table-cell office:value-type="float" office:value="315">
            <text:p>315</text:p>
          </table:table-cell>
          <table:table-cell office:value-type="float" office:value="206">
            <text:p>206</text:p>
          </table:table-cell>
          <table:table-cell office:value-type="float" office:value="261">
            <text:p>261</text:p>
          </table:table-cell>
          <table:table-cell office:value-type="float" office:value="119">
            <text:p>119</text:p>
          </table:table-cell>
          <table:table-cell office:value-type="float" office:value="83">
            <text:p>83</text:p>
          </table:table-cell>
          <table:table-cell office:value-type="float" office:value="188">
            <text:p>188</text:p>
          </table:table-cell>
          <table:table-cell office:value-type="float" office:value="176">
            <text:p>176</text:p>
          </table:table-cell>
          <table:table-cell office:value-type="float" office:value="580">
            <text:p>580</text:p>
          </table:table-cell>
          <table:table-cell office:value-type="float" office:value="411">
            <text:p>411</text:p>
          </table:table-cell>
          <table:table-cell office:value-type="float" office:value="102">
            <text:p>102</text:p>
          </table:table-cell>
          <table:table-cell office:value-type="float" office:value="42">
            <text:p>42</text:p>
          </table:table-cell>
          <table:table-cell office:value-type="float" office:value="362">
            <text:p>362</text:p>
          </table:table-cell>
          <table:table-cell office:value-type="float" office:value="80">
            <text:p>80</text:p>
          </table:table-cell>
          <table:table-cell office:value-type="float" office:value="315">
            <text:p>315</text:p>
          </table:table-cell>
          <table:table-cell office:value-type="float" office:value="46">
            <text:p>46</text:p>
          </table:table-cell>
          <table:table-cell office:value-type="float" office:value="412">
            <text:p>412</text:p>
          </table:table-cell>
          <table:table-cell office:value-type="float" office:value="596">
            <text:p>596</text:p>
          </table:table-cell>
          <table:table-cell office:value-type="float" office:value="240">
            <text:p>240</text:p>
          </table:table-cell>
          <table:table-cell office:value-type="float" office:value="81">
            <text:p>81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366">
            <text:p>366</text:p>
          </table:table-cell>
          <table:table-cell office:value-type="float" office:value="320">
            <text:p>320</text:p>
          </table:table-cell>
          <table:table-cell office:value-type="float" office:value="41">
            <text:p>41</text:p>
          </table:table-cell>
          <table:table-cell office:value-type="float" office:value="140">
            <text:p>140</text:p>
          </table:table-cell>
          <table:table-cell office:value-type="float" office:value="218">
            <text:p>218</text:p>
          </table:table-cell>
          <table:table-cell office:value-type="float" office:value="171">
            <text:p>171</text:p>
          </table:table-cell>
          <table:table-cell office:value-type="float" office:value="85">
            <text:p>85</text:p>
          </table:table-cell>
          <table:table-cell office:value-type="float" office:value="246">
            <text:p>246</text:p>
          </table:table-cell>
          <table:table-cell office:value-type="float" office:value="230">
            <text:p>230</text:p>
          </table:table-cell>
          <table:table-cell office:value-type="float" office:value="6">
            <text:p>6</text:p>
          </table:table-cell>
          <table:table-cell office:value-type="float" office:value="89">
            <text:p>89</text:p>
          </table:table-cell>
          <table:table-cell office:value-type="float" office:value="53">
            <text:p>53</text:p>
          </table:table-cell>
          <table:table-cell/>
          <table:table-cell office:value-type="float" office:value="50">
            <text:p>50</text:p>
          </table:table-cell>
          <table:table-cell table:number-columns-repeated="974"/>
        </table:table-row>
        <table:table-row table:style-name="ro1">
          <table:table-cell office:value-type="string">
            <text:p>Greece</text:p>
          </table:table-cell>
          <table:table-cell office:value-type="float" office:value="5125">
            <text:p>5125</text:p>
          </table:table-cell>
          <table:table-cell office:value-type="float" office:value="431">
            <text:p>431</text:p>
          </table:table-cell>
          <table:table-cell office:value-type="float" office:value="1401">
            <text:p>1401</text:p>
          </table:table-cell>
          <table:table-cell office:value-type="float" office:value="1092">
            <text:p>1092</text:p>
          </table:table-cell>
          <table:table-cell office:value-type="float" office:value="501">
            <text:p>501</text:p>
          </table:table-cell>
          <table:table-cell office:value-type="float" office:value="1612">
            <text:p>1612</text:p>
          </table:table-cell>
          <table:table-cell office:value-type="float" office:value="335">
            <text:p>335</text:p>
          </table:table-cell>
          <table:table-cell office:value-type="float" office:value="985">
            <text:p>985</text:p>
          </table:table-cell>
          <table:table-cell office:value-type="float" office:value="532">
            <text:p>532</text:p>
          </table:table-cell>
          <table:table-cell office:value-type="float" office:value="1929">
            <text:p>1929</text:p>
          </table:table-cell>
          <table:table-cell office:value-type="float" office:value="57">
            <text:p>57</text:p>
          </table:table-cell>
          <table:table-cell office:value-type="float" office:value="210">
            <text:p>210</text:p>
          </table:table-cell>
          <table:table-cell office:value-type="float" office:value="85">
            <text:p>85</text:p>
          </table:table-cell>
          <table:table-cell office:value-type="float" office:value="92">
            <text:p>92</text:p>
          </table:table-cell>
          <table:table-cell office:value-type="float" office:value="220">
            <text:p>220</text:p>
          </table:table-cell>
          <table:table-cell office:value-type="float" office:value="200">
            <text:p>200</text:p>
          </table:table-cell>
          <table:table-cell office:value-type="float" office:value="723">
            <text:p>723</text:p>
          </table:table-cell>
          <table:table-cell office:value-type="float" office:value="222">
            <text:p>222</text:p>
          </table:table-cell>
          <table:table-cell office:value-type="float" office:value="21">
            <text:p>21</text:p>
          </table:table-cell>
          <table:table-cell office:value-type="float" office:value="196">
            <text:p>196</text:p>
          </table:table-cell>
          <table:table-cell table:number-columns-repeated="2" office:value-type="float" office:value="242">
            <text:p>242</text:p>
          </table:table-cell>
          <table:table-cell office:value-type="float" office:value="575">
            <text:p>575</text:p>
          </table:table-cell>
          <table:table-cell office:value-type="float" office:value="62">
            <text:p>62</text:p>
          </table:table-cell>
          <table:table-cell office:value-type="float" office:value="23">
            <text:p>23</text:p>
          </table:table-cell>
          <table:table-cell office:value-type="float" office:value="120">
            <text:p>120</text:p>
          </table:table-cell>
          <table:table-cell office:value-type="float" office:value="172">
            <text:p>172</text:p>
          </table:table-cell>
          <table:table-cell office:value-type="float" office:value="96">
            <text:p>96</text:p>
          </table:table-cell>
          <table:table-cell office:value-type="float" office:value="26">
            <text:p>26</text:p>
          </table:table-cell>
          <table:table-cell office:value-type="float" office:value="454">
            <text:p>454</text:p>
          </table:table-cell>
          <table:table-cell office:value-type="float" office:value="949">
            <text:p>949</text:p>
          </table:table-cell>
          <table:table-cell office:value-type="float" office:value="83">
            <text:p>83</text:p>
          </table:table-cell>
          <table:table-cell office:value-type="float" office:value="228">
            <text:p>228</text:p>
          </table:table-cell>
          <table:table-cell office:value-type="float" office:value="75">
            <text:p>75</text:p>
          </table:table-cell>
          <table:table-cell office:value-type="float" office:value="13">
            <text:p>13</text:p>
          </table:table-cell>
          <table:table-cell office:value-type="float" office:value="287">
            <text:p>287</text:p>
          </table:table-cell>
          <table:table-cell office:value-type="float" office:value="245">
            <text:p>245</text:p>
          </table:table-cell>
          <table:table-cell office:value-type="float" office:value="43">
            <text:p>43</text:p>
          </table:table-cell>
          <table:table-cell office:value-type="float" office:value="114">
            <text:p>114</text:p>
          </table:table-cell>
          <table:table-cell office:value-type="float" office:value="315">
            <text:p>315</text:p>
          </table:table-cell>
          <table:table-cell office:value-type="float" office:value="92">
            <text:p>92</text:p>
          </table:table-cell>
          <table:table-cell office:value-type="float" office:value="7">
            <text:p>7</text:p>
          </table:table-cell>
          <table:table-cell office:value-type="float" office:value="443">
            <text:p>443</text:p>
          </table:table-cell>
          <table:table-cell office:value-type="float" office:value="350">
            <text:p>350</text:p>
          </table:table-cell>
          <table:table-cell office:value-type="float" office:value="59">
            <text:p>59</text:p>
          </table:table-cell>
          <table:table-cell office:value-type="float" office:value="297">
            <text:p>297</text:p>
          </table:table-cell>
          <table:table-cell office:value-type="float" office:value="43">
            <text:p>43</text:p>
          </table:table-cell>
          <table:table-cell/>
          <table:table-cell office:value-type="float" office:value="69">
            <text:p>69</text:p>
          </table:table-cell>
          <table:table-cell table:number-columns-repeated="974"/>
        </table:table-row>
        <table:table-row table:style-name="ro1">
          <table:table-cell office:value-type="string">
            <text:p>Hong Kong-China</text:p>
          </table:table-cell>
          <table:table-cell office:value-type="float" office:value="4670">
            <text:p>4670</text:p>
          </table:table-cell>
          <table:table-cell office:value-type="float" office:value="928">
            <text:p>928</text:p>
          </table:table-cell>
          <table:table-cell office:value-type="float" office:value="669">
            <text:p>669</text:p>
          </table:table-cell>
          <table:table-cell office:value-type="float" office:value="456">
            <text:p>456</text:p>
          </table:table-cell>
          <table:table-cell office:value-type="float" office:value="777">
            <text:p>777</text:p>
          </table:table-cell>
          <table:table-cell office:value-type="float" office:value="1430">
            <text:p>1430</text:p>
          </table:table-cell>
          <table:table-cell office:value-type="float" office:value="37">
            <text:p>37</text:p>
          </table:table-cell>
          <table:table-cell office:value-type="float" office:value="856">
            <text:p>856</text:p>
          </table:table-cell>
          <table:table-cell office:value-type="float" office:value="512">
            <text:p>512</text:p>
          </table:table-cell>
          <table:table-cell office:value-type="float" office:value="2360">
            <text:p>2360</text:p>
          </table:table-cell>
          <table:table-cell office:value-type="float" office:value="58">
            <text:p>58</text:p>
          </table:table-cell>
          <table:table-cell office:value-type="float" office:value="297">
            <text:p>297</text:p>
          </table:table-cell>
          <table:table-cell office:value-type="float" office:value="245">
            <text:p>245</text:p>
          </table:table-cell>
          <table:table-cell office:value-type="float" office:value="114">
            <text:p>114</text:p>
          </table:table-cell>
          <table:table-cell office:value-type="float" office:value="203">
            <text:p>203</text:p>
          </table:table-cell>
          <table:table-cell office:value-type="float" office:value="120">
            <text:p>120</text:p>
          </table:table-cell>
          <table:table-cell office:value-type="float" office:value="178">
            <text:p>178</text:p>
          </table:table-cell>
          <table:table-cell office:value-type="float" office:value="123">
            <text:p>123</text:p>
          </table:table-cell>
          <table:table-cell office:value-type="float" office:value="27">
            <text:p>27</text:p>
          </table:table-cell>
          <table:table-cell office:value-type="float" office:value="72">
            <text:p>72</text:p>
          </table:table-cell>
          <table:table-cell office:value-type="float" office:value="98">
            <text:p>98</text:p>
          </table:table-cell>
          <table:table-cell office:value-type="float" office:value="52">
            <text:p>52</text:p>
          </table:table-cell>
          <table:table-cell office:value-type="float" office:value="256">
            <text:p>256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office:value-type="float" office:value="479">
            <text:p>479</text:p>
          </table:table-cell>
          <table:table-cell office:value-type="float" office:value="107">
            <text:p>107</text:p>
          </table:table-cell>
          <table:table-cell office:value-type="float" office:value="164">
            <text:p>164</text:p>
          </table:table-cell>
          <table:table-cell office:value-type="float" office:value="36">
            <text:p>36</text:p>
          </table:table-cell>
          <table:table-cell office:value-type="float" office:value="593">
            <text:p>593</text:p>
          </table:table-cell>
          <table:table-cell office:value-type="float" office:value="608">
            <text:p>608</text:p>
          </table:table-cell>
          <table:table-cell office:value-type="float" office:value="83">
            <text:p>83</text:p>
          </table:table-cell>
          <table:table-cell office:value-type="float" office:value="260">
            <text:p>260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413">
            <text:p>413</text:p>
          </table:table-cell>
          <table:table-cell office:value-type="float" office:value="85">
            <text:p>85</text:p>
          </table:table-cell>
          <table:table-cell office:value-type="float" office:value="64">
            <text:p>64</text:p>
          </table:table-cell>
          <table:table-cell office:value-type="float" office:value="131">
            <text:p>131</text:p>
          </table:table-cell>
          <table:table-cell office:value-type="float" office:value="116">
            <text:p>116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office:value-type="float" office:value="470">
            <text:p>470</text:p>
          </table:table-cell>
          <table:table-cell office:value-type="float" office:value="381">
            <text:p>381</text:p>
          </table:table-cell>
          <table:table-cell office:value-type="float" office:value="4">
            <text:p>4</text:p>
          </table:table-cell>
          <table:table-cell office:value-type="float" office:value="356">
            <text:p>356</text:p>
          </table:table-cell>
          <table:table-cell office:value-type="float" office:value="143">
            <text:p>143</text:p>
          </table:table-cell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table:number-columns-repeated="974"/>
        </table:table-row>
        <table:table-row table:style-name="ro1">
          <table:table-cell office:value-type="string">
            <text:p>Hungary</text:p>
          </table:table-cell>
          <table:table-cell office:value-type="float" office:value="4810">
            <text:p>4810</text:p>
          </table:table-cell>
          <table:table-cell office:value-type="float" office:value="477">
            <text:p>477</text:p>
          </table:table-cell>
          <table:table-cell office:value-type="float" office:value="992">
            <text:p>992</text:p>
          </table:table-cell>
          <table:table-cell office:value-type="float" office:value="913">
            <text:p>913</text:p>
          </table:table-cell>
          <table:table-cell office:value-type="float" office:value="543">
            <text:p>543</text:p>
          </table:table-cell>
          <table:table-cell office:value-type="float" office:value="1272">
            <text:p>1272</text:p>
          </table:table-cell>
          <table:table-cell office:value-type="float" office:value="187">
            <text:p>187</text:p>
          </table:table-cell>
          <table:table-cell office:value-type="float" office:value="1521">
            <text:p>1521</text:p>
          </table:table-cell>
          <table:table-cell office:value-type="float" office:value="799">
            <text:p>799</text:p>
          </table:table-cell>
          <table:table-cell office:value-type="float" office:value="1670">
            <text:p>1670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float" office:value="197">
            <text:p>197</text:p>
          </table:table-cell>
          <table:table-cell office:value-type="float" office:value="162">
            <text:p>162</text:p>
          </table:table-cell>
          <table:table-cell office:value-type="float" office:value="207">
            <text:p>207</text:p>
          </table:table-cell>
          <table:table-cell office:value-type="float" office:value="123">
            <text:p>123</text:p>
          </table:table-cell>
          <table:table-cell office:value-type="float" office:value="494">
            <text:p>494</text:p>
          </table:table-cell>
          <table:table-cell office:value-type="float" office:value="79">
            <text:p>79</text:p>
          </table:table-cell>
          <table:table-cell office:value-type="float" office:value="51">
            <text:p>51</text:p>
          </table:table-cell>
          <table:table-cell office:value-type="float" office:value="179">
            <text:p>179</text:p>
          </table:table-cell>
          <table:table-cell office:value-type="float" office:value="132">
            <text:p>132</text:p>
          </table:table-cell>
          <table:table-cell office:value-type="float" office:value="277">
            <text:p>277</text:p>
          </table:table-cell>
          <table:table-cell office:value-type="float" office:value="395">
            <text:p>395</text:p>
          </table:table-cell>
          <table:table-cell office:value-type="float" office:value="133">
            <text:p>133</text:p>
          </table:table-cell>
          <table:table-cell office:value-type="float" office:value="13">
            <text:p>13</text:p>
          </table:table-cell>
          <table:table-cell office:value-type="float" office:value="209">
            <text:p>209</text:p>
          </table:table-cell>
          <table:table-cell office:value-type="float" office:value="83">
            <text:p>83</text:p>
          </table:table-cell>
          <table:table-cell office:value-type="float" office:value="182">
            <text:p>182</text:p>
          </table:table-cell>
          <table:table-cell office:value-type="float" office:value="78">
            <text:p>78</text:p>
          </table:table-cell>
          <table:table-cell office:value-type="float" office:value="348">
            <text:p>348</text:p>
          </table:table-cell>
          <table:table-cell office:value-type="float" office:value="669">
            <text:p>669</text:p>
          </table:table-cell>
          <table:table-cell office:value-type="float" office:value="105">
            <text:p>105</text:p>
          </table:table-cell>
          <table:table-cell office:value-type="float" office:value="221">
            <text:p>221</text:p>
          </table:table-cell>
          <table:table-cell office:value-type="float" office:value="153">
            <text:p>153</text:p>
          </table:table-cell>
          <table:table-cell office:value-type="float" office:value="35">
            <text:p>35</text:p>
          </table:table-cell>
          <table:table-cell office:value-type="float" office:value="468">
            <text:p>468</text:p>
          </table:table-cell>
          <table:table-cell office:value-type="float" office:value="438">
            <text:p>438</text:p>
          </table:table-cell>
          <table:table-cell office:value-type="float" office:value="78">
            <text:p>78</text:p>
          </table:table-cell>
          <table:table-cell office:value-type="float" office:value="193">
            <text:p>193</text:p>
          </table:table-cell>
          <table:table-cell office:value-type="float" office:value="485">
            <text:p>485</text:p>
          </table:table-cell>
          <table:table-cell office:value-type="float" office:value="193">
            <text:p>193</text:p>
          </table:table-cell>
          <table:table-cell office:value-type="float" office:value="102">
            <text:p>102</text:p>
          </table:table-cell>
          <table:table-cell office:value-type="float" office:value="529">
            <text:p>529</text:p>
          </table:table-cell>
          <table:table-cell office:value-type="float" office:value="205">
            <text:p>205</text:p>
          </table:table-cell>
          <table:table-cell office:value-type="float" office:value="21">
            <text:p>21</text:p>
          </table:table-cell>
          <table:table-cell office:value-type="float" office:value="163">
            <text:p>163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974"/>
        </table:table-row>
        <table:table-row table:style-name="ro1">
          <table:table-cell office:value-type="string">
            <text:p>Iceland</text:p>
          </table:table-cell>
          <table:table-cell office:value-type="float" office:value="3508">
            <text:p>3508</text:p>
          </table:table-cell>
          <table:table-cell office:value-type="float" office:value="557">
            <text:p>557</text:p>
          </table:table-cell>
          <table:table-cell office:value-type="float" office:value="1467">
            <text:p>1467</text:p>
          </table:table-cell>
          <table:table-cell office:value-type="float" office:value="648">
            <text:p>648</text:p>
          </table:table-cell>
          <table:table-cell office:value-type="float" office:value="428">
            <text:p>428</text:p>
          </table:table-cell>
          <table:table-cell office:value-type="float" office:value="814">
            <text:p>814</text:p>
          </table:table-cell>
          <table:table-cell office:value-type="float" office:value="141">
            <text:p>141</text:p>
          </table:table-cell>
          <table:table-cell office:value-type="float" office:value="721">
            <text:p>721</text:p>
          </table:table-cell>
          <table:table-cell office:value-type="float" office:value="323">
            <text:p>323</text:p>
          </table:table-cell>
          <table:table-cell office:value-type="float" office:value="1048">
            <text:p>1048</text:p>
          </table:table-cell>
          <table:table-cell office:value-type="float" office:value="28">
            <text:p>28</text:p>
          </table:table-cell>
          <table:table-cell office:value-type="float" office:value="352">
            <text:p>352</text:p>
          </table:table-cell>
          <table:table-cell office:value-type="float" office:value="138">
            <text:p>138</text:p>
          </table:table-cell>
          <table:table-cell office:value-type="float" office:value="56">
            <text:p>56</text:p>
          </table:table-cell>
          <table:table-cell office:value-type="float" office:value="210">
            <text:p>210</text:p>
          </table:table-cell>
          <table:table-cell office:value-type="float" office:value="325">
            <text:p>325</text:p>
          </table:table-cell>
          <table:table-cell office:value-type="float" office:value="699">
            <text:p>699</text:p>
          </table:table-cell>
          <table:table-cell office:value-type="float" office:value="104">
            <text:p>104</text:p>
          </table:table-cell>
          <table:table-cell office:value-type="float" office:value="129">
            <text:p>129</text:p>
          </table:table-cell>
          <table:table-cell office:value-type="float" office:value="247">
            <text:p>247</text:p>
          </table:table-cell>
          <table:table-cell office:value-type="float" office:value="192">
            <text:p>192</text:p>
          </table:table-cell>
          <table:table-cell office:value-type="float" office:value="116">
            <text:p>116</text:p>
          </table:table-cell>
          <table:table-cell office:value-type="float" office:value="238">
            <text:p>238</text:p>
          </table:table-cell>
          <table:table-cell office:value-type="float" office:value="94">
            <text:p>94</text:p>
          </table:table-cell>
          <table:table-cell office:value-type="float" office:value="35">
            <text:p>35</text:p>
          </table:table-cell>
          <table:table-cell office:value-type="float" office:value="175">
            <text:p>175</text:p>
          </table:table-cell>
          <table:table-cell office:value-type="float" office:value="116">
            <text:p>116</text:p>
          </table:table-cell>
          <table:table-cell office:value-type="float" office:value="129">
            <text:p>129</text:p>
          </table:table-cell>
          <table:table-cell office:value-type="float" office:value="11">
            <text:p>11</text:p>
          </table:table-cell>
          <table:table-cell office:value-type="float" office:value="280">
            <text:p>280</text:p>
          </table:table-cell>
          <table:table-cell office:value-type="float" office:value="312">
            <text:p>312</text:p>
          </table:table-cell>
          <table:table-cell office:value-type="float" office:value="184">
            <text:p>184</text:p>
          </table:table-cell>
          <table:table-cell office:value-type="float" office:value="75">
            <text:p>75</text:p>
          </table:table-cell>
          <table:table-cell office:value-type="float" office:value="132">
            <text:p>132</text:p>
          </table:table-cell>
          <table:table-cell office:value-type="float" office:value="9">
            <text:p>9</text:p>
          </table:table-cell>
          <table:table-cell office:value-type="float" office:value="308">
            <text:p>308</text:p>
          </table:table-cell>
          <table:table-cell office:value-type="float" office:value="210">
            <text:p>210</text:p>
          </table:table-cell>
          <table:table-cell office:value-type="float" office:value="47">
            <text:p>47</text:p>
          </table:table-cell>
          <table:table-cell office:value-type="float" office:value="102">
            <text:p>102</text:p>
          </table:table-cell>
          <table:table-cell office:value-type="float" office:value="58">
            <text:p>58</text:p>
          </table:table-cell>
          <table:table-cell office:value-type="float" office:value="22">
            <text:p>22</text:p>
          </table:table-cell>
          <table:table-cell/>
          <table:table-cell office:value-type="float" office:value="302">
            <text:p>302</text:p>
          </table:table-cell>
          <table:table-cell office:value-type="float" office:value="92">
            <text:p>92</text:p>
          </table:table-cell>
          <table:table-cell office:value-type="float" office:value="61">
            <text:p>61</text:p>
          </table:table-cell>
          <table:table-cell office:value-type="float" office:value="75">
            <text:p>75</text:p>
          </table:table-cell>
          <table:table-cell office:value-type="float" office:value="46">
            <text:p>46</text:p>
          </table:table-cell>
          <table:table-cell/>
          <table:table-cell office:value-type="float" office:value="72">
            <text:p>72</text:p>
          </table:table-cell>
          <table:table-cell table:number-columns-repeated="974"/>
        </table:table-row>
        <table:table-row table:style-name="ro1">
          <table:table-cell office:value-type="string">
            <text:p>Indonesia</text:p>
          </table:table-cell>
          <table:table-cell office:value-type="float" office:value="5622">
            <text:p>5622</text:p>
          </table:table-cell>
          <table:table-cell office:value-type="float" office:value="163">
            <text:p>163</text:p>
          </table:table-cell>
          <table:table-cell office:value-type="float" office:value="534">
            <text:p>534</text:p>
          </table:table-cell>
          <table:table-cell office:value-type="float" office:value="512">
            <text:p>512</text:p>
          </table:table-cell>
          <table:table-cell office:value-type="float" office:value="299">
            <text:p>299</text:p>
          </table:table-cell>
          <table:table-cell office:value-type="float" office:value="1227">
            <text:p>1227</text:p>
          </table:table-cell>
          <table:table-cell office:value-type="float" office:value="1332">
            <text:p>1332</text:p>
          </table:table-cell>
          <table:table-cell office:value-type="float" office:value="348">
            <text:p>348</text:p>
          </table:table-cell>
          <table:table-cell office:value-type="float" office:value="255">
            <text:p>255</text:p>
          </table:table-cell>
          <table:table-cell office:value-type="float" office:value="4067">
            <text:p>4067</text:p>
          </table:table-cell>
          <table:table-cell office:value-type="float" office:value="31">
            <text:p>31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407">
            <text:p>407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94">
            <text:p>94</text:p>
          </table:table-cell>
          <table:table-cell office:value-type="float" office:value="34">
            <text:p>34</text:p>
          </table:table-cell>
          <table:table-cell office:value-type="float" office:value="331">
            <text:p>331</text:p>
          </table:table-cell>
          <table:table-cell office:value-type="float" office:value="62">
            <text:p>62</text:p>
          </table:table-cell>
          <table:table-cell office:value-type="float" office:value="7">
            <text:p>7</text:p>
          </table:table-cell>
          <table:table-cell office:value-type="float" office:value="125">
            <text:p>125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89">
            <text:p>89</text:p>
          </table:table-cell>
          <table:table-cell office:value-type="float" office:value="216">
            <text:p>216</text:p>
          </table:table-cell>
          <table:table-cell office:value-type="float" office:value="964">
            <text:p>964</text:p>
          </table:table-cell>
          <table:table-cell office:value-type="float" office:value="19">
            <text:p>19</text:p>
          </table:table-cell>
          <table:table-cell office:value-type="float" office:value="71">
            <text:p>71</text:p>
          </table:table-cell>
          <table:table-cell office:value-type="float" office:value="810">
            <text:p>810</text:p>
          </table:table-cell>
          <table:table-cell office:value-type="float" office:value="64">
            <text:p>64</text:p>
          </table:table-cell>
          <table:table-cell office:value-type="float" office:value="67">
            <text:p>67</text:p>
          </table:table-cell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office:value-type="float" office:value="192">
            <text:p>192</text:p>
          </table:table-cell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office:value-type="float" office:value="213">
            <text:p>213</text:p>
          </table:table-cell>
          <table:table-cell office:value-type="float" office:value="82">
            <text:p>82</text:p>
          </table:table-cell>
          <table:table-cell office:value-type="float" office:value="633">
            <text:p>633</text:p>
          </table:table-cell>
          <table:table-cell office:value-type="float" office:value="478">
            <text:p>478</text:p>
          </table:table-cell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  <table:table-cell office:value-type="float" office:value="142">
            <text:p>142</text:p>
          </table:table-cell>
          <table:table-cell table:number-columns-repeated="974"/>
        </table:table-row>
        <table:table-row table:style-name="ro1">
          <table:table-cell office:value-type="string">
            <text:p>Ireland</text:p>
          </table:table-cell>
          <table:table-cell office:value-type="float" office:value="5016">
            <text:p>5016</text:p>
          </table:table-cell>
          <table:table-cell office:value-type="float" office:value="840">
            <text:p>840</text:p>
          </table:table-cell>
          <table:table-cell office:value-type="float" office:value="1601">
            <text:p>1601</text:p>
          </table:table-cell>
          <table:table-cell office:value-type="float" office:value="880">
            <text:p>880</text:p>
          </table:table-cell>
          <table:table-cell office:value-type="float" office:value="692">
            <text:p>692</text:p>
          </table:table-cell>
          <table:table-cell office:value-type="float" office:value="1446">
            <text:p>1446</text:p>
          </table:table-cell>
          <table:table-cell office:value-type="float" office:value="379">
            <text:p>379</text:p>
          </table:table-cell>
          <table:table-cell office:value-type="float" office:value="1024">
            <text:p>1024</text:p>
          </table:table-cell>
          <table:table-cell office:value-type="float" office:value="546">
            <text:p>546</text:p>
          </table:table-cell>
          <table:table-cell office:value-type="float" office:value="1652">
            <text:p>1652</text:p>
          </table:table-cell>
          <table:table-cell office:value-type="float" office:value="115">
            <text:p>115</text:p>
          </table:table-cell>
          <table:table-cell office:value-type="float" office:value="242">
            <text:p>242</text:p>
          </table:table-cell>
          <table:table-cell office:value-type="float" office:value="252">
            <text:p>252</text:p>
          </table:table-cell>
          <table:table-cell office:value-type="float" office:value="255">
            <text:p>255</text:p>
          </table:table-cell>
          <table:table-cell office:value-type="float" office:value="227">
            <text:p>227</text:p>
          </table:table-cell>
          <table:table-cell office:value-type="float" office:value="461">
            <text:p>461</text:p>
          </table:table-cell>
          <table:table-cell office:value-type="float" office:value="618">
            <text:p>618</text:p>
          </table:table-cell>
          <table:table-cell office:value-type="float" office:value="301">
            <text:p>301</text:p>
          </table:table-cell>
          <table:table-cell office:value-type="float" office:value="39">
            <text:p>39</text:p>
          </table:table-cell>
          <table:table-cell office:value-type="float" office:value="152">
            <text:p>152</text:p>
          </table:table-cell>
          <table:table-cell office:value-type="float" office:value="164">
            <text:p>164</text:p>
          </table:table-cell>
          <table:table-cell office:value-type="float" office:value="100">
            <text:p>100</text:p>
          </table:table-cell>
          <table:table-cell office:value-type="float" office:value="377">
            <text:p>377</text:p>
          </table:table-cell>
          <table:table-cell office:value-type="float" office:value="200">
            <text:p>200</text:p>
          </table:table-cell>
          <table:table-cell office:value-type="float" office:value="70">
            <text:p>70</text:p>
          </table:table-cell>
          <table:table-cell office:value-type="float" office:value="367">
            <text:p>367</text:p>
          </table:table-cell>
          <table:table-cell office:value-type="float" office:value="200">
            <text:p>200</text:p>
          </table:table-cell>
          <table:table-cell office:value-type="float" office:value="90">
            <text:p>90</text:p>
          </table:table-cell>
          <table:table-cell office:value-type="float" office:value="46">
            <text:p>46</text:p>
          </table:table-cell>
          <table:table-cell office:value-type="float" office:value="404">
            <text:p>404</text:p>
          </table:table-cell>
          <table:table-cell office:value-type="float" office:value="511">
            <text:p>511</text:p>
          </table:table-cell>
          <table:table-cell office:value-type="float" office:value="468">
            <text:p>468</text:p>
          </table:table-cell>
          <table:table-cell office:value-type="float" office:value="126">
            <text:p>126</text:p>
          </table:table-cell>
          <table:table-cell office:value-type="float" office:value="349">
            <text:p>349</text:p>
          </table:table-cell>
          <table:table-cell office:value-type="float" office:value="16">
            <text:p>16</text:p>
          </table:table-cell>
          <table:table-cell office:value-type="float" office:value="569">
            <text:p>569</text:p>
          </table:table-cell>
          <table:table-cell office:value-type="float" office:value="213">
            <text:p>213</text:p>
          </table:table-cell>
          <table:table-cell office:value-type="float" office:value="26">
            <text:p>26</text:p>
          </table:table-cell>
          <table:table-cell office:value-type="float" office:value="113">
            <text:p>113</text:p>
          </table:table-cell>
          <table:table-cell office:value-type="float" office:value="112">
            <text:p>112</text:p>
          </table:table-cell>
          <table:table-cell office:value-type="float" office:value="76">
            <text:p>76</text:p>
          </table:table-cell>
          <table:table-cell office:value-type="float" office:value="42">
            <text:p>42</text:p>
          </table:table-cell>
          <table:table-cell office:value-type="float" office:value="427">
            <text:p>427</text:p>
          </table:table-cell>
          <table:table-cell office:value-type="float" office:value="214">
            <text:p>214</text:p>
          </table:table-cell>
          <table:table-cell office:value-type="float" office:value="26">
            <text:p>26</text:p>
          </table:table-cell>
          <table:table-cell office:value-type="float" office:value="225">
            <text:p>225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974"/>
        </table:table-row>
        <table:table-row table:style-name="ro1">
          <table:table-cell office:value-type="string">
            <text:p>Israel</text:p>
          </table:table-cell>
          <table:table-cell office:value-type="float" office:value="5055">
            <text:p>5055</text:p>
          </table:table-cell>
          <table:table-cell office:value-type="float" office:value="1090">
            <text:p>1090</text:p>
          </table:table-cell>
          <table:table-cell office:value-type="float" office:value="1929">
            <text:p>1929</text:p>
          </table:table-cell>
          <table:table-cell office:value-type="float" office:value="1034">
            <text:p>1034</text:p>
          </table:table-cell>
          <table:table-cell office:value-type="float" office:value="439">
            <text:p>439</text:p>
          </table:table-cell>
          <table:table-cell office:value-type="float" office:value="939">
            <text:p>939</text:p>
          </table:table-cell>
          <table:table-cell office:value-type="float" office:value="72">
            <text:p>72</text:p>
          </table:table-cell>
          <table:table-cell office:value-type="float" office:value="593">
            <text:p>593</text:p>
          </table:table-cell>
          <table:table-cell office:value-type="float" office:value="514">
            <text:p>514</text:p>
          </table:table-cell>
          <table:table-cell office:value-type="float" office:value="1981">
            <text:p>1981</text:p>
          </table:table-cell>
          <table:table-cell office:value-type="float" office:value="117">
            <text:p>117</text:p>
          </table:table-cell>
          <table:table-cell office:value-type="float" office:value="304">
            <text:p>304</text:p>
          </table:table-cell>
          <table:table-cell office:value-type="float" office:value="509">
            <text:p>509</text:p>
          </table:table-cell>
          <table:table-cell office:value-type="float" office:value="198">
            <text:p>198</text:p>
          </table:table-cell>
          <table:table-cell office:value-type="float" office:value="301">
            <text:p>301</text:p>
          </table:table-cell>
          <table:table-cell office:value-type="float" office:value="345">
            <text:p>345</text:p>
          </table:table-cell>
          <table:table-cell office:value-type="float" office:value="994">
            <text:p>994</text:p>
          </table:table-cell>
          <table:table-cell office:value-type="float" office:value="159">
            <text:p>159</text:p>
          </table:table-cell>
          <table:table-cell office:value-type="float" office:value="166">
            <text:p>166</text:p>
          </table:table-cell>
          <table:table-cell office:value-type="float" office:value="333">
            <text:p>333</text:p>
          </table:table-cell>
          <table:table-cell office:value-type="float" office:value="165">
            <text:p>165</text:p>
          </table:table-cell>
          <table:table-cell office:value-type="float" office:value="76">
            <text:p>76</text:p>
          </table:table-cell>
          <table:table-cell office:value-type="float" office:value="604">
            <text:p>604</text:p>
          </table:table-cell>
          <table:table-cell office:value-type="float" office:value="196">
            <text:p>196</text:p>
          </table:table-cell>
          <table:table-cell office:value-type="float" office:value="38">
            <text:p>38</text:p>
          </table:table-cell>
          <table:table-cell office:value-type="float" office:value="214">
            <text:p>214</text:p>
          </table:table-cell>
          <table:table-cell office:value-type="float" office:value="137">
            <text:p>137</text:p>
          </table:table-cell>
          <table:table-cell office:value-type="float" office:value="74">
            <text:p>74</text:p>
          </table:table-cell>
          <table:table-cell office:value-type="float" office:value="22">
            <text:p>22</text:p>
          </table:table-cell>
          <table:table-cell office:value-type="float" office:value="273">
            <text:p>273</text:p>
          </table:table-cell>
          <table:table-cell office:value-type="float" office:value="252">
            <text:p>252</text:p>
          </table:table-cell>
          <table:table-cell office:value-type="float" office:value="346">
            <text:p>346</text:p>
          </table:table-cell>
          <table:table-cell office:value-type="float" office:value="120">
            <text:p>120</text:p>
          </table:table-cell>
          <table:table-cell office:value-type="float" office:value="58">
            <text:p>58</text:p>
          </table:table-cell>
          <table:table-cell office:value-type="float" office:value="5">
            <text:p>5</text:p>
          </table:table-cell>
          <table:table-cell office:value-type="float" office:value="236">
            <text:p>236</text:p>
          </table:table-cell>
          <table:table-cell office:value-type="float" office:value="109">
            <text:p>109</text:p>
          </table:table-cell>
          <table:table-cell office:value-type="float" office:value="38">
            <text:p>38</text:p>
          </table:table-cell>
          <table:table-cell office:value-type="float" office:value="142">
            <text:p>142</text:p>
          </table:table-cell>
          <table:table-cell office:value-type="float" office:value="78">
            <text:p>78</text:p>
          </table:table-cell>
          <table:table-cell office:value-type="float" office:value="59">
            <text:p>59</text:p>
          </table:table-cell>
          <table:table-cell office:value-type="float" office:value="129">
            <text:p>129</text:p>
          </table:table-cell>
          <table:table-cell office:value-type="float" office:value="323">
            <text:p>323</text:p>
          </table:table-cell>
          <table:table-cell office:value-type="float" office:value="106">
            <text:p>106</text:p>
          </table:table-cell>
          <table:table-cell office:value-type="float" office:value="12">
            <text:p>12</text:p>
          </table:table-cell>
          <table:table-cell office:value-type="float" office:value="62">
            <text:p>6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table:number-columns-repeated="974"/>
        </table:table-row>
        <table:table-row table:style-name="ro1">
          <table:table-cell office:value-type="string">
            <text:p>Italy</text:p>
          </table:table-cell>
          <table:table-cell office:value-type="float" office:value="31073">
            <text:p>31073</text:p>
          </table:table-cell>
          <table:table-cell office:value-type="float" office:value="907">
            <text:p>907</text:p>
          </table:table-cell>
          <table:table-cell office:value-type="float" office:value="6991">
            <text:p>6991</text:p>
          </table:table-cell>
          <table:table-cell office:value-type="float" office:value="7424">
            <text:p>7424</text:p>
          </table:table-cell>
          <table:table-cell office:value-type="float" office:value="5508">
            <text:p>5508</text:p>
          </table:table-cell>
          <table:table-cell office:value-type="float" office:value="9044">
            <text:p>9044</text:p>
          </table:table-cell>
          <table:table-cell office:value-type="float" office:value="1226">
            <text:p>1226</text:p>
          </table:table-cell>
          <table:table-cell office:value-type="float" office:value="8769">
            <text:p>8769</text:p>
          </table:table-cell>
          <table:table-cell office:value-type="float" office:value="2890">
            <text:p>2890</text:p>
          </table:table-cell>
          <table:table-cell office:value-type="float" office:value="11682">
            <text:p>11682</text:p>
          </table:table-cell>
          <table:table-cell office:value-type="float" office:value="192">
            <text:p>192</text:p>
          </table:table-cell>
          <table:table-cell office:value-type="float" office:value="135">
            <text:p>135</text:p>
          </table:table-cell>
          <table:table-cell office:value-type="float" office:value="294">
            <text:p>294</text:p>
          </table:table-cell>
          <table:table-cell office:value-type="float" office:value="211">
            <text:p>211</text:p>
          </table:table-cell>
          <table:table-cell office:value-type="float" office:value="1058">
            <text:p>1058</text:p>
          </table:table-cell>
          <table:table-cell office:value-type="float" office:value="1782">
            <text:p>1782</text:p>
          </table:table-cell>
          <table:table-cell office:value-type="float" office:value="3185">
            <text:p>3185</text:p>
          </table:table-cell>
          <table:table-cell office:value-type="float" office:value="853">
            <text:p>853</text:p>
          </table:table-cell>
          <table:table-cell office:value-type="float" office:value="149">
            <text:p>149</text:p>
          </table:table-cell>
          <table:table-cell office:value-type="float" office:value="949">
            <text:p>949</text:p>
          </table:table-cell>
          <table:table-cell office:value-type="float" office:value="2083">
            <text:p>2083</text:p>
          </table:table-cell>
          <table:table-cell office:value-type="float" office:value="1489">
            <text:p>1489</text:p>
          </table:table-cell>
          <table:table-cell office:value-type="float" office:value="3455">
            <text:p>3455</text:p>
          </table:table-cell>
          <table:table-cell office:value-type="float" office:value="468">
            <text:p>468</text:p>
          </table:table-cell>
          <table:table-cell office:value-type="float" office:value="251">
            <text:p>251</text:p>
          </table:table-cell>
          <table:table-cell office:value-type="float" office:value="2261">
            <text:p>2261</text:p>
          </table:table-cell>
          <table:table-cell office:value-type="float" office:value="989">
            <text:p>989</text:p>
          </table:table-cell>
          <table:table-cell office:value-type="float" office:value="1062">
            <text:p>1062</text:p>
          </table:table-cell>
          <table:table-cell office:value-type="float" office:value="488">
            <text:p>488</text:p>
          </table:table-cell>
          <table:table-cell office:value-type="float" office:value="2859">
            <text:p>2859</text:p>
          </table:table-cell>
          <table:table-cell office:value-type="float" office:value="4677">
            <text:p>4677</text:p>
          </table:table-cell>
          <table:table-cell office:value-type="float" office:value="1013">
            <text:p>1013</text:p>
          </table:table-cell>
          <table:table-cell office:value-type="float" office:value="991">
            <text:p>991</text:p>
          </table:table-cell>
          <table:table-cell office:value-type="float" office:value="1099">
            <text:p>1099</text:p>
          </table:table-cell>
          <table:table-cell office:value-type="float" office:value="98">
            <text:p>98</text:p>
          </table:table-cell>
          <table:table-cell office:value-type="float" office:value="2927">
            <text:p>2927</text:p>
          </table:table-cell>
          <table:table-cell office:value-type="float" office:value="1872">
            <text:p>1872</text:p>
          </table:table-cell>
          <table:table-cell office:value-type="float" office:value="481">
            <text:p>481</text:p>
          </table:table-cell>
          <table:table-cell office:value-type="float" office:value="823">
            <text:p>823</text:p>
          </table:table-cell>
          <table:table-cell office:value-type="float" office:value="2025">
            <text:p>2025</text:p>
          </table:table-cell>
          <table:table-cell office:value-type="float" office:value="681">
            <text:p>681</text:p>
          </table:table-cell>
          <table:table-cell office:value-type="float" office:value="256">
            <text:p>256</text:p>
          </table:table-cell>
          <table:table-cell office:value-type="float" office:value="1864">
            <text:p>1864</text:p>
          </table:table-cell>
          <table:table-cell office:value-type="float" office:value="2111">
            <text:p>2111</text:p>
          </table:table-cell>
          <table:table-cell office:value-type="float" office:value="388">
            <text:p>388</text:p>
          </table:table-cell>
          <table:table-cell office:value-type="float" office:value="689">
            <text:p>689</text:p>
          </table:table-cell>
          <table:table-cell office:value-type="float" office:value="496">
            <text:p>496</text:p>
          </table:table-cell>
          <table:table-cell office:value-type="float" office:value="15">
            <text:p>15</text:p>
          </table:table-cell>
          <table:table-cell office:value-type="float" office:value="386">
            <text:p>386</text:p>
          </table:table-cell>
          <table:table-cell table:number-columns-repeated="974"/>
        </table:table-row>
        <table:table-row table:style-name="ro1">
          <table:table-cell office:value-type="string">
            <text:p>Japan</text:p>
          </table:table-cell>
          <table:table-cell office:value-type="float" office:value="6351">
            <text:p>6351</text:p>
          </table:table-cell>
          <table:table-cell office:value-type="float" office:value="521">
            <text:p>521</text:p>
          </table:table-cell>
          <table:table-cell office:value-type="float" office:value="1589">
            <text:p>1589</text:p>
          </table:table-cell>
          <table:table-cell office:value-type="float" office:value="1080">
            <text:p>1080</text:p>
          </table:table-cell>
          <table:table-cell office:value-type="float" office:value="1193">
            <text:p>1193</text:p>
          </table:table-cell>
          <table:table-cell office:value-type="float" office:value="1954">
            <text:p>1954</text:p>
          </table:table-cell>
          <table:table-cell office:value-type="float" office:value="154">
            <text:p>154</text:p>
          </table:table-cell>
          <table:table-cell office:value-type="float" office:value="907">
            <text:p>907</text:p>
          </table:table-cell>
          <table:table-cell office:value-type="float" office:value="645">
            <text:p>645</text:p>
          </table:table-cell>
          <table:table-cell office:value-type="float" office:value="2918">
            <text:p>2918</text:p>
          </table:table-cell>
          <table:table-cell office:value-type="float" office:value="130">
            <text:p>130</text:p>
          </table:table-cell>
          <table:table-cell office:value-type="float" office:value="58">
            <text:p>58</text:p>
          </table:table-cell>
          <table:table-cell office:value-type="float" office:value="200">
            <text:p>200</text:p>
          </table:table-cell>
          <table:table-cell office:value-type="float" office:value="137">
            <text:p>137</text:p>
          </table:table-cell>
          <table:table-cell office:value-type="float" office:value="278">
            <text:p>278</text:p>
          </table:table-cell>
          <table:table-cell office:value-type="float" office:value="511">
            <text:p>511</text:p>
          </table:table-cell>
          <table:table-cell office:value-type="float" office:value="468">
            <text:p>468</text:p>
          </table:table-cell>
          <table:table-cell office:value-type="float" office:value="107">
            <text:p>107</text:p>
          </table:table-cell>
          <table:table-cell office:value-type="float" office:value="52">
            <text:p>52</text:p>
          </table:table-cell>
          <table:table-cell office:value-type="float" office:value="294">
            <text:p>294</text:p>
          </table:table-cell>
          <table:table-cell office:value-type="float" office:value="207">
            <text:p>207</text:p>
          </table:table-cell>
          <table:table-cell office:value-type="float" office:value="196">
            <text:p>196</text:p>
          </table:table-cell>
          <table:table-cell office:value-type="float" office:value="594">
            <text:p>594</text:p>
          </table:table-cell>
          <table:table-cell office:value-type="float" office:value="89">
            <text:p>89</text:p>
          </table:table-cell>
          <table:table-cell office:value-type="float" office:value="23">
            <text:p>23</text:p>
          </table:table-cell>
          <table:table-cell office:value-type="float" office:value="611">
            <text:p>611</text:p>
          </table:table-cell>
          <table:table-cell office:value-type="float" office:value="375">
            <text:p>375</text:p>
          </table:table-cell>
          <table:table-cell office:value-type="float" office:value="172">
            <text:p>172</text:p>
          </table:table-cell>
          <table:table-cell office:value-type="float" office:value="63">
            <text:p>63</text:p>
          </table:table-cell>
          <table:table-cell office:value-type="float" office:value="550">
            <text:p>550</text:p>
          </table:table-cell>
          <table:table-cell office:value-type="float" office:value="941">
            <text:p>941</text:p>
          </table:table-cell>
          <table:table-cell office:value-type="float" office:value="453">
            <text:p>453</text:p>
          </table:table-cell>
          <table:table-cell office:value-type="float" office:value="102">
            <text:p>102</text:p>
          </table:table-cell>
          <table:table-cell office:value-type="float" office:value="111">
            <text:p>111</text:p>
          </table:table-cell>
          <table:table-cell office:value-type="float" office:value="39">
            <text:p>39</text:p>
          </table:table-cell>
          <table:table-cell office:value-type="float" office:value="297">
            <text:p>297</text:p>
          </table:table-cell>
          <table:table-cell office:value-type="float" office:value="231">
            <text:p>231</text:p>
          </table:table-cell>
          <table:table-cell office:value-type="float" office:value="91">
            <text:p>91</text:p>
          </table:table-cell>
          <table:table-cell office:value-type="float" office:value="120">
            <text:p>120</text:p>
          </table:table-cell>
          <table:table-cell office:value-type="float" office:value="189">
            <text:p>189</text:p>
          </table:table-cell>
          <table:table-cell office:value-type="float" office:value="67">
            <text:p>67</text:p>
          </table:table-cell>
          <table:table-cell office:value-type="float" office:value="190">
            <text:p>190</text:p>
          </table:table-cell>
          <table:table-cell office:value-type="float" office:value="402">
            <text:p>402</text:p>
          </table:table-cell>
          <table:table-cell office:value-type="float" office:value="99">
            <text:p>99</text:p>
          </table:table-cell>
          <table:table-cell office:value-type="float" office:value="31">
            <text:p>31</text:p>
          </table:table-cell>
          <table:table-cell office:value-type="float" office:value="316">
            <text:p>316</text:p>
          </table:table-cell>
          <table:table-cell office:value-type="float" office:value="117">
            <text:p>117</text:p>
          </table:table-cell>
          <table:table-cell office:value-type="float" office:value="7">
            <text:p>7</text:p>
          </table:table-cell>
          <table:table-cell office:value-type="float" office:value="188">
            <text:p>188</text:p>
          </table:table-cell>
          <table:table-cell table:number-columns-repeated="974"/>
        </table:table-row>
        <table:table-row table:style-name="ro1">
          <table:table-cell office:value-type="string">
            <text:p>Jordan</text:p>
          </table:table-cell>
          <table:table-cell office:value-type="float" office:value="7038">
            <text:p>7038</text:p>
          </table:table-cell>
          <table:table-cell office:value-type="float" office:value="1282">
            <text:p>1282</text:p>
          </table:table-cell>
          <table:table-cell office:value-type="float" office:value="1747">
            <text:p>1747</text:p>
          </table:table-cell>
          <table:table-cell office:value-type="float" office:value="705">
            <text:p>705</text:p>
          </table:table-cell>
          <table:table-cell office:value-type="float" office:value="754">
            <text:p>754</text:p>
          </table:table-cell>
          <table:table-cell office:value-type="float" office:value="457">
            <text:p>457</text:p>
          </table:table-cell>
          <table:table-cell office:value-type="float" office:value="26">
            <text:p>26</text:p>
          </table:table-cell>
          <table:table-cell office:value-type="float" office:value="526">
            <text:p>526</text:p>
          </table:table-cell>
          <table:table-cell office:value-type="float" office:value="663">
            <text:p>663</text:p>
          </table:table-cell>
          <table:table-cell office:value-type="float" office:value="5703">
            <text:p>5703</text:p>
          </table:table-cell>
          <table:table-cell office:value-type="float" office:value="246">
            <text:p>246</text:p>
          </table:table-cell>
          <table:table-cell office:value-type="float" office:value="263">
            <text:p>263</text:p>
          </table:table-cell>
          <table:table-cell office:value-type="float" office:value="176">
            <text:p>176</text:p>
          </table:table-cell>
          <table:table-cell office:value-type="float" office:value="624">
            <text:p>624</text:p>
          </table:table-cell>
          <table:table-cell office:value-type="float" office:value="314">
            <text:p>314</text:p>
          </table:table-cell>
          <table:table-cell office:value-type="float" office:value="269">
            <text:p>269</text:p>
          </table:table-cell>
          <table:table-cell office:value-type="float" office:value="999">
            <text:p>999</text:p>
          </table:table-cell>
          <table:table-cell office:value-type="float" office:value="186">
            <text:p>186</text:p>
          </table:table-cell>
          <table:table-cell office:value-type="float" office:value="21">
            <text:p>21</text:p>
          </table:table-cell>
          <table:table-cell office:value-type="float" office:value="134">
            <text:p>134</text:p>
          </table:table-cell>
          <table:table-cell office:value-type="float" office:value="258">
            <text:p>258</text:p>
          </table:table-cell>
          <table:table-cell office:value-type="float" office:value="60">
            <text:p>60</text:p>
          </table:table-cell>
          <table:table-cell office:value-type="float" office:value="334">
            <text:p>334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614">
            <text:p>614</text:p>
          </table:table-cell>
          <table:table-cell office:value-type="float" office:value="64">
            <text:p>64</text:p>
          </table:table-cell>
          <table:table-cell office:value-type="float" office:value="45">
            <text:p>45</text:p>
          </table:table-cell>
          <table:table-cell office:value-type="float" office:value="36">
            <text:p>36</text:p>
          </table:table-cell>
          <table:table-cell office:value-type="float" office:value="131">
            <text:p>131</text:p>
          </table:table-cell>
          <table:table-cell office:value-type="float" office:value="219">
            <text:p>219</text:p>
          </table:table-cell>
          <table:table-cell office:value-type="float" office:value="9">
            <text:p>9</text:p>
          </table:table-cell>
          <table:table-cell office:value-type="float" office:value="106">
            <text:p>106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80">
            <text:p>180</text:p>
          </table:table-cell>
          <table:table-cell office:value-type="float" office:value="166">
            <text:p>166</text:p>
          </table:table-cell>
          <table:table-cell office:value-type="float" office:value="40">
            <text:p>40</text:p>
          </table:table-cell>
          <table:table-cell office:value-type="float" office:value="28">
            <text:p>28</text:p>
          </table:table-cell>
          <table:table-cell office:value-type="float" office:value="116">
            <text:p>116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635">
            <text:p>635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20">
            <text:p>20</text:p>
          </table:table-cell>
          <table:table-cell/>
          <table:table-cell office:value-type="float" office:value="40">
            <text:p>40</text:p>
          </table:table-cell>
          <table:table-cell table:number-columns-repeated="974"/>
        </table:table-row>
        <table:table-row table:style-name="ro1">
          <table:table-cell office:value-type="string">
            <text:p>Kazakhstan</text:p>
          </table:table-cell>
          <table:table-cell office:value-type="float" office:value="5808">
            <text:p>5808</text:p>
          </table:table-cell>
          <table:table-cell office:value-type="float" office:value="1056">
            <text:p>1056</text:p>
          </table:table-cell>
          <table:table-cell office:value-type="float" office:value="2142">
            <text:p>2142</text:p>
          </table:table-cell>
          <table:table-cell office:value-type="float" office:value="919">
            <text:p>919</text:p>
          </table:table-cell>
          <table:table-cell office:value-type="float" office:value="101">
            <text:p>101</text:p>
          </table:table-cell>
          <table:table-cell office:value-type="float" office:value="1394">
            <text:p>1394</text:p>
          </table:table-cell>
          <table:table-cell office:value-type="float" office:value="312">
            <text:p>312</text:p>
          </table:table-cell>
          <table:table-cell office:value-type="float" office:value="892">
            <text:p>892</text:p>
          </table:table-cell>
          <table:table-cell office:value-type="float" office:value="1136">
            <text:p>1136</text:p>
          </table:table-cell>
          <table:table-cell office:value-type="float" office:value="2454">
            <text:p>2454</text:p>
          </table:table-cell>
          <table:table-cell office:value-type="float" office:value="234">
            <text:p>234</text:p>
          </table:table-cell>
          <table:table-cell office:value-type="float" office:value="208">
            <text:p>208</text:p>
          </table:table-cell>
          <table:table-cell office:value-type="float" office:value="83">
            <text:p>83</text:p>
          </table:table-cell>
          <table:table-cell office:value-type="float" office:value="582">
            <text:p>582</text:p>
          </table:table-cell>
          <table:table-cell office:value-type="float" office:value="343">
            <text:p>343</text:p>
          </table:table-cell>
          <table:table-cell office:value-type="float" office:value="481">
            <text:p>481</text:p>
          </table:table-cell>
          <table:table-cell office:value-type="float" office:value="988">
            <text:p>988</text:p>
          </table:table-cell>
          <table:table-cell office:value-type="float" office:value="307">
            <text:p>307</text:p>
          </table:table-cell>
          <table:table-cell office:value-type="float" office:value="27">
            <text:p>27</text:p>
          </table:table-cell>
          <table:table-cell office:value-type="float" office:value="188">
            <text:p>188</text:p>
          </table:table-cell>
          <table:table-cell office:value-type="float" office:value="299">
            <text:p>299</text:p>
          </table:table-cell>
          <table:table-cell office:value-type="float" office:value="133">
            <text:p>133</text:p>
          </table:table-cell>
          <table:table-cell office:value-type="float" office:value="428">
            <text:p>428</text:p>
          </table:table-cell>
          <table:table-cell office:value-type="float" office:value="68">
            <text:p>68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389">
            <text:p>389</text:p>
          </table:table-cell>
          <table:table-cell office:value-type="float" office:value="692">
            <text:p>692</text:p>
          </table:table-cell>
          <table:table-cell office:value-type="float" office:value="21">
            <text:p>21</text:p>
          </table:table-cell>
          <table:table-cell office:value-type="float" office:value="367">
            <text:p>367</text:p>
          </table:table-cell>
          <table:table-cell office:value-type="float" office:value="297">
            <text:p>297</text:p>
          </table:table-cell>
          <table:table-cell office:value-type="float" office:value="15">
            <text:p>15</text:p>
          </table:table-cell>
          <table:table-cell office:value-type="float" office:value="425">
            <text:p>425</text:p>
          </table:table-cell>
          <table:table-cell office:value-type="float" office:value="210">
            <text:p>210</text:p>
          </table:table-cell>
          <table:table-cell office:value-type="float" office:value="56">
            <text:p>56</text:p>
          </table:table-cell>
          <table:table-cell office:value-type="float" office:value="75">
            <text:p>75</text:p>
          </table:table-cell>
          <table:table-cell office:value-type="float" office:value="160">
            <text:p>160</text:p>
          </table:table-cell>
          <table:table-cell office:value-type="float" office:value="81">
            <text:p>81</text:p>
          </table:table-cell>
          <table:table-cell office:value-type="float" office:value="5">
            <text:p>5</text:p>
          </table:table-cell>
          <table:table-cell office:value-type="float" office:value="1054">
            <text:p>1054</text:p>
          </table:table-cell>
          <table:table-cell office:value-type="float" office:value="259">
            <text:p>259</text:p>
          </table:table-cell>
          <table:table-cell office:value-type="float" office:value="5">
            <text:p>5</text:p>
          </table:table-cell>
          <table:table-cell office:value-type="float" office:value="57">
            <text:p>57</text:p>
          </table:table-cell>
          <table:table-cell office:value-type="float" office:value="186">
            <text:p>186</text:p>
          </table:table-cell>
          <table:table-cell office:value-type="float" office:value="8">
            <text:p>8</text:p>
          </table:table-cell>
          <table:table-cell office:value-type="float" office:value="114">
            <text:p>114</text:p>
          </table:table-cell>
          <table:table-cell table:number-columns-repeated="974"/>
        </table:table-row>
        <table:table-row table:style-name="ro1">
          <table:table-cell office:value-type="string">
            <text:p>Korea</text:p>
          </table:table-cell>
          <table:table-cell office:value-type="float" office:value="5033">
            <text:p>5033</text:p>
          </table:table-cell>
          <table:table-cell office:value-type="float" office:value="665">
            <text:p>665</text:p>
          </table:table-cell>
          <table:table-cell office:value-type="float" office:value="1262">
            <text:p>1262</text:p>
          </table:table-cell>
          <table:table-cell office:value-type="float" office:value="1313">
            <text:p>1313</text:p>
          </table:table-cell>
          <table:table-cell office:value-type="float" office:value="1221">
            <text:p>1221</text:p>
          </table:table-cell>
          <table:table-cell office:value-type="float" office:value="1427">
            <text:p>1427</text:p>
          </table:table-cell>
          <table:table-cell office:value-type="float" office:value="117">
            <text:p>117</text:p>
          </table:table-cell>
          <table:table-cell office:value-type="float" office:value="583">
            <text:p>583</text:p>
          </table:table-cell>
          <table:table-cell office:value-type="float" office:value="363">
            <text:p>363</text:p>
          </table:table-cell>
          <table:table-cell office:value-type="float" office:value="1991">
            <text:p>1991</text:p>
          </table:table-cell>
          <table:table-cell office:value-type="float" office:value="83">
            <text:p>83</text:p>
          </table:table-cell>
          <table:table-cell office:value-type="float" office:value="244">
            <text:p>244</text:p>
          </table:table-cell>
          <table:table-cell office:value-type="float" office:value="289">
            <text:p>289</text:p>
          </table:table-cell>
          <table:table-cell office:value-type="float" office:value="55">
            <text:p>55</text:p>
          </table:table-cell>
          <table:table-cell office:value-type="float" office:value="220">
            <text:p>220</text:p>
          </table:table-cell>
          <table:table-cell office:value-type="float" office:value="198">
            <text:p>198</text:p>
          </table:table-cell>
          <table:table-cell office:value-type="float" office:value="551">
            <text:p>551</text:p>
          </table:table-cell>
          <table:table-cell office:value-type="float" office:value="242">
            <text:p>242</text:p>
          </table:table-cell>
          <table:table-cell office:value-type="float" office:value="21">
            <text:p>21</text:p>
          </table:table-cell>
          <table:table-cell office:value-type="float" office:value="139">
            <text:p>139</text:p>
          </table:table-cell>
          <table:table-cell office:value-type="float" office:value="257">
            <text:p>257</text:p>
          </table:table-cell>
          <table:table-cell office:value-type="float" office:value="72">
            <text:p>72</text:p>
          </table:table-cell>
          <table:table-cell office:value-type="float" office:value="784">
            <text:p>784</text:p>
          </table:table-cell>
          <table:table-cell office:value-type="float" office:value="224">
            <text:p>224</text:p>
          </table:table-cell>
          <table:table-cell office:value-type="float" office:value="19">
            <text:p>19</text:p>
          </table:table-cell>
          <table:table-cell office:value-type="float" office:value="533">
            <text:p>533</text:p>
          </table:table-cell>
          <table:table-cell office:value-type="float" office:value="140">
            <text:p>140</text:p>
          </table:table-cell>
          <table:table-cell office:value-type="float" office:value="513">
            <text:p>513</text:p>
          </table:table-cell>
          <table:table-cell office:value-type="float" office:value="87">
            <text:p>87</text:p>
          </table:table-cell>
          <table:table-cell office:value-type="float" office:value="260">
            <text:p>260</text:p>
          </table:table-cell>
          <table:table-cell office:value-type="float" office:value="967">
            <text:p>967</text:p>
          </table:table-cell>
          <table:table-cell office:value-type="float" office:value="162">
            <text:p>162</text:p>
          </table:table-cell>
          <table:table-cell office:value-type="float" office:value="86">
            <text:p>86</text:p>
          </table:table-cell>
          <table:table-cell office:value-type="float" office:value="108">
            <text:p>108</text:p>
          </table:table-cell>
          <table:table-cell office:value-type="float" office:value="7">
            <text:p>7</text:p>
          </table:table-cell>
          <table:table-cell office:value-type="float" office:value="156">
            <text:p>156</text:p>
          </table:table-cell>
          <table:table-cell office:value-type="float" office:value="192">
            <text:p>192</text:p>
          </table:table-cell>
          <table:table-cell office:value-type="float" office:value="54">
            <text:p>54</text:p>
          </table:table-cell>
          <table:table-cell office:value-type="float" office:value="66">
            <text:p>66</text:p>
          </table:table-cell>
          <table:table-cell office:value-type="float" office:value="127">
            <text:p>127</text:p>
          </table:table-cell>
          <table:table-cell office:value-type="float" office:value="82">
            <text:p>82</text:p>
          </table:table-cell>
          <table:table-cell office:value-type="float" office:value="18">
            <text:p>18</text:p>
          </table:table-cell>
          <table:table-cell office:value-type="float" office:value="267">
            <text:p>26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213">
            <text:p>213</text:p>
          </table:table-cell>
          <table:table-cell office:value-type="float" office:value="1">
            <text:p>1</text:p>
          </table:table-cell>
          <table:table-cell office:value-type="float" office:value="143">
            <text:p>143</text:p>
          </table:table-cell>
          <table:table-cell table:number-columns-repeated="974"/>
        </table:table-row>
        <table:table-row table:style-name="ro1">
          <table:table-cell office:value-type="string">
            <text:p>Latvia</text:p>
          </table:table-cell>
          <table:table-cell office:value-type="float" office:value="4306">
            <text:p>4306</text:p>
          </table:table-cell>
          <table:table-cell office:value-type="float" office:value="930">
            <text:p>930</text:p>
          </table:table-cell>
          <table:table-cell office:value-type="float" office:value="938">
            <text:p>938</text:p>
          </table:table-cell>
          <table:table-cell office:value-type="float" office:value="802">
            <text:p>802</text:p>
          </table:table-cell>
          <table:table-cell office:value-type="float" office:value="436">
            <text:p>436</text:p>
          </table:table-cell>
          <table:table-cell office:value-type="float" office:value="1203">
            <text:p>1203</text:p>
          </table:table-cell>
          <table:table-cell office:value-type="float" office:value="165">
            <text:p>165</text:p>
          </table:table-cell>
          <table:table-cell office:value-type="float" office:value="971">
            <text:p>971</text:p>
          </table:table-cell>
          <table:table-cell office:value-type="float" office:value="668">
            <text:p>668</text:p>
          </table:table-cell>
          <table:table-cell office:value-type="float" office:value="1637">
            <text:p>1637</text:p>
          </table:table-cell>
          <table:table-cell office:value-type="float" office:value="38">
            <text:p>38</text:p>
          </table:table-cell>
          <table:table-cell office:value-type="float" office:value="393">
            <text:p>393</text:p>
          </table:table-cell>
          <table:table-cell office:value-type="float" office:value="232">
            <text:p>232</text:p>
          </table:table-cell>
          <table:table-cell office:value-type="float" office:value="324">
            <text:p>324</text:p>
          </table:table-cell>
          <table:table-cell office:value-type="float" office:value="123">
            <text:p>123</text:p>
          </table:table-cell>
          <table:table-cell office:value-type="float" office:value="131">
            <text:p>131</text:p>
          </table:table-cell>
          <table:table-cell office:value-type="float" office:value="406">
            <text:p>406</text:p>
          </table:table-cell>
          <table:table-cell office:value-type="float" office:value="119">
            <text:p>119</text:p>
          </table:table-cell>
          <table:table-cell office:value-type="float" office:value="23">
            <text:p>23</text:p>
          </table:table-cell>
          <table:table-cell office:value-type="float" office:value="207">
            <text:p>207</text:p>
          </table:table-cell>
          <table:table-cell office:value-type="float" office:value="195">
            <text:p>195</text:p>
          </table:table-cell>
          <table:table-cell office:value-type="float" office:value="172">
            <text:p>172</text:p>
          </table:table-cell>
          <table:table-cell office:value-type="float" office:value="357">
            <text:p>357</text:p>
          </table:table-cell>
          <table:table-cell office:value-type="float" office:value="90">
            <text:p>90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float" office:value="74">
            <text:p>74</text:p>
          </table:table-cell>
          <table:table-cell office:value-type="float" office:value="220">
            <text:p>220</text:p>
          </table:table-cell>
          <table:table-cell office:value-type="float" office:value="103">
            <text:p>103</text:p>
          </table:table-cell>
          <table:table-cell office:value-type="float" office:value="427">
            <text:p>427</text:p>
          </table:table-cell>
          <table:table-cell office:value-type="float" office:value="515">
            <text:p>515</text:p>
          </table:table-cell>
          <table:table-cell office:value-type="float" office:value="109">
            <text:p>109</text:p>
          </table:table-cell>
          <table:table-cell office:value-type="float" office:value="215">
            <text:p>215</text:p>
          </table:table-cell>
          <table:table-cell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338">
            <text:p>338</text:p>
          </table:table-cell>
          <table:table-cell office:value-type="float" office:value="257">
            <text:p>257</text:p>
          </table:table-cell>
          <table:table-cell office:value-type="float" office:value="66">
            <text:p>66</text:p>
          </table:table-cell>
          <table:table-cell office:value-type="float" office:value="108">
            <text:p>108</text:p>
          </table:table-cell>
          <table:table-cell office:value-type="float" office:value="251">
            <text:p>251</text:p>
          </table:table-cell>
          <table:table-cell office:value-type="float" office:value="108">
            <text:p>108</text:p>
          </table:table-cell>
          <table:table-cell office:value-type="float" office:value="7">
            <text:p>7</text:p>
          </table:table-cell>
          <table:table-cell office:value-type="float" office:value="557">
            <text:p>557</text:p>
          </table:table-cell>
          <table:table-cell office:value-type="float" office:value="104">
            <text:p>104</text:p>
          </table:table-cell>
          <table:table-cell office:value-type="float" office:value="117">
            <text:p>117</text:p>
          </table:table-cell>
          <table:table-cell office:value-type="float" office:value="289">
            <text:p>289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table:number-columns-repeated="974"/>
        </table:table-row>
        <table:table-row table:style-name="ro1">
          <table:table-cell office:value-type="string">
            <text:p>Liechtenstein</text:p>
          </table:table-cell>
          <table:table-cell office:value-type="float" office:value="293">
            <text:p>293</text:p>
          </table:table-cell>
          <table:table-cell office:value-type="float" office:value="45">
            <text:p>45</text:p>
          </table:table-cell>
          <table:table-cell office:value-type="float" office:value="94">
            <text:p>94</text:p>
          </table:table-cell>
          <table:table-cell office:value-type="float" office:value="122">
            <text:p>122</text:p>
          </table:table-cell>
          <table:table-cell office:value-type="float" office:value="41">
            <text:p>41</text:p>
          </table:table-cell>
          <table:table-cell office:value-type="float" office:value="52">
            <text:p>52</text:p>
          </table:table-cell>
          <table:table-cell office:value-type="float" office:value="7">
            <text:p>7</text:p>
          </table:table-cell>
          <table:table-cell office:value-type="float" office:value="51">
            <text:p>51</text:p>
          </table:table-cell>
          <table:table-cell office:value-type="float" office:value="22">
            <text:p>22</text:p>
          </table:table-cell>
          <table:table-cell office:value-type="float" office:value="84">
            <text:p>84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office:value-type="float" office:value="27">
            <text:p>27</text:p>
          </table:table-cell>
          <table:table-cell office:value-type="float" office:value="58">
            <text:p>58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/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/>
          <table:table-cell office:value-type="float" office:value="2">
            <text:p>2</text:p>
          </table:table-cell>
          <table:table-cell table:number-columns-repeated="977"/>
        </table:table-row>
        <table:table-row table:style-name="ro1">
          <table:table-cell office:value-type="string">
            <text:p>Lithuania</text:p>
          </table:table-cell>
          <table:table-cell office:value-type="float" office:value="4618">
            <text:p>4618</text:p>
          </table:table-cell>
          <table:table-cell office:value-type="float" office:value="798">
            <text:p>798</text:p>
          </table:table-cell>
          <table:table-cell office:value-type="float" office:value="1302">
            <text:p>1302</text:p>
          </table:table-cell>
          <table:table-cell office:value-type="float" office:value="695">
            <text:p>695</text:p>
          </table:table-cell>
          <table:table-cell office:value-type="float" office:value="184">
            <text:p>184</text:p>
          </table:table-cell>
          <table:table-cell office:value-type="float" office:value="1130">
            <text:p>1130</text:p>
          </table:table-cell>
          <table:table-cell office:value-type="float" office:value="217">
            <text:p>217</text:p>
          </table:table-cell>
          <table:table-cell office:value-type="float" office:value="1395">
            <text:p>1395</text:p>
          </table:table-cell>
          <table:table-cell office:value-type="float" office:value="745">
            <text:p>745</text:p>
          </table:table-cell>
          <table:table-cell office:value-type="float" office:value="1694">
            <text:p>1694</text:p>
          </table:table-cell>
          <table:table-cell office:value-type="float" office:value="516">
            <text:p>516</text:p>
          </table:table-cell>
          <table:table-cell office:value-type="float" office:value="181">
            <text:p>181</text:p>
          </table:table-cell>
          <table:table-cell office:value-type="float" office:value="133">
            <text:p>133</text:p>
          </table:table-cell>
          <table:table-cell office:value-type="float" office:value="8">
            <text:p>8</text:p>
          </table:table-cell>
          <table:table-cell office:value-type="float" office:value="169">
            <text:p>169</text:p>
          </table:table-cell>
          <table:table-cell office:value-type="float" office:value="206">
            <text:p>206</text:p>
          </table:table-cell>
          <table:table-cell office:value-type="float" office:value="432">
            <text:p>432</text:p>
          </table:table-cell>
          <table:table-cell office:value-type="float" office:value="352">
            <text:p>352</text:p>
          </table:table-cell>
          <table:table-cell office:value-type="float" office:value="19">
            <text:p>19</text:p>
          </table:table-cell>
          <table:table-cell office:value-type="float" office:value="220">
            <text:p>220</text:p>
          </table:table-cell>
          <table:table-cell office:value-type="float" office:value="126">
            <text:p>126</text:p>
          </table:table-cell>
          <table:table-cell office:value-type="float" office:value="83">
            <text:p>83</text:p>
          </table:table-cell>
          <table:table-cell office:value-type="float" office:value="441">
            <text:p>441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284">
            <text:p>284</text:p>
          </table:table-cell>
          <table:table-cell office:value-type="float" office:value="545">
            <text:p>545</text:p>
          </table:table-cell>
          <table:table-cell office:value-type="float" office:value="168">
            <text:p>168</text:p>
          </table:table-cell>
          <table:table-cell office:value-type="float" office:value="194">
            <text:p>194</text:p>
          </table:table-cell>
          <table:table-cell office:value-type="float" office:value="168">
            <text:p>168</text:p>
          </table:table-cell>
          <table:table-cell office:value-type="float" office:value="50">
            <text:p>50</text:p>
          </table:table-cell>
          <table:table-cell office:value-type="float" office:value="598">
            <text:p>598</text:p>
          </table:table-cell>
          <table:table-cell office:value-type="float" office:value="366">
            <text:p>366</text:p>
          </table:table-cell>
          <table:table-cell office:value-type="float" office:value="71">
            <text:p>71</text:p>
          </table:table-cell>
          <table:table-cell office:value-type="float" office:value="83">
            <text:p>83</text:p>
          </table:table-cell>
          <table:table-cell office:value-type="float" office:value="454">
            <text:p>454</text:p>
          </table:table-cell>
          <table:table-cell office:value-type="float" office:value="88">
            <text:p>88</text:p>
          </table:table-cell>
          <table:table-cell office:value-type="float" office:value="12">
            <text:p>12</text:p>
          </table:table-cell>
          <table:table-cell office:value-type="float" office:value="652">
            <text:p>652</text:p>
          </table:table-cell>
          <table:table-cell office:value-type="float" office:value="189">
            <text:p>189</text:p>
          </table:table-cell>
          <table:table-cell office:value-type="float" office:value="90">
            <text:p>90</text:p>
          </table:table-cell>
          <table:table-cell office:value-type="float" office:value="174">
            <text:p>174</text:p>
          </table:table-cell>
          <table:table-cell office:value-type="float" office:value="91">
            <text:p>91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table:number-columns-repeated="974"/>
        </table:table-row>
        <table:table-row table:style-name="ro1">
          <table:table-cell office:value-type="string">
            <text:p>Luxembourg</text:p>
          </table:table-cell>
          <table:table-cell office:value-type="float" office:value="5258">
            <text:p>5258</text:p>
          </table:table-cell>
          <table:table-cell office:value-type="float" office:value="470">
            <text:p>470</text:p>
          </table:table-cell>
          <table:table-cell office:value-type="float" office:value="1317">
            <text:p>1317</text:p>
          </table:table-cell>
          <table:table-cell office:value-type="float" office:value="1024">
            <text:p>1024</text:p>
          </table:table-cell>
          <table:table-cell office:value-type="float" office:value="980">
            <text:p>980</text:p>
          </table:table-cell>
          <table:table-cell office:value-type="float" office:value="1280">
            <text:p>1280</text:p>
          </table:table-cell>
          <table:table-cell office:value-type="float" office:value="169">
            <text:p>169</text:p>
          </table:table-cell>
          <table:table-cell office:value-type="float" office:value="1153">
            <text:p>1153</text:p>
          </table:table-cell>
          <table:table-cell office:value-type="float" office:value="465">
            <text:p>465</text:p>
          </table:table-cell>
          <table:table-cell office:value-type="float" office:value="2212">
            <text:p>2212</text:p>
          </table:table-cell>
          <table:table-cell table:number-columns-repeated="2" office:value-type="float" office:value="93">
            <text:p>93</text:p>
          </table:table-cell>
          <table:table-cell office:value-type="float" office:value="180">
            <text:p>180</text:p>
          </table:table-cell>
          <table:table-cell office:value-type="float" office:value="119">
            <text:p>119</text:p>
          </table:table-cell>
          <table:table-cell office:value-type="float" office:value="231">
            <text:p>231</text:p>
          </table:table-cell>
          <table:table-cell office:value-type="float" office:value="192">
            <text:p>192</text:p>
          </table:table-cell>
          <table:table-cell office:value-type="float" office:value="505">
            <text:p>505</text:p>
          </table:table-cell>
          <table:table-cell office:value-type="float" office:value="313">
            <text:p>313</text:p>
          </table:table-cell>
          <table:table-cell office:value-type="float" office:value="78">
            <text:p>78</text:p>
          </table:table-cell>
          <table:table-cell office:value-type="float" office:value="258">
            <text:p>258</text:p>
          </table:table-cell>
          <table:table-cell office:value-type="float" office:value="193">
            <text:p>193</text:p>
          </table:table-cell>
          <table:table-cell office:value-type="float" office:value="208">
            <text:p>208</text:p>
          </table:table-cell>
          <table:table-cell office:value-type="float" office:value="497">
            <text:p>497</text:p>
          </table:table-cell>
          <table:table-cell office:value-type="float" office:value="105">
            <text:p>105</text:p>
          </table:table-cell>
          <table:table-cell office:value-type="float" office:value="84">
            <text:p>84</text:p>
          </table:table-cell>
          <table:table-cell office:value-type="float" office:value="584">
            <text:p>584</text:p>
          </table:table-cell>
          <table:table-cell office:value-type="float" office:value="130">
            <text:p>130</text:p>
          </table:table-cell>
          <table:table-cell office:value-type="float" office:value="280">
            <text:p>280</text:p>
          </table:table-cell>
          <table:table-cell office:value-type="float" office:value="55">
            <text:p>55</text:p>
          </table:table-cell>
          <table:table-cell office:value-type="float" office:value="481">
            <text:p>481</text:p>
          </table:table-cell>
          <table:table-cell office:value-type="float" office:value="446">
            <text:p>446</text:p>
          </table:table-cell>
          <table:table-cell office:value-type="float" office:value="338">
            <text:p>338</text:p>
          </table:table-cell>
          <table:table-cell office:value-type="float" office:value="90">
            <text:p>90</text:p>
          </table:table-cell>
          <table:table-cell office:value-type="float" office:value="137">
            <text:p>137</text:p>
          </table:table-cell>
          <table:table-cell office:value-type="float" office:value="24">
            <text:p>24</text:p>
          </table:table-cell>
          <table:table-cell office:value-type="float" office:value="647">
            <text:p>647</text:p>
          </table:table-cell>
          <table:table-cell office:value-type="float" office:value="205">
            <text:p>205</text:p>
          </table:table-cell>
          <table:table-cell office:value-type="float" office:value="36">
            <text:p>36</text:p>
          </table:table-cell>
          <table:table-cell office:value-type="float" office:value="128">
            <text:p>128</text:p>
          </table:table-cell>
          <table:table-cell office:value-type="float" office:value="116">
            <text:p>116</text:p>
          </table:table-cell>
          <table:table-cell office:value-type="float" office:value="104">
            <text:p>104</text:p>
          </table:table-cell>
          <table:table-cell office:value-type="float" office:value="14">
            <text:p>14</text:p>
          </table:table-cell>
          <table:table-cell office:value-type="float" office:value="341">
            <text:p>341</text:p>
          </table:table-cell>
          <table:table-cell office:value-type="float" office:value="911">
            <text:p>911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  <table:table-cell office:value-type="float" office:value="118">
            <text:p>118</text:p>
          </table:table-cell>
          <table:table-cell/>
          <table:table-cell office:value-type="float" office:value="87">
            <text:p>87</text:p>
          </table:table-cell>
          <table:table-cell table:number-columns-repeated="974"/>
        </table:table-row>
        <table:table-row table:style-name="ro1">
          <table:table-cell office:value-type="string">
            <text:p>Macao-China</text:p>
          </table:table-cell>
          <table:table-cell office:value-type="float" office:value="5335">
            <text:p>5335</text:p>
          </table:table-cell>
          <table:table-cell office:value-type="float" office:value="128">
            <text:p>128</text:p>
          </table:table-cell>
          <table:table-cell office:value-type="float" office:value="487">
            <text:p>487</text:p>
          </table:table-cell>
          <table:table-cell office:value-type="float" office:value="963">
            <text:p>963</text:p>
          </table:table-cell>
          <table:table-cell office:value-type="float" office:value="1892">
            <text:p>1892</text:p>
          </table:table-cell>
          <table:table-cell office:value-type="float" office:value="2401">
            <text:p>2401</text:p>
          </table:table-cell>
          <table:table-cell office:value-type="float" office:value="39">
            <text:p>39</text:p>
          </table:table-cell>
          <table:table-cell office:value-type="float" office:value="877">
            <text:p>877</text:p>
          </table:table-cell>
          <table:table-cell office:value-type="float" office:value="584">
            <text:p>584</text:p>
          </table:table-cell>
          <table:table-cell office:value-type="float" office:value="1855">
            <text:p>1855</text:p>
          </table:table-cell>
          <table:table-cell office:value-type="float" office:value="10">
            <text:p>10</text:p>
          </table:table-cell>
          <table:table-cell office:value-type="float" office:value="51">
            <text:p>51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129">
            <text:p>129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44">
            <text:p>44</text:p>
          </table:table-cell>
          <table:table-cell office:value-type="float" office:value="13">
            <text:p>13</text:p>
          </table:table-cell>
          <table:table-cell office:value-type="float" office:value="52">
            <text:p>52</text:p>
          </table:table-cell>
          <table:table-cell office:value-type="float" office:value="150">
            <text:p>150</text:p>
          </table:table-cell>
          <table:table-cell office:value-type="float" office:value="43">
            <text:p>43</text:p>
          </table:table-cell>
          <table:table-cell office:value-type="float" office:value="705">
            <text:p>705</text:p>
          </table:table-cell>
          <table:table-cell office:value-type="float" office:value="68">
            <text:p>68</text:p>
          </table:table-cell>
          <table:table-cell office:value-type="float" office:value="23">
            <text:p>23</text:p>
          </table:table-cell>
          <table:table-cell office:value-type="float" office:value="316">
            <text:p>316</text:p>
          </table:table-cell>
          <table:table-cell office:value-type="float" office:value="1247">
            <text:p>1247</text:p>
          </table:table-cell>
          <table:table-cell office:value-type="float" office:value="280">
            <text:p>280</text:p>
          </table:table-cell>
          <table:table-cell office:value-type="float" office:value="38">
            <text:p>38</text:p>
          </table:table-cell>
          <table:table-cell office:value-type="float" office:value="799">
            <text:p>799</text:p>
          </table:table-cell>
          <table:table-cell office:value-type="float" office:value="1288">
            <text:p>1288</text:p>
          </table:table-cell>
          <table:table-cell office:value-type="float" office:value="54">
            <text:p>54</text:p>
          </table:table-cell>
          <table:table-cell office:value-type="float" office:value="471">
            <text:p>471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428">
            <text:p>428</text:p>
          </table:table-cell>
          <table:table-cell office:value-type="float" office:value="74">
            <text:p>74</text:p>
          </table:table-cell>
          <table:table-cell office:value-type="float" office:value="35">
            <text:p>35</text:p>
          </table:table-cell>
          <table:table-cell office:value-type="float" office:value="146">
            <text:p>146</text:p>
          </table:table-cell>
          <table:table-cell office:value-type="float" office:value="170">
            <text:p>170</text:p>
          </table:table-cell>
          <table:table-cell office:value-type="float" office:value="5">
            <text:p>5</text:p>
          </table:table-cell>
          <table:table-cell/>
          <table:table-cell office:value-type="float" office:value="579">
            <text:p>579</text:p>
          </table:table-cell>
          <table:table-cell office:value-type="float" office:value="282">
            <text:p>282</text:p>
          </table:table-cell>
          <table:table-cell office:value-type="float" office:value="9">
            <text:p>9</text:p>
          </table:table-cell>
          <table:table-cell office:value-type="float" office:value="309">
            <text:p>309</text:p>
          </table:table-cell>
          <table:table-cell office:value-type="float" office:value="213">
            <text:p>213</text:p>
          </table:table-cell>
          <table:table-cell office:value-type="float" office:value="30">
            <text:p>30</text:p>
          </table:table-cell>
          <table:table-cell office:value-type="float" office:value="246">
            <text:p>246</text:p>
          </table:table-cell>
          <table:table-cell table:number-columns-repeated="974"/>
        </table:table-row>
        <table:table-row table:style-name="ro1">
          <table:table-cell office:value-type="string">
            <text:p>Malaysia</text:p>
          </table:table-cell>
          <table:table-cell office:value-type="float" office:value="5197">
            <text:p>5197</text:p>
          </table:table-cell>
          <table:table-cell office:value-type="float" office:value="799">
            <text:p>799</text:p>
          </table:table-cell>
          <table:table-cell office:value-type="float" office:value="877">
            <text:p>877</text:p>
          </table:table-cell>
          <table:table-cell office:value-type="float" office:value="600">
            <text:p>600</text:p>
          </table:table-cell>
          <table:table-cell office:value-type="float" office:value="545">
            <text:p>545</text:p>
          </table:table-cell>
          <table:table-cell office:value-type="float" office:value="1123">
            <text:p>1123</text:p>
          </table:table-cell>
          <table:table-cell office:value-type="float" office:value="406">
            <text:p>406</text:p>
          </table:table-cell>
          <table:table-cell office:value-type="float" office:value="570">
            <text:p>570</text:p>
          </table:table-cell>
          <table:table-cell office:value-type="float" office:value="730">
            <text:p>730</text:p>
          </table:table-cell>
          <table:table-cell office:value-type="float" office:value="3146">
            <text:p>3146</text:p>
          </table:table-cell>
          <table:table-cell office:value-type="float" office:value="102">
            <text:p>102</text:p>
          </table:table-cell>
          <table:table-cell office:value-type="float" office:value="498">
            <text:p>498</text:p>
          </table:table-cell>
          <table:table-cell office:value-type="float" office:value="170">
            <text:p>170</text:p>
          </table:table-cell>
          <table:table-cell office:value-type="float" office:value="63">
            <text:p>63</text:p>
          </table:table-cell>
          <table:table-cell office:value-type="float" office:value="146">
            <text:p>146</text:p>
          </table:table-cell>
          <table:table-cell office:value-type="float" office:value="72">
            <text:p>72</text:p>
          </table:table-cell>
          <table:table-cell office:value-type="float" office:value="538">
            <text:p>538</text:p>
          </table:table-cell>
          <table:table-cell office:value-type="float" office:value="127">
            <text:p>127</text:p>
          </table:table-cell>
          <table:table-cell office:value-type="float" office:value="13">
            <text:p>13</text:p>
          </table:table-cell>
          <table:table-cell office:value-type="float" office:value="53">
            <text:p>53</text:p>
          </table:table-cell>
          <table:table-cell office:value-type="float" office:value="229">
            <text:p>229</text:p>
          </table:table-cell>
          <table:table-cell office:value-type="float" office:value="84">
            <text:p>84</text:p>
          </table:table-cell>
          <table:table-cell office:value-type="float" office:value="244">
            <text:p>244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349">
            <text:p>349</text:p>
          </table:table-cell>
          <table:table-cell office:value-type="float" office:value="46">
            <text:p>46</text:p>
          </table:table-cell>
          <table:table-cell office:value-type="float" office:value="75">
            <text:p>75</text:p>
          </table:table-cell>
          <table:table-cell office:value-type="float" office:value="85">
            <text:p>85</text:p>
          </table:table-cell>
          <table:table-cell office:value-type="float" office:value="312">
            <text:p>312</text:p>
          </table:table-cell>
          <table:table-cell office:value-type="float" office:value="525">
            <text:p>525</text:p>
          </table:table-cell>
          <table:table-cell office:value-type="float" office:value="76">
            <text:p>76</text:p>
          </table:table-cell>
          <table:table-cell office:value-type="float" office:value="265">
            <text:p>265</text:p>
          </table:table-cell>
          <table:table-cell office:value-type="float" office:value="165">
            <text:p>165</text:p>
          </table:table-cell>
          <table:table-cell office:value-type="float" office:value="54">
            <text:p>54</text:p>
          </table:table-cell>
          <table:table-cell office:value-type="float" office:value="201">
            <text:p>201</text:p>
          </table:table-cell>
          <table:table-cell office:value-type="float" office:value="150">
            <text:p>150</text:p>
          </table:table-cell>
          <table:table-cell office:value-type="float" office:value="24">
            <text:p>24</text:p>
          </table:table-cell>
          <table:table-cell office:value-type="float" office:value="58">
            <text:p>58</text:p>
          </table:table-cell>
          <table:table-cell office:value-type="float" office:value="162">
            <text:p>162</text:p>
          </table:table-cell>
          <table:table-cell office:value-type="float" office:value="220">
            <text:p>220</text:p>
          </table:table-cell>
          <table:table-cell office:value-type="float" office:value="18">
            <text:p>18</text:p>
          </table:table-cell>
          <table:table-cell office:value-type="float" office:value="517">
            <text:p>517</text:p>
          </table:table-cell>
          <table:table-cell office:value-type="float" office:value="71">
            <text:p>71</text:p>
          </table:table-cell>
          <table:table-cell office:value-type="float" office:value="236">
            <text:p>236</text:p>
          </table:table-cell>
          <table:table-cell office:value-type="float" office:value="256">
            <text:p>256</text:p>
          </table:table-cell>
          <table:table-cell office:value-type="float" office:value="104">
            <text:p>104</text:p>
          </table:table-cell>
          <table:table-cell office:value-type="float" office:value="7">
            <text:p>7</text:p>
          </table:table-cell>
          <table:table-cell office:value-type="float" office:value="217">
            <text:p>217</text:p>
          </table:table-cell>
          <table:table-cell table:number-columns-repeated="974"/>
        </table:table-row>
        <table:table-row table:style-name="ro1">
          <table:table-cell office:value-type="string">
            <text:p>Mexico</text:p>
          </table:table-cell>
          <table:table-cell office:value-type="float" office:value="33806">
            <text:p>33806</text:p>
          </table:table-cell>
          <table:table-cell office:value-type="float" office:value="1388">
            <text:p>1388</text:p>
          </table:table-cell>
          <table:table-cell office:value-type="float" office:value="5753">
            <text:p>5753</text:p>
          </table:table-cell>
          <table:table-cell office:value-type="float" office:value="4539">
            <text:p>4539</text:p>
          </table:table-cell>
          <table:table-cell office:value-type="float" office:value="3847">
            <text:p>3847</text:p>
          </table:table-cell>
          <table:table-cell office:value-type="float" office:value="8868">
            <text:p>8868</text:p>
          </table:table-cell>
          <table:table-cell office:value-type="float" office:value="582">
            <text:p>582</text:p>
          </table:table-cell>
          <table:table-cell office:value-type="float" office:value="7265">
            <text:p>7265</text:p>
          </table:table-cell>
          <table:table-cell office:value-type="float" office:value="3491">
            <text:p>3491</text:p>
          </table:table-cell>
          <table:table-cell office:value-type="float" office:value="21061">
            <text:p>21061</text:p>
          </table:table-cell>
          <table:table-cell office:value-type="float" office:value="427">
            <text:p>427</text:p>
          </table:table-cell>
          <table:table-cell office:value-type="float" office:value="110">
            <text:p>110</text:p>
          </table:table-cell>
          <table:table-cell office:value-type="float" office:value="396">
            <text:p>396</text:p>
          </table:table-cell>
          <table:table-cell office:value-type="float" office:value="345">
            <text:p>345</text:p>
          </table:table-cell>
          <table:table-cell office:value-type="float" office:value="1189">
            <text:p>1189</text:p>
          </table:table-cell>
          <table:table-cell office:value-type="float" office:value="908">
            <text:p>908</text:p>
          </table:table-cell>
          <table:table-cell office:value-type="float" office:value="2459">
            <text:p>2459</text:p>
          </table:table-cell>
          <table:table-cell office:value-type="float" office:value="1075">
            <text:p>1075</text:p>
          </table:table-cell>
          <table:table-cell office:value-type="float" office:value="50">
            <text:p>50</text:p>
          </table:table-cell>
          <table:table-cell office:value-type="float" office:value="655">
            <text:p>655</text:p>
          </table:table-cell>
          <table:table-cell office:value-type="float" office:value="933">
            <text:p>933</text:p>
          </table:table-cell>
          <table:table-cell office:value-type="float" office:value="554">
            <text:p>554</text:p>
          </table:table-cell>
          <table:table-cell office:value-type="float" office:value="2328">
            <text:p>2328</text:p>
          </table:table-cell>
          <table:table-cell office:value-type="float" office:value="732">
            <text:p>732</text:p>
          </table:table-cell>
          <table:table-cell office:value-type="float" office:value="101">
            <text:p>101</text:p>
          </table:table-cell>
          <table:table-cell office:value-type="float" office:value="1349">
            <text:p>1349</text:p>
          </table:table-cell>
          <table:table-cell office:value-type="float" office:value="644">
            <text:p>644</text:p>
          </table:table-cell>
          <table:table-cell office:value-type="float" office:value="1670">
            <text:p>1670</text:p>
          </table:table-cell>
          <table:table-cell office:value-type="float" office:value="203">
            <text:p>203</text:p>
          </table:table-cell>
          <table:table-cell office:value-type="float" office:value="1835">
            <text:p>1835</text:p>
          </table:table-cell>
          <table:table-cell office:value-type="float" office:value="5583">
            <text:p>5583</text:p>
          </table:table-cell>
          <table:table-cell office:value-type="float" office:value="424">
            <text:p>424</text:p>
          </table:table-cell>
          <table:table-cell office:value-type="float" office:value="1329">
            <text:p>1329</text:p>
          </table:table-cell>
          <table:table-cell office:value-type="float" office:value="302">
            <text:p>302</text:p>
          </table:table-cell>
          <table:table-cell office:value-type="float" office:value="101">
            <text:p>101</text:p>
          </table:table-cell>
          <table:table-cell office:value-type="float" office:value="3122">
            <text:p>3122</text:p>
          </table:table-cell>
          <table:table-cell office:value-type="float" office:value="1805">
            <text:p>1805</text:p>
          </table:table-cell>
          <table:table-cell office:value-type="float" office:value="304">
            <text:p>304</text:p>
          </table:table-cell>
          <table:table-cell office:value-type="float" office:value="533">
            <text:p>533</text:p>
          </table:table-cell>
          <table:table-cell office:value-type="float" office:value="1688">
            <text:p>1688</text:p>
          </table:table-cell>
          <table:table-cell office:value-type="float" office:value="731">
            <text:p>731</text:p>
          </table:table-cell>
          <table:table-cell office:value-type="float" office:value="216">
            <text:p>216</text:p>
          </table:table-cell>
          <table:table-cell office:value-type="float" office:value="2542">
            <text:p>2542</text:p>
          </table:table-cell>
          <table:table-cell office:value-type="float" office:value="2155">
            <text:p>2155</text:p>
          </table:table-cell>
          <table:table-cell office:value-type="float" office:value="4094">
            <text:p>4094</text:p>
          </table:table-cell>
          <table:table-cell office:value-type="float" office:value="920">
            <text:p>920</text:p>
          </table:table-cell>
          <table:table-cell office:value-type="float" office:value="2007">
            <text:p>2007</text:p>
          </table:table-cell>
          <table:table-cell office:value-type="float" office:value="79">
            <text:p>79</text:p>
          </table:table-cell>
          <table:table-cell office:value-type="float" office:value="717">
            <text:p>717</text:p>
          </table:table-cell>
          <table:table-cell table:number-columns-repeated="974"/>
        </table:table-row>
        <table:table-row table:style-name="ro1">
          <table:table-cell office:value-type="string">
            <text:p>Montenegro</text:p>
          </table:table-cell>
          <table:table-cell office:value-type="float" office:value="4744">
            <text:p>4744</text:p>
          </table:table-cell>
          <table:table-cell office:value-type="float" office:value="447">
            <text:p>447</text:p>
          </table:table-cell>
          <table:table-cell office:value-type="float" office:value="824">
            <text:p>824</text:p>
          </table:table-cell>
          <table:table-cell office:value-type="float" office:value="779">
            <text:p>779</text:p>
          </table:table-cell>
          <table:table-cell office:value-type="float" office:value="402">
            <text:p>402</text:p>
          </table:table-cell>
          <table:table-cell office:value-type="float" office:value="1394">
            <text:p>1394</text:p>
          </table:table-cell>
          <table:table-cell office:value-type="float" office:value="147">
            <text:p>147</text:p>
          </table:table-cell>
          <table:table-cell office:value-type="float" office:value="759">
            <text:p>759</text:p>
          </table:table-cell>
          <table:table-cell office:value-type="float" office:value="537">
            <text:p>537</text:p>
          </table:table-cell>
          <table:table-cell office:value-type="float" office:value="2750">
            <text:p>2750</text:p>
          </table:table-cell>
          <table:table-cell office:value-type="float" office:value="40">
            <text:p>40</text:p>
          </table:table-cell>
          <table:table-cell office:value-type="float" office:value="109">
            <text:p>109</text:p>
          </table:table-cell>
          <table:table-cell office:value-type="float" office:value="82">
            <text:p>82</text:p>
          </table:table-cell>
          <table:table-cell office:value-type="float" office:value="233">
            <text:p>233</text:p>
          </table:table-cell>
          <table:table-cell office:value-type="float" office:value="176">
            <text:p>176</text:p>
          </table:table-cell>
          <table:table-cell office:value-type="float" office:value="101">
            <text:p>101</text:p>
          </table:table-cell>
          <table:table-cell office:value-type="float" office:value="341">
            <text:p>341</text:p>
          </table:table-cell>
          <table:table-cell office:value-type="float" office:value="62">
            <text:p>62</text:p>
          </table:table-cell>
          <table:table-cell office:value-type="float" office:value="4">
            <text:p>4</text:p>
          </table:table-cell>
          <table:table-cell office:value-type="float" office:value="231">
            <text:p>231</text:p>
          </table:table-cell>
          <table:table-cell office:value-type="float" office:value="284">
            <text:p>284</text:p>
          </table:table-cell>
          <table:table-cell office:value-type="float" office:value="183">
            <text:p>183</text:p>
          </table:table-cell>
          <table:table-cell office:value-type="float" office:value="259">
            <text:p>259</text:p>
          </table:table-cell>
          <table:table-cell office:value-type="float" office:value="69">
            <text:p>69</text:p>
          </table:table-cell>
          <table:table-cell office:value-type="float" office:value="14">
            <text:p>14</text:p>
          </table:table-cell>
          <table:table-cell office:value-type="float" office:value="158">
            <text:p>158</text:p>
          </table:table-cell>
          <table:table-cell office:value-type="float" office:value="119">
            <text:p>119</text:p>
          </table:table-cell>
          <table:table-cell office:value-type="float" office:value="75">
            <text:p>75</text:p>
          </table:table-cell>
          <table:table-cell office:value-type="float" office:value="62">
            <text:p>62</text:p>
          </table:table-cell>
          <table:table-cell office:value-type="float" office:value="315">
            <text:p>315</text:p>
          </table:table-cell>
          <table:table-cell office:value-type="float" office:value="911">
            <text:p>911</text:p>
          </table:table-cell>
          <table:table-cell office:value-type="float" office:value="32">
            <text:p>32</text:p>
          </table:table-cell>
          <table:table-cell office:value-type="float" office:value="240">
            <text:p>240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office:value-type="float" office:value="264">
            <text:p>264</text:p>
          </table:table-cell>
          <table:table-cell office:value-type="float" office:value="188">
            <text:p>188</text:p>
          </table:table-cell>
          <table:table-cell office:value-type="float" office:value="24">
            <text:p>24</text:p>
          </table:table-cell>
          <table:table-cell office:value-type="float" office:value="163">
            <text:p>163</text:p>
          </table:table-cell>
          <table:table-cell office:value-type="float" office:value="147">
            <text:p>147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474">
            <text:p>474</text:p>
          </table:table-cell>
          <table:table-cell office:value-type="float" office:value="191">
            <text:p>191</text:p>
          </table:table-cell>
          <table:table-cell office:value-type="float" office:value="19">
            <text:p>19</text:p>
          </table:table-cell>
          <table:table-cell office:value-type="float" office:value="78">
            <text:p>78</text:p>
          </table:table-cell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974"/>
        </table:table-row>
        <table:table-row table:style-name="ro1">
          <table:table-cell office:value-type="string">
            <text:p>Netherlands</text:p>
          </table:table-cell>
          <table:table-cell office:value-type="float" office:value="4460">
            <text:p>4460</text:p>
          </table:table-cell>
          <table:table-cell office:value-type="float" office:value="855">
            <text:p>855</text:p>
          </table:table-cell>
          <table:table-cell office:value-type="float" office:value="1354">
            <text:p>1354</text:p>
          </table:table-cell>
          <table:table-cell office:value-type="float" office:value="1360">
            <text:p>1360</text:p>
          </table:table-cell>
          <table:table-cell office:value-type="float" office:value="696">
            <text:p>696</text:p>
          </table:table-cell>
          <table:table-cell office:value-type="float" office:value="1183">
            <text:p>1183</text:p>
          </table:table-cell>
          <table:table-cell office:value-type="float" office:value="153">
            <text:p>153</text:p>
          </table:table-cell>
          <table:table-cell office:value-type="float" office:value="685">
            <text:p>685</text:p>
          </table:table-cell>
          <table:table-cell office:value-type="float" office:value="353">
            <text:p>353</text:p>
          </table:table-cell>
          <table:table-cell office:value-type="float" office:value="1298">
            <text:p>1298</text:p>
          </table:table-cell>
          <table:table-cell office:value-type="float" office:value="33">
            <text:p>33</text:p>
          </table:table-cell>
          <table:table-cell office:value-type="float" office:value="313">
            <text:p>313</text:p>
          </table:table-cell>
          <table:table-cell office:value-type="float" office:value="311">
            <text:p>311</text:p>
          </table:table-cell>
          <table:table-cell office:value-type="float" office:value="223">
            <text:p>223</text:p>
          </table:table-cell>
          <table:table-cell office:value-type="float" office:value="201">
            <text:p>201</text:p>
          </table:table-cell>
          <table:table-cell office:value-type="float" office:value="264">
            <text:p>264</text:p>
          </table:table-cell>
          <table:table-cell office:value-type="float" office:value="403">
            <text:p>403</text:p>
          </table:table-cell>
          <table:table-cell office:value-type="float" office:value="353">
            <text:p>353</text:p>
          </table:table-cell>
          <table:table-cell office:value-type="float" office:value="124">
            <text:p>124</text:p>
          </table:table-cell>
          <table:table-cell office:value-type="float" office:value="217">
            <text:p>217</text:p>
          </table:table-cell>
          <table:table-cell office:value-type="float" office:value="204">
            <text:p>204</text:p>
          </table:table-cell>
          <table:table-cell office:value-type="float" office:value="520">
            <text:p>520</text:p>
          </table:table-cell>
          <table:table-cell office:value-type="float" office:value="504">
            <text:p>504</text:p>
          </table:table-cell>
          <table:table-cell office:value-type="float" office:value="174">
            <text:p>174</text:p>
          </table:table-cell>
          <table:table-cell office:value-type="float" office:value="60">
            <text:p>60</text:p>
          </table:table-cell>
          <table:table-cell office:value-type="float" office:value="336">
            <text:p>336</text:p>
          </table:table-cell>
          <table:table-cell office:value-type="float" office:value="107">
            <text:p>107</text:p>
          </table:table-cell>
          <table:table-cell office:value-type="float" office:value="103">
            <text:p>103</text:p>
          </table:table-cell>
          <table:table-cell office:value-type="float" office:value="164">
            <text:p>164</text:p>
          </table:table-cell>
          <table:table-cell office:value-type="float" office:value="322">
            <text:p>322</text:p>
          </table:table-cell>
          <table:table-cell office:value-type="float" office:value="421">
            <text:p>421</text:p>
          </table:table-cell>
          <table:table-cell office:value-type="float" office:value="388">
            <text:p>388</text:p>
          </table:table-cell>
          <table:table-cell office:value-type="float" office:value="102">
            <text:p>102</text:p>
          </table:table-cell>
          <table:table-cell office:value-type="float" office:value="152">
            <text:p>152</text:p>
          </table:table-cell>
          <table:table-cell office:value-type="float" office:value="1">
            <text:p>1</text:p>
          </table:table-cell>
          <table:table-cell office:value-type="float" office:value="288">
            <text:p>288</text:p>
          </table:table-cell>
          <table:table-cell office:value-type="float" office:value="197">
            <text:p>197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09">
            <text:p>109</text:p>
          </table:table-cell>
          <table:table-cell office:value-type="float" office:value="91">
            <text:p>91</text:p>
          </table:table-cell>
          <table:table-cell office:value-type="float" office:value="4">
            <text:p>4</text:p>
          </table:table-cell>
          <table:table-cell office:value-type="float" office:value="259">
            <text:p>259</text:p>
          </table:table-cell>
          <table:table-cell office:value-type="float" office:value="246">
            <text:p>246</text:p>
          </table:table-cell>
          <table:table-cell office:value-type="float" office:value="15">
            <text:p>15</text:p>
          </table:table-cell>
          <table:table-cell office:value-type="float" office:value="94">
            <text:p>94</text:p>
          </table:table-cell>
          <table:table-cell office:value-type="float" office:value="19">
            <text:p>19</text:p>
          </table:table-cell>
          <table:table-cell/>
          <table:table-cell office:value-type="float" office:value="18">
            <text:p>18</text:p>
          </table:table-cell>
          <table:table-cell table:number-columns-repeated="974"/>
        </table:table-row>
        <table:table-row table:style-name="ro1">
          <table:table-cell office:value-type="string">
            <text:p>New Zealand</text:p>
          </table:table-cell>
          <table:table-cell office:value-type="float" office:value="4291">
            <text:p>4291</text:p>
          </table:table-cell>
          <table:table-cell office:value-type="float" office:value="955">
            <text:p>955</text:p>
          </table:table-cell>
          <table:table-cell office:value-type="float" office:value="1481">
            <text:p>1481</text:p>
          </table:table-cell>
          <table:table-cell office:value-type="float" office:value="827">
            <text:p>827</text:p>
          </table:table-cell>
          <table:table-cell office:value-type="float" office:value="502">
            <text:p>502</text:p>
          </table:table-cell>
          <table:table-cell office:value-type="float" office:value="779">
            <text:p>779</text:p>
          </table:table-cell>
          <table:table-cell office:value-type="float" office:value="213">
            <text:p>213</text:p>
          </table:table-cell>
          <table:table-cell office:value-type="float" office:value="767">
            <text:p>767</text:p>
          </table:table-cell>
          <table:table-cell office:value-type="float" office:value="512">
            <text:p>512</text:p>
          </table:table-cell>
          <table:table-cell office:value-type="float" office:value="1467">
            <text:p>1467</text:p>
          </table:table-cell>
          <table:table-cell office:value-type="float" office:value="87">
            <text:p>87</text:p>
          </table:table-cell>
          <table:table-cell office:value-type="float" office:value="82">
            <text:p>82</text:p>
          </table:table-cell>
          <table:table-cell office:value-type="float" office:value="408">
            <text:p>408</text:p>
          </table:table-cell>
          <table:table-cell office:value-type="float" office:value="273">
            <text:p>273</text:p>
          </table:table-cell>
          <table:table-cell office:value-type="float" office:value="237">
            <text:p>237</text:p>
          </table:table-cell>
          <table:table-cell office:value-type="float" office:value="341">
            <text:p>341</text:p>
          </table:table-cell>
          <table:table-cell office:value-type="float" office:value="530">
            <text:p>530</text:p>
          </table:table-cell>
          <table:table-cell office:value-type="float" office:value="264">
            <text:p>264</text:p>
          </table:table-cell>
          <table:table-cell office:value-type="float" office:value="76">
            <text:p>76</text:p>
          </table:table-cell>
          <table:table-cell office:value-type="float" office:value="251">
            <text:p>251</text:p>
          </table:table-cell>
          <table:table-cell office:value-type="float" office:value="135">
            <text:p>135</text:p>
          </table:table-cell>
          <table:table-cell office:value-type="float" office:value="72">
            <text:p>72</text:p>
          </table:table-cell>
          <table:table-cell office:value-type="float" office:value="435">
            <text:p>435</text:p>
          </table:table-cell>
          <table:table-cell office:value-type="float" office:value="177">
            <text:p>177</text:p>
          </table:table-cell>
          <table:table-cell office:value-type="float" office:value="40">
            <text:p>40</text:p>
          </table:table-cell>
          <table:table-cell office:value-type="float" office:value="162">
            <text:p>162</text:p>
          </table:table-cell>
          <table:table-cell office:value-type="float" office:value="220">
            <text:p>220</text:p>
          </table:table-cell>
          <table:table-cell office:value-type="float" office:value="98">
            <text:p>98</text:p>
          </table:table-cell>
          <table:table-cell office:value-type="float" office:value="23">
            <text:p>23</text:p>
          </table:table-cell>
          <table:table-cell office:value-type="float" office:value="169">
            <text:p>169</text:p>
          </table:table-cell>
          <table:table-cell office:value-type="float" office:value="248">
            <text:p>248</text:p>
          </table:table-cell>
          <table:table-cell office:value-type="float" office:value="284">
            <text:p>284</text:p>
          </table:table-cell>
          <table:table-cell office:value-type="float" office:value="97">
            <text:p>97</text:p>
          </table:table-cell>
          <table:table-cell office:value-type="float" office:value="173">
            <text:p>173</text:p>
          </table:table-cell>
          <table:table-cell office:value-type="float" office:value="42">
            <text:p>42</text:p>
          </table:table-cell>
          <table:table-cell office:value-type="float" office:value="342">
            <text:p>342</text:p>
          </table:table-cell>
          <table:table-cell office:value-type="float" office:value="163">
            <text:p>163</text:p>
          </table:table-cell>
          <table:table-cell office:value-type="float" office:value="41">
            <text:p>41</text:p>
          </table:table-cell>
          <table:table-cell office:value-type="float" office:value="126">
            <text:p>126</text:p>
          </table:table-cell>
          <table:table-cell office:value-type="float" office:value="100">
            <text:p>100</text:p>
          </table:table-cell>
          <table:table-cell office:value-type="float" office:value="173">
            <text:p>173</text:p>
          </table:table-cell>
          <table:table-cell office:value-type="float" office:value="16">
            <text:p>16</text:p>
          </table:table-cell>
          <table:table-cell office:value-type="float" office:value="319">
            <text:p>319</text:p>
          </table:table-cell>
          <table:table-cell office:value-type="float" office:value="167">
            <text:p>167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 office:value-type="float" office:value="55">
            <text:p>55</text:p>
          </table:table-cell>
          <table:table-cell/>
          <table:table-cell office:value-type="float" office:value="19">
            <text:p>19</text:p>
          </table:table-cell>
          <table:table-cell table:number-columns-repeated="974"/>
        </table:table-row>
        <table:table-row table:style-name="ro1">
          <table:table-cell office:value-type="string">
            <text:p>Norway</text:p>
          </table:table-cell>
          <table:table-cell office:value-type="float" office:value="4686">
            <text:p>4686</text:p>
          </table:table-cell>
          <table:table-cell office:value-type="float" office:value="657">
            <text:p>657</text:p>
          </table:table-cell>
          <table:table-cell office:value-type="float" office:value="2290">
            <text:p>2290</text:p>
          </table:table-cell>
          <table:table-cell office:value-type="float" office:value="872">
            <text:p>872</text:p>
          </table:table-cell>
          <table:table-cell office:value-type="float" office:value="485">
            <text:p>485</text:p>
          </table:table-cell>
          <table:table-cell office:value-type="float" office:value="1254">
            <text:p>1254</text:p>
          </table:table-cell>
          <table:table-cell office:value-type="float" office:value="158">
            <text:p>158</text:p>
          </table:table-cell>
          <table:table-cell office:value-type="float" office:value="799">
            <text:p>799</text:p>
          </table:table-cell>
          <table:table-cell office:value-type="float" office:value="363">
            <text:p>363</text:p>
          </table:table-cell>
          <table:table-cell office:value-type="float" office:value="1326">
            <text:p>1326</text:p>
          </table:table-cell>
          <table:table-cell office:value-type="float" office:value="25">
            <text:p>25</text:p>
          </table:table-cell>
          <table:table-cell office:value-type="float" office:value="197">
            <text:p>197</text:p>
          </table:table-cell>
          <table:table-cell office:value-type="float" office:value="392">
            <text:p>392</text:p>
          </table:table-cell>
          <table:table-cell office:value-type="float" office:value="41">
            <text:p>41</text:p>
          </table:table-cell>
          <table:table-cell office:value-type="float" office:value="443">
            <text:p>443</text:p>
          </table:table-cell>
          <table:table-cell office:value-type="float" office:value="596">
            <text:p>596</text:p>
          </table:table-cell>
          <table:table-cell office:value-type="float" office:value="844">
            <text:p>844</text:p>
          </table:table-cell>
          <table:table-cell office:value-type="float" office:value="335">
            <text:p>335</text:p>
          </table:table-cell>
          <table:table-cell office:value-type="float" office:value="107">
            <text:p>107</text:p>
          </table:table-cell>
          <table:table-cell office:value-type="float" office:value="336">
            <text:p>336</text:p>
          </table:table-cell>
          <table:table-cell office:value-type="float" office:value="91">
            <text:p>91</text:p>
          </table:table-cell>
          <table:table-cell office:value-type="float" office:value="263">
            <text:p>263</text:p>
          </table:table-cell>
          <table:table-cell office:value-type="float" office:value="319">
            <text:p>319</text:p>
          </table:table-cell>
          <table:table-cell office:value-type="float" office:value="130">
            <text:p>130</text:p>
          </table:table-cell>
          <table:table-cell office:value-type="float" office:value="97">
            <text:p>97</text:p>
          </table:table-cell>
          <table:table-cell office:value-type="float" office:value="95">
            <text:p>95</text:p>
          </table:table-cell>
          <table:table-cell office:value-type="float" office:value="126">
            <text:p>126</text:p>
          </table:table-cell>
          <table:table-cell office:value-type="float" office:value="67">
            <text:p>67</text:p>
          </table:table-cell>
          <table:table-cell office:value-type="float" office:value="57">
            <text:p>57</text:p>
          </table:table-cell>
          <table:table-cell office:value-type="float" office:value="295">
            <text:p>295</text:p>
          </table:table-cell>
          <table:table-cell office:value-type="float" office:value="571">
            <text:p>571</text:p>
          </table:table-cell>
          <table:table-cell office:value-type="float" office:value="350">
            <text:p>350</text:p>
          </table:table-cell>
          <table:table-cell office:value-type="float" office:value="99">
            <text:p>99</text:p>
          </table:table-cell>
          <table:table-cell office:value-type="float" office:value="111">
            <text:p>111</text:p>
          </table:table-cell>
          <table:table-cell office:value-type="float" office:value="42">
            <text:p>42</text:p>
          </table:table-cell>
          <table:table-cell office:value-type="float" office:value="343">
            <text:p>343</text:p>
          </table:table-cell>
          <table:table-cell office:value-type="float" office:value="233">
            <text:p>233</text:p>
          </table:table-cell>
          <table:table-cell office:value-type="float" office:value="30">
            <text:p>30</text:p>
          </table:table-cell>
          <table:table-cell office:value-type="float" office:value="145">
            <text:p>145</text:p>
          </table:table-cell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294">
            <text:p>294</text:p>
          </table:table-cell>
          <table:table-cell office:value-type="float" office:value="151">
            <text:p>151</text:p>
          </table:table-cell>
          <table:table-cell office:value-type="float" office:value="16">
            <text:p>16</text:p>
          </table:table-cell>
          <table:table-cell office:value-type="float" office:value="108">
            <text:p>108</text:p>
          </table:table-cell>
          <table:table-cell office:value-type="float" office:value="30">
            <text:p>30</text:p>
          </table:table-cell>
          <table:table-cell/>
          <table:table-cell office:value-type="float" office:value="25">
            <text:p>25</text:p>
          </table:table-cell>
          <table:table-cell table:number-columns-repeated="974"/>
        </table:table-row>
        <table:table-row table:style-name="ro1">
          <table:table-cell office:value-type="string">
            <text:p>Peru</text:p>
          </table:table-cell>
          <table:table-cell office:value-type="float" office:value="6035">
            <text:p>6035</text:p>
          </table:table-cell>
          <table:table-cell office:value-type="float" office:value="87">
            <text:p>87</text:p>
          </table:table-cell>
          <table:table-cell office:value-type="float" office:value="995">
            <text:p>995</text:p>
          </table:table-cell>
          <table:table-cell office:value-type="float" office:value="310">
            <text:p>310</text:p>
          </table:table-cell>
          <table:table-cell office:value-type="float" office:value="332">
            <text:p>332</text:p>
          </table:table-cell>
          <table:table-cell office:value-type="float" office:value="1974">
            <text:p>1974</text:p>
          </table:table-cell>
          <table:table-cell office:value-type="float" office:value="571">
            <text:p>571</text:p>
          </table:table-cell>
          <table:table-cell office:value-type="float" office:value="1143">
            <text:p>1143</text:p>
          </table:table-cell>
          <table:table-cell office:value-type="float" office:value="702">
            <text:p>702</text:p>
          </table:table-cell>
          <table:table-cell office:value-type="float" office:value="3712">
            <text:p>371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42">
            <text:p>42</text:p>
          </table:table-cell>
          <table:table-cell office:value-type="float" office:value="292">
            <text:p>292</text:p>
          </table:table-cell>
          <table:table-cell office:value-type="float" office:value="129">
            <text:p>129</text:p>
          </table:table-cell>
          <table:table-cell office:value-type="float" office:value="467">
            <text:p>467</text:p>
          </table:table-cell>
          <table:table-cell office:value-type="float" office:value="132">
            <text:p>132</text:p>
          </table:table-cell>
          <table:table-cell office:value-type="float" office:value="18">
            <text:p>18</text:p>
          </table:table-cell>
          <table:table-cell office:value-type="float" office:value="91">
            <text:p>91</text:p>
          </table:table-cell>
          <table:table-cell office:value-type="float" office:value="101">
            <text:p>101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  <table:table-cell office:value-type="float" office:value="109">
            <text:p>109</text:p>
          </table:table-cell>
          <table:table-cell office:value-type="float" office:value="78">
            <text:p>78</text:p>
          </table:table-cell>
          <table:table-cell office:value-type="float" office:value="49">
            <text:p>49</text:p>
          </table:table-cell>
          <table:table-cell office:value-type="float" office:value="104">
            <text:p>104</text:p>
          </table:table-cell>
          <table:table-cell office:value-type="float" office:value="457">
            <text:p>457</text:p>
          </table:table-cell>
          <table:table-cell office:value-type="float" office:value="1329">
            <text:p>1329</text:p>
          </table:table-cell>
          <table:table-cell office:value-type="float" office:value="116">
            <text:p>116</text:p>
          </table:table-cell>
          <table:table-cell office:value-type="float" office:value="187">
            <text:p>187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484">
            <text:p>484</text:p>
          </table:table-cell>
          <table:table-cell office:value-type="float" office:value="188">
            <text:p>188</text:p>
          </table:table-cell>
          <table:table-cell office:value-type="float" office:value="105">
            <text:p>105</text:p>
          </table:table-cell>
          <table:table-cell office:value-type="float" office:value="59">
            <text:p>59</text:p>
          </table:table-cell>
          <table:table-cell office:value-type="float" office:value="350">
            <text:p>350</text:p>
          </table:table-cell>
          <table:table-cell office:value-type="float" office:value="77">
            <text:p>77</text:p>
          </table:table-cell>
          <table:table-cell/>
          <table:table-cell office:value-type="float" office:value="625">
            <text:p>625</text:p>
          </table:table-cell>
          <table:table-cell office:value-type="float" office:value="254">
            <text:p>254</text:p>
          </table:table-cell>
          <table:table-cell office:value-type="float" office:value="1523">
            <text:p>1523</text:p>
          </table:table-cell>
          <table:table-cell office:value-type="float" office:value="211">
            <text:p>211</text:p>
          </table:table-cell>
          <table:table-cell office:value-type="float" office:value="505">
            <text:p>505</text:p>
          </table:table-cell>
          <table:table-cell table:number-columns-repeated="2" office:value-type="float" office:value="58">
            <text:p>58</text:p>
          </table:table-cell>
          <table:table-cell table:number-columns-repeated="974"/>
        </table:table-row>
        <table:table-row table:style-name="ro1">
          <table:table-cell office:value-type="string">
            <text:p>Poland</text:p>
          </table:table-cell>
          <table:table-cell office:value-type="float" office:value="4607">
            <text:p>4607</text:p>
          </table:table-cell>
          <table:table-cell office:value-type="float" office:value="692">
            <text:p>692</text:p>
          </table:table-cell>
          <table:table-cell office:value-type="float" office:value="969">
            <text:p>969</text:p>
          </table:table-cell>
          <table:table-cell office:value-type="float" office:value="823">
            <text:p>823</text:p>
          </table:table-cell>
          <table:table-cell office:value-type="float" office:value="269">
            <text:p>269</text:p>
          </table:table-cell>
          <table:table-cell office:value-type="float" office:value="1168">
            <text:p>1168</text:p>
          </table:table-cell>
          <table:table-cell office:value-type="float" office:value="566">
            <text:p>566</text:p>
          </table:table-cell>
          <table:table-cell office:value-type="float" office:value="1456">
            <text:p>1456</text:p>
          </table:table-cell>
          <table:table-cell office:value-type="float" office:value="780">
            <text:p>780</text:p>
          </table:table-cell>
          <table:table-cell office:value-type="float" office:value="1274">
            <text:p>1274</text:p>
          </table:table-cell>
          <table:table-cell office:value-type="float" office:value="67">
            <text:p>67</text:p>
          </table:table-cell>
          <table:table-cell office:value-type="float" office:value="186">
            <text:p>186</text:p>
          </table:table-cell>
          <table:table-cell office:value-type="float" office:value="374">
            <text:p>374</text:p>
          </table:table-cell>
          <table:table-cell office:value-type="float" office:value="97">
            <text:p>97</text:p>
          </table:table-cell>
          <table:table-cell office:value-type="float" office:value="148">
            <text:p>148</text:p>
          </table:table-cell>
          <table:table-cell office:value-type="float" office:value="196">
            <text:p>196</text:p>
          </table:table-cell>
          <table:table-cell office:value-type="float" office:value="405">
            <text:p>405</text:p>
          </table:table-cell>
          <table:table-cell office:value-type="float" office:value="228">
            <text:p>228</text:p>
          </table:table-cell>
          <table:table-cell office:value-type="float" office:value="30">
            <text:p>30</text:p>
          </table:table-cell>
          <table:table-cell office:value-type="float" office:value="123">
            <text:p>123</text:p>
          </table:table-cell>
          <table:table-cell office:value-type="float" office:value="203">
            <text:p>203</text:p>
          </table:table-cell>
          <table:table-cell office:value-type="float" office:value="176">
            <text:p>176</text:p>
          </table:table-cell>
          <table:table-cell office:value-type="float" office:value="415">
            <text:p>415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58">
            <text:p>58</text:p>
          </table:table-cell>
          <table:table-cell office:value-type="float" office:value="51">
            <text:p>51</text:p>
          </table:table-cell>
          <table:table-cell office:value-type="float" office:value="90">
            <text:p>90</text:p>
          </table:table-cell>
          <table:table-cell office:value-type="float" office:value="44">
            <text:p>44</text:p>
          </table:table-cell>
          <table:table-cell office:value-type="float" office:value="237">
            <text:p>237</text:p>
          </table:table-cell>
          <table:table-cell office:value-type="float" office:value="682">
            <text:p>682</text:p>
          </table:table-cell>
          <table:table-cell office:value-type="float" office:value="116">
            <text:p>116</text:p>
          </table:table-cell>
          <table:table-cell office:value-type="float" office:value="176">
            <text:p>176</text:p>
          </table:table-cell>
          <table:table-cell office:value-type="float" office:value="551">
            <text:p>551</text:p>
          </table:table-cell>
          <table:table-cell office:value-type="float" office:value="16">
            <text:p>16</text:p>
          </table:table-cell>
          <table:table-cell office:value-type="float" office:value="583">
            <text:p>583</text:p>
          </table:table-cell>
          <table:table-cell office:value-type="float" office:value="423">
            <text:p>423</text:p>
          </table:table-cell>
          <table:table-cell office:value-type="float" office:value="39">
            <text:p>39</text:p>
          </table:table-cell>
          <table:table-cell office:value-type="float" office:value="101">
            <text:p>101</text:p>
          </table:table-cell>
          <table:table-cell office:value-type="float" office:value="442">
            <text:p>442</text:p>
          </table:table-cell>
          <table:table-cell office:value-type="float" office:value="294">
            <text:p>294</text:p>
          </table:table-cell>
          <table:table-cell office:value-type="float" office:value="53">
            <text:p>53</text:p>
          </table:table-cell>
          <table:table-cell office:value-type="float" office:value="459">
            <text:p>459</text:p>
          </table:table-cell>
          <table:table-cell office:value-type="float" office:value="231">
            <text:p>231</text:p>
          </table:table-cell>
          <table:table-cell office:value-type="float" office:value="16">
            <text:p>16</text:p>
          </table:table-cell>
          <table:table-cell office:value-type="float" office:value="47">
            <text:p>47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number-columns-repeated="974"/>
        </table:table-row>
        <table:table-row table:style-name="ro1">
          <table:table-cell office:value-type="string">
            <text:p>Portugal</text:p>
          </table:table-cell>
          <table:table-cell office:value-type="float" office:value="5722">
            <text:p>5722</text:p>
          </table:table-cell>
          <table:table-cell office:value-type="float" office:value="586">
            <text:p>586</text:p>
          </table:table-cell>
          <table:table-cell office:value-type="float" office:value="973">
            <text:p>973</text:p>
          </table:table-cell>
          <table:table-cell office:value-type="float" office:value="723">
            <text:p>723</text:p>
          </table:table-cell>
          <table:table-cell office:value-type="float" office:value="669">
            <text:p>669</text:p>
          </table:table-cell>
          <table:table-cell office:value-type="float" office:value="1825">
            <text:p>1825</text:p>
          </table:table-cell>
          <table:table-cell office:value-type="float" office:value="116">
            <text:p>116</text:p>
          </table:table-cell>
          <table:table-cell office:value-type="float" office:value="1546">
            <text:p>1546</text:p>
          </table:table-cell>
          <table:table-cell office:value-type="float" office:value="958">
            <text:p>958</text:p>
          </table:table-cell>
          <table:table-cell office:value-type="float" office:value="2375">
            <text:p>2375</text:p>
          </table:table-cell>
          <table:table-cell office:value-type="float" office:value="35">
            <text:p>35</text:p>
          </table:table-cell>
          <table:table-cell office:value-type="float" office:value="104">
            <text:p>104</text:p>
          </table:table-cell>
          <table:table-cell office:value-type="float" office:value="170">
            <text:p>170</text:p>
          </table:table-cell>
          <table:table-cell office:value-type="float" office:value="296">
            <text:p>296</text:p>
          </table:table-cell>
          <table:table-cell office:value-type="float" office:value="213">
            <text:p>213</text:p>
          </table:table-cell>
          <table:table-cell office:value-type="float" office:value="175">
            <text:p>175</text:p>
          </table:table-cell>
          <table:table-cell office:value-type="float" office:value="480">
            <text:p>480</text:p>
          </table:table-cell>
          <table:table-cell office:value-type="float" office:value="103">
            <text:p>103</text:p>
          </table:table-cell>
          <table:table-cell office:value-type="float" office:value="18">
            <text:p>18</text:p>
          </table:table-cell>
          <table:table-cell office:value-type="float" office:value="164">
            <text:p>164</text:p>
          </table:table-cell>
          <table:table-cell office:value-type="float" office:value="227">
            <text:p>227</text:p>
          </table:table-cell>
          <table:table-cell office:value-type="float" office:value="80">
            <text:p>80</text:p>
          </table:table-cell>
          <table:table-cell office:value-type="float" office:value="304">
            <text:p>304</text:p>
          </table:table-cell>
          <table:table-cell office:value-type="float" office:value="82">
            <text:p>82</text:p>
          </table:table-cell>
          <table:table-cell office:value-type="float" office:value="47">
            <text:p>47</text:p>
          </table:table-cell>
          <table:table-cell office:value-type="float" office:value="299">
            <text:p>299</text:p>
          </table:table-cell>
          <table:table-cell office:value-type="float" office:value="194">
            <text:p>194</text:p>
          </table:table-cell>
          <table:table-cell office:value-type="float" office:value="162">
            <text:p>162</text:p>
          </table:table-cell>
          <table:table-cell office:value-type="float" office:value="28">
            <text:p>28</text:p>
          </table:table-cell>
          <table:table-cell office:value-type="float" office:value="490">
            <text:p>490</text:p>
          </table:table-cell>
          <table:table-cell office:value-type="float" office:value="688">
            <text:p>688</text:p>
          </table:table-cell>
          <table:table-cell office:value-type="float" office:value="504">
            <text:p>504</text:p>
          </table:table-cell>
          <table:table-cell office:value-type="float" office:value="262">
            <text:p>262</text:p>
          </table:table-cell>
          <table:table-cell office:value-type="float" office:value="62">
            <text:p>62</text:p>
          </table:table-cell>
          <table:table-cell office:value-type="float" office:value="37">
            <text:p>37</text:p>
          </table:table-cell>
          <table:table-cell office:value-type="float" office:value="709">
            <text:p>709</text:p>
          </table:table-cell>
          <table:table-cell office:value-type="float" office:value="307">
            <text:p>307</text:p>
          </table:table-cell>
          <table:table-cell office:value-type="float" office:value="81">
            <text:p>81</text:p>
          </table:table-cell>
          <table:table-cell office:value-type="float" office:value="161">
            <text:p>161</text:p>
          </table:table-cell>
          <table:table-cell office:value-type="float" office:value="402">
            <text:p>402</text:p>
          </table:table-cell>
          <table:table-cell office:value-type="float" office:value="483">
            <text:p>483</text:p>
          </table:table-cell>
          <table:table-cell office:value-type="float" office:value="24">
            <text:p>24</text:p>
          </table:table-cell>
          <table:table-cell office:value-type="float" office:value="472">
            <text:p>472</text:p>
          </table:table-cell>
          <table:table-cell office:value-type="float" office:value="629">
            <text:p>629</text:p>
          </table:table-cell>
          <table:table-cell office:value-type="float" office:value="198">
            <text:p>198</text:p>
          </table:table-cell>
          <table:table-cell office:value-type="float" office:value="262">
            <text:p>262</text:p>
          </table:table-cell>
          <table:table-cell office:value-type="float" office:value="158">
            <text:p>158</text:p>
          </table:table-cell>
          <table:table-cell office:value-type="float" office:value="13">
            <text:p>13</text:p>
          </table:table-cell>
          <table:table-cell office:value-type="float" office:value="145">
            <text:p>145</text:p>
          </table:table-cell>
          <table:table-cell table:number-columns-repeated="974"/>
        </table:table-row>
        <table:table-row table:style-name="ro1">
          <table:table-cell office:value-type="string">
            <text:p>Qatar</text:p>
          </table:table-cell>
          <table:table-cell office:value-type="float" office:value="10966">
            <text:p>10966</text:p>
          </table:table-cell>
          <table:table-cell office:value-type="float" office:value="2109">
            <text:p>2109</text:p>
          </table:table-cell>
          <table:table-cell office:value-type="float" office:value="4534">
            <text:p>4534</text:p>
          </table:table-cell>
          <table:table-cell office:value-type="float" office:value="2447">
            <text:p>2447</text:p>
          </table:table-cell>
          <table:table-cell office:value-type="float" office:value="1529">
            <text:p>1529</text:p>
          </table:table-cell>
          <table:table-cell office:value-type="float" office:value="786">
            <text:p>786</text:p>
          </table:table-cell>
          <table:table-cell office:value-type="float" office:value="8">
            <text:p>8</text:p>
          </table:table-cell>
          <table:table-cell office:value-type="float" office:value="87">
            <text:p>87</text:p>
          </table:table-cell>
          <table:table-cell office:value-type="float" office:value="64">
            <text:p>64</text:p>
          </table:table-cell>
          <table:table-cell office:value-type="float" office:value="6838">
            <text:p>6838</text:p>
          </table:table-cell>
          <table:table-cell office:value-type="float" office:value="699">
            <text:p>699</text:p>
          </table:table-cell>
          <table:table-cell office:value-type="float" office:value="717">
            <text:p>717</text:p>
          </table:table-cell>
          <table:table-cell office:value-type="float" office:value="262">
            <text:p>262</text:p>
          </table:table-cell>
          <table:table-cell office:value-type="float" office:value="46">
            <text:p>46</text:p>
          </table:table-cell>
          <table:table-cell office:value-type="float" office:value="1515">
            <text:p>1515</text:p>
          </table:table-cell>
          <table:table-cell office:value-type="float" office:value="665">
            <text:p>665</text:p>
          </table:table-cell>
          <table:table-cell office:value-type="float" office:value="2133">
            <text:p>2133</text:p>
          </table:table-cell>
          <table:table-cell office:value-type="float" office:value="468">
            <text:p>468</text:p>
          </table:table-cell>
          <table:table-cell office:value-type="float" office:value="99">
            <text:p>99</text:p>
          </table:table-cell>
          <table:table-cell office:value-type="float" office:value="456">
            <text:p>456</text:p>
          </table:table-cell>
          <table:table-cell office:value-type="float" office:value="1078">
            <text:p>1078</text:p>
          </table:table-cell>
          <table:table-cell office:value-type="float" office:value="137">
            <text:p>137</text:p>
          </table:table-cell>
          <table:table-cell office:value-type="float" office:value="1118">
            <text:p>1118</text:p>
          </table:table-cell>
          <table:table-cell office:value-type="float" office:value="119">
            <text:p>119</text:p>
          </table:table-cell>
          <table:table-cell office:value-type="float" office:value="36">
            <text:p>36</text:p>
          </table:table-cell>
          <table:table-cell office:value-type="float" office:value="1375">
            <text:p>1375</text:p>
          </table:table-cell>
          <table:table-cell office:value-type="float" office:value="115">
            <text:p>115</text:p>
          </table:table-cell>
          <table:table-cell office:value-type="float" office:value="14">
            <text:p>14</text:p>
          </table:table-cell>
          <table:table-cell office:value-type="float" office:value="38">
            <text:p>38</text:p>
          </table:table-cell>
          <table:table-cell office:value-type="float" office:value="137">
            <text:p>137</text:p>
          </table:table-cell>
          <table:table-cell office:value-type="float" office:value="29">
            <text:p>29</text:p>
          </table:table-cell>
          <table:table-cell office:value-type="float" office:value="71">
            <text:p>71</text:p>
          </table:table-cell>
          <table:table-cell office:value-type="float" office:value="553">
            <text:p>55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11">
            <text:p>111</text:p>
          </table:table-cell>
          <table:table-cell/>
          <table:table-cell office:value-type="float" office:value="5">
            <text:p>5</text:p>
          </table:table-cell>
          <table:table-cell table:number-columns-repeated="974"/>
        </table:table-row>
        <table:table-row table:style-name="ro1">
          <table:table-cell office:value-type="string">
            <text:p>Romania</text:p>
          </table:table-cell>
          <table:table-cell office:value-type="float" office:value="5074">
            <text:p>5074</text:p>
          </table:table-cell>
          <table:table-cell office:value-type="float" office:value="389">
            <text:p>389</text:p>
          </table:table-cell>
          <table:table-cell office:value-type="float" office:value="886">
            <text:p>886</text:p>
          </table:table-cell>
          <table:table-cell office:value-type="float" office:value="724">
            <text:p>724</text:p>
          </table:table-cell>
          <table:table-cell office:value-type="float" office:value="290">
            <text:p>290</text:p>
          </table:table-cell>
          <table:table-cell office:value-type="float" office:value="1347">
            <text:p>1347</text:p>
          </table:table-cell>
          <table:table-cell office:value-type="float" office:value="283">
            <text:p>283</text:p>
          </table:table-cell>
          <table:table-cell office:value-type="float" office:value="1653">
            <text:p>1653</text:p>
          </table:table-cell>
          <table:table-cell office:value-type="float" office:value="768">
            <text:p>768</text:p>
          </table:table-cell>
          <table:table-cell office:value-type="float" office:value="2259">
            <text:p>2259</text:p>
          </table:table-cell>
          <table:table-cell office:value-type="float" office:value="87">
            <text:p>87</text:p>
          </table:table-cell>
          <table:table-cell office:value-type="float" office:value="172">
            <text:p>172</text:p>
          </table:table-cell>
          <table:table-cell office:value-type="float" office:value="93">
            <text:p>93</text:p>
          </table:table-cell>
          <table:table-cell office:value-type="float" office:value="58">
            <text:p>58</text:p>
          </table:table-cell>
          <table:table-cell office:value-type="float" office:value="257">
            <text:p>257</text:p>
          </table:table-cell>
          <table:table-cell office:value-type="float" office:value="113">
            <text:p>113</text:p>
          </table:table-cell>
          <table:table-cell office:value-type="float" office:value="231">
            <text:p>231</text:p>
          </table:table-cell>
          <table:table-cell office:value-type="float" office:value="173">
            <text:p>173</text:p>
          </table:table-cell>
          <table:table-cell office:value-type="float" office:value="39">
            <text:p>39</text:p>
          </table:table-cell>
          <table:table-cell office:value-type="float" office:value="232">
            <text:p>232</text:p>
          </table:table-cell>
          <table:table-cell office:value-type="float" office:value="280">
            <text:p>280</text:p>
          </table:table-cell>
          <table:table-cell office:value-type="float" office:value="248">
            <text:p>248</text:p>
          </table:table-cell>
          <table:table-cell office:value-type="float" office:value="182">
            <text:p>182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84">
            <text:p>84</text:p>
          </table:table-cell>
          <table:table-cell office:value-type="float" office:value="98">
            <text:p>98</text:p>
          </table:table-cell>
          <table:table-cell office:value-type="float" office:value="54">
            <text:p>54</text:p>
          </table:table-cell>
          <table:table-cell office:value-type="float" office:value="490">
            <text:p>490</text:p>
          </table:table-cell>
          <table:table-cell office:value-type="float" office:value="538">
            <text:p>538</text:p>
          </table:table-cell>
          <table:table-cell office:value-type="float" office:value="75">
            <text:p>75</text:p>
          </table:table-cell>
          <table:table-cell office:value-type="float" office:value="339">
            <text:p>339</text:p>
          </table:table-cell>
          <table:table-cell office:value-type="float" office:value="108">
            <text:p>108</text:p>
          </table:table-cell>
          <table:table-cell office:value-type="float" office:value="23">
            <text:p>23</text:p>
          </table:table-cell>
          <table:table-cell office:value-type="float" office:value="521">
            <text:p>521</text:p>
          </table:table-cell>
          <table:table-cell office:value-type="float" office:value="532">
            <text:p>532</text:p>
          </table:table-cell>
          <table:table-cell office:value-type="float" office:value="94">
            <text:p>94</text:p>
          </table:table-cell>
          <table:table-cell office:value-type="float" office:value="213">
            <text:p>213</text:p>
          </table:table-cell>
          <table:table-cell office:value-type="float" office:value="486">
            <text:p>486</text:p>
          </table:table-cell>
          <table:table-cell office:value-type="float" office:value="179">
            <text:p>179</text:p>
          </table:table-cell>
          <table:table-cell office:value-type="float" office:value="14">
            <text:p>14</text:p>
          </table:table-cell>
          <table:table-cell office:value-type="float" office:value="590">
            <text:p>590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164">
            <text:p>164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157">
            <text:p>157</text:p>
          </table:table-cell>
          <table:table-cell table:number-columns-repeated="974"/>
        </table:table-row>
        <table:table-row table:style-name="ro1">
          <table:table-cell office:value-type="string">
            <text:p>Russian Federation</text:p>
          </table:table-cell>
          <table:table-cell office:value-type="float" office:value="5231">
            <text:p>5231</text:p>
          </table:table-cell>
          <table:table-cell office:value-type="float" office:value="918">
            <text:p>918</text:p>
          </table:table-cell>
          <table:table-cell office:value-type="float" office:value="1518">
            <text:p>1518</text:p>
          </table:table-cell>
          <table:table-cell office:value-type="float" office:value="956">
            <text:p>956</text:p>
          </table:table-cell>
          <table:table-cell office:value-type="float" office:value="274">
            <text:p>274</text:p>
          </table:table-cell>
          <table:table-cell office:value-type="float" office:value="1724">
            <text:p>1724</text:p>
          </table:table-cell>
          <table:table-cell office:value-type="float" office:value="96">
            <text:p>96</text:p>
          </table:table-cell>
          <table:table-cell office:value-type="float" office:value="1120">
            <text:p>1120</text:p>
          </table:table-cell>
          <table:table-cell office:value-type="float" office:value="1139">
            <text:p>1139</text:p>
          </table:table-cell>
          <table:table-cell office:value-type="float" office:value="1681">
            <text:p>1681</text:p>
          </table:table-cell>
          <table:table-cell office:value-type="float" office:value="198">
            <text:p>198</text:p>
          </table:table-cell>
          <table:table-cell office:value-type="float" office:value="398">
            <text:p>398</text:p>
          </table:table-cell>
          <table:table-cell office:value-type="float" office:value="205">
            <text:p>205</text:p>
          </table:table-cell>
          <table:table-cell office:value-type="float" office:value="185">
            <text:p>185</text:p>
          </table:table-cell>
          <table:table-cell office:value-type="float" office:value="348">
            <text:p>348</text:p>
          </table:table-cell>
          <table:table-cell office:value-type="float" office:value="187">
            <text:p>187</text:p>
          </table:table-cell>
          <table:table-cell office:value-type="float" office:value="502">
            <text:p>502</text:p>
          </table:table-cell>
          <table:table-cell office:value-type="float" office:value="347">
            <text:p>347</text:p>
          </table:table-cell>
          <table:table-cell office:value-type="float" office:value="52">
            <text:p>52</text:p>
          </table:table-cell>
          <table:table-cell office:value-type="float" office:value="213">
            <text:p>213</text:p>
          </table:table-cell>
          <table:table-cell office:value-type="float" office:value="284">
            <text:p>284</text:p>
          </table:table-cell>
          <table:table-cell office:value-type="float" office:value="306">
            <text:p>306</text:p>
          </table:table-cell>
          <table:table-cell office:value-type="float" office:value="324">
            <text:p>324</text:p>
          </table:table-cell>
          <table:table-cell office:value-type="float" office:value="75">
            <text:p>75</text:p>
          </table:table-cell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 office:value-type="float" office:value="91">
            <text:p>91</text:p>
          </table:table-cell>
          <table:table-cell office:value-type="float" office:value="94">
            <text:p>94</text:p>
          </table:table-cell>
          <table:table-cell office:value-type="float" office:value="56">
            <text:p>56</text:p>
          </table:table-cell>
          <table:table-cell office:value-type="float" office:value="346">
            <text:p>346</text:p>
          </table:table-cell>
          <table:table-cell office:value-type="float" office:value="931">
            <text:p>931</text:p>
          </table:table-cell>
          <table:table-cell office:value-type="float" office:value="97">
            <text:p>97</text:p>
          </table:table-cell>
          <table:table-cell office:value-type="float" office:value="470">
            <text:p>470</text:p>
          </table:table-cell>
          <table:table-cell office:value-type="float" office:value="51">
            <text:p>51</text:p>
          </table:table-cell>
          <table:table-cell office:value-type="float" office:value="45">
            <text:p>45</text:p>
          </table:table-cell>
          <table:table-cell office:value-type="float" office:value="403">
            <text:p>403</text:p>
          </table:table-cell>
          <table:table-cell office:value-type="float" office:value="377">
            <text:p>377</text:p>
          </table:table-cell>
          <table:table-cell office:value-type="float" office:value="25">
            <text:p>25</text:p>
          </table:table-cell>
          <table:table-cell office:value-type="float" office:value="152">
            <text:p>152</text:p>
          </table:table-cell>
          <table:table-cell office:value-type="float" office:value="213">
            <text:p>213</text:p>
          </table:table-cell>
          <table:table-cell office:value-type="float" office:value="210">
            <text:p>210</text:p>
          </table:table-cell>
          <table:table-cell office:value-type="float" office:value="31">
            <text:p>31</text:p>
          </table:table-cell>
          <table:table-cell office:value-type="float" office:value="925">
            <text:p>925</text:p>
          </table:table-cell>
          <table:table-cell office:value-type="float" office:value="114">
            <text:p>114</text:p>
          </table:table-cell>
          <table:table-cell office:value-type="float" office:value="20">
            <text:p>20</text:p>
          </table:table-cell>
          <table:table-cell office:value-type="float" office:value="69">
            <text:p>69</text:p>
          </table:table-cell>
          <table:table-cell office:value-type="float" office:value="29">
            <text:p>29</text:p>
          </table:table-cell>
          <table:table-cell/>
          <table:table-cell office:value-type="float" office:value="118">
            <text:p>118</text:p>
          </table:table-cell>
          <table:table-cell table:number-columns-repeated="974"/>
        </table:table-row>
        <table:table-row table:style-name="ro1">
          <table:table-cell office:value-type="string">
            <text:p>Serbia</text:p>
          </table:table-cell>
          <table:table-cell office:value-type="float" office:value="4684">
            <text:p>4684</text:p>
          </table:table-cell>
          <table:table-cell office:value-type="float" office:value="475">
            <text:p>475</text:p>
          </table:table-cell>
          <table:table-cell office:value-type="float" office:value="1028">
            <text:p>1028</text:p>
          </table:table-cell>
          <table:table-cell office:value-type="float" office:value="697">
            <text:p>697</text:p>
          </table:table-cell>
          <table:table-cell office:value-type="float" office:value="452">
            <text:p>452</text:p>
          </table:table-cell>
          <table:table-cell office:value-type="float" office:value="2215">
            <text:p>2215</text:p>
          </table:table-cell>
          <table:table-cell office:value-type="float" office:value="28">
            <text:p>28</text:p>
          </table:table-cell>
          <table:table-cell office:value-type="float" office:value="1108">
            <text:p>1108</text:p>
          </table:table-cell>
          <table:table-cell office:value-type="float" office:value="571">
            <text:p>571</text:p>
          </table:table-cell>
          <table:table-cell office:value-type="float" office:value="1565">
            <text:p>1565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float" office:value="124">
            <text:p>124</text:p>
          </table:table-cell>
          <table:table-cell office:value-type="float" office:value="225">
            <text:p>225</text:p>
          </table:table-cell>
          <table:table-cell office:value-type="float" office:value="271">
            <text:p>271</text:p>
          </table:table-cell>
          <table:table-cell office:value-type="float" office:value="296">
            <text:p>296</text:p>
          </table:table-cell>
          <table:table-cell office:value-type="float" office:value="272">
            <text:p>272</text:p>
          </table:table-cell>
          <table:table-cell office:value-type="float" office:value="113">
            <text:p>113</text:p>
          </table:table-cell>
          <table:table-cell office:value-type="float" office:value="17">
            <text:p>17</text:p>
          </table:table-cell>
          <table:table-cell office:value-type="float" office:value="213">
            <text:p>213</text:p>
          </table:table-cell>
          <table:table-cell office:value-type="float" office:value="408">
            <text:p>408</text:p>
          </table:table-cell>
          <table:table-cell office:value-type="float" office:value="88">
            <text:p>88</text:p>
          </table:table-cell>
          <table:table-cell office:value-type="float" office:value="166">
            <text:p>166</text:p>
          </table:table-cell>
          <table:table-cell office:value-type="float" office:value="46">
            <text:p>46</text:p>
          </table:table-cell>
          <table:table-cell office:value-type="float" office:value="15">
            <text:p>15</text:p>
          </table:table-cell>
          <table:table-cell office:value-type="float" office:value="152">
            <text:p>152</text:p>
          </table:table-cell>
          <table:table-cell office:value-type="float" office:value="70">
            <text:p>70</text:p>
          </table:table-cell>
          <table:table-cell office:value-type="float" office:value="189">
            <text:p>189</text:p>
          </table:table-cell>
          <table:table-cell office:value-type="float" office:value="48">
            <text:p>48</text:p>
          </table:table-cell>
          <table:table-cell office:value-type="float" office:value="1153">
            <text:p>1153</text:p>
          </table:table-cell>
          <table:table-cell office:value-type="float" office:value="934">
            <text:p>934</text:p>
          </table:table-cell>
          <table:table-cell office:value-type="float" office:value="26">
            <text:p>26</text:p>
          </table:table-cell>
          <table:table-cell office:value-type="float" office:value="280">
            <text:p>28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42">
            <text:p>242</text:p>
          </table:table-cell>
          <table:table-cell office:value-type="float" office:value="407">
            <text:p>407</text:p>
          </table:table-cell>
          <table:table-cell office:value-type="float" office:value="49">
            <text:p>49</text:p>
          </table:table-cell>
          <table:table-cell office:value-type="float" office:value="38">
            <text:p>38</text:p>
          </table:table-cell>
          <table:table-cell office:value-type="float" office:value="452">
            <text:p>452</text:p>
          </table:table-cell>
          <table:table-cell office:value-type="float" office:value="125">
            <text:p>125</text:p>
          </table:table-cell>
          <table:table-cell office:value-type="float" office:value="16">
            <text:p>16</text:p>
          </table:table-cell>
          <table:table-cell office:value-type="float" office:value="439">
            <text:p>439</text:p>
          </table:table-cell>
          <table:table-cell office:value-type="float" office:value="219">
            <text:p>219</text:p>
          </table:table-cell>
          <table:table-cell office:value-type="float" office:value="307">
            <text:p>307</text:p>
          </table:table-cell>
          <table:table-cell office:value-type="float" office:value="276">
            <text:p>276</text:p>
          </table:table-cell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table:number-columns-repeated="974"/>
        </table:table-row>
        <table:table-row table:style-name="ro1">
          <table:table-cell office:value-type="string">
            <text:p>Shanghai-China</text:p>
          </table:table-cell>
          <table:table-cell office:value-type="float" office:value="5177">
            <text:p>5177</text:p>
          </table:table-cell>
          <table:table-cell office:value-type="float" office:value="1467">
            <text:p>1467</text:p>
          </table:table-cell>
          <table:table-cell office:value-type="float" office:value="785">
            <text:p>785</text:p>
          </table:table-cell>
          <table:table-cell office:value-type="float" office:value="1362">
            <text:p>1362</text:p>
          </table:table-cell>
          <table:table-cell office:value-type="float" office:value="689">
            <text:p>689</text:p>
          </table:table-cell>
          <table:table-cell office:value-type="float" office:value="1591">
            <text:p>1591</text:p>
          </table:table-cell>
          <table:table-cell office:value-type="float" office:value="81">
            <text:p>81</text:p>
          </table:table-cell>
          <table:table-cell office:value-type="float" office:value="750">
            <text:p>750</text:p>
          </table:table-cell>
          <table:table-cell office:value-type="float" office:value="1299">
            <text:p>1299</text:p>
          </table:table-cell>
          <table:table-cell office:value-type="float" office:value="1007">
            <text:p>1007</text:p>
          </table:table-cell>
          <table:table-cell office:value-type="float" office:value="158">
            <text:p>158</text:p>
          </table:table-cell>
          <table:table-cell office:value-type="float" office:value="630">
            <text:p>630</text:p>
          </table:table-cell>
          <table:table-cell office:value-type="float" office:value="289">
            <text:p>289</text:p>
          </table:table-cell>
          <table:table-cell office:value-type="float" office:value="548">
            <text:p>548</text:p>
          </table:table-cell>
          <table:table-cell office:value-type="float" office:value="233">
            <text:p>233</text:p>
          </table:table-cell>
          <table:table-cell office:value-type="float" office:value="198">
            <text:p>198</text:p>
          </table:table-cell>
          <table:table-cell office:value-type="float" office:value="321">
            <text:p>321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office:value-type="float" office:value="43">
            <text:p>43</text:p>
          </table:table-cell>
          <table:table-cell office:value-type="float" office:value="336">
            <text:p>336</text:p>
          </table:table-cell>
          <table:table-cell office:value-type="float" office:value="46">
            <text:p>46</text:p>
          </table:table-cell>
          <table:table-cell office:value-type="float" office:value="892">
            <text:p>892</text:p>
          </table:table-cell>
          <table:table-cell office:value-type="float" office:value="140">
            <text:p>140</text:p>
          </table:table-cell>
          <table:table-cell office:value-type="float" office:value="19">
            <text:p>19</text:p>
          </table:table-cell>
          <table:table-cell office:value-type="float" office:value="177">
            <text:p>177</text:p>
          </table:table-cell>
          <table:table-cell office:value-type="float" office:value="104">
            <text:p>104</text:p>
          </table:table-cell>
          <table:table-cell office:value-type="float" office:value="336">
            <text:p>336</text:p>
          </table:table-cell>
          <table:table-cell office:value-type="float" office:value="79">
            <text:p>79</text:p>
          </table:table-cell>
          <table:table-cell office:value-type="float" office:value="303">
            <text:p>303</text:p>
          </table:table-cell>
          <table:table-cell office:value-type="float" office:value="973">
            <text:p>973</text:p>
          </table:table-cell>
          <table:table-cell office:value-type="float" office:value="50">
            <text:p>50</text:p>
          </table:table-cell>
          <table:table-cell office:value-type="float" office:value="379">
            <text:p>379</text:p>
          </table:table-cell>
          <table:table-cell office:value-type="float" office:value="39">
            <text:p>39</text:p>
          </table:table-cell>
          <table:table-cell office:value-type="float" office:value="14">
            <text:p>14</text:p>
          </table:table-cell>
          <table:table-cell office:value-type="float" office:value="69">
            <text:p>69</text:p>
          </table:table-cell>
          <table:table-cell office:value-type="float" office:value="294">
            <text:p>294</text:p>
          </table:table-cell>
          <table:table-cell office:value-type="float" office:value="60">
            <text:p>60</text:p>
          </table:table-cell>
          <table:table-cell office:value-type="float" office:value="158">
            <text:p>158</text:p>
          </table:table-cell>
          <table:table-cell office:value-type="float" office:value="194">
            <text:p>194</text:p>
          </table:table-cell>
          <table:table-cell office:value-type="float" office:value="322">
            <text:p>322</text:p>
          </table:table-cell>
          <table:table-cell office:value-type="float" office:value="77">
            <text:p>77</text:p>
          </table:table-cell>
          <table:table-cell office:value-type="float" office:value="769">
            <text:p>769</text:p>
          </table:table-cell>
          <table:table-cell office:value-type="float" office:value="165">
            <text:p>165</text:p>
          </table:table-cell>
          <table:table-cell office:value-type="float" office:value="6">
            <text:p>6</text:p>
          </table:table-cell>
          <table:table-cell office:value-type="float" office:value="160">
            <text:p>160</text:p>
          </table:table-cell>
          <table:table-cell office:value-type="float" office:value="113">
            <text:p>113</text:p>
          </table:table-cell>
          <table:table-cell office:value-type="float" office:value="3">
            <text:p>3</text:p>
          </table:table-cell>
          <table:table-cell office:value-type="float" office:value="151">
            <text:p>151</text:p>
          </table:table-cell>
          <table:table-cell table:number-columns-repeated="974"/>
        </table:table-row>
        <table:table-row table:style-name="ro1">
          <table:table-cell office:value-type="string">
            <text:p>Singapore</text:p>
          </table:table-cell>
          <table:table-cell office:value-type="float" office:value="5546">
            <text:p>5546</text:p>
          </table:table-cell>
          <table:table-cell office:value-type="float" office:value="1667">
            <text:p>1667</text:p>
          </table:table-cell>
          <table:table-cell office:value-type="float" office:value="1510">
            <text:p>1510</text:p>
          </table:table-cell>
          <table:table-cell office:value-type="float" office:value="1454">
            <text:p>1454</text:p>
          </table:table-cell>
          <table:table-cell office:value-type="float" office:value="885">
            <text:p>885</text:p>
          </table:table-cell>
          <table:table-cell office:value-type="float" office:value="1251">
            <text:p>1251</text:p>
          </table:table-cell>
          <table:table-cell office:value-type="float" office:value="10">
            <text:p>10</text:p>
          </table:table-cell>
          <table:table-cell office:value-type="float" office:value="450">
            <text:p>450</text:p>
          </table:table-cell>
          <table:table-cell office:value-type="float" office:value="724">
            <text:p>724</text:p>
          </table:table-cell>
          <table:table-cell office:value-type="float" office:value="1732">
            <text:p>1732</text:p>
          </table:table-cell>
          <table:table-cell office:value-type="float" office:value="332">
            <text:p>332</text:p>
          </table:table-cell>
          <table:table-cell office:value-type="float" office:value="475">
            <text:p>475</text:p>
          </table:table-cell>
          <table:table-cell office:value-type="float" office:value="379">
            <text:p>379</text:p>
          </table:table-cell>
          <table:table-cell office:value-type="float" office:value="194">
            <text:p>194</text:p>
          </table:table-cell>
          <table:table-cell office:value-type="float" office:value="390">
            <text:p>390</text:p>
          </table:table-cell>
          <table:table-cell office:value-type="float" office:value="166">
            <text:p>166</text:p>
          </table:table-cell>
          <table:table-cell office:value-type="float" office:value="458">
            <text:p>458</text:p>
          </table:table-cell>
          <table:table-cell office:value-type="float" office:value="520">
            <text:p>520</text:p>
          </table:table-cell>
          <table:table-cell office:value-type="float" office:value="58">
            <text:p>58</text:p>
          </table:table-cell>
          <table:table-cell office:value-type="float" office:value="101">
            <text:p>101</text:p>
          </table:table-cell>
          <table:table-cell office:value-type="float" office:value="475">
            <text:p>475</text:p>
          </table:table-cell>
          <table:table-cell office:value-type="float" office:value="89">
            <text:p>89</text:p>
          </table:table-cell>
          <table:table-cell office:value-type="float" office:value="680">
            <text:p>680</text:p>
          </table:table-cell>
          <table:table-cell office:value-type="float" office:value="154">
            <text:p>154</text:p>
          </table:table-cell>
          <table:table-cell office:value-type="float" office:value="36">
            <text:p>36</text:p>
          </table:table-cell>
          <table:table-cell office:value-type="float" office:value="400">
            <text:p>400</text:p>
          </table:table-cell>
          <table:table-cell office:value-type="float" office:value="152">
            <text:p>152</text:p>
          </table:table-cell>
          <table:table-cell office:value-type="float" office:value="156">
            <text:p>156</text:p>
          </table:table-cell>
          <table:table-cell office:value-type="float" office:value="50">
            <text:p>50</text:p>
          </table:table-cell>
          <table:table-cell office:value-type="float" office:value="367">
            <text:p>367</text:p>
          </table:table-cell>
          <table:table-cell office:value-type="float" office:value="700">
            <text:p>700</text:p>
          </table:table-cell>
          <table:table-cell office:value-type="float" office:value="59">
            <text:p>59</text:p>
          </table:table-cell>
          <table:table-cell office:value-type="float" office:value="180">
            <text:p>18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6">
            <text:p>96</text:p>
          </table:table-cell>
          <table:table-cell office:value-type="float" office:value="134">
            <text:p>134</text:p>
          </table:table-cell>
          <table:table-cell office:value-type="float" office:value="46">
            <text:p>46</text:p>
          </table:table-cell>
          <table:table-cell office:value-type="float" office:value="89">
            <text:p>89</text:p>
          </table:table-cell>
          <table:table-cell office:value-type="float" office:value="83">
            <text:p>83</text:p>
          </table:table-cell>
          <table:table-cell office:value-type="float" office:value="88">
            <text:p>88</text:p>
          </table:table-cell>
          <table:table-cell office:value-type="float" office:value="26">
            <text:p>26</text:p>
          </table:table-cell>
          <table:table-cell office:value-type="float" office:value="559">
            <text:p>559</text:p>
          </table:table-cell>
          <table:table-cell office:value-type="float" office:value="164">
            <text:p>164</text:p>
          </table:table-cell>
          <table:table-cell office:value-type="float" office:value="3">
            <text:p>3</text:p>
          </table:table-cell>
          <table:table-cell office:value-type="float" office:value="86">
            <text:p>86</text:p>
          </table:table-cell>
          <table:table-cell office:value-type="float" office:value="123">
            <text:p>123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table:number-columns-repeated="974"/>
        </table:table-row>
        <table:table-row table:style-name="ro1">
          <table:table-cell office:value-type="string">
            <text:p>Slovak Republic</text:p>
          </table:table-cell>
          <table:table-cell office:value-type="float" office:value="4678">
            <text:p>4678</text:p>
          </table:table-cell>
          <table:table-cell office:value-type="float" office:value="251">
            <text:p>251</text:p>
          </table:table-cell>
          <table:table-cell office:value-type="float" office:value="745">
            <text:p>745</text:p>
          </table:table-cell>
          <table:table-cell office:value-type="float" office:value="903">
            <text:p>903</text:p>
          </table:table-cell>
          <table:table-cell office:value-type="float" office:value="553">
            <text:p>553</text:p>
          </table:table-cell>
          <table:table-cell office:value-type="float" office:value="1575">
            <text:p>1575</text:p>
          </table:table-cell>
          <table:table-cell office:value-type="float" office:value="87">
            <text:p>87</text:p>
          </table:table-cell>
          <table:table-cell office:value-type="float" office:value="1455">
            <text:p>1455</text:p>
          </table:table-cell>
          <table:table-cell office:value-type="float" office:value="707">
            <text:p>707</text:p>
          </table:table-cell>
          <table:table-cell office:value-type="float" office:value="1808">
            <text:p>1808</text:p>
          </table:table-cell>
          <table:table-cell office:value-type="float" office:value="59">
            <text:p>59</text:p>
          </table:table-cell>
          <table:table-cell office:value-type="float" office:value="39">
            <text:p>39</text:p>
          </table:table-cell>
          <table:table-cell office:value-type="float" office:value="120">
            <text:p>120</text:p>
          </table:table-cell>
          <table:table-cell office:value-type="float" office:value="37">
            <text:p>37</text:p>
          </table:table-cell>
          <table:table-cell office:value-type="float" office:value="165">
            <text:p>165</text:p>
          </table:table-cell>
          <table:table-cell office:value-type="float" office:value="146">
            <text:p>146</text:p>
          </table:table-cell>
          <table:table-cell office:value-type="float" office:value="286">
            <text:p>286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float" office:value="69">
            <text:p>69</text:p>
          </table:table-cell>
          <table:table-cell office:value-type="float" office:value="256">
            <text:p>256</text:p>
          </table:table-cell>
          <table:table-cell office:value-type="float" office:value="177">
            <text:p>177</text:p>
          </table:table-cell>
          <table:table-cell office:value-type="float" office:value="460">
            <text:p>460</text:p>
          </table:table-cell>
          <table:table-cell office:value-type="float" office:value="44">
            <text:p>44</text:p>
          </table:table-cell>
          <table:table-cell office:value-type="float" office:value="18">
            <text:p>18</text:p>
          </table:table-cell>
          <table:table-cell office:value-type="float" office:value="288">
            <text:p>288</text:p>
          </table:table-cell>
          <table:table-cell office:value-type="float" office:value="104">
            <text:p>104</text:p>
          </table:table-cell>
          <table:table-cell office:value-type="float" office:value="113">
            <text:p>113</text:p>
          </table:table-cell>
          <table:table-cell office:value-type="float" office:value="58">
            <text:p>58</text:p>
          </table:table-cell>
          <table:table-cell office:value-type="float" office:value="362">
            <text:p>362</text:p>
          </table:table-cell>
          <table:table-cell office:value-type="float" office:value="889">
            <text:p>889</text:p>
          </table:table-cell>
          <table:table-cell office:value-type="float" office:value="237">
            <text:p>237</text:p>
          </table:table-cell>
          <table:table-cell office:value-type="float" office:value="199">
            <text:p>199</text:p>
          </table:table-cell>
          <table:table-cell office:value-type="float" office:value="42">
            <text:p>42</text:p>
          </table:table-cell>
          <table:table-cell office:value-type="float" office:value="45">
            <text:p>45</text:p>
          </table:table-cell>
          <table:table-cell office:value-type="float" office:value="520">
            <text:p>520</text:p>
          </table:table-cell>
          <table:table-cell office:value-type="float" office:value="434">
            <text:p>434</text:p>
          </table:table-cell>
          <table:table-cell office:value-type="float" office:value="50">
            <text:p>50</text:p>
          </table:table-cell>
          <table:table-cell office:value-type="float" office:value="136">
            <text:p>136</text:p>
          </table:table-cell>
          <table:table-cell office:value-type="float" office:value="476">
            <text:p>476</text:p>
          </table:table-cell>
          <table:table-cell office:value-type="float" office:value="144">
            <text:p>144</text:p>
          </table:table-cell>
          <table:table-cell office:value-type="float" office:value="153">
            <text:p>153</text:p>
          </table:table-cell>
          <table:table-cell office:value-type="float" office:value="438">
            <text:p>438</text:p>
          </table:table-cell>
          <table:table-cell office:value-type="float" office:value="180">
            <text:p>180</text:p>
          </table:table-cell>
          <table:table-cell office:value-type="float" office:value="49">
            <text:p>49</text:p>
          </table:table-cell>
          <table:table-cell office:value-type="float" office:value="366">
            <text:p>366</text:p>
          </table:table-cell>
          <table:table-cell office:value-type="float" office:value="72">
            <text:p>72</text:p>
          </table:table-cell>
          <table:table-cell/>
          <table:table-cell office:value-type="float" office:value="95">
            <text:p>95</text:p>
          </table:table-cell>
          <table:table-cell table:number-columns-repeated="974"/>
        </table:table-row>
        <table:table-row table:style-name="ro1">
          <table:table-cell office:value-type="string">
            <text:p>Slovenia</text:p>
          </table:table-cell>
          <table:table-cell office:value-type="float" office:value="5911">
            <text:p>5911</text:p>
          </table:table-cell>
          <table:table-cell office:value-type="float" office:value="948">
            <text:p>948</text:p>
          </table:table-cell>
          <table:table-cell office:value-type="float" office:value="1158">
            <text:p>1158</text:p>
          </table:table-cell>
          <table:table-cell office:value-type="float" office:value="1403">
            <text:p>1403</text:p>
          </table:table-cell>
          <table:table-cell office:value-type="float" office:value="864">
            <text:p>864</text:p>
          </table:table-cell>
          <table:table-cell office:value-type="float" office:value="1501">
            <text:p>1501</text:p>
          </table:table-cell>
          <table:table-cell office:value-type="float" office:value="254">
            <text:p>254</text:p>
          </table:table-cell>
          <table:table-cell office:value-type="float" office:value="1700">
            <text:p>1700</text:p>
          </table:table-cell>
          <table:table-cell office:value-type="float" office:value="680">
            <text:p>680</text:p>
          </table:table-cell>
          <table:table-cell office:value-type="float" office:value="1969">
            <text:p>1969</text:p>
          </table:table-cell>
          <table:table-cell office:value-type="float" office:value="325">
            <text:p>325</text:p>
          </table:table-cell>
          <table:table-cell office:value-type="float" office:value="106">
            <text:p>106</text:p>
          </table:table-cell>
          <table:table-cell office:value-type="float" office:value="374">
            <text:p>374</text:p>
          </table:table-cell>
          <table:table-cell office:value-type="float" office:value="196">
            <text:p>196</text:p>
          </table:table-cell>
          <table:table-cell office:value-type="float" office:value="367">
            <text:p>367</text:p>
          </table:table-cell>
          <table:table-cell office:value-type="float" office:value="184">
            <text:p>184</text:p>
          </table:table-cell>
          <table:table-cell office:value-type="float" office:value="455">
            <text:p>455</text:p>
          </table:table-cell>
          <table:table-cell office:value-type="float" office:value="36">
            <text:p>36</text:p>
          </table:table-cell>
          <table:table-cell office:value-type="float" office:value="55">
            <text:p>55</text:p>
          </table:table-cell>
          <table:table-cell office:value-type="float" office:value="208">
            <text:p>208</text:p>
          </table:table-cell>
          <table:table-cell office:value-type="float" office:value="626">
            <text:p>626</text:p>
          </table:table-cell>
          <table:table-cell office:value-type="float" office:value="289">
            <text:p>289</text:p>
          </table:table-cell>
          <table:table-cell office:value-type="float" office:value="444">
            <text:p>444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204">
            <text:p>204</text:p>
          </table:table-cell>
          <table:table-cell office:value-type="float" office:value="156">
            <text:p>156</text:p>
          </table:table-cell>
          <table:table-cell office:value-type="float" office:value="464">
            <text:p>464</text:p>
          </table:table-cell>
          <table:table-cell office:value-type="float" office:value="50">
            <text:p>50</text:p>
          </table:table-cell>
          <table:table-cell office:value-type="float" office:value="616">
            <text:p>616</text:p>
          </table:table-cell>
          <table:table-cell office:value-type="float" office:value="717">
            <text:p>717</text:p>
          </table:table-cell>
          <table:table-cell office:value-type="float" office:value="73">
            <text:p>73</text:p>
          </table:table-cell>
          <table:table-cell office:value-type="float" office:value="158">
            <text:p>158</text:p>
          </table:table-cell>
          <table:table-cell office:value-type="float" office:value="210">
            <text:p>210</text:p>
          </table:table-cell>
          <table:table-cell office:value-type="float" office:value="42">
            <text:p>42</text:p>
          </table:table-cell>
          <table:table-cell office:value-type="float" office:value="415">
            <text:p>415</text:p>
          </table:table-cell>
          <table:table-cell office:value-type="float" office:value="584">
            <text:p>584</text:p>
          </table:table-cell>
          <table:table-cell office:value-type="float" office:value="108">
            <text:p>108</text:p>
          </table:table-cell>
          <table:table-cell office:value-type="float" office:value="141">
            <text:p>141</text:p>
          </table:table-cell>
          <table:table-cell office:value-type="float" office:value="602">
            <text:p>602</text:p>
          </table:table-cell>
          <table:table-cell office:value-type="float" office:value="117">
            <text:p>117</text:p>
          </table:table-cell>
          <table:table-cell office:value-type="float" office:value="37">
            <text:p>37</text:p>
          </table:table-cell>
          <table:table-cell office:value-type="float" office:value="534">
            <text:p>534</text:p>
          </table:table-cell>
          <table:table-cell office:value-type="float" office:value="305">
            <text:p>305</text:p>
          </table:table-cell>
          <table:table-cell office:value-type="float" office:value="17">
            <text:p>17</text:p>
          </table:table-cell>
          <table:table-cell office:value-type="float" office:value="512">
            <text:p>512</text:p>
          </table:table-cell>
          <table:table-cell office:value-type="float" office:value="131">
            <text:p>131</text:p>
          </table:table-cell>
          <table:table-cell/>
          <table:table-cell office:value-type="float" office:value="22">
            <text:p>22</text:p>
          </table:table-cell>
          <table:table-cell table:number-columns-repeated="974"/>
        </table:table-row>
        <table:table-row table:style-name="ro1">
          <table:table-cell office:value-type="string">
            <text:p>Spain</text:p>
          </table:table-cell>
          <table:table-cell office:value-type="float" office:value="25313">
            <text:p>25313</text:p>
          </table:table-cell>
          <table:table-cell office:value-type="float" office:value="3080">
            <text:p>3080</text:p>
          </table:table-cell>
          <table:table-cell office:value-type="float" office:value="5968">
            <text:p>5968</text:p>
          </table:table-cell>
          <table:table-cell office:value-type="float" office:value="4385">
            <text:p>4385</text:p>
          </table:table-cell>
          <table:table-cell office:value-type="float" office:value="3383">
            <text:p>3383</text:p>
          </table:table-cell>
          <table:table-cell office:value-type="float" office:value="7322">
            <text:p>7322</text:p>
          </table:table-cell>
          <table:table-cell office:value-type="float" office:value="964">
            <text:p>964</text:p>
          </table:table-cell>
          <table:table-cell office:value-type="float" office:value="6431">
            <text:p>6431</text:p>
          </table:table-cell>
          <table:table-cell office:value-type="float" office:value="2791">
            <text:p>2791</text:p>
          </table:table-cell>
          <table:table-cell office:value-type="float" office:value="10022">
            <text:p>10022</text:p>
          </table:table-cell>
          <table:table-cell office:value-type="float" office:value="659">
            <text:p>659</text:p>
          </table:table-cell>
          <table:table-cell office:value-type="float" office:value="722">
            <text:p>722</text:p>
          </table:table-cell>
          <table:table-cell office:value-type="float" office:value="955">
            <text:p>955</text:p>
          </table:table-cell>
          <table:table-cell office:value-type="float" office:value="829">
            <text:p>829</text:p>
          </table:table-cell>
          <table:table-cell office:value-type="float" office:value="976">
            <text:p>976</text:p>
          </table:table-cell>
          <table:table-cell office:value-type="float" office:value="1434">
            <text:p>1434</text:p>
          </table:table-cell>
          <table:table-cell office:value-type="float" office:value="2453">
            <text:p>2453</text:p>
          </table:table-cell>
          <table:table-cell office:value-type="float" office:value="568">
            <text:p>568</text:p>
          </table:table-cell>
          <table:table-cell office:value-type="float" office:value="228">
            <text:p>228</text:p>
          </table:table-cell>
          <table:table-cell office:value-type="float" office:value="1122">
            <text:p>1122</text:p>
          </table:table-cell>
          <table:table-cell office:value-type="float" office:value="965">
            <text:p>965</text:p>
          </table:table-cell>
          <table:table-cell office:value-type="float" office:value="1082">
            <text:p>1082</text:p>
          </table:table-cell>
          <table:table-cell office:value-type="float" office:value="2011">
            <text:p>2011</text:p>
          </table:table-cell>
          <table:table-cell office:value-type="float" office:value="416">
            <text:p>416</text:p>
          </table:table-cell>
          <table:table-cell office:value-type="float" office:value="124">
            <text:p>124</text:p>
          </table:table-cell>
          <table:table-cell office:value-type="float" office:value="1520">
            <text:p>1520</text:p>
          </table:table-cell>
          <table:table-cell office:value-type="float" office:value="712">
            <text:p>712</text:p>
          </table:table-cell>
          <table:table-cell office:value-type="float" office:value="461">
            <text:p>461</text:p>
          </table:table-cell>
          <table:table-cell office:value-type="float" office:value="791">
            <text:p>791</text:p>
          </table:table-cell>
          <table:table-cell office:value-type="float" office:value="3014">
            <text:p>3014</text:p>
          </table:table-cell>
          <table:table-cell office:value-type="float" office:value="2569">
            <text:p>2569</text:p>
          </table:table-cell>
          <table:table-cell office:value-type="float" office:value="1248">
            <text:p>1248</text:p>
          </table:table-cell>
          <table:table-cell office:value-type="float" office:value="971">
            <text:p>971</text:p>
          </table:table-cell>
          <table:table-cell office:value-type="float" office:value="798">
            <text:p>798</text:p>
          </table:table-cell>
          <table:table-cell office:value-type="float" office:value="110">
            <text:p>110</text:p>
          </table:table-cell>
          <table:table-cell office:value-type="float" office:value="2799">
            <text:p>2799</text:p>
          </table:table-cell>
          <table:table-cell office:value-type="float" office:value="1566">
            <text:p>1566</text:p>
          </table:table-cell>
          <table:table-cell office:value-type="float" office:value="277">
            <text:p>277</text:p>
          </table:table-cell>
          <table:table-cell office:value-type="float" office:value="603">
            <text:p>603</text:p>
          </table:table-cell>
          <table:table-cell office:value-type="float" office:value="1389">
            <text:p>1389</text:p>
          </table:table-cell>
          <table:table-cell office:value-type="float" office:value="1020">
            <text:p>1020</text:p>
          </table:table-cell>
          <table:table-cell office:value-type="float" office:value="78">
            <text:p>78</text:p>
          </table:table-cell>
          <table:table-cell office:value-type="float" office:value="1725">
            <text:p>1725</text:p>
          </table:table-cell>
          <table:table-cell office:value-type="float" office:value="2760">
            <text:p>2760</text:p>
          </table:table-cell>
          <table:table-cell office:value-type="float" office:value="451">
            <text:p>451</text:p>
          </table:table-cell>
          <table:table-cell office:value-type="float" office:value="794">
            <text:p>794</text:p>
          </table:table-cell>
          <table:table-cell office:value-type="float" office:value="423">
            <text:p>423</text:p>
          </table:table-cell>
          <table:table-cell office:value-type="float" office:value="61">
            <text:p>61</text:p>
          </table:table-cell>
          <table:table-cell office:value-type="float" office:value="4177">
            <text:p>4177</text:p>
          </table:table-cell>
          <table:table-cell table:number-columns-repeated="974"/>
        </table:table-row>
        <table:table-row table:style-name="ro1">
          <table:table-cell office:value-type="string">
            <text:p>Sweden</text:p>
          </table:table-cell>
          <table:table-cell office:value-type="float" office:value="4736">
            <text:p>4736</text:p>
          </table:table-cell>
          <table:table-cell office:value-type="float" office:value="622">
            <text:p>622</text:p>
          </table:table-cell>
          <table:table-cell office:value-type="float" office:value="1751">
            <text:p>1751</text:p>
          </table:table-cell>
          <table:table-cell office:value-type="float" office:value="1254">
            <text:p>1254</text:p>
          </table:table-cell>
          <table:table-cell office:value-type="float" office:value="380">
            <text:p>380</text:p>
          </table:table-cell>
          <table:table-cell office:value-type="float" office:value="1525">
            <text:p>1525</text:p>
          </table:table-cell>
          <table:table-cell office:value-type="float" office:value="89">
            <text:p>89</text:p>
          </table:table-cell>
          <table:table-cell office:value-type="float" office:value="940">
            <text:p>940</text:p>
          </table:table-cell>
          <table:table-cell office:value-type="float" office:value="546">
            <text:p>546</text:p>
          </table:table-cell>
          <table:table-cell office:value-type="float" office:value="1264">
            <text:p>1264</text:p>
          </table:table-cell>
          <table:table-cell office:value-type="float" office:value="97">
            <text:p>97</text:p>
          </table:table-cell>
          <table:table-cell office:value-type="float" office:value="235">
            <text:p>235</text:p>
          </table:table-cell>
          <table:table-cell office:value-type="float" office:value="226">
            <text:p>226</text:p>
          </table:table-cell>
          <table:table-cell office:value-type="float" office:value="94">
            <text:p>94</text:p>
          </table:table-cell>
          <table:table-cell office:value-type="float" office:value="191">
            <text:p>191</text:p>
          </table:table-cell>
          <table:table-cell office:value-type="float" office:value="482">
            <text:p>482</text:p>
          </table:table-cell>
          <table:table-cell office:value-type="float" office:value="722">
            <text:p>722</text:p>
          </table:table-cell>
          <table:table-cell office:value-type="float" office:value="219">
            <text:p>219</text:p>
          </table:table-cell>
          <table:table-cell office:value-type="float" office:value="87">
            <text:p>87</text:p>
          </table:table-cell>
          <table:table-cell office:value-type="float" office:value="273">
            <text:p>273</text:p>
          </table:table-cell>
          <table:table-cell office:value-type="float" office:value="298">
            <text:p>298</text:p>
          </table:table-cell>
          <table:table-cell office:value-type="float" office:value="103">
            <text:p>103</text:p>
          </table:table-cell>
          <table:table-cell office:value-type="float" office:value="695">
            <text:p>695</text:p>
          </table:table-cell>
          <table:table-cell office:value-type="float" office:value="116">
            <text:p>116</text:p>
          </table:table-cell>
          <table:table-cell office:value-type="float" office:value="105">
            <text:p>105</text:p>
          </table:table-cell>
          <table:table-cell office:value-type="float" office:value="122">
            <text:p>122</text:p>
          </table:table-cell>
          <table:table-cell office:value-type="float" office:value="108">
            <text:p>108</text:p>
          </table:table-cell>
          <table:table-cell office:value-type="float" office:value="114">
            <text:p>114</text:p>
          </table:table-cell>
          <table:table-cell office:value-type="float" office:value="41">
            <text:p>41</text:p>
          </table:table-cell>
          <table:table-cell office:value-type="float" office:value="337">
            <text:p>337</text:p>
          </table:table-cell>
          <table:table-cell office:value-type="float" office:value="447">
            <text:p>447</text:p>
          </table:table-cell>
          <table:table-cell office:value-type="float" office:value="765">
            <text:p>765</text:p>
          </table:table-cell>
          <table:table-cell office:value-type="float" office:value="83">
            <text:p>83</text:p>
          </table:table-cell>
          <table:table-cell office:value-type="float" office:value="76">
            <text:p>76</text:p>
          </table:table-cell>
          <table:table-cell office:value-type="float" office:value="15">
            <text:p>15</text:p>
          </table:table-cell>
          <table:table-cell office:value-type="float" office:value="347">
            <text:p>347</text:p>
          </table:table-cell>
          <table:table-cell office:value-type="float" office:value="316">
            <text:p>316</text:p>
          </table:table-cell>
          <table:table-cell office:value-type="float" office:value="37">
            <text:p>37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9">
            <text:p>79</text:p>
          </table:table-cell>
          <table:table-cell office:value-type="float" office:value="356">
            <text:p>356</text:p>
          </table:table-cell>
          <table:table-cell office:value-type="float" office:value="176">
            <text:p>176</text:p>
          </table:table-cell>
          <table:table-cell office:value-type="float" office:value="6">
            <text:p>6</text:p>
          </table:table-cell>
          <table:table-cell office:value-type="float" office:value="82">
            <text:p>82</text:p>
          </table:table-cell>
          <table:table-cell office:value-type="float" office:value="89">
            <text:p>89</text:p>
          </table:table-cell>
          <table:table-cell/>
          <table:table-cell office:value-type="float" office:value="24">
            <text:p>24</text:p>
          </table:table-cell>
          <table:table-cell table:number-columns-repeated="974"/>
        </table:table-row>
        <table:table-row table:style-name="ro1">
          <table:table-cell office:value-type="string">
            <text:p>Switzerland</text:p>
          </table:table-cell>
          <table:table-cell office:value-type="float" office:value="11229">
            <text:p>11229</text:p>
          </table:table-cell>
          <table:table-cell office:value-type="float" office:value="1553">
            <text:p>1553</text:p>
          </table:table-cell>
          <table:table-cell office:value-type="float" office:value="3200">
            <text:p>3200</text:p>
          </table:table-cell>
          <table:table-cell office:value-type="float" office:value="3321">
            <text:p>3321</text:p>
          </table:table-cell>
          <table:table-cell office:value-type="float" office:value="1713">
            <text:p>1713</text:p>
          </table:table-cell>
          <table:table-cell office:value-type="float" office:value="3375">
            <text:p>3375</text:p>
          </table:table-cell>
          <table:table-cell office:value-type="float" office:value="598">
            <text:p>598</text:p>
          </table:table-cell>
          <table:table-cell office:value-type="float" office:value="2842">
            <text:p>2842</text:p>
          </table:table-cell>
          <table:table-cell office:value-type="float" office:value="872">
            <text:p>872</text:p>
          </table:table-cell>
          <table:table-cell office:value-type="float" office:value="2683">
            <text:p>2683</text:p>
          </table:table-cell>
          <table:table-cell office:value-type="float" office:value="641">
            <text:p>641</text:p>
          </table:table-cell>
          <table:table-cell office:value-type="float" office:value="247">
            <text:p>247</text:p>
          </table:table-cell>
          <table:table-cell office:value-type="float" office:value="356">
            <text:p>356</text:p>
          </table:table-cell>
          <table:table-cell office:value-type="float" office:value="254">
            <text:p>254</text:p>
          </table:table-cell>
          <table:table-cell office:value-type="float" office:value="645">
            <text:p>645</text:p>
          </table:table-cell>
          <table:table-cell office:value-type="float" office:value="469">
            <text:p>469</text:p>
          </table:table-cell>
          <table:table-cell office:value-type="float" office:value="1115">
            <text:p>1115</text:p>
          </table:table-cell>
          <table:table-cell office:value-type="float" office:value="506">
            <text:p>506</text:p>
          </table:table-cell>
          <table:table-cell office:value-type="float" office:value="408">
            <text:p>408</text:p>
          </table:table-cell>
          <table:table-cell office:value-type="float" office:value="524">
            <text:p>524</text:p>
          </table:table-cell>
          <table:table-cell office:value-type="float" office:value="775">
            <text:p>775</text:p>
          </table:table-cell>
          <table:table-cell office:value-type="float" office:value="969">
            <text:p>969</text:p>
          </table:table-cell>
          <table:table-cell office:value-type="float" office:value="1294">
            <text:p>1294</text:p>
          </table:table-cell>
          <table:table-cell office:value-type="float" office:value="338">
            <text:p>338</text:p>
          </table:table-cell>
          <table:table-cell office:value-type="float" office:value="73">
            <text:p>73</text:p>
          </table:table-cell>
          <table:table-cell office:value-type="float" office:value="1220">
            <text:p>1220</text:p>
          </table:table-cell>
          <table:table-cell office:value-type="float" office:value="198">
            <text:p>198</text:p>
          </table:table-cell>
          <table:table-cell office:value-type="float" office:value="229">
            <text:p>229</text:p>
          </table:table-cell>
          <table:table-cell office:value-type="float" office:value="94">
            <text:p>94</text:p>
          </table:table-cell>
          <table:table-cell office:value-type="float" office:value="1517">
            <text:p>1517</text:p>
          </table:table-cell>
          <table:table-cell office:value-type="float" office:value="1098">
            <text:p>1098</text:p>
          </table:table-cell>
          <table:table-cell office:value-type="float" office:value="705">
            <text:p>705</text:p>
          </table:table-cell>
          <table:table-cell office:value-type="float" office:value="215">
            <text:p>215</text:p>
          </table:table-cell>
          <table:table-cell office:value-type="float" office:value="568">
            <text:p>568</text:p>
          </table:table-cell>
          <table:table-cell office:value-type="float" office:value="30">
            <text:p>30</text:p>
          </table:table-cell>
          <table:table-cell office:value-type="float" office:value="911">
            <text:p>911</text:p>
          </table:table-cell>
          <table:table-cell office:value-type="float" office:value="701">
            <text:p>701</text:p>
          </table:table-cell>
          <table:table-cell office:value-type="float" office:value="383">
            <text:p>383</text:p>
          </table:table-cell>
          <table:table-cell office:value-type="float" office:value="317">
            <text:p>317</text:p>
          </table:table-cell>
          <table:table-cell office:value-type="float" office:value="657">
            <text:p>657</text:p>
          </table:table-cell>
          <table:table-cell office:value-type="float" office:value="298">
            <text:p>298</text:p>
          </table:table-cell>
          <table:table-cell office:value-type="float" office:value="55">
            <text:p>55</text:p>
          </table:table-cell>
          <table:table-cell office:value-type="float" office:value="528">
            <text:p>528</text:p>
          </table:table-cell>
          <table:table-cell office:value-type="float" office:value="541">
            <text:p>541</text:p>
          </table:table-cell>
          <table:table-cell office:value-type="float" office:value="10">
            <text:p>10</text:p>
          </table:table-cell>
          <table:table-cell office:value-type="float" office:value="176">
            <text:p>17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number-columns-repeated="974"/>
        </table:table-row>
        <table:table-row table:style-name="ro1">
          <table:table-cell office:value-type="string">
            <text:p>Thailand</text:p>
          </table:table-cell>
          <table:table-cell office:value-type="float" office:value="6606">
            <text:p>6606</text:p>
          </table:table-cell>
          <table:table-cell office:value-type="float" office:value="811">
            <text:p>811</text:p>
          </table:table-cell>
          <table:table-cell office:value-type="float" office:value="787">
            <text:p>787</text:p>
          </table:table-cell>
          <table:table-cell office:value-type="float" office:value="578">
            <text:p>578</text:p>
          </table:table-cell>
          <table:table-cell office:value-type="float" office:value="253">
            <text:p>253</text:p>
          </table:table-cell>
          <table:table-cell office:value-type="float" office:value="1663">
            <text:p>1663</text:p>
          </table:table-cell>
          <table:table-cell office:value-type="float" office:value="1525">
            <text:p>1525</text:p>
          </table:table-cell>
          <table:table-cell office:value-type="float" office:value="732">
            <text:p>732</text:p>
          </table:table-cell>
          <table:table-cell office:value-type="float" office:value="495">
            <text:p>495</text:p>
          </table:table-cell>
          <table:table-cell office:value-type="float" office:value="3107">
            <text:p>3107</text:p>
          </table:table-cell>
          <table:table-cell office:value-type="float" office:value="269">
            <text:p>269</text:p>
          </table:table-cell>
          <table:table-cell office:value-type="float" office:value="182">
            <text:p>182</text:p>
          </table:table-cell>
          <table:table-cell office:value-type="float" office:value="225">
            <text:p>225</text:p>
          </table:table-cell>
          <table:table-cell office:value-type="float" office:value="174">
            <text:p>174</text:p>
          </table:table-cell>
          <table:table-cell office:value-type="float" office:value="138">
            <text:p>138</text:p>
          </table:table-cell>
          <table:table-cell office:value-type="float" office:value="161">
            <text:p>161</text:p>
          </table:table-cell>
          <table:table-cell office:value-type="float" office:value="354">
            <text:p>354</text:p>
          </table:table-cell>
          <table:table-cell office:value-type="float" office:value="123">
            <text:p>123</text:p>
          </table:table-cell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float" office:value="154">
            <text:p>154</text:p>
          </table:table-cell>
          <table:table-cell office:value-type="float" office:value="76">
            <text:p>76</text:p>
          </table:table-cell>
          <table:table-cell office:value-type="float" office:value="325">
            <text:p>325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57">
            <text:p>57</text:p>
          </table:table-cell>
          <table:table-cell office:value-type="float" office:value="116">
            <text:p>116</text:p>
          </table:table-cell>
          <table:table-cell office:value-type="float" office:value="31">
            <text:p>31</text:p>
          </table:table-cell>
          <table:table-cell office:value-type="float" office:value="450">
            <text:p>450</text:p>
          </table:table-cell>
          <table:table-cell office:value-type="float" office:value="995">
            <text:p>995</text:p>
          </table:table-cell>
          <table:table-cell office:value-type="float" office:value="63">
            <text:p>63</text:p>
          </table:table-cell>
          <table:table-cell office:value-type="float" office:value="230">
            <text:p>230</text:p>
          </table:table-cell>
          <table:table-cell office:value-type="float" office:value="1474">
            <text:p>1474</text:p>
          </table:table-cell>
          <table:table-cell office:value-type="float" office:value="46">
            <text:p>46</text:p>
          </table:table-cell>
          <table:table-cell office:value-type="float" office:value="151">
            <text:p>151</text:p>
          </table:table-cell>
          <table:table-cell office:value-type="float" office:value="149">
            <text:p>149</text:p>
          </table:table-cell>
          <table:table-cell office:value-type="float" office:value="73">
            <text:p>73</text:p>
          </table:table-cell>
          <table:table-cell office:value-type="float" office:value="83">
            <text:p>83</text:p>
          </table:table-cell>
          <table:table-cell office:value-type="float" office:value="311">
            <text:p>311</text:p>
          </table:table-cell>
          <table:table-cell office:value-type="float" office:value="40">
            <text:p>40</text:p>
          </table:table-cell>
          <table:table-cell office:value-type="float" office:value="22">
            <text:p>22</text:p>
          </table:table-cell>
          <table:table-cell office:value-type="float" office:value="441">
            <text:p>441</text:p>
          </table:table-cell>
          <table:table-cell office:value-type="float" office:value="209">
            <text:p>209</text:p>
          </table:table-cell>
          <table:table-cell office:value-type="float" office:value="157">
            <text:p>157</text:p>
          </table:table-cell>
          <table:table-cell office:value-type="float" office:value="255">
            <text:p>255</text:p>
          </table:table-cell>
          <table:table-cell office:value-type="float" office:value="158">
            <text:p>158</text:p>
          </table:table-cell>
          <table:table-cell office:value-type="float" office:value="7">
            <text:p>7</text:p>
          </table:table-cell>
          <table:table-cell office:value-type="float" office:value="421">
            <text:p>421</text:p>
          </table:table-cell>
          <table:table-cell table:number-columns-repeated="974"/>
        </table:table-row>
        <table:table-row table:style-name="ro1">
          <table:table-cell office:value-type="string">
            <text:p>Tunisia</text:p>
          </table:table-cell>
          <table:table-cell office:value-type="float" office:value="4407">
            <text:p>4407</text:p>
          </table:table-cell>
          <table:table-cell office:value-type="float" office:value="407">
            <text:p>407</text:p>
          </table:table-cell>
          <table:table-cell office:value-type="float" office:value="576">
            <text:p>576</text:p>
          </table:table-cell>
          <table:table-cell office:value-type="float" office:value="336">
            <text:p>336</text:p>
          </table:table-cell>
          <table:table-cell office:value-type="float" office:value="481">
            <text:p>481</text:p>
          </table:table-cell>
          <table:table-cell office:value-type="float" office:value="578">
            <text:p>578</text:p>
          </table:table-cell>
          <table:table-cell office:value-type="float" office:value="80">
            <text:p>80</text:p>
          </table:table-cell>
          <table:table-cell office:value-type="float" office:value="740">
            <text:p>740</text:p>
          </table:table-cell>
          <table:table-cell office:value-type="float" office:value="255">
            <text:p>255</text:p>
          </table:table-cell>
          <table:table-cell office:value-type="float" office:value="3434">
            <text:p>3434</text:p>
          </table:table-cell>
          <table:table-cell office:value-type="float" office:value="101">
            <text:p>101</text:p>
          </table:table-cell>
          <table:table-cell office:value-type="float" office:value="40">
            <text:p>40</text:p>
          </table:table-cell>
          <table:table-cell office:value-type="float" office:value="106">
            <text:p>106</text:p>
          </table:table-cell>
          <table:table-cell office:value-type="float" office:value="167">
            <text:p>167</text:p>
          </table:table-cell>
          <table:table-cell office:value-type="float" office:value="106">
            <text:p>106</text:p>
          </table:table-cell>
          <table:table-cell office:value-type="float" office:value="73">
            <text:p>73</text:p>
          </table:table-cell>
          <table:table-cell office:value-type="float" office:value="349">
            <text:p>349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18">
            <text:p>118</text:p>
          </table:table-cell>
          <table:table-cell office:value-type="float" office:value="84">
            <text:p>84</text:p>
          </table:table-cell>
          <table:table-cell office:value-type="float" office:value="111">
            <text:p>111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284">
            <text:p>284</text:p>
          </table:table-cell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office:value-type="float" office:value="122">
            <text:p>122</text:p>
          </table:table-cell>
          <table:table-cell office:value-type="float" office:value="162">
            <text:p>162</text:p>
          </table:table-cell>
          <table:table-cell office:value-type="float" office:value="304">
            <text:p>304</text:p>
          </table:table-cell>
          <table:table-cell office:value-type="float" office:value="9">
            <text:p>9</text:p>
          </table:table-cell>
          <table:table-cell office:value-type="float" office:value="115">
            <text:p>115</text:p>
          </table:table-cell>
          <table:table-cell office:value-type="float" office:value="17">
            <text:p>17</text:p>
          </table:table-cell>
          <table:table-cell office:value-type="float" office:value="42">
            <text:p>42</text:p>
          </table:table-cell>
          <table:table-cell office:value-type="float" office:value="136">
            <text:p>136</text:p>
          </table:table-cell>
          <table:table-cell office:value-type="float" office:value="96">
            <text:p>96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491">
            <text:p>49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50">
            <text:p>250</text:p>
          </table:table-cell>
          <table:table-cell office:value-type="float" office:value="79">
            <text:p>79</text:p>
          </table:table-cell>
          <table:table-cell office:value-type="float" office:value="315">
            <text:p>315</text:p>
          </table:table-cell>
          <table:table-cell office:value-type="float" office:value="79">
            <text:p>79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811">
            <text:p>811</text:p>
          </table:table-cell>
          <table:table-cell table:number-columns-repeated="974"/>
        </table:table-row>
        <table:table-row table:style-name="ro1">
          <table:table-cell office:value-type="string">
            <text:p>Turkey</text:p>
          </table:table-cell>
          <table:table-cell office:value-type="float" office:value="4848">
            <text:p>4848</text:p>
          </table:table-cell>
          <table:table-cell office:value-type="float" office:value="278">
            <text:p>278</text:p>
          </table:table-cell>
          <table:table-cell office:value-type="float" office:value="455">
            <text:p>455</text:p>
          </table:table-cell>
          <table:table-cell office:value-type="float" office:value="224">
            <text:p>224</text:p>
          </table:table-cell>
          <table:table-cell office:value-type="float" office:value="376">
            <text:p>376</text:p>
          </table:table-cell>
          <table:table-cell office:value-type="float" office:value="1341">
            <text:p>1341</text:p>
          </table:table-cell>
          <table:table-cell office:value-type="float" office:value="518">
            <text:p>518</text:p>
          </table:table-cell>
          <table:table-cell office:value-type="float" office:value="606">
            <text:p>606</text:p>
          </table:table-cell>
          <table:table-cell office:value-type="float" office:value="406">
            <text:p>406</text:p>
          </table:table-cell>
          <table:table-cell office:value-type="float" office:value="4255">
            <text:p>4255</text:p>
          </table:table-cell>
          <table:table-cell office:value-type="float" office:value="49">
            <text:p>49</text:p>
          </table:table-cell>
          <table:table-cell office:value-type="float" office:value="58">
            <text:p>58</text:p>
          </table:table-cell>
          <table:table-cell office:value-type="float" office:value="105">
            <text:p>105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78">
            <text:p>78</text:p>
          </table:table-cell>
          <table:table-cell office:value-type="float" office:value="185">
            <text:p>185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77">
            <text:p>77</text:p>
          </table:table-cell>
          <table:table-cell office:value-type="float" office:value="71">
            <text:p>71</text:p>
          </table:table-cell>
          <table:table-cell office:value-type="float" office:value="16">
            <text:p>16</text:p>
          </table:table-cell>
          <table:table-cell office:value-type="float" office:value="86">
            <text:p>86</text:p>
          </table:table-cell>
          <table:table-cell office:value-type="float" office:value="43">
            <text:p>43</text:p>
          </table:table-cell>
          <table:table-cell office:value-type="float" office:value="9">
            <text:p>9</text:p>
          </table:table-cell>
          <table:table-cell office:value-type="float" office:value="265">
            <text:p>265</text:p>
          </table:table-cell>
          <table:table-cell office:value-type="float" office:value="26">
            <text:p>26</text:p>
          </table:table-cell>
          <table:table-cell office:value-type="float" office:value="74">
            <text:p>74</text:p>
          </table:table-cell>
          <table:table-cell office:value-type="float" office:value="14">
            <text:p>14</text:p>
          </table:table-cell>
          <table:table-cell office:value-type="float" office:value="618">
            <text:p>618</text:p>
          </table:table-cell>
          <table:table-cell office:value-type="float" office:value="555">
            <text:p>555</text:p>
          </table:table-cell>
          <table:table-cell office:value-type="float" office:value="38">
            <text:p>38</text:p>
          </table:table-cell>
          <table:table-cell office:value-type="float" office:value="155">
            <text:p>155</text:p>
          </table:table-cell>
          <table:table-cell office:value-type="float" office:value="514">
            <text:p>514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34">
            <text:p>134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180">
            <text:p>180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358">
            <text:p>358</text:p>
          </table:table-cell>
          <table:table-cell office:value-type="float" office:value="92">
            <text:p>92</text:p>
          </table:table-cell>
          <table:table-cell office:value-type="float" office:value="6">
            <text:p>6</text:p>
          </table:table-cell>
          <table:table-cell office:value-type="float" office:value="359">
            <text:p>359</text:p>
          </table:table-cell>
          <table:table-cell office:value-type="float" office:value="76">
            <text:p>76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974"/>
        </table:table-row>
        <table:table-row table:style-name="ro1">
          <table:table-cell office:value-type="string">
            <text:p>United Arab Emirates</text:p>
          </table:table-cell>
          <table:table-cell office:value-type="float" office:value="11500">
            <text:p>11500</text:p>
          </table:table-cell>
          <table:table-cell office:value-type="float" office:value="3765">
            <text:p>3765</text:p>
          </table:table-cell>
          <table:table-cell office:value-type="float" office:value="3572">
            <text:p>3572</text:p>
          </table:table-cell>
          <table:table-cell office:value-type="float" office:value="2336">
            <text:p>2336</text:p>
          </table:table-cell>
          <table:table-cell office:value-type="float" office:value="774">
            <text:p>774</text:p>
          </table:table-cell>
          <table:table-cell office:value-type="float" office:value="1280">
            <text:p>1280</text:p>
          </table:table-cell>
          <table:table-cell office:value-type="float" office:value="30">
            <text:p>30</text:p>
          </table:table-cell>
          <table:table-cell office:value-type="float" office:value="122">
            <text:p>122</text:p>
          </table:table-cell>
          <table:table-cell office:value-type="float" office:value="157">
            <text:p>157</text:p>
          </table:table-cell>
          <table:table-cell office:value-type="float" office:value="7711">
            <text:p>7711</text:p>
          </table:table-cell>
          <table:table-cell office:value-type="float" office:value="1110">
            <text:p>1110</text:p>
          </table:table-cell>
          <table:table-cell office:value-type="float" office:value="1492">
            <text:p>1492</text:p>
          </table:table-cell>
          <table:table-cell office:value-type="float" office:value="714">
            <text:p>714</text:p>
          </table:table-cell>
          <table:table-cell office:value-type="float" office:value="217">
            <text:p>217</text:p>
          </table:table-cell>
          <table:table-cell office:value-type="float" office:value="852">
            <text:p>852</text:p>
          </table:table-cell>
          <table:table-cell office:value-type="float" office:value="505">
            <text:p>505</text:p>
          </table:table-cell>
          <table:table-cell office:value-type="float" office:value="1773">
            <text:p>1773</text:p>
          </table:table-cell>
          <table:table-cell office:value-type="float" office:value="479">
            <text:p>479</text:p>
          </table:table-cell>
          <table:table-cell office:value-type="float" office:value="57">
            <text:p>57</text:p>
          </table:table-cell>
          <table:table-cell office:value-type="float" office:value="352">
            <text:p>352</text:p>
          </table:table-cell>
          <table:table-cell office:value-type="float" office:value="534">
            <text:p>534</text:p>
          </table:table-cell>
          <table:table-cell office:value-type="float" office:value="78">
            <text:p>78</text:p>
          </table:table-cell>
          <table:table-cell office:value-type="float" office:value="1548">
            <text:p>1548</text:p>
          </table:table-cell>
          <table:table-cell office:value-type="float" office:value="178">
            <text:p>178</text:p>
          </table:table-cell>
          <table:table-cell office:value-type="float" office:value="33">
            <text:p>33</text:p>
          </table:table-cell>
          <table:table-cell office:value-type="float" office:value="522">
            <text:p>522</text:p>
          </table:table-cell>
          <table:table-cell office:value-type="float" office:value="193">
            <text:p>193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134">
            <text:p>134</text:p>
          </table:table-cell>
          <table:table-cell office:value-type="float" office:value="212">
            <text:p>212</text:p>
          </table:table-cell>
          <table:table-cell office:value-type="float" office:value="48">
            <text:p>48</text:p>
          </table:table-cell>
          <table:table-cell office:value-type="float" office:value="896">
            <text:p>896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2">
            <text:p>15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59">
            <text:p>59</text:p>
          </table:table-cell>
          <table:table-cell/>
          <table:table-cell office:value-type="float" office:value="54">
            <text:p>54</text:p>
          </table:table-cell>
          <table:table-cell table:number-columns-repeated="974"/>
        </table:table-row>
        <table:table-row table:style-name="ro1">
          <table:table-cell office:value-type="string">
            <text:p>United Kingdom</text:p>
          </table:table-cell>
          <table:table-cell office:value-type="float" office:value="12659">
            <text:p>12659</text:p>
          </table:table-cell>
          <table:table-cell office:value-type="float" office:value="2819">
            <text:p>2819</text:p>
          </table:table-cell>
          <table:table-cell office:value-type="float" office:value="4153">
            <text:p>4153</text:p>
          </table:table-cell>
          <table:table-cell office:value-type="float" office:value="1822">
            <text:p>1822</text:p>
          </table:table-cell>
          <table:table-cell office:value-type="float" office:value="1479">
            <text:p>1479</text:p>
          </table:table-cell>
          <table:table-cell office:value-type="float" office:value="4020">
            <text:p>4020</text:p>
          </table:table-cell>
          <table:table-cell office:value-type="float" office:value="365">
            <text:p>365</text:p>
          </table:table-cell>
          <table:table-cell office:value-type="float" office:value="2392">
            <text:p>2392</text:p>
          </table:table-cell>
          <table:table-cell office:value-type="float" office:value="1068">
            <text:p>1068</text:p>
          </table:table-cell>
          <table:table-cell office:value-type="float" office:value="4425">
            <text:p>4425</text:p>
          </table:table-cell>
          <table:table-cell office:value-type="float" office:value="303">
            <text:p>303</text:p>
          </table:table-cell>
          <table:table-cell office:value-type="float" office:value="756">
            <text:p>756</text:p>
          </table:table-cell>
          <table:table-cell office:value-type="float" office:value="712">
            <text:p>712</text:p>
          </table:table-cell>
          <table:table-cell office:value-type="float" office:value="1128">
            <text:p>1128</text:p>
          </table:table-cell>
          <table:table-cell office:value-type="float" office:value="783">
            <text:p>783</text:p>
          </table:table-cell>
          <table:table-cell office:value-type="float" office:value="1402">
            <text:p>1402</text:p>
          </table:table-cell>
          <table:table-cell office:value-type="float" office:value="1087">
            <text:p>1087</text:p>
          </table:table-cell>
          <table:table-cell office:value-type="float" office:value="660">
            <text:p>660</text:p>
          </table:table-cell>
          <table:table-cell office:value-type="float" office:value="197">
            <text:p>197</text:p>
          </table:table-cell>
          <table:table-cell office:value-type="float" office:value="617">
            <text:p>617</text:p>
          </table:table-cell>
          <table:table-cell office:value-type="float" office:value="275">
            <text:p>275</text:p>
          </table:table-cell>
          <table:table-cell office:value-type="float" office:value="237">
            <text:p>237</text:p>
          </table:table-cell>
          <table:table-cell office:value-type="float" office:value="782">
            <text:p>782</text:p>
          </table:table-cell>
          <table:table-cell office:value-type="float" office:value="471">
            <text:p>471</text:p>
          </table:table-cell>
          <table:table-cell office:value-type="float" office:value="123">
            <text:p>123</text:p>
          </table:table-cell>
          <table:table-cell office:value-type="float" office:value="750">
            <text:p>750</text:p>
          </table:table-cell>
          <table:table-cell office:value-type="float" office:value="551">
            <text:p>551</text:p>
          </table:table-cell>
          <table:table-cell office:value-type="float" office:value="140">
            <text:p>140</text:p>
          </table:table-cell>
          <table:table-cell office:value-type="float" office:value="54">
            <text:p>54</text:p>
          </table:table-cell>
          <table:table-cell office:value-type="float" office:value="1098">
            <text:p>1098</text:p>
          </table:table-cell>
          <table:table-cell office:value-type="float" office:value="1005">
            <text:p>1005</text:p>
          </table:table-cell>
          <table:table-cell office:value-type="float" office:value="1698">
            <text:p>1698</text:p>
          </table:table-cell>
          <table:table-cell office:value-type="float" office:value="431">
            <text:p>431</text:p>
          </table:table-cell>
          <table:table-cell office:value-type="float" office:value="313">
            <text:p>313</text:p>
          </table:table-cell>
          <table:table-cell office:value-type="float" office:value="49">
            <text:p>49</text:p>
          </table:table-cell>
          <table:table-cell office:value-type="float" office:value="1327">
            <text:p>1327</text:p>
          </table:table-cell>
          <table:table-cell office:value-type="float" office:value="564">
            <text:p>564</text:p>
          </table:table-cell>
          <table:table-cell office:value-type="float" office:value="110">
            <text:p>110</text:p>
          </table:table-cell>
          <table:table-cell office:value-type="float" office:value="235">
            <text:p>235</text:p>
          </table:table-cell>
          <table:table-cell office:value-type="float" office:value="183">
            <text:p>183</text:p>
          </table:table-cell>
          <table:table-cell office:value-type="float" office:value="180">
            <text:p>180</text:p>
          </table:table-cell>
          <table:table-cell office:value-type="float" office:value="22">
            <text:p>22</text:p>
          </table:table-cell>
          <table:table-cell office:value-type="float" office:value="866">
            <text:p>866</text:p>
          </table:table-cell>
          <table:table-cell office:value-type="float" office:value="539">
            <text:p>539</text:p>
          </table:table-cell>
          <table:table-cell office:value-type="float" office:value="30">
            <text:p>30</text:p>
          </table:table-cell>
          <table:table-cell office:value-type="float" office:value="458">
            <text:p>458</text:p>
          </table:table-cell>
          <table:table-cell office:value-type="float" office:value="124">
            <text:p>124</text:p>
          </table:table-cell>
          <table:table-cell office:value-type="float" office:value="7">
            <text:p>7</text:p>
          </table:table-cell>
          <table:table-cell office:value-type="float" office:value="269">
            <text:p>269</text:p>
          </table:table-cell>
          <table:table-cell table:number-columns-repeated="974"/>
        </table:table-row>
        <table:table-row table:style-name="ro1">
          <table:table-cell office:value-type="string">
            <text:p>United States</text:p>
          </table:table-cell>
          <table:table-cell office:value-type="float" office:value="4978">
            <text:p>4978</text:p>
          </table:table-cell>
          <table:table-cell office:value-type="float" office:value="1035">
            <text:p>1035</text:p>
          </table:table-cell>
          <table:table-cell office:value-type="float" office:value="1629">
            <text:p>1629</text:p>
          </table:table-cell>
          <table:table-cell office:value-type="float" office:value="1086">
            <text:p>1086</text:p>
          </table:table-cell>
          <table:table-cell office:value-type="float" office:value="495">
            <text:p>495</text:p>
          </table:table-cell>
          <table:table-cell office:value-type="float" office:value="1145">
            <text:p>1145</text:p>
          </table:table-cell>
          <table:table-cell office:value-type="float" office:value="57">
            <text:p>57</text:p>
          </table:table-cell>
          <table:table-cell office:value-type="float" office:value="820">
            <text:p>820</text:p>
          </table:table-cell>
          <table:table-cell office:value-type="float" office:value="408">
            <text:p>408</text:p>
          </table:table-cell>
          <table:table-cell office:value-type="float" office:value="2119">
            <text:p>2119</text:p>
          </table:table-cell>
          <table:table-cell office:value-type="float" office:value="65">
            <text:p>65</text:p>
          </table:table-cell>
          <table:table-cell office:value-type="float" office:value="265">
            <text:p>265</text:p>
          </table:table-cell>
          <table:table-cell office:value-type="float" office:value="383">
            <text:p>383</text:p>
          </table:table-cell>
          <table:table-cell office:value-type="float" office:value="304">
            <text:p>304</text:p>
          </table:table-cell>
          <table:table-cell office:value-type="float" office:value="253">
            <text:p>253</text:p>
          </table:table-cell>
          <table:table-cell office:value-type="float" office:value="529">
            <text:p>529</text:p>
          </table:table-cell>
          <table:table-cell office:value-type="float" office:value="429">
            <text:p>429</text:p>
          </table:table-cell>
          <table:table-cell office:value-type="float" office:value="279">
            <text:p>279</text:p>
          </table:table-cell>
          <table:table-cell office:value-type="float" office:value="112">
            <text:p>112</text:p>
          </table:table-cell>
          <table:table-cell office:value-type="float" office:value="230">
            <text:p>230</text:p>
          </table:table-cell>
          <table:table-cell office:value-type="float" office:value="126">
            <text:p>126</text:p>
          </table:table-cell>
          <table:table-cell office:value-type="float" office:value="305">
            <text:p>305</text:p>
          </table:table-cell>
          <table:table-cell office:value-type="float" office:value="524">
            <text:p>524</text:p>
          </table:table-cell>
          <table:table-cell office:value-type="float" office:value="122">
            <text:p>122</text:p>
          </table:table-cell>
          <table:table-cell office:value-type="float" office:value="46">
            <text:p>46</text:p>
          </table:table-cell>
          <table:table-cell office:value-type="float" office:value="149">
            <text:p>149</text:p>
          </table:table-cell>
          <table:table-cell office:value-type="float" office:value="179">
            <text:p>179</text:p>
          </table:table-cell>
          <table:table-cell office:value-type="float" office:value="102">
            <text:p>102</text:p>
          </table:table-cell>
          <table:table-cell office:value-type="float" office:value="65">
            <text:p>65</text:p>
          </table:table-cell>
          <table:table-cell office:value-type="float" office:value="442">
            <text:p>442</text:p>
          </table:table-cell>
          <table:table-cell office:value-type="float" office:value="324">
            <text:p>324</text:p>
          </table:table-cell>
          <table:table-cell office:value-type="float" office:value="246">
            <text:p>246</text:p>
          </table:table-cell>
          <table:table-cell office:value-type="float" office:value="173">
            <text:p>173</text:p>
          </table:table-cell>
          <table:table-cell office:value-type="float" office:value="47">
            <text:p>47</text:p>
          </table:table-cell>
          <table:table-cell office:value-type="float" office:value="6">
            <text:p>6</text:p>
          </table:table-cell>
          <table:table-cell office:value-type="float" office:value="278">
            <text:p>278</text:p>
          </table:table-cell>
          <table:table-cell office:value-type="float" office:value="277">
            <text:p>277</text:p>
          </table:table-cell>
          <table:table-cell office:value-type="float" office:value="34">
            <text:p>34</text:p>
          </table:table-cell>
          <table:table-cell office:value-type="float" office:value="143">
            <text:p>143</text:p>
          </table:table-cell>
          <table:table-cell office:value-type="float" office:value="99">
            <text:p>99</text:p>
          </table:table-cell>
          <table:table-cell office:value-type="float" office:value="96">
            <text:p>96</text:p>
          </table:table-cell>
          <table:table-cell office:value-type="float" office:value="18">
            <text:p>18</text:p>
          </table:table-cell>
          <table:table-cell office:value-type="float" office:value="294">
            <text:p>294</text:p>
          </table:table-cell>
          <table:table-cell office:value-type="float" office:value="240">
            <text:p>240</text:p>
          </table:table-cell>
          <table:table-cell office:value-type="float" office:value="136">
            <text:p>136</text:p>
          </table:table-cell>
          <table:table-cell office:value-type="float" office:value="453">
            <text:p>453</text:p>
          </table:table-cell>
          <table:table-cell office:value-type="float" office:value="44">
            <text:p>44</text:p>
          </table:table-cell>
          <table:table-cell/>
          <table:table-cell office:value-type="float" office:value="68">
            <text:p>68</text:p>
          </table:table-cell>
          <table:table-cell table:number-columns-repeated="974"/>
        </table:table-row>
        <table:table-row table:style-name="ro1">
          <table:table-cell office:value-type="string">
            <text:p>Uruguay</text:p>
          </table:table-cell>
          <table:table-cell office:value-type="float" office:value="5315">
            <text:p>5315</text:p>
          </table:table-cell>
          <table:table-cell office:value-type="float" office:value="281">
            <text:p>281</text:p>
          </table:table-cell>
          <table:table-cell office:value-type="float" office:value="772">
            <text:p>772</text:p>
          </table:table-cell>
          <table:table-cell office:value-type="float" office:value="636">
            <text:p>636</text:p>
          </table:table-cell>
          <table:table-cell office:value-type="float" office:value="589">
            <text:p>589</text:p>
          </table:table-cell>
          <table:table-cell office:value-type="float" office:value="1708">
            <text:p>1708</text:p>
          </table:table-cell>
          <table:table-cell office:value-type="float" office:value="129">
            <text:p>129</text:p>
          </table:table-cell>
          <table:table-cell office:value-type="float" office:value="1169">
            <text:p>1169</text:p>
          </table:table-cell>
          <table:table-cell office:value-type="float" office:value="513">
            <text:p>513</text:p>
          </table:table-cell>
          <table:table-cell office:value-type="float" office:value="3117">
            <text:p>3117</text:p>
          </table:table-cell>
          <table:table-cell office:value-type="float" office:value="6">
            <text:p>6</text:p>
          </table:table-cell>
          <table:table-cell office:value-type="float" office:value="117">
            <text:p>117</text:p>
          </table:table-cell>
          <table:table-cell office:value-type="float" office:value="62">
            <text:p>62</text:p>
          </table:table-cell>
          <table:table-cell office:value-type="float" office:value="107">
            <text:p>107</text:p>
          </table:table-cell>
          <table:table-cell office:value-type="float" office:value="119">
            <text:p>119</text:p>
          </table:table-cell>
          <table:table-cell office:value-type="float" office:value="186">
            <text:p>186</text:p>
          </table:table-cell>
          <table:table-cell office:value-type="float" office:value="310">
            <text:p>310</text:p>
          </table:table-cell>
          <table:table-cell office:value-type="float" office:value="78">
            <text:p>78</text:p>
          </table:table-cell>
          <table:table-cell office:value-type="float" office:value="19">
            <text:p>19</text:p>
          </table:table-cell>
          <table:table-cell office:value-type="float" office:value="173">
            <text:p>173</text:p>
          </table:table-cell>
          <table:table-cell office:value-type="float" office:value="221">
            <text:p>221</text:p>
          </table:table-cell>
          <table:table-cell office:value-type="float" office:value="188">
            <text:p>188</text:p>
          </table:table-cell>
          <table:table-cell office:value-type="float" office:value="173">
            <text:p>173</text:p>
          </table:table-cell>
          <table:table-cell office:value-type="float" office:value="48">
            <text:p>48</text:p>
          </table:table-cell>
          <table:table-cell office:value-type="float" office:value="27">
            <text:p>27</text:p>
          </table:table-cell>
          <table:table-cell office:value-type="float" office:value="365">
            <text:p>365</text:p>
          </table:table-cell>
          <table:table-cell office:value-type="float" office:value="112">
            <text:p>112</text:p>
          </table:table-cell>
          <table:table-cell table:number-columns-repeated="2" office:value-type="float" office:value="64">
            <text:p>64</text:p>
          </table:table-cell>
          <table:table-cell office:value-type="float" office:value="384">
            <text:p>384</text:p>
          </table:table-cell>
          <table:table-cell office:value-type="float" office:value="845">
            <text:p>845</text:p>
          </table:table-cell>
          <table:table-cell office:value-type="float" office:value="268">
            <text:p>268</text:p>
          </table:table-cell>
          <table:table-cell office:value-type="float" office:value="341">
            <text:p>341</text:p>
          </table:table-cell>
          <table:table-cell office:value-type="float" office:value="71">
            <text:p>71</text:p>
          </table:table-cell>
          <table:table-cell office:value-type="float" office:value="18">
            <text:p>18</text:p>
          </table:table-cell>
          <table:table-cell office:value-type="float" office:value="485">
            <text:p>485</text:p>
          </table:table-cell>
          <table:table-cell office:value-type="float" office:value="246">
            <text:p>246</text:p>
          </table:table-cell>
          <table:table-cell office:value-type="float" office:value="66">
            <text:p>66</text:p>
          </table:table-cell>
          <table:table-cell office:value-type="float" office:value="122">
            <text:p>122</text:p>
          </table:table-cell>
          <table:table-cell office:value-type="float" office:value="297">
            <text:p>297</text:p>
          </table:table-cell>
          <table:table-cell office:value-type="float" office:value="87">
            <text:p>87</text:p>
          </table:table-cell>
          <table:table-cell office:value-type="float" office:value="3">
            <text:p>3</text:p>
          </table:table-cell>
          <table:table-cell office:value-type="float" office:value="426">
            <text:p>426</text:p>
          </table:table-cell>
          <table:table-cell office:value-type="float" office:value="954">
            <text:p>954</text:p>
          </table:table-cell>
          <table:table-cell office:value-type="float" office:value="288">
            <text:p>288</text:p>
          </table:table-cell>
          <table:table-cell office:value-type="float" office:value="307">
            <text:p>307</text:p>
          </table:table-cell>
          <table:table-cell office:value-type="float" office:value="122">
            <text:p>122</text:p>
          </table:table-cell>
          <table:table-cell office:value-type="float" office:value="38">
            <text:p>38</text:p>
          </table:table-cell>
          <table:table-cell office:value-type="float" office:value="394">
            <text:p>394</text:p>
          </table:table-cell>
          <table:table-cell table:number-columns-repeated="974"/>
        </table:table-row>
        <table:table-row table:style-name="ro1">
          <table:table-cell office:value-type="string">
            <text:p>Viet Nam</text:p>
          </table:table-cell>
          <table:table-cell office:value-type="float" office:value="4959">
            <text:p>4959</text:p>
          </table:table-cell>
          <table:table-cell office:value-type="float" office:value="208">
            <text:p>208</text:p>
          </table:table-cell>
          <table:table-cell office:value-type="float" office:value="368">
            <text:p>368</text:p>
          </table:table-cell>
          <table:table-cell office:value-type="float" office:value="122">
            <text:p>122</text:p>
          </table:table-cell>
          <table:table-cell office:value-type="float" office:value="107">
            <text:p>107</text:p>
          </table:table-cell>
          <table:table-cell office:value-type="float" office:value="920">
            <text:p>920</text:p>
          </table:table-cell>
          <table:table-cell office:value-type="float" office:value="3106">
            <text:p>3106</text:p>
          </table:table-cell>
          <table:table-cell office:value-type="float" office:value="768">
            <text:p>768</text:p>
          </table:table-cell>
          <table:table-cell office:value-type="float" office:value="293">
            <text:p>293</text:p>
          </table:table-cell>
          <table:table-cell office:value-type="float" office:value="1066">
            <text:p>1066</text:p>
          </table:table-cell>
          <table:table-cell office:value-type="float" office:value="137">
            <text:p>137</text:p>
          </table:table-cell>
          <table:table-cell office:value-type="float" office:value="18">
            <text:p>18</text:p>
          </table:table-cell>
          <table:table-cell office:value-type="float" office:value="37">
            <text:p>37</text:p>
          </table:table-cell>
          <table:table-cell office:value-type="float" office:value="23">
            <text:p>23</text:p>
          </table:table-cell>
          <table:table-cell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16">
            <text:p>21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69">
            <text:p>69</text:p>
          </table:table-cell>
          <table:table-cell office:value-type="float" office:value="11">
            <text:p>11</text:p>
          </table:table-cell>
          <table:table-cell office:value-type="float" office:value="71">
            <text:p>71</text:p>
          </table:table-cell>
          <table:table-cell office:value-type="float" office:value="776">
            <text:p>776</text:p>
          </table:table-cell>
          <table:table-cell office:value-type="float" office:value="10">
            <text:p>10</text:p>
          </table:table-cell>
          <table:table-cell office:value-type="float" office:value="94">
            <text:p>94</text:p>
          </table:table-cell>
          <table:table-cell office:value-type="float" office:value="573">
            <text:p>573</text:p>
          </table:table-cell>
          <table:table-cell office:value-type="float" office:value="157">
            <text:p>157</text:p>
          </table:table-cell>
          <table:table-cell office:value-type="float" office:value="341">
            <text:p>341</text:p>
          </table:table-cell>
          <table:table-cell office:value-type="float" office:value="111">
            <text:p>111</text:p>
          </table:table-cell>
          <table:table-cell office:value-type="float" office:value="53">
            <text:p>53</text:p>
          </table:table-cell>
          <table:table-cell office:value-type="float" office:value="42">
            <text:p>42</text:p>
          </table:table-cell>
          <table:table-cell office:value-type="float" office:value="264">
            <text:p>264</text:p>
          </table:table-cell>
          <table:table-cell office:value-type="float" office:value="42">
            <text:p>42</text:p>
          </table:table-cell>
          <table:table-cell office:value-type="float" office:value="9">
            <text:p>9</text:p>
          </table:table-cell>
          <table:table-cell office:value-type="float" office:value="245">
            <text:p>245</text:p>
          </table:table-cell>
          <table:table-cell office:value-type="float" office:value="62">
            <text:p>62</text:p>
          </table:table-cell>
          <table:table-cell office:value-type="float" office:value="66">
            <text:p>66</text:p>
          </table:table-cell>
          <table:table-cell office:value-type="float" office:value="55">
            <text:p>55</text:p>
          </table:table-cell>
          <table:table-cell office:value-type="float" office:value="21">
            <text:p>21</text:p>
          </table:table-cell>
          <table:table-cell office:value-type="float" office:value="170">
            <text:p>170</text:p>
          </table:table-cell>
          <table:table-cell office:value-type="float" office:value="77">
            <text:p>77</text:p>
          </table:table-cell>
          <table:table-cell table:number-columns-repeated="974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umber od schools" table:style-name="ta9" table:print="false">
        <office:forms form:automatic-focus="false" form:apply-design-mode="false"/>
        <table:table-column table:style-name="co8" table:default-cell-style-name="ce1"/>
        <table:table-column table:style-name="co8" table:number-columns-repeated="1023" table:default-cell-style-name="Default"/>
        <table:table-row table:style-name="ro1">
          <table:table-cell/>
          <table:table-cell table:style-name="ce1" office:value-type="string">
            <text:p>Country</text:p>
          </table:table-cell>
          <table:table-cell table:style-name="ce1" office:value-type="string">
            <text:p>ISCO.1xxx.Managers</text:p>
          </table:table-cell>
          <table:table-cell table:style-name="ce1" office:value-type="string">
            <text:p>ISCO.2xxx.Professionals</text:p>
          </table:table-cell>
          <table:table-cell table:style-name="ce1" office:value-type="string">
            <text:p>ISCO.3xxx.Technicians.and.associate.professionals</text:p>
          </table:table-cell>
          <table:table-cell table:style-name="ce1" office:value-type="string">
            <text:p>ISCO.4xxx.Clerical.support.workers</text:p>
          </table:table-cell>
          <table:table-cell table:style-name="ce1" office:value-type="string">
            <text:p>ISCO.5xxx.Service.and.sales.workers</text:p>
          </table:table-cell>
          <table:table-cell table:style-name="ce1" office:value-type="string">
            <text:p>ISCO.6xxx.Skilled.agricultural..forestry.and</text:p>
          </table:table-cell>
          <table:table-cell table:style-name="ce1" office:value-type="string">
            <text:p>ISCO.7xxx.Craft.and.related.trades</text:p>
          </table:table-cell>
          <table:table-cell table:style-name="ce1" office:value-type="string">
            <text:p>ISCO.8xxx.Plant.and.machine.operators.</text:p>
          </table:table-cell>
          <table:table-cell table:style-name="ce1" office:value-type="string">
            <text:p>ISCO.9xxx.Elementary.occupations</text:p>
          </table:table-cell>
          <table:table-cell table:style-name="ce1" office:value-type="string">
            <text:p>ISCO.11xx.Chief.executives..senior.officials</text:p>
          </table:table-cell>
          <table:table-cell table:style-name="ce1" office:value-type="string">
            <text:p>ISCO.12xx.Administrative.and.commercial.managers</text:p>
          </table:table-cell>
          <table:table-cell table:style-name="ce1" office:value-type="string">
            <text:p>ISCO.13xx.Production.and.specialised.services</text:p>
          </table:table-cell>
          <table:table-cell table:style-name="ce1" office:value-type="string">
            <text:p>ISCO.14xx.Hospitality..retail.and.other</text:p>
          </table:table-cell>
          <table:table-cell table:style-name="ce1" office:value-type="string">
            <text:p>ISCO.21xx.Science.and.engineering.professionals</text:p>
          </table:table-cell>
          <table:table-cell table:style-name="ce1" office:value-type="string">
            <text:p>ISCO.22xx.Health.professionals</text:p>
          </table:table-cell>
          <table:table-cell table:style-name="ce1" office:value-type="string">
            <text:p>ISCO.23xx.Teaching.professionals</text:p>
          </table:table-cell>
          <table:table-cell table:style-name="ce1" office:value-type="string">
            <text:p>ISCO.24xx.Business.and.administration.professionals</text:p>
          </table:table-cell>
          <table:table-cell table:style-name="ce1" office:value-type="string">
            <text:p>ISCO.25xx.Information.and.communications.technology</text:p>
          </table:table-cell>
          <table:table-cell table:style-name="ce1" office:value-type="string">
            <text:p>ISCO.26xx.Legal..social.and.cultural</text:p>
          </table:table-cell>
          <table:table-cell table:style-name="ce1" office:value-type="string">
            <text:p>ISCO.31xx.Science.and.engineering.associate</text:p>
          </table:table-cell>
          <table:table-cell table:style-name="ce1" office:value-type="string">
            <text:p>ISCO.32xx.Health.associate.professionals</text:p>
          </table:table-cell>
          <table:table-cell table:style-name="ce1" office:value-type="string">
            <text:p>ISCO.33xx.Business.and.administration.associate</text:p>
          </table:table-cell>
          <table:table-cell table:style-name="ce1" office:value-type="string">
            <text:p>ISCO.34xx.Legal..social..cultural.and</text:p>
          </table:table-cell>
          <table:table-cell table:style-name="ce1" office:value-type="string">
            <text:p>ISCO.35xx.Information.and.communications.technicians</text:p>
          </table:table-cell>
          <table:table-cell table:style-name="ce1" office:value-type="string">
            <text:p>ISCO.41xx.General.and.keyboard.clerks</text:p>
          </table:table-cell>
          <table:table-cell table:style-name="ce1" office:value-type="string">
            <text:p>ISCO.42xx.Customer.services.clerks</text:p>
          </table:table-cell>
          <table:table-cell table:style-name="ce1" office:value-type="string">
            <text:p>ISCO.43xx.Numerical.and.material.recording</text:p>
          </table:table-cell>
          <table:table-cell table:style-name="ce1" office:value-type="string">
            <text:p>ISCO.44xx.Other.clerical.support.workers</text:p>
          </table:table-cell>
          <table:table-cell table:style-name="ce1" office:value-type="string">
            <text:p>ISCO.51xx.Personal.service.workers</text:p>
          </table:table-cell>
          <table:table-cell table:style-name="ce1" office:value-type="string">
            <text:p>ISCO.52xx.Sales.workers</text:p>
          </table:table-cell>
          <table:table-cell table:style-name="ce1" office:value-type="string">
            <text:p>ISCO.53xx.Personal.care.workers</text:p>
          </table:table-cell>
          <table:table-cell table:style-name="ce1" office:value-type="string">
            <text:p>ISCO.54xx.Protective.services.workers</text:p>
          </table:table-cell>
          <table:table-cell table:style-name="ce1" office:value-type="string">
            <text:p>ISCO.61xx.Market.oriented.skilled.agricultural.workers</text:p>
          </table:table-cell>
          <table:table-cell table:style-name="ce1" office:value-type="string">
            <text:p>ISCO.62xx.Market.oriented.skilled.forestry..fishery</text:p>
          </table:table-cell>
          <table:table-cell table:style-name="ce1" office:value-type="string">
            <text:p>ISCO.71xx.Building.and.related.trades</text:p>
          </table:table-cell>
          <table:table-cell table:style-name="ce1" office:value-type="string">
            <text:p>ISCO.72xx.Metal..machinery.and.related</text:p>
          </table:table-cell>
          <table:table-cell table:style-name="ce1" office:value-type="string">
            <text:p>ISCO.73xx.Handicraft.and.printing.workers</text:p>
          </table:table-cell>
          <table:table-cell table:style-name="ce1" office:value-type="string">
            <text:p>ISCO.74xx.Electrical.and.electronic.trades</text:p>
          </table:table-cell>
          <table:table-cell table:style-name="ce1" office:value-type="string">
            <text:p>ISCO.75xx.Food.processing..wood.working.</text:p>
          </table:table-cell>
          <table:table-cell table:style-name="ce1" office:value-type="string">
            <text:p>ISCO.81xx.Stationary.plant.and.machine</text:p>
          </table:table-cell>
          <table:table-cell table:style-name="ce1" office:value-type="string">
            <text:p>ISCO.82xx.Assemblers</text:p>
          </table:table-cell>
          <table:table-cell table:style-name="ce1" office:value-type="string">
            <text:p>ISCO.83xx.Drivers.and.mobile.plant</text:p>
          </table:table-cell>
          <table:table-cell table:style-name="ce1" office:value-type="string">
            <text:p>ISCO.91xx.Cleaners.and.helpers</text:p>
          </table:table-cell>
          <table:table-cell table:style-name="ce1" office:value-type="string">
            <text:p>ISCO.92xx.Agricultural..forestry.and.fishery</text:p>
          </table:table-cell>
          <table:table-cell table:style-name="ce1" office:value-type="string">
            <text:p>ISCO.93xx.Labourers.in.mining..construction.</text:p>
          </table:table-cell>
          <table:table-cell table:style-name="ce1" office:value-type="string">
            <text:p>ISCO.94xx.Food.preparation.assistants</text:p>
          </table:table-cell>
          <table:table-cell table:style-name="ce1" office:value-type="string">
            <text:p>ISCO.95xx.Street.and.related.sales</text:p>
          </table:table-cell>
          <table:table-cell table:style-name="ce1" office:value-type="string">
            <text:p>ISCO.96xx.Refuse.workers.and.other</text:p>
          </table:table-cell>
          <table:table-cell table:style-name="ce1" table:number-columns-repeated="974"/>
        </table:table-row>
        <table:table-row table:style-name="ro1">
          <table:table-cell office:value-type="string">
            <text:p>Albania</text:p>
          </table:table-cell>
          <table:table-cell office:value-type="float" office:value="204">
            <text:p>204</text:p>
          </table:table-cell>
          <table:table-cell office:value-type="float" office:value="149">
            <text:p>149</text:p>
          </table:table-cell>
          <table:table-cell office:value-type="float" office:value="169">
            <text:p>169</text:p>
          </table:table-cell>
          <table:table-cell office:value-type="float" office:value="122">
            <text:p>122</text:p>
          </table:table-cell>
          <table:table-cell office:value-type="float" office:value="73">
            <text:p>73</text:p>
          </table:table-cell>
          <table:table-cell office:value-type="float" office:value="170">
            <text:p>170</text:p>
          </table:table-cell>
          <table:table-cell office:value-type="float" office:value="99">
            <text:p>99</text:p>
          </table:table-cell>
          <table:table-cell office:value-type="float" office:value="177">
            <text:p>177</text:p>
          </table:table-cell>
          <table:table-cell office:value-type="float" office:value="145">
            <text:p>145</text:p>
          </table:table-cell>
          <table:table-cell office:value-type="float" office:value="202">
            <text:p>202</text:p>
          </table:table-cell>
          <table:table-cell office:value-type="float" office:value="30">
            <text:p>30</text:p>
          </table:table-cell>
          <table:table-cell office:value-type="float" office:value="114">
            <text:p>114</text:p>
          </table:table-cell>
          <table:table-cell office:value-type="float" office:value="105">
            <text:p>105</text:p>
          </table:table-cell>
          <table:table-cell office:value-type="float" office:value="49">
            <text:p>49</text:p>
          </table:table-cell>
          <table:table-cell office:value-type="float" office:value="103">
            <text:p>103</text:p>
          </table:table-cell>
          <table:table-cell office:value-type="float" office:value="83">
            <text:p>83</text:p>
          </table:table-cell>
          <table:table-cell office:value-type="float" office:value="135">
            <text:p>135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97">
            <text:p>97</text:p>
          </table:table-cell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 office:value-type="float" office:value="98">
            <text:p>9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129">
            <text:p>129</text:p>
          </table:table-cell>
          <table:table-cell office:value-type="float" office:value="136">
            <text:p>136</text:p>
          </table:table-cell>
          <table:table-cell office:value-type="float" office:value="10">
            <text:p>10</text:p>
          </table:table-cell>
          <table:table-cell table:number-columns-repeated="2" office:value-type="float" office:value="94">
            <text:p>94</text:p>
          </table:table-cell>
          <table:table-cell office:value-type="float" office:value="16">
            <text:p>16</text:p>
          </table:table-cell>
          <table:table-cell office:value-type="float" office:value="164">
            <text:p>164</text:p>
          </table:table-cell>
          <table:table-cell office:value-type="float" office:value="91">
            <text:p>91</text:p>
          </table:table-cell>
          <table:table-cell office:value-type="float" office:value="19">
            <text:p>19</text:p>
          </table:table-cell>
          <table:table-cell office:value-type="float" office:value="70">
            <text:p>70</text:p>
          </table:table-cell>
          <table:table-cell office:value-type="float" office:value="135">
            <text:p>135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142">
            <text:p>142</text:p>
          </table:table-cell>
          <table:table-cell office:value-type="float" office:value="71">
            <text:p>71</text:p>
          </table:table-cell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float" office:value="106">
            <text:p>106</text:p>
          </table:table-cell>
          <table:table-cell office:value-type="float" office:value="4">
            <text:p>4</text:p>
          </table:table-cell>
          <table:table-cell office:value-type="float" office:value="59">
            <text:p>59</text:p>
          </table:table-cell>
          <table:table-cell table:number-columns-repeated="974"/>
        </table:table-row>
        <table:table-row table:style-name="ro1">
          <table:table-cell office:value-type="string">
            <text:p>Argentina</text:p>
          </table:table-cell>
          <table:table-cell office:value-type="float" office:value="226">
            <text:p>226</text:p>
          </table:table-cell>
          <table:table-cell office:value-type="float" office:value="131">
            <text:p>131</text:p>
          </table:table-cell>
          <table:table-cell office:value-type="float" office:value="197">
            <text:p>197</text:p>
          </table:table-cell>
          <table:table-cell office:value-type="float" office:value="184">
            <text:p>184</text:p>
          </table:table-cell>
          <table:table-cell office:value-type="float" office:value="173">
            <text:p>173</text:p>
          </table:table-cell>
          <table:table-cell office:value-type="float" office:value="218">
            <text:p>218</text:p>
          </table:table-cell>
          <table:table-cell office:value-type="float" office:value="56">
            <text:p>56</text:p>
          </table:table-cell>
          <table:table-cell office:value-type="float" office:value="212">
            <text:p>212</text:p>
          </table:table-cell>
          <table:table-cell office:value-type="float" office:value="191">
            <text:p>191</text:p>
          </table:table-cell>
          <table:table-cell office:value-type="float" office:value="226">
            <text:p>226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float" office:value="85">
            <text:p>85</text:p>
          </table:table-cell>
          <table:table-cell office:value-type="float" office:value="151">
            <text:p>151</text:p>
          </table:table-cell>
          <table:table-cell office:value-type="float" office:value="159">
            <text:p>159</text:p>
          </table:table-cell>
          <table:table-cell office:value-type="float" office:value="65">
            <text:p>65</text:p>
          </table:table-cell>
          <table:table-cell office:value-type="float" office:value="34">
            <text:p>34</text:p>
          </table:table-cell>
          <table:table-cell office:value-type="float" office:value="85">
            <text:p>85</text:p>
          </table:table-cell>
          <table:table-cell office:value-type="float" office:value="71">
            <text:p>71</text:p>
          </table:table-cell>
          <table:table-cell office:value-type="float" office:value="64">
            <text:p>64</text:p>
          </table:table-cell>
          <table:table-cell office:value-type="float" office:value="135">
            <text:p>135</text:p>
          </table:table-cell>
          <table:table-cell office:value-type="float" office:value="63">
            <text:p>63</text:p>
          </table:table-cell>
          <table:table-cell office:value-type="float" office:value="20">
            <text:p>20</text:p>
          </table:table-cell>
          <table:table-cell office:value-type="float" office:value="103">
            <text:p>103</text:p>
          </table:table-cell>
          <table:table-cell office:value-type="float" office:value="97">
            <text:p>97</text:p>
          </table:table-cell>
          <table:table-cell office:value-type="float" office:value="60">
            <text:p>60</text:p>
          </table:table-cell>
          <table:table-cell office:value-type="float" office:value="77">
            <text:p>77</text:p>
          </table:table-cell>
          <table:table-cell office:value-type="float" office:value="158">
            <text:p>158</text:p>
          </table:table-cell>
          <table:table-cell office:value-type="float" office:value="192">
            <text:p>192</text:p>
          </table:table-cell>
          <table:table-cell office:value-type="float" office:value="114">
            <text:p>114</text:p>
          </table:table-cell>
          <table:table-cell office:value-type="float" office:value="145">
            <text:p>145</text:p>
          </table:table-cell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 office:value-type="float" office:value="191">
            <text:p>191</text:p>
          </table:table-cell>
          <table:table-cell office:value-type="float" office:value="131">
            <text:p>131</text:p>
          </table:table-cell>
          <table:table-cell office:value-type="float" office:value="37">
            <text:p>37</text:p>
          </table:table-cell>
          <table:table-cell office:value-type="float" office:value="74">
            <text:p>74</text:p>
          </table:table-cell>
          <table:table-cell office:value-type="float" office:value="152">
            <text:p>152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179">
            <text:p>179</text:p>
          </table:table-cell>
          <table:table-cell office:value-type="float" office:value="187">
            <text:p>187</text:p>
          </table:table-cell>
          <table:table-cell office:value-type="float" office:value="65">
            <text:p>65</text:p>
          </table:table-cell>
          <table:table-cell office:value-type="float" office:value="55">
            <text:p>55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116">
            <text:p>116</text:p>
          </table:table-cell>
          <table:table-cell table:number-columns-repeated="974"/>
        </table:table-row>
        <table:table-row table:style-name="ro1">
          <table:table-cell office:value-type="string">
            <text:p>Australia</text:p>
          </table:table-cell>
          <table:table-cell office:value-type="float" office:value="775">
            <text:p>775</text:p>
          </table:table-cell>
          <table:table-cell office:value-type="float" office:value="733">
            <text:p>733</text:p>
          </table:table-cell>
          <table:table-cell office:value-type="float" office:value="758">
            <text:p>758</text:p>
          </table:table-cell>
          <table:table-cell office:value-type="float" office:value="709">
            <text:p>709</text:p>
          </table:table-cell>
          <table:table-cell office:value-type="float" office:value="631">
            <text:p>631</text:p>
          </table:table-cell>
          <table:table-cell office:value-type="float" office:value="730">
            <text:p>730</text:p>
          </table:table-cell>
          <table:table-cell office:value-type="float" office:value="275">
            <text:p>275</text:p>
          </table:table-cell>
          <table:table-cell office:value-type="float" office:value="707">
            <text:p>707</text:p>
          </table:table-cell>
          <table:table-cell office:value-type="float" office:value="550">
            <text:p>550</text:p>
          </table:table-cell>
          <table:table-cell office:value-type="float" office:value="768">
            <text:p>768</text:p>
          </table:table-cell>
          <table:table-cell office:value-type="float" office:value="168">
            <text:p>168</text:p>
          </table:table-cell>
          <table:table-cell office:value-type="float" office:value="599">
            <text:p>599</text:p>
          </table:table-cell>
          <table:table-cell office:value-type="float" office:value="586">
            <text:p>586</text:p>
          </table:table-cell>
          <table:table-cell office:value-type="float" office:value="307">
            <text:p>307</text:p>
          </table:table-cell>
          <table:table-cell office:value-type="float" office:value="454">
            <text:p>454</text:p>
          </table:table-cell>
          <table:table-cell office:value-type="float" office:value="526">
            <text:p>526</text:p>
          </table:table-cell>
          <table:table-cell office:value-type="float" office:value="666">
            <text:p>666</text:p>
          </table:table-cell>
          <table:table-cell office:value-type="float" office:value="503">
            <text:p>503</text:p>
          </table:table-cell>
          <table:table-cell office:value-type="float" office:value="237">
            <text:p>237</text:p>
          </table:table-cell>
          <table:table-cell office:value-type="float" office:value="340">
            <text:p>340</text:p>
          </table:table-cell>
          <table:table-cell office:value-type="float" office:value="110">
            <text:p>110</text:p>
          </table:table-cell>
          <table:table-cell office:value-type="float" office:value="552">
            <text:p>552</text:p>
          </table:table-cell>
          <table:table-cell office:value-type="float" office:value="440">
            <text:p>440</text:p>
          </table:table-cell>
          <table:table-cell office:value-type="float" office:value="335">
            <text:p>335</text:p>
          </table:table-cell>
          <table:table-cell office:value-type="float" office:value="71">
            <text:p>71</text:p>
          </table:table-cell>
          <table:table-cell office:value-type="float" office:value="362">
            <text:p>362</text:p>
          </table:table-cell>
          <table:table-cell office:value-type="float" office:value="391">
            <text:p>391</text:p>
          </table:table-cell>
          <table:table-cell office:value-type="float" office:value="167">
            <text:p>167</text:p>
          </table:table-cell>
          <table:table-cell office:value-type="float" office:value="108">
            <text:p>108</text:p>
          </table:table-cell>
          <table:table-cell office:value-type="float" office:value="430">
            <text:p>430</text:p>
          </table:table-cell>
          <table:table-cell office:value-type="float" office:value="580">
            <text:p>580</text:p>
          </table:table-cell>
          <table:table-cell office:value-type="float" office:value="467">
            <text:p>467</text:p>
          </table:table-cell>
          <table:table-cell office:value-type="float" office:value="303">
            <text:p>303</text:p>
          </table:table-cell>
          <table:table-cell office:value-type="float" office:value="260">
            <text:p>260</text:p>
          </table:table-cell>
          <table:table-cell office:value-type="float" office:value="30">
            <text:p>30</text:p>
          </table:table-cell>
          <table:table-cell office:value-type="float" office:value="538">
            <text:p>538</text:p>
          </table:table-cell>
          <table:table-cell office:value-type="float" office:value="438">
            <text:p>438</text:p>
          </table:table-cell>
          <table:table-cell office:value-type="float" office:value="52">
            <text:p>52</text:p>
          </table:table-cell>
          <table:table-cell office:value-type="float" office:value="261">
            <text:p>261</text:p>
          </table:table-cell>
          <table:table-cell office:value-type="float" office:value="255">
            <text:p>255</text:p>
          </table:table-cell>
          <table:table-cell office:value-type="float" office:value="157">
            <text:p>157</text:p>
          </table:table-cell>
          <table:table-cell/>
          <table:table-cell office:value-type="float" office:value="514">
            <text:p>514</text:p>
          </table:table-cell>
          <table:table-cell office:value-type="float" office:value="391">
            <text:p>391</text:p>
          </table:table-cell>
          <table:table-cell office:value-type="float" office:value="134">
            <text:p>134</text:p>
          </table:table-cell>
          <table:table-cell office:value-type="float" office:value="418">
            <text:p>418</text:p>
          </table:table-cell>
          <table:table-cell office:value-type="float" office:value="205">
            <text:p>205</text:p>
          </table:table-cell>
          <table:table-cell office:value-type="float" office:value="1">
            <text:p>1</text:p>
          </table:table-cell>
          <table:table-cell office:value-type="float" office:value="93">
            <text:p>93</text:p>
          </table:table-cell>
          <table:table-cell table:number-columns-repeated="974"/>
        </table:table-row>
        <table:table-row table:style-name="ro1">
          <table:table-cell office:value-type="string">
            <text:p>Belgium</text:p>
          </table:table-cell>
          <table:table-cell office:value-type="float" office:value="287">
            <text:p>287</text:p>
          </table:table-cell>
          <table:table-cell office:value-type="float" office:value="257">
            <text:p>257</text:p>
          </table:table-cell>
          <table:table-cell table:number-columns-repeated="2" office:value-type="float" office:value="266">
            <text:p>266</text:p>
          </table:table-cell>
          <table:table-cell office:value-type="float" office:value="258">
            <text:p>258</text:p>
          </table:table-cell>
          <table:table-cell office:value-type="float" office:value="280">
            <text:p>280</text:p>
          </table:table-cell>
          <table:table-cell office:value-type="float" office:value="109">
            <text:p>109</text:p>
          </table:table-cell>
          <table:table-cell office:value-type="float" office:value="269">
            <text:p>269</text:p>
          </table:table-cell>
          <table:table-cell office:value-type="float" office:value="247">
            <text:p>247</text:p>
          </table:table-cell>
          <table:table-cell office:value-type="float" office:value="284">
            <text:p>284</text:p>
          </table:table-cell>
          <table:table-cell office:value-type="float" office:value="93">
            <text:p>93</text:p>
          </table:table-cell>
          <table:table-cell office:value-type="float" office:value="164">
            <text:p>164</text:p>
          </table:table-cell>
          <table:table-cell table:number-columns-repeated="2" office:value-type="float" office:value="191">
            <text:p>191</text:p>
          </table:table-cell>
          <table:table-cell office:value-type="float" office:value="180">
            <text:p>180</text:p>
          </table:table-cell>
          <table:table-cell office:value-type="float" office:value="213">
            <text:p>213</text:p>
          </table:table-cell>
          <table:table-cell office:value-type="float" office:value="233">
            <text:p>233</text:p>
          </table:table-cell>
          <table:table-cell office:value-type="float" office:value="140">
            <text:p>140</text:p>
          </table:table-cell>
          <table:table-cell office:value-type="float" office:value="112">
            <text:p>112</text:p>
          </table:table-cell>
          <table:table-cell office:value-type="float" office:value="154">
            <text:p>154</text:p>
          </table:table-cell>
          <table:table-cell office:value-type="float" office:value="206">
            <text:p>206</text:p>
          </table:table-cell>
          <table:table-cell office:value-type="float" office:value="167">
            <text:p>167</text:p>
          </table:table-cell>
          <table:table-cell office:value-type="float" office:value="232">
            <text:p>232</text:p>
          </table:table-cell>
          <table:table-cell office:value-type="float" office:value="152">
            <text:p>152</text:p>
          </table:table-cell>
          <table:table-cell office:value-type="float" office:value="43">
            <text:p>43</text:p>
          </table:table-cell>
          <table:table-cell office:value-type="float" office:value="232">
            <text:p>232</text:p>
          </table:table-cell>
          <table:table-cell office:value-type="float" office:value="146">
            <text:p>146</text:p>
          </table:table-cell>
          <table:table-cell office:value-type="float" office:value="149">
            <text:p>149</text:p>
          </table:table-cell>
          <table:table-cell office:value-type="float" office:value="110">
            <text:p>110</text:p>
          </table:table-cell>
          <table:table-cell office:value-type="float" office:value="215">
            <text:p>215</text:p>
          </table:table-cell>
          <table:table-cell office:value-type="float" office:value="242">
            <text:p>242</text:p>
          </table:table-cell>
          <table:table-cell office:value-type="float" office:value="238">
            <text:p>238</text:p>
          </table:table-cell>
          <table:table-cell office:value-type="float" office:value="125">
            <text:p>125</text:p>
          </table:table-cell>
          <table:table-cell office:value-type="float" office:value="103">
            <text:p>103</text:p>
          </table:table-cell>
          <table:table-cell office:value-type="float" office:value="14">
            <text:p>14</text:p>
          </table:table-cell>
          <table:table-cell office:value-type="float" office:value="238">
            <text:p>238</text:p>
          </table:table-cell>
          <table:table-cell office:value-type="float" office:value="190">
            <text:p>190</text:p>
          </table:table-cell>
          <table:table-cell office:value-type="float" office:value="66">
            <text:p>66</text:p>
          </table:table-cell>
          <table:table-cell office:value-type="float" office:value="146">
            <text:p>146</text:p>
          </table:table-cell>
          <table:table-cell office:value-type="float" office:value="170">
            <text:p>170</text:p>
          </table:table-cell>
          <table:table-cell office:value-type="float" office:value="114">
            <text:p>114</text:p>
          </table:table-cell>
          <table:table-cell office:value-type="float" office:value="51">
            <text:p>51</text:p>
          </table:table-cell>
          <table:table-cell office:value-type="float" office:value="221">
            <text:p>221</text:p>
          </table:table-cell>
          <table:table-cell office:value-type="float" office:value="232">
            <text:p>232</text:p>
          </table:table-cell>
          <table:table-cell office:value-type="float" office:value="22">
            <text:p>22</text:p>
          </table:table-cell>
          <table:table-cell office:value-type="float" office:value="145">
            <text:p>145</text:p>
          </table:table-cell>
          <table:table-cell office:value-type="float" office:value="76">
            <text:p>76</text:p>
          </table:table-cell>
          <table:table-cell office:value-type="float" office:value="5">
            <text:p>5</text:p>
          </table:table-cell>
          <table:table-cell office:value-type="float" office:value="95">
            <text:p>95</text:p>
          </table:table-cell>
          <table:table-cell table:number-columns-repeated="974"/>
        </table:table-row>
        <table:table-row table:style-name="ro1">
          <table:table-cell office:value-type="string">
            <text:p>Brazil</text:p>
          </table:table-cell>
          <table:table-cell office:value-type="float" office:value="839">
            <text:p>839</text:p>
          </table:table-cell>
          <table:table-cell office:value-type="float" office:value="675">
            <text:p>675</text:p>
          </table:table-cell>
          <table:table-cell office:value-type="float" office:value="681">
            <text:p>681</text:p>
          </table:table-cell>
          <table:table-cell office:value-type="float" office:value="557">
            <text:p>557</text:p>
          </table:table-cell>
          <table:table-cell office:value-type="float" office:value="563">
            <text:p>563</text:p>
          </table:table-cell>
          <table:table-cell office:value-type="float" office:value="796">
            <text:p>796</text:p>
          </table:table-cell>
          <table:table-cell office:value-type="float" office:value="246">
            <text:p>246</text:p>
          </table:table-cell>
          <table:table-cell office:value-type="float" office:value="769">
            <text:p>769</text:p>
          </table:table-cell>
          <table:table-cell office:value-type="float" office:value="593">
            <text:p>593</text:p>
          </table:table-cell>
          <table:table-cell office:value-type="float" office:value="830">
            <text:p>830</text:p>
          </table:table-cell>
          <table:table-cell office:value-type="float" office:value="592">
            <text:p>592</text:p>
          </table:table-cell>
          <table:table-cell office:value-type="float" office:value="190">
            <text:p>190</text:p>
          </table:table-cell>
          <table:table-cell office:value-type="float" office:value="107">
            <text:p>107</text:p>
          </table:table-cell>
          <table:table-cell office:value-type="float" office:value="330">
            <text:p>330</text:p>
          </table:table-cell>
          <table:table-cell office:value-type="float" office:value="134">
            <text:p>134</text:p>
          </table:table-cell>
          <table:table-cell office:value-type="float" office:value="303">
            <text:p>303</text:p>
          </table:table-cell>
          <table:table-cell office:value-type="float" office:value="575">
            <text:p>575</text:p>
          </table:table-cell>
          <table:table-cell office:value-type="float" office:value="282">
            <text:p>282</text:p>
          </table:table-cell>
          <table:table-cell office:value-type="float" office:value="29">
            <text:p>29</text:p>
          </table:table-cell>
          <table:table-cell office:value-type="float" office:value="238">
            <text:p>238</text:p>
          </table:table-cell>
          <table:table-cell office:value-type="float" office:value="115">
            <text:p>115</text:p>
          </table:table-cell>
          <table:table-cell office:value-type="float" office:value="302">
            <text:p>302</text:p>
          </table:table-cell>
          <table:table-cell office:value-type="float" office:value="239">
            <text:p>239</text:p>
          </table:table-cell>
          <table:table-cell office:value-type="float" office:value="142">
            <text:p>142</text:p>
          </table:table-cell>
          <table:table-cell office:value-type="float" office:value="29">
            <text:p>29</text:p>
          </table:table-cell>
          <table:table-cell office:value-type="float" office:value="291">
            <text:p>291</text:p>
          </table:table-cell>
          <table:table-cell office:value-type="float" office:value="370">
            <text:p>370</text:p>
          </table:table-cell>
          <table:table-cell office:value-type="float" office:value="173">
            <text:p>173</text:p>
          </table:table-cell>
          <table:table-cell office:value-type="float" office:value="54">
            <text:p>54</text:p>
          </table:table-cell>
          <table:table-cell office:value-type="float" office:value="748">
            <text:p>748</text:p>
          </table:table-cell>
          <table:table-cell office:value-type="float" office:value="683">
            <text:p>683</text:p>
          </table:table-cell>
          <table:table-cell office:value-type="float" office:value="207">
            <text:p>207</text:p>
          </table:table-cell>
          <table:table-cell office:value-type="float" office:value="543">
            <text:p>543</text:p>
          </table:table-cell>
          <table:table-cell office:value-type="float" office:value="121">
            <text:p>121</text:p>
          </table:table-cell>
          <table:table-cell office:value-type="float" office:value="35">
            <text:p>35</text:p>
          </table:table-cell>
          <table:table-cell office:value-type="float" office:value="653">
            <text:p>653</text:p>
          </table:table-cell>
          <table:table-cell office:value-type="float" office:value="422">
            <text:p>422</text:p>
          </table:table-cell>
          <table:table-cell office:value-type="float" office:value="121">
            <text:p>121</text:p>
          </table:table-cell>
          <table:table-cell office:value-type="float" office:value="269">
            <text:p>269</text:p>
          </table:table-cell>
          <table:table-cell office:value-type="float" office:value="552">
            <text:p>552</text:p>
          </table:table-cell>
          <table:table-cell office:value-type="float" office:value="124">
            <text:p>124</text:p>
          </table:table-cell>
          <table:table-cell office:value-type="float" office:value="53">
            <text:p>53</text:p>
          </table:table-cell>
          <table:table-cell office:value-type="float" office:value="564">
            <text:p>564</text:p>
          </table:table-cell>
          <table:table-cell office:value-type="float" office:value="544">
            <text:p>544</text:p>
          </table:table-cell>
          <table:table-cell office:value-type="float" office:value="460">
            <text:p>460</text:p>
          </table:table-cell>
          <table:table-cell office:value-type="float" office:value="178">
            <text:p>178</text:p>
          </table:table-cell>
          <table:table-cell office:value-type="float" office:value="595">
            <text:p>595</text:p>
          </table:table-cell>
          <table:table-cell office:value-type="float" office:value="60">
            <text:p>60</text:p>
          </table:table-cell>
          <table:table-cell office:value-type="float" office:value="462">
            <text:p>462</text:p>
          </table:table-cell>
          <table:table-cell table:number-columns-repeated="974"/>
        </table:table-row>
        <table:table-row table:style-name="ro1">
          <table:table-cell office:value-type="string">
            <text:p>Bulgaria</text:p>
          </table:table-cell>
          <table:table-cell office:value-type="float" office:value="188">
            <text:p>188</text:p>
          </table:table-cell>
          <table:table-cell office:value-type="float" office:value="152">
            <text:p>152</text:p>
          </table:table-cell>
          <table:table-cell office:value-type="float" office:value="164">
            <text:p>164</text:p>
          </table:table-cell>
          <table:table-cell office:value-type="float" office:value="153">
            <text:p>153</text:p>
          </table:table-cell>
          <table:table-cell office:value-type="float" office:value="133">
            <text:p>133</text:p>
          </table:table-cell>
          <table:table-cell office:value-type="float" office:value="176">
            <text:p>176</text:p>
          </table:table-cell>
          <table:table-cell office:value-type="float" office:value="83">
            <text:p>83</text:p>
          </table:table-cell>
          <table:table-cell office:value-type="float" office:value="180">
            <text:p>180</text:p>
          </table:table-cell>
          <table:table-cell office:value-type="float" office:value="168">
            <text:p>168</text:p>
          </table:table-cell>
          <table:table-cell office:value-type="float" office:value="188">
            <text:p>188</text:p>
          </table:table-cell>
          <table:table-cell office:value-type="float" office:value="48">
            <text:p>48</text:p>
          </table:table-cell>
          <table:table-cell office:value-type="float" office:value="47">
            <text:p>47</text:p>
          </table:table-cell>
          <table:table-cell office:value-type="float" office:value="91">
            <text:p>91</text:p>
          </table:table-cell>
          <table:table-cell office:value-type="float" office:value="135">
            <text:p>135</text:p>
          </table:table-cell>
          <table:table-cell office:value-type="float" office:value="101">
            <text:p>101</text:p>
          </table:table-cell>
          <table:table-cell office:value-type="float" office:value="115">
            <text:p>115</text:p>
          </table:table-cell>
          <table:table-cell office:value-type="float" office:value="126">
            <text:p>126</text:p>
          </table:table-cell>
          <table:table-cell office:value-type="float" office:value="115">
            <text:p>115</text:p>
          </table:table-cell>
          <table:table-cell office:value-type="float" office:value="38">
            <text:p>38</text:p>
          </table:table-cell>
          <table:table-cell office:value-type="float" office:value="85">
            <text:p>85</text:p>
          </table:table-cell>
          <table:table-cell office:value-type="float" office:value="120">
            <text:p>120</text:p>
          </table:table-cell>
          <table:table-cell office:value-type="float" office:value="66">
            <text:p>66</text:p>
          </table:table-cell>
          <table:table-cell office:value-type="float" office:value="97">
            <text:p>97</text:p>
          </table:table-cell>
          <table:table-cell office:value-type="float" office:value="44">
            <text:p>44</text:p>
          </table:table-cell>
          <table:table-cell office:value-type="float" office:value="13">
            <text:p>13</text:p>
          </table:table-cell>
          <table:table-cell office:value-type="float" office:value="71">
            <text:p>71</text:p>
          </table:table-cell>
          <table:table-cell office:value-type="float" office:value="60">
            <text:p>60</text:p>
          </table:table-cell>
          <table:table-cell office:value-type="float" office:value="83">
            <text:p>83</text:p>
          </table:table-cell>
          <table:table-cell office:value-type="float" office:value="32">
            <text:p>32</text:p>
          </table:table-cell>
          <table:table-cell office:value-type="float" office:value="155">
            <text:p>155</text:p>
          </table:table-cell>
          <table:table-cell office:value-type="float" office:value="170">
            <text:p>170</text:p>
          </table:table-cell>
          <table:table-cell office:value-type="float" office:value="49">
            <text:p>49</text:p>
          </table:table-cell>
          <table:table-cell office:value-type="float" office:value="136">
            <text:p>136</text:p>
          </table:table-cell>
          <table:table-cell office:value-type="float" office:value="73">
            <text:p>73</text:p>
          </table:table-cell>
          <table:table-cell office:value-type="float" office:value="14">
            <text:p>14</text:p>
          </table:table-cell>
          <table:table-cell office:value-type="float" office:value="161">
            <text:p>161</text:p>
          </table:table-cell>
          <table:table-cell office:value-type="float" office:value="137">
            <text:p>137</text:p>
          </table:table-cell>
          <table:table-cell office:value-type="float" office:value="54">
            <text:p>54</text:p>
          </table:table-cell>
          <table:table-cell office:value-type="float" office:value="102">
            <text:p>102</text:p>
          </table:table-cell>
          <table:table-cell office:value-type="float" office:value="79">
            <text:p>79</text:p>
          </table:table-cell>
          <table:table-cell office:value-type="float" office:value="145">
            <text:p>145</text:p>
          </table:table-cell>
          <table:table-cell office:value-type="float" office:value="33">
            <text:p>33</text:p>
          </table:table-cell>
          <table:table-cell office:value-type="float" office:value="154">
            <text:p>154</text:p>
          </table:table-cell>
          <table:table-cell office:value-type="float" office:value="97">
            <text:p>97</text:p>
          </table:table-cell>
          <table:table-cell office:value-type="float" office:value="35">
            <text:p>35</text:p>
          </table:table-cell>
          <table:table-cell office:value-type="float" office:value="75">
            <text:p>75</text:p>
          </table:table-cell>
          <table:table-cell office:value-type="float" office:value="69">
            <text:p>69</text:p>
          </table:table-cell>
          <table:table-cell office:value-type="float" office:value="18">
            <text:p>18</text:p>
          </table:table-cell>
          <table:table-cell office:value-type="float" office:value="60">
            <text:p>60</text:p>
          </table:table-cell>
          <table:table-cell table:number-columns-repeated="974"/>
        </table:table-row>
        <table:table-row table:style-name="ro1">
          <table:table-cell office:value-type="string">
            <text:p>Canada</text:p>
          </table:table-cell>
          <table:table-cell office:value-type="float" office:value="885">
            <text:p>885</text:p>
          </table:table-cell>
          <table:table-cell office:value-type="float" office:value="812">
            <text:p>812</text:p>
          </table:table-cell>
          <table:table-cell office:value-type="float" office:value="855">
            <text:p>855</text:p>
          </table:table-cell>
          <table:table-cell office:value-type="float" office:value="826">
            <text:p>826</text:p>
          </table:table-cell>
          <table:table-cell office:value-type="float" office:value="773">
            <text:p>773</text:p>
          </table:table-cell>
          <table:table-cell office:value-type="float" office:value="845">
            <text:p>845</text:p>
          </table:table-cell>
          <table:table-cell office:value-type="float" office:value="379">
            <text:p>379</text:p>
          </table:table-cell>
          <table:table-cell office:value-type="float" office:value="806">
            <text:p>806</text:p>
          </table:table-cell>
          <table:table-cell office:value-type="float" office:value="720">
            <text:p>720</text:p>
          </table:table-cell>
          <table:table-cell office:value-type="float" office:value="872">
            <text:p>872</text:p>
          </table:table-cell>
          <table:table-cell office:value-type="float" office:value="236">
            <text:p>236</text:p>
          </table:table-cell>
          <table:table-cell office:value-type="float" office:value="499">
            <text:p>499</text:p>
          </table:table-cell>
          <table:table-cell office:value-type="float" office:value="627">
            <text:p>627</text:p>
          </table:table-cell>
          <table:table-cell office:value-type="float" office:value="630">
            <text:p>630</text:p>
          </table:table-cell>
          <table:table-cell office:value-type="float" office:value="572">
            <text:p>572</text:p>
          </table:table-cell>
          <table:table-cell office:value-type="float" office:value="690">
            <text:p>690</text:p>
          </table:table-cell>
          <table:table-cell office:value-type="float" office:value="740">
            <text:p>740</text:p>
          </table:table-cell>
          <table:table-cell office:value-type="float" office:value="635">
            <text:p>635</text:p>
          </table:table-cell>
          <table:table-cell office:value-type="float" office:value="248">
            <text:p>248</text:p>
          </table:table-cell>
          <table:table-cell office:value-type="float" office:value="496">
            <text:p>496</text:p>
          </table:table-cell>
          <table:table-cell office:value-type="float" office:value="510">
            <text:p>510</text:p>
          </table:table-cell>
          <table:table-cell office:value-type="float" office:value="468">
            <text:p>468</text:p>
          </table:table-cell>
          <table:table-cell office:value-type="float" office:value="704">
            <text:p>704</text:p>
          </table:table-cell>
          <table:table-cell office:value-type="float" office:value="420">
            <text:p>420</text:p>
          </table:table-cell>
          <table:table-cell office:value-type="float" office:value="119">
            <text:p>119</text:p>
          </table:table-cell>
          <table:table-cell office:value-type="float" office:value="566">
            <text:p>566</text:p>
          </table:table-cell>
          <table:table-cell office:value-type="float" office:value="436">
            <text:p>436</text:p>
          </table:table-cell>
          <table:table-cell office:value-type="float" office:value="360">
            <text:p>360</text:p>
          </table:table-cell>
          <table:table-cell office:value-type="float" office:value="272">
            <text:p>272</text:p>
          </table:table-cell>
          <table:table-cell office:value-type="float" office:value="684">
            <text:p>684</text:p>
          </table:table-cell>
          <table:table-cell office:value-type="float" office:value="603">
            <text:p>603</text:p>
          </table:table-cell>
          <table:table-cell office:value-type="float" office:value="667">
            <text:p>667</text:p>
          </table:table-cell>
          <table:table-cell office:value-type="float" office:value="369">
            <text:p>369</text:p>
          </table:table-cell>
          <table:table-cell office:value-type="float" office:value="308">
            <text:p>308</text:p>
          </table:table-cell>
          <table:table-cell office:value-type="float" office:value="128">
            <text:p>128</text:p>
          </table:table-cell>
          <table:table-cell office:value-type="float" office:value="608">
            <text:p>608</text:p>
          </table:table-cell>
          <table:table-cell office:value-type="float" office:value="609">
            <text:p>609</text:p>
          </table:table-cell>
          <table:table-cell office:value-type="float" office:value="92">
            <text:p>92</text:p>
          </table:table-cell>
          <table:table-cell office:value-type="float" office:value="421">
            <text:p>421</text:p>
          </table:table-cell>
          <table:table-cell office:value-type="float" office:value="342">
            <text:p>342</text:p>
          </table:table-cell>
          <table:table-cell office:value-type="float" office:value="251">
            <text:p>251</text:p>
          </table:table-cell>
          <table:table-cell office:value-type="float" office:value="150">
            <text:p>150</text:p>
          </table:table-cell>
          <table:table-cell office:value-type="float" office:value="663">
            <text:p>663</text:p>
          </table:table-cell>
          <table:table-cell office:value-type="float" office:value="298">
            <text:p>298</text:p>
          </table:table-cell>
          <table:table-cell office:value-type="float" office:value="151">
            <text:p>151</text:p>
          </table:table-cell>
          <table:table-cell office:value-type="float" office:value="573">
            <text:p>573</text:p>
          </table:table-cell>
          <table:table-cell office:value-type="float" office:value="252">
            <text:p>252</text:p>
          </table:table-cell>
          <table:table-cell/>
          <table:table-cell office:value-type="float" office:value="131">
            <text:p>131</text:p>
          </table:table-cell>
          <table:table-cell table:number-columns-repeated="974"/>
        </table:table-row>
        <table:table-row table:style-name="ro1">
          <table:table-cell office:value-type="string">
            <text:p>Chile</text:p>
          </table:table-cell>
          <table:table-cell office:value-type="float" office:value="221">
            <text:p>221</text:p>
          </table:table-cell>
          <table:table-cell office:value-type="float" office:value="177">
            <text:p>177</text:p>
          </table:table-cell>
          <table:table-cell office:value-type="float" office:value="162">
            <text:p>162</text:p>
          </table:table-cell>
          <table:table-cell office:value-type="float" office:value="188">
            <text:p>188</text:p>
          </table:table-cell>
          <table:table-cell office:value-type="float" office:value="176">
            <text:p>176</text:p>
          </table:table-cell>
          <table:table-cell office:value-type="float" office:value="203">
            <text:p>203</text:p>
          </table:table-cell>
          <table:table-cell office:value-type="float" office:value="92">
            <text:p>92</text:p>
          </table:table-cell>
          <table:table-cell office:value-type="float" office:value="170">
            <text:p>170</text:p>
          </table:table-cell>
          <table:table-cell office:value-type="float" office:value="162">
            <text:p>162</text:p>
          </table:table-cell>
          <table:table-cell office:value-type="float" office:value="220">
            <text:p>220</text:p>
          </table:table-cell>
          <table:table-cell office:value-type="float" office:value="35">
            <text:p>35</text:p>
          </table:table-cell>
          <table:table-cell office:value-type="float" office:value="115">
            <text:p>115</text:p>
          </table:table-cell>
          <table:table-cell office:value-type="float" office:value="108">
            <text:p>108</text:p>
          </table:table-cell>
          <table:table-cell office:value-type="float" office:value="146">
            <text:p>146</text:p>
          </table:table-cell>
          <table:table-cell office:value-type="float" office:value="116">
            <text:p>116</text:p>
          </table:table-cell>
          <table:table-cell office:value-type="float" office:value="101">
            <text:p>101</text:p>
          </table:table-cell>
          <table:table-cell office:value-type="float" office:value="136">
            <text:p>136</text:p>
          </table:table-cell>
          <table:table-cell office:value-type="float" office:value="116">
            <text:p>116</text:p>
          </table:table-cell>
          <table:table-cell office:value-type="float" office:value="30">
            <text:p>30</text:p>
          </table:table-cell>
          <table:table-cell office:value-type="float" office:value="82">
            <text:p>82</text:p>
          </table:table-cell>
          <table:table-cell office:value-type="float" office:value="138">
            <text:p>138</text:p>
          </table:table-cell>
          <table:table-cell office:value-type="float" office:value="96">
            <text:p>96</text:p>
          </table:table-cell>
          <table:table-cell office:value-type="float" office:value="131">
            <text:p>131</text:p>
          </table:table-cell>
          <table:table-cell office:value-type="float" office:value="62">
            <text:p>62</text:p>
          </table:table-cell>
          <table:table-cell office:value-type="float" office:value="26">
            <text:p>26</text:p>
          </table:table-cell>
          <table:table-cell office:value-type="float" office:value="140">
            <text:p>140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33">
            <text:p>33</text:p>
          </table:table-cell>
          <table:table-cell office:value-type="float" office:value="156">
            <text:p>156</text:p>
          </table:table-cell>
          <table:table-cell office:value-type="float" office:value="186">
            <text:p>186</text:p>
          </table:table-cell>
          <table:table-cell office:value-type="float" office:value="120">
            <text:p>120</text:p>
          </table:table-cell>
          <table:table-cell office:value-type="float" office:value="93">
            <text:p>93</text:p>
          </table:table-cell>
          <table:table-cell office:value-type="float" office:value="76">
            <text:p>76</text:p>
          </table:table-cell>
          <table:table-cell office:value-type="float" office:value="18">
            <text:p>18</text:p>
          </table:table-cell>
          <table:table-cell table:number-columns-repeated="2" office:value-type="float" office:value="123">
            <text:p>123</text:p>
          </table:table-cell>
          <table:table-cell office:value-type="float" office:value="53">
            <text:p>53</text:p>
          </table:table-cell>
          <table:table-cell office:value-type="float" office:value="65">
            <text:p>65</text:p>
          </table:table-cell>
          <table:table-cell office:value-type="float" office:value="126">
            <text:p>126</text:p>
          </table:table-cell>
          <table:table-cell office:value-type="float" office:value="83">
            <text:p>83</text:p>
          </table:table-cell>
          <table:table-cell office:value-type="float" office:value="4">
            <text:p>4</text:p>
          </table:table-cell>
          <table:table-cell office:value-type="float" office:value="157">
            <text:p>157</text:p>
          </table:table-cell>
          <table:table-cell office:value-type="float" office:value="141">
            <text:p>141</text:p>
          </table:table-cell>
          <table:table-cell office:value-type="float" office:value="89">
            <text:p>89</text:p>
          </table:table-cell>
          <table:table-cell office:value-type="float" office:value="113">
            <text:p>113</text:p>
          </table:table-cell>
          <table:table-cell office:value-type="float" office:value="87">
            <text:p>87</text:p>
          </table:table-cell>
          <table:table-cell office:value-type="float" office:value="11">
            <text:p>11</text:p>
          </table:table-cell>
          <table:table-cell office:value-type="float" office:value="60">
            <text:p>60</text:p>
          </table:table-cell>
          <table:table-cell table:number-columns-repeated="974"/>
        </table:table-row>
        <table:table-row table:style-name="ro1">
          <table:table-cell office:value-type="string">
            <text:p>Chinese Taipei</text:p>
          </table:table-cell>
          <table:table-cell office:value-type="float" office:value="163">
            <text:p>163</text:p>
          </table:table-cell>
          <table:table-cell office:value-type="float" office:value="130">
            <text:p>130</text:p>
          </table:table-cell>
          <table:table-cell office:value-type="float" office:value="157">
            <text:p>157</text:p>
          </table:table-cell>
          <table:table-cell office:value-type="float" office:value="162">
            <text:p>162</text:p>
          </table:table-cell>
          <table:table-cell office:value-type="float" office:value="154">
            <text:p>154</text:p>
          </table:table-cell>
          <table:table-cell office:value-type="float" office:value="163">
            <text:p>163</text:p>
          </table:table-cell>
          <table:table-cell office:value-type="float" office:value="76">
            <text:p>76</text:p>
          </table:table-cell>
          <table:table-cell office:value-type="float" office:value="163">
            <text:p>163</text:p>
          </table:table-cell>
          <table:table-cell office:value-type="float" office:value="155">
            <text:p>155</text:p>
          </table:table-cell>
          <table:table-cell office:value-type="float" office:value="163">
            <text:p>163</text:p>
          </table:table-cell>
          <table:table-cell office:value-type="float" office:value="87">
            <text:p>87</text:p>
          </table:table-cell>
          <table:table-cell office:value-type="float" office:value="95">
            <text:p>95</text:p>
          </table:table-cell>
          <table:table-cell office:value-type="float" office:value="64">
            <text:p>64</text:p>
          </table:table-cell>
          <table:table-cell office:value-type="float" office:value="25">
            <text:p>25</text:p>
          </table:table-cell>
          <table:table-cell office:value-type="float" office:value="103">
            <text:p>103</text:p>
          </table:table-cell>
          <table:table-cell office:value-type="float" office:value="89">
            <text:p>89</text:p>
          </table:table-cell>
          <table:table-cell office:value-type="float" office:value="128">
            <text:p>128</text:p>
          </table:table-cell>
          <table:table-cell office:value-type="float" office:value="84">
            <text:p>84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office:value-type="float" office:value="113">
            <text:p>113</text:p>
          </table:table-cell>
          <table:table-cell office:value-type="float" office:value="72">
            <text:p>72</text:p>
          </table:table-cell>
          <table:table-cell office:value-type="float" office:value="155">
            <text:p>155</text:p>
          </table:table-cell>
          <table:table-cell office:value-type="float" office:value="54">
            <text:p>54</text:p>
          </table:table-cell>
          <table:table-cell office:value-type="float" office:value="31">
            <text:p>31</text:p>
          </table:table-cell>
          <table:table-cell office:value-type="float" office:value="109">
            <text:p>109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105">
            <text:p>105</text:p>
          </table:table-cell>
          <table:table-cell office:value-type="float" office:value="153">
            <text:p>153</text:p>
          </table:table-cell>
          <table:table-cell office:value-type="float" office:value="162">
            <text:p>162</text:p>
          </table:table-cell>
          <table:table-cell office:value-type="float" office:value="64">
            <text:p>64</text:p>
          </table:table-cell>
          <table:table-cell office:value-type="float" office:value="117">
            <text:p>117</text:p>
          </table:table-cell>
          <table:table-cell office:value-type="float" office:value="65">
            <text:p>65</text:p>
          </table:table-cell>
          <table:table-cell office:value-type="float" office:value="25">
            <text:p>25</text:p>
          </table:table-cell>
          <table:table-cell office:value-type="float" office:value="147">
            <text:p>147</text:p>
          </table:table-cell>
          <table:table-cell office:value-type="float" office:value="140">
            <text:p>140</text:p>
          </table:table-cell>
          <table:table-cell office:value-type="float" office:value="90">
            <text:p>90</text:p>
          </table:table-cell>
          <table:table-cell office:value-type="float" office:value="73">
            <text:p>73</text:p>
          </table:table-cell>
          <table:table-cell office:value-type="float" office:value="123">
            <text:p>123</text:p>
          </table:table-cell>
          <table:table-cell office:value-type="float" office:value="129">
            <text:p>129</text:p>
          </table:table-cell>
          <table:table-cell office:value-type="float" office:value="83">
            <text:p>83</text:p>
          </table:table-cell>
          <table:table-cell office:value-type="float" office:value="144">
            <text:p>144</text:p>
          </table:table-cell>
          <table:table-cell office:value-type="float" office:value="63">
            <text:p>63</text:p>
          </table:table-cell>
          <table:table-cell office:value-type="float" office:value="13">
            <text:p>13</text:p>
          </table:table-cell>
          <table:table-cell office:value-type="float" office:value="94">
            <text:p>94</text:p>
          </table:table-cell>
          <table:table-cell office:value-type="float" office:value="110">
            <text:p>110</text:p>
          </table:table-cell>
          <table:table-cell/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Colombia</text:p>
          </table:table-cell>
          <table:table-cell office:value-type="float" office:value="352">
            <text:p>352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265">
            <text:p>265</text:p>
          </table:table-cell>
          <table:table-cell office:value-type="float" office:value="270">
            <text:p>270</text:p>
          </table:table-cell>
          <table:table-cell office:value-type="float" office:value="345">
            <text:p>345</text:p>
          </table:table-cell>
          <table:table-cell office:value-type="float" office:value="168">
            <text:p>168</text:p>
          </table:table-cell>
          <table:table-cell office:value-type="float" office:value="327">
            <text:p>327</text:p>
          </table:table-cell>
          <table:table-cell office:value-type="float" office:value="304">
            <text:p>304</text:p>
          </table:table-cell>
          <table:table-cell office:value-type="float" office:value="346">
            <text:p>346</text:p>
          </table:table-cell>
          <table:table-cell office:value-type="float" office:value="95">
            <text:p>95</text:p>
          </table:table-cell>
          <table:table-cell office:value-type="float" office:value="109">
            <text:p>109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office:value-type="float" office:value="144">
            <text:p>144</text:p>
          </table:table-cell>
          <table:table-cell office:value-type="float" office:value="185">
            <text:p>185</text:p>
          </table:table-cell>
          <table:table-cell office:value-type="float" office:value="217">
            <text:p>217</text:p>
          </table:table-cell>
          <table:table-cell office:value-type="float" office:value="132">
            <text:p>132</text:p>
          </table:table-cell>
          <table:table-cell office:value-type="float" office:value="31">
            <text:p>31</text:p>
          </table:table-cell>
          <table:table-cell office:value-type="float" office:value="145">
            <text:p>145</text:p>
          </table:table-cell>
          <table:table-cell office:value-type="float" office:value="110">
            <text:p>110</text:p>
          </table:table-cell>
          <table:table-cell office:value-type="float" office:value="43">
            <text:p>43</text:p>
          </table:table-cell>
          <table:table-cell office:value-type="float" office:value="168">
            <text:p>168</text:p>
          </table:table-cell>
          <table:table-cell office:value-type="float" office:value="117">
            <text:p>117</text:p>
          </table:table-cell>
          <table:table-cell office:value-type="float" office:value="29">
            <text:p>29</text:p>
          </table:table-cell>
          <table:table-cell office:value-type="float" office:value="150">
            <text:p>150</text:p>
          </table:table-cell>
          <table:table-cell office:value-type="float" office:value="147">
            <text:p>147</text:p>
          </table:table-cell>
          <table:table-cell office:value-type="float" office:value="77">
            <text:p>77</text:p>
          </table:table-cell>
          <table:table-cell office:value-type="float" office:value="175">
            <text:p>175</text:p>
          </table:table-cell>
          <table:table-cell office:value-type="float" office:value="268">
            <text:p>268</text:p>
          </table:table-cell>
          <table:table-cell office:value-type="float" office:value="333">
            <text:p>333</text:p>
          </table:table-cell>
          <table:table-cell office:value-type="float" office:value="109">
            <text:p>109</text:p>
          </table:table-cell>
          <table:table-cell office:value-type="float" office:value="243">
            <text:p>243</text:p>
          </table:table-cell>
          <table:table-cell office:value-type="float" office:value="165">
            <text:p>165</text:p>
          </table:table-cell>
          <table:table-cell office:value-type="float" office:value="6">
            <text:p>6</text:p>
          </table:table-cell>
          <table:table-cell office:value-type="float" office:value="272">
            <text:p>272</text:p>
          </table:table-cell>
          <table:table-cell office:value-type="float" office:value="198">
            <text:p>198</text:p>
          </table:table-cell>
          <table:table-cell office:value-type="float" office:value="94">
            <text:p>94</text:p>
          </table:table-cell>
          <table:table-cell office:value-type="float" office:value="128">
            <text:p>128</text:p>
          </table:table-cell>
          <table:table-cell office:value-type="float" office:value="259">
            <text:p>259</text:p>
          </table:table-cell>
          <table:table-cell office:value-type="float" office:value="183">
            <text:p>183</text:p>
          </table:table-cell>
          <table:table-cell office:value-type="float" office:value="20">
            <text:p>20</text:p>
          </table:table-cell>
          <table:table-cell office:value-type="float" office:value="289">
            <text:p>289</text:p>
          </table:table-cell>
          <table:table-cell office:value-type="float" office:value="255">
            <text:p>255</text:p>
          </table:table-cell>
          <table:table-cell office:value-type="float" office:value="48">
            <text:p>48</text:p>
          </table:table-cell>
          <table:table-cell office:value-type="float" office:value="109">
            <text:p>109</text:p>
          </table:table-cell>
          <table:table-cell office:value-type="float" office:value="213">
            <text:p>213</text:p>
          </table:table-cell>
          <table:table-cell office:value-type="float" office:value="46">
            <text:p>46</text:p>
          </table:table-cell>
          <table:table-cell office:value-type="float" office:value="246">
            <text:p>246</text:p>
          </table:table-cell>
          <table:table-cell table:number-columns-repeated="974"/>
        </table:table-row>
        <table:table-row table:style-name="ro1">
          <table:table-cell office:value-type="string">
            <text:p>Costa Rica</text:p>
          </table:table-cell>
          <table:table-cell office:value-type="float" office:value="193">
            <text:p>193</text:p>
          </table:table-cell>
          <table:table-cell office:value-type="float" office:value="161">
            <text:p>161</text:p>
          </table:table-cell>
          <table:table-cell office:value-type="float" office:value="168">
            <text:p>168</text:p>
          </table:table-cell>
          <table:table-cell office:value-type="float" office:value="143">
            <text:p>143</text:p>
          </table:table-cell>
          <table:table-cell office:value-type="float" office:value="132">
            <text:p>132</text:p>
          </table:table-cell>
          <table:table-cell office:value-type="float" office:value="191">
            <text:p>191</text:p>
          </table:table-cell>
          <table:table-cell office:value-type="float" office:value="75">
            <text:p>75</text:p>
          </table:table-cell>
          <table:table-cell office:value-type="float" office:value="176">
            <text:p>176</text:p>
          </table:table-cell>
          <table:table-cell office:value-type="float" office:value="167">
            <text:p>167</text:p>
          </table:table-cell>
          <table:table-cell office:value-type="float" office:value="193">
            <text:p>193</text:p>
          </table:table-cell>
          <table:table-cell office:value-type="float" office:value="7">
            <text:p>7</text:p>
          </table:table-cell>
          <table:table-cell office:value-type="float" office:value="150">
            <text:p>150</text:p>
          </table:table-cell>
          <table:table-cell office:value-type="float" office:value="45">
            <text:p>45</text:p>
          </table:table-cell>
          <table:table-cell office:value-type="float" office:value="20">
            <text:p>20</text:p>
          </table:table-cell>
          <table:table-cell office:value-type="float" office:value="82">
            <text:p>82</text:p>
          </table:table-cell>
          <table:table-cell office:value-type="float" office:value="72">
            <text:p>72</text:p>
          </table:table-cell>
          <table:table-cell office:value-type="float" office:value="128">
            <text:p>128</text:p>
          </table:table-cell>
          <table:table-cell office:value-type="float" office:value="89">
            <text:p>89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66">
            <text:p>66</text:p>
          </table:table-cell>
          <table:table-cell office:value-type="float" office:value="45">
            <text:p>45</text:p>
          </table:table-cell>
          <table:table-cell office:value-type="float" office:value="103">
            <text:p>103</text:p>
          </table:table-cell>
          <table:table-cell office:value-type="float" office:value="42">
            <text:p>42</text:p>
          </table:table-cell>
          <table:table-cell office:value-type="float" office:value="18">
            <text:p>18</text:p>
          </table:table-cell>
          <table:table-cell office:value-type="float" office:value="113">
            <text:p>113</text:p>
          </table:table-cell>
          <table:table-cell office:value-type="float" office:value="54">
            <text:p>54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176">
            <text:p>176</text:p>
          </table:table-cell>
          <table:table-cell office:value-type="float" office:value="168">
            <text:p>168</text:p>
          </table:table-cell>
          <table:table-cell office:value-type="float" office:value="68">
            <text:p>68</text:p>
          </table:table-cell>
          <table:table-cell office:value-type="float" office:value="133">
            <text:p>133</text:p>
          </table:table-cell>
          <table:table-cell office:value-type="float" office:value="49">
            <text:p>49</text:p>
          </table:table-cell>
          <table:table-cell office:value-type="float" office:value="8">
            <text:p>8</text:p>
          </table:table-cell>
          <table:table-cell office:value-type="float" office:value="115">
            <text:p>115</text:p>
          </table:table-cell>
          <table:table-cell office:value-type="float" office:value="126">
            <text:p>126</text:p>
          </table:table-cell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office:value-type="float" office:value="105">
            <text:p>105</text:p>
          </table:table-cell>
          <table:table-cell office:value-type="float" office:value="57">
            <text:p>57</text:p>
          </table:table-cell>
          <table:table-cell office:value-type="float" office:value="5">
            <text:p>5</text:p>
          </table:table-cell>
          <table:table-cell office:value-type="float" office:value="159">
            <text:p>159</text:p>
          </table:table-cell>
          <table:table-cell office:value-type="float" office:value="17">
            <text:p>17</text:p>
          </table:table-cell>
          <table:table-cell office:value-type="float" office:value="102">
            <text:p>102</text:p>
          </table:table-cell>
          <table:table-cell office:value-type="float" office:value="118">
            <text:p>118</text:p>
          </table:table-cell>
          <table:table-cell office:value-type="float" office:value="97">
            <text:p>97</text:p>
          </table:table-cell>
          <table:table-cell office:value-type="float" office:value="8">
            <text:p>8</text:p>
          </table:table-cell>
          <table:table-cell office:value-type="float" office:value="77">
            <text:p>77</text:p>
          </table:table-cell>
          <table:table-cell table:number-columns-repeated="974"/>
        </table:table-row>
        <table:table-row table:style-name="ro1">
          <table:table-cell office:value-type="string">
            <text:p>Croatia</text:p>
          </table:table-cell>
          <table:table-cell office:value-type="float" office:value="163">
            <text:p>163</text:p>
          </table:table-cell>
          <table:table-cell office:value-type="float" office:value="119">
            <text:p>119</text:p>
          </table:table-cell>
          <table:table-cell office:value-type="float" office:value="154">
            <text:p>154</text:p>
          </table:table-cell>
          <table:table-cell office:value-type="float" office:value="163">
            <text:p>163</text:p>
          </table:table-cell>
          <table:table-cell office:value-type="float" office:value="152">
            <text:p>152</text:p>
          </table:table-cell>
          <table:table-cell office:value-type="float" office:value="163">
            <text:p>163</text:p>
          </table:table-cell>
          <table:table-cell office:value-type="float" office:value="95">
            <text:p>95</text:p>
          </table:table-cell>
          <table:table-cell office:value-type="float" office:value="162">
            <text:p>162</text:p>
          </table:table-cell>
          <table:table-cell office:value-type="float" office:value="152">
            <text:p>152</text:p>
          </table:table-cell>
          <table:table-cell office:value-type="float" office:value="163">
            <text:p>163</text:p>
          </table:table-cell>
          <table:table-cell office:value-type="float" office:value="52">
            <text:p>52</text:p>
          </table:table-cell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  <table:table-cell office:value-type="float" office:value="72">
            <text:p>72</text:p>
          </table:table-cell>
          <table:table-cell office:value-type="float" office:value="102">
            <text:p>102</text:p>
          </table:table-cell>
          <table:table-cell office:value-type="float" office:value="70">
            <text:p>70</text:p>
          </table:table-cell>
          <table:table-cell office:value-type="float" office:value="118">
            <text:p>118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92">
            <text:p>92</text:p>
          </table:table-cell>
          <table:table-cell office:value-type="float" office:value="151">
            <text:p>151</text:p>
          </table:table-cell>
          <table:table-cell office:value-type="float" office:value="129">
            <text:p>129</text:p>
          </table:table-cell>
          <table:table-cell office:value-type="float" office:value="135">
            <text:p>135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91">
            <text:p>91</text:p>
          </table:table-cell>
          <table:table-cell office:value-type="float" office:value="88">
            <text:p>88</text:p>
          </table:table-cell>
          <table:table-cell office:value-type="float" office:value="93">
            <text:p>93</text:p>
          </table:table-cell>
          <table:table-cell office:value-type="float" office:value="60">
            <text:p>60</text:p>
          </table:table-cell>
          <table:table-cell office:value-type="float" office:value="159">
            <text:p>159</text:p>
          </table:table-cell>
          <table:table-cell office:value-type="float" office:value="157">
            <text:p>157</text:p>
          </table:table-cell>
          <table:table-cell office:value-type="float" office:value="53">
            <text:p>53</text:p>
          </table:table-cell>
          <table:table-cell office:value-type="float" office:value="136">
            <text:p>136</text:p>
          </table:table-cell>
          <table:table-cell office:value-type="float" office:value="57">
            <text:p>57</text:p>
          </table:table-cell>
          <table:table-cell office:value-type="float" office:value="26">
            <text:p>26</text:p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 office:value-type="float" office:value="59">
            <text:p>59</text:p>
          </table:table-cell>
          <table:table-cell office:value-type="float" office:value="72">
            <text:p>72</text:p>
          </table:table-cell>
          <table:table-cell office:value-type="float" office:value="151">
            <text:p>151</text:p>
          </table:table-cell>
          <table:table-cell office:value-type="float" office:value="70">
            <text:p>70</text:p>
          </table:table-cell>
          <table:table-cell/>
          <table:table-cell office:value-type="float" office:value="146">
            <text:p>146</text:p>
          </table:table-cell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63">
            <text:p>63</text:p>
          </table:table-cell>
          <table:table-cell/>
          <table:table-cell office:value-type="float" office:value="32">
            <text:p>32</text:p>
          </table:table-cell>
          <table:table-cell table:number-columns-repeated="974"/>
        </table:table-row>
        <table:table-row table:style-name="ro1">
          <table:table-cell office:value-type="string">
            <text:p>Czech Republic</text:p>
          </table:table-cell>
          <table:table-cell office:value-type="float" office:value="297">
            <text:p>297</text:p>
          </table:table-cell>
          <table:table-cell office:value-type="float" office:value="165">
            <text:p>165</text:p>
          </table:table-cell>
          <table:table-cell office:value-type="float" office:value="239">
            <text:p>239</text:p>
          </table:table-cell>
          <table:table-cell office:value-type="float" office:value="255">
            <text:p>255</text:p>
          </table:table-cell>
          <table:table-cell office:value-type="float" office:value="266">
            <text:p>266</text:p>
          </table:table-cell>
          <table:table-cell office:value-type="float" office:value="282">
            <text:p>282</text:p>
          </table:table-cell>
          <table:table-cell office:value-type="float" office:value="69">
            <text:p>69</text:p>
          </table:table-cell>
          <table:table-cell office:value-type="float" office:value="277">
            <text:p>277</text:p>
          </table:table-cell>
          <table:table-cell office:value-type="float" office:value="264">
            <text:p>264</text:p>
          </table:table-cell>
          <table:table-cell office:value-type="float" office:value="285">
            <text:p>285</text:p>
          </table:table-cell>
          <table:table-cell office:value-type="float" office:value="24">
            <text:p>24</text:p>
          </table:table-cell>
          <table:table-cell office:value-type="float" office:value="57">
            <text:p>57</text:p>
          </table:table-cell>
          <table:table-cell office:value-type="float" office:value="120">
            <text:p>120</text:p>
          </table:table-cell>
          <table:table-cell office:value-type="float" office:value="63">
            <text:p>63</text:p>
          </table:table-cell>
          <table:table-cell office:value-type="float" office:value="119">
            <text:p>119</text:p>
          </table:table-cell>
          <table:table-cell office:value-type="float" office:value="134">
            <text:p>134</text:p>
          </table:table-cell>
          <table:table-cell office:value-type="float" office:value="176">
            <text:p>176</text:p>
          </table:table-cell>
          <table:table-cell office:value-type="float" office:value="81">
            <text:p>81</text:p>
          </table:table-cell>
          <table:table-cell office:value-type="float" office:value="70">
            <text:p>70</text:p>
          </table:table-cell>
          <table:table-cell office:value-type="float" office:value="83">
            <text:p>83</text:p>
          </table:table-cell>
          <table:table-cell office:value-type="float" office:value="209">
            <text:p>209</text:p>
          </table:table-cell>
          <table:table-cell office:value-type="float" office:value="137">
            <text:p>137</text:p>
          </table:table-cell>
          <table:table-cell office:value-type="float" office:value="209">
            <text:p>209</text:p>
          </table:table-cell>
          <table:table-cell office:value-type="float" office:value="90">
            <text:p>90</text:p>
          </table:table-cell>
          <table:table-cell office:value-type="float" office:value="43">
            <text:p>43</text:p>
          </table:table-cell>
          <table:table-cell office:value-type="float" office:value="173">
            <text:p>173</text:p>
          </table:table-cell>
          <table:table-cell office:value-type="float" office:value="62">
            <text:p>62</text:p>
          </table:table-cell>
          <table:table-cell office:value-type="float" office:value="207">
            <text:p>207</text:p>
          </table:table-cell>
          <table:table-cell office:value-type="float" office:value="109">
            <text:p>109</text:p>
          </table:table-cell>
          <table:table-cell office:value-type="float" office:value="212">
            <text:p>212</text:p>
          </table:table-cell>
          <table:table-cell office:value-type="float" office:value="252">
            <text:p>252</text:p>
          </table:table-cell>
          <table:table-cell office:value-type="float" office:value="95">
            <text:p>95</text:p>
          </table:table-cell>
          <table:table-cell office:value-type="float" office:value="124">
            <text:p>124</text:p>
          </table:table-cell>
          <table:table-cell office:value-type="float" office:value="42">
            <text:p>42</text:p>
          </table:table-cell>
          <table:table-cell office:value-type="float" office:value="29">
            <text:p>29</text:p>
          </table:table-cell>
          <table:table-cell office:value-type="float" office:value="211">
            <text:p>211</text:p>
          </table:table-cell>
          <table:table-cell office:value-type="float" office:value="217">
            <text:p>217</text:p>
          </table:table-cell>
          <table:table-cell office:value-type="float" office:value="53">
            <text:p>53</text:p>
          </table:table-cell>
          <table:table-cell office:value-type="float" office:value="119">
            <text:p>119</text:p>
          </table:table-cell>
          <table:table-cell office:value-type="float" office:value="186">
            <text:p>186</text:p>
          </table:table-cell>
          <table:table-cell office:value-type="float" office:value="162">
            <text:p>162</text:p>
          </table:table-cell>
          <table:table-cell office:value-type="float" office:value="86">
            <text:p>86</text:p>
          </table:table-cell>
          <table:table-cell office:value-type="float" office:value="224">
            <text:p>224</text:p>
          </table:table-cell>
          <table:table-cell office:value-type="float" office:value="113">
            <text:p>113</text:p>
          </table:table-cell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office:value-type="float" office:value="16">
            <text:p>16</text:p>
          </table:table-cell>
          <table:table-cell/>
          <table:table-cell office:value-type="float" office:value="20">
            <text:p>20</text:p>
          </table:table-cell>
          <table:table-cell table:number-columns-repeated="974"/>
        </table:table-row>
        <table:table-row table:style-name="ro1">
          <table:table-cell office:value-type="string">
            <text:p>Denmark</text:p>
          </table:table-cell>
          <table:table-cell office:value-type="float" office:value="341">
            <text:p>341</text:p>
          </table:table-cell>
          <table:table-cell office:value-type="float" office:value="315">
            <text:p>315</text:p>
          </table:table-cell>
          <table:table-cell office:value-type="float" office:value="331">
            <text:p>331</text:p>
          </table:table-cell>
          <table:table-cell office:value-type="float" office:value="310">
            <text:p>310</text:p>
          </table:table-cell>
          <table:table-cell office:value-type="float" office:value="287">
            <text:p>287</text:p>
          </table:table-cell>
          <table:table-cell office:value-type="float" office:value="338">
            <text:p>338</text:p>
          </table:table-cell>
          <table:table-cell office:value-type="float" office:value="96">
            <text:p>96</text:p>
          </table:table-cell>
          <table:table-cell office:value-type="float" office:value="324">
            <text:p>324</text:p>
          </table:table-cell>
          <table:table-cell office:value-type="float" office:value="263">
            <text:p>263</text:p>
          </table:table-cell>
          <table:table-cell office:value-type="float" office:value="335">
            <text:p>335</text:p>
          </table:table-cell>
          <table:table-cell office:value-type="float" office:value="121">
            <text:p>121</text:p>
          </table:table-cell>
          <table:table-cell office:value-type="float" office:value="243">
            <text:p>243</text:p>
          </table:table-cell>
          <table:table-cell office:value-type="float" office:value="202">
            <text:p>202</text:p>
          </table:table-cell>
          <table:table-cell office:value-type="float" office:value="127">
            <text:p>127</text:p>
          </table:table-cell>
          <table:table-cell office:value-type="float" office:value="205">
            <text:p>205</text:p>
          </table:table-cell>
          <table:table-cell office:value-type="float" office:value="259">
            <text:p>259</text:p>
          </table:table-cell>
          <table:table-cell office:value-type="float" office:value="287">
            <text:p>287</text:p>
          </table:table-cell>
          <table:table-cell office:value-type="float" office:value="160">
            <text:p>160</text:p>
          </table:table-cell>
          <table:table-cell office:value-type="float" office:value="130">
            <text:p>130</text:p>
          </table:table-cell>
          <table:table-cell office:value-type="float" office:value="207">
            <text:p>207</text:p>
          </table:table-cell>
          <table:table-cell office:value-type="float" office:value="174">
            <text:p>174</text:p>
          </table:table-cell>
          <table:table-cell office:value-type="float" office:value="130">
            <text:p>130</text:p>
          </table:table-cell>
          <table:table-cell office:value-type="float" office:value="257">
            <text:p>257</text:p>
          </table:table-cell>
          <table:table-cell office:value-type="float" office:value="74">
            <text:p>74</text:p>
          </table:table-cell>
          <table:table-cell office:value-type="float" office:value="81">
            <text:p>81</text:p>
          </table:table-cell>
          <table:table-cell office:value-type="float" office:value="243">
            <text:p>243</text:p>
          </table:table-cell>
          <table:table-cell office:value-type="float" office:value="85">
            <text:p>85</text:p>
          </table:table-cell>
          <table:table-cell office:value-type="float" office:value="94">
            <text:p>94</text:p>
          </table:table-cell>
          <table:table-cell office:value-type="float" office:value="52">
            <text:p>52</text:p>
          </table:table-cell>
          <table:table-cell office:value-type="float" office:value="264">
            <text:p>264</text:p>
          </table:table-cell>
          <table:table-cell office:value-type="float" office:value="294">
            <text:p>294</text:p>
          </table:table-cell>
          <table:table-cell office:value-type="float" office:value="323">
            <text:p>323</text:p>
          </table:table-cell>
          <table:table-cell office:value-type="float" office:value="98">
            <text:p>98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244">
            <text:p>244</text:p>
          </table:table-cell>
          <table:table-cell office:value-type="float" office:value="239">
            <text:p>239</text:p>
          </table:table-cell>
          <table:table-cell office:value-type="float" office:value="66">
            <text:p>66</text:p>
          </table:table-cell>
          <table:table-cell office:value-type="float" office:value="123">
            <text:p>123</text:p>
          </table:table-cell>
          <table:table-cell office:value-type="float" office:value="151">
            <text:p>151</text:p>
          </table:table-cell>
          <table:table-cell office:value-type="float" office:value="56">
            <text:p>56</text:p>
          </table:table-cell>
          <table:table-cell office:value-type="float" office:value="32">
            <text:p>32</text:p>
          </table:table-cell>
          <table:table-cell office:value-type="float" office:value="243">
            <text:p>243</text:p>
          </table:table-cell>
          <table:table-cell office:value-type="float" office:value="237">
            <text:p>237</text:p>
          </table:table-cell>
          <table:table-cell office:value-type="float" office:value="80">
            <text:p>80</text:p>
          </table:table-cell>
          <table:table-cell office:value-type="float" office:value="173">
            <text:p>173</text:p>
          </table:table-cell>
          <table:table-cell office:value-type="float" office:value="157">
            <text:p>157</text:p>
          </table:table-cell>
          <table:table-cell/>
          <table:table-cell office:value-type="float" office:value="57">
            <text:p>57</text:p>
          </table:table-cell>
          <table:table-cell table:number-columns-repeated="974"/>
        </table:table-row>
        <table:table-row table:style-name="ro1">
          <table:table-cell office:value-type="string">
            <text:p>Estonia</text:p>
          </table:table-cell>
          <table:table-cell office:value-type="float" office:value="206">
            <text:p>206</text:p>
          </table:table-cell>
          <table:table-cell office:value-type="float" office:value="171">
            <text:p>171</text:p>
          </table:table-cell>
          <table:table-cell office:value-type="float" office:value="186">
            <text:p>186</text:p>
          </table:table-cell>
          <table:table-cell office:value-type="float" office:value="177">
            <text:p>177</text:p>
          </table:table-cell>
          <table:table-cell office:value-type="float" office:value="163">
            <text:p>163</text:p>
          </table:table-cell>
          <table:table-cell office:value-type="float" office:value="195">
            <text:p>195</text:p>
          </table:table-cell>
          <table:table-cell office:value-type="float" office:value="97">
            <text:p>97</text:p>
          </table:table-cell>
          <table:table-cell office:value-type="float" office:value="197">
            <text:p>197</text:p>
          </table:table-cell>
          <table:table-cell office:value-type="float" office:value="186">
            <text:p>186</text:p>
          </table:table-cell>
          <table:table-cell office:value-type="float" office:value="196">
            <text:p>196</text:p>
          </table:table-cell>
          <table:table-cell office:value-type="float" office:value="45">
            <text:p>45</text:p>
          </table:table-cell>
          <table:table-cell office:value-type="float" office:value="76">
            <text:p>76</text:p>
          </table:table-cell>
          <table:table-cell office:value-type="float" office:value="123">
            <text:p>123</text:p>
          </table:table-cell>
          <table:table-cell office:value-type="float" office:value="98">
            <text:p>98</text:p>
          </table:table-cell>
          <table:table-cell office:value-type="float" office:value="103">
            <text:p>103</text:p>
          </table:table-cell>
          <table:table-cell office:value-type="float" office:value="106">
            <text:p>106</text:p>
          </table:table-cell>
          <table:table-cell office:value-type="float" office:value="155">
            <text:p>155</text:p>
          </table:table-cell>
          <table:table-cell office:value-type="float" office:value="134">
            <text:p>134</text:p>
          </table:table-cell>
          <table:table-cell office:value-type="float" office:value="36">
            <text:p>36</text:p>
          </table:table-cell>
          <table:table-cell office:value-type="float" office:value="104">
            <text:p>104</text:p>
          </table:table-cell>
          <table:table-cell office:value-type="float" office:value="137">
            <text:p>137</text:p>
          </table:table-cell>
          <table:table-cell office:value-type="float" office:value="95">
            <text:p>95</text:p>
          </table:table-cell>
          <table:table-cell office:value-type="float" office:value="155">
            <text:p>155</text:p>
          </table:table-cell>
          <table:table-cell office:value-type="float" office:value="58">
            <text:p>58</text:p>
          </table:table-cell>
          <table:table-cell office:value-type="float" office:value="28">
            <text:p>28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91">
            <text:p>91</text:p>
          </table:table-cell>
          <table:table-cell office:value-type="float" office:value="61">
            <text:p>61</text:p>
          </table:table-cell>
          <table:table-cell office:value-type="float" office:value="151">
            <text:p>151</text:p>
          </table:table-cell>
          <table:table-cell office:value-type="float" office:value="179">
            <text:p>179</text:p>
          </table:table-cell>
          <table:table-cell office:value-type="float" office:value="121">
            <text:p>121</text:p>
          </table:table-cell>
          <table:table-cell table:number-columns-repeated="2" office:value-type="float" office:value="75">
            <text:p>75</text:p>
          </table:table-cell>
          <table:table-cell office:value-type="float" office:value="47">
            <text:p>47</text:p>
          </table:table-cell>
          <table:table-cell office:value-type="float" office:value="182">
            <text:p>182</text:p>
          </table:table-cell>
          <table:table-cell office:value-type="float" office:value="143">
            <text:p>143</text:p>
          </table:table-cell>
          <table:table-cell office:value-type="float" office:value="29">
            <text:p>29</text:p>
          </table:table-cell>
          <table:table-cell office:value-type="float" office:value="93">
            <text:p>93</text:p>
          </table:table-cell>
          <table:table-cell office:value-type="float" office:value="122">
            <text:p>122</text:p>
          </table:table-cell>
          <table:table-cell office:value-type="float" office:value="127">
            <text:p>127</text:p>
          </table:table-cell>
          <table:table-cell office:value-type="float" office:value="52">
            <text:p>52</text:p>
          </table:table-cell>
          <table:table-cell office:value-type="float" office:value="181">
            <text:p>181</text:p>
          </table:table-cell>
          <table:table-cell office:value-type="float" office:value="86">
            <text:p>86</text:p>
          </table:table-cell>
          <table:table-cell office:value-type="float" office:value="12">
            <text:p>12</text:p>
          </table:table-cell>
          <table:table-cell office:value-type="float" office:value="95">
            <text:p>95</text:p>
          </table:table-cell>
          <table:table-cell office:value-type="float" office:value="57">
            <text:p>57</text:p>
          </table:table-cell>
          <table:table-cell/>
          <table:table-cell office:value-type="float" office:value="46">
            <text:p>46</text:p>
          </table:table-cell>
          <table:table-cell table:number-columns-repeated="974"/>
        </table:table-row>
        <table:table-row table:style-name="ro1">
          <table:table-cell office:value-type="string">
            <text:p>Finland</text:p>
          </table:table-cell>
          <table:table-cell office:value-type="float" office:value="311">
            <text:p>311</text:p>
          </table:table-cell>
          <table:table-cell office:value-type="float" office:value="300">
            <text:p>300</text:p>
          </table:table-cell>
          <table:table-cell office:value-type="float" office:value="304">
            <text:p>304</text:p>
          </table:table-cell>
          <table:table-cell office:value-type="float" office:value="302">
            <text:p>302</text:p>
          </table:table-cell>
          <table:table-cell office:value-type="float" office:value="283">
            <text:p>283</text:p>
          </table:table-cell>
          <table:table-cell office:value-type="float" office:value="303">
            <text:p>303</text:p>
          </table:table-cell>
          <table:table-cell office:value-type="float" office:value="143">
            <text:p>143</text:p>
          </table:table-cell>
          <table:table-cell office:value-type="float" office:value="291">
            <text:p>291</text:p>
          </table:table-cell>
          <table:table-cell office:value-type="float" office:value="292">
            <text:p>292</text:p>
          </table:table-cell>
          <table:table-cell office:value-type="float" office:value="302">
            <text:p>302</text:p>
          </table:table-cell>
          <table:table-cell office:value-type="float" office:value="224">
            <text:p>224</text:p>
          </table:table-cell>
          <table:table-cell office:value-type="float" office:value="230">
            <text:p>230</text:p>
          </table:table-cell>
          <table:table-cell office:value-type="float" office:value="220">
            <text:p>220</text:p>
          </table:table-cell>
          <table:table-cell office:value-type="float" office:value="204">
            <text:p>204</text:p>
          </table:table-cell>
          <table:table-cell office:value-type="float" office:value="251">
            <text:p>251</text:p>
          </table:table-cell>
          <table:table-cell office:value-type="float" office:value="283">
            <text:p>283</text:p>
          </table:table-cell>
          <table:table-cell office:value-type="float" office:value="284">
            <text:p>284</text:p>
          </table:table-cell>
          <table:table-cell office:value-type="float" office:value="165">
            <text:p>165</text:p>
          </table:table-cell>
          <table:table-cell office:value-type="float" office:value="113">
            <text:p>113</text:p>
          </table:table-cell>
          <table:table-cell office:value-type="float" office:value="206">
            <text:p>206</text:p>
          </table:table-cell>
          <table:table-cell office:value-type="float" office:value="221">
            <text:p>221</text:p>
          </table:table-cell>
          <table:table-cell office:value-type="float" office:value="258">
            <text:p>258</text:p>
          </table:table-cell>
          <table:table-cell office:value-type="float" office:value="266">
            <text:p>266</text:p>
          </table:table-cell>
          <table:table-cell office:value-type="float" office:value="189">
            <text:p>189</text:p>
          </table:table-cell>
          <table:table-cell office:value-type="float" office:value="97">
            <text:p>97</text:p>
          </table:table-cell>
          <table:table-cell office:value-type="float" office:value="212">
            <text:p>212</text:p>
          </table:table-cell>
          <table:table-cell office:value-type="float" office:value="179">
            <text:p>179</text:p>
          </table:table-cell>
          <table:table-cell office:value-type="float" office:value="157">
            <text:p>157</text:p>
          </table:table-cell>
          <table:table-cell office:value-type="float" office:value="97">
            <text:p>97</text:p>
          </table:table-cell>
          <table:table-cell office:value-type="float" office:value="266">
            <text:p>266</text:p>
          </table:table-cell>
          <table:table-cell office:value-type="float" office:value="265">
            <text:p>265</text:p>
          </table:table-cell>
          <table:table-cell office:value-type="float" office:value="271">
            <text:p>271</text:p>
          </table:table-cell>
          <table:table-cell office:value-type="float" office:value="115">
            <text:p>115</text:p>
          </table:table-cell>
          <table:table-cell office:value-type="float" office:value="127">
            <text:p>127</text:p>
          </table:table-cell>
          <table:table-cell office:value-type="float" office:value="58">
            <text:p>58</text:p>
          </table:table-cell>
          <table:table-cell office:value-type="float" office:value="254">
            <text:p>254</text:p>
          </table:table-cell>
          <table:table-cell office:value-type="float" office:value="221">
            <text:p>221</text:p>
          </table:table-cell>
          <table:table-cell office:value-type="float" office:value="73">
            <text:p>73</text:p>
          </table:table-cell>
          <table:table-cell office:value-type="float" office:value="183">
            <text:p>183</text:p>
          </table:table-cell>
          <table:table-cell office:value-type="float" office:value="147">
            <text:p>147</text:p>
          </table:table-cell>
          <table:table-cell office:value-type="float" office:value="160">
            <text:p>160</text:p>
          </table:table-cell>
          <table:table-cell office:value-type="float" office:value="60">
            <text:p>60</text:p>
          </table:table-cell>
          <table:table-cell office:value-type="float" office:value="281">
            <text:p>281</text:p>
          </table:table-cell>
          <table:table-cell office:value-type="float" office:value="172">
            <text:p>172</text:p>
          </table:table-cell>
          <table:table-cell office:value-type="float" office:value="14">
            <text:p>14</text:p>
          </table:table-cell>
          <table:table-cell office:value-type="float" office:value="103">
            <text:p>103</text:p>
          </table:table-cell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974"/>
        </table:table-row>
        <table:table-row table:style-name="ro1">
          <table:table-cell office:value-type="string">
            <text:p>France</text:p>
          </table:table-cell>
          <table:table-cell office:value-type="float" office:value="226">
            <text:p>226</text:p>
          </table:table-cell>
          <table:table-cell office:value-type="float" office:value="198">
            <text:p>198</text:p>
          </table:table-cell>
          <table:table-cell office:value-type="float" office:value="201">
            <text:p>201</text:p>
          </table:table-cell>
          <table:table-cell office:value-type="float" office:value="214">
            <text:p>214</text:p>
          </table:table-cell>
          <table:table-cell office:value-type="float" office:value="190">
            <text:p>190</text:p>
          </table:table-cell>
          <table:table-cell office:value-type="float" office:value="222">
            <text:p>222</text:p>
          </table:table-cell>
          <table:table-cell office:value-type="float" office:value="83">
            <text:p>83</text:p>
          </table:table-cell>
          <table:table-cell office:value-type="float" office:value="214">
            <text:p>214</text:p>
          </table:table-cell>
          <table:table-cell office:value-type="float" office:value="169">
            <text:p>169</text:p>
          </table:table-cell>
          <table:table-cell office:value-type="float" office:value="223">
            <text:p>223</text:p>
          </table:table-cell>
          <table:table-cell office:value-type="float" office:value="123">
            <text:p>123</text:p>
          </table:table-cell>
          <table:table-cell office:value-type="float" office:value="110">
            <text:p>110</text:p>
          </table:table-cell>
          <table:table-cell office:value-type="float" office:value="139">
            <text:p>139</text:p>
          </table:table-cell>
          <table:table-cell office:value-type="float" office:value="98">
            <text:p>98</text:p>
          </table:table-cell>
          <table:table-cell table:number-columns-repeated="2" office:value-type="float" office:value="117">
            <text:p>117</text:p>
          </table:table-cell>
          <table:table-cell office:value-type="float" office:value="159">
            <text:p>159</text:p>
          </table:table-cell>
          <table:table-cell office:value-type="float" office:value="127">
            <text:p>127</text:p>
          </table:table-cell>
          <table:table-cell office:value-type="float" office:value="63">
            <text:p>63</text:p>
          </table:table-cell>
          <table:table-cell office:value-type="float" office:value="82">
            <text:p>82</text:p>
          </table:table-cell>
          <table:table-cell office:value-type="float" office:value="127">
            <text:p>127</text:p>
          </table:table-cell>
          <table:table-cell office:value-type="float" office:value="144">
            <text:p>144</text:p>
          </table:table-cell>
          <table:table-cell office:value-type="float" office:value="185">
            <text:p>185</text:p>
          </table:table-cell>
          <table:table-cell office:value-type="float" office:value="92">
            <text:p>92</text:p>
          </table:table-cell>
          <table:table-cell office:value-type="float" office:value="57">
            <text:p>57</text:p>
          </table:table-cell>
          <table:table-cell office:value-type="float" office:value="133">
            <text:p>133</text:p>
          </table:table-cell>
          <table:table-cell office:value-type="float" office:value="101">
            <text:p>101</text:p>
          </table:table-cell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  <table:table-cell office:value-type="float" office:value="166">
            <text:p>166</text:p>
          </table:table-cell>
          <table:table-cell office:value-type="float" office:value="171">
            <text:p>171</text:p>
          </table:table-cell>
          <table:table-cell office:value-type="float" office:value="191">
            <text:p>191</text:p>
          </table:table-cell>
          <table:table-cell office:value-type="float" office:value="95">
            <text:p>95</text:p>
          </table:table-cell>
          <table:table-cell office:value-type="float" office:value="67">
            <text:p>67</text:p>
          </table:table-cell>
          <table:table-cell office:value-type="float" office:value="8">
            <text:p>8</text:p>
          </table:table-cell>
          <table:table-cell office:value-type="float" office:value="162">
            <text:p>162</text:p>
          </table:table-cell>
          <table:table-cell office:value-type="float" office:value="124">
            <text:p>124</text:p>
          </table:table-cell>
          <table:table-cell office:value-type="float" office:value="52">
            <text:p>52</text:p>
          </table:table-cell>
          <table:table-cell office:value-type="float" office:value="93">
            <text:p>93</text:p>
          </table:table-cell>
          <table:table-cell office:value-type="float" office:value="128">
            <text:p>128</text:p>
          </table:table-cell>
          <table:table-cell office:value-type="float" office:value="28">
            <text:p>28</text:p>
          </table:table-cell>
          <table:table-cell office:value-type="float" office:value="26">
            <text:p>26</text:p>
          </table:table-cell>
          <table:table-cell office:value-type="float" office:value="157">
            <text:p>157</text:p>
          </table:table-cell>
          <table:table-cell office:value-type="float" office:value="155">
            <text:p>155</text:p>
          </table:table-cell>
          <table:table-cell office:value-type="float" office:value="33">
            <text:p>33</text:p>
          </table:table-cell>
          <table:table-cell office:value-type="float" office:value="134">
            <text:p>134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974"/>
        </table:table-row>
        <table:table-row table:style-name="ro1">
          <table:table-cell office:value-type="string">
            <text:p>Germany</text:p>
          </table:table-cell>
          <table:table-cell office:value-type="float" office:value="230">
            <text:p>230</text:p>
          </table:table-cell>
          <table:table-cell office:value-type="float" office:value="151">
            <text:p>151</text:p>
          </table:table-cell>
          <table:table-cell office:value-type="float" office:value="194">
            <text:p>194</text:p>
          </table:table-cell>
          <table:table-cell office:value-type="float" office:value="215">
            <text:p>215</text:p>
          </table:table-cell>
          <table:table-cell office:value-type="float" office:value="206">
            <text:p>206</text:p>
          </table:table-cell>
          <table:table-cell office:value-type="float" office:value="223">
            <text:p>223</text:p>
          </table:table-cell>
          <table:table-cell office:value-type="float" office:value="80">
            <text:p>80</text:p>
          </table:table-cell>
          <table:table-cell office:value-type="float" office:value="214">
            <text:p>214</text:p>
          </table:table-cell>
          <table:table-cell office:value-type="float" office:value="193">
            <text:p>193</text:p>
          </table:table-cell>
          <table:table-cell office:value-type="float" office:value="229">
            <text:p>229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92">
            <text:p>92</text:p>
          </table:table-cell>
          <table:table-cell office:value-type="float" office:value="34">
            <text:p>34</text:p>
          </table:table-cell>
          <table:table-cell office:value-type="float" office:value="141">
            <text:p>141</text:p>
          </table:table-cell>
          <table:table-cell office:value-type="float" office:value="111">
            <text:p>111</text:p>
          </table:table-cell>
          <table:table-cell office:value-type="float" office:value="121">
            <text:p>121</text:p>
          </table:table-cell>
          <table:table-cell office:value-type="float" office:value="80">
            <text:p>80</text:p>
          </table:table-cell>
          <table:table-cell office:value-type="float" office:value="65">
            <text:p>65</text:p>
          </table:table-cell>
          <table:table-cell office:value-type="float" office:value="108">
            <text:p>108</text:p>
          </table:table-cell>
          <table:table-cell office:value-type="float" office:value="109">
            <text:p>109</text:p>
          </table:table-cell>
          <table:table-cell office:value-type="float" office:value="203">
            <text:p>203</text:p>
          </table:table-cell>
          <table:table-cell office:value-type="float" office:value="167">
            <text:p>167</text:p>
          </table:table-cell>
          <table:table-cell office:value-type="float" office:value="72">
            <text:p>72</text:p>
          </table:table-cell>
          <table:table-cell office:value-type="float" office:value="36">
            <text:p>36</text:p>
          </table:table-cell>
          <table:table-cell office:value-type="float" office:value="162">
            <text:p>162</text:p>
          </table:table-cell>
          <table:table-cell office:value-type="float" office:value="63">
            <text:p>63</text:p>
          </table:table-cell>
          <table:table-cell office:value-type="float" office:value="166">
            <text:p>166</text:p>
          </table:table-cell>
          <table:table-cell office:value-type="float" office:value="40">
            <text:p>40</text:p>
          </table:table-cell>
          <table:table-cell office:value-type="float" office:value="178">
            <text:p>178</text:p>
          </table:table-cell>
          <table:table-cell office:value-type="float" office:value="203">
            <text:p>203</text:p>
          </table:table-cell>
          <table:table-cell office:value-type="float" office:value="147">
            <text:p>147</text:p>
          </table:table-cell>
          <table:table-cell office:value-type="float" office:value="70">
            <text:p>70</text:p>
          </table:table-cell>
          <table:table-cell office:value-type="float" office:value="78">
            <text:p>78</text:p>
          </table:table-cell>
          <table:table-cell office:value-type="float" office:value="3">
            <text:p>3</text:p>
          </table:table-cell>
          <table:table-cell office:value-type="float" office:value="163">
            <text:p>163</text:p>
          </table:table-cell>
          <table:table-cell office:value-type="float" office:value="167">
            <text:p>167</text:p>
          </table:table-cell>
          <table:table-cell office:value-type="float" office:value="38">
            <text:p>38</text:p>
          </table:table-cell>
          <table:table-cell office:value-type="float" office:value="96">
            <text:p>96</text:p>
          </table:table-cell>
          <table:table-cell office:value-type="float" office:value="128">
            <text:p>128</text:p>
          </table:table-cell>
          <table:table-cell office:value-type="float" office:value="116">
            <text:p>116</text:p>
          </table:table-cell>
          <table:table-cell office:value-type="float" office:value="66">
            <text:p>66</text:p>
          </table:table-cell>
          <table:table-cell office:value-type="float" office:value="130">
            <text:p>130</text:p>
          </table:table-cell>
          <table:table-cell office:value-type="float" office:value="115">
            <text:p>115</text:p>
          </table:table-cell>
          <table:table-cell office:value-type="float" office:value="5">
            <text:p>5</text:p>
          </table:table-cell>
          <table:table-cell office:value-type="float" office:value="67">
            <text:p>67</text:p>
          </table:table-cell>
          <table:table-cell office:value-type="float" office:value="45">
            <text:p>45</text:p>
          </table:table-cell>
          <table:table-cell/>
          <table:table-cell office:value-type="float" office:value="44">
            <text:p>44</text:p>
          </table:table-cell>
          <table:table-cell table:number-columns-repeated="974"/>
        </table:table-row>
        <table:table-row table:style-name="ro1">
          <table:table-cell office:value-type="string">
            <text:p>Greece</text:p>
          </table:table-cell>
          <table:table-cell office:value-type="float" office:value="188">
            <text:p>188</text:p>
          </table:table-cell>
          <table:table-cell office:value-type="float" office:value="140">
            <text:p>140</text:p>
          </table:table-cell>
          <table:table-cell office:value-type="float" office:value="166">
            <text:p>166</text:p>
          </table:table-cell>
          <table:table-cell office:value-type="float" office:value="168">
            <text:p>168</text:p>
          </table:table-cell>
          <table:table-cell office:value-type="float" office:value="145">
            <text:p>145</text:p>
          </table:table-cell>
          <table:table-cell office:value-type="float" office:value="180">
            <text:p>180</text:p>
          </table:table-cell>
          <table:table-cell office:value-type="float" office:value="99">
            <text:p>99</text:p>
          </table:table-cell>
          <table:table-cell office:value-type="float" office:value="171">
            <text:p>171</text:p>
          </table:table-cell>
          <table:table-cell office:value-type="float" office:value="153">
            <text:p>153</text:p>
          </table:table-cell>
          <table:table-cell office:value-type="float" office:value="186">
            <text:p>186</text:p>
          </table:table-cell>
          <table:table-cell office:value-type="float" office:value="44">
            <text:p>44</text:p>
          </table:table-cell>
          <table:table-cell office:value-type="float" office:value="93">
            <text:p>93</text:p>
          </table:table-cell>
          <table:table-cell office:value-type="float" office:value="59">
            <text:p>59</text:p>
          </table:table-cell>
          <table:table-cell office:value-type="float" office:value="67">
            <text:p>67</text:p>
          </table:table-cell>
          <table:table-cell office:value-type="float" office:value="103">
            <text:p>103</text:p>
          </table:table-cell>
          <table:table-cell office:value-type="float" office:value="102">
            <text:p>102</text:p>
          </table:table-cell>
          <table:table-cell office:value-type="float" office:value="143">
            <text:p>143</text:p>
          </table:table-cell>
          <table:table-cell office:value-type="float" office:value="112">
            <text:p>112</text:p>
          </table:table-cell>
          <table:table-cell office:value-type="float" office:value="17">
            <text:p>17</text:p>
          </table:table-cell>
          <table:table-cell office:value-type="float" office:value="108">
            <text:p>108</text:p>
          </table:table-cell>
          <table:table-cell office:value-type="float" office:value="114">
            <text:p>114</text:p>
          </table:table-cell>
          <table:table-cell office:value-type="float" office:value="122">
            <text:p>122</text:p>
          </table:table-cell>
          <table:table-cell office:value-type="float" office:value="152">
            <text:p>152</text:p>
          </table:table-cell>
          <table:table-cell office:value-type="float" office:value="51">
            <text:p>51</text:p>
          </table:table-cell>
          <table:table-cell office:value-type="float" office:value="21">
            <text:p>21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66">
            <text:p>66</text:p>
          </table:table-cell>
          <table:table-cell office:value-type="float" office:value="24">
            <text:p>24</text:p>
          </table:table-cell>
          <table:table-cell office:value-type="float" office:value="151">
            <text:p>151</text:p>
          </table:table-cell>
          <table:table-cell office:value-type="float" office:value="164">
            <text:p>164</text:p>
          </table:table-cell>
          <table:table-cell office:value-type="float" office:value="61">
            <text:p>61</text:p>
          </table:table-cell>
          <table:table-cell office:value-type="float" office:value="116">
            <text:p>116</text:p>
          </table:table-cell>
          <table:table-cell office:value-type="float" office:value="51">
            <text:p>51</text:p>
          </table:table-cell>
          <table:table-cell office:value-type="float" office:value="11">
            <text:p>11</text:p>
          </table:table-cell>
          <table:table-cell office:value-type="float" office:value="131">
            <text:p>131</text:p>
          </table:table-cell>
          <table:table-cell office:value-type="float" office:value="123">
            <text:p>123</text:p>
          </table:table-cell>
          <table:table-cell office:value-type="float" office:value="32">
            <text:p>32</text:p>
          </table:table-cell>
          <table:table-cell office:value-type="float" office:value="70">
            <text:p>70</text:p>
          </table:table-cell>
          <table:table-cell office:value-type="float" office:value="140">
            <text:p>140</text:p>
          </table:table-cell>
          <table:table-cell office:value-type="float" office:value="61">
            <text:p>61</text:p>
          </table:table-cell>
          <table:table-cell office:value-type="float" office:value="7">
            <text:p>7</text:p>
          </table:table-cell>
          <table:table-cell office:value-type="float" office:value="144">
            <text:p>144</text:p>
          </table:table-cell>
          <table:table-cell office:value-type="float" office:value="143">
            <text:p>143</text:p>
          </table:table-cell>
          <table:table-cell office:value-type="float" office:value="41">
            <text:p>41</text:p>
          </table:table-cell>
          <table:table-cell office:value-type="float" office:value="137">
            <text:p>137</text:p>
          </table:table-cell>
          <table:table-cell office:value-type="float" office:value="36">
            <text:p>36</text:p>
          </table:table-cell>
          <table:table-cell/>
          <table:table-cell office:value-type="float" office:value="57">
            <text:p>57</text:p>
          </table:table-cell>
          <table:table-cell table:number-columns-repeated="974"/>
        </table:table-row>
        <table:table-row table:style-name="ro1">
          <table:table-cell office:value-type="string">
            <text:p>Hong Kong-China</text:p>
          </table:table-cell>
          <table:table-cell office:value-type="float" office:value="148">
            <text:p>148</text:p>
          </table:table-cell>
          <table:table-cell office:value-type="float" office:value="142">
            <text:p>142</text:p>
          </table:table-cell>
          <table:table-cell office:value-type="float" office:value="139">
            <text:p>139</text:p>
          </table:table-cell>
          <table:table-cell office:value-type="float" office:value="133">
            <text:p>133</text:p>
          </table:table-cell>
          <table:table-cell table:number-columns-repeated="2" office:value-type="float" office:value="145">
            <text:p>145</text:p>
          </table:table-cell>
          <table:table-cell office:value-type="float" office:value="23">
            <text:p>23</text:p>
          </table:table-cell>
          <table:table-cell office:value-type="float" office:value="142">
            <text:p>142</text:p>
          </table:table-cell>
          <table:table-cell office:value-type="float" office:value="135">
            <text:p>135</text:p>
          </table:table-cell>
          <table:table-cell office:value-type="float" office:value="148">
            <text:p>148</text:p>
          </table:table-cell>
          <table:table-cell office:value-type="float" office:value="37">
            <text:p>37</text:p>
          </table:table-cell>
          <table:table-cell office:value-type="float" office:value="112">
            <text:p>112</text:p>
          </table:table-cell>
          <table:table-cell office:value-type="float" office:value="104">
            <text:p>104</text:p>
          </table:table-cell>
          <table:table-cell office:value-type="float" office:value="73">
            <text:p>73</text:p>
          </table:table-cell>
          <table:table-cell office:value-type="float" office:value="101">
            <text:p>101</text:p>
          </table:table-cell>
          <table:table-cell office:value-type="float" office:value="71">
            <text:p>71</text:p>
          </table:table-cell>
          <table:table-cell office:value-type="float" office:value="90">
            <text:p>90</text:p>
          </table:table-cell>
          <table:table-cell office:value-type="float" office:value="75">
            <text:p>75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office:value-type="float" office:value="41">
            <text:p>41</text:p>
          </table:table-cell>
          <table:table-cell office:value-type="float" office:value="113">
            <text:p>113</text:p>
          </table:table-cell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office:value-type="float" office:value="133">
            <text:p>133</text:p>
          </table:table-cell>
          <table:table-cell office:value-type="float" office:value="74">
            <text:p>74</text:p>
          </table:table-cell>
          <table:table-cell office:value-type="float" office:value="87">
            <text:p>87</text:p>
          </table:table-cell>
          <table:table-cell office:value-type="float" office:value="28">
            <text:p>28</text:p>
          </table:table-cell>
          <table:table-cell office:value-type="float" office:value="137">
            <text:p>137</text:p>
          </table:table-cell>
          <table:table-cell office:value-type="float" office:value="138">
            <text:p>138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21">
            <text:p>121</text:p>
          </table:table-cell>
          <table:table-cell office:value-type="float" office:value="65">
            <text:p>65</text:p>
          </table:table-cell>
          <table:table-cell office:value-type="float" office:value="49">
            <text:p>49</text:p>
          </table:table-cell>
          <table:table-cell office:value-type="float" office:value="83">
            <text:p>83</text:p>
          </table:table-cell>
          <table:table-cell office:value-type="float" office:value="78">
            <text:p>78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135">
            <text:p>135</text:p>
          </table:table-cell>
          <table:table-cell office:value-type="float" office:value="122">
            <text:p>122</text:p>
          </table:table-cell>
          <table:table-cell office:value-type="float" office:value="4">
            <text:p>4</text:p>
          </table:table-cell>
          <table:table-cell office:value-type="float" office:value="119">
            <text:p>119</text:p>
          </table:table-cell>
          <table:table-cell office:value-type="float" office:value="82">
            <text:p>82</text:p>
          </table:table-cell>
          <table:table-cell office:value-type="float" office:value="8">
            <text:p>8</text:p>
          </table:table-cell>
          <table:table-cell office:value-type="float" office:value="51">
            <text:p>51</text:p>
          </table:table-cell>
          <table:table-cell table:number-columns-repeated="974"/>
        </table:table-row>
        <table:table-row table:style-name="ro1">
          <table:table-cell office:value-type="string">
            <text:p>Hungary</text:p>
          </table:table-cell>
          <table:table-cell office:value-type="float" office:value="204">
            <text:p>204</text:p>
          </table:table-cell>
          <table:table-cell office:value-type="float" office:value="135">
            <text:p>135</text:p>
          </table:table-cell>
          <table:table-cell office:value-type="float" office:value="153">
            <text:p>153</text:p>
          </table:table-cell>
          <table:table-cell office:value-type="float" office:value="167">
            <text:p>167</text:p>
          </table:table-cell>
          <table:table-cell office:value-type="float" office:value="146">
            <text:p>146</text:p>
          </table:table-cell>
          <table:table-cell office:value-type="float" office:value="184">
            <text:p>184</text:p>
          </table:table-cell>
          <table:table-cell office:value-type="float" office:value="99">
            <text:p>99</text:p>
          </table:table-cell>
          <table:table-cell office:value-type="float" office:value="191">
            <text:p>191</text:p>
          </table:table-cell>
          <table:table-cell office:value-type="float" office:value="173">
            <text:p>173</text:p>
          </table:table-cell>
          <table:table-cell office:value-type="float" office:value="195">
            <text:p>195</text:p>
          </table:table-cell>
          <table:table-cell office:value-type="float" office:value="48">
            <text:p>48</text:p>
          </table:table-cell>
          <table:table-cell office:value-type="float" office:value="44">
            <text:p>44</text:p>
          </table:table-cell>
          <table:table-cell office:value-type="float" office:value="107">
            <text:p>107</text:p>
          </table:table-cell>
          <table:table-cell table:number-columns-repeated="2" office:value-type="float" office:value="93">
            <text:p>93</text:p>
          </table:table-cell>
          <table:table-cell office:value-type="float" office:value="58">
            <text:p>58</text:p>
          </table:table-cell>
          <table:table-cell office:value-type="float" office:value="123">
            <text:p>123</text:p>
          </table:table-cell>
          <table:table-cell office:value-type="float" office:value="49">
            <text:p>49</text:p>
          </table:table-cell>
          <table:table-cell office:value-type="float" office:value="37">
            <text:p>37</text:p>
          </table:table-cell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office:value-type="float" office:value="125">
            <text:p>125</text:p>
          </table:table-cell>
          <table:table-cell office:value-type="float" office:value="120">
            <text:p>120</text:p>
          </table:table-cell>
          <table:table-cell office:value-type="float" office:value="90">
            <text:p>90</text:p>
          </table:table-cell>
          <table:table-cell office:value-type="float" office:value="12">
            <text:p>12</text:p>
          </table:table-cell>
          <table:table-cell office:value-type="float" office:value="111">
            <text:p>111</text:p>
          </table:table-cell>
          <table:table-cell office:value-type="float" office:value="63">
            <text:p>63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146">
            <text:p>146</text:p>
          </table:table-cell>
          <table:table-cell office:value-type="float" office:value="168">
            <text:p>168</text:p>
          </table:table-cell>
          <table:table-cell office:value-type="float" office:value="79">
            <text:p>79</text:p>
          </table:table-cell>
          <table:table-cell office:value-type="float" office:value="121">
            <text:p>121</text:p>
          </table:table-cell>
          <table:table-cell office:value-type="float" office:value="86">
            <text:p>86</text:p>
          </table:table-cell>
          <table:table-cell office:value-type="float" office:value="28">
            <text:p>28</text:p>
          </table:table-cell>
          <table:table-cell office:value-type="float" office:value="162">
            <text:p>162</text:p>
          </table:table-cell>
          <table:table-cell office:value-type="float" office:value="151">
            <text:p>151</text:p>
          </table:table-cell>
          <table:table-cell office:value-type="float" office:value="62">
            <text:p>62</text:p>
          </table:table-cell>
          <table:table-cell office:value-type="float" office:value="102">
            <text:p>102</text:p>
          </table:table-cell>
          <table:table-cell office:value-type="float" office:value="152">
            <text:p>152</text:p>
          </table:table-cell>
          <table:table-cell office:value-type="float" office:value="111">
            <text:p>111</text:p>
          </table:table-cell>
          <table:table-cell office:value-type="float" office:value="65">
            <text:p>65</text:p>
          </table:table-cell>
          <table:table-cell office:value-type="float" office:value="153">
            <text:p>153</text:p>
          </table:table-cell>
          <table:table-cell office:value-type="float" office:value="122">
            <text:p>122</text:p>
          </table:table-cell>
          <table:table-cell office:value-type="float" office:value="19">
            <text:p>19</text:p>
          </table:table-cell>
          <table:table-cell office:value-type="float" office:value="94">
            <text:p>94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974"/>
        </table:table-row>
        <table:table-row table:style-name="ro1">
          <table:table-cell office:value-type="string">
            <text:p>Iceland</text:p>
          </table:table-cell>
          <table:table-cell office:value-type="float" office:value="134">
            <text:p>134</text:p>
          </table:table-cell>
          <table:table-cell office:value-type="float" office:value="110">
            <text:p>110</text:p>
          </table:table-cell>
          <table:table-cell office:value-type="float" office:value="124">
            <text:p>124</text:p>
          </table:table-cell>
          <table:table-cell office:value-type="float" office:value="110">
            <text:p>110</text:p>
          </table:table-cell>
          <table:table-cell office:value-type="float" office:value="96">
            <text:p>96</text:p>
          </table:table-cell>
          <table:table-cell office:value-type="float" office:value="126">
            <text:p>126</text:p>
          </table:table-cell>
          <table:table-cell office:value-type="float" office:value="55">
            <text:p>55</text:p>
          </table:table-cell>
          <table:table-cell office:value-type="float" office:value="118">
            <text:p>118</text:p>
          </table:table-cell>
          <table:table-cell office:value-type="float" office:value="101">
            <text:p>101</text:p>
          </table:table-cell>
          <table:table-cell office:value-type="float" office:value="129">
            <text:p>129</text:p>
          </table:table-cell>
          <table:table-cell office:value-type="float" office:value="25">
            <text:p>25</text:p>
          </table:table-cell>
          <table:table-cell office:value-type="float" office:value="91">
            <text:p>91</text:p>
          </table:table-cell>
          <table:table-cell office:value-type="float" office:value="77">
            <text:p>77</text:p>
          </table:table-cell>
          <table:table-cell office:value-type="float" office:value="43">
            <text:p>43</text:p>
          </table:table-cell>
          <table:table-cell office:value-type="float" office:value="72">
            <text:p>72</text:p>
          </table:table-cell>
          <table:table-cell office:value-type="float" office:value="89">
            <text:p>89</text:p>
          </table:table-cell>
          <table:table-cell office:value-type="float" office:value="118">
            <text:p>118</text:p>
          </table:table-cell>
          <table:table-cell office:value-type="float" office:value="49">
            <text:p>49</text:p>
          </table:table-cell>
          <table:table-cell office:value-type="float" office:value="52">
            <text:p>52</text:p>
          </table:table-cell>
          <table:table-cell office:value-type="float" office:value="81">
            <text:p>81</text:p>
          </table:table-cell>
          <table:table-cell office:value-type="float" office:value="73">
            <text:p>73</text:p>
          </table:table-cell>
          <table:table-cell office:value-type="float" office:value="63">
            <text:p>63</text:p>
          </table:table-cell>
          <table:table-cell office:value-type="float" office:value="81">
            <text:p>81</text:p>
          </table:table-cell>
          <table:table-cell office:value-type="float" office:value="51">
            <text:p>51</text:p>
          </table:table-cell>
          <table:table-cell office:value-type="float" office:value="26">
            <text:p>26</text:p>
          </table:table-cell>
          <table:table-cell office:value-type="float" office:value="76">
            <text:p>76</text:p>
          </table:table-cell>
          <table:table-cell office:value-type="float" office:value="67">
            <text:p>67</text:p>
          </table:table-cell>
          <table:table-cell office:value-type="float" office:value="61">
            <text:p>61</text:p>
          </table:table-cell>
          <table:table-cell office:value-type="float" office:value="10">
            <text:p>10</text:p>
          </table:table-cell>
          <table:table-cell office:value-type="float" office:value="95">
            <text:p>95</text:p>
          </table:table-cell>
          <table:table-cell office:value-type="float" office:value="104">
            <text:p>104</text:p>
          </table:table-cell>
          <table:table-cell office:value-type="float" office:value="84">
            <text:p>84</text:p>
          </table:table-cell>
          <table:table-cell office:value-type="float" office:value="51">
            <text:p>51</text:p>
          </table:table-cell>
          <table:table-cell office:value-type="float" office:value="49">
            <text:p>49</text:p>
          </table:table-cell>
          <table:table-cell office:value-type="float" office:value="8">
            <text:p>8</text:p>
          </table:table-cell>
          <table:table-cell office:value-type="float" office:value="99">
            <text:p>99</text:p>
          </table:table-cell>
          <table:table-cell office:value-type="float" office:value="82">
            <text:p>82</text:p>
          </table:table-cell>
          <table:table-cell office:value-type="float" office:value="35">
            <text:p>35</text:p>
          </table:table-cell>
          <table:table-cell office:value-type="float" office:value="61">
            <text:p>61</text:p>
          </table:table-cell>
          <table:table-cell office:value-type="float" office:value="40">
            <text:p>40</text:p>
          </table:table-cell>
          <table:table-cell office:value-type="float" office:value="19">
            <text:p>19</text:p>
          </table:table-cell>
          <table:table-cell/>
          <table:table-cell office:value-type="float" office:value="98">
            <text:p>98</text:p>
          </table:table-cell>
          <table:table-cell office:value-type="float" office:value="59">
            <text:p>59</text:p>
          </table:table-cell>
          <table:table-cell office:value-type="float" office:value="39">
            <text:p>39</text:p>
          </table:table-cell>
          <table:table-cell office:value-type="float" office:value="49">
            <text:p>49</text:p>
          </table:table-cell>
          <table:table-cell office:value-type="float" office:value="32">
            <text:p>32</text:p>
          </table:table-cell>
          <table:table-cell/>
          <table:table-cell office:value-type="float" office:value="45">
            <text:p>45</text:p>
          </table:table-cell>
          <table:table-cell table:number-columns-repeated="974"/>
        </table:table-row>
        <table:table-row table:style-name="ro1">
          <table:table-cell office:value-type="string">
            <text:p>Indonesia</text:p>
          </table:table-cell>
          <table:table-cell office:value-type="float" office:value="209">
            <text:p>209</text:p>
          </table:table-cell>
          <table:table-cell office:value-type="float" office:value="83">
            <text:p>83</text:p>
          </table:table-cell>
          <table:table-cell office:value-type="float" office:value="148">
            <text:p>148</text:p>
          </table:table-cell>
          <table:table-cell office:value-type="float" office:value="128">
            <text:p>128</text:p>
          </table:table-cell>
          <table:table-cell office:value-type="float" office:value="103">
            <text:p>103</text:p>
          </table:table-cell>
          <table:table-cell office:value-type="float" office:value="194">
            <text:p>194</text:p>
          </table:table-cell>
          <table:table-cell office:value-type="float" office:value="165">
            <text:p>165</text:p>
          </table:table-cell>
          <table:table-cell office:value-type="float" office:value="127">
            <text:p>127</text:p>
          </table:table-cell>
          <table:table-cell office:value-type="float" office:value="123">
            <text:p>123</text:p>
          </table:table-cell>
          <table:table-cell office:value-type="float" office:value="209">
            <text:p>209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135">
            <text:p>135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47">
            <text:p>47</text:p>
          </table:table-cell>
          <table:table-cell office:value-type="float" office:value="23">
            <text:p>23</text:p>
          </table:table-cell>
          <table:table-cell office:value-type="float" office:value="99">
            <text:p>99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43">
            <text:p>43</text:p>
          </table:table-cell>
          <table:table-cell office:value-type="float" office:value="116">
            <text:p>116</text:p>
          </table:table-cell>
          <table:table-cell office:value-type="float" office:value="173">
            <text:p>173</text:p>
          </table:table-cell>
          <table:table-cell office:value-type="float" office:value="18">
            <text:p>18</text:p>
          </table:table-cell>
          <table:table-cell office:value-type="float" office:value="53">
            <text:p>53</text:p>
          </table:table-cell>
          <table:table-cell office:value-type="float" office:value="121">
            <text:p>121</text:p>
          </table:table-cell>
          <table:table-cell office:value-type="float" office:value="29">
            <text:p>29</text:p>
          </table:table-cell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office:value-type="float" office:value="81">
            <text:p>81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12">
            <text:p>112</text:p>
          </table:table-cell>
          <table:table-cell office:value-type="float" office:value="34">
            <text:p>34</text:p>
          </table:table-cell>
          <table:table-cell office:value-type="float" office:value="103">
            <text:p>103</text:p>
          </table:table-cell>
          <table:table-cell office:value-type="float" office:value="137">
            <text:p>137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47">
            <text:p>47</text:p>
          </table:table-cell>
          <table:table-cell table:number-columns-repeated="974"/>
        </table:table-row>
        <table:table-row table:style-name="ro1">
          <table:table-cell office:value-type="string">
            <text:p>Ireland</text:p>
          </table:table-cell>
          <table:table-cell office:value-type="float" office:value="183">
            <text:p>183</text:p>
          </table:table-cell>
          <table:table-cell office:value-type="float" office:value="174">
            <text:p>174</text:p>
          </table:table-cell>
          <table:table-cell office:value-type="float" office:value="181">
            <text:p>181</text:p>
          </table:table-cell>
          <table:table-cell office:value-type="float" office:value="179">
            <text:p>179</text:p>
          </table:table-cell>
          <table:table-cell office:value-type="float" office:value="176">
            <text:p>176</text:p>
          </table:table-cell>
          <table:table-cell office:value-type="float" office:value="183">
            <text:p>183</text:p>
          </table:table-cell>
          <table:table-cell office:value-type="float" office:value="126">
            <text:p>126</text:p>
          </table:table-cell>
          <table:table-cell office:value-type="float" office:value="180">
            <text:p>180</text:p>
          </table:table-cell>
          <table:table-cell office:value-type="float" office:value="167">
            <text:p>167</text:p>
          </table:table-cell>
          <table:table-cell office:value-type="float" office:value="183">
            <text:p>183</text:p>
          </table:table-cell>
          <table:table-cell office:value-type="float" office:value="71">
            <text:p>71</text:p>
          </table:table-cell>
          <table:table-cell table:number-columns-repeated="2" office:value-type="float" office:value="129">
            <text:p>129</text:p>
          </table:table-cell>
          <table:table-cell office:value-type="float" office:value="133">
            <text:p>133</text:p>
          </table:table-cell>
          <table:table-cell office:value-type="float" office:value="116">
            <text:p>116</text:p>
          </table:table-cell>
          <table:table-cell office:value-type="float" office:value="160">
            <text:p>160</text:p>
          </table:table-cell>
          <table:table-cell office:value-type="float" office:value="169">
            <text:p>169</text:p>
          </table:table-cell>
          <table:table-cell office:value-type="float" office:value="131">
            <text:p>131</text:p>
          </table:table-cell>
          <table:table-cell office:value-type="float" office:value="34">
            <text:p>34</text:p>
          </table:table-cell>
          <table:table-cell office:value-type="float" office:value="93">
            <text:p>93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49">
            <text:p>149</text:p>
          </table:table-cell>
          <table:table-cell office:value-type="float" office:value="113">
            <text:p>113</text:p>
          </table:table-cell>
          <table:table-cell office:value-type="float" office:value="58">
            <text:p>58</text:p>
          </table:table-cell>
          <table:table-cell office:value-type="float" office:value="159">
            <text:p>159</text:p>
          </table:table-cell>
          <table:table-cell office:value-type="float" office:value="117">
            <text:p>117</text:p>
          </table:table-cell>
          <table:table-cell office:value-type="float" office:value="65">
            <text:p>65</text:p>
          </table:table-cell>
          <table:table-cell office:value-type="float" office:value="43">
            <text:p>43</text:p>
          </table:table-cell>
          <table:table-cell office:value-type="float" office:value="156">
            <text:p>156</text:p>
          </table:table-cell>
          <table:table-cell office:value-type="float" office:value="167">
            <text:p>167</text:p>
          </table:table-cell>
          <table:table-cell office:value-type="float" office:value="173">
            <text:p>173</text:p>
          </table:table-cell>
          <table:table-cell office:value-type="float" office:value="91">
            <text:p>91</text:p>
          </table:table-cell>
          <table:table-cell office:value-type="float" office:value="122">
            <text:p>122</text:p>
          </table:table-cell>
          <table:table-cell office:value-type="float" office:value="12">
            <text:p>12</text:p>
          </table:table-cell>
          <table:table-cell office:value-type="float" office:value="165">
            <text:p>165</text:p>
          </table:table-cell>
          <table:table-cell office:value-type="float" office:value="120">
            <text:p>120</text:p>
          </table:table-cell>
          <table:table-cell office:value-type="float" office:value="25">
            <text:p>25</text:p>
          </table:table-cell>
          <table:table-cell office:value-type="float" office:value="80">
            <text:p>80</text:p>
          </table:table-cell>
          <table:table-cell office:value-type="float" office:value="78">
            <text:p>78</text:p>
          </table:table-cell>
          <table:table-cell office:value-type="float" office:value="55">
            <text:p>55</text:p>
          </table:table-cell>
          <table:table-cell office:value-type="float" office:value="33">
            <text:p>33</text:p>
          </table:table-cell>
          <table:table-cell office:value-type="float" office:value="160">
            <text:p>160</text:p>
          </table:table-cell>
          <table:table-cell office:value-type="float" office:value="109">
            <text:p>109</text:p>
          </table:table-cell>
          <table:table-cell office:value-type="float" office:value="22">
            <text:p>22</text:p>
          </table:table-cell>
          <table:table-cell office:value-type="float" office:value="117">
            <text:p>117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table:number-columns-repeated="974"/>
        </table:table-row>
        <table:table-row table:style-name="ro1">
          <table:table-cell office:value-type="string">
            <text:p>Israel</text:p>
          </table:table-cell>
          <table:table-cell office:value-type="float" office:value="172">
            <text:p>172</text:p>
          </table:table-cell>
          <table:table-cell office:value-type="float" office:value="163">
            <text:p>163</text:p>
          </table:table-cell>
          <table:table-cell office:value-type="float" office:value="166">
            <text:p>166</text:p>
          </table:table-cell>
          <table:table-cell office:value-type="float" office:value="159">
            <text:p>159</text:p>
          </table:table-cell>
          <table:table-cell office:value-type="float" office:value="141">
            <text:p>141</text:p>
          </table:table-cell>
          <table:table-cell office:value-type="float" office:value="164">
            <text:p>164</text:p>
          </table:table-cell>
          <table:table-cell office:value-type="float" office:value="49">
            <text:p>49</text:p>
          </table:table-cell>
          <table:table-cell office:value-type="float" office:value="157">
            <text:p>157</text:p>
          </table:table-cell>
          <table:table-cell office:value-type="float" office:value="141">
            <text:p>141</text:p>
          </table:table-cell>
          <table:table-cell office:value-type="float" office:value="170">
            <text:p>170</text:p>
          </table:table-cell>
          <table:table-cell office:value-type="float" office:value="77">
            <text:p>77</text:p>
          </table:table-cell>
          <table:table-cell office:value-type="float" office:value="122">
            <text:p>122</text:p>
          </table:table-cell>
          <table:table-cell office:value-type="float" office:value="148">
            <text:p>148</text:p>
          </table:table-cell>
          <table:table-cell office:value-type="float" office:value="110">
            <text:p>110</text:p>
          </table:table-cell>
          <table:table-cell office:value-type="float" office:value="119">
            <text:p>119</text:p>
          </table:table-cell>
          <table:table-cell office:value-type="float" office:value="125">
            <text:p>125</text:p>
          </table:table-cell>
          <table:table-cell office:value-type="float" office:value="160">
            <text:p>160</text:p>
          </table:table-cell>
          <table:table-cell office:value-type="float" office:value="79">
            <text:p>79</text:p>
          </table:table-cell>
          <table:table-cell office:value-type="float" office:value="77">
            <text:p>77</text:p>
          </table:table-cell>
          <table:table-cell office:value-type="float" office:value="110">
            <text:p>110</text:p>
          </table:table-cell>
          <table:table-cell office:value-type="float" office:value="99">
            <text:p>99</text:p>
          </table:table-cell>
          <table:table-cell office:value-type="float" office:value="56">
            <text:p>56</text:p>
          </table:table-cell>
          <table:table-cell office:value-type="float" office:value="144">
            <text:p>144</text:p>
          </table:table-cell>
          <table:table-cell office:value-type="float" office:value="104">
            <text:p>104</text:p>
          </table:table-cell>
          <table:table-cell office:value-type="float" office:value="30">
            <text:p>30</text:p>
          </table:table-cell>
          <table:table-cell office:value-type="float" office:value="113">
            <text:p>113</text:p>
          </table:table-cell>
          <table:table-cell office:value-type="float" office:value="82">
            <text:p>82</text:p>
          </table:table-cell>
          <table:table-cell office:value-type="float" office:value="53">
            <text:p>53</text:p>
          </table:table-cell>
          <table:table-cell office:value-type="float" office:value="20">
            <text:p>20</text:p>
          </table:table-cell>
          <table:table-cell office:value-type="float" office:value="123">
            <text:p>123</text:p>
          </table:table-cell>
          <table:table-cell office:value-type="float" office:value="113">
            <text:p>113</text:p>
          </table:table-cell>
          <table:table-cell office:value-type="float" office:value="132">
            <text:p>132</text:p>
          </table:table-cell>
          <table:table-cell office:value-type="float" office:value="85">
            <text:p>85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float" office:value="97">
            <text:p>97</text:p>
          </table:table-cell>
          <table:table-cell office:value-type="float" office:value="69">
            <text:p>69</text:p>
          </table:table-cell>
          <table:table-cell office:value-type="float" office:value="32">
            <text:p>32</text:p>
          </table:table-cell>
          <table:table-cell office:value-type="float" office:value="93">
            <text:p>93</text:p>
          </table:table-cell>
          <table:table-cell office:value-type="float" office:value="58">
            <text:p>58</text:p>
          </table:table-cell>
          <table:table-cell office:value-type="float" office:value="46">
            <text:p>46</text:p>
          </table:table-cell>
          <table:table-cell office:value-type="float" office:value="68">
            <text:p>68</text:p>
          </table:table-cell>
          <table:table-cell office:value-type="float" office:value="125">
            <text:p>125</text:p>
          </table:table-cell>
          <table:table-cell office:value-type="float" office:value="68">
            <text:p>68</text:p>
          </table:table-cell>
          <table:table-cell office:value-type="float" office:value="12">
            <text:p>12</text:p>
          </table:table-cell>
          <table:table-cell office:value-type="float" office:value="47">
            <text:p>47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table:number-columns-repeated="974"/>
        </table:table-row>
        <table:table-row table:style-name="ro1">
          <table:table-cell office:value-type="string">
            <text:p>Italy</text:p>
          </table:table-cell>
          <table:table-cell office:value-type="float" office:value="1194">
            <text:p>1194</text:p>
          </table:table-cell>
          <table:table-cell office:value-type="float" office:value="493">
            <text:p>493</text:p>
          </table:table-cell>
          <table:table-cell office:value-type="float" office:value="1015">
            <text:p>1015</text:p>
          </table:table-cell>
          <table:table-cell office:value-type="float" office:value="1070">
            <text:p>1070</text:p>
          </table:table-cell>
          <table:table-cell office:value-type="float" office:value="1017">
            <text:p>1017</text:p>
          </table:table-cell>
          <table:table-cell office:value-type="float" office:value="1141">
            <text:p>1141</text:p>
          </table:table-cell>
          <table:table-cell office:value-type="float" office:value="575">
            <text:p>575</text:p>
          </table:table-cell>
          <table:table-cell office:value-type="float" office:value="1153">
            <text:p>1153</text:p>
          </table:table-cell>
          <table:table-cell office:value-type="float" office:value="972">
            <text:p>972</text:p>
          </table:table-cell>
          <table:table-cell office:value-type="float" office:value="1177">
            <text:p>1177</text:p>
          </table:table-cell>
          <table:table-cell office:value-type="float" office:value="154">
            <text:p>154</text:p>
          </table:table-cell>
          <table:table-cell office:value-type="float" office:value="118">
            <text:p>118</text:p>
          </table:table-cell>
          <table:table-cell office:value-type="float" office:value="220">
            <text:p>220</text:p>
          </table:table-cell>
          <table:table-cell office:value-type="float" office:value="147">
            <text:p>147</text:p>
          </table:table-cell>
          <table:table-cell office:value-type="float" office:value="553">
            <text:p>553</text:p>
          </table:table-cell>
          <table:table-cell office:value-type="float" office:value="723">
            <text:p>723</text:p>
          </table:table-cell>
          <table:table-cell office:value-type="float" office:value="882">
            <text:p>882</text:p>
          </table:table-cell>
          <table:table-cell office:value-type="float" office:value="476">
            <text:p>476</text:p>
          </table:table-cell>
          <table:table-cell office:value-type="float" office:value="129">
            <text:p>129</text:p>
          </table:table-cell>
          <table:table-cell office:value-type="float" office:value="505">
            <text:p>505</text:p>
          </table:table-cell>
          <table:table-cell office:value-type="float" office:value="831">
            <text:p>831</text:p>
          </table:table-cell>
          <table:table-cell office:value-type="float" office:value="748">
            <text:p>748</text:p>
          </table:table-cell>
          <table:table-cell office:value-type="float" office:value="944">
            <text:p>944</text:p>
          </table:table-cell>
          <table:table-cell office:value-type="float" office:value="347">
            <text:p>347</text:p>
          </table:table-cell>
          <table:table-cell office:value-type="float" office:value="205">
            <text:p>205</text:p>
          </table:table-cell>
          <table:table-cell office:value-type="float" office:value="844">
            <text:p>844</text:p>
          </table:table-cell>
          <table:table-cell office:value-type="float" office:value="578">
            <text:p>578</text:p>
          </table:table-cell>
          <table:table-cell office:value-type="float" office:value="589">
            <text:p>589</text:p>
          </table:table-cell>
          <table:table-cell office:value-type="float" office:value="371">
            <text:p>371</text:p>
          </table:table-cell>
          <table:table-cell office:value-type="float" office:value="975">
            <text:p>975</text:p>
          </table:table-cell>
          <table:table-cell office:value-type="float" office:value="1074">
            <text:p>1074</text:p>
          </table:table-cell>
          <table:table-cell office:value-type="float" office:value="638">
            <text:p>638</text:p>
          </table:table-cell>
          <table:table-cell office:value-type="float" office:value="607">
            <text:p>607</text:p>
          </table:table-cell>
          <table:table-cell office:value-type="float" office:value="541">
            <text:p>541</text:p>
          </table:table-cell>
          <table:table-cell office:value-type="float" office:value="76">
            <text:p>76</text:p>
          </table:table-cell>
          <table:table-cell office:value-type="float" office:value="974">
            <text:p>974</text:p>
          </table:table-cell>
          <table:table-cell office:value-type="float" office:value="821">
            <text:p>821</text:p>
          </table:table-cell>
          <table:table-cell office:value-type="float" office:value="345">
            <text:p>345</text:p>
          </table:table-cell>
          <table:table-cell office:value-type="float" office:value="540">
            <text:p>540</text:p>
          </table:table-cell>
          <table:table-cell office:value-type="float" office:value="851">
            <text:p>851</text:p>
          </table:table-cell>
          <table:table-cell office:value-type="float" office:value="433">
            <text:p>433</text:p>
          </table:table-cell>
          <table:table-cell office:value-type="float" office:value="199">
            <text:p>199</text:p>
          </table:table-cell>
          <table:table-cell office:value-type="float" office:value="859">
            <text:p>859</text:p>
          </table:table-cell>
          <table:table-cell office:value-type="float" office:value="869">
            <text:p>869</text:p>
          </table:table-cell>
          <table:table-cell office:value-type="float" office:value="263">
            <text:p>263</text:p>
          </table:table-cell>
          <table:table-cell office:value-type="float" office:value="474">
            <text:p>474</text:p>
          </table:table-cell>
          <table:table-cell office:value-type="float" office:value="392">
            <text:p>392</text:p>
          </table:table-cell>
          <table:table-cell office:value-type="float" office:value="15">
            <text:p>15</text:p>
          </table:table-cell>
          <table:table-cell office:value-type="float" office:value="317">
            <text:p>317</text:p>
          </table:table-cell>
          <table:table-cell table:number-columns-repeated="974"/>
        </table:table-row>
        <table:table-row table:style-name="ro1">
          <table:table-cell office:value-type="string">
            <text:p>Japan</text:p>
          </table:table-cell>
          <table:table-cell office:value-type="float" office:value="191">
            <text:p>191</text:p>
          </table:table-cell>
          <table:table-cell office:value-type="float" office:value="171">
            <text:p>171</text:p>
          </table:table-cell>
          <table:table-cell office:value-type="float" office:value="189">
            <text:p>189</text:p>
          </table:table-cell>
          <table:table-cell table:number-columns-repeated="2" office:value-type="float" office:value="185">
            <text:p>185</text:p>
          </table:table-cell>
          <table:table-cell office:value-type="float" office:value="190">
            <text:p>190</text:p>
          </table:table-cell>
          <table:table-cell office:value-type="float" office:value="77">
            <text:p>77</text:p>
          </table:table-cell>
          <table:table-cell office:value-type="float" office:value="185">
            <text:p>185</text:p>
          </table:table-cell>
          <table:table-cell office:value-type="float" office:value="172">
            <text:p>172</text:p>
          </table:table-cell>
          <table:table-cell office:value-type="float" office:value="191">
            <text:p>191</text:p>
          </table:table-cell>
          <table:table-cell office:value-type="float" office:value="84">
            <text:p>84</text:p>
          </table:table-cell>
          <table:table-cell office:value-type="float" office:value="49">
            <text:p>49</text:p>
          </table:table-cell>
          <table:table-cell office:value-type="float" office:value="108">
            <text:p>108</text:p>
          </table:table-cell>
          <table:table-cell office:value-type="float" office:value="101">
            <text:p>101</text:p>
          </table:table-cell>
          <table:table-cell office:value-type="float" office:value="136">
            <text:p>136</text:p>
          </table:table-cell>
          <table:table-cell office:value-type="float" office:value="174">
            <text:p>174</text:p>
          </table:table-cell>
          <table:table-cell office:value-type="float" office:value="146">
            <text:p>146</text:p>
          </table:table-cell>
          <table:table-cell office:value-type="float" office:value="79">
            <text:p>79</text:p>
          </table:table-cell>
          <table:table-cell office:value-type="float" office:value="44">
            <text:p>44</text:p>
          </table:table-cell>
          <table:table-cell office:value-type="float" office:value="155">
            <text:p>155</text:p>
          </table:table-cell>
          <table:table-cell office:value-type="float" office:value="120">
            <text:p>120</text:p>
          </table:table-cell>
          <table:table-cell office:value-type="float" office:value="123">
            <text:p>123</text:p>
          </table:table-cell>
          <table:table-cell office:value-type="float" office:value="178">
            <text:p>178</text:p>
          </table:table-cell>
          <table:table-cell office:value-type="float" office:value="74">
            <text:p>74</text:p>
          </table:table-cell>
          <table:table-cell office:value-type="float" office:value="21">
            <text:p>21</text:p>
          </table:table-cell>
          <table:table-cell office:value-type="float" office:value="177">
            <text:p>177</text:p>
          </table:table-cell>
          <table:table-cell office:value-type="float" office:value="152">
            <text:p>152</text:p>
          </table:table-cell>
          <table:table-cell office:value-type="float" office:value="103">
            <text:p>103</text:p>
          </table:table-cell>
          <table:table-cell office:value-type="float" office:value="48">
            <text:p>48</text:p>
          </table:table-cell>
          <table:table-cell office:value-type="float" office:value="178">
            <text:p>178</text:p>
          </table:table-cell>
          <table:table-cell office:value-type="float" office:value="187">
            <text:p>187</text:p>
          </table:table-cell>
          <table:table-cell office:value-type="float" office:value="173">
            <text:p>173</text:p>
          </table:table-cell>
          <table:table-cell office:value-type="float" office:value="78">
            <text:p>78</text:p>
          </table:table-cell>
          <table:table-cell office:value-type="float" office:value="61">
            <text:p>61</text:p>
          </table:table-cell>
          <table:table-cell office:value-type="float" office:value="26">
            <text:p>26</text:p>
          </table:table-cell>
          <table:table-cell office:value-type="float" office:value="145">
            <text:p>145</text:p>
          </table:table-cell>
          <table:table-cell office:value-type="float" office:value="127">
            <text:p>127</text:p>
          </table:table-cell>
          <table:table-cell office:value-type="float" office:value="73">
            <text:p>73</text:p>
          </table:table-cell>
          <table:table-cell office:value-type="float" office:value="85">
            <text:p>85</text:p>
          </table:table-cell>
          <table:table-cell office:value-type="float" office:value="112">
            <text:p>112</text:p>
          </table:table-cell>
          <table:table-cell office:value-type="float" office:value="54">
            <text:p>54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72">
            <text:p>72</text:p>
          </table:table-cell>
          <table:table-cell office:value-type="float" office:value="30">
            <text:p>30</text:p>
          </table:table-cell>
          <table:table-cell office:value-type="float" office:value="137">
            <text:p>137</text:p>
          </table:table-cell>
          <table:table-cell office:value-type="float" office:value="79">
            <text:p>79</text:p>
          </table:table-cell>
          <table:table-cell office:value-type="float" office:value="6">
            <text:p>6</text:p>
          </table:table-cell>
          <table:table-cell office:value-type="float" office:value="117">
            <text:p>117</text:p>
          </table:table-cell>
          <table:table-cell table:number-columns-repeated="974"/>
        </table:table-row>
        <table:table-row table:style-name="ro1">
          <table:table-cell office:value-type="string">
            <text:p>Jordan</text:p>
          </table:table-cell>
          <table:table-cell office:value-type="float" office:value="233">
            <text:p>233</text:p>
          </table:table-cell>
          <table:table-cell office:value-type="float" office:value="229">
            <text:p>229</text:p>
          </table:table-cell>
          <table:table-cell office:value-type="float" office:value="225">
            <text:p>225</text:p>
          </table:table-cell>
          <table:table-cell office:value-type="float" office:value="209">
            <text:p>209</text:p>
          </table:table-cell>
          <table:table-cell office:value-type="float" office:value="213">
            <text:p>213</text:p>
          </table:table-cell>
          <table:table-cell office:value-type="float" office:value="185">
            <text:p>185</text:p>
          </table:table-cell>
          <table:table-cell office:value-type="float" office:value="22">
            <text:p>22</text:p>
          </table:table-cell>
          <table:table-cell office:value-type="float" office:value="183">
            <text:p>183</text:p>
          </table:table-cell>
          <table:table-cell office:value-type="float" office:value="200">
            <text:p>200</text:p>
          </table:table-cell>
          <table:table-cell office:value-type="float" office:value="233">
            <text:p>233</text:p>
          </table:table-cell>
          <table:table-cell office:value-type="float" office:value="140">
            <text:p>140</text:p>
          </table:table-cell>
          <table:table-cell office:value-type="float" office:value="145">
            <text:p>145</text:p>
          </table:table-cell>
          <table:table-cell office:value-type="float" office:value="113">
            <text:p>113</text:p>
          </table:table-cell>
          <table:table-cell office:value-type="float" office:value="192">
            <text:p>192</text:p>
          </table:table-cell>
          <table:table-cell office:value-type="float" office:value="133">
            <text:p>133</text:p>
          </table:table-cell>
          <table:table-cell office:value-type="float" office:value="138">
            <text:p>138</text:p>
          </table:table-cell>
          <table:table-cell office:value-type="float" office:value="215">
            <text:p>215</text:p>
          </table:table-cell>
          <table:table-cell office:value-type="float" office:value="115">
            <text:p>115</text:p>
          </table:table-cell>
          <table:table-cell office:value-type="float" office:value="18">
            <text:p>18</text:p>
          </table:table-cell>
          <table:table-cell office:value-type="float" office:value="97">
            <text:p>97</text:p>
          </table:table-cell>
          <table:table-cell office:value-type="float" office:value="152">
            <text:p>152</text:p>
          </table:table-cell>
          <table:table-cell office:value-type="float" office:value="53">
            <text:p>53</text:p>
          </table:table-cell>
          <table:table-cell office:value-type="float" office:value="151">
            <text:p>151</text:p>
          </table:table-cell>
          <table:table-cell office:value-type="float" office:value="46">
            <text:p>46</text:p>
          </table:table-cell>
          <table:table-cell office:value-type="float" office:value="7">
            <text:p>7</text:p>
          </table:table-cell>
          <table:table-cell office:value-type="float" office:value="203">
            <text:p>203</text:p>
          </table:table-cell>
          <table:table-cell office:value-type="float" office:value="48">
            <text:p>48</text:p>
          </table:table-cell>
          <table:table-cell office:value-type="float" office:value="39">
            <text:p>39</text:p>
          </table:table-cell>
          <table:table-cell office:value-type="float" office:value="30">
            <text:p>30</text:p>
          </table:table-cell>
          <table:table-cell office:value-type="float" office:value="98">
            <text:p>98</text:p>
          </table:table-cell>
          <table:table-cell office:value-type="float" office:value="127">
            <text:p>127</text:p>
          </table:table-cell>
          <table:table-cell office:value-type="float" office:value="9">
            <text:p>9</text:p>
          </table:table-cell>
          <table:table-cell office:value-type="float" office:value="78">
            <text:p>78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14">
            <text:p>114</text:p>
          </table:table-cell>
          <table:table-cell office:value-type="float" office:value="106">
            <text:p>106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81">
            <text:p>8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  <table:table-cell/>
          <table:table-cell office:value-type="float" office:value="37">
            <text:p>37</text:p>
          </table:table-cell>
          <table:table-cell table:number-columns-repeated="974"/>
        </table:table-row>
        <table:table-row table:style-name="ro1">
          <table:table-cell office:value-type="string">
            <text:p>Kazakhstan</text:p>
          </table:table-cell>
          <table:table-cell office:value-type="float" office:value="218">
            <text:p>218</text:p>
          </table:table-cell>
          <table:table-cell office:value-type="float" office:value="190">
            <text:p>190</text:p>
          </table:table-cell>
          <table:table-cell office:value-type="float" office:value="212">
            <text:p>212</text:p>
          </table:table-cell>
          <table:table-cell office:value-type="float" office:value="186">
            <text:p>186</text:p>
          </table:table-cell>
          <table:table-cell office:value-type="float" office:value="75">
            <text:p>75</text:p>
          </table:table-cell>
          <table:table-cell office:value-type="float" office:value="202">
            <text:p>202</text:p>
          </table:table-cell>
          <table:table-cell office:value-type="float" office:value="118">
            <text:p>118</text:p>
          </table:table-cell>
          <table:table-cell office:value-type="float" office:value="198">
            <text:p>198</text:p>
          </table:table-cell>
          <table:table-cell office:value-type="float" office:value="203">
            <text:p>203</text:p>
          </table:table-cell>
          <table:table-cell office:value-type="float" office:value="214">
            <text:p>214</text:p>
          </table:table-cell>
          <table:table-cell office:value-type="float" office:value="106">
            <text:p>106</text:p>
          </table:table-cell>
          <table:table-cell office:value-type="float" office:value="113">
            <text:p>113</text:p>
          </table:table-cell>
          <table:table-cell office:value-type="float" office:value="73">
            <text:p>73</text:p>
          </table:table-cell>
          <table:table-cell office:value-type="float" office:value="168">
            <text:p>168</text:p>
          </table:table-cell>
          <table:table-cell office:value-type="float" office:value="153">
            <text:p>153</text:p>
          </table:table-cell>
          <table:table-cell office:value-type="float" office:value="170">
            <text:p>170</text:p>
          </table:table-cell>
          <table:table-cell office:value-type="float" office:value="201">
            <text:p>201</text:p>
          </table:table-cell>
          <table:table-cell office:value-type="float" office:value="134">
            <text:p>134</text:p>
          </table:table-cell>
          <table:table-cell office:value-type="float" office:value="25">
            <text:p>25</text:p>
          </table:table-cell>
          <table:table-cell office:value-type="float" office:value="116">
            <text:p>11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157">
            <text:p>157</text:p>
          </table:table-cell>
          <table:table-cell office:value-type="float" office:value="54">
            <text:p>54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61">
            <text:p>161</text:p>
          </table:table-cell>
          <table:table-cell office:value-type="float" office:value="174">
            <text:p>174</text:p>
          </table:table-cell>
          <table:table-cell office:value-type="float" office:value="20">
            <text:p>20</text:p>
          </table:table-cell>
          <table:table-cell office:value-type="float" office:value="155">
            <text:p>155</text:p>
          </table:table-cell>
          <table:table-cell office:value-type="float" office:value="117">
            <text:p>117</text:p>
          </table:table-cell>
          <table:table-cell office:value-type="float" office:value="13">
            <text:p>13</text:p>
          </table:table-cell>
          <table:table-cell office:value-type="float" office:value="160">
            <text:p>160</text:p>
          </table:table-cell>
          <table:table-cell office:value-type="float" office:value="119">
            <text:p>119</text:p>
          </table:table-cell>
          <table:table-cell office:value-type="float" office:value="48">
            <text:p>48</text:p>
          </table:table-cell>
          <table:table-cell office:value-type="float" office:value="56">
            <text:p>56</text:p>
          </table:table-cell>
          <table:table-cell office:value-type="float" office:value="106">
            <text:p>106</text:p>
          </table:table-cell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203">
            <text:p>203</text:p>
          </table:table-cell>
          <table:table-cell office:value-type="float" office:value="141">
            <text:p>141</text:p>
          </table:table-cell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office:value-type="float" office:value="98">
            <text:p>98</text:p>
          </table:table-cell>
          <table:table-cell office:value-type="float" office:value="8">
            <text:p>8</text:p>
          </table:table-cell>
          <table:table-cell office:value-type="float" office:value="78">
            <text:p>78</text:p>
          </table:table-cell>
          <table:table-cell table:number-columns-repeated="974"/>
        </table:table-row>
        <table:table-row table:style-name="ro1">
          <table:table-cell office:value-type="string">
            <text:p>Korea</text:p>
          </table:table-cell>
          <table:table-cell office:value-type="float" office:value="156">
            <text:p>156</text:p>
          </table:table-cell>
          <table:table-cell office:value-type="float" office:value="149">
            <text:p>149</text:p>
          </table:table-cell>
          <table:table-cell office:value-type="float" office:value="155">
            <text:p>155</text:p>
          </table:table-cell>
          <table:table-cell office:value-type="float" office:value="156">
            <text:p>156</text:p>
          </table:table-cell>
          <table:table-cell office:value-type="float" office:value="155">
            <text:p>155</text:p>
          </table:table-cell>
          <table:table-cell office:value-type="float" office:value="156">
            <text:p>156</text:p>
          </table:table-cell>
          <table:table-cell office:value-type="float" office:value="52">
            <text:p>52</text:p>
          </table:table-cell>
          <table:table-cell office:value-type="float" office:value="150">
            <text:p>150</text:p>
          </table:table-cell>
          <table:table-cell office:value-type="float" office:value="130">
            <text:p>130</text:p>
          </table:table-cell>
          <table:table-cell office:value-type="float" office:value="156">
            <text:p>156</text:p>
          </table:table-cell>
          <table:table-cell office:value-type="float" office:value="42">
            <text:p>42</text:p>
          </table:table-cell>
          <table:table-cell office:value-type="float" office:value="112">
            <text:p>112</text:p>
          </table:table-cell>
          <table:table-cell office:value-type="float" office:value="123">
            <text:p>123</text:p>
          </table:table-cell>
          <table:table-cell office:value-type="float" office:value="44">
            <text:p>44</text:p>
          </table:table-cell>
          <table:table-cell office:value-type="float" office:value="113">
            <text:p>113</text:p>
          </table:table-cell>
          <table:table-cell office:value-type="float" office:value="100">
            <text:p>100</text:p>
          </table:table-cell>
          <table:table-cell office:value-type="float" office:value="137">
            <text:p>137</text:p>
          </table:table-cell>
          <table:table-cell office:value-type="float" office:value="111">
            <text:p>111</text:p>
          </table:table-cell>
          <table:table-cell office:value-type="float" office:value="16">
            <text:p>16</text:p>
          </table:table-cell>
          <table:table-cell office:value-type="float" office:value="79">
            <text:p>79</text:p>
          </table:table-cell>
          <table:table-cell office:value-type="float" office:value="115">
            <text:p>115</text:p>
          </table:table-cell>
          <table:table-cell office:value-type="float" office:value="59">
            <text:p>59</text:p>
          </table:table-cell>
          <table:table-cell office:value-type="float" office:value="153">
            <text:p>153</text:p>
          </table:table-cell>
          <table:table-cell office:value-type="float" office:value="122">
            <text:p>122</text:p>
          </table:table-cell>
          <table:table-cell office:value-type="float" office:value="18">
            <text:p>18</text:p>
          </table:table-cell>
          <table:table-cell office:value-type="float" office:value="145">
            <text:p>145</text:p>
          </table:table-cell>
          <table:table-cell office:value-type="float" office:value="84">
            <text:p>84</text:p>
          </table:table-cell>
          <table:table-cell office:value-type="float" office:value="138">
            <text:p>138</text:p>
          </table:table-cell>
          <table:table-cell office:value-type="float" office:value="61">
            <text:p>61</text:p>
          </table:table-cell>
          <table:table-cell office:value-type="float" office:value="124">
            <text:p>124</text:p>
          </table:table-cell>
          <table:table-cell office:value-type="float" office:value="155">
            <text:p>155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90">
            <text:p>90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52">
            <text:p>52</text:p>
          </table:table-cell>
          <table:table-cell office:value-type="float" office:value="80">
            <text:p>80</text:p>
          </table:table-cell>
          <table:table-cell office:value-type="float" office:value="56">
            <text:p>56</text:p>
          </table:table-cell>
          <table:table-cell office:value-type="float" office:value="13">
            <text:p>13</text:p>
          </table:table-cell>
          <table:table-cell office:value-type="float" office:value="116">
            <text:p>11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87">
            <text:p>87</text:p>
          </table:table-cell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table:number-columns-repeated="974"/>
        </table:table-row>
        <table:table-row table:style-name="ro1">
          <table:table-cell office:value-type="string">
            <text:p>Latvia</text:p>
          </table:table-cell>
          <table:table-cell office:value-type="float" office:value="211">
            <text:p>211</text:p>
          </table:table-cell>
          <table:table-cell office:value-type="float" office:value="171">
            <text:p>171</text:p>
          </table:table-cell>
          <table:table-cell office:value-type="float" office:value="179">
            <text:p>179</text:p>
          </table:table-cell>
          <table:table-cell office:value-type="float" office:value="164">
            <text:p>164</text:p>
          </table:table-cell>
          <table:table-cell office:value-type="float" office:value="152">
            <text:p>152</text:p>
          </table:table-cell>
          <table:table-cell office:value-type="float" office:value="199">
            <text:p>199</text:p>
          </table:table-cell>
          <table:table-cell office:value-type="float" office:value="95">
            <text:p>95</text:p>
          </table:table-cell>
          <table:table-cell office:value-type="float" office:value="189">
            <text:p>189</text:p>
          </table:table-cell>
          <table:table-cell office:value-type="float" office:value="184">
            <text:p>184</text:p>
          </table:table-cell>
          <table:table-cell office:value-type="float" office:value="208">
            <text:p>208</text:p>
          </table:table-cell>
          <table:table-cell office:value-type="float" office:value="33">
            <text:p>33</text:p>
          </table:table-cell>
          <table:table-cell office:value-type="float" office:value="120">
            <text:p>120</text:p>
          </table:table-cell>
          <table:table-cell office:value-type="float" office:value="117">
            <text:p>117</text:p>
          </table:table-cell>
          <table:table-cell office:value-type="float" office:value="136">
            <text:p>136</text:p>
          </table:table-cell>
          <table:table-cell office:value-type="float" office:value="68">
            <text:p>68</text:p>
          </table:table-cell>
          <table:table-cell office:value-type="float" office:value="82">
            <text:p>82</text:p>
          </table:table-cell>
          <table:table-cell office:value-type="float" office:value="154">
            <text:p>154</text:p>
          </table:table-cell>
          <table:table-cell office:value-type="float" office:value="66">
            <text:p>66</text:p>
          </table:table-cell>
          <table:table-cell office:value-type="float" office:value="20">
            <text:p>20</text:p>
          </table:table-cell>
          <table:table-cell office:value-type="float" office:value="109">
            <text:p>109</text:p>
          </table:table-cell>
          <table:table-cell office:value-type="float" office:value="99">
            <text:p>99</text:p>
          </table:table-cell>
          <table:table-cell office:value-type="float" office:value="96">
            <text:p>96</text:p>
          </table:table-cell>
          <table:table-cell office:value-type="float" office:value="134">
            <text:p>134</text:p>
          </table:table-cell>
          <table:table-cell office:value-type="float" office:value="64">
            <text:p>64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float" office:value="57">
            <text:p>57</text:p>
          </table:table-cell>
          <table:table-cell office:value-type="float" office:value="115">
            <text:p>115</text:p>
          </table:table-cell>
          <table:table-cell office:value-type="float" office:value="76">
            <text:p>76</text:p>
          </table:table-cell>
          <table:table-cell office:value-type="float" office:value="157">
            <text:p>157</text:p>
          </table:table-cell>
          <table:table-cell office:value-type="float" office:value="172">
            <text:p>172</text:p>
          </table:table-cell>
          <table:table-cell office:value-type="float" office:value="79">
            <text:p>79</text:p>
          </table:table-cell>
          <table:table-cell office:value-type="float" office:value="121">
            <text:p>121</text:p>
          </table:table-cell>
          <table:table-cell office:value-type="float" office:value="78">
            <text:p>78</text:p>
          </table:table-cell>
          <table:table-cell office:value-type="float" office:value="26">
            <text:p>26</text:p>
          </table:table-cell>
          <table:table-cell office:value-type="float" office:value="140">
            <text:p>140</text:p>
          </table:table-cell>
          <table:table-cell office:value-type="float" office:value="133">
            <text:p>133</text:p>
          </table:table-cell>
          <table:table-cell office:value-type="float" office:value="54">
            <text:p>54</text:p>
          </table:table-cell>
          <table:table-cell office:value-type="float" office:value="72">
            <text:p>72</text:p>
          </table:table-cell>
          <table:table-cell office:value-type="float" office:value="125">
            <text:p>125</text:p>
          </table:table-cell>
          <table:table-cell office:value-type="float" office:value="78">
            <text:p>78</text:p>
          </table:table-cell>
          <table:table-cell office:value-type="float" office:value="7">
            <text:p>7</text:p>
          </table:table-cell>
          <table:table-cell office:value-type="float" office:value="170">
            <text:p>170</text:p>
          </table:table-cell>
          <table:table-cell office:value-type="float" office:value="78">
            <text:p>78</text:p>
          </table:table-cell>
          <table:table-cell office:value-type="float" office:value="74">
            <text:p>74</text:p>
          </table:table-cell>
          <table:table-cell office:value-type="float" office:value="138">
            <text:p>138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974"/>
        </table:table-row>
        <table:table-row table:style-name="ro1">
          <table:table-cell office:value-type="string">
            <text:p>Liechtenstein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office:value-type="float" office:value="2">
            <text:p>2</text:p>
          </table:table-cell>
          <table:table-cell table:number-columns-repeated="977"/>
        </table:table-row>
        <table:table-row table:style-name="ro1">
          <table:table-cell office:value-type="string">
            <text:p>Lithuania</text:p>
          </table:table-cell>
          <table:table-cell office:value-type="float" office:value="216">
            <text:p>216</text:p>
          </table:table-cell>
          <table:table-cell office:value-type="float" office:value="173">
            <text:p>173</text:p>
          </table:table-cell>
          <table:table-cell office:value-type="float" office:value="196">
            <text:p>196</text:p>
          </table:table-cell>
          <table:table-cell office:value-type="float" office:value="173">
            <text:p>173</text:p>
          </table:table-cell>
          <table:table-cell office:value-type="float" office:value="113">
            <text:p>113</text:p>
          </table:table-cell>
          <table:table-cell office:value-type="float" office:value="203">
            <text:p>203</text:p>
          </table:table-cell>
          <table:table-cell office:value-type="float" office:value="95">
            <text:p>95</text:p>
          </table:table-cell>
          <table:table-cell office:value-type="float" office:value="212">
            <text:p>212</text:p>
          </table:table-cell>
          <table:table-cell office:value-type="float" office:value="193">
            <text:p>193</text:p>
          </table:table-cell>
          <table:table-cell office:value-type="float" office:value="215">
            <text:p>215</text:p>
          </table:table-cell>
          <table:table-cell office:value-type="float" office:value="149">
            <text:p>149</text:p>
          </table:table-cell>
          <table:table-cell office:value-type="float" office:value="105">
            <text:p>105</text:p>
          </table:table-cell>
          <table:table-cell office:value-type="float" office:value="83">
            <text:p>83</text:p>
          </table:table-cell>
          <table:table-cell office:value-type="float" office:value="8">
            <text:p>8</text:p>
          </table:table-cell>
          <table:table-cell office:value-type="float" office:value="103">
            <text:p>103</text:p>
          </table:table-cell>
          <table:table-cell office:value-type="float" office:value="120">
            <text:p>120</text:p>
          </table:table-cell>
          <table:table-cell office:value-type="float" office:value="156">
            <text:p>156</text:p>
          </table:table-cell>
          <table:table-cell office:value-type="float" office:value="142">
            <text:p>142</text:p>
          </table:table-cell>
          <table:table-cell office:value-type="float" office:value="18">
            <text:p>18</text:p>
          </table:table-cell>
          <table:table-cell office:value-type="float" office:value="116">
            <text:p>116</text:p>
          </table:table-cell>
          <table:table-cell office:value-type="float" office:value="83">
            <text:p>83</text:p>
          </table:table-cell>
          <table:table-cell office:value-type="float" office:value="65">
            <text:p>65</text:p>
          </table:table-cell>
          <table:table-cell office:value-type="float" office:value="150">
            <text:p>150</text:p>
          </table:table-cell>
          <table:table-cell office:value-type="float" office:value="42">
            <text:p>42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table:number-columns-repeated="2" office:value-type="float" office:value="49">
            <text:p>49</text:p>
          </table:table-cell>
          <table:table-cell office:value-type="float" office:value="146">
            <text:p>146</text:p>
          </table:table-cell>
          <table:table-cell office:value-type="float" office:value="177">
            <text:p>177</text:p>
          </table:table-cell>
          <table:table-cell office:value-type="float" office:value="113">
            <text:p>113</text:p>
          </table:table-cell>
          <table:table-cell office:value-type="float" office:value="108">
            <text:p>108</text:p>
          </table:table-cell>
          <table:table-cell office:value-type="float" office:value="84">
            <text:p>84</text:p>
          </table:table-cell>
          <table:table-cell office:value-type="float" office:value="40">
            <text:p>40</text:p>
          </table:table-cell>
          <table:table-cell office:value-type="float" office:value="190">
            <text:p>190</text:p>
          </table:table-cell>
          <table:table-cell office:value-type="float" office:value="156">
            <text:p>156</text:p>
          </table:table-cell>
          <table:table-cell office:value-type="float" office:value="59">
            <text:p>59</text:p>
          </table:table-cell>
          <table:table-cell office:value-type="float" office:value="69">
            <text:p>69</text:p>
          </table:table-cell>
          <table:table-cell office:value-type="float" office:value="170">
            <text:p>170</text:p>
          </table:table-cell>
          <table:table-cell office:value-type="float" office:value="73">
            <text:p>73</text:p>
          </table:table-cell>
          <table:table-cell office:value-type="float" office:value="9">
            <text:p>9</text:p>
          </table:table-cell>
          <table:table-cell office:value-type="float" office:value="188">
            <text:p>188</text:p>
          </table:table-cell>
          <table:table-cell office:value-type="float" office:value="115">
            <text:p>115</text:p>
          </table:table-cell>
          <table:table-cell office:value-type="float" office:value="53">
            <text:p>53</text:p>
          </table:table-cell>
          <table:table-cell office:value-type="float" office:value="110">
            <text:p>110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table:number-columns-repeated="974"/>
        </table:table-row>
        <table:table-row table:style-name="ro1">
          <table:table-cell office:value-type="string">
            <text:p>Luxembourg</text:p>
          </table:table-cell>
          <table:table-cell office:value-type="float" office:value="42">
            <text:p>42</text:p>
          </table:table-cell>
          <table:table-cell table:number-columns-repeated="3" office:value-type="float" office:value="41">
            <text:p>41</text:p>
          </table:table-cell>
          <table:table-cell table:number-columns-repeated="2"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  <table:table-cell office:value-type="float" office:value="41">
            <text:p>41</text:p>
          </table:table-cell>
          <table:table-cell office:value-type="float" office:value="38">
            <text:p>38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29">
            <text:p>29</text:p>
          </table:table-cell>
          <table:table-cell office:value-type="float" office:value="41">
            <text:p>41</text:p>
          </table:table-cell>
          <table:table-cell office:value-type="float" office:value="32">
            <text:p>32</text:p>
          </table:table-cell>
          <table:table-cell office:value-type="float" office:value="37">
            <text:p>37</text:p>
          </table:table-cell>
          <table:table-cell office:value-type="float" office:value="29">
            <text:p>29</text:p>
          </table:table-cell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office:value-type="float" office:value="30">
            <text:p>30</text:p>
          </table:table-cell>
          <table:table-cell office:value-type="float" office:value="37">
            <text:p>37</text:p>
          </table:table-cell>
          <table:table-cell office:value-type="float" office:value="14">
            <text:p>14</text:p>
          </table:table-cell>
          <table:table-cell table:number-columns-repeated="2" office:value-type="float" office:value="34">
            <text:p>34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/>
          <table:table-cell office:value-type="float" office:value="26">
            <text:p>26</text:p>
          </table:table-cell>
          <table:table-cell table:number-columns-repeated="974"/>
        </table:table-row>
        <table:table-row table:style-name="ro1">
          <table:table-cell office:value-type="string">
            <text:p>Macao-China</text:p>
          </table:table-cell>
          <table:table-cell office:value-type="float" office:value="45">
            <text:p>45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office:value-type="float" office:value="31">
            <text:p>31</text:p>
          </table:table-cell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office:value-type="float" office:value="20">
            <text:p>20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">
            <text:p>37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/>
          <table:table-cell office:value-type="float" office:value="41">
            <text:p>41</text:p>
          </table:table-cell>
          <table:table-cell office:value-type="float" office:value="36">
            <text:p>36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table:number-columns-repeated="974"/>
        </table:table-row>
        <table:table-row table:style-name="ro1">
          <table:table-cell office:value-type="string">
            <text:p>Malaysia</text:p>
          </table:table-cell>
          <table:table-cell office:value-type="float" office:value="164">
            <text:p>164</text:p>
          </table:table-cell>
          <table:table-cell office:value-type="float" office:value="155">
            <text:p>155</text:p>
          </table:table-cell>
          <table:table-cell office:value-type="float" office:value="153">
            <text:p>153</text:p>
          </table:table-cell>
          <table:table-cell office:value-type="float" office:value="152">
            <text:p>152</text:p>
          </table:table-cell>
          <table:table-cell office:value-type="float" office:value="147">
            <text:p>147</text:p>
          </table:table-cell>
          <table:table-cell office:value-type="float" office:value="163">
            <text:p>163</text:p>
          </table:table-cell>
          <table:table-cell office:value-type="float" office:value="98">
            <text:p>98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4">
            <text:p>164</text:p>
          </table:table-cell>
          <table:table-cell office:value-type="float" office:value="58">
            <text:p>58</text:p>
          </table:table-cell>
          <table:table-cell office:value-type="float" office:value="135">
            <text:p>135</text:p>
          </table:table-cell>
          <table:table-cell office:value-type="float" office:value="96">
            <text:p>96</text:p>
          </table:table-cell>
          <table:table-cell office:value-type="float" office:value="46">
            <text:p>46</text:p>
          </table:table-cell>
          <table:table-cell office:value-type="float" office:value="73">
            <text:p>73</text:p>
          </table:table-cell>
          <table:table-cell office:value-type="float" office:value="50">
            <text:p>50</text:p>
          </table:table-cell>
          <table:table-cell office:value-type="float" office:value="145">
            <text:p>145</text:p>
          </table:table-cell>
          <table:table-cell office:value-type="float" office:value="76">
            <text:p>76</text:p>
          </table:table-cell>
          <table:table-cell office:value-type="float" office:value="12">
            <text:p>12</text:p>
          </table:table-cell>
          <table:table-cell office:value-type="float" office:value="44">
            <text:p>44</text:p>
          </table:table-cell>
          <table:table-cell office:value-type="float" office:value="122">
            <text:p>122</text:p>
          </table:table-cell>
          <table:table-cell office:value-type="float" office:value="63">
            <text:p>63</text:p>
          </table:table-cell>
          <table:table-cell office:value-type="float" office:value="107">
            <text:p>107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office:value-type="float" office:value="126">
            <text:p>126</text:p>
          </table:table-cell>
          <table:table-cell office:value-type="float" office:value="40">
            <text:p>40</text:p>
          </table:table-cell>
          <table:table-cell office:value-type="float" office:value="57">
            <text:p>57</text:p>
          </table:table-cell>
          <table:table-cell office:value-type="float" office:value="64">
            <text:p>64</text:p>
          </table:table-cell>
          <table:table-cell office:value-type="float" office:value="126">
            <text:p>126</text:p>
          </table:table-cell>
          <table:table-cell office:value-type="float" office:value="146">
            <text:p>146</text:p>
          </table:table-cell>
          <table:table-cell office:value-type="float" office:value="57">
            <text:p>57</text:p>
          </table:table-cell>
          <table:table-cell office:value-type="float" office:value="116">
            <text:p>116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103">
            <text:p>103</text:p>
          </table:table-cell>
          <table:table-cell office:value-type="float" office:value="91">
            <text:p>91</text:p>
          </table:table-cell>
          <table:table-cell office:value-type="float" office:value="20">
            <text:p>20</text:p>
          </table:table-cell>
          <table:table-cell office:value-type="float" office:value="47">
            <text:p>47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17">
            <text:p>17</text:p>
          </table:table-cell>
          <table:table-cell office:value-type="float" office:value="145">
            <text:p>145</text:p>
          </table:table-cell>
          <table:table-cell office:value-type="float" office:value="56">
            <text:p>56</text:p>
          </table:table-cell>
          <table:table-cell office:value-type="float" office:value="72">
            <text:p>72</text:p>
          </table:table-cell>
          <table:table-cell office:value-type="float" office:value="104">
            <text:p>104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float" office:value="106">
            <text:p>106</text:p>
          </table:table-cell>
          <table:table-cell table:number-columns-repeated="974"/>
        </table:table-row>
        <table:table-row table:style-name="ro1">
          <table:table-cell office:value-type="string">
            <text:p>Mexico</text:p>
          </table:table-cell>
          <table:table-cell office:value-type="float" office:value="1471">
            <text:p>1471</text:p>
          </table:table-cell>
          <table:table-cell office:value-type="float" office:value="649">
            <text:p>649</text:p>
          </table:table-cell>
          <table:table-cell office:value-type="float" office:value="1100">
            <text:p>1100</text:p>
          </table:table-cell>
          <table:table-cell office:value-type="float" office:value="1133">
            <text:p>1133</text:p>
          </table:table-cell>
          <table:table-cell office:value-type="float" office:value="1062">
            <text:p>1062</text:p>
          </table:table-cell>
          <table:table-cell office:value-type="float" office:value="1298">
            <text:p>1298</text:p>
          </table:table-cell>
          <table:table-cell office:value-type="float" office:value="347">
            <text:p>347</text:p>
          </table:table-cell>
          <table:table-cell office:value-type="float" office:value="1283">
            <text:p>1283</text:p>
          </table:table-cell>
          <table:table-cell office:value-type="float" office:value="1044">
            <text:p>1044</text:p>
          </table:table-cell>
          <table:table-cell office:value-type="float" office:value="1454">
            <text:p>1454</text:p>
          </table:table-cell>
          <table:table-cell office:value-type="float" office:value="287">
            <text:p>287</text:p>
          </table:table-cell>
          <table:table-cell office:value-type="float" office:value="92">
            <text:p>92</text:p>
          </table:table-cell>
          <table:table-cell office:value-type="float" office:value="289">
            <text:p>289</text:p>
          </table:table-cell>
          <table:table-cell office:value-type="float" office:value="249">
            <text:p>249</text:p>
          </table:table-cell>
          <table:table-cell office:value-type="float" office:value="576">
            <text:p>576</text:p>
          </table:table-cell>
          <table:table-cell office:value-type="float" office:value="547">
            <text:p>547</text:p>
          </table:table-cell>
          <table:table-cell office:value-type="float" office:value="876">
            <text:p>876</text:p>
          </table:table-cell>
          <table:table-cell office:value-type="float" office:value="527">
            <text:p>527</text:p>
          </table:table-cell>
          <table:table-cell office:value-type="float" office:value="44">
            <text:p>44</text:p>
          </table:table-cell>
          <table:table-cell office:value-type="float" office:value="423">
            <text:p>423</text:p>
          </table:table-cell>
          <table:table-cell office:value-type="float" office:value="552">
            <text:p>552</text:p>
          </table:table-cell>
          <table:table-cell office:value-type="float" office:value="406">
            <text:p>406</text:p>
          </table:table-cell>
          <table:table-cell office:value-type="float" office:value="941">
            <text:p>941</text:p>
          </table:table-cell>
          <table:table-cell office:value-type="float" office:value="520">
            <text:p>520</text:p>
          </table:table-cell>
          <table:table-cell office:value-type="float" office:value="96">
            <text:p>96</text:p>
          </table:table-cell>
          <table:table-cell office:value-type="float" office:value="682">
            <text:p>682</text:p>
          </table:table-cell>
          <table:table-cell office:value-type="float" office:value="459">
            <text:p>459</text:p>
          </table:table-cell>
          <table:table-cell office:value-type="float" office:value="779">
            <text:p>779</text:p>
          </table:table-cell>
          <table:table-cell office:value-type="float" office:value="179">
            <text:p>179</text:p>
          </table:table-cell>
          <table:table-cell office:value-type="float" office:value="888">
            <text:p>888</text:p>
          </table:table-cell>
          <table:table-cell office:value-type="float" office:value="1212">
            <text:p>1212</text:p>
          </table:table-cell>
          <table:table-cell office:value-type="float" office:value="345">
            <text:p>345</text:p>
          </table:table-cell>
          <table:table-cell office:value-type="float" office:value="743">
            <text:p>743</text:p>
          </table:table-cell>
          <table:table-cell office:value-type="float" office:value="236">
            <text:p>236</text:p>
          </table:table-cell>
          <table:table-cell office:value-type="float" office:value="59">
            <text:p>59</text:p>
          </table:table-cell>
          <table:table-cell office:value-type="float" office:value="1062">
            <text:p>1062</text:p>
          </table:table-cell>
          <table:table-cell office:value-type="float" office:value="847">
            <text:p>847</text:p>
          </table:table-cell>
          <table:table-cell office:value-type="float" office:value="242">
            <text:p>242</text:p>
          </table:table-cell>
          <table:table-cell office:value-type="float" office:value="400">
            <text:p>400</text:p>
          </table:table-cell>
          <table:table-cell office:value-type="float" office:value="843">
            <text:p>843</text:p>
          </table:table-cell>
          <table:table-cell office:value-type="float" office:value="427">
            <text:p>427</text:p>
          </table:table-cell>
          <table:table-cell office:value-type="float" office:value="141">
            <text:p>141</text:p>
          </table:table-cell>
          <table:table-cell office:value-type="float" office:value="976">
            <text:p>976</text:p>
          </table:table-cell>
          <table:table-cell office:value-type="float" office:value="919">
            <text:p>919</text:p>
          </table:table-cell>
          <table:table-cell office:value-type="float" office:value="918">
            <text:p>918</text:p>
          </table:table-cell>
          <table:table-cell office:value-type="float" office:value="580">
            <text:p>580</text:p>
          </table:table-cell>
          <table:table-cell office:value-type="float" office:value="926">
            <text:p>926</text:p>
          </table:table-cell>
          <table:table-cell office:value-type="float" office:value="74">
            <text:p>74</text:p>
          </table:table-cell>
          <table:table-cell office:value-type="float" office:value="481">
            <text:p>481</text:p>
          </table:table-cell>
          <table:table-cell table:number-columns-repeated="974"/>
        </table:table-row>
        <table:table-row table:style-name="ro1">
          <table:table-cell office:value-type="string">
            <text:p>Montenegro</text:p>
          </table:table-cell>
          <table:table-cell office:value-type="float" office:value="51">
            <text:p>51</text:p>
          </table:table-cell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 office:value-type="float" office:value="45">
            <text:p>45</text:p>
          </table:table-cell>
          <table:table-cell office:value-type="float" office:value="51">
            <text:p>51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 office:value-type="float" office:value="39">
            <text:p>39</text:p>
          </table:table-cell>
          <table:table-cell office:value-type="float" office:value="32">
            <text:p>32</text:p>
          </table:table-cell>
          <table:table-cell office:value-type="float" office:value="46">
            <text:p>46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45">
            <text:p>45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office:value-type="float" office:value="33">
            <text:p>33</text:p>
          </table:table-cell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43">
            <text:p>43</text:p>
          </table:table-cell>
          <table:table-cell office:value-type="float" office:value="49">
            <text:p>49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16">
            <text:p>16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table:number-columns-repeated="974"/>
        </table:table-row>
        <table:table-row table:style-name="ro1">
          <table:table-cell office:value-type="string">
            <text:p>Netherlands</text:p>
          </table:table-cell>
          <table:table-cell office:value-type="float" office:value="179">
            <text:p>179</text:p>
          </table:table-cell>
          <table:table-cell office:value-type="float" office:value="174">
            <text:p>174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72">
            <text:p>172</text:p>
          </table:table-cell>
          <table:table-cell office:value-type="float" office:value="179">
            <text:p>179</text:p>
          </table:table-cell>
          <table:table-cell office:value-type="float" office:value="80">
            <text:p>80</text:p>
          </table:table-cell>
          <table:table-cell office:value-type="float" office:value="165">
            <text:p>165</text:p>
          </table:table-cell>
          <table:table-cell office:value-type="float" office:value="141">
            <text:p>141</text:p>
          </table:table-cell>
          <table:table-cell office:value-type="float" office:value="179">
            <text:p>179</text:p>
          </table:table-cell>
          <table:table-cell office:value-type="float" office:value="30">
            <text:p>30</text:p>
          </table:table-cell>
          <table:table-cell office:value-type="float" office:value="146">
            <text:p>146</text:p>
          </table:table-cell>
          <table:table-cell office:value-type="float" office:value="142">
            <text:p>142</text:p>
          </table:table-cell>
          <table:table-cell office:value-type="float" office:value="119">
            <text:p>119</text:p>
          </table:table-cell>
          <table:table-cell office:value-type="float" office:value="114">
            <text:p>114</text:p>
          </table:table-cell>
          <table:table-cell office:value-type="float" office:value="126">
            <text:p>126</text:p>
          </table:table-cell>
          <table:table-cell office:value-type="float" office:value="144">
            <text:p>144</text:p>
          </table:table-cell>
          <table:table-cell office:value-type="float" office:value="135">
            <text:p>135</text:p>
          </table:table-cell>
          <table:table-cell office:value-type="float" office:value="81">
            <text:p>81</text:p>
          </table:table-cell>
          <table:table-cell office:value-type="float" office:value="123">
            <text:p>123</text:p>
          </table:table-cell>
          <table:table-cell office:value-type="float" office:value="116">
            <text:p>116</text:p>
          </table:table-cell>
          <table:table-cell office:value-type="float" office:value="163">
            <text:p>163</text:p>
          </table:table-cell>
          <table:table-cell office:value-type="float" office:value="162">
            <text:p>162</text:p>
          </table:table-cell>
          <table:table-cell office:value-type="float" office:value="112">
            <text:p>112</text:p>
          </table:table-cell>
          <table:table-cell office:value-type="float" office:value="53">
            <text:p>53</text:p>
          </table:table-cell>
          <table:table-cell office:value-type="float" office:value="152">
            <text:p>152</text:p>
          </table:table-cell>
          <table:table-cell office:value-type="float" office:value="80">
            <text:p>80</text:p>
          </table:table-cell>
          <table:table-cell office:value-type="float" office:value="74">
            <text:p>74</text:p>
          </table:table-cell>
          <table:table-cell office:value-type="float" office:value="114">
            <text:p>114</text:p>
          </table:table-cell>
          <table:table-cell office:value-type="float" office:value="150">
            <text:p>150</text:p>
          </table:table-cell>
          <table:table-cell office:value-type="float" office:value="163">
            <text:p>163</text:p>
          </table:table-cell>
          <table:table-cell office:value-type="float" office:value="157">
            <text:p>157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107">
            <text:p>107</text:p>
          </table:table-cell>
          <table:table-cell office:value-type="float" office:value="21">
            <text:p>21</text:p>
          </table:table-cell>
          <table:table-cell office:value-type="float" office:value="62">
            <text:p>62</text:p>
          </table:table-cell>
          <table:table-cell office:value-type="float" office:value="78">
            <text:p>78</text:p>
          </table:table-cell>
          <table:table-cell office:value-type="float" office:value="62">
            <text:p>62</text:p>
          </table:table-cell>
          <table:table-cell office:value-type="float" office:value="4">
            <text:p>4</text:p>
          </table:table-cell>
          <table:table-cell office:value-type="float" office:value="127">
            <text:p>127</text:p>
          </table:table-cell>
          <table:table-cell office:value-type="float" office:value="114">
            <text:p>114</text:p>
          </table:table-cell>
          <table:table-cell office:value-type="float" office:value="11">
            <text:p>11</text:p>
          </table:table-cell>
          <table:table-cell office:value-type="float" office:value="65">
            <text:p>65</text:p>
          </table:table-cell>
          <table:table-cell office:value-type="float" office:value="16">
            <text:p>16</text:p>
          </table:table-cell>
          <table:table-cell/>
          <table:table-cell office:value-type="float" office:value="17">
            <text:p>17</text:p>
          </table:table-cell>
          <table:table-cell table:number-columns-repeated="974"/>
        </table:table-row>
        <table:table-row table:style-name="ro1">
          <table:table-cell office:value-type="string">
            <text:p>New Zealand</text:p>
          </table:table-cell>
          <table:table-cell office:value-type="float" office:value="177">
            <text:p>177</text:p>
          </table:table-cell>
          <table:table-cell office:value-type="float" office:value="168">
            <text:p>168</text:p>
          </table:table-cell>
          <table:table-cell office:value-type="float" office:value="174">
            <text:p>174</text:p>
          </table:table-cell>
          <table:table-cell office:value-type="float" office:value="163">
            <text:p>163</text:p>
          </table:table-cell>
          <table:table-cell office:value-type="float" office:value="152">
            <text:p>152</text:p>
          </table:table-cell>
          <table:table-cell office:value-type="float" office:value="173">
            <text:p>173</text:p>
          </table:table-cell>
          <table:table-cell office:value-type="float" office:value="86">
            <text:p>86</text:p>
          </table:table-cell>
          <table:table-cell office:value-type="float" office:value="168">
            <text:p>168</text:p>
          </table:table-cell>
          <table:table-cell office:value-type="float" office:value="148">
            <text:p>148</text:p>
          </table:table-cell>
          <table:table-cell office:value-type="float" office:value="175">
            <text:p>175</text:p>
          </table:table-cell>
          <table:table-cell office:value-type="float" office:value="52">
            <text:p>52</text:p>
          </table:table-cell>
          <table:table-cell office:value-type="float" office:value="47">
            <text:p>47</text:p>
          </table:table-cell>
          <table:table-cell office:value-type="float" office:value="137">
            <text:p>137</text:p>
          </table:table-cell>
          <table:table-cell office:value-type="float" office:value="130">
            <text:p>130</text:p>
          </table:table-cell>
          <table:table-cell office:value-type="float" office:value="116">
            <text:p>116</text:p>
          </table:table-cell>
          <table:table-cell office:value-type="float" office:value="133">
            <text:p>133</text:p>
          </table:table-cell>
          <table:table-cell office:value-type="float" office:value="156">
            <text:p>156</text:p>
          </table:table-cell>
          <table:table-cell office:value-type="float" office:value="107">
            <text:p>107</text:p>
          </table:table-cell>
          <table:table-cell office:value-type="float" office:value="53">
            <text:p>53</text:p>
          </table:table-cell>
          <table:table-cell office:value-type="float" office:value="121">
            <text:p>121</text:p>
          </table:table-cell>
          <table:table-cell office:value-type="float" office:value="91">
            <text:p>91</text:p>
          </table:table-cell>
          <table:table-cell office:value-type="float" office:value="59">
            <text:p>59</text:p>
          </table:table-cell>
          <table:table-cell office:value-type="float" office:value="143">
            <text:p>143</text:p>
          </table:table-cell>
          <table:table-cell office:value-type="float" office:value="100">
            <text:p>100</text:p>
          </table:table-cell>
          <table:table-cell office:value-type="float" office:value="29">
            <text:p>29</text:p>
          </table:table-cell>
          <table:table-cell office:value-type="float" office:value="99">
            <text:p>99</text:p>
          </table:table-cell>
          <table:table-cell office:value-type="float" office:value="116">
            <text:p>116</text:p>
          </table:table-cell>
          <table:table-cell office:value-type="float" office:value="72">
            <text:p>72</text:p>
          </table:table-cell>
          <table:table-cell office:value-type="float" office:value="22">
            <text:p>22</text:p>
          </table:table-cell>
          <table:table-cell office:value-type="float" office:value="104">
            <text:p>104</text:p>
          </table:table-cell>
          <table:table-cell office:value-type="float" office:value="127">
            <text:p>127</text:p>
          </table:table-cell>
          <table:table-cell office:value-type="float" office:value="122">
            <text:p>122</text:p>
          </table:table-cell>
          <table:table-cell office:value-type="float" office:value="66">
            <text:p>66</text:p>
          </table:table-cell>
          <table:table-cell office:value-type="float" office:value="74">
            <text:p>74</text:p>
          </table:table-cell>
          <table:table-cell office:value-type="float" office:value="32">
            <text:p>32</text:p>
          </table:table-cell>
          <table:table-cell office:value-type="float" office:value="145">
            <text:p>145</text:p>
          </table:table-cell>
          <table:table-cell office:value-type="float" office:value="97">
            <text:p>97</text:p>
          </table:table-cell>
          <table:table-cell office:value-type="float" office:value="34">
            <text:p>34</text:p>
          </table:table-cell>
          <table:table-cell office:value-type="float" office:value="77">
            <text:p>77</text:p>
          </table:table-cell>
          <table:table-cell office:value-type="float" office:value="73">
            <text:p>73</text:p>
          </table:table-cell>
          <table:table-cell office:value-type="float" office:value="94">
            <text:p>94</text:p>
          </table:table-cell>
          <table:table-cell office:value-type="float" office:value="16">
            <text:p>16</text:p>
          </table:table-cell>
          <table:table-cell office:value-type="float" office:value="134">
            <text:p>134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67">
            <text:p>67</text:p>
          </table:table-cell>
          <table:table-cell office:value-type="float" office:value="47">
            <text:p>47</text:p>
          </table:table-cell>
          <table:table-cell/>
          <table:table-cell office:value-type="float" office:value="18">
            <text:p>18</text:p>
          </table:table-cell>
          <table:table-cell table:number-columns-repeated="974"/>
        </table:table-row>
        <table:table-row table:style-name="ro1">
          <table:table-cell office:value-type="string">
            <text:p>Norway</text:p>
          </table:table-cell>
          <table:table-cell office:value-type="float" office:value="197">
            <text:p>197</text:p>
          </table:table-cell>
          <table:table-cell office:value-type="float" office:value="179">
            <text:p>179</text:p>
          </table:table-cell>
          <table:table-cell office:value-type="float" office:value="195">
            <text:p>195</text:p>
          </table:table-cell>
          <table:table-cell office:value-type="float" office:value="187">
            <text:p>187</text:p>
          </table:table-cell>
          <table:table-cell office:value-type="float" office:value="178">
            <text:p>178</text:p>
          </table:table-cell>
          <table:table-cell office:value-type="float" office:value="191">
            <text:p>191</text:p>
          </table:table-cell>
          <table:table-cell office:value-type="float" office:value="85">
            <text:p>85</text:p>
          </table:table-cell>
          <table:table-cell office:value-type="float" office:value="186">
            <text:p>186</text:p>
          </table:table-cell>
          <table:table-cell office:value-type="float" office:value="149">
            <text:p>149</text:p>
          </table:table-cell>
          <table:table-cell office:value-type="float" office:value="190">
            <text:p>190</text:p>
          </table:table-cell>
          <table:table-cell office:value-type="float" office:value="21">
            <text:p>21</text:p>
          </table:table-cell>
          <table:table-cell office:value-type="float" office:value="112">
            <text:p>112</text:p>
          </table:table-cell>
          <table:table-cell office:value-type="float" office:value="164">
            <text:p>164</text:p>
          </table:table-cell>
          <table:table-cell office:value-type="float" office:value="36">
            <text:p>36</text:p>
          </table:table-cell>
          <table:table-cell office:value-type="float" office:value="155">
            <text:p>155</text:p>
          </table:table-cell>
          <table:table-cell office:value-type="float" office:value="183">
            <text:p>183</text:p>
          </table:table-cell>
          <table:table-cell office:value-type="float" office:value="189">
            <text:p>189</text:p>
          </table:table-cell>
          <table:table-cell office:value-type="float" office:value="152">
            <text:p>152</text:p>
          </table:table-cell>
          <table:table-cell office:value-type="float" office:value="77">
            <text:p>77</text:p>
          </table:table-cell>
          <table:table-cell office:value-type="float" office:value="142">
            <text:p>142</text:p>
          </table:table-cell>
          <table:table-cell office:value-type="float" office:value="72">
            <text:p>72</text:p>
          </table:table-cell>
          <table:table-cell office:value-type="float" office:value="137">
            <text:p>137</text:p>
          </table:table-cell>
          <table:table-cell office:value-type="float" office:value="147">
            <text:p>147</text:p>
          </table:table-cell>
          <table:table-cell office:value-type="float" office:value="87">
            <text:p>87</text:p>
          </table:table-cell>
          <table:table-cell office:value-type="float" office:value="65">
            <text:p>65</text:p>
          </table:table-cell>
          <table:table-cell office:value-type="float" office:value="74">
            <text:p>74</text:p>
          </table:table-cell>
          <table:table-cell office:value-type="float" office:value="93">
            <text:p>93</text:p>
          </table:table-cell>
          <table:table-cell office:value-type="float" office:value="54">
            <text:p>54</text:p>
          </table:table-cell>
          <table:table-cell office:value-type="float" office:value="46">
            <text:p>46</text:p>
          </table:table-cell>
          <table:table-cell office:value-type="float" office:value="146">
            <text:p>146</text:p>
          </table:table-cell>
          <table:table-cell office:value-type="float" office:value="180">
            <text:p>180</text:p>
          </table:table-cell>
          <table:table-cell office:value-type="float" office:value="155">
            <text:p>155</text:p>
          </table:table-cell>
          <table:table-cell office:value-type="float" office:value="83">
            <text:p>83</text:p>
          </table:table-cell>
          <table:table-cell office:value-type="float" office:value="65">
            <text:p>65</text:p>
          </table:table-cell>
          <table:table-cell office:value-type="float" office:value="34">
            <text:p>34</text:p>
          </table:table-cell>
          <table:table-cell office:value-type="float" office:value="166">
            <text:p>166</text:p>
          </table:table-cell>
          <table:table-cell office:value-type="float" office:value="128">
            <text:p>128</text:p>
          </table:table-cell>
          <table:table-cell office:value-type="float" office:value="27">
            <text:p>27</text:p>
          </table:table-cell>
          <table:table-cell office:value-type="float" office:value="97">
            <text:p>97</text:p>
          </table:table-cell>
          <table:table-cell table:number-columns-repeated="2" office:value-type="float" office:value="40">
            <text:p>40</text:p>
          </table:table-cell>
          <table:table-cell office:value-type="float" office:value="15">
            <text:p>15</text:p>
          </table:table-cell>
          <table:table-cell office:value-type="float" office:value="135">
            <text:p>135</text:p>
          </table:table-cell>
          <table:table-cell office:value-type="float" office:value="99">
            <text:p>99</text:p>
          </table:table-cell>
          <table:table-cell office:value-type="float" office:value="14">
            <text:p>14</text:p>
          </table:table-cell>
          <table:table-cell office:value-type="float" office:value="82">
            <text:p>82</text:p>
          </table:table-cell>
          <table:table-cell office:value-type="float" office:value="27">
            <text:p>27</text:p>
          </table:table-cell>
          <table:table-cell/>
          <table:table-cell office:value-type="float" office:value="23">
            <text:p>23</text:p>
          </table:table-cell>
          <table:table-cell table:number-columns-repeated="974"/>
        </table:table-row>
        <table:table-row table:style-name="ro1">
          <table:table-cell office:value-type="string">
            <text:p>Peru</text:p>
          </table:table-cell>
          <table:table-cell office:value-type="float" office:value="240">
            <text:p>240</text:p>
          </table:table-cell>
          <table:table-cell office:value-type="float" office:value="53">
            <text:p>53</text:p>
          </table:table-cell>
          <table:table-cell office:value-type="float" office:value="185">
            <text:p>185</text:p>
          </table:table-cell>
          <table:table-cell office:value-type="float" office:value="113">
            <text:p>113</text:p>
          </table:table-cell>
          <table:table-cell office:value-type="float" office:value="129">
            <text:p>129</text:p>
          </table:table-cell>
          <table:table-cell office:value-type="float" office:value="221">
            <text:p>221</text:p>
          </table:table-cell>
          <table:table-cell office:value-type="float" office:value="168">
            <text:p>168</text:p>
          </table:table-cell>
          <table:table-cell office:value-type="float" office:value="201">
            <text:p>201</text:p>
          </table:table-cell>
          <table:table-cell office:value-type="float" office:value="171">
            <text:p>171</text:p>
          </table:table-cell>
          <table:table-cell office:value-type="float" office:value="239">
            <text:p>239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116">
            <text:p>116</text:p>
          </table:table-cell>
          <table:table-cell office:value-type="float" office:value="79">
            <text:p>79</text:p>
          </table:table-cell>
          <table:table-cell office:value-type="float" office:value="155">
            <text:p>155</text:p>
          </table:table-cell>
          <table:table-cell office:value-type="float" office:value="74">
            <text:p>74</text:p>
          </table:table-cell>
          <table:table-cell office:value-type="float" office:value="14">
            <text:p>14</text:p>
          </table:table-cell>
          <table:table-cell office:value-type="float" office:value="63">
            <text:p>63</text:p>
          </table:table-cell>
          <table:table-cell table:number-columns-repeated="2" office:value-type="float" office:value="58">
            <text:p>58</text:p>
          </table:table-cell>
          <table:table-cell office:value-type="float" office:value="57">
            <text:p>57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office:value-type="float" office:value="74">
            <text:p>74</text:p>
          </table:table-cell>
          <table:table-cell office:value-type="float" office:value="61">
            <text:p>61</text:p>
          </table:table-cell>
          <table:table-cell office:value-type="float" office:value="36">
            <text:p>36</text:p>
          </table:table-cell>
          <table:table-cell office:value-type="float" office:value="67">
            <text:p>67</text:p>
          </table:table-cell>
          <table:table-cell office:value-type="float" office:value="183">
            <text:p>183</text:p>
          </table:table-cell>
          <table:table-cell office:value-type="float" office:value="209">
            <text:p>209</text:p>
          </table:table-cell>
          <table:table-cell office:value-type="float" office:value="75">
            <text:p>75</text:p>
          </table:table-cell>
          <table:table-cell office:value-type="float" office:value="99">
            <text:p>99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167">
            <text:p>167</text:p>
          </table:table-cell>
          <table:table-cell office:value-type="float" office:value="103">
            <text:p>103</text:p>
          </table:table-cell>
          <table:table-cell office:value-type="float" office:value="66">
            <text:p>66</text:p>
          </table:table-cell>
          <table:table-cell office:value-type="float" office:value="51">
            <text:p>51</text:p>
          </table:table-cell>
          <table:table-cell office:value-type="float" office:value="153">
            <text:p>153</text:p>
          </table:table-cell>
          <table:table-cell office:value-type="float" office:value="58">
            <text:p>58</text:p>
          </table:table-cell>
          <table:table-cell/>
          <table:table-cell office:value-type="float" office:value="169">
            <text:p>169</text:p>
          </table:table-cell>
          <table:table-cell office:value-type="float" office:value="127">
            <text:p>127</text:p>
          </table:table-cell>
          <table:table-cell office:value-type="float" office:value="195">
            <text:p>195</text:p>
          </table:table-cell>
          <table:table-cell office:value-type="float" office:value="111">
            <text:p>111</text:p>
          </table:table-cell>
          <table:table-cell office:value-type="float" office:value="189">
            <text:p>189</text:p>
          </table:table-cell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  <table:table-cell table:number-columns-repeated="974"/>
        </table:table-row>
        <table:table-row table:style-name="ro1">
          <table:table-cell office:value-type="string">
            <text:p>Poland</text:p>
          </table:table-cell>
          <table:table-cell office:value-type="float" office:value="184">
            <text:p>184</text:p>
          </table:table-cell>
          <table:table-cell office:value-type="float" office:value="161">
            <text:p>161</text:p>
          </table:table-cell>
          <table:table-cell office:value-type="float" office:value="174">
            <text:p>174</text:p>
          </table:table-cell>
          <table:table-cell office:value-type="float" office:value="172">
            <text:p>172</text:p>
          </table:table-cell>
          <table:table-cell office:value-type="float" office:value="131">
            <text:p>131</text:p>
          </table:table-cell>
          <table:table-cell office:value-type="float" office:value="173">
            <text:p>173</text:p>
          </table:table-cell>
          <table:table-cell office:value-type="float" office:value="119">
            <text:p>119</text:p>
          </table:table-cell>
          <table:table-cell office:value-type="float" office:value="169">
            <text:p>169</text:p>
          </table:table-cell>
          <table:table-cell office:value-type="float" office:value="158">
            <text:p>158</text:p>
          </table:table-cell>
          <table:table-cell office:value-type="float" office:value="176">
            <text:p>176</text:p>
          </table:table-cell>
          <table:table-cell office:value-type="float" office:value="47">
            <text:p>47</text:p>
          </table:table-cell>
          <table:table-cell office:value-type="float" office:value="102">
            <text:p>102</text:p>
          </table:table-cell>
          <table:table-cell office:value-type="float" office:value="139">
            <text:p>139</text:p>
          </table:table-cell>
          <table:table-cell office:value-type="float" office:value="62">
            <text:p>62</text:p>
          </table:table-cell>
          <table:table-cell office:value-type="float" office:value="89">
            <text:p>89</text:p>
          </table:table-cell>
          <table:table-cell office:value-type="float" office:value="100">
            <text:p>100</text:p>
          </table:table-cell>
          <table:table-cell office:value-type="float" office:value="144">
            <text:p>144</text:p>
          </table:table-cell>
          <table:table-cell office:value-type="float" office:value="101">
            <text:p>101</text:p>
          </table:table-cell>
          <table:table-cell office:value-type="float" office:value="24">
            <text:p>24</text:p>
          </table:table-cell>
          <table:table-cell office:value-type="float" office:value="72">
            <text:p>72</text:p>
          </table:table-cell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office:value-type="float" office:value="153">
            <text:p>153</text:p>
          </table:table-cell>
          <table:table-cell office:value-type="float" office:value="45">
            <text:p>45</text:p>
          </table:table-cell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office:value-type="float" office:value="44">
            <text:p>44</text:p>
          </table:table-cell>
          <table:table-cell office:value-type="float" office:value="68">
            <text:p>68</text:p>
          </table:table-cell>
          <table:table-cell office:value-type="float" office:value="40">
            <text:p>40</text:p>
          </table:table-cell>
          <table:table-cell office:value-type="float" office:value="121">
            <text:p>121</text:p>
          </table:table-cell>
          <table:table-cell office:value-type="float" office:value="161">
            <text:p>161</text:p>
          </table:table-cell>
          <table:table-cell office:value-type="float" office:value="76">
            <text:p>76</text:p>
          </table:table-cell>
          <table:table-cell office:value-type="float" office:value="105">
            <text:p>105</text:p>
          </table:table-cell>
          <table:table-cell office:value-type="float" office:value="118">
            <text:p>118</text:p>
          </table:table-cell>
          <table:table-cell office:value-type="float" office:value="13">
            <text:p>13</text:p>
          </table:table-cell>
          <table:table-cell office:value-type="float" office:value="152">
            <text:p>152</text:p>
          </table:table-cell>
          <table:table-cell office:value-type="float" office:value="150">
            <text:p>150</text:p>
          </table:table-cell>
          <table:table-cell office:value-type="float" office:value="33">
            <text:p>33</text:p>
          </table:table-cell>
          <table:table-cell office:value-type="float" office:value="68">
            <text:p>68</text:p>
          </table:table-cell>
          <table:table-cell office:value-type="float" office:value="134">
            <text:p>134</text:p>
          </table:table-cell>
          <table:table-cell office:value-type="float" office:value="120">
            <text:p>120</text:p>
          </table:table-cell>
          <table:table-cell office:value-type="float" office:value="41">
            <text:p>41</text:p>
          </table:table-cell>
          <table:table-cell office:value-type="float" office:value="149">
            <text:p>149</text:p>
          </table:table-cell>
          <table:table-cell office:value-type="float" office:value="118">
            <text:p>118</text:p>
          </table:table-cell>
          <table:table-cell office:value-type="float" office:value="13">
            <text:p>13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974"/>
        </table:table-row>
        <table:table-row table:style-name="ro1">
          <table:table-cell office:value-type="string">
            <text:p>Portugal</text:p>
          </table:table-cell>
          <table:table-cell office:value-type="float" office:value="195">
            <text:p>195</text:p>
          </table:table-cell>
          <table:table-cell office:value-type="float" office:value="157">
            <text:p>157</text:p>
          </table:table-cell>
          <table:table-cell office:value-type="float" office:value="170">
            <text:p>170</text:p>
          </table:table-cell>
          <table:table-cell office:value-type="float" office:value="178">
            <text:p>178</text:p>
          </table:table-cell>
          <table:table-cell office:value-type="float" office:value="173">
            <text:p>173</text:p>
          </table:table-cell>
          <table:table-cell office:value-type="float" office:value="192">
            <text:p>192</text:p>
          </table:table-cell>
          <table:table-cell office:value-type="float" office:value="64">
            <text:p>64</text:p>
          </table:table-cell>
          <table:table-cell office:value-type="float" office:value="186">
            <text:p>186</text:p>
          </table:table-cell>
          <table:table-cell office:value-type="float" office:value="175">
            <text:p>175</text:p>
          </table:table-cell>
          <table:table-cell office:value-type="float" office:value="194">
            <text:p>194</text:p>
          </table:table-cell>
          <table:table-cell office:value-type="float" office:value="26">
            <text:p>26</text:p>
          </table:table-cell>
          <table:table-cell office:value-type="float" office:value="59">
            <text:p>59</text:p>
          </table:table-cell>
          <table:table-cell office:value-type="float" office:value="92">
            <text:p>92</text:p>
          </table:table-cell>
          <table:table-cell office:value-type="float" office:value="131">
            <text:p>131</text:p>
          </table:table-cell>
          <table:table-cell office:value-type="float" office:value="85">
            <text:p>85</text:p>
          </table:table-cell>
          <table:table-cell office:value-type="float" office:value="87">
            <text:p>87</text:p>
          </table:table-cell>
          <table:table-cell office:value-type="float" office:value="141">
            <text:p>141</text:p>
          </table:table-cell>
          <table:table-cell office:value-type="float" office:value="60">
            <text:p>60</text:p>
          </table:table-cell>
          <table:table-cell office:value-type="float" office:value="11">
            <text:p>11</text:p>
          </table:table-cell>
          <table:table-cell office:value-type="float" office:value="79">
            <text:p>79</text:p>
          </table:table-cell>
          <table:table-cell office:value-type="float" office:value="124">
            <text:p>124</text:p>
          </table:table-cell>
          <table:table-cell office:value-type="float" office:value="65">
            <text:p>65</text:p>
          </table:table-cell>
          <table:table-cell office:value-type="float" office:value="132">
            <text:p>132</text:p>
          </table:table-cell>
          <table:table-cell office:value-type="float" office:value="68">
            <text:p>68</text:p>
          </table:table-cell>
          <table:table-cell office:value-type="float" office:value="38">
            <text:p>38</text:p>
          </table:table-cell>
          <table:table-cell office:value-type="float" office:value="139">
            <text:p>139</text:p>
          </table:table-cell>
          <table:table-cell office:value-type="float" office:value="101">
            <text:p>101</text:p>
          </table:table-cell>
          <table:table-cell office:value-type="float" office:value="98">
            <text:p>98</text:p>
          </table:table-cell>
          <table:table-cell office:value-type="float" office:value="27">
            <text:p>27</text:p>
          </table:table-cell>
          <table:table-cell office:value-type="float" office:value="158">
            <text:p>158</text:p>
          </table:table-cell>
          <table:table-cell office:value-type="float" office:value="184">
            <text:p>184</text:p>
          </table:table-cell>
          <table:table-cell office:value-type="float" office:value="165">
            <text:p>165</text:p>
          </table:table-cell>
          <table:table-cell office:value-type="float" office:value="129">
            <text:p>129</text:p>
          </table:table-cell>
          <table:table-cell office:value-type="float" office:value="47">
            <text:p>47</text:p>
          </table:table-cell>
          <table:table-cell office:value-type="float" office:value="23">
            <text:p>23</text:p>
          </table:table-cell>
          <table:table-cell office:value-type="float" office:value="171">
            <text:p>171</text:p>
          </table:table-cell>
          <table:table-cell office:value-type="float" office:value="136">
            <text:p>136</text:p>
          </table:table-cell>
          <table:table-cell office:value-type="float" office:value="59">
            <text:p>59</text:p>
          </table:table-cell>
          <table:table-cell office:value-type="float" office:value="105">
            <text:p>105</text:p>
          </table:table-cell>
          <table:table-cell office:value-type="float" office:value="134">
            <text:p>134</text:p>
          </table:table-cell>
          <table:table-cell office:value-type="float" office:value="112">
            <text:p>112</text:p>
          </table:table-cell>
          <table:table-cell office:value-type="float" office:value="23">
            <text:p>23</text:p>
          </table:table-cell>
          <table:table-cell office:value-type="float" office:value="165">
            <text:p>165</text:p>
          </table:table-cell>
          <table:table-cell office:value-type="float" office:value="170">
            <text:p>170</text:p>
          </table:table-cell>
          <table:table-cell office:value-type="float" office:value="90">
            <text:p>90</text:p>
          </table:table-cell>
          <table:table-cell office:value-type="float" office:value="129">
            <text:p>129</text:p>
          </table:table-cell>
          <table:table-cell office:value-type="float" office:value="103">
            <text:p>103</text:p>
          </table:table-cell>
          <table:table-cell office:value-type="float" office:value="12">
            <text:p>12</text:p>
          </table:table-cell>
          <table:table-cell office:value-type="float" office:value="98">
            <text:p>98</text:p>
          </table:table-cell>
          <table:table-cell table:number-columns-repeated="974"/>
        </table:table-row>
        <table:table-row table:style-name="ro1">
          <table:table-cell office:value-type="string">
            <text:p>Qatar</text:p>
          </table:table-cell>
          <table:table-cell office:value-type="float" office:value="157">
            <text:p>157</text:p>
          </table:table-cell>
          <table:table-cell office:value-type="float" office:value="142">
            <text:p>142</text:p>
          </table:table-cell>
          <table:table-cell office:value-type="float" office:value="154">
            <text:p>154</text:p>
          </table:table-cell>
          <table:table-cell office:value-type="float" office:value="147">
            <text:p>147</text:p>
          </table:table-cell>
          <table:table-cell office:value-type="float" office:value="143">
            <text:p>143</text:p>
          </table:table-cell>
          <table:table-cell office:value-type="float" office:value="123">
            <text:p>123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37">
            <text:p>37</text:p>
          </table:table-cell>
          <table:table-cell office:value-type="float" office:value="156">
            <text:p>156</text:p>
          </table:table-cell>
          <table:table-cell office:value-type="float" office:value="109">
            <text:p>109</text:p>
          </table:table-cell>
          <table:table-cell office:value-type="float" office:value="123">
            <text:p>123</text:p>
          </table:table-cell>
          <table:table-cell office:value-type="float" office:value="96">
            <text:p>96</text:p>
          </table:table-cell>
          <table:table-cell office:value-type="float" office:value="24">
            <text:p>24</text:p>
          </table:table-cell>
          <table:table-cell office:value-type="float" office:value="132">
            <text:p>132</text:p>
          </table:table-cell>
          <table:table-cell office:value-type="float" office:value="107">
            <text:p>107</text:p>
          </table:table-cell>
          <table:table-cell office:value-type="float" office:value="145">
            <text:p>145</text:p>
          </table:table-cell>
          <table:table-cell office:value-type="float" office:value="105">
            <text:p>105</text:p>
          </table:table-cell>
          <table:table-cell office:value-type="float" office:value="36">
            <text:p>36</text:p>
          </table:table-cell>
          <table:table-cell office:value-type="float" office:value="114">
            <text:p>114</text:p>
          </table:table-cell>
          <table:table-cell office:value-type="float" office:value="124">
            <text:p>124</text:p>
          </table:table-cell>
          <table:table-cell office:value-type="float" office:value="60">
            <text:p>60</text:p>
          </table:table-cell>
          <table:table-cell office:value-type="float" office:value="130">
            <text:p>130</text:p>
          </table:table-cell>
          <table:table-cell office:value-type="float" office:value="59">
            <text:p>59</text:p>
          </table:table-cell>
          <table:table-cell office:value-type="float" office:value="21">
            <text:p>21</text:p>
          </table:table-cell>
          <table:table-cell office:value-type="float" office:value="142">
            <text:p>142</text:p>
          </table:table-cell>
          <table:table-cell office:value-type="float" office:value="48">
            <text:p>48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66">
            <text:p>66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2"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59">
            <text:p>59</text:p>
          </table:table-cell>
          <table:table-cell/>
          <table:table-cell office:value-type="float" office:value="4">
            <text:p>4</text:p>
          </table:table-cell>
          <table:table-cell table:number-columns-repeated="974"/>
        </table:table-row>
        <table:table-row table:style-name="ro1">
          <table:table-cell office:value-type="string">
            <text:p>Romania</text:p>
          </table:table-cell>
          <table:table-cell office:value-type="float" office:value="178">
            <text:p>178</text:p>
          </table:table-cell>
          <table:table-cell office:value-type="float" office:value="111">
            <text:p>111</text:p>
          </table:table-cell>
          <table:table-cell office:value-type="float" office:value="142">
            <text:p>142</text:p>
          </table:table-cell>
          <table:table-cell office:value-type="float" office:value="146">
            <text:p>146</text:p>
          </table:table-cell>
          <table:table-cell office:value-type="float" office:value="120">
            <text:p>120</text:p>
          </table:table-cell>
          <table:table-cell office:value-type="float" office:value="166">
            <text:p>166</text:p>
          </table:table-cell>
          <table:table-cell office:value-type="float" office:value="109">
            <text:p>109</text:p>
          </table:table-cell>
          <table:table-cell office:value-type="float" office:value="168">
            <text:p>168</text:p>
          </table:table-cell>
          <table:table-cell office:value-type="float" office:value="153">
            <text:p>153</text:p>
          </table:table-cell>
          <table:table-cell office:value-type="float" office:value="177">
            <text:p>177</text:p>
          </table:table-cell>
          <table:table-cell office:value-type="float" office:value="53">
            <text:p>53</text:p>
          </table:table-cell>
          <table:table-cell office:value-type="float" office:value="77">
            <text:p>77</text:p>
          </table:table-cell>
          <table:table-cell office:value-type="float" office:value="48">
            <text:p>48</text:p>
          </table:table-cell>
          <table:table-cell office:value-type="float" office:value="36">
            <text:p>36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99">
            <text:p>99</text:p>
          </table:table-cell>
          <table:table-cell office:value-type="float" office:value="79">
            <text:p>79</text:p>
          </table:table-cell>
          <table:table-cell office:value-type="float" office:value="28">
            <text:p>28</text:p>
          </table:table-cell>
          <table:table-cell office:value-type="float" office:value="99">
            <text:p>99</text:p>
          </table:table-cell>
          <table:table-cell office:value-type="float" office:value="105">
            <text:p>105</text:p>
          </table:table-cell>
          <table:table-cell office:value-type="float" office:value="107">
            <text:p>107</text:p>
          </table:table-cell>
          <table:table-cell office:value-type="float" office:value="86">
            <text:p>86</text:p>
          </table:table-cell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office:value-type="float" office:value="51">
            <text:p>51</text:p>
          </table:table-cell>
          <table:table-cell office:value-type="float" office:value="65">
            <text:p>65</text:p>
          </table:table-cell>
          <table:table-cell office:value-type="float" office:value="48">
            <text:p>48</text:p>
          </table:table-cell>
          <table:table-cell office:value-type="float" office:value="154">
            <text:p>154</text:p>
          </table:table-cell>
          <table:table-cell office:value-type="float" office:value="136">
            <text:p>136</text:p>
          </table:table-cell>
          <table:table-cell office:value-type="float" office:value="56">
            <text:p>56</text:p>
          </table:table-cell>
          <table:table-cell office:value-type="float" office:value="134">
            <text:p>134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144">
            <text:p>144</text:p>
          </table:table-cell>
          <table:table-cell office:value-type="float" office:value="150">
            <text:p>150</text:p>
          </table:table-cell>
          <table:table-cell office:value-type="float" office:value="58">
            <text:p>58</text:p>
          </table:table-cell>
          <table:table-cell office:value-type="float" office:value="107">
            <text:p>107</text:p>
          </table:table-cell>
          <table:table-cell office:value-type="float" office:value="140">
            <text:p>140</text:p>
          </table:table-cell>
          <table:table-cell office:value-type="float" office:value="87">
            <text:p>87</text:p>
          </table:table-cell>
          <table:table-cell office:value-type="float" office:value="11">
            <text:p>11</text:p>
          </table:table-cell>
          <table:table-cell office:value-type="float" office:value="148">
            <text:p>148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70">
            <text:p>70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table:number-columns-repeated="974"/>
        </table:table-row>
        <table:table-row table:style-name="ro1">
          <table:table-cell office:value-type="string">
            <text:p>Russian Federation</text:p>
          </table:table-cell>
          <table:table-cell office:value-type="float" office:value="227">
            <text:p>227</text:p>
          </table:table-cell>
          <table:table-cell office:value-type="float" office:value="186">
            <text:p>186</text:p>
          </table:table-cell>
          <table:table-cell office:value-type="float" office:value="200">
            <text:p>200</text:p>
          </table:table-cell>
          <table:table-cell office:value-type="float" office:value="193">
            <text:p>193</text:p>
          </table:table-cell>
          <table:table-cell office:value-type="float" office:value="141">
            <text:p>141</text:p>
          </table:table-cell>
          <table:table-cell office:value-type="float" office:value="218">
            <text:p>218</text:p>
          </table:table-cell>
          <table:table-cell office:value-type="float" office:value="62">
            <text:p>62</text:p>
          </table:table-cell>
          <table:table-cell office:value-type="float" office:value="201">
            <text:p>201</text:p>
          </table:table-cell>
          <table:table-cell office:value-type="float" office:value="218">
            <text:p>218</text:p>
          </table:table-cell>
          <table:table-cell office:value-type="float" office:value="221">
            <text:p>221</text:p>
          </table:table-cell>
          <table:table-cell office:value-type="float" office:value="100">
            <text:p>100</text:p>
          </table:table-cell>
          <table:table-cell office:value-type="float" office:value="129">
            <text:p>129</text:p>
          </table:table-cell>
          <table:table-cell office:value-type="float" office:value="122">
            <text:p>122</text:p>
          </table:table-cell>
          <table:table-cell office:value-type="float" office:value="106">
            <text:p>106</text:p>
          </table:table-cell>
          <table:table-cell office:value-type="float" office:value="130">
            <text:p>13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147">
            <text:p>147</text:p>
          </table:table-cell>
          <table:table-cell office:value-type="float" office:value="39">
            <text:p>39</text:p>
          </table:table-cell>
          <table:table-cell office:value-type="float" office:value="100">
            <text:p>100</text:p>
          </table:table-cell>
          <table:table-cell office:value-type="float" office:value="119">
            <text:p>119</text:p>
          </table:table-cell>
          <table:table-cell office:value-type="float" office:value="144">
            <text:p>144</text:p>
          </table:table-cell>
          <table:table-cell office:value-type="float" office:value="138">
            <text:p>138</text:p>
          </table:table-cell>
          <table:table-cell office:value-type="float" office:value="63">
            <text:p>63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 office:value-type="float" office:value="48">
            <text:p>48</text:p>
          </table:table-cell>
          <table:table-cell office:value-type="float" office:value="171">
            <text:p>171</text:p>
          </table:table-cell>
          <table:table-cell office:value-type="float" office:value="195">
            <text:p>195</text:p>
          </table:table-cell>
          <table:table-cell office:value-type="float" office:value="72">
            <text:p>72</text:p>
          </table:table-cell>
          <table:table-cell office:value-type="float" office:value="169">
            <text:p>169</text:p>
          </table:table-cell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  <table:table-cell office:value-type="float" office:value="156">
            <text:p>156</text:p>
          </table:table-cell>
          <table:table-cell office:value-type="float" office:value="147">
            <text:p>147</text:p>
          </table:table-cell>
          <table:table-cell office:value-type="float" office:value="23">
            <text:p>23</text:p>
          </table:table-cell>
          <table:table-cell office:value-type="float" office:value="96">
            <text:p>96</text:p>
          </table:table-cell>
          <table:table-cell office:value-type="float" office:value="122">
            <text:p>122</text:p>
          </table:table-cell>
          <table:table-cell office:value-type="float" office:value="121">
            <text:p>121</text:p>
          </table:table-cell>
          <table:table-cell office:value-type="float" office:value="27">
            <text:p>27</text:p>
          </table:table-cell>
          <table:table-cell office:value-type="float" office:value="213">
            <text:p>213</text:p>
          </table:table-cell>
          <table:table-cell office:value-type="float" office:value="87">
            <text:p>87</text:p>
          </table:table-cell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office:value-type="float" office:value="27">
            <text:p>27</text:p>
          </table:table-cell>
          <table:table-cell/>
          <table:table-cell office:value-type="float" office:value="86">
            <text:p>86</text:p>
          </table:table-cell>
          <table:table-cell table:number-columns-repeated="974"/>
        </table:table-row>
        <table:table-row table:style-name="ro1">
          <table:table-cell office:value-type="string">
            <text:p>Serbia</text:p>
          </table:table-cell>
          <table:table-cell office:value-type="float" office:value="153">
            <text:p>153</text:p>
          </table:table-cell>
          <table:table-cell office:value-type="float" office:value="131">
            <text:p>131</text:p>
          </table:table-cell>
          <table:table-cell office:value-type="float" office:value="147">
            <text:p>147</text:p>
          </table:table-cell>
          <table:table-cell office:value-type="float" office:value="146">
            <text:p>146</text:p>
          </table:table-cell>
          <table:table-cell office:value-type="float" office:value="140">
            <text:p>140</text:p>
          </table:table-cell>
          <table:table-cell office:value-type="float" office:value="152">
            <text:p>152</text:p>
          </table:table-cell>
          <table:table-cell office:value-type="float" office:value="25">
            <text:p>25</text:p>
          </table:table-cell>
          <table:table-cell office:value-type="float" office:value="148">
            <text:p>148</text:p>
          </table:table-cell>
          <table:table-cell office:value-type="float" office:value="147">
            <text:p>147</text:p>
          </table:table-cell>
          <table:table-cell office:value-type="float" office:value="152">
            <text:p>152</text:p>
          </table:table-cell>
          <table:table-cell office:value-type="float" office:value="57">
            <text:p>57</text:p>
          </table:table-cell>
          <table:table-cell office:value-type="float" office:value="34">
            <text:p>34</text:p>
          </table:table-cell>
          <table:table-cell office:value-type="float" office:value="76">
            <text:p>76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117">
            <text:p>117</text:p>
          </table:table-cell>
          <table:table-cell office:value-type="float" office:value="106">
            <text:p>106</text:p>
          </table:table-cell>
          <table:table-cell office:value-type="float" office:value="71">
            <text:p>7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132">
            <text:p>132</text:p>
          </table:table-cell>
          <table:table-cell office:value-type="float" office:value="64">
            <text:p>64</text:p>
          </table:table-cell>
          <table:table-cell office:value-type="float" office:value="95">
            <text:p>95</text:p>
          </table:table-cell>
          <table:table-cell office:value-type="float" office:value="37">
            <text:p>37</text:p>
          </table:table-cell>
          <table:table-cell office:value-type="float" office:value="14">
            <text:p>14</text:p>
          </table:table-cell>
          <table:table-cell office:value-type="float" office:value="88">
            <text:p>88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float" office:value="149">
            <text:p>149</text:p>
          </table:table-cell>
          <table:table-cell office:value-type="float" office:value="148">
            <text:p>148</text:p>
          </table:table-cell>
          <table:table-cell office:value-type="float" office:value="24">
            <text:p>24</text:p>
          </table:table-cell>
          <table:table-cell office:value-type="float" office:value="117">
            <text:p>11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15">
            <text:p>115</text:p>
          </table:table-cell>
          <table:table-cell office:value-type="float" office:value="129">
            <text:p>129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133">
            <text:p>133</text:p>
          </table:table-cell>
          <table:table-cell office:value-type="float" office:value="74">
            <text:p>74</text:p>
          </table:table-cell>
          <table:table-cell office:value-type="float" office:value="15">
            <text:p>15</text:p>
          </table:table-cell>
          <table:table-cell office:value-type="float" office:value="142">
            <text:p>142</text:p>
          </table:table-cell>
          <table:table-cell office:value-type="float" office:value="106">
            <text:p>106</text:p>
          </table:table-cell>
          <table:table-cell office:value-type="float" office:value="104">
            <text:p>104</text:p>
          </table:table-cell>
          <table:table-cell office:value-type="float" office:value="113">
            <text:p>113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table:number-columns-repeated="974"/>
        </table:table-row>
        <table:table-row table:style-name="ro1">
          <table:table-cell office:value-type="string">
            <text:p>Shanghai-China</text:p>
          </table:table-cell>
          <table:table-cell table:number-columns-repeated="2" office:value-type="float" office:value="155">
            <text:p>155</text:p>
          </table:table-cell>
          <table:table-cell office:value-type="float" office:value="142">
            <text:p>142</text:p>
          </table:table-cell>
          <table:table-cell office:value-type="float" office:value="155">
            <text:p>155</text:p>
          </table:table-cell>
          <table:table-cell office:value-type="float" office:value="150">
            <text:p>150</text:p>
          </table:table-cell>
          <table:table-cell office:value-type="float" office:value="155">
            <text:p>155</text:p>
          </table:table-cell>
          <table:table-cell office:value-type="float" office:value="41">
            <text:p>41</text:p>
          </table:table-cell>
          <table:table-cell office:value-type="float" office:value="146">
            <text:p>146</text:p>
          </table:table-cell>
          <table:table-cell office:value-type="float" office:value="154">
            <text:p>154</text:p>
          </table:table-cell>
          <table:table-cell office:value-type="float" office:value="152">
            <text:p>152</text:p>
          </table:table-cell>
          <table:table-cell office:value-type="float" office:value="88">
            <text:p>88</text:p>
          </table:table-cell>
          <table:table-cell office:value-type="float" office:value="141">
            <text:p>141</text:p>
          </table:table-cell>
          <table:table-cell office:value-type="float" office:value="123">
            <text:p>123</text:p>
          </table:table-cell>
          <table:table-cell office:value-type="float" office:value="143">
            <text:p>143</text:p>
          </table:table-cell>
          <table:table-cell office:value-type="float" office:value="110">
            <text:p>110</text:p>
          </table:table-cell>
          <table:table-cell office:value-type="float" office:value="92">
            <text:p>92</text:p>
          </table:table-cell>
          <table:table-cell office:value-type="float" office:value="119">
            <text:p>119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office:value-type="float" office:value="129">
            <text:p>129</text:p>
          </table:table-cell>
          <table:table-cell office:value-type="float" office:value="38">
            <text:p>38</text:p>
          </table:table-cell>
          <table:table-cell office:value-type="float" office:value="152">
            <text:p>152</text:p>
          </table:table-cell>
          <table:table-cell office:value-type="float" office:value="89">
            <text:p>89</text:p>
          </table:table-cell>
          <table:table-cell office:value-type="float" office:value="17">
            <text:p>17</text:p>
          </table:table-cell>
          <table:table-cell office:value-type="float" office:value="102">
            <text:p>102</text:p>
          </table:table-cell>
          <table:table-cell office:value-type="float" office:value="73">
            <text:p>73</text:p>
          </table:table-cell>
          <table:table-cell office:value-type="float" office:value="136">
            <text:p>136</text:p>
          </table:table-cell>
          <table:table-cell office:value-type="float" office:value="67">
            <text:p>67</text:p>
          </table:table-cell>
          <table:table-cell office:value-type="float" office:value="136">
            <text:p>136</text:p>
          </table:table-cell>
          <table:table-cell office:value-type="float" office:value="153">
            <text:p>153</text:p>
          </table:table-cell>
          <table:table-cell office:value-type="float" office:value="41">
            <text:p>41</text:p>
          </table:table-cell>
          <table:table-cell office:value-type="float" office:value="135">
            <text:p>135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float" office:value="47">
            <text:p>47</text:p>
          </table:table-cell>
          <table:table-cell office:value-type="float" office:value="96">
            <text:p>96</text:p>
          </table:table-cell>
          <table:table-cell office:value-type="float" office:value="98">
            <text:p>98</text:p>
          </table:table-cell>
          <table:table-cell office:value-type="float" office:value="117">
            <text:p>117</text:p>
          </table:table-cell>
          <table:table-cell office:value-type="float" office:value="50">
            <text:p>50</text:p>
          </table:table-cell>
          <table:table-cell office:value-type="float" office:value="151">
            <text:p>151</text:p>
          </table:table-cell>
          <table:table-cell office:value-type="float" office:value="92">
            <text:p>92</text:p>
          </table:table-cell>
          <table:table-cell office:value-type="float" office:value="6">
            <text:p>6</text:p>
          </table:table-cell>
          <table:table-cell office:value-type="float" office:value="84">
            <text:p>84</text:p>
          </table:table-cell>
          <table:table-cell office:value-type="float" office:value="72">
            <text:p>72</text:p>
          </table:table-cell>
          <table:table-cell office:value-type="float" office:value="3">
            <text:p>3</text:p>
          </table:table-cell>
          <table:table-cell office:value-type="float" office:value="87">
            <text:p>87</text:p>
          </table:table-cell>
          <table:table-cell table:number-columns-repeated="974"/>
        </table:table-row>
        <table:table-row table:style-name="ro1">
          <table:table-cell office:value-type="string">
            <text:p>Singapore</text:p>
          </table:table-cell>
          <table:table-cell table:number-columns-repeated="4" office:value-type="float" office:value="172">
            <text:p>172</text:p>
          </table:table-cell>
          <table:table-cell office:value-type="float" office:value="169">
            <text:p>169</text:p>
          </table:table-cell>
          <table:table-cell office:value-type="float" office:value="172">
            <text:p>172</text:p>
          </table:table-cell>
          <table:table-cell office:value-type="float" office:value="10">
            <text:p>10</text:p>
          </table:table-cell>
          <table:table-cell office:value-type="float" office:value="148">
            <text:p>148</text:p>
          </table:table-cell>
          <table:table-cell office:value-type="float" office:value="153">
            <text:p>153</text:p>
          </table:table-cell>
          <table:table-cell office:value-type="float" office:value="172">
            <text:p>172</text:p>
          </table:table-cell>
          <table:table-cell office:value-type="float" office:value="133">
            <text:p>133</text:p>
          </table:table-cell>
          <table:table-cell office:value-type="float" office:value="152">
            <text:p>152</text:p>
          </table:table-cell>
          <table:table-cell office:value-type="float" office:value="140">
            <text:p>140</text:p>
          </table:table-cell>
          <table:table-cell office:value-type="float" office:value="117">
            <text:p>117</text:p>
          </table:table-cell>
          <table:table-cell office:value-type="float" office:value="149">
            <text:p>149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157">
            <text:p>157</text:p>
          </table:table-cell>
          <table:table-cell office:value-type="float" office:value="48">
            <text:p>48</text:p>
          </table:table-cell>
          <table:table-cell office:value-type="float" office:value="68">
            <text:p>68</text:p>
          </table:table-cell>
          <table:table-cell office:value-type="float" office:value="159">
            <text:p>159</text:p>
          </table:table-cell>
          <table:table-cell office:value-type="float" office:value="67">
            <text:p>67</text:p>
          </table:table-cell>
          <table:table-cell office:value-type="float" office:value="168">
            <text:p>168</text:p>
          </table:table-cell>
          <table:table-cell office:value-type="float" office:value="102">
            <text:p>102</text:p>
          </table:table-cell>
          <table:table-cell office:value-type="float" office:value="34">
            <text:p>34</text:p>
          </table:table-cell>
          <table:table-cell office:value-type="float" office:value="150">
            <text:p>150</text:p>
          </table:table-cell>
          <table:table-cell office:value-type="float" office:value="91">
            <text:p>91</text:p>
          </table:table-cell>
          <table:table-cell office:value-type="float" office:value="101">
            <text:p>101</text:p>
          </table:table-cell>
          <table:table-cell office:value-type="float" office:value="46">
            <text:p>46</text:p>
          </table:table-cell>
          <table:table-cell office:value-type="float" office:value="145">
            <text:p>145</text:p>
          </table:table-cell>
          <table:table-cell office:value-type="float" office:value="162">
            <text:p>162</text:p>
          </table:table-cell>
          <table:table-cell office:value-type="float" office:value="51">
            <text:p>51</text:p>
          </table:table-cell>
          <table:table-cell office:value-type="float" office:value="102">
            <text:p>10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6">
            <text:p>66</text:p>
          </table:table-cell>
          <table:table-cell office:value-type="float" office:value="84">
            <text:p>84</text:p>
          </table:table-cell>
          <table:table-cell office:value-type="float" office:value="44">
            <text:p>44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21">
            <text:p>21</text:p>
          </table:table-cell>
          <table:table-cell office:value-type="float" office:value="148">
            <text:p>148</text:p>
          </table:table-cell>
          <table:table-cell office:value-type="float" office:value="92">
            <text:p>92</text:p>
          </table:table-cell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office:value-type="float" office:value="77">
            <text:p>77</text:p>
          </table:table-cell>
          <table:table-cell office:value-type="float" office:value="3">
            <text:p>3</text:p>
          </table:table-cell>
          <table:table-cell office:value-type="float" office:value="103">
            <text:p>103</text:p>
          </table:table-cell>
          <table:table-cell table:number-columns-repeated="974"/>
        </table:table-row>
        <table:table-row table:style-name="ro1">
          <table:table-cell office:value-type="string">
            <text:p>Slovak Republic</text:p>
          </table:table-cell>
          <table:table-cell office:value-type="float" office:value="231">
            <text:p>231</text:p>
          </table:table-cell>
          <table:table-cell office:value-type="float" office:value="117">
            <text:p>117</text:p>
          </table:table-cell>
          <table:table-cell office:value-type="float" office:value="157">
            <text:p>157</text:p>
          </table:table-cell>
          <table:table-cell office:value-type="float" office:value="179">
            <text:p>179</text:p>
          </table:table-cell>
          <table:table-cell office:value-type="float" office:value="164">
            <text:p>164</text:p>
          </table:table-cell>
          <table:table-cell office:value-type="float" office:value="213">
            <text:p>213</text:p>
          </table:table-cell>
          <table:table-cell office:value-type="float" office:value="68">
            <text:p>68</text:p>
          </table:table-cell>
          <table:table-cell office:value-type="float" office:value="217">
            <text:p>217</text:p>
          </table:table-cell>
          <table:table-cell office:value-type="float" office:value="187">
            <text:p>187</text:p>
          </table:table-cell>
          <table:table-cell office:value-type="float" office:value="228">
            <text:p>228</text:p>
          </table:table-cell>
          <table:table-cell office:value-type="float" office:value="41">
            <text:p>41</text:p>
          </table:table-cell>
          <table:table-cell office:value-type="float" office:value="30">
            <text:p>30</text:p>
          </table:table-cell>
          <table:table-cell office:value-type="float" office:value="76">
            <text:p>76</text:p>
          </table:table-cell>
          <table:table-cell office:value-type="float" office:value="28">
            <text:p>28</text:p>
          </table:table-cell>
          <table:table-cell office:value-type="float" office:value="88">
            <text:p>88</text:p>
          </table:table-cell>
          <table:table-cell office:value-type="float" office:value="79">
            <text:p>79</text:p>
          </table:table-cell>
          <table:table-cell office:value-type="float" office:value="120">
            <text:p>120</text:p>
          </table:table-cell>
          <table:table-cell office:value-type="float" office:value="51">
            <text:p>51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 office:value-type="float" office:value="118">
            <text:p>118</text:p>
          </table:table-cell>
          <table:table-cell office:value-type="float" office:value="101">
            <text:p>101</text:p>
          </table:table-cell>
          <table:table-cell office:value-type="float" office:value="141">
            <text:p>141</text:p>
          </table:table-cell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  <table:table-cell office:value-type="float" office:value="130">
            <text:p>130</text:p>
          </table:table-cell>
          <table:table-cell office:value-type="float" office:value="76">
            <text:p>76</text:p>
          </table:table-cell>
          <table:table-cell office:value-type="float" office:value="74">
            <text:p>74</text:p>
          </table:table-cell>
          <table:table-cell office:value-type="float" office:value="42">
            <text:p>42</text:p>
          </table:table-cell>
          <table:table-cell office:value-type="float" office:value="167">
            <text:p>167</text:p>
          </table:table-cell>
          <table:table-cell office:value-type="float" office:value="198">
            <text:p>198</text:p>
          </table:table-cell>
          <table:table-cell office:value-type="float" office:value="124">
            <text:p>124</text:p>
          </table:table-cell>
          <table:table-cell office:value-type="float" office:value="110">
            <text:p>110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182">
            <text:p>182</text:p>
          </table:table-cell>
          <table:table-cell office:value-type="float" office:value="167">
            <text:p>167</text:p>
          </table:table-cell>
          <table:table-cell office:value-type="float" office:value="40">
            <text:p>40</text:p>
          </table:table-cell>
          <table:table-cell office:value-type="float" office:value="92">
            <text:p>92</text:p>
          </table:table-cell>
          <table:table-cell office:value-type="float" office:value="162">
            <text:p>162</text:p>
          </table:table-cell>
          <table:table-cell office:value-type="float" office:value="82">
            <text:p>82</text:p>
          </table:table-cell>
          <table:table-cell office:value-type="float" office:value="95">
            <text:p>95</text:p>
          </table:table-cell>
          <table:table-cell office:value-type="float" office:value="167">
            <text:p>167</text:p>
          </table:table-cell>
          <table:table-cell office:value-type="float" office:value="111">
            <text:p>111</text:p>
          </table:table-cell>
          <table:table-cell office:value-type="float" office:value="44">
            <text:p>44</text:p>
          </table:table-cell>
          <table:table-cell office:value-type="float" office:value="158">
            <text:p>158</text:p>
          </table:table-cell>
          <table:table-cell office:value-type="float" office:value="54">
            <text:p>54</text:p>
          </table:table-cell>
          <table:table-cell/>
          <table:table-cell office:value-type="float" office:value="58">
            <text:p>58</text:p>
          </table:table-cell>
          <table:table-cell table:number-columns-repeated="974"/>
        </table:table-row>
        <table:table-row table:style-name="ro1">
          <table:table-cell office:value-type="string">
            <text:p>Slovenia</text:p>
          </table:table-cell>
          <table:table-cell office:value-type="float" office:value="338">
            <text:p>338</text:p>
          </table:table-cell>
          <table:table-cell office:value-type="float" office:value="259">
            <text:p>259</text:p>
          </table:table-cell>
          <table:table-cell office:value-type="float" office:value="243">
            <text:p>243</text:p>
          </table:table-cell>
          <table:table-cell office:value-type="float" office:value="289">
            <text:p>289</text:p>
          </table:table-cell>
          <table:table-cell office:value-type="float" office:value="249">
            <text:p>249</text:p>
          </table:table-cell>
          <table:table-cell office:value-type="float" office:value="308">
            <text:p>308</text:p>
          </table:table-cell>
          <table:table-cell office:value-type="float" office:value="147">
            <text:p>147</text:p>
          </table:table-cell>
          <table:table-cell office:value-type="float" office:value="324">
            <text:p>324</text:p>
          </table:table-cell>
          <table:table-cell office:value-type="float" office:value="260">
            <text:p>260</text:p>
          </table:table-cell>
          <table:table-cell office:value-type="float" office:value="324">
            <text:p>324</text:p>
          </table:table-cell>
          <table:table-cell office:value-type="float" office:value="167">
            <text:p>167</text:p>
          </table:table-cell>
          <table:table-cell office:value-type="float" office:value="77">
            <text:p>77</text:p>
          </table:table-cell>
          <table:table-cell office:value-type="float" office:value="189">
            <text:p>189</text:p>
          </table:table-cell>
          <table:table-cell office:value-type="float" office:value="140">
            <text:p>140</text:p>
          </table:table-cell>
          <table:table-cell office:value-type="float" office:value="165">
            <text:p>165</text:p>
          </table:table-cell>
          <table:table-cell office:value-type="float" office:value="106">
            <text:p>106</text:p>
          </table:table-cell>
          <table:table-cell office:value-type="float" office:value="190">
            <text:p>190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109">
            <text:p>109</text:p>
          </table:table-cell>
          <table:table-cell office:value-type="float" office:value="243">
            <text:p>243</text:p>
          </table:table-cell>
          <table:table-cell office:value-type="float" office:value="177">
            <text:p>177</text:p>
          </table:table-cell>
          <table:table-cell office:value-type="float" office:value="197">
            <text:p>197</text:p>
          </table:table-cell>
          <table:table-cell office:value-type="float" office:value="80">
            <text:p>80</text:p>
          </table:table-cell>
          <table:table-cell office:value-type="float" office:value="34">
            <text:p>34</text:p>
          </table:table-cell>
          <table:table-cell office:value-type="float" office:value="140">
            <text:p>140</text:p>
          </table:table-cell>
          <table:table-cell office:value-type="float" office:value="113">
            <text:p>113</text:p>
          </table:table-cell>
          <table:table-cell office:value-type="float" office:value="204">
            <text:p>204</text:p>
          </table:table-cell>
          <table:table-cell office:value-type="float" office:value="47">
            <text:p>47</text:p>
          </table:table-cell>
          <table:table-cell office:value-type="float" office:value="262">
            <text:p>262</text:p>
          </table:table-cell>
          <table:table-cell office:value-type="float" office:value="264">
            <text:p>264</text:p>
          </table:table-cell>
          <table:table-cell office:value-type="float" office:value="62">
            <text:p>62</text:p>
          </table:table-cell>
          <table:table-cell office:value-type="float" office:value="124">
            <text:p>124</text:p>
          </table:table-cell>
          <table:table-cell office:value-type="float" office:value="123">
            <text:p>123</text:p>
          </table:table-cell>
          <table:table-cell office:value-type="float" office:value="37">
            <text:p>37</text:p>
          </table:table-cell>
          <table:table-cell office:value-type="float" office:value="220">
            <text:p>220</text:p>
          </table:table-cell>
          <table:table-cell office:value-type="float" office:value="253">
            <text:p>253</text:p>
          </table:table-cell>
          <table:table-cell office:value-type="float" office:value="80">
            <text:p>80</text:p>
          </table:table-cell>
          <table:table-cell office:value-type="float" office:value="102">
            <text:p>102</text:p>
          </table:table-cell>
          <table:table-cell office:value-type="float" office:value="242">
            <text:p>242</text:p>
          </table:table-cell>
          <table:table-cell office:value-type="float" office:value="84">
            <text:p>84</text:p>
          </table:table-cell>
          <table:table-cell office:value-type="float" office:value="33">
            <text:p>33</text:p>
          </table:table-cell>
          <table:table-cell office:value-type="float" office:value="236">
            <text:p>236</text:p>
          </table:table-cell>
          <table:table-cell office:value-type="float" office:value="179">
            <text:p>179</text:p>
          </table:table-cell>
          <table:table-cell office:value-type="float" office:value="15">
            <text:p>15</text:p>
          </table:table-cell>
          <table:table-cell office:value-type="float" office:value="226">
            <text:p>226</text:p>
          </table:table-cell>
          <table:table-cell office:value-type="float" office:value="103">
            <text:p>103</text:p>
          </table:table-cell>
          <table:table-cell/>
          <table:table-cell office:value-type="float" office:value="18">
            <text:p>18</text:p>
          </table:table-cell>
          <table:table-cell table:number-columns-repeated="974"/>
        </table:table-row>
        <table:table-row table:style-name="ro1">
          <table:table-cell office:value-type="string">
            <text:p>Spain</text:p>
          </table:table-cell>
          <table:table-cell office:value-type="float" office:value="902">
            <text:p>902</text:p>
          </table:table-cell>
          <table:table-cell office:value-type="float" office:value="809">
            <text:p>809</text:p>
          </table:table-cell>
          <table:table-cell office:value-type="float" office:value="851">
            <text:p>851</text:p>
          </table:table-cell>
          <table:table-cell office:value-type="float" office:value="850">
            <text:p>850</text:p>
          </table:table-cell>
          <table:table-cell office:value-type="float" office:value="809">
            <text:p>809</text:p>
          </table:table-cell>
          <table:table-cell office:value-type="float" office:value="889">
            <text:p>889</text:p>
          </table:table-cell>
          <table:table-cell office:value-type="float" office:value="383">
            <text:p>383</text:p>
          </table:table-cell>
          <table:table-cell office:value-type="float" office:value="881">
            <text:p>881</text:p>
          </table:table-cell>
          <table:table-cell office:value-type="float" office:value="792">
            <text:p>792</text:p>
          </table:table-cell>
          <table:table-cell office:value-type="float" office:value="896">
            <text:p>896</text:p>
          </table:table-cell>
          <table:table-cell office:value-type="float" office:value="398">
            <text:p>398</text:p>
          </table:table-cell>
          <table:table-cell office:value-type="float" office:value="416">
            <text:p>416</text:p>
          </table:table-cell>
          <table:table-cell office:value-type="float" office:value="488">
            <text:p>488</text:p>
          </table:table-cell>
          <table:table-cell office:value-type="float" office:value="472">
            <text:p>472</text:p>
          </table:table-cell>
          <table:table-cell office:value-type="float" office:value="494">
            <text:p>494</text:p>
          </table:table-cell>
          <table:table-cell office:value-type="float" office:value="605">
            <text:p>605</text:p>
          </table:table-cell>
          <table:table-cell office:value-type="float" office:value="755">
            <text:p>755</text:p>
          </table:table-cell>
          <table:table-cell office:value-type="float" office:value="352">
            <text:p>352</text:p>
          </table:table-cell>
          <table:table-cell office:value-type="float" office:value="176">
            <text:p>176</text:p>
          </table:table-cell>
          <table:table-cell office:value-type="float" office:value="512">
            <text:p>512</text:p>
          </table:table-cell>
          <table:table-cell office:value-type="float" office:value="539">
            <text:p>539</text:p>
          </table:table-cell>
          <table:table-cell office:value-type="float" office:value="595">
            <text:p>595</text:p>
          </table:table-cell>
          <table:table-cell office:value-type="float" office:value="670">
            <text:p>670</text:p>
          </table:table-cell>
          <table:table-cell office:value-type="float" office:value="315">
            <text:p>315</text:p>
          </table:table-cell>
          <table:table-cell office:value-type="float" office:value="104">
            <text:p>104</text:p>
          </table:table-cell>
          <table:table-cell office:value-type="float" office:value="569">
            <text:p>569</text:p>
          </table:table-cell>
          <table:table-cell office:value-type="float" office:value="450">
            <text:p>450</text:p>
          </table:table-cell>
          <table:table-cell office:value-type="float" office:value="326">
            <text:p>326</text:p>
          </table:table-cell>
          <table:table-cell office:value-type="float" office:value="448">
            <text:p>448</text:p>
          </table:table-cell>
          <table:table-cell office:value-type="float" office:value="823">
            <text:p>823</text:p>
          </table:table-cell>
          <table:table-cell office:value-type="float" office:value="821">
            <text:p>821</text:p>
          </table:table-cell>
          <table:table-cell office:value-type="float" office:value="596">
            <text:p>596</text:p>
          </table:table-cell>
          <table:table-cell office:value-type="float" office:value="552">
            <text:p>552</text:p>
          </table:table-cell>
          <table:table-cell office:value-type="float" office:value="331">
            <text:p>331</text:p>
          </table:table-cell>
          <table:table-cell office:value-type="float" office:value="74">
            <text:p>74</text:p>
          </table:table-cell>
          <table:table-cell office:value-type="float" office:value="781">
            <text:p>781</text:p>
          </table:table-cell>
          <table:table-cell office:value-type="float" office:value="647">
            <text:p>647</text:p>
          </table:table-cell>
          <table:table-cell office:value-type="float" office:value="226">
            <text:p>226</text:p>
          </table:table-cell>
          <table:table-cell office:value-type="float" office:value="411">
            <text:p>411</text:p>
          </table:table-cell>
          <table:table-cell office:value-type="float" office:value="638">
            <text:p>638</text:p>
          </table:table-cell>
          <table:table-cell office:value-type="float" office:value="469">
            <text:p>469</text:p>
          </table:table-cell>
          <table:table-cell office:value-type="float" office:value="73">
            <text:p>73</text:p>
          </table:table-cell>
          <table:table-cell office:value-type="float" office:value="718">
            <text:p>718</text:p>
          </table:table-cell>
          <table:table-cell office:value-type="float" office:value="766">
            <text:p>766</text:p>
          </table:table-cell>
          <table:table-cell office:value-type="float" office:value="262">
            <text:p>262</text:p>
          </table:table-cell>
          <table:table-cell office:value-type="float" office:value="461">
            <text:p>461</text:p>
          </table:table-cell>
          <table:table-cell office:value-type="float" office:value="294">
            <text:p>294</text:p>
          </table:table-cell>
          <table:table-cell office:value-type="float" office:value="43">
            <text:p>43</text:p>
          </table:table-cell>
          <table:table-cell office:value-type="float" office:value="856">
            <text:p>856</text:p>
          </table:table-cell>
          <table:table-cell table:number-columns-repeated="974"/>
        </table:table-row>
        <table:table-row table:style-name="ro1">
          <table:table-cell office:value-type="string">
            <text:p>Sweden</text:p>
          </table:table-cell>
          <table:table-cell office:value-type="float" office:value="209">
            <text:p>209</text:p>
          </table:table-cell>
          <table:table-cell office:value-type="float" office:value="179">
            <text:p>179</text:p>
          </table:table-cell>
          <table:table-cell office:value-type="float" office:value="201">
            <text:p>201</text:p>
          </table:table-cell>
          <table:table-cell office:value-type="float" office:value="190">
            <text:p>190</text:p>
          </table:table-cell>
          <table:table-cell office:value-type="float" office:value="162">
            <text:p>162</text:p>
          </table:table-cell>
          <table:table-cell office:value-type="float" office:value="198">
            <text:p>198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61">
            <text:p>161</text:p>
          </table:table-cell>
          <table:table-cell office:value-type="float" office:value="198">
            <text:p>198</text:p>
          </table:table-cell>
          <table:table-cell office:value-type="float" office:value="70">
            <text:p>70</text:p>
          </table:table-cell>
          <table:table-cell office:value-type="float" office:value="126">
            <text:p>126</text:p>
          </table:table-cell>
          <table:table-cell office:value-type="float" office:value="129">
            <text:p>129</text:p>
          </table:table-cell>
          <table:table-cell office:value-type="float" office:value="72">
            <text:p>72</text:p>
          </table:table-cell>
          <table:table-cell office:value-type="float" office:value="101">
            <text:p>101</text:p>
          </table:table-cell>
          <table:table-cell office:value-type="float" office:value="166">
            <text:p>166</text:p>
          </table:table-cell>
          <table:table-cell office:value-type="float" office:value="191">
            <text:p>191</text:p>
          </table:table-cell>
          <table:table-cell office:value-type="float" office:value="105">
            <text:p>105</text:p>
          </table:table-cell>
          <table:table-cell office:value-type="float" office:value="63">
            <text:p>63</text:p>
          </table:table-cell>
          <table:table-cell office:value-type="float" office:value="126">
            <text:p>126</text:p>
          </table:table-cell>
          <table:table-cell office:value-type="float" office:value="143">
            <text:p>143</text:p>
          </table:table-cell>
          <table:table-cell office:value-type="float" office:value="81">
            <text:p>81</text:p>
          </table:table-cell>
          <table:table-cell office:value-type="float" office:value="180">
            <text:p>180</text:p>
          </table:table-cell>
          <table:table-cell office:value-type="float" office:value="86">
            <text:p>86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 office:value-type="float" office:value="77">
            <text:p>77</text:p>
          </table:table-cell>
          <table:table-cell office:value-type="float" office:value="86">
            <text:p>86</text:p>
          </table:table-cell>
          <table:table-cell office:value-type="float" office:value="39">
            <text:p>39</text:p>
          </table:table-cell>
          <table:table-cell office:value-type="float" office:value="159">
            <text:p>159</text:p>
          </table:table-cell>
          <table:table-cell office:value-type="float" office:value="176">
            <text:p>176</text:p>
          </table:table-cell>
          <table:table-cell office:value-type="float" office:value="182">
            <text:p>182</text:p>
          </table:table-cell>
          <table:table-cell office:value-type="float" office:value="64">
            <text:p>64</text:p>
          </table:table-cell>
          <table:table-cell office:value-type="float" office:value="55">
            <text:p>55</text:p>
          </table:table-cell>
          <table:table-cell office:value-type="float" office:value="11">
            <text:p>11</text:p>
          </table:table-cell>
          <table:table-cell office:value-type="float" office:value="137">
            <text:p>137</text:p>
          </table:table-cell>
          <table:table-cell office:value-type="float" office:value="136">
            <text:p>136</text:p>
          </table:table-cell>
          <table:table-cell office:value-type="float" office:value="33">
            <text:p>33</text:p>
          </table:table-cell>
          <table:table-cell office:value-type="float" office:value="94">
            <text:p>94</text:p>
          </table:table-cell>
          <table:table-cell office:value-type="float" office:value="75">
            <text:p>75</text:p>
          </table:table-cell>
          <table:table-cell office:value-type="float" office:value="64">
            <text:p>64</text:p>
          </table:table-cell>
          <table:table-cell office:value-type="float" office:value="53">
            <text:p>53</text:p>
          </table:table-cell>
          <table:table-cell office:value-type="float" office:value="139">
            <text:p>139</text:p>
          </table:table-cell>
          <table:table-cell office:value-type="float" office:value="101">
            <text:p>101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71">
            <text:p>71</text:p>
          </table:table-cell>
          <table:table-cell/>
          <table:table-cell office:value-type="float" office:value="22">
            <text:p>22</text:p>
          </table:table-cell>
          <table:table-cell table:number-columns-repeated="974"/>
        </table:table-row>
        <table:table-row table:style-name="ro1">
          <table:table-cell office:value-type="string">
            <text:p>Switzerland</text:p>
          </table:table-cell>
          <table:table-cell office:value-type="float" office:value="411">
            <text:p>411</text:p>
          </table:table-cell>
          <table:table-cell office:value-type="float" office:value="377">
            <text:p>377</text:p>
          </table:table-cell>
          <table:table-cell office:value-type="float" office:value="391">
            <text:p>391</text:p>
          </table:table-cell>
          <table:table-cell office:value-type="float" office:value="394">
            <text:p>394</text:p>
          </table:table-cell>
          <table:table-cell office:value-type="float" office:value="364">
            <text:p>364</text:p>
          </table:table-cell>
          <table:table-cell office:value-type="float" office:value="398">
            <text:p>398</text:p>
          </table:table-cell>
          <table:table-cell office:value-type="float" office:value="232">
            <text:p>232</text:p>
          </table:table-cell>
          <table:table-cell office:value-type="float" office:value="389">
            <text:p>389</text:p>
          </table:table-cell>
          <table:table-cell office:value-type="float" office:value="310">
            <text:p>310</text:p>
          </table:table-cell>
          <table:table-cell office:value-type="float" office:value="394">
            <text:p>394</text:p>
          </table:table-cell>
          <table:table-cell office:value-type="float" office:value="282">
            <text:p>282</text:p>
          </table:table-cell>
          <table:table-cell office:value-type="float" office:value="163">
            <text:p>163</text:p>
          </table:table-cell>
          <table:table-cell office:value-type="float" office:value="222">
            <text:p>222</text:p>
          </table:table-cell>
          <table:table-cell office:value-type="float" office:value="176">
            <text:p>176</text:p>
          </table:table-cell>
          <table:table-cell office:value-type="float" office:value="268">
            <text:p>268</text:p>
          </table:table-cell>
          <table:table-cell office:value-type="float" office:value="232">
            <text:p>232</text:p>
          </table:table-cell>
          <table:table-cell office:value-type="float" office:value="320">
            <text:p>320</text:p>
          </table:table-cell>
          <table:table-cell office:value-type="float" office:value="253">
            <text:p>253</text:p>
          </table:table-cell>
          <table:table-cell office:value-type="float" office:value="221">
            <text:p>221</text:p>
          </table:table-cell>
          <table:table-cell office:value-type="float" office:value="252">
            <text:p>252</text:p>
          </table:table-cell>
          <table:table-cell office:value-type="float" office:value="299">
            <text:p>299</text:p>
          </table:table-cell>
          <table:table-cell office:value-type="float" office:value="325">
            <text:p>325</text:p>
          </table:table-cell>
          <table:table-cell office:value-type="float" office:value="357">
            <text:p>357</text:p>
          </table:table-cell>
          <table:table-cell office:value-type="float" office:value="202">
            <text:p>202</text:p>
          </table:table-cell>
          <table:table-cell office:value-type="float" office:value="61">
            <text:p>61</text:p>
          </table:table-cell>
          <table:table-cell office:value-type="float" office:value="334">
            <text:p>334</text:p>
          </table:table-cell>
          <table:table-cell office:value-type="float" office:value="150">
            <text:p>150</text:p>
          </table:table-cell>
          <table:table-cell office:value-type="float" office:value="166">
            <text:p>166</text:p>
          </table:table-cell>
          <table:table-cell office:value-type="float" office:value="74">
            <text:p>74</text:p>
          </table:table-cell>
          <table:table-cell office:value-type="float" office:value="381">
            <text:p>381</text:p>
          </table:table-cell>
          <table:table-cell office:value-type="float" office:value="338">
            <text:p>338</text:p>
          </table:table-cell>
          <table:table-cell office:value-type="float" office:value="308">
            <text:p>308</text:p>
          </table:table-cell>
          <table:table-cell office:value-type="float" office:value="157">
            <text:p>157</text:p>
          </table:table-cell>
          <table:table-cell office:value-type="float" office:value="220">
            <text:p>220</text:p>
          </table:table-cell>
          <table:table-cell office:value-type="float" office:value="29">
            <text:p>29</text:p>
          </table:table-cell>
          <table:table-cell office:value-type="float" office:value="313">
            <text:p>313</text:p>
          </table:table-cell>
          <table:table-cell office:value-type="float" office:value="275">
            <text:p>275</text:p>
          </table:table-cell>
          <table:table-cell office:value-type="float" office:value="163">
            <text:p>163</text:p>
          </table:table-cell>
          <table:table-cell office:value-type="float" office:value="191">
            <text:p>191</text:p>
          </table:table-cell>
          <table:table-cell office:value-type="float" office:value="282">
            <text:p>282</text:p>
          </table:table-cell>
          <table:table-cell office:value-type="float" office:value="177">
            <text:p>177</text:p>
          </table:table-cell>
          <table:table-cell office:value-type="float" office:value="50">
            <text:p>50</text:p>
          </table:table-cell>
          <table:table-cell office:value-type="float" office:value="262">
            <text:p>262</text:p>
          </table:table-cell>
          <table:table-cell office:value-type="float" office:value="253">
            <text:p>253</text:p>
          </table:table-cell>
          <table:table-cell office:value-type="float" office:value="10">
            <text:p>10</text:p>
          </table:table-cell>
          <table:table-cell office:value-type="float" office:value="121">
            <text:p>12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table:number-columns-repeated="974"/>
        </table:table-row>
        <table:table-row table:style-name="ro1">
          <table:table-cell office:value-type="string">
            <text:p>Thailand</text:p>
          </table:table-cell>
          <table:table-cell office:value-type="float" office:value="239">
            <text:p>239</text:p>
          </table:table-cell>
          <table:table-cell office:value-type="float" office:value="183">
            <text:p>183</text:p>
          </table:table-cell>
          <table:table-cell office:value-type="float" office:value="152">
            <text:p>152</text:p>
          </table:table-cell>
          <table:table-cell office:value-type="float" office:value="164">
            <text:p>164</text:p>
          </table:table-cell>
          <table:table-cell office:value-type="float" office:value="128">
            <text:p>128</text:p>
          </table:table-cell>
          <table:table-cell office:value-type="float" office:value="215">
            <text:p>215</text:p>
          </table:table-cell>
          <table:table-cell office:value-type="float" office:value="189">
            <text:p>189</text:p>
          </table:table-cell>
          <table:table-cell office:value-type="float" office:value="199">
            <text:p>199</text:p>
          </table:table-cell>
          <table:table-cell office:value-type="float" office:value="170">
            <text:p>170</text:p>
          </table:table-cell>
          <table:table-cell office:value-type="float" office:value="238">
            <text:p>238</text:p>
          </table:table-cell>
          <table:table-cell office:value-type="float" office:value="117">
            <text:p>117</text:p>
          </table:table-cell>
          <table:table-cell office:value-type="float" office:value="99">
            <text:p>99</text:p>
          </table:table-cell>
          <table:table-cell office:value-type="float" office:value="116">
            <text:p>116</text:p>
          </table:table-cell>
          <table:table-cell office:value-type="float" office:value="85">
            <text:p>85</text:p>
          </table:table-cell>
          <table:table-cell office:value-type="float" office:value="72">
            <text:p>72</text:p>
          </table:table-cell>
          <table:table-cell office:value-type="float" office:value="64">
            <text:p>64</text:p>
          </table:table-cell>
          <table:table-cell office:value-type="float" office:value="119">
            <text:p>119</text:p>
          </table:table-cell>
          <table:table-cell office:value-type="float" office:value="67">
            <text:p>67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61">
            <text:p>61</text:p>
          </table:table-cell>
          <table:table-cell office:value-type="float" office:value="122">
            <text:p>122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table:number-columns-repeated="2"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float" office:value="25">
            <text:p>25</text:p>
          </table:table-cell>
          <table:table-cell office:value-type="float" office:value="174">
            <text:p>174</text:p>
          </table:table-cell>
          <table:table-cell office:value-type="float" office:value="205">
            <text:p>205</text:p>
          </table:table-cell>
          <table:table-cell office:value-type="float" office:value="54">
            <text:p>54</text:p>
          </table:table-cell>
          <table:table-cell office:value-type="float" office:value="125">
            <text:p>125</text:p>
          </table:table-cell>
          <table:table-cell office:value-type="float" office:value="187">
            <text:p>187</text:p>
          </table:table-cell>
          <table:table-cell office:value-type="float" office:value="33">
            <text:p>33</text:p>
          </table:table-cell>
          <table:table-cell office:value-type="float" office:value="95">
            <text:p>95</text:p>
          </table:table-cell>
          <table:table-cell office:value-type="float" office:value="103">
            <text:p>103</text:p>
          </table:table-cell>
          <table:table-cell office:value-type="float" office:value="53">
            <text:p>53</text:p>
          </table:table-cell>
          <table:table-cell office:value-type="float" office:value="63">
            <text:p>63</text:p>
          </table:table-cell>
          <table:table-cell office:value-type="float" office:value="146">
            <text:p>146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office:value-type="float" office:value="167">
            <text:p>167</text:p>
          </table:table-cell>
          <table:table-cell office:value-type="float" office:value="116">
            <text:p>116</text:p>
          </table:table-cell>
          <table:table-cell office:value-type="float" office:value="87">
            <text:p>87</text:p>
          </table:table-cell>
          <table:table-cell office:value-type="float" office:value="134">
            <text:p>134</text:p>
          </table:table-cell>
          <table:table-cell office:value-type="float" office:value="93">
            <text:p>93</text:p>
          </table:table-cell>
          <table:table-cell office:value-type="float" office:value="7">
            <text:p>7</text:p>
          </table:table-cell>
          <table:table-cell office:value-type="float" office:value="156">
            <text:p>156</text:p>
          </table:table-cell>
          <table:table-cell table:number-columns-repeated="974"/>
        </table:table-row>
        <table:table-row table:style-name="ro1">
          <table:table-cell office:value-type="string">
            <text:p>Tunisia</text:p>
          </table:table-cell>
          <table:table-cell office:value-type="float" office:value="153">
            <text:p>153</text:p>
          </table:table-cell>
          <table:table-cell office:value-type="float" office:value="121">
            <text:p>121</text:p>
          </table:table-cell>
          <table:table-cell office:value-type="float" office:value="128">
            <text:p>128</text:p>
          </table:table-cell>
          <table:table-cell office:value-type="float" office:value="110">
            <text:p>110</text:p>
          </table:table-cell>
          <table:table-cell office:value-type="float" office:value="133">
            <text:p>133</text:p>
          </table:table-cell>
          <table:table-cell office:value-type="float" office:value="143">
            <text:p>143</text:p>
          </table:table-cell>
          <table:table-cell office:value-type="float" office:value="37">
            <text:p>37</text:p>
          </table:table-cell>
          <table:table-cell office:value-type="float" office:value="146">
            <text:p>146</text:p>
          </table:table-cell>
          <table:table-cell office:value-type="float" office:value="108">
            <text:p>108</text:p>
          </table:table-cell>
          <table:table-cell office:value-type="float" office:value="153">
            <text:p>153</text:p>
          </table:table-cell>
          <table:table-cell office:value-type="float" office:value="51">
            <text:p>51</text:p>
          </table:table-cell>
          <table:table-cell office:value-type="float" office:value="28">
            <text:p>28</text:p>
          </table:table-cell>
          <table:table-cell office:value-type="float" office:value="58">
            <text:p>58</text:p>
          </table:table-cell>
          <table:table-cell office:value-type="float" office:value="86">
            <text:p>86</text:p>
          </table:table-cell>
          <table:table-cell office:value-type="float" office:value="62">
            <text:p>62</text:p>
          </table:table-cell>
          <table:table-cell office:value-type="float" office:value="42">
            <text:p>42</text:p>
          </table:table-cell>
          <table:table-cell office:value-type="float" office:value="111">
            <text:p>111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66">
            <text:p>66</text:p>
          </table:table-cell>
          <table:table-cell office:value-type="float" office:value="54">
            <text:p>54</text:p>
          </table:table-cell>
          <table:table-cell office:value-type="float" office:value="62">
            <text:p>62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107">
            <text:p>107</text:p>
          </table:table-cell>
          <table:table-cell office:value-type="float" office:value="16">
            <text:p>16</text:p>
          </table:table-cell>
          <table:table-cell office:value-type="float" office:value="43">
            <text:p>43</text:p>
          </table:table-cell>
          <table:table-cell office:value-type="float" office:value="69">
            <text:p>69</text:p>
          </table:table-cell>
          <table:table-cell office:value-type="float" office:value="88">
            <text:p>88</text:p>
          </table:table-cell>
          <table:table-cell office:value-type="float" office:value="118">
            <text:p>118</text:p>
          </table:table-cell>
          <table:table-cell office:value-type="float" office:value="9">
            <text:p>9</text:p>
          </table:table-cell>
          <table:table-cell office:value-type="float" office:value="77">
            <text:p>77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79">
            <text:p>79</text:p>
          </table:table-cell>
          <table:table-cell office:value-type="float" office:value="65">
            <text:p>65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07">
            <text:p>107</text:p>
          </table:table-cell>
          <table:table-cell office:value-type="float" office:value="49">
            <text:p>49</text:p>
          </table:table-cell>
          <table:table-cell office:value-type="float" office:value="88">
            <text:p>88</text:p>
          </table:table-cell>
          <table:table-cell office:value-type="float" office:value="48">
            <text:p>4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35">
            <text:p>135</text:p>
          </table:table-cell>
          <table:table-cell table:number-columns-repeated="974"/>
        </table:table-row>
        <table:table-row table:style-name="ro1">
          <table:table-cell office:value-type="string">
            <text:p>Turkey</text:p>
          </table:table-cell>
          <table:table-cell office:value-type="float" office:value="170">
            <text:p>170</text:p>
          </table:table-cell>
          <table:table-cell office:value-type="float" office:value="114">
            <text:p>114</text:p>
          </table:table-cell>
          <table:table-cell office:value-type="float" office:value="118">
            <text:p>118</text:p>
          </table:table-cell>
          <table:table-cell office:value-type="float" office:value="102">
            <text:p>102</text:p>
          </table:table-cell>
          <table:table-cell office:value-type="float" office:value="122">
            <text:p>122</text:p>
          </table:table-cell>
          <table:table-cell office:value-type="float" office:value="160">
            <text:p>160</text:p>
          </table:table-cell>
          <table:table-cell office:value-type="float" office:value="124">
            <text:p>124</text:p>
          </table:table-cell>
          <table:table-cell office:value-type="float" office:value="141">
            <text:p>141</text:p>
          </table:table-cell>
          <table:table-cell office:value-type="float" office:value="140">
            <text:p>140</text:p>
          </table:table-cell>
          <table:table-cell office:value-type="float" office:value="170">
            <text:p>170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67">
            <text:p>67</text:p>
          </table:table-cell>
          <table:table-cell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float" office:value="47">
            <text:p>47</text:p>
          </table:table-cell>
          <table:table-cell office:value-type="float" office:value="69">
            <text:p>69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office:value-type="float" office:value="49">
            <text:p>49</text:p>
          </table:table-cell>
          <table:table-cell office:value-type="float" office:value="15">
            <text:p>15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102">
            <text:p>102</text:p>
          </table:table-cell>
          <table:table-cell office:value-type="float" office:value="22">
            <text:p>22</text:p>
          </table:table-cell>
          <table:table-cell office:value-type="float" office:value="52">
            <text:p>52</text:p>
          </table:table-cell>
          <table:table-cell office:value-type="float" office:value="12">
            <text:p>12</text:p>
          </table:table-cell>
          <table:table-cell office:value-type="float" office:value="144">
            <text:p>144</text:p>
          </table:table-cell>
          <table:table-cell office:value-type="float" office:value="142">
            <text:p>142</text:p>
          </table:table-cell>
          <table:table-cell office:value-type="float" office:value="33">
            <text:p>33</text:p>
          </table:table-cell>
          <table:table-cell office:value-type="float" office:value="86">
            <text:p>86</text:p>
          </table:table-cell>
          <table:table-cell office:value-type="float" office:value="124">
            <text:p>124</text:p>
          </table:table-cell>
          <table:table-cell office:value-type="float" office:value="2">
            <text:p>2</text:p>
          </table:table-cell>
          <table:table-cell office:value-type="float" office:value="102">
            <text:p>102</text:p>
          </table:table-cell>
          <table:table-cell office:value-type="float" office:value="85">
            <text:p>85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94">
            <text:p>94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136">
            <text:p>136</text:p>
          </table:table-cell>
          <table:table-cell office:value-type="float" office:value="64">
            <text:p>64</text:p>
          </table:table-cell>
          <table:table-cell office:value-type="float" office:value="6">
            <text:p>6</text:p>
          </table:table-cell>
          <table:table-cell office:value-type="float" office:value="111">
            <text:p>111</text:p>
          </table:table-cell>
          <table:table-cell office:value-type="float" office:value="61">
            <text:p>61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974"/>
        </table:table-row>
        <table:table-row table:style-name="ro1">
          <table:table-cell office:value-type="string">
            <text:p>United Arab Emirates</text:p>
          </table:table-cell>
          <table:table-cell office:value-type="float" office:value="458">
            <text:p>458</text:p>
          </table:table-cell>
          <table:table-cell office:value-type="float" office:value="423">
            <text:p>423</text:p>
          </table:table-cell>
          <table:table-cell office:value-type="float" office:value="433">
            <text:p>433</text:p>
          </table:table-cell>
          <table:table-cell office:value-type="float" office:value="420">
            <text:p>420</text:p>
          </table:table-cell>
          <table:table-cell office:value-type="float" office:value="306">
            <text:p>306</text:p>
          </table:table-cell>
          <table:table-cell office:value-type="float" office:value="369">
            <text:p>369</text:p>
          </table:table-cell>
          <table:table-cell office:value-type="float" office:value="27">
            <text:p>27</text:p>
          </table:table-cell>
          <table:table-cell office:value-type="float" office:value="96">
            <text:p>96</text:p>
          </table:table-cell>
          <table:table-cell office:value-type="float" office:value="110">
            <text:p>110</text:p>
          </table:table-cell>
          <table:table-cell office:value-type="float" office:value="454">
            <text:p>454</text:p>
          </table:table-cell>
          <table:table-cell office:value-type="float" office:value="304">
            <text:p>304</text:p>
          </table:table-cell>
          <table:table-cell office:value-type="float" office:value="332">
            <text:p>332</text:p>
          </table:table-cell>
          <table:table-cell office:value-type="float" office:value="292">
            <text:p>292</text:p>
          </table:table-cell>
          <table:table-cell office:value-type="float" office:value="144">
            <text:p>144</text:p>
          </table:table-cell>
          <table:table-cell office:value-type="float" office:value="304">
            <text:p>304</text:p>
          </table:table-cell>
          <table:table-cell office:value-type="float" office:value="253">
            <text:p>253</text:p>
          </table:table-cell>
          <table:table-cell office:value-type="float" office:value="388">
            <text:p>388</text:p>
          </table:table-cell>
          <table:table-cell office:value-type="float" office:value="242">
            <text:p>242</text:p>
          </table:table-cell>
          <table:table-cell office:value-type="float" office:value="46">
            <text:p>46</text:p>
          </table:table-cell>
          <table:table-cell office:value-type="float" office:value="215">
            <text:p>215</text:p>
          </table:table-cell>
          <table:table-cell office:value-type="float" office:value="255">
            <text:p>255</text:p>
          </table:table-cell>
          <table:table-cell office:value-type="float" office:value="57">
            <text:p>57</text:p>
          </table:table-cell>
          <table:table-cell office:value-type="float" office:value="370">
            <text:p>370</text:p>
          </table:table-cell>
          <table:table-cell office:value-type="float" office:value="125">
            <text:p>125</text:p>
          </table:table-cell>
          <table:table-cell office:value-type="float" office:value="28">
            <text:p>28</text:p>
          </table:table-cell>
          <table:table-cell office:value-type="float" office:value="230">
            <text:p>230</text:p>
          </table:table-cell>
          <table:table-cell office:value-type="float" office:value="133">
            <text:p>133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office:value-type="float" office:value="96">
            <text:p>96</text:p>
          </table:table-cell>
          <table:table-cell office:value-type="float" office:value="137">
            <text:p>137</text:p>
          </table:table-cell>
          <table:table-cell office:value-type="float" office:value="44">
            <text:p>44</text:p>
          </table:table-cell>
          <table:table-cell office:value-type="float" office:value="246">
            <text:p>246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41">
            <text:p>4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5">
            <text:p>10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/>
          <table:table-cell office:value-type="float" office:value="42">
            <text:p>42</text:p>
          </table:table-cell>
          <table:table-cell table:number-columns-repeated="974"/>
        </table:table-row>
        <table:table-row table:style-name="ro1">
          <table:table-cell office:value-type="string">
            <text:p>United Kingdom</text:p>
          </table:table-cell>
          <table:table-cell office:value-type="float" office:value="507">
            <text:p>507</text:p>
          </table:table-cell>
          <table:table-cell office:value-type="float" office:value="500">
            <text:p>500</text:p>
          </table:table-cell>
          <table:table-cell office:value-type="float" office:value="504">
            <text:p>504</text:p>
          </table:table-cell>
          <table:table-cell office:value-type="float" office:value="484">
            <text:p>484</text:p>
          </table:table-cell>
          <table:table-cell office:value-type="float" office:value="472">
            <text:p>472</text:p>
          </table:table-cell>
          <table:table-cell office:value-type="float" office:value="504">
            <text:p>504</text:p>
          </table:table-cell>
          <table:table-cell office:value-type="float" office:value="210">
            <text:p>210</text:p>
          </table:table-cell>
          <table:table-cell office:value-type="float" office:value="494">
            <text:p>494</text:p>
          </table:table-cell>
          <table:table-cell office:value-type="float" office:value="412">
            <text:p>412</text:p>
          </table:table-cell>
          <table:table-cell office:value-type="float" office:value="507">
            <text:p>507</text:p>
          </table:table-cell>
          <table:table-cell office:value-type="float" office:value="190">
            <text:p>190</text:p>
          </table:table-cell>
          <table:table-cell office:value-type="float" office:value="363">
            <text:p>363</text:p>
          </table:table-cell>
          <table:table-cell office:value-type="float" office:value="370">
            <text:p>370</text:p>
          </table:table-cell>
          <table:table-cell office:value-type="float" office:value="425">
            <text:p>425</text:p>
          </table:table-cell>
          <table:table-cell office:value-type="float" office:value="358">
            <text:p>358</text:p>
          </table:table-cell>
          <table:table-cell office:value-type="float" office:value="451">
            <text:p>451</text:p>
          </table:table-cell>
          <table:table-cell office:value-type="float" office:value="412">
            <text:p>412</text:p>
          </table:table-cell>
          <table:table-cell office:value-type="float" office:value="345">
            <text:p>345</text:p>
          </table:table-cell>
          <table:table-cell office:value-type="float" office:value="161">
            <text:p>161</text:p>
          </table:table-cell>
          <table:table-cell office:value-type="float" office:value="334">
            <text:p>334</text:p>
          </table:table-cell>
          <table:table-cell office:value-type="float" office:value="195">
            <text:p>195</text:p>
          </table:table-cell>
          <table:table-cell office:value-type="float" office:value="191">
            <text:p>191</text:p>
          </table:table-cell>
          <table:table-cell office:value-type="float" office:value="376">
            <text:p>376</text:p>
          </table:table-cell>
          <table:table-cell office:value-type="float" office:value="304">
            <text:p>304</text:p>
          </table:table-cell>
          <table:table-cell office:value-type="float" office:value="105">
            <text:p>105</text:p>
          </table:table-cell>
          <table:table-cell office:value-type="float" office:value="389">
            <text:p>389</text:p>
          </table:table-cell>
          <table:table-cell office:value-type="float" office:value="323">
            <text:p>323</text:p>
          </table:table-cell>
          <table:table-cell office:value-type="float" office:value="121">
            <text:p>121</text:p>
          </table:table-cell>
          <table:table-cell office:value-type="float" office:value="49">
            <text:p>49</text:p>
          </table:table-cell>
          <table:table-cell office:value-type="float" office:value="438">
            <text:p>438</text:p>
          </table:table-cell>
          <table:table-cell office:value-type="float" office:value="420">
            <text:p>420</text:p>
          </table:table-cell>
          <table:table-cell office:value-type="float" office:value="483">
            <text:p>483</text:p>
          </table:table-cell>
          <table:table-cell office:value-type="float" office:value="288">
            <text:p>288</text:p>
          </table:table-cell>
          <table:table-cell office:value-type="float" office:value="190">
            <text:p>190</text:p>
          </table:table-cell>
          <table:table-cell office:value-type="float" office:value="32">
            <text:p>32</text:p>
          </table:table-cell>
          <table:table-cell office:value-type="float" office:value="447">
            <text:p>447</text:p>
          </table:table-cell>
          <table:table-cell office:value-type="float" office:value="325">
            <text:p>325</text:p>
          </table:table-cell>
          <table:table-cell office:value-type="float" office:value="101">
            <text:p>101</text:p>
          </table:table-cell>
          <table:table-cell office:value-type="float" office:value="178">
            <text:p>178</text:p>
          </table:table-cell>
          <table:table-cell office:value-type="float" office:value="152">
            <text:p>152</text:p>
          </table:table-cell>
          <table:table-cell office:value-type="float" office:value="132">
            <text:p>132</text:p>
          </table:table-cell>
          <table:table-cell office:value-type="float" office:value="21">
            <text:p>21</text:p>
          </table:table-cell>
          <table:table-cell office:value-type="float" office:value="384">
            <text:p>384</text:p>
          </table:table-cell>
          <table:table-cell office:value-type="float" office:value="292">
            <text:p>292</text:p>
          </table:table-cell>
          <table:table-cell office:value-type="float" office:value="26">
            <text:p>26</text:p>
          </table:table-cell>
          <table:table-cell office:value-type="float" office:value="280">
            <text:p>280</text:p>
          </table:table-cell>
          <table:table-cell office:value-type="float" office:value="105">
            <text:p>105</text:p>
          </table:table-cell>
          <table:table-cell office:value-type="float" office:value="7">
            <text:p>7</text:p>
          </table:table-cell>
          <table:table-cell office:value-type="float" office:value="197">
            <text:p>197</text:p>
          </table:table-cell>
          <table:table-cell table:number-columns-repeated="974"/>
        </table:table-row>
        <table:table-row table:style-name="ro1">
          <table:table-cell office:value-type="string">
            <text:p>United States</text:p>
          </table:table-cell>
          <table:table-cell office:value-type="float" office:value="162">
            <text:p>162</text:p>
          </table:table-cell>
          <table:table-cell office:value-type="float" office:value="155">
            <text:p>155</text:p>
          </table:table-cell>
          <table:table-cell office:value-type="float" office:value="158">
            <text:p>158</text:p>
          </table:table-cell>
          <table:table-cell office:value-type="float" office:value="159">
            <text:p>159</text:p>
          </table:table-cell>
          <table:table-cell office:value-type="float" office:value="147">
            <text:p>147</text:p>
          </table:table-cell>
          <table:table-cell office:value-type="float" office:value="159">
            <text:p>159</text:p>
          </table:table-cell>
          <table:table-cell office:value-type="float" office:value="36">
            <text:p>36</text:p>
          </table:table-cell>
          <table:table-cell office:value-type="float" office:value="156">
            <text:p>156</text:p>
          </table:table-cell>
          <table:table-cell office:value-type="float" office:value="133">
            <text:p>133</text:p>
          </table:table-cell>
          <table:table-cell office:value-type="float" office:value="159">
            <text:p>159</text:p>
          </table:table-cell>
          <table:table-cell office:value-type="float" office:value="49">
            <text:p>49</text:p>
          </table:table-cell>
          <table:table-cell office:value-type="float" office:value="123">
            <text:p>123</text:p>
          </table:table-cell>
          <table:table-cell office:value-type="float" office:value="130">
            <text:p>130</text:p>
          </table:table-cell>
          <table:table-cell office:value-type="float" office:value="134">
            <text:p>134</text:p>
          </table:table-cell>
          <table:table-cell office:value-type="float" office:value="104">
            <text:p>104</text:p>
          </table:table-cell>
          <table:table-cell office:value-type="float" office:value="149">
            <text:p>149</text:p>
          </table:table-cell>
          <table:table-cell office:value-type="float" office:value="130">
            <text:p>130</text:p>
          </table:table-cell>
          <table:table-cell office:value-type="float" office:value="112">
            <text:p>112</text:p>
          </table:table-cell>
          <table:table-cell office:value-type="float" office:value="66">
            <text:p>66</text:p>
          </table:table-cell>
          <table:table-cell office:value-type="float" office:value="113">
            <text:p>113</text:p>
          </table:table-cell>
          <table:table-cell office:value-type="float" office:value="83">
            <text:p>83</text:p>
          </table:table-cell>
          <table:table-cell office:value-type="float" office:value="132">
            <text:p>132</text:p>
          </table:table-cell>
          <table:table-cell office:value-type="float" office:value="140">
            <text:p>140</text:p>
          </table:table-cell>
          <table:table-cell office:value-type="float" office:value="83">
            <text:p>83</text:p>
          </table:table-cell>
          <table:table-cell office:value-type="float" office:value="35">
            <text:p>35</text:p>
          </table:table-cell>
          <table:table-cell office:value-type="float" office:value="91">
            <text:p>91</text:p>
          </table:table-cell>
          <table:table-cell office:value-type="float" office:value="108">
            <text:p>108</text:p>
          </table:table-cell>
          <table:table-cell office:value-type="float" office:value="81">
            <text:p>81</text:p>
          </table:table-cell>
          <table:table-cell office:value-type="float" office:value="53">
            <text:p>53</text:p>
          </table:table-cell>
          <table:table-cell office:value-type="float" office:value="141">
            <text:p>141</text:p>
          </table:table-cell>
          <table:table-cell office:value-type="float" office:value="132">
            <text:p>132</text:p>
          </table:table-cell>
          <table:table-cell office:value-type="float" office:value="119">
            <text:p>119</text:p>
          </table:table-cell>
          <table:table-cell office:value-type="float" office:value="91">
            <text:p>91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113">
            <text:p>113</text:p>
          </table:table-cell>
          <table:table-cell office:value-type="float" office:value="127">
            <text:p>127</text:p>
          </table:table-cell>
          <table:table-cell office:value-type="float" office:value="32">
            <text:p>32</text:p>
          </table:table-cell>
          <table:table-cell office:value-type="float" office:value="97">
            <text:p>97</text:p>
          </table:table-cell>
          <table:table-cell office:value-type="float" office:value="69">
            <text:p>69</text:p>
          </table:table-cell>
          <table:table-cell office:value-type="float" office:value="56">
            <text:p>56</text:p>
          </table:table-cell>
          <table:table-cell office:value-type="float" office:value="17">
            <text:p>17</text:p>
          </table:table-cell>
          <table:table-cell office:value-type="float" office:value="126">
            <text:p>126</text:p>
          </table:table-cell>
          <table:table-cell office:value-type="float" office:value="103">
            <text:p>103</text:p>
          </table:table-cell>
          <table:table-cell office:value-type="float" office:value="57">
            <text:p>57</text:p>
          </table:table-cell>
          <table:table-cell office:value-type="float" office:value="134">
            <text:p>134</text:p>
          </table:table-cell>
          <table:table-cell office:value-type="float" office:value="38">
            <text:p>38</text:p>
          </table:table-cell>
          <table:table-cell/>
          <table:table-cell office:value-type="float" office:value="56">
            <text:p>56</text:p>
          </table:table-cell>
          <table:table-cell table:number-columns-repeated="974"/>
        </table:table-row>
        <table:table-row table:style-name="ro1">
          <table:table-cell office:value-type="string">
            <text:p>Uruguay</text:p>
          </table:table-cell>
          <table:table-cell office:value-type="float" office:value="180">
            <text:p>180</text:p>
          </table:table-cell>
          <table:table-cell office:value-type="float" office:value="100">
            <text:p>100</text:p>
          </table:table-cell>
          <table:table-cell office:value-type="float" office:value="132">
            <text:p>132</text:p>
          </table:table-cell>
          <table:table-cell office:value-type="float" office:value="157">
            <text:p>157</text:p>
          </table:table-cell>
          <table:table-cell office:value-type="float" office:value="152">
            <text:p>152</text:p>
          </table:table-cell>
          <table:table-cell office:value-type="float" office:value="178">
            <text:p>178</text:p>
          </table:table-cell>
          <table:table-cell office:value-type="float" office:value="75">
            <text:p>75</text:p>
          </table:table-cell>
          <table:table-cell office:value-type="float" office:value="169">
            <text:p>169</text:p>
          </table:table-cell>
          <table:table-cell office:value-type="float" office:value="159">
            <text:p>159</text:p>
          </table:table-cell>
          <table:table-cell office:value-type="float" office:value="178">
            <text:p>178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36">
            <text:p>36</text:p>
          </table:table-cell>
          <table:table-cell office:value-type="float" office:value="66">
            <text:p>66</text:p>
          </table:table-cell>
          <table:table-cell office:value-type="float" office:value="50">
            <text:p>50</text:p>
          </table:table-cell>
          <table:table-cell office:value-type="float" office:value="74">
            <text:p>74</text:p>
          </table:table-cell>
          <table:table-cell office:value-type="float" office:value="112">
            <text:p>112</text:p>
          </table:table-cell>
          <table:table-cell office:value-type="float" office:value="38">
            <text:p>38</text:p>
          </table:table-cell>
          <table:table-cell office:value-type="float" office:value="14">
            <text:p>14</text:p>
          </table:table-cell>
          <table:table-cell office:value-type="float" office:value="69">
            <text:p>69</text:p>
          </table:table-cell>
          <table:table-cell office:value-type="float" office:value="116">
            <text:p>116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42">
            <text:p>42</text:p>
          </table:table-cell>
          <table:table-cell office:value-type="float" office:value="20">
            <text:p>20</text:p>
          </table:table-cell>
          <table:table-cell office:value-type="float" office:value="129">
            <text:p>129</text:p>
          </table:table-cell>
          <table:table-cell office:value-type="float" office:value="71">
            <text:p>71</text:p>
          </table:table-cell>
          <table:table-cell office:value-type="float" office:value="51">
            <text:p>51</text:p>
          </table:table-cell>
          <table:table-cell office:value-type="float" office:value="53">
            <text:p>53</text:p>
          </table:table-cell>
          <table:table-cell office:value-type="float" office:value="157">
            <text:p>157</text:p>
          </table:table-cell>
          <table:table-cell office:value-type="float" office:value="171">
            <text:p>171</text:p>
          </table:table-cell>
          <table:table-cell office:value-type="float" office:value="124">
            <text:p>124</text:p>
          </table:table-cell>
          <table:table-cell office:value-type="float" office:value="136">
            <text:p>136</text:p>
          </table:table-cell>
          <table:table-cell office:value-type="float" office:value="49">
            <text:p>49</text:p>
          </table:table-cell>
          <table:table-cell office:value-type="float" office:value="18">
            <text:p>18</text:p>
          </table:table-cell>
          <table:table-cell office:value-type="float" office:value="146">
            <text:p>146</text:p>
          </table:table-cell>
          <table:table-cell office:value-type="float" office:value="119">
            <text:p>119</text:p>
          </table:table-cell>
          <table:table-cell office:value-type="float" office:value="52">
            <text:p>52</text:p>
          </table:table-cell>
          <table:table-cell office:value-type="float" office:value="86">
            <text:p>86</text:p>
          </table:table-cell>
          <table:table-cell office:value-type="float" office:value="128">
            <text:p>128</text:p>
          </table:table-cell>
          <table:table-cell office:value-type="float" office:value="58">
            <text:p>58</text:p>
          </table:table-cell>
          <table:table-cell office:value-type="float" office:value="3">
            <text:p>3</text:p>
          </table:table-cell>
          <table:table-cell table:number-columns-repeated="2" office:value-type="float" office:value="155">
            <text:p>155</text:p>
          </table:table-cell>
          <table:table-cell office:value-type="float" office:value="101">
            <text:p>101</text:p>
          </table:table-cell>
          <table:table-cell office:value-type="float" office:value="124">
            <text:p>124</text:p>
          </table:table-cell>
          <table:table-cell office:value-type="float" office:value="85">
            <text:p>85</text:p>
          </table:table-cell>
          <table:table-cell office:value-type="float" office:value="32">
            <text:p>32</text:p>
          </table:table-cell>
          <table:table-cell office:value-type="float" office:value="148">
            <text:p>148</text:p>
          </table:table-cell>
          <table:table-cell table:number-columns-repeated="974"/>
        </table:table-row>
        <table:table-row table:style-name="ro1">
          <table:table-cell office:value-type="string">
            <text:p>Viet Nam</text:p>
          </table:table-cell>
          <table:table-cell office:value-type="float" office:value="162">
            <text:p>162</text:p>
          </table:table-cell>
          <table:table-cell office:value-type="float" office:value="76">
            <text:p>76</text:p>
          </table:table-cell>
          <table:table-cell office:value-type="float" office:value="105">
            <text:p>105</text:p>
          </table:table-cell>
          <table:table-cell office:value-type="float" office:value="57">
            <text:p>57</text:p>
          </table:table-cell>
          <table:table-cell office:value-type="float" office:value="40">
            <text:p>40</text:p>
          </table:table-cell>
          <table:table-cell office:value-type="float" office:value="126">
            <text:p>126</text:p>
          </table:table-cell>
          <table:table-cell office:value-type="float" office:value="156">
            <text:p>156</text:p>
          </table:table-cell>
          <table:table-cell office:value-type="float" office:value="128">
            <text:p>128</text:p>
          </table:table-cell>
          <table:table-cell office:value-type="float" office:value="99">
            <text:p>99</text:p>
          </table:table-cell>
          <table:table-cell office:value-type="float" office:value="128">
            <text:p>128</text:p>
          </table:table-cell>
          <table:table-cell office:value-type="float" office:value="63">
            <text:p>63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52">
            <text:p>52</text:p>
          </table:table-cell>
          <table:table-cell office:value-type="float" office:value="94">
            <text:p>9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42">
            <text:p>42</text:p>
          </table:table-cell>
          <table:table-cell office:value-type="float" office:value="119">
            <text:p>119</text:p>
          </table:table-cell>
          <table:table-cell office:value-type="float" office:value="8">
            <text:p>8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 office:value-type="float" office:value="43">
            <text:p>43</text:p>
          </table:table-cell>
          <table:table-cell office:value-type="float" office:value="101">
            <text:p>101</text:p>
          </table:table-cell>
          <table:table-cell office:value-type="float" office:value="62">
            <text:p>62</text:p>
          </table:table-cell>
          <table:table-cell office:value-type="float" office:value="39">
            <text:p>39</text:p>
          </table:table-cell>
          <table:table-cell office:value-type="float" office:value="35">
            <text:p>35</text:p>
          </table:table-cell>
          <table:table-cell office:value-type="float" office:value="94">
            <text:p>94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92">
            <text:p>92</text:p>
          </table:table-cell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table:number-columns-repeated="974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7">02/07/2014</text:date>, <text:time>11:25:1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MATH_20_averages" style:display-name="PageStyle_MATH averag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AD_20_averages" style:display-name="PageStyle_READ averag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IE_20_averages" style:display-name="PageStyle_SCIE averag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H_20_sd" style:display-name="PageStyle_MATH s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AD_20_sd" style:display-name="PageStyle_READ s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IE_20_sd" style:display-name="PageStyle_SCIE s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pulation_20_share" style:display-name="PageStyle_population sha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umber_20_of_20_students" style:display-name="PageStyle_number of stud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umber_20_od_20_schools" style:display-name="PageStyle_number od school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07T11:25:17.12</dc:date>
    <meta:document-statistic meta:table-count="9" meta:cell-count="26232" meta:object-count="0"/>
    <meta:generator>OpenOffice.org/3.4.1$Win32 OpenOffice.org_project/341m1$Build-9593</meta:generator>
  </office:meta>
</office:document-meta>
</file>